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1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8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d7d7e3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Arial1" fo:font-size="12.1999998092651pt" style:font-size-asian="12.1999998092651pt" style:font-name-complex="Arial1" style:font-size-complex="12.1999998092651pt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101e8e" style:font-name="Wingdings1" fo:font-size="9pt" style:font-size-asian="9pt" style:font-name-complex="Wingdings1" style:font-size-complex="9pt"/>
    </style:style>
    <style:style style:name="T17" style:family="text">
      <style:text-properties fo:color="#101e8e" style:font-name="Arial1" fo:font-size="18pt" style:font-size-asian="18pt" style:font-name-complex="Arial1" style:font-size-complex="18pt" style:text-scale="97%"/>
    </style:style>
    <style:style style:name="T18" style:family="text">
      <style:text-properties fo:color="#000000" style:font-name="Arial1" fo:font-size="12pt" style:font-size-asian="12pt" style:font-name-complex="Arial1" style:font-size-complex="12pt" style:text-scale="97%"/>
    </style:style>
    <style:style style:name="T19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20" style:family="text">
      <style:text-properties fo:color="#101e8e" style:font-name="Arial1" fo:font-size="12pt" fo:font-weight="bold" style:font-size-asian="12pt" style:font-name-complex="Arial1" style:font-size-complex="12pt" style:font-weight-complex="bold" style:text-scale="99%"/>
    </style:style>
    <style:style style:name="T21" style:family="text">
      <style:text-properties fo:color="#000000" style:font-name="Arial1" fo:font-size="12pt" style:font-size-asian="12pt" style:font-name-complex="Arial1" style:font-size-complex="12pt" style:text-scale="99%"/>
    </style:style>
    <style:style style:name="T22" style:family="text">
      <style:text-properties fo:color="#000000" style:font-name="Arial1" fo:font-size="12pt" fo:font-weight="bold" style:font-size-asian="12pt" style:font-name-complex="Arial1" style:font-size-complex="12pt" style:font-weight-complex="bold" style:text-scale="99%"/>
    </style:style>
    <style:style style:name="T2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4" style:family="text">
      <style:text-properties fo:color="#101e8e" style:font-name="Arial1" fo:font-size="14.1999998092651pt" fo:font-weight="bold" style:font-size-asian="14.1999998092651pt" style:font-name-complex="Arial1" style:font-size-complex="14.1999998092651pt" style:font-weight-complex="bold"/>
    </style:style>
    <style:style style:name="T25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6" style:family="text">
      <style:text-properties fo:color="#000000" style:font-name="Arial1" fo:font-size="14pt" style:font-size-asian="14pt" style:font-name-complex="Arial1" style:font-size-complex="14pt" style:text-scale="98%"/>
    </style:style>
    <style:style style:name="T27" style:family="text">
      <style:text-properties fo:color="#000000" style:font-name="Arial1" fo:font-size="10pt" style:font-size-asian="10pt" style:font-name-complex="Arial1" style:font-size-complex="10pt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4.3</text:span></text:p>
          </draw:text-box>
        </draw:frame>
        <draw:frame draw:style-name="gr2" draw:text-style-name="P3" draw:layer="layout" svg:width="8.659cm" svg:height="0.712cm" svg:x="6.261cm" svg:y="4.064cm">
          <draw:text-box>
            <text:p text:style-name="P1"><text:span text:style-name="T2">IRAQ WMD ASSESSMENTS, </text:span></text:p>
          </draw:text-box>
        </draw:frame>
        <draw:frame draw:style-name="gr2" draw:text-style-name="P3" draw:layer="layout" svg:width="9.908cm" svg:height="0.712cm" svg:x="5.536cm" svg:y="4.84cm">
          <draw:text-box>
            <text:p text:style-name="P1"><text:span text:style-name="T2">OCTOBER 2002 TO MARCH 2003</text:span></text:p>
          </draw:text-box>
        </draw:frame>
        <draw:frame draw:style-name="gr3" draw:text-style-name="P4" draw:layer="layout" svg:width="2.436cm" svg:height="0.628cm" svg:x="2.2cm" svg:y="6.3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7.242cm">
          <draw:text-box>
            <text:p text:style-name="P1"><text:span text:style-name="T4">Introduction and key findings <text:s/>....................................................................................... 289</text:span></text:p>
          </draw:text-box>
        </draw:frame>
        <draw:frame draw:style-name="gr1" draw:text-style-name="P2" draw:layer="layout" svg:width="16.779cm" svg:height="0.475cm" svg:x="2.2cm" svg:y="8.107cm">
          <draw:text-box>
            <text:p text:style-name="P1"><text:span text:style-name="T4">The UK assessment of Iraq’s position, October to December 2002 <text:s/>............................ 290</text:span></text:p>
          </draw:text-box>
        </draw:frame>
        <draw:frame draw:style-name="gr1" draw:text-style-name="P2" draw:layer="layout" svg:width="16.021cm" svg:height="0.475cm" svg:x="2.94cm" svg:y="8.771cm">
          <draw:text-box>
            <text:p text:style-name="P1"><text:span text:style-name="T4">Iraq’s rebuttal of the UK dossier <text:s/>............................................................................ 291</text:span></text:p>
          </draw:text-box>
        </draw:frame>
        <draw:frame draw:style-name="gr1" draw:text-style-name="P2" draw:layer="layout" svg:width="16.034cm" svg:height="0.475cm" svg:x="2.94cm" svg:y="9.436cm">
          <draw:text-box>
            <text:p text:style-name="P1"><text:span text:style-name="T4">JIC Assessment, 11 October 2002: ‘Iraq: The Return of UN Inspectors’ <text:s/>............... 293</text:span></text:p>
          </draw:text-box>
        </draw:frame>
        <draw:frame draw:style-name="gr1" draw:text-style-name="P2" draw:layer="layout" svg:width="16.046cm" svg:height="0.475cm" svg:x="2.94cm" svg:y="10.1cm">
          <draw:text-box>
            <text:p text:style-name="P1"><text:span text:style-name="T4">The US National Intelligence Estimate <text:s/>.................................................................. 296</text:span></text:p>
          </draw:text-box>
        </draw:frame>
        <draw:frame draw:style-name="gr1" draw:text-style-name="P2" draw:layer="layout" svg:width="15.25cm" svg:height="0.475cm" svg:x="3.7cm" svg:y="10.764cm">
          <draw:text-box>
            <text:p text:style-name="P1"><text:span text:style-name="T4">President Bush’s speech in Cincinnati, 7 October 2002 <text:s/>................................. 297</text:span></text:p>
          </draw:text-box>
        </draw:frame>
        <draw:frame draw:style-name="gr1" draw:text-style-name="P2" draw:layer="layout" svg:width="16.076cm" svg:height="0.475cm" svg:x="2.94cm" svg:y="11.429cm">
          <draw:text-box>
            <text:p text:style-name="P1"><text:span text:style-name="T4">Security Council open debate, 16 and 17 October 2002 <text:s/>....................................... 298</text:span></text:p>
          </draw:text-box>
        </draw:frame>
        <draw:frame draw:style-name="gr1" draw:text-style-name="P2" draw:layer="layout" svg:width="11.788cm" svg:height="0.475cm" svg:x="2.94cm" svg:y="12.093cm">
          <draw:text-box>
            <text:p text:style-name="P1"><text:span text:style-name="T4">JIC Current Intelligence Group Assessment, 28 October 2002: </text:span></text:p>
          </draw:text-box>
        </draw:frame>
        <draw:frame draw:style-name="gr1" draw:text-style-name="P2" draw:layer="layout" svg:width="16.029cm" svg:height="0.475cm" svg:x="2.94cm" svg:y="12.658cm">
          <draw:text-box>
            <text:p text:style-name="P1"><text:span text:style-name="T4">‘</text:span><text:span text:style-name="T4">Global Chemical and Biological Weapons Survey’ <text:s/>............................................... 299</text:span></text:p>
          </draw:text-box>
        </draw:frame>
        <draw:frame draw:style-name="gr1" draw:text-style-name="P2" draw:layer="layout" svg:width="16.118cm" svg:height="0.475cm" svg:x="2.94cm" svg:y="13.322cm">
          <draw:text-box>
            <text:p text:style-name="P1"><text:span text:style-name="T4">Iraq’s response to resolution 1441 <text:s/>......................................................................... 301</text:span></text:p>
          </draw:text-box>
        </draw:frame>
        <draw:frame draw:style-name="gr1" draw:text-style-name="P2" draw:layer="layout" svg:width="12.96cm" svg:height="0.475cm" svg:x="3.7cm" svg:y="13.987cm">
          <draw:text-box>
            <text:p text:style-name="P1"><text:span text:style-name="T4">JIC Assessment, 14 November 2002: ‘Iraq: Regime Cohesion Under </text:span></text:p>
          </draw:text-box>
        </draw:frame>
        <draw:frame draw:style-name="gr1" draw:text-style-name="P2" draw:layer="layout" svg:width="15.289cm" svg:height="0.475cm" svg:x="3.7cm" svg:y="14.551cm">
          <draw:text-box>
            <text:p text:style-name="P1"><text:span text:style-name="T4">Pressure’ <text:s/>......................................................................................................... 303</text:span></text:p>
          </draw:text-box>
        </draw:frame>
        <draw:frame draw:style-name="gr1" draw:text-style-name="P2" draw:layer="layout" svg:width="15.25cm" svg:height="0.475cm" svg:x="3.7cm" svg:y="15.216cm">
          <draw:text-box>
            <text:p text:style-name="P1"><text:span text:style-name="T4">Intelligence update, 21 November 2002 <text:s/>......................................................... 304</text:span></text:p>
          </draw:text-box>
        </draw:frame>
        <draw:frame draw:style-name="gr1" draw:text-style-name="P2" draw:layer="layout" svg:width="15.335cm" svg:height="0.475cm" svg:x="3.7cm" svg:y="15.88cm">
          <draw:text-box>
            <text:p text:style-name="P1"><text:span text:style-name="T4">Security Council, 25 November 2002 <text:s/>.............................................................. 306</text:span></text:p>
          </draw:text-box>
        </draw:frame>
        <draw:frame draw:style-name="gr1" draw:text-style-name="P2" draw:layer="layout" svg:width="15.339cm" svg:height="0.475cm" svg:x="3.7cm" svg:y="16.544cm">
          <draw:text-box>
            <text:p text:style-name="P1"><text:span text:style-name="T4">FCO advice, 29 November 2002 <text:s/>..................................................................... 307</text:span></text:p>
          </draw:text-box>
        </draw:frame>
        <draw:frame draw:style-name="gr1" draw:text-style-name="P2" draw:layer="layout" svg:width="16.051cm" svg:height="0.475cm" svg:x="2.94cm" svg:y="17.209cm">
          <draw:text-box>
            <text:p text:style-name="P1"><text:span text:style-name="T4">JIC Assessment, 6 December 2002: ‘Iraq: Military Options’ <text:s/>.................................. 307</text:span></text:p>
          </draw:text-box>
        </draw:frame>
        <draw:frame draw:style-name="gr1" draw:text-style-name="P2" draw:layer="layout" svg:width="16.055cm" svg:height="0.475cm" svg:x="2.94cm" svg:y="17.873cm">
          <draw:text-box>
            <text:p text:style-name="P1"><text:span text:style-name="T4">Iraq’s declaration of 7 December and the UK response <text:s/>........................................ 309</text:span></text:p>
          </draw:text-box>
        </draw:frame>
        <draw:frame draw:style-name="gr1" draw:text-style-name="P2" draw:layer="layout" svg:width="11.017cm" svg:height="0.475cm" svg:x="3.7cm" svg:y="18.538cm">
          <draw:text-box>
            <text:p text:style-name="P1"><text:span text:style-name="T4">Doubts about the sourcing chain for SIS reports issued on </text:span></text:p>
          </draw:text-box>
        </draw:frame>
        <draw:frame draw:style-name="gr1" draw:text-style-name="P2" draw:layer="layout" svg:width="15.322cm" svg:height="0.475cm" svg:x="3.7cm" svg:y="19.102cm">
          <draw:text-box>
            <text:p text:style-name="P1"><text:span text:style-name="T4">11 and 23 September 2002 <text:s/>............................................................................. 312</text:span></text:p>
          </draw:text-box>
        </draw:frame>
        <draw:frame draw:style-name="gr1" draw:text-style-name="P2" draw:layer="layout" svg:width="15.31cm" svg:height="0.475cm" svg:x="3.7cm" svg:y="19.767cm">
          <draw:text-box>
            <text:p text:style-name="P1"><text:span text:style-name="T4">JIC Assessment, 18 December 2002 <text:s/>.............................................................. 314</text:span></text:p>
          </draw:text-box>
        </draw:frame>
        <draw:frame draw:style-name="gr1" draw:text-style-name="P2" draw:layer="layout" svg:width="15.335cm" svg:height="0.475cm" svg:x="3.7cm" svg:y="20.431cm">
          <draw:text-box>
            <text:p text:style-name="P1"><text:span text:style-name="T4">Security Council, 19 December 2002 <text:s/>.............................................................. 318</text:span></text:p>
          </draw:text-box>
        </draw:frame>
        <draw:frame draw:style-name="gr1" draw:text-style-name="P2" draw:layer="layout" svg:width="16.766cm" svg:height="0.475cm" svg:x="2.2cm" svg:y="21.296cm">
          <draw:text-box>
            <text:p text:style-name="P1"><text:span text:style-name="T4">The absence of a “smoking gun” <text:s/>................................................................................. 320</text:span></text:p>
          </draw:text-box>
        </draw:frame>
        <draw:frame draw:style-name="gr1" draw:text-style-name="P2" draw:layer="layout" svg:width="16.012cm" svg:height="0.475cm" svg:x="2.94cm" svg:y="21.96cm">
          <draw:text-box>
            <text:p text:style-name="P1"><text:span text:style-name="T4">UNMOVIC’s activities <text:s/>............................................................................................ 323</text:span></text:p>
          </draw:text-box>
        </draw:frame>
        <draw:frame draw:style-name="gr1" draw:text-style-name="P2" draw:layer="layout" svg:width="4.273cm" svg:height="0.475cm" svg:x="2.94cm" svg:y="22.624cm">
          <draw:text-box>
            <text:p text:style-name="P1"><text:span text:style-name="T4">Mr Blair’s interview on </text:span></text:p>
          </draw:text-box>
        </draw:frame>
        <draw:frame draw:style-name="gr1" draw:text-style-name="P5" draw:layer="layout" svg:width="0.891cm" svg:height="0.484cm" svg:x="7.274cm" svg:y="22.624cm">
          <draw:text-box>
            <text:p text:style-name="P1"><text:span text:style-name="T5">BBC</text:span></text:p>
          </draw:text-box>
        </draw:frame>
        <draw:frame draw:style-name="gr1" draw:text-style-name="P2" draw:layer="layout" svg:width="0.422cm" svg:height="0.475cm" svg:x="8.076cm" svg:y="22.624cm">
          <draw:text-box>
            <text:p text:style-name="P1"><text:span text:style-name="T4">’</text:span><text:span text:style-name="T4">s</text:span></text:p>
          </draw:text-box>
        </draw:frame>
        <draw:frame draw:style-name="gr1" draw:text-style-name="P5" draw:layer="layout" svg:width="3.935cm" svg:height="0.484cm" svg:x="8.442cm" svg:y="22.624cm">
          <draw:text-box>
            <text:p text:style-name="P1"><text:span text:style-name="T5"><text:s/></text:span><text:span text:style-name="T5">Breakfast with Frost</text:span></text:p>
          </draw:text-box>
        </draw:frame>
        <draw:frame draw:style-name="gr1" draw:text-style-name="P2" draw:layer="layout" svg:width="6.729cm" svg:height="0.475cm" svg:x="12.233cm" svg:y="22.624cm">
          <draw:text-box>
            <text:p text:style-name="P1"><text:span text:style-name="T4">, 26 January 2003 <text:s/>................... 324</text:span></text:p>
          </draw:text-box>
        </draw:frame>
        <draw:frame draw:style-name="gr1" draw:text-style-name="P2" draw:layer="layout" svg:width="16.076cm" svg:height="0.475cm" svg:x="2.94cm" svg:y="23.289cm">
          <draw:text-box>
            <text:p text:style-name="P1"><text:span text:style-name="T4">Security Council, 27 January 2003 <text:s/>........................................................................ 329</text:span></text:p>
          </draw:text-box>
        </draw:frame>
        <draw:frame draw:style-name="gr1" draw:text-style-name="P2" draw:layer="layout" svg:width="16.051cm" svg:height="0.475cm" svg:x="2.94cm" svg:y="23.953cm">
          <draw:text-box>
            <text:p text:style-name="P1"><text:span text:style-name="T4">JIC Assessment, 29 January 2003 <text:s/>........................................................................ 333</text:span></text:p>
          </draw:text-box>
        </draw:frame>
        <draw:frame draw:style-name="gr1" draw:text-style-name="P2" draw:layer="layout" svg:width="16.135cm" svg:height="0.475cm" svg:x="2.94cm" svg:y="24.618cm">
          <draw:text-box>
            <text:p text:style-name="P1"><text:span text:style-name="T4">Cabinet, 30 January 2003 <text:s/>...................................................................................... 337</text:span></text:p>
          </draw:text-box>
        </draw:frame>
        <draw:frame draw:style-name="gr1" draw:text-style-name="P2" draw:layer="layout" svg:width="16.012cm" svg:height="0.475cm" svg:x="2.94cm" svg:y="25.282cm">
          <draw:text-box>
            <text:p text:style-name="P1"><text:span text:style-name="T4">‘</text:span><text:span text:style-name="T4">Iraq – Its Infrastructure of Concealment, Deception and Intimidation’ <text:s/>.................. 337</text:span></text:p>
          </draw:text-box>
        </draw:frame>
        <draw:frame draw:style-name="gr1" draw:text-style-name="P2" draw:layer="layout" svg:width="16.038cm" svg:height="0.475cm" svg:x="2.94cm" svg:y="25.947cm">
          <draw:text-box>
            <text:p text:style-name="P1"><text:span text:style-name="T4">Secretary Powell’s presentation to the Security Council, 5 February 2003 <text:s/>........... 342</text:span></text:p>
          </draw:text-box>
        </draw:frame>
        <draw:frame draw:style-name="gr1" draw:text-style-name="P2" draw:layer="layout" svg:width="16.004cm" svg:height="0.475cm" svg:x="2.94cm" svg:y="26.611cm">
          <draw:text-box>
            <text:p text:style-name="P1"><text:span text:style-name="T4">Meetings with Dr Blix and Dr ElBaradei, 6 February 2003 <text:s/>.................................... 344</text:span></text:p>
          </draw:text-box>
        </draw:frame>
      </draw:page>
      <draw:page draw:name="page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16.051cm" svg:height="0.475cm" svg:x="2.94cm" svg:y="2.525cm">
          <draw:text-box>
            <text:p text:style-name="P1"><text:span text:style-name="T4">Mr Straw’s speech, 11 February 2003 <text:s/>................................................................... 347</text:span></text:p>
          </draw:text-box>
        </draw:frame>
        <draw:frame draw:style-name="gr1" draw:text-style-name="P2" draw:layer="layout" svg:width="16.093cm" svg:height="0.475cm" svg:x="2.94cm" svg:y="3.19cm">
          <draw:text-box>
            <text:p text:style-name="P1"><text:span text:style-name="T4">The UK contribution to UNMOVIC’s investigations <text:s/>................................................ 348</text:span></text:p>
          </draw:text-box>
        </draw:frame>
        <draw:frame draw:style-name="gr1" draw:text-style-name="P2" draw:layer="layout" svg:width="16.101cm" svg:height="0.475cm" svg:x="2.94cm" svg:y="3.854cm">
          <draw:text-box>
            <text:p text:style-name="P1"><text:span text:style-name="T4">The perspective of the inspectors <text:s/>.......................................................................... 350</text:span></text:p>
          </draw:text-box>
        </draw:frame>
        <draw:frame draw:style-name="gr1" draw:text-style-name="P2" draw:layer="layout" svg:width="16.059cm" svg:height="0.475cm" svg:x="2.94cm" svg:y="4.518cm">
          <draw:text-box>
            <text:p text:style-name="P1"><text:span text:style-name="T4">SIS advice of 17 and 20 February 2003 <text:s/>................................................................ 354</text:span></text:p>
          </draw:text-box>
        </draw:frame>
        <draw:frame draw:style-name="gr1" draw:text-style-name="P2" draw:layer="layout" svg:width="16cm" svg:height="0.475cm" svg:x="2.94cm" svg:y="5.183cm">
          <draw:text-box>
            <text:p text:style-name="P1"><text:span text:style-name="T4">Briefings for Cabinet Members and Committee Chairs <text:s/>......................................... 355</text:span></text:p>
          </draw:text-box>
        </draw:frame>
        <draw:frame draw:style-name="gr1" draw:text-style-name="P2" draw:layer="layout" svg:width="16.055cm" svg:height="0.475cm" svg:x="2.94cm" svg:y="5.847cm">
          <draw:text-box>
            <text:p text:style-name="P1"><text:span text:style-name="T4">Would Iraq use chemical and biological weapons? <text:s/>............................................... 359</text:span></text:p>
          </draw:text-box>
        </draw:frame>
        <draw:frame draw:style-name="gr1" draw:text-style-name="P2" draw:layer="layout" svg:width="16.059cm" svg:height="0.475cm" svg:x="2.94cm" svg:y="6.512cm">
          <draw:text-box>
            <text:p text:style-name="P1"><text:span text:style-name="T4">Presentation of the UK position <text:s/>............................................................................. 361</text:span></text:p>
          </draw:text-box>
        </draw:frame>
        <draw:frame draw:style-name="gr1" draw:text-style-name="P2" draw:layer="layout" svg:width="16.863cm" svg:height="0.475cm" svg:x="2.2cm" svg:y="7.376cm">
          <draw:text-box>
            <text:p text:style-name="P1"><text:span text:style-name="T4">The position in March <text:s/>................................................................................................... 363</text:span></text:p>
          </draw:text-box>
        </draw:frame>
        <draw:frame draw:style-name="gr1" draw:text-style-name="P2" draw:layer="layout" svg:width="16.029cm" svg:height="0.475cm" svg:x="2.94cm" svg:y="8.041cm">
          <draw:text-box>
            <text:p text:style-name="P1"><text:span text:style-name="T4">The IAEA position on Iraq’s nuclear programme <text:s/>................................................... 363</text:span></text:p>
          </draw:text-box>
        </draw:frame>
        <draw:frame draw:style-name="gr1" draw:text-style-name="P2" draw:layer="layout" svg:width="16.11cm" svg:height="0.475cm" svg:x="2.94cm" svg:y="8.705cm">
          <draw:text-box>
            <text:p text:style-name="P1"><text:span text:style-name="T4">UK assessments of Iraq’s intentions <text:s/>...................................................................... 364</text:span></text:p>
          </draw:text-box>
        </draw:frame>
        <draw:frame draw:style-name="gr1" draw:text-style-name="P2" draw:layer="layout" svg:width="16.097cm" svg:height="0.475cm" svg:x="2.94cm" svg:y="9.37cm">
          <draw:text-box>
            <text:p text:style-name="P1"><text:span text:style-name="T4">Security Council, 7 March 2003 <text:s/>............................................................................. 365</text:span></text:p>
          </draw:text-box>
        </draw:frame>
        <draw:frame draw:style-name="gr1" draw:text-style-name="P2" draw:layer="layout" svg:width="16.063cm" svg:height="0.475cm" svg:x="2.94cm" svg:y="10.034cm">
          <draw:text-box>
            <text:p text:style-name="P1"><text:span text:style-name="T4">Security Council open debate, 11 and 12 March 2003 <text:s/>.......................................... 369</text:span></text:p>
          </draw:text-box>
        </draw:frame>
        <draw:frame draw:style-name="gr1" draw:text-style-name="P2" draw:layer="layout" svg:width="16.029cm" svg:height="0.475cm" svg:x="2.94cm" svg:y="10.698cm">
          <draw:text-box>
            <text:p text:style-name="P1"><text:span text:style-name="T4">No.10 advice to Mr Blair <text:s/>........................................................................................ 370</text:span></text:p>
          </draw:text-box>
        </draw:frame>
        <draw:frame draw:style-name="gr1" draw:text-style-name="P2" draw:layer="layout" svg:width="16.029cm" svg:height="0.475cm" svg:x="2.94cm" svg:y="11.363cm">
          <draw:text-box>
            <text:p text:style-name="P1"><text:span text:style-name="T4">Mr Cook’s resignation statement, 17 March 2003 <text:s/>................................................. 371</text:span></text:p>
          </draw:text-box>
        </draw:frame>
        <draw:frame draw:style-name="gr1" draw:text-style-name="P2" draw:layer="layout" svg:width="16.012cm" svg:height="0.475cm" svg:x="2.94cm" svg:y="12.027cm">
          <draw:text-box>
            <text:p text:style-name="P1"><text:span text:style-name="T4">Mr Scarlett’s advice, 17 March 2003 <text:s/>..................................................................... 372</text:span></text:p>
          </draw:text-box>
        </draw:frame>
        <draw:frame draw:style-name="gr1" draw:text-style-name="P2" draw:layer="layout" svg:width="16.017cm" svg:height="0.475cm" svg:x="2.94cm" svg:y="12.692cm">
          <draw:text-box>
            <text:p text:style-name="P1"><text:span text:style-name="T4">JIC Note, 19 March 2003: ‘Saddam: The Beginning of the End’ <text:s/>........................... 375</text:span></text:p>
          </draw:text-box>
        </draw:frame>
        <draw:frame draw:style-name="gr1" draw:text-style-name="P2" draw:layer="layout" svg:width="16.097cm" svg:height="0.475cm" svg:x="2.94cm" svg:y="13.356cm">
          <draw:text-box>
            <text:p text:style-name="P1"><text:span text:style-name="T4">Security Council, 19 March 2003 <text:s/>........................................................................... 378</text:span></text:p>
          </draw:text-box>
        </draw:frame>
        <draw:frame draw:style-name="gr1" draw:text-style-name="P2" draw:layer="layout" svg:width="16.787cm" svg:height="0.475cm" svg:x="2.2cm" svg:y="14.221cm">
          <draw:text-box>
            <text:p text:style-name="P1"><text:span text:style-name="T4">Withdrawal of intelligence <text:s/>............................................................................................ 379</text:span></text:p>
          </draw:text-box>
        </draw:frame>
        <draw:frame draw:style-name="gr1" draw:text-style-name="P2" draw:layer="layout" svg:width="16.025cm" svg:height="0.475cm" svg:x="2.94cm" svg:y="14.885cm">
          <draw:text-box>
            <text:p text:style-name="P1"><text:span text:style-name="T4">SIS reporting of 11 and 23 September 2002 <text:s/>......................................................... 379</text:span></text:p>
          </draw:text-box>
        </draw:frame>
        <draw:frame draw:style-name="gr1" draw:text-style-name="P2" draw:layer="layout" svg:width="15.314cm" svg:height="0.475cm" svg:x="3.7cm" svg:y="15.55cm">
          <draw:text-box>
            <text:p text:style-name="P1"><text:span text:style-name="T4">The Intelligence and Security Committee’s view <text:s/>............................................. 386</text:span></text:p>
          </draw:text-box>
        </draw:frame>
        <draw:frame draw:style-name="gr1" draw:text-style-name="P2" draw:layer="layout" svg:width="15.322cm" svg:height="0.475cm" svg:x="3.7cm" svg:y="16.214cm">
          <draw:text-box>
            <text:p text:style-name="P1"><text:span text:style-name="T4">The Butler Review <text:s/>........................................................................................... 386</text:span></text:p>
          </draw:text-box>
        </draw:frame>
        <draw:frame draw:style-name="gr1" draw:text-style-name="P2" draw:layer="layout" svg:width="15.25cm" svg:height="0.475cm" svg:x="3.7cm" svg:y="16.878cm">
          <draw:text-box>
            <text:p text:style-name="P1"><text:span text:style-name="T4">Ministerial awareness that the reporting had been withdrawn <text:s/>........................ 387</text:span></text:p>
          </draw:text-box>
        </draw:frame>
        <draw:frame draw:style-name="gr1" draw:text-style-name="P2" draw:layer="layout" svg:width="16.012cm" svg:height="0.475cm" svg:x="2.94cm" svg:y="17.543cm">
          <draw:text-box>
            <text:p text:style-name="P1"><text:span text:style-name="T4">Withdrawal of two other streams of SIS reporting <text:s/>................................................. 392</text:span></text:p>
          </draw:text-box>
        </draw:frame>
        <draw:frame draw:style-name="gr1" draw:text-style-name="P2" draw:layer="layout" svg:width="12.782cm" svg:height="0.475cm" svg:x="3.7cm" svg:y="18.207cm">
          <draw:text-box>
            <text:p text:style-name="P1"><text:span text:style-name="T4">JIC Assessment, 23 December 2004: ‘Iraqi WMD – A Review of JIC </text:span></text:p>
          </draw:text-box>
        </draw:frame>
        <draw:frame draw:style-name="gr1" draw:text-style-name="P2" draw:layer="layout" svg:width="15.284cm" svg:height="0.475cm" svg:x="3.7cm" svg:y="18.772cm">
          <draw:text-box>
            <text:p text:style-name="P1"><text:span text:style-name="T4">Judgements made in 2002’ <text:s/>............................................................................. 401</text:span></text:p>
          </draw:text-box>
        </draw:frame>
        <draw:frame draw:style-name="gr1" draw:text-style-name="P2" draw:layer="layout" svg:width="15.339cm" svg:height="0.475cm" svg:x="3.7cm" svg:y="19.436cm">
          <draw:text-box>
            <text:p text:style-name="P1"><text:span text:style-name="T4">JIC discussion, 9 February 2006 <text:s/>..................................................................... 405</text:span></text:p>
          </draw:text-box>
        </draw:frame>
        <draw:frame draw:style-name="gr1" draw:text-style-name="P2" draw:layer="layout" svg:width="16.029cm" svg:height="0.475cm" svg:x="2.94cm" svg:y="20.101cm">
          <draw:text-box>
            <text:p text:style-name="P1"><text:span text:style-name="T4">Reliability of intelligence <text:s/>........................................................................................ 405</text:span></text:p>
          </draw:text-box>
        </draw:frame>
        <draw:frame draw:style-name="gr1" draw:text-style-name="P2" draw:layer="layout" svg:width="15.352cm" svg:height="0.475cm" svg:x="3.7cm" svg:y="20.765cm">
          <draw:text-box>
            <text:p text:style-name="P1"><text:span text:style-name="T4">A lesson learned? <text:s/>............................................................................................ 409</text:span></text:p>
          </draw:text-box>
        </draw:frame>
        <draw:frame draw:style-name="gr1" draw:text-style-name="P2" draw:layer="layout" svg:width="16.774cm" svg:height="0.475cm" svg:x="2.2cm" svg:y="21.63cm">
          <draw:text-box>
            <text:p text:style-name="P1"><text:span text:style-name="T4">Conclusions <text:s/>................................................................................................................. 410</text:span></text:p>
          </draw:text-box>
        </draw:frame>
      </draw:page>
      <draw:page draw:name="page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polygon draw:style-name="gr5" draw:text-style-name="P7" draw:layer="layout" svg:width="15.083cm" svg:height="3.643cm" svg:x="2.958cm" svg:y="23.448cm" svg:viewBox="0 0 15084 3644" draw:points="0,3644 15084,36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6.635cm" svg:height="0.475cm" svg:x="2.2cm" svg:y="3.392cm">
          <draw:text-box>
            <text:p text:style-name="P1"><text:span text:style-name="T7">1. </text:span><text:span text:style-name="T4"><text:s/>This Section addresses the assessments between October 2002 and 19 March 2003 </text:span></text:p>
          </draw:text-box>
        </draw:frame>
        <draw:frame draw:style-name="gr1" draw:text-style-name="P2" draw:layer="layout" svg:width="7.084cm" svg:height="0.475cm" svg:x="2.2cm" svg:y="3.957cm">
          <draw:text-box>
            <text:p text:style-name="P1"><text:span text:style-name="T4">of Iraq’s capabilities and intentions to:</text:span></text:p>
          </draw:text-box>
        </draw:frame>
        <draw:frame draw:style-name="gr2" draw:text-style-name="P3" draw:layer="layout" svg:width="0.634cm" svg:height="0.712cm" svg:x="2.95cm" svg:y="4.7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07cm" svg:height="0.475cm" svg:x="3.7cm" svg:y="4.871cm">
          <draw:text-box>
            <text:p text:style-name="P1"><text:span text:style-name="T4">develop, produce and use chemical, biological and nuclear weapons and </text:span></text:p>
          </draw:text-box>
        </draw:frame>
        <draw:frame draw:style-name="gr1" draw:text-style-name="P2" draw:layer="layout" svg:width="3.96cm" svg:height="0.475cm" svg:x="3.7cm" svg:y="5.436cm">
          <draw:text-box>
            <text:p text:style-name="P1"><text:span text:style-name="T4">ballistic missiles; and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cm" svg:height="0.475cm" svg:x="3.7cm" svg:y="6.1cm">
          <draw:text-box>
            <text:p text:style-name="P1"><text:span text:style-name="T4">conceal those programmes from the inspectors and obstruct their activities.</text:span></text:p>
          </draw:text-box>
        </draw:frame>
        <draw:frame draw:style-name="gr1" draw:text-style-name="P2" draw:layer="layout" svg:width="6.661cm" svg:height="0.475cm" svg:x="2.2cm" svg:y="7.014cm">
          <draw:text-box>
            <text:p text:style-name="P1"><text:span text:style-name="T7">2. </text:span><text:span text:style-name="T4"><text:s/>The Section also addresses the:</text:span></text:p>
          </draw:text-box>
        </draw:frame>
        <draw:frame draw:style-name="gr2" draw:text-style-name="P3" draw:layer="layout" svg:width="0.634cm" svg:height="0.712cm" svg:x="2.95cm" svg:y="7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56cm" svg:height="0.475cm" svg:x="3.7cm" svg:y="7.929cm">
          <draw:text-box>
            <text:p text:style-name="P1"><text:span text:style-name="T4">advice based on intelligence provided to Ministers and others; and</text:span></text:p>
          </draw:text-box>
        </draw:frame>
        <draw:frame draw:style-name="gr2" draw:text-style-name="P3" draw:layer="layout" svg:width="0.634cm" svg:height="0.712cm" svg:x="2.95cm" svg:y="8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4cm" svg:height="0.475cm" svg:x="3.7cm" svg:y="8.593cm">
          <draw:text-box>
            <text:p text:style-name="P1"><text:span text:style-name="T4">withdrawal of three important streams of SIS reporting in 2003 and 2004.</text:span></text:p>
          </draw:text-box>
        </draw:frame>
        <draw:frame draw:style-name="gr1" draw:text-style-name="P2" draw:layer="layout" svg:width="16.122cm" svg:height="0.475cm" svg:x="2.2cm" svg:y="9.508cm">
          <draw:text-box>
            <text:p text:style-name="P1"><text:span text:style-name="T7">3. </text:span><text:span text:style-name="T4"><text:s/>The roles of the Joint Intelligence Committee (JIC) and Secret Intelligence Service </text:span></text:p>
          </draw:text-box>
        </draw:frame>
        <draw:frame draw:style-name="gr1" draw:text-style-name="P2" draw:layer="layout" svg:width="6.263cm" svg:height="0.475cm" svg:x="2.2cm" svg:y="10.072cm">
          <draw:text-box>
            <text:p text:style-name="P1"><text:span text:style-name="T4">(SIS) are addressed in Section 2.</text:span></text:p>
          </draw:text-box>
        </draw:frame>
        <draw:frame draw:style-name="gr1" draw:text-style-name="P2" draw:layer="layout" svg:width="15.919cm" svg:height="0.475cm" svg:x="2.2cm" svg:y="10.987cm">
          <draw:text-box>
            <text:p text:style-name="P1"><text:span text:style-name="T7">4. </text:span><text:span text:style-name="T4"><text:s/>The assessment of Iraq’s capabilities and intentions to develop, produce and use </text:span></text:p>
          </draw:text-box>
        </draw:frame>
        <draw:frame draw:style-name="gr1" draw:text-style-name="P2" draw:layer="layout" svg:width="15.543cm" svg:height="0.475cm" svg:x="2.2cm" svg:y="11.551cm">
          <draw:text-box>
            <text:p text:style-name="P1"><text:span text:style-name="T4">chemical, biological and nuclear weapons and ballistic missiles between 2000 and </text:span></text:p>
          </draw:text-box>
        </draw:frame>
        <draw:frame draw:style-name="gr1" draw:text-style-name="P2" draw:layer="layout" svg:width="14.704cm" svg:height="0.475cm" svg:x="2.2cm" svg:y="12.116cm">
          <draw:text-box>
            <text:p text:style-name="P1"><text:span text:style-name="T4">July 2002, including the initial preparation of a paper on Iraq for publication, is </text:span></text:p>
          </draw:text-box>
        </draw:frame>
        <draw:frame draw:style-name="gr1" draw:text-style-name="P2" draw:layer="layout" svg:width="4.803cm" svg:height="0.475cm" svg:x="2.2cm" svg:y="12.68cm">
          <draw:text-box>
            <text:p text:style-name="P1"><text:span text:style-name="T4">addressed in Section 4.1.</text:span></text:p>
          </draw:text-box>
        </draw:frame>
        <draw:frame draw:style-name="gr1" draw:text-style-name="P2" draw:layer="layout" svg:width="16.067cm" svg:height="0.475cm" svg:x="2.2cm" svg:y="13.594cm">
          <draw:text-box>
            <text:p text:style-name="P1"><text:span text:style-name="T7">5. </text:span><text:span text:style-name="T4"><text:s/>The subsequent JIC Assessments of 21 August and 9 September, the preparation </text:span></text:p>
          </draw:text-box>
        </draw:frame>
        <draw:frame draw:style-name="gr1" draw:text-style-name="P2" draw:layer="layout" svg:width="15.703cm" svg:height="0.475cm" svg:x="2.2cm" svg:y="14.159cm">
          <draw:text-box>
            <text:p text:style-name="P1"><text:span text:style-name="T4">of the dossier published on 24 September and Mr Blair’s statement to the House of </text:span></text:p>
          </draw:text-box>
        </draw:frame>
        <draw:frame draw:style-name="gr1" draw:text-style-name="P2" draw:layer="layout" svg:width="10.932cm" svg:height="0.475cm" svg:x="2.2cm" svg:y="14.723cm">
          <draw:text-box>
            <text:p text:style-name="P1"><text:span text:style-name="T4">Commons on the same day, are addressed in Section 4.2.</text:span></text:p>
          </draw:text-box>
        </draw:frame>
        <draw:frame draw:style-name="gr1" draw:text-style-name="P2" draw:layer="layout" svg:width="15.432cm" svg:height="0.475cm" svg:x="2.2cm" svg:y="15.638cm">
          <draw:text-box>
            <text:p text:style-name="P1"><text:span text:style-name="T7">6. </text:span><text:span text:style-name="T4"><text:s/>The post-invasion search for evidence of weapons of mass destruction (WMD) </text:span></text:p>
          </draw:text-box>
        </draw:frame>
        <draw:frame draw:style-name="gr1" draw:text-style-name="P2" draw:layer="layout" svg:width="15.534cm" svg:height="0.475cm" svg:x="2.2cm" svg:y="16.202cm">
          <draw:text-box>
            <text:p text:style-name="P1"><text:span text:style-name="T4">in Iraq, the Government’s response to the failure to find stockpiles of WMD in Iraq, </text:span></text:p>
          </draw:text-box>
        </draw:frame>
        <draw:frame draw:style-name="gr1" draw:text-style-name="P2" draw:layer="layout" svg:width="14.607cm" svg:height="0.475cm" svg:x="2.2cm" svg:y="16.767cm">
          <draw:text-box>
            <text:p text:style-name="P1"><text:span text:style-name="T4">demands for an independent judge-led inquiry into pre-conflict intelligence on </text:span></text:p>
          </draw:text-box>
        </draw:frame>
        <draw:frame draw:style-name="gr1" draw:text-style-name="P2" draw:layer="layout" svg:width="15.64cm" svg:height="0.475cm" svg:x="2.2cm" svg:y="17.331cm">
          <draw:text-box>
            <text:p text:style-name="P1"><text:span text:style-name="T4">Iraq’s WMD and the decision to establish the Butler Review, and the Government’s </text:span></text:p>
          </draw:text-box>
        </draw:frame>
        <draw:frame draw:style-name="gr1" draw:text-style-name="P2" draw:layer="layout" svg:width="15.458cm" svg:height="0.475cm" svg:x="2.2cm" svg:y="17.896cm">
          <draw:text-box>
            <text:p text:style-name="P1"><text:span text:style-name="T4">involvement with the preparation and publication of the series of reports produced </text:span></text:p>
          </draw:text-box>
        </draw:frame>
        <draw:frame draw:style-name="gr1" draw:text-style-name="P2" draw:layer="layout" svg:width="11.652cm" svg:height="0.475cm" svg:x="2.2cm" svg:y="18.46cm">
          <draw:text-box>
            <text:p text:style-name="P1"><text:span text:style-name="T4">by the Iraq Survey Group (ISG), are addressed in Section 4.4.</text:span></text:p>
          </draw:text-box>
        </draw:frame>
        <draw:frame draw:style-name="gr1" draw:text-style-name="P2" draw:layer="layout" svg:width="14.412cm" svg:height="0.475cm" svg:x="2.2cm" svg:y="19.374cm">
          <draw:text-box>
            <text:p text:style-name="P1"><text:span text:style-name="T7">7. </text:span><text:span text:style-name="T4"><text:s/>The development of UK strategy and options during this period, including </text:span></text:p>
          </draw:text-box>
        </draw:frame>
        <draw:frame draw:style-name="gr1" draw:text-style-name="P2" draw:layer="layout" svg:width="15.839cm" svg:height="0.475cm" svg:x="2.2cm" svg:y="19.939cm">
          <draw:text-box>
            <text:p text:style-name="P1"><text:span text:style-name="T4">Mr Blair’s and Mr Straw’s statements to Parliament on 18 March 2003, is addressed </text:span></text:p>
          </draw:text-box>
        </draw:frame>
        <draw:frame draw:style-name="gr1" draw:text-style-name="P2" draw:layer="layout" svg:width="4.096cm" svg:height="0.475cm" svg:x="2.2cm" svg:y="20.503cm">
          <draw:text-box>
            <text:p text:style-name="P1"><text:span text:style-name="T4">in Sections 3.5 to 3.8.</text:span></text:p>
          </draw:text-box>
        </draw:frame>
        <draw:frame draw:style-name="gr1" draw:text-style-name="P2" draw:layer="layout" svg:width="15.53cm" svg:height="0.475cm" svg:x="2.2cm" svg:y="21.418cm">
          <draw:text-box>
            <text:p text:style-name="P1"><text:span text:style-name="T7">8. </text:span><text:span text:style-name="T4"><text:s/>The military planning for a campaign in which chemical and biological weapons </text:span></text:p>
          </draw:text-box>
        </draw:frame>
        <draw:frame draw:style-name="gr1" draw:text-style-name="P2" draw:layer="layout" svg:width="16.52cm" svg:height="0.475cm" svg:x="2.2cm" svg:y="21.982cm">
          <draw:text-box>
            <text:p text:style-name="P1"><text:span text:style-name="T4">could be used, and the arrangements to provide protection for UK Forces, is addressed </text:span></text:p>
          </draw:text-box>
        </draw:frame>
        <draw:frame draw:style-name="gr1" draw:text-style-name="P2" draw:layer="layout" svg:width="4.096cm" svg:height="0.475cm" svg:x="2.2cm" svg:y="22.547cm">
          <draw:text-box>
            <text:p text:style-name="P1"><text:span text:style-name="T4">in Sections 6.1 to 6.3.</text:span></text:p>
          </draw:text-box>
        </draw:frame>
        <draw:frame draw:style-name="gr6" draw:text-style-name="P8" draw:layer="layout" svg:width="2.974cm" svg:height="0.556cm" svg:x="9.018cm" svg:y="23.868cm">
          <draw:text-box>
            <text:p text:style-name="P1"><text:span text:style-name="T9">Key findings</text:span></text:p>
          </draw:text-box>
        </draw:frame>
        <draw:frame draw:style-name="gr6" draw:text-style-name="P8" draw:layer="layout" svg:width="0.493cm" svg:height="0.556cm" svg:x="3.45cm" svg:y="24.71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96cm" svg:height="0.395cm" svg:x="4.2cm" svg:y="24.775cm">
          <draw:text-box>
            <text:p text:style-name="P1"><text:span text:style-name="T11">The core construct that Saddam Hussein’s regime retained chemical and biological </text:span></text:p>
          </draw:text-box>
        </draw:frame>
        <draw:frame draw:style-name="gr4" draw:text-style-name="P6" draw:layer="layout" svg:width="11.86cm" svg:height="0.395cm" svg:x="4.2cm" svg:y="25.255cm">
          <draw:text-box>
            <text:p text:style-name="P1"><text:span text:style-name="T11">warfare capabilities, was determined to preserve and if possible enhance its </text:span></text:p>
          </draw:text-box>
        </draw:frame>
        <draw:frame draw:style-name="gr4" draw:text-style-name="P6" draw:layer="layout" svg:width="12.131cm" svg:height="0.395cm" svg:x="4.2cm" svg:y="25.735cm">
          <draw:text-box>
            <text:p text:style-name="P1"><text:span text:style-name="T11">capabilities, including at some point in the future a nuclear capability, and was </text:span></text:p>
          </draw:text-box>
        </draw:frame>
        <draw:frame draw:style-name="gr4" draw:text-style-name="P6" draw:layer="layout" svg:width="12.029cm" svg:height="0.395cm" svg:x="4.2cm" svg:y="26.215cm">
          <draw:text-box>
            <text:p text:style-name="P1"><text:span text:style-name="T11">pursuing an active policy of deception and concealment, underpinned the UK </text:span></text:p>
          </draw:text-box>
        </draw:frame>
      </draw:page>
      <draw:page draw:name="page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15.383cm" svg:x="2.958cm" svg:y="2.608cm" svg:viewBox="0 0 15084 15384" draw:points="0,15384 15084,15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4" draw:text-style-name="P6" draw:layer="layout" svg:width="13.011cm" svg:height="0.395cm" svg:x="4.2cm" svg:y="3.055cm">
          <draw:text-box>
            <text:p text:style-name="P1"><text:span text:style-name="T11">Government’s position that Iraq was a threat that had to be dealt with and it needed </text:span></text:p>
          </draw:text-box>
        </draw:frame>
        <draw:frame draw:style-name="gr4" draw:text-style-name="P6" draw:layer="layout" svg:width="3.981cm" svg:height="0.395cm" svg:x="4.2cm" svg:y="3.535cm">
          <draw:text-box>
            <text:p text:style-name="P1"><text:span text:style-name="T11">to disarm or be disarmed.</text:span></text:p>
          </draw:text-box>
        </draw:frame>
        <draw:frame draw:style-name="gr6" draw:text-style-name="P8" draw:layer="layout" svg:width="0.493cm" svg:height="0.556cm" svg:x="3.45cm" svg:y="4.05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3.104cm" svg:height="0.395cm" svg:x="4.2cm" svg:y="4.115cm">
          <draw:text-box>
            <text:p text:style-name="P1"><text:span text:style-name="T11">That remained the case up to and beyond the decision to invade Iraq in March 2003.</text:span></text:p>
          </draw:text-box>
        </draw:frame>
        <draw:frame draw:style-name="gr6" draw:text-style-name="P8" draw:layer="layout" svg:width="0.493cm" svg:height="0.556cm" svg:x="3.45cm" svg:y="4.637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804cm" svg:height="0.395cm" svg:x="4.2cm" svg:y="4.695cm">
          <draw:text-box>
            <text:p text:style-name="P1"><text:span text:style-name="T11">The judgements about Iraq’s capabilities and intentions relied too heavily on Iraq’s </text:span></text:p>
          </draw:text-box>
        </draw:frame>
        <draw:frame draw:style-name="gr4" draw:text-style-name="P6" draw:layer="layout" svg:width="11.212cm" svg:height="0.395cm" svg:x="4.2cm" svg:y="5.174cm">
          <draw:text-box>
            <text:p text:style-name="P1"><text:span text:style-name="T11">past behaviour being a reliable indicator of its current and future actions.</text:span></text:p>
          </draw:text-box>
        </draw:frame>
        <draw:frame draw:style-name="gr6" draw:text-style-name="P8" draw:layer="layout" svg:width="0.493cm" svg:height="0.556cm" svg:x="3.45cm" svg:y="5.697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3.261cm" svg:height="0.395cm" svg:x="4.2cm" svg:y="5.754cm">
          <draw:text-box>
            <text:p text:style-name="P1"><text:span text:style-name="T11">There was no consideration of whether, faced with the prospect of a US-led invasion, </text:span></text:p>
          </draw:text-box>
        </draw:frame>
        <draw:frame draw:style-name="gr4" draw:text-style-name="P6" draw:layer="layout" svg:width="7.36cm" svg:height="0.395cm" svg:x="4.2cm" svg:y="6.234cm">
          <draw:text-box>
            <text:p text:style-name="P1"><text:span text:style-name="T11">Saddam Hussein had taken a different position.</text:span></text:p>
          </draw:text-box>
        </draw:frame>
        <draw:frame draw:style-name="gr6" draw:text-style-name="P8" draw:layer="layout" svg:width="0.493cm" svg:height="0.556cm" svg:x="3.45cm" svg:y="6.757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3.1cm" svg:height="0.395cm" svg:x="4.2cm" svg:y="6.814cm">
          <draw:text-box>
            <text:p text:style-name="P1"><text:span text:style-name="T11">The Joint Intelligence Committee (JIC) made the judgements in the UK Government </text:span></text:p>
          </draw:text-box>
        </draw:frame>
        <draw:frame draw:style-name="gr4" draw:text-style-name="P6" draw:layer="layout" svg:width="6.598cm" svg:height="0.395cm" svg:x="4.2cm" svg:y="7.293cm">
          <draw:text-box>
            <text:p text:style-name="P1"><text:span text:style-name="T11">September dossier part of the test for Iraq.</text:span></text:p>
          </draw:text-box>
        </draw:frame>
        <draw:frame draw:style-name="gr6" draw:text-style-name="P8" draw:layer="layout" svg:width="0.493cm" svg:height="0.556cm" svg:x="3.45cm" svg:y="7.81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973cm" svg:height="0.395cm" svg:x="4.2cm" svg:y="7.873cm">
          <draw:text-box>
            <text:p text:style-name="P1"><text:span text:style-name="T11">Iraq’s statements that it had no weapons or programmes were dismissed as further </text:span></text:p>
          </draw:text-box>
        </draw:frame>
        <draw:frame draw:style-name="gr4" draw:text-style-name="P6" draw:layer="layout" svg:width="4.955cm" svg:height="0.395cm" svg:x="4.2cm" svg:y="8.353cm">
          <draw:text-box>
            <text:p text:style-name="P1"><text:span text:style-name="T11">evidence of a strategy of denial.</text:span></text:p>
          </draw:text-box>
        </draw:frame>
        <draw:frame draw:style-name="gr6" draw:text-style-name="P8" draw:layer="layout" svg:width="0.493cm" svg:height="0.556cm" svg:x="3.45cm" svg:y="8.87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3.015cm" svg:height="0.395cm" svg:x="4.2cm" svg:y="8.933cm">
          <draw:text-box>
            <text:p text:style-name="P1"><text:span text:style-name="T11">The extent to which the JIC’s judgements depended on inference and interpretation </text:span></text:p>
          </draw:text-box>
        </draw:frame>
        <draw:frame draw:style-name="gr4" draw:text-style-name="P6" draw:layer="layout" svg:width="9.633cm" svg:height="0.395cm" svg:x="4.2cm" svg:y="9.413cm">
          <draw:text-box>
            <text:p text:style-name="P1"><text:span text:style-name="T11">of Iraq’s previous attitudes and behaviour was not recognised.</text:span></text:p>
          </draw:text-box>
        </draw:frame>
        <draw:frame draw:style-name="gr6" draw:text-style-name="P8" draw:layer="layout" svg:width="0.493cm" svg:height="0.556cm" svg:x="3.45cm" svg:y="9.935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846cm" svg:height="0.395cm" svg:x="4.2cm" svg:y="9.992cm">
          <draw:text-box>
            <text:p text:style-name="P1"><text:span text:style-name="T11">At no stage was the hypothesis that Iraq might no longer have chemical, biological </text:span></text:p>
          </draw:text-box>
        </draw:frame>
        <draw:frame draw:style-name="gr4" draw:text-style-name="P6" draw:layer="layout" svg:width="13.087cm" svg:height="0.395cm" svg:x="4.2cm" svg:y="10.472cm">
          <draw:text-box>
            <text:p text:style-name="P1"><text:span text:style-name="T11">or nuclear weapons or programmes identified and examined by either the JIC or the </text:span></text:p>
          </draw:text-box>
        </draw:frame>
        <draw:frame draw:style-name="gr4" draw:text-style-name="P6" draw:layer="layout" svg:width="2.766cm" svg:height="0.395cm" svg:x="4.2cm" svg:y="10.952cm">
          <draw:text-box>
            <text:p text:style-name="P1"><text:span text:style-name="T11">policy community.</text:span></text:p>
          </draw:text-box>
        </draw:frame>
        <draw:frame draw:style-name="gr6" draw:text-style-name="P8" draw:layer="layout" svg:width="0.493cm" svg:height="0.556cm" svg:x="3.45cm" svg:y="11.475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689cm" svg:height="0.395cm" svg:x="4.2cm" svg:y="11.532cm">
          <draw:text-box>
            <text:p text:style-name="P1"><text:span text:style-name="T11">A formal reassessment of the JIC’s judgements should have taken place after the </text:span></text:p>
          </draw:text-box>
        </draw:frame>
        <draw:frame draw:style-name="gr4" draw:text-style-name="P6" draw:layer="layout" svg:width="12.317cm" svg:height="0.395cm" svg:x="4.2cm" svg:y="12.011cm">
          <draw:text-box>
            <text:p text:style-name="P1"><text:span text:style-name="T11">report to the Security Council on 14 February 2003, by Dr Hans Blix, Executive </text:span></text:p>
          </draw:text-box>
        </draw:frame>
        <draw:frame draw:style-name="gr4" draw:text-style-name="P6" draw:layer="layout" svg:width="13.028cm" svg:height="0.395cm" svg:x="4.2cm" svg:y="12.491cm">
          <draw:text-box>
            <text:p text:style-name="P1"><text:span text:style-name="T11">Chairman of the United Nations Monitoring, Verification and Inspection Commission </text:span></text:p>
          </draw:text-box>
        </draw:frame>
        <draw:frame draw:style-name="gr4" draw:text-style-name="P6" draw:layer="layout" svg:width="9.468cm" svg:height="0.395cm" svg:x="4.2cm" svg:y="12.971cm">
          <draw:text-box>
            <text:p text:style-name="P1"><text:span text:style-name="T11">(UNMOVIC), or, at the very latest, after his report of 7 March.</text:span></text:p>
          </draw:text-box>
        </draw:frame>
        <draw:frame draw:style-name="gr6" draw:text-style-name="P8" draw:layer="layout" svg:width="0.493cm" svg:height="0.556cm" svg:x="3.45cm" svg:y="13.494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744cm" svg:height="0.395cm" svg:x="4.2cm" svg:y="13.551cm">
          <draw:text-box>
            <text:p text:style-name="P1"><text:span text:style-name="T11">Intelligence and assessments made by the JIC about Iraq’s capabilities and intent </text:span></text:p>
          </draw:text-box>
        </draw:frame>
        <draw:frame draw:style-name="gr4" draw:text-style-name="P6" draw:layer="layout" svg:width="13.147cm" svg:height="0.395cm" svg:x="4.2cm" svg:y="14.031cm">
          <draw:text-box>
            <text:p text:style-name="P1"><text:span text:style-name="T11">continued to be used to prepare briefing material to support Government statements </text:span></text:p>
          </draw:text-box>
        </draw:frame>
        <draw:frame draw:style-name="gr4" draw:text-style-name="P6" draw:layer="layout" svg:width="11.661cm" svg:height="0.395cm" svg:x="4.2cm" svg:y="14.51cm">
          <draw:text-box>
            <text:p text:style-name="P1"><text:span text:style-name="T11">in a way which conveyed certainty without acknowledging the limitations of </text:span></text:p>
          </draw:text-box>
        </draw:frame>
        <draw:frame draw:style-name="gr4" draw:text-style-name="P6" draw:layer="layout" svg:width="2.432cm" svg:height="0.395cm" svg:x="4.2cm" svg:y="14.99cm">
          <draw:text-box>
            <text:p text:style-name="P1"><text:span text:style-name="T11">the intelligence.</text:span></text:p>
          </draw:text-box>
        </draw:frame>
        <draw:frame draw:style-name="gr6" draw:text-style-name="P8" draw:layer="layout" svg:width="0.493cm" svg:height="0.556cm" svg:x="3.45cm" svg:y="15.513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359cm" svg:height="0.395cm" svg:x="4.2cm" svg:y="15.57cm">
          <draw:text-box>
            <text:p text:style-name="P1"><text:span text:style-name="T11">The independence and impartiality of the JIC remains of the utmost importance.</text:span></text:p>
          </draw:text-box>
        </draw:frame>
        <draw:frame draw:style-name="gr6" draw:text-style-name="P8" draw:layer="layout" svg:width="0.493cm" svg:height="0.556cm" svg:x="3.45cm" svg:y="16.107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843cm" svg:height="0.395cm" svg:x="4.2cm" svg:y="16.164cm">
          <draw:text-box>
            <text:p text:style-name="P1"><text:span text:style-name="T11">The Secret Intelligence Service (SIS) had a responsibility to ensure that key </text:span></text:p>
          </draw:text-box>
        </draw:frame>
        <draw:frame draw:style-name="gr4" draw:text-style-name="P6" draw:layer="layout" svg:width="13.324cm" svg:height="0.395cm" svg:x="4.2cm" svg:y="16.658cm">
          <draw:text-box>
            <text:p text:style-name="P1"><text:span text:style-name="T11">recipients of its reporting were informed in a timely way when doubts arose about key </text:span></text:p>
          </draw:text-box>
        </draw:frame>
        <draw:frame draw:style-name="gr4" draw:text-style-name="P6" draw:layer="layout" svg:width="9.535cm" svg:height="0.395cm" svg:x="4.2cm" svg:y="17.152cm">
          <draw:text-box>
            <text:p text:style-name="P1"><text:span text:style-name="T11">sources and when, subsequently, intelligence was withdrawn.</text:span></text:p>
          </draw:text-box>
        </draw:frame>
        <draw:frame draw:style-name="gr3" draw:text-style-name="P4" draw:layer="layout" svg:width="13.32cm" svg:height="0.628cm" svg:x="2.2cm" svg:y="18.766cm">
          <draw:text-box>
            <text:p text:style-name="P1"><text:span text:style-name="T3">The UK assessment of Iraq’s position, October to </text:span></text:p>
          </draw:text-box>
        </draw:frame>
        <draw:frame draw:style-name="gr3" draw:text-style-name="P4" draw:layer="layout" svg:width="4.134cm" svg:height="0.628cm" svg:x="2.2cm" svg:y="19.471cm">
          <draw:text-box>
            <text:p text:style-name="P1"><text:span text:style-name="T3">December 2002</text:span></text:p>
          </draw:text-box>
        </draw:frame>
        <draw:frame draw:style-name="gr1" draw:text-style-name="P2" draw:layer="layout" svg:width="15.97cm" svg:height="0.475cm" svg:x="2.2cm" svg:y="20.363cm">
          <draw:text-box>
            <text:p text:style-name="P1"><text:span text:style-name="T7">9. </text:span><text:span text:style-name="T4"><text:s/>As the previous Sections of this Report show, there was an ingrained belief within </text:span></text:p>
          </draw:text-box>
        </draw:frame>
        <draw:frame draw:style-name="gr1" draw:text-style-name="P2" draw:layer="layout" svg:width="15.932cm" svg:height="0.475cm" svg:x="2.2cm" svg:y="20.928cm">
          <draw:text-box>
            <text:p text:style-name="P1"><text:span text:style-name="T4">the UK Government that Saddam Hussein’s regime retained chemical and biological </text:span></text:p>
          </draw:text-box>
        </draw:frame>
        <draw:frame draw:style-name="gr1" draw:text-style-name="P2" draw:layer="layout" svg:width="16.698cm" svg:height="0.475cm" svg:x="2.2cm" svg:y="21.492cm">
          <draw:text-box>
            <text:p text:style-name="P1"><text:span text:style-name="T4">warfare capabilities, was determined to preserve and if possible enhance its capabilities, </text:span></text:p>
          </draw:text-box>
        </draw:frame>
        <draw:frame draw:style-name="gr1" draw:text-style-name="P2" draw:layer="layout" svg:width="15.945cm" svg:height="0.475cm" svg:x="2.2cm" svg:y="22.057cm">
          <draw:text-box>
            <text:p text:style-name="P1"><text:span text:style-name="T4">including at some point in the future a nuclear capability, and was pursuing an active </text:span></text:p>
          </draw:text-box>
        </draw:frame>
        <draw:frame draw:style-name="gr1" draw:text-style-name="P2" draw:layer="layout" svg:width="7cm" svg:height="0.475cm" svg:x="2.2cm" svg:y="22.621cm">
          <draw:text-box>
            <text:p text:style-name="P1"><text:span text:style-name="T4">policy of deception and concealment.</text:span></text:p>
          </draw:text-box>
        </draw:frame>
        <draw:frame draw:style-name="gr1" draw:text-style-name="P2" draw:layer="layout" svg:width="16.245cm" svg:height="0.475cm" svg:x="2.2cm" svg:y="23.535cm">
          <draw:text-box>
            <text:p text:style-name="P1"><text:span text:style-name="T7">10. </text:span><text:span text:style-name="T4"><text:s/>The UK position reflected the widely shared view that when the UN inspectors left </text:span></text:p>
          </draw:text-box>
        </draw:frame>
        <draw:frame draw:style-name="gr1" draw:text-style-name="P2" draw:layer="layout" svg:width="16.567cm" svg:height="0.475cm" svg:x="2.2cm" svg:y="24.1cm">
          <draw:text-box>
            <text:p text:style-name="P1"><text:span text:style-name="T4">Iraq in December 1998, Iraq had not fully accounted for major gaps and inconsistencies </text:span></text:p>
          </draw:text-box>
        </draw:frame>
        <draw:frame draw:style-name="gr1" draw:text-style-name="P2" draw:layer="layout" svg:width="15.132cm" svg:height="0.475cm" svg:x="2.2cm" svg:y="24.664cm">
          <draw:text-box>
            <text:p text:style-name="P1"><text:span text:style-name="T4">in its declarations and had provided no credible proof that Iraq had destroyed its </text:span></text:p>
          </draw:text-box>
        </draw:frame>
        <draw:frame draw:style-name="gr1" draw:text-style-name="P2" draw:layer="layout" svg:width="11.809cm" svg:height="0.475cm" svg:x="2.2cm" svg:y="25.229cm">
          <draw:text-box>
            <text:p text:style-name="P1"><text:span text:style-name="T4">weapons stockpiles and production infrastructure as it claimed.</text:span></text:p>
          </draw:text-box>
        </draw:frame>
        <draw:frame draw:style-name="gr1" draw:text-style-name="P2" draw:layer="layout" svg:width="16.042cm" svg:height="0.475cm" svg:x="2.2cm" svg:y="26.143cm">
          <draw:text-box>
            <text:p text:style-name="P1"><text:span text:style-name="T7">11. </text:span><text:span text:style-name="T4"><text:s/>In addition, the description of Iraq’s capabilities and intent in the UK Government </text:span></text:p>
          </draw:text-box>
        </draw:frame>
        <draw:frame draw:style-name="gr1" draw:text-style-name="P2" draw:layer="layout" svg:width="14.366cm" svg:height="0.475cm" svg:x="2.2cm" svg:y="26.708cm">
          <draw:text-box>
            <text:p text:style-name="P1"><text:span text:style-name="T4">dossier, </text:span><text:span text:style-name="T12">Iraq’s Weapons of Mass Destruction. The Assessment of the British </text:span></text:p>
          </draw:text-box>
        </draw:frame>
      </draw:page>
      <draw:page draw:name="page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6.051cm" svg:height="0.475cm" svg:x="2.2cm" svg:y="2.525cm">
          <draw:text-box>
            <text:p text:style-name="P1"><text:span text:style-name="T12">Government</text:span><text:span text:style-name="T4">, published on 24 September, became part of the baseline against which </text:span></text:p>
          </draw:text-box>
        </draw:frame>
        <draw:frame draw:style-name="gr1" draw:text-style-name="P2" draw:layer="layout" svg:width="16.393cm" svg:height="0.475cm" svg:x="2.2cm" svg:y="3.09cm">
          <draw:text-box>
            <text:p text:style-name="P1"><text:span text:style-name="T4">the UK Government measured Iraq’s statements and future actions and the success of </text:span></text:p>
          </draw:text-box>
        </draw:frame>
        <draw:frame draw:style-name="gr1" draw:text-style-name="P2" draw:layer="layout" svg:width="4.066cm" svg:height="0.475cm" svg:x="2.2cm" svg:y="3.654cm">
          <draw:text-box>
            <text:p text:style-name="P1"><text:span text:style-name="T4">weapons inspections.</text:span></text:p>
          </draw:text-box>
        </draw:frame>
        <draw:frame draw:style-name="gr6" draw:text-style-name="P8" draw:layer="layout" svg:width="7.512cm" svg:height="0.556cm" svg:x="2.2cm" svg:y="4.775cm">
          <draw:text-box>
            <text:p text:style-name="P1"><text:span text:style-name="T9">Iraq’s rebuttal of the UK dossier</text:span></text:p>
          </draw:text-box>
        </draw:frame>
        <draw:frame draw:style-name="gr1" draw:text-style-name="P2" draw:layer="layout" svg:width="15.902cm" svg:height="0.475cm" svg:x="2.2cm" svg:y="5.603cm">
          <draw:text-box>
            <text:p text:style-name="P1"><text:span text:style-name="T7">12. </text:span><text:span text:style-name="T4"><text:s/>The Iraqi Ministry of Foreign Affairs published a “detailed rebuttal” on 2 October, </text:span></text:p>
          </draw:text-box>
        </draw:frame>
        <draw:frame draw:style-name="gr1" draw:text-style-name="P2" draw:layer="layout" svg:width="16.317cm" svg:height="0.475cm" svg:x="2.2cm" svg:y="6.168cm">
          <draw:text-box>
            <text:p text:style-name="P1"><text:span text:style-name="T4">which described the UK dossier as “a series of lies and empty propaganda” which was </text:span></text:p>
          </draw:text-box>
        </draw:frame>
        <draw:frame draw:style-name="gr1" draw:text-style-name="P2" draw:layer="layout" svg:width="15.886cm" svg:height="0.475cm" svg:x="2.2cm" svg:y="6.732cm">
          <draw:text-box>
            <text:p text:style-name="P1"><text:span text:style-name="T4">“</text:span><text:span text:style-name="T4">totally inconsistent” with the facts and reports made by the UN Special Commission </text:span></text:p>
          </draw:text-box>
        </draw:frame>
        <draw:frame draw:style-name="gr1" draw:text-style-name="P2" draw:layer="layout" svg:width="12.012cm" svg:height="0.475cm" svg:x="2.2cm" svg:y="7.297cm">
          <draw:text-box>
            <text:p text:style-name="P1"><text:span text:style-name="T4">(UNSCOM) and the International Atomic Energy Agency (IAEA).</text:span></text:p>
          </draw:text-box>
        </draw:frame>
        <draw:frame draw:style-name="gr7" draw:text-style-name="P9" draw:layer="layout" svg:width="0.246cm" svg:height="0.276cm" svg:x="14.176cm" svg:y="7.316cm">
          <draw:text-box>
            <text:p text:style-name="P1"><text:span text:style-name="T13">1</text:span></text:p>
          </draw:text-box>
        </draw:frame>
        <draw:frame draw:style-name="gr1" draw:text-style-name="P2" draw:layer="layout" svg:width="15.17cm" svg:height="0.475cm" svg:x="2.2cm" svg:y="8.211cm">
          <draw:text-box>
            <text:p text:style-name="P1"><text:span text:style-name="T7">13. </text:span><text:span text:style-name="T4"><text:s/>The rebuttal emphasised Iraq’s “intensive efforts” and co-operation between </text:span></text:p>
          </draw:text-box>
        </draw:frame>
        <draw:frame draw:style-name="gr1" draw:text-style-name="P2" draw:layer="layout" svg:width="16.021cm" svg:height="0.475cm" svg:x="2.2cm" svg:y="8.776cm">
          <draw:text-box>
            <text:p text:style-name="P1"><text:span text:style-name="T4">1991 and 1998 in implementing resolution 687 (1991) and other UN Security Council </text:span></text:p>
          </draw:text-box>
        </draw:frame>
        <draw:frame draw:style-name="gr1" draw:text-style-name="P2" draw:layer="layout" svg:width="14.23cm" svg:height="0.475cm" svg:x="2.2cm" svg:y="9.34cm">
          <draw:text-box>
            <text:p text:style-name="P1"><text:span text:style-name="T4">resolutions. It also stated that Iraq had not imported any prohibited material.</text:span></text:p>
          </draw:text-box>
        </draw:frame>
        <draw:frame draw:style-name="gr1" draw:text-style-name="P2" draw:layer="layout" svg:width="15.386cm" svg:height="0.475cm" svg:x="2.2cm" svg:y="10.255cm">
          <draw:text-box>
            <text:p text:style-name="P1"><text:span text:style-name="T7">14. </text:span><text:span text:style-name="T4"><text:s/>Addressing the dossier’s “claims about alleged activities after 1998”, the Iraqi </text:span></text:p>
          </draw:text-box>
        </draw:frame>
        <draw:frame draw:style-name="gr1" draw:text-style-name="P2" draw:layer="layout" svg:width="2.817cm" svg:height="0.475cm" svg:x="2.2cm" svg:y="10.819cm">
          <draw:text-box>
            <text:p text:style-name="P1"><text:span text:style-name="T4">rebuttal stated:</text:span></text:p>
          </draw:text-box>
        </draw:frame>
        <draw:frame draw:style-name="gr2" draw:text-style-name="P3" draw:layer="layout" svg:width="0.634cm" svg:height="0.712cm" svg:x="2.95cm" svg:y="11.5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11.733cm">
          <draw:text-box>
            <text:p text:style-name="P1"><text:span text:style-name="T4">The “assumptions” about a nuclear programme were “groundless”. Iraq’s imports </text:span></text:p>
          </draw:text-box>
        </draw:frame>
        <draw:frame draw:style-name="gr1" draw:text-style-name="P2" draw:layer="layout" svg:width="13.794cm" svg:height="0.475cm" svg:x="3.7cm" svg:y="12.298cm">
          <draw:text-box>
            <text:p text:style-name="P1"><text:span text:style-name="T4">and facilities were subject to strict monitoring, including through the IAEA </text:span></text:p>
          </draw:text-box>
        </draw:frame>
        <draw:frame draw:style-name="gr1" draw:text-style-name="P2" draw:layer="layout" svg:width="3.638cm" svg:height="0.475cm" svg:x="3.7cm" svg:y="12.862cm">
          <draw:text-box>
            <text:p text:style-name="P1"><text:span text:style-name="T4">safeguards regime.</text:span></text:p>
          </draw:text-box>
        </draw:frame>
        <draw:frame draw:style-name="gr2" draw:text-style-name="P3" draw:layer="layout" svg:width="0.634cm" svg:height="0.712cm" svg:x="2.95cm" svg:y="13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13.527cm">
          <draw:text-box>
            <text:p text:style-name="P1"><text:span text:style-name="T4">The allegation that Iraq had tried to acquire uranium “from South Africa” was </text:span></text:p>
          </draw:text-box>
        </draw:frame>
        <draw:frame draw:style-name="gr1" draw:text-style-name="P2" draw:layer="layout" svg:width="2.458cm" svg:height="0.475cm" svg:x="3.7cm" svg:y="14.091cm">
          <draw:text-box>
            <text:p text:style-name="P1"><text:span text:style-name="T4">“</text:span><text:span text:style-name="T4">a bogus lie”.</text:span></text:p>
          </draw:text-box>
        </draw:frame>
        <draw:frame draw:style-name="gr2" draw:text-style-name="P3" draw:layer="layout" svg:width="0.634cm" svg:height="0.712cm" svg:x="2.95cm" svg:y="14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82cm" svg:height="0.475cm" svg:x="3.7cm" svg:y="14.756cm">
          <draw:text-box>
            <text:p text:style-name="P1"><text:span text:style-name="T4">There were “no toxic chemical agents, precursors or chemical weapons”; </text:span></text:p>
          </draw:text-box>
        </draw:frame>
        <draw:frame draw:style-name="gr1" draw:text-style-name="P2" draw:layer="layout" svg:width="11.623cm" svg:height="0.475cm" svg:x="3.7cm" svg:y="15.32cm">
          <draw:text-box>
            <text:p text:style-name="P1"><text:span text:style-name="T4">and “no capabilities to produce chemical or biological agents”.</text:span></text:p>
          </draw:text-box>
        </draw:frame>
        <draw:frame draw:style-name="gr2" draw:text-style-name="P3" draw:layer="layout" svg:width="0.634cm" svg:height="0.712cm" svg:x="2.95cm" svg:y="15.8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1cm" svg:height="0.475cm" svg:x="3.7cm" svg:y="15.985cm">
          <draw:text-box>
            <text:p text:style-name="P1"><text:span text:style-name="T4">VX agent production required “an advanced technology” which was “not </text:span></text:p>
          </draw:text-box>
        </draw:frame>
        <draw:frame draw:style-name="gr1" draw:text-style-name="P2" draw:layer="layout" svg:width="14.726cm" svg:height="0.475cm" svg:x="3.7cm" svg:y="16.549cm">
          <draw:text-box>
            <text:p text:style-name="P1"><text:span text:style-name="T4">available in Iraq”. It had not obtained “any large scale or significant production </text:span></text:p>
          </draw:text-box>
        </draw:frame>
        <draw:frame draw:style-name="gr1" draw:text-style-name="P2" draw:layer="layout" svg:width="9.057cm" svg:height="0.475cm" svg:x="3.7cm" svg:y="17.113cm">
          <draw:text-box>
            <text:p text:style-name="P1"><text:span text:style-name="T4">of VX agent” from equipment destroyed in 1997.</text:span></text:p>
          </draw:text-box>
        </draw:frame>
        <draw:frame draw:style-name="gr2" draw:text-style-name="P3" draw:layer="layout" svg:width="0.634cm" svg:height="0.712cm" svg:x="2.95cm" svg:y="17.6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48cm" svg:height="0.475cm" svg:x="3.7cm" svg:y="17.778cm">
          <draw:text-box>
            <text:p text:style-name="P1"><text:span text:style-name="T4">The al-Muthanna site had been destroyed and was abandoned.</text:span></text:p>
          </draw:text-box>
        </draw:frame>
        <draw:frame draw:style-name="gr2" draw:text-style-name="P3" draw:layer="layout" svg:width="0.634cm" svg:height="0.712cm" svg:x="2.95cm" svg:y="18.2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3cm" svg:height="0.475cm" svg:x="3.7cm" svg:y="18.442cm">
          <draw:text-box>
            <text:p text:style-name="P1"><text:span text:style-name="T4">The chlorine and phenol site at Fallujah 2 had produced chlorine for water </text:span></text:p>
          </draw:text-box>
        </draw:frame>
        <draw:frame draw:style-name="gr1" draw:text-style-name="P2" draw:layer="layout" svg:width="11.411cm" svg:height="0.475cm" svg:x="3.7cm" svg:y="19.007cm">
          <draw:text-box>
            <text:p text:style-name="P1"><text:span text:style-name="T4">purification and chlorine was no longer subject to monitoring.</text:span></text:p>
          </draw:text-box>
        </draw:frame>
        <draw:frame draw:style-name="gr2" draw:text-style-name="P3" draw:layer="layout" svg:width="0.634cm" svg:height="0.712cm" svg:x="2.95cm" svg:y="19.5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7cm" svg:height="0.475cm" svg:x="3.7cm" svg:y="19.671cm">
          <draw:text-box>
            <text:p text:style-name="P1"><text:span text:style-name="T4">The Ibn-Sina site produced material for civil industries and its equipment had </text:span></text:p>
          </draw:text-box>
        </draw:frame>
        <draw:frame draw:style-name="gr1" draw:text-style-name="P2" draw:layer="layout" svg:width="5.057cm" svg:height="0.475cm" svg:x="3.7cm" svg:y="20.236cm">
          <draw:text-box>
            <text:p text:style-name="P1"><text:span text:style-name="T4">been tagged by UNSCOM.</text:span></text:p>
          </draw:text-box>
        </draw:frame>
        <draw:frame draw:style-name="gr2" draw:text-style-name="P3" draw:layer="layout" svg:width="0.634cm" svg:height="0.712cm" svg:x="2.95cm" svg:y="20.7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cm" svg:height="0.475cm" svg:x="3.7cm" svg:y="20.9cm">
          <draw:text-box>
            <text:p text:style-name="P1"><text:span text:style-name="T4">The al-Qaqa state company had no plant to produce phosgene and its </text:span></text:p>
          </draw:text-box>
        </draw:frame>
        <draw:frame draw:style-name="gr1" draw:text-style-name="P2" draw:layer="layout" svg:width="7.237cm" svg:height="0.475cm" svg:x="3.7cm" svg:y="21.465cm">
          <draw:text-box>
            <text:p text:style-name="P1"><text:span text:style-name="T4">equipment was tagged and monitored.</text:span></text:p>
          </draw:text-box>
        </draw:frame>
        <draw:frame draw:style-name="gr2" draw:text-style-name="P3" draw:layer="layout" svg:width="0.634cm" svg:height="0.712cm" svg:x="2.95cm" svg:y="21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22.129cm">
          <draw:text-box>
            <text:p text:style-name="P1"><text:span text:style-name="T4">Iraq was “completely clear of all biological weapons and agents” and did “not </text:span></text:p>
          </draw:text-box>
        </draw:frame>
        <draw:frame draw:style-name="gr1" draw:text-style-name="P2" draw:layer="layout" svg:width="15.043cm" svg:height="0.475cm" svg:x="3.7cm" svg:y="22.693cm">
          <draw:text-box>
            <text:p text:style-name="P1"><text:span text:style-name="T4">keep any quantity of these agents”. The “botulinum protein” and “anthrax slurry” </text:span></text:p>
          </draw:text-box>
        </draw:frame>
        <draw:frame draw:style-name="gr1" draw:text-style-name="P2" draw:layer="layout" svg:width="8.126cm" svg:height="0.475cm" svg:x="3.7cm" svg:y="23.258cm">
          <draw:text-box>
            <text:p text:style-name="P1"><text:span text:style-name="T4">previously produced had a “short shelf life”.</text:span></text:p>
          </draw:text-box>
        </draw:frame>
        <draw:frame draw:style-name="gr2" draw:text-style-name="P3" draw:layer="layout" svg:width="0.634cm" svg:height="0.712cm" svg:x="2.95cm" svg:y="23.7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cm" svg:height="0.475cm" svg:x="3.7cm" svg:y="23.922cm">
          <draw:text-box>
            <text:p text:style-name="P1"><text:span text:style-name="T4">The reaction to the allegation that mobile facilities were producing biological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417cm" svg:y1="26.29cm" svg:x2="18.377cm" svg:y2="26.29cm">
          <text:p/>
        </draw:line>
        <draw:line draw:style-name="gr9" draw:text-style-name="P10" draw:layer="layout" svg:x1="2.199cm" svg:y1="26.714cm" svg:x2="18.402cm" svg:y2="26.714cm">
          <text:p/>
        </draw:line>
        <draw:line draw:style-name="gr9" draw:text-style-name="P10" draw:layer="layout" svg:x1="2.199cm" svg:y1="27.137cm" svg:x2="4.67cm" svg:y2="27.137cm">
          <text:p/>
        </draw:line>
        <draw:frame draw:style-name="gr1" draw:text-style-name="P2" draw:layer="layout" svg:width="4.985cm" svg:height="0.475cm" svg:x="3.7cm" svg:y="24.487cm">
          <draw:text-box>
            <text:p text:style-name="P1"><text:span text:style-name="T4">agent was “astonishment”.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1 </text:span></text:p>
          </draw:text-box>
        </draw:frame>
        <draw:frame draw:style-name="gr4" draw:text-style-name="P6" draw:layer="layout" svg:width="15.86cm" svg:height="0.395cm" svg:x="2.417cm" svg:y="25.934cm">
          <draw:text-box>
            <text:p text:style-name="P1"><text:span text:style-name="T6">Minute Miller to Manning, 4 October 2002, ‘The Dossier: Iraq’s Response’ attaching Email FCO [junior </text:span></text:p>
          </draw:text-box>
        </draw:frame>
        <draw:frame draw:style-name="gr4" draw:text-style-name="P6" draw:layer="layout" svg:width="16.076cm" svg:height="0.395cm" svg:x="2.2cm" svg:y="26.357cm">
          <draw:text-box>
            <text:p text:style-name="P1"><text:span text:style-name="T6">official] to Hamill, 3 October 2002, ‘Iraq’s reply on Blair’s Report’ and Paper [CIC], [undated], ‘Iraq – Still </text:span></text:p>
          </draw:text-box>
        </draw:frame>
        <draw:frame draw:style-name="gr4" draw:text-style-name="P6" draw:layer="layout" svg:width="2.554cm" svg:height="0.395cm" svg:x="2.2cm" svg:y="26.781cm">
          <draw:text-box>
            <text:p text:style-name="P1"><text:span text:style-name="T6">Playing Games’</text:span><text:span text:style-name="T11">.</text:span></text:p>
          </draw:text-box>
        </draw:frame>
      </draw:page>
      <draw:page draw:name="page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4cm" svg:height="0.475cm" svg:x="3.7cm" svg:y="2.525cm">
          <draw:text-box>
            <text:p text:style-name="P1"><text:span text:style-name="T4">Claims that Iraq had “reconstructed and renewed the sites … previously used in </text:span></text:p>
          </draw:text-box>
        </draw:frame>
        <draw:frame draw:style-name="gr1" draw:text-style-name="P2" draw:layer="layout" svg:width="10.772cm" svg:height="0.475cm" svg:x="3.7cm" svg:y="3.09cm">
          <draw:text-box>
            <text:p text:style-name="P1"><text:span text:style-name="T4">producing biological agents” were “groundless and false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6cm" svg:height="0.475cm" svg:x="3.7cm" svg:y="3.754cm">
          <draw:text-box>
            <text:p text:style-name="P1"><text:span text:style-name="T4">Iraq did “not possess any missile with a range greater than 150km”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4.418cm">
          <draw:text-box>
            <text:p text:style-name="P1"><text:span text:style-name="T4">The new engine test station was for “horizontal testing” of “Al Samoud” engines </text:span></text:p>
          </draw:text-box>
        </draw:frame>
        <draw:frame draw:style-name="gr1" draw:text-style-name="P2" draw:layer="layout" svg:width="8.016cm" svg:height="0.475cm" svg:x="3.7cm" svg:y="4.983cm">
          <draw:text-box>
            <text:p text:style-name="P1"><text:span text:style-name="T4">and “could not be used for larger engines”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09cm" svg:height="0.475cm" svg:x="3.7cm" svg:y="5.647cm">
          <draw:text-box>
            <text:p text:style-name="P1"><text:span text:style-name="T4">RPVs [remotely piloted vehicles] were for aerial reconnaissance.</text:span></text:p>
          </draw:text-box>
        </draw:frame>
        <draw:frame draw:style-name="gr2" draw:text-style-name="P3" draw:layer="layout" svg:width="0.634cm" svg:height="0.712cm" svg:x="2.95cm" svg:y="6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6.312cm">
          <draw:text-box>
            <text:p text:style-name="P1"><text:span text:style-name="T4">Facilities at the al-Mamoun plant had been destroyed and it could not be used </text:span></text:p>
          </draw:text-box>
        </draw:frame>
        <draw:frame draw:style-name="gr1" draw:text-style-name="P2" draw:layer="layout" svg:width="4.032cm" svg:height="0.475cm" svg:x="3.7cm" svg:y="6.876cm">
          <draw:text-box>
            <text:p text:style-name="P1"><text:span text:style-name="T4">for solid fuel missiles.</text:span></text:p>
          </draw:text-box>
        </draw:frame>
        <draw:frame draw:style-name="gr1" draw:text-style-name="P2" draw:layer="layout" svg:width="15.039cm" svg:height="0.475cm" svg:x="2.2cm" svg:y="7.791cm">
          <draw:text-box>
            <text:p text:style-name="P1"><text:span text:style-name="T7">15. </text:span><text:span text:style-name="T15"><text:s/>A review of the rebuttal by the Assessments Staff stated that it did not </text:span></text:p>
          </draw:text-box>
        </draw:frame>
        <draw:frame draw:style-name="gr1" draw:text-style-name="P2" draw:layer="layout" svg:width="15.123cm" svg:height="0.475cm" svg:x="2.2cm" svg:y="8.355cm">
          <draw:text-box>
            <text:p text:style-name="P1"><text:span text:style-name="T15">undermine the UK dossier and in a number of key areas failed to provide a </text:span></text:p>
          </draw:text-box>
        </draw:frame>
        <draw:frame draw:style-name="gr1" draw:text-style-name="P2" draw:layer="layout" svg:width="3.757cm" svg:height="0.475cm" svg:x="2.2cm" svg:y="8.92cm">
          <draw:text-box>
            <text:p text:style-name="P1"><text:span text:style-name="T15">credible response.</text:span></text:p>
          </draw:text-box>
        </draw:frame>
        <draw:frame draw:style-name="gr1" draw:text-style-name="P2" draw:layer="layout" svg:width="16.3cm" svg:height="0.475cm" svg:x="2.2cm" svg:y="9.834cm">
          <draw:text-box>
            <text:p text:style-name="P1"><text:span text:style-name="T7">16. </text:span><text:span text:style-name="T4"><text:s/>Mr Julian Miller, Chief of the Assessments Staff, told Sir David Manning, Mr Blair’s </text:span></text:p>
          </draw:text-box>
        </draw:frame>
        <draw:frame draw:style-name="gr1" draw:text-style-name="P2" draw:layer="layout" svg:width="14.734cm" svg:height="0.475cm" svg:x="2.2cm" svg:y="10.398cm">
          <draw:text-box>
            <text:p text:style-name="P1"><text:span text:style-name="T4">Foreign Policy Adviser and Head of the Cabinet Office Overseas and Defence </text:span></text:p>
          </draw:text-box>
        </draw:frame>
        <draw:frame draw:style-name="gr1" draw:text-style-name="P2" draw:layer="layout" svg:width="16.508cm" svg:height="0.475cm" svg:x="2.2cm" svg:y="10.963cm">
          <draw:text-box>
            <text:p text:style-name="P1"><text:span text:style-name="T4">Secretariat (OD Sec), that a review of the rebuttal conducted by the Assessments Staff, </text:span></text:p>
          </draw:text-box>
        </draw:frame>
        <draw:frame draw:style-name="gr1" draw:text-style-name="P2" draw:layer="layout" svg:width="16.724cm" svg:height="0.475cm" svg:x="2.2cm" svg:y="11.527cm">
          <draw:text-box>
            <text:p text:style-name="P1"><text:span text:style-name="T4">the intelligence agencies and the FCO dismissed the rebuttal as: “In broad terms … very </text:span></text:p>
          </draw:text-box>
        </draw:frame>
        <draw:frame draw:style-name="gr1" draw:text-style-name="P2" draw:layer="layout" svg:width="8.037cm" svg:height="0.475cm" svg:x="2.2cm" svg:y="12.092cm">
          <draw:text-box>
            <text:p text:style-name="P1"><text:span text:style-name="T4">weak; long on rhetoric and short on detail.”</text:span></text:p>
          </draw:text-box>
        </draw:frame>
        <draw:frame draw:style-name="gr7" draw:text-style-name="P9" draw:layer="layout" svg:width="0.246cm" svg:height="0.276cm" svg:x="10.201cm" svg:y="12.111cm">
          <draw:text-box>
            <text:p text:style-name="P1"><text:span text:style-name="T13">2</text:span></text:p>
          </draw:text-box>
        </draw:frame>
        <draw:frame draw:style-name="gr1" draw:text-style-name="P2" draw:layer="layout" svg:width="16.029cm" svg:height="0.475cm" svg:x="2.2cm" svg:y="13.006cm">
          <draw:text-box>
            <text:p text:style-name="P1"><text:span text:style-name="T7">17. </text:span><text:span text:style-name="T4"><text:s/>Mr Miller added that the document presented “a somewhat rosy picture” of Iraq’s </text:span></text:p>
          </draw:text-box>
        </draw:frame>
        <draw:frame draw:style-name="gr1" draw:text-style-name="P2" draw:layer="layout" svg:width="16.156cm" svg:height="0.475cm" svg:x="2.2cm" svg:y="13.571cm">
          <draw:text-box>
            <text:p text:style-name="P1"><text:span text:style-name="T4">relationship with UNSCOM. He characterised Iraq’s refutation of the UK “claim that its </text:span></text:p>
          </draw:text-box>
        </draw:frame>
        <draw:frame draw:style-name="gr1" draw:text-style-name="P2" draw:layer="layout" svg:width="13.489cm" svg:height="0.475cm" svg:x="2.2cm" svg:y="14.135cm">
          <draw:text-box>
            <text:p text:style-name="P1"><text:span text:style-name="T4">WMD programmes have continued post 1998” as an “attitude of denial”.</text:span></text:p>
          </draw:text-box>
        </draw:frame>
        <draw:frame draw:style-name="gr1" draw:text-style-name="P2" draw:layer="layout" svg:width="14.721cm" svg:height="0.475cm" svg:x="2.2cm" svg:y="15.05cm">
          <draw:text-box>
            <text:p text:style-name="P1"><text:span text:style-name="T7">18. </text:span><text:span text:style-name="T4"><text:s/>Mr Miller stated that there was “nothing in the detail of the Iraqi reply” that </text:span></text:p>
          </draw:text-box>
        </draw:frame>
        <draw:frame draw:style-name="gr1" draw:text-style-name="P2" draw:layer="layout" svg:width="6.221cm" svg:height="0.475cm" svg:x="2.2cm" svg:y="15.614cm">
          <draw:text-box>
            <text:p text:style-name="P1"><text:span text:style-name="T4">undermined the dossier and that:</text:span></text:p>
          </draw:text-box>
        </draw:frame>
        <draw:frame draw:style-name="gr1" draw:text-style-name="P2" draw:layer="layout" svg:width="14.442cm" svg:height="0.475cm" svg:x="2.95cm" svg:y="16.528cm">
          <draw:text-box>
            <text:p text:style-name="P1"><text:span text:style-name="T4">“</text:span><text:span text:style-name="T4">In a number of key areas they have failed to provide any credible response. </text:span></text:p>
          </draw:text-box>
        </draw:frame>
        <draw:frame draw:style-name="gr1" draw:text-style-name="P2" draw:layer="layout" svg:width="3.401cm" svg:height="0.475cm" svg:x="2.95cm" svg:y="17.093cm">
          <draw:text-box>
            <text:p text:style-name="P1"><text:span text:style-name="T4">For example they:</text:span></text:p>
          </draw:text-box>
        </draw:frame>
        <draw:frame draw:style-name="gr2" draw:text-style-name="P3" draw:layer="layout" svg:width="0.634cm" svg:height="0.712cm" svg:x="3.65cm" svg:y="17.8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4.4cm" svg:y="18.007cm">
          <draw:text-box>
            <text:p text:style-name="P1"><text:span text:style-name="T4">claim that accusations that they are seeking uranium from South Africa is a </text:span></text:p>
          </draw:text-box>
        </draw:frame>
        <draw:frame draw:style-name="gr1" draw:text-style-name="P2" draw:layer="layout" svg:width="10.941cm" svg:height="0.475cm" svg:x="4.4cm" svg:y="18.572cm">
          <draw:text-box>
            <text:p text:style-name="P1"><text:span text:style-name="T4">‘</text:span><text:span text:style-name="T4">bogus lie’. But the dossier did not mention South Africa …</text:span></text:p>
          </draw:text-box>
        </draw:frame>
        <draw:frame draw:style-name="gr2" draw:text-style-name="P3" draw:layer="layout" svg:width="0.634cm" svg:height="0.712cm" svg:x="3.6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73cm" svg:height="0.475cm" svg:x="4.4cm" svg:y="19.236cm">
          <draw:text-box>
            <text:p text:style-name="P1"><text:span text:style-name="T4">claim the al-Rafah [engine] test stand is for horizontal rather than vertical </text:span></text:p>
          </draw:text-box>
        </draw:frame>
        <draw:frame draw:style-name="gr1" draw:text-style-name="P2" draw:layer="layout" svg:width="6.894cm" svg:height="0.475cm" svg:x="4.4cm" svg:y="19.801cm">
          <draw:text-box>
            <text:p text:style-name="P1"><text:span text:style-name="T4">engine testing Al Samoud missile … </text:span></text:p>
          </draw:text-box>
        </draw:frame>
        <draw:frame draw:style-name="gr2" draw:text-style-name="P3" draw:layer="layout" svg:width="0.634cm" svg:height="0.712cm" svg:x="3.65cm" svg:y="20.3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4.4cm" svg:y="20.465cm">
          <draw:text-box>
            <text:p text:style-name="P1"><text:span text:style-name="T4">merely state that accusations of mobile biological agent production facilities </text:span></text:p>
          </draw:text-box>
        </draw:frame>
        <draw:frame draw:style-name="gr1" draw:text-style-name="P2" draw:layer="layout" svg:width="3.329cm" svg:height="0.475cm" svg:x="4.4cm" svg:y="21.03cm">
          <draw:text-box>
            <text:p text:style-name="P1"><text:span text:style-name="T4">are ‘astonishing’.”</text:span></text:p>
          </draw:text-box>
        </draw:frame>
        <draw:frame draw:style-name="gr1" draw:text-style-name="P2" draw:layer="layout" svg:width="14.412cm" svg:height="0.475cm" svg:x="2.2cm" svg:y="21.944cm">
          <draw:text-box>
            <text:p text:style-name="P1"><text:span text:style-name="T7">19. </text:span><text:span text:style-name="T4"><text:s/>Under a heading ‘Iraq: Still Playing Games’, press lines prepared by the </text:span></text:p>
          </draw:text-box>
        </draw:frame>
        <draw:frame draw:style-name="gr1" draw:text-style-name="P2" draw:layer="layout" svg:width="11.072cm" svg:height="0.475cm" svg:x="2.2cm" svg:y="22.508cm">
          <draw:text-box>
            <text:p text:style-name="P1"><text:span text:style-name="T4">Communications and Information Centre (CIC) focused on:</text:span></text:p>
          </draw:text-box>
        </draw:frame>
        <draw:frame draw:style-name="gr2" draw:text-style-name="P3" draw:layer="layout" svg:width="0.634cm" svg:height="0.712cm" svg:x="2.95cm" svg:y="23.2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52cm" svg:height="0.475cm" svg:x="3.7cm" svg:y="23.423cm">
          <draw:text-box>
            <text:p text:style-name="P1"><text:span text:style-name="T4">Iraq’s pre-1998 co-operation with UNSCOM and its failures to:</text:span></text:p>
          </draw:text-box>
        </draw:frame>
        <draw:frame draw:style-name="gr11" draw:text-style-name="P12" draw:layer="layout" svg:width="0.317cm" svg:height="0.374cm" svg:x="4.383cm" svg:y="24.141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24.141cm">
          <draw:text-box>
            <text:p text:style-name="P1"><text:span text:style-name="T16">{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417cm" svg:y1="26.29cm" svg:x2="18.377cm" svg:y2="26.29cm">
          <text:p/>
        </draw:line>
        <draw:line draw:style-name="gr9" draw:text-style-name="P10" draw:layer="layout" svg:x1="2.199cm" svg:y1="26.714cm" svg:x2="18.402cm" svg:y2="26.714cm">
          <text:p/>
        </draw:line>
        <draw:line draw:style-name="gr9" draw:text-style-name="P10" draw:layer="layout" svg:x1="2.199cm" svg:y1="27.137cm" svg:x2="4.67cm" svg:y2="27.137cm">
          <text:p/>
        </draw:line>
        <draw:frame draw:style-name="gr1" draw:text-style-name="P2" draw:layer="layout" svg:width="8.24cm" svg:height="0.475cm" svg:x="4.73cm" svg:y="24.087cm">
          <draw:text-box>
            <text:p text:style-name="P1"><text:span text:style-name="T4">provide full and comprehensive disclosures;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2 </text:span></text:p>
          </draw:text-box>
        </draw:frame>
        <draw:frame draw:style-name="gr4" draw:text-style-name="P6" draw:layer="layout" svg:width="15.86cm" svg:height="0.395cm" svg:x="2.417cm" svg:y="25.934cm">
          <draw:text-box>
            <text:p text:style-name="P1"><text:span text:style-name="T6">Minute Miller to Manning, 4 October 2002, ‘The Dossier: Iraq’s Response’ attaching Email FCO [junior </text:span></text:p>
          </draw:text-box>
        </draw:frame>
        <draw:frame draw:style-name="gr4" draw:text-style-name="P6" draw:layer="layout" svg:width="16.076cm" svg:height="0.395cm" svg:x="2.2cm" svg:y="26.357cm">
          <draw:text-box>
            <text:p text:style-name="P1"><text:span text:style-name="T6">official] to Hamill, 3 October 2002, ‘Iraq’s reply on Blair’s Report’ and Paper [CIC], [undated], ‘Iraq – Still </text:span></text:p>
          </draw:text-box>
        </draw:frame>
        <draw:frame draw:style-name="gr4" draw:text-style-name="P6" draw:layer="layout" svg:width="2.554cm" svg:height="0.395cm" svg:x="2.2cm" svg:y="26.781cm">
          <draw:text-box>
            <text:p text:style-name="P1"><text:span text:style-name="T6">Playing Games’</text:span><text:span text:style-name="T11">.</text:span></text:p>
          </draw:text-box>
        </draw:frame>
      </draw:page>
      <draw:page draw:name="page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1" draw:text-style-name="P12" draw:layer="layout" svg:width="0.317cm" svg:height="0.374cm" svg:x="4.383cm" svg:y="2.578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2.578cm">
          <draw:text-box>
            <text:p text:style-name="P1"><text:span text:style-name="T16">{</text:span></text:p>
          </draw:text-box>
        </draw:frame>
        <draw:frame draw:style-name="gr1" draw:text-style-name="P2" draw:layer="layout" svg:width="13.748cm" svg:height="0.475cm" svg:x="4.73cm" svg:y="2.525cm">
          <draw:text-box>
            <text:p text:style-name="P1"><text:span text:style-name="T4">allow the inspectors immediate, unconditional and unrestricted access to </text:span></text:p>
          </draw:text-box>
        </draw:frame>
        <draw:frame draw:style-name="gr1" draw:text-style-name="P2" draw:layer="layout" svg:width="8.227cm" svg:height="0.475cm" svg:x="4.73cm" svg:y="3.09cm">
          <draw:text-box>
            <text:p text:style-name="P1"><text:span text:style-name="T4">relevant sites, documents and persons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29cm" svg:height="0.475cm" svg:x="3.7cm" svg:y="3.754cm">
          <draw:text-box>
            <text:p text:style-name="P1"><text:span text:style-name="T4">the material for which UNSCOM had been unable to account.</text:span></text:p>
          </draw:text-box>
        </draw:frame>
        <draw:frame draw:style-name="gr1" draw:text-style-name="P2" draw:layer="layout" svg:width="16.685cm" svg:height="0.475cm" svg:x="2.2cm" svg:y="4.668cm">
          <draw:text-box>
            <text:p text:style-name="P1"><text:span text:style-name="T7">20. </text:span><text:span text:style-name="T4"><text:s/>The press lines did not acknowledge or address Iraq’s explicit denials of possession </text:span></text:p>
          </draw:text-box>
        </draw:frame>
        <draw:frame draw:style-name="gr1" draw:text-style-name="P2" draw:layer="layout" svg:width="9.565cm" svg:height="0.475cm" svg:x="2.2cm" svg:y="5.233cm">
          <draw:text-box>
            <text:p text:style-name="P1"><text:span text:style-name="T4">of prohibited weapons, materials and programmes.</text:span></text:p>
          </draw:text-box>
        </draw:frame>
        <draw:frame draw:style-name="gr1" draw:text-style-name="P2" draw:layer="layout" svg:width="14.785cm" svg:height="0.475cm" svg:x="2.2cm" svg:y="6.147cm">
          <draw:text-box>
            <text:p text:style-name="P1"><text:span text:style-name="T7">21. </text:span><text:span text:style-name="T4"><text:s/>Mr Miller concluded: “I do not think we need to offer a fuller reply to any of </text:span></text:p>
          </draw:text-box>
        </draw:frame>
        <draw:frame draw:style-name="gr1" draw:text-style-name="P2" draw:layer="layout" svg:width="2.606cm" svg:height="0.475cm" svg:x="2.2cm" svg:y="6.712cm">
          <draw:text-box>
            <text:p text:style-name="P1"><text:span text:style-name="T4">Iraq’s claims.”</text:span></text:p>
          </draw:text-box>
        </draw:frame>
        <draw:frame draw:style-name="gr1" draw:text-style-name="P2" draw:layer="layout" svg:width="15.822cm" svg:height="0.475cm" svg:x="2.2cm" svg:y="7.626cm">
          <draw:text-box>
            <text:p text:style-name="P1"><text:span text:style-name="T7">22. </text:span><text:span text:style-name="T4"><text:s/>There was no consideration of the risks which Iraq would have faced by issuing </text:span></text:p>
          </draw:text-box>
        </draw:frame>
        <draw:frame draw:style-name="gr1" draw:text-style-name="P2" draw:layer="layout" svg:width="11.606cm" svg:height="0.475cm" svg:x="2.2cm" svg:y="8.191cm">
          <draw:text-box>
            <text:p text:style-name="P1"><text:span text:style-name="T4">a detailed rebuttal which inspections might show to be untrue.</text:span></text:p>
          </draw:text-box>
        </draw:frame>
        <draw:frame draw:style-name="gr6" draw:text-style-name="P8" draw:layer="layout" svg:width="16.415cm" svg:height="0.556cm" svg:x="2.2cm" svg:y="9.312cm">
          <draw:text-box>
            <text:p text:style-name="P1"><text:span text:style-name="T9">JIC Assessment, 11 October 2002: ‘Iraq: The Return of UN Inspectors’</text:span></text:p>
          </draw:text-box>
        </draw:frame>
        <draw:frame draw:style-name="gr1" draw:text-style-name="P2" draw:layer="layout" svg:width="15.741cm" svg:height="0.475cm" svg:x="2.2cm" svg:y="10.14cm">
          <draw:text-box>
            <text:p text:style-name="P1"><text:span text:style-name="T7">23. </text:span><text:span text:style-name="T15"><text:s/>The JIC assessed on 11 October that Saddam Hussein was determined to </text:span></text:p>
          </draw:text-box>
        </draw:frame>
        <draw:frame draw:style-name="gr1" draw:text-style-name="P2" draw:layer="layout" svg:width="16.398cm" svg:height="0.475cm" svg:x="2.2cm" svg:y="10.705cm">
          <draw:text-box>
            <text:p text:style-name="P1"><text:span text:style-name="T15">retain Iraq’s proscribed weapons programme and that he was confident he could </text:span></text:p>
          </draw:text-box>
        </draw:frame>
        <draw:frame draw:style-name="gr1" draw:text-style-name="P2" draw:layer="layout" svg:width="16.423cm" svg:height="0.475cm" svg:x="2.2cm" svg:y="11.269cm">
          <draw:text-box>
            <text:p text:style-name="P1"><text:span text:style-name="T15">prevent the UN inspectors, operating under existing UN resolutions, from finding </text:span></text:p>
          </draw:text-box>
        </draw:frame>
        <draw:frame draw:style-name="gr1" draw:text-style-name="P2" draw:layer="layout" svg:width="13.714cm" svg:height="0.475cm" svg:x="2.2cm" svg:y="11.833cm">
          <draw:text-box>
            <text:p text:style-name="P1"><text:span text:style-name="T15">any evidence before military options started to close in spring 2003.</text:span></text:p>
          </draw:text-box>
        </draw:frame>
        <draw:frame draw:style-name="gr1" draw:text-style-name="P2" draw:layer="layout" svg:width="15.978cm" svg:height="0.475cm" svg:x="2.2cm" svg:y="12.748cm">
          <draw:text-box>
            <text:p text:style-name="P1"><text:span text:style-name="T7">24. </text:span><text:span text:style-name="T15"><text:s/>Without specific intelligence, the inspectors would not know where to look.</text:span></text:p>
          </draw:text-box>
        </draw:frame>
        <draw:frame draw:style-name="gr1" draw:text-style-name="P2" draw:layer="layout" svg:width="14.399cm" svg:height="0.475cm" svg:x="2.2cm" svg:y="13.662cm">
          <draw:text-box>
            <text:p text:style-name="P1"><text:span text:style-name="T7">25. </text:span><text:span text:style-name="T15"><text:s/>As military pressure increased, Iraq’s concealment policy could be </text:span></text:p>
          </draw:text-box>
        </draw:frame>
        <draw:frame draw:style-name="gr1" draw:text-style-name="P2" draw:layer="layout" svg:width="15.306cm" svg:height="0.475cm" svg:x="2.2cm" svg:y="14.227cm">
          <draw:text-box>
            <text:p text:style-name="P1"><text:span text:style-name="T15">undermined by the requirement to prepare hidden “chemical and biological </text:span></text:p>
          </draw:text-box>
        </draw:frame>
        <draw:frame draw:style-name="gr1" draw:text-style-name="P2" draw:layer="layout" svg:width="8.405cm" svg:height="0.475cm" svg:x="2.2cm" svg:y="14.791cm">
          <draw:text-box>
            <text:p text:style-name="P1"><text:span text:style-name="T15">missile systems for military deployment”.</text:span></text:p>
          </draw:text-box>
        </draw:frame>
        <draw:frame draw:style-name="gr1" draw:text-style-name="P2" draw:layer="layout" svg:width="16.499cm" svg:height="0.475cm" svg:x="2.2cm" svg:y="15.706cm">
          <draw:text-box>
            <text:p text:style-name="P1"><text:span text:style-name="T7">26. </text:span><text:span text:style-name="T4"><text:s/>At the request of OD Sec, the JIC assessed Iraq’s attitude and approach to dealing </text:span></text:p>
          </draw:text-box>
        </draw:frame>
        <draw:frame draw:style-name="gr1" draw:text-style-name="P2" draw:layer="layout" svg:width="7.889cm" svg:height="0.475cm" svg:x="2.2cm" svg:y="16.27cm">
          <draw:text-box>
            <text:p text:style-name="P1"><text:span text:style-name="T4">with the return of UN weapons inspectors.</text:span></text:p>
          </draw:text-box>
        </draw:frame>
        <draw:frame draw:style-name="gr7" draw:text-style-name="P9" draw:layer="layout" svg:width="0.246cm" svg:height="0.276cm" svg:x="10.059cm" svg:y="16.289cm">
          <draw:text-box>
            <text:p text:style-name="P1"><text:span text:style-name="T13">3</text:span></text:p>
          </draw:text-box>
        </draw:frame>
        <draw:frame draw:style-name="gr1" draw:text-style-name="P2" draw:layer="layout" svg:width="8.13cm" svg:height="0.475cm" svg:x="10.196cm" svg:y="16.27cm">
          <draw:text-box>
            <text:p text:style-name="P1"><text:span text:style-name="T4"><text:s/></text:span><text:span text:style-name="T4">It also assessed Iraq’s concealment policy.</text:span></text:p>
          </draw:text-box>
        </draw:frame>
        <draw:frame draw:style-name="gr1" draw:text-style-name="P2" draw:layer="layout" svg:width="14.454cm" svg:height="0.475cm" svg:x="2.2cm" svg:y="17.185cm">
          <draw:text-box>
            <text:p text:style-name="P1"><text:span text:style-name="T7">27. </text:span><text:span text:style-name="T4"><text:s/>The minutes of the JIC discussion of the draft Assessment on 9 October </text:span></text:p>
          </draw:text-box>
        </draw:frame>
        <draw:frame draw:style-name="gr1" draw:text-style-name="P2" draw:layer="layout" svg:width="2.627cm" svg:height="0.475cm" svg:x="2.2cm" svg:y="17.749cm">
          <draw:text-box>
            <text:p text:style-name="P1"><text:span text:style-name="T4">recorded that:</text:span></text:p>
          </draw:text-box>
        </draw:frame>
        <draw:frame draw:style-name="gr2" draw:text-style-name="P3" draw:layer="layout" svg:width="0.634cm" svg:height="0.712cm" svg:x="2.95cm" svg:y="18.5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2cm" svg:height="0.475cm" svg:x="3.7cm" svg:y="18.663cm">
          <draw:text-box>
            <text:p text:style-name="P1"><text:span text:style-name="T4">Iraq was “very confident” about its concealment policy and “had put a lot of effort </text:span></text:p>
          </draw:text-box>
        </draw:frame>
        <draw:frame draw:style-name="gr1" draw:text-style-name="P2" draw:layer="layout" svg:width="10.048cm" svg:height="0.475cm" svg:x="3.7cm" svg:y="19.228cm">
          <draw:text-box>
            <text:p text:style-name="P1"><text:span text:style-name="T4">into ensuring that inspectors would not find anything”.</text:span></text:p>
          </draw:text-box>
        </draw:frame>
        <draw:frame draw:style-name="gr2" draw:text-style-name="P3" draw:layer="layout" svg:width="0.634cm" svg:height="0.712cm" svg:x="2.95cm" svg:y="19.7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7cm" svg:height="0.475cm" svg:x="3.7cm" svg:y="19.892cm">
          <draw:text-box>
            <text:p text:style-name="P1"><text:span text:style-name="T4">“</text:span><text:span text:style-name="T4">UNMOVIC [UN Monitoring, Verification and Inspection Commission] still had </text:span></text:p>
          </draw:text-box>
        </draw:frame>
        <draw:frame draw:style-name="gr1" draw:text-style-name="P2" draw:layer="layout" svg:width="14.912cm" svg:height="0.475cm" svg:x="3.7cm" svg:y="20.457cm">
          <draw:text-box>
            <text:p text:style-name="P1"><text:span text:style-name="T4">no information about suspect sites and without specific intelligence, it would be </text:span></text:p>
          </draw:text-box>
        </draw:frame>
        <draw:frame draw:style-name="gr1" draw:text-style-name="P2" draw:layer="layout" svg:width="9.679cm" svg:height="0.475cm" svg:x="3.7cm" svg:y="21.021cm">
          <draw:text-box>
            <text:p text:style-name="P1"><text:span text:style-name="T4">impossible for them to know where to start looking.”</text:span></text:p>
          </draw:text-box>
        </draw:frame>
        <draw:frame draw:style-name="gr2" draw:text-style-name="P3" draw:layer="layout" svg:width="0.634cm" svg:height="0.712cm" svg:x="2.95cm" svg:y="21.5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7cm" svg:height="0.475cm" svg:x="3.7cm" svg:y="21.686cm">
          <draw:text-box>
            <text:p text:style-name="P1"><text:span text:style-name="T4">“</text:span><text:span text:style-name="T4">A tougher, penetrative [inspections] regime backed by a good intelligence flow </text:span></text:p>
          </draw:text-box>
        </draw:frame>
        <draw:frame draw:style-name="gr1" draw:text-style-name="P2" draw:layer="layout" svg:width="12.495cm" svg:height="0.475cm" svg:x="3.7cm" svg:y="22.25cm">
          <draw:text-box>
            <text:p text:style-name="P1"><text:span text:style-name="T4">from inside Iraq, would therefore be absolutely central to success”.</text:span></text:p>
          </draw:text-box>
        </draw:frame>
        <draw:frame draw:style-name="gr2" draw:text-style-name="P3" draw:layer="layout" svg:width="0.634cm" svg:height="0.712cm" svg:x="2.95cm" svg:y="22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22.915cm">
          <draw:text-box>
            <text:p text:style-name="P1"><text:span text:style-name="T4">“… </text:span><text:span text:style-name="T4">[A]s military pressure increased, the point would come when concealment </text:span></text:p>
          </draw:text-box>
        </draw:frame>
        <draw:frame draw:style-name="gr1" draw:text-style-name="P2" draw:layer="layout" svg:width="12.228cm" svg:height="0.475cm" svg:x="3.7cm" svg:y="23.479cm">
          <draw:text-box>
            <text:p text:style-name="P1"><text:span text:style-name="T4">would make it impossible” for Iraq to “prepare for weaponisation”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9" draw:text-style-name="P10" draw:layer="layout" svg:x1="2.417cm" svg:y1="26.714cm" svg:x2="13.384cm" svg:y2="26.714cm">
          <text:p/>
        </draw:line>
        <draw:frame draw:style-name="gr7" draw:text-style-name="P9" draw:layer="layout" svg:width="0.246cm" svg:height="0.276cm" svg:x="15.888cm" svg:y="23.498cm">
          <draw:text-box>
            <text:p text:style-name="P1"><text:span text:style-name="T13">4</text:span></text:p>
          </draw:text-box>
        </draw:frame>
        <draw:frame draw:style-name="gr10" draw:text-style-name="P11" draw:layer="layout" svg:width="0.205cm" svg:height="0.23cm" svg:x="2.2cm" svg:y="26.373cm">
          <draw:text-box>
            <text:p text:style-name="P1"><text:span text:style-name="T14">3 </text:span></text:p>
          </draw:text-box>
        </draw:frame>
        <draw:frame draw:style-name="gr4" draw:text-style-name="P6" draw:layer="layout" svg:width="11.017cm" svg:height="0.395cm" svg:x="2.417cm" svg:y="26.357cm">
          <draw:text-box>
            <text:p text:style-name="P1"><text:span text:style-name="T6">JIC Assessment, 11 October 2002, ‘Iraq: The Return of UN Inspectors’</text:span><text:span text:style-name="T11">.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4 </text:span></text:p>
          </draw:text-box>
        </draw:frame>
        <draw:frame draw:style-name="gr4" draw:text-style-name="P6" draw:layer="layout" svg:width="6.009cm" svg:height="0.395cm" svg:x="2.417cm" svg:y="26.781cm">
          <draw:text-box>
            <text:p text:style-name="P1"><text:span text:style-name="T11">Minutes, 9 October 2002, JIC meeting.</text:span></text:p>
          </draw:text-box>
        </draw:frame>
      </draw:page>
      <draw:page draw:name="page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4.552cm" svg:height="0.475cm" svg:x="2.2cm" svg:y="2.525cm">
          <draw:text-box>
            <text:p text:style-name="P1"><text:span text:style-name="T7">28. </text:span><text:span text:style-name="T4"><text:s/>The JIC Assessment, ‘Iraq: The Return of UN Inspectors’, was issued on </text:span></text:p>
          </draw:text-box>
        </draw:frame>
        <draw:frame draw:style-name="gr1" draw:text-style-name="P2" draw:layer="layout" svg:width="2.165cm" svg:height="0.475cm" svg:x="2.2cm" svg:y="3.09cm">
          <draw:text-box>
            <text:p text:style-name="P1"><text:span text:style-name="T4">11 October.</text:span></text:p>
          </draw:text-box>
        </draw:frame>
        <draw:frame draw:style-name="gr7" draw:text-style-name="P9" draw:layer="layout" svg:width="0.246cm" svg:height="0.276cm" svg:x="4.357cm" svg:y="3.108cm">
          <draw:text-box>
            <text:p text:style-name="P1"><text:span text:style-name="T13">5</text:span></text:p>
          </draw:text-box>
        </draw:frame>
        <draw:frame draw:style-name="gr1" draw:text-style-name="P2" draw:layer="layout" svg:width="7.046cm" svg:height="0.475cm" svg:x="2.2cm" svg:y="4.004cm">
          <draw:text-box>
            <text:p text:style-name="P1"><text:span text:style-name="T7">29. </text:span><text:span text:style-name="T4"><text:s/>The JIC’s Key Judgements were: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4.918cm">
          <draw:text-box>
            <text:p text:style-name="P1"><text:span text:style-name="T4">Saddam is determined to retain Iraq’s proscribed weapons programmes. He </text:span></text:p>
          </draw:text-box>
        </draw:frame>
        <draw:frame draw:style-name="gr1" draw:text-style-name="P2" draw:layer="layout" svg:width="14.607cm" svg:height="0.475cm" svg:x="3.7cm" svg:y="5.483cm">
          <draw:text-box>
            <text:p text:style-name="P1"><text:span text:style-name="T4">is confident that he can prevent UNMOVIC, operating on the basis of existing </text:span></text:p>
          </draw:text-box>
        </draw:frame>
        <draw:frame draw:style-name="gr1" draw:text-style-name="P2" draw:layer="layout" svg:width="13.591cm" svg:height="0.475cm" svg:x="3.7cm" svg:y="6.047cm">
          <draw:text-box>
            <text:p text:style-name="P1"><text:span text:style-name="T4">UNSCRs [United Nations Security Council resolutions], from finding any </text:span></text:p>
          </draw:text-box>
        </draw:frame>
        <draw:frame draw:style-name="gr1" draw:text-style-name="P2" draw:layer="layout" svg:width="11.995cm" svg:height="0.475cm" svg:x="3.7cm" svg:y="6.612cm">
          <draw:text-box>
            <text:p text:style-name="P1"><text:span text:style-name="T4">evidence before military options start to close off in spring 2003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7.276cm">
          <draw:text-box>
            <text:p text:style-name="P1"><text:span text:style-name="T4">Concealment and dispersal of sensitive items are the main elements of Iraq’s </text:span></text:p>
          </draw:text-box>
        </draw:frame>
        <draw:frame draw:style-name="gr1" draw:text-style-name="P2" draw:layer="layout" svg:width="14.04cm" svg:height="0.475cm" svg:x="3.7cm" svg:y="7.841cm">
          <draw:text-box>
            <text:p text:style-name="P1"><text:span text:style-name="T4">strategy for dealing with UNMOVIC. The inspectors are hampered by poor </text:span></text:p>
          </draw:text-box>
        </draw:frame>
        <draw:frame draw:style-name="gr1" draw:text-style-name="P2" draw:layer="layout" svg:width="11.584cm" svg:height="0.475cm" svg:x="3.7cm" svg:y="8.405cm">
          <draw:text-box>
            <text:p text:style-name="P1"><text:span text:style-name="T4">preparedness and a lack of intelligence, so far, to guide them.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9.07cm">
          <draw:text-box>
            <text:p text:style-name="P1"><text:span text:style-name="T4">Saddam will probably accept a new UN resolution. If inspections are conducted </text:span></text:p>
          </draw:text-box>
        </draw:frame>
        <draw:frame draw:style-name="gr1" draw:text-style-name="P2" draw:layer="layout" svg:width="13.155cm" svg:height="0.475cm" svg:x="3.7cm" svg:y="9.634cm">
          <draw:text-box>
            <text:p text:style-name="P1"><text:span text:style-name="T4">under a tougher regime, and if specific intelligence on WMD locations </text:span></text:p>
          </draw:text-box>
        </draw:frame>
        <draw:frame draw:style-name="gr1" draw:text-style-name="P2" draw:layer="layout" svg:width="13.561cm" svg:height="0.475cm" svg:x="3.7cm" svg:y="10.198cm">
          <draw:text-box>
            <text:p text:style-name="P1"><text:span text:style-name="T4">is forthcoming in response to clear US determination to topple Saddam, </text:span></text:p>
          </draw:text-box>
        </draw:frame>
        <draw:frame draw:style-name="gr1" draw:text-style-name="P2" draw:layer="layout" svg:width="11.191cm" svg:height="0.475cm" svg:x="3.7cm" svg:y="10.763cm">
          <draw:text-box>
            <text:p text:style-name="P1"><text:span text:style-name="T4">UNMOVIC might find evidence of Iraq’s WMD programmes.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11.427cm">
          <draw:text-box>
            <text:p text:style-name="P1"><text:span text:style-name="T4">In the short-term, we do not expect a repeat of the blatant Iraqi policy of </text:span></text:p>
          </draw:text-box>
        </draw:frame>
        <draw:frame draw:style-name="gr1" draw:text-style-name="P2" draw:layer="layout" svg:width="14.052cm" svg:height="0.475cm" svg:x="3.7cm" svg:y="11.992cm">
          <draw:text-box>
            <text:p text:style-name="P1"><text:span text:style-name="T4">intimidation and obstruction that UNSCOM encountered. Widespread Iraqi </text:span></text:p>
          </draw:text-box>
        </draw:frame>
        <draw:frame draw:style-name="gr1" draw:text-style-name="P2" draw:layer="layout" svg:width="15.183cm" svg:height="0.475cm" svg:x="3.7cm" svg:y="12.556cm">
          <draw:text-box>
            <text:p text:style-name="P1"><text:span text:style-name="T4">obstruction would be seen as too obvious a challenge to the authority of the UN. </text:span></text:p>
          </draw:text-box>
        </draw:frame>
        <draw:frame draw:style-name="gr1" draw:text-style-name="P2" draw:layer="layout" svg:width="15.06cm" svg:height="0.475cm" svg:x="3.7cm" svg:y="13.121cm">
          <draw:text-box>
            <text:p text:style-name="P1"><text:span text:style-name="T4">But if inspectors come close to uncovering evidence of WMD, Iraq will employ a </text:span></text:p>
          </draw:text-box>
        </draw:frame>
        <draw:frame draw:style-name="gr1" draw:text-style-name="P2" draw:layer="layout" svg:width="7.559cm" svg:height="0.475cm" svg:x="3.7cm" svg:y="13.685cm">
          <draw:text-box>
            <text:p text:style-name="P1"><text:span text:style-name="T4">wide range of tactics to delay their work.</text:span></text:p>
          </draw:text-box>
        </draw:frame>
        <draw:frame draw:style-name="gr2" draw:text-style-name="P3" draw:layer="layout" svg:width="0.634cm" svg:height="0.712cm" svg:x="2.95cm" svg:y="14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56cm" svg:height="0.475cm" svg:x="3.7cm" svg:y="14.35cm">
          <draw:text-box>
            <text:p text:style-name="P1"><text:span text:style-name="T4">Iraq will use all diplomatic efforts, backed by its economic leverage on its </text:span></text:p>
          </draw:text-box>
        </draw:frame>
        <draw:frame draw:style-name="gr1" draw:text-style-name="P2" draw:layer="layout" svg:width="14.823cm" svg:height="0.475cm" svg:x="3.7cm" svg:y="14.914cm">
          <draw:text-box>
            <text:p text:style-name="P1"><text:span text:style-name="T4">neighbours, to undermine political support for a continuation of the inspections </text:span></text:p>
          </draw:text-box>
        </draw:frame>
        <draw:frame draw:style-name="gr1" draw:text-style-name="P2" draw:layer="layout" svg:width="2.885cm" svg:height="0.475cm" svg:x="3.7cm" svg:y="15.478cm">
          <draw:text-box>
            <text:p text:style-name="P1"><text:span text:style-name="T4">and sanctions.”</text:span></text:p>
          </draw:text-box>
        </draw:frame>
        <draw:frame draw:style-name="gr1" draw:text-style-name="P2" draw:layer="layout" svg:width="15.839cm" svg:height="0.475cm" svg:x="2.2cm" svg:y="16.393cm">
          <draw:text-box>
            <text:p text:style-name="P1"><text:span text:style-name="T7">30. </text:span><text:span text:style-name="T4"><text:s/>The Assessment is addressed in detail in Section 3.5. The key points in relation </text:span></text:p>
          </draw:text-box>
        </draw:frame>
        <draw:frame draw:style-name="gr1" draw:text-style-name="P2" draw:layer="layout" svg:width="15.987cm" svg:height="0.475cm" svg:x="2.2cm" svg:y="16.957cm">
          <draw:text-box>
            <text:p text:style-name="P1"><text:span text:style-name="T4">to Iraq’s possession of WMD and its intent to conceal its capabilities and deceive the </text:span></text:p>
          </draw:text-box>
        </draw:frame>
        <draw:frame draw:style-name="gr1" draw:text-style-name="P2" draw:layer="layout" svg:width="3.092cm" svg:height="0.475cm" svg:x="2.2cm" svg:y="17.522cm">
          <draw:text-box>
            <text:p text:style-name="P1"><text:span text:style-name="T4">inspectors were:</text:span></text:p>
          </draw:text-box>
        </draw:frame>
        <draw:frame draw:style-name="gr2" draw:text-style-name="P3" draw:layer="layout" svg:width="0.634cm" svg:height="0.712cm" svg:x="2.95cm" svg:y="18.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2cm" svg:height="0.475cm" svg:x="3.7cm" svg:y="18.436cm">
          <draw:text-box>
            <text:p text:style-name="P1"><text:span text:style-name="T4">Intelligence indicated that Saddam Hussein was “determined to retain Iraq’s </text:span></text:p>
          </draw:text-box>
        </draw:frame>
        <draw:frame draw:style-name="gr1" draw:text-style-name="P2" draw:layer="layout" svg:width="14.687cm" svg:height="0.475cm" svg:x="3.7cm" svg:y="19.001cm">
          <draw:text-box>
            <text:p text:style-name="P1"><text:span text:style-name="T4">weapons of mass destruction”, which he considered “to be a key part of Iraq’s </text:span></text:p>
          </draw:text-box>
        </draw:frame>
        <draw:frame draw:style-name="gr1" draw:text-style-name="P2" draw:layer="layout" svg:width="13.807cm" svg:height="0.475cm" svg:x="3.7cm" svg:y="19.565cm">
          <draw:text-box>
            <text:p text:style-name="P1"><text:span text:style-name="T4">regional political and military power”. He was “adamant that UN weapons </text:span></text:p>
          </draw:text-box>
        </draw:frame>
        <draw:frame draw:style-name="gr1" draw:text-style-name="P2" draw:layer="layout" svg:width="13.68cm" svg:height="0.475cm" svg:x="3.7cm" svg:y="20.13cm">
          <draw:text-box>
            <text:p text:style-name="P1"><text:span text:style-name="T4">inspectors should not be allowed to find and destroy the WMD capability </text:span></text:p>
          </draw:text-box>
        </draw:frame>
        <draw:frame draw:style-name="gr1" draw:text-style-name="P2" draw:layer="layout" svg:width="14.179cm" svg:height="0.475cm" svg:x="3.7cm" svg:y="20.694cm">
          <draw:text-box>
            <text:p text:style-name="P1"><text:span text:style-name="T4">that Iraq has been able to develop further in the four years since UNSCOM </text:span></text:p>
          </draw:text-box>
        </draw:frame>
        <draw:frame draw:style-name="gr1" draw:text-style-name="P2" draw:layer="layout" svg:width="2.343cm" svg:height="0.475cm" svg:x="3.7cm" svg:y="21.258cm">
          <draw:text-box>
            <text:p text:style-name="P1"><text:span text:style-name="T4">left in 1998”.</text:span></text:p>
          </draw:text-box>
        </draw:frame>
        <draw:frame draw:style-name="gr2" draw:text-style-name="P3" draw:layer="layout" svg:width="0.634cm" svg:height="0.712cm" svg:x="2.95cm" svg:y="21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3cm" svg:height="0.475cm" svg:x="3.7cm" svg:y="21.923cm">
          <draw:text-box>
            <text:p text:style-name="P1"><text:span text:style-name="T4">Iraq was “confident” that it could “ensure the inspectors, acting under the terms </text:span></text:p>
          </draw:text-box>
        </draw:frame>
        <draw:frame draw:style-name="gr1" draw:text-style-name="P2" draw:layer="layout" svg:width="14.84cm" svg:height="0.475cm" svg:x="3.7cm" svg:y="22.487cm">
          <draw:text-box>
            <text:p text:style-name="P1"><text:span text:style-name="T4">of existing UNSCRs”, would “not be able to find anything when they return and </text:span></text:p>
          </draw:text-box>
        </draw:frame>
        <draw:frame draw:style-name="gr1" draw:text-style-name="P2" draw:layer="layout" svg:width="10.666cm" svg:height="0.475cm" svg:x="3.7cm" svg:y="23.052cm">
          <draw:text-box>
            <text:p text:style-name="P1"><text:span text:style-name="T4">that Iraq will retain its proscribed weapons programmes”.</text:span></text:p>
          </draw:text-box>
        </draw:frame>
        <draw:frame draw:style-name="gr2" draw:text-style-name="P3" draw:layer="layout" svg:width="0.634cm" svg:height="0.712cm" svg:x="2.95cm" svg:y="23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23.716cm">
          <draw:text-box>
            <text:p text:style-name="P1"><text:span text:style-name="T4">“</text:span><text:span text:style-name="T4">A body of intelligence” indicated that “concealment and dispersal of sensitive </text:span></text:p>
          </draw:text-box>
        </draw:frame>
        <draw:frame draw:style-name="gr1" draw:text-style-name="P2" draw:layer="layout" svg:width="13.477cm" svg:height="0.475cm" svg:x="3.7cm" svg:y="24.281cm">
          <draw:text-box>
            <text:p text:style-name="P1"><text:span text:style-name="T4">items” were “the main planks of Iraq’s strategy to deal with the return of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417cm" svg:y1="27.137cm" svg:x2="13.384cm" svg:y2="27.137cm">
          <text:p/>
        </draw:line>
        <draw:frame draw:style-name="gr1" draw:text-style-name="P2" draw:layer="layout" svg:width="14.747cm" svg:height="0.475cm" svg:x="3.7cm" svg:y="24.845cm">
          <draw:text-box>
            <text:p text:style-name="P1"><text:span text:style-name="T4">weapons inspectors”. Saddam Hussein had “reportedly taken into account the 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5 </text:span></text:p>
          </draw:text-box>
        </draw:frame>
        <draw:frame draw:style-name="gr4" draw:text-style-name="P6" draw:layer="layout" svg:width="11.017cm" svg:height="0.395cm" svg:x="2.417cm" svg:y="26.781cm">
          <draw:text-box>
            <text:p text:style-name="P1"><text:span text:style-name="T6">JIC Assessment, 11 October 2002, ‘Iraq: The Return of UN Inspectors’</text:span><text:span text:style-name="T11">.</text:span></text:p>
          </draw:text-box>
        </draw:frame>
      </draw:page>
      <draw:page draw:name="page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4.247cm" svg:height="0.475cm" svg:x="3.7cm" svg:y="2.525cm">
          <draw:text-box>
            <text:p text:style-name="P1"><text:span text:style-name="T4">experience gained during the UNSCOM inspections” and believed he could </text:span></text:p>
          </draw:text-box>
        </draw:frame>
        <draw:frame draw:style-name="gr1" draw:text-style-name="P2" draw:layer="layout" svg:width="13.723cm" svg:height="0.475cm" svg:x="3.7cm" svg:y="3.09cm">
          <draw:text-box>
            <text:p text:style-name="P1"><text:span text:style-name="T4">“</text:span><text:span text:style-name="T4">exploit weaknesses in the inspections regime” in resolution 1284 (1999)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3.754cm">
          <draw:text-box>
            <text:p text:style-name="P1"><text:span text:style-name="T4">Qusay Hussein (Saddam Hussein’s son) had “instructed that the production of </text:span></text:p>
          </draw:text-box>
        </draw:frame>
        <draw:frame draw:style-name="gr1" draw:text-style-name="P2" draw:layer="layout" svg:width="15.246cm" svg:height="0.475cm" svg:x="3.7cm" svg:y="4.318cm">
          <draw:text-box>
            <text:p text:style-name="P1"><text:span text:style-name="T4">sensitive materials be moved to other secret locations. We have little intelligence </text:span></text:p>
          </draw:text-box>
        </draw:frame>
        <draw:frame draw:style-name="gr1" draw:text-style-name="P2" draw:layer="layout" svg:width="4.113cm" svg:height="0.475cm" svg:x="3.7cm" svg:y="4.883cm">
          <draw:text-box>
            <text:p text:style-name="P1"><text:span text:style-name="T4">on these locations …”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7cm" svg:height="0.475cm" svg:x="3.7cm" svg:y="5.547cm">
          <draw:text-box>
            <text:p text:style-name="P1"><text:span text:style-name="T4">Iraq’s concealment efforts were “widespread”. Iraq had “had time to prepare”; </text:span></text:p>
          </draw:text-box>
        </draw:frame>
        <draw:frame draw:style-name="gr1" draw:text-style-name="P2" draw:layer="layout" svg:width="14.899cm" svg:height="0.475cm" svg:x="3.7cm" svg:y="6.112cm">
          <draw:text-box>
            <text:p text:style-name="P1"><text:span text:style-name="T4">and stocks of chemical and biological weapons would be “considerably smaller </text:span></text:p>
          </draw:text-box>
        </draw:frame>
        <draw:frame draw:style-name="gr1" draw:text-style-name="P2" draw:layer="layout" svg:width="4.544cm" svg:height="0.475cm" svg:x="3.7cm" svg:y="6.676cm">
          <draw:text-box>
            <text:p text:style-name="P1"><text:span text:style-name="T4">than after the Gulf War”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7.341cm">
          <draw:text-box>
            <text:p text:style-name="P1"><text:span text:style-name="T4">Intelligence showed that “steps were being taken to prevent weapons inspectors </text:span></text:p>
          </draw:text-box>
        </draw:frame>
        <draw:frame draw:style-name="gr1" draw:text-style-name="P2" draw:layer="layout" svg:width="15.195cm" svg:height="0.475cm" svg:x="3.7cm" svg:y="7.905cm">
          <draw:text-box>
            <text:p text:style-name="P1"><text:span text:style-name="T4">from finding any prohibited weapons, sensitive papers and documents, including </text:span></text:p>
          </draw:text-box>
        </draw:frame>
        <draw:frame draw:style-name="gr1" draw:text-style-name="P2" draw:layer="layout" svg:width="14.48cm" svg:height="0.475cm" svg:x="3.7cm" svg:y="8.47cm">
          <draw:text-box>
            <text:p text:style-name="P1"><text:span text:style-name="T4">by hiding them in residential buildings, schools and private homes. Duplicate </text:span></text:p>
          </draw:text-box>
        </draw:frame>
        <draw:frame draw:style-name="gr1" draw:text-style-name="P2" draw:layer="layout" svg:width="14.827cm" svg:height="0.475cm" svg:x="3.7cm" svg:y="9.034cm">
          <draw:text-box>
            <text:p text:style-name="P1"><text:span text:style-name="T4">and non-essential papers had been destroyed and the remaining archives had </text:span></text:p>
          </draw:text-box>
        </draw:frame>
        <draw:frame draw:style-name="gr1" draw:text-style-name="P2" draw:layer="layout" svg:width="14.234cm" svg:height="0.475cm" svg:x="3.7cm" svg:y="9.598cm">
          <draw:text-box>
            <text:p text:style-name="P1"><text:span text:style-name="T4">been split up and hidden in the homes of trusted officials. In the absence of </text:span></text:p>
          </draw:text-box>
        </draw:frame>
        <draw:frame draw:style-name="gr1" draw:text-style-name="P2" draw:layer="layout" svg:width="14.848cm" svg:height="0.475cm" svg:x="3.7cm" svg:y="10.163cm">
          <draw:text-box>
            <text:p text:style-name="P1"><text:span text:style-name="T4">specific intelligence, the prospects of successfully finding illicit material at such </text:span></text:p>
          </draw:text-box>
        </draw:frame>
        <draw:frame draw:style-name="gr1" draw:text-style-name="P2" draw:layer="layout" svg:width="4.24cm" svg:height="0.475cm" svg:x="3.7cm" svg:y="10.727cm">
          <draw:text-box>
            <text:p text:style-name="P1"><text:span text:style-name="T4">sites is very limited …”</text:span></text:p>
          </draw:text-box>
        </draw:frame>
        <draw:frame draw:style-name="gr2" draw:text-style-name="P3" draw:layer="layout" svg:width="0.634cm" svg:height="0.712cm" svg:x="2.95cm" svg:y="11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8cm" svg:height="0.475cm" svg:x="3.7cm" svg:y="11.392cm">
          <draw:text-box>
            <text:p text:style-name="P1"><text:span text:style-name="T4">Iraq was “exploiting dual-use sites and mobile production facilities” and reporting </text:span></text:p>
          </draw:text-box>
        </draw:frame>
        <draw:frame draw:style-name="gr1" draw:text-style-name="P2" draw:layer="layout" svg:width="14.721cm" svg:height="0.475cm" svg:x="3.7cm" svg:y="11.956cm">
          <draw:text-box>
            <text:p text:style-name="P1"><text:span text:style-name="T4">indicated that it was “confident that any inspection of dual-use facilities” would </text:span></text:p>
          </draw:text-box>
        </draw:frame>
        <draw:frame draw:style-name="gr1" draw:text-style-name="P2" draw:layer="layout" svg:width="14.535cm" svg:height="0.475cm" svg:x="3.7cm" svg:y="12.521cm">
          <draw:text-box>
            <text:p text:style-name="P1"><text:span text:style-name="T4">be “unsuccessful”: the equipment could be used for legitimate purposes “and </text:span></text:p>
          </draw:text-box>
        </draw:frame>
        <draw:frame draw:style-name="gr1" draw:text-style-name="P2" draw:layer="layout" svg:width="14.662cm" svg:height="0.475cm" svg:x="3.7cm" svg:y="13.085cm">
          <draw:text-box>
            <text:p text:style-name="P1"><text:span text:style-name="T4">any incriminating raw material or prohibited product would be removed before </text:span></text:p>
          </draw:text-box>
        </draw:frame>
        <draw:frame draw:style-name="gr1" draw:text-style-name="P2" draw:layer="layout" svg:width="2.978cm" svg:height="0.475cm" svg:x="3.7cm" svg:y="13.65cm">
          <draw:text-box>
            <text:p text:style-name="P1"><text:span text:style-name="T4">any inspection”.</text:span></text:p>
          </draw:text-box>
        </draw:frame>
        <draw:frame draw:style-name="gr2" draw:text-style-name="P3" draw:layer="layout" svg:width="0.634cm" svg:height="0.712cm" svg:x="2.95cm" svg:y="14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5cm" svg:height="0.475cm" svg:x="3.7cm" svg:y="14.314cm">
          <draw:text-box>
            <text:p text:style-name="P1"><text:span text:style-name="T4">Iraq had “developed transportable biological production facilities with the </text:span></text:p>
          </draw:text-box>
        </draw:frame>
        <draw:frame draw:style-name="gr1" draw:text-style-name="P2" draw:layer="layout" svg:width="14.036cm" svg:height="0.475cm" svg:x="3.7cm" svg:y="14.878cm">
          <draw:text-box>
            <text:p text:style-name="P1"><text:span text:style-name="T4">intention of not only making it harder to target them but also difficult to find </text:span></text:p>
          </draw:text-box>
        </draw:frame>
        <draw:frame draw:style-name="gr1" draw:text-style-name="P2" draw:layer="layout" svg:width="14.975cm" svg:height="0.475cm" svg:x="3.7cm" svg:y="15.443cm">
          <draw:text-box>
            <text:p text:style-name="P1"><text:span text:style-name="T4">them. Iraq may also have dispersed stocks of chemical and biological weapons </text:span></text:p>
          </draw:text-box>
        </draw:frame>
        <draw:frame draw:style-name="gr1" draw:text-style-name="P2" draw:layer="layout" svg:width="14.772cm" svg:height="0.475cm" svg:x="3.7cm" svg:y="16.007cm">
          <draw:text-box>
            <text:p text:style-name="P1"><text:span text:style-name="T4">away from suspect sites to avoid detection. Intelligence indicates that Iraq has </text:span></text:p>
          </draw:text-box>
        </draw:frame>
        <draw:frame draw:style-name="gr1" draw:text-style-name="P2" draw:layer="layout" svg:width="14.366cm" svg:height="0.475cm" svg:x="3.7cm" svg:y="16.572cm">
          <draw:text-box>
            <text:p text:style-name="P1"><text:span text:style-name="T4">explored unorthodox options for delivering chemical and biological weapons </text:span></text:p>
          </draw:text-box>
        </draw:frame>
        <draw:frame draw:style-name="gr1" draw:text-style-name="P2" draw:layer="layout" svg:width="13.735cm" svg:height="0.475cm" svg:x="3.7cm" svg:y="17.136cm">
          <draw:text-box>
            <text:p text:style-name="P1"><text:span text:style-name="T4">which means the weapons inspectors will have difficulty knowing what to </text:span></text:p>
          </draw:text-box>
        </draw:frame>
        <draw:frame draw:style-name="gr1" draw:text-style-name="P2" draw:layer="layout" svg:width="1.628cm" svg:height="0.475cm" svg:x="3.7cm" svg:y="17.701cm">
          <draw:text-box>
            <text:p text:style-name="P1"><text:span text:style-name="T4">look for.”</text:span></text:p>
          </draw:text-box>
        </draw:frame>
        <draw:frame draw:style-name="gr2" draw:text-style-name="P3" draw:layer="layout" svg:width="0.634cm" svg:height="0.712cm" svg:x="2.95cm" svg:y="18.2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71cm" svg:height="0.475cm" svg:x="3.7cm" svg:y="18.365cm">
          <draw:text-box>
            <text:p text:style-name="P1"><text:span text:style-name="T4">Iraq was “confident in its concealment plans”. “The fact that Saddam is </text:span></text:p>
          </draw:text-box>
        </draw:frame>
        <draw:frame draw:style-name="gr1" draw:text-style-name="P2" draw:layer="layout" svg:width="13.76cm" svg:height="0.475cm" svg:x="3.7cm" svg:y="18.93cm">
          <draw:text-box>
            <text:p text:style-name="P1"><text:span text:style-name="T4">prepared, temporarily, to allow sensitive equipment out of his ‘immediate’ </text:span></text:p>
          </draw:text-box>
        </draw:frame>
        <draw:frame draw:style-name="gr1" draw:text-style-name="P2" draw:layer="layout" svg:width="13.401cm" svg:height="0.475cm" svg:x="3.7cm" svg:y="19.494cm">
          <draw:text-box>
            <text:p text:style-name="P1"><text:span text:style-name="T4">control, indicates the importance he attaches to retaining chemical and </text:span></text:p>
          </draw:text-box>
        </draw:frame>
        <draw:frame draw:style-name="gr1" draw:text-style-name="P2" draw:layer="layout" svg:width="7.808cm" svg:height="0.475cm" svg:x="3.7cm" svg:y="20.058cm">
          <draw:text-box>
            <text:p text:style-name="P1"><text:span text:style-name="T4">biological weapons and ballistic missiles.”</text:span></text:p>
          </draw:text-box>
        </draw:frame>
        <draw:frame draw:style-name="gr1" draw:text-style-name="P2" draw:layer="layout" svg:width="16.144cm" svg:height="0.475cm" svg:x="2.2cm" svg:y="20.973cm">
          <draw:text-box>
            <text:p text:style-name="P1"><text:span text:style-name="T7">31. </text:span><text:span text:style-name="T4"><text:s/>Commenting on Iraq’s repeated statements that it had “nothing to declare and no </text:span></text:p>
          </draw:text-box>
        </draw:frame>
        <draw:frame draw:style-name="gr1" draw:text-style-name="P2" draw:layer="layout" svg:width="8.6cm" svg:height="0.475cm" svg:x="2.2cm" svg:y="21.537cm">
          <draw:text-box>
            <text:p text:style-name="P1"><text:span text:style-name="T4">documents to reveal”, the Assessment stated:</text:span></text:p>
          </draw:text-box>
        </draw:frame>
        <draw:frame draw:style-name="gr1" draw:text-style-name="P2" draw:layer="layout" svg:width="14.514cm" svg:height="0.475cm" svg:x="2.95cm" svg:y="22.452cm">
          <draw:text-box>
            <text:p text:style-name="P1"><text:span text:style-name="T4">“… </text:span><text:span text:style-name="T4">the longer inspectors remain in Iraq the greater the likely impact on Iraq’s </text:span></text:p>
          </draw:text-box>
        </draw:frame>
        <draw:frame draw:style-name="gr1" draw:text-style-name="P2" draw:layer="layout" svg:width="15.551cm" svg:height="0.475cm" svg:x="2.95cm" svg:y="23.016cm">
          <draw:text-box>
            <text:p text:style-name="P1"><text:span text:style-name="T4">development programmes. UNMOVIC are more likely to come up with evidence of </text:span></text:p>
          </draw:text-box>
        </draw:frame>
        <draw:frame draw:style-name="gr1" draw:text-style-name="P2" draw:layer="layout" svg:width="15.924cm" svg:height="0.475cm" svg:x="2.95cm" svg:y="23.581cm">
          <draw:text-box>
            <text:p text:style-name="P1"><text:span text:style-name="T4">proscribed activity at Iraq’s missile facilities than those associated with the chemical, </text:span></text:p>
          </draw:text-box>
        </draw:frame>
        <draw:frame draw:style-name="gr1" draw:text-style-name="P2" draw:layer="layout" svg:width="15.022cm" svg:height="0.475cm" svg:x="2.95cm" svg:y="24.145cm">
          <draw:text-box>
            <text:p text:style-name="P1"><text:span text:style-name="T4">biological and nuclear programmes. We judge that production could continue at </text:span></text:p>
          </draw:text-box>
        </draw:frame>
        <draw:frame draw:style-name="gr1" draw:text-style-name="P2" draw:layer="layout" svg:width="15.018cm" svg:height="0.475cm" svg:x="2.95cm" svg:y="24.71cm">
          <draw:text-box>
            <text:p text:style-name="P1"><text:span text:style-name="T4">a much reduced level whilst inspectors were in-country. As the military pressure </text:span></text:p>
          </draw:text-box>
        </draw:frame>
        <draw:frame draw:style-name="gr1" draw:text-style-name="P2" draw:layer="layout" svg:width="14.98cm" svg:height="0.475cm" svg:x="2.95cm" svg:y="25.274cm">
          <draw:text-box>
            <text:p text:style-name="P1"><text:span text:style-name="T4">against Iraq increases, its concealment policy could be undermined by the Iraqi </text:span></text:p>
          </draw:text-box>
        </draw:frame>
        <draw:frame draw:style-name="gr1" draw:text-style-name="P2" draw:layer="layout" svg:width="15.767cm" svg:height="0.475cm" svg:x="2.95cm" svg:y="25.838cm">
          <draw:text-box>
            <text:p text:style-name="P1"><text:span text:style-name="T4">requirement to prepare its hidden stocks of chemical and biological missile systems </text:span></text:p>
          </draw:text-box>
        </draw:frame>
        <draw:frame draw:style-name="gr1" draw:text-style-name="P2" draw:layer="layout" svg:width="4.527cm" svg:height="0.475cm" svg:x="2.95cm" svg:y="26.403cm">
          <draw:text-box>
            <text:p text:style-name="P1"><text:span text:style-name="T4">for military deployment.”</text:span></text:p>
          </draw:text-box>
        </draw:frame>
      </draw:page>
      <draw:page draw:name="page1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6" draw:text-style-name="P8" draw:layer="layout" svg:width="8.875cm" svg:height="0.556cm" svg:x="2.2cm" svg:y="2.513cm">
          <draw:text-box>
            <text:p text:style-name="P1"><text:span text:style-name="T9">The US National Intelligence Estimate</text:span></text:p>
          </draw:text-box>
        </draw:frame>
        <draw:frame draw:style-name="gr1" draw:text-style-name="P2" draw:layer="layout" svg:width="14.789cm" svg:height="0.475cm" svg:x="2.2cm" svg:y="3.341cm">
          <draw:text-box>
            <text:p text:style-name="P1"><text:span text:style-name="T7">32. </text:span><text:span text:style-name="T4"><text:s/>On 1 October, the Central Intelligence Agency (CIA) produced its National </text:span></text:p>
          </draw:text-box>
        </draw:frame>
        <draw:frame draw:style-name="gr1" draw:text-style-name="P2" draw:layer="layout" svg:width="15.208cm" svg:height="0.475cm" svg:x="2.2cm" svg:y="3.905cm">
          <draw:text-box>
            <text:p text:style-name="P1"><text:span text:style-name="T4">Intelligence Estimate (NIE) on ‘Iraq’s Continuing Programs for Weapons of Mass </text:span></text:p>
          </draw:text-box>
        </draw:frame>
        <draw:frame draw:style-name="gr1" draw:text-style-name="P2" draw:layer="layout" svg:width="2.36cm" svg:height="0.475cm" svg:x="2.2cm" svg:y="4.47cm">
          <draw:text-box>
            <text:p text:style-name="P1"><text:span text:style-name="T4">Destruction’.</text:span></text:p>
          </draw:text-box>
        </draw:frame>
        <draw:frame draw:style-name="gr7" draw:text-style-name="P9" draw:layer="layout" svg:width="0.246cm" svg:height="0.276cm" svg:x="4.553cm" svg:y="4.489cm">
          <draw:text-box>
            <text:p text:style-name="P1"><text:span text:style-name="T13">6</text:span></text:p>
          </draw:text-box>
        </draw:frame>
        <draw:frame draw:style-name="gr1" draw:text-style-name="P2" draw:layer="layout" svg:width="16.317cm" svg:height="0.475cm" svg:x="2.2cm" svg:y="5.384cm">
          <draw:text-box>
            <text:p text:style-name="P1"><text:span text:style-name="T7">33. </text:span><text:span text:style-name="T4"><text:s/>An unclassified document based on the NIE, published on 4 October, included the </text:span></text:p>
          </draw:text-box>
        </draw:frame>
        <draw:frame draw:style-name="gr1" draw:text-style-name="P2" draw:layer="layout" svg:width="4.087cm" svg:height="0.475cm" svg:x="2.2cm" svg:y="5.949cm">
          <draw:text-box>
            <text:p text:style-name="P1"><text:span text:style-name="T4">following judgements:</text:span></text:p>
          </draw:text-box>
        </draw:frame>
        <draw:frame draw:style-name="gr2" draw:text-style-name="P3" draw:layer="layout" svg:width="0.634cm" svg:height="0.712cm" svg:x="2.95cm" svg:y="6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5cm" svg:height="0.475cm" svg:x="3.7cm" svg:y="6.863cm">
          <draw:text-box>
            <text:p text:style-name="P1"><text:span text:style-name="T4">“</text:span><text:span text:style-name="T4">Iraq has continued its weapons of mass destruction (WMD) programs in </text:span></text:p>
          </draw:text-box>
        </draw:frame>
        <draw:frame draw:style-name="gr1" draw:text-style-name="P2" draw:layer="layout" svg:width="13.468cm" svg:height="0.475cm" svg:x="3.7cm" svg:y="7.428cm">
          <draw:text-box>
            <text:p text:style-name="P1"><text:span text:style-name="T4">defiance of UN resolutions and restrictions. Baghdad has chemical and </text:span></text:p>
          </draw:text-box>
        </draw:frame>
        <draw:frame draw:style-name="gr1" draw:text-style-name="P2" draw:layer="layout" svg:width="14.98cm" svg:height="0.475cm" svg:x="3.7cm" svg:y="7.992cm">
          <draw:text-box>
            <text:p text:style-name="P1"><text:span text:style-name="T4">biological weapons as well as missiles with ranges in excess of UN restrictions; </text:span></text:p>
          </draw:text-box>
        </draw:frame>
        <draw:frame draw:style-name="gr1" draw:text-style-name="P2" draw:layer="layout" svg:width="14.345cm" svg:height="0.475cm" svg:x="3.7cm" svg:y="8.556cm">
          <draw:text-box>
            <text:p text:style-name="P1"><text:span text:style-name="T4">if left unchecked, it probably will have a nuclear weapon during this decade.”</text:span></text:p>
          </draw:text-box>
        </draw:frame>
        <draw:frame draw:style-name="gr2" draw:text-style-name="P3" draw:layer="layout" svg:width="0.634cm" svg:height="0.712cm" svg:x="2.95cm" svg:y="9.0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42cm" svg:height="0.475cm" svg:x="3.7cm" svg:y="9.221cm">
          <draw:text-box>
            <text:p text:style-name="P1"><text:span text:style-name="T4">“</text:span><text:span text:style-name="T4">Baghdad hides large portions of Iraq’s WMD efforts …”</text:span></text:p>
          </draw:text-box>
        </draw:frame>
        <draw:frame draw:style-name="gr12" draw:text-style-name="P3" draw:layer="layout" svg:width="0.615cm" svg:height="0.716cm" svg:x="2.95cm" svg:y="9.729cm">
          <draw:text-box>
            <text:p text:style-name="P1"><text:span text:style-name="T17">• </text:span></text:p>
          </draw:text-box>
        </draw:frame>
        <draw:frame draw:style-name="gr13" draw:text-style-name="P2" draw:layer="layout" svg:width="15.22cm" svg:height="0.475cm" svg:x="3.7cm" svg:y="9.885cm">
          <draw:text-box>
            <text:p text:style-name="P1"><text:span text:style-name="T18">“</text:span><text:span text:style-name="T18">Since inspections ended in 1998, Iraq has maintained its chemical weapons effort, </text:span></text:p>
          </draw:text-box>
        </draw:frame>
        <draw:frame draw:style-name="gr13" draw:text-style-name="P2" draw:layer="layout" svg:width="14.641cm" svg:height="0.475cm" svg:x="3.7cm" svg:y="10.45cm">
          <draw:text-box>
            <text:p text:style-name="P1"><text:span text:style-name="T18">energized its missile program, and invested more heavily in biological weapons; </text:span></text:p>
          </draw:text-box>
        </draw:frame>
        <draw:frame draw:style-name="gr13" draw:text-style-name="P2" draw:layer="layout" svg:width="13.375cm" svg:height="0.475cm" svg:x="3.7cm" svg:y="11.014cm">
          <draw:text-box>
            <text:p text:style-name="P1"><text:span text:style-name="T18">most analysts assess Iraq is reconstituting its nuclear weapons program.”</text:span></text:p>
          </draw:text-box>
        </draw:frame>
        <draw:frame draw:style-name="gr2" draw:text-style-name="P3" draw:layer="layout" svg:width="0.634cm" svg:height="0.712cm" svg:x="2.95cm" svg:y="11.5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5cm" svg:height="0.475cm" svg:x="3.7cm" svg:y="11.679cm">
          <draw:text-box>
            <text:p text:style-name="P1"><text:span text:style-name="T4">“</text:span><text:span text:style-name="T4">How quickly Iraq will obtain its first nuclear weapon depends on when it </text:span></text:p>
          </draw:text-box>
        </draw:frame>
        <draw:frame draw:style-name="gr1" draw:text-style-name="P2" draw:layer="layout" svg:width="9.502cm" svg:height="0.475cm" svg:x="3.7cm" svg:y="12.243cm">
          <draw:text-box>
            <text:p text:style-name="P1"><text:span text:style-name="T4">acquires sufficient weapons-grade fissile material.”</text:span></text:p>
          </draw:text-box>
        </draw:frame>
        <draw:frame draw:style-name="gr2" draw:text-style-name="P3" draw:layer="layout" svg:width="0.634cm" svg:height="0.712cm" svg:x="2.95cm" svg:y="12.7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8cm" svg:height="0.475cm" svg:x="3.7cm" svg:y="12.908cm">
          <draw:text-box>
            <text:p text:style-name="P1"><text:span text:style-name="T4">“</text:span><text:span text:style-name="T4">Baghdad has begun renewed production of chemical warfare agents, probably </text:span></text:p>
          </draw:text-box>
        </draw:frame>
        <draw:frame draw:style-name="gr1" draw:text-style-name="P2" draw:layer="layout" svg:width="14.412cm" svg:height="0.475cm" svg:x="3.7cm" svg:y="13.472cm">
          <draw:text-box>
            <text:p text:style-name="P1"><text:span text:style-name="T4">including mustard, sarin, cyclosarin, and VX.” Iraq’s capability was “probably </text:span></text:p>
          </draw:text-box>
        </draw:frame>
        <draw:frame draw:style-name="gr1" draw:text-style-name="P2" draw:layer="layout" svg:width="13.807cm" svg:height="0.475cm" svg:x="3.7cm" svg:y="14.036cm">
          <draw:text-box>
            <text:p text:style-name="P1"><text:span text:style-name="T4">more limited now” than it was in 1991, although VX production and agent </text:span></text:p>
          </draw:text-box>
        </draw:frame>
        <draw:frame draw:style-name="gr1" draw:text-style-name="P2" draw:layer="layout" svg:width="13.815cm" svg:height="0.475cm" svg:x="3.7cm" svg:y="14.601cm">
          <draw:text-box>
            <text:p text:style-name="P1"><text:span text:style-name="T4">storage life had probably “been improved”. Iraq probably possessed “CW </text:span></text:p>
          </draw:text-box>
        </draw:frame>
        <draw:frame draw:style-name="gr1" draw:text-style-name="P2" draw:layer="layout" svg:width="14.853cm" svg:height="0.475cm" svg:x="3.7cm" svg:y="15.165cm">
          <draw:text-box>
            <text:p text:style-name="P1"><text:span text:style-name="T4">[chemical warfare] bulk fill” for ballistic missile warheads “including for a limited </text:span></text:p>
          </draw:text-box>
        </draw:frame>
        <draw:frame draw:style-name="gr1" draw:text-style-name="P2" draw:layer="layout" svg:width="9.548cm" svg:height="0.475cm" svg:x="3.7cm" svg:y="15.73cm">
          <draw:text-box>
            <text:p text:style-name="P1"><text:span text:style-name="T4">number of covertly stored, extended range Scuds”.</text:span></text:p>
          </draw:text-box>
        </draw:frame>
        <draw:frame draw:style-name="gr2" draw:text-style-name="P3" draw:layer="layout" svg:width="0.634cm" svg:height="0.712cm" svg:x="2.95cm" svg:y="16.2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6cm" svg:height="0.475cm" svg:x="3.7cm" svg:y="16.394cm">
          <draw:text-box>
            <text:p text:style-name="P1"><text:span text:style-name="T4">“</text:span><text:span text:style-name="T4">All key aspects – R&amp;D, production, and weaponization – of Iraq’s offensive BW </text:span></text:p>
          </draw:text-box>
        </draw:frame>
        <draw:frame draw:style-name="gr1" draw:text-style-name="P2" draw:layer="layout" svg:width="14.874cm" svg:height="0.475cm" svg:x="3.7cm" svg:y="16.959cm">
          <draw:text-box>
            <text:p text:style-name="P1"><text:span text:style-name="T4">[biological warfare] program are active and most elements are larger and more </text:span></text:p>
          </draw:text-box>
        </draw:frame>
        <draw:frame draw:style-name="gr1" draw:text-style-name="P2" draw:layer="layout" svg:width="8.723cm" svg:height="0.475cm" svg:x="3.7cm" svg:y="17.523cm">
          <draw:text-box>
            <text:p text:style-name="P1"><text:span text:style-name="T4">advanced than they were before the Gulf war.”</text:span></text:p>
          </draw:text-box>
        </draw:frame>
        <draw:frame draw:style-name="gr2" draw:text-style-name="P3" draw:layer="layout" svg:width="0.634cm" svg:height="0.712cm" svg:x="2.95cm" svg:y="18.0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56cm" svg:height="0.475cm" svg:x="3.7cm" svg:y="18.188cm">
          <draw:text-box>
            <text:p text:style-name="P1"><text:span text:style-name="T4">“</text:span><text:span text:style-name="T4">Iraq maintains a small missile force and several development programs, </text:span></text:p>
          </draw:text-box>
        </draw:frame>
        <draw:frame draw:style-name="gr1" draw:text-style-name="P2" draw:layer="layout" svg:width="13.693cm" svg:height="0.475cm" svg:x="3.7cm" svg:y="18.752cm">
          <draw:text-box>
            <text:p text:style-name="P1"><text:span text:style-name="T4">including for a UAV [unmanned aerial vehicle] that most analysts believe </text:span></text:p>
          </draw:text-box>
        </draw:frame>
        <draw:frame draw:style-name="gr1" draw:text-style-name="P2" draw:layer="layout" svg:width="10.725cm" svg:height="0.475cm" svg:x="3.7cm" svg:y="19.316cm">
          <draw:text-box>
            <text:p text:style-name="P1"><text:span text:style-name="T4">probably is intended to deliver biological warfare agents.”</text:span></text:p>
          </draw:text-box>
        </draw:frame>
        <draw:frame draw:style-name="gr7" draw:text-style-name="P9" draw:layer="layout" svg:width="0.246cm" svg:height="0.276cm" svg:x="14.384cm" svg:y="19.335cm">
          <draw:text-box>
            <text:p text:style-name="P1"><text:span text:style-name="T13">7</text:span></text:p>
          </draw:text-box>
        </draw:frame>
        <draw:frame draw:style-name="gr1" draw:text-style-name="P2" draw:layer="layout" svg:width="15.686cm" svg:height="0.475cm" svg:x="2.2cm" svg:y="20.231cm">
          <draw:text-box>
            <text:p text:style-name="P1"><text:span text:style-name="T7">34. </text:span><text:span text:style-name="T4"><text:s/>The discussion of Iraq’s biological warfare programme included reference to “a </text:span></text:p>
          </draw:text-box>
        </draw:frame>
        <draw:frame draw:style-name="gr1" draw:text-style-name="P2" draw:layer="layout" svg:width="16.296cm" svg:height="0.475cm" svg:x="2.2cm" svg:y="20.795cm">
          <draw:text-box>
            <text:p text:style-name="P1"><text:span text:style-name="T4">large-scale, redundant, and concealed BW agent production capability, which includes </text:span></text:p>
          </draw:text-box>
        </draw:frame>
        <draw:frame draw:style-name="gr1" draw:text-style-name="P2" draw:layer="layout" svg:width="15.687cm" svg:height="0.475cm" svg:x="2.2cm" svg:y="21.36cm">
          <draw:text-box>
            <text:p text:style-name="P1"><text:span text:style-name="T4">mobile facilities; these facilities can evade detection, are highly survivable, and can </text:span></text:p>
          </draw:text-box>
        </draw:frame>
        <draw:frame draw:style-name="gr1" draw:text-style-name="P2" draw:layer="layout" svg:width="11.038cm" svg:height="0.475cm" svg:x="2.2cm" svg:y="21.924cm">
          <draw:text-box>
            <text:p text:style-name="P1"><text:span text:style-name="T4">exceed the production rates Iraq had prior to the Gulf war”.</text:span></text:p>
          </draw:text-box>
        </draw:frame>
        <draw:frame draw:style-name="gr1" draw:text-style-name="P2" draw:layer="layout" svg:width="15.356cm" svg:height="0.475cm" svg:x="2.2cm" svg:y="22.839cm">
          <draw:text-box>
            <text:p text:style-name="P1"><text:span text:style-name="T7">35. </text:span><text:span text:style-name="T4"><text:s/>The discussion on the Iraqi nuclear programme referred to “Iraq’s aggressive </text:span></text:p>
          </draw:text-box>
        </draw:frame>
        <draw:frame draw:style-name="gr1" draw:text-style-name="P2" draw:layer="layout" svg:width="15.03cm" svg:height="0.475cm" svg:x="2.2cm" svg:y="23.403cm">
          <draw:text-box>
            <text:p text:style-name="P1"><text:span text:style-name="T4">attempts to obtain proscribed high-strength aluminium tubes” and stated that all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6.102cm" svg:height="0.475cm" svg:x="2.2cm" svg:y="23.968cm">
          <draw:text-box>
            <text:p text:style-name="P1"><text:span text:style-name="T4">“</text:span><text:span text:style-name="T4">intelligence experts agree that Iraq is seeking nuclear weapons and that these tubes </text:span></text:p>
          </draw:text-box>
        </draw:frame>
        <draw:frame draw:style-name="gr10" draw:text-style-name="P11" draw:layer="layout" svg:width="0.205cm" svg:height="0.23cm" svg:x="2.2cm" svg:y="25.95cm">
          <draw:text-box>
            <text:p text:style-name="P1"><text:span text:style-name="T14">6 </text:span></text:p>
          </draw:text-box>
        </draw:frame>
        <draw:frame draw:style-name="gr4" draw:text-style-name="P6" draw:layer="layout" svg:width="15.085cm" svg:height="0.395cm" svg:x="2.417cm" svg:y="25.934cm">
          <draw:text-box>
            <text:p text:style-name="P1"><text:span text:style-name="T11">CIA, 1 October 2002, ‘National Intelligence Estimate, Iraq’s Continuing Programs for Weapons of </text:span></text:p>
          </draw:text-box>
        </draw:frame>
        <draw:frame draw:style-name="gr4" draw:text-style-name="P6" draw:layer="layout" svg:width="2.893cm" svg:height="0.395cm" svg:x="2.2cm" svg:y="26.357cm">
          <draw:text-box>
            <text:p text:style-name="P1"><text:span text:style-name="T11">Mass Destruction’</text:span><text:span text:style-name="T19">.</text:span></text:p>
          </draw:text-box>
        </draw:frame>
        <draw:frame draw:style-name="gr10" draw:text-style-name="P11" draw:layer="layout" svg:width="0.205cm" svg:height="0.23cm" svg:x="2.2cm" svg:y="26.796cm">
          <draw:text-box>
            <text:p text:style-name="P1"><text:span text:style-name="T14">7 </text:span></text:p>
          </draw:text-box>
        </draw:frame>
        <draw:frame draw:style-name="gr4" draw:text-style-name="P6" draw:layer="layout" svg:width="10.742cm" svg:height="0.395cm" svg:x="2.417cm" svg:y="26.781cm">
          <draw:text-box>
            <text:p text:style-name="P1"><text:span text:style-name="T11">CIA, 4 October 2002, </text:span><text:span text:style-name="T19">Iraq’s Weapons of Mass Destruction Programs.</text:span></text:p>
          </draw:text-box>
        </draw:frame>
      </draw:page>
      <draw:page draw:name="page1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4">could be used in a centrifuge enrichment program”, although it acknowledged that some </text:span></text:p>
          </draw:text-box>
        </draw:frame>
        <draw:frame draw:style-name="gr1" draw:text-style-name="P2" draw:layer="layout" svg:width="8.845cm" svg:height="0.475cm" svg:x="2.2cm" svg:y="3.09cm">
          <draw:text-box>
            <text:p text:style-name="P1"><text:span text:style-name="T4">did not believe that this was their intended use.</text:span></text:p>
          </draw:text-box>
        </draw:frame>
        <draw:frame draw:style-name="gr1" draw:text-style-name="P2" draw:layer="layout" svg:width="16.055cm" svg:height="0.475cm" svg:x="2.2cm" svg:y="4.004cm">
          <draw:text-box>
            <text:p text:style-name="P1"><text:span text:style-name="T7">36. </text:span><text:span text:style-name="T4"><text:s/>In July 2004, the Senate Select Committee on Intelligence produced a </text:span><text:span text:style-name="T12">Report … </text:span></text:p>
          </draw:text-box>
        </draw:frame>
        <draw:frame draw:style-name="gr1" draw:text-style-name="P2" draw:layer="layout" svg:width="14.874cm" svg:height="0.475cm" svg:x="2.2cm" svg:y="4.568cm">
          <draw:text-box>
            <text:p text:style-name="P1"><text:span text:style-name="T12">on the</text:span><text:span text:style-name="T4"> </text:span><text:span text:style-name="T12">U.S. Intelligence Community’s Prewar Intelligence Assessments on Iraq</text:span><text:span text:style-name="T4">.</text:span></text:p>
          </draw:text-box>
        </draw:frame>
        <draw:frame draw:style-name="gr7" draw:text-style-name="P9" draw:layer="layout" svg:width="0.246cm" svg:height="0.276cm" svg:x="17.024cm" svg:y="4.587cm">
          <draw:text-box>
            <text:p text:style-name="P1"><text:span text:style-name="T13">8</text:span></text:p>
          </draw:text-box>
        </draw:frame>
        <draw:frame draw:style-name="gr1" draw:text-style-name="P2" draw:layer="layout" svg:width="0.972cm" svg:height="0.475cm" svg:x="17.161cm" svg:y="4.568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6.618cm" svg:height="0.475cm" svg:x="2.2cm" svg:y="5.133cm">
          <draw:text-box>
            <text:p text:style-name="P1"><text:span text:style-name="T4">conclusions of the Committee drew attention to the uncertainties behind the judgements </text:span></text:p>
          </draw:text-box>
        </draw:frame>
        <draw:frame draw:style-name="gr1" draw:text-style-name="P2" draw:layer="layout" svg:width="5.319cm" svg:height="0.475cm" svg:x="2.2cm" svg:y="5.697cm">
          <draw:text-box>
            <text:p text:style-name="P1"><text:span text:style-name="T4">in the NIE (see Section 4.4).</text:span></text:p>
          </draw:text-box>
        </draw:frame>
        <draw:frame draw:style-name="gr1" draw:text-style-name="P2" draw:layer="layout" svg:width="16.681cm" svg:height="0.475cm" svg:x="2.2cm" svg:y="6.612cm">
          <draw:text-box>
            <text:p text:style-name="P1"><text:span text:style-name="T7">37. </text:span><text:span text:style-name="T4"><text:s/>In their letter to President Bush on 31 March 2005, the members of the Commission </text:span></text:p>
          </draw:text-box>
        </draw:frame>
        <draw:frame draw:style-name="gr1" draw:text-style-name="P2" draw:layer="layout" svg:width="15.331cm" svg:height="0.475cm" svg:x="2.2cm" svg:y="7.176cm">
          <draw:text-box>
            <text:p text:style-name="P1"><text:span text:style-name="T4">on the Intelligence Capabilities of the United States Regarding Weapons of Mass </text:span></text:p>
          </draw:text-box>
        </draw:frame>
        <draw:frame draw:style-name="gr1" draw:text-style-name="P2" draw:layer="layout" svg:width="16.148cm" svg:height="0.475cm" svg:x="2.2cm" svg:y="7.741cm">
          <draw:text-box>
            <text:p text:style-name="P1"><text:span text:style-name="T4">Destruction, established by President Bush on 6 February 2004, drew attention to the </text:span></text:p>
          </draw:text-box>
        </draw:frame>
        <draw:frame draw:style-name="gr1" draw:text-style-name="P2" draw:layer="layout" svg:width="16.203cm" svg:height="0.475cm" svg:x="2.2cm" svg:y="8.305cm">
          <draw:text-box>
            <text:p text:style-name="P1"><text:span text:style-name="T4">failure to make clear just how much of the analysis was based on assumptions, rather </text:span></text:p>
          </draw:text-box>
        </draw:frame>
        <draw:frame draw:style-name="gr1" draw:text-style-name="P2" draw:layer="layout" svg:width="3.837cm" svg:height="0.475cm" svg:x="2.2cm" svg:y="8.87cm">
          <draw:text-box>
            <text:p text:style-name="P1"><text:span text:style-name="T4">than good evidence.</text:span></text:p>
          </draw:text-box>
        </draw:frame>
        <draw:frame draw:style-name="gr7" draw:text-style-name="P9" draw:layer="layout" svg:width="0.246cm" svg:height="0.276cm" svg:x="6.013cm" svg:y="8.888cm">
          <draw:text-box>
            <text:p text:style-name="P1"><text:span text:style-name="T13">9</text:span></text:p>
          </draw:text-box>
        </draw:frame>
        <draw:frame draw:style-name="gr1" draw:text-style-name="P2" draw:layer="layout" svg:width="16.736cm" svg:height="0.475cm" svg:x="2.2cm" svg:y="9.784cm">
          <draw:text-box>
            <text:p text:style-name="P1"><text:span text:style-name="T7">38. </text:span><text:span text:style-name="T4"><text:s/>Writing in 2012, Mr Colin Powell, US Secretary of State, described the NIE evidence </text:span></text:p>
          </draw:text-box>
        </draw:frame>
        <draw:frame draw:style-name="gr1" draw:text-style-name="P2" draw:layer="layout" svg:width="10.971cm" svg:height="0.475cm" svg:x="2.2cm" svg:y="10.348cm">
          <draw:text-box>
            <text:p text:style-name="P1"><text:span text:style-name="T4">as “mostly circumstantial and inferential”, but “persuasive”.</text:span></text:p>
          </draw:text-box>
        </draw:frame>
        <draw:frame draw:style-name="gr7" draw:text-style-name="P9" draw:layer="layout" svg:width="0.273cm" svg:height="0.276cm" svg:x="13.14cm" svg:y="10.367cm">
          <draw:text-box>
            <text:p text:style-name="P1"><text:span text:style-name="T13">10</text:span></text:p>
          </draw:text-box>
        </draw:frame>
        <draw:frame draw:style-name="gr1" draw:text-style-name="P2" draw:layer="layout" svg:width="12.749cm" svg:height="0.475cm" svg:x="2.2cm" svg:y="11.463cm">
          <draw:text-box>
            <text:p text:style-name="P1"><text:span text:style-name="T1">PRESIDENT BUSH’S SPEECH IN CINCINNATI, 7 OCTOBER 2002</text:span></text:p>
          </draw:text-box>
        </draw:frame>
        <draw:frame draw:style-name="gr1" draw:text-style-name="P2" draw:layer="layout" svg:width="15.208cm" svg:height="0.475cm" svg:x="2.2cm" svg:y="12.227cm">
          <draw:text-box>
            <text:p text:style-name="P1"><text:span text:style-name="T7">39. </text:span><text:span text:style-name="T4"><text:s/>In advance of the votes in Congress to authorise the use of force if it proved </text:span></text:p>
          </draw:text-box>
        </draw:frame>
        <draw:frame draw:style-name="gr1" draw:text-style-name="P2" draw:layer="layout" svg:width="15.123cm" svg:height="0.475cm" svg:x="2.2cm" svg:y="12.792cm">
          <draw:text-box>
            <text:p text:style-name="P1"><text:span text:style-name="T4">necessary to enforce Security Council demands, President Bush used a speech </text:span></text:p>
          </draw:text-box>
        </draw:frame>
        <draw:frame draw:style-name="gr1" draw:text-style-name="P2" draw:layer="layout" svg:width="15.246cm" svg:height="0.475cm" svg:x="2.2cm" svg:y="13.356cm">
          <draw:text-box>
            <text:p text:style-name="P1"><text:span text:style-name="T4">in Cincinnati on 7 October to set out in detail the case for urgent action to disarm </text:span></text:p>
          </draw:text-box>
        </draw:frame>
        <draw:frame draw:style-name="gr1" draw:text-style-name="P2" draw:layer="layout" svg:width="0.853cm" svg:height="0.475cm" svg:x="2.2cm" svg:y="13.921cm">
          <draw:text-box>
            <text:p text:style-name="P1"><text:span text:style-name="T4">Iraq.</text:span></text:p>
          </draw:text-box>
        </draw:frame>
        <draw:frame draw:style-name="gr7" draw:text-style-name="P9" draw:layer="layout" svg:width="0.256cm" svg:height="0.276cm" svg:x="3.047cm" svg:y="13.939cm">
          <draw:text-box>
            <text:p text:style-name="P1"><text:span text:style-name="T13">11</text:span></text:p>
          </draw:text-box>
        </draw:frame>
        <draw:frame draw:style-name="gr1" draw:text-style-name="P2" draw:layer="layout" svg:width="13.663cm" svg:height="0.475cm" svg:x="3.303cm" svg:y="13.921cm">
          <draw:text-box>
            <text:p text:style-name="P1"><text:span text:style-name="T4"><text:s/></text:span><text:span text:style-name="T4">President Bush stated that Iraq “possesses and produces chemical and </text:span></text:p>
          </draw:text-box>
        </draw:frame>
        <draw:frame draw:style-name="gr1" draw:text-style-name="P2" draw:layer="layout" svg:width="15.949cm" svg:height="0.475cm" svg:x="2.2cm" svg:y="14.485cm">
          <draw:text-box>
            <text:p text:style-name="P1"><text:span text:style-name="T4">biological weapons” and “the evidence indicates that Iraq is reconstituting its nuclear </text:span></text:p>
          </draw:text-box>
        </draw:frame>
        <draw:frame draw:style-name="gr1" draw:text-style-name="P2" draw:layer="layout" svg:width="3.66cm" svg:height="0.475cm" svg:x="2.2cm" svg:y="15.05cm">
          <draw:text-box>
            <text:p text:style-name="P1"><text:span text:style-name="T4">weapons program”.</text:span></text:p>
          </draw:text-box>
        </draw:frame>
        <draw:frame draw:style-name="gr1" draw:text-style-name="P2" draw:layer="layout" svg:width="9.717cm" svg:height="0.475cm" svg:x="2.2cm" svg:y="15.964cm">
          <draw:text-box>
            <text:p text:style-name="P1"><text:span text:style-name="T7">40. </text:span><text:span text:style-name="T4"><text:s/>Other points made by President Bush included:</text:span></text:p>
          </draw:text-box>
        </draw:frame>
        <draw:frame draw:style-name="gr2" draw:text-style-name="P3" draw:layer="layout" svg:width="0.634cm" svg:height="0.712cm" svg:x="2.95cm" svg:y="16.7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16.878cm">
          <draw:text-box>
            <text:p text:style-name="P1"><text:span text:style-name="T4">There were concerns that Iraq was “exploring ways of using UAVs for missions </text:span></text:p>
          </draw:text-box>
        </draw:frame>
        <draw:frame draw:style-name="gr1" draw:text-style-name="P2" draw:layer="layout" svg:width="5.298cm" svg:height="0.475cm" svg:x="3.7cm" svg:y="17.443cm">
          <draw:text-box>
            <text:p text:style-name="P1"><text:span text:style-name="T4">targeting the United States”.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1cm" svg:height="0.475cm" svg:x="3.7cm" svg:y="18.107cm">
          <draw:text-box>
            <text:p text:style-name="P1"><text:span text:style-name="T4">Iraq and Al Qaida (AQ) had “high level contacts that go back a decade”.</text:span></text:p>
          </draw:text-box>
        </draw:frame>
        <draw:frame draw:style-name="gr2" draw:text-style-name="P3" draw:layer="layout" svg:width="0.634cm" svg:height="0.712cm" svg:x="2.95cm" svg:y="18.6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9cm" svg:height="0.475cm" svg:x="3.7cm" svg:y="18.772cm">
          <draw:text-box>
            <text:p text:style-name="P1"><text:span text:style-name="T4">Some AQ leaders who had fled Afghanistan were in Iraq, including “one very </text:span></text:p>
          </draw:text-box>
        </draw:frame>
        <draw:frame draw:style-name="gr1" draw:text-style-name="P2" draw:layer="layout" svg:width="14.175cm" svg:height="0.475cm" svg:x="3.7cm" svg:y="19.336cm">
          <draw:text-box>
            <text:p text:style-name="P1"><text:span text:style-name="T4">senior … leader” who had “been associated with planning for chemical and </text:span></text:p>
          </draw:text-box>
        </draw:frame>
        <draw:frame draw:style-name="gr1" draw:text-style-name="P2" draw:layer="layout" svg:width="3.495cm" svg:height="0.475cm" svg:x="3.7cm" svg:y="19.901cm">
          <draw:text-box>
            <text:p text:style-name="P1"><text:span text:style-name="T4">biological attacks”.</text:span></text:p>
          </draw:text-box>
        </draw:frame>
        <draw:frame draw:style-name="gr2" draw:text-style-name="P3" draw:layer="layout" svg:width="0.634cm" svg:height="0.712cm" svg:x="2.95cm" svg:y="20.4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20.565cm">
          <draw:text-box>
            <text:p text:style-name="P1"><text:span text:style-name="T4">“</text:span><text:span text:style-name="T4">[C]onfronting the threat posed by Iraq” was “crucial to winning the war against </text:span></text:p>
          </draw:text-box>
        </draw:frame>
        <draw:frame draw:style-name="gr1" draw:text-style-name="P2" draw:layer="layout" svg:width="14.984cm" svg:height="0.475cm" svg:x="3.7cm" svg:y="21.13cm">
          <draw:text-box>
            <text:p text:style-name="P1"><text:span text:style-name="T4">terror”. Saddam Hussein was “harboring terrorists and the instruments of terror, </text:span></text:p>
          </draw:text-box>
        </draw:frame>
        <draw:frame draw:style-name="gr1" draw:text-style-name="P2" draw:layer="layout" svg:width="15.157cm" svg:height="0.475cm" svg:x="3.7cm" svg:y="21.694cm">
          <draw:text-box>
            <text:p text:style-name="P1"><text:span text:style-name="T4">the instruments of mass death and destruction”. He could not be trusted and the </text:span></text:p>
          </draw:text-box>
        </draw:frame>
        <draw:frame draw:style-name="gr1" draw:text-style-name="P2" draw:layer="layout" svg:width="14.654cm" svg:height="0.475cm" svg:x="3.7cm" svg:y="22.258cm">
          <draw:text-box>
            <text:p text:style-name="P1"><text:span text:style-name="T4">risk that he would “use them, or provide them to a terror network” was “simply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.941cm" svg:height="0.475cm" svg:x="3.7cm" svg:y="22.823cm">
          <draw:text-box>
            <text:p text:style-name="P1"><text:span text:style-name="T4">too great”.</text:span></text:p>
          </draw:text-box>
        </draw:frame>
        <draw:frame draw:style-name="gr10" draw:text-style-name="P11" draw:layer="layout" svg:width="0.205cm" svg:height="0.23cm" svg:x="2.2cm" svg:y="24.68cm">
          <draw:text-box>
            <text:p text:style-name="P1"><text:span text:style-name="T14">8 </text:span></text:p>
          </draw:text-box>
        </draw:frame>
        <draw:frame draw:style-name="gr4" draw:text-style-name="P6" draw:layer="layout" svg:width="15.717cm" svg:height="0.395cm" svg:x="2.417cm" svg:y="24.664cm">
          <draw:text-box>
            <text:p text:style-name="P1"><text:span text:style-name="T11">Select Committee on Intelligence, 9 July 2004, </text:span><text:span text:style-name="T19">Report of the Select Committee on Intelligence on the </text:span></text:p>
          </draw:text-box>
        </draw:frame>
        <draw:frame draw:style-name="gr4" draw:text-style-name="P6" draw:layer="layout" svg:width="11.207cm" svg:height="0.395cm" svg:x="2.2cm" svg:y="25.087cm">
          <draw:text-box>
            <text:p text:style-name="P1"><text:span text:style-name="T19">U.S. Intelligence Community’s Prewar Intelligence Assessments on Iraq</text:span><text:span text:style-name="T11">.</text:span></text:p>
          </draw:text-box>
        </draw:frame>
        <draw:frame draw:style-name="gr10" draw:text-style-name="P11" draw:layer="layout" svg:width="0.205cm" svg:height="0.23cm" svg:x="2.2cm" svg:y="25.526cm">
          <draw:text-box>
            <text:p text:style-name="P1"><text:span text:style-name="T14">9 </text:span></text:p>
          </draw:text-box>
        </draw:frame>
        <draw:frame draw:style-name="gr4" draw:text-style-name="P6" draw:layer="layout" svg:width="15.365cm" svg:height="0.395cm" svg:x="2.414cm" svg:y="25.511cm">
          <draw:text-box>
            <text:p text:style-name="P1"><text:span text:style-name="T11">The Commission on the Intelligence Capabilities of the United States Regarding Weapons of Mass </text:span></text:p>
          </draw:text-box>
        </draw:frame>
        <draw:frame draw:style-name="gr4" draw:text-style-name="P6" draw:layer="layout" svg:width="11.39cm" svg:height="0.395cm" svg:x="2.2cm" svg:y="25.934cm">
          <draw:text-box>
            <text:p text:style-name="P1"><text:span text:style-name="T11">Destruction, 31 March 2005, </text:span><text:span text:style-name="T19">Report to the President of the United States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10 </text:span></text:p>
          </draw:text-box>
        </draw:frame>
        <draw:frame draw:style-name="gr4" draw:text-style-name="P6" draw:layer="layout" svg:width="13.709cm" svg:height="0.395cm" svg:x="2.532cm" svg:y="26.357cm">
          <draw:text-box>
            <text:p text:style-name="P1"><text:span text:style-name="T11">Powell, C with Koltz T. </text:span><text:span text:style-name="T19">It Worked for Me: In Life and Leadership.</text:span><text:span text:style-name="T11"> Harper Perennial, 2012.</text:span></text:p>
          </draw:text-box>
        </draw:frame>
        <draw:frame draw:style-name="gr10" draw:text-style-name="P11" draw:layer="layout" svg:width="0.273cm" svg:height="0.23cm" svg:x="2.2cm" svg:y="26.796cm">
          <draw:text-box>
            <text:p text:style-name="P1"><text:span text:style-name="T14">11 </text:span></text:p>
          </draw:text-box>
        </draw:frame>
        <draw:frame draw:style-name="gr4" draw:text-style-name="P6" draw:layer="layout" svg:width="11.275cm" svg:height="0.395cm" svg:x="2.513cm" svg:y="26.781cm">
          <draw:text-box>
            <text:p text:style-name="P1"><text:span text:style-name="T11">The White House, 7 October 2002, </text:span><text:span text:style-name="T19">President Bush Outlines Iraqi Threat.</text:span></text:p>
          </draw:text-box>
        </draw:frame>
      </draw:page>
      <draw:page draw:name="page1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57cm" svg:height="0.475cm" svg:x="3.7cm" svg:y="2.525cm">
          <draw:text-box>
            <text:p text:style-name="P1"><text:span text:style-name="T4">The enemies of the US would be “eager to use biological or chemical, or a </text:span></text:p>
          </draw:text-box>
        </draw:frame>
        <draw:frame draw:style-name="gr1" draw:text-style-name="P2" draw:layer="layout" svg:width="14.768cm" svg:height="0.475cm" svg:x="3.7cm" svg:y="3.09cm">
          <draw:text-box>
            <text:p text:style-name="P1"><text:span text:style-name="T4">nuclear weapon”, and it “must not ignore the threat”: “Facing clear evidence of </text:span></text:p>
          </draw:text-box>
        </draw:frame>
        <draw:frame draw:style-name="gr1" draw:text-style-name="P2" draw:layer="layout" svg:width="14.798cm" svg:height="0.475cm" svg:x="3.7cm" svg:y="3.654cm">
          <draw:text-box>
            <text:p text:style-name="P1"><text:span text:style-name="T4">peril, we cannot wait for the final proof – the smoking gun – that could come in </text:span></text:p>
          </draw:text-box>
        </draw:frame>
        <draw:frame draw:style-name="gr1" draw:text-style-name="P2" draw:layer="layout" svg:width="5.903cm" svg:height="0.475cm" svg:x="3.7cm" svg:y="4.218cm">
          <draw:text-box>
            <text:p text:style-name="P1"><text:span text:style-name="T4">the form of a mushroom cloud.”</text:span></text:p>
          </draw:text-box>
        </draw:frame>
        <draw:frame draw:style-name="gr6" draw:text-style-name="P8" draw:layer="layout" svg:width="12.774cm" svg:height="0.556cm" svg:x="2.2cm" svg:y="5.34cm">
          <draw:text-box>
            <text:p text:style-name="P1"><text:span text:style-name="T9">Security Council open debate, 16 and 17 October 2002</text:span></text:p>
          </draw:text-box>
        </draw:frame>
        <draw:frame draw:style-name="gr1" draw:text-style-name="P2" draw:layer="layout" svg:width="15.856cm" svg:height="0.475cm" svg:x="2.2cm" svg:y="6.168cm">
          <draw:text-box>
            <text:p text:style-name="P1"><text:span text:style-name="T7">41. </text:span><text:span text:style-name="T15"><text:s/>In his statement on 17 October, during an open debate on Iraq, Sir Jeremy </text:span></text:p>
          </draw:text-box>
        </draw:frame>
        <draw:frame draw:style-name="gr1" draw:text-style-name="P2" draw:layer="layout" svg:width="15.78cm" svg:height="0.475cm" svg:x="2.2cm" svg:y="6.732cm">
          <draw:text-box>
            <text:p text:style-name="P1"><text:span text:style-name="T15">Greenstock, UK Permanent Representative to the United Nations in New York, </text:span></text:p>
          </draw:text-box>
        </draw:frame>
        <draw:frame draw:style-name="gr1" draw:text-style-name="P2" draw:layer="layout" svg:width="16.029cm" svg:height="0.475cm" svg:x="2.2cm" svg:y="7.297cm">
          <draw:text-box>
            <text:p text:style-name="P1"><text:span text:style-name="T15">emphasised the reliability of the intelligence on which the UK analysis of Iraq’s </text:span></text:p>
          </draw:text-box>
        </draw:frame>
        <draw:frame draw:style-name="gr1" draw:text-style-name="P2" draw:layer="layout" svg:width="4.705cm" svg:height="0.475cm" svg:x="2.2cm" svg:y="7.861cm">
          <draw:text-box>
            <text:p text:style-name="P1"><text:span text:style-name="T15">capabilities was based.</text:span></text:p>
          </draw:text-box>
        </draw:frame>
        <draw:frame draw:style-name="gr1" draw:text-style-name="P2" draw:layer="layout" svg:width="16.266cm" svg:height="0.475cm" svg:x="2.2cm" svg:y="8.776cm">
          <draw:text-box>
            <text:p text:style-name="P1"><text:span text:style-name="T7">42. </text:span><text:span text:style-name="T4"><text:s/>The Non-Aligned Movement (NAM) asked on 10 October for an “emergency open </text:span></text:p>
          </draw:text-box>
        </draw:frame>
        <draw:frame draw:style-name="gr1" draw:text-style-name="P2" draw:layer="layout" svg:width="5.869cm" svg:height="0.475cm" svg:x="2.2cm" svg:y="9.34cm">
          <draw:text-box>
            <text:p text:style-name="P1"><text:span text:style-name="T4">debate on the situation in Iraq”.</text:span></text:p>
          </draw:text-box>
        </draw:frame>
        <draw:frame draw:style-name="gr7" draw:text-style-name="P9" draw:layer="layout" svg:width="0.273cm" svg:height="0.276cm" svg:x="8.037cm" svg:y="9.359cm">
          <draw:text-box>
            <text:p text:style-name="P1"><text:span text:style-name="T13">12</text:span></text:p>
          </draw:text-box>
        </draw:frame>
        <draw:frame draw:style-name="gr1" draw:text-style-name="P2" draw:layer="layout" svg:width="15.233cm" svg:height="0.475cm" svg:x="2.2cm" svg:y="10.255cm">
          <draw:text-box>
            <text:p text:style-name="P1"><text:span text:style-name="T7">43. </text:span><text:span text:style-name="T4"><text:s/>An open debate of the Council, attended by more than 50 Member States or </text:span></text:p>
          </draw:text-box>
        </draw:frame>
        <draw:frame draw:style-name="gr1" draw:text-style-name="P2" draw:layer="layout" svg:width="16.063cm" svg:height="0.475cm" svg:x="2.2cm" svg:y="10.819cm">
          <draw:text-box>
            <text:p text:style-name="P1"><text:span text:style-name="T4">Permanent Observers, in addition to the members of the Security Council, took place </text:span></text:p>
          </draw:text-box>
        </draw:frame>
        <draw:frame draw:style-name="gr1" draw:text-style-name="P2" draw:layer="layout" svg:width="4.214cm" svg:height="0.475cm" svg:x="2.2cm" svg:y="11.383cm">
          <draw:text-box>
            <text:p text:style-name="P1"><text:span text:style-name="T4">on 16 and 17 October.</text:span></text:p>
          </draw:text-box>
        </draw:frame>
        <draw:frame draw:style-name="gr7" draw:text-style-name="P9" draw:layer="layout" svg:width="0.273cm" svg:height="0.276cm" svg:x="6.39cm" svg:y="11.402cm">
          <draw:text-box>
            <text:p text:style-name="P1"><text:span text:style-name="T13">13</text:span></text:p>
          </draw:text-box>
        </draw:frame>
        <draw:frame draw:style-name="gr1" draw:text-style-name="P2" draw:layer="layout" svg:width="15.809cm" svg:height="0.475cm" svg:x="2.2cm" svg:y="12.298cm">
          <draw:text-box>
            <text:p text:style-name="P1"><text:span text:style-name="T7">44. </text:span><text:span text:style-name="T4"><text:s/>In his statement on 17 October, Sir Jeremy Greenstock set out the UK position. </text:span></text:p>
          </draw:text-box>
        </draw:frame>
        <draw:frame draw:style-name="gr1" draw:text-style-name="P2" draw:layer="layout" svg:width="11.102cm" svg:height="0.475cm" svg:x="2.2cm" svg:y="12.862cm">
          <draw:text-box>
            <text:p text:style-name="P1"><text:span text:style-name="T4">In relation to Iraq’s weapons of mass destruction he stated:</text:span></text:p>
          </draw:text-box>
        </draw:frame>
        <draw:frame draw:style-name="gr1" draw:text-style-name="P2" draw:layer="layout" svg:width="15.776cm" svg:height="0.475cm" svg:x="2.95cm" svg:y="13.777cm">
          <draw:text-box>
            <text:p text:style-name="P1"><text:span text:style-name="T4">“</text:span><text:span text:style-name="T4">We remain deeply perturbed by evidence that Iraq believes it can hide its weapons </text:span></text:p>
          </draw:text-box>
        </draw:frame>
        <draw:frame draw:style-name="gr1" draw:text-style-name="P2" draw:layer="layout" svg:width="15.365cm" svg:height="0.475cm" svg:x="2.95cm" svg:y="14.341cm">
          <draw:text-box>
            <text:p text:style-name="P1"><text:span text:style-name="T4">of mass destruction rather than declare them, that it can again fool the inspectors </text:span></text:p>
          </draw:text-box>
        </draw:frame>
        <draw:frame draw:style-name="gr1" draw:text-style-name="P2" draw:layer="layout" svg:width="14.472cm" svg:height="0.475cm" svg:x="2.95cm" svg:y="14.906cm">
          <draw:text-box>
            <text:p text:style-name="P1"><text:span text:style-name="T4">and play games with them. The United Kingdom analysis, backed by reliable </text:span></text:p>
          </draw:text-box>
        </draw:frame>
        <draw:frame draw:style-name="gr1" draw:text-style-name="P2" draw:layer="layout" svg:width="15.962cm" svg:height="0.475cm" svg:x="2.95cm" svg:y="15.47cm">
          <draw:text-box>
            <text:p text:style-name="P1"><text:span text:style-name="T4">intelligence, indicates that Iraq still possesses chemical and biological materials, has </text:span></text:p>
          </draw:text-box>
        </draw:frame>
        <draw:frame draw:style-name="gr1" draw:text-style-name="P2" draw:layer="layout" svg:width="15.602cm" svg:height="0.475cm" svg:x="2.95cm" svg:y="16.035cm">
          <draw:text-box>
            <text:p text:style-name="P1"><text:span text:style-name="T4">continued to produce them, has sought to weaponise them, and has active military </text:span></text:p>
          </draw:text-box>
        </draw:frame>
        <draw:frame draw:style-name="gr1" draw:text-style-name="P2" draw:layer="layout" svg:width="15.449cm" svg:height="0.475cm" svg:x="2.95cm" svg:y="16.599cm">
          <draw:text-box>
            <text:p text:style-name="P1"><text:span text:style-name="T4">plans for the deployment of such weapons. The United Kingdom analysis, backed </text:span></text:p>
          </draw:text-box>
        </draw:frame>
        <draw:frame draw:style-name="gr1" draw:text-style-name="P2" draw:layer="layout" svg:width="15.521cm" svg:height="0.475cm" svg:x="2.95cm" svg:y="17.163cm">
          <draw:text-box>
            <text:p text:style-name="P1"><text:span text:style-name="T4">up by reliable intelligence, shows that Iraq has in recent years tried to buy multiple </text:span></text:p>
          </draw:text-box>
        </draw:frame>
        <draw:frame draw:style-name="gr1" draw:text-style-name="P2" draw:layer="layout" svg:width="14.98cm" svg:height="0.475cm" svg:x="2.95cm" svg:y="17.728cm">
          <draw:text-box>
            <text:p text:style-name="P1"><text:span text:style-name="T4">components relevant to the production of a nuclear bomb. The United Kingdom </text:span></text:p>
          </draw:text-box>
        </draw:frame>
        <draw:frame draw:style-name="gr1" draw:text-style-name="P2" draw:layer="layout" svg:width="15.462cm" svg:height="0.475cm" svg:x="2.95cm" svg:y="18.292cm">
          <draw:text-box>
            <text:p text:style-name="P1"><text:span text:style-name="T4">analysis, backed by reliable intelligence, points to the retention of extended-range </text:span></text:p>
          </draw:text-box>
        </draw:frame>
        <draw:frame draw:style-name="gr1" draw:text-style-name="P2" draw:layer="layout" svg:width="14.442cm" svg:height="0.475cm" svg:x="2.95cm" svg:y="18.857cm">
          <draw:text-box>
            <text:p text:style-name="P1"><text:span text:style-name="T4">missiles and to the employment of hundreds of people in projects to develop </text:span></text:p>
          </draw:text-box>
        </draw:frame>
        <draw:frame draw:style-name="gr1" draw:text-style-name="P2" draw:layer="layout" svg:width="15.174cm" svg:height="0.475cm" svg:x="2.95cm" svg:y="19.421cm">
          <draw:text-box>
            <text:p text:style-name="P1"><text:span text:style-name="T4">weapons with a range of over 1,000 kilometres that could carry both weapons of </text:span></text:p>
          </draw:text-box>
        </draw:frame>
        <draw:frame draw:style-name="gr1" draw:text-style-name="P2" draw:layer="layout" svg:width="8.625cm" svg:height="0.475cm" svg:x="2.95cm" svg:y="19.986cm">
          <draw:text-box>
            <text:p text:style-name="P1"><text:span text:style-name="T4">mass destruction and conventional warheads.</text:span></text:p>
          </draw:text-box>
        </draw:frame>
        <draw:frame draw:style-name="gr1" draw:text-style-name="P2" draw:layer="layout" svg:width="13.689cm" svg:height="0.475cm" svg:x="2.95cm" svg:y="20.9cm">
          <draw:text-box>
            <text:p text:style-name="P1"><text:span text:style-name="T4">“</text:span><text:span text:style-name="T4">It would be an abdication of responsibility to ignore this challenge to the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5.167cm" svg:height="0.475cm" svg:x="2.95cm" svg:y="21.465cm">
          <draw:text-box>
            <text:p text:style-name="P1"><text:span text:style-name="T4">international community …”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12 </text:span></text:p>
          </draw:text-box>
        </draw:frame>
        <draw:frame draw:style-name="gr4" draw:text-style-name="P6" draw:layer="layout" svg:width="16.123cm" svg:height="0.395cm" svg:x="2.532cm" svg:y="25.087cm">
          <draw:text-box>
            <text:p text:style-name="P1"><text:span text:style-name="T11">UN Security Council, ‘Letter dated 10 October 2002 from the Permanent Representative of South Africa </text:span></text:p>
          </draw:text-box>
        </draw:frame>
        <draw:frame draw:style-name="gr4" draw:text-style-name="P6" draw:layer="layout" svg:width="13.625cm" svg:height="0.395cm" svg:x="2.2cm" svg:y="25.511cm">
          <draw:text-box>
            <text:p text:style-name="P1"><text:span text:style-name="T11">to the United Nations addressed to the President of the Security Council’ (S/2002/1132)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13 </text:span></text:p>
          </draw:text-box>
        </draw:frame>
        <draw:frame draw:style-name="gr4" draw:text-style-name="P6" draw:layer="layout" svg:width="14.328cm" svg:height="0.395cm" svg:x="2.532cm" svg:y="25.934cm">
          <draw:text-box>
            <text:p text:style-name="P1"><text:span text:style-name="T11">UN Security Council, ‘4625th Meeting Wednesday 16 October 2002’ (S/PV.4625, S/PV.4625 </text:span></text:p>
          </draw:text-box>
        </draw:frame>
        <draw:frame draw:style-name="gr4" draw:text-style-name="P6" draw:layer="layout" svg:width="16.419cm" svg:height="0.395cm" svg:x="2.2cm" svg:y="26.357cm">
          <draw:text-box>
            <text:p text:style-name="P1"><text:span text:style-name="T11">Resumption 1); UN Security Council, ‘4625th Meeting Thursday 17 October 2002’ (S/PV.4625, S/PV.4625 </text:span></text:p>
          </draw:text-box>
        </draw:frame>
        <draw:frame draw:style-name="gr4" draw:text-style-name="P6" draw:layer="layout" svg:width="6.475cm" svg:height="0.395cm" svg:x="2.2cm" svg:y="26.781cm">
          <draw:text-box>
            <text:p text:style-name="P1"><text:span text:style-name="T11">Resumption 2, S/PV.4625 Resumption 3).</text:span></text:p>
          </draw:text-box>
        </draw:frame>
      </draw:page>
      <draw:page draw:name="page1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6" draw:text-style-name="P8" draw:layer="layout" svg:width="14.645cm" svg:height="0.556cm" svg:x="2.2cm" svg:y="2.513cm">
          <draw:text-box>
            <text:p text:style-name="P1"><text:span text:style-name="T9">JIC Current Intelligence Group Assessment, 28 October 2002: </text:span></text:p>
          </draw:text-box>
        </draw:frame>
        <draw:frame draw:style-name="gr6" draw:text-style-name="P8" draw:layer="layout" svg:width="11.809cm" svg:height="0.556cm" svg:x="2.2cm" svg:y="3.148cm">
          <draw:text-box>
            <text:p text:style-name="P1"><text:span text:style-name="T9">‘</text:span><text:span text:style-name="T9">Global Chemical and Biological Weapons Survey’</text:span></text:p>
          </draw:text-box>
        </draw:frame>
        <draw:frame draw:style-name="gr1" draw:text-style-name="P2" draw:layer="layout" svg:width="16.656cm" svg:height="0.475cm" svg:x="2.2cm" svg:y="3.976cm">
          <draw:text-box>
            <text:p text:style-name="P1"><text:span text:style-name="T7">45. </text:span><text:span text:style-name="T15"><text:s/>A global survey of chemical and biological weapons on 28 October addressed </text:span></text:p>
          </draw:text-box>
        </draw:frame>
        <draw:frame draw:style-name="gr1" draw:text-style-name="P2" draw:layer="layout" svg:width="15.852cm" svg:height="0.475cm" svg:x="2.2cm" svg:y="4.54cm">
          <draw:text-box>
            <text:p text:style-name="P1"><text:span text:style-name="T15">the practicalities of producing chemical and biological weapons and how they </text:span></text:p>
          </draw:text-box>
        </draw:frame>
        <draw:frame draw:style-name="gr1" draw:text-style-name="P2" draw:layer="layout" svg:width="2.995cm" svg:height="0.475cm" svg:x="2.2cm" svg:y="5.105cm">
          <draw:text-box>
            <text:p text:style-name="P1"><text:span text:style-name="T15">might be used.</text:span></text:p>
          </draw:text-box>
        </draw:frame>
        <draw:frame draw:style-name="gr1" draw:text-style-name="P2" draw:layer="layout" svg:width="16.084cm" svg:height="0.475cm" svg:x="2.2cm" svg:y="6.019cm">
          <draw:text-box>
            <text:p text:style-name="P1"><text:span text:style-name="T7">46. </text:span><text:span text:style-name="T15"><text:s/>It stated that intelligence indicated that Iraq continued to produce chemical </text:span></text:p>
          </draw:text-box>
        </draw:frame>
        <draw:frame draw:style-name="gr1" draw:text-style-name="P2" draw:layer="layout" svg:width="15.953cm" svg:height="0.475cm" svg:x="2.2cm" svg:y="6.584cm">
          <draw:text-box>
            <text:p text:style-name="P1"><text:span text:style-name="T15">agent. It assessed that Iraq was producing chemical and biological agents and </text:span></text:p>
          </draw:text-box>
        </draw:frame>
        <draw:frame draw:style-name="gr1" draw:text-style-name="P2" draw:layer="layout" svg:width="15.018cm" svg:height="0.475cm" svg:x="2.2cm" svg:y="7.148cm">
          <draw:text-box>
            <text:p text:style-name="P1"><text:span text:style-name="T15">that the agents could be weaponised; it did not say that Iraq was doing so.</text:span></text:p>
          </draw:text-box>
        </draw:frame>
        <draw:frame draw:style-name="gr1" draw:text-style-name="P2" draw:layer="layout" svg:width="15.403cm" svg:height="0.475cm" svg:x="2.2cm" svg:y="8.063cm">
          <draw:text-box>
            <text:p text:style-name="P1"><text:span text:style-name="T7">47. </text:span><text:span text:style-name="T4"><text:s/>At the request of the MOD, the JIC issued a Current Intelligence Group (CIG) </text:span></text:p>
          </draw:text-box>
        </draw:frame>
        <draw:frame draw:style-name="gr1" draw:text-style-name="P2" draw:layer="layout" svg:width="12.215cm" svg:height="0.475cm" svg:x="2.2cm" svg:y="8.627cm">
          <draw:text-box>
            <text:p text:style-name="P1"><text:span text:style-name="T4">global survey of chemical and biological weapons on 28 October.</text:span></text:p>
          </draw:text-box>
        </draw:frame>
        <draw:frame draw:style-name="gr7" draw:text-style-name="P9" draw:layer="layout" svg:width="0.273cm" svg:height="0.276cm" svg:x="14.366cm" svg:y="8.646cm">
          <draw:text-box>
            <text:p text:style-name="P1"><text:span text:style-name="T13">14</text:span></text:p>
          </draw:text-box>
        </draw:frame>
        <draw:frame draw:style-name="gr1" draw:text-style-name="P2" draw:layer="layout" svg:width="4.117cm" svg:height="0.475cm" svg:x="14.641cm" svg:y="8.627cm">
          <draw:text-box>
            <text:p text:style-name="P1"><text:span text:style-name="T4"><text:s/></text:span><text:span text:style-name="T4">It provided a general </text:span></text:p>
          </draw:text-box>
        </draw:frame>
        <draw:frame draw:style-name="gr1" draw:text-style-name="P2" draw:layer="layout" svg:width="16.605cm" svg:height="0.475cm" svg:x="2.2cm" svg:y="9.191cm">
          <draw:text-box>
            <text:p text:style-name="P1"><text:span text:style-name="T4">assessment of the practicalities involved in producing and using chemical and biological </text:span></text:p>
          </draw:text-box>
        </draw:frame>
        <draw:frame draw:style-name="gr1" draw:text-style-name="P2" draw:layer="layout" svg:width="15.767cm" svg:height="0.475cm" svg:x="2.2cm" svg:y="9.756cm">
          <draw:text-box>
            <text:p text:style-name="P1"><text:span text:style-name="T4">agents, and an assessment of the capabilities of several countries, including Iraq. It </text:span></text:p>
          </draw:text-box>
        </draw:frame>
        <draw:frame draw:style-name="gr1" draw:text-style-name="P2" draw:layer="layout" svg:width="16.279cm" svg:height="0.475cm" svg:x="2.2cm" svg:y="10.32cm">
          <draw:text-box>
            <text:p text:style-name="P1"><text:span text:style-name="T4">highlighted the relative ease with which many chemical and biological agents could be </text:span></text:p>
          </draw:text-box>
        </draw:frame>
        <draw:frame draw:style-name="gr1" draw:text-style-name="P2" draw:layer="layout" svg:width="10.594cm" svg:height="0.475cm" svg:x="2.2cm" svg:y="10.885cm">
          <draw:text-box>
            <text:p text:style-name="P1"><text:span text:style-name="T4">produced and disseminated, and the impact of their use.</text:span></text:p>
          </draw:text-box>
        </draw:frame>
        <draw:frame draw:style-name="gr1" draw:text-style-name="P2" draw:layer="layout" svg:width="6.238cm" svg:height="0.475cm" svg:x="2.2cm" svg:y="11.799cm">
          <draw:text-box>
            <text:p text:style-name="P1"><text:span text:style-name="T7">48. </text:span><text:span text:style-name="T4"><text:s/>The Key Judgements stated:</text:span></text:p>
          </draw:text-box>
        </draw:frame>
        <draw:frame draw:style-name="gr1" draw:text-style-name="P2" draw:layer="layout" svg:width="0.422cm" svg:height="0.475cm" svg:x="2.8cm" svg:y="12.71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2.5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8cm" svg:height="0.475cm" svg:x="3.7cm" svg:y="12.714cm">
          <draw:text-box>
            <text:p text:style-name="P1"><text:span text:style-name="T4">There are few significant technical problems in the production or dissemination </text:span></text:p>
          </draw:text-box>
        </draw:frame>
        <draw:frame draw:style-name="gr1" draw:text-style-name="P2" draw:layer="layout" svg:width="12.782cm" svg:height="0.475cm" svg:x="3.7cm" svg:y="13.278cm">
          <draw:text-box>
            <text:p text:style-name="P1"><text:span text:style-name="T4">of many chemical warfare (CW) and biological warfare (BW) agents.</text:span></text:p>
          </draw:text-box>
        </draw:frame>
        <draw:frame draw:style-name="gr2" draw:text-style-name="P3" draw:layer="layout" svg:width="0.634cm" svg:height="0.712cm" svg:x="2.95cm" svg:y="13.7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9cm" svg:height="0.475cm" svg:x="3.7cm" svg:y="13.943cm">
          <draw:text-box>
            <text:p text:style-name="P1"><text:span text:style-name="T4">Ballistic missiles and most conventional munitions, such as artillery shells, </text:span></text:p>
          </draw:text-box>
        </draw:frame>
        <draw:frame draw:style-name="gr1" draw:text-style-name="P2" draw:layer="layout" svg:width="13.782cm" svg:height="0.475cm" svg:x="3.7cm" svg:y="14.507cm">
          <draw:text-box>
            <text:p text:style-name="P1"><text:span text:style-name="T4">rockets and aerial bombs can be modified to deliver agent. It can also be </text:span></text:p>
          </draw:text-box>
        </draw:frame>
        <draw:frame draw:style-name="gr1" draw:text-style-name="P2" draw:layer="layout" svg:width="13.147cm" svg:height="0.475cm" svg:x="3.7cm" svg:y="15.071cm">
          <draw:text-box>
            <text:p text:style-name="P1"><text:span text:style-name="T4">sprayed from land or marine platforms and a variety of aerial systems.</text:span></text:p>
          </draw:text-box>
        </draw:frame>
        <draw:frame draw:style-name="gr2" draw:text-style-name="P3" draw:layer="layout" svg:width="0.634cm" svg:height="0.712cm" svg:x="2.95cm" svg:y="15.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2cm" svg:height="0.475cm" svg:x="3.7cm" svg:y="15.736cm">
          <draw:text-box>
            <text:p text:style-name="P1"><text:span text:style-name="T4">BW agents are less suitable for some battlefield roles than CW because they </text:span></text:p>
          </draw:text-box>
        </draw:frame>
        <draw:frame draw:style-name="gr1" draw:text-style-name="P2" draw:layer="layout" svg:width="15.183cm" svg:height="0.475cm" svg:x="3.7cm" svg:y="16.3cm">
          <draw:text-box>
            <text:p text:style-name="P1"><text:span text:style-name="T4">generally act more slowly. CBW could play an increasing role in military thinking, </text:span></text:p>
          </draw:text-box>
        </draw:frame>
        <draw:frame draw:style-name="gr1" draw:text-style-name="P2" draw:layer="layout" svg:width="14.544cm" svg:height="0.475cm" svg:x="3.7cm" svg:y="16.865cm">
          <draw:text-box>
            <text:p text:style-name="P1"><text:span text:style-name="T4">especially asymmetrically. The use of even small quantities of CW could help </text:span></text:p>
          </draw:text-box>
        </draw:frame>
        <draw:frame draw:style-name="gr1" draw:text-style-name="P2" draw:layer="layout" svg:width="15.153cm" svg:height="0.475cm" svg:x="3.7cm" svg:y="17.429cm">
          <draw:text-box>
            <text:p text:style-name="P1"><text:span text:style-name="T4">redress conventional superiority on the battlefield. BW agents have the potential </text:span></text:p>
          </draw:text-box>
        </draw:frame>
        <draw:frame draw:style-name="gr1" draw:text-style-name="P2" draw:layer="layout" svg:width="14.798cm" svg:height="0.475cm" svg:x="3.7cm" svg:y="17.994cm">
          <draw:text-box>
            <text:p text:style-name="P1"><text:span text:style-name="T4">for covert, deniable delivery which is particularly suited to terrorist-type attacks </text:span></text:p>
          </draw:text-box>
        </draw:frame>
        <draw:frame draw:style-name="gr1" draw:text-style-name="P2" draw:layer="layout" svg:width="4.646cm" svg:height="0.475cm" svg:x="3.7cm" svg:y="18.558cm">
          <draw:text-box>
            <text:p text:style-name="P1"><text:span text:style-name="T4">and asymmetric warfare.</text:span></text:p>
          </draw:text-box>
        </draw:frame>
        <draw:frame draw:style-name="gr2" draw:text-style-name="P3" draw:layer="layout" svg:width="0.634cm" svg:height="0.712cm" svg:x="2.95cm" svg:y="19.0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9cm" svg:height="0.475cm" svg:x="3.7cm" svg:y="19.223cm">
          <draw:text-box>
            <text:p text:style-name="P1"><text:span text:style-name="T4">The potential for the proliferation of CBW is increasing. Arms control treaties and </text:span></text:p>
          </draw:text-box>
        </draw:frame>
        <draw:frame draw:style-name="gr1" draw:text-style-name="P2" draw:layer="layout" svg:width="9.362cm" svg:height="0.475cm" svg:x="3.7cm" svg:y="19.787cm">
          <draw:text-box>
            <text:p text:style-name="P1"><text:span text:style-name="T4">export regimes hinder, but cannot stop the trends.</text:span></text:p>
          </draw:text-box>
        </draw:frame>
        <draw:frame draw:style-name="gr2" draw:text-style-name="P3" draw:layer="layout" svg:width="0.634cm" svg:height="0.712cm" svg:x="2.95cm" svg:y="20.2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15cm" svg:height="0.475cm" svg:x="3.7cm" svg:y="20.451cm">
          <draw:text-box>
            <text:p text:style-name="P1"><text:span text:style-name="T4">There is a growing risk of secondary proliferation [of technical knowledge </text:span></text:p>
          </draw:text-box>
        </draw:frame>
        <draw:frame draw:style-name="gr1" draw:text-style-name="P2" draw:layer="layout" svg:width="13.993cm" svg:height="0.475cm" svg:x="3.7cm" svg:y="21.016cm">
          <draw:text-box>
            <text:p text:style-name="P1"><text:span text:style-name="T4">and experience as well as equipment and hardware] between countries of </text:span></text:p>
          </draw:text-box>
        </draw:frame>
        <draw:frame draw:style-name="gr1" draw:text-style-name="P2" draw:layer="layout" svg:width="2.411cm" svg:height="0.475cm" svg:x="3.7cm" svg:y="21.58cm">
          <draw:text-box>
            <text:p text:style-name="P1"><text:span text:style-name="T4">concern. […]</text:span></text:p>
          </draw:text-box>
        </draw:frame>
        <draw:frame draw:style-name="gr2" draw:text-style-name="P3" draw:layer="layout" svg:width="0.634cm" svg:height="0.712cm" svg:x="2.95cm" svg:y="22.0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4cm" svg:height="0.475cm" svg:x="3.7cm" svg:y="22.245cm">
          <draw:text-box>
            <text:p text:style-name="P1"><text:span text:style-name="T4">States are increasingly using sophisticated denial, deception and concealment </text:span></text:p>
          </draw:text-box>
        </draw:frame>
        <draw:frame draw:style-name="gr1" draw:text-style-name="P2" draw:layer="layout" svg:width="14.4cm" svg:height="0.475cm" svg:x="3.7cm" svg:y="22.809cm">
          <draw:text-box>
            <text:p text:style-name="P1"><text:span text:style-name="T4">methods, including the use of dual-use and/or underground facilities, to hid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531cm" svg:y1="27.137cm" svg:x2="15.996cm" svg:y2="27.137cm">
          <text:p/>
        </draw:line>
        <draw:frame draw:style-name="gr1" draw:text-style-name="P2" draw:layer="layout" svg:width="2.83cm" svg:height="0.475cm" svg:x="3.7cm" svg:y="23.374cm">
          <draw:text-box>
            <text:p text:style-name="P1"><text:span text:style-name="T4">their activities.”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4 </text:span></text:p>
          </draw:text-box>
        </draw:frame>
        <draw:frame draw:style-name="gr4" draw:text-style-name="P6" draw:layer="layout" svg:width="13.481cm" svg:height="0.395cm" svg:x="2.532cm" svg:y="26.781cm">
          <draw:text-box>
            <text:p text:style-name="P1"><text:span text:style-name="T6">CIG Assessment, 28 October 2002, ‘Global Chemical and Biological Weapons Survey’</text:span><text:span text:style-name="T11">.</text:span></text:p>
          </draw:text-box>
        </draw:frame>
      </draw:page>
      <draw:page draw:name="page1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4" draw:text-style-name="P10" draw:layer="layout" svg:x1="8.542cm" svg:y1="16.256cm" svg:x2="9.319cm" svg:y2="16.2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9.713cm" svg:height="0.475cm" svg:x="2.2cm" svg:y="2.525cm">
          <draw:text-box>
            <text:p text:style-name="P1"><text:span text:style-name="T7">49. </text:span><text:span text:style-name="T4"><text:s/>Other points made in the Assessment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9cm" svg:height="0.475cm" svg:x="3.7cm" svg:y="3.44cm">
          <draw:text-box>
            <text:p text:style-name="P1"><text:span text:style-name="T4">The equipment and materials used in the production of CW and BW agents were </text:span></text:p>
          </draw:text-box>
        </draw:frame>
        <draw:frame draw:style-name="gr1" draw:text-style-name="P2" draw:layer="layout" svg:width="14.692cm" svg:height="0.475cm" svg:x="3.7cm" svg:y="4.004cm">
          <draw:text-box>
            <text:p text:style-name="P1"><text:span text:style-name="T4">“</text:span><text:span text:style-name="T4">subject to international export controls imposed by some countries but all are </text:span></text:p>
          </draw:text-box>
        </draw:frame>
        <draw:frame draw:style-name="gr1" draw:text-style-name="P2" draw:layer="layout" svg:width="12.465cm" svg:height="0.475cm" svg:x="3.7cm" svg:y="4.568cm">
          <draw:text-box>
            <text:p text:style-name="P1"><text:span text:style-name="T4">dual-use. They can therefore be imported for legitimate purposes.”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9cm" svg:height="0.475cm" svg:x="3.7cm" svg:y="5.233cm">
          <draw:text-box>
            <text:p text:style-name="P1"><text:span text:style-name="T4">“</text:span><text:span text:style-name="T4">Once in country it is difficult to prevent such equipment and materials being </text:span></text:p>
          </draw:text-box>
        </draw:frame>
        <draw:frame draw:style-name="gr1" draw:text-style-name="P2" draw:layer="layout" svg:width="7.66cm" svg:height="0.475cm" svg:x="3.7cm" svg:y="5.797cm">
          <draw:text-box>
            <text:p text:style-name="P1"><text:span text:style-name="T4">diverted to offensive CBW programmes.”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6.462cm">
          <draw:text-box>
            <text:p text:style-name="P1"><text:span text:style-name="T4">“</text:span><text:span text:style-name="T4">The very large quantities of CW agent required for a significant military attack </text:span></text:p>
          </draw:text-box>
        </draw:frame>
        <draw:frame draw:style-name="gr1" draw:text-style-name="P2" draw:layer="layout" svg:width="14.446cm" svg:height="0.475cm" svg:x="3.7cm" svg:y="7.026cm">
          <draw:text-box>
            <text:p text:style-name="P1"><text:span text:style-name="T4">(of the order of one tonne, optimally disseminated, is needed to contaminate </text:span></text:p>
          </draw:text-box>
        </draw:frame>
        <draw:frame draw:style-name="gr1" draw:text-style-name="P2" draw:layer="layout" svg:width="12.774cm" svg:height="0.475cm" svg:x="3.7cm" svg:y="7.591cm">
          <draw:text-box>
            <text:p text:style-name="P1"><text:span text:style-name="T4">2.5 sq km …) mean that a large-scale delivery capability is needed.”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7cm" svg:height="0.475cm" svg:x="3.7cm" svg:y="8.255cm">
          <draw:text-box>
            <text:p text:style-name="P1"><text:span text:style-name="T4">“</text:span><text:span text:style-name="T4">The effectiveness of an attack depends on the lethality and persistency of </text:span></text:p>
          </draw:text-box>
        </draw:frame>
        <draw:frame draw:style-name="gr1" draw:text-style-name="P2" draw:layer="layout" svg:width="2.462cm" svg:height="0.475cm" svg:x="3.7cm" svg:y="8.82cm">
          <draw:text-box>
            <text:p text:style-name="P1"><text:span text:style-name="T4">the agent …”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6cm" svg:height="0.475cm" svg:x="3.7cm" svg:y="9.484cm">
          <draw:text-box>
            <text:p text:style-name="P1"><text:span text:style-name="T4">“</text:span><text:span text:style-name="T4">BW agents are more potent than CW agents, cheaper, easier to produce and </text:span></text:p>
          </draw:text-box>
        </draw:frame>
        <draw:frame draw:style-name="gr1" draw:text-style-name="P2" draw:layer="layout" svg:width="15.064cm" svg:height="0.475cm" svg:x="3.7cm" svg:y="10.048cm">
          <draw:text-box>
            <text:p text:style-name="P1"><text:span text:style-name="T4">usable against a wide range of targets. A country does not need a sophisticated </text:span></text:p>
          </draw:text-box>
        </draw:frame>
        <draw:frame draw:style-name="gr1" draw:text-style-name="P2" draw:layer="layout" svg:width="14.929cm" svg:height="0.475cm" svg:x="3.7cm" svg:y="10.613cm">
          <draw:text-box>
            <text:p text:style-name="P1"><text:span text:style-name="T4">biotechnology industry to produce BW. Their potency means that the quantities </text:span></text:p>
          </draw:text-box>
        </draw:frame>
        <draw:frame draw:style-name="gr1" draw:text-style-name="P2" draw:layer="layout" svg:width="14.565cm" svg:height="0.475cm" svg:x="3.7cm" svg:y="11.177cm">
          <draw:text-box>
            <text:p text:style-name="P1"><text:span text:style-name="T4">required for an effective large-sale attack are relatively small … and have the </text:span></text:p>
          </draw:text-box>
        </draw:frame>
        <draw:frame draw:style-name="gr1" draw:text-style-name="P2" draw:layer="layout" svg:width="14.455cm" svg:height="0.475cm" svg:x="3.7cm" svg:y="11.742cm">
          <draw:text-box>
            <text:p text:style-name="P1"><text:span text:style-name="T4">potential to cause more casualties. If effectively disseminated in unprotected </text:span></text:p>
          </draw:text-box>
        </draw:frame>
        <draw:frame draw:style-name="gr1" draw:text-style-name="P2" draw:layer="layout" svg:width="14.607cm" svg:height="0.475cm" svg:x="3.7cm" svg:y="12.306cm">
          <draw:text-box>
            <text:p text:style-name="P1"><text:span text:style-name="T4">urban population centres some BW agents could cause casualties on a scale </text:span></text:p>
          </draw:text-box>
        </draw:frame>
        <draw:frame draw:style-name="gr1" draw:text-style-name="P2" draw:layer="layout" svg:width="14.819cm" svg:height="0.475cm" svg:x="3.7cm" svg:y="12.871cm">
          <draw:text-box>
            <text:p text:style-name="P1"><text:span text:style-name="T4">similar to that of a nuclear attack. Of particular concern are agents that are not </text:span></text:p>
          </draw:text-box>
        </draw:frame>
        <draw:frame draw:style-name="gr1" draw:text-style-name="P2" draw:layer="layout" svg:width="13.684cm" svg:height="0.475cm" svg:x="3.7cm" svg:y="13.435cm">
          <draw:text-box>
            <text:p text:style-name="P1"><text:span text:style-name="T4">just virulent, but highly infectious and capable of causing an epidemic … </text:span></text:p>
          </draw:text-box>
        </draw:frame>
        <draw:frame draw:style-name="gr1" draw:text-style-name="P2" draw:layer="layout" svg:width="8.062cm" svg:height="0.475cm" svg:x="3.7cm" svg:y="14cm">
          <draw:text-box>
            <text:p text:style-name="P1"><text:span text:style-name="T4">[E]ffective delivery is difficult to guarantee.”</text:span></text:p>
          </draw:text-box>
        </draw:frame>
        <draw:frame draw:style-name="gr1" draw:text-style-name="P2" draw:layer="layout" svg:width="14.848cm" svg:height="0.475cm" svg:x="2.2cm" svg:y="14.914cm">
          <draw:text-box>
            <text:p text:style-name="P1"><text:span text:style-name="T7">50. </text:span><text:span text:style-name="T4"><text:s/>In relation to Iraq’s chemical weapons programme, the Assessment stated:</text:span></text:p>
          </draw:text-box>
        </draw:frame>
        <draw:frame draw:style-name="gr1" draw:text-style-name="P2" draw:layer="layout" svg:width="15.907cm" svg:height="0.475cm" svg:x="2.95cm" svg:y="15.828cm">
          <draw:text-box>
            <text:p text:style-name="P1"><text:span text:style-name="T4">“</text:span><text:span text:style-name="T4">We continue to judge … that </text:span><text:span text:style-name="T15">Iraq</text:span><text:span text:style-name="T4"> has an offensive CW programme and intelligence </text:span></text:p>
          </draw:text-box>
        </draw:frame>
        <draw:frame draw:style-name="gr1" draw:text-style-name="P2" draw:layer="layout" svg:width="15.225cm" svg:height="0.475cm" svg:x="2.95cm" svg:y="16.393cm">
          <draw:text-box>
            <text:p text:style-name="P1"><text:span text:style-name="T4">indicates that it has continued to produce chemical agent … Despite UNSCOM’s </text:span></text:p>
          </draw:text-box>
        </draw:frame>
        <draw:frame draw:style-name="gr1" draw:text-style-name="P2" draw:layer="layout" svg:width="15.61cm" svg:height="0.475cm" svg:x="2.95cm" svg:y="16.957cm">
          <draw:text-box>
            <text:p text:style-name="P1"><text:span text:style-name="T4">efforts, we believe Iraq retained some production equipment, small stocks of agent </text:span></text:p>
          </draw:text-box>
        </draw:frame>
        <draw:frame draw:style-name="gr1" draw:text-style-name="P2" draw:layer="layout" svg:width="15.835cm" svg:height="0.475cm" svg:x="2.95cm" svg:y="17.522cm">
          <draw:text-box>
            <text:p text:style-name="P1"><text:span text:style-name="T4">precursors, and small quantities of agents and weapons, including warheads for the </text:span></text:p>
          </draw:text-box>
        </draw:frame>
        <draw:frame draw:style-name="gr1" draw:text-style-name="P2" draw:layer="layout" svg:width="15.352cm" svg:height="0.475cm" svg:x="2.95cm" svg:y="18.086cm">
          <draw:text-box>
            <text:p text:style-name="P1"><text:span text:style-name="T4">Al Hussein 650km ballistic missile. Apart from this hidden capability, Iraq has also </text:span></text:p>
          </draw:text-box>
        </draw:frame>
        <draw:frame draw:style-name="gr1" draw:text-style-name="P2" draw:layer="layout" svg:width="15.416cm" svg:height="0.475cm" svg:x="2.95cm" svg:y="18.651cm">
          <draw:text-box>
            <text:p text:style-name="P1"><text:span text:style-name="T4">retained documentation on CW agent production and experienced key personnel. </text:span></text:p>
          </draw:text-box>
        </draw:frame>
        <draw:frame draw:style-name="gr1" draw:text-style-name="P2" draw:layer="layout" svg:width="14.599cm" svg:height="0.475cm" svg:x="2.95cm" svg:y="19.215cm">
          <draw:text-box>
            <text:p text:style-name="P1"><text:span text:style-name="T4">Despite the constraints that have been put in place to restrict Iraq’s access to </text:span></text:p>
          </draw:text-box>
        </draw:frame>
        <draw:frame draw:style-name="gr1" draw:text-style-name="P2" draw:layer="layout" svg:width="15.513cm" svg:height="0.475cm" svg:x="2.95cm" svg:y="19.78cm">
          <draw:text-box>
            <text:p text:style-name="P1"><text:span text:style-name="T4">dual-use equipment, the chemical industry has been built up and could be used to </text:span></text:p>
          </draw:text-box>
        </draw:frame>
        <draw:frame draw:style-name="gr1" draw:text-style-name="P2" draw:layer="layout" svg:width="7.19cm" svg:height="0.475cm" svg:x="2.95cm" svg:y="20.344cm">
          <draw:text-box>
            <text:p text:style-name="P1"><text:span text:style-name="T4">support an offensive CW programme.”</text:span></text:p>
          </draw:text-box>
        </draw:frame>
        <draw:frame draw:style-name="gr1" draw:text-style-name="P2" draw:layer="layout" svg:width="14.945cm" svg:height="0.475cm" svg:x="2.2cm" svg:y="21.258cm">
          <draw:text-box>
            <text:p text:style-name="P1"><text:span text:style-name="T7">51. </text:span><text:span text:style-name="T4"><text:s/>In relation to Iraq’s biological weapons programme, the Assessment stated:</text:span></text:p>
          </draw:text-box>
        </draw:frame>
        <draw:frame draw:style-name="gr1" draw:text-style-name="P2" draw:layer="layout" svg:width="15.391cm" svg:height="0.475cm" svg:x="2.95cm" svg:y="22.173cm">
          <draw:text-box>
            <text:p text:style-name="P1"><text:span text:style-name="T4">“… </text:span><text:span text:style-name="T4">Iraq has continued with an offensive BW programme. Research, development </text:span></text:p>
          </draw:text-box>
        </draw:frame>
        <draw:frame draw:style-name="gr1" draw:text-style-name="P2" draw:layer="layout" svg:width="14.632cm" svg:height="0.475cm" svg:x="2.95cm" svg:y="22.737cm">
          <draw:text-box>
            <text:p text:style-name="P1"><text:span text:style-name="T4">and production is assessed to continue under cover of a number of outwardly </text:span></text:p>
          </draw:text-box>
        </draw:frame>
        <draw:frame draw:style-name="gr1" draw:text-style-name="P2" draw:layer="layout" svg:width="14.213cm" svg:height="0.475cm" svg:x="2.95cm" svg:y="23.302cm">
          <draw:text-box>
            <text:p text:style-name="P1"><text:span text:style-name="T4">legitimate institutes and covert facilities. Confirmed intelligence reveals that </text:span></text:p>
          </draw:text-box>
        </draw:frame>
        <draw:frame draw:style-name="gr1" draw:text-style-name="P2" draw:layer="layout" svg:width="14.98cm" svg:height="0.475cm" svg:x="2.95cm" svg:y="23.866cm">
          <draw:text-box>
            <text:p text:style-name="P1"><text:span text:style-name="T4">transportable BW production facilities have been constructed. Iraq has possibly </text:span></text:p>
          </draw:text-box>
        </draw:frame>
        <draw:frame draw:style-name="gr1" draw:text-style-name="P2" draw:layer="layout" svg:width="15.339cm" svg:height="0.475cm" svg:x="2.95cm" svg:y="24.431cm">
          <draw:text-box>
            <text:p text:style-name="P1"><text:span text:style-name="T4">already made significant quantities of BW agents and intelligence indicates that it </text:span></text:p>
          </draw:text-box>
        </draw:frame>
        <draw:frame draw:style-name="gr1" draw:text-style-name="P2" draw:layer="layout" svg:width="15.348cm" svg:height="0.475cm" svg:x="2.95cm" svg:y="24.995cm">
          <draw:text-box>
            <text:p text:style-name="P1"><text:span text:style-name="T4">has continued to produce biological agents. We judge that Iraq is self-sufficient in </text:span></text:p>
          </draw:text-box>
        </draw:frame>
        <draw:frame draw:style-name="gr1" draw:text-style-name="P2" draw:layer="layout" svg:width="15.411cm" svg:height="0.475cm" svg:x="2.95cm" svg:y="25.56cm">
          <draw:text-box>
            <text:p text:style-name="P1"><text:span text:style-name="T4">its BW programme and currently has available, either from pre-Gulf War stocks or </text:span></text:p>
          </draw:text-box>
        </draw:frame>
        <draw:frame draw:style-name="gr1" draw:text-style-name="P2" draw:layer="layout" svg:width="14.933cm" svg:height="0.475cm" svg:x="2.95cm" svg:y="26.124cm">
          <draw:text-box>
            <text:p text:style-name="P1"><text:span text:style-name="T4">more recent production, anthrax spores, botulinum toxin, aflatoxin and possibly </text:span></text:p>
          </draw:text-box>
        </draw:frame>
        <draw:frame draw:style-name="gr1" draw:text-style-name="P2" draw:layer="layout" svg:width="3.262cm" svg:height="0.475cm" svg:x="2.95cm" svg:y="26.688cm">
          <draw:text-box>
            <text:p text:style-name="P1"><text:span text:style-name="T4">plague and ricin.”</text:span></text:p>
          </draw:text-box>
        </draw:frame>
      </draw:page>
      <draw:page draw:name="page1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6.254cm" svg:height="0.475cm" svg:x="2.2cm" svg:y="2.525cm">
          <draw:text-box>
            <text:p text:style-name="P1"><text:span text:style-name="T7">52. </text:span><text:span text:style-name="T4"><text:s/>The Assessment also stated:</text:span></text:p>
          </draw:text-box>
        </draw:frame>
        <draw:frame draw:style-name="gr1" draw:text-style-name="P2" draw:layer="layout" svg:width="14.967cm" svg:height="0.475cm" svg:x="2.95cm" svg:y="3.44cm">
          <draw:text-box>
            <text:p text:style-name="P1"><text:span text:style-name="T4">“</text:span><text:span text:style-name="T4">Iraq also researched a number of other agents within its offensive programme, </text:span></text:p>
          </draw:text-box>
        </draw:frame>
        <draw:frame draw:style-name="gr1" draw:text-style-name="P2" draw:layer="layout" svg:width="15.424cm" svg:height="0.475cm" svg:x="2.95cm" svg:y="4.004cm">
          <draw:text-box>
            <text:p text:style-name="P1"><text:span text:style-name="T4">some of which may be available for production. “Iraq can weaponise CBW agents </text:span></text:p>
          </draw:text-box>
        </draw:frame>
        <draw:frame draw:style-name="gr1" draw:text-style-name="P2" draw:layer="layout" svg:width="14.074cm" svg:height="0.475cm" svg:x="2.95cm" svg:y="4.568cm">
          <draw:text-box>
            <text:p text:style-name="P1"><text:span text:style-name="T4">into missile warheads, bombs, artillery rockets and shells, and could adapt </text:span></text:p>
          </draw:text-box>
        </draw:frame>
        <draw:frame draw:style-name="gr1" draw:text-style-name="P2" draw:layer="layout" svg:width="15.97cm" svg:height="0.475cm" svg:x="2.95cm" svg:y="5.133cm">
          <draw:text-box>
            <text:p text:style-name="P1"><text:span text:style-name="T4">helicopters, manned and un-manned aircraft … to disseminate agent. CBW plays an </text:span></text:p>
          </draw:text-box>
        </draw:frame>
        <draw:frame draw:style-name="gr1" draw:text-style-name="P2" draw:layer="layout" svg:width="15.737cm" svg:height="0.475cm" svg:x="2.95cm" svg:y="5.697cm">
          <draw:text-box>
            <text:p text:style-name="P1"><text:span text:style-name="T4">important role in Iraqi military thinking. As compensation for its conventional military </text:span></text:p>
          </draw:text-box>
        </draw:frame>
        <draw:frame draw:style-name="gr1" draw:text-style-name="P2" draw:layer="layout" svg:width="15.068cm" svg:height="0.475cm" svg:x="2.95cm" svg:y="6.262cm">
          <draw:text-box>
            <text:p text:style-name="P1"><text:span text:style-name="T4">weakness Iraq is determined to retain CBW in order to dominate its neighbours. </text:span></text:p>
          </draw:text-box>
        </draw:frame>
        <draw:frame draw:style-name="gr1" draw:text-style-name="P2" draw:layer="layout" svg:width="15.454cm" svg:height="0.475cm" svg:x="2.95cm" svg:y="6.826cm">
          <draw:text-box>
            <text:p text:style-name="P1"><text:span text:style-name="T4">Intelligence indicates Iraq is ready to use CBW weapons and that munitions could </text:span></text:p>
          </draw:text-box>
        </draw:frame>
        <draw:frame draw:style-name="gr1" draw:text-style-name="P2" draw:layer="layout" svg:width="11.754cm" svg:height="0.475cm" svg:x="2.95cm" svg:y="7.391cm">
          <draw:text-box>
            <text:p text:style-name="P1"><text:span text:style-name="T4">be with military units and ready for firing within 20-45 minutes.”</text:span></text:p>
          </draw:text-box>
        </draw:frame>
        <draw:frame draw:style-name="gr1" draw:text-style-name="P2" draw:layer="layout" svg:width="15.313cm" svg:height="0.475cm" svg:x="2.2cm" svg:y="8.305cm">
          <draw:text-box>
            <text:p text:style-name="P1"><text:span text:style-name="T7">53. </text:span><text:span text:style-name="T4"><text:s/>Addressing the judgements in the Assessment, the</text:span><text:span text:style-name="T12"> Review of Intelligence on </text:span></text:p>
          </draw:text-box>
        </draw:frame>
        <draw:frame draw:style-name="gr1" draw:text-style-name="P2" draw:layer="layout" svg:width="13.973cm" svg:height="0.475cm" svg:x="2.2cm" svg:y="8.87cm">
          <draw:text-box>
            <text:p text:style-name="P1"><text:span text:style-name="T12">Weapons of Mass Destruction</text:span><text:span text:style-name="T4">,</text:span><text:span text:style-name="T12"> </text:span><text:span text:style-name="T4">chaired by Lord Butler of Brockwell, stated:</text:span></text:p>
          </draw:text-box>
        </draw:frame>
        <draw:frame draw:style-name="gr1" draw:text-style-name="P2" draw:layer="layout" svg:width="15.695cm" svg:height="0.475cm" svg:x="2.95cm" svg:y="9.784cm">
          <draw:text-box>
            <text:p text:style-name="P1"><text:span text:style-name="T4">“</text:span><text:span text:style-name="T4">The judgement that Iraq was continuing to produce chemical agent was supported </text:span></text:p>
          </draw:text-box>
        </draw:frame>
        <draw:frame draw:style-name="gr1" draw:text-style-name="P2" draw:layer="layout" svg:width="10.988cm" svg:height="0.475cm" svg:x="2.95cm" svg:y="10.348cm">
          <draw:text-box>
            <text:p text:style-name="P1"><text:span text:style-name="T4">by one new intelligence report received on 30 September.”</text:span></text:p>
          </draw:text-box>
        </draw:frame>
        <draw:frame draw:style-name="gr7" draw:text-style-name="P9" draw:layer="layout" svg:width="0.273cm" svg:height="0.276cm" svg:x="13.893cm" svg:y="10.367cm">
          <draw:text-box>
            <text:p text:style-name="P1"><text:span text:style-name="T13">15</text:span></text:p>
          </draw:text-box>
        </draw:frame>
        <draw:frame draw:style-name="gr1" draw:text-style-name="P2" draw:layer="layout" svg:width="14.701cm" svg:height="0.475cm" svg:x="2.95cm" svg:y="11.263cm">
          <draw:text-box>
            <text:p text:style-name="P1"><text:span text:style-name="T4">“… </text:span><text:span text:style-name="T4">The most significant change in this assessment was in the JIC’s indication </text:span></text:p>
          </draw:text-box>
        </draw:frame>
        <draw:frame draw:style-name="gr1" draw:text-style-name="P2" draw:layer="layout" svg:width="14.988cm" svg:height="0.475cm" svg:x="2.95cm" svg:y="11.827cm">
          <draw:text-box>
            <text:p text:style-name="P1"><text:span text:style-name="T4">… </text:span><text:span text:style-name="T4">that the intelligence on mobile biological agent production facilities had been </text:span></text:p>
          </draw:text-box>
        </draw:frame>
        <draw:frame draw:style-name="gr1" draw:text-style-name="P2" draw:layer="layout" svg:width="14.37cm" svg:height="0.475cm" svg:x="2.95cm" svg:y="12.392cm">
          <draw:text-box>
            <text:p text:style-name="P1"><text:span text:style-name="T4">‘</text:span><text:span text:style-name="T4">confirmed’ … based on the receipt of one intelligence report, from a reliable </text:span></text:p>
          </draw:text-box>
        </draw:frame>
        <draw:frame draw:style-name="gr1" draw:text-style-name="P2" draw:layer="layout" svg:width="14.505cm" svg:height="0.475cm" svg:x="2.95cm" svg:y="12.956cm">
          <draw:text-box>
            <text:p text:style-name="P1"><text:span text:style-name="T4">and established source quoting a new sub-source. That report reinforced the </text:span></text:p>
          </draw:text-box>
        </draw:frame>
        <draw:frame draw:style-name="gr1" draw:text-style-name="P2" draw:layer="layout" svg:width="15.068cm" svg:height="0.475cm" svg:x="2.95cm" svg:y="13.521cm">
          <draw:text-box>
            <text:p text:style-name="P1"><text:span text:style-name="T4">large volume of reports on those facilities received from a single source through </text:span></text:p>
          </draw:text-box>
        </draw:frame>
        <draw:frame draw:style-name="gr1" draw:text-style-name="P2" draw:layer="layout" svg:width="14.785cm" svg:height="0.475cm" svg:x="2.95cm" svg:y="14.085cm">
          <draw:text-box>
            <text:p text:style-name="P1"><text:span text:style-name="T4">a liaison service since April 2000, although our view is that the new report was </text:span></text:p>
          </draw:text-box>
        </draw:frame>
        <draw:frame draw:style-name="gr1" draw:text-style-name="P2" draw:layer="layout" svg:width="13.434cm" svg:height="0.475cm" svg:x="2.95cm" svg:y="14.65cm">
          <draw:text-box>
            <text:p text:style-name="P1"><text:span text:style-name="T4">complementary to rather than confirming those from the liaison source.”</text:span></text:p>
          </draw:text-box>
        </draw:frame>
        <draw:frame draw:style-name="gr7" draw:text-style-name="P9" draw:layer="layout" svg:width="0.273cm" svg:height="0.276cm" svg:x="16.338cm" svg:y="14.668cm">
          <draw:text-box>
            <text:p text:style-name="P1"><text:span text:style-name="T13">16</text:span></text:p>
          </draw:text-box>
        </draw:frame>
        <draw:frame draw:style-name="gr6" draw:text-style-name="P8" draw:layer="layout" svg:width="8.024cm" svg:height="0.556cm" svg:x="2.2cm" svg:y="15.771cm">
          <draw:text-box>
            <text:p text:style-name="P1"><text:span text:style-name="T9">Iraq’s response to resolution 1441</text:span></text:p>
          </draw:text-box>
        </draw:frame>
        <draw:frame draw:style-name="gr1" draw:text-style-name="P2" draw:layer="layout" svg:width="15.873cm" svg:height="0.475cm" svg:x="2.2cm" svg:y="16.599cm">
          <draw:text-box>
            <text:p text:style-name="P1"><text:span text:style-name="T7">54. </text:span><text:span text:style-name="T4"><text:s/>Resolution 1441 was adopted on 8 November 2002 by a unanimous vote of the </text:span></text:p>
          </draw:text-box>
        </draw:frame>
        <draw:frame draw:style-name="gr1" draw:text-style-name="P2" draw:layer="layout" svg:width="6.255cm" svg:height="0.475cm" svg:x="2.2cm" svg:y="17.163cm">
          <draw:text-box>
            <text:p text:style-name="P1"><text:span text:style-name="T4">members of the Security Council.</text:span></text:p>
          </draw:text-box>
        </draw:frame>
        <draw:frame draw:style-name="gr7" draw:text-style-name="P9" draw:layer="layout" svg:width="0.273cm" svg:height="0.276cm" svg:x="8.435cm" svg:y="17.182cm">
          <draw:text-box>
            <text:p text:style-name="P1"><text:span text:style-name="T13">17</text:span></text:p>
          </draw:text-box>
        </draw:frame>
        <draw:frame draw:style-name="gr1" draw:text-style-name="P2" draw:layer="layout" svg:width="10.023cm" svg:height="0.475cm" svg:x="8.709cm" svg:y="17.163cm">
          <draw:text-box>
            <text:p text:style-name="P1"><text:span text:style-name="T4"><text:s/></text:span><text:span text:style-name="T4">Referring to his statement on 17 October, during the </text:span></text:p>
          </draw:text-box>
        </draw:frame>
        <draw:frame draw:style-name="gr1" draw:text-style-name="P2" draw:layer="layout" svg:width="16.034cm" svg:height="0.475cm" svg:x="2.2cm" svg:y="17.728cm">
          <draw:text-box>
            <text:p text:style-name="P1"><text:span text:style-name="T4">Security Council’s open debate on Iraq, Sir Jeremy Greenstock stated that there was </text:span></text:p>
          </draw:text-box>
        </draw:frame>
        <draw:frame draw:style-name="gr1" draw:text-style-name="P2" draw:layer="layout" svg:width="16.682cm" svg:height="0.475cm" svg:x="2.2cm" svg:y="18.292cm">
          <draw:text-box>
            <text:p text:style-name="P1"><text:span text:style-name="T4">“</text:span><text:span text:style-name="T4">no shadow of doubt” that Iraq had defied the UN and had sought to hinder and frustrate </text:span></text:p>
          </draw:text-box>
        </draw:frame>
        <draw:frame draw:style-name="gr1" draw:text-style-name="P2" draw:layer="layout" svg:width="4.422cm" svg:height="0.475cm" svg:x="2.2cm" svg:y="18.857cm">
          <draw:text-box>
            <text:p text:style-name="P1"><text:span text:style-name="T4">inspections since 1991.</text:span></text:p>
          </draw:text-box>
        </draw:frame>
        <draw:frame draw:style-name="gr1" draw:text-style-name="P2" draw:layer="layout" svg:width="15.945cm" svg:height="0.475cm" svg:x="2.2cm" svg:y="19.771cm">
          <draw:text-box>
            <text:p text:style-name="P1"><text:span text:style-name="T7">55. </text:span><text:span text:style-name="T15"><text:s/>Iraq announced on 13 November that it would comply with resolution 1441.</text:span></text:p>
          </draw:text-box>
        </draw:frame>
        <draw:frame draw:style-name="gr1" draw:text-style-name="P2" draw:layer="layout" svg:width="16.414cm" svg:height="0.475cm" svg:x="2.2cm" svg:y="20.686cm">
          <draw:text-box>
            <text:p text:style-name="P1"><text:span text:style-name="T7">56. </text:span><text:span text:style-name="T15"><text:s/>Iraq re-stated its position that it had neither produced nor was in possession </text:span></text:p>
          </draw:text-box>
        </draw:frame>
        <draw:frame draw:style-name="gr1" draw:text-style-name="P2" draw:layer="layout" svg:width="15.809cm" svg:height="0.475cm" svg:x="2.2cm" svg:y="21.25cm">
          <draw:text-box>
            <text:p text:style-name="P1"><text:span text:style-name="T15">of weapons of mass destruction since the inspectors left in December 1998. It </text:span></text:p>
          </draw:text-box>
        </draw:frame>
        <draw:frame draw:style-name="gr1" draw:text-style-name="P2" draw:layer="layout" svg:width="16.178cm" svg:height="0.475cm" svg:x="2.2cm" svg:y="21.815cm">
          <draw:text-box>
            <text:p text:style-name="P1"><text:span text:style-name="T15">explicitly challenged the UK statement on 8 November that Iraq had “decided to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6.06cm" svg:height="0.475cm" svg:x="2.2cm" svg:y="22.379cm">
          <draw:text-box>
            <text:p text:style-name="P1"><text:span text:style-name="T15">keep possession” of its WMD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15 </text:span></text:p>
          </draw:text-box>
        </draw:frame>
        <draw:frame draw:style-name="gr4" draw:text-style-name="P6" draw:layer="layout" svg:width="15.733cm" svg:height="0.395cm" svg:x="2.532cm" svg:y="25.08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511cm">
          <draw:text-box>
            <text:p text:style-name="P1"><text:span text:style-name="T11">paragraph 347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16 </text:span></text:p>
          </draw:text-box>
        </draw:frame>
        <draw:frame draw:style-name="gr4" draw:text-style-name="P6" draw:layer="layout" svg:width="15.733cm" svg:height="0.395cm" svg:x="2.532cm" svg:y="25.93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357cm">
          <draw:text-box>
            <text:p text:style-name="P1"><text:span text:style-name="T11">paragraph 349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7 </text:span></text:p>
          </draw:text-box>
        </draw:frame>
        <draw:frame draw:style-name="gr4" draw:text-style-name="P6" draw:layer="layout" svg:width="11.919cm" svg:height="0.395cm" svg:x="2.532cm" svg:y="26.781cm">
          <draw:text-box>
            <text:p text:style-name="P1"><text:span text:style-name="T11">UN Security Council, ‘4644th Meeting Friday 8 November 2002’ (S/PV.4644).</text:span></text:p>
          </draw:text-box>
        </draw:frame>
      </draw:page>
      <draw:page draw:name="page1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15.517cm" svg:height="0.475cm" svg:x="2.2cm" svg:y="2.525cm">
          <draw:text-box>
            <text:p text:style-name="P1"><text:span text:style-name="T7">57. </text:span><text:span text:style-name="T4"><text:s/>Iraq informed the Security Council of its decision to comply with the resolution </text:span></text:p>
          </draw:text-box>
        </draw:frame>
        <draw:frame draw:style-name="gr1" draw:text-style-name="P2" draw:layer="layout" svg:width="14.675cm" svg:height="0.475cm" svg:x="2.2cm" svg:y="3.09cm">
          <draw:text-box>
            <text:p text:style-name="P1"><text:span text:style-name="T4">“</text:span><text:span text:style-name="T4">without conditions” in a letter from Mr Naji Sabri, the Iraqi Foreign Minister, to </text:span></text:p>
          </draw:text-box>
        </draw:frame>
        <draw:frame draw:style-name="gr1" draw:text-style-name="P2" draw:layer="layout" svg:width="12.376cm" svg:height="0.475cm" svg:x="2.2cm" svg:y="3.654cm">
          <draw:text-box>
            <text:p text:style-name="P1"><text:span text:style-name="T4">Mr Kofi Annan, the UN Secretary-General, on 13 November 2002.</text:span></text:p>
          </draw:text-box>
        </draw:frame>
        <draw:frame draw:style-name="gr7" draw:text-style-name="P9" draw:layer="layout" svg:width="0.273cm" svg:height="0.276cm" svg:x="14.53cm" svg:y="3.673cm">
          <draw:text-box>
            <text:p text:style-name="P1"><text:span text:style-name="T13">18</text:span></text:p>
          </draw:text-box>
        </draw:frame>
        <draw:frame draw:style-name="gr1" draw:text-style-name="P2" draw:layer="layout" svg:width="10.572cm" svg:height="0.475cm" svg:x="2.2cm" svg:y="4.568cm">
          <draw:text-box>
            <text:p text:style-name="P1"><text:span text:style-name="T7">58. </text:span><text:span text:style-name="T4"><text:s/>The key points in the letter in relation to WMD were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6cm" svg:height="0.475cm" svg:x="3.7cm" svg:y="5.483cm">
          <draw:text-box>
            <text:p text:style-name="P1"><text:span text:style-name="T4">The claims by President Bush and Mr Blair that “Iraq might have produced, or </text:span></text:p>
          </draw:text-box>
        </draw:frame>
        <draw:frame draw:style-name="gr1" draw:text-style-name="P2" draw:layer="layout" svg:width="14.497cm" svg:height="0.475cm" svg:x="3.7cm" svg:y="6.047cm">
          <draw:text-box>
            <text:p text:style-name="P1"><text:span text:style-name="T4">might have been on the way to producing, nuclear weapons” since 1998 and </text:span></text:p>
          </draw:text-box>
        </draw:frame>
        <draw:frame draw:style-name="gr1" draw:text-style-name="P2" draw:layer="layout" svg:width="15.289cm" svg:height="0.475cm" svg:x="3.7cm" svg:y="6.612cm">
          <draw:text-box>
            <text:p text:style-name="P1"><text:span text:style-name="T4">that “Iraq had indeed produced chemical and biological weapons” was “an utterly </text:span></text:p>
          </draw:text-box>
        </draw:frame>
        <draw:frame draw:style-name="gr1" draw:text-style-name="P2" draw:layer="layout" svg:width="7.258cm" svg:height="0.475cm" svg:x="3.7cm" svg:y="7.176cm">
          <draw:text-box>
            <text:p text:style-name="P1"><text:span text:style-name="T4">unfounded fabrication” and “baseless”.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7.841cm">
          <draw:text-box>
            <text:p text:style-name="P1"><text:span text:style-name="T4">Iraq had agreed to the return of inspectors, and had “already stated” that it had </text:span></text:p>
          </draw:text-box>
        </draw:frame>
        <draw:frame draw:style-name="gr1" draw:text-style-name="P2" draw:layer="layout" svg:width="15.213cm" svg:height="0.475cm" svg:x="3.7cm" svg:y="8.405cm">
          <draw:text-box>
            <text:p text:style-name="P1"><text:span text:style-name="T4">“</text:span><text:span text:style-name="T4">neither produced nor possessed any nuclear, chemical or biological weapons of </text:span></text:p>
          </draw:text-box>
        </draw:frame>
        <draw:frame draw:style-name="gr1" draw:text-style-name="P2" draw:layer="layout" svg:width="10.446cm" svg:height="0.475cm" svg:x="3.7cm" svg:y="8.97cm">
          <draw:text-box>
            <text:p text:style-name="P1"><text:span text:style-name="T4">mass destruction during the absence of the inspectors”.</text:span></text:p>
          </draw:text-box>
        </draw:frame>
        <draw:frame draw:style-name="gr1" draw:text-style-name="P2" draw:layer="layout" svg:width="15.945cm" svg:height="0.475cm" svg:x="2.2cm" svg:y="9.884cm">
          <draw:text-box>
            <text:p text:style-name="P1"><text:span text:style-name="T7">59. </text:span><text:span text:style-name="T4"><text:s/>The letter challenged a statement made by Sir Jeremy Greenstock that Iraq had </text:span></text:p>
          </draw:text-box>
        </draw:frame>
        <draw:frame draw:style-name="gr1" draw:text-style-name="P2" draw:layer="layout" svg:width="16.148cm" svg:height="0.475cm" svg:x="2.2cm" svg:y="10.448cm">
          <draw:text-box>
            <text:p text:style-name="P1"><text:span text:style-name="T4">been provided with the opportunity to dispose of its weapons of mass destruction, but </text:span></text:p>
          </draw:text-box>
        </draw:frame>
        <draw:frame draw:style-name="gr1" draw:text-style-name="P2" draw:layer="layout" svg:width="16.618cm" svg:height="0.475cm" svg:x="2.2cm" svg:y="11.013cm">
          <draw:text-box>
            <text:p text:style-name="P1"><text:span text:style-name="T4">Iraq had ignored that opportunity and decided to keep possession. The letter asked why </text:span></text:p>
          </draw:text-box>
        </draw:frame>
        <draw:frame draw:style-name="gr1" draw:text-style-name="P2" draw:layer="layout" svg:width="15.759cm" svg:height="0.475cm" svg:x="2.2cm" svg:y="11.577cm">
          <draw:text-box>
            <text:p text:style-name="P1"><text:span text:style-name="T4">“</text:span><text:span text:style-name="T4">none of the representatives” of the members of the Security Council had “asked … </text:span></text:p>
          </draw:text-box>
        </draw:frame>
        <draw:frame draw:style-name="gr1" draw:text-style-name="P2" draw:layer="layout" svg:width="16.508cm" svg:height="0.475cm" svg:x="2.2cm" svg:y="12.142cm">
          <draw:text-box>
            <text:p text:style-name="P1"><text:span text:style-name="T4">when, how or where such an alleged decision had been taken by Iraq to keep weapons </text:span></text:p>
          </draw:text-box>
        </draw:frame>
        <draw:frame draw:style-name="gr1" draw:text-style-name="P2" draw:layer="layout" svg:width="3.943cm" svg:height="0.475cm" svg:x="2.2cm" svg:y="12.706cm">
          <draw:text-box>
            <text:p text:style-name="P1"><text:span text:style-name="T4">of mass destruction”.</text:span></text:p>
          </draw:text-box>
        </draw:frame>
        <draw:frame draw:style-name="gr1" draw:text-style-name="P2" draw:layer="layout" svg:width="15.411cm" svg:height="0.475cm" svg:x="2.2cm" svg:y="13.621cm">
          <draw:text-box>
            <text:p text:style-name="P1"><text:span text:style-name="T7">60. </text:span><text:span text:style-name="T15"><text:s/>The UK remained sceptical about Iraq’s intentions, focusing on its track </text:span></text:p>
          </draw:text-box>
        </draw:frame>
        <draw:frame draw:style-name="gr1" draw:text-style-name="P2" draw:layer="layout" svg:width="16.643cm" svg:height="0.475cm" svg:x="2.2cm" svg:y="14.185cm">
          <draw:text-box>
            <text:p text:style-name="P1"><text:span text:style-name="T15">record of deceit, and repeating the need to maintain the threat of military action to </text:span></text:p>
          </draw:text-box>
        </draw:frame>
        <draw:frame draw:style-name="gr1" draw:text-style-name="P2" draw:layer="layout" svg:width="3.947cm" svg:height="0.475cm" svg:x="2.2cm" svg:y="14.75cm">
          <draw:text-box>
            <text:p text:style-name="P1"><text:span text:style-name="T15">secure compliance.</text:span></text:p>
          </draw:text-box>
        </draw:frame>
        <draw:frame draw:style-name="gr1" draw:text-style-name="P2" draw:layer="layout" svg:width="15.97cm" svg:height="0.475cm" svg:x="2.2cm" svg:y="15.664cm">
          <draw:text-box>
            <text:p text:style-name="P1"><text:span text:style-name="T7">61. </text:span><text:span text:style-name="T4"><text:s/>In a lecture that evening, Mr Jack Straw, the Foreign Secretary, welcomed Iraq’s </text:span></text:p>
          </draw:text-box>
        </draw:frame>
        <draw:frame draw:style-name="gr1" draw:text-style-name="P2" draw:layer="layout" svg:width="7.283cm" svg:height="0.475cm" svg:x="2.2cm" svg:y="16.228cm">
          <draw:text-box>
            <text:p text:style-name="P1"><text:span text:style-name="T4">response “so far as it goes” but added:</text:span></text:p>
          </draw:text-box>
        </draw:frame>
        <draw:frame draw:style-name="gr1" draw:text-style-name="P2" draw:layer="layout" svg:width="15.805cm" svg:height="0.475cm" svg:x="2.95cm" svg:y="17.143cm">
          <draw:text-box>
            <text:p text:style-name="P1"><text:span text:style-name="T4">“… </text:span><text:span text:style-name="T4">we must remain vigilant for experience with Iraq tells us to temper optimism with </text:span></text:p>
          </draw:text-box>
        </draw:frame>
        <draw:frame draw:style-name="gr1" draw:text-style-name="P2" draw:layer="layout" svg:width="15.678cm" svg:height="0.475cm" svg:x="2.95cm" svg:y="17.707cm">
          <draw:text-box>
            <text:p text:style-name="P1"><text:span text:style-name="T4">scepticism and to read the small print. Iraq’s intentions are notoriously changeable. </text:span></text:p>
          </draw:text-box>
        </draw:frame>
        <draw:frame draw:style-name="gr1" draw:text-style-name="P2" draw:layer="layout" svg:width="10.2cm" svg:height="0.475cm" svg:x="2.95cm" svg:y="18.272cm">
          <draw:text-box>
            <text:p text:style-name="P1"><text:span text:style-name="T4">What matters above all is their actions not their words.</text:span></text:p>
          </draw:text-box>
        </draw:frame>
        <draw:frame draw:style-name="gr1" draw:text-style-name="P2" draw:layer="layout" svg:width="15.937cm" svg:height="0.475cm" svg:x="2.95cm" svg:y="19.186cm">
          <draw:text-box>
            <text:p text:style-name="P1"><text:span text:style-name="T4">“… </text:span><text:span text:style-name="T4">The history of UN weapons inspections in Iraq is littered with examples of deceit, </text:span></text:p>
          </draw:text-box>
        </draw:frame>
        <draw:frame draw:style-name="gr1" draw:text-style-name="P2" draw:layer="layout" svg:width="13.824cm" svg:height="0.475cm" svg:x="2.95cm" svg:y="19.751cm">
          <draw:text-box>
            <text:p text:style-name="P1"><text:span text:style-name="T4">evasion, intimidation and harassment. I hope even Iraq will recognise the </text:span></text:p>
          </draw:text-box>
        </draw:frame>
        <draw:frame draw:style-name="gr1" draw:text-style-name="P2" draw:layer="layout" svg:width="15.974cm" svg:height="0.475cm" svg:x="2.95cm" svg:y="20.315cm">
          <draw:text-box>
            <text:p text:style-name="P1"><text:span text:style-name="T4">consequences of any repeat. If Saddam fails to co-operate fully, then he faces force.”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7" draw:text-style-name="P9" draw:layer="layout" svg:width="0.273cm" svg:height="0.276cm" svg:x="18.49cm" svg:y="20.334cm">
          <draw:text-box>
            <text:p text:style-name="P1"><text:span text:style-name="T13">19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18 </text:span></text:p>
          </draw:text-box>
        </draw:frame>
        <draw:frame draw:style-name="gr4" draw:text-style-name="P6" draw:layer="layout" svg:width="15.119cm" svg:height="0.395cm" svg:x="2.532cm" svg:y="25.934cm">
          <draw:text-box>
            <text:p text:style-name="P1"><text:span text:style-name="T11">UN Security Council, ‘Letter dated 13 November 2002 from the Minister for Foreign Affairs of Iraq </text:span></text:p>
          </draw:text-box>
        </draw:frame>
        <draw:frame draw:style-name="gr4" draw:text-style-name="P6" draw:layer="layout" svg:width="8.067cm" svg:height="0.395cm" svg:x="2.2cm" svg:y="26.357cm">
          <draw:text-box>
            <text:p text:style-name="P1"><text:span text:style-name="T11">addressed to the Secretary-General’ (S/2002/1242)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19 </text:span></text:p>
          </draw:text-box>
        </draw:frame>
        <draw:frame draw:style-name="gr4" draw:text-style-name="P6" draw:layer="layout" svg:width="11.284cm" svg:height="0.395cm" svg:x="2.528cm" svg:y="26.781cm">
          <draw:text-box>
            <text:p text:style-name="P1"><text:span text:style-name="T11">The National Archives, 13 November 2002, </text:span><text:span text:style-name="T19">The Future of Foreign Policy.</text:span></text:p>
          </draw:text-box>
        </draw:frame>
      </draw:page>
      <draw:page draw:name="page1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3.676cm" svg:height="0.475cm" svg:x="2.2cm" svg:y="2.525cm">
          <draw:text-box>
            <text:p text:style-name="P1"><text:span text:style-name="T1">JIC ASSESSMENT, 14 NOVEMBER 2002: ‘IRAQ: REGIME COHESION </text:span></text:p>
          </draw:text-box>
        </draw:frame>
        <draw:frame draw:style-name="gr1" draw:text-style-name="P2" draw:layer="layout" svg:width="4.049cm" svg:height="0.475cm" svg:x="2.2cm" svg:y="3.09cm">
          <draw:text-box>
            <text:p text:style-name="P1"><text:span text:style-name="T1">UNDER PRESSURE’</text:span></text:p>
          </draw:text-box>
        </draw:frame>
        <draw:frame draw:style-name="gr1" draw:text-style-name="P2" draw:layer="layout" svg:width="8.325cm" svg:height="0.475cm" svg:x="2.2cm" svg:y="3.854cm">
          <draw:text-box>
            <text:p text:style-name="P1"><text:span text:style-name="T7">62. </text:span><text:span text:style-name="T15"><text:s/>The JIC judged on 14 November that: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cm" svg:height="0.475cm" svg:x="3.7cm" svg:y="4.768cm">
          <draw:text-box>
            <text:p text:style-name="P1"><text:span text:style-name="T15">Iraq accepted resolution 1441 because Saddam Hussein knew that this </text:span></text:p>
          </draw:text-box>
        </draw:frame>
        <draw:frame draw:style-name="gr1" draw:text-style-name="P2" draw:layer="layout" svg:width="12.321cm" svg:height="0.475cm" svg:x="3.7cm" svg:y="5.333cm">
          <draw:text-box>
            <text:p text:style-name="P1"><text:span text:style-name="T15">was the only way to avert a large-scale US-led ground attack.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2cm" svg:height="0.475cm" svg:x="3.7cm" svg:y="5.997cm">
          <draw:text-box>
            <text:p text:style-name="P1"><text:span text:style-name="T15">Iraq could try to overload UNMOVIC by releasing large volumes of </text:span></text:p>
          </draw:text-box>
        </draw:frame>
        <draw:frame draw:style-name="gr1" draw:text-style-name="P2" draw:layer="layout" svg:width="12.723cm" svg:height="0.475cm" svg:x="3.7cm" svg:y="6.562cm">
          <draw:text-box>
            <text:p text:style-name="P1"><text:span text:style-name="T15">information about legitimate industries. It might admit to some </text:span></text:p>
          </draw:text-box>
        </draw:frame>
        <draw:frame draw:style-name="gr1" draw:text-style-name="P2" draw:layer="layout" svg:width="15.111cm" svg:height="0.475cm" svg:x="3.7cm" svg:y="7.126cm">
          <draw:text-box>
            <text:p text:style-name="P1"><text:span text:style-name="T15">“</text:span><text:span text:style-name="T15">expendable” parts of its WMD, but it would focus on concealing sensitive </text:span></text:p>
          </draw:text-box>
        </draw:frame>
        <draw:frame draw:style-name="gr1" draw:text-style-name="P2" draw:layer="layout" svg:width="4.553cm" svg:height="0.475cm" svg:x="3.7cm" svg:y="7.691cm">
          <draw:text-box>
            <text:p text:style-name="P1"><text:span text:style-name="T15">items from inspectors.</text:span></text:p>
          </draw:text-box>
        </draw:frame>
        <draw:frame draw:style-name="gr15" draw:text-style-name="P2" draw:layer="layout" svg:width="16.83cm" svg:height="0.475cm" svg:x="2.2cm" svg:y="8.605cm">
          <draw:text-box>
            <text:p text:style-name="P1"><text:span text:style-name="T20">63. </text:span><text:span text:style-name="T21"><text:s/>In parallel with the adoption of resolution 1441, the JIC decided to revisit its July 2002 </text:span></text:p>
          </draw:text-box>
        </draw:frame>
        <draw:frame draw:style-name="gr15" draw:text-style-name="P2" draw:layer="layout" svg:width="7.834cm" svg:height="0.475cm" svg:x="2.2cm" svg:y="9.17cm">
          <draw:text-box>
            <text:p text:style-name="P1"><text:span text:style-name="T21">Assessment of regime cohesion in Iraq to:</text:span></text:p>
          </draw:text-box>
        </draw:frame>
        <draw:frame draw:style-name="gr1" draw:text-style-name="P2" draw:layer="layout" svg:width="13.795cm" svg:height="0.475cm" svg:x="2.95cm" svg:y="10.084cm">
          <draw:text-box>
            <text:p text:style-name="P1"><text:span text:style-name="T4">“… </text:span><text:span text:style-name="T4">examine how the Iraqi regime is responding to mounting international </text:span></text:p>
          </draw:text-box>
        </draw:frame>
        <draw:frame draw:style-name="gr1" draw:text-style-name="P2" draw:layer="layout" svg:width="15.14cm" svg:height="0.475cm" svg:x="2.95cm" svg:y="10.648cm">
          <draw:text-box>
            <text:p text:style-name="P1"><text:span text:style-name="T4">pressure … [and] assess whether there are any signs of strain within the regime </text:span></text:p>
          </draw:text-box>
        </draw:frame>
        <draw:frame draw:style-name="gr1" draw:text-style-name="P2" draw:layer="layout" svg:width="12.71cm" svg:height="0.475cm" svg:x="2.95cm" svg:y="11.213cm">
          <draw:text-box>
            <text:p text:style-name="P1"><text:span text:style-name="T4">and evaluate the speed and effectiveness of Iraqi decision-making.”</text:span></text:p>
          </draw:text-box>
        </draw:frame>
        <draw:frame draw:style-name="gr7" draw:text-style-name="P9" draw:layer="layout" svg:width="0.273cm" svg:height="0.276cm" svg:x="15.603cm" svg:y="11.232cm">
          <draw:text-box>
            <text:p text:style-name="P1"><text:span text:style-name="T13">20</text:span></text:p>
          </draw:text-box>
        </draw:frame>
        <draw:frame draw:style-name="gr1" draw:text-style-name="P2" draw:layer="layout" svg:width="15.407cm" svg:height="0.475cm" svg:x="2.2cm" svg:y="12.127cm">
          <draw:text-box>
            <text:p text:style-name="P1"><text:span text:style-name="T7">64. </text:span><text:span text:style-name="T4"><text:s/>In the JIC discussion of the draft Assessment on 13 November, the point was </text:span></text:p>
          </draw:text-box>
        </draw:frame>
        <draw:frame draw:style-name="gr1" draw:text-style-name="P2" draw:layer="layout" svg:width="16.491cm" svg:height="0.475cm" svg:x="2.2cm" svg:y="12.692cm">
          <draw:text-box>
            <text:p text:style-name="P1"><text:span text:style-name="T4">made that concealment and the retention of a WMD capability “remained a cornerstone </text:span></text:p>
          </draw:text-box>
        </draw:frame>
        <draw:frame draw:style-name="gr1" draw:text-style-name="P2" draw:layer="layout" svg:width="15.873cm" svg:height="0.475cm" svg:x="2.2cm" svg:y="13.256cm">
          <draw:text-box>
            <text:p text:style-name="P1"><text:span text:style-name="T4">of Saddam’s policy” and his intention was to allow the inspectors in and manage the </text:span></text:p>
          </draw:text-box>
        </draw:frame>
        <draw:frame draw:style-name="gr1" draw:text-style-name="P2" draw:layer="layout" svg:width="16.313cm" svg:height="0.475cm" svg:x="2.2cm" svg:y="13.821cm">
          <draw:text-box>
            <text:p text:style-name="P1"><text:span text:style-name="T4">inspections indefinitely as a means of avoiding conflict. But the resolution put the onus </text:span></text:p>
          </draw:text-box>
        </draw:frame>
        <draw:frame draw:style-name="gr1" draw:text-style-name="P2" draw:layer="layout" svg:width="15.018cm" svg:height="0.475cm" svg:x="2.2cm" svg:y="14.385cm">
          <draw:text-box>
            <text:p text:style-name="P1"><text:span text:style-name="T4">on Iraq to prove it had no WMD programmes. The inspectors would need to be <text:s/></text:span></text:p>
          </draw:text-box>
        </draw:frame>
        <draw:frame draw:style-name="gr1" draw:text-style-name="P2" draw:layer="layout" svg:width="15.521cm" svg:height="0.475cm" svg:x="2.2cm" svg:y="14.95cm">
          <draw:text-box>
            <text:p text:style-name="P1"><text:span text:style-name="T4">prepared to deal with diversionary tactics including lengthy inspections of sites not </text:span></text:p>
          </draw:text-box>
        </draw:frame>
        <draw:frame draw:style-name="gr1" draw:text-style-name="P2" draw:layer="layout" svg:width="3.067cm" svg:height="0.475cm" svg:x="2.2cm" svg:y="15.514cm">
          <draw:text-box>
            <text:p text:style-name="P1"><text:span text:style-name="T4">related to WMD.</text:span></text:p>
          </draw:text-box>
        </draw:frame>
        <draw:frame draw:style-name="gr7" draw:text-style-name="P9" draw:layer="layout" svg:width="0.273cm" svg:height="0.276cm" svg:x="5.258cm" svg:y="15.533cm">
          <draw:text-box>
            <text:p text:style-name="P1"><text:span text:style-name="T13">21</text:span></text:p>
          </draw:text-box>
        </draw:frame>
        <draw:frame draw:style-name="gr1" draw:text-style-name="P2" draw:layer="layout" svg:width="15.619cm" svg:height="0.475cm" svg:x="2.2cm" svg:y="16.428cm">
          <draw:text-box>
            <text:p text:style-name="P1"><text:span text:style-name="T7">65. </text:span><text:span text:style-name="T4"><text:s/>The JIC Assessment, ‘Iraq: Regime Cohesion Under Pressure’, was issued on </text:span></text:p>
          </draw:text-box>
        </draw:frame>
        <draw:frame draw:style-name="gr1" draw:text-style-name="P2" draw:layer="layout" svg:width="2.644cm" svg:height="0.475cm" svg:x="2.2cm" svg:y="16.993cm">
          <draw:text-box>
            <text:p text:style-name="P1"><text:span text:style-name="T4">14 November.</text:span></text:p>
          </draw:text-box>
        </draw:frame>
        <draw:frame draw:style-name="gr7" draw:text-style-name="P9" draw:layer="layout" svg:width="0.273cm" svg:height="0.276cm" svg:x="4.835cm" svg:y="17.012cm">
          <draw:text-box>
            <text:p text:style-name="P1"><text:span text:style-name="T13">22</text:span></text:p>
          </draw:text-box>
        </draw:frame>
        <draw:frame draw:style-name="gr1" draw:text-style-name="P2" draw:layer="layout" svg:width="7.165cm" svg:height="0.475cm" svg:x="5.11cm" svg:y="16.993cm">
          <draw:text-box>
            <text:p text:style-name="P1"><text:span text:style-name="T4"><text:s/></text:span><text:span text:style-name="T4">In its Key Judgements the JIC stated: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17.907cm">
          <draw:text-box>
            <text:p text:style-name="P1"><text:span text:style-name="T4">Iraq accepted resolution 1441 “because Saddam knew that this was the only </text:span></text:p>
          </draw:text-box>
        </draw:frame>
        <draw:frame draw:style-name="gr1" draw:text-style-name="P2" draw:layer="layout" svg:width="14.869cm" svg:height="0.475cm" svg:x="3.7cm" svg:y="18.472cm">
          <draw:text-box>
            <text:p text:style-name="P1"><text:span text:style-name="T4">way to avert a large-scale US-led coalition ground attack. The regime probably </text:span></text:p>
          </draw:text-box>
        </draw:frame>
        <draw:frame draw:style-name="gr1" draw:text-style-name="P2" draw:layer="layout" svg:width="13.396cm" svg:height="0.475cm" svg:x="3.7cm" svg:y="19.036cm">
          <draw:text-box>
            <text:p text:style-name="P1"><text:span text:style-name="T4">believes that a coalition attack will not be possible when inspectors are </text:span></text:p>
          </draw:text-box>
        </draw:frame>
        <draw:frame draw:style-name="gr1" draw:text-style-name="P2" draw:layer="layout" svg:width="2.22cm" svg:height="0.475cm" svg:x="3.7cm" svg:y="19.601cm">
          <draw:text-box>
            <text:p text:style-name="P1"><text:span text:style-name="T4">inside Iraq.”</text:span></text:p>
          </draw:text-box>
        </draw:frame>
        <draw:frame draw:style-name="gr2" draw:text-style-name="P3" draw:layer="layout" svg:width="0.634cm" svg:height="0.712cm" svg:x="2.95cm" svg:y="20.1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20.265cm">
          <draw:text-box>
            <text:p text:style-name="P1"><text:span text:style-name="T4">“</text:span><text:span text:style-name="T4">Iraq could try to overload UNMOVIC by releasing large volumes of information </text:span></text:p>
          </draw:text-box>
        </draw:frame>
        <draw:frame draw:style-name="gr1" draw:text-style-name="P2" draw:layer="layout" svg:width="13.756cm" svg:height="0.475cm" svg:x="3.7cm" svg:y="20.83cm">
          <draw:text-box>
            <text:p text:style-name="P1"><text:span text:style-name="T4">about legitimate industries. Although less likely, Iraq might admit to some </text:span></text:p>
          </draw:text-box>
        </draw:frame>
        <draw:frame draw:style-name="gr1" draw:text-style-name="P2" draw:layer="layout" svg:width="13.227cm" svg:height="0.475cm" svg:x="3.7cm" svg:y="21.394cm">
          <draw:text-box>
            <text:p text:style-name="P1"><text:span text:style-name="T4">‘</text:span><text:span text:style-name="T4">expendable’ parts of its WMD programmes to demonstrate ostensible </text:span></text:p>
          </draw:text-box>
        </draw:frame>
        <draw:frame draw:style-name="gr1" draw:text-style-name="P2" draw:layer="layout" svg:width="14.836cm" svg:height="0.475cm" svg:x="3.7cm" svg:y="21.958cm">
          <draw:text-box>
            <text:p text:style-name="P1"><text:span text:style-name="T4">co-operation and to provoke divisions in the UN. But it will focus on concealing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531cm" svg:y1="26.29cm" svg:x2="14.786cm" svg:y2="26.29cm">
          <text:p/>
        </draw:line>
        <draw:frame draw:style-name="gr1" draw:text-style-name="P2" draw:layer="layout" svg:width="6.06cm" svg:height="0.475cm" svg:x="3.7cm" svg:y="22.523cm">
          <draw:text-box>
            <text:p text:style-name="P1"><text:span text:style-name="T4">sensitive items from inspectors.”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20 </text:span></text:p>
          </draw:text-box>
        </draw:frame>
        <draw:frame draw:style-name="gr4" draw:text-style-name="P6" draw:layer="layout" svg:width="12.291cm" svg:height="0.395cm" svg:x="2.532cm" svg:y="25.934cm">
          <draw:text-box>
            <text:p text:style-name="P1"><text:span text:style-name="T6">JIC Assessment, 14 November 2002, ‘Iraq: Regime Cohesion Under Pressure’</text:span><text:span text:style-name="T11">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21 </text:span></text:p>
          </draw:text-box>
        </draw:frame>
        <draw:line draw:style-name="gr9" draw:text-style-name="P10" draw:layer="layout" svg:x1="2.531cm" svg:y1="27.137cm" svg:x2="14.786cm" svg:y2="27.137cm">
          <text:p/>
        </draw:line>
        <draw:frame draw:style-name="gr4" draw:text-style-name="P6" draw:layer="layout" svg:width="6.572cm" svg:height="0.395cm" svg:x="2.532cm" svg:y="26.357cm">
          <draw:text-box>
            <text:p text:style-name="P1"><text:span text:style-name="T11">Minutes, 13 November 2002, JIC meet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22 </text:span></text:p>
          </draw:text-box>
        </draw:frame>
        <draw:frame draw:style-name="gr4" draw:text-style-name="P6" draw:layer="layout" svg:width="12.291cm" svg:height="0.395cm" svg:x="2.532cm" svg:y="26.781cm">
          <draw:text-box>
            <text:p text:style-name="P1"><text:span text:style-name="T6">JIC Assessment, 14 November 2002, ‘Iraq: Regime Cohesion Under Pressure’</text:span><text:span text:style-name="T11">.</text:span></text:p>
          </draw:text-box>
        </draw:frame>
      </draw:page>
      <draw:page draw:name="page1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14.234cm" svg:height="0.475cm" svg:x="2.2cm" svg:y="2.525cm">
          <draw:text-box>
            <text:p text:style-name="P1"><text:span text:style-name="T7">66. </text:span><text:span text:style-name="T4"><text:s/>In relation to Iraq’s WMD programmes and the return of inspectors, the </text:span></text:p>
          </draw:text-box>
        </draw:frame>
        <draw:frame draw:style-name="gr1" draw:text-style-name="P2" draw:layer="layout" svg:width="3.71cm" svg:height="0.475cm" svg:x="2.2cm" svg:y="3.09cm">
          <draw:text-box>
            <text:p text:style-name="P1"><text:span text:style-name="T4">Assessment stat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9cm" svg:height="0.475cm" svg:x="3.7cm" svg:y="4.004cm">
          <draw:text-box>
            <text:p text:style-name="P1"><text:span text:style-name="T4">Saddam Hussein’s “overriding priority” was “regime survival” and “he also had </text:span></text:p>
          </draw:text-box>
        </draw:frame>
        <draw:frame draw:style-name="gr1" draw:text-style-name="P2" draw:layer="layout" svg:width="14.107cm" svg:height="0.475cm" svg:x="3.7cm" svg:y="4.568cm">
          <draw:text-box>
            <text:p text:style-name="P1"><text:span text:style-name="T4">a very strong commitment to retaining WMD” which he saw as “key to Iraqi </text:span></text:p>
          </draw:text-box>
        </draw:frame>
        <draw:frame draw:style-name="gr1" draw:text-style-name="P2" draw:layer="layout" svg:width="15.267cm" svg:height="0.475cm" svg:x="3.7cm" svg:y="5.133cm">
          <draw:text-box>
            <text:p text:style-name="P1"><text:span text:style-name="T4">power and influence”. Iraq had “no credible alternative to ostensible co-operation </text:span></text:p>
          </draw:text-box>
        </draw:frame>
        <draw:frame draw:style-name="gr1" draw:text-style-name="P2" draw:layer="layout" svg:width="2.453cm" svg:height="0.475cm" svg:x="3.7cm" svg:y="5.697cm">
          <draw:text-box>
            <text:p text:style-name="P1"><text:span text:style-name="T4">with the UN”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06cm" svg:height="0.475cm" svg:x="3.7cm" svg:y="6.362cm">
          <draw:text-box>
            <text:p text:style-name="P1"><text:span text:style-name="T4">The JIC had “no new intelligence” on whether Iraq would “declare any </text:span></text:p>
          </draw:text-box>
        </draw:frame>
        <draw:frame draw:style-name="gr1" draw:text-style-name="P2" draw:layer="layout" svg:width="14.874cm" svg:height="0.475cm" svg:x="3.7cm" svg:y="6.926cm">
          <draw:text-box>
            <text:p text:style-name="P1"><text:span text:style-name="T4">prohibited materials or activity in response” to resolution 1441. Any disclosures </text:span></text:p>
          </draw:text-box>
        </draw:frame>
        <draw:frame draw:style-name="gr1" draw:text-style-name="P2" draw:layer="layout" svg:width="13.71cm" svg:height="0.475cm" svg:x="3.7cm" svg:y="7.491cm">
          <draw:text-box>
            <text:p text:style-name="P1"><text:span text:style-name="T4">on WMD would “damage the regime’s already limited credibility, given its </text:span></text:p>
          </draw:text-box>
        </draw:frame>
        <draw:frame draw:style-name="gr1" draw:text-style-name="P2" draw:layer="layout" svg:width="14.747cm" svg:height="0.475cm" svg:x="3.7cm" svg:y="8.055cm">
          <draw:text-box>
            <text:p text:style-name="P1"><text:span text:style-name="T4">continuing blanket denials of WMD possession”. The Iraqi regime would “seek </text:span></text:p>
          </draw:text-box>
        </draw:frame>
        <draw:frame draw:style-name="gr1" draw:text-style-name="P2" draw:layer="layout" svg:width="14.306cm" svg:height="0.475cm" svg:x="3.7cm" svg:y="8.62cm">
          <draw:text-box>
            <text:p text:style-name="P1"><text:span text:style-name="T4">to take advantage of any opportunity to fudge Iraq’s obligations or delay the </text:span></text:p>
          </draw:text-box>
        </draw:frame>
        <draw:frame draw:style-name="gr1" draw:text-style-name="P2" draw:layer="layout" svg:width="2.474cm" svg:height="0.475cm" svg:x="3.7cm" svg:y="9.184cm">
          <draw:text-box>
            <text:p text:style-name="P1"><text:span text:style-name="T4">UN process”.</text:span></text:p>
          </draw:text-box>
        </draw:frame>
        <draw:frame draw:style-name="gr2" draw:text-style-name="P3" draw:layer="layout" svg:width="0.634cm" svg:height="0.712cm" svg:x="2.95cm" svg:y="9.6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8cm" svg:height="0.475cm" svg:x="3.7cm" svg:y="9.848cm">
          <draw:text-box>
            <text:p text:style-name="P1"><text:span text:style-name="T4">Senior Iraqis agreed “that Iraq should maintain a WMD capability”, but if </text:span></text:p>
          </draw:text-box>
        </draw:frame>
        <draw:frame draw:style-name="gr1" draw:text-style-name="P2" draw:layer="layout" svg:width="14.599cm" svg:height="0.475cm" svg:x="3.7cm" svg:y="10.413cm">
          <draw:text-box>
            <text:p text:style-name="P1"><text:span text:style-name="T4">UNMOVIC made “demonstrable progress which threatens to overcome Iraq’s </text:span></text:p>
          </draw:text-box>
        </draw:frame>
        <draw:frame draw:style-name="gr1" draw:text-style-name="P2" draw:layer="layout" svg:width="15.183cm" svg:height="0.475cm" svg:x="3.7cm" svg:y="10.977cm">
          <draw:text-box>
            <text:p text:style-name="P1"><text:span text:style-name="T4">policy of deception and concealment, and Saddam refuses to give ground, there </text:span></text:p>
          </draw:text-box>
        </draw:frame>
        <draw:frame draw:style-name="gr1" draw:text-style-name="P2" draw:layer="layout" svg:width="15.073cm" svg:height="0.475cm" svg:x="3.7cm" svg:y="11.542cm">
          <draw:text-box>
            <text:p text:style-name="P1"><text:span text:style-name="T4">could be pressure on key insiders to break with Saddam in order to ensure their </text:span></text:p>
          </draw:text-box>
        </draw:frame>
        <draw:frame draw:style-name="gr1" draw:text-style-name="P2" draw:layer="layout" svg:width="2.593cm" svg:height="0.475cm" svg:x="3.7cm" svg:y="12.106cm">
          <draw:text-box>
            <text:p text:style-name="P1"><text:span text:style-name="T4">own survival”.</text:span></text:p>
          </draw:text-box>
        </draw:frame>
        <draw:frame draw:style-name="gr1" draw:text-style-name="P2" draw:layer="layout" svg:width="9.193cm" svg:height="0.475cm" svg:x="2.2cm" svg:y="13.221cm">
          <draw:text-box>
            <text:p text:style-name="P1"><text:span text:style-name="T1">INTELLIGENCE UPDATE, 21 NOVEMBER 2002</text:span></text:p>
          </draw:text-box>
        </draw:frame>
        <draw:frame draw:style-name="gr1" draw:text-style-name="P2" draw:layer="layout" svg:width="15.61cm" svg:height="0.475cm" svg:x="2.2cm" svg:y="13.985cm">
          <draw:text-box>
            <text:p text:style-name="P1"><text:span text:style-name="T7">67. </text:span><text:span text:style-name="T15"><text:s/>Mr John Scarlett, Chairman of the JIC, wrote to No.10 on 21 November to </text:span></text:p>
          </draw:text-box>
        </draw:frame>
        <draw:frame draw:style-name="gr1" draw:text-style-name="P2" draw:layer="layout" svg:width="15.75cm" svg:height="0.475cm" svg:x="2.2cm" svg:y="14.55cm">
          <draw:text-box>
            <text:p text:style-name="P1"><text:span text:style-name="T15">highlight new intelligence on Iraq’s thinking on managing UNMOVIC which he </text:span></text:p>
          </draw:text-box>
        </draw:frame>
        <draw:frame draw:style-name="gr1" draw:text-style-name="P2" draw:layer="layout" svg:width="9.65cm" svg:height="0.475cm" svg:x="2.2cm" svg:y="15.114cm">
          <draw:text-box>
            <text:p text:style-name="P1"><text:span text:style-name="T15">considered “confirmed” earlier JIC judgements.</text:span></text:p>
          </draw:text-box>
        </draw:frame>
        <draw:frame draw:style-name="gr1" draw:text-style-name="P2" draw:layer="layout" svg:width="15.475cm" svg:height="0.475cm" svg:x="2.2cm" svg:y="16.028cm">
          <draw:text-box>
            <text:p text:style-name="P1"><text:span text:style-name="T7">68. </text:span><text:span text:style-name="T15"><text:s/>Mr Scarlett concluded that the Iraqi regime was confident in its ability to </text:span></text:p>
          </draw:text-box>
        </draw:frame>
        <draw:frame draw:style-name="gr1" draw:text-style-name="P2" draw:layer="layout" svg:width="4.722cm" svg:height="0.475cm" svg:x="2.2cm" svg:y="16.593cm">
          <draw:text-box>
            <text:p text:style-name="P1"><text:span text:style-name="T15">mislead the inspectors.</text:span></text:p>
          </draw:text-box>
        </draw:frame>
        <draw:frame draw:style-name="gr1" draw:text-style-name="P2" draw:layer="layout" svg:width="16.486cm" svg:height="0.475cm" svg:x="2.2cm" svg:y="17.507cm">
          <draw:text-box>
            <text:p text:style-name="P1"><text:span text:style-name="T7">69. </text:span><text:span text:style-name="T15"><text:s/>Subsequent intelligence that Saddam Hussein had made clear that UNMOVIC </text:span></text:p>
          </draw:text-box>
        </draw:frame>
        <draw:frame draw:style-name="gr1" draw:text-style-name="P2" draw:layer="layout" svg:width="16.266cm" svg:height="0.475cm" svg:x="2.2cm" svg:y="18.072cm">
          <draw:text-box>
            <text:p text:style-name="P1"><text:span text:style-name="T15">was to be given no grounds for claiming that inspections were being obstructed </text:span></text:p>
          </draw:text-box>
        </draw:frame>
        <draw:frame draw:style-name="gr1" draw:text-style-name="P2" draw:layer="layout" svg:width="15.966cm" svg:height="0.475cm" svg:x="2.2cm" svg:y="18.636cm">
          <draw:text-box>
            <text:p text:style-name="P1"><text:span text:style-name="T15">was interpreted as part of a policy of concealment. The possibility that it might </text:span></text:p>
          </draw:text-box>
        </draw:frame>
        <draw:frame draw:style-name="gr1" draw:text-style-name="P2" draw:layer="layout" svg:width="15.602cm" svg:height="0.475cm" svg:x="2.2cm" svg:y="19.201cm">
          <draw:text-box>
            <text:p text:style-name="P1"><text:span text:style-name="T15">have indicated an intention to co-operate with UNMOVIC appears not to have </text:span></text:p>
          </draw:text-box>
        </draw:frame>
        <draw:frame draw:style-name="gr1" draw:text-style-name="P2" draw:layer="layout" svg:width="3.495cm" svg:height="0.475cm" svg:x="2.2cm" svg:y="19.765cm">
          <draw:text-box>
            <text:p text:style-name="P1"><text:span text:style-name="T15">been considered.</text:span></text:p>
          </draw:text-box>
        </draw:frame>
        <draw:frame draw:style-name="gr1" draw:text-style-name="P2" draw:layer="layout" svg:width="16.19cm" svg:height="0.475cm" svg:x="2.2cm" svg:y="20.68cm">
          <draw:text-box>
            <text:p text:style-name="P1"><text:span text:style-name="T7">70. </text:span><text:span text:style-name="T4"><text:s/>Mr Scarlett wrote to Sir David Manning and other senior officials on 21 November </text:span></text:p>
          </draw:text-box>
        </draw:frame>
        <draw:frame draw:style-name="gr1" draw:text-style-name="P2" draw:layer="layout" svg:width="14.882cm" svg:height="0.475cm" svg:x="2.2cm" svg:y="21.244cm">
          <draw:text-box>
            <text:p text:style-name="P1"><text:span text:style-name="T4">drawing their attention to “the first significant […] intelligence we have received </text:span></text:p>
          </draw:text-box>
        </draw:frame>
        <draw:frame draw:style-name="gr1" draw:text-style-name="P2" draw:layer="layout" svg:width="15.466cm" svg:height="0.475cm" svg:x="2.2cm" svg:y="21.808cm">
          <draw:text-box>
            <text:p text:style-name="P1"><text:span text:style-name="T4">on the Iraqi regime’s thinking on how to manage UNMOVIC” since the adoption of </text:span></text:p>
          </draw:text-box>
        </draw:frame>
        <draw:frame draw:style-name="gr1" draw:text-style-name="P2" draw:layer="layout" svg:width="3.029cm" svg:height="0.475cm" svg:x="2.2cm" svg:y="22.373cm">
          <draw:text-box>
            <text:p text:style-name="P1"><text:span text:style-name="T4">resolution 1441.</text:span></text:p>
          </draw:text-box>
        </draw:frame>
        <draw:frame draw:style-name="gr7" draw:text-style-name="P9" draw:layer="layout" svg:width="0.273cm" svg:height="0.276cm" svg:x="5.213cm" svg:y="22.392cm">
          <draw:text-box>
            <text:p text:style-name="P1"><text:span text:style-name="T13">23</text:span></text:p>
          </draw:text-box>
        </draw:frame>
        <draw:frame draw:style-name="gr1" draw:text-style-name="P2" draw:layer="layout" svg:width="8.888cm" svg:height="0.475cm" svg:x="2.2cm" svg:y="23.287cm">
          <draw:text-box>
            <text:p text:style-name="P1"><text:span text:style-name="T7">71. </text:span><text:span text:style-name="T4"><text:s/>Mr Scarlett stated that the key points were:</text:span></text:p>
          </draw:text-box>
        </draw:frame>
        <draw:frame draw:style-name="gr2" draw:text-style-name="P3" draw:layer="layout" svg:width="0.634cm" svg:height="0.712cm" svg:x="2.95cm" svg:y="24.0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24.202cm">
          <draw:text-box>
            <text:p text:style-name="P1"><text:span text:style-name="T4">Iraq intended to demonstrate its ostensible co-operation with UNMOVIC but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7.508cm" svg:height="0.475cm" svg:x="3.7cm" svg:y="24.766cm">
          <draw:text-box>
            <text:p text:style-name="P1"><text:span text:style-name="T4">would actually resume its game play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23 </text:span></text:p>
          </draw:text-box>
        </draw:frame>
        <draw:frame draw:style-name="gr4" draw:text-style-name="P6" draw:layer="layout" svg:width="14.146cm" svg:height="0.395cm" svg:x="2.532cm" svg:y="26.781cm">
          <draw:text-box>
            <text:p text:style-name="P1"><text:span text:style-name="T11">Minute Scarlett to Manning, 21 November 2002, ‘Iraqi Strategy for Dealing with UNMOVIC’.</text:span></text:p>
          </draw:text-box>
        </draw:frame>
      </draw:page>
      <draw:page draw:name="page1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2.525cm">
          <draw:text-box>
            <text:p text:style-name="P1"><text:span text:style-name="T4">Iraq intended to declare a small part of its illegal programmes, and overload </text:span></text:p>
          </draw:text-box>
        </draw:frame>
        <draw:frame draw:style-name="gr1" draw:text-style-name="P2" draw:layer="layout" svg:width="12.956cm" svg:height="0.475cm" svg:x="3.7cm" svg:y="3.09cm">
          <draw:text-box>
            <text:p text:style-name="P1"><text:span text:style-name="T4">UNMOVIC with large quantities of information on legitimate activities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8cm" svg:height="0.475cm" svg:x="3.7cm" svg:y="3.754cm">
          <draw:text-box>
            <text:p text:style-name="P1"><text:span text:style-name="T4">WMD were seen as vital to the regime’s survival, so a core WMD capability and </text:span></text:p>
          </draw:text-box>
        </draw:frame>
        <draw:frame draw:style-name="gr1" draw:text-style-name="P2" draw:layer="layout" svg:width="5.882cm" svg:height="0.475cm" svg:x="3.7cm" svg:y="4.318cm">
          <draw:text-box>
            <text:p text:style-name="P1"><text:span text:style-name="T4">infrastructure must be retained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4.983cm">
          <draw:text-box>
            <text:p text:style-name="P1"><text:span text:style-name="T4">Iraq was concerned about the provisions for conducting interviews of Iraqis </text:span></text:p>
          </draw:text-box>
        </draw:frame>
        <draw:frame draw:style-name="gr1" draw:text-style-name="P2" draw:layer="layout" svg:width="9.705cm" svg:height="0.475cm" svg:x="3.7cm" svg:y="5.547cm">
          <draw:text-box>
            <text:p text:style-name="P1"><text:span text:style-name="T4">outside Iraq, which could expose illicit procurement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8cm" svg:height="0.475cm" svg:x="3.7cm" svg:y="6.212cm">
          <draw:text-box>
            <text:p text:style-name="P1"><text:span text:style-name="T4">There was concern about the potential destruction by the inspectors of </text:span></text:p>
          </draw:text-box>
        </draw:frame>
        <draw:frame draw:style-name="gr1" draw:text-style-name="P2" draw:layer="layout" svg:width="3.376cm" svg:height="0.475cm" svg:x="3.7cm" svg:y="6.776cm">
          <draw:text-box>
            <text:p text:style-name="P1"><text:span text:style-name="T4">dual-use facilities.</text:span></text:p>
          </draw:text-box>
        </draw:frame>
        <draw:frame draw:style-name="gr1" draw:text-style-name="P2" draw:layer="layout" svg:width="16.296cm" svg:height="0.475cm" svg:x="2.2cm" svg:y="7.691cm">
          <draw:text-box>
            <text:p text:style-name="P1"><text:span text:style-name="T7">72. </text:span><text:span text:style-name="T4"><text:s/>Mr Scarlett commented that the concerns about exposing illicit procurement might </text:span></text:p>
          </draw:text-box>
        </draw:frame>
        <draw:frame draw:style-name="gr1" draw:text-style-name="P2" draw:layer="layout" svg:width="15.335cm" svg:height="0.475cm" svg:x="2.2cm" svg:y="8.255cm">
          <draw:text-box>
            <text:p text:style-name="P1"><text:span text:style-name="T4">be referring to conventional weapons programmes and that the dual-use facilities </text:span></text:p>
          </draw:text-box>
        </draw:frame>
        <draw:frame draw:style-name="gr1" draw:text-style-name="P2" draw:layer="layout" svg:width="6.674cm" svg:height="0.475cm" svg:x="2.2cm" svg:y="8.82cm">
          <draw:text-box>
            <text:p text:style-name="P1"><text:span text:style-name="T4">supported “the WMD programmes”.</text:span></text:p>
          </draw:text-box>
        </draw:frame>
        <draw:frame draw:style-name="gr1" draw:text-style-name="P2" draw:layer="layout" svg:width="16.199cm" svg:height="0.475cm" svg:x="2.2cm" svg:y="9.734cm">
          <draw:text-box>
            <text:p text:style-name="P1"><text:span text:style-name="T7">73. </text:span><text:span text:style-name="T4"><text:s/>Mr Scarlett wrote that the intelligence confirmed earlier JIC judgements, including </text:span></text:p>
          </draw:text-box>
        </draw:frame>
        <draw:frame draw:style-name="gr1" draw:text-style-name="P2" draw:layer="layout" svg:width="16.783cm" svg:height="0.475cm" svg:x="2.2cm" svg:y="10.298cm">
          <draw:text-box>
            <text:p text:style-name="P1"><text:span text:style-name="T4">the identification of “overload” as a potential strategy. There was no intelligence on which </text:span></text:p>
          </draw:text-box>
        </draw:frame>
        <draw:frame draw:style-name="gr1" draw:text-style-name="P2" draw:layer="layout" svg:width="7.199cm" svg:height="0.475cm" svg:x="2.2cm" svg:y="10.863cm">
          <draw:text-box>
            <text:p text:style-name="P1"><text:span text:style-name="T4">illegal programmes might be declared.</text:span></text:p>
          </draw:text-box>
        </draw:frame>
        <draw:frame draw:style-name="gr1" draw:text-style-name="P2" draw:layer="layout" svg:width="14.721cm" svg:height="0.475cm" svg:x="2.2cm" svg:y="11.777cm">
          <draw:text-box>
            <text:p text:style-name="P1"><text:span text:style-name="T7">74. </text:span><text:span text:style-name="T4"><text:s/>Mr Scarlett also drew attention to preparations to intimidate potential Iraqi </text:span></text:p>
          </draw:text-box>
        </draw:frame>
        <draw:frame draw:style-name="gr1" draw:text-style-name="P2" draw:layer="layout" svg:width="2.479cm" svg:height="0.475cm" svg:x="2.2cm" svg:y="12.342cm">
          <draw:text-box>
            <text:p text:style-name="P1"><text:span text:style-name="T4">interviewees.</text:span></text:p>
          </draw:text-box>
        </draw:frame>
        <draw:frame draw:style-name="gr1" draw:text-style-name="P2" draw:layer="layout" svg:width="16.012cm" svg:height="0.475cm" svg:x="2.2cm" svg:y="13.256cm">
          <draw:text-box>
            <text:p text:style-name="P1"><text:span text:style-name="T7">75. </text:span><text:span text:style-name="T4"><text:s/>Mr Scarlett’s other comments included the observations that there seemed to be:</text:span></text:p>
          </draw:text-box>
        </draw:frame>
        <draw:frame draw:style-name="gr1" draw:text-style-name="P2" draw:layer="layout" svg:width="15.636cm" svg:height="0.475cm" svg:x="2.95cm" svg:y="14.171cm">
          <draw:text-box>
            <text:p text:style-name="P1"><text:span text:style-name="T4">“… </text:span><text:span text:style-name="T4">an inconsistency in Iraq’s policy towards inspectors. The [intelligence] indicates </text:span></text:p>
          </draw:text-box>
        </draw:frame>
        <draw:frame draw:style-name="gr1" draw:text-style-name="P2" draw:layer="layout" svg:width="14.895cm" svg:height="0.475cm" svg:x="2.95cm" svg:y="14.735cm">
          <draw:text-box>
            <text:p text:style-name="P1"><text:span text:style-name="T4">the regime plans to let the inspectors into any site. But it also indicates that the </text:span></text:p>
          </draw:text-box>
        </draw:frame>
        <draw:frame draw:style-name="gr1" draw:text-style-name="P2" draw:layer="layout" svg:width="8.312cm" svg:height="0.475cm" svg:x="2.95cm" svg:y="15.3cm">
          <draw:text-box>
            <text:p text:style-name="P1"><text:span text:style-name="T4">regime must rethink a core WMD capability.”</text:span></text:p>
          </draw:text-box>
        </draw:frame>
        <draw:frame draw:style-name="gr1" draw:text-style-name="P2" draw:layer="layout" svg:width="15.166cm" svg:height="0.475cm" svg:x="2.2cm" svg:y="16.214cm">
          <draw:text-box>
            <text:p text:style-name="P1"><text:span text:style-name="T7">76. </text:span><text:span text:style-name="T4"><text:s/>Mr Scarlett concluded that it was “possible” that Iraq was “so confident of its </text:span></text:p>
          </draw:text-box>
        </draw:frame>
        <draw:frame draw:style-name="gr1" draw:text-style-name="P2" draw:layer="layout" svg:width="15.644cm" svg:height="0.475cm" svg:x="2.2cm" svg:y="16.778cm">
          <draw:text-box>
            <text:p text:style-name="P1"><text:span text:style-name="T4">concealment strategy that it believes inspectors will not discover prohibited activity. </text:span></text:p>
          </draw:text-box>
        </draw:frame>
        <draw:frame draw:style-name="gr1" draw:text-style-name="P2" draw:layer="layout" svg:width="16.296cm" svg:height="0.475cm" svg:x="2.2cm" svg:y="17.343cm">
          <draw:text-box>
            <text:p text:style-name="P1"><text:span text:style-name="T4">Nonetheless, this [intelligence] is important in that it further confirms that ultimately the </text:span></text:p>
          </draw:text-box>
        </draw:frame>
        <draw:frame draw:style-name="gr1" draw:text-style-name="P2" draw:layer="layout" svg:width="16.144cm" svg:height="0.475cm" svg:x="2.2cm" svg:y="17.907cm">
          <draw:text-box>
            <text:p text:style-name="P1"><text:span text:style-name="T4">Iraqi regime does not envisage having to accept genuine and complete disarmament, </text:span></text:p>
          </draw:text-box>
        </draw:frame>
        <draw:frame draw:style-name="gr1" draw:text-style-name="P2" draw:layer="layout" svg:width="9.54cm" svg:height="0.475cm" svg:x="2.2cm" svg:y="18.472cm">
          <draw:text-box>
            <text:p text:style-name="P1"><text:span text:style-name="T4">and is confident in its ability to mislead inspectors.”</text:span></text:p>
          </draw:text-box>
        </draw:frame>
        <draw:frame draw:style-name="gr1" draw:text-style-name="P2" draw:layer="layout" svg:width="15.25cm" svg:height="0.475cm" svg:x="2.2cm" svg:y="19.386cm">
          <draw:text-box>
            <text:p text:style-name="P1"><text:span text:style-name="T7">77. </text:span><text:span text:style-name="T4"><text:s/>The intelligence described by Mr Scarlett was based on reported comments, </text:span></text:p>
          </draw:text-box>
        </draw:frame>
        <draw:frame draw:style-name="gr1" draw:text-style-name="P2" draw:layer="layout" svg:width="16.148cm" svg:height="0.475cm" svg:x="2.2cm" svg:y="19.951cm">
          <draw:text-box>
            <text:p text:style-name="P1"><text:span text:style-name="T4">including from someone with access to senior members of the Iraqi regime; but it was </text:span></text:p>
          </draw:text-box>
        </draw:frame>
        <draw:frame draw:style-name="gr1" draw:text-style-name="P2" draw:layer="layout" svg:width="7.055cm" svg:height="0.475cm" svg:x="2.2cm" svg:y="20.515cm">
          <draw:text-box>
            <text:p text:style-name="P1"><text:span text:style-name="T4">not quoting Saddam Hussein’s views.</text:span></text:p>
          </draw:text-box>
        </draw:frame>
        <draw:frame draw:style-name="gr1" draw:text-style-name="P2" draw:layer="layout" svg:width="16.436cm" svg:height="0.475cm" svg:x="2.2cm" svg:y="21.43cm">
          <draw:text-box>
            <text:p text:style-name="P1"><text:span text:style-name="T7">78. </text:span><text:span text:style-name="T4"><text:s/>Mr Alastair Campbell, Mr Blair’s Director of Communications and Strategy, wrote in </text:span></text:p>
          </draw:text-box>
        </draw:frame>
        <draw:frame draw:style-name="gr1" draw:text-style-name="P2" draw:layer="layout" svg:width="2.03cm" svg:height="0.475cm" svg:x="2.2cm" svg:y="21.994cm">
          <draw:text-box>
            <text:p text:style-name="P1"><text:span text:style-name="T4">his diaries:</text:span></text:p>
          </draw:text-box>
        </draw:frame>
        <draw:frame draw:style-name="gr1" draw:text-style-name="P2" draw:layer="layout" svg:width="15.344cm" svg:height="0.475cm" svg:x="2.95cm" svg:y="22.908cm">
          <draw:text-box>
            <text:p text:style-name="P1"><text:span text:style-name="T4">“</text:span><text:span text:style-name="T4">There was some interesting stuff around on deception programmes, for example </text:span></text:p>
          </draw:text-box>
        </draw:frame>
        <draw:frame draw:style-name="gr1" draw:text-style-name="P2" draw:layer="layout" svg:width="14.806cm" svg:height="0.475cm" svg:x="2.95cm" svg:y="23.473cm">
          <draw:text-box>
            <text:p text:style-name="P1"><text:span text:style-name="T4">[Iraqi] officials being forced to put papers and materials in their homes with the </text:span></text:p>
          </draw:text-box>
        </draw:frame>
        <draw:frame draw:style-name="gr1" draw:text-style-name="P2" draw:layer="layout" svg:width="13.274cm" svg:height="0.475cm" svg:x="2.95cm" svg:y="24.037cm">
          <draw:text-box>
            <text:p text:style-name="P1"><text:span text:style-name="T4">warning that they and their families would be harmed if they were lost.”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273cm" svg:height="0.276cm" svg:x="16.174cm" svg:y="24.056cm">
          <draw:text-box>
            <text:p text:style-name="P1"><text:span text:style-name="T13">24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24 </text:span></text:p>
          </draw:text-box>
        </draw:frame>
        <draw:frame draw:style-name="gr4" draw:text-style-name="P6" draw:layer="layout" svg:width="15.796cm" svg:height="0.395cm" svg:x="2.532cm" svg:y="26.357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6" draw:layer="layout" svg:width="4.019cm" svg:height="0.395cm" svg:x="2.2cm" svg:y="26.781cm">
          <draw:text-box>
            <text:p text:style-name="P1"><text:span text:style-name="T19">to Iraq.</text:span><text:span text:style-name="T11"> Hutchinson, 2012.</text:span></text:p>
          </draw:text-box>
        </draw:frame>
      </draw:page>
      <draw:page draw:name="page2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16.647cm" svg:height="0.475cm" svg:x="2.2cm" svg:y="2.525cm">
          <draw:text-box>
            <text:p text:style-name="P1"><text:span text:style-name="T7">79. </text:span><text:span text:style-name="T4"><text:s/>The Assessments Staff Intelligence Update on 26 November stated that intelligence </text:span></text:p>
          </draw:text-box>
        </draw:frame>
        <draw:frame draw:style-name="gr1" draw:text-style-name="P2" draw:layer="layout" svg:width="16.601cm" svg:height="0.475cm" svg:x="2.2cm" svg:y="3.09cm">
          <draw:text-box>
            <text:p text:style-name="P1"><text:span text:style-name="T4">indicated Saddam Hussein was personally handling all dealings with UNMOVIC; and he </text:span></text:p>
          </draw:text-box>
        </draw:frame>
        <draw:frame draw:style-name="gr1" draw:text-style-name="P2" draw:layer="layout" svg:width="16.402cm" svg:height="0.475cm" svg:x="2.2cm" svg:y="3.654cm">
          <draw:text-box>
            <text:p text:style-name="P1"><text:span text:style-name="T4">was confident the inspectors would not find anything, nor find grounds for claiming Iraq </text:span></text:p>
          </draw:text-box>
        </draw:frame>
        <draw:frame draw:style-name="gr1" draw:text-style-name="P2" draw:layer="layout" svg:width="4.489cm" svg:height="0.475cm" svg:x="2.2cm" svg:y="4.218cm">
          <draw:text-box>
            <text:p text:style-name="P1"><text:span text:style-name="T4">had obstructed its work.</text:span></text:p>
          </draw:text-box>
        </draw:frame>
        <draw:frame draw:style-name="gr7" draw:text-style-name="P9" draw:layer="layout" svg:width="0.273cm" svg:height="0.276cm" svg:x="6.671cm" svg:y="4.237cm">
          <draw:text-box>
            <text:p text:style-name="P1"><text:span text:style-name="T13">25</text:span></text:p>
          </draw:text-box>
        </draw:frame>
        <draw:frame draw:style-name="gr1" draw:text-style-name="P2" draw:layer="layout" svg:width="16.215cm" svg:height="0.475cm" svg:x="2.2cm" svg:y="5.133cm">
          <draw:text-box>
            <text:p text:style-name="P1"><text:span text:style-name="T7">80. </text:span><text:span text:style-name="T4"><text:s/>The Update was summarising intelligence from a reliable source quoting Saddam </text:span></text:p>
          </draw:text-box>
        </draw:frame>
        <draw:frame draw:style-name="gr1" draw:text-style-name="P2" draw:layer="layout" svg:width="16.499cm" svg:height="0.475cm" svg:x="2.2cm" svg:y="5.697cm">
          <draw:text-box>
            <text:p text:style-name="P1"><text:span text:style-name="T4">Hussein’s own views second hand. The intelligence reported that Saddam Hussein had </text:span></text:p>
          </draw:text-box>
        </draw:frame>
        <draw:frame draw:style-name="gr1" draw:text-style-name="P2" draw:layer="layout" svg:width="16.055cm" svg:height="0.475cm" svg:x="2.2cm" svg:y="6.262cm">
          <draw:text-box>
            <text:p text:style-name="P1"><text:span text:style-name="T4">made clear UNMOVIC was to be given no grounds for claiming that inspections were </text:span></text:p>
          </draw:text-box>
        </draw:frame>
        <draw:frame draw:style-name="gr1" draw:text-style-name="P2" draw:layer="layout" svg:width="16.228cm" svg:height="0.475cm" svg:x="2.2cm" svg:y="6.826cm">
          <draw:text-box>
            <text:p text:style-name="P1"><text:span text:style-name="T4">being obstructed; not that he was confident that the inspectors would not find grounds </text:span></text:p>
          </draw:text-box>
        </draw:frame>
        <draw:frame draw:style-name="gr1" draw:text-style-name="P2" draw:layer="layout" svg:width="8.342cm" svg:height="0.475cm" svg:x="2.2cm" svg:y="7.391cm">
          <draw:text-box>
            <text:p text:style-name="P1"><text:span text:style-name="T4">for claiming that they were being obstructed.</text:span></text:p>
          </draw:text-box>
        </draw:frame>
        <draw:frame draw:style-name="gr1" draw:text-style-name="P2" draw:layer="layout" svg:width="15.555cm" svg:height="0.475cm" svg:x="2.2cm" svg:y="8.305cm">
          <draw:text-box>
            <text:p text:style-name="P1"><text:span text:style-name="T7">81. </text:span><text:span text:style-name="T4"><text:s/>An Assessments Staff Intelligence Update on 3 December summarised recent </text:span></text:p>
          </draw:text-box>
        </draw:frame>
        <draw:frame draw:style-name="gr1" draw:text-style-name="P2" draw:layer="layout" svg:width="14.721cm" svg:height="0.475cm" svg:x="2.2cm" svg:y="8.87cm">
          <draw:text-box>
            <text:p text:style-name="P1"><text:span text:style-name="T4">reporting which suggested that Iraqi personnel were observing the inspectors, </text:span></text:p>
          </draw:text-box>
        </draw:frame>
        <draw:frame draw:style-name="gr1" draw:text-style-name="P2" draw:layer="layout" svg:width="15.369cm" svg:height="0.475cm" svg:x="2.2cm" svg:y="9.434cm">
          <draw:text-box>
            <text:p text:style-name="P1"><text:span text:style-name="T4">that officials had been instructed on how to handle the inspection teams, and that </text:span></text:p>
          </draw:text-box>
        </draw:frame>
        <draw:frame draw:style-name="gr1" draw:text-style-name="P2" draw:layer="layout" svg:width="6.902cm" svg:height="0.475cm" svg:x="2.2cm" svg:y="9.998cm">
          <draw:text-box>
            <text:p text:style-name="P1"><text:span text:style-name="T4">questioning overseas was forbidden.</text:span></text:p>
          </draw:text-box>
        </draw:frame>
        <draw:frame draw:style-name="gr7" draw:text-style-name="P9" draw:layer="layout" svg:width="0.273cm" svg:height="0.276cm" svg:x="9.072cm" svg:y="10.017cm">
          <draw:text-box>
            <text:p text:style-name="P1"><text:span text:style-name="T13">26</text:span></text:p>
          </draw:text-box>
        </draw:frame>
        <draw:frame draw:style-name="gr1" draw:text-style-name="P2" draw:layer="layout" svg:width="6.593cm" svg:height="0.475cm" svg:x="2.2cm" svg:y="10.913cm">
          <draw:text-box>
            <text:p text:style-name="P1"><text:span text:style-name="T7">82. </text:span><text:span text:style-name="T4"><text:s/>The Update also reported that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11.827cm">
          <draw:text-box>
            <text:p text:style-name="P1"><text:span text:style-name="T4">Iraq was afraid that inspectors would destroy weapons and materials which were </text:span></text:p>
          </draw:text-box>
        </draw:frame>
        <draw:frame draw:style-name="gr1" draw:text-style-name="P2" draw:layer="layout" svg:width="15.102cm" svg:height="0.475cm" svg:x="3.7cm" svg:y="12.392cm">
          <draw:text-box>
            <text:p text:style-name="P1"><text:span text:style-name="T4">not proscribed but had been acquired by procurement activities in contravention </text:span></text:p>
          </draw:text-box>
        </draw:frame>
        <draw:frame draw:style-name="gr1" draw:text-style-name="P2" draw:layer="layout" svg:width="4.612cm" svg:height="0.475cm" svg:x="3.7cm" svg:y="12.956cm">
          <draw:text-box>
            <text:p text:style-name="P1"><text:span text:style-name="T4">of resolution 687 (1991).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13.621cm">
          <draw:text-box>
            <text:p text:style-name="P1"><text:span text:style-name="T4">There was reporting indicating that Iraq believed inspectors would not detect </text:span></text:p>
          </draw:text-box>
        </draw:frame>
        <draw:frame draw:style-name="gr1" draw:text-style-name="P2" draw:layer="layout" svg:width="7.296cm" svg:height="0.475cm" svg:x="3.7cm" svg:y="14.185cm">
          <draw:text-box>
            <text:p text:style-name="P1"><text:span text:style-name="T4">modifications to extend missile ranges.</text:span></text:p>
          </draw:text-box>
        </draw:frame>
        <draw:frame draw:style-name="gr1" draw:text-style-name="P2" draw:layer="layout" svg:width="8.481cm" svg:height="0.475cm" svg:x="2.2cm" svg:y="15.3cm">
          <draw:text-box>
            <text:p text:style-name="P1"><text:span text:style-name="T1">SECURITY COUNCIL, 25 NOVEMBER 2002</text:span></text:p>
          </draw:text-box>
        </draw:frame>
        <draw:frame draw:style-name="gr1" draw:text-style-name="P2" draw:layer="layout" svg:width="15.53cm" svg:height="0.475cm" svg:x="2.2cm" svg:y="16.064cm">
          <draw:text-box>
            <text:p text:style-name="P1"><text:span text:style-name="T7">83. </text:span><text:span text:style-name="T4"><text:s/>Dr Hans Blix, the Executive Chairman of UNMOVIC, gave an informal briefing </text:span></text:p>
          </draw:text-box>
        </draw:frame>
        <draw:frame draw:style-name="gr1" draw:text-style-name="P2" draw:layer="layout" svg:width="14.882cm" svg:height="0.475cm" svg:x="2.2cm" svg:y="16.628cm">
          <draw:text-box>
            <text:p text:style-name="P1"><text:span text:style-name="T4">to the Security Council on 25 November, reporting on his visit to Baghdad from </text:span></text:p>
          </draw:text-box>
        </draw:frame>
        <draw:frame draw:style-name="gr1" draw:text-style-name="P2" draw:layer="layout" svg:width="15.471cm" svg:height="0.475cm" svg:x="2.2cm" svg:y="17.193cm">
          <draw:text-box>
            <text:p text:style-name="P1"><text:span text:style-name="T4">18 to 19 November with Dr Mohamed ElBaradei, the Director General of the IAEA.</text:span></text:p>
          </draw:text-box>
        </draw:frame>
        <draw:frame draw:style-name="gr7" draw:text-style-name="P9" draw:layer="layout" svg:width="0.273cm" svg:height="0.276cm" svg:x="17.612cm" svg:y="17.212cm">
          <draw:text-box>
            <text:p text:style-name="P1"><text:span text:style-name="T13">27</text:span></text:p>
          </draw:text-box>
        </draw:frame>
        <draw:frame draw:style-name="gr1" draw:text-style-name="P2" draw:layer="layout" svg:width="0.422cm" svg:height="0.475cm" svg:x="17.887cm" svg:y="17.1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41cm" svg:height="0.475cm" svg:x="2.2cm" svg:y="17.757cm">
          <draw:text-box>
            <text:p text:style-name="P1"><text:span text:style-name="T4">Dr Blix told the Council that they had been assured Iraq intended to provide full </text:span></text:p>
          </draw:text-box>
        </draw:frame>
        <draw:frame draw:style-name="gr1" draw:text-style-name="P2" draw:layer="layout" svg:width="2.483cm" svg:height="0.475cm" svg:x="2.2cm" svg:y="18.322cm">
          <draw:text-box>
            <text:p text:style-name="P1"><text:span text:style-name="T4">co-operation.</text:span></text:p>
          </draw:text-box>
        </draw:frame>
        <draw:frame draw:style-name="gr1" draw:text-style-name="P2" draw:layer="layout" svg:width="15.034cm" svg:height="0.475cm" svg:x="2.2cm" svg:y="19.236cm">
          <draw:text-box>
            <text:p text:style-name="P1"><text:span text:style-name="T7">84. </text:span><text:span text:style-name="T4"><text:s/>Dr Blix reported that he had told Iraq that “many governments believed that </text:span></text:p>
          </draw:text-box>
        </draw:frame>
        <draw:frame draw:style-name="gr1" draw:text-style-name="P2" draw:layer="layout" svg:width="15.907cm" svg:height="0.475cm" svg:x="2.2cm" svg:y="19.801cm">
          <draw:text-box>
            <text:p text:style-name="P1"><text:span text:style-name="T4">WMD programmes remained in Iraq”; and that “The Council had wanted to offer Iraq </text:span></text:p>
          </draw:text-box>
        </draw:frame>
        <draw:frame draw:style-name="gr1" draw:text-style-name="P2" draw:layer="layout" svg:width="15.593cm" svg:height="0.475cm" svg:x="2.2cm" svg:y="20.365cm">
          <draw:text-box>
            <text:p text:style-name="P1"><text:span text:style-name="T4">a last opportunity. If the Iraqi side were to state – as it still did at our meeting – that </text:span></text:p>
          </draw:text-box>
        </draw:frame>
        <draw:frame draw:style-name="gr1" draw:text-style-name="P2" draw:layer="layout" svg:width="15.661cm" svg:height="0.475cm" svg:x="2.2cm" svg:y="20.93cm">
          <draw:text-box>
            <text:p text:style-name="P1"><text:span text:style-name="T4">there were no such programmes, it would need to provide convincing documentary </text:span></text:p>
          </draw:text-box>
        </draw:frame>
        <draw:frame draw:style-name="gr1" draw:text-style-name="P2" draw:layer="layout" svg:width="15.517cm" svg:height="0.475cm" svg:x="2.2cm" svg:y="21.494cm">
          <draw:text-box>
            <text:p text:style-name="P1"><text:span text:style-name="T4">or other evidence.” The FFCDs (Full, Final, and Complete Declarations) submitted </text:span></text:p>
          </draw:text-box>
        </draw:frame>
        <draw:frame draw:style-name="gr1" draw:text-style-name="P2" draw:layer="layout" svg:width="15.001cm" svg:height="0.475cm" svg:x="2.2cm" svg:y="22.058cm">
          <draw:text-box>
            <text:p text:style-name="P1"><text:span text:style-name="T4">by Iraq to UNSCOM had, “in many cases left it an open question whether som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85cm" svg:height="0.475cm" svg:x="2.2cm" svg:y="22.623cm">
          <draw:text-box>
            <text:p text:style-name="P1"><text:span text:style-name="T4">weapons remained”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25 </text:span></text:p>
          </draw:text-box>
        </draw:frame>
        <draw:frame draw:style-name="gr4" draw:text-style-name="P6" draw:layer="layout" svg:width="14.946cm" svg:height="0.395cm" svg:x="2.532cm" svg:y="25.511cm">
          <draw:text-box>
            <text:p text:style-name="P1"><text:span text:style-name="T11">Minute [Assessments Staff Intelligence Update], 26 November 2002, ‘Iraq – 26 November 2002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26 </text:span></text:p>
          </draw:text-box>
        </draw:frame>
        <draw:frame draw:style-name="gr4" draw:text-style-name="P6" draw:layer="layout" svg:width="14.361cm" svg:height="0.395cm" svg:x="2.532cm" svg:y="25.934cm">
          <draw:text-box>
            <text:p text:style-name="P1"><text:span text:style-name="T11">Minute [Assessments Staff Intelligence Update], 3 December 2002, ‘Iraq: 3 December 2002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27 </text:span></text:p>
          </draw:text-box>
        </draw:frame>
        <draw:frame draw:style-name="gr4" draw:text-style-name="P6" draw:layer="layout" svg:width="14.598cm" svg:height="0.395cm" svg:x="2.532cm" svg:y="26.357cm">
          <draw:text-box>
            <text:p text:style-name="P1"><text:span text:style-name="T11">UNMOVIC, </text:span><text:span text:style-name="T19">Briefing of the Security Council on 25 November 2002, Executive Chairman’s visit </text:span></text:p>
          </draw:text-box>
        </draw:frame>
        <draw:frame draw:style-name="gr4" draw:text-style-name="P6" draw:layer="layout" svg:width="1.89cm" svg:height="0.395cm" svg:x="2.2cm" svg:y="26.781cm">
          <draw:text-box>
            <text:p text:style-name="P1"><text:span text:style-name="T19">to Baghdad.</text:span></text:p>
          </draw:text-box>
        </draw:frame>
      </draw:page>
      <draw:page draw:name="page2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6.89cm" svg:height="0.475cm" svg:x="2.2cm" svg:y="2.525cm">
          <draw:text-box>
            <text:p text:style-name="P1"><text:span text:style-name="T1">FCO ADVICE, 29 NOVEMBER 2002</text:span></text:p>
          </draw:text-box>
        </draw:frame>
        <draw:frame draw:style-name="gr1" draw:text-style-name="P2" draw:layer="layout" svg:width="15.737cm" svg:height="0.475cm" svg:x="2.2cm" svg:y="3.29cm">
          <draw:text-box>
            <text:p text:style-name="P1"><text:span text:style-name="T7">85. </text:span><text:span text:style-name="T4"><text:s/>On 29 November, in response to a request from Sir David Manning, Mr Straw’s </text:span></text:p>
          </draw:text-box>
        </draw:frame>
        <draw:frame draw:style-name="gr1" draw:text-style-name="P2" draw:layer="layout" svg:width="15.623cm" svg:height="0.475cm" svg:x="2.2cm" svg:y="3.854cm">
          <draw:text-box>
            <text:p text:style-name="P1"><text:span text:style-name="T4">Private Office provided advice on handling Iraq’s declaration required by resolution </text:span></text:p>
          </draw:text-box>
        </draw:frame>
        <draw:frame draw:style-name="gr1" draw:text-style-name="P2" draw:layer="layout" svg:width="1.069cm" svg:height="0.475cm" svg:x="2.2cm" svg:y="4.418cm">
          <draw:text-box>
            <text:p text:style-name="P1"><text:span text:style-name="T4">1441.</text:span></text:p>
          </draw:text-box>
        </draw:frame>
        <draw:frame draw:style-name="gr7" draw:text-style-name="P9" draw:layer="layout" svg:width="0.273cm" svg:height="0.276cm" svg:x="3.259cm" svg:y="4.437cm">
          <draw:text-box>
            <text:p text:style-name="P1"><text:span text:style-name="T13">28</text:span></text:p>
          </draw:text-box>
        </draw:frame>
        <draw:frame draw:style-name="gr1" draw:text-style-name="P2" draw:layer="layout" svg:width="15.741cm" svg:height="0.475cm" svg:x="2.2cm" svg:y="5.333cm">
          <draw:text-box>
            <text:p text:style-name="P1"><text:span text:style-name="T7">86. </text:span><text:span text:style-name="T4"><text:s/>The FCO advised that Iraq could maintain it had “no WMD and defy UNMOVIC/</text:span></text:p>
          </draw:text-box>
        </draw:frame>
        <draw:frame draw:style-name="gr1" draw:text-style-name="P2" draw:layer="layout" svg:width="16.474cm" svg:height="0.475cm" svg:x="2.2cm" svg:y="5.897cm">
          <draw:text-box>
            <text:p text:style-name="P1"><text:span text:style-name="T4">IAEA to prove them wrong, confident that they can conceal the programmes uncovered </text:span></text:p>
          </draw:text-box>
        </draw:frame>
        <draw:frame draw:style-name="gr1" draw:text-style-name="P2" draw:layer="layout" svg:width="14.505cm" svg:height="0.475cm" svg:x="2.2cm" svg:y="6.462cm">
          <draw:text-box>
            <text:p text:style-name="P1"><text:span text:style-name="T4">by UNSCOM in 1998”, but the expectation was that it would be “more subtle: </text:span></text:p>
          </draw:text-box>
        </draw:frame>
        <draw:frame draw:style-name="gr1" draw:text-style-name="P2" draw:layer="layout" svg:width="15.28cm" svg:height="0.475cm" svg:x="2.2cm" svg:y="7.026cm">
          <draw:text-box>
            <text:p text:style-name="P1"><text:span text:style-name="T4">declaring very large quantities of dual-use items and programmes and reiterating </text:span></text:p>
          </draw:text-box>
        </draw:frame>
        <draw:frame draw:style-name="gr1" draw:text-style-name="P2" draw:layer="layout" svg:width="15.712cm" svg:height="0.475cm" svg:x="2.2cm" svg:y="7.591cm">
          <draw:text-box>
            <text:p text:style-name="P1"><text:span text:style-name="T4">all … past declarations … In both cases our assumption is that they will continue to </text:span></text:p>
          </draw:text-box>
        </draw:frame>
        <draw:frame draw:style-name="gr1" draw:text-style-name="P2" draw:layer="layout" svg:width="3.986cm" svg:height="0.475cm" svg:x="2.2cm" svg:y="8.155cm">
          <draw:text-box>
            <text:p text:style-name="P1"><text:span text:style-name="T4">hide programmes …”</text:span></text:p>
          </draw:text-box>
        </draw:frame>
        <draw:frame draw:style-name="gr1" draw:text-style-name="P2" draw:layer="layout" svg:width="15.801cm" svg:height="0.475cm" svg:x="2.2cm" svg:y="9.07cm">
          <draw:text-box>
            <text:p text:style-name="P1"><text:span text:style-name="T7">87. </text:span><text:span text:style-name="T4"><text:s/>The UK aim should be to get the inspectors to “check (or audit)” the declaration </text:span></text:p>
          </draw:text-box>
        </draw:frame>
        <draw:frame draw:style-name="gr1" draw:text-style-name="P2" draw:layer="layout" svg:width="16.034cm" svg:height="0.475cm" svg:x="2.2cm" svg:y="9.634cm">
          <draw:text-box>
            <text:p text:style-name="P1"><text:span text:style-name="T4">“</text:span><text:span text:style-name="T4">as soon as possible through intrusive inspections, interviews and access to records” </text:span></text:p>
          </draw:text-box>
        </draw:frame>
        <draw:frame draw:style-name="gr1" draw:text-style-name="P2" draw:layer="layout" svg:width="9.281cm" svg:height="0.475cm" svg:x="2.2cm" svg:y="10.198cm">
          <draw:text-box>
            <text:p text:style-name="P1"><text:span text:style-name="T4">against information from other sources, including: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3.7cm" svg:y="11.113cm">
          <draw:text-box>
            <text:p text:style-name="P1"><text:span text:style-name="T4">The information available to UNSCOM in 1998. If Iraq declared “nothing”, it </text:span></text:p>
          </draw:text-box>
        </draw:frame>
        <draw:frame draw:style-name="gr1" draw:text-style-name="P2" draw:layer="layout" svg:width="14.578cm" svg:height="0.475cm" svg:x="3.7cm" svg:y="11.677cm">
          <draw:text-box>
            <text:p text:style-name="P1"><text:span text:style-name="T4">“</text:span><text:span text:style-name="T4">must demonstrate the destruction of material or the disbandment of possible </text:span></text:p>
          </draw:text-box>
        </draw:frame>
        <draw:frame draw:style-name="gr1" draw:text-style-name="P2" draw:layer="layout" svg:width="8.198cm" svg:height="0.475cm" svg:x="3.7cm" svg:y="12.242cm">
          <draw:text-box>
            <text:p text:style-name="P1"><text:span text:style-name="T4">WMD programmes identified by UNSCOM”.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9cm" svg:height="0.475cm" svg:x="3.7cm" svg:y="12.906cm">
          <draw:text-box>
            <text:p text:style-name="P1"><text:span text:style-name="T4">“</text:span><text:span text:style-name="T4">Intelligence material provided by the US/UK. We have already pointed </text:span></text:p>
          </draw:text-box>
        </draw:frame>
        <draw:frame draw:style-name="gr1" draw:text-style-name="P2" draw:layer="layout" svg:width="14.497cm" svg:height="0.475cm" svg:x="3.7cm" svg:y="13.471cm">
          <draw:text-box>
            <text:p text:style-name="P1"><text:span text:style-name="T4">UNMOVIC towards key sites and provided a list of 6,500 individuals involved </text:span></text:p>
          </draw:text-box>
        </draw:frame>
        <draw:frame draw:style-name="gr1" draw:text-style-name="P2" draw:layer="layout" svg:width="4.684cm" svg:height="0.475cm" svg:x="3.7cm" svg:y="14.035cm">
          <draw:text-box>
            <text:p text:style-name="P1"><text:span text:style-name="T4">in WMD programmes …”</text:span></text:p>
          </draw:text-box>
        </draw:frame>
        <draw:frame draw:style-name="gr2" draw:text-style-name="P3" draw:layer="layout" svg:width="0.634cm" svg:height="0.712cm" svg:x="2.95cm" svg:y="14.5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3.7cm" svg:y="14.7cm">
          <draw:text-box>
            <text:p text:style-name="P1"><text:span text:style-name="T4">Where the declaration was “inconsistent with intelligence”, the UK would </text:span></text:p>
          </draw:text-box>
        </draw:frame>
        <draw:frame draw:style-name="gr1" draw:text-style-name="P2" draw:layer="layout" svg:width="14.743cm" svg:height="0.475cm" svg:x="3.7cm" svg:y="15.264cm">
          <draw:text-box>
            <text:p text:style-name="P1"><text:span text:style-name="T4">“</text:span><text:span text:style-name="T4">want UNMOVIC/IAEA to be able to discover that inconsistency on the ground </text:span></text:p>
          </draw:text-box>
        </draw:frame>
        <draw:frame draw:style-name="gr1" draw:text-style-name="P2" draw:layer="layout" svg:width="13.608cm" svg:height="0.475cm" svg:x="3.7cm" svg:y="15.828cm">
          <draw:text-box>
            <text:p text:style-name="P1"><text:span text:style-name="T4">before notifying the Council”. That would avoid giving Iraq the chance to </text:span></text:p>
          </draw:text-box>
        </draw:frame>
        <draw:frame draw:style-name="gr1" draw:text-style-name="P2" draw:layer="layout" svg:width="3.406cm" svg:height="0.475cm" svg:x="3.7cm" svg:y="16.393cm">
          <draw:text-box>
            <text:p text:style-name="P1"><text:span text:style-name="T4">conceal evidence.</text:span></text:p>
          </draw:text-box>
        </draw:frame>
        <draw:frame draw:style-name="gr6" draw:text-style-name="P8" draw:layer="layout" svg:width="13.693cm" svg:height="0.556cm" svg:x="2.2cm" svg:y="17.514cm">
          <draw:text-box>
            <text:p text:style-name="P1"><text:span text:style-name="T9">JIC Assessment, 6 December 2002: ‘Iraq: Military Options’</text:span></text:p>
          </draw:text-box>
        </draw:frame>
        <draw:frame draw:style-name="gr1" draw:text-style-name="P2" draw:layer="layout" svg:width="14.797cm" svg:height="0.475cm" svg:x="2.2cm" svg:y="18.342cm">
          <draw:text-box>
            <text:p text:style-name="P1"><text:span text:style-name="T7">88. </text:span><text:span text:style-name="T15"><text:s/>On 6 December 2002, as part of a wider assessment of Iraq’s military </text:span></text:p>
          </draw:text-box>
        </draw:frame>
        <draw:frame draw:style-name="gr1" draw:text-style-name="P2" draw:layer="layout" svg:width="16.677cm" svg:height="0.475cm" svg:x="2.2cm" svg:y="18.907cm">
          <draw:text-box>
            <text:p text:style-name="P1"><text:span text:style-name="T15">capabilities and options, the JIC judged that Saddam Hussein would use chemical </text:span></text:p>
          </draw:text-box>
        </draw:frame>
        <draw:frame draw:style-name="gr1" draw:text-style-name="P2" draw:layer="layout" svg:width="16.609cm" svg:height="0.475cm" svg:x="2.2cm" svg:y="19.471cm">
          <draw:text-box>
            <text:p text:style-name="P1"><text:span text:style-name="T15">and biological weapons if he faced defeat, and might use them earlier in a conflict.</text:span></text:p>
          </draw:text-box>
        </draw:frame>
        <draw:frame draw:style-name="gr15" draw:text-style-name="P2" draw:layer="layout" svg:width="16.656cm" svg:height="0.475cm" svg:x="2.2cm" svg:y="20.386cm">
          <draw:text-box>
            <text:p text:style-name="P1"><text:span text:style-name="T20">89. </text:span><text:span text:style-name="T22"><text:s/>The Assessment itself identified possible practical and political considerations </text:span></text:p>
          </draw:text-box>
        </draw:frame>
        <draw:frame draw:style-name="gr15" draw:text-style-name="P2" draw:layer="layout" svg:width="6.496cm" svg:height="0.475cm" svg:x="2.2cm" svg:y="20.95cm">
          <draw:text-box>
            <text:p text:style-name="P1"><text:span text:style-name="T22">which might constrain such use.</text:span></text:p>
          </draw:text-box>
        </draw:frame>
        <draw:frame draw:style-name="gr1" draw:text-style-name="P2" draw:layer="layout" svg:width="15.636cm" svg:height="0.475cm" svg:x="2.2cm" svg:y="21.865cm">
          <draw:text-box>
            <text:p text:style-name="P1"><text:span text:style-name="T7">90. </text:span><text:span text:style-name="T4"><text:s/>An Assessments Staff Intelligence Update on 27 November 2002, ‘Iraqi Use of </text:span></text:p>
          </draw:text-box>
        </draw:frame>
        <draw:frame draw:style-name="gr1" draw:text-style-name="P2" draw:layer="layout" svg:width="10.734cm" svg:height="0.475cm" svg:x="2.2cm" svg:y="22.429cm">
          <draw:text-box>
            <text:p text:style-name="P1"><text:span text:style-name="T4">Chemical and Biological Weapons – Possible Scenarios’,</text:span></text:p>
          </draw:text-box>
        </draw:frame>
        <draw:frame draw:style-name="gr7" draw:text-style-name="P9" draw:layer="layout" svg:width="0.273cm" svg:height="0.276cm" svg:x="12.899cm" svg:y="22.448cm">
          <draw:text-box>
            <text:p text:style-name="P1"><text:span text:style-name="T13">29</text:span></text:p>
          </draw:text-box>
        </draw:frame>
        <draw:frame draw:style-name="gr1" draw:text-style-name="P2" draw:layer="layout" svg:width="5.489cm" svg:height="0.475cm" svg:x="13.173cm" svg:y="22.429cm">
          <draw:text-box>
            <text:p text:style-name="P1"><text:span text:style-name="T4"><text:s/></text:span><text:span text:style-name="T4">reported that intelligence on </text:span></text:p>
          </draw:text-box>
        </draw:frame>
        <draw:frame draw:style-name="gr1" draw:text-style-name="P2" draw:layer="layout" svg:width="13.87cm" svg:height="0.475cm" svg:x="2.2cm" svg:y="22.993cm">
          <draw:text-box>
            <text:p text:style-name="P1"><text:span text:style-name="T4">Iraq’s plans for using chemical and biological weapons remained “limited”.</text:span></text:p>
          </draw:text-box>
        </draw:frame>
        <draw:frame draw:style-name="gr7" draw:text-style-name="P9" draw:layer="layout" svg:width="0.273cm" svg:height="0.276cm" svg:x="16.028cm" svg:y="23.012cm">
          <draw:text-box>
            <text:p text:style-name="P1"><text:span text:style-name="T13">30</text:span></text:p>
          </draw:text-box>
        </draw:frame>
        <draw:frame draw:style-name="gr1" draw:text-style-name="P2" draw:layer="layout" svg:width="2.081cm" svg:height="0.475cm" svg:x="16.303cm" svg:y="22.993cm">
          <draw:text-box>
            <text:p text:style-name="P1"><text:span text:style-name="T4"><text:s/></text:span><text:span text:style-name="T4">It referred </text:span></text:p>
          </draw:text-box>
        </draw:frame>
        <draw:frame draw:style-name="gr1" draw:text-style-name="P2" draw:layer="layout" svg:width="16.402cm" svg:height="0.475cm" svg:x="2.2cm" svg:y="23.558cm">
          <draw:text-box>
            <text:p text:style-name="P1"><text:span text:style-name="T4">to intelligence that, in early September, Saddam Hussein had reiterated his intention to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9" draw:text-style-name="P10" draw:layer="layout" svg:x1="2.531cm" svg:y1="25.867cm" svg:x2="14.688cm" svg:y2="25.867cm">
          <text:p/>
        </draw:line>
        <draw:frame draw:style-name="gr1" draw:text-style-name="P2" draw:layer="layout" svg:width="16.512cm" svg:height="0.475cm" svg:x="2.2cm" svg:y="24.122cm">
          <draw:text-box>
            <text:p text:style-name="P1"><text:span text:style-name="T4">use CBW to defend his regime “if allied forces approached Baghdad, if Basra, Kirkuk or 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28 </text:span></text:p>
          </draw:text-box>
        </draw:frame>
        <draw:frame draw:style-name="gr4" draw:text-style-name="P6" draw:layer="layout" svg:width="12.181cm" svg:height="0.395cm" svg:x="2.532cm" svg:y="25.511cm">
          <draw:text-box>
            <text:p text:style-name="P1"><text:span text:style-name="T6">Letter Sinclair to Manning, 29 November 2002, ‘Iraq: 8 December Declaration’</text:span><text:span text:style-name="T11">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29 </text:span></text:p>
          </draw:text-box>
        </draw:frame>
        <draw:frame draw:style-name="gr4" draw:text-style-name="P6" draw:layer="layout" svg:width="11.932cm" svg:height="0.395cm" svg:x="2.528cm" svg:y="25.934cm">
          <draw:text-box>
            <text:p text:style-name="P1"><text:span text:style-name="T11">The reporting reflected in this Update was withdrawn on 28 September 2004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30 </text:span></text:p>
          </draw:text-box>
        </draw:frame>
        <draw:frame draw:style-name="gr4" draw:text-style-name="P6" draw:layer="layout" svg:width="14.925cm" svg:height="0.395cm" svg:x="2.532cm" svg:y="26.357cm">
          <draw:text-box>
            <text:p text:style-name="P1"><text:span text:style-name="T11">Minute [Assessments Staff Intelligence Update], 27 November 2002, ‘Iraqi Use of Chemical and </text:span></text:p>
          </draw:text-box>
        </draw:frame>
        <draw:frame draw:style-name="gr4" draw:text-style-name="P6" draw:layer="layout" svg:width="6.614cm" svg:height="0.395cm" svg:x="2.2cm" svg:y="26.781cm">
          <draw:text-box>
            <text:p text:style-name="P1"><text:span text:style-name="T11">Biological Weapons – Possible Scenarios’.</text:span></text:p>
          </draw:text-box>
        </draw:frame>
      </draw:page>
      <draw:page draw:name="page2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4">Mosul fell to allied control, or if Iraqi military units rebelled”. He “would wait and see how </text:span></text:p>
          </draw:text-box>
        </draw:frame>
        <draw:frame draw:style-name="gr1" draw:text-style-name="P2" draw:layer="layout" svg:width="16.453cm" svg:height="0.475cm" svg:x="2.2cm" svg:y="3.09cm">
          <draw:text-box>
            <text:p text:style-name="P1"><text:span text:style-name="T4">neighbouring countries reacted to any Allied attack, and whether they had allowed their </text:span></text:p>
          </draw:text-box>
        </draw:frame>
        <draw:frame draw:style-name="gr1" draw:text-style-name="P2" draw:layer="layout" svg:width="16.605cm" svg:height="0.475cm" svg:x="2.2cm" svg:y="3.654cm">
          <draw:text-box>
            <text:p text:style-name="P1"><text:span text:style-name="T4">territory to be used by Allied forces, before deciding whether to use CBW against them”. </text:span></text:p>
          </draw:text-box>
        </draw:frame>
        <draw:frame draw:style-name="gr1" draw:text-style-name="P2" draw:layer="layout" svg:width="10.526cm" svg:height="0.475cm" svg:x="2.2cm" svg:y="4.218cm">
          <draw:text-box>
            <text:p text:style-name="P1"><text:span text:style-name="T4">His initial “targets” would be “Israel, Kuwait and Jordan”.</text:span></text:p>
          </draw:text-box>
        </draw:frame>
        <draw:frame draw:style-name="gr1" draw:text-style-name="P2" draw:layer="layout" svg:width="16.203cm" svg:height="0.475cm" svg:x="2.2cm" svg:y="5.133cm">
          <draw:text-box>
            <text:p text:style-name="P1"><text:span text:style-name="T7">91. </text:span><text:span text:style-name="T4"><text:s/>In the JIC discussion on 4 December, the draft Assessment was described as “an </text:span></text:p>
          </draw:text-box>
        </draw:frame>
        <draw:frame draw:style-name="gr1" draw:text-style-name="P2" draw:layer="layout" svg:width="11.699cm" svg:height="0.475cm" svg:x="2.2cm" svg:y="5.697cm">
          <draw:text-box>
            <text:p text:style-name="P1"><text:span text:style-name="T4">important paper which highlighted the gaps in our knowledge”.</text:span></text:p>
          </draw:text-box>
        </draw:frame>
        <draw:frame draw:style-name="gr7" draw:text-style-name="P9" draw:layer="layout" svg:width="0.273cm" svg:height="0.276cm" svg:x="13.849cm" svg:y="5.716cm">
          <draw:text-box>
            <text:p text:style-name="P1"><text:span text:style-name="T13">31</text:span></text:p>
          </draw:text-box>
        </draw:frame>
        <draw:frame draw:style-name="gr1" draw:text-style-name="P2" draw:layer="layout" svg:width="4.325cm" svg:height="0.475cm" svg:x="14.123cm" svg:y="5.697cm">
          <draw:text-box>
            <text:p text:style-name="P1"><text:span text:style-name="T4"><text:s/></text:span><text:span text:style-name="T4">The judgements were </text:span></text:p>
          </draw:text-box>
        </draw:frame>
        <draw:frame draw:style-name="gr1" draw:text-style-name="P2" draw:layer="layout" svg:width="16.068cm" svg:height="0.475cm" svg:x="2.2cm" svg:y="6.262cm">
          <draw:text-box>
            <text:p text:style-name="P1"><text:span text:style-name="T4">based “largely on a mixture of observation and past experience”, but the Assessment </text:span></text:p>
          </draw:text-box>
        </draw:frame>
        <draw:frame draw:style-name="gr1" draw:text-style-name="P2" draw:layer="layout" svg:width="15.34cm" svg:height="0.475cm" svg:x="2.2cm" svg:y="6.826cm">
          <draw:text-box>
            <text:p text:style-name="P1"><text:span text:style-name="T4">“</text:span><text:span text:style-name="T4">did not quite do justice to the intelligence”; the judgements “could be made more </text:span></text:p>
          </draw:text-box>
        </draw:frame>
        <draw:frame draw:style-name="gr1" draw:text-style-name="P2" draw:layer="layout" svg:width="15.915cm" svg:height="0.475cm" svg:x="2.2cm" svg:y="7.391cm">
          <draw:text-box>
            <text:p text:style-name="P1"><text:span text:style-name="T4">confidently”. The Assessment needed to bring out more clearly the risks of a phased </text:span></text:p>
          </draw:text-box>
        </draw:frame>
        <draw:frame draw:style-name="gr1" draw:text-style-name="P2" draw:layer="layout" svg:width="15.902cm" svg:height="0.475cm" svg:x="2.2cm" svg:y="7.955cm">
          <draw:text-box>
            <text:p text:style-name="P1"><text:span text:style-name="T4">attack and unpack the risks involved in possible scenarios, such as the possible use </text:span></text:p>
          </draw:text-box>
        </draw:frame>
        <draw:frame draw:style-name="gr1" draw:text-style-name="P2" draw:layer="layout" svg:width="14.476cm" svg:height="0.475cm" svg:x="2.2cm" svg:y="8.52cm">
          <draw:text-box>
            <text:p text:style-name="P1"><text:span text:style-name="T4">of CBW before Coalition Forces were properly assembled and urban fighting.</text:span></text:p>
          </draw:text-box>
        </draw:frame>
        <draw:frame draw:style-name="gr1" draw:text-style-name="P2" draw:layer="layout" svg:width="15.707cm" svg:height="0.475cm" svg:x="2.2cm" svg:y="9.434cm">
          <draw:text-box>
            <text:p text:style-name="P1"><text:span text:style-name="T7">92. </text:span><text:span text:style-name="T4"><text:s/>The JIC issued an Assessment of Iraq’s military capabilities and options, which </text:span></text:p>
          </draw:text-box>
        </draw:frame>
        <draw:frame draw:style-name="gr1" draw:text-style-name="P2" draw:layer="layout" svg:width="12.194cm" svg:height="0.475cm" svg:x="2.2cm" svg:y="9.998cm">
          <draw:text-box>
            <text:p text:style-name="P1"><text:span text:style-name="T4">is considered in more detail in Section 6.1, on 6 December 2002.</text:span></text:p>
          </draw:text-box>
        </draw:frame>
        <draw:frame draw:style-name="gr7" draw:text-style-name="P9" draw:layer="layout" svg:width="0.273cm" svg:height="0.276cm" svg:x="14.343cm" svg:y="10.017cm">
          <draw:text-box>
            <text:p text:style-name="P1"><text:span text:style-name="T13">32</text:span></text:p>
          </draw:text-box>
        </draw:frame>
        <draw:frame draw:style-name="gr1" draw:text-style-name="P2" draw:layer="layout" svg:width="6.365cm" svg:height="0.475cm" svg:x="2.2cm" svg:y="10.913cm">
          <draw:text-box>
            <text:p text:style-name="P1"><text:span text:style-name="T7">93. </text:span><text:span text:style-name="T4"><text:s/>A Key Judgement</text:span><text:span text:style-name="T15"> </text:span><text:span text:style-name="T4">stated that:</text:span></text:p>
          </draw:text-box>
        </draw:frame>
        <draw:frame draw:style-name="gr1" draw:text-style-name="P2" draw:layer="layout" svg:width="14.252cm" svg:height="0.475cm" svg:x="2.95cm" svg:y="11.827cm">
          <draw:text-box>
            <text:p text:style-name="P1"><text:span text:style-name="T4">“</text:span><text:span text:style-name="T4">Saddam would use chemical and biological weapons … if he faced defeat. </text:span></text:p>
          </draw:text-box>
        </draw:frame>
        <draw:frame draw:style-name="gr1" draw:text-style-name="P2" draw:layer="layout" svg:width="14.827cm" svg:height="0.475cm" svg:x="2.95cm" svg:y="12.392cm">
          <draw:text-box>
            <text:p text:style-name="P1"><text:span text:style-name="T4">He might also use them earlier in a conflict, including against Coalition Forces, </text:span></text:p>
          </draw:text-box>
        </draw:frame>
        <draw:frame draw:style-name="gr1" draw:text-style-name="P2" draw:layer="layout" svg:width="13.849cm" svg:height="0.475cm" svg:x="2.95cm" svg:y="12.956cm">
          <draw:text-box>
            <text:p text:style-name="P1"><text:span text:style-name="T4">neighbouring states and his own people. Israel could be his first target …”</text:span></text:p>
          </draw:text-box>
        </draw:frame>
        <draw:frame draw:style-name="gr1" draw:text-style-name="P2" draw:layer="layout" svg:width="15.707cm" svg:height="0.475cm" svg:x="2.2cm" svg:y="13.871cm">
          <draw:text-box>
            <text:p text:style-name="P1"><text:span text:style-name="T7">94. </text:span><text:span text:style-name="T4"><text:s/>In the main text, the JIC set out its assessment of Iraq’s missiles and unguided </text:span></text:p>
          </draw:text-box>
        </draw:frame>
        <draw:frame draw:style-name="gr1" draw:text-style-name="P2" draw:layer="layout" svg:width="16.41cm" svg:height="0.475cm" svg:x="2.2cm" svg:y="14.435cm">
          <draw:text-box>
            <text:p text:style-name="P1"><text:span text:style-name="T4">rockets. The text of the Assessment stated that, given the limited number of Al Hussein </text:span></text:p>
          </draw:text-box>
        </draw:frame>
        <draw:frame draw:style-name="gr1" draw:text-style-name="P2" draw:layer="layout" svg:width="15.924cm" svg:height="0.475cm" svg:x="2.2cm" svg:y="15cm">
          <draw:text-box>
            <text:p text:style-name="P1"><text:span text:style-name="T4">missiles, Iraq would use them “principally against Israel”. Shorter-range missiles and </text:span></text:p>
          </draw:text-box>
        </draw:frame>
        <draw:frame draw:style-name="gr1" draw:text-style-name="P2" draw:layer="layout" svg:width="16.58cm" svg:height="0.475cm" svg:x="2.2cm" svg:y="15.564cm">
          <draw:text-box>
            <text:p text:style-name="P1"><text:span text:style-name="T4">unguided rockets “might be used against deployed coalition forces or Iraq’s neighbours”.</text:span></text:p>
          </draw:text-box>
        </draw:frame>
        <draw:frame draw:style-name="gr1" draw:text-style-name="P2" draw:layer="layout" svg:width="5.357cm" svg:height="0.475cm" svg:x="2.2cm" svg:y="16.478cm">
          <draw:text-box>
            <text:p text:style-name="P1"><text:span text:style-name="T7">95. </text:span><text:span text:style-name="T4"><text:s/>The Assessment stated:</text:span></text:p>
          </draw:text-box>
        </draw:frame>
        <draw:frame draw:style-name="gr1" draw:text-style-name="P2" draw:layer="layout" svg:width="14.73cm" svg:height="0.475cm" svg:x="2.95cm" svg:y="17.393cm">
          <draw:text-box>
            <text:p text:style-name="P1"><text:span text:style-name="T4">“</text:span><text:span text:style-name="T4">We judge Iraq would be able to arm at least some of the missiles and rockets </text:span></text:p>
          </draw:text-box>
        </draw:frame>
        <draw:frame draw:style-name="gr1" draw:text-style-name="P2" draw:layer="layout" svg:width="15.212cm" svg:height="0.475cm" svg:x="2.95cm" svg:y="17.957cm">
          <draw:text-box>
            <text:p text:style-name="P1"><text:span text:style-name="T4">with chemical and biological (CBW) warheads. Iraqi aircraft or artillery could also </text:span></text:p>
          </draw:text-box>
        </draw:frame>
        <draw:frame draw:style-name="gr1" draw:text-style-name="P2" draw:layer="layout" svg:width="14.675cm" svg:height="0.475cm" svg:x="2.95cm" svg:y="18.522cm">
          <draw:text-box>
            <text:p text:style-name="P1"><text:span text:style-name="T4">deliver CBW. […] in mid-September Saddam re-iterated his willingness to use </text:span></text:p>
          </draw:text-box>
        </draw:frame>
        <draw:frame draw:style-name="gr1" draw:text-style-name="P2" draw:layer="layout" svg:width="15.636cm" svg:height="0.475cm" svg:x="2.95cm" svg:y="19.086cm">
          <draw:text-box>
            <text:p text:style-name="P1"><text:span text:style-name="T4">CBW, […]. Saddam also envisaged using CBW against Israel, Kuwait, and Jordan. </text:span></text:p>
          </draw:text-box>
        </draw:frame>
        <draw:frame draw:style-name="gr1" draw:text-style-name="P2" draw:layer="layout" svg:width="15.157cm" svg:height="0.475cm" svg:x="2.95cm" svg:y="19.651cm">
          <draw:text-box>
            <text:p text:style-name="P1"><text:span text:style-name="T4">This is consistent with earlier intelligence, but we lack definite corroboration. […] </text:span></text:p>
          </draw:text-box>
        </draw:frame>
        <draw:frame draw:style-name="gr1" draw:text-style-name="P2" draw:layer="layout" svg:width="15.902cm" svg:height="0.475cm" svg:x="2.95cm" svg:y="20.215cm">
          <draw:text-box>
            <text:p text:style-name="P1"><text:span text:style-name="T4">Iraqi interest in procuring large quantities of protective equipment and treatments for </text:span></text:p>
          </draw:text-box>
        </draw:frame>
        <draw:frame draw:style-name="gr1" draw:text-style-name="P2" draw:layer="layout" svg:width="15.924cm" svg:height="0.475cm" svg:x="2.95cm" svg:y="20.78cm">
          <draw:text-box>
            <text:p text:style-name="P1"><text:span text:style-name="T4">exposure to nerve agent. […] the regime would consider using CBW against internal </text:span></text:p>
          </draw:text-box>
        </draw:frame>
        <draw:frame draw:style-name="gr1" draw:text-style-name="P2" draw:layer="layout" svg:width="15.293cm" svg:height="0.475cm" svg:x="2.95cm" svg:y="21.344cm">
          <draw:text-box>
            <text:p text:style-name="P1"><text:span text:style-name="T4">uprisings or Shia-populated Iraqi cities, and for propaganda purposes could seek </text:span></text:p>
          </draw:text-box>
        </draw:frame>
        <draw:frame draw:style-name="gr1" draw:text-style-name="P2" draw:layer="layout" svg:width="15.162cm" svg:height="0.475cm" svg:x="2.95cm" svg:y="21.908cm">
          <draw:text-box>
            <text:p text:style-name="P1"><text:span text:style-name="T4">to blame the coalition. CBW use against civilians could cause severe casualties. </text:span></text:p>
          </draw:text-box>
        </draw:frame>
        <draw:frame draw:style-name="gr1" draw:text-style-name="P2" draw:layer="layout" svg:width="15.234cm" svg:height="0.475cm" svg:x="2.95cm" svg:y="22.473cm">
          <draw:text-box>
            <text:p text:style-name="P1"><text:span text:style-name="T4">And even relatively small-scale use could cause widespread panic and a serious </text:span></text:p>
          </draw:text-box>
        </draw:frame>
        <draw:frame draw:style-name="gr1" draw:text-style-name="P2" draw:layer="layout" svg:width="15.763cm" svg:height="0.475cm" svg:x="2.95cm" svg:y="23.037cm">
          <draw:text-box>
            <text:p text:style-name="P1"><text:span text:style-name="T4">humanitarian impact. Iraq’s ability to use CBW might be constrained by its available </text:span></text:p>
          </draw:text-box>
        </draw:frame>
        <draw:frame draw:style-name="gr1" draw:text-style-name="P2" draw:layer="layout" svg:width="15.234cm" svg:height="0.475cm" svg:x="2.95cm" svg:y="23.602cm">
          <draw:text-box>
            <text:p text:style-name="P1"><text:span text:style-name="T4">stocks of agent and the difficulty of producing more while inspectors are present. </text:span></text:p>
          </draw:text-box>
        </draw:frame>
        <draw:frame draw:style-name="gr1" draw:text-style-name="P2" draw:layer="layout" svg:width="14.717cm" svg:height="0.475cm" svg:x="2.95cm" svg:y="24.166cm">
          <draw:text-box>
            <text:p text:style-name="P1"><text:span text:style-name="T4">But we do not know the extent of Iraq’s current stocks or what it might have at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2.673cm" svg:height="0.475cm" svg:x="2.95cm" svg:y="24.731cm">
          <draw:text-box>
            <text:p text:style-name="P1"><text:span text:style-name="T4">such a stage.”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31 </text:span></text:p>
          </draw:text-box>
        </draw:frame>
        <draw:line draw:style-name="gr9" draw:text-style-name="P10" draw:layer="layout" svg:x1="2.531cm" svg:y1="27.137cm" svg:x2="11.648cm" svg:y2="27.137cm">
          <text:p/>
        </draw:line>
        <draw:frame draw:style-name="gr4" draw:text-style-name="P6" draw:layer="layout" svg:width="6.377cm" svg:height="0.395cm" svg:x="2.532cm" svg:y="26.357cm">
          <draw:text-box>
            <text:p text:style-name="P1"><text:span text:style-name="T11">Minutes, 4 December 2002, JIC meet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2 </text:span></text:p>
          </draw:text-box>
        </draw:frame>
        <draw:frame draw:style-name="gr4" draw:text-style-name="P6" draw:layer="layout" svg:width="9.167cm" svg:height="0.395cm" svg:x="2.532cm" svg:y="26.781cm">
          <draw:text-box>
            <text:p text:style-name="P1"><text:span text:style-name="T6">JIC Assessment, 6 December 2002, ‘Iraq: Military Options’</text:span><text:span text:style-name="T11">.</text:span></text:p>
          </draw:text-box>
        </draw:frame>
      </draw:page>
      <draw:page draw:name="page2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4.603cm" svg:height="0.475cm" svg:x="2.2cm" svg:y="2.525cm">
          <draw:text-box>
            <text:p text:style-name="P1"><text:span text:style-name="T7">96. </text:span><text:span text:style-name="T4"><text:s/>The JIC also stated:</text:span></text:p>
          </draw:text-box>
        </draw:frame>
        <draw:frame draw:style-name="gr1" draw:text-style-name="P2" draw:layer="layout" svg:width="15.073cm" svg:height="0.475cm" svg:x="2.95cm" svg:y="3.44cm">
          <draw:text-box>
            <text:p text:style-name="P1"><text:span text:style-name="T4">“</text:span><text:span text:style-name="T4">In determining whether to use CBW, Saddam would have to balance the risk of </text:span></text:p>
          </draw:text-box>
        </draw:frame>
        <draw:frame draw:style-name="gr1" draw:text-style-name="P2" draw:layer="layout" svg:width="14.776cm" svg:height="0.475cm" svg:x="2.95cm" svg:y="4.004cm">
          <draw:text-box>
            <text:p text:style-name="P1"><text:span text:style-name="T4">strengthening the Coalition’s political case for removing him against the desire </text:span></text:p>
          </draw:text-box>
        </draw:frame>
        <draw:frame draw:style-name="gr1" draw:text-style-name="P2" draw:layer="layout" svg:width="14.577cm" svg:height="0.475cm" svg:x="2.95cm" svg:y="4.568cm">
          <draw:text-box>
            <text:p text:style-name="P1"><text:span text:style-name="T4">to widen the war by involving Israel or inflicting unacceptable casualties upon </text:span></text:p>
          </draw:text-box>
        </draw:frame>
        <draw:frame draw:style-name="gr1" draw:text-style-name="P2" draw:layer="layout" svg:width="15.217cm" svg:height="0.475cm" svg:x="2.95cm" svg:y="5.133cm">
          <draw:text-box>
            <text:p text:style-name="P1"><text:span text:style-name="T4">the coalition. We judge that, faced with the likelihood of military defeat and being </text:span></text:p>
          </draw:text-box>
        </draw:frame>
        <draw:frame draw:style-name="gr1" draw:text-style-name="P2" draw:layer="layout" svg:width="14.874cm" svg:height="0.475cm" svg:x="2.95cm" svg:y="5.697cm">
          <draw:text-box>
            <text:p text:style-name="P1"><text:span text:style-name="T4">removed from power, it is unlikely Saddam could be deterred from ordering the </text:span></text:p>
          </draw:text-box>
        </draw:frame>
        <draw:frame draw:style-name="gr1" draw:text-style-name="P2" draw:layer="layout" svg:width="2.5cm" svg:height="0.475cm" svg:x="2.95cm" svg:y="6.262cm">
          <draw:text-box>
            <text:p text:style-name="P1"><text:span text:style-name="T4">use of CBW.”</text:span></text:p>
          </draw:text-box>
        </draw:frame>
        <draw:frame draw:style-name="gr1" draw:text-style-name="P2" draw:layer="layout" svg:width="14.031cm" svg:height="0.475cm" svg:x="2.2cm" svg:y="7.176cm">
          <draw:text-box>
            <text:p text:style-name="P1"><text:span text:style-name="T7">97. </text:span><text:span text:style-name="T4"><text:s/>The JIC stated that Iraqi responses to a Coalition attack might include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88cm" svg:height="0.475cm" svg:x="3.7cm" svg:y="8.091cm">
          <draw:text-box>
            <text:p text:style-name="P1"><text:span text:style-name="T4">“</text:span><text:span text:style-name="T4">CBW terrorism: although Iraq probably lacks the capability to deploy a </text:span></text:p>
          </draw:text-box>
        </draw:frame>
        <draw:frame draw:style-name="gr1" draw:text-style-name="P2" draw:layer="layout" svg:width="4.511cm" svg:height="0.475cm" svg:x="3.7cm" svg:y="8.655cm">
          <draw:text-box>
            <text:p text:style-name="P1"><text:span text:style-name="T4">sophisticated device …”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1cm" svg:height="0.475cm" svg:x="3.7cm" svg:y="9.32cm">
          <draw:text-box>
            <text:p text:style-name="P1"><text:span text:style-name="T4">“</text:span><text:span text:style-name="T4">using non-lethal BW in a deniable manner to cause sickness amongst Coalition </text:span></text:p>
          </draw:text-box>
        </draw:frame>
        <draw:frame draw:style-name="gr1" draw:text-style-name="P2" draw:layer="layout" svg:width="5.103cm" svg:height="0.475cm" svg:x="3.7cm" svg:y="9.884cm">
          <draw:text-box>
            <text:p text:style-name="P1"><text:span text:style-name="T4">troops as they assembled;”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1cm" svg:height="0.475cm" svg:x="3.7cm" svg:y="10.548cm">
          <draw:text-box>
            <text:p text:style-name="P1"><text:span text:style-name="T4">“</text:span><text:span text:style-name="T4">Iraq … might also target the civilian Shia or Kurdish populations, possibly </text:span></text:p>
          </draw:text-box>
        </draw:frame>
        <draw:frame draw:style-name="gr1" draw:text-style-name="P2" draw:layer="layout" svg:width="2.093cm" svg:height="0.475cm" svg:x="3.7cm" svg:y="11.113cm">
          <draw:text-box>
            <text:p text:style-name="P1"><text:span text:style-name="T4">with CBW.”</text:span></text:p>
          </draw:text-box>
        </draw:frame>
        <draw:frame draw:style-name="gr6" draw:text-style-name="P8" draw:layer="layout" svg:width="12.74cm" svg:height="0.556cm" svg:x="2.2cm" svg:y="12.234cm">
          <draw:text-box>
            <text:p text:style-name="P1"><text:span text:style-name="T9">Iraq’s declaration of 7 December and the UK response</text:span></text:p>
          </draw:text-box>
        </draw:frame>
        <draw:frame draw:style-name="gr1" draw:text-style-name="P2" draw:layer="layout" svg:width="14.467cm" svg:height="0.475cm" svg:x="2.2cm" svg:y="13.062cm">
          <draw:text-box>
            <text:p text:style-name="P1"><text:span text:style-name="T7">98. </text:span><text:span text:style-name="T4"><text:s/>Operative paragraph 3 (OP3) of resolution 1441 required Iraq to provide:</text:span></text:p>
          </draw:text-box>
        </draw:frame>
        <draw:frame draw:style-name="gr1" draw:text-style-name="P2" draw:layer="layout" svg:width="15.48cm" svg:height="0.475cm" svg:x="2.95cm" svg:y="13.977cm">
          <draw:text-box>
            <text:p text:style-name="P1"><text:span text:style-name="T4">“… </text:span><text:span text:style-name="T4">not later than 30 days from the date of this resolution, a currently accurate, full </text:span></text:p>
          </draw:text-box>
        </draw:frame>
        <draw:frame draw:style-name="gr1" draw:text-style-name="P2" draw:layer="layout" svg:width="14.975cm" svg:height="0.475cm" svg:x="2.95cm" svg:y="14.541cm">
          <draw:text-box>
            <text:p text:style-name="P1"><text:span text:style-name="T4">and complete declaration of all aspects of its programmes to develop chemical, </text:span></text:p>
          </draw:text-box>
        </draw:frame>
        <draw:frame draw:style-name="gr1" draw:text-style-name="P2" draw:layer="layout" svg:width="15.602cm" svg:height="0.475cm" svg:x="2.95cm" svg:y="15.106cm">
          <draw:text-box>
            <text:p text:style-name="P1"><text:span text:style-name="T4">biological, and nuclear weapons, ballistic missiles and other delivery systems such </text:span></text:p>
          </draw:text-box>
        </draw:frame>
        <draw:frame draw:style-name="gr1" draw:text-style-name="P2" draw:layer="layout" svg:width="15.852cm" svg:height="0.475cm" svg:x="2.95cm" svg:y="15.67cm">
          <draw:text-box>
            <text:p text:style-name="P1"><text:span text:style-name="T4">as unmanned vehicles and dispersal systems designed for use on aircraft, including </text:span></text:p>
          </draw:text-box>
        </draw:frame>
        <draw:frame draw:style-name="gr1" draw:text-style-name="P2" draw:layer="layout" svg:width="14.137cm" svg:height="0.475cm" svg:x="2.95cm" svg:y="16.235cm">
          <draw:text-box>
            <text:p text:style-name="P1"><text:span text:style-name="T4">any holdings and the precise locations of such weapons, components, sub-</text:span></text:p>
          </draw:text-box>
        </draw:frame>
        <draw:frame draw:style-name="gr1" draw:text-style-name="P2" draw:layer="layout" svg:width="15.297cm" svg:height="0.475cm" svg:x="2.95cm" svg:y="16.799cm">
          <draw:text-box>
            <text:p text:style-name="P1"><text:span text:style-name="T4">components, stocks of agents, and related material and equipment, the locations </text:span></text:p>
          </draw:text-box>
        </draw:frame>
        <draw:frame draw:style-name="gr1" draw:text-style-name="P2" draw:layer="layout" svg:width="15.471cm" svg:height="0.475cm" svg:x="2.95cm" svg:y="17.363cm">
          <draw:text-box>
            <text:p text:style-name="P1"><text:span text:style-name="T4">and work of its research development and production facilities, as well as all other </text:span></text:p>
          </draw:text-box>
        </draw:frame>
        <draw:frame draw:style-name="gr1" draw:text-style-name="P2" draw:layer="layout" svg:width="15.67cm" svg:height="0.475cm" svg:x="2.95cm" svg:y="17.928cm">
          <draw:text-box>
            <text:p text:style-name="P1"><text:span text:style-name="T4">chemical, biological, and nuclear programmes, including for any which it claims are </text:span></text:p>
          </draw:text-box>
        </draw:frame>
        <draw:frame draw:style-name="gr1" draw:text-style-name="P2" draw:layer="layout" svg:width="11.271cm" svg:height="0.475cm" svg:x="2.95cm" svg:y="18.492cm">
          <draw:text-box>
            <text:p text:style-name="P1"><text:span text:style-name="T4">for purposes not related to weapons production or material.”</text:span></text:p>
          </draw:text-box>
        </draw:frame>
        <draw:frame draw:style-name="gr7" draw:text-style-name="P9" draw:layer="layout" svg:width="0.273cm" svg:height="0.276cm" svg:x="14.175cm" svg:y="18.511cm">
          <draw:text-box>
            <text:p text:style-name="P1"><text:span text:style-name="T13">33</text:span></text:p>
          </draw:text-box>
        </draw:frame>
        <draw:frame draw:style-name="gr1" draw:text-style-name="P2" draw:layer="layout" svg:width="10.886cm" svg:height="0.475cm" svg:x="2.2cm" svg:y="19.407cm">
          <draw:text-box>
            <text:p text:style-name="P1"><text:span text:style-name="T7">99. </text:span><text:span text:style-name="T4"><text:s/>Iraq’s declaration was provided on 7 December 2002.</text:span></text:p>
          </draw:text-box>
        </draw:frame>
        <draw:frame draw:style-name="gr7" draw:text-style-name="P9" draw:layer="layout" svg:width="0.273cm" svg:height="0.276cm" svg:x="13.017cm" svg:y="19.426cm">
          <draw:text-box>
            <text:p text:style-name="P1"><text:span text:style-name="T13">34</text:span></text:p>
          </draw:text-box>
        </draw:frame>
        <draw:frame draw:style-name="gr1" draw:text-style-name="P2" draw:layer="layout" svg:width="4.041cm" svg:height="0.475cm" svg:x="13.292cm" svg:y="19.407cm">
          <draw:text-box>
            <text:p text:style-name="P1"><text:span text:style-name="T4"><text:s/></text:span><text:span text:style-name="T4">The declaration was </text:span></text:p>
          </draw:text-box>
        </draw:frame>
        <draw:frame draw:style-name="gr1" draw:text-style-name="P2" draw:layer="layout" svg:width="15.805cm" svg:height="0.475cm" svg:x="2.2cm" svg:y="19.971cm">
          <draw:text-box>
            <text:p text:style-name="P1"><text:span text:style-name="T4">detailed and technical, written in a combination of English, Russian and Arabic, with </text:span></text:p>
          </draw:text-box>
        </draw:frame>
        <draw:frame draw:style-name="gr1" draw:text-style-name="P2" draw:layer="layout" svg:width="15.67cm" svg:height="0.475cm" svg:x="2.2cm" svg:y="20.536cm">
          <draw:text-box>
            <text:p text:style-name="P1"><text:span text:style-name="T4">approximately 7,000 pages dealing with ballistic missile projects. A backlog of semi-</text:span></text:p>
          </draw:text-box>
        </draw:frame>
        <draw:frame draw:style-name="gr1" draw:text-style-name="P2" draw:layer="layout" svg:width="16.182cm" svg:height="0.475cm" svg:x="2.2cm" svg:y="21.1cm">
          <draw:text-box>
            <text:p text:style-name="P1"><text:span text:style-name="T4">annual declarations of activity, covering the period 1998-2002, which Iraq had already </text:span></text:p>
          </draw:text-box>
        </draw:frame>
        <draw:frame draw:style-name="gr1" draw:text-style-name="P2" draw:layer="layout" svg:width="11.953cm" svg:height="0.475cm" svg:x="2.2cm" svg:y="21.665cm">
          <draw:text-box>
            <text:p text:style-name="P1"><text:span text:style-name="T4">provided to UNMOVIC, was not at that time available to the UK.</text:span></text:p>
          </draw:text-box>
        </draw:frame>
        <draw:frame draw:style-name="gr1" draw:text-style-name="P2" draw:layer="layout" svg:width="16.029cm" svg:height="0.475cm" svg:x="2.2cm" svg:y="22.579cm">
          <draw:text-box>
            <text:p text:style-name="P1"><text:span text:style-name="T7">100. </text:span><text:span text:style-name="T15"><text:s/>Mr Blair was advised on 11 December that there was impatience in the US </text:span></text:p>
          </draw:text-box>
        </draw:frame>
        <draw:frame draw:style-name="gr1" draw:text-style-name="P2" draw:layer="layout" svg:width="16.592cm" svg:height="0.475cm" svg:x="2.2cm" svg:y="23.143cm">
          <draw:text-box>
            <text:p text:style-name="P1"><text:span text:style-name="T15">Administration and it was looking at military action as early as mid-February 2003.</text:span></text:p>
          </draw:text-box>
        </draw:frame>
        <draw:frame draw:style-name="gr1" draw:text-style-name="P2" draw:layer="layout" svg:width="15.542cm" svg:height="0.475cm" svg:x="2.2cm" svg:y="24.058cm">
          <draw:text-box>
            <text:p text:style-name="P1"><text:span text:style-name="T7">101. </text:span><text:span text:style-name="T4"><text:s/>Sir David Manning and Sir Richard Dearlove, Chief of the Secret Intelligenc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5.458cm" svg:height="0.475cm" svg:x="2.2cm" svg:y="24.622cm">
          <draw:text-box>
            <text:p text:style-name="P1"><text:span text:style-name="T4">Service, had a joint meeting with Dr Condoleezza Rice, President Bush’s National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33 </text:span></text:p>
          </draw:text-box>
        </draw:frame>
        <draw:line draw:style-name="gr9" draw:text-style-name="P10" draw:layer="layout" svg:x1="2.531cm" svg:y1="27.137cm" svg:x2="16.171cm" svg:y2="27.137cm">
          <text:p/>
        </draw:line>
        <draw:frame draw:style-name="gr4" draw:text-style-name="P6" draw:layer="layout" svg:width="6.847cm" svg:height="0.395cm" svg:x="2.532cm" svg:y="26.357cm">
          <draw:text-box>
            <text:p text:style-name="P1"><text:span text:style-name="T11">UN Security Council resolution 1441 (2002)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4 </text:span></text:p>
          </draw:text-box>
        </draw:frame>
        <draw:frame draw:style-name="gr4" draw:text-style-name="P6" draw:layer="layout" svg:width="13.654cm" svg:height="0.395cm" svg:x="2.532cm" svg:y="26.781cm">
          <draw:text-box>
            <text:p text:style-name="P1"><text:span text:style-name="T6">JIC Assessment, 18 December 2002, ‘An Initial Assessment of Iraq’s WMD Declaration’</text:span><text:span text:style-name="T11">.</text:span></text:p>
          </draw:text-box>
        </draw:frame>
      </draw:page>
      <draw:page draw:name="page2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6" draw:text-style-name="P10" draw:layer="layout" svg:x1="8.075cm" svg:y1="9.297cm" svg:x2="15.112cm" svg:y2="9.297cm">
          <text:p/>
        </draw:line>
        <draw:line draw:style-name="gr16" draw:text-style-name="P10" draw:layer="layout" svg:x1="12.624cm" svg:y1="9.861cm" svg:x2="18.24cm" svg:y2="9.861cm">
          <text:p/>
        </draw:line>
        <draw:line draw:style-name="gr16" draw:text-style-name="P10" draw:layer="layout" svg:x1="2.199cm" svg:y1="10.426cm" svg:x2="15.566cm" svg:y2="10.42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4">Security Advisor, and Mr George Tenet, Director of Central Intelligence, in Washington </text:span></text:p>
          </draw:text-box>
        </draw:frame>
        <draw:frame draw:style-name="gr1" draw:text-style-name="P2" draw:layer="layout" svg:width="2.999cm" svg:height="0.475cm" svg:x="2.2cm" svg:y="3.09cm">
          <draw:text-box>
            <text:p text:style-name="P1"><text:span text:style-name="T4">on 9 December.</text:span></text:p>
          </draw:text-box>
        </draw:frame>
        <draw:frame draw:style-name="gr7" draw:text-style-name="P9" draw:layer="layout" svg:width="0.273cm" svg:height="0.276cm" svg:x="5.189cm" svg:y="3.108cm">
          <draw:text-box>
            <text:p text:style-name="P1"><text:span text:style-name="T13">35</text:span></text:p>
          </draw:text-box>
        </draw:frame>
        <draw:frame draw:style-name="gr1" draw:text-style-name="P2" draw:layer="layout" svg:width="16.266cm" svg:height="0.475cm" svg:x="2.2cm" svg:y="4.004cm">
          <draw:text-box>
            <text:p text:style-name="P1"><text:span text:style-name="T7">102. </text:span><text:span text:style-name="T4"><text:s/>Sir David reported to Mr Blair that there was impatience in the US Administration </text:span></text:p>
          </draw:text-box>
        </draw:frame>
        <draw:frame draw:style-name="gr1" draw:text-style-name="P2" draw:layer="layout" svg:width="15.039cm" svg:height="0.475cm" svg:x="2.2cm" svg:y="4.568cm">
          <draw:text-box>
            <text:p text:style-name="P1"><text:span text:style-name="T4">and pressure for early military action, probably in mid/late February. There were </text:span></text:p>
          </draw:text-box>
        </draw:frame>
        <draw:frame draw:style-name="gr1" draw:text-style-name="P2" draw:layer="layout" svg:width="14.7cm" svg:height="0.475cm" svg:x="2.2cm" svg:y="5.133cm">
          <draw:text-box>
            <text:p text:style-name="P1"><text:span text:style-name="T4">concerns about the risks if the inspections found nothing and the difficulties of </text:span></text:p>
          </draw:text-box>
        </draw:frame>
        <draw:frame draw:style-name="gr1" draw:text-style-name="P2" draw:layer="layout" svg:width="15.945cm" svg:height="0.475cm" svg:x="2.2cm" svg:y="5.697cm">
          <draw:text-box>
            <text:p text:style-name="P1"><text:span text:style-name="T4">persuading the international community to act if there were a series of “low level and </text:span></text:p>
          </draw:text-box>
        </draw:frame>
        <draw:frame draw:style-name="gr1" draw:text-style-name="P2" draw:layer="layout" svg:width="15.771cm" svg:height="0.475cm" svg:x="2.2cm" svg:y="6.262cm">
          <draw:text-box>
            <text:p text:style-name="P1"><text:span text:style-name="T4">less clear-cut acts of obstruction” rather than the discovery of chemical or biological </text:span></text:p>
          </draw:text-box>
        </draw:frame>
        <draw:frame draw:style-name="gr1" draw:text-style-name="P2" draw:layer="layout" svg:width="16.635cm" svg:height="0.475cm" svg:x="2.2cm" svg:y="6.826cm">
          <draw:text-box>
            <text:p text:style-name="P1"><text:span text:style-name="T4">agents or a nuclear programme, or the imprisonment or murder of UNMOVIC inspectors.</text:span></text:p>
          </draw:text-box>
        </draw:frame>
        <draw:frame draw:style-name="gr1" draw:text-style-name="P2" draw:layer="layout" svg:width="16.254cm" svg:height="0.475cm" svg:x="2.2cm" svg:y="7.741cm">
          <draw:text-box>
            <text:p text:style-name="P1"><text:span text:style-name="T7">103. </text:span><text:span text:style-name="T4"><text:s/>Sir David had said that Iraq’s declaration should be handled in a way “calculated </text:span></text:p>
          </draw:text-box>
        </draw:frame>
        <draw:frame draw:style-name="gr1" draw:text-style-name="P2" draw:layer="layout" svg:width="16.266cm" svg:height="0.475cm" svg:x="2.2cm" svg:y="8.305cm">
          <draw:text-box>
            <text:p text:style-name="P1"><text:span text:style-name="T4">to maintain coalition support and to try to secure a second resolution”. He thought that </text:span></text:p>
          </draw:text-box>
        </draw:frame>
        <draw:frame draw:style-name="gr1" draw:text-style-name="P2" draw:layer="layout" svg:width="16.774cm" svg:height="0.475cm" svg:x="2.2cm" svg:y="8.87cm">
          <draw:text-box>
            <text:p text:style-name="P1"><text:span text:style-name="T4">was possible. The UK needed “a convincing case based on evidence. Public defiance by </text:span></text:p>
          </draw:text-box>
        </draw:frame>
        <draw:frame draw:style-name="gr1" draw:text-style-name="P2" draw:layer="layout" svg:width="16.22cm" svg:height="0.475cm" svg:x="2.2cm" svg:y="9.434cm">
          <draw:text-box>
            <text:p text:style-name="P1"><text:span text:style-name="T4">Saddam was not the same as proving non-compliance. We should work hard over the </text:span></text:p>
          </draw:text-box>
        </draw:frame>
        <draw:frame draw:style-name="gr1" draw:text-style-name="P2" draw:layer="layout" svg:width="13.688cm" svg:height="0.475cm" svg:x="2.2cm" svg:y="9.998cm">
          <draw:text-box>
            <text:p text:style-name="P1"><text:span text:style-name="T4">next couple of months to build our case and secure a second resolution.”</text:span></text:p>
          </draw:text-box>
        </draw:frame>
        <draw:frame draw:style-name="gr1" draw:text-style-name="P2" draw:layer="layout" svg:width="15.098cm" svg:height="0.475cm" svg:x="2.2cm" svg:y="10.913cm">
          <draw:text-box>
            <text:p text:style-name="P1"><text:span text:style-name="T7">104. </text:span><text:span text:style-name="T4"><text:s/>During a meeting with Mr Geoff Hoon, the Defence Secretary, and Admiral </text:span></text:p>
          </draw:text-box>
        </draw:frame>
        <draw:frame draw:style-name="gr1" draw:text-style-name="P2" draw:layer="layout" svg:width="15.809cm" svg:height="0.475cm" svg:x="2.2cm" svg:y="11.477cm">
          <draw:text-box>
            <text:p text:style-name="P1"><text:span text:style-name="T4">Sir Michael Boyce, Chief of the Defence Staff (CDS), to discuss military planning on </text:span></text:p>
          </draw:text-box>
        </draw:frame>
        <draw:frame draw:style-name="gr1" draw:text-style-name="P2" draw:layer="layout" svg:width="15.428cm" svg:height="0.475cm" svg:x="2.2cm" svg:y="12.042cm">
          <draw:text-box>
            <text:p text:style-name="P1"><text:span text:style-name="T4">11 December (see Section 6.1), Sir David Manning and Sir Richard Dearlove also </text:span></text:p>
          </draw:text-box>
        </draw:frame>
        <draw:frame draw:style-name="gr1" draw:text-style-name="P2" draw:layer="layout" svg:width="15.593cm" svg:height="0.475cm" svg:x="2.2cm" svg:y="12.606cm">
          <draw:text-box>
            <text:p text:style-name="P1"><text:span text:style-name="T4">briefed Mr Blair on their recent visits to Washington and “on UK attempts to secure </text:span></text:p>
          </draw:text-box>
        </draw:frame>
        <draw:frame draw:style-name="gr1" draw:text-style-name="P2" draw:layer="layout" svg:width="14.709cm" svg:height="0.475cm" svg:x="2.2cm" svg:y="13.171cm">
          <draw:text-box>
            <text:p text:style-name="P1"><text:span text:style-name="T4">credible evidence that the Iraqi WMD Declaration was false” (see Section 3.6).</text:span></text:p>
          </draw:text-box>
        </draw:frame>
        <draw:frame draw:style-name="gr7" draw:text-style-name="P9" draw:layer="layout" svg:width="0.273cm" svg:height="0.276cm" svg:x="16.859cm" svg:y="13.189cm">
          <draw:text-box>
            <text:p text:style-name="P1"><text:span text:style-name="T13">36</text:span></text:p>
          </draw:text-box>
        </draw:frame>
        <draw:frame draw:style-name="gr1" draw:text-style-name="P2" draw:layer="layout" svg:width="16.444cm" svg:height="0.475cm" svg:x="2.2cm" svg:y="14.085cm">
          <draw:text-box>
            <text:p text:style-name="P1"><text:span text:style-name="T7">105. </text:span><text:span text:style-name="T4"><text:s/>Mr Matthew Rycroft, Mr Blair’s Private Secretary for Foreign Affairs, recorded that </text:span></text:p>
          </draw:text-box>
        </draw:frame>
        <draw:frame draw:style-name="gr1" draw:text-style-name="P2" draw:layer="layout" svg:width="1.577cm" svg:height="0.475cm" svg:x="2.2cm" svg:y="14.65cm">
          <draw:text-box>
            <text:p text:style-name="P1"><text:span text:style-name="T4">Mr Blair:</text:span></text:p>
          </draw:text-box>
        </draw:frame>
        <draw:frame draw:style-name="gr1" draw:text-style-name="P2" draw:layer="layout" svg:width="14.874cm" svg:height="0.475cm" svg:x="2.95cm" svg:y="15.564cm">
          <draw:text-box>
            <text:p text:style-name="P1"><text:span text:style-name="T4">“… </text:span><text:span text:style-name="T4">said that we needed to analyse the Iraqi declaration, ask pointed questions </text:span></text:p>
          </draw:text-box>
        </draw:frame>
        <draw:frame draw:style-name="gr1" draw:text-style-name="P2" draw:layer="layout" svg:width="15.907cm" svg:height="0.475cm" svg:x="2.95cm" svg:y="16.128cm">
          <draw:text-box>
            <text:p text:style-name="P1"><text:span text:style-name="T4">about issues which the declaration failed to deal with … encourage Blix to ask these </text:span></text:p>
          </draw:text-box>
        </draw:frame>
        <draw:frame draw:style-name="gr1" draw:text-style-name="P2" draw:layer="layout" svg:width="15.725cm" svg:height="0.475cm" svg:x="2.95cm" svg:y="16.693cm">
          <draw:text-box>
            <text:p text:style-name="P1"><text:span text:style-name="T4">questions of the Iraqis too, and continue to work on securing credible evidence that </text:span></text:p>
          </draw:text-box>
        </draw:frame>
        <draw:frame draw:style-name="gr1" draw:text-style-name="P2" draw:layer="layout" svg:width="8.134cm" svg:height="0.475cm" svg:x="2.95cm" svg:y="17.257cm">
          <draw:text-box>
            <text:p text:style-name="P1"><text:span text:style-name="T4">Saddam was pursuing WMD programmes.”</text:span></text:p>
          </draw:text-box>
        </draw:frame>
        <draw:frame draw:style-name="gr1" draw:text-style-name="P2" draw:layer="layout" svg:width="16.321cm" svg:height="0.475cm" svg:x="2.2cm" svg:y="18.172cm">
          <draw:text-box>
            <text:p text:style-name="P1"><text:span text:style-name="T7">106. </text:span><text:span text:style-name="T4"><text:s/>Mr Blair would speak to President Bush and possibly Dr Blix in the next few days.</text:span></text:p>
          </draw:text-box>
        </draw:frame>
        <draw:frame draw:style-name="gr1" draw:text-style-name="P2" draw:layer="layout" svg:width="15.843cm" svg:height="0.475cm" svg:x="2.2cm" svg:y="19.086cm">
          <draw:text-box>
            <text:p text:style-name="P1"><text:span text:style-name="T7">107. </text:span><text:span text:style-name="T4"><text:s/>Mr Miller advised Sir David Manning on 13 December that the declaration was </text:span></text:p>
          </draw:text-box>
        </draw:frame>
        <draw:frame draw:style-name="gr1" draw:text-style-name="P2" draw:layer="layout" svg:width="12.359cm" svg:height="0.475cm" svg:x="2.2cm" svg:y="19.651cm">
          <draw:text-box>
            <text:p text:style-name="P1"><text:span text:style-name="T4">“</text:span><text:span text:style-name="T4">largely based on material already presented to the UN”, and that:</text:span></text:p>
          </draw:text-box>
        </draw:frame>
        <draw:frame draw:style-name="gr1" draw:text-style-name="P2" draw:layer="layout" svg:width="13.883cm" svg:height="0.475cm" svg:x="2.95cm" svg:y="20.565cm">
          <draw:text-box>
            <text:p text:style-name="P1"><text:span text:style-name="T4">“</text:span><text:span text:style-name="T4">There appears to have been no attempt to answer any of the unresolved </text:span></text:p>
          </draw:text-box>
        </draw:frame>
        <draw:frame draw:style-name="gr1" draw:text-style-name="P2" draw:layer="layout" svg:width="15.17cm" svg:height="0.475cm" svg:x="2.95cm" svg:y="21.13cm">
          <draw:text-box>
            <text:p text:style-name="P1"><text:span text:style-name="T4">questions highlighted by UNSCOM or refute any of the points made in the UK or </text:span></text:p>
          </draw:text-box>
        </draw:frame>
        <draw:frame draw:style-name="gr1" draw:text-style-name="P2" draw:layer="layout" svg:width="2.546cm" svg:height="0.475cm" svg:x="2.95cm" svg:y="21.694cm">
          <draw:text-box>
            <text:p text:style-name="P1"><text:span text:style-name="T4">US dossiers.”</text:span></text:p>
          </draw:text-box>
        </draw:frame>
        <draw:frame draw:style-name="gr7" draw:text-style-name="P9" draw:layer="layout" svg:width="0.273cm" svg:height="0.276cm" svg:x="5.491cm" svg:y="21.713cm">
          <draw:text-box>
            <text:p text:style-name="P1"><text:span text:style-name="T13">37</text:span></text:p>
          </draw:text-box>
        </draw:frame>
        <draw:frame draw:style-name="gr1" draw:text-style-name="P2" draw:layer="layout" svg:width="15.881cm" svg:height="0.475cm" svg:x="2.2cm" svg:y="22.608cm">
          <draw:text-box>
            <text:p text:style-name="P1"><text:span text:style-name="T7">108. </text:span><text:span text:style-name="T4"><text:s/>The absence of new material was described as “striking, particularly in relation </text:span></text:p>
          </draw:text-box>
        </draw:frame>
        <draw:frame draw:style-name="gr1" draw:text-style-name="P2" draw:layer="layout" svg:width="16.241cm" svg:height="0.475cm" svg:x="2.2cm" svg:y="23.173cm">
          <draw:text-box>
            <text:p text:style-name="P1"><text:span text:style-name="T4">to the biological weapons programme, where UNSCOM have described previous Iraqi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531cm" svg:y1="26.29cm" svg:x2="11.897cm" svg:y2="26.29cm">
          <text:p/>
        </draw:line>
        <draw:frame draw:style-name="gr1" draw:text-style-name="P2" draw:layer="layout" svg:width="16.368cm" svg:height="0.475cm" svg:x="2.2cm" svg:y="23.737cm">
          <draw:text-box>
            <text:p text:style-name="P1"><text:span text:style-name="T4">FFCDs as deficient in all areas”. The Defence Intelligence Staff (DIS) had also clarified 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35 </text:span></text:p>
          </draw:text-box>
        </draw:frame>
        <draw:line draw:style-name="gr9" draw:text-style-name="P10" draw:layer="layout" svg:x1="2.531cm" svg:y1="26.714cm" svg:x2="13.922cm" svg:y2="26.714cm">
          <text:p/>
        </draw:line>
        <draw:frame draw:style-name="gr4" draw:text-style-name="P6" draw:layer="layout" svg:width="9.395cm" svg:height="0.395cm" svg:x="2.532cm" svg:y="25.934cm">
          <draw:text-box>
            <text:p text:style-name="P1"><text:span text:style-name="T6">Minute Manning to Prime Minister, 11 December 2002, ‘Iraq’</text:span><text:span text:style-name="T11">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36 </text:span></text:p>
          </draw:text-box>
        </draw:frame>
        <draw:frame draw:style-name="gr4" draw:text-style-name="P6" draw:layer="layout" svg:width="11.427cm" svg:height="0.395cm" svg:x="2.532cm" svg:y="26.357cm">
          <draw:text-box>
            <text:p text:style-name="P1"><text:span text:style-name="T6">Letter Rycroft to Watkins, 11 December 2002, ‘Iraq: Military Preparations’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37 </text:span></text:p>
          </draw:text-box>
        </draw:frame>
        <draw:frame draw:style-name="gr4" draw:text-style-name="P6" draw:layer="layout" svg:width="10.983cm" svg:height="0.395cm" svg:x="2.532cm" svg:y="26.781cm">
          <draw:text-box>
            <text:p text:style-name="P1"><text:span text:style-name="T11">Minute Miller to Manning, 13 December 2002, ‘Iraq: WMD Declaration’.</text:span></text:p>
          </draw:text-box>
        </draw:frame>
      </draw:page>
      <draw:page draw:name="page2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4">that Iraq had “only previously admitted to testing VX in aerial munitions, not to any other </text:span></text:p>
          </draw:text-box>
        </draw:frame>
        <draw:frame draw:style-name="gr1" draw:text-style-name="P2" draw:layer="layout" svg:width="2.978cm" svg:height="0.475cm" svg:x="2.2cm" svg:y="3.09cm">
          <draw:text-box>
            <text:p text:style-name="P1"><text:span text:style-name="T4">weaponisation”.</text:span></text:p>
          </draw:text-box>
        </draw:frame>
        <draw:frame draw:style-name="gr1" draw:text-style-name="P2" draw:layer="layout" svg:width="16.258cm" svg:height="0.475cm" svg:x="2.2cm" svg:y="4.004cm">
          <draw:text-box>
            <text:p text:style-name="P1"><text:span text:style-name="T7">109. </text:span><text:span text:style-name="T15"><text:s/>Mr Blair told President Bush on 16 December that the Iraqi declaration was </text:span></text:p>
          </draw:text-box>
        </draw:frame>
        <draw:frame draw:style-name="gr1" draw:text-style-name="P2" draw:layer="layout" svg:width="3.258cm" svg:height="0.475cm" svg:x="2.2cm" svg:y="4.568cm">
          <draw:text-box>
            <text:p text:style-name="P1"><text:span text:style-name="T15">“</text:span><text:span text:style-name="T15">patently false”.</text:span></text:p>
          </draw:text-box>
        </draw:frame>
        <draw:frame draw:style-name="gr1" draw:text-style-name="P2" draw:layer="layout" svg:width="15.89cm" svg:height="0.475cm" svg:x="2.2cm" svg:y="5.483cm">
          <draw:text-box>
            <text:p text:style-name="P1"><text:span text:style-name="T7">110. </text:span><text:span text:style-name="T15"><text:s/>Mr Blair was “cautiously optimistic” that the inspectors would find proof. </text:span></text:p>
          </draw:text-box>
        </draw:frame>
        <draw:frame draw:style-name="gr1" draw:text-style-name="P2" draw:layer="layout" svg:width="8.045cm" svg:height="0.475cm" svg:x="2.2cm" svg:y="6.047cm">
          <draw:text-box>
            <text:p text:style-name="P1"><text:span text:style-name="T15">Sir Richard Dearlove was pursuing that.</text:span></text:p>
          </draw:text-box>
        </draw:frame>
        <draw:frame draw:style-name="gr1" draw:text-style-name="P2" draw:layer="layout" svg:width="15.584cm" svg:height="0.475cm" svg:x="2.2cm" svg:y="6.962cm">
          <draw:text-box>
            <text:p text:style-name="P1"><text:span text:style-name="T7">111. </text:span><text:span text:style-name="T15"><text:s/>Mr Blair suggested he and President Bush should take stock in January.</text:span></text:p>
          </draw:text-box>
        </draw:frame>
        <draw:frame draw:style-name="gr1" draw:text-style-name="P2" draw:layer="layout" svg:width="10.937cm" svg:height="0.475cm" svg:x="2.2cm" svg:y="7.876cm">
          <draw:text-box>
            <text:p text:style-name="P1"><text:span text:style-name="T7">112. </text:span><text:span text:style-name="T4"><text:s/>Mr Blair and President Bush spoke on 16 December.</text:span></text:p>
          </draw:text-box>
        </draw:frame>
        <draw:frame draw:style-name="gr7" draw:text-style-name="P9" draw:layer="layout" svg:width="0.273cm" svg:height="0.276cm" svg:x="13.072cm" svg:y="7.895cm">
          <draw:text-box>
            <text:p text:style-name="P1"><text:span text:style-name="T13">38</text:span></text:p>
          </draw:text-box>
        </draw:frame>
        <draw:frame draw:style-name="gr1" draw:text-style-name="P2" draw:layer="layout" svg:width="16.576cm" svg:height="0.475cm" svg:x="2.2cm" svg:y="8.791cm">
          <draw:text-box>
            <text:p text:style-name="P1"><text:span text:style-name="T7">113. </text:span><text:span text:style-name="T4"><text:s/>Mr Blair commented that the Iraqi declaration “was patently false. We now needed </text:span></text:p>
          </draw:text-box>
        </draw:frame>
        <draw:frame draw:style-name="gr1" draw:text-style-name="P2" draw:layer="layout" svg:width="15.399cm" svg:height="0.475cm" svg:x="2.2cm" svg:y="9.355cm">
          <draw:text-box>
            <text:p text:style-name="P1"><text:span text:style-name="T4">proof that demonstrated it.” He and President Bush discussed the need to put the </text:span></text:p>
          </draw:text-box>
        </draw:frame>
        <draw:frame draw:style-name="gr1" draw:text-style-name="P2" draw:layer="layout" svg:width="16.647cm" svg:height="0.475cm" svg:x="2.2cm" svg:y="9.92cm">
          <draw:text-box>
            <text:p text:style-name="P1"><text:span text:style-name="T4">burden of truth on Saddam Hussein, how much time he should be allowed and the need </text:span></text:p>
          </draw:text-box>
        </draw:frame>
        <draw:frame draw:style-name="gr1" draw:text-style-name="P2" draw:layer="layout" svg:width="5.552cm" svg:height="0.475cm" svg:x="2.2cm" svg:y="10.484cm">
          <draw:text-box>
            <text:p text:style-name="P1"><text:span text:style-name="T4">to avoid a loss of momentum.</text:span></text:p>
          </draw:text-box>
        </draw:frame>
        <draw:frame draw:style-name="gr1" draw:text-style-name="P2" draw:layer="layout" svg:width="15.403cm" svg:height="0.475cm" svg:x="2.2cm" svg:y="11.398cm">
          <draw:text-box>
            <text:p text:style-name="P1"><text:span text:style-name="T7">114. </text:span><text:span text:style-name="T4"><text:s/>Mr Blair said that military preparations should continue. He did not think that </text:span></text:p>
          </draw:text-box>
        </draw:frame>
        <draw:frame draw:style-name="gr1" draw:text-style-name="P2" draw:layer="layout" svg:width="16.008cm" svg:height="0.475cm" svg:x="2.2cm" svg:y="11.963cm">
          <draw:text-box>
            <text:p text:style-name="P1"><text:span text:style-name="T4">Saddam Hussein would co-operate. He was “cautiously optimistic that the inspectors </text:span></text:p>
          </draw:text-box>
        </draw:frame>
        <draw:frame draw:style-name="gr1" draw:text-style-name="P2" draw:layer="layout" svg:width="16.419cm" svg:height="0.475cm" svg:x="2.2cm" svg:y="12.527cm">
          <draw:text-box>
            <text:p text:style-name="P1"><text:span text:style-name="T4">might find proof that the declaration was false. We needed something or someone who </text:span></text:p>
          </draw:text-box>
        </draw:frame>
        <draw:frame draw:style-name="gr1" draw:text-style-name="P2" draw:layer="layout" svg:width="15.394cm" svg:height="0.475cm" svg:x="2.2cm" svg:y="13.092cm">
          <draw:text-box>
            <text:p text:style-name="P1"><text:span text:style-name="T4">was in some way involved.” Sir Richard Dearlove was pursuing that with Mr Tenet.</text:span></text:p>
          </draw:text-box>
        </draw:frame>
        <draw:frame draw:style-name="gr1" draw:text-style-name="P2" draw:layer="layout" svg:width="15.255cm" svg:height="0.475cm" svg:x="2.2cm" svg:y="14.006cm">
          <draw:text-box>
            <text:p text:style-name="P1"><text:span text:style-name="T7">115. </text:span><text:span text:style-name="T4"><text:s/>Mr Blair was “hopeful that this strategy would work; we should take stock in </text:span></text:p>
          </draw:text-box>
        </draw:frame>
        <draw:frame draw:style-name="gr1" draw:text-style-name="P2" draw:layer="layout" svg:width="3.304cm" svg:height="0.475cm" svg:x="2.2cm" svg:y="14.571cm">
          <draw:text-box>
            <text:p text:style-name="P1"><text:span text:style-name="T4">January if it was”.</text:span></text:p>
          </draw:text-box>
        </draw:frame>
        <draw:frame draw:style-name="gr1" draw:text-style-name="P2" draw:layer="layout" svg:width="15.217cm" svg:height="0.475cm" svg:x="2.2cm" svg:y="15.485cm">
          <draw:text-box>
            <text:p text:style-name="P1"><text:span text:style-name="T7">116. </text:span><text:span text:style-name="T15"><text:s/>During his visit to Washington</text:span><text:span text:style-name="T4"> </text:span><text:span text:style-name="T15">in mid-December, Sir Richard Dearlove </text:span></text:p>
          </draw:text-box>
        </draw:frame>
        <draw:frame draw:style-name="gr1" draw:text-style-name="P2" draw:layer="layout" svg:width="16.355cm" svg:height="0.475cm" svg:x="2.2cm" svg:y="16.05cm">
          <draw:text-box>
            <text:p text:style-name="P1"><text:span text:style-name="T15">emphasised the need for sufficient evidence to make a convincing case that Iraq </text:span></text:p>
          </draw:text-box>
        </draw:frame>
        <draw:frame draw:style-name="gr1" draw:text-style-name="P2" draw:layer="layout" svg:width="7.694cm" svg:height="0.475cm" svg:x="2.2cm" svg:y="16.614cm">
          <draw:text-box>
            <text:p text:style-name="P1"><text:span text:style-name="T15">had failed to abide by resolution 1441.</text:span></text:p>
          </draw:text-box>
        </draw:frame>
        <draw:frame draw:style-name="gr1" draw:text-style-name="P2" draw:layer="layout" svg:width="15.932cm" svg:height="0.475cm" svg:x="2.2cm" svg:y="17.528cm">
          <draw:text-box>
            <text:p text:style-name="P1"><text:span text:style-name="T7">117. </text:span><text:span text:style-name="T4"><text:s/>During a discussion on 15 December, Sir Richard Dearlove told his interlocutor </text:span></text:p>
          </draw:text-box>
        </draw:frame>
        <draw:frame draw:style-name="gr1" draw:text-style-name="P2" draw:layer="layout" svg:width="15.534cm" svg:height="0.475cm" svg:x="2.2cm" svg:y="18.093cm">
          <draw:text-box>
            <text:p text:style-name="P1"><text:span text:style-name="T4">that his impression from his meeting with Mr Blair on 11 December was that “HMG </text:span></text:p>
          </draw:text-box>
        </draw:frame>
        <draw:frame draw:style-name="gr1" draw:text-style-name="P2" draw:layer="layout" svg:width="15.801cm" svg:height="0.475cm" svg:x="2.2cm" svg:y="18.657cm">
          <draw:text-box>
            <text:p text:style-name="P1"><text:span text:style-name="T4">[Her Majesty’s Government] would need clear evidence beyond an audit of the Iraqi </text:span></text:p>
          </draw:text-box>
        </draw:frame>
        <draw:frame draw:style-name="gr1" draw:text-style-name="P2" draw:layer="layout" svg:width="7.597cm" svg:height="0.475cm" svg:x="2.2cm" svg:y="19.222cm">
          <draw:text-box>
            <text:p text:style-name="P1"><text:span text:style-name="T4">declaration, to commit to military action”.</text:span></text:p>
          </draw:text-box>
        </draw:frame>
        <draw:frame draw:style-name="gr7" draw:text-style-name="P9" draw:layer="layout" svg:width="0.273cm" svg:height="0.276cm" svg:x="9.776cm" svg:y="19.241cm">
          <draw:text-box>
            <text:p text:style-name="P1"><text:span text:style-name="T13">39</text:span></text:p>
          </draw:text-box>
        </draw:frame>
        <draw:frame draw:style-name="gr1" draw:text-style-name="P2" draw:layer="layout" svg:width="16.483cm" svg:height="0.475cm" svg:x="2.2cm" svg:y="20.136cm">
          <draw:text-box>
            <text:p text:style-name="P1"><text:span text:style-name="T7">118. </text:span><text:span text:style-name="T4"><text:s/>The report sent to Sir David Manning recorded that Sir Richard had discussed the </text:span></text:p>
          </draw:text-box>
        </draw:frame>
        <draw:frame draw:style-name="gr1" draw:text-style-name="P2" draw:layer="layout" svg:width="16.457cm" svg:height="0.475cm" svg:x="2.2cm" svg:y="20.701cm">
          <draw:text-box>
            <text:p text:style-name="P1"><text:span text:style-name="T4">Iraq declaration and the need for a “road map” setting out the next steps with a number </text:span></text:p>
          </draw:text-box>
        </draw:frame>
        <draw:frame draw:style-name="gr1" draw:text-style-name="P2" draw:layer="layout" svg:width="2.707cm" svg:height="0.475cm" svg:x="2.2cm" svg:y="21.265cm">
          <draw:text-box>
            <text:p text:style-name="P1"><text:span text:style-name="T4">of US officials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273cm" svg:height="0.276cm" svg:x="4.906cm" svg:y="21.284cm">
          <draw:text-box>
            <text:p text:style-name="P1"><text:span text:style-name="T13">40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38 </text:span></text:p>
          </draw:text-box>
        </draw:frame>
        <draw:frame draw:style-name="gr4" draw:text-style-name="P6" draw:layer="layout" svg:width="15.924cm" svg:height="0.395cm" svg:x="2.532cm" svg:y="25.087cm">
          <draw:text-box>
            <text:p text:style-name="P1"><text:span text:style-name="T11">Letter Rycroft to McDonald, 16 December 2002, ‘Prime Minister’s Telephone Call with President Bush, </text:span></text:p>
          </draw:text-box>
        </draw:frame>
        <draw:frame draw:style-name="gr4" draw:text-style-name="P6" draw:layer="layout" svg:width="2.292cm" svg:height="0.395cm" svg:x="2.2cm" svg:y="25.511cm">
          <draw:text-box>
            <text:p text:style-name="P1"><text:span text:style-name="T11">16 December’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39 </text:span></text:p>
          </draw:text-box>
        </draw:frame>
        <draw:frame draw:style-name="gr4" draw:text-style-name="P6" draw:layer="layout" svg:width="4.938cm" svg:height="0.395cm" svg:x="2.532cm" svg:y="25.934cm">
          <draw:text-box>
            <text:p text:style-name="P1"><text:span text:style-name="T11">SIS record, 16 December 2002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0 </text:span></text:p>
          </draw:text-box>
        </draw:frame>
        <draw:frame draw:style-name="gr4" draw:text-style-name="P6" draw:layer="layout" svg:width="14.285cm" svg:height="0.395cm" svg:x="2.532cm" svg:y="26.357cm">
          <draw:text-box>
            <text:p text:style-name="P1"><text:span text:style-name="T11">Letter PS/C to Sir David Manning, 18 December 2002, ‘Iraq: C’s Discussions in Washington </text:span></text:p>
          </draw:text-box>
        </draw:frame>
        <draw:frame draw:style-name="gr4" draw:text-style-name="P6" draw:layer="layout" svg:width="13.782cm" svg:height="0.395cm" svg:x="2.2cm" svg:y="26.781cm">
          <draw:text-box>
            <text:p text:style-name="P1"><text:span text:style-name="T11">16-17 December’ attaching Paper, ‘Iraq: C’s Discussion in Washington 16-17 December’.</text:span></text:p>
          </draw:text-box>
        </draw:frame>
      </draw:page>
      <draw:page draw:name="page2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14.645cm" svg:height="0.475cm" svg:x="2.2cm" svg:y="2.525cm">
          <draw:text-box>
            <text:p text:style-name="P1"><text:span text:style-name="T7">119. </text:span><text:span text:style-name="T4"><text:s/>Sir Richard told one US official that, in addition to setting out clearly and </text:span></text:p>
          </draw:text-box>
        </draw:frame>
        <draw:frame draw:style-name="gr1" draw:text-style-name="P2" draw:layer="layout" svg:width="11.352cm" svg:height="0.475cm" svg:x="2.2cm" svg:y="3.09cm">
          <draw:text-box>
            <text:p text:style-name="P1"><text:span text:style-name="T4">persuasively that Iraq had failed to abide by resolution 1441:</text:span></text:p>
          </draw:text-box>
        </draw:frame>
        <draw:frame draw:style-name="gr1" draw:text-style-name="P2" draw:layer="layout" svg:width="15.793cm" svg:height="0.475cm" svg:x="2.95cm" svg:y="4.004cm">
          <draw:text-box>
            <text:p text:style-name="P1"><text:span text:style-name="T4">“… </text:span><text:span text:style-name="T4">we needed to continue on parallel tracks designed to reinforce the case, and for </text:span></text:p>
          </draw:text-box>
        </draw:frame>
        <draw:frame draw:style-name="gr1" draw:text-style-name="P2" draw:layer="layout" svg:width="15.585cm" svg:height="0.475cm" svg:x="2.95cm" svg:y="4.568cm">
          <draw:text-box>
            <text:p text:style-name="P1"><text:span text:style-name="T4">HMG, to give the PM sufficient evidence of a breach which the declaration by itself </text:span></text:p>
          </draw:text-box>
        </draw:frame>
        <draw:frame draw:style-name="gr1" draw:text-style-name="P2" draw:layer="layout" svg:width="3.804cm" svg:height="0.475cm" svg:x="2.95cm" svg:y="5.133cm">
          <draw:text-box>
            <text:p text:style-name="P1"><text:span text:style-name="T4">did not. We needed:</text:span></text:p>
          </draw:text-box>
        </draw:frame>
        <draw:frame draw:style-name="gr2" draw:text-style-name="P3" draw:layer="layout" svg:width="0.634cm" svg:height="0.712cm" svg:x="3.6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72cm" svg:height="0.475cm" svg:x="4.4cm" svg:y="6.047cm">
          <draw:text-box>
            <text:p text:style-name="P1"><text:span text:style-name="T4">a detailed audit of the declaration</text:span></text:p>
          </draw:text-box>
        </draw:frame>
        <draw:frame draw:style-name="gr2" draw:text-style-name="P3" draw:layer="layout" svg:width="0.634cm" svg:height="0.712cm" svg:x="3.6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8cm" svg:height="0.475cm" svg:x="4.4cm" svg:y="6.712cm">
          <draw:text-box>
            <text:p text:style-name="P1"><text:span text:style-name="T4">to press the interview issue or force Saddam’s refusal to co-operate</text:span></text:p>
          </draw:text-box>
        </draw:frame>
        <draw:frame draw:style-name="gr2" draw:text-style-name="P3" draw:layer="layout" svg:width="0.634cm" svg:height="0.712cm" svg:x="3.6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15cm" svg:height="0.475cm" svg:x="4.4cm" svg:y="7.376cm">
          <draw:text-box>
            <text:p text:style-name="P1"><text:span text:style-name="T4">to prepare for the release of intelligence to prove deception</text:span></text:p>
          </draw:text-box>
        </draw:frame>
        <draw:frame draw:style-name="gr2" draw:text-style-name="P3" draw:layer="layout" svg:width="0.634cm" svg:height="0.712cm" svg:x="3.65cm" svg:y="7.8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88cm" svg:height="0.475cm" svg:x="4.4cm" svg:y="8.041cm">
          <draw:text-box>
            <text:p text:style-name="P1"><text:span text:style-name="T4">to press on with a rigorous inspection regime absent a ‘silver-bullet’.”</text:span></text:p>
          </draw:text-box>
        </draw:frame>
        <draw:frame draw:style-name="gr1" draw:text-style-name="P2" draw:layer="layout" svg:width="16.829cm" svg:height="0.475cm" svg:x="2.2cm" svg:y="8.955cm">
          <draw:text-box>
            <text:p text:style-name="P1"><text:span text:style-name="T7">120. </text:span><text:span text:style-name="T4"><text:s/>Sir Richard said that “perhaps by the end of January all those elements would have </text:span></text:p>
          </draw:text-box>
        </draw:frame>
        <draw:frame draw:style-name="gr1" draw:text-style-name="P2" draw:layer="layout" svg:width="16.059cm" svg:height="0.475cm" svg:x="2.2cm" svg:y="9.52cm">
          <draw:text-box>
            <text:p text:style-name="P1"><text:span text:style-name="T4">produced sufficient evidence to make the convincing case we needed”. A “convincing </text:span></text:p>
          </draw:text-box>
        </draw:frame>
        <draw:frame draw:style-name="gr1" draw:text-style-name="P2" draw:layer="layout" svg:width="16.762cm" svg:height="0.475cm" svg:x="2.2cm" svg:y="10.084cm">
          <draw:text-box>
            <text:p text:style-name="P1"><text:span text:style-name="T4">defector or a revealing site inspection” would be preferable, “but we could not depend on </text:span></text:p>
          </draw:text-box>
        </draw:frame>
        <draw:frame draw:style-name="gr1" draw:text-style-name="P2" draw:layer="layout" svg:width="11.432cm" svg:height="0.475cm" svg:x="2.2cm" svg:y="10.648cm">
          <draw:text-box>
            <text:p text:style-name="P1"><text:span text:style-name="T4">this”. He added later that “success was far from guaranteed”.</text:span></text:p>
          </draw:text-box>
        </draw:frame>
        <draw:frame draw:style-name="gr1" draw:text-style-name="P2" draw:layer="layout" svg:width="16.651cm" svg:height="0.475cm" svg:x="2.2cm" svg:y="11.563cm">
          <draw:text-box>
            <text:p text:style-name="P1"><text:span text:style-name="T7">121. </text:span><text:span text:style-name="T4"><text:s/>In a separate conversation with another official, Sir Richard Dearlove had said that </text:span></text:p>
          </draw:text-box>
        </draw:frame>
        <draw:frame draw:style-name="gr1" draw:text-style-name="P2" draw:layer="layout" svg:width="16.406cm" svg:height="0.475cm" svg:x="2.2cm" svg:y="12.127cm">
          <draw:text-box>
            <text:p text:style-name="P1"><text:span text:style-name="T4">he “estimated the chance of a successful operation to produce a defector or a smoking </text:span></text:p>
          </draw:text-box>
        </draw:frame>
        <draw:frame draw:style-name="gr1" draw:text-style-name="P2" draw:layer="layout" svg:width="4.76cm" svg:height="0.475cm" svg:x="2.2cm" svg:y="12.692cm">
          <draw:text-box>
            <text:p text:style-name="P1"><text:span text:style-name="T4">gun at about 20 percent”.</text:span></text:p>
          </draw:text-box>
        </draw:frame>
        <draw:frame draw:style-name="gr1" draw:text-style-name="P2" draw:layer="layout" svg:width="16.694cm" svg:height="0.475cm" svg:x="2.2cm" svg:y="13.606cm">
          <draw:text-box>
            <text:p text:style-name="P1"><text:span text:style-name="T7">122. </text:span><text:span text:style-name="T4"><text:s/>In a manuscript comment to Mr Blair, Sir David wrote that “we should go flat out” to </text:span></text:p>
          </draw:text-box>
        </draw:frame>
        <draw:frame draw:style-name="gr1" draw:text-style-name="P2" draw:layer="layout" svg:width="8.748cm" svg:height="0.475cm" svg:x="2.2cm" svg:y="14.171cm">
          <draw:text-box>
            <text:p text:style-name="P1"><text:span text:style-name="T4">find a defector or evidence in a site inspection.</text:span></text:p>
          </draw:text-box>
        </draw:frame>
        <draw:frame draw:style-name="gr7" draw:text-style-name="P9" draw:layer="layout" svg:width="0.273cm" svg:height="0.276cm" svg:x="10.907cm" svg:y="14.189cm">
          <draw:text-box>
            <text:p text:style-name="P1"><text:span text:style-name="T13">41</text:span></text:p>
          </draw:text-box>
        </draw:frame>
        <draw:frame draw:style-name="gr1" draw:text-style-name="P2" draw:layer="layout" svg:width="6.466cm" svg:height="0.475cm" svg:x="2.2cm" svg:y="15.085cm">
          <draw:text-box>
            <text:p text:style-name="P1"><text:span text:style-name="T7">123. </text:span><text:span text:style-name="T4"><text:s/>Mr Blair replied: “absolutely”.</text:span></text:p>
          </draw:text-box>
        </draw:frame>
        <draw:frame draw:style-name="gr7" draw:text-style-name="P9" draw:layer="layout" svg:width="0.273cm" svg:height="0.276cm" svg:x="8.623cm" svg:y="15.104cm">
          <draw:text-box>
            <text:p text:style-name="P1"><text:span text:style-name="T13">42</text:span></text:p>
          </draw:text-box>
        </draw:frame>
        <draw:frame draw:style-name="gr1" draw:text-style-name="P2" draw:layer="layout" svg:width="15.911cm" svg:height="0.475cm" svg:x="2.2cm" svg:y="16cm">
          <draw:text-box>
            <text:p text:style-name="P1"><text:span text:style-name="T7">124. </text:span><text:span text:style-name="T4"><text:s/>Against Sir Richard’s estimate of the chances of success, Mr Jonathan Powell, </text:span></text:p>
          </draw:text-box>
        </draw:frame>
        <draw:frame draw:style-name="gr1" draw:text-style-name="P2" draw:layer="layout" svg:width="7.978cm" svg:height="0.475cm" svg:x="2.2cm" svg:y="16.564cm">
          <draw:text-box>
            <text:p text:style-name="P1"><text:span text:style-name="T4">Mr Blair’s Chief of Staff, wrote: “Not good”.</text:span></text:p>
          </draw:text-box>
        </draw:frame>
        <draw:frame draw:style-name="gr7" draw:text-style-name="P9" draw:layer="layout" svg:width="0.273cm" svg:height="0.276cm" svg:x="10.152cm" svg:y="16.583cm">
          <draw:text-box>
            <text:p text:style-name="P1"><text:span text:style-name="T13">43</text:span></text:p>
          </draw:text-box>
        </draw:frame>
        <draw:frame draw:style-name="gr1" draw:text-style-name="P2" draw:layer="layout" svg:width="15.961cm" svg:height="0.475cm" svg:x="2.2cm" svg:y="17.478cm">
          <draw:text-box>
            <text:p text:style-name="P1"><text:span text:style-name="T7">125. </text:span><text:span text:style-name="T4"><text:s/>On the description of a discussion about a possible presentation of intelligence </text:span></text:p>
          </draw:text-box>
        </draw:frame>
        <draw:frame draw:style-name="gr1" draw:text-style-name="P2" draw:layer="layout" svg:width="16.584cm" svg:height="0.475cm" svg:x="2.2cm" svg:y="18.043cm">
          <draw:text-box>
            <text:p text:style-name="P1"><text:span text:style-name="T4">“</text:span><text:span text:style-name="T4">when conflict was inevitable”, including overhead photographs of material being moved </text:span></text:p>
          </draw:text-box>
        </draw:frame>
        <draw:frame draw:style-name="gr1" draw:text-style-name="P2" draw:layer="layout" svg:width="16.753cm" svg:height="0.475cm" svg:x="2.2cm" svg:y="18.607cm">
          <draw:text-box>
            <text:p text:style-name="P1"><text:span text:style-name="T4">and intercepts of conversations about deception operations, Mr Blair wrote “but can’t this </text:span></text:p>
          </draw:text-box>
        </draw:frame>
        <draw:frame draw:style-name="gr1" draw:text-style-name="P2" draw:layer="layout" svg:width="4.963cm" svg:height="0.475cm" svg:x="2.2cm" svg:y="19.172cm">
          <draw:text-box>
            <text:p text:style-name="P1"><text:span text:style-name="T4">be used to convince Blix?”</text:span></text:p>
          </draw:text-box>
        </draw:frame>
        <draw:frame draw:style-name="gr7" draw:text-style-name="P9" draw:layer="layout" svg:width="0.273cm" svg:height="0.276cm" svg:x="7.142cm" svg:y="19.191cm">
          <draw:text-box>
            <text:p text:style-name="P1"><text:span text:style-name="T13">44</text:span></text:p>
          </draw:text-box>
        </draw:frame>
        <draw:frame draw:style-name="gr1" draw:text-style-name="P2" draw:layer="layout" svg:width="14.649cm" svg:height="0.475cm" svg:x="2.2cm" svg:y="20.286cm">
          <draw:text-box>
            <text:p text:style-name="P1"><text:span text:style-name="T1">DOUBTS ABOUT THE SOURCING CHAIN FOR SIS REPORTS ISSUED ON </text:span></text:p>
          </draw:text-box>
        </draw:frame>
        <draw:frame draw:style-name="gr1" draw:text-style-name="P2" draw:layer="layout" svg:width="5.823cm" svg:height="0.475cm" svg:x="2.2cm" svg:y="20.851cm">
          <draw:text-box>
            <text:p text:style-name="P1"><text:span text:style-name="T1">11 AND 23 SEPTEMBER 2002</text:span></text:p>
          </draw:text-box>
        </draw:frame>
        <draw:frame draw:style-name="gr1" draw:text-style-name="P2" draw:layer="layout" svg:width="16.046cm" svg:height="0.475cm" svg:x="2.2cm" svg:y="21.615cm">
          <draw:text-box>
            <text:p text:style-name="P1"><text:span text:style-name="T7">126. </text:span><text:span text:style-name="T15"><text:s/>By December 2002, doubts had emerged within SIS about the reliability of 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frame draw:style-name="gr1" draw:text-style-name="P2" draw:layer="layout" svg:width="15.284cm" svg:height="0.475cm" svg:x="2.2cm" svg:y="22.18cm">
          <draw:text-box>
            <text:p text:style-name="P1"><text:span text:style-name="T15">the source who had given SIS the reporting issued on 11 and 23 September.</text:span></text:p>
          </draw:text-box>
        </draw:frame>
        <draw:frame draw:style-name="gr10" draw:text-style-name="P11" draw:layer="layout" svg:width="0.29cm" svg:height="0.23cm" svg:x="2.2cm" svg:y="23.833cm">
          <draw:text-box>
            <text:p text:style-name="P1"><text:span text:style-name="T14">41 </text:span></text:p>
          </draw:text-box>
        </draw:frame>
        <draw:frame draw:style-name="gr4" draw:text-style-name="P6" draw:layer="layout" svg:width="14.929cm" svg:height="0.395cm" svg:x="2.532cm" svg:y="23.817cm">
          <draw:text-box>
            <text:p text:style-name="P1"><text:span text:style-name="T11">Manuscript comment Manning, [undated], on Letter PS/C to Manning, 18 December 2002, ‘Iraq: </text:span></text:p>
          </draw:text-box>
        </draw:frame>
        <draw:frame draw:style-name="gr4" draw:text-style-name="P6" draw:layer="layout" svg:width="7.614cm" svg:height="0.395cm" svg:x="2.2cm" svg:y="24.241cm">
          <draw:text-box>
            <text:p text:style-name="P1"><text:span text:style-name="T11">C’s discussions in Washington 16-17 December’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4">42 </text:span></text:p>
          </draw:text-box>
        </draw:frame>
        <draw:frame draw:style-name="gr4" draw:text-style-name="P6" draw:layer="layout" svg:width="14.26cm" svg:height="0.395cm" svg:x="2.532cm" svg:y="24.664cm">
          <draw:text-box>
            <text:p text:style-name="P1"><text:span text:style-name="T11">Manuscript comment Blair, [undated], on Letter PS/C to Manning, 18 December 2002, ‘Iraq: </text:span></text:p>
          </draw:text-box>
        </draw:frame>
        <draw:frame draw:style-name="gr4" draw:text-style-name="P6" draw:layer="layout" svg:width="7.614cm" svg:height="0.395cm" svg:x="2.2cm" svg:y="25.087cm">
          <draw:text-box>
            <text:p text:style-name="P1"><text:span text:style-name="T11">C’s discussions in Washington 16-17 December’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43 </text:span></text:p>
          </draw:text-box>
        </draw:frame>
        <draw:frame draw:style-name="gr4" draw:text-style-name="P6" draw:layer="layout" svg:width="14.615cm" svg:height="0.395cm" svg:x="2.532cm" svg:y="25.511cm">
          <draw:text-box>
            <text:p text:style-name="P1"><text:span text:style-name="T11">Manuscript comment Powell, [undated], on Letter PS/C to Manning, 18 December 2002, ‘Iraq: </text:span></text:p>
          </draw:text-box>
        </draw:frame>
        <draw:frame draw:style-name="gr4" draw:text-style-name="P6" draw:layer="layout" svg:width="7.614cm" svg:height="0.395cm" svg:x="2.2cm" svg:y="25.934cm">
          <draw:text-box>
            <text:p text:style-name="P1"><text:span text:style-name="T11">C’s discussions in Washington 16-17 December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4 </text:span></text:p>
          </draw:text-box>
        </draw:frame>
        <draw:frame draw:style-name="gr4" draw:text-style-name="P6" draw:layer="layout" svg:width="14.26cm" svg:height="0.395cm" svg:x="2.532cm" svg:y="26.357cm">
          <draw:text-box>
            <text:p text:style-name="P1"><text:span text:style-name="T11">Manuscript comment Blair, [undated], on Letter PS/C to Manning, 18 December 2002, ‘Iraq: </text:span></text:p>
          </draw:text-box>
        </draw:frame>
        <draw:frame draw:style-name="gr4" draw:text-style-name="P6" draw:layer="layout" svg:width="7.614cm" svg:height="0.395cm" svg:x="2.2cm" svg:y="26.781cm">
          <draw:text-box>
            <text:p text:style-name="P1"><text:span text:style-name="T11">C’s discussions in Washington 16-17 December’.</text:span></text:p>
          </draw:text-box>
        </draw:frame>
      </draw:page>
      <draw:page draw:name="page2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6.77cm" svg:height="0.475cm" svg:x="2.2cm" svg:y="2.525cm">
          <draw:text-box>
            <text:p text:style-name="P1"><text:span text:style-name="T7">127. </text:span><text:span text:style-name="T4"><text:s/>Section 4.2 sets out the material from SIS reports described as from “A new source </text:span></text:p>
          </draw:text-box>
        </draw:frame>
        <draw:frame draw:style-name="gr1" draw:text-style-name="P2" draw:layer="layout" svg:width="15.488cm" svg:height="0.475cm" svg:x="2.2cm" svg:y="3.09cm">
          <draw:text-box>
            <text:p text:style-name="P1"><text:span text:style-name="T4">on trial with direct access” and issued to a small number of very senior readers on </text:span></text:p>
          </draw:text-box>
        </draw:frame>
        <draw:frame draw:style-name="gr1" draw:text-style-name="P2" draw:layer="layout" svg:width="16.749cm" svg:height="0.475cm" svg:x="2.2cm" svg:y="3.654cm">
          <draw:text-box>
            <text:p text:style-name="P1"><text:span text:style-name="T4">11 and 23 September. These stated that Iraq had accelerated the production of chemical </text:span></text:p>
          </draw:text-box>
        </draw:frame>
        <draw:frame draw:style-name="gr1" draw:text-style-name="P2" draw:layer="layout" svg:width="16.207cm" svg:height="0.475cm" svg:x="2.2cm" svg:y="4.218cm">
          <draw:text-box>
            <text:p text:style-name="P1"><text:span text:style-name="T4">and biological agents and that Saddam Hussein was determined to maintain his CBW </text:span></text:p>
          </draw:text-box>
        </draw:frame>
        <draw:frame draw:style-name="gr1" draw:text-style-name="P2" draw:layer="layout" svg:width="15.822cm" svg:height="0.475cm" svg:x="2.2cm" svg:y="4.783cm">
          <draw:text-box>
            <text:p text:style-name="P1"><text:span text:style-name="T4">capability. Mr Blair and others were told that the SIS expected to receive substantial </text:span></text:p>
          </draw:text-box>
        </draw:frame>
        <draw:frame draw:style-name="gr1" draw:text-style-name="P2" draw:layer="layout" svg:width="17.134cm" svg:height="0.475cm" svg:x="2.2cm" svg:y="5.347cm">
          <draw:text-box>
            <text:p text:style-name="P1"><text:span text:style-name="T4">additional material on Iraq’s chemical and biological programmes through the same source.</text:span></text:p>
          </draw:text-box>
        </draw:frame>
        <draw:frame draw:style-name="gr1" draw:text-style-name="P2" draw:layer="layout" svg:width="15.72cm" svg:height="0.475cm" svg:x="2.2cm" svg:y="6.262cm">
          <draw:text-box>
            <text:p text:style-name="P1"><text:span text:style-name="T7">128. </text:span><text:span text:style-name="T4"><text:s/>Sir Richard Dearlove was reported to have briefed Mr Straw “in general terms </text:span></text:p>
          </draw:text-box>
        </draw:frame>
        <draw:frame draw:style-name="gr1" draw:text-style-name="P2" draw:layer="layout" svg:width="16.11cm" svg:height="0.475cm" svg:x="2.2cm" svg:y="6.826cm">
          <draw:text-box>
            <text:p text:style-name="P1"><text:span text:style-name="T4">only, on the hoped for dump of material from [codename] and the importance it would </text:span></text:p>
          </draw:text-box>
        </draw:frame>
        <draw:frame draw:style-name="gr1" draw:text-style-name="P2" draw:layer="layout" svg:width="4.54cm" svg:height="0.475cm" svg:x="2.2cm" svg:y="7.391cm">
          <draw:text-box>
            <text:p text:style-name="P1"><text:span text:style-name="T4">have” on 27 September.</text:span></text:p>
          </draw:text-box>
        </draw:frame>
        <draw:frame draw:style-name="gr7" draw:text-style-name="P9" draw:layer="layout" svg:width="0.273cm" svg:height="0.276cm" svg:x="6.719cm" svg:y="7.409cm">
          <draw:text-box>
            <text:p text:style-name="P1"><text:span text:style-name="T13">45</text:span></text:p>
          </draw:text-box>
        </draw:frame>
        <draw:frame draw:style-name="gr1" draw:text-style-name="P2" draw:layer="layout" svg:width="11.403cm" svg:height="0.475cm" svg:x="6.993cm" svg:y="7.391cm">
          <draw:text-box>
            <text:p text:style-name="P1"><text:span text:style-name="T4"><text:s/></text:span><text:span text:style-name="T4">Mr Straw had “asked several questions about [codename’s] </text:span></text:p>
          </draw:text-box>
        </draw:frame>
        <draw:frame draw:style-name="gr1" draw:text-style-name="P2" draw:layer="layout" svg:width="16.732cm" svg:height="0.475cm" svg:x="2.2cm" svg:y="7.955cm">
          <draw:text-box>
            <text:p text:style-name="P1"><text:span text:style-name="T4">motivation and whether he was genuine”. Sir Richard had told him that the answer to the </text:span></text:p>
          </draw:text-box>
        </draw:frame>
        <draw:frame draw:style-name="gr1" draw:text-style-name="P2" draw:layer="layout" svg:width="14.459cm" svg:height="0.475cm" svg:x="2.2cm" svg:y="8.52cm">
          <draw:text-box>
            <text:p text:style-name="P1"><text:span text:style-name="T4">first was “money and ideology”, and that the answer to the second was “yes”.</text:span></text:p>
          </draw:text-box>
        </draw:frame>
        <draw:frame draw:style-name="gr1" draw:text-style-name="P2" draw:layer="layout" svg:width="16.359cm" svg:height="0.475cm" svg:x="2.2cm" svg:y="9.434cm">
          <draw:text-box>
            <text:p text:style-name="P1"><text:span text:style-name="T7">129. </text:span><text:span text:style-name="T4"><text:s/>When he was asked by the Inquiry about the questions raised by Mr Straw about </text:span></text:p>
          </draw:text-box>
        </draw:frame>
        <draw:frame draw:style-name="gr1" draw:text-style-name="P2" draw:layer="layout" svg:width="16.563cm" svg:height="0.475cm" svg:x="2.2cm" svg:y="9.998cm">
          <draw:text-box>
            <text:p text:style-name="P1"><text:span text:style-name="T4">the sourcing for the report, SIS4 outlined the level of confidence that SIS had had in the </text:span></text:p>
          </draw:text-box>
        </draw:frame>
        <draw:frame draw:style-name="gr1" draw:text-style-name="P2" draw:layer="layout" svg:width="16.123cm" svg:height="0.475cm" svg:x="2.2cm" svg:y="10.563cm">
          <draw:text-box>
            <text:p text:style-name="P1"><text:span text:style-name="T4">source at this point and the reasons for those views and set out the steps which were </text:span></text:p>
          </draw:text-box>
        </draw:frame>
        <draw:frame draw:style-name="gr1" draw:text-style-name="P2" draw:layer="layout" svg:width="11.796cm" svg:height="0.475cm" svg:x="2.2cm" svg:y="11.127cm">
          <draw:text-box>
            <text:p text:style-name="P1"><text:span text:style-name="T4">open to SIS in these circumstances to validate the intelligence.</text:span></text:p>
          </draw:text-box>
        </draw:frame>
        <draw:frame draw:style-name="gr7" draw:text-style-name="P9" draw:layer="layout" svg:width="0.273cm" svg:height="0.276cm" svg:x="13.943cm" svg:y="11.146cm">
          <draw:text-box>
            <text:p text:style-name="P1"><text:span text:style-name="T13">46</text:span></text:p>
          </draw:text-box>
        </draw:frame>
        <draw:frame draw:style-name="gr1" draw:text-style-name="P2" draw:layer="layout" svg:width="4.24cm" svg:height="0.475cm" svg:x="14.217cm" svg:y="11.127cm">
          <draw:text-box>
            <text:p text:style-name="P1"><text:span text:style-name="T4"><text:s/></text:span><text:span text:style-name="T4">But he explained that </text:span></text:p>
          </draw:text-box>
        </draw:frame>
        <draw:frame draw:style-name="gr1" draw:text-style-name="P2" draw:layer="layout" svg:width="10.408cm" svg:height="0.475cm" svg:x="2.2cm" svg:y="11.692cm">
          <draw:text-box>
            <text:p text:style-name="P1"><text:span text:style-name="T4">he was unsighted on the exact steps taken in this case.</text:span></text:p>
          </draw:text-box>
        </draw:frame>
        <draw:frame draw:style-name="gr1" draw:text-style-name="P2" draw:layer="layout" svg:width="15.339cm" svg:height="0.475cm" svg:x="2.2cm" svg:y="12.606cm">
          <draw:text-box>
            <text:p text:style-name="P1"><text:span text:style-name="T7">130. </text:span><text:span text:style-name="T4"><text:s/>In early October, questions were raised with SIS about the mention of glass </text:span></text:p>
          </draw:text-box>
        </draw:frame>
        <draw:frame draw:style-name="gr1" draw:text-style-name="P2" draw:layer="layout" svg:width="8.325cm" svg:height="0.475cm" svg:x="2.2cm" svg:y="13.171cm">
          <draw:text-box>
            <text:p text:style-name="P1"><text:span text:style-name="T4">containers in the 23 September 2002 report.</text:span></text:p>
          </draw:text-box>
        </draw:frame>
        <draw:frame draw:style-name="gr7" draw:text-style-name="P9" draw:layer="layout" svg:width="0.273cm" svg:height="0.276cm" svg:x="10.484cm" svg:y="13.189cm">
          <draw:text-box>
            <text:p text:style-name="P1"><text:span text:style-name="T13">47</text:span></text:p>
          </draw:text-box>
        </draw:frame>
        <draw:frame draw:style-name="gr1" draw:text-style-name="P2" draw:layer="layout" svg:width="4.405cm" svg:height="0.475cm" svg:x="10.758cm" svg:y="13.171cm">
          <draw:text-box>
            <text:p text:style-name="P1"><text:span text:style-name="T4"><text:s/></text:span><text:span text:style-name="T4">It was pointed out that:</text:span></text:p>
          </draw:text-box>
        </draw:frame>
        <draw:frame draw:style-name="gr2" draw:text-style-name="P3" draw:layer="layout" svg:width="0.634cm" svg:height="0.712cm" svg:x="2.95cm" svg:y="13.9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14.085cm">
          <draw:text-box>
            <text:p text:style-name="P1"><text:span text:style-name="T4">Glass containers were not typically used in chemical munitions; and that a </text:span></text:p>
          </draw:text-box>
        </draw:frame>
        <draw:frame draw:style-name="gr1" draw:text-style-name="P2" draw:layer="layout" svg:width="15.094cm" svg:height="0.475cm" svg:x="3.7cm" svg:y="14.65cm">
          <draw:text-box>
            <text:p text:style-name="P1"><text:span text:style-name="T4">popular movie (</text:span><text:span text:style-name="T12">The Rock</text:span><text:span text:style-name="T4">) had inaccurately depicted nerve agents being carried </text:span></text:p>
          </draw:text-box>
        </draw:frame>
        <draw:frame draw:style-name="gr1" draw:text-style-name="P2" draw:layer="layout" svg:width="4.963cm" svg:height="0.475cm" svg:x="3.7cm" svg:y="15.214cm">
          <draw:text-box>
            <text:p text:style-name="P1"><text:span text:style-name="T4">in glass beads or spheres.</text:span></text:p>
          </draw:text-box>
        </draw:frame>
        <draw:frame draw:style-name="gr2" draw:text-style-name="P3" draw:layer="layout" svg:width="0.634cm" svg:height="0.712cm" svg:x="2.95cm" svg:y="15.7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cm" svg:height="0.475cm" svg:x="3.7cm" svg:y="15.878cm">
          <draw:text-box>
            <text:p text:style-name="P1"><text:span text:style-name="T4">Iraq had had difficulty in the 1980s obtaining a key precursor chemical for soman </text:span></text:p>
          </draw:text-box>
        </draw:frame>
        <draw:frame draw:style-name="gr1" draw:text-style-name="P2" draw:layer="layout" svg:width="3.571cm" svg:height="0.475cm" svg:x="3.7cm" svg:y="16.443cm">
          <draw:text-box>
            <text:p text:style-name="P1"><text:span text:style-name="T4">[a chemical agent].</text:span></text:p>
          </draw:text-box>
        </draw:frame>
        <draw:frame draw:style-name="gr1" draw:text-style-name="P2" draw:layer="layout" svg:width="15.343cm" svg:height="0.475cm" svg:x="2.2cm" svg:y="17.357cm">
          <draw:text-box>
            <text:p text:style-name="P1"><text:span text:style-name="T7">131. </text:span><text:span text:style-name="T4"><text:s/>The questions about the use of glass containers for chemical agent and the </text:span></text:p>
          </draw:text-box>
        </draw:frame>
        <draw:frame draw:style-name="gr1" draw:text-style-name="P2" draw:layer="layout" svg:width="15.711cm" svg:height="0.475cm" svg:x="2.2cm" svg:y="17.922cm">
          <draw:text-box>
            <text:p text:style-name="P1"><text:span text:style-name="T4">similarity of the description to those portrayed in </text:span><text:span text:style-name="T12">The Rock</text:span><text:span text:style-name="T4"> had been recognised by </text:span></text:p>
          </draw:text-box>
        </draw:frame>
        <draw:frame draw:style-name="gr1" draw:text-style-name="P2" draw:layer="layout" svg:width="0.806cm" svg:height="0.475cm" svg:x="2.2cm" svg:y="18.486cm">
          <draw:text-box>
            <text:p text:style-name="P1"><text:span text:style-name="T4">SIS.</text:span></text:p>
          </draw:text-box>
        </draw:frame>
        <draw:frame draw:style-name="gr7" draw:text-style-name="P9" draw:layer="layout" svg:width="0.273cm" svg:height="0.276cm" svg:x="3cm" svg:y="18.505cm">
          <draw:text-box>
            <text:p text:style-name="P1"><text:span text:style-name="T13">48</text:span></text:p>
          </draw:text-box>
        </draw:frame>
        <draw:frame draw:style-name="gr1" draw:text-style-name="P2" draw:layer="layout" svg:width="15.458cm" svg:height="0.475cm" svg:x="3.274cm" svg:y="18.486cm">
          <draw:text-box>
            <text:p text:style-name="P1"><text:span text:style-name="T4"><text:s/></text:span><text:span text:style-name="T4">There were some precedents for the use of glass containers but the points would </text:span></text:p>
          </draw:text-box>
        </draw:frame>
        <draw:frame draw:style-name="gr1" draw:text-style-name="P2" draw:layer="layout" svg:width="9.781cm" svg:height="0.475cm" svg:x="2.2cm" svg:y="19.051cm">
          <draw:text-box>
            <text:p text:style-name="P1"><text:span text:style-name="T4">be pursued when further material became available.</text:span></text:p>
          </draw:text-box>
        </draw:frame>
        <draw:frame draw:style-name="gr1" draw:text-style-name="P2" draw:layer="layout" svg:width="16.668cm" svg:height="0.475cm" svg:x="2.2cm" svg:y="19.965cm">
          <draw:text-box>
            <text:p text:style-name="P1"><text:span text:style-name="T7">132. </text:span><text:span text:style-name="T4"><text:s/>A document written on 11 November described the issue of acquiring the promised </text:span></text:p>
          </draw:text-box>
        </draw:frame>
        <draw:frame draw:style-name="gr1" draw:text-style-name="P2" draw:layer="layout" svg:width="16.533cm" svg:height="0.475cm" svg:x="2.2cm" svg:y="20.53cm">
          <draw:text-box>
            <text:p text:style-name="P1"><text:span text:style-name="T4">further reporting as “reaching a crucial point” and that it was being afforded “our highest </text:span></text:p>
          </draw:text-box>
        </draw:frame>
        <draw:frame draw:style-name="gr1" draw:text-style-name="P2" draw:layer="layout" svg:width="1.53cm" svg:height="0.475cm" svg:x="2.2cm" svg:y="21.094cm">
          <draw:text-box>
            <text:p text:style-name="P1"><text:span text:style-name="T4">priority”.</text:span></text:p>
          </draw:text-box>
        </draw:frame>
        <draw:frame draw:style-name="gr7" draw:text-style-name="P9" draw:layer="layout" svg:width="0.273cm" svg:height="0.276cm" svg:x="3.729cm" svg:y="21.113cm">
          <draw:text-box>
            <text:p text:style-name="P1"><text:span text:style-name="T13">49</text:span></text:p>
          </draw:text-box>
        </draw:frame>
        <draw:frame draw:style-name="gr1" draw:text-style-name="P2" draw:layer="layout" svg:width="14.023cm" svg:height="0.475cm" svg:x="4.003cm" svg:y="21.094cm">
          <draw:text-box>
            <text:p text:style-name="P1"><text:span text:style-name="T4"><text:s/></text:span><text:span text:style-name="T4">It also said that Sir Richard Dearlove was “following progress of the case”.</text:span></text:p>
          </draw:text-box>
        </draw:frame>
        <draw:frame draw:style-name="gr1" draw:text-style-name="P2" draw:layer="layout" svg:width="16.224cm" svg:height="0.475cm" svg:x="2.2cm" svg:y="22.008cm">
          <draw:text-box>
            <text:p text:style-name="P1"><text:span text:style-name="T7">133. </text:span><text:span text:style-name="T4"><text:s/>On 13 November, Sir Richard Dearlove “updated” Mr Straw “on our hopes to get </text:span></text:p>
          </draw:text-box>
        </draw:frame>
        <draw:frame draw:style-name="gr1" draw:text-style-name="P2" draw:layer="layout" svg:width="5.624cm" svg:height="0.475cm" svg:x="2.2cm" svg:y="22.573cm">
          <draw:text-box>
            <text:p text:style-name="P1"><text:span text:style-name="T4">further [codename] reporting”.</text:span></text:p>
          </draw:text-box>
        </draw:frame>
        <draw:frame draw:style-name="gr7" draw:text-style-name="P9" draw:layer="layout" svg:width="0.273cm" svg:height="0.276cm" svg:x="7.737cm" svg:y="22.592cm">
          <draw:text-box>
            <text:p text:style-name="P1"><text:span text:style-name="T13">50</text:span></text:p>
          </draw:text-box>
        </draw:frame>
        <draw:frame draw:style-name="gr1" draw:text-style-name="P2" draw:layer="layout" svg:width="10.975cm" svg:height="0.475cm" svg:x="8.009cm" svg:y="22.573cm">
          <draw:text-box>
            <text:p text:style-name="P1"><text:span text:style-name="T4"><text:s/></text:span><text:span text:style-name="T4">Sir Richard described “in outline terms only” the delays in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6.758cm" svg:height="0.475cm" svg:x="2.2cm" svg:y="23.137cm">
          <draw:text-box>
            <text:p text:style-name="P1"><text:span text:style-name="T4">obtaining the expected intelligence and, given its importance, possible steps to retrieve it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4">45 </text:span></text:p>
          </draw:text-box>
        </draw:frame>
        <draw:frame draw:style-name="gr4" draw:text-style-name="P6" draw:layer="layout" svg:width="14.209cm" svg:height="0.395cm" svg:x="2.532cm" svg:y="24.664cm">
          <draw:text-box>
            <text:p text:style-name="P1"><text:span text:style-name="T11">Minute PS/C, 27 September 2002, ‘SOSFCA – WMD Discussions with C on 27 September’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46 </text:span></text:p>
          </draw:text-box>
        </draw:frame>
        <draw:frame draw:style-name="gr4" draw:text-style-name="P6" draw:layer="layout" svg:width="5.048cm" svg:height="0.395cm" svg:x="2.532cm" svg:y="25.087cm">
          <draw:text-box>
            <text:p text:style-name="P1"><text:span text:style-name="T11">Private hearing, Part 1, page 63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47 </text:span></text:p>
          </draw:text-box>
        </draw:frame>
        <draw:frame draw:style-name="gr4" draw:text-style-name="P6" draw:layer="layout" svg:width="4.375cm" svg:height="0.395cm" svg:x="2.532cm" svg:y="25.511cm">
          <draw:text-box>
            <text:p text:style-name="P1"><text:span text:style-name="T11">SIS record, 7 October 2002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48 </text:span></text:p>
          </draw:text-box>
        </draw:frame>
        <draw:frame draw:style-name="gr4" draw:text-style-name="P6" draw:layer="layout" svg:width="4.375cm" svg:height="0.395cm" svg:x="2.532cm" svg:y="25.934cm">
          <draw:text-box>
            <text:p text:style-name="P1"><text:span text:style-name="T11">SIS record, 8 October 2002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49 </text:span></text:p>
          </draw:text-box>
        </draw:frame>
        <draw:frame draw:style-name="gr4" draw:text-style-name="P6" draw:layer="layout" svg:width="4.913cm" svg:height="0.395cm" svg:x="2.532cm" svg:y="26.357cm">
          <draw:text-box>
            <text:p text:style-name="P1"><text:span text:style-name="T11">SIS record, 11 November 2002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0 </text:span></text:p>
          </draw:text-box>
        </draw:frame>
        <draw:frame draw:style-name="gr4" draw:text-style-name="P6" draw:layer="layout" svg:width="14.891cm" svg:height="0.395cm" svg:x="2.532cm" svg:y="26.781cm">
          <draw:text-box>
            <text:p text:style-name="P1"><text:span text:style-name="T11">Minute PS/C, 13 November 2002, ‘SOSFCA – WMD Discussions with C on 13 November 2002’.</text:span></text:p>
          </draw:text-box>
        </draw:frame>
      </draw:page>
      <draw:page draw:name="page2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7">134. </text:span><text:span text:style-name="T4"><text:s/>By 6 December, questions were being asked within SIS about whether there was </text:span></text:p>
          </draw:text-box>
        </draw:frame>
        <draw:frame draw:style-name="gr1" draw:text-style-name="P2" draw:layer="layout" svg:width="3.947cm" svg:height="0.475cm" svg:x="2.2cm" svg:y="3.079cm">
          <draw:text-box>
            <text:p text:style-name="P1"><text:span text:style-name="T4">any further reporting.</text:span></text:p>
          </draw:text-box>
        </draw:frame>
        <draw:frame draw:style-name="gr7" draw:text-style-name="P9" draw:layer="layout" svg:width="0.273cm" svg:height="0.276cm" svg:x="6.13cm" svg:y="3.098cm">
          <draw:text-box>
            <text:p text:style-name="P1"><text:span text:style-name="T13">51</text:span></text:p>
          </draw:text-box>
        </draw:frame>
        <draw:frame draw:style-name="gr1" draw:text-style-name="P2" draw:layer="layout" svg:width="12.127cm" svg:height="0.475cm" svg:x="6.404cm" svg:y="3.079cm">
          <draw:text-box>
            <text:p text:style-name="P1"><text:span text:style-name="T4"><text:s/></text:span><text:span text:style-name="T4">It was suggested that that meant “a health warning” on material </text:span></text:p>
          </draw:text-box>
        </draw:frame>
        <draw:frame draw:style-name="gr1" draw:text-style-name="P2" draw:layer="layout" svg:width="3.461cm" svg:height="0.475cm" svg:x="2.2cm" svg:y="3.633cm">
          <draw:text-box>
            <text:p text:style-name="P1"><text:span text:style-name="T4">from SIS’s source.</text:span></text:p>
          </draw:text-box>
        </draw:frame>
        <draw:frame draw:style-name="gr1" draw:text-style-name="P2" draw:layer="layout" svg:width="15.686cm" svg:height="0.475cm" svg:x="2.2cm" svg:y="4.517cm">
          <draw:text-box>
            <text:p text:style-name="P1"><text:span text:style-name="T7">135. </text:span><text:span text:style-name="T4"><text:s/>Following further contacts, doubts were expressed on 9 December within SIS </text:span></text:p>
          </draw:text-box>
        </draw:frame>
        <draw:frame draw:style-name="gr1" draw:text-style-name="P2" draw:layer="layout" svg:width="16.719cm" svg:height="0.475cm" svg:x="2.2cm" svg:y="5.071cm">
          <draw:text-box>
            <text:p text:style-name="P1"><text:span text:style-name="T4">about the reliability of the source and whether he had “made up all or part of the account </text:span></text:p>
          </draw:text-box>
        </draw:frame>
        <draw:frame draw:style-name="gr1" draw:text-style-name="P2" draw:layer="layout" svg:width="6.78cm" svg:height="0.475cm" svg:x="2.2cm" svg:y="5.624cm">
          <draw:text-box>
            <text:p text:style-name="P1"><text:span text:style-name="T4">of his dealings” with the sub-source.</text:span></text:p>
          </draw:text-box>
        </draw:frame>
        <draw:frame draw:style-name="gr7" draw:text-style-name="P9" draw:layer="layout" svg:width="0.273cm" svg:height="0.276cm" svg:x="8.953cm" svg:y="5.643cm">
          <draw:text-box>
            <text:p text:style-name="P1"><text:span text:style-name="T13">52</text:span></text:p>
          </draw:text-box>
        </draw:frame>
        <draw:frame draw:style-name="gr1" draw:text-style-name="P2" draw:layer="layout" svg:width="13.849cm" svg:height="0.475cm" svg:x="2.2cm" svg:y="6.508cm">
          <draw:text-box>
            <text:p text:style-name="P1"><text:span text:style-name="T7">136. </text:span><text:span text:style-name="T4"><text:s/>Reporting on 16 December suggested that further material did exist.</text:span></text:p>
          </draw:text-box>
        </draw:frame>
        <draw:frame draw:style-name="gr7" draw:text-style-name="P9" draw:layer="layout" svg:width="0.273cm" svg:height="0.276cm" svg:x="15.966cm" svg:y="6.527cm">
          <draw:text-box>
            <text:p text:style-name="P1"><text:span text:style-name="T13">53</text:span></text:p>
          </draw:text-box>
        </draw:frame>
        <draw:frame draw:style-name="gr1" draw:text-style-name="P2" draw:layer="layout" svg:width="15.072cm" svg:height="0.475cm" svg:x="2.2cm" svg:y="7.392cm">
          <draw:text-box>
            <text:p text:style-name="P1"><text:span text:style-name="T7">137. </text:span><text:span text:style-name="T4"><text:s/>Sir Richard Dearlove’s Private Secretary recorded that Mr Straw asked for </text:span></text:p>
          </draw:text-box>
        </draw:frame>
        <draw:frame draw:style-name="gr1" draw:text-style-name="P2" draw:layer="layout" svg:width="15.386cm" svg:height="0.475cm" svg:x="2.2cm" svg:y="7.946cm">
          <draw:text-box>
            <text:p text:style-name="P1"><text:span text:style-name="T4">an “update on the likelihood” of [codename] “producing silver bullet intelligence to </text:span></text:p>
          </draw:text-box>
        </draw:frame>
        <draw:frame draw:style-name="gr1" draw:text-style-name="P2" draw:layer="layout" svg:width="15.67cm" svg:height="0.475cm" svg:x="2.2cm" svg:y="8.5cm">
          <draw:text-box>
            <text:p text:style-name="P1"><text:span text:style-name="T4">guide the UNMOVIC inspection teams” in his meeting with Sir Richard Dearlove on </text:span></text:p>
          </draw:text-box>
        </draw:frame>
        <draw:frame draw:style-name="gr1" draw:text-style-name="P2" draw:layer="layout" svg:width="2.644cm" svg:height="0.475cm" svg:x="2.2cm" svg:y="9.054cm">
          <draw:text-box>
            <text:p text:style-name="P1"><text:span text:style-name="T4">19 December.</text:span></text:p>
          </draw:text-box>
        </draw:frame>
        <draw:frame draw:style-name="gr7" draw:text-style-name="P9" draw:layer="layout" svg:width="0.273cm" svg:height="0.276cm" svg:x="4.835cm" svg:y="9.072cm">
          <draw:text-box>
            <text:p text:style-name="P1"><text:span text:style-name="T13">54</text:span></text:p>
          </draw:text-box>
        </draw:frame>
        <draw:frame draw:style-name="gr1" draw:text-style-name="P2" draw:layer="layout" svg:width="15.767cm" svg:height="0.475cm" svg:x="2.2cm" svg:y="9.938cm">
          <draw:text-box>
            <text:p text:style-name="P1"><text:span text:style-name="T7">138. </text:span><text:span text:style-name="T4"><text:s/>Sir Richard was reported to have stated that “the outcome of [codename] was </text:span></text:p>
          </draw:text-box>
        </draw:frame>
        <draw:frame draw:style-name="gr1" draw:text-style-name="P2" draw:layer="layout" svg:width="16.139cm" svg:height="0.475cm" svg:x="2.2cm" svg:y="10.491cm">
          <draw:text-box>
            <text:p text:style-name="P1"><text:span text:style-name="T4">still in the balance”. SIS was talking to his contacts and he [the sub-source] “definitely </text:span></text:p>
          </draw:text-box>
        </draw:frame>
        <draw:frame draw:style-name="gr1" draw:text-style-name="P2" draw:layer="layout" svg:width="16.707cm" svg:height="0.475cm" svg:x="2.2cm" svg:y="11.045cm">
          <draw:text-box>
            <text:p text:style-name="P1"><text:span text:style-name="T4">existed”; but he “may not have written up the intelligence in the manner which was being </text:span></text:p>
          </draw:text-box>
        </draw:frame>
        <draw:frame draw:style-name="gr1" draw:text-style-name="P2" draw:layer="layout" svg:width="3.135cm" svg:height="0.475cm" svg:x="2.2cm" svg:y="11.599cm">
          <draw:text-box>
            <text:p text:style-name="P1"><text:span text:style-name="T4">claimed for him”.</text:span></text:p>
          </draw:text-box>
        </draw:frame>
        <draw:frame draw:style-name="gr1" draw:text-style-name="P2" draw:layer="layout" svg:width="15.428cm" svg:height="0.475cm" svg:x="2.2cm" svg:y="12.483cm">
          <draw:text-box>
            <text:p text:style-name="P1"><text:span text:style-name="T7">139. </text:span><text:span text:style-name="T4"><text:s/>Sir Richard also told Mr Straw that US policy and planning – the “generation </text:span></text:p>
          </draw:text-box>
        </draw:frame>
        <draw:frame draw:style-name="gr1" draw:text-style-name="P2" draw:layer="layout" svg:width="15.598cm" svg:height="0.475cm" svg:x="2.2cm" svg:y="13.037cm">
          <draw:text-box>
            <text:p text:style-name="P1"><text:span text:style-name="T4">of a road map” – were proceeding “on the assumption that a silver bullet would not </text:span></text:p>
          </draw:text-box>
        </draw:frame>
        <draw:frame draw:style-name="gr1" draw:text-style-name="P2" draw:layer="layout" svg:width="3.071cm" svg:height="0.475cm" svg:x="2.2cm" svg:y="13.591cm">
          <draw:text-box>
            <text:p text:style-name="P1"><text:span text:style-name="T4">be forthcoming”.</text:span></text:p>
          </draw:text-box>
        </draw:frame>
        <draw:frame draw:style-name="gr1" draw:text-style-name="P2" draw:layer="layout" svg:width="16.804cm" svg:height="0.475cm" svg:x="2.2cm" svg:y="14.475cm">
          <draw:text-box>
            <text:p text:style-name="P1"><text:span text:style-name="T7">140. </text:span><text:span text:style-name="T4"><text:s/>Mr Straw was reported to have been “concerned by the timetabling and what would </text:span></text:p>
          </draw:text-box>
        </draw:frame>
        <draw:frame draw:style-name="gr1" draw:text-style-name="P2" draw:layer="layout" svg:width="16.241cm" svg:height="0.475cm" svg:x="2.2cm" svg:y="15.028cm">
          <draw:text-box>
            <text:p text:style-name="P1"><text:span text:style-name="T4">happen without evidence of a clear material breach”; and that “in a recent meeting the </text:span></text:p>
          </draw:text-box>
        </draw:frame>
        <draw:frame draw:style-name="gr1" draw:text-style-name="P2" draw:layer="layout" svg:width="15.873cm" svg:height="0.475cm" svg:x="2.2cm" svg:y="15.582cm">
          <draw:text-box>
            <text:p text:style-name="P1"><text:span text:style-name="T4">Prime Minister had made the point that unless there was a clear material breach, he </text:span></text:p>
          </draw:text-box>
        </draw:frame>
        <draw:frame draw:style-name="gr1" draw:text-style-name="P2" draw:layer="layout" svg:width="15.826cm" svg:height="0.475cm" svg:x="2.2cm" svg:y="16.136cm">
          <draw:text-box>
            <text:p text:style-name="P1"><text:span text:style-name="T4">would face political difficulties in joining the US in military action”. Mr Straw had said </text:span></text:p>
          </draw:text-box>
        </draw:frame>
        <draw:frame draw:style-name="gr1" draw:text-style-name="P2" draw:layer="layout" svg:width="15.962cm" svg:height="0.475cm" svg:x="2.2cm" svg:y="16.69cm">
          <draw:text-box>
            <text:p text:style-name="P1"><text:span text:style-name="T4">it was “important that there was a sufficiently strong case against Saddam to move a </text:span></text:p>
          </draw:text-box>
        </draw:frame>
        <draw:frame draw:style-name="gr1" draw:text-style-name="P2" draw:layer="layout" svg:width="14.649cm" svg:height="0.475cm" svg:x="2.2cm" svg:y="17.244cm">
          <draw:text-box>
            <text:p text:style-name="P1"><text:span text:style-name="T4">resolution at the UNSC”. The “objective was to ‘scare the pants off the Iraqis’”.</text:span></text:p>
          </draw:text-box>
        </draw:frame>
        <draw:frame draw:style-name="gr1" draw:text-style-name="P2" draw:layer="layout" svg:width="16.745cm" svg:height="0.475cm" svg:x="2.2cm" svg:y="18.128cm">
          <draw:text-box>
            <text:p text:style-name="P1"><text:span text:style-name="T7">141. </text:span><text:span text:style-name="T4"><text:s/>Following the meeting, a copy of the report of Sir Richard’s visit to Washington was </text:span></text:p>
          </draw:text-box>
        </draw:frame>
        <draw:frame draw:style-name="gr1" draw:text-style-name="P2" draw:layer="layout" svg:width="7.868cm" svg:height="0.475cm" svg:x="2.2cm" svg:y="18.682cm">
          <draw:text-box>
            <text:p text:style-name="P1"><text:span text:style-name="T4">sent to Mr Straw’s office on 19 December.</text:span></text:p>
          </draw:text-box>
        </draw:frame>
        <draw:frame draw:style-name="gr7" draw:text-style-name="P9" draw:layer="layout" svg:width="0.273cm" svg:height="0.276cm" svg:x="10.051cm" svg:y="18.7cm">
          <draw:text-box>
            <text:p text:style-name="P1"><text:span text:style-name="T13">55</text:span></text:p>
          </draw:text-box>
        </draw:frame>
        <draw:frame draw:style-name="gr1" draw:text-style-name="P2" draw:layer="layout" svg:width="15.335cm" svg:height="0.475cm" svg:x="2.2cm" svg:y="19.565cm">
          <draw:text-box>
            <text:p text:style-name="P1"><text:span text:style-name="T7">142. </text:span><text:span text:style-name="T4"><text:s/>By 24 December there were still “unresolved questions” about the SIS case.</text:span></text:p>
          </draw:text-box>
        </draw:frame>
        <draw:frame draw:style-name="gr7" draw:text-style-name="P9" draw:layer="layout" svg:width="0.273cm" svg:height="0.276cm" svg:x="17.448cm" svg:y="19.584cm">
          <draw:text-box>
            <text:p text:style-name="P1"><text:span text:style-name="T13">56</text:span></text:p>
          </draw:text-box>
        </draw:frame>
        <draw:frame draw:style-name="gr1" draw:text-style-name="P2" draw:layer="layout" svg:width="7.876cm" svg:height="0.475cm" svg:x="2.2cm" svg:y="20.649cm">
          <draw:text-box>
            <text:p text:style-name="P1"><text:span text:style-name="T1">JIC ASSESSMENT, 18 DECEMBER 2002</text:span></text:p>
          </draw:text-box>
        </draw:frame>
        <draw:frame draw:style-name="gr1" draw:text-style-name="P2" draw:layer="layout" svg:width="13.108cm" svg:height="0.475cm" svg:x="2.2cm" svg:y="21.403cm">
          <draw:text-box>
            <text:p text:style-name="P1"><text:span text:style-name="T7">143. </text:span><text:span text:style-name="T15"><text:s/>The JIC’s initial Assessment on 18 December 2002 of Iraq’s </text:span></text:p>
          </draw:text-box>
        </draw:frame>
        <draw:frame draw:style-name="gr1" draw:text-style-name="P2" draw:layer="layout" svg:width="3.774cm" svg:height="0.475cm" svg:x="2.2cm" svg:y="21.957cm">
          <draw:text-box>
            <text:p text:style-name="P1"><text:span text:style-name="T15">declaration stated:</text:span></text:p>
          </draw:text-box>
        </draw:frame>
        <draw:frame draw:style-name="gr2" draw:text-style-name="P3" draw:layer="layout" svg:width="0.634cm" svg:height="0.712cm" svg:x="2.95cm" svg:y="22.7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1cm" svg:height="0.475cm" svg:x="3.7cm" svg:y="22.861cm">
          <draw:text-box>
            <text:p text:style-name="P1"><text:span text:style-name="T15">Intelligence from late November indicted that Iraq’s aim was to overload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5.531cm" svg:height="0.475cm" svg:x="3.7cm" svg:y="23.415cm">
          <draw:text-box>
            <text:p text:style-name="P1"><text:span text:style-name="T15">UNMOVIC with information.</text:span></text:p>
          </draw:text-box>
        </draw:frame>
        <draw:frame draw:style-name="gr10" draw:text-style-name="P11" draw:layer="layout" svg:width="0.29cm" svg:height="0.23cm" svg:x="2.2cm" svg:y="24.68cm">
          <draw:text-box>
            <text:p text:style-name="P1"><text:span text:style-name="T14">51 </text:span></text:p>
          </draw:text-box>
        </draw:frame>
        <draw:frame draw:style-name="gr4" draw:text-style-name="P6" draw:layer="layout" svg:width="4.743cm" svg:height="0.395cm" svg:x="2.532cm" svg:y="24.664cm">
          <draw:text-box>
            <text:p text:style-name="P1"><text:span text:style-name="T11">SIS record, 6 December 2002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52 </text:span></text:p>
          </draw:text-box>
        </draw:frame>
        <draw:frame draw:style-name="gr4" draw:text-style-name="P6" draw:layer="layout" svg:width="4.743cm" svg:height="0.395cm" svg:x="2.532cm" svg:y="25.087cm">
          <draw:text-box>
            <text:p text:style-name="P1"><text:span text:style-name="T11">SIS record, 9 December 2002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53 </text:span></text:p>
          </draw:text-box>
        </draw:frame>
        <draw:frame draw:style-name="gr4" draw:text-style-name="P6" draw:layer="layout" svg:width="4.938cm" svg:height="0.395cm" svg:x="2.532cm" svg:y="25.511cm">
          <draw:text-box>
            <text:p text:style-name="P1"><text:span text:style-name="T11">SIS record, 16 December 2002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54 </text:span></text:p>
          </draw:text-box>
        </draw:frame>
        <draw:frame draw:style-name="gr4" draw:text-style-name="P6" draw:layer="layout" svg:width="13.79cm" svg:height="0.395cm" svg:x="2.532cm" svg:y="25.934cm">
          <draw:text-box>
            <text:p text:style-name="P1"><text:span text:style-name="T11">Minute PS/C, 19 December 2002, ‘SOFSFCA – Iraq Discussion with C on 19 December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55 </text:span></text:p>
          </draw:text-box>
        </draw:frame>
        <draw:frame draw:style-name="gr4" draw:text-style-name="P6" draw:layer="layout" svg:width="15.801cm" svg:height="0.395cm" svg:x="2.532cm" svg:y="26.357cm">
          <draw:text-box>
            <text:p text:style-name="P1"><text:span text:style-name="T11">Letter PS/C to McDonald, 19 December 2002, ‘Iraq: C’s Discussions in Washington 16-17 December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6 </text:span></text:p>
          </draw:text-box>
        </draw:frame>
        <draw:frame draw:style-name="gr4" draw:text-style-name="P6" draw:layer="layout" svg:width="4.938cm" svg:height="0.395cm" svg:x="2.532cm" svg:y="26.781cm">
          <draw:text-box>
            <text:p text:style-name="P1"><text:span text:style-name="T11">SIS record, 24 December 2002.</text:span></text:p>
          </draw:text-box>
        </draw:frame>
      </draw:page>
      <draw:page draw:name="page2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86cm" svg:height="0.475cm" svg:x="3.7cm" svg:y="2.525cm">
          <draw:text-box>
            <text:p text:style-name="P1"><text:span text:style-name="T15">Iraq “continued to claim that it has not conducted any illicit WMD or </text:span></text:p>
          </draw:text-box>
        </draw:frame>
        <draw:frame draw:style-name="gr1" draw:text-style-name="P2" draw:layer="layout" svg:width="8.439cm" svg:height="0.475cm" svg:x="3.7cm" svg:y="3.079cm">
          <draw:text-box>
            <text:p text:style-name="P1"><text:span text:style-name="T15">ballistic missile programmes since 1991”.</text:span></text:p>
          </draw:text-box>
        </draw:frame>
        <draw:frame draw:style-name="gr2" draw:text-style-name="P3" draw:layer="layout" svg:width="0.634cm" svg:height="0.712cm" svg:x="2.95cm" svg:y="3.5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3.743cm">
          <draw:text-box>
            <text:p text:style-name="P1"><text:span text:style-name="T15">There had been “No serious attempt” to answer any of the unresolved </text:span></text:p>
          </draw:text-box>
        </draw:frame>
        <draw:frame draw:style-name="gr1" draw:text-style-name="P2" draw:layer="layout" svg:width="14.721cm" svg:height="0.475cm" svg:x="3.7cm" svg:y="4.308cm">
          <draw:text-box>
            <text:p text:style-name="P1"><text:span text:style-name="T15">questions highlighted by UNSCOM or to refute any of the points made in </text:span></text:p>
          </draw:text-box>
        </draw:frame>
        <draw:frame draw:style-name="gr1" draw:text-style-name="P2" draw:layer="layout" svg:width="8.608cm" svg:height="0.475cm" svg:x="3.7cm" svg:y="4.872cm">
          <draw:text-box>
            <text:p text:style-name="P1"><text:span text:style-name="T15">the UK dossier on Iraq’s WMD programme.</text:span></text:p>
          </draw:text-box>
        </draw:frame>
        <draw:frame draw:style-name="gr1" draw:text-style-name="P2" draw:layer="layout" svg:width="14.899cm" svg:height="0.475cm" svg:x="2.2cm" svg:y="5.787cm">
          <draw:text-box>
            <text:p text:style-name="P1"><text:span text:style-name="T7">144. </text:span><text:span text:style-name="T15"><text:s/>The JIC Assessment addressed the substance of the issues, but the </text:span></text:p>
          </draw:text-box>
        </draw:frame>
        <draw:frame draw:style-name="gr1" draw:text-style-name="P2" draw:layer="layout" svg:width="15.907cm" svg:height="0.475cm" svg:x="2.2cm" svg:y="6.351cm">
          <draw:text-box>
            <text:p text:style-name="P1"><text:span text:style-name="T15">judgement that Iraq had made no attempt to deal with the points in the dossier </text:span></text:p>
          </draw:text-box>
        </draw:frame>
        <draw:frame draw:style-name="gr1" draw:text-style-name="P2" draw:layer="layout" svg:width="6.42cm" svg:height="0.475cm" svg:x="2.2cm" svg:y="6.916cm">
          <draw:text-box>
            <text:p text:style-name="P1"><text:span text:style-name="T15">made the dossier a test for Iraq.</text:span></text:p>
          </draw:text-box>
        </draw:frame>
        <draw:frame draw:style-name="gr1" draw:text-style-name="P2" draw:layer="layout" svg:width="15.436cm" svg:height="0.475cm" svg:x="2.2cm" svg:y="7.83cm">
          <draw:text-box>
            <text:p text:style-name="P1"><text:span text:style-name="T7">145. </text:span><text:span text:style-name="T15"><text:s/>That was not its purpose. It was for the UN not the UK to define the bar </text:span></text:p>
          </draw:text-box>
        </draw:frame>
        <draw:frame draw:style-name="gr1" draw:text-style-name="P2" draw:layer="layout" svg:width="1.581cm" svg:height="0.475cm" svg:x="2.2cm" svg:y="8.395cm">
          <draw:text-box>
            <text:p text:style-name="P1"><text:span text:style-name="T15">for Iraq.</text:span></text:p>
          </draw:text-box>
        </draw:frame>
        <draw:frame draw:style-name="gr1" draw:text-style-name="P2" draw:layer="layout" svg:width="15.276cm" svg:height="0.475cm" svg:x="2.2cm" svg:y="9.309cm">
          <draw:text-box>
            <text:p text:style-name="P1"><text:span text:style-name="T7">146. </text:span><text:span text:style-name="T4"><text:s/>An initial DIS Assessment of Iraq’s declaration of 7 December, based on an </text:span></text:p>
          </draw:text-box>
        </draw:frame>
        <draw:frame draw:style-name="gr1" draw:text-style-name="P2" draw:layer="layout" svg:width="15.699cm" svg:height="0.475cm" svg:x="2.2cm" svg:y="9.873cm">
          <draw:text-box>
            <text:p text:style-name="P1"><text:span text:style-name="T4">analysis of the text provided in English and an attempt to translate the key sections </text:span></text:p>
          </draw:text-box>
        </draw:frame>
        <draw:frame draw:style-name="gr1" draw:text-style-name="P2" draw:layer="layout" svg:width="9.231cm" svg:height="0.475cm" svg:x="2.2cm" svg:y="10.438cm">
          <draw:text-box>
            <text:p text:style-name="P1"><text:span text:style-name="T4">written in Arabic, was produced on 16 December.</text:span></text:p>
          </draw:text-box>
        </draw:frame>
        <draw:frame draw:style-name="gr7" draw:text-style-name="P9" draw:layer="layout" svg:width="0.273cm" svg:height="0.276cm" svg:x="11.401cm" svg:y="10.457cm">
          <draw:text-box>
            <text:p text:style-name="P1"><text:span text:style-name="T13">57</text:span></text:p>
          </draw:text-box>
        </draw:frame>
        <draw:frame draw:style-name="gr1" draw:text-style-name="P2" draw:layer="layout" svg:width="15.949cm" svg:height="0.475cm" svg:x="2.2cm" svg:y="11.352cm">
          <draw:text-box>
            <text:p text:style-name="P1"><text:span text:style-name="T7">147. </text:span><text:span text:style-name="T4"><text:s/>On 18 December, the JIC discussed a draft Assessment, supported by the DIS </text:span></text:p>
          </draw:text-box>
        </draw:frame>
        <draw:frame draw:style-name="gr1" draw:text-style-name="P2" draw:layer="layout" svg:width="4.769cm" svg:height="0.475cm" svg:x="2.2cm" svg:y="11.917cm">
          <draw:text-box>
            <text:p text:style-name="P1"><text:span text:style-name="T4">analysis of 16 December.</text:span></text:p>
          </draw:text-box>
        </draw:frame>
        <draw:frame draw:style-name="gr7" draw:text-style-name="P9" draw:layer="layout" svg:width="0.273cm" svg:height="0.276cm" svg:x="6.953cm" svg:y="11.936cm">
          <draw:text-box>
            <text:p text:style-name="P1"><text:span text:style-name="T13">58</text:span></text:p>
          </draw:text-box>
        </draw:frame>
        <draw:frame draw:style-name="gr1" draw:text-style-name="P2" draw:layer="layout" svg:width="12.782cm" svg:height="0.475cm" svg:x="2.2cm" svg:y="12.831cm">
          <draw:text-box>
            <text:p text:style-name="P1"><text:span text:style-name="T7">148. </text:span><text:span text:style-name="T4"><text:s/>Comments recorded in the minutes of the discussion included:</text:span></text:p>
          </draw:text-box>
        </draw:frame>
        <draw:frame draw:style-name="gr2" draw:text-style-name="P3" draw:layer="layout" svg:width="0.634cm" svg:height="0.712cm" svg:x="2.95cm" svg:y="13.5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7cm" svg:height="0.475cm" svg:x="3.7cm" svg:y="13.746cm">
          <draw:text-box>
            <text:p text:style-name="P1"><text:span text:style-name="T4">There had been “no significant disagreements of perception or judgement </text:span></text:p>
          </draw:text-box>
        </draw:frame>
        <draw:frame draw:style-name="gr1" draw:text-style-name="P2" draw:layer="layout" svg:width="5.535cm" svg:height="0.475cm" svg:x="3.7cm" svg:y="14.31cm">
          <draw:text-box>
            <text:p text:style-name="P1"><text:span text:style-name="T4">between the UK and the US”.</text:span></text:p>
          </draw:text-box>
        </draw:frame>
        <draw:frame draw:style-name="gr2" draw:text-style-name="P3" draw:layer="layout" svg:width="0.634cm" svg:height="0.712cm" svg:x="2.95cm" svg:y="14.8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14.975cm">
          <draw:text-box>
            <text:p text:style-name="P1"><text:span text:style-name="T4">The declaration was “surprisingly bad”; virtually none of the issues arising from </text:span></text:p>
          </draw:text-box>
        </draw:frame>
        <draw:frame draw:style-name="gr1" draw:text-style-name="P2" draw:layer="layout" svg:width="8.862cm" svg:height="0.475cm" svg:x="3.7cm" svg:y="15.539cm">
          <draw:text-box>
            <text:p text:style-name="P1"><text:span text:style-name="T4">the 1999 UNSCOM report had been answered.</text:span></text:p>
          </draw:text-box>
        </draw:frame>
        <draw:frame draw:style-name="gr2" draw:text-style-name="P3" draw:layer="layout" svg:width="0.634cm" svg:height="0.712cm" svg:x="2.95cm" svg:y="16.0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16.203cm">
          <draw:text-box>
            <text:p text:style-name="P1"><text:span text:style-name="T4">Further analysis of the annexes “would be an enormous job”, and the UK “would </text:span></text:p>
          </draw:text-box>
        </draw:frame>
        <draw:frame draw:style-name="gr1" draw:text-style-name="P2" draw:layer="layout" svg:width="14.268cm" svg:height="0.475cm" svg:x="3.7cm" svg:y="16.768cm">
          <draw:text-box>
            <text:p text:style-name="P1"><text:span text:style-name="T4">have to rely upon seeing the UN translation of much of the Arabic material”. </text:span></text:p>
          </draw:text-box>
        </draw:frame>
        <draw:frame draw:style-name="gr1" draw:text-style-name="P2" draw:layer="layout" svg:width="10.907cm" svg:height="0.475cm" svg:x="3.7cm" svg:y="17.332cm">
          <draw:text-box>
            <text:p text:style-name="P1"><text:span text:style-name="T4">That text was “unlikely to contain the missing information”.</text:span></text:p>
          </draw:text-box>
        </draw:frame>
        <draw:frame draw:style-name="gr2" draw:text-style-name="P3" draw:layer="layout" svg:width="0.634cm" svg:height="0.712cm" svg:x="2.95cm" svg:y="17.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77cm" svg:height="0.475cm" svg:x="3.7cm" svg:y="17.997cm">
          <draw:text-box>
            <text:p text:style-name="P1"><text:span text:style-name="T4">There would be “a fuller assessment in due course”.</text:span></text:p>
          </draw:text-box>
        </draw:frame>
        <draw:frame draw:style-name="gr1" draw:text-style-name="P2" draw:layer="layout" svg:width="15.551cm" svg:height="0.475cm" svg:x="2.2cm" svg:y="18.911cm">
          <draw:text-box>
            <text:p text:style-name="P1"><text:span text:style-name="T7">149. </text:span><text:span text:style-name="T4"><text:s/>The JIC Assessment, ‘An initial Assessment of Iraq’s WMD Declaration’, was </text:span></text:p>
          </draw:text-box>
        </draw:frame>
        <draw:frame draw:style-name="gr1" draw:text-style-name="P2" draw:layer="layout" svg:width="15.115cm" svg:height="0.475cm" svg:x="2.2cm" svg:y="19.476cm">
          <draw:text-box>
            <text:p text:style-name="P1"><text:span text:style-name="T4">issued on 18 December, with the DIS Assessment of 16 December as an Annex.</text:span></text:p>
          </draw:text-box>
        </draw:frame>
        <draw:frame draw:style-name="gr7" draw:text-style-name="P9" draw:layer="layout" svg:width="0.273cm" svg:height="0.276cm" svg:x="17.26cm" svg:y="19.494cm">
          <draw:text-box>
            <text:p text:style-name="P1"><text:span text:style-name="T13">59</text:span></text:p>
          </draw:text-box>
        </draw:frame>
        <draw:frame draw:style-name="gr1" draw:text-style-name="P2" draw:layer="layout" svg:width="6.233cm" svg:height="0.475cm" svg:x="2.2cm" svg:y="20.39cm">
          <draw:text-box>
            <text:p text:style-name="P1"><text:span text:style-name="T7">150. </text:span><text:span text:style-name="T4"><text:s/>The Key Judgements were:</text:span></text:p>
          </draw:text-box>
        </draw:frame>
        <draw:frame draw:style-name="gr2" draw:text-style-name="P3" draw:layer="layout" svg:width="0.634cm" svg:height="0.712cm" svg:x="2.95cm" svg:y="21.1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21.305cm">
          <draw:text-box>
            <text:p text:style-name="P1"><text:span text:style-name="T4">The declaration failed “to address the issues outstanding from UNSCOM’s report </text:span></text:p>
          </draw:text-box>
        </draw:frame>
        <draw:frame draw:style-name="gr1" draw:text-style-name="P2" draw:layer="layout" svg:width="6.754cm" svg:height="0.475cm" svg:x="3.7cm" svg:y="21.869cm">
          <draw:text-box>
            <text:p text:style-name="P1"><text:span text:style-name="T4">to the UN Security Council in 1999”.</text:span></text:p>
          </draw:text-box>
        </draw:frame>
        <draw:frame draw:style-name="gr2" draw:text-style-name="P3" draw:layer="layout" svg:width="0.634cm" svg:height="0.712cm" svg:x="2.95cm" svg:y="22.3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22.533cm">
          <draw:text-box>
            <text:p text:style-name="P1"><text:span text:style-name="T4">Iraq maintained that it currently had “no proscribed WMD programmes”.</text:span></text:p>
          </draw:text-box>
        </draw:frame>
        <draw:frame draw:style-name="gr2" draw:text-style-name="P3" draw:layer="layout" svg:width="0.634cm" svg:height="0.712cm" svg:x="2.95cm" svg:y="23.0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23.198cm">
          <draw:text-box>
            <text:p text:style-name="P1"><text:span text:style-name="T4">“</text:span><text:span text:style-name="T4">The majority of information in the declaration” had “already been passed to th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439cm" svg:height="0.475cm" svg:x="3.7cm" svg:y="23.762cm">
          <draw:text-box>
            <text:p text:style-name="P1"><text:span text:style-name="T4">UN in some form”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57 </text:span></text:p>
          </draw:text-box>
        </draw:frame>
        <draw:frame draw:style-name="gr4" draw:text-style-name="P6" draw:layer="layout" svg:width="15.162cm" svg:height="0.395cm" svg:x="2.532cm" svg:y="25.511cm">
          <draw:text-box>
            <text:p text:style-name="P1"><text:span text:style-name="T11">Paper [DIS], 16 December 2002, ‘Iraq: Initial DIS Assessment of the “Currently Accurate, Full and </text:span></text:p>
          </draw:text-box>
        </draw:frame>
        <draw:frame draw:style-name="gr4" draw:text-style-name="P6" draw:layer="layout" svg:width="3.664cm" svg:height="0.395cm" svg:x="2.2cm" svg:y="25.934cm">
          <draw:text-box>
            <text:p text:style-name="P1"><text:span text:style-name="T11">Complete Declaration”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58 </text:span></text:p>
          </draw:text-box>
        </draw:frame>
        <draw:line draw:style-name="gr9" draw:text-style-name="P10" draw:layer="layout" svg:x1="2.531cm" svg:y1="27.137cm" svg:x2="16.171cm" svg:y2="27.137cm">
          <text:p/>
        </draw:line>
        <draw:frame draw:style-name="gr4" draw:text-style-name="P6" draw:layer="layout" svg:width="6.572cm" svg:height="0.395cm" svg:x="2.532cm" svg:y="26.357cm">
          <draw:text-box>
            <text:p text:style-name="P1"><text:span text:style-name="T11">Minutes, 18 December 2002, JIC meeting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59 </text:span></text:p>
          </draw:text-box>
        </draw:frame>
        <draw:frame draw:style-name="gr4" draw:text-style-name="P6" draw:layer="layout" svg:width="13.654cm" svg:height="0.395cm" svg:x="2.532cm" svg:y="26.781cm">
          <draw:text-box>
            <text:p text:style-name="P1"><text:span text:style-name="T6">JIC Assessment, 18 December 2002, ‘An Initial Assessment of Iraq’s WMD Declaration’</text:span><text:span text:style-name="T11">.</text:span></text:p>
          </draw:text-box>
        </draw:frame>
      </draw:page>
      <draw:page draw:name="page3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18.183cm" svg:x="2.958cm" svg:y="6.058cm" svg:viewBox="0 0 15084 18184" draw:points="0,18184 15084,18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2.525cm">
          <draw:text-box>
            <text:p text:style-name="P1"><text:span text:style-name="T4">“</text:span><text:span text:style-name="T4">The new material so far found” did “not alter UK assessments of Iraq’s </text:span></text:p>
          </draw:text-box>
        </draw:frame>
        <draw:frame draw:style-name="gr1" draw:text-style-name="P2" draw:layer="layout" svg:width="3.812cm" svg:height="0.475cm" svg:x="3.7cm" svg:y="3.09cm">
          <draw:text-box>
            <text:p text:style-name="P1"><text:span text:style-name="T4">WMD programmes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75cm" svg:height="0.475cm" svg:x="3.7cm" svg:y="3.754cm">
          <draw:text-box>
            <text:p text:style-name="P1"><text:span text:style-name="T4">The declaration made “no attempt to deal with the points made in the </text:span></text:p>
          </draw:text-box>
        </draw:frame>
        <draw:frame draw:style-name="gr1" draw:text-style-name="P2" draw:layer="layout" svg:width="2.335cm" svg:height="0.475cm" svg:x="3.7cm" svg:y="4.318cm">
          <draw:text-box>
            <text:p text:style-name="P1"><text:span text:style-name="T4">UK dossier”.</text:span></text:p>
          </draw:text-box>
        </draw:frame>
        <draw:frame draw:style-name="gr1" draw:text-style-name="P2" draw:layer="layout" svg:width="13.464cm" svg:height="0.475cm" svg:x="2.2cm" svg:y="5.233cm">
          <draw:text-box>
            <text:p text:style-name="P1"><text:span text:style-name="T7">151. </text:span><text:span text:style-name="T4"><text:s/>The key elements of the Assessment are set out in the Box below.</text:span></text:p>
          </draw:text-box>
        </draw:frame>
        <draw:frame draw:style-name="gr6" draw:text-style-name="P8" draw:layer="layout" svg:width="8.727cm" svg:height="0.556cm" svg:x="6.226cm" svg:y="6.554cm">
          <draw:text-box>
            <text:p text:style-name="P1"><text:span text:style-name="T9">JIC Assessment, 18 December 2002: </text:span></text:p>
          </draw:text-box>
        </draw:frame>
        <draw:frame draw:style-name="gr6" draw:text-style-name="P8" draw:layer="layout" svg:width="11.691cm" svg:height="0.556cm" svg:x="4.7cm" svg:y="7.189cm">
          <draw:text-box>
            <text:p text:style-name="P1"><text:span text:style-name="T9">‘</text:span><text:span text:style-name="T9">An Initial Assessment of Iraq’s WMD Declaration’</text:span></text:p>
          </draw:text-box>
        </draw:frame>
        <draw:frame draw:style-name="gr4" draw:text-style-name="P6" draw:layer="layout" svg:width="13.968cm" svg:height="0.395cm" svg:x="3.45cm" svg:y="8.111cm">
          <draw:text-box>
            <text:p text:style-name="P1"><text:span text:style-name="T11">The Assessment rehearsed the UK’s knowledge of Iraq’s production of WMD before 1991 </text:span></text:p>
          </draw:text-box>
        </draw:frame>
        <draw:frame draw:style-name="gr4" draw:text-style-name="P6" draw:layer="layout" svg:width="14.074cm" svg:height="0.395cm" svg:x="3.45cm" svg:y="8.604cm">
          <draw:text-box>
            <text:p text:style-name="P1"><text:span text:style-name="T11">and the material which UNSCOM had been “unable to account for”, and the judgements in </text:span></text:p>
          </draw:text-box>
        </draw:frame>
        <draw:frame draw:style-name="gr4" draw:text-style-name="P6" draw:layer="layout" svg:width="3.605cm" svg:height="0.395cm" svg:x="3.45cm" svg:y="9.098cm">
          <draw:text-box>
            <text:p text:style-name="P1"><text:span text:style-name="T11">the September dossier.</text:span></text:p>
          </draw:text-box>
        </draw:frame>
        <draw:frame draw:style-name="gr4" draw:text-style-name="P6" draw:layer="layout" svg:width="5.065cm" svg:height="0.395cm" svg:x="3.45cm" svg:y="9.792cm">
          <draw:text-box>
            <text:p text:style-name="P1"><text:span text:style-name="T23">Intelligence on the declaration</text:span></text:p>
          </draw:text-box>
        </draw:frame>
        <draw:frame draw:style-name="gr4" draw:text-style-name="P6" draw:layer="layout" svg:width="13.63cm" svg:height="0.395cm" svg:x="3.45cm" svg:y="10.486cm">
          <draw:text-box>
            <text:p text:style-name="P1"><text:span text:style-name="T11">“</text:span><text:span text:style-name="T11">Intelligence indicated in early November that Iraq was considering a number of options </text:span></text:p>
          </draw:text-box>
        </draw:frame>
        <draw:frame draw:style-name="gr4" draw:text-style-name="P6" draw:layer="layout" svg:width="13.375cm" svg:height="0.395cm" svg:x="3.45cm" svg:y="10.98cm">
          <draw:text-box>
            <text:p text:style-name="P1"><text:span text:style-name="T11">… </text:span><text:span text:style-name="T11">including a possible admission of a small proportion of its illegal activity. But by late </text:span></text:p>
          </draw:text-box>
        </draw:frame>
        <draw:frame draw:style-name="gr4" draw:text-style-name="P6" draw:layer="layout" svg:width="12.876cm" svg:height="0.395cm" svg:x="3.45cm" svg:y="11.474cm">
          <draw:text-box>
            <text:p text:style-name="P1"><text:span text:style-name="T11">November intelligence indicated that Iraq’s declaration would omit references to its </text:span></text:p>
          </draw:text-box>
        </draw:frame>
        <draw:frame draw:style-name="gr4" draw:text-style-name="P6" draw:layer="layout" svg:width="13.794cm" svg:height="0.395cm" svg:x="3.45cm" svg:y="11.968cm">
          <draw:text-box>
            <text:p text:style-name="P1"><text:span text:style-name="T11">banned weapons and that the aim was to overload UNMOVIC with information.” A senior </text:span></text:p>
          </draw:text-box>
        </draw:frame>
        <draw:frame draw:style-name="gr4" draw:text-style-name="P6" draw:layer="layout" svg:width="13.786cm" svg:height="0.395cm" svg:x="3.45cm" svg:y="12.462cm">
          <draw:text-box>
            <text:p text:style-name="P1"><text:span text:style-name="T11">Iraqi official was quoted as saying “the declaration would be general and lacking in detail </text:span></text:p>
          </draw:text-box>
        </draw:frame>
        <draw:frame draw:style-name="gr4" draw:text-style-name="P6" draw:layer="layout" svg:width="10.691cm" svg:height="0.395cm" svg:x="3.45cm" svg:y="12.956cm">
          <draw:text-box>
            <text:p text:style-name="P1"><text:span text:style-name="T11">and had been padded out with various scientific reports and studies”.</text:span></text:p>
          </draw:text-box>
        </draw:frame>
        <draw:frame draw:style-name="gr4" draw:text-style-name="P6" draw:layer="layout" svg:width="1.564cm" svg:height="0.395cm" svg:x="3.45cm" svg:y="13.649cm">
          <draw:text-box>
            <text:p text:style-name="P1"><text:span text:style-name="T23">Overview</text:span></text:p>
          </draw:text-box>
        </draw:frame>
        <draw:frame draw:style-name="gr4" draw:text-style-name="P6" draw:layer="layout" svg:width="13.655cm" svg:height="0.395cm" svg:x="3.45cm" svg:y="14.343cm">
          <draw:text-box>
            <text:p text:style-name="P1"><text:span text:style-name="T11">The declaration was “largely based on material already presented to the UN in previous </text:span></text:p>
          </draw:text-box>
        </draw:frame>
        <draw:frame draw:style-name="gr4" draw:text-style-name="P6" draw:layer="layout" svg:width="12.528cm" svg:height="0.395cm" svg:x="3.45cm" svg:y="14.837cm">
          <draw:text-box>
            <text:p text:style-name="P1"><text:span text:style-name="T11">FFCDs [Full, Final, and Complete Declarations] and other correspondence”. “No </text:span></text:p>
          </draw:text-box>
        </draw:frame>
        <draw:frame draw:style-name="gr4" draw:text-style-name="P6" draw:layer="layout" svg:width="13.68cm" svg:height="0.395cm" svg:x="3.45cm" svg:y="15.331cm">
          <draw:text-box>
            <text:p text:style-name="P1"><text:span text:style-name="T11">serious attempt” had “apparently been made to answer any of the unresolved questions </text:span></text:p>
          </draw:text-box>
        </draw:frame>
        <draw:frame draw:style-name="gr4" draw:text-style-name="P6" draw:layer="layout" svg:width="12.342cm" svg:height="0.395cm" svg:x="3.45cm" svg:y="15.825cm">
          <draw:text-box>
            <text:p text:style-name="P1"><text:span text:style-name="T11">highlighted by UNSCOM or to refute any of the points made in the UK dossier”. </text:span></text:p>
          </draw:text-box>
        </draw:frame>
        <draw:frame draw:style-name="gr4" draw:text-style-name="P6" draw:layer="layout" svg:width="12.88cm" svg:height="0.395cm" svg:x="3.45cm" svg:y="16.319cm">
          <draw:text-box>
            <text:p text:style-name="P1"><text:span text:style-name="T11">Iraq continued to “claim that it has not conducted any illicit WMD or ballistic missile </text:span></text:p>
          </draw:text-box>
        </draw:frame>
        <draw:frame draw:style-name="gr4" draw:text-style-name="P6" draw:layer="layout" svg:width="13.405cm" svg:height="0.395cm" svg:x="3.45cm" svg:y="16.813cm">
          <draw:text-box>
            <text:p text:style-name="P1"><text:span text:style-name="T11">programmes since 1991”. “Little new material … on the nuclear, chemical or biological </text:span></text:p>
          </draw:text-box>
        </draw:frame>
        <draw:frame draw:style-name="gr4" draw:text-style-name="P6" draw:layer="layout" svg:width="10.983cm" svg:height="0.395cm" svg:x="3.45cm" svg:y="17.307cm">
          <draw:text-box>
            <text:p text:style-name="P1"><text:span text:style-name="T11">weapons” had been found; there was “some new material” on missiles.</text:span></text:p>
          </draw:text-box>
        </draw:frame>
        <draw:frame draw:style-name="gr4" draw:text-style-name="P6" draw:layer="layout" svg:width="3.169cm" svg:height="0.395cm" svg:x="3.45cm" svg:y="18.001cm">
          <draw:text-box>
            <text:p text:style-name="P1"><text:span text:style-name="T23">Chemical weapons</text:span></text:p>
          </draw:text-box>
        </draw:frame>
        <draw:frame draw:style-name="gr4" draw:text-style-name="P6" draw:layer="layout" svg:width="13.782cm" svg:height="0.395cm" svg:x="3.45cm" svg:y="18.694cm">
          <draw:text-box>
            <text:p text:style-name="P1"><text:span text:style-name="T11">The declaration was based on a June 1996 FFCD and additional information provided to </text:span></text:p>
          </draw:text-box>
        </draw:frame>
        <draw:frame draw:style-name="gr4" draw:text-style-name="P6" draw:layer="layout" svg:width="13.587cm" svg:height="0.395cm" svg:x="3.45cm" svg:y="19.188cm">
          <draw:text-box>
            <text:p text:style-name="P1"><text:span text:style-name="T11">the UN before 1998. Some of that information had not been seen previously by the UK. </text:span></text:p>
          </draw:text-box>
        </draw:frame>
        <draw:frame draw:style-name="gr4" draw:text-style-name="P6" draw:layer="layout" svg:width="13.21cm" svg:height="0.395cm" svg:x="3.45cm" svg:y="19.682cm">
          <draw:text-box>
            <text:p text:style-name="P1"><text:span text:style-name="T11">As well as the “unaccounted for” quantities of agent, precursors and munitions which </text:span></text:p>
          </draw:text-box>
        </draw:frame>
        <draw:frame draw:style-name="gr4" draw:text-style-name="P6" draw:layer="layout" svg:width="7.478cm" svg:height="0.395cm" svg:x="3.45cm" svg:y="20.176cm">
          <draw:text-box>
            <text:p text:style-name="P1"><text:span text:style-name="T11">UNSCOM had identified, the declaration did not:</text:span></text:p>
          </draw:text-box>
        </draw:frame>
        <draw:frame draw:style-name="gr6" draw:text-style-name="P8" draw:layer="layout" svg:width="0.493cm" svg:height="0.556cm" svg:x="4.2cm" svg:y="20.813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144cm" svg:height="0.395cm" svg:x="4.95cm" svg:y="20.87cm">
          <draw:text-box>
            <text:p text:style-name="P1"><text:span text:style-name="T11">“</text:span><text:span text:style-name="T11">provide a key document detailing the consumption of special munitions in the </text:span></text:p>
          </draw:text-box>
        </draw:frame>
        <draw:frame draw:style-name="gr4" draw:text-style-name="P6" draw:layer="layout" svg:width="9.9cm" svg:height="0.395cm" svg:x="4.95cm" svg:y="21.364cm">
          <draw:text-box>
            <text:p text:style-name="P1"><text:span text:style-name="T11">1980s” which had been “removed from UNSCOM by the Iraqis”;</text:span></text:p>
          </draw:text-box>
        </draw:frame>
        <draw:frame draw:style-name="gr10" draw:text-style-name="P11" draw:layer="layout" svg:width="0.231cm" svg:height="0.23cm" svg:x="14.891cm" svg:y="21.38cm">
          <draw:text-box>
            <text:p text:style-name="P1"><text:span text:style-name="T14">60</text:span></text:p>
          </draw:text-box>
        </draw:frame>
        <draw:frame draw:style-name="gr6" draw:text-style-name="P8" draw:layer="layout" svg:width="0.493cm" svg:height="0.556cm" svg:x="4.2cm" svg:y="21.901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792cm" svg:height="0.395cm" svg:x="4.95cm" svg:y="21.958cm">
          <draw:text-box>
            <text:p text:style-name="P1"><text:span text:style-name="T11">“</text:span><text:span text:style-name="T11">substantiate Iraq’s denials … that attempts were made to manufacture and </text:span></text:p>
          </draw:text-box>
        </draw:frame>
        <draw:frame draw:style-name="gr4" draw:text-style-name="P6" draw:layer="layout" svg:width="2.457cm" svg:height="0.395cm" svg:x="4.95cm" svg:y="22.452cm">
          <draw:text-box>
            <text:p text:style-name="P1"><text:span text:style-name="T11">weaponise VX”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4" draw:text-style-name="P6" draw:layer="layout" svg:width="12.414cm" svg:height="0.395cm" svg:x="3.45cm" svg:y="23.296cm">
          <draw:text-box>
            <text:p text:style-name="P1"><text:span text:style-name="T11">The list of “over 30 sites in which chemical activity” took place was “incomplete”.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60 </text:span></text:p>
          </draw:text-box>
        </draw:frame>
        <draw:frame draw:style-name="gr4" draw:text-style-name="P6" draw:layer="layout" svg:width="14.637cm" svg:height="0.395cm" svg:x="2.52cm" svg:y="25.087cm">
          <draw:text-box>
            <text:p text:style-name="P1"><text:span text:style-name="T11">A document found by an UNSCOM inspector in a safe in Iraqi Air Force headquarters in 1998. </text:span></text:p>
          </draw:text-box>
        </draw:frame>
        <draw:frame draw:style-name="gr4" draw:text-style-name="P6" draw:layer="layout" svg:width="15.25cm" svg:height="0.395cm" svg:x="2.2cm" svg:y="25.511cm">
          <draw:text-box>
            <text:p text:style-name="P1"><text:span text:style-name="T11">It gave an account of the expenditure of bombs, including chemical bombs, by Iraq in the Iraq/Iran </text:span></text:p>
          </draw:text-box>
        </draw:frame>
        <draw:frame draw:style-name="gr4" draw:text-style-name="P6" draw:layer="layout" svg:width="15.568cm" svg:height="0.395cm" svg:x="2.2cm" svg:y="25.934cm">
          <draw:text-box>
            <text:p text:style-name="P1"><text:span text:style-name="T11">war. It indicated that 13,000 chemical bombs were dropped by the Iraqi Air Force between 1983 and </text:span></text:p>
          </draw:text-box>
        </draw:frame>
        <draw:frame draw:style-name="gr4" draw:text-style-name="P6" draw:layer="layout" svg:width="15.09cm" svg:height="0.395cm" svg:x="2.2cm" svg:y="26.357cm">
          <draw:text-box>
            <text:p text:style-name="P1"><text:span text:style-name="T11">1988. Iraq had claimed that 19,500 bombs were consumed during that period. Iraq had taken the </text:span></text:p>
          </draw:text-box>
        </draw:frame>
        <draw:frame draw:style-name="gr4" draw:text-style-name="P6" draw:layer="layout" svg:width="4.523cm" svg:height="0.395cm" svg:x="2.2cm" svg:y="26.781cm">
          <draw:text-box>
            <text:p text:style-name="P1"><text:span text:style-name="T11">document from the inspector.</text:span></text:p>
          </draw:text-box>
        </draw:frame>
      </draw:page>
      <draw:page draw:name="page31" draw:style-name="dp1" draw:master-page-name="master-page89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polygon draw:style-name="gr5" draw:text-style-name="P7" draw:layer="layout" svg:width="15.083cm" svg:height="23.633cm" svg:x="2.958cm" svg:y="2.608cm" svg:viewBox="0 0 15084 23634" draw:points="0,23634 15084,23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4" draw:text-style-name="P6" draw:layer="layout" svg:width="3.287cm" svg:height="0.395cm" svg:x="3.45cm" svg:y="3.055cm">
          <draw:text-box>
            <text:p text:style-name="P1"><text:span text:style-name="T23">Biological weapons</text:span></text:p>
          </draw:text-box>
        </draw:frame>
        <draw:frame draw:style-name="gr4" draw:text-style-name="P6" draw:layer="layout" svg:width="14.095cm" svg:height="0.395cm" svg:x="3.45cm" svg:y="3.749cm">
          <draw:text-box>
            <text:p text:style-name="P1"><text:span text:style-name="T11">The declaration reiterated information already provided to the UN, which had already been </text:span></text:p>
          </draw:text-box>
        </draw:frame>
        <draw:frame draw:style-name="gr4" draw:text-style-name="P6" draw:layer="layout" svg:width="13.798cm" svg:height="0.395cm" svg:x="3.45cm" svg:y="4.243cm">
          <draw:text-box>
            <text:p text:style-name="P1"><text:span text:style-name="T11">reviewed. It failed to “provide a technically coherent account of Iraq’s biological weapons </text:span></text:p>
          </draw:text-box>
        </draw:frame>
        <draw:frame draw:style-name="gr4" draw:text-style-name="P6" draw:layer="layout" svg:width="14.086cm" svg:height="0.395cm" svg:x="3.45cm" svg:y="4.737cm">
          <draw:text-box>
            <text:p text:style-name="P1"><text:span text:style-name="T11">programme”. The declaration provided new material relating to 40 sites which Iraq claimed </text:span></text:p>
          </draw:text-box>
        </draw:frame>
        <draw:frame draw:style-name="gr4" draw:text-style-name="P6" draw:layer="layout" svg:width="13.633cm" svg:height="0.395cm" svg:x="3.45cm" svg:y="5.231cm">
          <draw:text-box>
            <text:p text:style-name="P1"><text:span text:style-name="T11">had no connection with proscribed activity but which were judged capable of supporting </text:span></text:p>
          </draw:text-box>
        </draw:frame>
        <draw:frame draw:style-name="gr4" draw:text-style-name="P6" draw:layer="layout" svg:width="12.753cm" svg:height="0.395cm" svg:x="3.45cm" svg:y="5.725cm">
          <draw:text-box>
            <text:p text:style-name="P1"><text:span text:style-name="T11">a BW programme. It did not mention some dual-use sites previously monitored by </text:span></text:p>
          </draw:text-box>
        </draw:frame>
        <draw:frame draw:style-name="gr4" draw:text-style-name="P6" draw:layer="layout" svg:width="13.82cm" svg:height="0.395cm" svg:x="3.45cm" svg:y="6.219cm">
          <draw:text-box>
            <text:p text:style-name="P1"><text:span text:style-name="T11">UNSCOM. Names of individuals included in previous declarations on biological weapons </text:span></text:p>
          </draw:text-box>
        </draw:frame>
        <draw:frame draw:style-name="gr4" draw:text-style-name="P6" draw:layer="layout" svg:width="13.477cm" svg:height="0.395cm" svg:x="3.45cm" svg:y="6.712cm">
          <draw:text-box>
            <text:p text:style-name="P1"><text:span text:style-name="T11">had been “systematically removed”, although the declaration stated that they would be </text:span></text:p>
          </draw:text-box>
        </draw:frame>
        <draw:frame draw:style-name="gr4" draw:text-style-name="P6" draw:layer="layout" svg:width="5.586cm" svg:height="0.395cm" svg:x="3.45cm" svg:y="7.206cm">
          <draw:text-box>
            <text:p text:style-name="P1"><text:span text:style-name="T11">“</text:span><text:span text:style-name="T11">provided to UNMOVIC on request”.</text:span></text:p>
          </draw:text-box>
        </draw:frame>
        <draw:frame draw:style-name="gr4" draw:text-style-name="P6" draw:layer="layout" svg:width="1.441cm" svg:height="0.395cm" svg:x="3.45cm" svg:y="7.9cm">
          <draw:text-box>
            <text:p text:style-name="P1"><text:span text:style-name="T11">It did not:</text:span></text:p>
          </draw:text-box>
        </draw:frame>
        <draw:frame draw:style-name="gr6" draw:text-style-name="P8" draw:layer="layout" svg:width="0.493cm" svg:height="0.556cm" svg:x="4.2cm" svg:y="8.537cm">
          <draw:text-box>
            <text:p text:style-name="P1"><text:span text:style-name="T10">• </text:span></text:p>
          </draw:text-box>
        </draw:frame>
        <draw:frame draw:style-name="gr4" draw:text-style-name="P6" draw:layer="layout" svg:width="8.3cm" svg:height="0.395cm" svg:x="4.95cm" svg:y="8.594cm">
          <draw:text-box>
            <text:p text:style-name="P1"><text:span text:style-name="T11">“</text:span><text:span text:style-name="T11">address the issue of unaccounted for growth media”;</text:span></text:p>
          </draw:text-box>
        </draw:frame>
        <draw:frame draw:style-name="gr6" draw:text-style-name="P8" draw:layer="layout" svg:width="0.493cm" svg:height="0.556cm" svg:x="4.2cm" svg:y="9.131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631cm" svg:height="0.395cm" svg:x="4.95cm" svg:y="9.188cm">
          <draw:text-box>
            <text:p text:style-name="P1"><text:span text:style-name="T11">“</text:span><text:span text:style-name="T11">provide fully documented accounts” of the pre-1991 programmes or “recognition </text:span></text:p>
          </draw:text-box>
        </draw:frame>
        <draw:frame draw:style-name="gr4" draw:text-style-name="P6" draw:layer="layout" svg:width="4.07cm" svg:height="0.395cm" svg:x="4.95cm" svg:y="9.682cm">
          <draw:text-box>
            <text:p text:style-name="P1"><text:span text:style-name="T11">of the military application”;</text:span></text:p>
          </draw:text-box>
        </draw:frame>
        <draw:frame draw:style-name="gr6" draw:text-style-name="P8" draw:layer="layout" svg:width="0.493cm" svg:height="0.556cm" svg:x="4.2cm" svg:y="10.219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09cm" svg:height="0.395cm" svg:x="4.95cm" svg:y="10.276cm">
          <draw:text-box>
            <text:p text:style-name="P1"><text:span text:style-name="T11">“</text:span><text:span text:style-name="T11">acknowledge any proscribed biological weapons activity post-1991”; or</text:span></text:p>
          </draw:text-box>
        </draw:frame>
        <draw:frame draw:style-name="gr6" draw:text-style-name="P8" draw:layer="layout" svg:width="0.493cm" svg:height="0.556cm" svg:x="4.2cm" svg:y="10.813cm">
          <draw:text-box>
            <text:p text:style-name="P1"><text:span text:style-name="T10">• </text:span></text:p>
          </draw:text-box>
        </draw:frame>
        <draw:frame draw:style-name="gr4" draw:text-style-name="P6" draw:layer="layout" svg:width="7.254cm" svg:height="0.395cm" svg:x="4.95cm" svg:y="10.87cm">
          <draw:text-box>
            <text:p text:style-name="P1"><text:span text:style-name="T11">“</text:span><text:span text:style-name="T11">mention … transportable production facilities”.</text:span></text:p>
          </draw:text-box>
        </draw:frame>
        <draw:frame draw:style-name="gr4" draw:text-style-name="P6" draw:layer="layout" svg:width="2.893cm" svg:height="0.395cm" svg:x="3.45cm" svg:y="11.714cm">
          <draw:text-box>
            <text:p text:style-name="P1"><text:span text:style-name="T23">Nuclear weapons</text:span></text:p>
          </draw:text-box>
        </draw:frame>
        <draw:frame draw:style-name="gr4" draw:text-style-name="P6" draw:layer="layout" svg:width="13.976cm" svg:height="0.395cm" svg:x="3.45cm" svg:y="12.407cm">
          <draw:text-box>
            <text:p text:style-name="P1"><text:span text:style-name="T11">The declaration was “largely the same as the FFCD” for activity pre-1991 which had been </text:span></text:p>
          </draw:text-box>
        </draw:frame>
        <draw:frame draw:style-name="gr4" draw:text-style-name="P6" draw:layer="layout" svg:width="13.333cm" svg:height="0.395cm" svg:x="3.45cm" svg:y="12.901cm">
          <draw:text-box>
            <text:p text:style-name="P1"><text:span text:style-name="T11">issued in 1998, “with a new extended summary”. It was “accurate” but “incomplete”. It </text:span></text:p>
          </draw:text-box>
        </draw:frame>
        <draw:frame draw:style-name="gr4" draw:text-style-name="P6" draw:layer="layout" svg:width="13.257cm" svg:height="0.395cm" svg:x="3.45cm" svg:y="13.395cm">
          <draw:text-box>
            <text:p text:style-name="P1"><text:span text:style-name="T11">maintained that no weapons-related work had been undertaken since 1998. It did not </text:span></text:p>
          </draw:text-box>
        </draw:frame>
        <draw:frame draw:style-name="gr4" draw:text-style-name="P6" draw:layer="layout" svg:width="8.968cm" svg:height="0.395cm" svg:x="3.45cm" svg:y="13.889cm">
          <draw:text-box>
            <text:p text:style-name="P1"><text:span text:style-name="T11">address whether Iraq had been seeking uranium in Africa.</text:span></text:p>
          </draw:text-box>
        </draw:frame>
        <draw:frame draw:style-name="gr4" draw:text-style-name="P6" draw:layer="layout" svg:width="2.83cm" svg:height="0.395cm" svg:x="3.45cm" svg:y="14.583cm">
          <draw:text-box>
            <text:p text:style-name="P1"><text:span text:style-name="T23">Ballistic missiles</text:span></text:p>
          </draw:text-box>
        </draw:frame>
        <draw:frame draw:style-name="gr4" draw:text-style-name="P6" draw:layer="layout" svg:width="14.133cm" svg:height="0.395cm" svg:x="3.45cm" svg:y="15.277cm">
          <draw:text-box>
            <text:p text:style-name="P1"><text:span text:style-name="T11">Most of the data provided related to pre-1991 programmes. The declaration acknowledged </text:span></text:p>
          </draw:text-box>
        </draw:frame>
        <draw:frame draw:style-name="gr4" draw:text-style-name="P6" draw:layer="layout" svg:width="13.456cm" svg:height="0.395cm" svg:x="3.45cm" svg:y="15.771cm">
          <draw:text-box>
            <text:p text:style-name="P1"><text:span text:style-name="T11">“</text:span><text:span text:style-name="T11">some facilities established since 1998” and “known from intelligence”. It also provided </text:span></text:p>
          </draw:text-box>
        </draw:frame>
        <draw:frame draw:style-name="gr4" draw:text-style-name="P6" draw:layer="layout" svg:width="13.744cm" svg:height="0.395cm" svg:x="3.45cm" svg:y="16.265cm">
          <draw:text-box>
            <text:p text:style-name="P1"><text:span text:style-name="T11">“</text:span><text:span text:style-name="T11">some limited new evidence of proscribed missile development post-1991”. Two designs </text:span></text:p>
          </draw:text-box>
        </draw:frame>
        <draw:frame draw:style-name="gr4" draw:text-style-name="P6" draw:layer="layout" svg:width="9.26cm" svg:height="0.395cm" svg:x="3.45cm" svg:y="16.759cm">
          <draw:text-box>
            <text:p text:style-name="P1"><text:span text:style-name="T11">were judged to have ranges greater than the limit of 150km.</text:span></text:p>
          </draw:text-box>
        </draw:frame>
        <draw:frame draw:style-name="gr4" draw:text-style-name="P6" draw:layer="layout" svg:width="4.434cm" svg:height="0.395cm" svg:x="3.45cm" svg:y="17.452cm">
          <draw:text-box>
            <text:p text:style-name="P1"><text:span text:style-name="T11">The “major omissions” were:</text:span></text:p>
          </draw:text-box>
        </draw:frame>
        <draw:frame draw:style-name="gr6" draw:text-style-name="P8" draw:layer="layout" svg:width="0.493cm" svg:height="0.556cm" svg:x="4.2cm" svg:y="18.089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0.692cm" svg:height="0.395cm" svg:x="4.95cm" svg:y="18.146cm">
          <draw:text-box>
            <text:p text:style-name="P1"><text:span text:style-name="T11">“</text:span><text:span text:style-name="T11">no attempt to resolve outstanding issues” relating to SCUD missiles;</text:span></text:p>
          </draw:text-box>
        </draw:frame>
        <draw:frame draw:style-name="gr6" draw:text-style-name="P8" draw:layer="layout" svg:width="0.493cm" svg:height="0.556cm" svg:x="4.2cm" svg:y="18.683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436cm" svg:height="0.395cm" svg:x="4.95cm" svg:y="18.74cm">
          <draw:text-box>
            <text:p text:style-name="P1"><text:span text:style-name="T11">“</text:span><text:span text:style-name="T11">no mention of any post-1998 activity at many missile related facilities, including </text:span></text:p>
          </draw:text-box>
        </draw:frame>
        <draw:frame draw:style-name="gr4" draw:text-style-name="P6" draw:layer="layout" svg:width="11.508cm" svg:height="0.395cm" svg:x="4.95cm" svg:y="19.234cm">
          <draw:text-box>
            <text:p text:style-name="P1"><text:span text:style-name="T11">the al-Rafah engine test stand”, which was “capable of testing engines for </text:span></text:p>
          </draw:text-box>
        </draw:frame>
        <draw:frame draw:style-name="gr4" draw:text-style-name="P6" draw:layer="layout" svg:width="6.17cm" svg:height="0.395cm" svg:x="4.95cm" svg:y="19.728cm">
          <draw:text-box>
            <text:p text:style-name="P1"><text:span text:style-name="T11">missiles with ranges over 1000km”; and</text:span></text:p>
          </draw:text-box>
        </draw:frame>
        <draw:frame draw:style-name="gr6" draw:text-style-name="P8" draw:layer="layout" svg:width="0.493cm" svg:height="0.556cm" svg:x="4.2cm" svg:y="20.265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441cm" svg:height="0.395cm" svg:x="4.95cm" svg:y="20.322cm">
          <draw:text-box>
            <text:p text:style-name="P1"><text:span text:style-name="T11">“</text:span><text:span text:style-name="T11">no details of recent procurement activity associated with more advanced </text:span></text:p>
          </draw:text-box>
        </draw:frame>
        <draw:frame draw:style-name="gr4" draw:text-style-name="P6" draw:layer="layout" svg:width="2.923cm" svg:height="0.395cm" svg:x="4.95cm" svg:y="20.816cm">
          <draw:text-box>
            <text:p text:style-name="P1"><text:span text:style-name="T11">missile propellant”.</text:span></text:p>
          </draw:text-box>
        </draw:frame>
        <draw:frame draw:style-name="gr4" draw:text-style-name="P6" draw:layer="layout" svg:width="5.712cm" svg:height="0.395cm" svg:x="3.45cm" svg:y="21.66cm">
          <draw:text-box>
            <text:p text:style-name="P1"><text:span text:style-name="T23">Unmanned Aerial Vehicles (UAVs)</text:span><text:span text:style-name="T11">:</text:span></text:p>
          </draw:text-box>
        </draw:frame>
        <draw:frame draw:style-name="gr6" draw:text-style-name="P8" draw:layer="layout" svg:width="0.493cm" svg:height="0.556cm" svg:x="4.2cm" svg:y="22.29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583cm" svg:height="0.395cm" svg:x="4.95cm" svg:y="22.354cm">
          <draw:text-box>
            <text:p text:style-name="P1"><text:span text:style-name="T11">The declaration referred to “aborted attempts” to convert an anti-ship missile into </text:span></text:p>
          </draw:text-box>
        </draw:frame>
        <draw:frame draw:style-name="gr4" draw:text-style-name="P6" draw:layer="layout" svg:width="12.262cm" svg:height="0.395cm" svg:x="4.95cm" svg:y="22.847cm">
          <draw:text-box>
            <text:p text:style-name="P1"><text:span text:style-name="T11">a land attack weapon with a range of 95km. The JIC judged the “system would </text:span></text:p>
          </draw:text-box>
        </draw:frame>
        <draw:frame draw:style-name="gr4" draw:text-style-name="P6" draw:layer="layout" svg:width="7.444cm" svg:height="0.395cm" svg:x="4.95cm" svg:y="23.341cm">
          <draw:text-box>
            <text:p text:style-name="P1"><text:span text:style-name="T11">be suitable for chemical and biological delivery”.</text:span></text:p>
          </draw:text-box>
        </draw:frame>
        <draw:frame draw:style-name="gr6" draw:text-style-name="P8" draw:layer="layout" svg:width="0.493cm" svg:height="0.556cm" svg:x="4.2cm" svg:y="23.87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902cm" svg:height="0.395cm" svg:x="4.95cm" svg:y="23.935cm">
          <draw:text-box>
            <text:p text:style-name="P1"><text:span text:style-name="T11">The declaration claimed that the L-29 aircraft was “a target-drone” and there </text:span></text:p>
          </draw:text-box>
        </draw:frame>
        <draw:frame draw:style-name="gr4" draw:text-style-name="P6" draw:layer="layout" svg:width="12.178cm" svg:height="0.395cm" svg:x="4.95cm" svg:y="24.429cm">
          <draw:text-box>
            <text:p text:style-name="P1"><text:span text:style-name="T11">“</text:span><text:span text:style-name="T11">was no mention of a chemical or biological agent delivery capability”. The JIC </text:span></text:p>
          </draw:text-box>
        </draw:frame>
        <draw:frame draw:style-name="gr4" draw:text-style-name="P6" draw:layer="layout" svg:width="12.075cm" svg:height="0.395cm" svg:x="4.95cm" svg:y="24.923cm">
          <draw:text-box>
            <text:p text:style-name="P1"><text:span text:style-name="T11">judged that Iraq had “more aircraft” and had “conducted more flight tests than </text:span></text:p>
          </draw:text-box>
        </draw:frame>
        <draw:frame draw:style-name="gr4" draw:text-style-name="P6" draw:layer="layout" svg:width="6.991cm" svg:height="0.395cm" svg:x="4.95cm" svg:y="25.417cm">
          <draw:text-box>
            <text:p text:style-name="P1"><text:span text:style-name="T11">stated”; and that its range was “understated”.</text:span></text:p>
          </draw:text-box>
        </draw:frame>
      </draw:page>
      <draw:page draw:name="page3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7.433cm" svg:x="2.958cm" svg:y="2.608cm" svg:viewBox="0 0 15084 7434" draw:points="0,7434 15084,7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6" draw:text-style-name="P8" draw:layer="layout" svg:width="0.493cm" svg:height="0.556cm" svg:x="4.2cm" svg:y="2.99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643cm" svg:height="0.395cm" svg:x="4.95cm" svg:y="3.055cm">
          <draw:text-box>
            <text:p text:style-name="P1"><text:span text:style-name="T11">The declaration provided “limited, but new information on two UAV programmes”, </text:span></text:p>
          </draw:text-box>
        </draw:frame>
        <draw:frame draw:style-name="gr4" draw:text-style-name="P6" draw:layer="layout" svg:width="12.071cm" svg:height="0.395cm" svg:x="4.95cm" svg:y="3.549cm">
          <draw:text-box>
            <text:p text:style-name="P1"><text:span text:style-name="T11">which Iraq claimed had “started after 1998”, that had been included in reports </text:span></text:p>
          </draw:text-box>
        </draw:frame>
        <draw:frame draw:style-name="gr4" draw:text-style-name="P6" draw:layer="layout" svg:width="11.703cm" svg:height="0.395cm" svg:x="4.95cm" svg:y="4.043cm">
          <draw:text-box>
            <text:p text:style-name="P1"><text:span text:style-name="T11">recently passed to UNMOVIC. They would be “used as target drones”. The </text:span></text:p>
          </draw:text-box>
        </draw:frame>
        <draw:frame draw:style-name="gr4" draw:text-style-name="P6" draw:layer="layout" svg:width="12.164cm" svg:height="0.395cm" svg:x="4.95cm" svg:y="4.537cm">
          <draw:text-box>
            <text:p text:style-name="P1"><text:span text:style-name="T11">JIC judged that the UAVs “would have a significantly better performance” than </text:span></text:p>
          </draw:text-box>
        </draw:frame>
        <draw:frame draw:style-name="gr4" draw:text-style-name="P6" draw:layer="layout" svg:width="11.398cm" svg:height="0.395cm" svg:x="4.95cm" svg:y="5.031cm">
          <draw:text-box>
            <text:p text:style-name="P1"><text:span text:style-name="T11">claimed and could be “adapted to chemical and biological agent delivery”.</text:span></text:p>
          </draw:text-box>
        </draw:frame>
        <draw:frame draw:style-name="gr4" draw:text-style-name="P6" draw:layer="layout" svg:width="1.92cm" svg:height="0.395cm" svg:x="3.45cm" svg:y="5.875cm">
          <draw:text-box>
            <text:p text:style-name="P1"><text:span text:style-name="T23">Conclusion</text:span></text:p>
          </draw:text-box>
        </draw:frame>
        <draw:frame draw:style-name="gr4" draw:text-style-name="P6" draw:layer="layout" svg:width="13.752cm" svg:height="0.395cm" svg:x="3.45cm" svg:y="6.569cm">
          <draw:text-box>
            <text:p text:style-name="P1"><text:span text:style-name="T11">The JIC concluded that the declaration so far analysed failed to address the outstanding </text:span></text:p>
          </draw:text-box>
        </draw:frame>
        <draw:frame draw:style-name="gr4" draw:text-style-name="P6" draw:layer="layout" svg:width="13.587cm" svg:height="0.395cm" svg:x="3.45cm" svg:y="7.062cm">
          <draw:text-box>
            <text:p text:style-name="P1"><text:span text:style-name="T11">issues from UNSCOM’s report to the Security Council in 1999 and “made no attempt to </text:span></text:p>
          </draw:text-box>
        </draw:frame>
        <draw:frame draw:style-name="gr4" draw:text-style-name="P6" draw:layer="layout" svg:width="9.866cm" svg:height="0.395cm" svg:x="3.45cm" svg:y="7.556cm">
          <draw:text-box>
            <text:p text:style-name="P1"><text:span text:style-name="T11">answer any of the points outlined in the UK dossier”. Iraq might:</text:span></text:p>
          </draw:text-box>
        </draw:frame>
        <draw:frame draw:style-name="gr4" draw:text-style-name="P6" draw:layer="layout" svg:width="13.074cm" svg:height="0.395cm" svg:x="4.2cm" svg:y="8.25cm">
          <draw:text-box>
            <text:p text:style-name="P1"><text:span text:style-name="T11">“… </text:span><text:span text:style-name="T11">feel they dealt with these points in their previous rebuttal of the dossier. Some of </text:span></text:p>
          </draw:text-box>
        </draw:frame>
        <draw:frame draw:style-name="gr4" draw:text-style-name="P6" draw:layer="layout" svg:width="13.189cm" svg:height="0.395cm" svg:x="4.2cm" svg:y="8.744cm">
          <draw:text-box>
            <text:p text:style-name="P1"><text:span text:style-name="T11">the deficiencies may be addressed in the parts yet to be translated, but this does not </text:span></text:p>
          </draw:text-box>
        </draw:frame>
        <draw:frame draw:style-name="gr4" draw:text-style-name="P6" draw:layer="layout" svg:width="1.712cm" svg:height="0.395cm" svg:x="4.2cm" svg:y="9.238cm">
          <draw:text-box>
            <text:p text:style-name="P1"><text:span text:style-name="T11">look likely.”</text:span></text:p>
          </draw:text-box>
        </draw:frame>
        <draw:frame draw:style-name="gr1" draw:text-style-name="P2" draw:layer="layout" svg:width="15.551cm" svg:height="0.475cm" svg:x="2.2cm" svg:y="10.739cm">
          <draw:text-box>
            <text:p text:style-name="P1"><text:span text:style-name="T7">152. </text:span><text:span text:style-name="T4"><text:s/>On 20 December, Mr Miller sent Sir David Manning a further DIS overview of </text:span></text:p>
          </draw:text-box>
        </draw:frame>
        <draw:frame draw:style-name="gr1" draw:text-style-name="P2" draw:layer="layout" svg:width="3.346cm" svg:height="0.475cm" svg:x="2.2cm" svg:y="11.303cm">
          <draw:text-box>
            <text:p text:style-name="P1"><text:span text:style-name="T4">Iraq’s declaration.</text:span></text:p>
          </draw:text-box>
        </draw:frame>
        <draw:frame draw:style-name="gr7" draw:text-style-name="P9" draw:layer="layout" svg:width="0.273cm" svg:height="0.276cm" svg:x="5.534cm" svg:y="11.322cm">
          <draw:text-box>
            <text:p text:style-name="P1"><text:span text:style-name="T13">61</text:span></text:p>
          </draw:text-box>
        </draw:frame>
        <draw:frame draw:style-name="gr1" draw:text-style-name="P2" draw:layer="layout" svg:width="16.266cm" svg:height="0.475cm" svg:x="2.2cm" svg:y="12.217cm">
          <draw:text-box>
            <text:p text:style-name="P1"><text:span text:style-name="T7">153. </text:span><text:span text:style-name="T4"><text:s/>Mr Miller re-stated the key findings outlined in the 18 December JIC Assessment </text:span></text:p>
          </draw:text-box>
        </draw:frame>
        <draw:frame draw:style-name="gr1" draw:text-style-name="P2" draw:layer="layout" svg:width="14.455cm" svg:height="0.475cm" svg:x="2.2cm" svg:y="12.782cm">
          <draw:text-box>
            <text:p text:style-name="P1"><text:span text:style-name="T4">and identified the principal areas of apparent omission. The main new points </text:span></text:p>
          </draw:text-box>
        </draw:frame>
        <draw:frame draw:style-name="gr1" draw:text-style-name="P2" draw:layer="layout" svg:width="2.86cm" svg:height="0.475cm" svg:x="2.2cm" svg:y="13.346cm">
          <draw:text-box>
            <text:p text:style-name="P1"><text:span text:style-name="T4">identified were:</text:span></text:p>
          </draw:text-box>
        </draw:frame>
        <draw:frame draw:style-name="gr2" draw:text-style-name="P3" draw:layer="layout" svg:width="0.634cm" svg:height="0.712cm" svg:x="2.95cm" svg:y="14.1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14.261cm">
          <draw:text-box>
            <text:p text:style-name="P1"><text:span text:style-name="T4">“</text:span><text:span text:style-name="T4">an admission by the Iraqis that they have delivered 50 Al Samoud missiles to </text:span></text:p>
          </draw:text-box>
        </draw:frame>
        <draw:frame draw:style-name="gr1" draw:text-style-name="P2" draw:layer="layout" svg:width="14.865cm" svg:height="0.475cm" svg:x="3.7cm" svg:y="14.825cm">
          <draw:text-box>
            <text:p text:style-name="P1"><text:span text:style-name="T4">their military. The UK dossier stated that at least 50 of these missiles had been </text:span></text:p>
          </draw:text-box>
        </draw:frame>
        <draw:frame draw:style-name="gr1" draw:text-style-name="P2" draw:layer="layout" svg:width="9.713cm" svg:height="0.475cm" svg:x="3.7cm" svg:y="15.39cm">
          <draw:text-box>
            <text:p text:style-name="P1"><text:span text:style-name="T4">produced and were being deployed to military units;</text:span></text:p>
          </draw:text-box>
        </draw:frame>
        <draw:frame draw:style-name="gr2" draw:text-style-name="P3" draw:layer="layout" svg:width="0.634cm" svg:height="0.712cm" svg:x="2.95cm" svg:y="15.8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6.054cm">
          <draw:text-box>
            <text:p text:style-name="P1"><text:span text:style-name="T4">details of missile related procurement activities post-1998, which Iraq claims </text:span></text:p>
          </draw:text-box>
        </draw:frame>
        <draw:frame draw:style-name="gr1" draw:text-style-name="P2" draw:layer="layout" svg:width="14.586cm" svg:height="0.475cm" svg:x="3.7cm" svg:y="16.619cm">
          <draw:text-box>
            <text:p text:style-name="P1"><text:span text:style-name="T4">were for permitted programmes. There are no details concerning the origin of </text:span></text:p>
          </draw:text-box>
        </draw:frame>
        <draw:frame draw:style-name="gr1" draw:text-style-name="P2" draw:layer="layout" svg:width="14.628cm" svg:height="0.475cm" svg:x="3.7cm" svg:y="17.183cm">
          <draw:text-box>
            <text:p text:style-name="P1"><text:span text:style-name="T4">the material and equipment procured, some of which we judge were obtained </text:span></text:p>
          </draw:text-box>
        </draw:frame>
        <draw:frame draw:style-name="gr1" draw:text-style-name="P2" draw:layer="layout" svg:width="2.051cm" svg:height="0.475cm" svg:x="3.7cm" svg:y="17.747cm">
          <draw:text-box>
            <text:p text:style-name="P1"><text:span text:style-name="T4">illicitly; and</text:span></text:p>
          </draw:text-box>
        </draw:frame>
        <draw:frame draw:style-name="gr2" draw:text-style-name="P3" draw:layer="layout" svg:width="0.634cm" svg:height="0.712cm" svg:x="2.95cm" svg:y="18.2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46cm" svg:height="0.475cm" svg:x="3.7cm" svg:y="18.412cm">
          <draw:text-box>
            <text:p text:style-name="P1"><text:span text:style-name="T4">the document fails to cover refurbishment at potential BW sites.”</text:span></text:p>
          </draw:text-box>
        </draw:frame>
        <draw:frame draw:style-name="gr1" draw:text-style-name="P2" draw:layer="layout" svg:width="16.283cm" svg:height="0.475cm" svg:x="2.2cm" svg:y="19.326cm">
          <draw:text-box>
            <text:p text:style-name="P1"><text:span text:style-name="T7">154. </text:span><text:span text:style-name="T4"><text:s/>Mr Miller reported that the DIS would continue to analyse the declaration when a </text:span></text:p>
          </draw:text-box>
        </draw:frame>
        <draw:frame draw:style-name="gr1" draw:text-style-name="P2" draw:layer="layout" svg:width="15.119cm" svg:height="0.475cm" svg:x="2.2cm" svg:y="19.891cm">
          <draw:text-box>
            <text:p text:style-name="P1"><text:span text:style-name="T4">full English text was available from the UN. That was likely to be after Christmas.</text:span></text:p>
          </draw:text-box>
        </draw:frame>
        <draw:frame draw:style-name="gr1" draw:text-style-name="P2" draw:layer="layout" svg:width="8.456cm" svg:height="0.475cm" svg:x="2.2cm" svg:y="21.005cm">
          <draw:text-box>
            <text:p text:style-name="P1"><text:span text:style-name="T1">SECURITY COUNCIL, 19 DECEMBER 2002</text:span></text:p>
          </draw:text-box>
        </draw:frame>
        <draw:frame draw:style-name="gr1" draw:text-style-name="P2" draw:layer="layout" svg:width="15.36cm" svg:height="0.475cm" svg:x="2.2cm" svg:y="21.77cm">
          <draw:text-box>
            <text:p text:style-name="P1"><text:span text:style-name="T7">155. </text:span><text:span text:style-name="T15"><text:s/>Dr Blix told the Security Council on 19 December that, while individual </text:span></text:p>
          </draw:text-box>
        </draw:frame>
        <draw:frame draw:style-name="gr1" draw:text-style-name="P2" draw:layer="layout" svg:width="16.283cm" svg:height="0.475cm" svg:x="2.2cm" svg:y="22.334cm">
          <draw:text-box>
            <text:p text:style-name="P1"><text:span text:style-name="T15">governments had stated they had evidence which contradicted Iraq’s denial that </text:span></text:p>
          </draw:text-box>
        </draw:frame>
        <draw:frame draw:style-name="gr1" draw:text-style-name="P2" draw:layer="layout" svg:width="16.457cm" svg:height="0.475cm" svg:x="2.2cm" svg:y="22.899cm">
          <draw:text-box>
            <text:p text:style-name="P1"><text:span text:style-name="T15">it had weapons of mass destruction, UNMOVIC was not yet in a position to give a </text:span></text:p>
          </draw:text-box>
        </draw:frame>
        <draw:frame draw:style-name="gr1" draw:text-style-name="P2" draw:layer="layout" svg:width="3.008cm" svg:height="0.475cm" svg:x="2.2cm" svg:y="23.463cm">
          <draw:text-box>
            <text:p text:style-name="P1"><text:span text:style-name="T15">definitive view.</text:span></text:p>
          </draw:text-box>
        </draw:frame>
        <draw:frame draw:style-name="gr1" draw:text-style-name="P2" draw:layer="layout" svg:width="16.342cm" svg:height="0.475cm" svg:x="2.2cm" svg:y="24.377cm">
          <draw:text-box>
            <text:p text:style-name="P1"><text:span text:style-name="T7">156. </text:span><text:span text:style-name="T4"><text:s/>Sir Jeremy Greenstock reported overnight on 17/18 December that Dr Blix woul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531cm" svg:y1="27.137cm" svg:x2="13.491cm" svg:y2="27.137cm">
          <text:p/>
        </draw:line>
        <draw:frame draw:style-name="gr1" draw:text-style-name="P2" draw:layer="layout" svg:width="15.581cm" svg:height="0.475cm" svg:x="2.2cm" svg:y="24.942cm">
          <draw:text-box>
            <text:p text:style-name="P1"><text:span text:style-name="T4">tell the Security Council on 19 December that it could not have confidence that the 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61 </text:span></text:p>
          </draw:text-box>
        </draw:frame>
        <draw:frame draw:style-name="gr4" draw:text-style-name="P6" draw:layer="layout" svg:width="10.983cm" svg:height="0.395cm" svg:x="2.532cm" svg:y="26.781cm">
          <draw:text-box>
            <text:p text:style-name="P1"><text:span text:style-name="T6">Minute Miller to Manning, 20 December 2002, ‘Iraq: WMD Declaration’</text:span><text:span text:style-name="T11">.</text:span></text:p>
          </draw:text-box>
        </draw:frame>
      </draw:page>
      <draw:page draw:name="page3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4">declaration “disposed of” the question of Iraq’s WMD holdings but that he could not say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4">Iraq definitely had WMD; there was more work to do and the ball was in Iraq’s court.</text:span></text:p>
          </draw:text-box>
        </draw:frame>
        <draw:frame draw:style-name="gr7" draw:text-style-name="P9" draw:layer="layout" svg:width="0.273cm" svg:height="0.276cm" svg:x="17.886cm" svg:y="3.108cm">
          <draw:text-box>
            <text:p text:style-name="P1"><text:span text:style-name="T13">62</text:span></text:p>
          </draw:text-box>
        </draw:frame>
        <draw:frame draw:style-name="gr1" draw:text-style-name="P2" draw:layer="layout" svg:width="16.715cm" svg:height="0.475cm" svg:x="2.2cm" svg:y="4.004cm">
          <draw:text-box>
            <text:p text:style-name="P1"><text:span text:style-name="T7">157. </text:span><text:span text:style-name="T4"><text:s/>Dr Blix and Dr ElBaradei briefed members of the Security Council on 19 December </text:span></text:p>
          </draw:text-box>
        </draw:frame>
        <draw:frame draw:style-name="gr1" draw:text-style-name="P2" draw:layer="layout" svg:width="14.81cm" svg:height="0.475cm" svg:x="2.2cm" svg:y="4.568cm">
          <draw:text-box>
            <text:p text:style-name="P1"><text:span text:style-name="T4">on inspections in Iraq and their preliminary assessment of the Iraqi declaration.</text:span></text:p>
          </draw:text-box>
        </draw:frame>
        <draw:frame draw:style-name="gr7" draw:text-style-name="P9" draw:layer="layout" svg:width="0.273cm" svg:height="0.276cm" svg:x="16.954cm" svg:y="4.587cm">
          <draw:text-box>
            <text:p text:style-name="P1"><text:span text:style-name="T13">63</text:span></text:p>
          </draw:text-box>
        </draw:frame>
        <draw:frame draw:style-name="gr1" draw:text-style-name="P2" draw:layer="layout" svg:width="14.31cm" svg:height="0.475cm" svg:x="2.2cm" svg:y="5.483cm">
          <draw:text-box>
            <text:p text:style-name="P1"><text:span text:style-name="T7">158. </text:span><text:span text:style-name="T4"><text:s/>Dr Blix told the Security Council on 19 December that, while individual </text:span></text:p>
          </draw:text-box>
        </draw:frame>
        <draw:frame draw:style-name="gr1" draw:text-style-name="P2" draw:layer="layout" svg:width="15.123cm" svg:height="0.475cm" svg:x="2.2cm" svg:y="6.047cm">
          <draw:text-box>
            <text:p text:style-name="P1"><text:span text:style-name="T4">governments had stated they had evidence which contradicted Iraq’s denial that </text:span></text:p>
          </draw:text-box>
        </draw:frame>
        <draw:frame draw:style-name="gr1" draw:text-style-name="P2" draw:layer="layout" svg:width="15.047cm" svg:height="0.475cm" svg:x="2.2cm" svg:y="6.612cm">
          <draw:text-box>
            <text:p text:style-name="P1"><text:span text:style-name="T4">it had weapons of mass destruction, UNMOVIC was not yet in a position to give </text:span></text:p>
          </draw:text-box>
        </draw:frame>
        <draw:frame draw:style-name="gr1" draw:text-style-name="P2" draw:layer="layout" svg:width="3.092cm" svg:height="0.475cm" svg:x="2.2cm" svg:y="7.176cm">
          <draw:text-box>
            <text:p text:style-name="P1"><text:span text:style-name="T4">a definitive view.</text:span></text:p>
          </draw:text-box>
        </draw:frame>
        <draw:frame draw:style-name="gr1" draw:text-style-name="P2" draw:layer="layout" svg:width="16.148cm" svg:height="0.475cm" svg:x="2.2cm" svg:y="8.091cm">
          <draw:text-box>
            <text:p text:style-name="P1"><text:span text:style-name="T7">159. </text:span><text:span text:style-name="T4"><text:s/>In his “necessarily provisional” comments on the Iraqi declaration, Dr Blix stated </text:span></text:p>
          </draw:text-box>
        </draw:frame>
        <draw:frame draw:style-name="gr1" draw:text-style-name="P2" draw:layer="layout" svg:width="15.631cm" svg:height="0.475cm" svg:x="2.2cm" svg:y="8.655cm">
          <draw:text-box>
            <text:p text:style-name="P1"><text:span text:style-name="T4">that Iraq continued to state that there were no weapons of mass destruction in Iraq </text:span></text:p>
          </draw:text-box>
        </draw:frame>
        <draw:frame draw:style-name="gr1" draw:text-style-name="P2" draw:layer="layout" svg:width="16.106cm" svg:height="0.475cm" svg:x="2.2cm" svg:y="9.22cm">
          <draw:text-box>
            <text:p text:style-name="P1"><text:span text:style-name="T4">when inspectors left in December 1998 and that none had “been designed, procured, </text:span></text:p>
          </draw:text-box>
        </draw:frame>
        <draw:frame draw:style-name="gr1" draw:text-style-name="P2" draw:layer="layout" svg:width="16.211cm" svg:height="0.475cm" svg:x="2.2cm" svg:y="9.784cm">
          <draw:text-box>
            <text:p text:style-name="P1"><text:span text:style-name="T4">produced or stored in the period since then”. While individual governments had stated </text:span></text:p>
          </draw:text-box>
        </draw:frame>
        <draw:frame draw:style-name="gr1" draw:text-style-name="P2" draw:layer="layout" svg:width="15.335cm" svg:height="0.475cm" svg:x="2.2cm" svg:y="10.348cm">
          <draw:text-box>
            <text:p text:style-name="P1"><text:span text:style-name="T4">that they had “convincing evidence to the contrary”, UNMOVIC was, at that point, </text:span></text:p>
          </draw:text-box>
        </draw:frame>
        <draw:frame draw:style-name="gr1" draw:text-style-name="P2" draw:layer="layout" svg:width="15.111cm" svg:height="0.475cm" svg:x="2.2cm" svg:y="10.913cm">
          <draw:text-box>
            <text:p text:style-name="P1"><text:span text:style-name="T4">“</text:span><text:span text:style-name="T4">neither in a position to confirm Iraq’s statements, nor in possession of evidence </text:span></text:p>
          </draw:text-box>
        </draw:frame>
        <draw:frame draw:style-name="gr1" draw:text-style-name="P2" draw:layer="layout" svg:width="2.669cm" svg:height="0.475cm" svg:x="2.2cm" svg:y="11.477cm">
          <draw:text-box>
            <text:p text:style-name="P1"><text:span text:style-name="T4">to disprove it”.</text:span></text:p>
          </draw:text-box>
        </draw:frame>
        <draw:frame draw:style-name="gr1" draw:text-style-name="P2" draw:layer="layout" svg:width="16.444cm" svg:height="0.475cm" svg:x="2.2cm" svg:y="12.392cm">
          <draw:text-box>
            <text:p text:style-name="P1"><text:span text:style-name="T7">160. </text:span><text:span text:style-name="T4"><text:s/>Dr Blix added that, during the period between 1991 and 1998, Iraq had submitted </text:span></text:p>
          </draw:text-box>
        </draw:frame>
        <draw:frame draw:style-name="gr1" draw:text-style-name="P2" draw:layer="layout" svg:width="15.754cm" svg:height="0.475cm" svg:x="2.2cm" svg:y="12.956cm">
          <draw:text-box>
            <text:p text:style-name="P1"><text:span text:style-name="T4">many declarations which had “proved inaccurate or incomplete or was unsupported </text:span></text:p>
          </draw:text-box>
        </draw:frame>
        <draw:frame draw:style-name="gr1" draw:text-style-name="P2" draw:layer="layout" svg:width="8.219cm" svg:height="0.475cm" svg:x="2.2cm" svg:y="13.521cm">
          <draw:text-box>
            <text:p text:style-name="P1"><text:span text:style-name="T4">or contradicted by evidence”. Dr Blix stated:</text:span></text:p>
          </draw:text-box>
        </draw:frame>
        <draw:frame draw:style-name="gr1" draw:text-style-name="P2" draw:layer="layout" svg:width="15.141cm" svg:height="0.475cm" svg:x="2.95cm" svg:y="14.435cm">
          <draw:text-box>
            <text:p text:style-name="P1"><text:span text:style-name="T4">“</text:span><text:span text:style-name="T4">A declaration cannot, if it stands alone, create confidence. The listing of sites or </text:span></text:p>
          </draw:text-box>
        </draw:frame>
        <draw:frame draw:style-name="gr1" draw:text-style-name="P2" draw:layer="layout" svg:width="15.318cm" svg:height="0.475cm" svg:x="2.95cm" svg:y="15cm">
          <draw:text-box>
            <text:p text:style-name="P1"><text:span text:style-name="T4">of persons, the reporting of production, importation, destruction and consumption </text:span></text:p>
          </draw:text-box>
        </draw:frame>
        <draw:frame draw:style-name="gr1" draw:text-style-name="P2" draw:layer="layout" svg:width="15.132cm" svg:height="0.475cm" svg:x="2.95cm" svg:y="15.564cm">
          <draw:text-box>
            <text:p text:style-name="P1"><text:span text:style-name="T4">figures … is not enough to create confidence that no weapons programmes and </text:span></text:p>
          </draw:text-box>
        </draw:frame>
        <draw:frame draw:style-name="gr1" draw:text-style-name="P2" draw:layer="layout" svg:width="15.424cm" svg:height="0.475cm" svg:x="2.95cm" svg:y="16.128cm">
          <draw:text-box>
            <text:p text:style-name="P1"><text:span text:style-name="T4">proscribed items remain. The statements need to be supported by documentation </text:span></text:p>
          </draw:text-box>
        </draw:frame>
        <draw:frame draw:style-name="gr1" draw:text-style-name="P2" draw:layer="layout" svg:width="10.183cm" svg:height="0.475cm" svg:x="2.95cm" svg:y="16.693cm">
          <draw:text-box>
            <text:p text:style-name="P1"><text:span text:style-name="T4">or other evidence. Only so do they become verifiable.”</text:span></text:p>
          </draw:text-box>
        </draw:frame>
        <draw:frame draw:style-name="gr1" draw:text-style-name="P2" draw:layer="layout" svg:width="14.416cm" svg:height="0.475cm" svg:x="2.2cm" svg:y="17.607cm">
          <draw:text-box>
            <text:p text:style-name="P1"><text:span text:style-name="T7">161. </text:span><text:span text:style-name="T4"><text:s/>The overall impression was that “not much new significant information” </text:span></text:p>
          </draw:text-box>
        </draw:frame>
        <draw:frame draw:style-name="gr1" draw:text-style-name="P2" draw:layer="layout" svg:width="15.212cm" svg:height="0.475cm" svg:x="2.2cm" svg:y="18.172cm">
          <draw:text-box>
            <text:p text:style-name="P1"><text:span text:style-name="T4">had been provided which related to proscribed programmes; nor had “much new </text:span></text:p>
          </draw:text-box>
        </draw:frame>
        <draw:frame draw:style-name="gr1" draw:text-style-name="P2" draw:layer="layout" svg:width="16.029cm" svg:height="0.475cm" svg:x="2.2cm" svg:y="18.736cm">
          <draw:text-box>
            <text:p text:style-name="P1"><text:span text:style-name="T4">supporting documentation or other evidence been submitted”. Iraq had provided new </text:span></text:p>
          </draw:text-box>
        </draw:frame>
        <draw:frame draw:style-name="gr1" draw:text-style-name="P2" draw:layer="layout" svg:width="2.813cm" svg:height="0.475cm" svg:x="2.2cm" svg:y="19.301cm">
          <draw:text-box>
            <text:p text:style-name="P1"><text:span text:style-name="T4">information on:</text:span></text:p>
          </draw:text-box>
        </draw:frame>
        <draw:frame draw:style-name="gr2" draw:text-style-name="P3" draw:layer="layout" svg:width="0.634cm" svg:height="0.712cm" svg:x="2.95cm" svg:y="20.0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20.215cm">
          <draw:text-box>
            <text:p text:style-name="P1"><text:span text:style-name="T4">missile activities, including a series of new projects at various stages of </text:span></text:p>
          </draw:text-box>
        </draw:frame>
        <draw:frame draw:style-name="gr1" draw:text-style-name="P2" draw:layer="layout" svg:width="9.231cm" svg:height="0.475cm" svg:x="3.7cm" svg:y="20.78cm">
          <draw:text-box>
            <text:p text:style-name="P1"><text:span text:style-name="T4">development, which Iraq claimed were permitted;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08cm" svg:height="0.475cm" svg:x="3.7cm" svg:y="21.444cm">
          <draw:text-box>
            <text:p text:style-name="P1"><text:span text:style-name="T4">a short-range rocket manufactured using 81mm aluminium tubes; and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22.108cm">
          <draw:text-box>
            <text:p text:style-name="P1"><text:span text:style-name="T4">the ‘Air Force’ document relating to the consumption of chemical weapons in th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2.479cm" svg:height="0.475cm" svg:x="3.7cm" svg:y="22.673cm">
          <draw:text-box>
            <text:p text:style-name="P1"><text:span text:style-name="T4">Iraq/Iran war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62 </text:span></text:p>
          </draw:text-box>
        </draw:frame>
        <draw:frame draw:style-name="gr4" draw:text-style-name="P6" draw:layer="layout" svg:width="14.666cm" svg:height="0.395cm" svg:x="2.528cm" svg:y="25.511cm">
          <draw:text-box>
            <text:p text:style-name="P1"><text:span text:style-name="T11">Telegram 2411 UKMIS New York to FCO London, 18 December 2002, ‘Iraq: Handling of WMD </text:span></text:p>
          </draw:text-box>
        </draw:frame>
        <draw:frame draw:style-name="gr4" draw:text-style-name="P6" draw:layer="layout" svg:width="1.949cm" svg:height="0.395cm" svg:x="2.2cm" svg:y="25.934cm">
          <draw:text-box>
            <text:p text:style-name="P1"><text:span text:style-name="T11">Declaration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63 </text:span></text:p>
          </draw:text-box>
        </draw:frame>
        <draw:frame draw:style-name="gr4" draw:text-style-name="P6" draw:layer="layout" svg:width="15.458cm" svg:height="0.395cm" svg:x="2.532cm" svg:y="26.357cm">
          <draw:text-box>
            <text:p text:style-name="P1"><text:span text:style-name="T11">UN Press Release, 19 December 2002, </text:span><text:span text:style-name="T19">Statement to press on Iraq inspections by Security Council </text:span></text:p>
          </draw:text-box>
        </draw:frame>
        <draw:frame draw:style-name="gr4" draw:text-style-name="P6" draw:layer="layout" svg:width="3.279cm" svg:height="0.395cm" svg:x="2.2cm" svg:y="26.781cm">
          <draw:text-box>
            <text:p text:style-name="P1"><text:span text:style-name="T19">President</text:span><text:span text:style-name="T11"> (SC/7614).</text:span></text:p>
          </draw:text-box>
        </draw:frame>
      </draw:page>
      <draw:page draw:name="page3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8.763cm" svg:x="2.958cm" svg:y="8.828cm" svg:viewBox="0 0 15084 8764" draw:points="0,8764 15084,876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7">162. </text:span><text:span text:style-name="T4"><text:s/>There were also inconsistencies and areas which needed clarification, includin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6cm" svg:height="0.475cm" svg:x="3.7cm" svg:y="3.44cm">
          <draw:text-box>
            <text:p text:style-name="P1"><text:span text:style-name="T4">the omission of information on imports of bacterial growth media;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8cm" svg:height="0.475cm" svg:x="3.7cm" svg:y="4.104cm">
          <draw:text-box>
            <text:p text:style-name="P1"><text:span text:style-name="T4">declaration of the development of a variant of the Al Samoud missile which had </text:span></text:p>
          </draw:text-box>
        </draw:frame>
        <draw:frame draw:style-name="gr1" draw:text-style-name="P2" draw:layer="layout" svg:width="9.083cm" svg:height="0.475cm" svg:x="3.7cm" svg:y="4.668cm">
          <draw:text-box>
            <text:p text:style-name="P1"><text:span text:style-name="T4">exceeded the permitted range in test flights; and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cm" svg:height="0.475cm" svg:x="3.7cm" svg:y="5.333cm">
          <draw:text-box>
            <text:p text:style-name="P1"><text:span text:style-name="T4">a lack of supporting evidence to address unresolved issues identified in the </text:span></text:p>
          </draw:text-box>
        </draw:frame>
        <draw:frame draw:style-name="gr1" draw:text-style-name="P2" draw:layer="layout" svg:width="10.217cm" svg:height="0.475cm" svg:x="3.7cm" svg:y="5.897cm">
          <draw:text-box>
            <text:p text:style-name="P1"><text:span text:style-name="T4">1999 UNSCOM and Amorim reports (see Section 1.1).</text:span></text:p>
          </draw:text-box>
        </draw:frame>
        <draw:frame draw:style-name="gr1" draw:text-style-name="P2" draw:layer="layout" svg:width="16.143cm" svg:height="0.475cm" svg:x="2.2cm" svg:y="6.812cm">
          <draw:text-box>
            <text:p text:style-name="P1"><text:span text:style-name="T7">163. </text:span><text:span text:style-name="T4"><text:s/>In conclusion, Dr Blix stated that, if Iraq failed to provide evidence supporting its </text:span></text:p>
          </draw:text-box>
        </draw:frame>
        <draw:frame draw:style-name="gr1" draw:text-style-name="P2" draw:layer="layout" svg:width="16.004cm" svg:height="0.475cm" svg:x="2.2cm" svg:y="7.376cm">
          <draw:text-box>
            <text:p text:style-name="P1"><text:span text:style-name="T4">statements, the inspectors could not guarantee that all possibly concealed items and </text:span></text:p>
          </draw:text-box>
        </draw:frame>
        <draw:frame draw:style-name="gr1" draw:text-style-name="P2" draw:layer="layout" svg:width="16.152cm" svg:height="0.475cm" svg:x="2.2cm" svg:y="7.941cm">
          <draw:text-box>
            <text:p text:style-name="P1"><text:span text:style-name="T4">activities would be found; but they would make attempts at concealment more difficult.</text:span></text:p>
          </draw:text-box>
        </draw:frame>
        <draw:frame draw:style-name="gr6" draw:text-style-name="P8" draw:layer="layout" svg:width="3.042cm" svg:height="0.556cm" svg:x="8.99cm" svg:y="9.262cm">
          <draw:text-box>
            <text:p text:style-name="P1"><text:span text:style-name="T9">JIC priorities</text:span></text:p>
          </draw:text-box>
        </draw:frame>
        <draw:frame draw:style-name="gr4" draw:text-style-name="P6" draw:layer="layout" svg:width="13.989cm" svg:height="0.395cm" svg:x="3.45cm" svg:y="10.183cm">
          <draw:text-box>
            <text:p text:style-name="P1"><text:span text:style-name="T11">Mr John Scarlett recorded that he had discussed the JIC’s priorities for January 2003 with </text:span></text:p>
          </draw:text-box>
        </draw:frame>
        <draw:frame draw:style-name="gr4" draw:text-style-name="P6" draw:layer="layout" svg:width="5.065cm" svg:height="0.395cm" svg:x="3.45cm" svg:y="10.677cm">
          <draw:text-box>
            <text:p text:style-name="P1"><text:span text:style-name="T11">Sir David Manning on 3 January.</text:span></text:p>
          </draw:text-box>
        </draw:frame>
        <draw:frame draw:style-name="gr10" draw:text-style-name="P11" draw:layer="layout" svg:width="0.231cm" svg:height="0.23cm" svg:x="8.542cm" svg:y="10.693cm">
          <draw:text-box>
            <text:p text:style-name="P1"><text:span text:style-name="T14">64</text:span></text:p>
          </draw:text-box>
        </draw:frame>
        <draw:frame draw:style-name="gr4" draw:text-style-name="P6" draw:layer="layout" svg:width="5.928cm" svg:height="0.395cm" svg:x="8.771cm" svg:y="10.677cm">
          <draw:text-box>
            <text:p text:style-name="P1"><text:span text:style-name="T11"><text:s/></text:span><text:span text:style-name="T11">They had agreed that there would be:</text:span></text:p>
          </draw:text-box>
        </draw:frame>
        <draw:frame draw:style-name="gr4" draw:text-style-name="P6" draw:layer="layout" svg:width="7.529cm" svg:height="0.395cm" svg:x="4.2cm" svg:y="11.371cm">
          <draw:text-box>
            <text:p text:style-name="P1"><text:span text:style-name="T11">“… </text:span><text:span text:style-name="T11">a need to retest our standing judgements on:</text:span></text:p>
          </draw:text-box>
        </draw:frame>
        <draw:frame draw:style-name="gr6" draw:text-style-name="P8" draw:layer="layout" svg:width="0.493cm" svg:height="0.556cm" svg:x="4.9cm" svg:y="12.00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8.9cm" svg:height="0.395cm" svg:x="5.4cm" svg:y="12.065cm">
          <draw:text-box>
            <text:p text:style-name="P1"><text:span text:style-name="T11">the continuing cohesion or otherwise of Saddam’s regime</text:span></text:p>
          </draw:text-box>
        </draw:frame>
        <draw:frame draw:style-name="gr6" draw:text-style-name="P8" draw:layer="layout" svg:width="0.493cm" svg:height="0.556cm" svg:x="4.9cm" svg:y="12.602cm">
          <draw:text-box>
            <text:p text:style-name="P1"><text:span text:style-name="T10">• </text:span></text:p>
          </draw:text-box>
        </draw:frame>
        <draw:frame draw:style-name="gr4" draw:text-style-name="P6" draw:layer="layout" svg:width="8.591cm" svg:height="0.395cm" svg:x="5.4cm" svg:y="12.659cm">
          <draw:text-box>
            <text:p text:style-name="P1"><text:span text:style-name="T11">the developing attitudes of neighbouring/regional states</text:span></text:p>
          </draw:text-box>
        </draw:frame>
        <draw:frame draw:style-name="gr6" draw:text-style-name="P8" draw:layer="layout" svg:width="0.493cm" svg:height="0.556cm" svg:x="4.9cm" svg:y="13.19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9.692cm" svg:height="0.395cm" svg:x="5.4cm" svg:y="13.253cm">
          <draw:text-box>
            <text:p text:style-name="P1"><text:span text:style-name="T11">the attitudes of the Kurds and other internal opposition forces”.</text:span></text:p>
          </draw:text-box>
        </draw:frame>
        <draw:frame draw:style-name="gr4" draw:text-style-name="P6" draw:layer="layout" svg:width="13.007cm" svg:height="0.395cm" svg:x="3.45cm" svg:y="14.097cm">
          <draw:text-box>
            <text:p text:style-name="P1"><text:span text:style-name="T11">Mr Scarlett and Sir David had also agreed the JIC should attempt in mid-January to </text:span></text:p>
          </draw:text-box>
        </draw:frame>
        <draw:frame draw:style-name="gr4" draw:text-style-name="P6" draw:layer="layout" svg:width="13.688cm" svg:height="0.395cm" svg:x="3.45cm" svg:y="14.591cm">
          <draw:text-box>
            <text:p text:style-name="P1"><text:span text:style-name="T11">answer the question “what will Saddam do now or next?” which “might allow us to retest </text:span></text:p>
          </draw:text-box>
        </draw:frame>
        <draw:frame draw:style-name="gr4" draw:text-style-name="P6" draw:layer="layout" svg:width="4.036cm" svg:height="0.395cm" svg:x="3.45cm" svg:y="15.084cm">
          <draw:text-box>
            <text:p text:style-name="P1"><text:span text:style-name="T11">the standing judgements”.</text:span></text:p>
          </draw:text-box>
        </draw:frame>
        <draw:frame draw:style-name="gr4" draw:text-style-name="P6" draw:layer="layout" svg:width="14.069cm" svg:height="0.395cm" svg:x="3.45cm" svg:y="15.778cm">
          <draw:text-box>
            <text:p text:style-name="P1"><text:span text:style-name="T11">Mr Scarlett wrote that he and Mr Julian Miller had agreed there would be a wider audience </text:span></text:p>
          </draw:text-box>
        </draw:frame>
        <draw:frame draw:style-name="gr4" draw:text-style-name="P6" draw:layer="layout" svg:width="14.07cm" svg:height="0.395cm" svg:x="3.45cm" svg:y="16.272cm">
          <draw:text-box>
            <text:p text:style-name="P1"><text:span text:style-name="T11">“</text:span><text:span text:style-name="T11">outside the MOD” for an “assessment of the significance of Iraqi military dispositions” and </text:span></text:p>
          </draw:text-box>
        </draw:frame>
        <draw:frame draw:style-name="gr4" draw:text-style-name="P6" draw:layer="layout" svg:width="4.68cm" svg:height="0.395cm" svg:x="3.45cm" svg:y="16.766cm">
          <draw:text-box>
            <text:p text:style-name="P1"><text:span text:style-name="T11">its future options and strategy.</text:span></text:p>
          </draw:text-box>
        </draw:frame>
        <draw:frame draw:style-name="gr3" draw:text-style-name="P4" draw:layer="layout" svg:width="8.786cm" svg:height="0.628cm" svg:x="2.2cm" svg:y="18.38cm">
          <draw:text-box>
            <text:p text:style-name="P1"><text:span text:style-name="T3">The absence of a “smoking gun”</text:span></text:p>
          </draw:text-box>
        </draw:frame>
        <draw:frame draw:style-name="gr1" draw:text-style-name="P2" draw:layer="layout" svg:width="15.551cm" svg:height="0.475cm" svg:x="2.2cm" svg:y="19.272cm">
          <draw:text-box>
            <text:p text:style-name="P1"><text:span text:style-name="T7">164. </text:span><text:span text:style-name="T15"><text:s/>With indications of concerns in Washington about becoming trapped in </text:span></text:p>
          </draw:text-box>
        </draw:frame>
        <draw:frame draw:style-name="gr1" draw:text-style-name="P2" draw:layer="layout" svg:width="15.53cm" svg:height="0.475cm" svg:x="2.2cm" svg:y="19.837cm">
          <draw:text-box>
            <text:p text:style-name="P1"><text:span text:style-name="T15">the UN, and tensions between the UN timetable and the military build-up, the </text:span></text:p>
          </draw:text-box>
        </draw:frame>
        <draw:frame draw:style-name="gr1" draw:text-style-name="P2" draw:layer="layout" svg:width="15.538cm" svg:height="0.475cm" svg:x="2.2cm" svg:y="20.401cm">
          <draw:text-box>
            <text:p text:style-name="P1"><text:span text:style-name="T15">UK focus on the need to find convincing evidence that Saddam Hussein was </text:span></text:p>
          </draw:text-box>
        </draw:frame>
        <draw:frame draw:style-name="gr1" draw:text-style-name="P2" draw:layer="layout" svg:width="15.369cm" svg:height="0.475cm" svg:x="2.2cm" svg:y="20.966cm">
          <draw:text-box>
            <text:p text:style-name="P1"><text:span text:style-name="T15">not complying with the obligations set out in resolution 1441 and preceding </text:span></text:p>
          </draw:text-box>
        </draw:frame>
        <draw:frame draw:style-name="gr1" draw:text-style-name="P2" draw:layer="layout" svg:width="4.646cm" svg:height="0.475cm" svg:x="2.2cm" svg:y="21.53cm">
          <draw:text-box>
            <text:p text:style-name="P1"><text:span text:style-name="T15">resolutions intensified.</text:span></text:p>
          </draw:text-box>
        </draw:frame>
        <draw:frame draw:style-name="gr1" draw:text-style-name="P2" draw:layer="layout" svg:width="15.741cm" svg:height="0.475cm" svg:x="2.2cm" svg:y="22.445cm">
          <draw:text-box>
            <text:p text:style-name="P1"><text:span text:style-name="T7">165. </text:span><text:span text:style-name="T4"><text:s/>Mr William Ehrman, FCO Director General, Defence and Intelligence, advised </text:span></text:p>
          </draw:text-box>
        </draw:frame>
        <draw:frame draw:style-name="gr1" draw:text-style-name="P2" draw:layer="layout" svg:width="16.165cm" svg:height="0.475cm" svg:x="2.2cm" svg:y="23.009cm">
          <draw:text-box>
            <text:p text:style-name="P1"><text:span text:style-name="T4">Mr Straw’s Private Secretary on 19 December that the UK was passing intelligence to </text:span></text:p>
          </draw:text-box>
        </draw:frame>
        <draw:frame draw:style-name="gr1" draw:text-style-name="P2" draw:layer="layout" svg:width="9.861cm" svg:height="0.475cm" svg:x="2.2cm" svg:y="23.573cm">
          <draw:text-box>
            <text:p text:style-name="P1"><text:span text:style-name="T4">UNMOVIC but “We had not found a silver bullet yet.”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9" draw:text-style-name="P10" draw:layer="layout" svg:x1="2.531cm" svg:y1="26.714cm" svg:x2="13.296cm" svg:y2="26.714cm">
          <text:p/>
        </draw:line>
        <draw:frame draw:style-name="gr7" draw:text-style-name="P9" draw:layer="layout" svg:width="0.273cm" svg:height="0.276cm" svg:x="12.027cm" svg:y="23.592cm">
          <draw:text-box>
            <text:p text:style-name="P1"><text:span text:style-name="T13">65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64 </text:span></text:p>
          </draw:text-box>
        </draw:frame>
        <draw:frame draw:style-name="gr4" draw:text-style-name="P6" draw:layer="layout" svg:width="10.797cm" svg:height="0.395cm" svg:x="2.532cm" svg:y="26.357cm">
          <draw:text-box>
            <text:p text:style-name="P1"><text:span text:style-name="T6">Minute Scarlett to Miller, 3 January 2003, ‘Iraq: Questions for the JIC’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65 </text:span></text:p>
          </draw:text-box>
        </draw:frame>
        <draw:frame draw:style-name="gr4" draw:text-style-name="P6" draw:layer="layout" svg:width="14.052cm" svg:height="0.395cm" svg:x="2.532cm" svg:y="26.781cm">
          <draw:text-box>
            <text:p text:style-name="P1"><text:span text:style-name="T11">Minute Ehrman to PS/[FCO], 19 December 2002, ‘Iraq: Passing Intelligence to UNMOVIC’.</text:span></text:p>
          </draw:text-box>
        </draw:frame>
      </draw:page>
      <draw:page draw:name="page3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7">166. </text:span><text:span text:style-name="T4"><text:s/>In his memoir, Mr Blair wrote that, at Chequers over Christmas 2002, he had </text:span></text:p>
          </draw:text-box>
        </draw:frame>
        <draw:frame draw:style-name="gr1" draw:text-style-name="P2" draw:layer="layout" svg:width="2.716cm" svg:height="0.475cm" svg:x="2.2cm" svg:y="3.09cm">
          <draw:text-box>
            <text:p text:style-name="P1"><text:span text:style-name="T4">asked himself:</text:span></text:p>
          </draw:text-box>
        </draw:frame>
        <draw:frame draw:style-name="gr1" draw:text-style-name="P2" draw:layer="layout" svg:width="15.492cm" svg:height="0.475cm" svg:x="2.95cm" svg:y="4.004cm">
          <draw:text-box>
            <text:p text:style-name="P1"><text:span text:style-name="T4">“</text:span><text:span text:style-name="T4">What did I truly believe? That Saddam was about to attack Britain or the US? No. </text:span></text:p>
          </draw:text-box>
        </draw:frame>
        <draw:frame draw:style-name="gr1" draw:text-style-name="P2" draw:layer="layout" svg:width="15.035cm" svg:height="0.475cm" svg:x="2.95cm" svg:y="4.568cm">
          <draw:text-box>
            <text:p text:style-name="P1"><text:span text:style-name="T4">That he was a bigger WMD threat than Iran or North Korea or Libya? Not really, </text:span></text:p>
          </draw:text-box>
        </draw:frame>
        <draw:frame draw:style-name="gr1" draw:text-style-name="P2" draw:layer="layout" svg:width="15.365cm" svg:height="0.475cm" svg:x="2.95cm" svg:y="5.133cm">
          <draw:text-box>
            <text:p text:style-name="P1"><text:span text:style-name="T4">though he was the only leader to have used them. That left alone now, with these </text:span></text:p>
          </draw:text-box>
        </draw:frame>
        <draw:frame draw:style-name="gr1" draw:text-style-name="P2" draw:layer="layout" svg:width="14.776cm" svg:height="0.475cm" svg:x="2.95cm" svg:y="5.697cm">
          <draw:text-box>
            <text:p text:style-name="P1"><text:span text:style-name="T4">inspections ending the same way as the last, he would threaten the stability of </text:span></text:p>
          </draw:text-box>
        </draw:frame>
        <draw:frame draw:style-name="gr1" draw:text-style-name="P2" draw:layer="layout" svg:width="15.068cm" svg:height="0.475cm" svg:x="2.95cm" svg:y="6.262cm">
          <draw:text-box>
            <text:p text:style-name="P1"><text:span text:style-name="T4">the region? Very possibly. That he would leach WMD material or provide help to </text:span></text:p>
          </draw:text-box>
        </draw:frame>
        <draw:frame draw:style-name="gr1" draw:text-style-name="P2" draw:layer="layout" svg:width="3.368cm" svg:height="0.475cm" svg:x="2.95cm" svg:y="6.826cm">
          <draw:text-box>
            <text:p text:style-name="P1"><text:span text:style-name="T4">terrorists? Yes …”</text:span></text:p>
          </draw:text-box>
        </draw:frame>
        <draw:frame draw:style-name="gr7" draw:text-style-name="P9" draw:layer="layout" svg:width="0.273cm" svg:height="0.276cm" svg:x="6.314cm" svg:y="6.845cm">
          <draw:text-box>
            <text:p text:style-name="P1"><text:span text:style-name="T13">66</text:span></text:p>
          </draw:text-box>
        </draw:frame>
        <draw:frame draw:style-name="gr1" draw:text-style-name="P2" draw:layer="layout" svg:width="15.047cm" svg:height="0.475cm" svg:x="2.2cm" svg:y="7.741cm">
          <draw:text-box>
            <text:p text:style-name="P1"><text:span text:style-name="T7">167. </text:span><text:span text:style-name="T4"><text:s/>In a meeting overseas in early January, SIS1 told Mr Blair that the body of </text:span></text:p>
          </draw:text-box>
        </draw:frame>
        <draw:frame draw:style-name="gr1" draw:text-style-name="P2" draw:layer="layout" svg:width="16.139cm" svg:height="0.475cm" svg:x="2.2cm" svg:y="8.305cm">
          <draw:text-box>
            <text:p text:style-name="P1"><text:span text:style-name="T4">available evidence was “highly damning” but “none of the reports could yet be termed </text:span></text:p>
          </draw:text-box>
        </draw:frame>
        <draw:frame draw:style-name="gr1" draw:text-style-name="P2" draw:layer="layout" svg:width="2.737cm" svg:height="0.475cm" svg:x="2.2cm" svg:y="8.87cm">
          <draw:text-box>
            <text:p text:style-name="P1"><text:span text:style-name="T4">a silver bullet”.</text:span></text:p>
          </draw:text-box>
        </draw:frame>
        <draw:frame draw:style-name="gr7" draw:text-style-name="P9" draw:layer="layout" svg:width="0.273cm" svg:height="0.276cm" svg:x="4.929cm" svg:y="8.888cm">
          <draw:text-box>
            <text:p text:style-name="P1"><text:span text:style-name="T13">67</text:span></text:p>
          </draw:text-box>
        </draw:frame>
        <draw:frame draw:style-name="gr1" draw:text-style-name="P2" draw:layer="layout" svg:width="12.952cm" svg:height="0.475cm" svg:x="5.204cm" svg:y="8.87cm">
          <draw:text-box>
            <text:p text:style-name="P1"><text:span text:style-name="T4"><text:s/></text:span><text:span text:style-name="T4">SIS1 told the Inquiry that Mr Blair had been “surprised and pleased” </text:span></text:p>
          </draw:text-box>
        </draw:frame>
        <draw:frame draw:style-name="gr1" draw:text-style-name="P2" draw:layer="layout" svg:width="16.533cm" svg:height="0.475cm" svg:x="2.2cm" svg:y="9.434cm">
          <draw:text-box>
            <text:p text:style-name="P1"><text:span text:style-name="T4">that so much had been accumulated, but he needed some more evidence that Saddam </text:span></text:p>
          </draw:text-box>
        </draw:frame>
        <draw:frame draw:style-name="gr1" draw:text-style-name="P2" draw:layer="layout" svg:width="16.266cm" svg:height="0.475cm" svg:x="2.2cm" svg:y="9.998cm">
          <draw:text-box>
            <text:p text:style-name="P1"><text:span text:style-name="T4">Hussein was in breach (of resolution 1441), which he (Mr Blair) could use as the basis </text:span></text:p>
          </draw:text-box>
        </draw:frame>
        <draw:frame draw:style-name="gr1" draw:text-style-name="P2" draw:layer="layout" svg:width="15.454cm" svg:height="0.475cm" svg:x="2.2cm" svg:y="10.563cm">
          <draw:text-box>
            <text:p text:style-name="P1"><text:span text:style-name="T4">for personal assurances to Cabinet, the Parliamentary Labour Party (PLP), and to </text:span></text:p>
          </draw:text-box>
        </draw:frame>
        <draw:frame draw:style-name="gr1" draw:text-style-name="P2" draw:layer="layout" svg:width="16.063cm" svg:height="0.475cm" svg:x="2.2cm" svg:y="11.127cm">
          <draw:text-box>
            <text:p text:style-name="P1"><text:span text:style-name="T4">key allies such as Mr Jacques Chirac, the French President, and President Bush and </text:span></text:p>
          </draw:text-box>
        </draw:frame>
        <draw:frame draw:style-name="gr1" draw:text-style-name="P2" draw:layer="layout" svg:width="16.182cm" svg:height="0.475cm" svg:x="2.2cm" svg:y="11.692cm">
          <draw:text-box>
            <text:p text:style-name="P1"><text:span text:style-name="T4">regional leaders. SIS1 recorded that, as a result, Mr Blair had asked for a “stocktake”, </text:span></text:p>
          </draw:text-box>
        </draw:frame>
        <draw:frame draw:style-name="gr1" draw:text-style-name="P2" draw:layer="layout" svg:width="15.991cm" svg:height="0.475cm" svg:x="2.2cm" svg:y="12.256cm">
          <draw:text-box>
            <text:p text:style-name="P1"><text:span text:style-name="T4">including an assessment of the likelihood that the UNMOVIC process would produce </text:span></text:p>
          </draw:text-box>
        </draw:frame>
        <draw:frame draw:style-name="gr1" draw:text-style-name="P2" draw:layer="layout" svg:width="4.024cm" svg:height="0.475cm" svg:x="2.2cm" svg:y="12.821cm">
          <draw:text-box>
            <text:p text:style-name="P1"><text:span text:style-name="T4">that kind of evidence.</text:span></text:p>
          </draw:text-box>
        </draw:frame>
        <draw:frame draw:style-name="gr1" draw:text-style-name="P2" draw:layer="layout" svg:width="15.652cm" svg:height="0.475cm" svg:x="2.2cm" svg:y="13.735cm">
          <draw:text-box>
            <text:p text:style-name="P1"><text:span text:style-name="T7">168. </text:span><text:span text:style-name="T4"><text:s/>Asked whether that illustrated the pressure on SIS to produce something that </text:span></text:p>
          </draw:text-box>
        </draw:frame>
        <draw:frame draw:style-name="gr1" draw:text-style-name="P2" draw:layer="layout" svg:width="15.373cm" svg:height="0.475cm" svg:x="2.2cm" svg:y="14.3cm">
          <draw:text-box>
            <text:p text:style-name="P1"><text:span text:style-name="T4">Mr Blair could use to justify supporting President Bush without necessarily having </text:span></text:p>
          </draw:text-box>
        </draw:frame>
        <draw:frame draw:style-name="gr1" draw:text-style-name="P2" draw:layer="layout" svg:width="15.483cm" svg:height="0.475cm" svg:x="2.2cm" svg:y="14.864cm">
          <draw:text-box>
            <text:p text:style-name="P1"><text:span text:style-name="T4">a second Security Council resolution, SIS1 told the Inquiry that SIS was not under </text:span></text:p>
          </draw:text-box>
        </draw:frame>
        <draw:frame draw:style-name="gr1" draw:text-style-name="P2" draw:layer="layout" svg:width="3.66cm" svg:height="0.475cm" svg:x="2.2cm" svg:y="15.428cm">
          <draw:text-box>
            <text:p text:style-name="P1"><text:span text:style-name="T4">“</text:span><text:span text:style-name="T4">unusual pressure”.</text:span></text:p>
          </draw:text-box>
        </draw:frame>
        <draw:frame draw:style-name="gr7" draw:text-style-name="P9" draw:layer="layout" svg:width="0.273cm" svg:height="0.276cm" svg:x="5.847cm" svg:y="15.447cm">
          <draw:text-box>
            <text:p text:style-name="P1"><text:span text:style-name="T13">68</text:span></text:p>
          </draw:text-box>
        </draw:frame>
        <draw:frame draw:style-name="gr1" draw:text-style-name="P2" draw:layer="layout" svg:width="12.131cm" svg:height="0.475cm" svg:x="6.122cm" svg:y="15.428cm">
          <draw:text-box>
            <text:p text:style-name="P1"><text:span text:style-name="T4"><text:s/></text:span><text:span text:style-name="T4">The meeting had taken place before the real diplomatic push to </text:span></text:p>
          </draw:text-box>
        </draw:frame>
        <draw:frame draw:style-name="gr1" draw:text-style-name="P2" draw:layer="layout" svg:width="15.911cm" svg:height="0.475cm" svg:x="2.2cm" svg:y="15.993cm">
          <draw:text-box>
            <text:p text:style-name="P1"><text:span text:style-name="T4">secure a second resolution and the “evidence that would win that second resolution, </text:span></text:p>
          </draw:text-box>
        </draw:frame>
        <draw:frame draw:style-name="gr1" draw:text-style-name="P2" draw:layer="layout" svg:width="14.192cm" svg:height="0.475cm" svg:x="2.2cm" svg:y="16.557cm">
          <draw:text-box>
            <text:p text:style-name="P1"><text:span text:style-name="T4">even over French scepticism and Russian obduracy … was in the balance”.</text:span></text:p>
          </draw:text-box>
        </draw:frame>
        <draw:frame draw:style-name="gr1" draw:text-style-name="P2" draw:layer="layout" svg:width="16.08cm" svg:height="0.475cm" svg:x="2.2cm" svg:y="17.472cm">
          <draw:text-box>
            <text:p text:style-name="P1"><text:span text:style-name="T7">169. </text:span><text:span text:style-name="T4"><text:s/>Asked whether SIS was being asked to find facts that would fit a policy that had </text:span></text:p>
          </draw:text-box>
        </draw:frame>
        <draw:frame draw:style-name="gr1" draw:text-style-name="P2" draw:layer="layout" svg:width="16.097cm" svg:height="0.475cm" svg:x="2.2cm" svg:y="18.036cm">
          <draw:text-box>
            <text:p text:style-name="P1"><text:span text:style-name="T4">already been determined, SIS1 replied: “No”. In early 2003, he was “in no doubt … at </text:span></text:p>
          </draw:text-box>
        </draw:frame>
        <draw:frame draw:style-name="gr1" draw:text-style-name="P2" draw:layer="layout" svg:width="16.305cm" svg:height="0.475cm" svg:x="2.2cm" svg:y="18.601cm">
          <draw:text-box>
            <text:p text:style-name="P1"><text:span text:style-name="T4">all” that the Americans were going to go in. The “dilemma for [the] British Government” </text:span></text:p>
          </draw:text-box>
        </draw:frame>
        <draw:frame draw:style-name="gr1" draw:text-style-name="P2" draw:layer="layout" svg:width="16.254cm" svg:height="0.475cm" svg:x="2.2cm" svg:y="19.165cm">
          <draw:text-box>
            <text:p text:style-name="P1"><text:span text:style-name="T4">was whether to stand with the US and “intelligence could play a very significant part in </text:span></text:p>
          </draw:text-box>
        </draw:frame>
        <draw:frame draw:style-name="gr1" draw:text-style-name="P2" draw:layer="layout" svg:width="5.171cm" svg:height="0.475cm" svg:x="2.2cm" svg:y="19.73cm">
          <draw:text-box>
            <text:p text:style-name="P1"><text:span text:style-name="T4">arriving at those decisions”.</text:span></text:p>
          </draw:text-box>
        </draw:frame>
        <draw:frame draw:style-name="gr7" draw:text-style-name="P9" draw:layer="layout" svg:width="0.273cm" svg:height="0.276cm" svg:x="7.353cm" svg:y="19.748cm">
          <draw:text-box>
            <text:p text:style-name="P1"><text:span text:style-name="T13">69</text:span></text:p>
          </draw:text-box>
        </draw:frame>
        <draw:frame draw:style-name="gr1" draw:text-style-name="P2" draw:layer="layout" svg:width="14.941cm" svg:height="0.475cm" svg:x="2.2cm" svg:y="20.644cm">
          <draw:text-box>
            <text:p text:style-name="P1"><text:span text:style-name="T7">170. </text:span><text:span text:style-name="T4"><text:s/>Asked if Mr Blair would have got something significantly different from the </text:span></text:p>
          </draw:text-box>
        </draw:frame>
        <draw:frame draw:style-name="gr1" draw:text-style-name="P2" draw:layer="layout" svg:width="12.308cm" svg:height="0.475cm" svg:x="2.2cm" svg:y="21.208cm">
          <draw:text-box>
            <text:p text:style-name="P1"><text:span text:style-name="T4">stocktake to what he was getting from the JIC, SIS1 replied: “No.”</text:span></text:p>
          </draw:text-box>
        </draw:frame>
        <draw:frame draw:style-name="gr1" draw:text-style-name="P2" draw:layer="layout" svg:width="16.812cm" svg:height="0.475cm" svg:x="2.2cm" svg:y="22.123cm">
          <draw:text-box>
            <text:p text:style-name="P1"><text:span text:style-name="T7">171. </text:span><text:span text:style-name="T4"><text:s/>In his minute to Mr Blair on 3 January 2003 about the way ahead (see Section 3.6), </text:span></text:p>
          </draw:text-box>
        </draw:frame>
        <draw:frame draw:style-name="gr1" draw:text-style-name="P2" draw:layer="layout" svg:width="2.97cm" svg:height="0.475cm" svg:x="2.2cm" svg:y="22.687cm">
          <draw:text-box>
            <text:p text:style-name="P1"><text:span text:style-name="T4">Mr Straw wrote:</text:span></text:p>
          </draw:text-box>
        </draw:frame>
        <draw:frame draw:style-name="gr1" draw:text-style-name="P2" draw:layer="layout" svg:width="15.141cm" svg:height="0.475cm" svg:x="2.95cm" svg:y="23.602cm">
          <draw:text-box>
            <text:p text:style-name="P1"><text:span text:style-name="T4">“… </text:span><text:span text:style-name="T4">a lot of effort is being made by the … agencies to provide Blix and ElBaradei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4.7cm" svg:height="0.475cm" svg:x="2.95cm" svg:y="24.166cm">
          <draw:text-box>
            <text:p text:style-name="P1"><text:span text:style-name="T4">[with leads drawing on intelligence reports] … to enable them to upgrade their 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66 </text:span></text:p>
          </draw:text-box>
        </draw:frame>
        <draw:frame draw:style-name="gr4" draw:text-style-name="P6" draw:layer="layout" svg:width="5.751cm" svg:height="0.395cm" svg:x="2.532cm" svg:y="25.511cm">
          <draw:text-box>
            <text:p text:style-name="P1"><text:span text:style-name="T11">Blair T. </text:span><text:span text:style-name="T19">A Journey</text:span><text:span text:style-name="T11">. Hutchinson, 2010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67 </text:span></text:p>
          </draw:text-box>
        </draw:frame>
        <draw:frame draw:style-name="gr4" draw:text-style-name="P6" draw:layer="layout" svg:width="5.556cm" svg:height="0.395cm" svg:x="2.532cm" svg:y="25.934cm">
          <draw:text-box>
            <text:p text:style-name="P1"><text:span text:style-name="T11">Private hearing, SIS1, pages 60-61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68 </text:span></text:p>
          </draw:text-box>
        </draw:frame>
        <draw:frame draw:style-name="gr4" draw:text-style-name="P6" draw:layer="layout" svg:width="5.556cm" svg:height="0.395cm" svg:x="2.532cm" svg:y="26.357cm">
          <draw:text-box>
            <text:p text:style-name="P1"><text:span text:style-name="T11">Private hearing, SIS1, pages 61-62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69 </text:span></text:p>
          </draw:text-box>
        </draw:frame>
        <draw:frame draw:style-name="gr4" draw:text-style-name="P6" draw:layer="layout" svg:width="4.87cm" svg:height="0.395cm" svg:x="2.532cm" svg:y="26.781cm">
          <draw:text-box>
            <text:p text:style-name="P1"><text:span text:style-name="T11">Private hearing, SIS1, page 62.</text:span></text:p>
          </draw:text-box>
        </draw:frame>
      </draw:page>
      <draw:page draw:name="page3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1" draw:text-style-name="P2" draw:layer="layout" svg:width="14.814cm" svg:height="0.475cm" svg:x="2.95cm" svg:y="2.525cm">
          <draw:text-box>
            <text:p text:style-name="P1"><text:span text:style-name="T4">inspections over the next three weeks. It is possible that this will produce a big </text:span></text:p>
          </draw:text-box>
        </draw:frame>
        <draw:frame draw:style-name="gr1" draw:text-style-name="P2" draw:layer="layout" svg:width="14.941cm" svg:height="0.475cm" svg:x="2.95cm" svg:y="3.09cm">
          <draw:text-box>
            <text:p text:style-name="P1"><text:span text:style-name="T4">smoking gun … But, in my view (shared by [Secretary] Powell) it would be rash </text:span></text:p>
          </draw:text-box>
        </draw:frame>
        <draw:frame draw:style-name="gr1" draw:text-style-name="P2" draw:layer="layout" svg:width="14.476cm" svg:height="0.475cm" svg:x="2.95cm" svg:y="3.654cm">
          <draw:text-box>
            <text:p text:style-name="P1"><text:span text:style-name="T4">to bank on this. So far, reality has not matched the expectation generated by </text:span></text:p>
          </draw:text-box>
        </draw:frame>
        <draw:frame draw:style-name="gr1" draw:text-style-name="P2" draw:layer="layout" svg:width="3.52cm" svg:height="0.475cm" svg:x="2.95cm" svg:y="4.218cm">
          <draw:text-box>
            <text:p text:style-name="P1"><text:span text:style-name="T4">the intelligence …”</text:span></text:p>
          </draw:text-box>
        </draw:frame>
        <draw:frame draw:style-name="gr7" draw:text-style-name="P9" draw:layer="layout" svg:width="0.273cm" svg:height="0.276cm" svg:x="6.456cm" svg:y="4.237cm">
          <draw:text-box>
            <text:p text:style-name="P1"><text:span text:style-name="T13">70</text:span></text:p>
          </draw:text-box>
        </draw:frame>
        <draw:frame draw:style-name="gr1" draw:text-style-name="P2" draw:layer="layout" svg:width="15.58cm" svg:height="0.475cm" svg:x="2.2cm" svg:y="5.133cm">
          <draw:text-box>
            <text:p text:style-name="P1"><text:span text:style-name="T7">172. </text:span><text:span text:style-name="T4"><text:s/>On 4 January, Mr Blair sent a long note to officials in No.10 (see Section 3.6).</text:span></text:p>
          </draw:text-box>
        </draw:frame>
        <draw:frame draw:style-name="gr7" draw:text-style-name="P9" draw:layer="layout" svg:width="0.273cm" svg:height="0.276cm" svg:x="17.699cm" svg:y="5.152cm">
          <draw:text-box>
            <text:p text:style-name="P1"><text:span text:style-name="T13">71</text:span></text:p>
          </draw:text-box>
        </draw:frame>
        <draw:frame draw:style-name="gr1" draw:text-style-name="P2" draw:layer="layout" svg:width="5.577cm" svg:height="0.475cm" svg:x="2.2cm" svg:y="6.047cm">
          <draw:text-box>
            <text:p text:style-name="P1"><text:span text:style-name="T7">173. </text:span><text:span text:style-name="T4"><text:s/>On Iraq, Mr Blair stated:</text:span></text:p>
          </draw:text-box>
        </draw:frame>
        <draw:frame draw:style-name="gr1" draw:text-style-name="P2" draw:layer="layout" svg:width="15.962cm" svg:height="0.475cm" svg:x="2.95cm" svg:y="6.962cm">
          <draw:text-box>
            <text:p text:style-name="P1"><text:span text:style-name="T4">“</text:span><text:span text:style-name="T4">We start from behind. People suspect US motives; don’t accept Saddam is a threat; </text:span></text:p>
          </draw:text-box>
        </draw:frame>
        <draw:frame draw:style-name="gr1" draw:text-style-name="P2" draw:layer="layout" svg:width="14.823cm" svg:height="0.475cm" svg:x="2.95cm" svg:y="7.526cm">
          <draw:text-box>
            <text:p text:style-name="P1"><text:span text:style-name="T4">worry it will make us a target. Yet the truth is removing Saddam is right; he is a </text:span></text:p>
          </draw:text-box>
        </draw:frame>
        <draw:frame draw:style-name="gr1" draw:text-style-name="P2" draw:layer="layout" svg:width="14.019cm" svg:height="0.475cm" svg:x="2.95cm" svg:y="8.091cm">
          <draw:text-box>
            <text:p text:style-name="P1"><text:span text:style-name="T4">threat; and WMD has to be countered. So there is a big job of persuasion.”</text:span></text:p>
          </draw:text-box>
        </draw:frame>
        <draw:frame draw:style-name="gr1" draw:text-style-name="P2" draw:layer="layout" svg:width="9.112cm" svg:height="0.475cm" svg:x="2.2cm" svg:y="9.005cm">
          <draw:text-box>
            <text:p text:style-name="P1"><text:span text:style-name="T7">174. </text:span><text:span text:style-name="T4"><text:s/>The actions proposed by Mr Blair included:</text:span></text:p>
          </draw:text-box>
        </draw:frame>
        <draw:frame draw:style-name="gr2" draw:text-style-name="P3" draw:layer="layout" svg:width="0.634cm" svg:height="0.712cm" svg:x="2.95cm" svg:y="9.7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cm" svg:height="0.475cm" svg:x="3.7cm" svg:y="9.92cm">
          <draw:text-box>
            <text:p text:style-name="P1"><text:span text:style-name="T4">“</text:span><text:span text:style-name="T4">most obviously, the evidence of breach of the UN resolution leading hopefully </text:span></text:p>
          </draw:text-box>
        </draw:frame>
        <draw:frame draw:style-name="gr1" draw:text-style-name="P2" draw:layer="layout" svg:width="14.772cm" svg:height="0.475cm" svg:x="3.7cm" svg:y="10.484cm">
          <draw:text-box>
            <text:p text:style-name="P1"><text:span text:style-name="T4">to a new resolution. Time is short. We need either evidence of actual WMD; or </text:span></text:p>
          </draw:text-box>
        </draw:frame>
        <draw:frame draw:style-name="gr1" draw:text-style-name="P2" draw:layer="layout" svg:width="14.455cm" svg:height="0.475cm" svg:x="3.7cm" svg:y="11.048cm">
          <draw:text-box>
            <text:p text:style-name="P1"><text:span text:style-name="T4">documentation concealed; or an eye witness account of the programme. We </text:span></text:p>
          </draw:text-box>
        </draw:frame>
        <draw:frame draw:style-name="gr1" draw:text-style-name="P2" draw:layer="layout" svg:width="14.577cm" svg:height="0.475cm" svg:x="3.7cm" svg:y="11.613cm">
          <draw:text-box>
            <text:p text:style-name="P1"><text:span text:style-name="T4">are making efforts on all three. But one or more needs to be in place. […] our </text:span></text:p>
          </draw:text-box>
        </draw:frame>
        <draw:frame draw:style-name="gr1" draw:text-style-name="P2" draw:layer="layout" svg:width="14.73cm" svg:height="0.475cm" svg:x="3.7cm" svg:y="12.177cm">
          <draw:text-box>
            <text:p text:style-name="P1"><text:span text:style-name="T4">biggest hindrance, is the intimidation Saddam is exercising. Those who might <text:s/></text:span></text:p>
          </draw:text-box>
        </draw:frame>
        <draw:frame draw:style-name="gr1" draw:text-style-name="P2" draw:layer="layout" svg:width="14.878cm" svg:height="0.475cm" svg:x="3.7cm" svg:y="12.742cm">
          <draw:text-box>
            <text:p text:style-name="P1"><text:span text:style-name="T4">co-operate are being told very clearly their families will die. So even though we </text:span></text:p>
          </draw:text-box>
        </draw:frame>
        <draw:frame draw:style-name="gr1" draw:text-style-name="P2" draw:layer="layout" svg:width="14.624cm" svg:height="0.475cm" svg:x="3.7cm" svg:y="13.306cm">
          <draw:text-box>
            <text:p text:style-name="P1"><text:span text:style-name="T4">all know the declaration … is a lie, proving the lie will be hard. I need an early </text:span></text:p>
          </draw:text-box>
        </draw:frame>
        <draw:frame draw:style-name="gr1" draw:text-style-name="P2" draw:layer="layout" svg:width="8.706cm" svg:height="0.475cm" svg:x="3.7cm" svg:y="13.871cm">
          <draw:text-box>
            <text:p text:style-name="P1"><text:span text:style-name="T4">meeting on this with C [Sir Richard Dearlove].”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14.535cm">
          <draw:text-box>
            <text:p text:style-name="P1"><text:span text:style-name="T4">“</text:span><text:span text:style-name="T4">We need to set out the WMD case generally; publish evidence of it; and have </text:span></text:p>
          </draw:text-box>
        </draw:frame>
        <draw:frame draw:style-name="gr1" draw:text-style-name="P2" draw:layer="layout" svg:width="15.179cm" svg:height="0.475cm" svg:x="3.7cm" svg:y="15.1cm">
          <draw:text-box>
            <text:p text:style-name="P1"><text:span text:style-name="T4">some high profile interdiction of WMD material. People just totally underestimate </text:span></text:p>
          </draw:text-box>
        </draw:frame>
        <draw:frame draw:style-name="gr1" draw:text-style-name="P2" draw:layer="layout" svg:width="3.232cm" svg:height="0.475cm" svg:x="3.7cm" svg:y="15.664cm">
          <draw:text-box>
            <text:p text:style-name="P1"><text:span text:style-name="T4">the WMD threat.”</text:span></text:p>
          </draw:text-box>
        </draw:frame>
        <draw:frame draw:style-name="gr1" draw:text-style-name="P2" draw:layer="layout" svg:width="16.008cm" svg:height="0.475cm" svg:x="2.2cm" svg:y="16.578cm">
          <draw:text-box>
            <text:p text:style-name="P1"><text:span text:style-name="T7">175. </text:span><text:span text:style-name="T4"><text:s/>Mr Blair had a meeting with Sir Richard Dearlove on the afternoon of 9 January.</text:span></text:p>
          </draw:text-box>
        </draw:frame>
        <draw:frame draw:style-name="gr7" draw:text-style-name="P9" draw:layer="layout" svg:width="0.273cm" svg:height="0.276cm" svg:x="18.123cm" svg:y="16.597cm">
          <draw:text-box>
            <text:p text:style-name="P1"><text:span text:style-name="T13">72</text:span></text:p>
          </draw:text-box>
        </draw:frame>
        <draw:frame draw:style-name="gr1" draw:text-style-name="P2" draw:layer="layout" svg:width="0.422cm" svg:height="0.475cm" svg:x="18.397cm" svg:y="16.5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35cm" svg:height="0.475cm" svg:x="2.2cm" svg:y="17.143cm">
          <draw:text-box>
            <text:p text:style-name="P1"><text:span text:style-name="T4">There is no No.10 record of the meeting.</text:span></text:p>
          </draw:text-box>
        </draw:frame>
        <draw:frame draw:style-name="gr1" draw:text-style-name="P2" draw:layer="layout" svg:width="16.029cm" svg:height="0.475cm" svg:x="2.2cm" svg:y="18.057cm">
          <draw:text-box>
            <text:p text:style-name="P1"><text:span text:style-name="T7">176. </text:span><text:span text:style-name="T4"><text:s/>Sir Richard Dearlove’s Private Secretary recorded Sir Richard’s view that it had </text:span></text:p>
          </draw:text-box>
        </draw:frame>
        <draw:frame draw:style-name="gr1" draw:text-style-name="P2" draw:layer="layout" svg:width="16.571cm" svg:height="0.475cm" svg:x="2.2cm" svg:y="18.622cm">
          <draw:text-box>
            <text:p text:style-name="P1"><text:span text:style-name="T4">been a good meeting at which Mr Blair had emphasised the importance of being able to </text:span></text:p>
          </draw:text-box>
        </draw:frame>
        <draw:frame draw:style-name="gr1" draw:text-style-name="P2" draw:layer="layout" svg:width="13.21cm" svg:height="0.475cm" svg:x="2.2cm" svg:y="19.186cm">
          <draw:text-box>
            <text:p text:style-name="P1"><text:span text:style-name="T4">demonstrate that the Iraqis were in material breach of resolution 1441.</text:span></text:p>
          </draw:text-box>
        </draw:frame>
        <draw:frame draw:style-name="gr1" draw:text-style-name="P2" draw:layer="layout" svg:width="16.127cm" svg:height="0.475cm" svg:x="2.2cm" svg:y="20.101cm">
          <draw:text-box>
            <text:p text:style-name="P1"><text:span text:style-name="T7">177. </text:span><text:span text:style-name="T4"><text:s/>In response to a question from Mr Blair about the likelihood of being able to find </text:span></text:p>
          </draw:text-box>
        </draw:frame>
        <draw:frame draw:style-name="gr1" draw:text-style-name="P2" draw:layer="layout" svg:width="16.195cm" svg:height="0.475cm" svg:x="2.2cm" svg:y="20.665cm">
          <draw:text-box>
            <text:p text:style-name="P1"><text:span text:style-name="T4">a “silver bullet” that would demonstrate a material breach, Sir Richard was reported to </text:span></text:p>
          </draw:text-box>
        </draw:frame>
        <draw:frame draw:style-name="gr1" draw:text-style-name="P2" draw:layer="layout" svg:width="16.707cm" svg:height="0.475cm" svg:x="2.2cm" svg:y="21.23cm">
          <draw:text-box>
            <text:p text:style-name="P1"><text:span text:style-name="T4">have said that “he felt the odds were 50/50”. That was “higher than the US estimates but </text:span></text:p>
          </draw:text-box>
        </draw:frame>
        <draw:frame draw:style-name="gr1" draw:text-style-name="P2" draw:layer="layout" svg:width="10.137cm" svg:height="0.475cm" svg:x="2.2cm" svg:y="21.794cm">
          <draw:text-box>
            <text:p text:style-name="P1"><text:span text:style-name="T4">he simply could not guarantee a successful outcome”.</text:span></text:p>
          </draw:text-box>
        </draw:frame>
        <draw:frame draw:style-name="gr1" draw:text-style-name="P2" draw:layer="layout" svg:width="16.601cm" svg:height="0.475cm" svg:x="2.2cm" svg:y="22.708cm">
          <draw:text-box>
            <text:p text:style-name="P1"><text:span text:style-name="T7">178. </text:span><text:span text:style-name="T4"><text:s/>Sir Richard had also reported that Mr Blair’s parting words were: “Richard, my fat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531cm" svg:y1="26.29cm" svg:x2="12.335cm" svg:y2="26.29cm">
          <text:p/>
        </draw:line>
        <draw:frame draw:style-name="gr1" draw:text-style-name="P2" draw:layer="layout" svg:width="3.236cm" svg:height="0.475cm" svg:x="2.2cm" svg:y="23.273cm">
          <draw:text-box>
            <text:p text:style-name="P1"><text:span text:style-name="T4">is in your hands.”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70 </text:span></text:p>
          </draw:text-box>
        </draw:frame>
        <draw:line draw:style-name="gr9" draw:text-style-name="P10" draw:layer="layout" svg:x1="2.531cm" svg:y1="26.714cm" svg:x2="11.923cm" svg:y2="26.714cm">
          <text:p/>
        </draw:line>
        <draw:frame draw:style-name="gr4" draw:text-style-name="P6" draw:layer="layout" svg:width="9.831cm" svg:height="0.395cm" svg:x="2.532cm" svg:y="25.934cm">
          <draw:text-box>
            <text:p text:style-name="P1"><text:span text:style-name="T6">Minute Straw to Prime Minister, 3 January 2003, ‘Iraq – Plan B’</text:span><text:span text:style-name="T11">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1 </text:span></text:p>
          </draw:text-box>
        </draw:frame>
        <draw:frame draw:style-name="gr4" draw:text-style-name="P6" draw:layer="layout" svg:width="9.429cm" svg:height="0.395cm" svg:x="2.532cm" svg:y="26.357cm">
          <draw:text-box>
            <text:p text:style-name="P1"><text:span text:style-name="T6">Note Blair [to No.10 officials], 4 January 2003, [extract ‘Iraq’]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2 </text:span></text:p>
          </draw:text-box>
        </draw:frame>
        <draw:frame draw:style-name="gr4" draw:text-style-name="P6" draw:layer="layout" svg:width="7.779cm" svg:height="0.395cm" svg:x="2.532cm" svg:y="26.781cm">
          <draw:text-box>
            <text:p text:style-name="P1"><text:span text:style-name="T11">SIS record, 9 January 2003, ‘PM Meeting on Iraq’.</text:span></text:p>
          </draw:text-box>
        </draw:frame>
      </draw:page>
      <draw:page draw:name="page3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polygon draw:style-name="gr5" draw:text-style-name="P7" draw:layer="layout" svg:width="15.083cm" svg:height="8.583cm" svg:x="2.958cm" svg:y="12.308cm" svg:viewBox="0 0 15084 8584" draw:points="0,8584 15084,85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1" draw:text-style-name="P2" draw:layer="layout" svg:width="8.049cm" svg:height="0.475cm" svg:x="2.2cm" svg:y="2.525cm">
          <draw:text-box>
            <text:p text:style-name="P1"><text:span text:style-name="T7">179. </text:span><text:span text:style-name="T4"><text:s/>Mr Campbell wrote in his diaries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6cm" svg:height="0.475cm" svg:x="3.7cm" svg:y="3.44cm">
          <draw:text-box>
            <text:p text:style-name="P1"><text:span text:style-name="T4">Sir Richard told Mr Blair that Dr Blix “knew he was being ‘cat and moused’ </text:span></text:p>
          </draw:text-box>
        </draw:frame>
        <draw:frame draw:style-name="gr1" draw:text-style-name="P2" draw:layer="layout" svg:width="14.514cm" svg:height="0.475cm" svg:x="3.7cm" svg:y="4.004cm">
          <draw:text-box>
            <text:p text:style-name="P1"><text:span text:style-name="T4">but he was not on a mission. He was sure that Saddam was lying but he had </text:span></text:p>
          </draw:text-box>
        </draw:frame>
        <draw:frame draw:style-name="gr1" draw:text-style-name="P2" draw:layer="layout" svg:width="14.332cm" svg:height="0.475cm" svg:x="3.7cm" svg:y="4.568cm">
          <draw:text-box>
            <text:p text:style-name="P1"><text:span text:style-name="T4">to establish that for himself. C felt that we had a better chance of finding the </text:span></text:p>
          </draw:text-box>
        </draw:frame>
        <draw:frame draw:style-name="gr1" draw:text-style-name="P2" draw:layer="layout" svg:width="4.375cm" svg:height="0.475cm" svg:x="3.7cm" svg:y="5.133cm">
          <draw:text-box>
            <text:p text:style-name="P1"><text:span text:style-name="T4">breaches than the US.”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15cm" svg:height="0.475cm" svg:x="3.7cm" svg:y="5.797cm">
          <draw:text-box>
            <text:p text:style-name="P1"><text:span text:style-name="T4">Mr Blair had said, “half in jest”, “My future is in your hands.”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6.462cm">
          <draw:text-box>
            <text:p text:style-name="P1"><text:span text:style-name="T4">“</text:span><text:span text:style-name="T4">The nightmare scenario, or one of them, was a discovery that was sufficient for </text:span></text:p>
          </draw:text-box>
        </draw:frame>
        <draw:frame draw:style-name="gr1" draw:text-style-name="P2" draw:layer="layout" svg:width="4.163cm" svg:height="0.475cm" svg:x="3.7cm" svg:y="7.026cm">
          <draw:text-box>
            <text:p text:style-name="P1"><text:span text:style-name="T4">the US but not for us.”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7.691cm">
          <draw:text-box>
            <text:p text:style-name="P1"><text:span text:style-name="T4">“</text:span><text:span text:style-name="T4">C said the other risk was that we found the evidence of the breach before the </text:span></text:p>
          </draw:text-box>
        </draw:frame>
        <draw:frame draw:style-name="gr1" draw:text-style-name="P2" draw:layer="layout" svg:width="14.937cm" svg:height="0.475cm" svg:x="3.7cm" svg:y="8.255cm">
          <draw:text-box>
            <text:p text:style-name="P1"><text:span text:style-name="T4">US was ready to go to war … if the inspectors had another month with genuine </text:span></text:p>
          </draw:text-box>
        </draw:frame>
        <draw:frame draw:style-name="gr1" draw:text-style-name="P2" draw:layer="layout" svg:width="14.404cm" svg:height="0.475cm" svg:x="3.7cm" svg:y="8.82cm">
          <draw:text-box>
            <text:p text:style-name="P1"><text:span text:style-name="T4">access, the picture would be pretty clear. We were now pushing the line that </text:span></text:p>
          </draw:text-box>
        </draw:frame>
        <draw:frame draw:style-name="gr1" draw:text-style-name="P2" draw:layer="layout" svg:width="8.071cm" svg:height="0.475cm" svg:x="3.7cm" svg:y="9.384cm">
          <draw:text-box>
            <text:p text:style-name="P1"><text:span text:style-name="T4">they needed time and space to do the job.”</text:span></text:p>
          </draw:text-box>
        </draw:frame>
        <draw:frame draw:style-name="gr7" draw:text-style-name="P9" draw:layer="layout" svg:width="0.273cm" svg:height="0.276cm" svg:x="11.725cm" svg:y="9.403cm">
          <draw:text-box>
            <text:p text:style-name="P1"><text:span text:style-name="T13">73</text:span></text:p>
          </draw:text-box>
        </draw:frame>
        <draw:frame draw:style-name="gr1" draw:text-style-name="P2" draw:layer="layout" svg:width="16.643cm" svg:height="0.475cm" svg:x="2.2cm" svg:y="10.298cm">
          <draw:text-box>
            <text:p text:style-name="P1"><text:span text:style-name="T7">180. </text:span><text:span text:style-name="T4"><text:s/>Asked about Mr Blair’s comment that his fate was in Sir Richard Dearlove’s hands, </text:span></text:p>
          </draw:text-box>
        </draw:frame>
        <draw:frame draw:style-name="gr1" draw:text-style-name="P2" draw:layer="layout" svg:width="16.783cm" svg:height="0.475cm" svg:x="2.2cm" svg:y="10.863cm">
          <draw:text-box>
            <text:p text:style-name="P1"><text:span text:style-name="T4">Sir Richard told the Inquiry that he thought Mr Blair “was beginning to understand that he </text:span></text:p>
          </draw:text-box>
        </draw:frame>
        <draw:frame draw:style-name="gr1" draw:text-style-name="P2" draw:layer="layout" svg:width="10.107cm" svg:height="0.475cm" svg:x="2.2cm" svg:y="11.427cm">
          <draw:text-box>
            <text:p text:style-name="P1"><text:span text:style-name="T4">was in a tough position vis-a-vis the inspection issue”.</text:span></text:p>
          </draw:text-box>
        </draw:frame>
        <draw:frame draw:style-name="gr7" draw:text-style-name="P9" draw:layer="layout" svg:width="0.273cm" svg:height="0.276cm" svg:x="12.271cm" svg:y="11.446cm">
          <draw:text-box>
            <text:p text:style-name="P1"><text:span text:style-name="T13">74</text:span></text:p>
          </draw:text-box>
        </draw:frame>
        <draw:frame draw:style-name="gr6" draw:text-style-name="P8" draw:layer="layout" svg:width="4.697cm" svg:height="0.556cm" svg:x="8.162cm" svg:y="12.748cm">
          <draw:text-box>
            <text:p text:style-name="P1"><text:span text:style-name="T9">The UK’s objectives</text:span></text:p>
          </draw:text-box>
        </draw:frame>
        <draw:frame draw:style-name="gr4" draw:text-style-name="P6" draw:layer="layout" svg:width="13.333cm" svg:height="0.395cm" svg:x="3.45cm" svg:y="13.67cm">
          <draw:text-box>
            <text:p text:style-name="P1"><text:span text:style-name="T11">The UK’s objectives were published in a Written Ministerial Statement by Mr Straw on </text:span></text:p>
          </draw:text-box>
        </draw:frame>
        <draw:frame draw:style-name="gr4" draw:text-style-name="P6" draw:layer="layout" svg:width="1.619cm" svg:height="0.395cm" svg:x="3.45cm" svg:y="14.164cm">
          <draw:text-box>
            <text:p text:style-name="P1"><text:span text:style-name="T11">7 January.</text:span></text:p>
          </draw:text-box>
        </draw:frame>
        <draw:frame draw:style-name="gr10" draw:text-style-name="P11" draw:layer="layout" svg:width="0.231cm" svg:height="0.23cm" svg:x="5.071cm" svg:y="14.18cm">
          <draw:text-box>
            <text:p text:style-name="P1"><text:span text:style-name="T14">75</text:span></text:p>
          </draw:text-box>
        </draw:frame>
        <draw:frame draw:style-name="gr4" draw:text-style-name="P6" draw:layer="layout" svg:width="7.241cm" svg:height="0.395cm" svg:x="3.45cm" svg:y="14.858cm">
          <draw:text-box>
            <text:p text:style-name="P1"><text:span text:style-name="T11">Mr Straw stated that the “prime objective” was:</text:span></text:p>
          </draw:text-box>
        </draw:frame>
        <draw:frame draw:style-name="gr4" draw:text-style-name="P6" draw:layer="layout" svg:width="12.084cm" svg:height="0.395cm" svg:x="4.2cm" svg:y="15.552cm">
          <draw:text-box>
            <text:p text:style-name="P1"><text:span text:style-name="T11">“… </text:span><text:span text:style-name="T11">to rid Iraq of its weapons of mass destruction (WMD) and their associated </text:span></text:p>
          </draw:text-box>
        </draw:frame>
        <draw:frame draw:style-name="gr4" draw:text-style-name="P6" draw:layer="layout" svg:width="12.296cm" svg:height="0.395cm" svg:x="4.2cm" svg:y="16.046cm">
          <draw:text-box>
            <text:p text:style-name="P1"><text:span text:style-name="T11">programmes and means of delivery, including prohibited ballistic missiles … as </text:span></text:p>
          </draw:text-box>
        </draw:frame>
        <draw:frame draw:style-name="gr4" draw:text-style-name="P6" draw:layer="layout" svg:width="12.757cm" svg:height="0.395cm" svg:x="4.2cm" svg:y="16.539cm">
          <draw:text-box>
            <text:p text:style-name="P1"><text:span text:style-name="T11">set out in UNSCRs. This would reduce Iraq’s ability to threaten its neighbours and </text:span></text:p>
          </draw:text-box>
        </draw:frame>
        <draw:frame draw:style-name="gr4" draw:text-style-name="P6" draw:layer="layout" svg:width="12.245cm" svg:height="0.395cm" svg:x="4.2cm" svg:y="17.033cm">
          <draw:text-box>
            <text:p text:style-name="P1"><text:span text:style-name="T11">the region, and prevent Iraq using WMD against its own people. UNSCRs also </text:span></text:p>
          </draw:text-box>
        </draw:frame>
        <draw:frame draw:style-name="gr4" draw:text-style-name="P6" draw:layer="layout" svg:width="13.02cm" svg:height="0.395cm" svg:x="4.2cm" svg:y="17.527cm">
          <draw:text-box>
            <text:p text:style-name="P1"><text:span text:style-name="T11">require Iraq to renounce terrorism, and return captured Kuwaitis and property taken </text:span></text:p>
          </draw:text-box>
        </draw:frame>
        <draw:frame draw:style-name="gr4" draw:text-style-name="P6" draw:layer="layout" svg:width="2.068cm" svg:height="0.395cm" svg:x="4.2cm" svg:y="18.021cm">
          <draw:text-box>
            <text:p text:style-name="P1"><text:span text:style-name="T11">from Kuwait.”</text:span></text:p>
          </draw:text-box>
        </draw:frame>
        <draw:frame draw:style-name="gr4" draw:text-style-name="P6" draw:layer="layout" svg:width="3.3cm" svg:height="0.395cm" svg:x="3.45cm" svg:y="18.865cm">
          <draw:text-box>
            <text:p text:style-name="P1"><text:span text:style-name="T11">Mr Straw also stated:</text:span></text:p>
          </draw:text-box>
        </draw:frame>
        <draw:frame draw:style-name="gr4" draw:text-style-name="P6" draw:layer="layout" svg:width="13.219cm" svg:height="0.395cm" svg:x="4.2cm" svg:y="19.559cm">
          <draw:text-box>
            <text:p text:style-name="P1"><text:span text:style-name="T11">“</text:span><text:span text:style-name="T11">Success in achieving our prime objective should help deter the proliferation of WMD </text:span></text:p>
          </draw:text-box>
        </draw:frame>
        <draw:frame draw:style-name="gr4" draw:text-style-name="P6" draw:layer="layout" svg:width="3.816cm" svg:height="0.395cm" svg:x="4.2cm" svg:y="20.053cm">
          <draw:text-box>
            <text:p text:style-name="P1"><text:span text:style-name="T11">and BM more generally.”</text:span></text:p>
          </draw:text-box>
        </draw:frame>
        <draw:frame draw:style-name="gr6" draw:text-style-name="P8" draw:layer="layout" svg:width="5.01cm" svg:height="0.556cm" svg:x="2.2cm" svg:y="21.76cm">
          <draw:text-box>
            <text:p text:style-name="P1"><text:span text:style-name="T9">UNMOVIC’s activities</text:span></text:p>
          </draw:text-box>
        </draw:frame>
        <draw:frame draw:style-name="gr1" draw:text-style-name="P2" draw:layer="layout" svg:width="16.198cm" svg:height="0.475cm" svg:x="2.2cm" svg:y="22.588cm">
          <draw:text-box>
            <text:p text:style-name="P1"><text:span text:style-name="T7">181. </text:span><text:span text:style-name="T15"><text:s/>In his informal briefing for the Security Council on 9 January, Dr Blix mad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9.785cm" svg:height="0.475cm" svg:x="2.2cm" svg:y="23.153cm">
          <draw:text-box>
            <text:p text:style-name="P1"><text:span text:style-name="T15">clear that he needed more information from Iraq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73 </text:span></text:p>
          </draw:text-box>
        </draw:frame>
        <draw:frame draw:style-name="gr4" draw:text-style-name="P6" draw:layer="layout" svg:width="15.796cm" svg:height="0.395cm" svg:x="2.532cm" svg:y="25.511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6" draw:layer="layout" svg:width="4.019cm" svg:height="0.395cm" svg:x="2.2cm" svg:y="25.934cm">
          <draw:text-box>
            <text:p text:style-name="P1"><text:span text:style-name="T19">to Iraq.</text:span><text:span text:style-name="T11"> Hutchinson, 2012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4 </text:span></text:p>
          </draw:text-box>
        </draw:frame>
        <draw:frame draw:style-name="gr4" draw:text-style-name="P6" draw:layer="layout" svg:width="6.924cm" svg:height="0.395cm" svg:x="2.532cm" svg:y="26.357cm">
          <draw:text-box>
            <text:p text:style-name="P1"><text:span text:style-name="T11">Private hearing, 16 June 2010, pages 76-77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75 </text:span></text:p>
          </draw:text-box>
        </draw:frame>
        <draw:frame draw:style-name="gr4" draw:text-style-name="P6" draw:layer="layout" svg:width="10.908cm" svg:height="0.395cm" svg:x="2.532cm" svg:y="26.781cm">
          <draw:text-box>
            <text:p text:style-name="P1"><text:span text:style-name="T11">House of Commons, </text:span><text:span text:style-name="T19">Official Report</text:span><text:span text:style-name="T11">, 7 January 2003, columns 4-6WS.</text:span></text:p>
          </draw:text-box>
        </draw:frame>
      </draw:page>
      <draw:page draw:name="page3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3.873cm" svg:x="2.958cm" svg:y="13.658cm" svg:viewBox="0 0 15084 3874" draw:points="0,3874 15084,387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1" draw:text-style-name="P2" draw:layer="layout" svg:width="16.325cm" svg:height="0.475cm" svg:x="2.2cm" svg:y="2.525cm">
          <draw:text-box>
            <text:p text:style-name="P1"><text:span text:style-name="T7">182. </text:span><text:span text:style-name="T4"><text:s/>As agreed on 19 December, Dr Blix and Dr ElBaradei gave an informal update of </text:span></text:p>
          </draw:text-box>
        </draw:frame>
        <draw:frame draw:style-name="gr1" draw:text-style-name="P2" draw:layer="layout" svg:width="16.402cm" svg:height="0.475cm" svg:x="2.2cm" svg:y="3.09cm">
          <draw:text-box>
            <text:p text:style-name="P1"><text:span text:style-name="T4">their assessment of the Iraqi declaration and the progress of inspection activities to the </text:span></text:p>
          </draw:text-box>
        </draw:frame>
        <draw:frame draw:style-name="gr1" draw:text-style-name="P2" draw:layer="layout" svg:width="12.164cm" svg:height="0.475cm" svg:x="2.2cm" svg:y="3.654cm">
          <draw:text-box>
            <text:p text:style-name="P1"><text:span text:style-name="T4">members of the Security Council on 9 January (see Section 3.6).</text:span></text:p>
          </draw:text-box>
        </draw:frame>
        <draw:frame draw:style-name="gr7" draw:text-style-name="P9" draw:layer="layout" svg:width="0.273cm" svg:height="0.276cm" svg:x="14.318cm" svg:y="3.673cm">
          <draw:text-box>
            <text:p text:style-name="P1"><text:span text:style-name="T13">76</text:span></text:p>
          </draw:text-box>
        </draw:frame>
        <draw:frame draw:style-name="gr1" draw:text-style-name="P2" draw:layer="layout" svg:width="3.973cm" svg:height="0.475cm" svg:x="14.592cm" svg:y="3.654cm">
          <draw:text-box>
            <text:p text:style-name="P1"><text:span text:style-name="T4"><text:s/></text:span><text:span text:style-name="T4">The points made by </text:span></text:p>
          </draw:text-box>
        </draw:frame>
        <draw:frame draw:style-name="gr1" draw:text-style-name="P2" draw:layer="layout" svg:width="3.067cm" svg:height="0.475cm" svg:x="2.2cm" svg:y="4.218cm">
          <draw:text-box>
            <text:p text:style-name="P1"><text:span text:style-name="T4">Dr Blix included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5.133cm">
          <draw:text-box>
            <text:p text:style-name="P1"><text:span text:style-name="T4">His “overall impression” remained that Iraq’s declaration was “rich in volume </text:span></text:p>
          </draw:text-box>
        </draw:frame>
        <draw:frame draw:style-name="gr1" draw:text-style-name="P2" draw:layer="layout" svg:width="13.515cm" svg:height="0.475cm" svg:x="3.7cm" svg:y="5.697cm">
          <draw:text-box>
            <text:p text:style-name="P1"><text:span text:style-name="T4">but poor in new information” and “practically devoid of new evidence on </text:span></text:p>
          </draw:text-box>
        </draw:frame>
        <draw:frame draw:style-name="gr1" draw:text-style-name="P2" draw:layer="layout" svg:width="2.479cm" svg:height="0.475cm" svg:x="3.7cm" svg:y="6.262cm">
          <draw:text-box>
            <text:p text:style-name="P1"><text:span text:style-name="T4">such issues”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6.926cm">
          <draw:text-box>
            <text:p text:style-name="P1"><text:span text:style-name="T4">“… </text:span><text:span text:style-name="T4">[T]o create confidence that it has no more weapons of mass destruction </text:span></text:p>
          </draw:text-box>
        </draw:frame>
        <draw:frame draw:style-name="gr1" draw:text-style-name="P2" draw:layer="layout" svg:width="12.706cm" svg:height="0.475cm" svg:x="3.7cm" svg:y="7.491cm">
          <draw:text-box>
            <text:p text:style-name="P1"><text:span text:style-name="T4">or proscribed activities relating to such weapons, Iraq must present </text:span></text:p>
          </draw:text-box>
        </draw:frame>
        <draw:frame draw:style-name="gr1" draw:text-style-name="P2" draw:layer="layout" svg:width="3.566cm" svg:height="0.475cm" svg:x="3.7cm" svg:y="8.055cm">
          <draw:text-box>
            <text:p text:style-name="P1"><text:span text:style-name="T4">credible evidence”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8.72cm">
          <draw:text-box>
            <text:p text:style-name="P1"><text:span text:style-name="T4">He had “not asserted … that proscribed items or activities” existed; but if they </text:span></text:p>
          </draw:text-box>
        </draw:frame>
        <draw:frame draw:style-name="gr1" draw:text-style-name="P2" draw:layer="layout" svg:width="14.535cm" svg:height="0.475cm" svg:x="3.7cm" svg:y="9.284cm">
          <draw:text-box>
            <text:p text:style-name="P1"><text:span text:style-name="T4">did “Iraq should present them in our presence”. There was “still time” for that. </text:span></text:p>
          </draw:text-box>
        </draw:frame>
        <draw:frame draw:style-name="gr1" draw:text-style-name="P2" draw:layer="layout" svg:width="14.281cm" svg:height="0.475cm" svg:x="3.7cm" svg:y="9.848cm">
          <draw:text-box>
            <text:p text:style-name="P1"><text:span text:style-name="T4">There was “no way the inspectors” could “close a file by simply invoking the </text:span></text:p>
          </draw:text-box>
        </draw:frame>
        <draw:frame draw:style-name="gr1" draw:text-style-name="P2" draw:layer="layout" svg:width="8.376cm" svg:height="0.475cm" svg:x="3.7cm" svg:y="10.413cm">
          <draw:text-box>
            <text:p text:style-name="P1"><text:span text:style-name="T4">precept that Iraq cannot prove the negative”.</text:span></text:p>
          </draw:text-box>
        </draw:frame>
        <draw:frame draw:style-name="gr2" draw:text-style-name="P3" draw:layer="layout" svg:width="0.634cm" svg:height="0.712cm" svg:x="2.95cm" svg:y="10.9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11.077cm">
          <draw:text-box>
            <text:p text:style-name="P1"><text:span text:style-name="T4">There was a series of inconsistencies between the declaration and earlier Iraqi </text:span></text:p>
          </draw:text-box>
        </draw:frame>
        <draw:frame draw:style-name="gr1" draw:text-style-name="P2" draw:layer="layout" svg:width="15.035cm" svg:height="0.475cm" svg:x="3.7cm" svg:y="11.642cm">
          <draw:text-box>
            <text:p text:style-name="P1"><text:span text:style-name="T4">declarations which had been described as full, final and complete, in addition to </text:span></text:p>
          </draw:text-box>
        </draw:frame>
        <draw:frame draw:style-name="gr1" draw:text-style-name="P2" draw:layer="layout" svg:width="14.654cm" svg:height="0.475cm" svg:x="3.7cm" svg:y="12.206cm">
          <draw:text-box>
            <text:p text:style-name="P1"><text:span text:style-name="T4">the issues he had highlighted on 19 December, including in relation to special </text:span></text:p>
          </draw:text-box>
        </draw:frame>
        <draw:frame draw:style-name="gr1" draw:text-style-name="P2" draw:layer="layout" svg:width="12.605cm" svg:height="0.475cm" svg:x="3.7cm" svg:y="12.771cm">
          <draw:text-box>
            <text:p text:style-name="P1"><text:span text:style-name="T4">munitions, imports of missile engines and solid missile fuel and VX.</text:span></text:p>
          </draw:text-box>
        </draw:frame>
        <draw:frame draw:style-name="gr6" draw:text-style-name="P8" draw:layer="layout" svg:width="3.668cm" svg:height="0.556cm" svg:x="8.675cm" svg:y="14.092cm">
          <draw:text-box>
            <text:p text:style-name="P1"><text:span text:style-name="T9">UNMOVIC finds</text:span></text:p>
          </draw:text-box>
        </draw:frame>
        <draw:frame draw:style-name="gr6" draw:text-style-name="P8" draw:layer="layout" svg:width="0.493cm" svg:height="0.556cm" svg:x="3.4cm" svg:y="14.95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694cm" svg:height="0.395cm" svg:x="3.9cm" svg:y="15.013cm">
          <draw:text-box>
            <text:p text:style-name="P1"><text:span text:style-name="T11">On 30 December, UNMOVIC inspectors found some Volga missile engines.</text:span></text:p>
          </draw:text-box>
        </draw:frame>
        <draw:frame draw:style-name="gr10" draw:text-style-name="P11" draw:layer="layout" svg:width="0.231cm" svg:height="0.23cm" svg:x="15.665cm" svg:y="15.029cm">
          <draw:text-box>
            <text:p text:style-name="P1"><text:span text:style-name="T14">77</text:span></text:p>
          </draw:text-box>
        </draw:frame>
        <draw:frame draw:style-name="gr6" draw:text-style-name="P8" draw:layer="layout" svg:width="0.493cm" svg:height="0.556cm" svg:x="3.4cm" svg:y="15.55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376cm" svg:height="0.395cm" svg:x="3.9cm" svg:y="15.607cm">
          <draw:text-box>
            <text:p text:style-name="P1"><text:span text:style-name="T11">On 16 January, UNMOVIC discovered rocket warheads at an ammunition store.</text:span></text:p>
          </draw:text-box>
        </draw:frame>
        <draw:frame draw:style-name="gr10" draw:text-style-name="P11" draw:layer="layout" svg:width="0.231cm" svg:height="0.23cm" svg:x="16.325cm" svg:y="15.623cm">
          <draw:text-box>
            <text:p text:style-name="P1"><text:span text:style-name="T14">78</text:span></text:p>
          </draw:text-box>
        </draw:frame>
        <draw:frame draw:style-name="gr6" draw:text-style-name="P8" draw:layer="layout" svg:width="0.493cm" svg:height="0.556cm" svg:x="3.4cm" svg:y="16.144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3.447cm" svg:height="0.395cm" svg:x="3.9cm" svg:y="16.201cm">
          <draw:text-box>
            <text:p text:style-name="P1"><text:span text:style-name="T11">On the same day UNMOVIC also discovered nuclear-related documents hidden at the </text:span></text:p>
          </draw:text-box>
        </draw:frame>
        <draw:frame draw:style-name="gr4" draw:text-style-name="P6" draw:layer="layout" svg:width="3.998cm" svg:height="0.395cm" svg:x="3.9cm" svg:y="16.695cm">
          <draw:text-box>
            <text:p text:style-name="P1"><text:span text:style-name="T11">home of an Iraqi scientist.</text:span></text:p>
          </draw:text-box>
        </draw:frame>
        <draw:frame draw:style-name="gr6" draw:text-style-name="P8" draw:layer="layout" svg:width="5.442cm" svg:height="0.556cm" svg:x="2.2cm" svg:y="18.402cm">
          <draw:text-box>
            <text:p text:style-name="P1"><text:span text:style-name="T9">Mr Blair’s interview on </text:span></text:p>
          </draw:text-box>
        </draw:frame>
        <draw:frame draw:style-name="gr6" draw:text-style-name="P13" draw:layer="layout" svg:width="1.082cm" svg:height="0.56cm" svg:x="7.686cm" svg:y="18.402cm">
          <draw:text-box>
            <text:p text:style-name="P1"><text:span text:style-name="T24">BBC</text:span></text:p>
          </draw:text-box>
        </draw:frame>
        <draw:frame draw:style-name="gr6" draw:text-style-name="P8" draw:layer="layout" svg:width="0.493cm" svg:height="0.556cm" svg:x="8.677cm" svg:y="18.402cm">
          <draw:text-box>
            <text:p text:style-name="P1"><text:span text:style-name="T9">’</text:span><text:span text:style-name="T9">s</text:span></text:p>
          </draw:text-box>
        </draw:frame>
        <draw:frame draw:style-name="gr6" draw:text-style-name="P13" draw:layer="layout" svg:width="4.951cm" svg:height="0.56cm" svg:x="9.149cm" svg:y="18.402cm">
          <draw:text-box>
            <text:p text:style-name="P1"><text:span text:style-name="T24"><text:s/></text:span><text:span text:style-name="T24">Breakfast with Frost</text:span></text:p>
          </draw:text-box>
        </draw:frame>
        <draw:frame draw:style-name="gr6" draw:text-style-name="P8" draw:layer="layout" svg:width="4.108cm" svg:height="0.556cm" svg:x="13.955cm" svg:y="18.402cm">
          <draw:text-box>
            <text:p text:style-name="P1"><text:span text:style-name="T9">, 26 January 2003</text:span></text:p>
          </draw:text-box>
        </draw:frame>
        <draw:frame draw:style-name="gr1" draw:text-style-name="P2" draw:layer="layout" svg:width="16.237cm" svg:height="0.475cm" svg:x="2.2cm" svg:y="19.231cm">
          <draw:text-box>
            <text:p text:style-name="P1"><text:span text:style-name="T7">183. </text:span><text:span text:style-name="T15"><text:s/>Mr Blair decided to use an interview on </text:span><text:span text:style-name="T25">Breakfast with Frost</text:span><text:span text:style-name="T15"> on 26 January </text:span></text:p>
          </draw:text-box>
        </draw:frame>
        <draw:frame draw:style-name="gr1" draw:text-style-name="P2" draw:layer="layout" svg:width="15.526cm" svg:height="0.475cm" svg:x="2.2cm" svg:y="19.795cm">
          <draw:text-box>
            <text:p text:style-name="P1"><text:span text:style-name="T15">to set out the position that the inspections should be given sufficient time to </text:span></text:p>
          </draw:text-box>
        </draw:frame>
        <draw:frame draw:style-name="gr1" draw:text-style-name="P2" draw:layer="layout" svg:width="15.344cm" svg:height="0.475cm" svg:x="2.2cm" svg:y="20.36cm">
          <draw:text-box>
            <text:p text:style-name="P1"><text:span text:style-name="T15">determine whether or not Saddam Hussein was co-operating fully. If he was </text:span></text:p>
          </draw:text-box>
        </draw:frame>
        <draw:frame draw:style-name="gr1" draw:text-style-name="P2" draw:layer="layout" svg:width="15.306cm" svg:height="0.475cm" svg:x="2.2cm" svg:y="20.924cm">
          <draw:text-box>
            <text:p text:style-name="P1"><text:span text:style-name="T15">not, that would be a sufficient reason for military action. A find of WMD was </text:span></text:p>
          </draw:text-box>
        </draw:frame>
        <draw:frame draw:style-name="gr1" draw:text-style-name="P2" draw:layer="layout" svg:width="2.593cm" svg:height="0.475cm" svg:x="2.2cm" svg:y="21.488cm">
          <draw:text-box>
            <text:p text:style-name="P1"><text:span text:style-name="T15">not required.</text:span></text:p>
          </draw:text-box>
        </draw:frame>
        <draw:frame draw:style-name="gr1" draw:text-style-name="P2" draw:layer="layout" svg:width="15.157cm" svg:height="0.475cm" svg:x="2.2cm" svg:y="22.403cm">
          <draw:text-box>
            <text:p text:style-name="P1"><text:span text:style-name="T7">184. </text:span><text:span text:style-name="T4"><text:s/>In a meeting with Sir Jeremy Greenstock and No.10 officials to discuss the </text:span></text:p>
          </draw:text-box>
        </draw:frame>
        <draw:frame draw:style-name="gr1" draw:text-style-name="P2" draw:layer="layout" svg:width="16.567cm" svg:height="0.475cm" svg:x="2.2cm" svg:y="22.967cm">
          <draw:text-box>
            <text:p text:style-name="P1"><text:span text:style-name="T4">handling of Iraq in the UN Security Council in the coming weeks on 23 January, Mr Blair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623cm" svg:height="0.475cm" svg:x="2.2cm" svg:y="23.532cm">
          <draw:text-box>
            <text:p text:style-name="P1"><text:span text:style-name="T4">set out an approach which included the need, “if we could possibly get it”, for “hard </text:span></text:p>
          </draw:text-box>
        </draw:frame>
        <draw:frame draw:style-name="gr10" draw:text-style-name="P11" draw:layer="layout" svg:width="0.29cm" svg:height="0.23cm" svg:x="2.2cm" svg:y="25.103cm">
          <draw:text-box>
            <text:p text:style-name="P1"><text:span text:style-name="T14">76 </text:span></text:p>
          </draw:text-box>
        </draw:frame>
        <draw:frame draw:style-name="gr4" draw:text-style-name="P6" draw:layer="layout" svg:width="16.08cm" svg:height="0.395cm" svg:x="2.532cm" svg:y="25.087cm">
          <draw:text-box>
            <text:p text:style-name="P1"><text:span text:style-name="T11">UNMOVIC, </text:span><text:span text:style-name="T19">Briefing the Security Council, 9 January 2003: Inspections in Iraq and a further assessment </text:span></text:p>
          </draw:text-box>
        </draw:frame>
        <draw:frame draw:style-name="gr4" draw:text-style-name="P6" draw:layer="layout" svg:width="4.654cm" svg:height="0.395cm" svg:x="2.2cm" svg:y="25.511cm">
          <draw:text-box>
            <text:p text:style-name="P1"><text:span text:style-name="T19">of Iraq’s weapons declaration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77 </text:span></text:p>
          </draw:text-box>
        </draw:frame>
        <draw:frame draw:style-name="gr4" draw:text-style-name="P6" draw:layer="layout" svg:width="11.902cm" svg:height="0.395cm" svg:x="2.532cm" svg:y="25.934cm">
          <draw:text-box>
            <text:p text:style-name="P1"><text:span text:style-name="T11">UN Security Council, ‘4707th Meeting Friday 14 February 2003’ (S/PV.4707)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78 </text:span></text:p>
          </draw:text-box>
        </draw:frame>
        <draw:frame draw:style-name="gr4" draw:text-style-name="P6" draw:layer="layout" svg:width="15.822cm" svg:height="0.395cm" svg:x="2.532cm" svg:y="26.357cm">
          <draw:text-box>
            <text:p text:style-name="P1"><text:span text:style-name="T11">Note DIS Counter Proliferation Support Group,</text:span><text:span text:style-name="T19"> </text:span><text:span text:style-name="T11">12 February 2003, ‘The Effectiveness of UN Weapons </text:span></text:p>
          </draw:text-box>
        </draw:frame>
        <draw:frame draw:style-name="gr4" draw:text-style-name="P6" draw:layer="layout" svg:width="3.025cm" svg:height="0.395cm" svg:x="2.2cm" svg:y="26.781cm">
          <draw:text-box>
            <text:p text:style-name="P1"><text:span text:style-name="T11">Inspections in Iraq’.</text:span></text:p>
          </draw:text-box>
        </draw:frame>
      </draw:page>
      <draw:page draw:name="page3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6.41cm" svg:height="0.475cm" svg:x="2.2cm" svg:y="2.525cm">
          <draw:text-box>
            <text:p text:style-name="P1"><text:span text:style-name="T4">proof” that Saddam Hussein was “lying over his WMD, to bring public opinion to accept </text:span></text:p>
          </draw:text-box>
        </draw:frame>
        <draw:frame draw:style-name="gr1" draw:text-style-name="P2" draw:layer="layout" svg:width="5.243cm" svg:height="0.475cm" svg:x="2.2cm" svg:y="3.09cm">
          <draw:text-box>
            <text:p text:style-name="P1"><text:span text:style-name="T4">the need for military action”.</text:span></text:p>
          </draw:text-box>
        </draw:frame>
        <draw:frame draw:style-name="gr7" draw:text-style-name="P9" draw:layer="layout" svg:width="0.273cm" svg:height="0.276cm" svg:x="7.423cm" svg:y="3.108cm">
          <draw:text-box>
            <text:p text:style-name="P1"><text:span text:style-name="T13">79</text:span></text:p>
          </draw:text-box>
        </draw:frame>
        <draw:frame draw:style-name="gr1" draw:text-style-name="P2" draw:layer="layout" svg:width="16.101cm" svg:height="0.475cm" svg:x="2.2cm" svg:y="4.004cm">
          <draw:text-box>
            <text:p text:style-name="P1"><text:span text:style-name="T7">185. </text:span><text:span text:style-name="T4"><text:s/>On 24 January, Mr Scarlett provided a note with a list of points summarising the </text:span></text:p>
          </draw:text-box>
        </draw:frame>
        <draw:frame draw:style-name="gr1" draw:text-style-name="P2" draw:layer="layout" svg:width="16.152cm" svg:height="0.475cm" svg:x="2.2cm" svg:y="4.568cm">
          <draw:text-box>
            <text:p text:style-name="P1"><text:span text:style-name="T4">assessment of Iraqi WMD holdings and concealment policy which could be “deployed </text:span></text:p>
          </draw:text-box>
        </draw:frame>
        <draw:frame draw:style-name="gr1" draw:text-style-name="P2" draw:layer="layout" svg:width="3.791cm" svg:height="0.475cm" svg:x="2.2cm" svg:y="5.133cm">
          <draw:text-box>
            <text:p text:style-name="P1"><text:span text:style-name="T4">publicly” by Mr Blair.</text:span></text:p>
          </draw:text-box>
        </draw:frame>
        <draw:frame draw:style-name="gr7" draw:text-style-name="P9" draw:layer="layout" svg:width="0.273cm" svg:height="0.276cm" svg:x="5.987cm" svg:y="5.152cm">
          <draw:text-box>
            <text:p text:style-name="P1"><text:span text:style-name="T13">80</text:span></text:p>
          </draw:text-box>
        </draw:frame>
        <draw:frame draw:style-name="gr1" draw:text-style-name="P2" draw:layer="layout" svg:width="4.392cm" svg:height="0.475cm" svg:x="2.2cm" svg:y="6.047cm">
          <draw:text-box>
            <text:p text:style-name="P1"><text:span text:style-name="T7">186. </text:span><text:span text:style-name="T4"><text:s/>Mr Scarlett wrote:</text:span></text:p>
          </draw:text-box>
        </draw:frame>
        <draw:frame draw:style-name="gr1" draw:text-style-name="P2" draw:layer="layout" svg:width="14.777cm" svg:height="0.475cm" svg:x="2.95cm" svg:y="6.962cm">
          <draw:text-box>
            <text:p text:style-name="P1"><text:span text:style-name="T4">“</text:span><text:span text:style-name="T4">For the most part the note repackages the contents of the September dossier </text:span></text:p>
          </draw:text-box>
        </draw:frame>
        <draw:frame draw:style-name="gr1" draw:text-style-name="P2" draw:layer="layout" svg:width="15.894cm" svg:height="0.475cm" svg:x="2.95cm" svg:y="7.526cm">
          <draw:text-box>
            <text:p text:style-name="P1"><text:span text:style-name="T4">bringing out the key points, including quantities of WMD more clearly. There is some </text:span></text:p>
          </draw:text-box>
        </draw:frame>
        <draw:frame draw:style-name="gr1" draw:text-style-name="P2" draw:layer="layout" svg:width="14.281cm" svg:height="0.475cm" svg:x="2.95cm" svg:y="8.091cm">
          <draw:text-box>
            <text:p text:style-name="P1"><text:span text:style-name="T4">limited updating to cover the work of UNMOVIC and concealment activities.”</text:span></text:p>
          </draw:text-box>
        </draw:frame>
        <draw:frame draw:style-name="gr1" draw:text-style-name="P2" draw:layer="layout" svg:width="7.753cm" svg:height="0.475cm" svg:x="2.2cm" svg:y="9.005cm">
          <draw:text-box>
            <text:p text:style-name="P1"><text:span text:style-name="T7">187. </text:span><text:span text:style-name="T4"><text:s/>The key points in the note included:</text:span></text:p>
          </draw:text-box>
        </draw:frame>
        <draw:frame draw:style-name="gr1" draw:text-style-name="P2" draw:layer="layout" svg:width="5.518cm" svg:height="0.475cm" svg:x="2.2cm" svg:y="9.92cm">
          <draw:text-box>
            <text:p text:style-name="P1"><text:span text:style-name="T15">Judgements in the dossier:</text:span></text:p>
          </draw:text-box>
        </draw:frame>
        <draw:frame draw:style-name="gr2" draw:text-style-name="P3" draw:layer="layout" svg:width="0.634cm" svg:height="0.712cm" svg:x="2.95cm" svg:y="10.6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10.834cm">
          <draw:text-box>
            <text:p text:style-name="P1"><text:span text:style-name="T4">“</text:span><text:span text:style-name="T4">Iraq has a useable [sic] chemical and biological weapons capability, which </text:span></text:p>
          </draw:text-box>
        </draw:frame>
        <draw:frame draw:style-name="gr1" draw:text-style-name="P2" draw:layer="layout" svg:width="15.001cm" svg:height="0.475cm" svg:x="3.7cm" svg:y="11.398cm">
          <draw:text-box>
            <text:p text:style-name="P1"><text:span text:style-name="T4">includes recent production of chemical and biological agents, and military plans </text:span></text:p>
          </draw:text-box>
        </draw:frame>
        <draw:frame draw:style-name="gr1" draw:text-style-name="P2" draw:layer="layout" svg:width="2.343cm" svg:height="0.475cm" svg:x="3.7cm" svg:y="11.963cm">
          <draw:text-box>
            <text:p text:style-name="P1"><text:span text:style-name="T4">to use them;</text:span></text:p>
          </draw:text-box>
        </draw:frame>
        <draw:frame draw:style-name="gr2" draw:text-style-name="P3" draw:layer="layout" svg:width="0.634cm" svg:height="0.712cm" svg:x="2.95cm" svg:y="12.4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78cm" svg:height="0.475cm" svg:x="3.7cm" svg:y="12.627cm">
          <draw:text-box>
            <text:p text:style-name="P1"><text:span text:style-name="T4">Iraq continues to work on developing nuclear weapons;</text:span></text:p>
          </draw:text-box>
        </draw:frame>
        <draw:frame draw:style-name="gr2" draw:text-style-name="P3" draw:layer="layout" svg:width="0.634cm" svg:height="0.712cm" svg:x="2.95cm" svg:y="13.1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44cm" svg:height="0.475cm" svg:x="3.7cm" svg:y="13.292cm">
          <draw:text-box>
            <text:p text:style-name="P1"><text:span text:style-name="T4">Iraq possesses up to twenty 650km Al Hussein missiles, is developing </text:span></text:p>
          </draw:text-box>
        </draw:frame>
        <draw:frame draw:style-name="gr1" draw:text-style-name="P2" draw:layer="layout" svg:width="13.853cm" svg:height="0.475cm" svg:x="3.7cm" svg:y="13.856cm">
          <draw:text-box>
            <text:p text:style-name="P1"><text:span text:style-name="T4">longer-range ballistic missiles, and is extending its shorter range systems </text:span></text:p>
          </draw:text-box>
        </draw:frame>
        <draw:frame draw:style-name="gr1" draw:text-style-name="P2" draw:layer="layout" svg:width="8.058cm" svg:height="0.475cm" svg:x="3.7cm" svg:y="14.421cm">
          <draw:text-box>
            <text:p text:style-name="P1"><text:span text:style-name="T4">beyond the UN permitted range of 150km.”</text:span></text:p>
          </draw:text-box>
        </draw:frame>
        <draw:frame draw:style-name="gr1" draw:text-style-name="P2" draw:layer="layout" svg:width="7.753cm" svg:height="0.475cm" svg:x="2.2cm" svg:y="15.335cm">
          <draw:text-box>
            <text:p text:style-name="P1"><text:span text:style-name="T15">Iraq’s declaration of 7 December 2002:</text:span></text:p>
          </draw:text-box>
        </draw:frame>
        <draw:frame draw:style-name="gr2" draw:text-style-name="P3" draw:layer="layout" svg:width="0.634cm" svg:height="0.712cm" svg:x="2.95cm" svg:y="16.0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5cm" svg:height="0.475cm" svg:x="3.7cm" svg:y="16.25cm">
          <draw:text-box>
            <text:p text:style-name="P1"><text:span text:style-name="T4">Iraq had “not taken the opportunity … to explain the issues outstanding from </text:span></text:p>
          </draw:text-box>
        </draw:frame>
        <draw:frame draw:style-name="gr1" draw:text-style-name="P2" draw:layer="layout" svg:width="10.276cm" svg:height="0.475cm" svg:x="3.7cm" svg:y="16.814cm">
          <draw:text-box>
            <text:p text:style-name="P1"><text:span text:style-name="T4">UNSCOM’s report to the UN Security Council in 1999”.</text:span></text:p>
          </draw:text-box>
        </draw:frame>
        <draw:frame draw:style-name="gr2" draw:text-style-name="P3" draw:layer="layout" svg:width="0.634cm" svg:height="0.712cm" svg:x="2.95cm" svg:y="17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17.478cm">
          <draw:text-box>
            <text:p text:style-name="P1"><text:span text:style-name="T4">Iraq maintained that it currently had “no proscribed WMD programmes”.</text:span></text:p>
          </draw:text-box>
        </draw:frame>
        <draw:frame draw:style-name="gr2" draw:text-style-name="P3" draw:layer="layout" svg:width="0.634cm" svg:height="0.712cm" svg:x="2.95cm" svg:y="17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62cm" svg:height="0.475cm" svg:x="3.7cm" svg:y="18.143cm">
          <draw:text-box>
            <text:p text:style-name="P1"><text:span text:style-name="T4">The UN already had the “majority of information” in the declaration.</text:span></text:p>
          </draw:text-box>
        </draw:frame>
        <draw:frame draw:style-name="gr2" draw:text-style-name="P3" draw:layer="layout" svg:width="0.634cm" svg:height="0.712cm" svg:x="2.95cm" svg:y="18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18.807cm">
          <draw:text-box>
            <text:p text:style-name="P1"><text:span text:style-name="T4">The declaration did “not alter UK assessments of Iraq’s WMD programmes”.</text:span></text:p>
          </draw:text-box>
        </draw:frame>
        <draw:frame draw:style-name="gr1" draw:text-style-name="P2" draw:layer="layout" svg:width="3.964cm" svg:height="0.475cm" svg:x="2.2cm" svg:y="19.722cm">
          <draw:text-box>
            <text:p text:style-name="P1"><text:span text:style-name="T15">Chemical weapons:</text:span></text:p>
          </draw:text-box>
        </draw:frame>
        <draw:frame draw:style-name="gr2" draw:text-style-name="P3" draw:layer="layout" svg:width="0.634cm" svg:height="0.712cm" svg:x="2.95cm" svg:y="20.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51cm" svg:height="0.475cm" svg:x="3.7cm" svg:y="20.636cm">
          <draw:text-box>
            <text:p text:style-name="P1"><text:span text:style-name="T4">Iraq could produce mustard gas, tabun, sarin and VX nerve agents.</text:span></text:p>
          </draw:text-box>
        </draw:frame>
        <draw:frame draw:style-name="gr2" draw:text-style-name="P3" draw:layer="layout" svg:width="0.634cm" svg:height="0.712cm" svg:x="2.95cm" svg:y="21.1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21.301cm">
          <draw:text-box>
            <text:p text:style-name="P1"><text:span text:style-name="T4">Iraq had had “chemical weapons available from both pre-Gulf War stocks and </text:span></text:p>
          </draw:text-box>
        </draw:frame>
        <draw:frame draw:style-name="gr1" draw:text-style-name="P2" draw:layer="layout" svg:width="4.629cm" svg:height="0.475cm" svg:x="3.7cm" svg:y="21.865cm">
          <draw:text-box>
            <text:p text:style-name="P1"><text:span text:style-name="T4">more recent production”.</text:span></text:p>
          </draw:text-box>
        </draw:frame>
        <draw:frame draw:style-name="gr2" draw:text-style-name="P3" draw:layer="layout" svg:width="0.634cm" svg:height="0.712cm" svg:x="2.95cm" svg:y="22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22.53cm">
          <draw:text-box>
            <text:p text:style-name="P1"><text:span text:style-name="T4">The UK did “not know exactly how much CW agent” was available. While it </text:span></text:p>
          </draw:text-box>
        </draw:frame>
        <draw:frame draw:style-name="gr1" draw:text-style-name="P2" draw:layer="layout" svg:width="14.734cm" svg:height="0.475cm" svg:x="3.7cm" svg:y="23.094cm">
          <draw:text-box>
            <text:p text:style-name="P1"><text:span text:style-name="T4">believed current holdings were “less than” the 360 tonnes for which UNSCOM </text:span></text:p>
          </draw:text-box>
        </draw:frame>
        <draw:frame draw:style-name="gr1" draw:text-style-name="P2" draw:layer="layout" svg:width="14.433cm" svg:height="0.475cm" svg:x="3.7cm" svg:y="23.658cm">
          <draw:text-box>
            <text:p text:style-name="P1"><text:span text:style-name="T4">had been unable to account, it was “still enough to fill many artillery shells or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531cm" svg:y1="26.29cm" svg:x2="18.38cm" svg:y2="26.29cm">
          <text:p/>
        </draw:line>
        <draw:frame draw:style-name="gr1" draw:text-style-name="P2" draw:layer="layout" svg:width="3.05cm" svg:height="0.475cm" svg:x="3.7cm" svg:y="24.223cm">
          <draw:text-box>
            <text:p text:style-name="P1"><text:span text:style-name="T4">other weapons”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79 </text:span></text:p>
          </draw:text-box>
        </draw:frame>
        <draw:line draw:style-name="gr9" draw:text-style-name="P10" draw:layer="layout" svg:x1="2.531cm" svg:y1="26.714cm" svg:x2="17.863cm" svg:y2="26.714cm">
          <text:p/>
        </draw:line>
        <draw:line draw:style-name="gr9" draw:text-style-name="P10" draw:layer="layout" svg:x1="2.199cm" svg:y1="27.137cm" svg:x2="6.415cm" svg:y2="27.137cm">
          <text:p/>
        </draw:line>
        <draw:frame draw:style-name="gr4" draw:text-style-name="P6" draw:layer="layout" svg:width="15.864cm" svg:height="0.395cm" svg:x="2.532cm" svg:y="25.934cm">
          <draw:text-box>
            <text:p text:style-name="P1"><text:span text:style-name="T6">Minute Rycroft to Manning, 23 January 2003, ‘Iraq: Prime Minister’s Meeting with Jeremy Greenstock’</text:span><text:span text:style-name="T11">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0 </text:span></text:p>
          </draw:text-box>
        </draw:frame>
        <draw:frame draw:style-name="gr4" draw:text-style-name="P6" draw:layer="layout" svg:width="15.238cm" svg:height="0.395cm" svg:x="2.532cm" svg:y="26.357cm">
          <draw:text-box>
            <text:p text:style-name="P1"><text:span text:style-name="T6">Minute Scarlett to Rycroft, 24 January 2003, ‘Iraq WMD: Intelligence Points for the Prime Minister’ </text:span></text:p>
          </draw:text-box>
        </draw:frame>
        <draw:frame draw:style-name="gr4" draw:text-style-name="P6" draw:layer="layout" svg:width="4.286cm" svg:height="0.395cm" svg:x="2.2cm" svg:y="26.781cm">
          <draw:text-box>
            <text:p text:style-name="P1"><text:span text:style-name="T6">attaching Note, ‘Iraq:WMD’</text:span><text:span text:style-name="T11">.</text:span></text:p>
          </draw:text-box>
        </draw:frame>
      </draw:page>
      <draw:page draw:name="page4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2.525cm">
          <draw:text-box>
            <text:p text:style-name="P1"><text:span text:style-name="T4">Iraq’s military had “planned for the use of CW, and … issued atropine injectors </text:span></text:p>
          </draw:text-box>
        </draw:frame>
        <draw:frame draw:style-name="gr1" draw:text-style-name="P2" draw:layer="layout" svg:width="2.999cm" svg:height="0.475cm" svg:x="3.7cm" svg:y="3.09cm">
          <draw:text-box>
            <text:p text:style-name="P1"><text:span text:style-name="T4">… </text:span><text:span text:style-name="T4">to its troops”.</text:span></text:p>
          </draw:text-box>
        </draw:frame>
        <draw:frame draw:style-name="gr1" draw:text-style-name="P2" draw:layer="layout" svg:width="4.104cm" svg:height="0.475cm" svg:x="2.2cm" svg:y="4.004cm">
          <draw:text-box>
            <text:p text:style-name="P1"><text:span text:style-name="T15">Biological weapons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4cm" svg:height="0.475cm" svg:x="3.7cm" svg:y="4.918cm">
          <draw:text-box>
            <text:p text:style-name="P1"><text:span text:style-name="T4">“</text:span><text:span text:style-name="T4">Iraq has biological weapons available, both from pre-Gulf War stocks and more </text:span></text:p>
          </draw:text-box>
        </draw:frame>
        <draw:frame draw:style-name="gr1" draw:text-style-name="P2" draw:layer="layout" svg:width="3.545cm" svg:height="0.475cm" svg:x="3.7cm" svg:y="5.483cm">
          <draw:text-box>
            <text:p text:style-name="P1"><text:span text:style-name="T4">recent production”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87cm" svg:height="0.475cm" svg:x="3.7cm" svg:y="6.147cm">
          <draw:text-box>
            <text:p text:style-name="P1"><text:span text:style-name="T4">Iraq could “produce at least” anthrax, botulinum toxin, aflatoxin and ricin.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77cm" svg:height="0.475cm" svg:x="3.7cm" svg:y="6.812cm">
          <draw:text-box>
            <text:p text:style-name="P1"><text:span text:style-name="T4">the UK did “not know how much agent” Iraq had, but it had “admitted to </text:span></text:p>
          </draw:text-box>
        </draw:frame>
        <draw:frame draw:style-name="gr1" draw:text-style-name="P2" draw:layer="layout" svg:width="15.225cm" svg:height="0.475cm" svg:x="3.7cm" svg:y="7.376cm">
          <draw:text-box>
            <text:p text:style-name="P1"><text:span text:style-name="T4">producing 19,000 litres of botulinum toxin, 8,500 litres of anthrax and 2,200 litres </text:span></text:p>
          </draw:text-box>
        </draw:frame>
        <draw:frame draw:style-name="gr1" draw:text-style-name="P2" draw:layer="layout" svg:width="8.257cm" svg:height="0.475cm" svg:x="3.7cm" svg:y="7.941cm">
          <draw:text-box>
            <text:p text:style-name="P1"><text:span text:style-name="T4">of aflatoxin” before the 1990-1991 Gulf War.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4cm" svg:height="0.475cm" svg:x="3.7cm" svg:y="8.605cm">
          <draw:text-box>
            <text:p text:style-name="P1"><text:span text:style-name="T4">UNSCOM had been unable to account for the growth media Iraq had procured </text:span></text:p>
          </draw:text-box>
        </draw:frame>
        <draw:frame draw:style-name="gr1" draw:text-style-name="P2" draw:layer="layout" svg:width="8.956cm" svg:height="0.475cm" svg:x="3.7cm" svg:y="9.17cm">
          <draw:text-box>
            <text:p text:style-name="P1"><text:span text:style-name="T4">which was “enough for 25,000 litres of anthrax”.</text:span></text:p>
          </draw:text-box>
        </draw:frame>
        <draw:frame draw:style-name="gr2" draw:text-style-name="P3" draw:layer="layout" svg:width="0.634cm" svg:height="0.712cm" svg:x="2.95cm" svg:y="9.6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9.834cm">
          <draw:text-box>
            <text:p text:style-name="P1"><text:span text:style-name="T4">Iraq had “developed mobile agent production facilities, which makes it extremely </text:span></text:p>
          </draw:text-box>
        </draw:frame>
        <draw:frame draw:style-name="gr1" draw:text-style-name="P2" draw:layer="layout" svg:width="6.581cm" svg:height="0.475cm" svg:x="3.7cm" svg:y="10.398cm">
          <draw:text-box>
            <text:p text:style-name="P1"><text:span text:style-name="T4">difficult for inspectors to find them”.</text:span></text:p>
          </draw:text-box>
        </draw:frame>
        <draw:frame draw:style-name="gr1" draw:text-style-name="P2" draw:layer="layout" svg:width="16.207cm" svg:height="0.475cm" svg:x="2.2cm" svg:y="11.313cm">
          <draw:text-box>
            <text:p text:style-name="P1"><text:span text:style-name="T4">Without distinguishing between chemical and biological capabilities, the minute stated:</text:span></text:p>
          </draw:text-box>
        </draw:frame>
        <draw:frame draw:style-name="gr2" draw:text-style-name="P3" draw:layer="layout" svg:width="0.634cm" svg:height="0.712cm" svg:x="2.95cm" svg:y="12.0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28cm" svg:height="0.475cm" svg:x="3.7cm" svg:y="12.227cm">
          <draw:text-box>
            <text:p text:style-name="P1"><text:span text:style-name="T4">“</text:span><text:span text:style-name="T4">UNSCOM could not account for over 30,000 CBW munitions, including </text:span></text:p>
          </draw:text-box>
        </draw:frame>
        <draw:frame draw:style-name="gr1" draw:text-style-name="P2" draw:layer="layout" svg:width="6.297cm" svg:height="0.475cm" svg:x="3.7cm" svg:y="12.792cm">
          <draw:text-box>
            <text:p text:style-name="P1"><text:span text:style-name="T4">550 mustard filled artillery shells.”</text:span></text:p>
          </draw:text-box>
        </draw:frame>
        <draw:frame draw:style-name="gr2" draw:text-style-name="P3" draw:layer="layout" svg:width="0.634cm" svg:height="0.712cm" svg:x="2.95cm" svg:y="13.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72cm" svg:height="0.475cm" svg:x="3.7cm" svg:y="13.456cm">
          <draw:text-box>
            <text:p text:style-name="P1"><text:span text:style-name="T4">Iraq had “admitted to producing CBW warheads for its Al Hussein </text:span></text:p>
          </draw:text-box>
        </draw:frame>
        <draw:frame draw:style-name="gr1" draw:text-style-name="P2" draw:layer="layout" svg:width="3.27cm" svg:height="0.475cm" svg:x="3.7cm" svg:y="14.021cm">
          <draw:text-box>
            <text:p text:style-name="P1"><text:span text:style-name="T4">ballistic missiles”.</text:span></text:p>
          </draw:text-box>
        </draw:frame>
        <draw:frame draw:style-name="gr1" draw:text-style-name="P2" draw:layer="layout" svg:width="3.571cm" svg:height="0.475cm" svg:x="2.2cm" svg:y="14.935cm">
          <draw:text-box>
            <text:p text:style-name="P1"><text:span text:style-name="T15">Ballistic missiles:</text:span></text:p>
          </draw:text-box>
        </draw:frame>
        <draw:frame draw:style-name="gr2" draw:text-style-name="P3" draw:layer="layout" svg:width="0.634cm" svg:height="0.712cm" svg:x="2.95cm" svg:y="15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3cm" svg:height="0.475cm" svg:x="3.7cm" svg:y="15.85cm">
          <draw:text-box>
            <text:p text:style-name="P1"><text:span text:style-name="T4">Iraq had “manufactured up to 100 short range ballistic missiles” and was “aiming </text:span></text:p>
          </draw:text-box>
        </draw:frame>
        <draw:frame draw:style-name="gr1" draw:text-style-name="P2" draw:layer="layout" svg:width="9.07cm" svg:height="0.475cm" svg:x="3.7cm" svg:y="16.414cm">
          <draw:text-box>
            <text:p text:style-name="P1"><text:span text:style-name="T4">to build more using illegally purchased engines”.</text:span></text:p>
          </draw:text-box>
        </draw:frame>
        <draw:frame draw:style-name="gr2" draw:text-style-name="P3" draw:layer="layout" svg:width="0.634cm" svg:height="0.712cm" svg:x="2.95cm" svg:y="16.9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9cm" svg:height="0.475cm" svg:x="3.7cm" svg:y="17.078cm">
          <draw:text-box>
            <text:p text:style-name="P1"><text:span text:style-name="T4">Iraq had “admitted … repeatedly testing a version of one of those missiles” </text:span></text:p>
          </draw:text-box>
        </draw:frame>
        <draw:frame draw:style-name="gr1" draw:text-style-name="P2" draw:layer="layout" svg:width="7.19cm" svg:height="0.475cm" svg:x="3.7cm" svg:y="17.643cm">
          <draw:text-box>
            <text:p text:style-name="P1"><text:span text:style-name="T4">beyond the permitted range of 150km.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18.307cm">
          <draw:text-box>
            <text:p text:style-name="P1"><text:span text:style-name="T4">Intelligence indicated Iraq’s aim was “to develop other missiles with ranges </text:span></text:p>
          </draw:text-box>
        </draw:frame>
        <draw:frame draw:style-name="gr1" draw:text-style-name="P2" draw:layer="layout" svg:width="2.716cm" svg:height="0.475cm" svg:x="3.7cm" svg:y="18.872cm">
          <draw:text-box>
            <text:p text:style-name="P1"><text:span text:style-name="T4">over 1000km”.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19.536cm">
          <draw:text-box>
            <text:p text:style-name="P1"><text:span text:style-name="T4">“</text:span><text:span text:style-name="T4">Some of the infrastructure built in Iraq since 1998, such as the engine test </text:span></text:p>
          </draw:text-box>
        </draw:frame>
        <draw:frame draw:style-name="gr1" draw:text-style-name="P2" draw:layer="layout" svg:width="13.502cm" svg:height="0.475cm" svg:x="3.7cm" svg:y="20.101cm">
          <draw:text-box>
            <text:p text:style-name="P1"><text:span text:style-name="T4">stand at al-Rafah” was “far in excess” of what was “required for existing </text:span></text:p>
          </draw:text-box>
        </draw:frame>
        <draw:frame draw:style-name="gr1" draw:text-style-name="P2" draw:layer="layout" svg:width="4.527cm" svg:height="0.475cm" svg:x="3.7cm" svg:y="20.665cm">
          <draw:text-box>
            <text:p text:style-name="P1"><text:span text:style-name="T4">permitted programmes”.</text:span></text:p>
          </draw:text-box>
        </draw:frame>
        <draw:frame draw:style-name="gr2" draw:text-style-name="P3" draw:layer="layout" svg:width="0.634cm" svg:height="0.712cm" svg:x="2.95cm" svg:y="21.1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05cm" svg:height="0.475cm" svg:x="3.7cm" svg:y="21.33cm">
          <draw:text-box>
            <text:p text:style-name="P1"><text:span text:style-name="T4">Iraq had “procured material suitable only for longer range missiles”.</text:span></text:p>
          </draw:text-box>
        </draw:frame>
        <draw:frame draw:style-name="gr1" draw:text-style-name="P2" draw:layer="layout" svg:width="8.871cm" svg:height="0.475cm" svg:x="2.2cm" svg:y="22.244cm">
          <draw:text-box>
            <text:p text:style-name="P1"><text:span text:style-name="T15">Iraq’s “co-ordinated policy of concealment</text:span><text:span text:style-name="T4">”</text:span><text:span text:style-name="T15">:</text:span></text:p>
          </draw:text-box>
        </draw:frame>
        <draw:frame draw:style-name="gr1" draw:text-style-name="P2" draw:layer="layout" svg:width="12.694cm" svg:height="0.475cm" svg:x="2.95cm" svg:y="23.158cm">
          <draw:text-box>
            <text:p text:style-name="P1"><text:span text:style-name="T4">“</text:span><text:span text:style-name="T4">Intelligence continues to show that such measures are being used.</text:span></text:p>
          </draw:text-box>
        </draw:frame>
        <draw:frame draw:style-name="gr11" draw:text-style-name="P12" draw:layer="layout" svg:width="0.317cm" svg:height="0.374cm" svg:x="4.383cm" svg:y="24.126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24.126cm">
          <draw:text-box>
            <text:p text:style-name="P1"><text:span text:style-name="T16">{</text:span></text:p>
          </draw:text-box>
        </draw:frame>
        <draw:frame draw:style-name="gr1" draw:text-style-name="P2" draw:layer="layout" svg:width="14.209cm" svg:height="0.475cm" svg:x="4.73cm" svg:y="24.073cm">
          <draw:text-box>
            <text:p text:style-name="P1"><text:span text:style-name="T4">Large numbers of documents relating to Iraq’s nuclear programme of some </text:span></text:p>
          </draw:text-box>
        </draw:frame>
        <draw:frame draw:style-name="gr1" draw:text-style-name="P2" draw:layer="layout" svg:width="13.439cm" svg:height="0.475cm" svg:x="4.73cm" svg:y="24.637cm">
          <draw:text-box>
            <text:p text:style-name="P1"><text:span text:style-name="T4">years ago were discovered at the home of a nuclear scientist … clearly </text:span></text:p>
          </draw:text-box>
        </draw:frame>
        <draw:frame draw:style-name="gr1" draw:text-style-name="P2" draw:layer="layout" svg:width="13.608cm" svg:height="0.475cm" svg:x="4.73cm" svg:y="25.202cm">
          <draw:text-box>
            <text:p text:style-name="P1"><text:span text:style-name="T4">demonstrating an Iraqi policy of hiding documents and materials, just as </text:span></text:p>
          </draw:text-box>
        </draw:frame>
        <draw:frame draw:style-name="gr1" draw:text-style-name="P2" draw:layer="layout" svg:width="2.529cm" svg:height="0.475cm" svg:x="4.73cm" svg:y="25.766cm">
          <draw:text-box>
            <text:p text:style-name="P1"><text:span text:style-name="T4">we predicted.</text:span></text:p>
          </draw:text-box>
        </draw:frame>
      </draw:page>
      <draw:page draw:name="page4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1" draw:text-style-name="P12" draw:layer="layout" svg:width="0.317cm" svg:height="0.374cm" svg:x="4.383cm" svg:y="2.578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2.578cm">
          <draw:text-box>
            <text:p text:style-name="P1"><text:span text:style-name="T16">{</text:span></text:p>
          </draw:text-box>
        </draw:frame>
        <draw:frame draw:style-name="gr1" draw:text-style-name="P2" draw:layer="layout" svg:width="12.859cm" svg:height="0.475cm" svg:x="4.73cm" svg:y="2.525cm">
          <draw:text-box>
            <text:p text:style-name="P1"><text:span text:style-name="T4">Other key equipment is being buried or kept constantly on the move </text:span></text:p>
          </draw:text-box>
        </draw:frame>
        <draw:frame draw:style-name="gr1" draw:text-style-name="P2" draw:layer="layout" svg:width="2.385cm" svg:height="0.475cm" svg:x="4.73cm" svg:y="3.09cm">
          <draw:text-box>
            <text:p text:style-name="P1"><text:span text:style-name="T4">using trucks.</text:span></text:p>
          </draw:text-box>
        </draw:frame>
        <draw:frame draw:style-name="gr11" draw:text-style-name="P12" draw:layer="layout" svg:width="0.317cm" svg:height="0.374cm" svg:x="4.383cm" svg:y="3.807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3.807cm">
          <draw:text-box>
            <text:p text:style-name="P1"><text:span text:style-name="T16">{</text:span></text:p>
          </draw:text-box>
        </draw:frame>
        <draw:frame draw:style-name="gr1" draw:text-style-name="P2" draw:layer="layout" svg:width="13.87cm" svg:height="0.475cm" svg:x="4.73cm" svg:y="3.754cm">
          <draw:text-box>
            <text:p text:style-name="P1"><text:span text:style-name="T4">Whatever the Iraqi regime says, there is no doubt that scientists and their </text:span></text:p>
          </draw:text-box>
        </draw:frame>
        <draw:frame draw:style-name="gr1" draw:text-style-name="P2" draw:layer="layout" svg:width="13.621cm" svg:height="0.475cm" svg:x="4.73cm" svg:y="4.318cm">
          <draw:text-box>
            <text:p text:style-name="P1"><text:span text:style-name="T4">families are being intimidated from having private interviews even inside </text:span></text:p>
          </draw:text-box>
        </draw:frame>
        <draw:frame draw:style-name="gr1" draw:text-style-name="P2" draw:layer="layout" svg:width="4.328cm" svg:height="0.475cm" svg:x="4.73cm" svg:y="4.883cm">
          <draw:text-box>
            <text:p text:style-name="P1"><text:span text:style-name="T4">Iraq, let alone outside.”</text:span></text:p>
          </draw:text-box>
        </draw:frame>
        <draw:frame draw:style-name="gr1" draw:text-style-name="P2" draw:layer="layout" svg:width="15.902cm" svg:height="0.475cm" svg:x="2.2cm" svg:y="5.797cm">
          <draw:text-box>
            <text:p text:style-name="P1"><text:span text:style-name="T7">188. </text:span><text:span text:style-name="T4"><text:s/>The note also set out the effects of chemical and biological weapons along the </text:span></text:p>
          </draw:text-box>
        </draw:frame>
        <draw:frame draw:style-name="gr1" draw:text-style-name="P2" draw:layer="layout" svg:width="10.962cm" svg:height="0.475cm" svg:x="2.2cm" svg:y="6.362cm">
          <draw:text-box>
            <text:p text:style-name="P1"><text:span text:style-name="T4">lines of the information provided in the September dossier.</text:span></text:p>
          </draw:text-box>
        </draw:frame>
        <draw:frame draw:style-name="gr1" draw:text-style-name="P2" draw:layer="layout" svg:width="15.932cm" svg:height="0.475cm" svg:x="2.2cm" svg:y="7.276cm">
          <draw:text-box>
            <text:p text:style-name="P1"><text:span text:style-name="T7">189. </text:span><text:span text:style-name="T4"><text:s/>Mr Scarlett subsequently sent the note to SIS1 with copies to the MOD Deputy </text:span></text:p>
          </draw:text-box>
        </draw:frame>
        <draw:frame draw:style-name="gr1" draw:text-style-name="P2" draw:layer="layout" svg:width="14.573cm" svg:height="0.475cm" svg:x="2.2cm" svg:y="7.841cm">
          <draw:text-box>
            <text:p text:style-name="P1"><text:span text:style-name="T4">Chief of Defence Intelligence and the Press Offices of the MOD and the FCO.</text:span></text:p>
          </draw:text-box>
        </draw:frame>
        <draw:frame draw:style-name="gr7" draw:text-style-name="P9" draw:layer="layout" svg:width="0.273cm" svg:height="0.276cm" svg:x="16.718cm" svg:y="7.859cm">
          <draw:text-box>
            <text:p text:style-name="P1"><text:span text:style-name="T13">81</text:span></text:p>
          </draw:text-box>
        </draw:frame>
        <draw:frame draw:style-name="gr1" draw:text-style-name="P2" draw:layer="layout" svg:width="15.475cm" svg:height="0.475cm" svg:x="2.2cm" svg:y="8.755cm">
          <draw:text-box>
            <text:p text:style-name="P1"><text:span text:style-name="T7">190. </text:span><text:span text:style-name="T4"><text:s/>In response to a request for themes which Mr Blair could use with the press, </text:span></text:p>
          </draw:text-box>
        </draw:frame>
        <draw:frame draw:style-name="gr1" draw:text-style-name="P2" draw:layer="layout" svg:width="15.327cm" svg:height="0.475cm" svg:x="2.2cm" svg:y="9.32cm">
          <draw:text-box>
            <text:p text:style-name="P1"><text:span text:style-name="T4">and in particular on </text:span><text:span text:style-name="T12">Breakfast with Frost</text:span><text:span text:style-name="T4"> on 26 January, SIS1 submitted advice to </text:span></text:p>
          </draw:text-box>
        </draw:frame>
        <draw:frame draw:style-name="gr1" draw:text-style-name="P2" draw:layer="layout" svg:width="6.369cm" svg:height="0.475cm" svg:x="2.2cm" svg:y="9.884cm">
          <draw:text-box>
            <text:p text:style-name="P1"><text:span text:style-name="T4">Sir David Manning on 25 January.</text:span></text:p>
          </draw:text-box>
        </draw:frame>
        <draw:frame draw:style-name="gr7" draw:text-style-name="P9" draw:layer="layout" svg:width="0.273cm" svg:height="0.276cm" svg:x="8.546cm" svg:y="9.903cm">
          <draw:text-box>
            <text:p text:style-name="P1"><text:span text:style-name="T13">82</text:span></text:p>
          </draw:text-box>
        </draw:frame>
        <draw:frame draw:style-name="gr1" draw:text-style-name="P2" draw:layer="layout" svg:width="15.123cm" svg:height="0.475cm" svg:x="2.2cm" svg:y="10.798cm">
          <draw:text-box>
            <text:p text:style-name="P1"><text:span text:style-name="T7">191. </text:span><text:span text:style-name="T4"><text:s/>That set out four “Themes from CX”, “for use with the press”. The points to </text:span></text:p>
          </draw:text-box>
        </draw:frame>
        <draw:frame draw:style-name="gr1" draw:text-style-name="P2" draw:layer="layout" svg:width="2.86cm" svg:height="0.475cm" svg:x="2.2cm" svg:y="11.363cm">
          <draw:text-box>
            <text:p text:style-name="P1"><text:span text:style-name="T4">make included: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3.7cm" svg:y="12.277cm">
          <draw:text-box>
            <text:p text:style-name="P1"><text:span text:style-name="T4"> </text:span></text:p>
          </draw:text-box>
        </draw:frame>
        <draw:frame draw:style-name="gr1" draw:text-style-name="P2" draw:layer="layout" svg:width="14.954cm" svg:height="0.475cm" svg:x="3.689cm" svg:y="12.277cm">
          <draw:text-box>
            <text:p text:style-name="P1"><text:span text:style-name="T15">Giving the UN the run around: </text:span><text:span text:style-name="T4">Saddam Hussein was “determined to keep his </text:span></text:p>
          </draw:text-box>
        </draw:frame>
        <draw:frame draw:style-name="gr1" draw:text-style-name="P2" draw:layer="layout" svg:width="14.632cm" svg:height="0.475cm" svg:x="3.7cm" svg:y="12.842cm">
          <draw:text-box>
            <text:p text:style-name="P1"><text:span text:style-name="T4">weapons” and believed he could “successfully hide them from the UN”. There </text:span></text:p>
          </draw:text-box>
        </draw:frame>
        <draw:frame draw:style-name="gr1" draw:text-style-name="P2" draw:layer="layout" svg:width="14.827cm" svg:height="0.475cm" svg:x="3.7cm" svg:y="13.406cm">
          <draw:text-box>
            <text:p text:style-name="P1"><text:span text:style-name="T4">was “reliable intelligence, which we have been sharing with the UN inspectors, </text:span></text:p>
          </draw:text-box>
        </draw:frame>
        <draw:frame draw:style-name="gr1" draw:text-style-name="P2" draw:layer="layout" svg:width="14.234cm" svg:height="0.475cm" svg:x="3.7cm" svg:y="13.971cm">
          <draw:text-box>
            <text:p text:style-name="P1"><text:span text:style-name="T4">that for the last few months the Iraqis have been dispersing and concealing </text:span></text:p>
          </draw:text-box>
        </draw:frame>
        <draw:frame draw:style-name="gr1" draw:text-style-name="P2" draw:layer="layout" svg:width="14.268cm" svg:height="0.475cm" svg:x="3.7cm" svg:y="14.535cm">
          <draw:text-box>
            <text:p text:style-name="P1"><text:span text:style-name="T4">the evidence: hiding munitions for chemical warfare, engines for long-range </text:span></text:p>
          </draw:text-box>
        </draw:frame>
        <draw:frame draw:style-name="gr1" draw:text-style-name="P2" draw:layer="layout" svg:width="6.064cm" svg:height="0.475cm" svg:x="3.7cm" svg:y="15.1cm">
          <draw:text-box>
            <text:p text:style-name="P1"><text:span text:style-name="T4">missiles, top secret documents”.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3.7cm" svg:y="15.764cm">
          <draw:text-box>
            <text:p text:style-name="P1"><text:span text:style-name="T4"> </text:span></text:p>
          </draw:text-box>
        </draw:frame>
        <draw:frame draw:style-name="gr1" draw:text-style-name="P2" draw:layer="layout" svg:width="15.132cm" svg:height="0.475cm" svg:x="3.689cm" svg:y="15.764cm">
          <draw:text-box>
            <text:p text:style-name="P1"><text:span text:style-name="T15">Spying on the inspectors: </text:span><text:span text:style-name="T4">intelligence had “confirmed” that there was “a huge, </text:span></text:p>
          </draw:text-box>
        </draw:frame>
        <draw:frame draw:style-name="gr1" draw:text-style-name="P2" draw:layer="layout" svg:width="13.985cm" svg:height="0.475cm" svg:x="3.7cm" svg:y="16.328cm">
          <draw:text-box>
            <text:p text:style-name="P1"><text:span text:style-name="T4">well co-ordinated Iraqi operation to spy on the inspectors … there are well </text:span></text:p>
          </draw:text-box>
        </draw:frame>
        <draw:frame draw:style-name="gr1" draw:text-style-name="P2" draw:layer="layout" svg:width="15.289cm" svg:height="0.475cm" svg:x="3.7cm" svg:y="16.893cm">
          <draw:text-box>
            <text:p text:style-name="P1"><text:span text:style-name="T4">rehearsed plans to prevent them from having access to sites where the weapons </text:span></text:p>
          </draw:text-box>
        </draw:frame>
        <draw:frame draw:style-name="gr1" draw:text-style-name="P2" draw:layer="layout" svg:width="15.14cm" svg:height="0.475cm" svg:x="3.7cm" svg:y="17.457cm">
          <draw:text-box>
            <text:p text:style-name="P1"><text:span text:style-name="T4">are concealed. Iraq’s security agents have orders even to stage car accidents, if </text:span></text:p>
          </draw:text-box>
        </draw:frame>
        <draw:frame draw:style-name="gr1" draw:text-style-name="P2" draw:layer="layout" svg:width="15.229cm" svg:height="0.475cm" svg:x="3.7cm" svg:y="18.022cm">
          <draw:text-box>
            <text:p text:style-name="P1"><text:span text:style-name="T4">necessary, to prevent at all costs the inspectors from finding anything significant. </text:span></text:p>
          </draw:text-box>
        </draw:frame>
        <draw:frame draw:style-name="gr1" draw:text-style-name="P2" draw:layer="layout" svg:width="14.848cm" svg:height="0.475cm" svg:x="3.7cm" svg:y="18.586cm">
          <draw:text-box>
            <text:p text:style-name="P1"><text:span text:style-name="T4">These agents dare not fail: they know only too well what the consequences for </text:span></text:p>
          </draw:text-box>
        </draw:frame>
        <draw:frame draw:style-name="gr1" draw:text-style-name="P2" draw:layer="layout" svg:width="5.078cm" svg:height="0.475cm" svg:x="3.7cm" svg:y="19.151cm">
          <draw:text-box>
            <text:p text:style-name="P1"><text:span text:style-name="T4">them personally would be.”</text:span></text:p>
          </draw:text-box>
        </draw:frame>
        <draw:frame draw:style-name="gr2" draw:text-style-name="P3" draw:layer="layout" svg:width="0.634cm" svg:height="0.712cm" svg:x="2.95cm" svg:y="19.6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19.815cm">
          <draw:text-box>
            <text:p text:style-name="P1"><text:span text:style-name="T15">Saddam Hussein rules by fear and repression:</text:span><text:span text:style-name="T4"> “we have intelligence </text:span></text:p>
          </draw:text-box>
        </draw:frame>
        <draw:frame draw:style-name="gr1" draw:text-style-name="P2" draw:layer="layout" svg:width="15.073cm" svg:height="0.475cm" svg:x="3.7cm" svg:y="20.38cm">
          <draw:text-box>
            <text:p text:style-name="P1"><text:span text:style-name="T4">Saddam has ordered that any scientists who dare to co-operate will be severely </text:span></text:p>
          </draw:text-box>
        </draw:frame>
        <draw:frame draw:style-name="gr1" draw:text-style-name="P2" draw:layer="layout" svg:width="13.794cm" svg:height="0.475cm" svg:x="3.7cm" svg:y="20.944cm">
          <draw:text-box>
            <text:p text:style-name="P1"><text:span text:style-name="T4">punished, even killed, along with their families. They have been forced to </text:span></text:p>
          </draw:text-box>
        </draw:frame>
        <draw:frame draw:style-name="gr1" draw:text-style-name="P2" draw:layer="layout" svg:width="14.687cm" svg:height="0.475cm" svg:x="3.7cm" svg:y="21.508cm">
          <draw:text-box>
            <text:p text:style-name="P1"><text:span text:style-name="T4">hide secret documents at home. Iraq’s ruthless security apparatus has placed </text:span></text:p>
          </draw:text-box>
        </draw:frame>
        <draw:frame draw:style-name="gr1" draw:text-style-name="P2" draw:layer="layout" svg:width="14.366cm" svg:height="0.475cm" svg:x="3.7cm" svg:y="22.073cm">
          <draw:text-box>
            <text:p text:style-name="P1"><text:span text:style-name="T4">minders alongside everyone who could give the game away to inspectors to </text:span></text:p>
          </draw:text-box>
        </draw:frame>
        <draw:frame draw:style-name="gr1" draw:text-style-name="P2" draw:layer="layout" svg:width="14.615cm" svg:height="0.475cm" svg:x="3.7cm" svg:y="22.637cm">
          <draw:text-box>
            <text:p text:style-name="P1"><text:span text:style-name="T4">ensure that they don’t step out of line and to remind them what will happen to </text:span></text:p>
          </draw:text-box>
        </draw:frame>
        <draw:frame draw:style-name="gr1" draw:text-style-name="P2" draw:layer="layout" svg:width="3.05cm" svg:height="0.475cm" svg:x="3.7cm" svg:y="23.202cm">
          <draw:text-box>
            <text:p text:style-name="P1"><text:span text:style-name="T4">them if they do.”</text:span></text:p>
          </draw:text-box>
        </draw:frame>
        <draw:frame draw:style-name="gr2" draw:text-style-name="P3" draw:layer="layout" svg:width="0.634cm" svg:height="0.712cm" svg:x="2.95cm" svg:y="23.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3.7cm" svg:y="23.866cm">
          <draw:text-box>
            <text:p text:style-name="P1"><text:span text:style-name="T4"> </text:span></text:p>
          </draw:text-box>
        </draw:frame>
        <draw:frame draw:style-name="gr1" draw:text-style-name="P2" draw:layer="layout" svg:width="14.722cm" svg:height="0.475cm" svg:x="3.689cm" svg:y="23.866cm">
          <draw:text-box>
            <text:p text:style-name="P1"><text:span text:style-name="T15">But cracks are beginning to show: </text:span><text:span text:style-name="T4">“intelligence reveals that … some senior </text:span></text:p>
          </draw:text-box>
        </draw:frame>
        <draw:frame draw:style-name="gr1" draw:text-style-name="P2" draw:layer="layout" svg:width="14.933cm" svg:height="0.475cm" svg:x="3.7cm" svg:y="24.431cm">
          <draw:text-box>
            <text:p text:style-name="P1"><text:span text:style-name="T4">officials – even members of Saddam’s family are beginning to realise the gam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.581cm" svg:height="0.475cm" svg:x="3.7cm" svg:y="24.995cm">
          <draw:text-box>
            <text:p text:style-name="P1"><text:span text:style-name="T4">is up …”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1 </text:span></text:p>
          </draw:text-box>
        </draw:frame>
        <draw:line draw:style-name="gr9" draw:text-style-name="P10" draw:layer="layout" svg:x1="2.531cm" svg:y1="27.137cm" svg:x2="15.781cm" svg:y2="27.137cm">
          <text:p/>
        </draw:line>
        <draw:frame draw:style-name="gr4" draw:text-style-name="P6" draw:layer="layout" svg:width="8.007cm" svg:height="0.395cm" svg:x="2.532cm" svg:y="26.357cm">
          <draw:text-box>
            <text:p text:style-name="P1"><text:span text:style-name="T11">Minute Scarlett to SIS1, 24 January 2003, [untitled]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2 </text:span></text:p>
          </draw:text-box>
        </draw:frame>
        <draw:frame draw:style-name="gr4" draw:text-style-name="P6" draw:layer="layout" svg:width="13.256cm" svg:height="0.395cm" svg:x="2.532cm" svg:y="26.781cm">
          <draw:text-box>
            <text:p text:style-name="P1"><text:span text:style-name="T6">Minute [SIS1 to Manning], 25 January 2003, attaching Paper, ‘Iraq: Themes from CX’</text:span><text:span text:style-name="T11">.</text:span></text:p>
          </draw:text-box>
        </draw:frame>
      </draw:page>
      <draw:page draw:name="page4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5.204cm" svg:height="0.475cm" svg:x="2.2cm" svg:y="2.525cm">
          <draw:text-box>
            <text:p text:style-name="P1"><text:span text:style-name="T7">192. </text:span><text:span text:style-name="T4"><text:s/>In his extended interview on the </text:span><text:span text:style-name="T12">BBC</text:span><text:span text:style-name="T4">’s </text:span><text:span text:style-name="T12">Breakfast with Frost</text:span><text:span text:style-name="T4"> programme on </text:span></text:p>
          </draw:text-box>
        </draw:frame>
        <draw:frame draw:style-name="gr1" draw:text-style-name="P2" draw:layer="layout" svg:width="13.917cm" svg:height="0.475cm" svg:x="2.2cm" svg:y="3.09cm">
          <draw:text-box>
            <text:p text:style-name="P1"><text:span text:style-name="T4">26 January (see Section 3.6), Mr Blair set out in detail his position on Iraq.</text:span></text:p>
          </draw:text-box>
        </draw:frame>
        <draw:frame draw:style-name="gr7" draw:text-style-name="P9" draw:layer="layout" svg:width="0.273cm" svg:height="0.276cm" svg:x="16.06cm" svg:y="3.108cm">
          <draw:text-box>
            <text:p text:style-name="P1"><text:span text:style-name="T13">83</text:span></text:p>
          </draw:text-box>
        </draw:frame>
        <draw:frame draw:style-name="gr1" draw:text-style-name="P2" draw:layer="layout" svg:width="14.95cm" svg:height="0.475cm" svg:x="2.2cm" svg:y="4.004cm">
          <draw:text-box>
            <text:p text:style-name="P1"><text:span text:style-name="T7">193. </text:span><text:span text:style-name="T4"><text:s/>Asked whether Dr Blix should be given more time, Mr Blair stated that the </text:span></text:p>
          </draw:text-box>
        </draw:frame>
        <draw:frame draw:style-name="gr1" draw:text-style-name="P2" draw:layer="layout" svg:width="15.653cm" svg:height="0.475cm" svg:x="2.2cm" svg:y="4.568cm">
          <draw:text-box>
            <text:p text:style-name="P1"><text:span text:style-name="T4">inspectors had “to be given the time to do the job”, but there was “confusion” about </text:span></text:p>
          </draw:text-box>
        </draw:frame>
        <draw:frame draw:style-name="gr1" draw:text-style-name="P2" draw:layer="layout" svg:width="16.199cm" svg:height="0.475cm" svg:x="2.2cm" svg:y="5.133cm">
          <draw:text-box>
            <text:p text:style-name="P1"><text:span text:style-name="T4">what that job was. The time they needed was to certify whether Saddam Hussein was </text:span></text:p>
          </draw:text-box>
        </draw:frame>
        <draw:frame draw:style-name="gr1" draw:text-style-name="P2" draw:layer="layout" svg:width="16.533cm" svg:height="0.475cm" svg:x="2.2cm" svg:y="5.697cm">
          <draw:text-box>
            <text:p text:style-name="P1"><text:span text:style-name="T4">“</text:span><text:span text:style-name="T4">fully co-operating or not”. Saddam Hussein had to provide information on “exactly what </text:span></text:p>
          </draw:text-box>
        </draw:frame>
        <draw:frame draw:style-name="gr1" draw:text-style-name="P2" draw:layer="layout" svg:width="16.017cm" svg:height="0.475cm" svg:x="2.2cm" svg:y="6.262cm">
          <draw:text-box>
            <text:p text:style-name="P1"><text:span text:style-name="T4">weapons material” he had, “allowing the inspectors to inspect it, monitor it and shut it </text:span></text:p>
          </draw:text-box>
        </draw:frame>
        <draw:frame draw:style-name="gr1" draw:text-style-name="P2" draw:layer="layout" svg:width="16.597cm" svg:height="0.475cm" svg:x="2.2cm" svg:y="6.826cm">
          <draw:text-box>
            <text:p text:style-name="P1"><text:span text:style-name="T4">down”. If they were not able to do that job, Saddam Hussein would have to be disarmed </text:span></text:p>
          </draw:text-box>
        </draw:frame>
        <draw:frame draw:style-name="gr1" draw:text-style-name="P2" draw:layer="layout" svg:width="15.475cm" svg:height="0.475cm" svg:x="2.2cm" svg:y="7.391cm">
          <draw:text-box>
            <text:p text:style-name="P1"><text:span text:style-name="T4">by force. That should not take months, but Saddam Hussein was not co-operating.</text:span></text:p>
          </draw:text-box>
        </draw:frame>
        <draw:frame draw:style-name="gr1" draw:text-style-name="P2" draw:layer="layout" svg:width="16.427cm" svg:height="0.475cm" svg:x="2.2cm" svg:y="8.305cm">
          <draw:text-box>
            <text:p text:style-name="P1"><text:span text:style-name="T7">194. </text:span><text:span text:style-name="T4"><text:s/>Pressed as to whether non-compliance rather than evidence of weapons of mass </text:span></text:p>
          </draw:text-box>
        </draw:frame>
        <draw:frame draw:style-name="gr1" draw:text-style-name="P2" draw:layer="layout" svg:width="16.576cm" svg:height="0.475cm" svg:x="2.2cm" svg:y="8.87cm">
          <draw:text-box>
            <text:p text:style-name="P1"><text:span text:style-name="T4">destruction justified “a war”, Mr Blair replied that he “profoundly” disagreed with the idea </text:span></text:p>
          </draw:text-box>
        </draw:frame>
        <draw:frame draw:style-name="gr1" draw:text-style-name="P2" draw:layer="layout" svg:width="11.627cm" svg:height="0.475cm" svg:x="2.2cm" svg:y="9.434cm">
          <draw:text-box>
            <text:p text:style-name="P1"><text:span text:style-name="T4">that a refusal to co-operate was of a “lesser order”. He added:</text:span></text:p>
          </draw:text-box>
        </draw:frame>
        <draw:frame draw:style-name="gr1" draw:text-style-name="P2" draw:layer="layout" svg:width="15.179cm" svg:height="0.475cm" svg:x="2.95cm" svg:y="10.348cm">
          <draw:text-box>
            <text:p text:style-name="P1"><text:span text:style-name="T4">“… </text:span><text:span text:style-name="T4">what we know is that he has this material … we know there is something like </text:span></text:p>
          </draw:text-box>
        </draw:frame>
        <draw:frame draw:style-name="gr1" draw:text-style-name="P2" draw:layer="layout" svg:width="14.95cm" svg:height="0.475cm" svg:x="2.95cm" svg:y="10.913cm">
          <draw:text-box>
            <text:p text:style-name="P1"><text:span text:style-name="T4">350 tonnes of chemical warfare agent. We know there is something like 30,000 </text:span></text:p>
          </draw:text-box>
        </draw:frame>
        <draw:frame draw:style-name="gr1" draw:text-style-name="P2" draw:layer="layout" svg:width="13.083cm" svg:height="0.475cm" svg:x="2.95cm" svg:y="11.477cm">
          <draw:text-box>
            <text:p text:style-name="P1"><text:span text:style-name="T4">special munitions for the delivery of chemical and biological weapons.</text:span></text:p>
          </draw:text-box>
        </draw:frame>
        <draw:frame draw:style-name="gr1" draw:text-style-name="P2" draw:layer="layout" svg:width="15.759cm" svg:height="0.475cm" svg:x="2.95cm" svg:y="12.392cm">
          <draw:text-box>
            <text:p text:style-name="P1"><text:span text:style-name="T4">“</text:span><text:span text:style-name="T4">He hasn’t even told us where those old leftovers from 1998 are … we know … that </text:span></text:p>
          </draw:text-box>
        </draw:frame>
        <draw:frame draw:style-name="gr1" draw:text-style-name="P2" draw:layer="layout" svg:width="9.569cm" svg:height="0.475cm" svg:x="2.95cm" svg:y="12.956cm">
          <draw:text-box>
            <text:p text:style-name="P1"><text:span text:style-name="T4">there is an elaborate process … of concealment …</text:span></text:p>
          </draw:text-box>
        </draw:frame>
        <draw:frame draw:style-name="gr1" draw:text-style-name="P2" draw:layer="layout" svg:width="15.623cm" svg:height="0.475cm" svg:x="2.95cm" svg:y="13.871cm">
          <draw:text-box>
            <text:p text:style-name="P1"><text:span text:style-name="T4">“… </text:span><text:span text:style-name="T4">[T]he people that the inspectors want to interview … are being told, by the Iraqi </text:span></text:p>
          </draw:text-box>
        </draw:frame>
        <draw:frame draw:style-name="gr1" draw:text-style-name="P2" draw:layer="layout" svg:width="15.373cm" svg:height="0.475cm" svg:x="2.95cm" svg:y="14.435cm">
          <draw:text-box>
            <text:p text:style-name="P1"><text:span text:style-name="T4">authorities, they can only come for interviews with an Iraqi … minder, and only be </text:span></text:p>
          </draw:text-box>
        </draw:frame>
        <draw:frame draw:style-name="gr1" draw:text-style-name="P2" draw:layer="layout" svg:width="5.455cm" svg:height="0.475cm" svg:x="2.95cm" svg:y="15cm">
          <draw:text-box>
            <text:p text:style-name="P1"><text:span text:style-name="T4">interviewed in certain places.</text:span></text:p>
          </draw:text-box>
        </draw:frame>
        <draw:frame draw:style-name="gr1" draw:text-style-name="P2" draw:layer="layout" svg:width="15.987cm" svg:height="0.475cm" svg:x="2.95cm" svg:y="15.914cm">
          <draw:text-box>
            <text:p text:style-name="P1"><text:span text:style-name="T4">“</text:span><text:span text:style-name="T4">And we know also from intelligence that these people’s families are being told that if </text:span></text:p>
          </draw:text-box>
        </draw:frame>
        <draw:frame draw:style-name="gr1" draw:text-style-name="P2" draw:layer="layout" svg:width="12.905cm" svg:height="0.475cm" svg:x="2.95cm" svg:y="16.478cm">
          <draw:text-box>
            <text:p text:style-name="P1"><text:span text:style-name="T4">they co-operate and give any information at all they will be executed.</text:span></text:p>
          </draw:text-box>
        </draw:frame>
        <draw:frame draw:style-name="gr1" draw:text-style-name="P2" draw:layer="layout" svg:width="15.082cm" svg:height="0.475cm" svg:x="2.95cm" svg:y="17.393cm">
          <draw:text-box>
            <text:p text:style-name="P1"><text:span text:style-name="T4">“… </text:span><text:span text:style-name="T4">[I]f he fails to co-operate in being honest and he is pursuing a programme of </text:span></text:p>
          </draw:text-box>
        </draw:frame>
        <draw:frame draw:style-name="gr1" draw:text-style-name="P2" draw:layer="layout" svg:width="15.894cm" svg:height="0.475cm" svg:x="2.95cm" svg:y="17.957cm">
          <draw:text-box>
            <text:p text:style-name="P1"><text:span text:style-name="T4">concealment, that is every bit as much a breach as finding, for example, a missile or </text:span></text:p>
          </draw:text-box>
        </draw:frame>
        <draw:frame draw:style-name="gr1" draw:text-style-name="P2" draw:layer="layout" svg:width="3.118cm" svg:height="0.475cm" svg:x="2.95cm" svg:y="18.522cm">
          <draw:text-box>
            <text:p text:style-name="P1"><text:span text:style-name="T4">chemical agent.”</text:span></text:p>
          </draw:text-box>
        </draw:frame>
        <draw:frame draw:style-name="gr1" draw:text-style-name="P2" draw:layer="layout" svg:width="16.258cm" svg:height="0.475cm" svg:x="2.2cm" svg:y="19.436cm">
          <draw:text-box>
            <text:p text:style-name="P1"><text:span text:style-name="T7">195. </text:span><text:span text:style-name="T4"><text:s/>Asked whether there would be “another dossier” setting out what UK intelligence </text:span></text:p>
          </draw:text-box>
        </draw:frame>
        <draw:frame draw:style-name="gr1" draw:text-style-name="P2" draw:layer="layout" svg:width="5.975cm" svg:height="0.475cm" svg:x="2.2cm" svg:y="20.001cm">
          <draw:text-box>
            <text:p text:style-name="P1"><text:span text:style-name="T4">had discovered, Mr Blair stated:</text:span></text:p>
          </draw:text-box>
        </draw:frame>
        <draw:frame draw:style-name="gr1" draw:text-style-name="P2" draw:layer="layout" svg:width="15.704cm" svg:height="0.475cm" svg:x="2.95cm" svg:y="20.915cm">
          <draw:text-box>
            <text:p text:style-name="P1"><text:span text:style-name="T4">“… </text:span><text:span text:style-name="T4">we have the intelligence that says that Saddam has continued to develop these </text:span></text:p>
          </draw:text-box>
        </draw:frame>
        <draw:frame draw:style-name="gr1" draw:text-style-name="P2" draw:layer="layout" svg:width="15.568cm" svg:height="0.475cm" svg:x="2.95cm" svg:y="21.48cm">
          <draw:text-box>
            <text:p text:style-name="P1"><text:span text:style-name="T4">weapons of mass destruction; that what he’s doing is using a whole lot of dual-use </text:span></text:p>
          </draw:text-box>
        </draw:frame>
        <draw:frame draw:style-name="gr1" draw:text-style-name="P2" draw:layer="layout" svg:width="15.877cm" svg:height="0.475cm" svg:x="2.95cm" svg:y="22.044cm">
          <draw:text-box>
            <text:p text:style-name="P1"><text:span text:style-name="T4">facilities in order to manufacture chemical and biological weapons; and … that there </text:span></text:p>
          </draw:text-box>
        </draw:frame>
        <draw:frame draw:style-name="gr1" draw:text-style-name="P2" draw:layer="layout" svg:width="15.805cm" svg:height="0.475cm" svg:x="2.95cm" svg:y="22.608cm">
          <draw:text-box>
            <text:p text:style-name="P1"><text:span text:style-name="T4">is an elaborate programme of concealment … forcing the inspectors to play a game </text:span></text:p>
          </draw:text-box>
        </draw:frame>
        <draw:frame draw:style-name="gr1" draw:text-style-name="P2" draw:layer="layout" svg:width="3.384cm" svg:height="0.475cm" svg:x="2.95cm" svg:y="23.173cm">
          <draw:text-box>
            <text:p text:style-name="P1"><text:span text:style-name="T4">of hide and seek.”</text:span></text:p>
          </draw:text-box>
        </draw:frame>
        <draw:frame draw:style-name="gr1" draw:text-style-name="P2" draw:layer="layout" svg:width="13.531cm" svg:height="0.475cm" svg:x="2.2cm" svg:y="24.087cm">
          <draw:text-box>
            <text:p text:style-name="P1"><text:span text:style-name="T7">196. </text:span><text:span text:style-name="T4"><text:s/>Asked if he had sufficient evidence to back action, Mr Blair replied:</text:span></text:p>
          </draw:text-box>
        </draw:frame>
        <draw:frame draw:style-name="gr1" draw:text-style-name="P2" draw:layer="layout" svg:width="15.704cm" svg:height="0.475cm" svg:x="2.95cm" svg:y="25.002cm">
          <draw:text-box>
            <text:p text:style-name="P1"><text:span text:style-name="T4">“… </text:span><text:span text:style-name="T4">I’ve got no doubt at all that he’s developing these weapons and that he poses a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0.615cm" svg:height="0.475cm" svg:x="2.95cm" svg:y="25.566cm">
          <draw:text-box>
            <text:p text:style-name="P1"><text:span text:style-name="T4">threat but we made a choice to go down the UN route …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3 </text:span></text:p>
          </draw:text-box>
        </draw:frame>
        <draw:frame draw:style-name="gr4" draw:text-style-name="P6" draw:layer="layout" svg:width="7.911cm" svg:height="0.395cm" svg:x="2.532cm" svg:y="26.781cm">
          <draw:text-box>
            <text:p text:style-name="P1"><text:span text:style-name="T19">BBC News</text:span><text:span text:style-name="T11">, 26 January 2003, </text:span><text:span text:style-name="T19">Breakfast with Frost.</text:span></text:p>
          </draw:text-box>
        </draw:frame>
      </draw:page>
      <draw:page draw:name="page4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1" draw:text-style-name="P2" draw:layer="layout" svg:width="15.738cm" svg:height="0.475cm" svg:x="2.95cm" svg:y="2.525cm">
          <draw:text-box>
            <text:p text:style-name="P1"><text:span text:style-name="T4">“… </text:span><text:span text:style-name="T4">our judgement, the American judgement … is that Saddam has these weapons, </text:span></text:p>
          </draw:text-box>
        </draw:frame>
        <draw:frame draw:style-name="gr1" draw:text-style-name="P2" draw:layer="layout" svg:width="15.695cm" svg:height="0.475cm" svg:x="2.95cm" svg:y="3.09cm">
          <draw:text-box>
            <text:p text:style-name="P1"><text:span text:style-name="T4">but the purpose of the inspectors … is … to report back to the UN and say whether </text:span></text:p>
          </draw:text-box>
        </draw:frame>
        <draw:frame draw:style-name="gr1" draw:text-style-name="P2" draw:layer="layout" svg:width="6.606cm" svg:height="0.475cm" svg:x="2.95cm" svg:y="3.654cm">
          <draw:text-box>
            <text:p text:style-name="P1"><text:span text:style-name="T4">he is fully co-operating or he’s not.”</text:span></text:p>
          </draw:text-box>
        </draw:frame>
        <draw:frame draw:style-name="gr6" draw:text-style-name="P8" draw:layer="layout" svg:width="8.02cm" svg:height="0.556cm" svg:x="2.2cm" svg:y="4.775cm">
          <draw:text-box>
            <text:p text:style-name="P1"><text:span text:style-name="T9">Security Council, 27 January 2003</text:span></text:p>
          </draw:text-box>
        </draw:frame>
        <draw:frame draw:style-name="gr1" draw:text-style-name="P2" draw:layer="layout" svg:width="16.618cm" svg:height="0.475cm" svg:x="2.2cm" svg:y="5.603cm">
          <draw:text-box>
            <text:p text:style-name="P1"><text:span text:style-name="T7">197. </text:span><text:span text:style-name="T15"><text:s/>Dr Blix reported to the Security Council on 27 January that Iraq’s declaration </text:span></text:p>
          </draw:text-box>
        </draw:frame>
        <draw:frame draw:style-name="gr1" draw:text-style-name="P2" draw:layer="layout" svg:width="16.537cm" svg:height="0.475cm" svg:x="2.2cm" svg:y="6.168cm">
          <draw:text-box>
            <text:p text:style-name="P1"><text:span text:style-name="T15">of 7 December did not provide new evidence which would eliminate or reduce the </text:span></text:p>
          </draw:text-box>
        </draw:frame>
        <draw:frame draw:style-name="gr1" draw:text-style-name="P2" draw:layer="layout" svg:width="7.393cm" svg:height="0.475cm" svg:x="2.2cm" svg:y="6.732cm">
          <draw:text-box>
            <text:p text:style-name="P1"><text:span text:style-name="T15">unresolved issues identified in 1999.</text:span></text:p>
          </draw:text-box>
        </draw:frame>
        <draw:frame draw:style-name="gr1" draw:text-style-name="P2" draw:layer="layout" svg:width="16.482cm" svg:height="0.475cm" svg:x="2.2cm" svg:y="7.647cm">
          <draw:text-box>
            <text:p text:style-name="P1"><text:span text:style-name="T7">198. </text:span><text:span text:style-name="T4"><text:s/>As required in resolution 1441, Dr Blix and Dr ElBaradei made their first reports to </text:span></text:p>
          </draw:text-box>
        </draw:frame>
        <draw:frame draw:style-name="gr1" draw:text-style-name="P2" draw:layer="layout" svg:width="10.043cm" svg:height="0.475cm" svg:x="2.2cm" svg:y="8.211cm">
          <draw:text-box>
            <text:p text:style-name="P1"><text:span text:style-name="T4">the Security Council on 27 January (see Section 3.6).</text:span></text:p>
          </draw:text-box>
        </draw:frame>
        <draw:frame draw:style-name="gr7" draw:text-style-name="P9" draw:layer="layout" svg:width="0.273cm" svg:height="0.276cm" svg:x="12.201cm" svg:y="8.23cm">
          <draw:text-box>
            <text:p text:style-name="P1"><text:span text:style-name="T13">84</text:span></text:p>
          </draw:text-box>
        </draw:frame>
        <draw:frame draw:style-name="gr1" draw:text-style-name="P2" draw:layer="layout" svg:width="3.71cm" svg:height="0.475cm" svg:x="2.2cm" svg:y="9.126cm">
          <draw:text-box>
            <text:p text:style-name="P1"><text:span text:style-name="T7">199. </text:span><text:span text:style-name="T4"><text:s/>Dr Blix stated:</text:span></text:p>
          </draw:text-box>
        </draw:frame>
        <draw:frame draw:style-name="gr1" draw:text-style-name="P2" draw:layer="layout" svg:width="15.247cm" svg:height="0.475cm" svg:x="2.95cm" svg:y="10.04cm">
          <draw:text-box>
            <text:p text:style-name="P1"><text:span text:style-name="T4">“</text:span><text:span text:style-name="T4">One might have expected … that Iraq might have tried to respond to, clarify and </text:span></text:p>
          </draw:text-box>
        </draw:frame>
        <draw:frame draw:style-name="gr1" draw:text-style-name="P2" draw:layer="layout" svg:width="15.352cm" svg:height="0.475cm" svg:x="2.95cm" svg:y="10.605cm">
          <draw:text-box>
            <text:p text:style-name="P1"><text:span text:style-name="T4">submit supporting evidence regarding the many open disarmament issues, which </text:span></text:p>
          </draw:text-box>
        </draw:frame>
        <draw:frame draw:style-name="gr1" draw:text-style-name="P2" draw:layer="layout" svg:width="15.068cm" svg:height="0.475cm" svg:x="2.95cm" svg:y="11.169cm">
          <draw:text-box>
            <text:p text:style-name="P1"><text:span text:style-name="T4">the Iraqi side should be familiar with from the UNSCOM document S/1999/94 of </text:span></text:p>
          </draw:text-box>
        </draw:frame>
        <draw:frame draw:style-name="gr1" draw:text-style-name="P2" draw:layer="layout" svg:width="15.111cm" svg:height="0.475cm" svg:x="2.95cm" svg:y="11.733cm">
          <draw:text-box>
            <text:p text:style-name="P1"><text:span text:style-name="T4">January 1999 and the so-called Amorim Report of March 1999 … These are the </text:span></text:p>
          </draw:text-box>
        </draw:frame>
        <draw:frame draw:style-name="gr1" draw:text-style-name="P2" draw:layer="layout" svg:width="15.094cm" svg:height="0.475cm" svg:x="2.95cm" svg:y="12.298cm">
          <draw:text-box>
            <text:p text:style-name="P1"><text:span text:style-name="T4">questions which UNMOVIC, governments and independent commentators have </text:span></text:p>
          </draw:text-box>
        </draw:frame>
        <draw:frame draw:style-name="gr1" draw:text-style-name="P2" draw:layer="layout" svg:width="2.225cm" svg:height="0.475cm" svg:x="2.95cm" svg:y="12.862cm">
          <draw:text-box>
            <text:p text:style-name="P1"><text:span text:style-name="T4">often cited.”</text:span></text:p>
          </draw:text-box>
        </draw:frame>
        <draw:frame draw:style-name="gr1" draw:text-style-name="P2" draw:layer="layout" svg:width="15.949cm" svg:height="0.475cm" svg:x="2.2cm" svg:y="13.777cm">
          <draw:text-box>
            <text:p text:style-name="P1"><text:span text:style-name="T7">200. </text:span><text:span text:style-name="T4"><text:s/>UNMOVIC had found “the issues listed in those two documents as unresolved, </text:span></text:p>
          </draw:text-box>
        </draw:frame>
        <draw:frame draw:style-name="gr1" draw:text-style-name="P2" draw:layer="layout" svg:width="8.803cm" svg:height="0.475cm" svg:x="2.2cm" svg:y="14.341cm">
          <draw:text-box>
            <text:p text:style-name="P1"><text:span text:style-name="T4">professionally justified”. The reports pointed to:</text:span></text:p>
          </draw:text-box>
        </draw:frame>
        <draw:frame draw:style-name="gr1" draw:text-style-name="P2" draw:layer="layout" svg:width="14.671cm" svg:height="0.475cm" svg:x="2.95cm" svg:y="15.256cm">
          <draw:text-box>
            <text:p text:style-name="P1"><text:span text:style-name="T4">“… </text:span><text:span text:style-name="T4">lack of evidence and inconsistencies … which must be straightened out, if </text:span></text:p>
          </draw:text-box>
        </draw:frame>
        <draw:frame draw:style-name="gr1" draw:text-style-name="P2" draw:layer="layout" svg:width="15.327cm" svg:height="0.475cm" svg:x="2.95cm" svg:y="15.82cm">
          <draw:text-box>
            <text:p text:style-name="P1"><text:span text:style-name="T4">weapons dossiers are to be closed … They deserve to be taken seriously by Iraq </text:span></text:p>
          </draw:text-box>
        </draw:frame>
        <draw:frame draw:style-name="gr1" draw:text-style-name="P2" draw:layer="layout" svg:width="15.035cm" svg:height="0.475cm" svg:x="2.95cm" svg:y="16.385cm">
          <draw:text-box>
            <text:p text:style-name="P1"><text:span text:style-name="T4">rather than being brushed aside as evil machinations of UNSCOM. Regrettably, </text:span></text:p>
          </draw:text-box>
        </draw:frame>
        <draw:frame draw:style-name="gr1" draw:text-style-name="P2" draw:layer="layout" svg:width="14.222cm" svg:height="0.475cm" svg:x="2.95cm" svg:y="16.949cm">
          <draw:text-box>
            <text:p text:style-name="P1"><text:span text:style-name="T4">the … declaration, most of which is a reprint of earlier documents, does not </text:span></text:p>
          </draw:text-box>
        </draw:frame>
        <draw:frame draw:style-name="gr1" draw:text-style-name="P2" draw:layer="layout" svg:width="15.081cm" svg:height="0.475cm" svg:x="2.95cm" svg:y="17.513cm">
          <draw:text-box>
            <text:p text:style-name="P1"><text:span text:style-name="T4">seem to contain any new evidence that would eliminate the questions or reduce </text:span></text:p>
          </draw:text-box>
        </draw:frame>
        <draw:frame draw:style-name="gr1" draw:text-style-name="P2" draw:layer="layout" svg:width="2.618cm" svg:height="0.475cm" svg:x="2.95cm" svg:y="18.078cm">
          <draw:text-box>
            <text:p text:style-name="P1"><text:span text:style-name="T4">their number.”</text:span></text:p>
          </draw:text-box>
        </draw:frame>
        <draw:frame draw:style-name="gr1" draw:text-style-name="P2" draw:layer="layout" svg:width="16.317cm" svg:height="0.475cm" svg:x="2.2cm" svg:y="18.992cm">
          <draw:text-box>
            <text:p text:style-name="P1"><text:span text:style-name="T7">201. </text:span><text:span text:style-name="T4"><text:s/>Dr Blix set out examples of questions and issues that needed to be addressed in </text:span></text:p>
          </draw:text-box>
        </draw:frame>
        <draw:frame draw:style-name="gr1" draw:text-style-name="P2" draw:layer="layout" svg:width="4.206cm" svg:height="0.475cm" svg:x="2.2cm" svg:y="19.557cm">
          <draw:text-box>
            <text:p text:style-name="P1"><text:span text:style-name="T4">some detail, including:</text:span></text:p>
          </draw:text-box>
        </draw:frame>
        <draw:frame draw:style-name="gr2" draw:text-style-name="P3" draw:layer="layout" svg:width="0.634cm" svg:height="0.712cm" svg:x="2.95cm" svg:y="20.3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92cm" svg:height="0.475cm" svg:x="3.7cm" svg:y="20.471cm">
          <draw:text-box>
            <text:p text:style-name="P1"><text:span text:style-name="T4">UNMOVIC had information indicating that Iraq had worked on purifying </text:span></text:p>
          </draw:text-box>
        </draw:frame>
        <draw:frame draw:style-name="gr1" draw:text-style-name="P2" draw:layer="layout" svg:width="13.367cm" svg:height="0.475cm" svg:x="3.7cm" svg:y="21.036cm">
          <draw:text-box>
            <text:p text:style-name="P1"><text:span text:style-name="T4">and stabilising the nerve agent VX, and had achieved more than it had </text:span></text:p>
          </draw:text-box>
        </draw:frame>
        <draw:frame draw:style-name="gr1" draw:text-style-name="P2" draw:layer="layout" svg:width="14.349cm" svg:height="0.475cm" svg:x="3.7cm" svg:y="21.6cm">
          <draw:text-box>
            <text:p text:style-name="P1"><text:span text:style-name="T4">declared. This conflicted with the Iraqi account that the agent had only been </text:span></text:p>
          </draw:text-box>
        </draw:frame>
        <draw:frame draw:style-name="gr1" draw:text-style-name="P2" draw:layer="layout" svg:width="14.569cm" svg:height="0.475cm" svg:x="3.7cm" svg:y="22.165cm">
          <draw:text-box>
            <text:p text:style-name="P1"><text:span text:style-name="T4">produced on a pilot scale, which had been destroyed in 1991, and was never </text:span></text:p>
          </draw:text-box>
        </draw:frame>
        <draw:frame draw:style-name="gr1" draw:text-style-name="P2" draw:layer="layout" svg:width="14.514cm" svg:height="0.475cm" svg:x="3.7cm" svg:y="22.729cm">
          <draw:text-box>
            <text:p text:style-name="P1"><text:span text:style-name="T4">weaponised. There were also questions to be answered about the fate of VX </text:span></text:p>
          </draw:text-box>
        </draw:frame>
        <draw:frame draw:style-name="gr1" draw:text-style-name="P2" draw:layer="layout" svg:width="3.914cm" svg:height="0.475cm" svg:x="3.7cm" svg:y="23.293cm">
          <draw:text-box>
            <text:p text:style-name="P1"><text:span text:style-name="T4">precursor chemicals.</text:span></text:p>
          </draw:text-box>
        </draw:frame>
        <draw:frame draw:style-name="gr2" draw:text-style-name="P3" draw:layer="layout" svg:width="0.634cm" svg:height="0.712cm" svg:x="2.95cm" svg:y="23.8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23.958cm">
          <draw:text-box>
            <text:p text:style-name="P1"><text:span text:style-name="T4">Iraq had provided a copy of the “Air Force” document it had withheld in 1998. </text:span></text:p>
          </draw:text-box>
        </draw:frame>
        <draw:frame draw:style-name="gr1" draw:text-style-name="P2" draw:layer="layout" svg:width="14.366cm" svg:height="0.475cm" svg:x="3.7cm" svg:y="24.522cm">
          <draw:text-box>
            <text:p text:style-name="P1"><text:span text:style-name="T4">It indicated that 13,000 chemical bombs were dropped by the Iraqi Air Forc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831cm" svg:height="0.475cm" svg:x="3.7cm" svg:y="25.087cm">
          <draw:text-box>
            <text:p text:style-name="P1"><text:span text:style-name="T4">between 1983 and 1988. Iraq had claimed that 19,500 bombs were consumed 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4 </text:span></text:p>
          </draw:text-box>
        </draw:frame>
        <draw:frame draw:style-name="gr4" draw:text-style-name="P6" draw:layer="layout" svg:width="15.822cm" svg:height="0.395cm" svg:x="2.532cm" svg:y="26.357cm">
          <draw:text-box>
            <text:p text:style-name="P1"><text:span text:style-name="T11">UN Press Release, 27 January 2003, </text:span><text:span text:style-name="T19">Security Council briefed by Chief UN Weapons Experts on First </text:span></text:p>
          </draw:text-box>
        </draw:frame>
        <draw:frame draw:style-name="gr4" draw:text-style-name="P6" draw:layer="layout" svg:width="6.365cm" svg:height="0.395cm" svg:x="2.2cm" svg:y="26.781cm">
          <draw:text-box>
            <text:p text:style-name="P1"><text:span text:style-name="T19">60 days of Inspections in Iraq</text:span><text:span text:style-name="T11"> (SC/7644).</text:span></text:p>
          </draw:text-box>
        </draw:frame>
      </draw:page>
      <draw:page draw:name="page4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1" draw:text-style-name="P2" draw:layer="layout" svg:width="14.971cm" svg:height="0.475cm" svg:x="3.7cm" svg:y="2.525cm">
          <draw:text-box>
            <text:p text:style-name="P1"><text:span text:style-name="T4">during that period. In the absence of evidence to the contrary, UNMOVIC “must </text:span></text:p>
          </draw:text-box>
        </draw:frame>
        <draw:frame draw:style-name="gr1" draw:text-style-name="P2" draw:layer="layout" svg:width="9.646cm" svg:height="0.475cm" svg:x="3.7cm" svg:y="3.09cm">
          <draw:text-box>
            <text:p text:style-name="P1"><text:span text:style-name="T4">assume these quantities are now unaccounted for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8cm" svg:height="0.475cm" svg:x="3.7cm" svg:y="3.754cm">
          <draw:text-box>
            <text:p text:style-name="P1"><text:span text:style-name="T4">The discovery of “a number of 122mm chemical rocket warheads in a bunker at </text:span></text:p>
          </draw:text-box>
        </draw:frame>
        <draw:frame draw:style-name="gr1" draw:text-style-name="P2" draw:layer="layout" svg:width="14.785cm" svg:height="0.475cm" svg:x="3.7cm" svg:y="4.318cm">
          <draw:text-box>
            <text:p text:style-name="P1"><text:span text:style-name="T4">a storage depot southwest of Baghdad”. The bunker was relatively new, which </text:span></text:p>
          </draw:text-box>
        </draw:frame>
        <draw:frame draw:style-name="gr1" draw:text-style-name="P2" draw:layer="layout" svg:width="15.149cm" svg:height="0.475cm" svg:x="3.7cm" svg:y="4.883cm">
          <draw:text-box>
            <text:p text:style-name="P1"><text:span text:style-name="T4">meant “the rockets must have been moved there in the past few years, at a time </text:span></text:p>
          </draw:text-box>
        </draw:frame>
        <draw:frame draw:style-name="gr1" draw:text-style-name="P2" draw:layer="layout" svg:width="14.899cm" svg:height="0.475cm" svg:x="3.7cm" svg:y="5.447cm">
          <draw:text-box>
            <text:p text:style-name="P1"><text:span text:style-name="T4">when Iraq should not have had such munitions”. Iraq had stated that they were </text:span></text:p>
          </draw:text-box>
        </draw:frame>
        <draw:frame draw:style-name="gr1" draw:text-style-name="P2" draw:layer="layout" svg:width="14.777cm" svg:height="0.475cm" svg:x="3.7cm" svg:y="6.012cm">
          <draw:text-box>
            <text:p text:style-name="P1"><text:span text:style-name="T4">“</text:span><text:span text:style-name="T4">overlooked from 1991 from a batch of 2,000 that were stored there during the </text:span></text:p>
          </draw:text-box>
        </draw:frame>
        <draw:frame draw:style-name="gr1" draw:text-style-name="P2" draw:layer="layout" svg:width="14.433cm" svg:height="0.475cm" svg:x="3.7cm" svg:y="6.576cm">
          <draw:text-box>
            <text:p text:style-name="P1"><text:span text:style-name="T4">Gulf War. That could be the case. They could also be the tip of a submerged </text:span></text:p>
          </draw:text-box>
        </draw:frame>
        <draw:frame draw:style-name="gr1" draw:text-style-name="P2" draw:layer="layout" svg:width="14.62cm" svg:height="0.475cm" svg:x="3.7cm" svg:y="7.141cm">
          <draw:text-box>
            <text:p text:style-name="P1"><text:span text:style-name="T4">iceberg. The discovery of a few rockets does not resolve, but rather points to, </text:span></text:p>
          </draw:text-box>
        </draw:frame>
        <draw:frame draw:style-name="gr1" draw:text-style-name="P2" draw:layer="layout" svg:width="14.582cm" svg:height="0.475cm" svg:x="3.7cm" svg:y="7.705cm">
          <draw:text-box>
            <text:p text:style-name="P1"><text:span text:style-name="T4">the issue of several thousands of chemical rockets that are unaccounted for.” </text:span></text:p>
          </draw:text-box>
        </draw:frame>
        <draw:frame draw:style-name="gr1" draw:text-style-name="P2" draw:layer="layout" svg:width="14.704cm" svg:height="0.475cm" svg:x="3.7cm" svg:y="8.27cm">
          <draw:text-box>
            <text:p text:style-name="P1"><text:span text:style-name="T4">Iraq had subsequently found four more chemical rockets at a storage depot in </text:span></text:p>
          </draw:text-box>
        </draw:frame>
        <draw:frame draw:style-name="gr1" draw:text-style-name="P2" draw:layer="layout" svg:width="6.733cm" svg:height="0.475cm" svg:x="3.7cm" svg:y="8.834cm">
          <draw:text-box>
            <text:p text:style-name="P1"><text:span text:style-name="T4">al-Taji. The warheads were “empty”.</text:span></text:p>
          </draw:text-box>
        </draw:frame>
        <draw:frame draw:style-name="gr2" draw:text-style-name="P3" draw:layer="layout" svg:width="0.634cm" svg:height="0.712cm" svg:x="2.95cm" svg:y="9.3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8cm" svg:height="0.475cm" svg:x="3.7cm" svg:y="9.498cm">
          <draw:text-box>
            <text:p text:style-name="P1"><text:span text:style-name="T4">Inspectors had found “a laboratory quantity of thiodiglycal, a mustard gas </text:span></text:p>
          </draw:text-box>
        </draw:frame>
        <draw:frame draw:style-name="gr1" draw:text-style-name="P2" draw:layer="layout" svg:width="2.051cm" svg:height="0.475cm" svg:x="3.7cm" svg:y="10.063cm">
          <draw:text-box>
            <text:p text:style-name="P1"><text:span text:style-name="T4">precursor”.</text:span></text:p>
          </draw:text-box>
        </draw:frame>
        <draw:frame draw:style-name="gr2" draw:text-style-name="P3" draw:layer="layout" svg:width="0.634cm" svg:height="0.712cm" svg:x="2.95cm" svg:y="10.5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10.727cm">
          <draw:text-box>
            <text:p text:style-name="P1"><text:span text:style-name="T4">There were “strong indications that Iraq produced more anthrax than it declared, </text:span></text:p>
          </draw:text-box>
        </draw:frame>
        <draw:frame draw:style-name="gr1" draw:text-style-name="P2" draw:layer="layout" svg:width="14.781cm" svg:height="0.475cm" svg:x="3.7cm" svg:y="11.292cm">
          <draw:text-box>
            <text:p text:style-name="P1"><text:span text:style-name="T4">and that at least some of this was retained after the declared destruction date. </text:span></text:p>
          </draw:text-box>
        </draw:frame>
        <draw:frame draw:style-name="gr1" draw:text-style-name="P2" draw:layer="layout" svg:width="3.372cm" svg:height="0.475cm" svg:x="3.7cm" svg:y="11.856cm">
          <draw:text-box>
            <text:p text:style-name="P1"><text:span text:style-name="T4">It might still exist.”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9cm" svg:height="0.475cm" svg:x="3.7cm" svg:y="12.521cm">
          <draw:text-box>
            <text:p text:style-name="P1"><text:span text:style-name="T4">Iraq had not declared “a significant quantity of bacterial growth media” which had </text:span></text:p>
          </draw:text-box>
        </draw:frame>
        <draw:frame draw:style-name="gr1" draw:text-style-name="P2" draw:layer="layout" svg:width="15.238cm" svg:height="0.475cm" svg:x="3.7cm" svg:y="13.085cm">
          <draw:text-box>
            <text:p text:style-name="P1"><text:span text:style-name="T4">been included in Iraq’s submission to the Amorim panel. This omission appeared </text:span></text:p>
          </draw:text-box>
        </draw:frame>
        <draw:frame draw:style-name="gr1" draw:text-style-name="P2" draw:layer="layout" svg:width="14.963cm" svg:height="0.475cm" svg:x="3.7cm" svg:y="13.65cm">
          <draw:text-box>
            <text:p text:style-name="P1"><text:span text:style-name="T4">“</text:span><text:span text:style-name="T4">to be deliberate as the pages of the resubmitted document were renumbered”. </text:span></text:p>
          </draw:text-box>
        </draw:frame>
        <draw:frame draw:style-name="gr1" draw:text-style-name="P2" draw:layer="layout" svg:width="13.841cm" svg:height="0.475cm" svg:x="3.7cm" svg:y="14.214cm">
          <draw:text-box>
            <text:p text:style-name="P1"><text:span text:style-name="T4">The quantity of growth media involved would “suffice to produce … about </text:span></text:p>
          </draw:text-box>
        </draw:frame>
        <draw:frame draw:style-name="gr1" draw:text-style-name="P2" draw:layer="layout" svg:width="6.928cm" svg:height="0.475cm" svg:x="3.7cm" svg:y="14.778cm">
          <draw:text-box>
            <text:p text:style-name="P1"><text:span text:style-name="T4">5,000 litres of concentrated anthrax”.</text:span></text:p>
          </draw:text-box>
        </draw:frame>
        <draw:frame draw:style-name="gr2" draw:text-style-name="P3" draw:layer="layout" svg:width="0.634cm" svg:height="0.712cm" svg:x="2.95cm" svg:y="15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3cm" svg:height="0.475cm" svg:x="3.7cm" svg:y="15.443cm">
          <draw:text-box>
            <text:p text:style-name="P1"><text:span text:style-name="T4">The Al Samoud 2 and Al Fatah missiles “might well represent </text:span><text:span text:style-name="T12">prima facie</text:span><text:span text:style-name="T4"> cases </text:span></text:p>
          </draw:text-box>
        </draw:frame>
        <draw:frame draw:style-name="gr1" draw:text-style-name="P2" draw:layer="layout" svg:width="14.759cm" svg:height="0.475cm" svg:x="3.7cm" svg:y="16.007cm">
          <draw:text-box>
            <text:p text:style-name="P1"><text:span text:style-name="T4">of proscribed systems” but further technical consideration would be necessary </text:span></text:p>
          </draw:text-box>
        </draw:frame>
        <draw:frame draw:style-name="gr1" draw:text-style-name="P2" draw:layer="layout" svg:width="7.969cm" svg:height="0.475cm" svg:x="3.7cm" svg:y="16.572cm">
          <draw:text-box>
            <text:p text:style-name="P1"><text:span text:style-name="T4">before reaching a conclusion on the issue.</text:span></text:p>
          </draw:text-box>
        </draw:frame>
        <draw:frame draw:style-name="gr2" draw:text-style-name="P3" draw:layer="layout" svg:width="0.634cm" svg:height="0.712cm" svg:x="2.95cm" svg:y="17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17.236cm">
          <draw:text-box>
            <text:p text:style-name="P1"><text:span text:style-name="T4">Iraq had refurbished its missile production infrastructure, including a number </text:span></text:p>
          </draw:text-box>
        </draw:frame>
        <draw:frame draw:style-name="gr1" draw:text-style-name="P2" draw:layer="layout" svg:width="14.751cm" svg:height="0.475cm" svg:x="3.7cm" svg:y="17.801cm">
          <draw:text-box>
            <text:p text:style-name="P1"><text:span text:style-name="T4">of casting chambers which were capable of producing motors for missiles with </text:span></text:p>
          </draw:text-box>
        </draw:frame>
        <draw:frame draw:style-name="gr1" draw:text-style-name="P2" draw:layer="layout" svg:width="6.805cm" svg:height="0.475cm" svg:x="3.7cm" svg:y="18.365cm">
          <draw:text-box>
            <text:p text:style-name="P1"><text:span text:style-name="T4">ranges greater than the 150km limit.</text:span></text:p>
          </draw:text-box>
        </draw:frame>
        <draw:frame draw:style-name="gr2" draw:text-style-name="P3" draw:layer="layout" svg:width="0.634cm" svg:height="0.712cm" svg:x="2.95cm" svg:y="18.8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593cm" svg:height="0.475cm" svg:x="3.7cm" svg:y="19.03cm">
          <draw:text-box>
            <text:p text:style-name="P1"><text:span text:style-name="T4">Iraq had illegally imported 300 rocket engines which might be for the Al Samoud 2, </text:span></text:p>
          </draw:text-box>
        </draw:frame>
        <draw:frame draw:style-name="gr1" draw:text-style-name="P2" draw:layer="layout" svg:width="12.871cm" svg:height="0.475cm" svg:x="3.7cm" svg:y="19.594cm">
          <draw:text-box>
            <text:p text:style-name="P1"><text:span text:style-name="T4">chemicals used in propellents and other potentially proscribed items.</text:span></text:p>
          </draw:text-box>
        </draw:frame>
        <draw:frame draw:style-name="gr1" draw:text-style-name="P2" draw:layer="layout" svg:width="15.652cm" svg:height="0.475cm" svg:x="2.2cm" svg:y="20.508cm">
          <draw:text-box>
            <text:p text:style-name="P1"><text:span text:style-name="T7">202. </text:span><text:span text:style-name="T4"><text:s/>Dr Blix questioned Iraq’s claims that there were no more documents about its </text:span></text:p>
          </draw:text-box>
        </draw:frame>
        <draw:frame draw:style-name="gr1" draw:text-style-name="P2" draw:layer="layout" svg:width="15.805cm" svg:height="0.475cm" svg:x="2.2cm" svg:y="21.073cm">
          <draw:text-box>
            <text:p text:style-name="P1"><text:span text:style-name="T4">activities. After the discovery of documents in the home of a scientist “relating to the </text:span></text:p>
          </draw:text-box>
        </draw:frame>
        <draw:frame draw:style-name="gr1" draw:text-style-name="P2" draw:layer="layout" svg:width="16.106cm" svg:height="0.475cm" svg:x="2.2cm" svg:y="21.637cm">
          <draw:text-box>
            <text:p text:style-name="P1"><text:span text:style-name="T4">laser enrichment of uranium”, UNMOVIC could not “help but think that the case might </text:span></text:p>
          </draw:text-box>
        </draw:frame>
        <draw:frame draw:style-name="gr1" draw:text-style-name="P2" draw:layer="layout" svg:width="16.474cm" svg:height="0.475cm" svg:x="2.2cm" svg:y="22.202cm">
          <draw:text-box>
            <text:p text:style-name="P1"><text:span text:style-name="T4">not be isolated and that such placements of documents is deliberate to make discovery </text:span></text:p>
          </draw:text-box>
        </draw:frame>
        <draw:frame draw:style-name="gr1" draw:text-style-name="P2" draw:layer="layout" svg:width="15.657cm" svg:height="0.475cm" svg:x="2.2cm" svg:y="22.766cm">
          <draw:text-box>
            <text:p text:style-name="P1"><text:span text:style-name="T4">difficult”. He warned that: “Any further sign of the concealment of documents would </text:span></text:p>
          </draw:text-box>
        </draw:frame>
        <draw:frame draw:style-name="gr1" draw:text-style-name="P2" draw:layer="layout" svg:width="2.22cm" svg:height="0.475cm" svg:x="2.2cm" svg:y="23.331cm">
          <draw:text-box>
            <text:p text:style-name="P1"><text:span text:style-name="T4">be serious.”</text:span></text:p>
          </draw:text-box>
        </draw:frame>
        <draw:frame draw:style-name="gr1" draw:text-style-name="P2" draw:layer="layout" svg:width="16.474cm" svg:height="0.475cm" svg:x="2.2cm" svg:y="24.245cm">
          <draw:text-box>
            <text:p text:style-name="P1"><text:span text:style-name="T7">203. </text:span><text:span text:style-name="T4"><text:s/>Dr Blix also questioned whether Iraq had provided a complete list of the names of </text:span></text:p>
          </draw:text-box>
        </draw:frame>
        <draw:frame draw:style-name="gr1" draw:text-style-name="P2" draw:layer="layout" svg:width="16.724cm" svg:height="0.475cm" svg:x="2.2cm" svg:y="24.81cm">
          <draw:text-box>
            <text:p text:style-name="P1"><text:span text:style-name="T4">personnel who had worked on proscribed programmes, and pointed out the difficulties of </text:span></text:p>
          </draw:text-box>
        </draw:frame>
        <draw:frame draw:style-name="gr1" draw:text-style-name="P2" draw:layer="layout" svg:width="16.749cm" svg:height="0.475cm" svg:x="2.2cm" svg:y="25.374cm">
          <draw:text-box>
            <text:p text:style-name="P1"><text:span text:style-name="T4">interviewing individuals “in private”. He reported that UNMOVIC had asked 11 individuals </text:span></text:p>
          </draw:text-box>
        </draw:frame>
        <draw:frame draw:style-name="gr1" draw:text-style-name="P2" draw:layer="layout" svg:width="16.533cm" svg:height="0.475cm" svg:x="2.2cm" svg:y="25.938cm">
          <draw:text-box>
            <text:p text:style-name="P1"><text:span text:style-name="T4">for interview in Baghdad and that none of them would speak without the presence of an </text:span></text:p>
          </draw:text-box>
        </draw:frame>
        <draw:frame draw:style-name="gr1" draw:text-style-name="P2" draw:layer="layout" svg:width="2.258cm" svg:height="0.475cm" svg:x="2.2cm" svg:y="26.503cm">
          <draw:text-box>
            <text:p text:style-name="P1"><text:span text:style-name="T4">Iraqi official.</text:span></text:p>
          </draw:text-box>
        </draw:frame>
      </draw:page>
      <draw:page draw:name="page4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7">204. </text:span><text:span text:style-name="T4"><text:s/>Commenting on Iraqi demonstrations against the inspectors at a number of sites, </text:span></text:p>
          </draw:text-box>
        </draw:frame>
        <draw:frame draw:style-name="gr1" draw:text-style-name="P2" draw:layer="layout" svg:width="6.064cm" svg:height="0.475cm" svg:x="2.2cm" svg:y="3.09cm">
          <draw:text-box>
            <text:p text:style-name="P1"><text:span text:style-name="T4">Dr Blix told the Security Council:</text:span></text:p>
          </draw:text-box>
        </draw:frame>
        <draw:frame draw:style-name="gr1" draw:text-style-name="P2" draw:layer="layout" svg:width="14.739cm" svg:height="0.475cm" svg:x="2.95cm" svg:y="4.004cm">
          <draw:text-box>
            <text:p text:style-name="P1"><text:span text:style-name="T4">“</text:span><text:span text:style-name="T4">Demonstrations and outbursts of this kind are unlikely to occur in Iraq without </text:span></text:p>
          </draw:text-box>
        </draw:frame>
        <draw:frame draw:style-name="gr1" draw:text-style-name="P2" draw:layer="layout" svg:width="15.657cm" svg:height="0.475cm" svg:x="2.95cm" svg:y="4.568cm">
          <draw:text-box>
            <text:p text:style-name="P1"><text:span text:style-name="T4">initiative or encouragement from the authorities … They do not facilitate an already </text:span></text:p>
          </draw:text-box>
        </draw:frame>
        <draw:frame draw:style-name="gr1" draw:text-style-name="P2" draw:layer="layout" svg:width="15.89cm" svg:height="0.475cm" svg:x="2.95cm" svg:y="5.133cm">
          <draw:text-box>
            <text:p text:style-name="P1"><text:span text:style-name="T4">difficult job … Where our Iraqi counterparts have some complaint they can take it up </text:span></text:p>
          </draw:text-box>
        </draw:frame>
        <draw:frame draw:style-name="gr1" draw:text-style-name="P2" draw:layer="layout" svg:width="7.77cm" svg:height="0.475cm" svg:x="2.95cm" svg:y="5.697cm">
          <draw:text-box>
            <text:p text:style-name="P1"><text:span text:style-name="T4">in a calmer and less unpleasant manner.”</text:span></text:p>
          </draw:text-box>
        </draw:frame>
        <draw:frame draw:style-name="gr1" draw:text-style-name="P2" draw:layer="layout" svg:width="6.343cm" svg:height="0.475cm" svg:x="2.2cm" svg:y="6.612cm">
          <draw:text-box>
            <text:p text:style-name="P1"><text:span text:style-name="T7">205. </text:span><text:span text:style-name="T4"><text:s/>In his memoir, Dr Blix wrote:</text:span></text:p>
          </draw:text-box>
        </draw:frame>
        <draw:frame draw:style-name="gr1" draw:text-style-name="P2" draw:layer="layout" svg:width="15.357cm" svg:height="0.475cm" svg:x="2.95cm" svg:y="7.526cm">
          <draw:text-box>
            <text:p text:style-name="P1"><text:span text:style-name="T4">“</text:span><text:span text:style-name="T4">There were some cases of demonstrations against the inspectors, though hardly </text:span></text:p>
          </draw:text-box>
        </draw:frame>
        <draw:frame draw:style-name="gr1" draw:text-style-name="P2" draw:layer="layout" svg:width="15.83cm" svg:height="0.475cm" svg:x="2.95cm" svg:y="8.091cm">
          <draw:text-box>
            <text:p text:style-name="P1"><text:span text:style-name="T4">threatening ones. They occurred at our Baghdad office, at a hospital site and during </text:span></text:p>
          </draw:text-box>
        </draw:frame>
        <draw:frame draw:style-name="gr1" draw:text-style-name="P2" draw:layer="layout" svg:width="12.647cm" svg:height="0.475cm" svg:x="2.95cm" svg:y="8.655cm">
          <draw:text-box>
            <text:p text:style-name="P1"><text:span text:style-name="T4">the inspection of the private home that yielded nuclear documents.”</text:span></text:p>
          </draw:text-box>
        </draw:frame>
        <draw:frame draw:style-name="gr7" draw:text-style-name="P9" draw:layer="layout" svg:width="0.273cm" svg:height="0.276cm" svg:x="15.54cm" svg:y="8.674cm">
          <draw:text-box>
            <text:p text:style-name="P1"><text:span text:style-name="T13">85</text:span></text:p>
          </draw:text-box>
        </draw:frame>
        <draw:frame draw:style-name="gr1" draw:text-style-name="P2" draw:layer="layout" svg:width="15.733cm" svg:height="0.475cm" svg:x="2.2cm" svg:y="9.57cm">
          <draw:text-box>
            <text:p text:style-name="P1"><text:span text:style-name="T7">206. </text:span><text:span text:style-name="T15"><text:s/>Dr ElBaradei reported that the IAEA had found no evidence that Iraq had </text:span></text:p>
          </draw:text-box>
        </draw:frame>
        <draw:frame draw:style-name="gr1" draw:text-style-name="P2" draw:layer="layout" svg:width="15.928cm" svg:height="0.475cm" svg:x="2.2cm" svg:y="10.134cm">
          <draw:text-box>
            <text:p text:style-name="P1"><text:span text:style-name="T15">revived its nuclear weapons programme but it was still investigating a number </text:span></text:p>
          </draw:text-box>
        </draw:frame>
        <draw:frame draw:style-name="gr1" draw:text-style-name="P2" draw:layer="layout" svg:width="1.962cm" svg:height="0.475cm" svg:x="2.2cm" svg:y="10.698cm">
          <draw:text-box>
            <text:p text:style-name="P1"><text:span text:style-name="T15">of issues.</text:span></text:p>
          </draw:text-box>
        </draw:frame>
        <draw:frame draw:style-name="gr1" draw:text-style-name="P2" draw:layer="layout" svg:width="15.513cm" svg:height="0.475cm" svg:x="2.2cm" svg:y="11.613cm">
          <draw:text-box>
            <text:p text:style-name="P1"><text:span text:style-name="T7">207. </text:span><text:span text:style-name="T4"><text:s/>Dr ElBaradei reported that the IAEA had conducted 139 inspections at some </text:span></text:p>
          </draw:text-box>
        </draw:frame>
        <draw:frame draw:style-name="gr1" draw:text-style-name="P2" draw:layer="layout" svg:width="15.67cm" svg:height="0.475cm" svg:x="2.2cm" svg:y="12.177cm">
          <draw:text-box>
            <text:p text:style-name="P1"><text:span text:style-name="T4">106 locations, with a “focus on areas of concern identified by other States, facilities </text:span></text:p>
          </draw:text-box>
        </draw:frame>
        <draw:frame draw:style-name="gr1" draw:text-style-name="P2" draw:layer="layout" svg:width="16.402cm" svg:height="0.475cm" svg:x="2.2cm" svg:y="12.742cm">
          <draw:text-box>
            <text:p text:style-name="P1"><text:span text:style-name="T4">identified through satellite imagery as having been modified or constructed since 1998, </text:span></text:p>
          </draw:text-box>
        </draw:frame>
        <draw:frame draw:style-name="gr1" draw:text-style-name="P2" draw:layer="layout" svg:width="16.525cm" svg:height="0.475cm" svg:x="2.2cm" svg:y="13.306cm">
          <draw:text-box>
            <text:p text:style-name="P1"><text:span text:style-name="T4">and other inspection leads identified independently”. They had been able to “gain ready </text:span></text:p>
          </draw:text-box>
        </draw:frame>
        <draw:frame draw:style-name="gr1" draw:text-style-name="P2" draw:layer="layout" svg:width="16.749cm" svg:height="0.475cm" svg:x="2.2cm" svg:y="13.871cm">
          <draw:text-box>
            <text:p text:style-name="P1"><text:span text:style-name="T4">access and to clarify the nature of the activities” at those facilities. “No prohibited nuclear </text:span></text:p>
          </draw:text-box>
        </draw:frame>
        <draw:frame draw:style-name="gr1" draw:text-style-name="P2" draw:layer="layout" svg:width="5.603cm" svg:height="0.475cm" svg:x="2.2cm" svg:y="14.435cm">
          <draw:text-box>
            <text:p text:style-name="P1"><text:span text:style-name="T4">activities” had been identified.</text:span></text:p>
          </draw:text-box>
        </draw:frame>
        <draw:frame draw:style-name="gr7" draw:text-style-name="P9" draw:layer="layout" svg:width="0.273cm" svg:height="0.276cm" svg:x="7.777cm" svg:y="14.454cm">
          <draw:text-box>
            <text:p text:style-name="P1"><text:span text:style-name="T13">86</text:span></text:p>
          </draw:text-box>
        </draw:frame>
        <draw:frame draw:style-name="gr1" draw:text-style-name="P2" draw:layer="layout" svg:width="15.58cm" svg:height="0.475cm" svg:x="2.2cm" svg:y="15.35cm">
          <draw:text-box>
            <text:p text:style-name="P1"><text:span text:style-name="T7">208. </text:span><text:span text:style-name="T4"><text:s/>Iraq’s unsuccessful attempts to procure high-strength aluminium tubes which </text:span></text:p>
          </draw:text-box>
        </draw:frame>
        <draw:frame draw:style-name="gr1" draw:text-style-name="P2" draw:layer="layout" svg:width="15.382cm" svg:height="0.475cm" svg:x="2.2cm" svg:y="15.914cm">
          <draw:text-box>
            <text:p text:style-name="P1"><text:span text:style-name="T4">Iraq had indicated were related to a programme to reverse-engineer conventional </text:span></text:p>
          </draw:text-box>
        </draw:frame>
        <draw:frame draw:style-name="gr1" draw:text-style-name="P2" draw:layer="layout" svg:width="16.427cm" svg:height="0.475cm" svg:x="2.2cm" svg:y="16.478cm">
          <draw:text-box>
            <text:p text:style-name="P1"><text:span text:style-name="T4">rockets, had been a particular focus. The IAEA had concluded that the tubes “would be </text:span></text:p>
          </draw:text-box>
        </draw:frame>
        <draw:frame draw:style-name="gr1" draw:text-style-name="P2" draw:layer="layout" svg:width="16.148cm" svg:height="0.475cm" svg:x="2.2cm" svg:y="17.043cm">
          <draw:text-box>
            <text:p text:style-name="P1"><text:span text:style-name="T4">consistent with” use in a conventional rocket programme. They “would not be suitable </text:span></text:p>
          </draw:text-box>
        </draw:frame>
        <draw:frame draw:style-name="gr1" draw:text-style-name="P2" draw:layer="layout" svg:width="16.707cm" svg:height="0.475cm" svg:x="2.2cm" svg:y="17.607cm">
          <draw:text-box>
            <text:p text:style-name="P1"><text:span text:style-name="T4">for manufacturing centrifuges” without modification. The IAEA was “still investigating” the </text:span></text:p>
          </draw:text-box>
        </draw:frame>
        <draw:frame draw:style-name="gr1" draw:text-style-name="P2" draw:layer="layout" svg:width="16.19cm" svg:height="0.475cm" svg:x="2.2cm" svg:y="18.172cm">
          <draw:text-box>
            <text:p text:style-name="P1"><text:span text:style-name="T4">issue, but the attempt to acquire such tubes was “prohibited” by resolution 687 (1991).</text:span></text:p>
          </draw:text-box>
        </draw:frame>
        <draw:frame draw:style-name="gr1" draw:text-style-name="P2" draw:layer="layout" svg:width="16.296cm" svg:height="0.475cm" svg:x="2.2cm" svg:y="19.086cm">
          <draw:text-box>
            <text:p text:style-name="P1"><text:span text:style-name="T7">209. </text:span><text:span text:style-name="T4"><text:s/>The IAEA was investigating how “dual-use” material had been relocated or used, </text:span></text:p>
          </draw:text-box>
        </draw:frame>
        <draw:frame draw:style-name="gr1" draw:text-style-name="P2" draw:layer="layout" svg:width="3.727cm" svg:height="0.475cm" svg:x="2.2cm" svg:y="19.651cm">
          <draw:text-box>
            <text:p text:style-name="P1"><text:span text:style-name="T4">including the “HMX”</text:span></text:p>
          </draw:text-box>
        </draw:frame>
        <draw:frame draw:style-name="gr7" draw:text-style-name="P9" draw:layer="layout" svg:width="0.273cm" svg:height="0.276cm" svg:x="5.917cm" svg:y="19.669cm">
          <draw:text-box>
            <text:p text:style-name="P1"><text:span text:style-name="T13">87</text:span></text:p>
          </draw:text-box>
        </draw:frame>
        <draw:frame draw:style-name="gr1" draw:text-style-name="P2" draw:layer="layout" svg:width="12.504cm" svg:height="0.475cm" svg:x="6.192cm" svg:y="19.651cm">
          <draw:text-box>
            <text:p text:style-name="P1"><text:span text:style-name="T4"><text:s/></text:span><text:span text:style-name="T4">explosive which had been removed from IAEA seals at the end of </text:span></text:p>
          </draw:text-box>
        </draw:frame>
        <draw:frame draw:style-name="gr1" draw:text-style-name="P2" draw:layer="layout" svg:width="15.67cm" svg:height="0.475cm" svg:x="2.2cm" svg:y="20.215cm">
          <draw:text-box>
            <text:p text:style-name="P1"><text:span text:style-name="T4">1998. Dr ElBaradei stated that it would be difficult to verify how that had been used.</text:span></text:p>
          </draw:text-box>
        </draw:frame>
        <draw:frame draw:style-name="gr1" draw:text-style-name="P2" draw:layer="layout" svg:width="16.474cm" svg:height="0.475cm" svg:x="2.2cm" svg:y="21.13cm">
          <draw:text-box>
            <text:p text:style-name="P1"><text:span text:style-name="T7">210. </text:span><text:span text:style-name="T4"><text:s/>The IAEA was investigating reports of Iraqi efforts to import uranium but it did “not </text:span></text:p>
          </draw:text-box>
        </draw:frame>
        <draw:frame draw:style-name="gr1" draw:text-style-name="P2" draw:layer="layout" svg:width="10.848cm" svg:height="0.475cm" svg:x="2.2cm" svg:y="21.694cm">
          <draw:text-box>
            <text:p text:style-name="P1"><text:span text:style-name="T4">have enough information, and … would appreciate more”.</text:span></text:p>
          </draw:text-box>
        </draw:frame>
        <draw:frame draw:style-name="gr1" draw:text-style-name="P2" draw:layer="layout" svg:width="15.86cm" svg:height="0.475cm" svg:x="2.2cm" svg:y="22.608cm">
          <draw:text-box>
            <text:p text:style-name="P1"><text:span text:style-name="T7">211. </text:span><text:span text:style-name="T4"><text:s/>Iraq had not provided “any new information relevant to … questions which had </text:span></text:p>
          </draw:text-box>
        </draw:frame>
        <draw:frame draw:style-name="gr1" draw:text-style-name="P2" draw:layer="layout" svg:width="15.306cm" svg:height="0.475cm" svg:x="2.2cm" svg:y="23.173cm">
          <draw:text-box>
            <text:p text:style-name="P1"><text:span text:style-name="T4">been outstanding since 1998”; but those questions did “not constitute unresolve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4.032cm" svg:height="0.475cm" svg:x="2.2cm" svg:y="23.737cm">
          <draw:text-box>
            <text:p text:style-name="P1"><text:span text:style-name="T4">disarmament issues”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85 </text:span></text:p>
          </draw:text-box>
        </draw:frame>
        <draw:frame draw:style-name="gr4" draw:text-style-name="P6" draw:layer="layout" svg:width="16.102cm" svg:height="0.395cm" svg:x="2.532cm" svg:y="25.511cm">
          <draw:text-box>
            <text:p text:style-name="P1"><text:span text:style-name="T11">Blix H. </text:span><text:span text:style-name="T19">The Search for Weapons of Mass Destruction: Disarming Iraq. </text:span><text:span text:style-name="T11">Bloomsbury Publishing Plc, 2005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86 </text:span></text:p>
          </draw:text-box>
        </draw:frame>
        <draw:frame draw:style-name="gr4" draw:text-style-name="P6" draw:layer="layout" svg:width="15.822cm" svg:height="0.395cm" svg:x="2.532cm" svg:y="25.934cm">
          <draw:text-box>
            <text:p text:style-name="P1"><text:span text:style-name="T11">UN Press Release, 27 January 2003, </text:span><text:span text:style-name="T19">Security Council briefed by Chief UN Weapons Experts on First </text:span></text:p>
          </draw:text-box>
        </draw:frame>
        <draw:frame draw:style-name="gr4" draw:text-style-name="P6" draw:layer="layout" svg:width="6.365cm" svg:height="0.395cm" svg:x="2.2cm" svg:y="26.357cm">
          <draw:text-box>
            <text:p text:style-name="P1"><text:span text:style-name="T19">60 days of Inspections in Iraq</text:span><text:span text:style-name="T11"> (SC/7644)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7 </text:span></text:p>
          </draw:text-box>
        </draw:frame>
        <draw:frame draw:style-name="gr4" draw:text-style-name="P6" draw:layer="layout" svg:width="8.067cm" svg:height="0.395cm" svg:x="2.52cm" svg:y="26.781cm">
          <draw:text-box>
            <text:p text:style-name="P1"><text:span text:style-name="T11">A high explosive used to help trigger nuclear fission.</text:span></text:p>
          </draw:text-box>
        </draw:frame>
      </draw:page>
      <draw:page draw:name="page4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15.858cm" svg:x="2.958cm" svg:y="8.833cm" svg:viewBox="0 0 15084 15859" draw:points="0,15859 15084,158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5.649cm" svg:height="0.475cm" svg:x="2.2cm" svg:y="2.525cm">
          <draw:text-box>
            <text:p text:style-name="P1"><text:span text:style-name="T7">212. </text:span><text:span text:style-name="T4"><text:s/>Dr ElBaradei concluded:</text:span></text:p>
          </draw:text-box>
        </draw:frame>
        <draw:frame draw:style-name="gr1" draw:text-style-name="P2" draw:layer="layout" svg:width="15.251cm" svg:height="0.475cm" svg:x="2.95cm" svg:y="3.44cm">
          <draw:text-box>
            <text:p text:style-name="P1"><text:span text:style-name="T4">“… </text:span><text:span text:style-name="T4">we have to date found no evidence that Iraq has revived its nuclear weapons </text:span></text:p>
          </draw:text-box>
        </draw:frame>
        <draw:frame draw:style-name="gr1" draw:text-style-name="P2" draw:layer="layout" svg:width="15.204cm" svg:height="0.475cm" svg:x="2.95cm" svg:y="4.004cm">
          <draw:text-box>
            <text:p text:style-name="P1"><text:span text:style-name="T4">programme since the elimination of the programme in the 1990s … [O]ur work is </text:span></text:p>
          </draw:text-box>
        </draw:frame>
        <draw:frame draw:style-name="gr1" draw:text-style-name="P2" draw:layer="layout" svg:width="15.712cm" svg:height="0.475cm" svg:x="2.95cm" svg:y="4.568cm">
          <draw:text-box>
            <text:p text:style-name="P1"><text:span text:style-name="T4">steadily progressing and should be allowed to run its natural course … [W]e should </text:span></text:p>
          </draw:text-box>
        </draw:frame>
        <draw:frame draw:style-name="gr1" draw:text-style-name="P2" draw:layer="layout" svg:width="15.39cm" svg:height="0.475cm" svg:x="2.95cm" svg:y="5.133cm">
          <draw:text-box>
            <text:p text:style-name="P1"><text:span text:style-name="T4">be able within the next few months to provide credible assurance that Iraq has no </text:span></text:p>
          </draw:text-box>
        </draw:frame>
        <draw:frame draw:style-name="gr1" draw:text-style-name="P2" draw:layer="layout" svg:width="15.911cm" svg:height="0.475cm" svg:x="2.95cm" svg:y="5.697cm">
          <draw:text-box>
            <text:p text:style-name="P1"><text:span text:style-name="T4">nuclear weapons programme. These few months … would be a valuable investment </text:span></text:p>
          </draw:text-box>
        </draw:frame>
        <draw:frame draw:style-name="gr1" draw:text-style-name="P2" draw:layer="layout" svg:width="14.996cm" svg:height="0.475cm" svg:x="2.95cm" svg:y="6.262cm">
          <draw:text-box>
            <text:p text:style-name="P1"><text:span text:style-name="T4">in peace because they could help us avoid a war. We trust that we will continue </text:span></text:p>
          </draw:text-box>
        </draw:frame>
        <draw:frame draw:style-name="gr1" draw:text-style-name="P2" draw:layer="layout" svg:width="15.42cm" svg:height="0.475cm" svg:x="2.95cm" svg:y="6.826cm">
          <draw:text-box>
            <text:p text:style-name="P1"><text:span text:style-name="T4">to have the support of the Council … to verify Iraq’s nuclear disarmament through </text:span></text:p>
          </draw:text-box>
        </draw:frame>
        <draw:frame draw:style-name="gr1" draw:text-style-name="P2" draw:layer="layout" svg:width="15.771cm" svg:height="0.475cm" svg:x="2.95cm" svg:y="7.391cm">
          <draw:text-box>
            <text:p text:style-name="P1"><text:span text:style-name="T4">peaceful means and to demonstrate that the inspection process can and does work </text:span></text:p>
          </draw:text-box>
        </draw:frame>
        <draw:frame draw:style-name="gr1" draw:text-style-name="P2" draw:layer="layout" svg:width="12.897cm" svg:height="0.475cm" svg:x="2.95cm" svg:y="7.955cm">
          <draw:text-box>
            <text:p text:style-name="P1"><text:span text:style-name="T4">as a central feature of the international nuclear arms control regime.”</text:span></text:p>
          </draw:text-box>
        </draw:frame>
        <draw:frame draw:style-name="gr6" draw:text-style-name="P8" draw:layer="layout" svg:width="14.061cm" svg:height="0.556cm" svg:x="3.566cm" svg:y="9.276cm">
          <draw:text-box>
            <text:p text:style-name="P1"><text:span text:style-name="T9">Extracts from President Bush’s State of the Union address, </text:span></text:p>
          </draw:text-box>
        </draw:frame>
        <draw:frame draw:style-name="gr6" draw:text-style-name="P8" draw:layer="layout" svg:width="3.829cm" svg:height="0.556cm" svg:x="8.592cm" svg:y="9.911cm">
          <draw:text-box>
            <text:p text:style-name="P1"><text:span text:style-name="T9">28 January 2003</text:span></text:p>
          </draw:text-box>
        </draw:frame>
        <draw:frame draw:style-name="gr4" draw:text-style-name="P6" draw:layer="layout" svg:width="14.019cm" svg:height="0.395cm" svg:x="3.45cm" svg:y="10.833cm">
          <draw:text-box>
            <text:p text:style-name="P1"><text:span text:style-name="T11">In his State of the Union address on 28 January, President Bush emphasised the threat of </text:span></text:p>
          </draw:text-box>
        </draw:frame>
        <draw:frame draw:style-name="gr4" draw:text-style-name="P6" draw:layer="layout" svg:width="13.824cm" svg:height="0.395cm" svg:x="3.45cm" svg:y="11.327cm">
          <draw:text-box>
            <text:p text:style-name="P1"><text:span text:style-name="T11">terrorism to the US and others, the potential threat from Iraq in that context and the need </text:span></text:p>
          </draw:text-box>
        </draw:frame>
        <draw:frame draw:style-name="gr4" draw:text-style-name="P6" draw:layer="layout" svg:width="2.246cm" svg:height="0.395cm" svg:x="3.45cm" svg:y="11.821cm">
          <draw:text-box>
            <text:p text:style-name="P1"><text:span text:style-name="T11">to disarm Iraq.</text:span></text:p>
          </draw:text-box>
        </draw:frame>
        <draw:frame draw:style-name="gr10" draw:text-style-name="P11" draw:layer="layout" svg:width="0.231cm" svg:height="0.23cm" svg:x="5.705cm" svg:y="11.836cm">
          <draw:text-box>
            <text:p text:style-name="P1"><text:span text:style-name="T14">88</text:span></text:p>
          </draw:text-box>
        </draw:frame>
        <draw:frame draw:style-name="gr4" draw:text-style-name="P6" draw:layer="layout" svg:width="12.042cm" svg:height="0.395cm" svg:x="3.45cm" svg:y="12.514cm">
          <draw:text-box>
            <text:p text:style-name="P1"><text:span text:style-name="T11">President Bush’s detailed statements about the threat posed by Iraq included:</text:span></text:p>
          </draw:text-box>
        </draw:frame>
        <draw:frame draw:style-name="gr4" draw:text-style-name="P6" draw:layer="layout" svg:width="13.35cm" svg:height="0.395cm" svg:x="4.2cm" svg:y="13.208cm">
          <draw:text-box>
            <text:p text:style-name="P1"><text:span text:style-name="T11">“</text:span><text:span text:style-name="T11">The United Nations concluded in 1999 that Saddam Hussein had biological weapons </text:span></text:p>
          </draw:text-box>
        </draw:frame>
        <draw:frame draw:style-name="gr4" draw:text-style-name="P6" draw:layer="layout" svg:width="12.401cm" svg:height="0.395cm" svg:x="4.2cm" svg:y="13.702cm">
          <draw:text-box>
            <text:p text:style-name="P1"><text:span text:style-name="T11">sufficient to produce over 25,000 liters of anthrax – enough doses to kill several </text:span></text:p>
          </draw:text-box>
        </draw:frame>
        <draw:frame draw:style-name="gr4" draw:text-style-name="P6" draw:layer="layout" svg:width="13.075cm" svg:height="0.395cm" svg:x="4.2cm" svg:y="14.196cm">
          <draw:text-box>
            <text:p text:style-name="P1"><text:span text:style-name="T11">million people. He hasn’t accounted for that material. He has given no evidence that </text:span></text:p>
          </draw:text-box>
        </draw:frame>
        <draw:frame draw:style-name="gr4" draw:text-style-name="P6" draw:layer="layout" svg:width="3.067cm" svg:height="0.395cm" svg:x="4.2cm" svg:y="14.69cm">
          <draw:text-box>
            <text:p text:style-name="P1"><text:span text:style-name="T11">he has destroyed it.</text:span></text:p>
          </draw:text-box>
        </draw:frame>
        <draw:frame draw:style-name="gr4" draw:text-style-name="P6" draw:layer="layout" svg:width="12.254cm" svg:height="0.395cm" svg:x="4.2cm" svg:y="15.534cm">
          <draw:text-box>
            <text:p text:style-name="P1"><text:span text:style-name="T11">“</text:span><text:span text:style-name="T11">The United Nations concluded that Saddam Hussein had material sufficient to </text:span></text:p>
          </draw:text-box>
        </draw:frame>
        <draw:frame draw:style-name="gr4" draw:text-style-name="P6" draw:layer="layout" svg:width="8.244cm" svg:height="0.395cm" svg:x="4.2cm" svg:y="16.028cm">
          <draw:text-box>
            <text:p text:style-name="P1"><text:span text:style-name="T11">produce more than 38,000 liters of botulinum toxin …</text:span></text:p>
          </draw:text-box>
        </draw:frame>
        <draw:frame draw:style-name="gr4" draw:text-style-name="P6" draw:layer="layout" svg:width="13.325cm" svg:height="0.395cm" svg:x="4.2cm" svg:y="16.872cm">
          <draw:text-box>
            <text:p text:style-name="P1"><text:span text:style-name="T11">“</text:span><text:span text:style-name="T11">Our intelligence officials estimate that Saddam Hussein had the materials to produce </text:span></text:p>
          </draw:text-box>
        </draw:frame>
        <draw:frame draw:style-name="gr4" draw:text-style-name="P6" draw:layer="layout" svg:width="9.993cm" svg:height="0.395cm" svg:x="4.2cm" svg:y="17.366cm">
          <draw:text-box>
            <text:p text:style-name="P1"><text:span text:style-name="T11">as much as 500 tonnes of sarin, mustard and VX nerve agent …</text:span></text:p>
          </draw:text-box>
        </draw:frame>
        <draw:frame draw:style-name="gr4" draw:text-style-name="P6" draw:layer="layout" svg:width="12.745cm" svg:height="0.395cm" svg:x="4.2cm" svg:y="18.209cm">
          <draw:text-box>
            <text:p text:style-name="P1"><text:span text:style-name="T11">“</text:span><text:span text:style-name="T11">US intelligence indicates that Saddam Hussein had upwards of 30,000 munitions </text:span></text:p>
          </draw:text-box>
        </draw:frame>
        <draw:frame draw:style-name="gr4" draw:text-style-name="P6" draw:layer="layout" svg:width="12.719cm" svg:height="0.395cm" svg:x="4.2cm" svg:y="18.703cm">
          <draw:text-box>
            <text:p text:style-name="P1"><text:span text:style-name="T11">capable of delivering chemical agents. Inspectors recently turned up 16 of them – </text:span></text:p>
          </draw:text-box>
        </draw:frame>
        <draw:frame draw:style-name="gr4" draw:text-style-name="P6" draw:layer="layout" svg:width="9.104cm" svg:height="0.395cm" svg:x="4.2cm" svg:y="19.197cm">
          <draw:text-box>
            <text:p text:style-name="P1"><text:span text:style-name="T11">despite Iraq’s recent declaration denying their existence …</text:span></text:p>
          </draw:text-box>
        </draw:frame>
        <draw:frame draw:style-name="gr4" draw:text-style-name="P6" draw:layer="layout" svg:width="13.012cm" svg:height="0.395cm" svg:x="4.2cm" svg:y="20.041cm">
          <draw:text-box>
            <text:p text:style-name="P1"><text:span text:style-name="T11">“</text:span><text:span text:style-name="T11">From three Iraqi defectors we know that Iraq, in the late 1990s, had several mobile </text:span></text:p>
          </draw:text-box>
        </draw:frame>
        <draw:frame draw:style-name="gr4" draw:text-style-name="P6" draw:layer="layout" svg:width="4.151cm" svg:height="0.395cm" svg:x="4.2cm" svg:y="20.535cm">
          <draw:text-box>
            <text:p text:style-name="P1"><text:span text:style-name="T11">biological weapons labs …</text:span></text:p>
          </draw:text-box>
        </draw:frame>
        <draw:frame draw:style-name="gr4" draw:text-style-name="P6" draw:layer="layout" svg:width="13.541cm" svg:height="0.395cm" svg:x="3.45cm" svg:y="21.379cm">
          <draw:text-box>
            <text:p text:style-name="P1"><text:span text:style-name="T11">“</text:span><text:span text:style-name="T11">The International Atomic Energy Agency confirmed in the 1990s that Saddam Hussein </text:span></text:p>
          </draw:text-box>
        </draw:frame>
        <draw:frame draw:style-name="gr4" draw:text-style-name="P6" draw:layer="layout" svg:width="13.299cm" svg:height="0.395cm" svg:x="3.45cm" svg:y="21.873cm">
          <draw:text-box>
            <text:p text:style-name="P1"><text:span text:style-name="T11">had an advanced nuclear weapons development program … The British Government </text:span></text:p>
          </draw:text-box>
        </draw:frame>
        <draw:frame draw:style-name="gr4" draw:text-style-name="P6" draw:layer="layout" svg:width="13.667cm" svg:height="0.395cm" svg:x="3.45cm" svg:y="22.367cm">
          <draw:text-box>
            <text:p text:style-name="P1"><text:span text:style-name="T11">has learned that Saddam Hussein recently sought significant quantities of uranium from </text:span></text:p>
          </draw:text-box>
        </draw:frame>
        <draw:frame draw:style-name="gr4" draw:text-style-name="P6" draw:layer="layout" svg:width="13.54cm" svg:height="0.395cm" svg:x="3.45cm" svg:y="22.861cm">
          <draw:text-box>
            <text:p text:style-name="P1"><text:span text:style-name="T11">Africa. Our intelligence sources tell us that he has attempted to purchase high-strength </text:span></text:p>
          </draw:text-box>
        </draw:frame>
        <draw:frame draw:style-name="gr4" draw:text-style-name="P6" draw:layer="layout" svg:width="13.062cm" svg:height="0.395cm" svg:x="3.45cm" svg:y="23.354cm">
          <draw:text-box>
            <text:p text:style-name="P1"><text:span text:style-name="T11">aluminium tubes suitable for nuclear weapons production. Saddam Hussein has not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4" draw:text-style-name="P6" draw:layer="layout" svg:width="9.95cm" svg:height="0.395cm" svg:x="3.45cm" svg:y="23.848cm">
          <draw:text-box>
            <text:p text:style-name="P1"><text:span text:style-name="T11">credibly explained these activities. He clearly has much to hide.”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88 </text:span></text:p>
          </draw:text-box>
        </draw:frame>
        <draw:frame draw:style-name="gr4" draw:text-style-name="P6" draw:layer="layout" svg:width="14.183cm" svg:height="0.395cm" svg:x="2.528cm" svg:y="26.781cm">
          <draw:text-box>
            <text:p text:style-name="P1"><text:span text:style-name="T11">The White House Press Release, 28 January 2003, </text:span><text:span text:style-name="T19">President Delivers “State of the Union”</text:span><text:span text:style-name="T11">.</text:span></text:p>
          </draw:text-box>
        </draw:frame>
      </draw:page>
      <draw:page draw:name="page4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6" draw:text-style-name="P8" draw:layer="layout" svg:width="7.923cm" svg:height="0.556cm" svg:x="2.2cm" svg:y="2.513cm">
          <draw:text-box>
            <text:p text:style-name="P1"><text:span text:style-name="T9">JIC Assessment, 29 January 2003</text:span></text:p>
          </draw:text-box>
        </draw:frame>
        <draw:frame draw:style-name="gr1" draw:text-style-name="P2" draw:layer="layout" svg:width="14.971cm" svg:height="0.475cm" svg:x="2.2cm" svg:y="3.341cm">
          <draw:text-box>
            <text:p text:style-name="P1"><text:span text:style-name="T7">213. </text:span><text:span text:style-name="T15"><text:s/>The JIC assessed on 29 January that retaining WMD was a vital Iraqi </text:span></text:p>
          </draw:text-box>
        </draw:frame>
        <draw:frame draw:style-name="gr1" draw:text-style-name="P2" draw:layer="layout" svg:width="15.382cm" svg:height="0.475cm" svg:x="2.2cm" svg:y="3.905cm">
          <draw:text-box>
            <text:p text:style-name="P1"><text:span text:style-name="T15">interest and that Saddam Hussein was unlikely to agree to relinquish power </text:span></text:p>
          </draw:text-box>
        </draw:frame>
        <draw:frame draw:style-name="gr1" draw:text-style-name="P2" draw:layer="layout" svg:width="3.139cm" svg:height="0.475cm" svg:x="2.2cm" svg:y="4.47cm">
          <draw:text-box>
            <text:p text:style-name="P1"><text:span text:style-name="T15">or go into exile.</text:span></text:p>
          </draw:text-box>
        </draw:frame>
        <draw:frame draw:style-name="gr1" draw:text-style-name="P2" draw:layer="layout" svg:width="15.204cm" svg:height="0.475cm" svg:x="2.2cm" svg:y="5.384cm">
          <draw:text-box>
            <text:p text:style-name="P1"><text:span text:style-name="T7">214. </text:span><text:span text:style-name="T15"><text:s/>The JIC sustained its earlier judgements on Iraq’s ability and intent to </text:span></text:p>
          </draw:text-box>
        </draw:frame>
        <draw:frame draw:style-name="gr1" draw:text-style-name="P2" draw:layer="layout" svg:width="5.797cm" svg:height="0.475cm" svg:x="2.2cm" svg:y="5.949cm">
          <draw:text-box>
            <text:p text:style-name="P1"><text:span text:style-name="T15">conduct terrorist operations.</text:span></text:p>
          </draw:text-box>
        </draw:frame>
        <draw:frame draw:style-name="gr1" draw:text-style-name="P2" draw:layer="layout" svg:width="15.877cm" svg:height="0.475cm" svg:x="2.2cm" svg:y="6.863cm">
          <draw:text-box>
            <text:p text:style-name="P1"><text:span text:style-name="T7">215. </text:span><text:span text:style-name="T4"><text:s/>At the request of the FCO, the JIC reviewed current developments in Iraq from </text:span></text:p>
          </draw:text-box>
        </draw:frame>
        <draw:frame draw:style-name="gr1" draw:text-style-name="P2" draw:layer="layout" svg:width="14.726cm" svg:height="0.475cm" svg:x="2.2cm" svg:y="7.428cm">
          <draw:text-box>
            <text:p text:style-name="P1"><text:span text:style-name="T4">Saddam Hussein’s perspective and possible Iraqi moves in the coming weeks.</text:span></text:p>
          </draw:text-box>
        </draw:frame>
        <draw:frame draw:style-name="gr7" draw:text-style-name="P9" draw:layer="layout" svg:width="0.273cm" svg:height="0.276cm" svg:x="16.875cm" svg:y="7.446cm">
          <draw:text-box>
            <text:p text:style-name="P1"><text:span text:style-name="T13">89</text:span></text:p>
          </draw:text-box>
        </draw:frame>
        <draw:frame draw:style-name="gr1" draw:text-style-name="P2" draw:layer="layout" svg:width="16.605cm" svg:height="0.475cm" svg:x="2.2cm" svg:y="8.342cm">
          <draw:text-box>
            <text:p text:style-name="P1"><text:span text:style-name="T7">216. </text:span><text:span text:style-name="T4"><text:s/>The minutes of the JIC discussion on 29 January record that the draft Assessment </text:span></text:p>
          </draw:text-box>
        </draw:frame>
        <draw:frame draw:style-name="gr1" draw:text-style-name="P2" draw:layer="layout" svg:width="15.775cm" svg:height="0.475cm" svg:x="2.2cm" svg:y="8.906cm">
          <draw:text-box>
            <text:p text:style-name="P1"><text:span text:style-name="T4">had been difficult to write given the fast-moving developments, and it was important </text:span></text:p>
          </draw:text-box>
        </draw:frame>
        <draw:frame draw:style-name="gr1" draw:text-style-name="P2" draw:layer="layout" svg:width="15.255cm" svg:height="0.475cm" svg:x="2.2cm" svg:y="9.471cm">
          <draw:text-box>
            <text:p text:style-name="P1"><text:span text:style-name="T4">to ensure it reflected the latest information, especially the UNMOVIC perspective.</text:span></text:p>
          </draw:text-box>
        </draw:frame>
        <draw:frame draw:style-name="gr7" draw:text-style-name="P9" draw:layer="layout" svg:width="0.273cm" svg:height="0.276cm" svg:x="17.4cm" svg:y="9.49cm">
          <draw:text-box>
            <text:p text:style-name="P1"><text:span text:style-name="T13">90</text:span></text:p>
          </draw:text-box>
        </draw:frame>
        <draw:frame draw:style-name="gr1" draw:text-style-name="P2" draw:layer="layout" svg:width="0.422cm" svg:height="0.475cm" svg:x="17.674cm" svg:y="9.4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79cm" svg:height="0.475cm" svg:x="2.2cm" svg:y="10.035cm">
          <draw:text-box>
            <text:p text:style-name="P1"><text:span text:style-name="T4">The minutes also recorded that:</text:span></text:p>
          </draw:text-box>
        </draw:frame>
        <draw:frame draw:style-name="gr1" draw:text-style-name="P2" draw:layer="layout" svg:width="15.526cm" svg:height="0.475cm" svg:x="2.95cm" svg:y="10.95cm">
          <draw:text-box>
            <text:p text:style-name="P1"><text:span text:style-name="T4">“… </text:span><text:span text:style-name="T4">it was difficult to predict if and when Saddam might launch pre-emptive strikes, </text:span></text:p>
          </draw:text-box>
        </draw:frame>
        <draw:frame draw:style-name="gr1" draw:text-style-name="P2" draw:layer="layout" svg:width="15.708cm" svg:height="0.475cm" svg:x="2.95cm" svg:y="11.514cm">
          <draw:text-box>
            <text:p text:style-name="P1"><text:span text:style-name="T4">but the paper should try and make a judgement on possible timescales. The trigger </text:span></text:p>
          </draw:text-box>
        </draw:frame>
        <draw:frame draw:style-name="gr1" draw:text-style-name="P2" draw:layer="layout" svg:width="15.06cm" svg:height="0.475cm" svg:x="2.95cm" svg:y="12.079cm">
          <draw:text-box>
            <text:p text:style-name="P1"><text:span text:style-name="T4">would probably be set when Saddam concluded that his fate was sealed, rather </text:span></text:p>
          </draw:text-box>
        </draw:frame>
        <draw:frame draw:style-name="gr1" draw:text-style-name="P2" draw:layer="layout" svg:width="15.534cm" svg:height="0.475cm" svg:x="2.95cm" svg:y="12.643cm">
          <draw:text-box>
            <text:p text:style-name="P1"><text:span text:style-name="T4">than any movements by Coalition Forces. Most of the Iraqi military would probably </text:span></text:p>
          </draw:text-box>
        </draw:frame>
        <draw:frame draw:style-name="gr1" draw:text-style-name="P2" draw:layer="layout" svg:width="15.687cm" svg:height="0.475cm" svg:x="2.95cm" svg:y="13.208cm">
          <draw:text-box>
            <text:p text:style-name="P1"><text:span text:style-name="T4">crumble quickly under attack. Saddam would maintain his hold on power until then, </text:span></text:p>
          </draw:text-box>
        </draw:frame>
        <draw:frame draw:style-name="gr1" draw:text-style-name="P2" draw:layer="layout" svg:width="15.623cm" svg:height="0.475cm" svg:x="2.95cm" svg:y="13.772cm">
          <draw:text-box>
            <text:p text:style-name="P1"><text:span text:style-name="T4">and there were no indications of possible coups beforehand. Whilst the Iraqi public </text:span></text:p>
          </draw:text-box>
        </draw:frame>
        <draw:frame draw:style-name="gr1" draw:text-style-name="P2" draw:layer="layout" svg:width="15.352cm" svg:height="0.475cm" svg:x="2.95cm" svg:y="14.336cm">
          <draw:text-box>
            <text:p text:style-name="P1"><text:span text:style-name="T4">might welcome the end of Saddam’s regime, they were also concerned about the </text:span></text:p>
          </draw:text-box>
        </draw:frame>
        <draw:frame draw:style-name="gr1" draw:text-style-name="P2" draw:layer="layout" svg:width="4.633cm" svg:height="0.475cm" svg:x="2.95cm" svg:y="14.901cm">
          <draw:text-box>
            <text:p text:style-name="P1"><text:span text:style-name="T4">human costs of fighting.”</text:span></text:p>
          </draw:text-box>
        </draw:frame>
        <draw:frame draw:style-name="gr1" draw:text-style-name="P2" draw:layer="layout" svg:width="14.09cm" svg:height="0.475cm" svg:x="2.2cm" svg:y="15.815cm">
          <draw:text-box>
            <text:p text:style-name="P1"><text:span text:style-name="T7">217. </text:span><text:span text:style-name="T4"><text:s/>The JIC’s Key Judgements about weapons of mass destruction were:</text:span></text:p>
          </draw:text-box>
        </draw:frame>
        <draw:frame draw:style-name="gr2" draw:text-style-name="P3" draw:layer="layout" svg:width="0.634cm" svg:height="0.712cm" svg:x="2.95cm" svg:y="16.5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cm" svg:height="0.475cm" svg:x="3.7cm" svg:y="16.73cm">
          <draw:text-box>
            <text:p text:style-name="P1"><text:span text:style-name="T4">“</text:span><text:span text:style-name="T4">Retaining WMD remains a vital Iraqi interest. Saddam might nevertheless </text:span></text:p>
          </draw:text-box>
        </draw:frame>
        <draw:frame draw:style-name="gr1" draw:text-style-name="P2" draw:layer="layout" svg:width="14.611cm" svg:height="0.475cm" svg:x="3.7cm" svg:y="17.294cm">
          <draw:text-box>
            <text:p text:style-name="P1"><text:span text:style-name="T4">consider a last minute tactical declaration of some of his WMD to avert a war, </text:span></text:p>
          </draw:text-box>
        </draw:frame>
        <draw:frame draw:style-name="gr1" draw:text-style-name="P2" draw:layer="layout" svg:width="10.196cm" svg:height="0.475cm" svg:x="3.7cm" svg:y="17.859cm">
          <draw:text-box>
            <text:p text:style-name="P1"><text:span text:style-name="T4">believing that he can rebuild his WMD capability later.”</text:span></text:p>
          </draw:text-box>
        </draw:frame>
        <draw:frame draw:style-name="gr2" draw:text-style-name="P3" draw:layer="layout" svg:width="0.634cm" svg:height="0.712cm" svg:x="2.95cm" svg:y="18.3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9cm" svg:height="0.475cm" svg:x="3.7cm" svg:y="18.523cm">
          <draw:text-box>
            <text:p text:style-name="P1"><text:span text:style-name="T4">“</text:span><text:span text:style-name="T4">Saddam probably believes he has some strong political and military cards to </text:span></text:p>
          </draw:text-box>
        </draw:frame>
        <draw:frame draw:style-name="gr1" draw:text-style-name="P2" draw:layer="layout" svg:width="14.425cm" svg:height="0.475cm" svg:x="3.7cm" svg:y="19.088cm">
          <draw:text-box>
            <text:p text:style-name="P1"><text:span text:style-name="T4">play, even in the face of an inevitable attack. … He may … fire CBW against </text:span></text:p>
          </draw:text-box>
        </draw:frame>
        <draw:frame draw:style-name="gr1" draw:text-style-name="P2" draw:layer="layout" svg:width="3.749cm" svg:height="0.475cm" svg:x="3.7cm" svg:y="19.652cm">
          <draw:text-box>
            <text:p text:style-name="P1"><text:span text:style-name="T4">Coalition Forces …”</text:span></text:p>
          </draw:text-box>
        </draw:frame>
        <draw:frame draw:style-name="gr1" draw:text-style-name="P2" draw:layer="layout" svg:width="16.474cm" svg:height="0.475cm" svg:x="2.2cm" svg:y="20.566cm">
          <draw:text-box>
            <text:p text:style-name="P1"><text:span text:style-name="T7">218. </text:span><text:span text:style-name="T4"><text:s/>Other key elements of the Assessment in relation to Iraq’s WMD capability and it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9" draw:text-style-name="P10" draw:layer="layout" svg:x1="2.531cm" svg:y1="26.714cm" svg:x2="14.421cm" svg:y2="26.714cm">
          <text:p/>
        </draw:line>
        <draw:frame draw:style-name="gr1" draw:text-style-name="P2" draw:layer="layout" svg:width="6.149cm" svg:height="0.475cm" svg:x="2.2cm" svg:y="21.131cm">
          <draw:text-box>
            <text:p text:style-name="P1"><text:span text:style-name="T4">use are set out in the Box below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89 </text:span></text:p>
          </draw:text-box>
        </draw:frame>
        <draw:frame draw:style-name="gr4" draw:text-style-name="P6" draw:layer="layout" svg:width="11.914cm" svg:height="0.395cm" svg:x="2.532cm" svg:y="26.357cm">
          <draw:text-box>
            <text:p text:style-name="P1"><text:span text:style-name="T6">JIC Assessment, 29 January 2003, ‘Iraq: The Emerging View from Baghdad’</text:span><text:span text:style-name="T11">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0 </text:span></text:p>
          </draw:text-box>
        </draw:frame>
        <draw:frame draw:style-name="gr4" draw:text-style-name="P6" draw:layer="layout" svg:width="6.204cm" svg:height="0.395cm" svg:x="2.532cm" svg:y="26.781cm">
          <draw:text-box>
            <text:p text:style-name="P1"><text:span text:style-name="T11">Minutes, 29 January 2003, JIC meeting.</text:span></text:p>
          </draw:text-box>
        </draw:frame>
      </draw:page>
      <draw:page draw:name="page4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7" draw:layer="layout" svg:width="15.083cm" svg:height="25.133cm" svg:x="2.958cm" svg:y="2.608cm" svg:viewBox="0 0 15084 25134" draw:points="0,25134 15084,25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6" draw:text-style-name="P8" draw:layer="layout" svg:width="8.227cm" svg:height="0.556cm" svg:x="6.473cm" svg:y="3.013cm">
          <draw:text-box>
            <text:p text:style-name="P1"><text:span text:style-name="T9">JIC Assessment, 29 January 2003: </text:span></text:p>
          </draw:text-box>
        </draw:frame>
        <draw:frame draw:style-name="gr6" draw:text-style-name="P8" draw:layer="layout" svg:width="9.548cm" svg:height="0.556cm" svg:x="5.757cm" svg:y="3.648cm">
          <draw:text-box>
            <text:p text:style-name="P1"><text:span text:style-name="T9">‘</text:span><text:span text:style-name="T9">Iraq: The Emerging View from Baghdad’</text:span></text:p>
          </draw:text-box>
        </draw:frame>
        <draw:frame draw:style-name="gr4" draw:text-style-name="P6" draw:layer="layout" svg:width="1.958cm" svg:height="0.395cm" svg:x="3.45cm" svg:y="4.562cm">
          <draw:text-box>
            <text:p text:style-name="P1"><text:span text:style-name="T23">Inspections</text:span></text:p>
          </draw:text-box>
        </draw:frame>
        <draw:frame draw:style-name="gr4" draw:text-style-name="P6" draw:layer="layout" svg:width="5.797cm" svg:height="0.395cm" svg:x="3.45cm" svg:y="5.249cm">
          <draw:text-box>
            <text:p text:style-name="P1"><text:span text:style-name="T11">The JIC had “judged in October” that:</text:span></text:p>
          </draw:text-box>
        </draw:frame>
        <draw:frame draw:style-name="gr4" draw:text-style-name="P6" draw:layer="layout" svg:width="12.309cm" svg:height="0.395cm" svg:x="4.2cm" svg:y="5.936cm">
          <draw:text-box>
            <text:p text:style-name="P1"><text:span text:style-name="T11">“</text:span><text:span text:style-name="T11">Saddam was confident he could prevent UNMOVIC from finding any evidence </text:span></text:p>
          </draw:text-box>
        </draw:frame>
        <draw:frame draw:style-name="gr4" draw:text-style-name="P6" draw:layer="layout" svg:width="12.571cm" svg:height="0.395cm" svg:x="4.2cm" svg:y="6.423cm">
          <draw:text-box>
            <text:p text:style-name="P1"><text:span text:style-name="T11">before military options started to close off … and that concealment and dispersal </text:span></text:p>
          </draw:text-box>
        </draw:frame>
        <draw:frame draw:style-name="gr4" draw:text-style-name="P6" draw:layer="layout" svg:width="12.579cm" svg:height="0.395cm" svg:x="4.2cm" svg:y="6.909cm">
          <draw:text-box>
            <text:p text:style-name="P1"><text:span text:style-name="T11">of sensitive items were the basis of Iraq’s strategy. […] But by mid-January there </text:span></text:p>
          </draw:text-box>
        </draw:frame>
        <draw:frame draw:style-name="gr4" draw:text-style-name="P6" draw:layer="layout" svg:width="12.516cm" svg:height="0.395cm" svg:x="4.2cm" svg:y="7.396cm">
          <draw:text-box>
            <text:p text:style-name="P1"><text:span text:style-name="T11">were signs that Iraq was coming under pressure from UNMOVIC finds that were </text:span></text:p>
          </draw:text-box>
        </draw:frame>
        <draw:frame draw:style-name="gr4" draw:text-style-name="P6" draw:layer="layout" svg:width="8.172cm" svg:height="0.395cm" svg:x="4.2cm" svg:y="7.883cm">
          <draw:text-box>
            <text:p text:style-name="P1"><text:span text:style-name="T11">inconsistent with its December 2002 declaration. […]</text:span></text:p>
          </draw:text-box>
        </draw:frame>
        <draw:frame draw:style-name="gr4" draw:text-style-name="P6" draw:layer="layout" svg:width="11.953cm" svg:height="0.395cm" svg:x="4.2cm" svg:y="8.72cm">
          <draw:text-box>
            <text:p text:style-name="P1"><text:span text:style-name="T11">“</text:span><text:span text:style-name="T11">[…] Intelligence is unclear, but it is possible the UNMOVIC discoveries have </text:span></text:p>
          </draw:text-box>
        </draw:frame>
        <draw:frame draw:style-name="gr4" draw:text-style-name="P6" draw:layer="layout" svg:width="11.902cm" svg:height="0.395cm" svg:x="4.2cm" svg:y="9.207cm">
          <draw:text-box>
            <text:p text:style-name="P1"><text:span text:style-name="T11">increased Iraqi uncertainty. Blix’s tough statement to the Security Council on </text:span></text:p>
          </draw:text-box>
        </draw:frame>
        <draw:frame draw:style-name="gr4" draw:text-style-name="P6" draw:layer="layout" svg:width="13.307cm" svg:height="0.395cm" svg:x="4.2cm" svg:y="9.694cm">
          <draw:text-box>
            <text:p text:style-name="P1"><text:span text:style-name="T11">27 January surprised Baghdad and may have increased the regime’s concerns about </text:span></text:p>
          </draw:text-box>
        </draw:frame>
        <draw:frame draw:style-name="gr4" draw:text-style-name="P6" draw:layer="layout" svg:width="12.952cm" svg:height="0.395cm" svg:x="4.2cm" svg:y="10.18cm">
          <draw:text-box>
            <text:p text:style-name="P1"><text:span text:style-name="T11">UNMOVIC. Saddam Hussein continues to believe that the possession of WMD is a </text:span></text:p>
          </draw:text-box>
        </draw:frame>
        <draw:frame draw:style-name="gr4" draw:text-style-name="P6" draw:layer="layout" svg:width="12.804cm" svg:height="0.395cm" svg:x="4.2cm" svg:y="10.667cm">
          <draw:text-box>
            <text:p text:style-name="P1"><text:span text:style-name="T11">vital Iraqi interest. […] Any WMD admission would therefore be tactical rather than </text:span></text:p>
          </draw:text-box>
        </draw:frame>
        <draw:frame draw:style-name="gr4" draw:text-style-name="P6" draw:layer="layout" svg:width="6.31cm" svg:height="0.395cm" svg:x="4.2cm" svg:y="11.154cm">
          <draw:text-box>
            <text:p text:style-name="P1"><text:span text:style-name="T11">indicative of a genuine change of policy.”</text:span></text:p>
          </draw:text-box>
        </draw:frame>
        <draw:frame draw:style-name="gr4" draw:text-style-name="P6" draw:layer="layout" svg:width="4.316cm" svg:height="0.395cm" svg:x="3.45cm" svg:y="11.991cm">
          <draw:text-box>
            <text:p text:style-name="P1"><text:span text:style-name="T23">Iraqi military preparations</text:span></text:p>
          </draw:text-box>
        </draw:frame>
        <draw:frame draw:style-name="gr6" draw:text-style-name="P8" draw:layer="layout" svg:width="0.493cm" svg:height="0.556cm" svg:x="4.2cm" svg:y="12.621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029cm" svg:height="0.395cm" svg:x="4.95cm" svg:y="12.678cm">
          <draw:text-box>
            <text:p text:style-name="P1"><text:span text:style-name="T11">Saddam Hussein would have “little incentive to launch such a strike while the </text:span></text:p>
          </draw:text-box>
        </draw:frame>
        <draw:frame draw:style-name="gr4" draw:text-style-name="P6" draw:layer="layout" svg:width="12.105cm" svg:height="0.395cm" svg:x="4.95cm" svg:y="13.165cm">
          <draw:text-box>
            <text:p text:style-name="P1"><text:span text:style-name="T11">Iraqi strategy focuses on convincing UNMOVIC that Iraq does not have WMD </text:span></text:p>
          </draw:text-box>
        </draw:frame>
        <draw:frame draw:style-name="gr4" draw:text-style-name="P6" draw:layer="layout" svg:width="11.572cm" svg:height="0.395cm" svg:x="4.95cm" svg:y="13.651cm">
          <draw:text-box>
            <text:p text:style-name="P1"><text:span text:style-name="T11">holdings”, but it might “become an attractive option in the face of imminent </text:span></text:p>
          </draw:text-box>
        </draw:frame>
        <draw:frame draw:style-name="gr4" draw:text-style-name="P6" draw:layer="layout" svg:width="3.816cm" svg:height="0.395cm" svg:x="4.95cm" svg:y="14.138cm">
          <draw:text-box>
            <text:p text:style-name="P1"><text:span text:style-name="T11">Coalition military action”.</text:span></text:p>
          </draw:text-box>
        </draw:frame>
        <draw:frame draw:style-name="gr6" draw:text-style-name="P8" draw:layer="layout" svg:width="0.493cm" svg:height="0.556cm" svg:x="4.2cm" svg:y="14.66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075cm" svg:height="0.395cm" svg:x="4.95cm" svg:y="14.725cm">
          <draw:text-box>
            <text:p text:style-name="P1"><text:span text:style-name="T11">A “pre-emptive limited artillery strike on Kuwait using CBW could be launched </text:span></text:p>
          </draw:text-box>
        </draw:frame>
        <draw:frame draw:style-name="gr4" draw:text-style-name="P6" draw:layer="layout" svg:width="3.765cm" svg:height="0.395cm" svg:x="4.95cm" svg:y="15.212cm">
          <draw:text-box>
            <text:p text:style-name="P1"><text:span text:style-name="T11">in as little as two hours”.</text:span></text:p>
          </draw:text-box>
        </draw:frame>
        <draw:frame draw:style-name="gr4" draw:text-style-name="P6" draw:layer="layout" svg:width="3.092cm" svg:height="0.395cm" svg:x="3.45cm" svg:y="16.049cm">
          <draw:text-box>
            <text:p text:style-name="P1"><text:span text:style-name="T23">Saddam’s mindset</text:span></text:p>
          </draw:text-box>
        </draw:frame>
        <draw:frame draw:style-name="gr6" draw:text-style-name="P8" draw:layer="layout" svg:width="0.493cm" svg:height="0.556cm" svg:x="4.2cm" svg:y="16.678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1.97cm" svg:height="0.395cm" svg:x="4.95cm" svg:y="16.736cm">
          <draw:text-box>
            <text:p text:style-name="P1"><text:span text:style-name="T11">Saddam Hussein was “under increasing pressure” as the inspections regime </text:span></text:p>
          </draw:text-box>
        </draw:frame>
        <draw:frame draw:style-name="gr4" draw:text-style-name="P6" draw:layer="layout" svg:width="11.656cm" svg:height="0.395cm" svg:x="4.95cm" svg:y="17.222cm">
          <draw:text-box>
            <text:p text:style-name="P1"><text:span text:style-name="T11">intensified, UNMOVIC had made “significant discoveries” and the Coalition </text:span></text:p>
          </draw:text-box>
        </draw:frame>
        <draw:frame draw:style-name="gr4" draw:text-style-name="P6" draw:layer="layout" svg:width="4.168cm" svg:height="0.395cm" svg:x="4.95cm" svg:y="17.709cm">
          <draw:text-box>
            <text:p text:style-name="P1"><text:span text:style-name="T11">military build-up continued.</text:span></text:p>
          </draw:text-box>
        </draw:frame>
        <draw:frame draw:style-name="gr17" draw:text-style-name="P8" draw:layer="layout" svg:width="0.483cm" svg:height="0.56cm" svg:x="4.2cm" svg:y="18.239cm">
          <draw:text-box>
            <text:p text:style-name="P1"><text:span text:style-name="T26">• </text:span></text:p>
          </draw:text-box>
        </draw:frame>
        <draw:frame draw:style-name="gr18" draw:text-style-name="P6" draw:layer="layout" svg:width="12.562cm" svg:height="0.399cm" svg:x="4.95cm" svg:y="18.296cm">
          <draw:text-box>
            <text:p text:style-name="P1"><text:span text:style-name="T27">The JIC judged that Saddam Hussein had “underestimated UNMOVIC’s capability </text:span></text:p>
          </draw:text-box>
        </draw:frame>
        <draw:frame draw:style-name="gr18" draw:text-style-name="P6" draw:layer="layout" svg:width="12.211cm" svg:height="0.399cm" svg:x="4.95cm" svg:y="18.783cm">
          <draw:text-box>
            <text:p text:style-name="P1"><text:span text:style-name="T27">to expose his deception”. He had “failed to realise that he was facing a situation </text:span></text:p>
          </draw:text-box>
        </draw:frame>
        <draw:frame draw:style-name="gr18" draw:text-style-name="P6" draw:layer="layout" svg:width="12.126cm" svg:height="0.399cm" svg:x="4.95cm" svg:y="19.27cm">
          <draw:text-box>
            <text:p text:style-name="P1"><text:span text:style-name="T27">different from the days of UNSCOM”. UNMOVIC’s “limited success” highlighted </text:span></text:p>
          </draw:text-box>
        </draw:frame>
        <draw:frame draw:style-name="gr18" draw:text-style-name="P6" draw:layer="layout" svg:width="12.219cm" svg:height="0.399cm" svg:x="4.95cm" svg:y="19.757cm">
          <draw:text-box>
            <text:p text:style-name="P1"><text:span text:style-name="T27">the “risks Saddam took in providing a weak declaration of Iraq’s WMD-holdings”.</text:span></text:p>
          </draw:text-box>
        </draw:frame>
        <draw:frame draw:style-name="gr6" draw:text-style-name="P8" draw:layer="layout" svg:width="0.493cm" svg:height="0.556cm" svg:x="4.2cm" svg:y="20.286cm">
          <draw:text-box>
            <text:p text:style-name="P1"><text:span text:style-name="T10">• </text:span></text:p>
          </draw:text-box>
        </draw:frame>
        <draw:frame draw:style-name="gr4" draw:text-style-name="P6" draw:layer="layout" svg:width="12.601cm" svg:height="0.395cm" svg:x="4.95cm" svg:y="20.343cm">
          <draw:text-box>
            <text:p text:style-name="P1"><text:span text:style-name="T11">“</text:span><text:span text:style-name="T11">In the face of an attack, or even before hostilities if he judged that an attack was </text:span></text:p>
          </draw:text-box>
        </draw:frame>
        <draw:frame draw:style-name="gr4" draw:text-style-name="P6" draw:layer="layout" svg:width="10.971cm" svg:height="0.395cm" svg:x="4.95cm" svg:y="20.83cm">
          <draw:text-box>
            <text:p text:style-name="P1"><text:span text:style-name="T11">imminent,” Saddam Hussein might take a number of actions, including:</text:span></text:p>
          </draw:text-box>
        </draw:frame>
        <draw:frame draw:style-name="gr4" draw:text-style-name="P6" draw:layer="layout" svg:width="7.326cm" svg:height="0.395cm" svg:x="5.7cm" svg:y="21.417cm">
          <draw:text-box>
            <text:p text:style-name="P1"><text:span text:style-name="T11">– </text:span><text:span text:style-name="T11">making a last minute declaration of his WMD;</text:span></text:p>
          </draw:text-box>
        </draw:frame>
        <draw:frame draw:style-name="gr4" draw:text-style-name="P6" draw:layer="layout" svg:width="0.353cm" svg:height="0.395cm" svg:x="5.7cm" svg:y="22.104cm">
          <draw:text-box>
            <text:p text:style-name="P1"><text:span text:style-name="T11">…</text:span></text:p>
          </draw:text-box>
        </draw:frame>
        <draw:frame draw:style-name="gr4" draw:text-style-name="P6" draw:layer="layout" svg:width="11.775cm" svg:height="0.395cm" svg:x="5.7cm" svg:y="22.791cm">
          <draw:text-box>
            <text:p text:style-name="P1"><text:span text:style-name="T11">– </text:span><text:span text:style-name="T11">inflicting “high enough casualties on any Coalition ground forces, perhaps </text:span></text:p>
          </draw:text-box>
        </draw:frame>
        <draw:frame draw:style-name="gr4" draw:text-style-name="P6" draw:layer="layout" svg:width="11.326cm" svg:height="0.395cm" svg:x="5.7cm" svg:y="23.278cm">
          <draw:text-box>
            <text:p text:style-name="P1"><text:span text:style-name="T11">in Kuwait, including through use of CBW, to halt a Coalition attack and to </text:span></text:p>
          </draw:text-box>
        </draw:frame>
        <draw:frame draw:style-name="gr4" draw:text-style-name="P6" draw:layer="layout" svg:width="7.956cm" svg:height="0.395cm" svg:x="5.7cm" svg:y="23.764cm">
          <draw:text-box>
            <text:p text:style-name="P1"><text:span text:style-name="T11">swing public opinion in the West against hostilities”.</text:span></text:p>
          </draw:text-box>
        </draw:frame>
        <draw:frame draw:style-name="gr6" draw:text-style-name="P8" draw:layer="layout" svg:width="0.493cm" svg:height="0.556cm" svg:x="4.2cm" svg:y="24.544cm">
          <draw:text-box>
            <text:p text:style-name="P1"><text:span text:style-name="T10">• </text:span></text:p>
          </draw:text-box>
        </draw:frame>
        <draw:frame draw:style-name="gr4" draw:text-style-name="P6" draw:layer="layout" svg:width="9.756cm" svg:height="0.395cm" svg:x="4.95cm" svg:y="24.601cm">
          <draw:text-box>
            <text:p text:style-name="P1"><text:span text:style-name="T11">“</text:span><text:span text:style-name="T11">Once hostilities were underway”, Saddam Hussein might also:</text:span></text:p>
          </draw:text-box>
        </draw:frame>
        <draw:frame draw:style-name="gr4" draw:text-style-name="P6" draw:layer="layout" svg:width="11.897cm" svg:height="0.395cm" svg:x="5.7cm" svg:y="25.188cm">
          <draw:text-box>
            <text:p text:style-name="P1"><text:span text:style-name="T11">– “… </text:span><text:span text:style-name="T11">seek to cause an international outcry over the level of Iraqi or Coalition </text:span></text:p>
          </draw:text-box>
        </draw:frame>
        <draw:frame draw:style-name="gr4" draw:text-style-name="P6" draw:layer="layout" svg:width="2.462cm" svg:height="0.395cm" svg:x="5.7cm" svg:y="25.675cm">
          <draw:text-box>
            <text:p text:style-name="P1"><text:span text:style-name="T11">casualties”; and</text:span></text:p>
          </draw:text-box>
        </draw:frame>
        <draw:frame draw:style-name="gr4" draw:text-style-name="P6" draw:layer="layout" svg:width="11.64cm" svg:height="0.395cm" svg:x="5.7cm" svg:y="26.362cm">
          <draw:text-box>
            <text:p text:style-name="P1"><text:span text:style-name="T11">– “</text:span><text:span text:style-name="T11">pursue a scorched earth policy, including the destruction of oil wells and </text:span></text:p>
          </draw:text-box>
        </draw:frame>
        <draw:frame draw:style-name="gr4" draw:text-style-name="P6" draw:layer="layout" svg:width="4.371cm" svg:height="0.395cm" svg:x="5.7cm" svg:y="26.849cm">
          <draw:text-box>
            <text:p text:style-name="P1"><text:span text:style-name="T11">poisoning the water supply”.</text:span></text:p>
          </draw:text-box>
        </draw:frame>
      </draw:page>
      <draw:page draw:name="page4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6.084cm" svg:height="0.475cm" svg:x="2.2cm" svg:y="2.525cm">
          <draw:text-box>
            <text:p text:style-name="P1"><text:span text:style-name="T7">219. </text:span><text:span text:style-name="T4"><text:s/>Sir David Manning visited Washington on 29 January for talks with Dr Rice (see </text:span></text:p>
          </draw:text-box>
        </draw:frame>
        <draw:frame draw:style-name="gr1" draw:text-style-name="P2" draw:layer="layout" svg:width="2.39cm" svg:height="0.475cm" svg:x="2.2cm" svg:y="3.09cm">
          <draw:text-box>
            <text:p text:style-name="P1"><text:span text:style-name="T4">Section 3.6).</text:span></text:p>
          </draw:text-box>
        </draw:frame>
        <draw:frame draw:style-name="gr7" draw:text-style-name="P9" draw:layer="layout" svg:width="0.273cm" svg:height="0.276cm" svg:x="4.577cm" svg:y="3.108cm">
          <draw:text-box>
            <text:p text:style-name="P1"><text:span text:style-name="T13">91</text:span></text:p>
          </draw:text-box>
        </draw:frame>
        <draw:frame draw:style-name="gr1" draw:text-style-name="P2" draw:layer="layout" svg:width="12.554cm" svg:height="0.475cm" svg:x="4.851cm" svg:y="3.09cm">
          <draw:text-box>
            <text:p text:style-name="P1"><text:span text:style-name="T4"><text:s/></text:span><text:span text:style-name="T4">He was accompanied by Sir Richard Dearlove. Sir David reported </text:span></text:p>
          </draw:text-box>
        </draw:frame>
        <draw:frame draw:style-name="gr1" draw:text-style-name="P2" draw:layer="layout" svg:width="15.162cm" svg:height="0.475cm" svg:x="2.2cm" svg:y="3.654cm">
          <draw:text-box>
            <text:p text:style-name="P1"><text:span text:style-name="T4">that Sir Richard Dearlove had “briefed in detail on our intelligence” which the US </text:span></text:p>
          </draw:text-box>
        </draw:frame>
        <draw:frame draw:style-name="gr1" draw:text-style-name="P2" draw:layer="layout" svg:width="8.295cm" svg:height="0.475cm" svg:x="2.2cm" svg:y="4.218cm">
          <draw:text-box>
            <text:p text:style-name="P1"><text:span text:style-name="T4">Administration “clearly find very impressive”.</text:span></text:p>
          </draw:text-box>
        </draw:frame>
        <draw:frame draw:style-name="gr1" draw:text-style-name="P2" draw:layer="layout" svg:width="16.025cm" svg:height="0.475cm" svg:x="2.2cm" svg:y="5.133cm">
          <draw:text-box>
            <text:p text:style-name="P1"><text:span text:style-name="T7">220. </text:span><text:span text:style-name="T15"><text:s/>Mr Scarlett assured Sir David Manning on 30 January that the intelligence </text:span></text:p>
          </draw:text-box>
        </draw:frame>
        <draw:frame draw:style-name="gr1" draw:text-style-name="P2" draw:layer="layout" svg:width="15.331cm" svg:height="0.475cm" svg:x="2.2cm" svg:y="5.697cm">
          <draw:text-box>
            <text:p text:style-name="P1"><text:span text:style-name="T15">reporting was “consistent and convincing”, and there was no evidence that </text:span></text:p>
          </draw:text-box>
        </draw:frame>
        <draw:frame draw:style-name="gr1" draw:text-style-name="P2" draw:layer="layout" svg:width="12.092cm" svg:height="0.475cm" svg:x="2.2cm" svg:y="6.262cm">
          <draw:text-box>
            <text:p text:style-name="P1"><text:span text:style-name="T15">Saddam Hussein was considering the renunciation of WMD.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7">221. </text:span><text:span text:style-name="T15"><text:s/>Mr Scarlett also highlighted the need for the Government to take seriously </text:span></text:p>
          </draw:text-box>
        </draw:frame>
        <draw:frame draw:style-name="gr1" draw:text-style-name="P2" draw:layer="layout" svg:width="14.332cm" svg:height="0.475cm" svg:x="2.2cm" svg:y="7.741cm">
          <draw:text-box>
            <text:p text:style-name="P1"><text:span text:style-name="T15">Iraq’s options for using chemical and biological weapons and missiles.</text:span></text:p>
          </draw:text-box>
        </draw:frame>
        <draw:frame draw:style-name="gr1" draw:text-style-name="P2" draw:layer="layout" svg:width="13.366cm" svg:height="0.475cm" svg:x="2.2cm" svg:y="8.655cm">
          <draw:text-box>
            <text:p text:style-name="P1"><text:span text:style-name="T7">222. </text:span><text:span text:style-name="T4"><text:s/>In addition to the JIC Assessment of 29 January, Mr Scarlett sent </text:span></text:p>
          </draw:text-box>
        </draw:frame>
        <draw:frame draw:style-name="gr1" draw:text-style-name="P2" draw:layer="layout" svg:width="15.229cm" svg:height="0.475cm" svg:x="2.2cm" svg:y="9.22cm">
          <draw:text-box>
            <text:p text:style-name="P1"><text:span text:style-name="T4">Sir David Manning his “personal observations on the overall intelligence picture”, </text:span></text:p>
          </draw:text-box>
        </draw:frame>
        <draw:frame draw:style-name="gr1" draw:text-style-name="P2" draw:layer="layout" svg:width="11.915cm" svg:height="0.475cm" svg:x="2.2cm" svg:y="9.784cm">
          <draw:text-box>
            <text:p text:style-name="P1"><text:span text:style-name="T4">which addressed Saddam Hussein’s mindset and likely actions.</text:span></text:p>
          </draw:text-box>
        </draw:frame>
        <draw:frame draw:style-name="gr7" draw:text-style-name="P9" draw:layer="layout" svg:width="0.273cm" svg:height="0.276cm" svg:x="14.075cm" svg:y="9.803cm">
          <draw:text-box>
            <text:p text:style-name="P1"><text:span text:style-name="T13">92</text:span></text:p>
          </draw:text-box>
        </draw:frame>
        <draw:frame draw:style-name="gr1" draw:text-style-name="P2" draw:layer="layout" svg:width="4.392cm" svg:height="0.475cm" svg:x="2.2cm" svg:y="10.698cm">
          <draw:text-box>
            <text:p text:style-name="P1"><text:span text:style-name="T7">223. </text:span><text:span text:style-name="T4"><text:s/>Mr Scarlett wrote:</text:span></text:p>
          </draw:text-box>
        </draw:frame>
        <draw:frame draw:style-name="gr1" draw:text-style-name="P2" draw:layer="layout" svg:width="15.369cm" svg:height="0.475cm" svg:x="2.95cm" svg:y="11.613cm">
          <draw:text-box>
            <text:p text:style-name="P1"><text:span text:style-name="T4">“</text:span><text:span text:style-name="T4">Our intelligence reporting has been consistent and convincing. I have not seen a </text:span></text:p>
          </draw:text-box>
        </draw:frame>
        <draw:frame draw:style-name="gr1" draw:text-style-name="P2" draw:layer="layout" svg:width="15.593cm" svg:height="0.475cm" svg:x="2.95cm" svg:y="12.177cm">
          <draw:text-box>
            <text:p text:style-name="P1"><text:span text:style-name="T4">single reference to Saddam even considering the renunciation of WMD to save his </text:span></text:p>
          </draw:text-box>
        </draw:frame>
        <draw:frame draw:style-name="gr1" draw:text-style-name="P2" draw:layer="layout" svg:width="6.631cm" svg:height="0.475cm" svg:x="2.95cm" svg:y="12.742cm">
          <draw:text-box>
            <text:p text:style-name="P1"><text:span text:style-name="T4">regime (and probably his own life).”</text:span></text:p>
          </draw:text-box>
        </draw:frame>
        <draw:frame draw:style-name="gr1" draw:text-style-name="P2" draw:layer="layout" svg:width="15.987cm" svg:height="0.475cm" svg:x="2.2cm" svg:y="13.656cm">
          <draw:text-box>
            <text:p text:style-name="P1"><text:span text:style-name="T7">224. </text:span><text:span text:style-name="T4"><text:s/>Addressing WMD and inspections, Mr Scarlett wrote that Saddam Hussein had </text:span></text:p>
          </draw:text-box>
        </draw:frame>
        <draw:frame draw:style-name="gr1" draw:text-style-name="P2" draw:layer="layout" svg:width="15.17cm" svg:height="0.475cm" svg:x="2.2cm" svg:y="14.221cm">
          <draw:text-box>
            <text:p text:style-name="P1"><text:span text:style-name="T4">“</text:span><text:span text:style-name="T4">followed essentially the same strategy and tactics as during the 1990s”. He had </text:span></text:p>
          </draw:text-box>
        </draw:frame>
        <draw:frame draw:style-name="gr1" draw:text-style-name="P2" draw:layer="layout" svg:width="16.44cm" svg:height="0.475cm" svg:x="2.2cm" svg:y="14.785cm">
          <draw:text-box>
            <text:p text:style-name="P1"><text:span text:style-name="T4">“</text:span><text:span text:style-name="T4">probably … considered making a ‘partial’ declaration of WMD holdings”, but “even that </text:span></text:p>
          </draw:text-box>
        </draw:frame>
        <draw:frame draw:style-name="gr1" draw:text-style-name="P2" draw:layer="layout" svg:width="16.631cm" svg:height="0.475cm" svg:x="2.2cm" svg:y="15.35cm">
          <draw:text-box>
            <text:p text:style-name="P1"><text:span text:style-name="T4">has proved too difficult, at least so far”. Mr Scarlett suggested that would be “an obvious </text:span></text:p>
          </draw:text-box>
        </draw:frame>
        <draw:frame draw:style-name="gr1" draw:text-style-name="P2" draw:layer="layout" svg:width="15.361cm" svg:height="0.475cm" svg:x="2.2cm" svg:y="15.914cm">
          <draw:text-box>
            <text:p text:style-name="P1"><text:span text:style-name="T4">tactic to deploy at the very last minute” but, in his view, a “genuinely full and open </text:span></text:p>
          </draw:text-box>
        </draw:frame>
        <draw:frame draw:style-name="gr1" draw:text-style-name="P2" draw:layer="layout" svg:width="3.448cm" svg:height="0.475cm" svg:x="2.2cm" svg:y="16.478cm">
          <draw:text-box>
            <text:p text:style-name="P1"><text:span text:style-name="T4">renunciation” was:</text:span></text:p>
          </draw:text-box>
        </draw:frame>
        <draw:frame draw:style-name="gr1" draw:text-style-name="P2" draw:layer="layout" svg:width="15.755cm" svg:height="0.475cm" svg:x="2.95cm" svg:y="17.393cm">
          <draw:text-box>
            <text:p text:style-name="P1"><text:span text:style-name="T4">“… </text:span><text:span text:style-name="T4">simply too dangerous. It would remove the one weapon of last resort with which </text:span></text:p>
          </draw:text-box>
        </draw:frame>
        <draw:frame draw:style-name="gr1" draw:text-style-name="P2" draw:layer="layout" svg:width="15.919cm" svg:height="0.475cm" svg:x="2.95cm" svg:y="17.957cm">
          <draw:text-box>
            <text:p text:style-name="P1"><text:span text:style-name="T4">Saddam can threaten his population and neighbours and send a signal of weakness </text:span></text:p>
          </draw:text-box>
        </draw:frame>
        <draw:frame draw:style-name="gr1" draw:text-style-name="P2" draw:layer="layout" svg:width="15.17cm" svg:height="0.475cm" svg:x="2.95cm" svg:y="18.522cm">
          <draw:text-box>
            <text:p text:style-name="P1"><text:span text:style-name="T4">to both with possibly unmanageable consequences (for him). Given the decision </text:span></text:p>
          </draw:text-box>
        </draw:frame>
        <draw:frame draw:style-name="gr1" draw:text-style-name="P2" draw:layer="layout" svg:width="15.826cm" svg:height="0.475cm" svg:x="2.95cm" svg:y="19.086cm">
          <draw:text-box>
            <text:p text:style-name="P1"><text:span text:style-name="T4">not to come clean, a ‘partial’ admission (for example in the 7 December declaration) </text:span></text:p>
          </draw:text-box>
        </draw:frame>
        <draw:frame draw:style-name="gr1" draw:text-style-name="P2" draw:layer="layout" svg:width="14.726cm" svg:height="0.475cm" svg:x="2.95cm" svg:y="19.651cm">
          <draw:text-box>
            <text:p text:style-name="P1"><text:span text:style-name="T4">would have been a big risk. The chance of opening up lines of investigation to </text:span></text:p>
          </draw:text-box>
        </draw:frame>
        <draw:frame draw:style-name="gr1" draw:text-style-name="P2" draw:layer="layout" svg:width="15.225cm" svg:height="0.475cm" svg:x="2.95cm" svg:y="20.215cm">
          <draw:text-box>
            <text:p text:style-name="P1"><text:span text:style-name="T4">what was still being concealed would have been too great. Better to submit a flat </text:span></text:p>
          </draw:text-box>
        </draw:frame>
        <draw:frame draw:style-name="gr1" draw:text-style-name="P2" draw:layer="layout" svg:width="15.445cm" svg:height="0.475cm" svg:x="2.95cm" svg:y="20.78cm">
          <draw:text-box>
            <text:p text:style-name="P1"><text:span text:style-name="T4">denial leaving no loose ends. From Saddam’s point of view, that was probably the </text:span></text:p>
          </draw:text-box>
        </draw:frame>
        <draw:frame draw:style-name="gr1" draw:text-style-name="P2" draw:layer="layout" svg:width="2.762cm" svg:height="0.475cm" svg:x="2.95cm" svg:y="21.344cm">
          <draw:text-box>
            <text:p text:style-name="P1"><text:span text:style-name="T4">right decision.”</text:span></text:p>
          </draw:text-box>
        </draw:frame>
        <draw:frame draw:style-name="gr1" draw:text-style-name="P2" draw:layer="layout" svg:width="9.345cm" svg:height="0.475cm" svg:x="2.2cm" svg:y="22.258cm">
          <draw:text-box>
            <text:p text:style-name="P1"><text:span text:style-name="T7">225. </text:span><text:span text:style-name="T4"><text:s/>Mr Scarlett added that the Iraq position had:</text:span></text:p>
          </draw:text-box>
        </draw:frame>
        <draw:frame draw:style-name="gr1" draw:text-style-name="P2" draw:layer="layout" svg:width="15.805cm" svg:height="0.475cm" svg:x="2.95cm" svg:y="23.173cm">
          <draw:text-box>
            <text:p text:style-name="P1"><text:span text:style-name="T4">“… </text:span><text:span text:style-name="T4">certainly made it more difficult to find concrete proof of his WMD and leaves him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9.193cm" svg:height="0.475cm" svg:x="2.95cm" svg:y="23.737cm">
          <draw:text-box>
            <text:p text:style-name="P1"><text:span text:style-name="T4">the continuing options of concealment and delay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91 </text:span></text:p>
          </draw:text-box>
        </draw:frame>
        <draw:frame draw:style-name="gr4" draw:text-style-name="P6" draw:layer="layout" svg:width="14.488cm" svg:height="0.395cm" svg:x="2.532cm" svg:y="25.934cm">
          <draw:text-box>
            <text:p text:style-name="P1"><text:span text:style-name="T11">Minute Manning to Prime Minister, 30 January 2003, ‘Talks with Condi Rice in Washington on </text:span></text:p>
          </draw:text-box>
        </draw:frame>
        <draw:line draw:style-name="gr9" draw:text-style-name="P10" draw:layer="layout" svg:x1="2.531cm" svg:y1="27.137cm" svg:x2="17.591cm" svg:y2="27.137cm">
          <text:p/>
        </draw:line>
        <draw:frame draw:style-name="gr4" draw:text-style-name="P6" draw:layer="layout" svg:width="1.915cm" svg:height="0.395cm" svg:x="2.2cm" svg:y="26.357cm">
          <draw:text-box>
            <text:p text:style-name="P1"><text:span text:style-name="T11">29 January’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2 </text:span></text:p>
          </draw:text-box>
        </draw:frame>
        <draw:frame draw:style-name="gr4" draw:text-style-name="P6" draw:layer="layout" svg:width="15.077cm" svg:height="0.395cm" svg:x="2.532cm" svg:y="26.781cm">
          <draw:text-box>
            <text:p text:style-name="P1"><text:span text:style-name="T6">Minute Scarlett to Manning, 30 January 2003, ‘Iraq: JIC Assessment and Personal Observations’</text:span><text:span text:style-name="T11">.</text:span></text:p>
          </draw:text-box>
        </draw:frame>
      </draw:page>
      <draw:page draw:name="page5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1" draw:text-style-name="P2" draw:layer="layout" svg:width="13.773cm" svg:height="0.475cm" svg:x="2.95cm" svg:y="2.525cm">
          <draw:text-box>
            <text:p text:style-name="P1"><text:span text:style-name="T4">“</text:span><text:span text:style-name="T4">Until now, Saddam and his closest advisers have seemed confident that </text:span></text:p>
          </draw:text-box>
        </draw:frame>
        <draw:frame draw:style-name="gr1" draw:text-style-name="P2" draw:layer="layout" svg:width="15.936cm" svg:height="0.475cm" svg:x="2.95cm" svg:y="3.09cm">
          <draw:text-box>
            <text:p text:style-name="P1"><text:span text:style-name="T4">concealment would work. Oddly, they have not appeared worried by the obvious risk </text:span></text:p>
          </draw:text-box>
        </draw:frame>
        <draw:frame draw:style-name="gr1" draw:text-style-name="P2" draw:layer="layout" svg:width="15.864cm" svg:height="0.475cm" svg:x="2.95cm" svg:y="3.654cm">
          <draw:text-box>
            <text:p text:style-name="P1"><text:span text:style-name="T4">of leaks from the thousands of people aware of this concealment activity. They have </text:span></text:p>
          </draw:text-box>
        </draw:frame>
        <draw:frame draw:style-name="gr1" draw:text-style-name="P2" draw:layer="layout" svg:width="15.5cm" svg:height="0.475cm" svg:x="2.95cm" svg:y="4.218cm">
          <draw:text-box>
            <text:p text:style-name="P1"><text:span text:style-name="T4">relied on the brutal discipline of the regime and so far it has worked. Even now we </text:span></text:p>
          </draw:text-box>
        </draw:frame>
        <draw:frame draw:style-name="gr1" draw:text-style-name="P2" draw:layer="layout" svg:width="14.082cm" svg:height="0.475cm" svg:x="2.95cm" svg:y="4.783cm">
          <draw:text-box>
            <text:p text:style-name="P1"><text:span text:style-name="T4">cannot be confident of finding really significant evidence of retained WMD.”</text:span></text:p>
          </draw:text-box>
        </draw:frame>
        <draw:frame draw:style-name="gr1" draw:text-style-name="P2" draw:layer="layout" svg:width="10.026cm" svg:height="0.475cm" svg:x="2.2cm" svg:y="5.697cm">
          <draw:text-box>
            <text:p text:style-name="P1"><text:span text:style-name="T7">226. </text:span><text:span text:style-name="T4"><text:s/>Mr Scarlett suggested Iraq had recognised that:</text:span></text:p>
          </draw:text-box>
        </draw:frame>
        <draw:frame draw:style-name="gr1" draw:text-style-name="P2" draw:layer="layout" svg:width="15.89cm" svg:height="0.475cm" svg:x="2.95cm" svg:y="6.612cm">
          <draw:text-box>
            <text:p text:style-name="P1"><text:span text:style-name="T4">“</text:span><text:span text:style-name="T4">The one clear weak point in the policy … has been interviews, especially interviews </text:span></text:p>
          </draw:text-box>
        </draw:frame>
        <draw:frame draw:style-name="gr1" draw:text-style-name="P2" draw:layer="layout" svg:width="15.229cm" svg:height="0.475cm" svg:x="2.95cm" svg:y="7.176cm">
          <draw:text-box>
            <text:p text:style-name="P1"><text:span text:style-name="T4">outside Iraq. The regime has no choice but to continue to resist these. They may </text:span></text:p>
          </draw:text-box>
        </draw:frame>
        <draw:frame draw:style-name="gr1" draw:text-style-name="P2" draw:layer="layout" svg:width="14.641cm" svg:height="0.475cm" svg:x="2.95cm" svg:y="7.741cm">
          <draw:text-box>
            <text:p text:style-name="P1"><text:span text:style-name="T4">be able to give a bit of ground on ‘private’ interviews inside Iraq although they </text:span></text:p>
          </draw:text-box>
        </draw:frame>
        <draw:frame draw:style-name="gr1" draw:text-style-name="P2" draw:layer="layout" svg:width="14.696cm" svg:height="0.475cm" svg:x="2.95cm" svg:y="8.305cm">
          <draw:text-box>
            <text:p text:style-name="P1"><text:span text:style-name="T4">will hesitate about meetings in UNMOVIC’s Baghdad HQ … Everywhere else, </text:span></text:p>
          </draw:text-box>
        </draw:frame>
        <draw:frame draw:style-name="gr1" draw:text-style-name="P2" draw:layer="layout" svg:width="13.93cm" svg:height="0.475cm" svg:x="2.95cm" svg:y="8.87cm">
          <draw:text-box>
            <text:p text:style-name="P1"><text:span text:style-name="T4">and even in the HQ, they can probably feel confident that the overall level </text:span></text:p>
          </draw:text-box>
        </draw:frame>
        <draw:frame draw:style-name="gr1" draw:text-style-name="P2" draw:layer="layout" svg:width="14.772cm" svg:height="0.475cm" svg:x="2.95cm" svg:y="9.434cm">
          <draw:text-box>
            <text:p text:style-name="P1"><text:span text:style-name="T4">of extreme intimidation will deter interviewees. This is the nature of this kind of </text:span></text:p>
          </draw:text-box>
        </draw:frame>
        <draw:frame draw:style-name="gr1" draw:text-style-name="P2" draw:layer="layout" svg:width="15.289cm" svg:height="0.475cm" svg:x="2.95cm" svg:y="9.998cm">
          <draw:text-box>
            <text:p text:style-name="P1"><text:span text:style-name="T4">totalitarian regime … And why put your life and that of your family in the hands of </text:span></text:p>
          </draw:text-box>
        </draw:frame>
        <draw:frame draw:style-name="gr1" draw:text-style-name="P2" draw:layer="layout" svg:width="3.236cm" svg:height="0.475cm" svg:x="2.95cm" svg:y="10.563cm">
          <draw:text-box>
            <text:p text:style-name="P1"><text:span text:style-name="T4">an inspector …?”</text:span></text:p>
          </draw:text-box>
        </draw:frame>
        <draw:frame draw:style-name="gr1" draw:text-style-name="P2" draw:layer="layout" svg:width="15.369cm" svg:height="0.475cm" svg:x="2.2cm" svg:y="11.477cm">
          <draw:text-box>
            <text:p text:style-name="P1"><text:span text:style-name="T7">227. </text:span><text:span text:style-name="T4"><text:s/>Mr Scarlett concluded that it was “proving more difficult to deal with the new </text:span></text:p>
          </draw:text-box>
        </draw:frame>
        <draw:frame draw:style-name="gr1" draw:text-style-name="P2" draw:layer="layout" svg:width="16.703cm" svg:height="0.475cm" svg:x="2.2cm" svg:y="12.042cm">
          <draw:text-box>
            <text:p text:style-name="P1"><text:span text:style-name="T4">inspection regime than Saddam and his close advisers probably expected”. Events were </text:span></text:p>
          </draw:text-box>
        </draw:frame>
        <draw:frame draw:style-name="gr1" draw:text-style-name="P2" draw:layer="layout" svg:width="15.894cm" svg:height="0.475cm" svg:x="2.2cm" svg:y="12.606cm">
          <draw:text-box>
            <text:p text:style-name="P1"><text:span text:style-name="T4">“</text:span><text:span text:style-name="T4">moving faster than anticipated” and Dr Blix was “now pursuing the line that ‘passive </text:span></text:p>
          </draw:text-box>
        </draw:frame>
        <draw:frame draw:style-name="gr1" draw:text-style-name="P2" draw:layer="layout" svg:width="15.919cm" svg:height="0.475cm" svg:x="2.2cm" svg:y="13.171cm">
          <draw:text-box>
            <text:p text:style-name="P1"><text:span text:style-name="T4">cooperation’ is coming close to non-co-operation”. For Iraq, that would be “difficult to </text:span></text:p>
          </draw:text-box>
        </draw:frame>
        <draw:frame draw:style-name="gr1" draw:text-style-name="P2" draw:layer="layout" svg:width="5.501cm" svg:height="0.475cm" svg:x="2.2cm" svg:y="13.735cm">
          <draw:text-box>
            <text:p text:style-name="P1"><text:span text:style-name="T4">handle” because Dr Blix was:</text:span></text:p>
          </draw:text-box>
        </draw:frame>
        <draw:frame draw:style-name="gr1" draw:text-style-name="P2" draw:layer="layout" svg:width="15.179cm" svg:height="0.475cm" svg:x="2.95cm" svg:y="14.65cm">
          <draw:text-box>
            <text:p text:style-name="P1"><text:span text:style-name="T4">“… </text:span><text:span text:style-name="T4">pushing Saddam close to red lines he cannot afford (outside interviews) or is </text:span></text:p>
          </draw:text-box>
        </draw:frame>
        <draw:frame draw:style-name="gr1" draw:text-style-name="P2" draw:layer="layout" svg:width="15.61cm" svg:height="0.475cm" svg:x="2.95cm" svg:y="15.214cm">
          <draw:text-box>
            <text:p text:style-name="P1"><text:span text:style-name="T4">simply not able (proof of destruction of VX, chemical munitions, etc) to cross. But if </text:span></text:p>
          </draw:text-box>
        </draw:frame>
        <draw:frame draw:style-name="gr1" draw:text-style-name="P2" draw:layer="layout" svg:width="15.742cm" svg:height="0.475cm" svg:x="2.95cm" svg:y="15.778cm">
          <draw:text-box>
            <text:p text:style-name="P1"><text:span text:style-name="T4">you are Saddam you do not give up hope. The key tactic remains delay in the hope </text:span></text:p>
          </draw:text-box>
        </draw:frame>
        <draw:frame draw:style-name="gr1" draw:text-style-name="P2" draw:layer="layout" svg:width="8.409cm" svg:height="0.475cm" svg:x="2.95cm" svg:y="16.343cm">
          <draw:text-box>
            <text:p text:style-name="P1"><text:span text:style-name="T4">or expectation that something will turn up …”</text:span></text:p>
          </draw:text-box>
        </draw:frame>
        <draw:frame draw:style-name="gr1" draw:text-style-name="P2" draw:layer="layout" svg:width="13.142cm" svg:height="0.475cm" svg:x="2.2cm" svg:y="17.257cm">
          <draw:text-box>
            <text:p text:style-name="P1"><text:span text:style-name="T7">228. </text:span><text:span text:style-name="T4"><text:s/>Addressing Saddam Hussein’s hold on power, Mr Scarlett wrote:</text:span></text:p>
          </draw:text-box>
        </draw:frame>
        <draw:frame draw:style-name="gr1" draw:text-style-name="P2" draw:layer="layout" svg:width="15.581cm" svg:height="0.475cm" svg:x="2.95cm" svg:y="18.172cm">
          <draw:text-box>
            <text:p text:style-name="P1"><text:span text:style-name="T4">“</text:span><text:span text:style-name="T4">I continue to be struck by the regime’s ability to conduct complex surveillance and </text:span></text:p>
          </draw:text-box>
        </draw:frame>
        <draw:frame draw:style-name="gr1" draw:text-style-name="P2" draw:layer="layout" svg:width="15.259cm" svg:height="0.475cm" svg:x="2.95cm" svg:y="18.736cm">
          <draw:text-box>
            <text:p text:style-name="P1"><text:span text:style-name="T4">deception operations without unforced errors or major slip ups. Co-ordinating the </text:span></text:p>
          </draw:text-box>
        </draw:frame>
        <draw:frame draw:style-name="gr1" draw:text-style-name="P2" draw:layer="layout" svg:width="15.979cm" svg:height="0.475cm" svg:x="2.95cm" svg:y="19.301cm">
          <draw:text-box>
            <text:p text:style-name="P1"><text:span text:style-name="T4">dispersal of materials and associated documentation around the country and fielding </text:span></text:p>
          </draw:text-box>
        </draw:frame>
        <draw:frame draw:style-name="gr1" draw:text-style-name="P2" draw:layer="layout" svg:width="15.907cm" svg:height="0.475cm" svg:x="2.95cm" svg:y="19.865cm">
          <draw:text-box>
            <text:p text:style-name="P1"><text:span text:style-name="T4">surprise UNMOVIC and IAEA visits to hundreds of sites in a few weeks is a complex </text:span></text:p>
          </draw:text-box>
        </draw:frame>
        <draw:frame draw:style-name="gr1" draw:text-style-name="P2" draw:layer="layout" svg:width="15.648cm" svg:height="0.475cm" svg:x="2.95cm" svg:y="20.43cm">
          <draw:text-box>
            <text:p text:style-name="P1"><text:span text:style-name="T4">undertaking and evidence of the regime’s continuing grip on the population at least </text:span></text:p>
          </draw:text-box>
        </draw:frame>
        <draw:frame draw:style-name="gr1" draw:text-style-name="P2" draw:layer="layout" svg:width="2.86cm" svg:height="0.475cm" svg:x="2.95cm" svg:y="20.994cm">
          <draw:text-box>
            <text:p text:style-name="P1"><text:span text:style-name="T4">of central Iraq.”</text:span></text:p>
          </draw:text-box>
        </draw:frame>
        <draw:frame draw:style-name="gr1" draw:text-style-name="P2" draw:layer="layout" svg:width="16.055cm" svg:height="0.475cm" svg:x="2.2cm" svg:y="21.908cm">
          <draw:text-box>
            <text:p text:style-name="P1"><text:span text:style-name="T7">229. </text:span><text:span text:style-name="T4"><text:s/>Addressing Saddam Hussein’s options after an invasion, Mr Scarlett wrote that: </text:span></text:p>
          </draw:text-box>
        </draw:frame>
        <draw:frame draw:style-name="gr1" draw:text-style-name="P2" draw:layer="layout" svg:width="16.559cm" svg:height="0.475cm" svg:x="2.2cm" svg:y="22.473cm">
          <draw:text-box>
            <text:p text:style-name="P1"><text:span text:style-name="T4">“</text:span><text:span text:style-name="T4">Given the perceived inability of his enemies [the Coalition] to take significant casualties </text:span></text:p>
          </draw:text-box>
        </draw:frame>
        <draw:frame draw:style-name="gr1" draw:text-style-name="P2" draw:layer="layout" svg:width="15.619cm" svg:height="0.475cm" svg:x="2.2cm" svg:y="23.037cm">
          <draw:text-box>
            <text:p text:style-name="P1"><text:span text:style-name="T4">or setbacks”, the Government should take seriously the options available identified </text:span></text:p>
          </draw:text-box>
        </draw:frame>
        <draw:frame draw:style-name="gr1" draw:text-style-name="P2" draw:layer="layout" svg:width="15.022cm" svg:height="0.475cm" svg:x="2.2cm" svg:y="23.602cm">
          <draw:text-box>
            <text:p text:style-name="P1"><text:span text:style-name="T4">in the JIC Assessment “to give us pause even after a military operation begins”. </text:span></text:p>
          </draw:text-box>
        </draw:frame>
        <draw:frame draw:style-name="gr1" draw:text-style-name="P2" draw:layer="layout" svg:width="2.999cm" svg:height="0.475cm" svg:x="2.2cm" svg:y="24.166cm">
          <draw:text-box>
            <text:p text:style-name="P1"><text:span text:style-name="T4">He “picked out”:</text:span></text:p>
          </draw:text-box>
        </draw:frame>
        <draw:frame draw:style-name="gr2" draw:text-style-name="P3" draw:layer="layout" svg:width="0.634cm" svg:height="0.712cm" svg:x="2.95cm" svg:y="24.9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9cm" svg:height="0.475cm" svg:x="3.7cm" svg:y="25.081cm">
          <draw:text-box>
            <text:p text:style-name="P1"><text:span text:style-name="T4">“</text:span><text:span text:style-name="T4">Attempted use of CBW and missiles … immediately before an attack or (in </text:span></text:p>
          </draw:text-box>
        </draw:frame>
        <draw:frame draw:style-name="gr1" draw:text-style-name="P2" draw:layer="layout" svg:width="14.433cm" svg:height="0.475cm" svg:x="3.7cm" svg:y="25.645cm">
          <draw:text-box>
            <text:p text:style-name="P1"><text:span text:style-name="T4">Kuwait and southern Iraq) in the early stages of the attack itself.” That would </text:span></text:p>
          </draw:text-box>
        </draw:frame>
        <draw:frame draw:style-name="gr1" draw:text-style-name="P2" draw:layer="layout" svg:width="14.361cm" svg:height="0.475cm" svg:x="3.7cm" svg:y="26.21cm">
          <draw:text-box>
            <text:p text:style-name="P1"><text:span text:style-name="T4">be “Very difficult to pull off”, but “even a small number of short range artillery </text:span></text:p>
          </draw:text-box>
        </draw:frame>
      </draw:page>
      <draw:page draw:name="page5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polygon draw:style-name="gr5" draw:text-style-name="P7" draw:layer="layout" svg:width="15.083cm" svg:height="5.833cm" svg:x="2.958cm" svg:y="14.758cm" svg:viewBox="0 0 15084 5834" draw:points="0,5834 15084,5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1" draw:text-style-name="P2" draw:layer="layout" svg:width="14.412cm" svg:height="0.475cm" svg:x="3.7cm" svg:y="2.525cm">
          <draw:text-box>
            <text:p text:style-name="P1"><text:span text:style-name="T4">rockets getting through would have a disproportionate effect” and it was “not </text:span></text:p>
          </draw:text-box>
        </draw:frame>
        <draw:frame draw:style-name="gr1" draw:text-style-name="P2" draw:layer="layout" svg:width="12.909cm" svg:height="0.475cm" svg:x="3.7cm" svg:y="3.09cm">
          <draw:text-box>
            <text:p text:style-name="P1"><text:span text:style-name="T4">unreasonable for Saddam to think it would give us second thoughts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8cm" svg:height="0.475cm" svg:x="3.7cm" svg:y="3.754cm">
          <draw:text-box>
            <text:p text:style-name="P1"><text:span text:style-name="T4">“</text:span><text:span text:style-name="T4">CBW armed Al Hussein attack on Israel. Again very difficult to achieve, but the </text:span></text:p>
          </draw:text-box>
        </draw:frame>
        <draw:frame draw:style-name="gr1" draw:text-style-name="P2" draw:layer="layout" svg:width="6.191cm" svg:height="0.475cm" svg:x="3.7cm" svg:y="4.318cm">
          <draw:text-box>
            <text:p text:style-name="P1"><text:span text:style-name="T4">benefits of success are obvious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9cm" svg:height="0.475cm" svg:x="3.7cm" svg:y="4.983cm">
          <draw:text-box>
            <text:p text:style-name="P1"><text:span text:style-name="T4">“</text:span><text:span text:style-name="T4">A move against the Kurds either immediately before or after a Coalition </text:span></text:p>
          </draw:text-box>
        </draw:frame>
        <draw:frame draw:style-name="gr1" draw:text-style-name="P2" draw:layer="layout" svg:width="2.241cm" svg:height="0.475cm" svg:x="3.7cm" svg:y="5.547cm">
          <draw:text-box>
            <text:p text:style-name="P1"><text:span text:style-name="T4">invasion …”</text:span></text:p>
          </draw:text-box>
        </draw:frame>
        <draw:frame draw:style-name="gr1" draw:text-style-name="P2" draw:layer="layout" svg:width="15.682cm" svg:height="0.475cm" svg:x="2.2cm" svg:y="6.462cm">
          <draw:text-box>
            <text:p text:style-name="P1"><text:span text:style-name="T7">230. </text:span><text:span text:style-name="T4"><text:s/>Mr Scarlett’s comments on Iraq’s response to military action are addressed in </text:span></text:p>
          </draw:text-box>
        </draw:frame>
        <draw:frame draw:style-name="gr1" draw:text-style-name="P2" draw:layer="layout" svg:width="2.25cm" svg:height="0.475cm" svg:x="2.2cm" svg:y="7.026cm">
          <draw:text-box>
            <text:p text:style-name="P1"><text:span text:style-name="T4">Section 6.2.</text:span></text:p>
          </draw:text-box>
        </draw:frame>
        <draw:frame draw:style-name="gr6" draw:text-style-name="P8" draw:layer="layout" svg:width="5.924cm" svg:height="0.556cm" svg:x="2.2cm" svg:y="8.147cm">
          <draw:text-box>
            <text:p text:style-name="P1"><text:span text:style-name="T9">Cabinet, 30 January 2003</text:span></text:p>
          </draw:text-box>
        </draw:frame>
        <draw:frame draw:style-name="gr1" draw:text-style-name="P2" draw:layer="layout" svg:width="16.546cm" svg:height="0.475cm" svg:x="2.2cm" svg:y="8.976cm">
          <draw:text-box>
            <text:p text:style-name="P1"><text:span text:style-name="T7">231. </text:span><text:span text:style-name="T4"><text:s/>Mr Blair told Cabinet on 30 January that he would be discussing the policy on Iraq </text:span></text:p>
          </draw:text-box>
        </draw:frame>
        <draw:frame draw:style-name="gr1" draw:text-style-name="P2" draw:layer="layout" svg:width="7.127cm" svg:height="0.475cm" svg:x="2.2cm" svg:y="9.54cm">
          <draw:text-box>
            <text:p text:style-name="P1"><text:span text:style-name="T4">with President Bush the following day.</text:span></text:p>
          </draw:text-box>
        </draw:frame>
        <draw:frame draw:style-name="gr7" draw:text-style-name="P9" draw:layer="layout" svg:width="0.273cm" svg:height="0.276cm" svg:x="9.299cm" svg:y="9.559cm">
          <draw:text-box>
            <text:p text:style-name="P1"><text:span text:style-name="T13">93</text:span></text:p>
          </draw:text-box>
        </draw:frame>
        <draw:frame draw:style-name="gr1" draw:text-style-name="P2" draw:layer="layout" svg:width="15.707cm" svg:height="0.475cm" svg:x="2.2cm" svg:y="10.455cm">
          <draw:text-box>
            <text:p text:style-name="P1"><text:span text:style-name="T7">232. </text:span><text:span text:style-name="T4"><text:s/>In the subsequent discussion it was suggested that the onus was on Saddam </text:span></text:p>
          </draw:text-box>
        </draw:frame>
        <draw:frame draw:style-name="gr1" draw:text-style-name="P2" draw:layer="layout" svg:width="15.504cm" svg:height="0.475cm" svg:x="2.2cm" svg:y="11.019cm">
          <draw:text-box>
            <text:p text:style-name="P1"><text:span text:style-name="T4">Hussein to explain the discrepancies between the Iraqi declaration and a series of </text:span></text:p>
          </draw:text-box>
        </draw:frame>
        <draw:frame draw:style-name="gr1" draw:text-style-name="P2" draw:layer="layout" svg:width="15.682cm" svg:height="0.475cm" svg:x="2.2cm" svg:y="11.583cm">
          <draw:text-box>
            <text:p text:style-name="P1"><text:span text:style-name="T4">unanswered questions: “about 223 missile motors imported illegally; the production </text:span></text:p>
          </draw:text-box>
        </draw:frame>
        <draw:frame draw:style-name="gr1" draw:text-style-name="P2" draw:layer="layout" svg:width="15.894cm" svg:height="0.475cm" svg:x="2.2cm" svg:y="12.148cm">
          <draw:text-box>
            <text:p text:style-name="P1"><text:span text:style-name="T4">of VX nerve agent; 6,500 missing chemical bombs; 12 newly stored chemical shells; </text:span></text:p>
          </draw:text-box>
        </draw:frame>
        <draw:frame draw:style-name="gr1" draw:text-style-name="P2" draw:layer="layout" svg:width="16.008cm" svg:height="0.475cm" svg:x="2.2cm" svg:y="12.712cm">
          <draw:text-box>
            <text:p text:style-name="P1"><text:span text:style-name="T4">and the refusal to allow [Iraqi] scientists to be interviewed in private” listed by Dr Blix. </text:span></text:p>
          </draw:text-box>
        </draw:frame>
        <draw:frame draw:style-name="gr1" draw:text-style-name="P2" draw:layer="layout" svg:width="16.211cm" svg:height="0.475cm" svg:x="2.2cm" svg:y="13.277cm">
          <draw:text-box>
            <text:p text:style-name="P1"><text:span text:style-name="T4">Resolution 1441 “demanded Iraqi co-operation: it was not for the inspectors to act like </text:span></text:p>
          </draw:text-box>
        </draw:frame>
        <draw:frame draw:style-name="gr1" draw:text-style-name="P2" draw:layer="layout" svg:width="10.293cm" svg:height="0.475cm" svg:x="2.2cm" svg:y="13.841cm">
          <draw:text-box>
            <text:p text:style-name="P1"><text:span text:style-name="T4">detectives to find evidence of Saddam Hussein’s guilt”.</text:span></text:p>
          </draw:text-box>
        </draw:frame>
        <draw:frame draw:style-name="gr6" draw:text-style-name="P8" draw:layer="layout" svg:width="6.348cm" svg:height="0.556cm" svg:x="7.343cm" svg:y="15.162cm">
          <draw:text-box>
            <text:p text:style-name="P1"><text:span text:style-name="T9">Iraq letter, 31 January 2003</text:span></text:p>
          </draw:text-box>
        </draw:frame>
        <draw:frame draw:style-name="gr4" draw:text-style-name="P6" draw:layer="layout" svg:width="12.681cm" svg:height="0.395cm" svg:x="3.45cm" svg:y="16.084cm">
          <draw:text-box>
            <text:p text:style-name="P1"><text:span text:style-name="T11">In anticipation of Secretary Powell’s presentation of 5 February, Mr Sabri wrote to </text:span></text:p>
          </draw:text-box>
        </draw:frame>
        <draw:frame draw:style-name="gr4" draw:text-style-name="P6" draw:layer="layout" svg:width="12.905cm" svg:height="0.395cm" svg:x="3.45cm" svg:y="16.578cm">
          <draw:text-box>
            <text:p text:style-name="P1"><text:span text:style-name="T11">Mr Annan on 31 January requesting the US Government to “submit immediately its </text:span></text:p>
          </draw:text-box>
        </draw:frame>
        <draw:frame draw:style-name="gr4" draw:text-style-name="P6" draw:layer="layout" svg:width="13.925cm" svg:height="0.395cm" svg:x="3.45cm" svg:y="17.072cm">
          <draw:text-box>
            <text:p text:style-name="P1"><text:span text:style-name="T11">alleged evidence” to enable UNMOVIC and the IAEA to begin investigations and report to </text:span></text:p>
          </draw:text-box>
        </draw:frame>
        <draw:frame draw:style-name="gr4" draw:text-style-name="P6" draw:layer="layout" svg:width="3.219cm" svg:height="0.395cm" svg:x="3.45cm" svg:y="17.566cm">
          <draw:text-box>
            <text:p text:style-name="P1"><text:span text:style-name="T11">the Security Council.</text:span></text:p>
          </draw:text-box>
        </draw:frame>
        <draw:frame draw:style-name="gr10" draw:text-style-name="P11" draw:layer="layout" svg:width="0.231cm" svg:height="0.23cm" svg:x="6.685cm" svg:y="17.581cm">
          <draw:text-box>
            <text:p text:style-name="P1"><text:span text:style-name="T14">94</text:span></text:p>
          </draw:text-box>
        </draw:frame>
        <draw:frame draw:style-name="gr4" draw:text-style-name="P6" draw:layer="layout" svg:width="13.058cm" svg:height="0.395cm" svg:x="3.45cm" svg:y="18.259cm">
          <draw:text-box>
            <text:p text:style-name="P1"><text:span text:style-name="T11">Mr Sabri also stated that the 518 inspections since 27 November, which included all </text:span></text:p>
          </draw:text-box>
        </draw:frame>
        <draw:frame draw:style-name="gr4" draw:text-style-name="P6" draw:layer="layout" svg:width="13.231cm" svg:height="0.395cm" svg:x="3.45cm" svg:y="18.753cm">
          <draw:text-box>
            <text:p text:style-name="P1"><text:span text:style-name="T11">the sites identified by the US and UK, had shown that the allegations were “devoid of </text:span></text:p>
          </draw:text-box>
        </draw:frame>
        <draw:frame draw:style-name="gr4" draw:text-style-name="P6" draw:layer="layout" svg:width="13.405cm" svg:height="0.395cm" svg:x="3.45cm" svg:y="19.247cm">
          <draw:text-box>
            <text:p text:style-name="P1"><text:span text:style-name="T11">truth and had been drafted in order to distort the picture of Iraq and create pretexts for </text:span></text:p>
          </draw:text-box>
        </draw:frame>
        <draw:frame draw:style-name="gr4" draw:text-style-name="P6" draw:layer="layout" svg:width="9.205cm" svg:height="0.395cm" svg:x="3.45cm" svg:y="19.741cm">
          <draw:text-box>
            <text:p text:style-name="P1"><text:span text:style-name="T11">aggression against Iraq and against the region as a whole”.</text:span></text:p>
          </draw:text-box>
        </draw:frame>
        <draw:frame draw:style-name="gr6" draw:text-style-name="P8" draw:layer="layout" svg:width="16.174cm" svg:height="0.556cm" svg:x="2.2cm" svg:y="21.448cm">
          <draw:text-box>
            <text:p text:style-name="P1"><text:span text:style-name="T9">‘</text:span><text:span text:style-name="T9">Iraq – Its Infrastructure of Concealment, Deception and Intimidation’</text:span></text:p>
          </draw:text-box>
        </draw:frame>
        <draw:frame draw:style-name="gr1" draw:text-style-name="P2" draw:layer="layout" svg:width="15.695cm" svg:height="0.475cm" svg:x="2.2cm" svg:y="22.277cm">
          <draw:text-box>
            <text:p text:style-name="P1"><text:span text:style-name="T7">233. </text:span><text:span text:style-name="T4"><text:s/>Following his meeting with President Bush in Washington on 31 January (see </text:span></text:p>
          </draw:text-box>
        </draw:frame>
        <draw:frame draw:style-name="gr1" draw:text-style-name="P2" draw:layer="layout" svg:width="16.322cm" svg:height="0.475cm" svg:x="2.2cm" svg:y="22.841cm">
          <draw:text-box>
            <text:p text:style-name="P1"><text:span text:style-name="T4">Section 3.6), Mr Blair made a statement to Parliament on 3 February (see Section 3.7).</text:span></text:p>
          </draw:text-box>
        </draw:frame>
        <draw:frame draw:style-name="gr7" draw:text-style-name="P9" draw:layer="layout" svg:width="0.273cm" svg:height="0.276cm" svg:x="18.459cm" svg:y="22.86cm">
          <draw:text-box>
            <text:p text:style-name="P1"><text:span text:style-name="T13">95</text:span></text:p>
          </draw:text-box>
        </draw:frame>
        <draw:frame draw:style-name="gr1" draw:text-style-name="P2" draw:layer="layout" svg:width="15.737cm" svg:height="0.475cm" svg:x="2.2cm" svg:y="23.756cm">
          <draw:text-box>
            <text:p text:style-name="P1"><text:span text:style-name="T7">234. </text:span><text:span text:style-name="T4"><text:s/>Mr Blair referred to a “report” which had been “published at the weekend” an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996cm" svg:height="0.475cm" svg:x="2.2cm" svg:y="24.32cm">
          <draw:text-box>
            <text:p text:style-name="P1"><text:span text:style-name="T4">which he had placed in the Library of the House of Commons, which made clear that 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93 </text:span></text:p>
          </draw:text-box>
        </draw:frame>
        <draw:frame draw:style-name="gr4" draw:text-style-name="P6" draw:layer="layout" svg:width="6.128cm" svg:height="0.395cm" svg:x="2.532cm" svg:y="25.511cm">
          <draw:text-box>
            <text:p text:style-name="P1"><text:span text:style-name="T11">Cabinet Conclusions, 30 January 2003.</text:span></text:p>
          </draw:text-box>
        </draw:frame>
        <draw:frame draw:style-name="gr10" draw:text-style-name="P11" draw:layer="layout" svg:width="0.29cm" svg:height="0.23cm" svg:x="2.2cm" svg:y="25.95cm">
          <draw:text-box>
            <text:p text:style-name="P1"><text:span text:style-name="T14">94 </text:span></text:p>
          </draw:text-box>
        </draw:frame>
        <draw:frame draw:style-name="gr4" draw:text-style-name="P6" draw:layer="layout" svg:width="14.103cm" svg:height="0.395cm" svg:x="2.532cm" svg:y="25.934cm">
          <draw:text-box>
            <text:p text:style-name="P1"><text:span text:style-name="T11">UN Security Council, 31 January 2003, ‘Letter dated 31 January 2003 from the Permanent </text:span></text:p>
          </draw:text-box>
        </draw:frame>
        <draw:frame draw:style-name="gr4" draw:text-style-name="P6" draw:layer="layout" svg:width="14.793cm" svg:height="0.395cm" svg:x="2.2cm" svg:y="26.357cm">
          <draw:text-box>
            <text:p text:style-name="P1"><text:span text:style-name="T11">Representative of Iraq to the United Nations addressed to the Secretary-General’ (S/2003/132)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5 </text:span></text:p>
          </draw:text-box>
        </draw:frame>
        <draw:frame draw:style-name="gr4" draw:text-style-name="P6" draw:layer="layout" svg:width="10.891cm" svg:height="0.395cm" svg:x="2.532cm" svg:y="26.781cm">
          <draw:text-box>
            <text:p text:style-name="P1"><text:span text:style-name="T11">House of Commons, </text:span><text:span text:style-name="T19">Official Report</text:span><text:span text:style-name="T11">, 3 February 2003, columns 21-22.</text:span></text:p>
          </draw:text-box>
        </draw:frame>
      </draw:page>
      <draw:page draw:name="page5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4">Iraq had “a huge infrastructure of deception and concealment designed to prevent the </text:span></text:p>
          </draw:text-box>
        </draw:frame>
        <draw:frame draw:style-name="gr1" draw:text-style-name="P2" draw:layer="layout" svg:width="5.95cm" svg:height="0.475cm" svg:x="2.2cm" svg:y="3.09cm">
          <draw:text-box>
            <text:p text:style-name="P1"><text:span text:style-name="T4">inspectors from doing their job”.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7">235. </text:span><text:span text:style-name="T4"><text:s/>In response to a request from Mr Iain Duncan Smith, Leader of the Opposition, for </text:span></text:p>
          </draw:text-box>
        </draw:frame>
        <draw:frame draw:style-name="gr1" draw:text-style-name="P2" draw:layer="layout" svg:width="16.567cm" svg:height="0.475cm" svg:x="2.2cm" svg:y="4.568cm">
          <draw:text-box>
            <text:p text:style-name="P1"><text:span text:style-name="T4">the Government to make available any further intelligence relevant to the security of the </text:span></text:p>
          </draw:text-box>
        </draw:frame>
        <draw:frame draw:style-name="gr1" draw:text-style-name="P2" draw:layer="layout" svg:width="6.25cm" svg:height="0.475cm" svg:x="2.2cm" svg:y="5.133cm">
          <draw:text-box>
            <text:p text:style-name="P1"><text:span text:style-name="T4">UK or its citizens, Mr Blair stated:</text:span></text:p>
          </draw:text-box>
        </draw:frame>
        <draw:frame draw:style-name="gr1" draw:text-style-name="P2" draw:layer="layout" svg:width="14.264cm" svg:height="0.475cm" svg:x="2.95cm" svg:y="6.047cm">
          <draw:text-box>
            <text:p text:style-name="P1"><text:span text:style-name="T4">“</text:span><text:span text:style-name="T4">We issued further intelligence over the weekend about the infrastructure of </text:span></text:p>
          </draw:text-box>
        </draw:frame>
        <draw:frame draw:style-name="gr1" draw:text-style-name="P2" draw:layer="layout" svg:width="15.822cm" svg:height="0.475cm" svg:x="2.95cm" svg:y="6.612cm">
          <draw:text-box>
            <text:p text:style-name="P1"><text:span text:style-name="T4">concealment. It is obviously difficult when we publish intelligence reports, but I hope </text:span></text:p>
          </draw:text-box>
        </draw:frame>
        <draw:frame draw:style-name="gr1" draw:text-style-name="P2" draw:layer="layout" svg:width="15.543cm" svg:height="0.475cm" svg:x="2.95cm" svg:y="7.176cm">
          <draw:text-box>
            <text:p text:style-name="P1"><text:span text:style-name="T4">that people have some sense of the integrity of our security services. They are not </text:span></text:p>
          </draw:text-box>
        </draw:frame>
        <draw:frame draw:style-name="gr1" draw:text-style-name="P2" draw:layer="layout" svg:width="15.428cm" svg:height="0.475cm" svg:x="2.95cm" svg:y="7.741cm">
          <draw:text-box>
            <text:p text:style-name="P1"><text:span text:style-name="T4">publishing this, or giving us this information, and making it up. It is the intelligence </text:span></text:p>
          </draw:text-box>
        </draw:frame>
        <draw:frame draw:style-name="gr1" draw:text-style-name="P2" draw:layer="layout" svg:width="15.183cm" svg:height="0.475cm" svg:x="2.95cm" svg:y="8.305cm">
          <draw:text-box>
            <text:p text:style-name="P1"><text:span text:style-name="T4">that they are receiving and we are passing it on to people. In the dossier that we </text:span></text:p>
          </draw:text-box>
        </draw:frame>
        <draw:frame draw:style-name="gr1" draw:text-style-name="P2" draw:layer="layout" svg:width="15.792cm" svg:height="0.475cm" svg:x="2.95cm" svg:y="8.87cm">
          <draw:text-box>
            <text:p text:style-name="P1"><text:span text:style-name="T4">published last year, and again in the material that we put out over the weekend, it is </text:span></text:p>
          </draw:text-box>
        </draw:frame>
        <draw:frame draw:style-name="gr1" draw:text-style-name="P2" draw:layer="layout" svg:width="13.688cm" svg:height="0.475cm" svg:x="2.95cm" svg:y="9.434cm">
          <draw:text-box>
            <text:p text:style-name="P1"><text:span text:style-name="T4">very clear that a vast amount of concealment and deception is going on.”</text:span></text:p>
          </draw:text-box>
        </draw:frame>
        <draw:frame draw:style-name="gr7" draw:text-style-name="P9" draw:layer="layout" svg:width="0.273cm" svg:height="0.276cm" svg:x="16.575cm" svg:y="9.453cm">
          <draw:text-box>
            <text:p text:style-name="P1"><text:span text:style-name="T13">96</text:span></text:p>
          </draw:text-box>
        </draw:frame>
        <draw:frame draw:style-name="gr1" draw:text-style-name="P2" draw:layer="layout" svg:width="16.321cm" svg:height="0.475cm" svg:x="2.2cm" svg:y="10.348cm">
          <draw:text-box>
            <text:p text:style-name="P1"><text:span text:style-name="T7">236. </text:span><text:span text:style-name="T4"><text:s/>The report, ‘Iraq – Its Infrastructure of Concealment, Deception and Intimidation’, </text:span></text:p>
          </draw:text-box>
        </draw:frame>
        <draw:frame draw:style-name="gr1" draw:text-style-name="P2" draw:layer="layout" svg:width="16.537cm" svg:height="0.475cm" svg:x="2.2cm" svg:y="10.913cm">
          <draw:text-box>
            <text:p text:style-name="P1"><text:span text:style-name="T4">stated that it drew on “a number of sources, including intelligence material” and showed </text:span></text:p>
          </draw:text-box>
        </draw:frame>
        <draw:frame draw:style-name="gr1" draw:text-style-name="P2" draw:layer="layout" svg:width="15.564cm" svg:height="0.475cm" svg:x="2.2cm" svg:y="11.477cm">
          <draw:text-box>
            <text:p text:style-name="P1"><text:span text:style-name="T4">how the Iraqi regime was “constructed to have, and to keep, WMD”, and was “now </text:span></text:p>
          </draw:text-box>
        </draw:frame>
        <draw:frame draw:style-name="gr1" draw:text-style-name="P2" draw:layer="layout" svg:width="11.322cm" svg:height="0.475cm" svg:x="2.2cm" svg:y="12.042cm">
          <draw:text-box>
            <text:p text:style-name="P1"><text:span text:style-name="T4">engaged in a campaign of obstruction” of the UN inspectors.</text:span></text:p>
          </draw:text-box>
        </draw:frame>
        <draw:frame draw:style-name="gr7" draw:text-style-name="P9" draw:layer="layout" svg:width="0.273cm" svg:height="0.276cm" svg:x="13.472cm" svg:y="12.061cm">
          <draw:text-box>
            <text:p text:style-name="P1"><text:span text:style-name="T13">97</text:span></text:p>
          </draw:text-box>
        </draw:frame>
        <draw:frame draw:style-name="gr1" draw:text-style-name="P2" draw:layer="layout" svg:width="7.368cm" svg:height="0.475cm" svg:x="2.2cm" svg:y="12.956cm">
          <draw:text-box>
            <text:p text:style-name="P1"><text:span text:style-name="T7">237. </text:span><text:span text:style-name="T4"><text:s/>The document was in three parts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497cm" svg:height="0.475cm" svg:x="3.7cm" svg:y="13.871cm">
          <draw:text-box>
            <text:p text:style-name="P1"><text:span text:style-name="T15">Part One</text:span><text:span text:style-name="T4"> focused on how Iraq’s security organisations operated “to conceal” </text:span></text:p>
          </draw:text-box>
        </draw:frame>
        <draw:frame draw:style-name="gr1" draw:text-style-name="P2" draw:layer="layout" svg:width="5.624cm" svg:height="0.475cm" svg:x="3.7cm" svg:y="14.435cm">
          <draw:text-box>
            <text:p text:style-name="P1"><text:span text:style-name="T4">weapons of mass destruction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cm" svg:height="0.475cm" svg:x="3.7cm" svg:y="15.1cm">
          <draw:text-box>
            <text:p text:style-name="P1"><text:span text:style-name="T15">Part Two</text:span><text:span text:style-name="T4"> provided “up to date details of Iraq’s network of intelligence and </text:span></text:p>
          </draw:text-box>
        </draw:frame>
        <draw:frame draw:style-name="gr1" draw:text-style-name="P2" draw:layer="layout" svg:width="14.95cm" svg:height="0.475cm" svg:x="3.7cm" svg:y="15.664cm">
          <draw:text-box>
            <text:p text:style-name="P1"><text:span text:style-name="T4">security organisations whose job it is to keep Saddam and his regime in power, </text:span></text:p>
          </draw:text-box>
        </draw:frame>
        <draw:frame draw:style-name="gr1" draw:text-style-name="P2" draw:layer="layout" svg:width="12.897cm" svg:height="0.475cm" svg:x="3.7cm" svg:y="16.228cm">
          <draw:text-box>
            <text:p text:style-name="P1"><text:span text:style-name="T4">and to prevent the international community from disarming Iraq”; and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45cm" svg:height="0.475cm" svg:x="3.7cm" svg:y="16.893cm">
          <draw:text-box>
            <text:p text:style-name="P1"><text:span text:style-name="T15">Part Three</text:span><text:span text:style-name="T4"> showed “the effects of the security apparatus on the ordinary people </text:span></text:p>
          </draw:text-box>
        </draw:frame>
        <draw:frame draw:style-name="gr1" draw:text-style-name="P2" draw:layer="layout" svg:width="1.467cm" svg:height="0.475cm" svg:x="3.7cm" svg:y="17.457cm">
          <draw:text-box>
            <text:p text:style-name="P1"><text:span text:style-name="T4">of Iraq”.</text:span></text:p>
          </draw:text-box>
        </draw:frame>
        <draw:frame draw:style-name="gr1" draw:text-style-name="P2" draw:layer="layout" svg:width="16.762cm" svg:height="0.475cm" svg:x="2.2cm" svg:y="18.372cm">
          <draw:text-box>
            <text:p text:style-name="P1"><text:span text:style-name="T7">238. </text:span><text:span text:style-name="T4"><text:s/>In Part One, the document stated that Iraqi security organisations worked “together </text:span></text:p>
          </draw:text-box>
        </draw:frame>
        <draw:frame draw:style-name="gr1" draw:text-style-name="P2" draw:layer="layout" svg:width="12.952cm" svg:height="0.475cm" svg:x="2.2cm" svg:y="18.936cm">
          <draw:text-box>
            <text:p text:style-name="P1"><text:span text:style-name="T4">to conceal documents equipment and materials” and the regime had:</text:span></text:p>
          </draw:text-box>
        </draw:frame>
        <draw:frame draw:style-name="gr1" draw:text-style-name="P2" draw:layer="layout" svg:width="14.637cm" svg:height="0.475cm" svg:x="2.95cm" svg:y="19.851cm">
          <draw:text-box>
            <text:p text:style-name="P1"><text:span text:style-name="T4">“… </text:span><text:span text:style-name="T4">intensified efforts to hide documents in places where they were unlikely to </text:span></text:p>
          </draw:text-box>
        </draw:frame>
        <draw:frame draw:style-name="gr1" draw:text-style-name="P2" draw:layer="layout" svg:width="15.17cm" svg:height="0.475cm" svg:x="2.95cm" svg:y="20.415cm">
          <draw:text-box>
            <text:p text:style-name="P1"><text:span text:style-name="T4">be found, such as private homes of low-level officials and universities. There are </text:span></text:p>
          </draw:text-box>
        </draw:frame>
        <draw:frame draw:style-name="gr1" draw:text-style-name="P2" draw:layer="layout" svg:width="15.949cm" svg:height="0.475cm" svg:x="2.95cm" svg:y="20.98cm">
          <draw:text-box>
            <text:p text:style-name="P1"><text:span text:style-name="T4">prohibited materials and documents being relocated to agricultural areas and private </text:span></text:p>
          </draw:text-box>
        </draw:frame>
        <draw:frame draw:style-name="gr1" draw:text-style-name="P2" draw:layer="layout" svg:width="10.454cm" svg:height="0.475cm" svg:x="2.95cm" svg:y="21.544cm">
          <draw:text-box>
            <text:p text:style-name="P1"><text:span text:style-name="T4">homes or hidden beneath hospitals and even mosques.</text:span></text:p>
          </draw:text-box>
        </draw:frame>
        <draw:frame draw:style-name="gr1" draw:text-style-name="P2" draw:layer="layout" svg:width="15.259cm" svg:height="0.475cm" svg:x="2.95cm" svg:y="22.458cm">
          <draw:text-box>
            <text:p text:style-name="P1"><text:span text:style-name="T4">“</text:span><text:span text:style-name="T4">The material is being moved constantly, making it difficult to trace or find without </text:span></text:p>
          </draw:text-box>
        </draw:frame>
        <draw:frame draw:style-name="gr1" draw:text-style-name="P2" draw:layer="layout" svg:width="5.34cm" svg:height="0.475cm" svg:x="2.95cm" svg:y="23.023cm">
          <draw:text-box>
            <text:p text:style-name="P1"><text:span text:style-name="T4">absolutely fresh intelligence.</text:span></text:p>
          </draw:text-box>
        </draw:frame>
        <draw:frame draw:style-name="gr1" draw:text-style-name="P2" draw:layer="layout" svg:width="15.831cm" svg:height="0.475cm" svg:x="2.95cm" svg:y="23.937cm">
          <draw:text-box>
            <text:p text:style-name="P1"><text:span text:style-name="T4">“</text:span><text:span text:style-name="T4">And those in whose homes this material is concealed have been warned of seriou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1.123cm" svg:height="0.475cm" svg:x="2.95cm" svg:y="24.502cm">
          <draw:text-box>
            <text:p text:style-name="P1"><text:span text:style-name="T4">consequences to them and their families if it is discovered.”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96 </text:span></text:p>
          </draw:text-box>
        </draw:frame>
        <draw:frame draw:style-name="gr4" draw:text-style-name="P6" draw:layer="layout" svg:width="10.891cm" svg:height="0.395cm" svg:x="2.532cm" svg:y="26.357cm">
          <draw:text-box>
            <text:p text:style-name="P1"><text:span text:style-name="T11">House of Commons, </text:span><text:span text:style-name="T19">Official Report</text:span><text:span text:style-name="T11">, 3 February 2003, columns 23-24.</text:span></text:p>
          </draw:text-box>
        </draw:frame>
        <draw:frame draw:style-name="gr10" draw:text-style-name="P11" draw:layer="layout" svg:width="0.29cm" svg:height="0.23cm" svg:x="2.2cm" svg:y="26.796cm">
          <draw:text-box>
            <text:p text:style-name="P1"><text:span text:style-name="T14">97 </text:span></text:p>
          </draw:text-box>
        </draw:frame>
        <draw:frame draw:style-name="gr4" draw:text-style-name="P6" draw:layer="layout" svg:width="15.483cm" svg:height="0.395cm" svg:x="2.532cm" svg:y="26.781cm">
          <draw:text-box>
            <text:p text:style-name="P1"><text:span text:style-name="T11">Report [No.10], January 2003, ‘Iraq – Its Infrastructure of Concealment, Deception and Intimidation’.</text:span></text:p>
          </draw:text-box>
        </draw:frame>
      </draw:page>
      <draw:page draw:name="page5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7">239. </text:span><text:span text:style-name="T4"><text:s/>The report described Iraqi activities to monitor UNMOVIC’s activities, including that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4">all interviews would be monitored and, in relation to any interviews outside Iraq, that:</text:span></text:p>
          </draw:text-box>
        </draw:frame>
        <draw:frame draw:style-name="gr1" draw:text-style-name="P2" draw:layer="layout" svg:width="15.843cm" svg:height="0.475cm" svg:x="2.95cm" svg:y="4.004cm">
          <draw:text-box>
            <text:p text:style-name="P1"><text:span text:style-name="T4">“</text:span><text:span text:style-name="T4">All scientists and key workers have been made to draw up a list of their relatives … </text:span></text:p>
          </draw:text-box>
        </draw:frame>
        <draw:frame draw:style-name="gr1" draw:text-style-name="P2" draw:layer="layout" svg:width="15.674cm" svg:height="0.475cm" svg:x="2.95cm" svg:y="4.568cm">
          <draw:text-box>
            <text:p text:style-name="P1"><text:span text:style-name="T4">The interviewees know only too well what will happen to them, or their relatives still </text:span></text:p>
          </draw:text-box>
        </draw:frame>
        <draw:frame draw:style-name="gr1" draw:text-style-name="P2" draw:layer="layout" svg:width="11.724cm" svg:height="0.475cm" svg:x="2.95cm" svg:y="5.133cm">
          <draw:text-box>
            <text:p text:style-name="P1"><text:span text:style-name="T4">in Iraq, if it is even suspected that they have said too much …”</text:span></text:p>
          </draw:text-box>
        </draw:frame>
        <draw:frame draw:style-name="gr1" draw:text-style-name="P2" draw:layer="layout" svg:width="16.728cm" svg:height="0.475cm" svg:x="2.2cm" svg:y="6.047cm">
          <draw:text-box>
            <text:p text:style-name="P1"><text:span text:style-name="T7">240. </text:span><text:span text:style-name="T4"><text:s/>The report stated that Iraq would seek to intimidate and put psychological pressure </text:span></text:p>
          </draw:text-box>
        </draw:frame>
        <draw:frame draw:style-name="gr1" draw:text-style-name="P2" draw:layer="layout" svg:width="4.536cm" svg:height="0.475cm" svg:x="2.2cm" svg:y="6.612cm">
          <draw:text-box>
            <text:p text:style-name="P1"><text:span text:style-name="T4">on individual inspectors.</text:span></text:p>
          </draw:text-box>
        </draw:frame>
        <draw:frame draw:style-name="gr1" draw:text-style-name="P2" draw:layer="layout" svg:width="16.042cm" svg:height="0.475cm" svg:x="2.2cm" svg:y="7.526cm">
          <draw:text-box>
            <text:p text:style-name="P1"><text:span text:style-name="T7">241. </text:span><text:span text:style-name="T4"><text:s/>On 6 February, </text:span><text:span text:style-name="T12">Channel 4 News</text:span><text:span text:style-name="T4"> reported accusations that the report contained </text:span></text:p>
          </draw:text-box>
        </draw:frame>
        <draw:frame draw:style-name="gr1" draw:text-style-name="P2" draw:layer="layout" svg:width="14.768cm" svg:height="0.475cm" svg:x="2.2cm" svg:y="8.091cm">
          <draw:text-box>
            <text:p text:style-name="P1"><text:span text:style-name="T4">material drawn from published articles, including one by Dr Ibrahim al-Marashi </text:span></text:p>
          </draw:text-box>
        </draw:frame>
        <draw:frame draw:style-name="gr1" draw:text-style-name="P2" draw:layer="layout" svg:width="14.865cm" svg:height="0.475cm" svg:x="2.2cm" svg:y="8.655cm">
          <draw:text-box>
            <text:p text:style-name="P1"><text:span text:style-name="T4">from September 2002, which had been published in the </text:span><text:span text:style-name="T12">Middle East Review of </text:span></text:p>
          </draw:text-box>
        </draw:frame>
        <draw:frame draw:style-name="gr1" draw:text-style-name="P2" draw:layer="layout" svg:width="3.766cm" svg:height="0.475cm" svg:x="2.2cm" svg:y="9.22cm">
          <draw:text-box>
            <text:p text:style-name="P1"><text:span text:style-name="T12">International Affairs</text:span><text:span text:style-name="T4">.</text:span></text:p>
          </draw:text-box>
        </draw:frame>
        <draw:frame draw:style-name="gr1" draw:text-style-name="P2" draw:layer="layout" svg:width="15.758cm" svg:height="0.475cm" svg:x="2.2cm" svg:y="10.134cm">
          <draw:text-box>
            <text:p text:style-name="P1"><text:span text:style-name="T7">242. </text:span><text:span text:style-name="T4"><text:s/>The FCO informed the Foreign Affairs Committee (FAC) on 16 June 2003 that </text:span></text:p>
          </draw:text-box>
        </draw:frame>
        <draw:frame draw:style-name="gr1" draw:text-style-name="P2" draw:layer="layout" svg:width="15.462cm" svg:height="0.475cm" svg:x="2.2cm" svg:y="10.698cm">
          <draw:text-box>
            <text:p text:style-name="P1"><text:span text:style-name="T4">the report was compiled by the CIC, “a cross-government team” which reported to </text:span></text:p>
          </draw:text-box>
        </draw:frame>
        <draw:frame draw:style-name="gr1" draw:text-style-name="P2" draw:layer="layout" svg:width="8.757cm" svg:height="0.475cm" svg:x="2.2cm" svg:y="11.263cm">
          <draw:text-box>
            <text:p text:style-name="P1"><text:span text:style-name="T4">Mr Campbell but which was based in the FCO.</text:span></text:p>
          </draw:text-box>
        </draw:frame>
        <draw:frame draw:style-name="gr7" draw:text-style-name="P9" draw:layer="layout" svg:width="0.273cm" svg:height="0.276cm" svg:x="10.929cm" svg:y="11.282cm">
          <draw:text-box>
            <text:p text:style-name="P1"><text:span text:style-name="T13">98</text:span></text:p>
          </draw:text-box>
        </draw:frame>
        <draw:frame draw:style-name="gr1" draw:text-style-name="P2" draw:layer="layout" svg:width="10.441cm" svg:height="0.475cm" svg:x="2.2cm" svg:y="12.177cm">
          <draw:text-box>
            <text:p text:style-name="P1"><text:span text:style-name="T7">243. </text:span><text:span text:style-name="T4"><text:s/>Mr Campbell told the FAC that the document was:</text:span></text:p>
          </draw:text-box>
        </draw:frame>
        <draw:frame draw:style-name="gr1" draw:text-style-name="P2" draw:layer="layout" svg:width="15.259cm" svg:height="0.475cm" svg:x="2.95cm" svg:y="13.092cm">
          <draw:text-box>
            <text:p text:style-name="P1"><text:span text:style-name="T4">“… </text:span><text:span text:style-name="T4">intended as a briefing paper for journalists to inform them of the way in which </text:span></text:p>
          </draw:text-box>
        </draw:frame>
        <draw:frame draw:style-name="gr1" draw:text-style-name="P2" draw:layer="layout" svg:width="15.716cm" svg:height="0.475cm" svg:x="2.95cm" svg:y="13.656cm">
          <draw:text-box>
            <text:p text:style-name="P1"><text:span text:style-name="T4">the Iraqi state was dominated by its security apparatus and therefore well placed to </text:span></text:p>
          </draw:text-box>
        </draw:frame>
        <draw:frame draw:style-name="gr1" draw:text-style-name="P2" draw:layer="layout" svg:width="15.695cm" svg:height="0.475cm" svg:x="2.95cm" svg:y="14.221cm">
          <draw:text-box>
            <text:p text:style-name="P1"><text:span text:style-name="T4">conceal WMD. When new intelligence material came to light, which was authorised </text:span></text:p>
          </draw:text-box>
        </draw:frame>
        <draw:frame draw:style-name="gr1" draw:text-style-name="P2" draw:layer="layout" svg:width="15.864cm" svg:height="0.475cm" svg:x="2.95cm" svg:y="14.785cm">
          <draw:text-box>
            <text:p text:style-name="P1"><text:span text:style-name="T4">for use in the public domain, which revealed the scale of the regime’s programme of </text:span></text:p>
          </draw:text-box>
        </draw:frame>
        <draw:frame draw:style-name="gr1" draw:text-style-name="P2" draw:layer="layout" svg:width="15.979cm" svg:height="0.475cm" svg:x="2.95cm" svg:y="15.35cm">
          <draw:text-box>
            <text:p text:style-name="P1"><text:span text:style-name="T4">deception and concealment, it was my idea … to base a briefing paper for the media </text:span></text:p>
          </draw:text-box>
        </draw:frame>
        <draw:frame draw:style-name="gr1" draw:text-style-name="P2" draw:layer="layout" svg:width="15.009cm" svg:height="0.475cm" svg:x="2.95cm" svg:y="15.914cm">
          <draw:text-box>
            <text:p text:style-name="P1"><text:span text:style-name="T4">upon it and this approach was agreed by the Iraq communication group in early </text:span></text:p>
          </draw:text-box>
        </draw:frame>
        <draw:frame draw:style-name="gr1" draw:text-style-name="P2" draw:layer="layout" svg:width="10.111cm" svg:height="0.475cm" svg:x="2.95cm" svg:y="16.478cm">
          <draw:text-box>
            <text:p text:style-name="P1"><text:span text:style-name="T4">January, and the paper worked on during that month.”</text:span></text:p>
          </draw:text-box>
        </draw:frame>
        <draw:frame draw:style-name="gr7" draw:text-style-name="P9" draw:layer="layout" svg:width="0.273cm" svg:height="0.276cm" svg:x="13.014cm" svg:y="16.497cm">
          <draw:text-box>
            <text:p text:style-name="P1"><text:span text:style-name="T13">99</text:span></text:p>
          </draw:text-box>
        </draw:frame>
        <draw:frame draw:style-name="gr1" draw:text-style-name="P2" draw:layer="layout" svg:width="16.584cm" svg:height="0.475cm" svg:x="2.2cm" svg:y="17.393cm">
          <draw:text-box>
            <text:p text:style-name="P1"><text:span text:style-name="T7">244. </text:span><text:span text:style-name="T4"><text:s/>Mr Campbell stated that the CIC was commissioned to produce the paper. He had </text:span></text:p>
          </draw:text-box>
        </draw:frame>
        <draw:frame draw:style-name="gr1" draw:text-style-name="P2" draw:layer="layout" svg:width="16.44cm" svg:height="0.475cm" svg:x="2.2cm" svg:y="17.957cm">
          <draw:text-box>
            <text:p text:style-name="P1"><text:span text:style-name="T4">edited it and changed the title, and informed Mr Blair about the nature of the report and </text:span></text:p>
          </draw:text-box>
        </draw:frame>
        <draw:frame draw:style-name="gr1" draw:text-style-name="P2" draw:layer="layout" svg:width="15.788cm" svg:height="0.475cm" svg:x="2.2cm" svg:y="18.522cm">
          <draw:text-box>
            <text:p text:style-name="P1"><text:span text:style-name="T4">its intended purpose, before it was given it to “six representatives of the UK Sunday </text:span></text:p>
          </draw:text-box>
        </draw:frame>
        <draw:frame draw:style-name="gr1" draw:text-style-name="P2" draw:layer="layout" svg:width="16.008cm" svg:height="0.475cm" svg:x="2.2cm" svg:y="19.086cm">
          <draw:text-box>
            <text:p text:style-name="P1"><text:span text:style-name="T4">newspapers” travelling to Washington with Mr Blair. The document had subsequently </text:span></text:p>
          </draw:text-box>
        </draw:frame>
        <draw:frame draw:style-name="gr1" draw:text-style-name="P2" draw:layer="layout" svg:width="16.576cm" svg:height="0.475cm" svg:x="2.2cm" svg:y="19.651cm">
          <draw:text-box>
            <text:p text:style-name="P1"><text:span text:style-name="T4">been posted on the No.10 website on 3 February and placed in the House of Commons </text:span></text:p>
          </draw:text-box>
        </draw:frame>
        <draw:frame draw:style-name="gr1" draw:text-style-name="P2" draw:layer="layout" svg:width="4.053cm" svg:height="0.475cm" svg:x="2.2cm" svg:y="20.215cm">
          <draw:text-box>
            <text:p text:style-name="P1"><text:span text:style-name="T4">Library the same day.</text:span></text:p>
          </draw:text-box>
        </draw:frame>
        <draw:frame draw:style-name="gr1" draw:text-style-name="P2" draw:layer="layout" svg:width="16.618cm" svg:height="0.475cm" svg:x="2.2cm" svg:y="21.13cm">
          <draw:text-box>
            <text:p text:style-name="P1"><text:span text:style-name="T7">245. </text:span><text:span text:style-name="T4"><text:s/>Mr Campbell stated that Dr al-Marashi’s article had been submitted to the CIC and </text:span></text:p>
          </draw:text-box>
        </draw:frame>
        <draw:frame draw:style-name="gr1" draw:text-style-name="P2" draw:layer="layout" svg:width="16.334cm" svg:height="0.475cm" svg:x="2.2cm" svg:y="21.694cm">
          <draw:text-box>
            <text:p text:style-name="P1"><text:span text:style-name="T4">had been “absorbed into the briefing paper, without attribution”. It “formed the basis” of </text:span></text:p>
          </draw:text-box>
        </draw:frame>
        <draw:frame draw:style-name="gr1" draw:text-style-name="P2" draw:layer="layout" svg:width="16.537cm" svg:height="0.475cm" svg:x="2.2cm" svg:y="22.258cm">
          <draw:text-box>
            <text:p text:style-name="P1"><text:span text:style-name="T4">Part Two of the report and was then assumed by those asked to comment on the report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7.698cm" svg:height="0.475cm" svg:x="2.2cm" svg:y="22.823cm">
          <draw:text-box>
            <text:p text:style-name="P1"><text:span text:style-name="T4">to have come from Government sources.</text:span></text:p>
          </draw:text-box>
        </draw:frame>
        <draw:frame draw:style-name="gr10" draw:text-style-name="P11" draw:layer="layout" svg:width="0.29cm" svg:height="0.23cm" svg:x="2.2cm" svg:y="25.526cm">
          <draw:text-box>
            <text:p text:style-name="P1"><text:span text:style-name="T14">98 </text:span></text:p>
          </draw:text-box>
        </draw:frame>
        <draw:frame draw:style-name="gr4" draw:text-style-name="P6" draw:layer="layout" svg:width="15.737cm" svg:height="0.395cm" svg:x="2.532cm" svg:y="25.511cm">
          <draw:text-box>
            <text:p text:style-name="P1"><text:span text:style-name="T11">Memorandum FCO to Foreign Affairs Committee, 16 June 2003, ‘Memorandum from the Foreign and </text:span></text:p>
          </draw:text-box>
        </draw:frame>
        <draw:frame draw:style-name="gr4" draw:text-style-name="P6" draw:layer="layout" svg:width="3.617cm" svg:height="0.395cm" svg:x="2.2cm" svg:y="25.934cm">
          <draw:text-box>
            <text:p text:style-name="P1"><text:span text:style-name="T11">Commonwealth Office’.</text:span></text:p>
          </draw:text-box>
        </draw:frame>
        <draw:frame draw:style-name="gr10" draw:text-style-name="P11" draw:layer="layout" svg:width="0.29cm" svg:height="0.23cm" svg:x="2.2cm" svg:y="26.373cm">
          <draw:text-box>
            <text:p text:style-name="P1"><text:span text:style-name="T14">99 </text:span></text:p>
          </draw:text-box>
        </draw:frame>
        <draw:frame draw:style-name="gr4" draw:text-style-name="P6" draw:layer="layout" svg:width="13.917cm" svg:height="0.395cm" svg:x="2.532cm" svg:y="26.357cm">
          <draw:text-box>
            <text:p text:style-name="P1"><text:span text:style-name="T11">Memorandum Campbell to Foreign Affairs Committee, 24 June 2003, ‘Memorandum from </text:span></text:p>
          </draw:text-box>
        </draw:frame>
        <draw:frame draw:style-name="gr4" draw:text-style-name="P6" draw:layer="layout" svg:width="2.919cm" svg:height="0.395cm" svg:x="2.2cm" svg:y="26.781cm">
          <draw:text-box>
            <text:p text:style-name="P1"><text:span text:style-name="T11">Alastair Campbell’.</text:span></text:p>
          </draw:text-box>
        </draw:frame>
      </draw:page>
      <draw:page draw:name="page5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6" draw:text-style-name="P10" draw:layer="layout" svg:x1="4.552cm" svg:y1="9.297cm" svg:x2="7.164cm" svg:y2="9.29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1" draw:text-style-name="P2" draw:layer="layout" svg:width="15.017cm" svg:height="0.475cm" svg:x="2.2cm" svg:y="2.525cm">
          <draw:text-box>
            <text:p text:style-name="P1"><text:span text:style-name="T7">246. </text:span><text:span text:style-name="T4"><text:s/>Mr Campbell subsequently informed the FAC that Parts One and Three of </text:span></text:p>
          </draw:text-box>
        </draw:frame>
        <draw:frame draw:style-name="gr1" draw:text-style-name="P2" draw:layer="layout" svg:width="15.073cm" svg:height="0.475cm" svg:x="2.2cm" svg:y="3.09cm">
          <draw:text-box>
            <text:p text:style-name="P1"><text:span text:style-name="T4">the report were “based on information provided by SIS from a range of sources”.</text:span></text:p>
          </draw:text-box>
        </draw:frame>
        <draw:frame draw:style-name="gr7" draw:text-style-name="P9" draw:layer="layout" svg:width="0.408cm" svg:height="0.276cm" svg:x="17.212cm" svg:y="3.108cm">
          <draw:text-box>
            <text:p text:style-name="P1"><text:span text:style-name="T13">100</text:span></text:p>
          </draw:text-box>
        </draw:frame>
        <draw:frame draw:style-name="gr1" draw:text-style-name="P2" draw:layer="layout" svg:width="0.422cm" svg:height="0.475cm" svg:x="17.62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1cm" svg:height="0.475cm" svg:x="2.2cm" svg:y="3.654cm">
          <draw:text-box>
            <text:p text:style-name="P1"><text:span text:style-name="T4">There was also some intelligence material in Part Two, and Mr Campbell provided </text:span></text:p>
          </draw:text-box>
        </draw:frame>
        <draw:frame draw:style-name="gr1" draw:text-style-name="P2" draw:layer="layout" svg:width="3.092cm" svg:height="0.475cm" svg:x="2.2cm" svg:y="4.218cm">
          <draw:text-box>
            <text:p text:style-name="P1"><text:span text:style-name="T4">some examples.</text:span></text:p>
          </draw:text-box>
        </draw:frame>
        <draw:frame draw:style-name="gr1" draw:text-style-name="P2" draw:layer="layout" svg:width="14.92cm" svg:height="0.475cm" svg:x="2.2cm" svg:y="5.133cm">
          <draw:text-box>
            <text:p text:style-name="P1"><text:span text:style-name="T7">247. </text:span><text:span text:style-name="T4"><text:s/>The Intelligence and Security Committee (ISC) was informed that the SIS </text:span></text:p>
          </draw:text-box>
        </draw:frame>
        <draw:frame draw:style-name="gr1" draw:text-style-name="P2" draw:layer="layout" svg:width="15.928cm" svg:height="0.475cm" svg:x="2.2cm" svg:y="5.697cm">
          <draw:text-box>
            <text:p text:style-name="P1"><text:span text:style-name="T4">representative at Mr Campbell’s meeting in January had offered to provide a briefing </text:span></text:p>
          </draw:text-box>
        </draw:frame>
        <draw:frame draw:style-name="gr1" draw:text-style-name="P2" draw:layer="layout" svg:width="16.368cm" svg:height="0.475cm" svg:x="2.2cm" svg:y="6.262cm">
          <draw:text-box>
            <text:p text:style-name="P1"><text:span text:style-name="T4">note on the organisation of deception, concealment and intimidation in Iraq as SIS had </text:span></text:p>
          </draw:text-box>
        </draw:frame>
        <draw:frame draw:style-name="gr1" draw:text-style-name="P2" draw:layer="layout" svg:width="9.405cm" svg:height="0.475cm" svg:x="2.2cm" svg:y="6.826cm">
          <draw:text-box>
            <text:p text:style-name="P1"><text:span text:style-name="T4">“</text:span><text:span text:style-name="T4">acquired a body of information on these matters”.</text:span></text:p>
          </draw:text-box>
        </draw:frame>
        <draw:frame draw:style-name="gr7" draw:text-style-name="P9" draw:layer="layout" svg:width="0.408cm" svg:height="0.276cm" svg:x="11.565cm" svg:y="6.845cm">
          <draw:text-box>
            <text:p text:style-name="P1"><text:span text:style-name="T13">101</text:span></text:p>
          </draw:text-box>
        </draw:frame>
        <draw:frame draw:style-name="gr1" draw:text-style-name="P2" draw:layer="layout" svg:width="6.949cm" svg:height="0.475cm" svg:x="11.977cm" svg:y="6.826cm">
          <draw:text-box>
            <text:p text:style-name="P1"><text:span text:style-name="T4"><text:s/></text:span><text:span text:style-name="T4">The document provided by SIS was </text:span></text:p>
          </draw:text-box>
        </draw:frame>
        <draw:frame draw:style-name="gr1" draw:text-style-name="P2" draw:layer="layout" svg:width="6.263cm" svg:height="0.475cm" svg:x="2.2cm" svg:y="7.391cm">
          <draw:text-box>
            <text:p text:style-name="P1"><text:span text:style-name="T4">published by the ISC in its report.</text:span></text:p>
          </draw:text-box>
        </draw:frame>
        <draw:frame draw:style-name="gr1" draw:text-style-name="P2" draw:layer="layout" svg:width="15.974cm" svg:height="0.475cm" svg:x="2.2cm" svg:y="8.305cm">
          <draw:text-box>
            <text:p text:style-name="P1"><text:span text:style-name="T7">248. </text:span><text:span text:style-name="T4"><text:s/>Mr Campbell wrote to the CIC authors on 7 February pointing out the “absolute </text:span></text:p>
          </draw:text-box>
        </draw:frame>
        <draw:frame draw:style-name="gr1" draw:text-style-name="P2" draw:layer="layout" svg:width="5.243cm" svg:height="0.475cm" svg:x="2.2cm" svg:y="8.87cm">
          <draw:text-box>
            <text:p text:style-name="P1"><text:span text:style-name="T4">necessity of quality control”.</text:span></text:p>
          </draw:text-box>
        </draw:frame>
        <draw:frame draw:style-name="gr7" draw:text-style-name="P9" draw:layer="layout" svg:width="0.408cm" svg:height="0.276cm" svg:x="7.423cm" svg:y="8.888cm">
          <draw:text-box>
            <text:p text:style-name="P1"><text:span text:style-name="T13">102</text:span></text:p>
          </draw:text-box>
        </draw:frame>
        <draw:frame draw:style-name="gr1" draw:text-style-name="P2" draw:layer="layout" svg:width="9.938cm" svg:height="0.475cm" svg:x="7.835cm" svg:y="8.87cm">
          <draw:text-box>
            <text:p text:style-name="P1"><text:span text:style-name="T4"><text:s/></text:span><text:span text:style-name="T4">That was “particularly important in any document … </text:span></text:p>
          </draw:text-box>
        </draw:frame>
        <draw:frame draw:style-name="gr1" draw:text-style-name="P2" draw:layer="layout" svg:width="16.279cm" svg:height="0.475cm" svg:x="2.2cm" svg:y="9.434cm">
          <draw:text-box>
            <text:p text:style-name="P1"><text:span text:style-name="T4">that includes intelligence assessment”. He took responsibility for the document and he </text:span></text:p>
          </draw:text-box>
        </draw:frame>
        <draw:frame draw:style-name="gr1" draw:text-style-name="P2" draw:layer="layout" svg:width="16.72cm" svg:height="0.475cm" svg:x="2.2cm" svg:y="9.998cm">
          <draw:text-box>
            <text:p text:style-name="P1"><text:span text:style-name="T4">“</text:span><text:span text:style-name="T4">would defend it on substance”, but he had to be “able to make basic assumptions about </text:span></text:p>
          </draw:text-box>
        </draw:frame>
        <draw:frame draw:style-name="gr1" draw:text-style-name="P2" draw:layer="layout" svg:width="2.881cm" svg:height="0.475cm" svg:x="2.2cm" svg:y="10.563cm">
          <draw:text-box>
            <text:p text:style-name="P1"><text:span text:style-name="T4">quality control”.</text:span></text:p>
          </draw:text-box>
        </draw:frame>
        <draw:frame draw:style-name="gr1" draw:text-style-name="P2" draw:layer="layout" svg:width="5.721cm" svg:height="0.475cm" svg:x="2.2cm" svg:y="11.477cm">
          <draw:text-box>
            <text:p text:style-name="P1"><text:span text:style-name="T7">249. </text:span><text:span text:style-name="T4"><text:s/>Mr Campbell added that:</text:span></text:p>
          </draw:text-box>
        </draw:frame>
        <draw:frame draw:style-name="gr1" draw:text-style-name="P2" draw:layer="layout" svg:width="15.412cm" svg:height="0.475cm" svg:x="2.95cm" svg:y="12.392cm">
          <draw:text-box>
            <text:p text:style-name="P1"><text:span text:style-name="T4">“… </text:span><text:span text:style-name="T4">as the prospect of conflict grows, we have to be extra sensitive to the fact that </text:span></text:p>
          </draw:text-box>
        </draw:frame>
        <draw:frame draw:style-name="gr1" draw:text-style-name="P2" draw:layer="layout" svg:width="10.056cm" svg:height="0.475cm" svg:x="2.95cm" svg:y="12.956cm">
          <draw:text-box>
            <text:p text:style-name="P1"><text:span text:style-name="T4">the media will want to pick apart our communications.</text:span></text:p>
          </draw:text-box>
        </draw:frame>
        <draw:frame draw:style-name="gr1" draw:text-style-name="P2" draw:layer="layout" svg:width="15.263cm" svg:height="0.475cm" svg:x="2.95cm" svg:y="13.871cm">
          <draw:text-box>
            <text:p text:style-name="P1"><text:span text:style-name="T4">“</text:span><text:span text:style-name="T4">So lessons must be learnt from this, and greater emphasis placed on quality not </text:span></text:p>
          </draw:text-box>
        </draw:frame>
        <draw:frame draw:style-name="gr1" draw:text-style-name="P2" draw:layer="layout" svg:width="13.079cm" svg:height="0.475cm" svg:x="2.95cm" svg:y="14.435cm">
          <draw:text-box>
            <text:p text:style-name="P1"><text:span text:style-name="T4">quantity, and acute sensitivity to the new political and media realities.”</text:span></text:p>
          </draw:text-box>
        </draw:frame>
        <draw:frame draw:style-name="gr1" draw:text-style-name="P2" draw:layer="layout" svg:width="15.445cm" svg:height="0.475cm" svg:x="2.2cm" svg:y="15.35cm">
          <draw:text-box>
            <text:p text:style-name="P1"><text:span text:style-name="T7">250. </text:span><text:span text:style-name="T4"><text:s/>On 11 February, Sir David Omand, Cabinet Office Permanent Secretary and </text:span></text:p>
          </draw:text-box>
        </draw:frame>
        <draw:frame draw:style-name="gr1" draw:text-style-name="P2" draw:layer="layout" svg:width="16.635cm" svg:height="0.475cm" svg:x="2.2cm" svg:y="15.914cm">
          <draw:text-box>
            <text:p text:style-name="P1"><text:span text:style-name="T4">Security and Intelligence Co-ordinator, issued guidance on the use of intelligence in CIC </text:span></text:p>
          </draw:text-box>
        </draw:frame>
        <draw:frame draw:style-name="gr1" draw:text-style-name="P2" draw:layer="layout" svg:width="15.318cm" svg:height="0.475cm" svg:x="2.2cm" svg:y="16.478cm">
          <draw:text-box>
            <text:p text:style-name="P1"><text:span text:style-name="T4">products, including the need for the lead policy department to be “fully consulted”.</text:span></text:p>
          </draw:text-box>
        </draw:frame>
        <draw:frame draw:style-name="gr7" draw:text-style-name="P9" draw:layer="layout" svg:width="0.408cm" svg:height="0.276cm" svg:x="17.449cm" svg:y="16.497cm">
          <draw:text-box>
            <text:p text:style-name="P1"><text:span text:style-name="T13">103</text:span></text:p>
          </draw:text-box>
        </draw:frame>
        <draw:frame draw:style-name="gr1" draw:text-style-name="P2" draw:layer="layout" svg:width="0.422cm" svg:height="0.475cm" svg:x="17.861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6cm" svg:height="0.475cm" svg:x="2.2cm" svg:y="17.043cm">
          <draw:text-box>
            <text:p text:style-name="P1"><text:span text:style-name="T4">Pointing out that “the reputation of the intelligence community” was “at risk” whenever </text:span></text:p>
          </draw:text-box>
        </draw:frame>
        <draw:frame draw:style-name="gr1" draw:text-style-name="P2" draw:layer="layout" svg:width="15.822cm" svg:height="0.475cm" svg:x="2.2cm" svg:y="17.607cm">
          <draw:text-box>
            <text:p text:style-name="P1"><text:span text:style-name="T4">intelligence material and judgements were “attributed to the Government”, Sir David </text:span></text:p>
          </draw:text-box>
        </draw:frame>
        <draw:frame draw:style-name="gr1" draw:text-style-name="P2" draw:layer="layout" svg:width="7.114cm" svg:height="0.475cm" svg:x="2.2cm" svg:y="18.172cm">
          <draw:text-box>
            <text:p text:style-name="P1"><text:span text:style-name="T4">proposed applying the following rules:</text:span></text:p>
          </draw:text-box>
        </draw:frame>
        <draw:frame draw:style-name="gr1" draw:text-style-name="P2" draw:layer="layout" svg:width="14.518cm" svg:height="0.475cm" svg:x="2.95cm" svg:y="19.086cm">
          <draw:text-box>
            <text:p text:style-name="P1"><text:span text:style-name="T4">“</text:span><text:span text:style-name="T4">a. where intelligence is to be used attributably, in whatever form, the precise </text:span></text:p>
          </draw:text-box>
        </draw:frame>
        <draw:frame draw:style-name="gr1" draw:text-style-name="P2" draw:layer="layout" svg:width="13.798cm" svg:height="0.475cm" svg:x="2.95cm" svg:y="19.651cm">
          <draw:text-box>
            <text:p text:style-name="P1"><text:span text:style-name="T4">wording must be cleared with the Agency originating the material and the </text:span></text:p>
          </draw:text-box>
        </draw:frame>
        <draw:frame draw:style-name="gr1" draw:text-style-name="P2" draw:layer="layout" svg:width="3.749cm" svg:height="0.475cm" svg:x="2.95cm" svg:y="20.215cm">
          <draw:text-box>
            <text:p text:style-name="P1"><text:span text:style-name="T4">Assessments Staff; </text:span></text:p>
          </draw:text-box>
        </draw:frame>
        <draw:frame draw:style-name="gr1" draw:text-style-name="P2" draw:layer="layout" svg:width="15.627cm" svg:height="0.475cm" svg:x="2.95cm" svg:y="21.13cm">
          <draw:text-box>
            <text:p text:style-name="P1"><text:span text:style-name="T4">b. where the attributable product is to be released under the rubric that intelligence </text:span></text:p>
          </draw:text-box>
        </draw:frame>
        <draw:frame draw:style-name="gr1" draw:text-style-name="P2" draw:layer="layout" svg:width="13.417cm" svg:height="0.475cm" svg:x="2.95cm" svg:y="21.694cm">
          <draw:text-box>
            <text:p text:style-name="P1"><text:span text:style-name="T4">material is involved, the document as a whole must be cleared with the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3.63cm" svg:height="0.475cm" svg:x="2.95cm" svg:y="22.258cm">
          <draw:text-box>
            <text:p text:style-name="P1"><text:span text:style-name="T4">Assessments Staff;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00 </text:span></text:p>
          </draw:text-box>
        </draw:frame>
        <draw:frame draw:style-name="gr4" draw:text-style-name="P6" draw:layer="layout" svg:width="15.572cm" svg:height="0.395cm" svg:x="2.646cm" svg:y="24.664cm">
          <draw:text-box>
            <text:p text:style-name="P1"><text:span text:style-name="T11">Memorandum Campbell to Foreign Affairs Committee, 24 June 2003, ‘Supplementary memorandum </text:span></text:p>
          </draw:text-box>
        </draw:frame>
        <draw:frame draw:style-name="gr4" draw:text-style-name="P6" draw:layer="layout" svg:width="3.693cm" svg:height="0.395cm" svg:x="2.2cm" svg:y="25.087cm">
          <draw:text-box>
            <text:p text:style-name="P1"><text:span text:style-name="T11">from Alastair Campbell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01 </text:span></text:p>
          </draw:text-box>
        </draw:frame>
        <draw:frame draw:style-name="gr4" draw:text-style-name="P6" draw:layer="layout" svg:width="14.201cm" svg:height="0.395cm" svg:x="2.646cm" svg:y="25.51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9.858cm" svg:height="0.395cm" svg:x="2.2cm" svg:y="25.934cm">
          <draw:text-box>
            <text:p text:style-name="P1"><text:span text:style-name="T19">Assessments</text:span><text:span text:style-name="T11">, September 2003, Cm5972, paragraphs 129-130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02 </text:span></text:p>
          </draw:text-box>
        </draw:frame>
        <draw:frame draw:style-name="gr4" draw:text-style-name="P6" draw:layer="layout" svg:width="11.707cm" svg:height="0.395cm" svg:x="2.646cm" svg:y="26.357cm">
          <draw:text-box>
            <text:p text:style-name="P1"><text:span text:style-name="T11">Minute Campbell to Hamill, 7 February 2003, ‘Re: Concealment Documen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03 </text:span></text:p>
          </draw:text-box>
        </draw:frame>
        <draw:frame draw:style-name="gr4" draw:text-style-name="P6" draw:layer="layout" svg:width="13.794cm" svg:height="0.395cm" svg:x="2.646cm" svg:y="26.781cm">
          <draw:text-box>
            <text:p text:style-name="P1"><text:span text:style-name="T11">Minute Omand to Campbell, 11 February 2003, ‘The Use of Intelligence in CIC Products’.</text:span></text:p>
          </draw:text-box>
        </draw:frame>
      </draw:page>
      <draw:page draw:name="page5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line draw:style-name="gr16" draw:text-style-name="P10" draw:layer="layout" svg:x1="5.986cm" svg:y1="5.56cm" svg:x2="8.551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5.907cm" svg:height="0.475cm" svg:x="2.95cm" svg:y="2.525cm">
          <draw:text-box>
            <text:p text:style-name="P1"><text:span text:style-name="T4">c. in cases where the content of an attributable product relies largely on intelligence, </text:span></text:p>
          </draw:text-box>
        </draw:frame>
        <draw:frame draw:style-name="gr1" draw:text-style-name="P2" draw:layer="layout" svg:width="13.608cm" svg:height="0.475cm" svg:x="2.95cm" svg:y="3.09cm">
          <draw:text-box>
            <text:p text:style-name="P1"><text:span text:style-name="T4">the Assessments Staff should control and co-ordinate the preparation of </text:span></text:p>
          </draw:text-box>
        </draw:frame>
        <draw:frame draw:style-name="gr1" draw:text-style-name="P2" draw:layer="layout" svg:width="2.699cm" svg:height="0.475cm" svg:x="2.95cm" svg:y="3.654cm">
          <draw:text-box>
            <text:p text:style-name="P1"><text:span text:style-name="T4">the document;</text:span></text:p>
          </draw:text-box>
        </draw:frame>
        <draw:frame draw:style-name="gr1" draw:text-style-name="P2" draw:layer="layout" svg:width="15.725cm" svg:height="0.475cm" svg:x="2.95cm" svg:y="4.568cm">
          <draw:text-box>
            <text:p text:style-name="P1"><text:span text:style-name="T4">d. finally, the current arrangements for the handling of material from the intelligence </text:span></text:p>
          </draw:text-box>
        </draw:frame>
        <draw:frame draw:style-name="gr1" draw:text-style-name="P2" draw:layer="layout" svg:width="11.991cm" svg:height="0.475cm" svg:x="2.95cm" svg:y="5.133cm">
          <draw:text-box>
            <text:p text:style-name="P1"><text:span text:style-name="T4">Agencies on an unattributable basis should continue as before.”</text:span></text:p>
          </draw:text-box>
        </draw:frame>
        <draw:frame draw:style-name="gr1" draw:text-style-name="P2" draw:layer="layout" svg:width="15.983cm" svg:height="0.475cm" svg:x="2.2cm" svg:y="6.047cm">
          <draw:text-box>
            <text:p text:style-name="P1"><text:span text:style-name="T7">251. </text:span><text:span text:style-name="T4"><text:s/>Asked about the origins and accuracy of the dossier published by No.10 during </text:span></text:p>
          </draw:text-box>
        </draw:frame>
        <draw:frame draw:style-name="gr1" draw:text-style-name="P2" draw:layer="layout" svg:width="16.292cm" svg:height="0.475cm" svg:x="2.2cm" svg:y="6.612cm">
          <draw:text-box>
            <text:p text:style-name="P1"><text:span text:style-name="T4">Prime Minister’s Questions on 13 February, Mr Blair said that the part of the document </text:span></text:p>
          </draw:text-box>
        </draw:frame>
        <draw:frame draw:style-name="gr1" draw:text-style-name="P2" draw:layer="layout" svg:width="16.393cm" svg:height="0.475cm" svg:x="2.2cm" svg:y="7.176cm">
          <draw:text-box>
            <text:p text:style-name="P1"><text:span text:style-name="T4">that dealt with intelligence was from intelligence sources and was accurate, as was the </text:span></text:p>
          </draw:text-box>
        </draw:frame>
        <draw:frame draw:style-name="gr1" draw:text-style-name="P2" draw:layer="layout" svg:width="4.138cm" svg:height="0.475cm" svg:x="2.2cm" svg:y="7.741cm">
          <draw:text-box>
            <text:p text:style-name="P1"><text:span text:style-name="T4">document as a whole.</text:span></text:p>
          </draw:text-box>
        </draw:frame>
        <draw:frame draw:style-name="gr7" draw:text-style-name="P9" draw:layer="layout" svg:width="0.408cm" svg:height="0.276cm" svg:x="6.318cm" svg:y="7.759cm">
          <draw:text-box>
            <text:p text:style-name="P1"><text:span text:style-name="T13">104</text:span></text:p>
          </draw:text-box>
        </draw:frame>
        <draw:frame draw:style-name="gr1" draw:text-style-name="P2" draw:layer="layout" svg:width="15.847cm" svg:height="0.475cm" svg:x="2.2cm" svg:y="8.655cm">
          <draw:text-box>
            <text:p text:style-name="P1"><text:span text:style-name="T7">252. </text:span><text:span text:style-name="T4"><text:s/>Mr Blair “had said publicly that Dr al-Marashi should have been acknowledged </text:span></text:p>
          </draw:text-box>
        </draw:frame>
        <draw:frame draw:style-name="gr1" draw:text-style-name="P2" draw:layer="layout" svg:width="15.123cm" svg:height="0.475cm" svg:x="2.2cm" svg:y="9.22cm">
          <draw:text-box>
            <text:p text:style-name="P1"><text:span text:style-name="T4">as a source”, and that the journal in which his article was published should have </text:span></text:p>
          </draw:text-box>
        </draw:frame>
        <draw:frame draw:style-name="gr1" draw:text-style-name="P2" draw:layer="layout" svg:width="2.889cm" svg:height="0.475cm" svg:x="2.2cm" svg:y="9.784cm">
          <draw:text-box>
            <text:p text:style-name="P1"><text:span text:style-name="T4">been identified.</text:span></text:p>
          </draw:text-box>
        </draw:frame>
        <draw:frame draw:style-name="gr7" draw:text-style-name="P9" draw:layer="layout" svg:width="0.408cm" svg:height="0.276cm" svg:x="5.072cm" svg:y="9.803cm">
          <draw:text-box>
            <text:p text:style-name="P1"><text:span text:style-name="T13">105</text:span></text:p>
          </draw:text-box>
        </draw:frame>
        <draw:frame draw:style-name="gr1" draw:text-style-name="P2" draw:layer="layout" svg:width="15.686cm" svg:height="0.475cm" svg:x="2.2cm" svg:y="10.698cm">
          <draw:text-box>
            <text:p text:style-name="P1"><text:span text:style-name="T7">253. </text:span><text:span text:style-name="T4"><text:s/>The FCO told the FAC that lessons had been learned from the way the report </text:span></text:p>
          </draw:text-box>
        </draw:frame>
        <draw:frame draw:style-name="gr1" draw:text-style-name="P2" draw:layer="layout" svg:width="16.135cm" svg:height="0.475cm" svg:x="2.2cm" svg:y="11.263cm">
          <draw:text-box>
            <text:p text:style-name="P1"><text:span text:style-name="T4">had been handled and systems had been put in place “to ensure that any intelligence </text:span></text:p>
          </draw:text-box>
        </draw:frame>
        <draw:frame draw:style-name="gr1" draw:text-style-name="P2" draw:layer="layout" svg:width="16.089cm" svg:height="0.475cm" svg:x="2.2cm" svg:y="11.827cm">
          <draw:text-box>
            <text:p text:style-name="P1"><text:span text:style-name="T4">material which is made available publicly will first be authorised by the JIC Chairman”.</text:span></text:p>
          </draw:text-box>
        </draw:frame>
        <draw:frame draw:style-name="gr7" draw:text-style-name="P9" draw:layer="layout" svg:width="0.408cm" svg:height="0.276cm" svg:x="18.246cm" svg:y="11.846cm">
          <draw:text-box>
            <text:p text:style-name="P1"><text:span text:style-name="T13">106</text:span></text:p>
          </draw:text-box>
        </draw:frame>
        <draw:frame draw:style-name="gr1" draw:text-style-name="P2" draw:layer="layout" svg:width="11.965cm" svg:height="0.475cm" svg:x="2.2cm" svg:y="12.742cm">
          <draw:text-box>
            <text:p text:style-name="P1"><text:span text:style-name="T7">254. </text:span><text:span text:style-name="T4"><text:s/>In its report published on 7 July 2003, the FAC concluded:</text:span></text:p>
          </draw:text-box>
        </draw:frame>
        <draw:frame draw:style-name="gr1" draw:text-style-name="P2" draw:layer="layout" svg:width="14.938cm" svg:height="0.475cm" svg:x="2.95cm" svg:y="13.656cm">
          <draw:text-box>
            <text:p text:style-name="P1"><text:span text:style-name="T4">“… </text:span><text:span text:style-name="T4">the effect of the February dossier was almost wholly counter-productive. By </text:span></text:p>
          </draw:text-box>
        </draw:frame>
        <draw:frame draw:style-name="gr1" draw:text-style-name="P2" draw:layer="layout" svg:width="14.886cm" svg:height="0.475cm" svg:x="2.95cm" svg:y="14.221cm">
          <draw:text-box>
            <text:p text:style-name="P1"><text:span text:style-name="T4">producing such a document the Government undermined the credibility of their </text:span></text:p>
          </draw:text-box>
        </draw:frame>
        <draw:frame draw:style-name="gr1" draw:text-style-name="P2" draw:layer="layout" svg:width="11.627cm" svg:height="0.475cm" svg:x="2.95cm" svg:y="14.785cm">
          <draw:text-box>
            <text:p text:style-name="P1"><text:span text:style-name="T4">case for war and of the other documents which were part of it.</text:span></text:p>
          </draw:text-box>
        </draw:frame>
        <draw:frame draw:style-name="gr1" draw:text-style-name="P2" draw:layer="layout" svg:width="13.189cm" svg:height="0.475cm" svg:x="2.95cm" svg:y="15.7cm">
          <draw:text-box>
            <text:p text:style-name="P1"><text:span text:style-name="T4">“… </text:span><text:span text:style-name="T4">[B]y referring to the document on the floor of the House as ‘further </text:span></text:p>
          </draw:text-box>
        </draw:frame>
        <draw:frame draw:style-name="gr1" draw:text-style-name="P2" draw:layer="layout" svg:width="15.386cm" svg:height="0.475cm" svg:x="2.95cm" svg:y="16.264cm">
          <draw:text-box>
            <text:p text:style-name="P1"><text:span text:style-name="T4">intelligence’ the Prime Minister – who had not been informed of its provenance … </text:span></text:p>
          </draw:text-box>
        </draw:frame>
        <draw:frame draw:style-name="gr1" draw:text-style-name="P2" draw:layer="layout" svg:width="14.438cm" svg:height="0.475cm" svg:x="2.95cm" svg:y="16.828cm">
          <draw:text-box>
            <text:p text:style-name="P1"><text:span text:style-name="T4">misrepresented its status and thus inadvertently made a bad situation worse.</text:span></text:p>
          </draw:text-box>
        </draw:frame>
        <draw:frame draw:style-name="gr1" draw:text-style-name="P2" draw:layer="layout" svg:width="14.692cm" svg:height="0.475cm" svg:x="2.95cm" svg:y="17.743cm">
          <draw:text-box>
            <text:p text:style-name="P1"><text:span text:style-name="T4">“… </text:span><text:span text:style-name="T4">[I]t is wholly unacceptable for the Government to plagiarise work … and to </text:span></text:p>
          </draw:text-box>
        </draw:frame>
        <draw:frame draw:style-name="gr1" draw:text-style-name="P2" draw:layer="layout" svg:width="15.356cm" svg:height="0.475cm" svg:x="2.95cm" svg:y="18.307cm">
          <draw:text-box>
            <text:p text:style-name="P1"><text:span text:style-name="T4">amend it without … highlighting the amendments … [I]t was fundamentally wrong </text:span></text:p>
          </draw:text-box>
        </draw:frame>
        <draw:frame draw:style-name="gr1" draw:text-style-name="P2" draw:layer="layout" svg:width="15.716cm" svg:height="0.475cm" svg:x="2.95cm" svg:y="18.872cm">
          <draw:text-box>
            <text:p text:style-name="P1"><text:span text:style-name="T4">to allow such a document to be presented to Parliament and made widely available </text:span></text:p>
          </draw:text-box>
        </draw:frame>
        <draw:frame draw:style-name="gr1" draw:text-style-name="P2" draw:layer="layout" svg:width="5.332cm" svg:height="0.475cm" svg:x="2.95cm" svg:y="19.436cm">
          <draw:text-box>
            <text:p text:style-name="P1"><text:span text:style-name="T4">without ministerial oversight.</text:span></text:p>
          </draw:text-box>
        </draw:frame>
        <draw:frame draw:style-name="gr1" draw:text-style-name="P2" draw:layer="layout" svg:width="14.713cm" svg:height="0.475cm" svg:x="2.95cm" svg:y="20.351cm">
          <draw:text-box>
            <text:p text:style-name="P1"><text:span text:style-name="T4">“</text:span><text:span text:style-name="T4">We recommend that any paper presented to Parliament … for the purpose of </text:span></text:p>
          </draw:text-box>
        </draw:frame>
        <draw:frame draw:style-name="gr1" draw:text-style-name="P2" draw:layer="layout" svg:width="15.039cm" svg:height="0.475cm" svg:x="2.95cm" svg:y="20.915cm">
          <draw:text-box>
            <text:p text:style-name="P1"><text:span text:style-name="T4">explaining the Government’s foreign policy be signed off by a FCO Minister. We </text:span></text:p>
          </draw:text-box>
        </draw:frame>
        <draw:frame draw:style-name="gr1" draw:text-style-name="P2" draw:layer="layout" svg:width="15.42cm" svg:height="0.475cm" svg:x="2.95cm" svg:y="21.48cm">
          <draw:text-box>
            <text:p text:style-name="P1"><text:span text:style-name="T4">further recommend that any FCO document presented to Parliament which draws </text:span></text:p>
          </draw:text-box>
        </draw:frame>
        <draw:frame draw:style-name="gr1" draw:text-style-name="P2" draw:layer="layout" svg:width="14.594cm" svg:height="0.475cm" svg:x="2.95cm" svg:y="22.044cm">
          <draw:text-box>
            <text:p text:style-name="P1"><text:span text:style-name="T4">on official sources should include full transparency of sources, and attribution </text:span></text:p>
          </draw:text-box>
        </draw:frame>
        <draw:frame draw:style-name="gr1" draw:text-style-name="P2" draw:layer="layout" svg:width="3.685cm" svg:height="0.475cm" svg:x="2.95cm" svg:y="22.608cm">
          <draw:text-box>
            <text:p text:style-name="P1"><text:span text:style-name="T4">where appropriate.”</text:span></text:p>
          </draw:text-box>
        </draw:frame>
        <draw:line draw:style-name="gr8" draw:text-style-name="P10" draw:layer="layout" svg:x1="2.199cm" svg:y1="23.736cm" svg:x2="7.3cm" svg:y2="23.736cm">
          <text:p/>
        </draw:line>
        <draw:frame draw:style-name="gr7" draw:text-style-name="P9" draw:layer="layout" svg:width="0.408cm" svg:height="0.276cm" svg:x="6.621cm" svg:y="22.627cm">
          <draw:text-box>
            <text:p text:style-name="P1"><text:span text:style-name="T13">107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4">104 </text:span></text:p>
          </draw:text-box>
        </draw:frame>
        <draw:frame draw:style-name="gr4" draw:text-style-name="P6" draw:layer="layout" svg:width="11.475cm" svg:height="0.395cm" svg:x="2.646cm" svg:y="24.241cm">
          <draw:text-box>
            <text:p text:style-name="P1"><text:span text:style-name="T11">House of Commons, </text:span><text:span text:style-name="T19">Official Report</text:span><text:span text:style-name="T11">, 12 February 2003, columns 857-860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05 </text:span></text:p>
          </draw:text-box>
        </draw:frame>
        <draw:frame draw:style-name="gr4" draw:text-style-name="P6" draw:layer="layout" svg:width="13.917cm" svg:height="0.395cm" svg:x="2.646cm" svg:y="24.664cm">
          <draw:text-box>
            <text:p text:style-name="P1"><text:span text:style-name="T11">Memorandum Campbell to Foreign Affairs Committee, 24 June 2003, ‘Memorandum from </text:span></text:p>
          </draw:text-box>
        </draw:frame>
        <draw:frame draw:style-name="gr4" draw:text-style-name="P6" draw:layer="layout" svg:width="2.919cm" svg:height="0.395cm" svg:x="2.2cm" svg:y="25.087cm">
          <draw:text-box>
            <text:p text:style-name="P1"><text:span text:style-name="T11">Alastair Campbell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06 </text:span></text:p>
          </draw:text-box>
        </draw:frame>
        <draw:frame draw:style-name="gr4" draw:text-style-name="P6" draw:layer="layout" svg:width="15.737cm" svg:height="0.395cm" svg:x="2.646cm" svg:y="25.511cm">
          <draw:text-box>
            <text:p text:style-name="P1"><text:span text:style-name="T11">Memorandum FCO to Foreign Affairs Committee, 16 June 2003, ‘Memorandum from the Foreign and </text:span></text:p>
          </draw:text-box>
        </draw:frame>
        <draw:frame draw:style-name="gr4" draw:text-style-name="P6" draw:layer="layout" svg:width="3.617cm" svg:height="0.395cm" svg:x="2.2cm" svg:y="25.934cm">
          <draw:text-box>
            <text:p text:style-name="P1"><text:span text:style-name="T11">Commonwealth Office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07 </text:span></text:p>
          </draw:text-box>
        </draw:frame>
        <draw:frame draw:style-name="gr4" draw:text-style-name="P6" draw:layer="layout" svg:width="15.916cm" svg:height="0.395cm" svg:x="2.646cm" svg:y="26.357cm">
          <draw:text-box>
            <text:p text:style-name="P1"><text:span text:style-name="T11">Ninth Report from the Foreign Affairs Committee, Session 2002-2003, 7 July 2003, </text:span><text:span text:style-name="T19">The Decision to go </text:span></text:p>
          </draw:text-box>
        </draw:frame>
        <draw:frame draw:style-name="gr4" draw:text-style-name="P6" draw:layer="layout" svg:width="7.25cm" svg:height="0.395cm" svg:x="2.2cm" svg:y="26.781cm">
          <draw:text-box>
            <text:p text:style-name="P1"><text:span text:style-name="T19">to War in Iraq</text:span><text:span text:style-name="T11">, HC 813-1, paragraphs 136-139.</text:span></text:p>
          </draw:text-box>
        </draw:frame>
      </draw:page>
      <draw:page draw:name="page5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1" draw:text-style-name="P2" draw:layer="layout" svg:width="4.794cm" svg:height="0.475cm" svg:x="2.2cm" svg:y="2.525cm">
          <draw:text-box>
            <text:p text:style-name="P1"><text:span text:style-name="T7">255. </text:span><text:span text:style-name="T4"><text:s/>The ISC concluded:</text:span></text:p>
          </draw:text-box>
        </draw:frame>
        <draw:frame draw:style-name="gr1" draw:text-style-name="P2" draw:layer="layout" svg:width="14.823cm" svg:height="0.475cm" svg:x="2.95cm" svg:y="3.44cm">
          <draw:text-box>
            <text:p text:style-name="P1"><text:span text:style-name="T4">“</text:span><text:span text:style-name="T4">The publicity surrounding the document was such that it devalued the input of </text:span></text:p>
          </draw:text-box>
        </draw:frame>
        <draw:frame draw:style-name="gr1" draw:text-style-name="P2" draw:layer="layout" svg:width="15.077cm" svg:height="0.475cm" svg:x="2.95cm" svg:y="4.004cm">
          <draw:text-box>
            <text:p text:style-name="P1"><text:span text:style-name="T4">the Agencies. It was counter-productive in that attention was distracted from the </text:span></text:p>
          </draw:text-box>
        </draw:frame>
        <draw:frame draw:style-name="gr1" draw:text-style-name="P2" draw:layer="layout" svg:width="11.39cm" svg:height="0.475cm" svg:x="2.95cm" svg:y="4.568cm">
          <draw:text-box>
            <text:p text:style-name="P1"><text:span text:style-name="T4">concealment, intimidation and deception of the Iraqi regime.”</text:span></text:p>
          </draw:text-box>
        </draw:frame>
        <draw:frame draw:style-name="gr7" draw:text-style-name="P9" draw:layer="layout" svg:width="0.408cm" svg:height="0.276cm" svg:x="14.292cm" svg:y="4.587cm">
          <draw:text-box>
            <text:p text:style-name="P1"><text:span text:style-name="T13">108</text:span></text:p>
          </draw:text-box>
        </draw:frame>
        <draw:frame draw:style-name="gr1" draw:text-style-name="P2" draw:layer="layout" svg:width="15.593cm" svg:height="0.475cm" svg:x="2.2cm" svg:y="5.483cm">
          <draw:text-box>
            <text:p text:style-name="P1"><text:span text:style-name="T7">256. </text:span><text:span text:style-name="T4"><text:s/>Commenting on the FAC conclusions in its response, the Government stated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6.397cm">
          <draw:text-box>
            <text:p text:style-name="P1"><text:span text:style-name="T4">It disagreed that the February dossier had “undermined the case for war”: </text:span></text:p>
          </draw:text-box>
        </draw:frame>
        <draw:frame draw:style-name="gr1" draw:text-style-name="P2" draw:layer="layout" svg:width="15.276cm" svg:height="0.475cm" svg:x="3.7cm" svg:y="6.962cm">
          <draw:text-box>
            <text:p text:style-name="P1"><text:span text:style-name="T4">“</text:span><text:span text:style-name="T4">As the FAC itself says, the information in the February document was important. </text:span></text:p>
          </draw:text-box>
        </draw:frame>
        <draw:frame draw:style-name="gr1" draw:text-style-name="P2" draw:layer="layout" svg:width="12.575cm" svg:height="0.475cm" svg:x="3.7cm" svg:y="7.526cm">
          <draw:text-box>
            <text:p text:style-name="P1"><text:span text:style-name="T4">The overall accuracy of the document has never been challenged.”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8cm" svg:height="0.475cm" svg:x="3.7cm" svg:y="8.191cm">
          <draw:text-box>
            <text:p text:style-name="P1"><text:span text:style-name="T4">Mr Blair “did not misrepresent the status of the document. It did contain </text:span></text:p>
          </draw:text-box>
        </draw:frame>
        <draw:frame draw:style-name="gr1" draw:text-style-name="P2" draw:layer="layout" svg:width="13.82cm" svg:height="0.475cm" svg:x="3.7cm" svg:y="8.755cm">
          <draw:text-box>
            <text:p text:style-name="P1"><text:span text:style-name="T4">intelligence material … from a range of sources and was regarded by the </text:span></text:p>
          </draw:text-box>
        </draw:frame>
        <draw:frame draw:style-name="gr1" draw:text-style-name="P2" draw:layer="layout" svg:width="14.611cm" svg:height="0.475cm" svg:x="3.7cm" svg:y="9.32cm">
          <draw:text-box>
            <text:p text:style-name="P1"><text:span text:style-name="T4">[intelligence] Services involved as reliable and significant. The introduction … </text:span></text:p>
          </draw:text-box>
        </draw:frame>
        <draw:frame draw:style-name="gr1" draw:text-style-name="P2" draw:layer="layout" svg:width="13.561cm" svg:height="0.475cm" svg:x="3.7cm" svg:y="9.884cm">
          <draw:text-box>
            <text:p text:style-name="P1"><text:span text:style-name="T4">makes clear that the document draws on a number of sources, of which </text:span></text:p>
          </draw:text-box>
        </draw:frame>
        <draw:frame draw:style-name="gr1" draw:text-style-name="P2" draw:layer="layout" svg:width="4.087cm" svg:height="0.475cm" svg:x="3.7cm" svg:y="10.448cm">
          <draw:text-box>
            <text:p text:style-name="P1"><text:span text:style-name="T4">intelligence was one.”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1.113cm">
          <draw:text-box>
            <text:p text:style-name="P1"><text:span text:style-name="T4">It acknowledged that “mistakes were made and lessons have been learned. </text:span></text:p>
          </draw:text-box>
        </draw:frame>
        <draw:frame draw:style-name="gr1" draw:text-style-name="P2" draw:layer="layout" svg:width="14.954cm" svg:height="0.475cm" svg:x="3.7cm" svg:y="11.677cm">
          <draw:text-box>
            <text:p text:style-name="P1"><text:span text:style-name="T4">Amendments made to the text were in line with information obtained from other </text:span></text:p>
          </draw:text-box>
        </draw:frame>
        <draw:frame draw:style-name="gr1" draw:text-style-name="P2" draw:layer="layout" svg:width="11.796cm" svg:height="0.475cm" svg:x="3.7cm" svg:y="12.242cm">
          <draw:text-box>
            <text:p text:style-name="P1"><text:span text:style-name="T4">sources and did not undermine the accuracy of the document.”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42cm" svg:height="0.475cm" svg:x="3.7cm" svg:y="12.906cm">
          <draw:text-box>
            <text:p text:style-name="P1"><text:span text:style-name="T4">“</text:span><text:span text:style-name="T4">Ministers take full responsibility for all papers presented to Parliament that </text:span></text:p>
          </draw:text-box>
        </draw:frame>
        <draw:frame draw:style-name="gr1" draw:text-style-name="P2" draw:layer="layout" svg:width="8.113cm" svg:height="0.475cm" svg:x="3.7cm" svg:y="13.471cm">
          <draw:text-box>
            <text:p text:style-name="P1"><text:span text:style-name="T4">explain the Government’s foreign policy …”</text:span></text:p>
          </draw:text-box>
        </draw:frame>
        <draw:frame draw:style-name="gr7" draw:text-style-name="P9" draw:layer="layout" svg:width="0.408cm" svg:height="0.276cm" svg:x="11.787cm" svg:y="13.489cm">
          <draw:text-box>
            <text:p text:style-name="P1"><text:span text:style-name="T13">109</text:span></text:p>
          </draw:text-box>
        </draw:frame>
        <draw:frame draw:style-name="gr6" draw:text-style-name="P8" draw:layer="layout" svg:width="13.295cm" svg:height="0.556cm" svg:x="2.2cm" svg:y="14.592cm">
          <draw:text-box>
            <text:p text:style-name="P1"><text:span text:style-name="T9">Secretary Powell’s presentation to the Security Council, </text:span></text:p>
          </draw:text-box>
        </draw:frame>
        <draw:frame draw:style-name="gr6" draw:text-style-name="P8" draw:layer="layout" svg:width="3.774cm" svg:height="0.556cm" svg:x="2.2cm" svg:y="15.227cm">
          <draw:text-box>
            <text:p text:style-name="P1"><text:span text:style-name="T9">5 February 2003</text:span></text:p>
          </draw:text-box>
        </draw:frame>
        <draw:frame draw:style-name="gr1" draw:text-style-name="P2" draw:layer="layout" svg:width="15.369cm" svg:height="0.475cm" svg:x="2.2cm" svg:y="16.055cm">
          <draw:text-box>
            <text:p text:style-name="P1"><text:span text:style-name="T7">257. </text:span><text:span text:style-name="T15"><text:s/>Secretary Powell gave a long and detailed presentation to the Security </text:span></text:p>
          </draw:text-box>
        </draw:frame>
        <draw:frame draw:style-name="gr1" draw:text-style-name="P2" draw:layer="layout" svg:width="16.542cm" svg:height="0.475cm" svg:x="2.2cm" svg:y="16.62cm">
          <draw:text-box>
            <text:p text:style-name="P1"><text:span text:style-name="T15">Council on 5 February setting out the US position on the threat posed by Iraq and </text:span></text:p>
          </draw:text-box>
        </draw:frame>
        <draw:frame draw:style-name="gr1" draw:text-style-name="P2" draw:layer="layout" svg:width="8.329cm" svg:height="0.475cm" svg:x="2.2cm" svg:y="17.184cm">
          <draw:text-box>
            <text:p text:style-name="P1"><text:span text:style-name="T15">its failure to comply with resolution 1441.</text:span></text:p>
          </draw:text-box>
        </draw:frame>
        <draw:frame draw:style-name="gr1" draw:text-style-name="P2" draw:layer="layout" svg:width="16.461cm" svg:height="0.475cm" svg:x="2.2cm" svg:y="18.098cm">
          <draw:text-box>
            <text:p text:style-name="P1"><text:span text:style-name="T7">258. </text:span><text:span text:style-name="T4"><text:s/>In his presentation to the Security Council on 5 February, Secretary Powell stated </text:span></text:p>
          </draw:text-box>
        </draw:frame>
        <draw:frame draw:style-name="gr1" draw:text-style-name="P2" draw:layer="layout" svg:width="9.722cm" svg:height="0.475cm" svg:x="2.2cm" svg:y="18.663cm">
          <draw:text-box>
            <text:p text:style-name="P1"><text:span text:style-name="T4">that he had asked for the meeting for two purposes:</text:span></text:p>
          </draw:text-box>
        </draw:frame>
        <draw:frame draw:style-name="gr2" draw:text-style-name="P3" draw:layer="layout" svg:width="0.634cm" svg:height="0.712cm" svg:x="2.95cm" svg:y="19.4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07cm" svg:height="0.475cm" svg:x="3.7cm" svg:y="19.577cm">
          <draw:text-box>
            <text:p text:style-name="P1"><text:span text:style-name="T4">The first was to support the “core assessments” made by Dr Blix and </text:span></text:p>
          </draw:text-box>
        </draw:frame>
        <draw:frame draw:style-name="gr1" draw:text-style-name="P2" draw:layer="layout" svg:width="2.525cm" svg:height="0.475cm" svg:x="3.7cm" svg:y="20.142cm">
          <draw:text-box>
            <text:p text:style-name="P1"><text:span text:style-name="T4">Dr ElBaradei.</text:span></text:p>
          </draw:text-box>
        </draw:frame>
        <draw:frame draw:style-name="gr2" draw:text-style-name="P3" draw:layer="layout" svg:width="0.634cm" svg:height="0.712cm" svg:x="2.95cm" svg:y="20.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20.806cm">
          <draw:text-box>
            <text:p text:style-name="P1"><text:span text:style-name="T4">The second was to provide “additional information and to share … what the </text:span></text:p>
          </draw:text-box>
        </draw:frame>
        <draw:frame draw:style-name="gr1" draw:text-style-name="P2" draw:layer="layout" svg:width="14.285cm" svg:height="0.475cm" svg:x="3.7cm" svg:y="21.371cm">
          <draw:text-box>
            <text:p text:style-name="P1"><text:span text:style-name="T4">United States knows about Iraq’s weapons of mass destruction, as well [as] </text:span></text:p>
          </draw:text-box>
        </draw:frame>
        <draw:frame draw:style-name="gr1" draw:text-style-name="P2" draw:layer="layout" svg:width="5.908cm" svg:height="0.475cm" svg:x="3.7cm" svg:y="21.935cm">
          <draw:text-box>
            <text:p text:style-name="P1"><text:span text:style-name="T4">Iraq’s involvement in terrorism”.</text:span></text:p>
          </draw:text-box>
        </draw:frame>
        <draw:frame draw:style-name="gr7" draw:text-style-name="P9" draw:layer="layout" svg:width="0.391cm" svg:height="0.276cm" svg:x="9.597cm" svg:y="21.954cm">
          <draw:text-box>
            <text:p text:style-name="P1"><text:span text:style-name="T13">110</text:span></text:p>
          </draw:text-box>
        </draw:frame>
        <draw:frame draw:style-name="gr1" draw:text-style-name="P2" draw:layer="layout" svg:width="16.114cm" svg:height="0.475cm" svg:x="2.2cm" svg:y="22.85cm">
          <draw:text-box>
            <text:p text:style-name="P1"><text:span text:style-name="T7">259. </text:span><text:span text:style-name="T4"><text:s/>Secretary Powell stated that the information “when combined with what all of us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839cm" svg:height="0.475cm" svg:x="2.2cm" svg:y="23.414cm">
          <draw:text-box>
            <text:p text:style-name="P1"><text:span text:style-name="T4">have learned over the years” was “deeply troubling”. There was “an accumulation of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08 </text:span></text:p>
          </draw:text-box>
        </draw:frame>
        <draw:frame draw:style-name="gr4" draw:text-style-name="P6" draw:layer="layout" svg:width="14.201cm" svg:height="0.395cm" svg:x="2.646cm" svg:y="25.087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5.511cm">
          <draw:text-box>
            <text:p text:style-name="P1"><text:span text:style-name="T19">Assessments</text:span><text:span text:style-name="T11">, September 2003, Cm5972, paragraph 135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09 </text:span></text:p>
          </draw:text-box>
        </draw:frame>
        <draw:frame draw:style-name="gr4" draw:text-style-name="P6" draw:layer="layout" svg:width="15.635cm" svg:height="0.395cm" svg:x="2.646cm" svg:y="25.934cm">
          <draw:text-box>
            <text:p text:style-name="P1"><text:span text:style-name="T11">Foreign Secretary, </text:span><text:span text:style-name="T19">The Decision to go to War in Iraq. Response of the Secretary of State for Foreign </text:span></text:p>
          </draw:text-box>
        </draw:frame>
        <draw:frame draw:style-name="gr4" draw:text-style-name="P6" draw:layer="layout" svg:width="11.47cm" svg:height="0.395cm" svg:x="2.2cm" svg:y="26.357cm">
          <draw:text-box>
            <text:p text:style-name="P1"><text:span text:style-name="T19">and Commonwealth Affairs,</text:span><text:span text:style-name="T11"> November 2003, Cm6062, paragraphs 21-24.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4">110 </text:span></text:p>
          </draw:text-box>
        </draw:frame>
        <draw:frame draw:style-name="gr4" draw:text-style-name="P6" draw:layer="layout" svg:width="12.558cm" svg:height="0.395cm" svg:x="2.631cm" svg:y="26.781cm">
          <draw:text-box>
            <text:p text:style-name="P1"><text:span text:style-name="T11">UN Security Council, ‘4701st Meeting Wednesday 5 February 2003’ (S/PV.4701).</text:span></text:p>
          </draw:text-box>
        </draw:frame>
      </draw:page>
      <draw:page draw:name="page5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4">facts and disturbing patterns of behaviour” that demonstrated that Saddam Hussein and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4">his regime had “made no effort to disarm as required by the international community” </text:span></text:p>
          </draw:text-box>
        </draw:frame>
        <draw:frame draw:style-name="gr1" draw:text-style-name="P2" draw:layer="layout" svg:width="11.402cm" svg:height="0.475cm" svg:x="2.2cm" svg:y="3.654cm">
          <draw:text-box>
            <text:p text:style-name="P1"><text:span text:style-name="T4">and was “concealing their efforts to produce more weapons”.</text:span></text:p>
          </draw:text-box>
        </draw:frame>
        <draw:frame draw:style-name="gr1" draw:text-style-name="P2" draw:layer="layout" svg:width="16.728cm" svg:height="0.475cm" svg:x="2.2cm" svg:y="4.568cm">
          <draw:text-box>
            <text:p text:style-name="P1"><text:span text:style-name="T7">260. </text:span><text:span text:style-name="T4"><text:s/>Secretary Powell provided tapes of intercepted conversations and satellite imagery </text:span></text:p>
          </draw:text-box>
        </draw:frame>
        <draw:frame draw:style-name="gr1" draw:text-style-name="P2" draw:layer="layout" svg:width="16.173cm" svg:height="0.475cm" svg:x="2.2cm" svg:y="5.133cm">
          <draw:text-box>
            <text:p text:style-name="P1"><text:span text:style-name="T4">which he interpreted as demonstrating Iraq’s attempts to conceal activity to “clean up” </text:span></text:p>
          </draw:text-box>
        </draw:frame>
        <draw:frame draw:style-name="gr1" draw:text-style-name="P2" draw:layer="layout" svg:width="7.343cm" svg:height="0.475cm" svg:x="2.2cm" svg:y="5.697cm">
          <draw:text-box>
            <text:p text:style-name="P1"><text:span text:style-name="T4">facilities before visits by the inspectors.</text:span></text:p>
          </draw:text-box>
        </draw:frame>
        <draw:frame draw:style-name="gr1" draw:text-style-name="P2" draw:layer="layout" svg:width="14.281cm" svg:height="0.475cm" svg:x="2.2cm" svg:y="6.612cm">
          <draw:text-box>
            <text:p text:style-name="P1"><text:span text:style-name="T7">261. </text:span><text:span text:style-name="T4"><text:s/>Secretary Powell also stated that human sources had told the US that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7.526cm">
          <draw:text-box>
            <text:p text:style-name="P1"><text:span text:style-name="T4">The Iraqis were moving “not just documents and hard drives but also weapons </text:span></text:p>
          </draw:text-box>
        </draw:frame>
        <draw:frame draw:style-name="gr1" draw:text-style-name="P2" draw:layer="layout" svg:width="12.452cm" svg:height="0.475cm" svg:x="3.7cm" svg:y="8.091cm">
          <draw:text-box>
            <text:p text:style-name="P1"><text:span text:style-name="T4">of mass destruction to keep them from being found by inspectors”.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8.755cm">
          <draw:text-box>
            <text:p text:style-name="P1"><text:span text:style-name="T4">“… </text:span><text:span text:style-name="T4">[W]e know from sources that [last fall] a missile brigade outside Baghdad </text:span></text:p>
          </draw:text-box>
        </draw:frame>
        <draw:frame draw:style-name="gr1" draw:text-style-name="P2" draw:layer="layout" svg:width="14.429cm" svg:height="0.475cm" svg:x="3.7cm" svg:y="9.32cm">
          <draw:text-box>
            <text:p text:style-name="P1"><text:span text:style-name="T4">was disbursing rocket launchers and warheads containing biological warfare </text:span></text:p>
          </draw:text-box>
        </draw:frame>
        <draw:frame draw:style-name="gr1" draw:text-style-name="P2" draw:layer="layout" svg:width="14.315cm" svg:height="0.475cm" svg:x="3.7cm" svg:y="9.884cm">
          <draw:text-box>
            <text:p text:style-name="P1"><text:span text:style-name="T4">agents to various locations, distributing them to various locations in western </text:span></text:p>
          </draw:text-box>
        </draw:frame>
        <draw:frame draw:style-name="gr1" draw:text-style-name="P2" draw:layer="layout" svg:width="14.298cm" svg:height="0.475cm" svg:x="3.7cm" svg:y="10.448cm">
          <draw:text-box>
            <text:p text:style-name="P1"><text:span text:style-name="T4">Iraq. Most of the launchers … were to be moved every one to four weeks to </text:span></text:p>
          </draw:text-box>
        </draw:frame>
        <draw:frame draw:style-name="gr1" draw:text-style-name="P2" draw:layer="layout" svg:width="3.478cm" svg:height="0.475cm" svg:x="3.7cm" svg:y="11.013cm">
          <draw:text-box>
            <text:p text:style-name="P1"><text:span text:style-name="T4">escape detection.”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9cm" svg:height="0.475cm" svg:x="3.7cm" svg:y="11.677cm">
          <draw:text-box>
            <text:p text:style-name="P1"><text:span text:style-name="T4">“</text:span><text:span text:style-name="T4">In early December, Saddam Hussein had all Iraqi scientists warned of the </text:span></text:p>
          </draw:text-box>
        </draw:frame>
        <draw:frame draw:style-name="gr1" draw:text-style-name="P2" draw:layer="layout" svg:width="14.582cm" svg:height="0.475cm" svg:x="3.7cm" svg:y="12.242cm">
          <draw:text-box>
            <text:p text:style-name="P1"><text:span text:style-name="T4">serious consequences that they and their families would face if they revealed </text:span></text:p>
          </draw:text-box>
        </draw:frame>
        <draw:frame draw:style-name="gr1" draw:text-style-name="P2" draw:layer="layout" svg:width="15.111cm" svg:height="0.475cm" svg:x="3.7cm" svg:y="12.806cm">
          <draw:text-box>
            <text:p text:style-name="P1"><text:span text:style-name="T4">any sensitive information to the inspectors. They were forced to sign documents </text:span></text:p>
          </draw:text-box>
        </draw:frame>
        <draw:frame draw:style-name="gr1" draw:text-style-name="P2" draw:layer="layout" svg:width="12.266cm" svg:height="0.475cm" svg:x="3.7cm" svg:y="13.371cm">
          <draw:text-box>
            <text:p text:style-name="P1"><text:span text:style-name="T4">acknowledging that divulging information is punishable by death.”</text:span></text:p>
          </draw:text-box>
        </draw:frame>
        <draw:frame draw:style-name="gr2" draw:text-style-name="P3" draw:layer="layout" svg:width="0.634cm" svg:height="0.712cm" svg:x="2.95cm" svg:y="13.8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1cm" svg:height="0.475cm" svg:x="3.7cm" svg:y="14.035cm">
          <draw:text-box>
            <text:p text:style-name="P1"><text:span text:style-name="T4">“</text:span><text:span text:style-name="T4">Saddam Hussein also said that scientists should be told not to agree to leave </text:span></text:p>
          </draw:text-box>
        </draw:frame>
        <draw:frame draw:style-name="gr1" draw:text-style-name="P2" draw:layer="layout" svg:width="14.353cm" svg:height="0.475cm" svg:x="3.7cm" svg:y="14.6cm">
          <draw:text-box>
            <text:p text:style-name="P1"><text:span text:style-name="T4">Iraq. Anyone who agreed to be interviewed outside Iraq would be treated as </text:span></text:p>
          </draw:text-box>
        </draw:frame>
        <draw:frame draw:style-name="gr1" draw:text-style-name="P2" draw:layer="layout" svg:width="1.242cm" svg:height="0.475cm" svg:x="3.7cm" svg:y="15.164cm">
          <draw:text-box>
            <text:p text:style-name="P1"><text:span text:style-name="T4">a spy.”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15.828cm">
          <draw:text-box>
            <text:p text:style-name="P1"><text:span text:style-name="T4">A “false death certificate” had been issued for one scientist, and he was “sent </text:span></text:p>
          </draw:text-box>
        </draw:frame>
        <draw:frame draw:style-name="gr1" draw:text-style-name="P2" draw:layer="layout" svg:width="14.497cm" svg:height="0.475cm" svg:x="3.7cm" svg:y="16.393cm">
          <draw:text-box>
            <text:p text:style-name="P1"><text:span text:style-name="T4">into hiding” and a “dozen experts have been placed under house arrest … at </text:span></text:p>
          </draw:text-box>
        </draw:frame>
        <draw:frame draw:style-name="gr1" draw:text-style-name="P2" draw:layer="layout" svg:width="7.931cm" svg:height="0.475cm" svg:x="3.7cm" svg:y="16.957cm">
          <draw:text-box>
            <text:p text:style-name="P1"><text:span text:style-name="T4">one of Saddam Hussein’s ‘guest houses’”.</text:span></text:p>
          </draw:text-box>
        </draw:frame>
        <draw:frame draw:style-name="gr1" draw:text-style-name="P2" draw:layer="layout" svg:width="16.736cm" svg:height="0.475cm" svg:x="2.2cm" svg:y="17.872cm">
          <draw:text-box>
            <text:p text:style-name="P1"><text:span text:style-name="T7">262. </text:span><text:span text:style-name="T4"><text:s/>Secretary Powell added that the “information and intelligence” pointed to “an active </text:span></text:p>
          </draw:text-box>
        </draw:frame>
        <draw:frame draw:style-name="gr1" draw:text-style-name="P2" draw:layer="layout" svg:width="16.275cm" svg:height="0.475cm" svg:x="2.2cm" svg:y="18.436cm">
          <draw:text-box>
            <text:p text:style-name="P1"><text:span text:style-name="T4">and systematic effort on the part of the Iraqi regime to keep materials and people from </text:span></text:p>
          </draw:text-box>
        </draw:frame>
        <draw:frame draw:style-name="gr1" draw:text-style-name="P2" draw:layer="layout" svg:width="2.906cm" svg:height="0.475cm" svg:x="2.2cm" svg:y="19.001cm">
          <draw:text-box>
            <text:p text:style-name="P1"><text:span text:style-name="T4">the inspectors”.</text:span></text:p>
          </draw:text-box>
        </draw:frame>
        <draw:frame draw:style-name="gr1" draw:text-style-name="P2" draw:layer="layout" svg:width="15.115cm" svg:height="0.475cm" svg:x="2.2cm" svg:y="19.915cm">
          <draw:text-box>
            <text:p text:style-name="P1"><text:span text:style-name="T7">263. </text:span><text:span text:style-name="T4"><text:s/>Secretary Powell stated that Iraq had failed the test of providing an honest </text:span></text:p>
          </draw:text-box>
        </draw:frame>
        <draw:frame draw:style-name="gr1" draw:text-style-name="P2" draw:layer="layout" svg:width="15.17cm" svg:height="0.475cm" svg:x="2.2cm" svg:y="20.48cm">
          <draw:text-box>
            <text:p text:style-name="P1"><text:span text:style-name="T4">declaration and the conclusion that Iraq was now in further material breach of its </text:span></text:p>
          </draw:text-box>
        </draw:frame>
        <draw:frame draw:style-name="gr1" draw:text-style-name="P2" draw:layer="layout" svg:width="15.509cm" svg:height="0.475cm" svg:x="2.2cm" svg:y="21.044cm">
          <draw:text-box>
            <text:p text:style-name="P1"><text:span text:style-name="T4">obligation was “irrefutable and undeniable”. Iraq had “placed itself in danger of the </text:span></text:p>
          </draw:text-box>
        </draw:frame>
        <draw:frame draw:style-name="gr1" draw:text-style-name="P2" draw:layer="layout" svg:width="16.694cm" svg:height="0.475cm" svg:x="2.2cm" svg:y="21.608cm">
          <draw:text-box>
            <text:p text:style-name="P1"><text:span text:style-name="T4">serious consequences called for in resolution 1441”. The Council placed itself “in danger </text:span></text:p>
          </draw:text-box>
        </draw:frame>
        <draw:frame draw:style-name="gr1" draw:text-style-name="P2" draw:layer="layout" svg:width="16.546cm" svg:height="0.475cm" svg:x="2.2cm" svg:y="22.173cm">
          <draw:text-box>
            <text:p text:style-name="P1"><text:span text:style-name="T4">of irrelevance” if it allowed Iraq to “continue to defy its will without responding effectively </text:span></text:p>
          </draw:text-box>
        </draw:frame>
        <draw:frame draw:style-name="gr1" draw:text-style-name="P2" draw:layer="layout" svg:width="3.351cm" svg:height="0.475cm" svg:x="2.2cm" svg:y="22.737cm">
          <draw:text-box>
            <text:p text:style-name="P1"><text:span text:style-name="T4">and immediately”.</text:span></text:p>
          </draw:text-box>
        </draw:frame>
        <draw:frame draw:style-name="gr1" draw:text-style-name="P2" draw:layer="layout" svg:width="16.419cm" svg:height="0.475cm" svg:x="2.2cm" svg:y="23.652cm">
          <draw:text-box>
            <text:p text:style-name="P1"><text:span text:style-name="T7">264. </text:span><text:span text:style-name="T4"><text:s/>Secretary Powell set out the “real and present dangers” posed by Iraq’s weapons </text:span></text:p>
          </draw:text-box>
        </draw:frame>
        <draw:frame draw:style-name="gr1" draw:text-style-name="P2" draw:layer="layout" svg:width="3.804cm" svg:height="0.475cm" svg:x="2.2cm" svg:y="24.216cm">
          <draw:text-box>
            <text:p text:style-name="P1"><text:span text:style-name="T4">of mass destruction.</text:span></text:p>
          </draw:text-box>
        </draw:frame>
        <draw:frame draw:style-name="gr1" draw:text-style-name="P2" draw:layer="layout" svg:width="16.16cm" svg:height="0.475cm" svg:x="2.2cm" svg:y="25.131cm">
          <draw:text-box>
            <text:p text:style-name="P1"><text:span text:style-name="T7">265. </text:span><text:span text:style-name="T4"><text:s/>In relation to Iraq’s biological weapons, Secretary Powell stated that “One of the </text:span></text:p>
          </draw:text-box>
        </draw:frame>
        <draw:frame draw:style-name="gr1" draw:text-style-name="P2" draw:layer="layout" svg:width="16.381cm" svg:height="0.475cm" svg:x="2.2cm" svg:y="25.695cm">
          <draw:text-box>
            <text:p text:style-name="P1"><text:span text:style-name="T4">most worrisome things” was the “existence of mobile production facilities used to make </text:span></text:p>
          </draw:text-box>
        </draw:frame>
        <draw:frame draw:style-name="gr1" draw:text-style-name="P2" draw:layer="layout" svg:width="16.084cm" svg:height="0.475cm" svg:x="2.2cm" svg:y="26.26cm">
          <draw:text-box>
            <text:p text:style-name="P1"><text:span text:style-name="T4">biological agents”. Secretary Powell set out the details provided by “an Iraqi chemical </text:span></text:p>
          </draw:text-box>
        </draw:frame>
      </draw:page>
      <draw:page draw:name="page5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4">engineer who supervised one of these facilities”, who had defected and was hiding in </text:span></text:p>
          </draw:text-box>
        </draw:frame>
        <draw:frame draw:style-name="gr1" draw:text-style-name="P2" draw:layer="layout" svg:width="5.124cm" svg:height="0.475cm" svg:x="2.2cm" svg:y="3.09cm">
          <draw:text-box>
            <text:p text:style-name="P1"><text:span text:style-name="T4">another country. He ad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cm" svg:height="0.475cm" svg:x="3.7cm" svg:y="4.004cm">
          <draw:text-box>
            <text:p text:style-name="P1"><text:span text:style-name="T4">The existence of transportable facilities moving on trailers had been “confirmed </text:span></text:p>
          </draw:text-box>
        </draw:frame>
        <draw:frame draw:style-name="gr1" draw:text-style-name="P2" draw:layer="layout" svg:width="14.56cm" svg:height="0.475cm" svg:x="3.7cm" svg:y="4.568cm">
          <draw:text-box>
            <text:p text:style-name="P1"><text:span text:style-name="T4">by a second source, an Iraqi civil engineer in a position to know the details of </text:span></text:p>
          </draw:text-box>
        </draw:frame>
        <draw:frame draw:style-name="gr1" draw:text-style-name="P2" draw:layer="layout" svg:width="2.55cm" svg:height="0.475cm" svg:x="3.7cm" svg:y="5.133cm">
          <draw:text-box>
            <text:p text:style-name="P1"><text:span text:style-name="T4">the program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4cm" svg:height="0.475cm" svg:x="3.7cm" svg:y="5.797cm">
          <draw:text-box>
            <text:p text:style-name="P1"><text:span text:style-name="T4">“</text:span><text:span text:style-name="T4">A third source, also in position to know, reported in summer 2002 that Iraq had </text:span></text:p>
          </draw:text-box>
        </draw:frame>
        <draw:frame draw:style-name="gr1" draw:text-style-name="P2" draw:layer="layout" svg:width="14.814cm" svg:height="0.475cm" svg:x="3.7cm" svg:y="6.362cm">
          <draw:text-box>
            <text:p text:style-name="P1"><text:span text:style-name="T4">manufactured mobile production systems mounted on road trailer units and on </text:span></text:p>
          </draw:text-box>
        </draw:frame>
        <draw:frame draw:style-name="gr1" draw:text-style-name="P2" draw:layer="layout" svg:width="1.742cm" svg:height="0.475cm" svg:x="3.7cm" svg:y="6.926cm">
          <draw:text-box>
            <text:p text:style-name="P1"><text:span text:style-name="T4">rail cars.”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7.591cm">
          <draw:text-box>
            <text:p text:style-name="P1"><text:span text:style-name="T4">A fourth source, “an Iraqi major, who defected, confirmed that Iraq has mobile </text:span></text:p>
          </draw:text-box>
        </draw:frame>
        <draw:frame draw:style-name="gr1" draw:text-style-name="P2" draw:layer="layout" svg:width="6.136cm" svg:height="0.475cm" svg:x="3.7cm" svg:y="8.155cm">
          <draw:text-box>
            <text:p text:style-name="P1"><text:span text:style-name="T4">biological research laboratories”.</text:span></text:p>
          </draw:text-box>
        </draw:frame>
        <draw:frame draw:style-name="gr1" draw:text-style-name="P2" draw:layer="layout" svg:width="16.715cm" svg:height="0.475cm" svg:x="2.2cm" svg:y="9.07cm">
          <draw:text-box>
            <text:p text:style-name="P1"><text:span text:style-name="T7">266. </text:span><text:span text:style-name="T4"><text:s/>Secretary Powell provided diagrams of the reported facilities and stated: “We know </text:span></text:p>
          </draw:text-box>
        </draw:frame>
        <draw:frame draw:style-name="gr1" draw:text-style-name="P2" draw:layer="layout" svg:width="13.168cm" svg:height="0.475cm" svg:x="2.2cm" svg:y="9.634cm">
          <draw:text-box>
            <text:p text:style-name="P1"><text:span text:style-name="T4">that Iraq has at least seven of these mobile biological agent factories.”</text:span></text:p>
          </draw:text-box>
        </draw:frame>
        <draw:frame draw:style-name="gr1" draw:text-style-name="P2" draw:layer="layout" svg:width="15.881cm" svg:height="0.475cm" svg:x="2.2cm" svg:y="10.548cm">
          <draw:text-box>
            <text:p text:style-name="P1"><text:span text:style-name="T7">267. </text:span><text:span text:style-name="T4"><text:s/>During his presentation Secretary Powell also drew attention “to the fine paper </text:span></text:p>
          </draw:text-box>
        </draw:frame>
        <draw:frame draw:style-name="gr1" draw:text-style-name="P2" draw:layer="layout" svg:width="16.182cm" svg:height="0.475cm" svg:x="2.2cm" svg:y="11.113cm">
          <draw:text-box>
            <text:p text:style-name="P1"><text:span text:style-name="T4">that the United Kingdom distributed yesterday which describes in exquisite detail Iraqi </text:span></text:p>
          </draw:text-box>
        </draw:frame>
        <draw:frame draw:style-name="gr1" draw:text-style-name="P2" draw:layer="layout" svg:width="3.85cm" svg:height="0.475cm" svg:x="2.2cm" svg:y="11.677cm">
          <draw:text-box>
            <text:p text:style-name="P1"><text:span text:style-name="T4">deception activities”.</text:span></text:p>
          </draw:text-box>
        </draw:frame>
        <draw:frame draw:style-name="gr1" draw:text-style-name="P2" draw:layer="layout" svg:width="16.444cm" svg:height="0.475cm" svg:x="2.2cm" svg:y="12.592cm">
          <draw:text-box>
            <text:p text:style-name="P1"><text:span text:style-name="T7">268. </text:span><text:span text:style-name="T4"><text:s/>Secretary Powell was referring to the No.10 document, ‘Iraq – Its Infrastructure of </text:span></text:p>
          </draw:text-box>
        </draw:frame>
        <draw:frame draw:style-name="gr1" draw:text-style-name="P2" draw:layer="layout" svg:width="7.986cm" svg:height="0.475cm" svg:x="2.2cm" svg:y="13.156cm">
          <draw:text-box>
            <text:p text:style-name="P1"><text:span text:style-name="T4">Concealment, Deception and Intimidation’.</text:span></text:p>
          </draw:text-box>
        </draw:frame>
        <draw:frame draw:style-name="gr1" draw:text-style-name="P2" draw:layer="layout" svg:width="16.046cm" svg:height="0.475cm" svg:x="2.2cm" svg:y="14.071cm">
          <draw:text-box>
            <text:p text:style-name="P1"><text:span text:style-name="T7">269. </text:span><text:span text:style-name="T4"><text:s/>In his statement to the Security Council, Mr Straw described Secretary Powell’s </text:span></text:p>
          </draw:text-box>
        </draw:frame>
        <draw:frame draw:style-name="gr1" draw:text-style-name="P2" draw:layer="layout" svg:width="16.093cm" svg:height="0.475cm" svg:x="2.2cm" svg:y="14.635cm">
          <draw:text-box>
            <text:p text:style-name="P1"><text:span text:style-name="T4">presentation as “a most powerful and authoritative case against the Iraqi regime” and </text:span></text:p>
          </draw:text-box>
        </draw:frame>
        <draw:frame draw:style-name="gr1" draw:text-style-name="P2" draw:layer="layout" svg:width="16.66cm" svg:height="0.475cm" svg:x="2.2cm" svg:y="15.2cm">
          <draw:text-box>
            <text:p text:style-name="P1"><text:span text:style-name="T4">thanked him for “laying bare the deceit practised by the regime of Saddam Hussein, and </text:span></text:p>
          </draw:text-box>
        </draw:frame>
        <draw:frame draw:style-name="gr1" draw:text-style-name="P2" draw:layer="layout" svg:width="11.242cm" svg:height="0.475cm" svg:x="2.2cm" svg:y="15.764cm">
          <draw:text-box>
            <text:p text:style-name="P1"><text:span text:style-name="T4">worse, the very great danger which that regime represents”.</text:span></text:p>
          </draw:text-box>
        </draw:frame>
        <draw:frame draw:style-name="gr1" draw:text-style-name="P2" draw:layer="layout" svg:width="16.605cm" svg:height="0.475cm" svg:x="2.2cm" svg:y="16.678cm">
          <draw:text-box>
            <text:p text:style-name="P1"><text:span text:style-name="T7">270. </text:span><text:span text:style-name="T4"><text:s/>Mr Mohammed Aldouri, Iraqi Permanent Representative to the UN, challenged the </text:span></text:p>
          </draw:text-box>
        </draw:frame>
        <draw:frame draw:style-name="gr1" draw:text-style-name="P2" draw:layer="layout" svg:width="16.055cm" svg:height="0.475cm" svg:x="2.2cm" svg:y="17.243cm">
          <draw:text-box>
            <text:p text:style-name="P1"><text:span text:style-name="T4">“</text:span><text:span text:style-name="T4">incorrect allegations” in Secretary Powell’s statement and reiterated that Iraq had no </text:span></text:p>
          </draw:text-box>
        </draw:frame>
        <draw:frame draw:style-name="gr1" draw:text-style-name="P2" draw:layer="layout" svg:width="16.237cm" svg:height="0.475cm" svg:x="2.2cm" svg:y="17.807cm">
          <draw:text-box>
            <text:p text:style-name="P1"><text:span text:style-name="T4">weapons of mass destruction. He stated that inspectors had visited the sites identified </text:span></text:p>
          </draw:text-box>
        </draw:frame>
        <draw:frame draw:style-name="gr1" draw:text-style-name="P2" draw:layer="layout" svg:width="16.592cm" svg:height="0.475cm" svg:x="2.2cm" svg:y="18.372cm">
          <draw:text-box>
            <text:p text:style-name="P1"><text:span text:style-name="T4">in US and UK reports in September and October and “none of the allegations” was true. </text:span></text:p>
          </draw:text-box>
        </draw:frame>
        <draw:frame draw:style-name="gr1" draw:text-style-name="P2" draw:layer="layout" svg:width="16.453cm" svg:height="0.475cm" svg:x="2.2cm" svg:y="18.936cm">
          <draw:text-box>
            <text:p text:style-name="P1"><text:span text:style-name="T4">He also rebutted statements made by President Bush in his State of the Union address </text:span></text:p>
          </draw:text-box>
        </draw:frame>
        <draw:frame draw:style-name="gr1" draw:text-style-name="P2" draw:layer="layout" svg:width="2.783cm" svg:height="0.475cm" svg:x="2.2cm" svg:y="19.501cm">
          <draw:text-box>
            <text:p text:style-name="P1"><text:span text:style-name="T4">on 28 January.</text:span></text:p>
          </draw:text-box>
        </draw:frame>
        <draw:frame draw:style-name="gr1" draw:text-style-name="P2" draw:layer="layout" svg:width="15.204cm" svg:height="0.475cm" svg:x="2.2cm" svg:y="20.415cm">
          <draw:text-box>
            <text:p text:style-name="P1"><text:span text:style-name="T7">271. </text:span><text:span text:style-name="T4"><text:s/>Mr Aldouri reaffirmed Iraq’s commitment to pro-active co-operation with the </text:span></text:p>
          </draw:text-box>
        </draw:frame>
        <draw:frame draw:style-name="gr1" draw:text-style-name="P2" draw:layer="layout" svg:width="16.258cm" svg:height="0.475cm" svg:x="2.2cm" svg:y="20.98cm">
          <draw:text-box>
            <text:p text:style-name="P1"><text:span text:style-name="T4">inspectors so that they could verify that Iraq was free of weapons of mass destruction, </text:span></text:p>
          </draw:text-box>
        </draw:frame>
        <draw:frame draw:style-name="gr1" draw:text-style-name="P2" draw:layer="layout" svg:width="16.758cm" svg:height="0.475cm" svg:x="2.2cm" svg:y="21.544cm">
          <draw:text-box>
            <text:p text:style-name="P1"><text:span text:style-name="T4">sanctions could be lifted, and progress could be made on regional security by ridding the </text:span></text:p>
          </draw:text-box>
        </draw:frame>
        <draw:frame draw:style-name="gr1" draw:text-style-name="P2" draw:layer="layout" svg:width="5.213cm" svg:height="0.475cm" svg:x="2.2cm" svg:y="22.108cm">
          <draw:text-box>
            <text:p text:style-name="P1"><text:span text:style-name="T4">whole Middle East of WMD.</text:span></text:p>
          </draw:text-box>
        </draw:frame>
        <draw:frame draw:style-name="gr6" draw:text-style-name="P8" draw:layer="layout" svg:width="13.214cm" svg:height="0.556cm" svg:x="2.2cm" svg:y="23.23cm">
          <draw:text-box>
            <text:p text:style-name="P1"><text:span text:style-name="T9">Meetings with Dr Blix and Dr ElBaradei, 6 February 2003</text:span></text:p>
          </draw:text-box>
        </draw:frame>
        <draw:frame draw:style-name="gr1" draw:text-style-name="P2" draw:layer="layout" svg:width="16.749cm" svg:height="0.475cm" svg:x="2.2cm" svg:y="24.058cm">
          <draw:text-box>
            <text:p text:style-name="P1"><text:span text:style-name="T7">272. </text:span><text:span text:style-name="T15"><text:s/>Dr Blix reminded Mr Blair that the material described as “unaccounted for” in </text:span></text:p>
          </draw:text-box>
        </draw:frame>
        <draw:frame draw:style-name="gr1" draw:text-style-name="P2" draw:layer="layout" svg:width="16.681cm" svg:height="0.475cm" svg:x="2.2cm" svg:y="24.622cm">
          <draw:text-box>
            <text:p text:style-name="P1"><text:span text:style-name="T15">UNSCOM’s report of 1999 was not necessarily present in Iraq; and that it would be </text:span></text:p>
          </draw:text-box>
        </draw:frame>
        <draw:frame draw:style-name="gr1" draw:text-style-name="P2" draw:layer="layout" svg:width="15.361cm" svg:height="0.475cm" svg:x="2.2cm" svg:y="25.187cm">
          <draw:text-box>
            <text:p text:style-name="P1"><text:span text:style-name="T15">“</text:span><text:span text:style-name="T15">paradoxical to go to war for something that might turn out to be very little”.</text:span></text:p>
          </draw:text-box>
        </draw:frame>
        <draw:frame draw:style-name="gr1" draw:text-style-name="P2" draw:layer="layout" svg:width="15.674cm" svg:height="0.475cm" svg:x="2.2cm" svg:y="26.101cm">
          <draw:text-box>
            <text:p text:style-name="P1"><text:span text:style-name="T7">273. </text:span><text:span text:style-name="T15"><text:s/>Dr Blix told Mr Straw he thought Iraq had prohibited programmes, and it </text:span></text:p>
          </draw:text-box>
        </draw:frame>
        <draw:frame draw:style-name="gr1" draw:text-style-name="P2" draw:layer="layout" svg:width="13.037cm" svg:height="0.475cm" svg:x="2.2cm" svg:y="26.666cm">
          <draw:text-box>
            <text:p text:style-name="P1"><text:span text:style-name="T15">“</text:span><text:span text:style-name="T15">definitely possessed the ability to jump-start BW programmes”.</text:span></text:p>
          </draw:text-box>
        </draw:frame>
      </draw:page>
      <draw:page draw:name="page5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1" draw:text-style-name="P2" draw:layer="layout" svg:width="13.743cm" svg:height="0.475cm" svg:x="2.2cm" svg:y="2.525cm">
          <draw:text-box>
            <text:p text:style-name="P1"><text:span text:style-name="T7">274. </text:span><text:span text:style-name="T4"><text:s/>On 6 February, Dr Blix and Dr ElBaradei met Mr Blair and Mr Straw.</text:span></text:p>
          </draw:text-box>
        </draw:frame>
        <draw:frame draw:style-name="gr1" draw:text-style-name="P2" draw:layer="layout" svg:width="15.305cm" svg:height="0.475cm" svg:x="2.2cm" svg:y="3.44cm">
          <draw:text-box>
            <text:p text:style-name="P1"><text:span text:style-name="T7">275. </text:span><text:span text:style-name="T4"><text:s/>In the meeting with Mr Blair, Dr Blix registered a number of questions about </text:span></text:p>
          </draw:text-box>
        </draw:frame>
        <draw:frame draw:style-name="gr1" draw:text-style-name="P2" draw:layer="layout" svg:width="12.685cm" svg:height="0.475cm" svg:x="2.2cm" svg:y="4.004cm">
          <draw:text-box>
            <text:p text:style-name="P1"><text:span text:style-name="T4">Secretary Powell’s briefing to the Security Council the previous day.</text:span></text:p>
          </draw:text-box>
        </draw:frame>
        <draw:frame draw:style-name="gr7" draw:text-style-name="P9" draw:layer="layout" svg:width="0.375cm" svg:height="0.276cm" svg:x="14.844cm" svg:y="4.023cm">
          <draw:text-box>
            <text:p text:style-name="P1"><text:span text:style-name="T13">111</text:span></text:p>
          </draw:text-box>
        </draw:frame>
        <draw:frame draw:style-name="gr1" draw:text-style-name="P2" draw:layer="layout" svg:width="3.406cm" svg:height="0.475cm" svg:x="15.219cm" svg:y="4.004cm">
          <draw:text-box>
            <text:p text:style-name="P1"><text:span text:style-name="T4"><text:s/></text:span><text:span text:style-name="T4">He also said that </text:span></text:p>
          </draw:text-box>
        </draw:frame>
        <draw:frame draw:style-name="gr1" draw:text-style-name="P2" draw:layer="layout" svg:width="10.662cm" svg:height="0.475cm" svg:x="2.2cm" svg:y="4.568cm">
          <draw:text-box>
            <text:p text:style-name="P1"><text:span text:style-name="T4">intelligence leads had so far produced only one success.</text:span></text:p>
          </draw:text-box>
        </draw:frame>
        <draw:frame draw:style-name="gr1" draw:text-style-name="P2" draw:layer="layout" svg:width="9.518cm" svg:height="0.475cm" svg:x="2.2cm" svg:y="5.483cm">
          <draw:text-box>
            <text:p text:style-name="P1"><text:span text:style-name="T7">276. </text:span><text:span text:style-name="T4"><text:s/>The record of the meeting stated that Dr Blix:</text:span></text:p>
          </draw:text-box>
        </draw:frame>
        <draw:frame draw:style-name="gr1" draw:text-style-name="P2" draw:layer="layout" svg:width="14.472cm" svg:height="0.475cm" svg:x="2.95cm" svg:y="6.397cm">
          <draw:text-box>
            <text:p text:style-name="P1"><text:span text:style-name="T4">“… </text:span><text:span text:style-name="T4">would seek to resolve three relatively minor points related to process: U2 </text:span></text:p>
          </draw:text-box>
        </draw:frame>
        <draw:frame draw:style-name="gr1" draw:text-style-name="P2" draw:layer="layout" svg:width="15.28cm" svg:height="0.475cm" svg:x="2.95cm" svg:y="6.962cm">
          <draw:text-box>
            <text:p text:style-name="P1"><text:span text:style-name="T4">overflights, interviews, and Iraqi domestic legislation. His approach would be that </text:span></text:p>
          </draw:text-box>
        </draw:frame>
        <draw:frame draw:style-name="gr1" draw:text-style-name="P2" draw:layer="layout" svg:width="15.864cm" svg:height="0.475cm" svg:x="2.95cm" svg:y="7.526cm">
          <draw:text-box>
            <text:p text:style-name="P1"><text:span text:style-name="T4">the Iraqis had better come up with co-operation on substance … If Saddam decided </text:span></text:p>
          </draw:text-box>
        </draw:frame>
        <draw:frame draw:style-name="gr1" draw:text-style-name="P2" draw:layer="layout" svg:width="10.949cm" svg:height="0.475cm" svg:x="2.95cm" svg:y="8.091cm">
          <draw:text-box>
            <text:p text:style-name="P1"><text:span text:style-name="T4">to be as helpful on substance as he was on process, fine.”</text:span></text:p>
          </draw:text-box>
        </draw:frame>
        <draw:frame draw:style-name="gr1" draw:text-style-name="P2" draw:layer="layout" svg:width="11.864cm" svg:height="0.475cm" svg:x="2.2cm" svg:y="9.005cm">
          <draw:text-box>
            <text:p text:style-name="P1"><text:span text:style-name="T7">277. </text:span><text:span text:style-name="T4"><text:s/>Mr Blair doubted that Saddam Hussein would co-operate:</text:span></text:p>
          </draw:text-box>
        </draw:frame>
        <draw:frame draw:style-name="gr1" draw:text-style-name="P2" draw:layer="layout" svg:width="15.001cm" svg:height="0.475cm" svg:x="2.95cm" svg:y="9.92cm">
          <draw:text-box>
            <text:p text:style-name="P1"><text:span text:style-name="T4">“</text:span><text:span text:style-name="T4">He would try some trick to divide the Security Council. Retaining his WMD was </text:span></text:p>
          </draw:text-box>
        </draw:frame>
        <draw:frame draw:style-name="gr1" draw:text-style-name="P2" draw:layer="layout" svg:width="8.337cm" svg:height="0.475cm" svg:x="2.95cm" svg:y="10.484cm">
          <draw:text-box>
            <text:p text:style-name="P1"><text:span text:style-name="T4">essential to his own view of his grip on Iraq.”</text:span></text:p>
          </draw:text-box>
        </draw:frame>
        <draw:frame draw:style-name="gr1" draw:text-style-name="P2" draw:layer="layout" svg:width="14.831cm" svg:height="0.475cm" svg:x="2.2cm" svg:y="11.398cm">
          <draw:text-box>
            <text:p text:style-name="P1"><text:span text:style-name="T7">278. </text:span><text:span text:style-name="T4"><text:s/>Dr Blix reminded Mr Blair that: “UNSCOM had not reported that the 1999 </text:span></text:p>
          </draw:text-box>
        </draw:frame>
        <draw:frame draw:style-name="gr1" draw:text-style-name="P2" draw:layer="layout" svg:width="15.818cm" svg:height="0.475cm" svg:x="2.2cm" svg:y="11.963cm">
          <draw:text-box>
            <text:p text:style-name="P1"><text:span text:style-name="T4">left-overs were present in Iraq, just that they were unaccounted for.” UNMOVIC was </text:span></text:p>
          </draw:text-box>
        </draw:frame>
        <draw:frame draw:style-name="gr1" draw:text-style-name="P2" draw:layer="layout" svg:width="15.767cm" svg:height="0.475cm" svg:x="2.2cm" svg:y="12.527cm">
          <draw:text-box>
            <text:p text:style-name="P1"><text:span text:style-name="T4">more cautious than the UK, but Dr Blix agreed that if Iraq did not have documents it </text:span></text:p>
          </draw:text-box>
        </draw:frame>
        <draw:frame draw:style-name="gr1" draw:text-style-name="P2" draw:layer="layout" svg:width="16.017cm" svg:height="0.475cm" svg:x="2.2cm" svg:y="13.092cm">
          <draw:text-box>
            <text:p text:style-name="P1"><text:span text:style-name="T4">should be more eager to allow interviews to go ahead. There was a stalemate on the </text:span></text:p>
          </draw:text-box>
        </draw:frame>
        <draw:frame draw:style-name="gr1" draw:text-style-name="P2" draw:layer="layout" svg:width="16.347cm" svg:height="0.475cm" svg:x="2.2cm" svg:y="13.656cm">
          <draw:text-box>
            <text:p text:style-name="P1"><text:span text:style-name="T4">issue. The inspectors might have to ask for interviews without minders, but Dr Blix was </text:span></text:p>
          </draw:text-box>
        </draw:frame>
        <draw:frame draw:style-name="gr1" draw:text-style-name="P2" draw:layer="layout" svg:width="6.678cm" svg:height="0.475cm" svg:x="2.2cm" svg:y="14.221cm">
          <draw:text-box>
            <text:p text:style-name="P1"><text:span text:style-name="T4">uneasy about risking people’s lives.</text:span></text:p>
          </draw:text-box>
        </draw:frame>
        <draw:frame draw:style-name="gr1" draw:text-style-name="P2" draw:layer="layout" svg:width="15.42cm" svg:height="0.475cm" svg:x="2.2cm" svg:y="15.135cm">
          <draw:text-box>
            <text:p text:style-name="P1"><text:span text:style-name="T7">279. </text:span><text:span text:style-name="T4"><text:s/>Dr Blix was reported to have informed Mr Blair that his report to the Security </text:span></text:p>
          </draw:text-box>
        </draw:frame>
        <draw:frame draw:style-name="gr1" draw:text-style-name="P2" draw:layer="layout" svg:width="16.415cm" svg:height="0.475cm" svg:x="2.2cm" svg:y="15.7cm">
          <draw:text-box>
            <text:p text:style-name="P1"><text:span text:style-name="T4">Council on 14 February would probably contain a “balance sheet”. His last assessment </text:span></text:p>
          </draw:text-box>
        </draw:frame>
        <draw:frame draw:style-name="gr1" draw:text-style-name="P2" draw:layer="layout" svg:width="15.945cm" svg:height="0.475cm" svg:x="2.2cm" svg:y="16.264cm">
          <draw:text-box>
            <text:p text:style-name="P1"><text:span text:style-name="T4">had been “honest but harsh”; the next might have to say that the inspectors “had not </text:span></text:p>
          </draw:text-box>
        </draw:frame>
        <draw:frame draw:style-name="gr1" draw:text-style-name="P2" draw:layer="layout" svg:width="3.304cm" svg:height="0.475cm" svg:x="2.2cm" svg:y="16.828cm">
          <draw:text-box>
            <text:p text:style-name="P1"><text:span text:style-name="T4">found any WMD”.</text:span></text:p>
          </draw:text-box>
        </draw:frame>
        <draw:frame draw:style-name="gr1" draw:text-style-name="P2" draw:layer="layout" svg:width="16.762cm" svg:height="0.475cm" svg:x="2.2cm" svg:y="17.743cm">
          <draw:text-box>
            <text:p text:style-name="P1"><text:span text:style-name="T7">280. </text:span><text:span text:style-name="T4"><text:s/>In response to a comment by Mr Blair that containment “was not a long term policy, </text:span></text:p>
          </draw:text-box>
        </draw:frame>
        <draw:frame draw:style-name="gr1" draw:text-style-name="P2" draw:layer="layout" svg:width="15.61cm" svg:height="0.475cm" svg:x="2.2cm" svg:y="18.307cm">
          <draw:text-box>
            <text:p text:style-name="P1"><text:span text:style-name="T4">and sanctions caused misery to the Iraqi people”, Dr Blix “commented that it would </text:span></text:p>
          </draw:text-box>
        </draw:frame>
        <draw:frame draw:style-name="gr1" draw:text-style-name="P2" draw:layer="layout" svg:width="16.156cm" svg:height="0.475cm" svg:x="2.2cm" svg:y="18.872cm">
          <draw:text-box>
            <text:p text:style-name="P1"><text:span text:style-name="T4">be paradoxical to go to war for something that might turn out to be very little”. Mr Blair </text:span></text:p>
          </draw:text-box>
        </draw:frame>
        <draw:frame draw:style-name="gr1" draw:text-style-name="P2" draw:layer="layout" svg:width="11.974cm" svg:height="0.475cm" svg:x="2.2cm" svg:y="19.436cm">
          <draw:text-box>
            <text:p text:style-name="P1"><text:span text:style-name="T4">replied that “if Saddam had no or little WMD he should prove it”.</text:span></text:p>
          </draw:text-box>
        </draw:frame>
        <draw:frame draw:style-name="gr1" draw:text-style-name="P2" draw:layer="layout" svg:width="10.086cm" svg:height="0.475cm" svg:x="2.2cm" svg:y="20.351cm">
          <draw:text-box>
            <text:p text:style-name="P1"><text:span text:style-name="T7">281. </text:span><text:span text:style-name="T4"><text:s/>Mr Rycroft reported that Sir David Manning had:</text:span></text:p>
          </draw:text-box>
        </draw:frame>
        <draw:frame draw:style-name="gr1" draw:text-style-name="P2" draw:layer="layout" svg:width="15.911cm" svg:height="0.475cm" svg:x="2.95cm" svg:y="21.265cm">
          <draw:text-box>
            <text:p text:style-name="P1"><text:span text:style-name="T4">“… </text:span><text:span text:style-name="T4">underlined we were confident of our judgements on Iraq’s CBW. If the inspectors </text:span></text:p>
          </draw:text-box>
        </draw:frame>
        <draw:frame draw:style-name="gr1" draw:text-style-name="P2" draw:layer="layout" svg:width="13.578cm" svg:height="0.475cm" svg:x="2.95cm" svg:y="21.83cm">
          <draw:text-box>
            <text:p text:style-name="P1"><text:span text:style-name="T4">had difficulty finding it, this was because Saddam was not co-operating.”</text:span></text:p>
          </draw:text-box>
        </draw:frame>
        <draw:frame draw:style-name="gr1" draw:text-style-name="P2" draw:layer="layout" svg:width="16.127cm" svg:height="0.475cm" svg:x="2.2cm" svg:y="22.744cm">
          <draw:text-box>
            <text:p text:style-name="P1"><text:span text:style-name="T7">282. </text:span><text:span text:style-name="T4"><text:s/>Mr Campbell wrote in his diaries that Dr Blix felt that Secretary Powell had done </text:span></text:p>
          </draw:text-box>
        </draw:frame>
        <draw:frame draw:style-name="gr1" draw:text-style-name="P2" draw:layer="layout" svg:width="5.996cm" svg:height="0.475cm" svg:x="2.2cm" svg:y="23.308cm">
          <draw:text-box>
            <text:p text:style-name="P1"><text:span text:style-name="T4">well but was avoiding comment.</text:span></text:p>
          </draw:text-box>
        </draw:frame>
        <draw:frame draw:style-name="gr7" draw:text-style-name="P9" draw:layer="layout" svg:width="0.391cm" svg:height="0.276cm" svg:x="8.176cm" svg:y="23.327cm">
          <draw:text-box>
            <text:p text:style-name="P1"><text:span text:style-name="T13">112</text:span></text:p>
          </draw:text-box>
        </draw:frame>
        <draw:frame draw:style-name="gr1" draw:text-style-name="P2" draw:layer="layout" svg:width="9.748cm" svg:height="0.475cm" svg:x="8.57cm" svg:y="23.308cm">
          <draw:text-box>
            <text:p text:style-name="P1"><text:span text:style-name="T4"><text:s/></text:span><text:span text:style-name="T4">Dr Blix was “pretty cagey” and had “made clear his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6.046cm" svg:height="0.475cm" svg:x="2.2cm" svg:y="23.873cm">
          <draw:text-box>
            <text:p text:style-name="P1"><text:span text:style-name="T4">job was to be sceptical”. Dr Blix was talking to Iraq about enhanced co-operation and </text:span></text:p>
          </draw:text-box>
        </draw:frame>
        <draw:frame draw:style-name="gr10" draw:text-style-name="P11" draw:layer="layout" svg:width="0.37cm" svg:height="0.23cm" svg:x="2.2cm" svg:y="25.526cm">
          <draw:text-box>
            <text:p text:style-name="P1"><text:span text:style-name="T14">111 </text:span></text:p>
          </draw:text-box>
        </draw:frame>
        <draw:frame draw:style-name="gr4" draw:text-style-name="P6" draw:layer="layout" svg:width="15.25cm" svg:height="0.395cm" svg:x="2.615cm" svg:y="25.511cm">
          <draw:text-box>
            <text:p text:style-name="P1"><text:span text:style-name="T11">Letter Rycroft to Owen, 6 February 2003, ‘Iraq: Prime Minister’s Meetings with Blix and ElBaradei, </text:span></text:p>
          </draw:text-box>
        </draw:frame>
        <draw:frame draw:style-name="gr4" draw:text-style-name="P6" draw:layer="layout" svg:width="1.877cm" svg:height="0.395cm" svg:x="2.2cm" svg:y="25.934cm">
          <draw:text-box>
            <text:p text:style-name="P1"><text:span text:style-name="T11">6 February’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4">112 </text:span></text:p>
          </draw:text-box>
        </draw:frame>
        <draw:frame draw:style-name="gr4" draw:text-style-name="P6" draw:layer="layout" svg:width="15.796cm" svg:height="0.395cm" svg:x="2.631cm" svg:y="26.357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6" draw:layer="layout" svg:width="4.019cm" svg:height="0.395cm" svg:x="2.2cm" svg:y="26.781cm">
          <draw:text-box>
            <text:p text:style-name="P1"><text:span text:style-name="T19">to Iraq.</text:span><text:span text:style-name="T11"> Hutchinson, 2012.</text:span></text:p>
          </draw:text-box>
        </draw:frame>
      </draw:page>
      <draw:page draw:name="page6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1" draw:text-style-name="P2" draw:layer="layout" svg:width="15.877cm" svg:height="0.475cm" svg:x="2.2cm" svg:y="2.525cm">
          <draw:text-box>
            <text:p text:style-name="P1"><text:span text:style-name="T4">trying to resolve the issues of anthrax and VX: “On the remnants of old programmes </text:span></text:p>
          </draw:text-box>
        </draw:frame>
        <draw:frame draw:style-name="gr1" draw:text-style-name="P2" draw:layer="layout" svg:width="5.654cm" svg:height="0.475cm" svg:x="2.2cm" svg:y="3.09cm">
          <draw:text-box>
            <text:p text:style-name="P1"><text:span text:style-name="T4">they should be able to tell us.”</text:span></text:p>
          </draw:text-box>
        </draw:frame>
        <draw:frame draw:style-name="gr1" draw:text-style-name="P2" draw:layer="layout" svg:width="16.702cm" svg:height="0.475cm" svg:x="2.2cm" svg:y="4.004cm">
          <draw:text-box>
            <text:p text:style-name="P1"><text:span text:style-name="T7">283. </text:span><text:span text:style-name="T4"><text:s/>In his subsequent meeting with Mr Straw, Dr Blix was reported to have said he had 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4">clear indications that anthrax had been weaponised and his personal judgement was </text:span></text:p>
          </draw:text-box>
        </draw:frame>
        <draw:frame draw:style-name="gr1" draw:text-style-name="P2" draw:layer="layout" svg:width="16.012cm" svg:height="0.475cm" svg:x="2.2cm" svg:y="5.133cm">
          <draw:text-box>
            <text:p text:style-name="P1"><text:span text:style-name="T4">that Iraq did have programmes and “definitely possessed the ability to jump-start BW </text:span></text:p>
          </draw:text-box>
        </draw:frame>
        <draw:frame draw:style-name="gr1" draw:text-style-name="P2" draw:layer="layout" svg:width="2.639cm" svg:height="0.475cm" svg:x="2.2cm" svg:y="5.697cm">
          <draw:text-box>
            <text:p text:style-name="P1"><text:span text:style-name="T4">programmes”.</text:span></text:p>
          </draw:text-box>
        </draw:frame>
        <draw:frame draw:style-name="gr7" draw:text-style-name="P9" draw:layer="layout" svg:width="0.391cm" svg:height="0.276cm" svg:x="4.835cm" svg:y="5.716cm">
          <draw:text-box>
            <text:p text:style-name="P1"><text:span text:style-name="T13">113</text:span></text:p>
          </draw:text-box>
        </draw:frame>
        <draw:frame draw:style-name="gr1" draw:text-style-name="P2" draw:layer="layout" svg:width="6.784cm" svg:height="0.475cm" svg:x="5.228cm" svg:y="5.697cm">
          <draw:text-box>
            <text:p text:style-name="P1"><text:span text:style-name="T4"><text:s/></text:span><text:span text:style-name="T4">The trick would be to find evidence.</text:span></text:p>
          </draw:text-box>
        </draw:frame>
        <draw:frame draw:style-name="gr1" draw:text-style-name="P2" draw:layer="layout" svg:width="16.22cm" svg:height="0.475cm" svg:x="2.2cm" svg:y="6.612cm">
          <draw:text-box>
            <text:p text:style-name="P1"><text:span text:style-name="T7">284. </text:span><text:span text:style-name="T4"><text:s/>Dr Blix also told Mr Straw that if the Al Samoud missiles were found to be illegal, </text:span></text:p>
          </draw:text-box>
        </draw:frame>
        <draw:frame draw:style-name="gr1" draw:text-style-name="P2" draw:layer="layout" svg:width="16.44cm" svg:height="0.475cm" svg:x="2.2cm" svg:y="7.176cm">
          <draw:text-box>
            <text:p text:style-name="P1"><text:span text:style-name="T4">they would be destroyed. That could force a real confrontation with the Iraqis who were </text:span></text:p>
          </draw:text-box>
        </draw:frame>
        <draw:frame draw:style-name="gr1" draw:text-style-name="P2" draw:layer="layout" svg:width="16.093cm" svg:height="0.475cm" svg:x="2.2cm" svg:y="7.741cm">
          <draw:text-box>
            <text:p text:style-name="P1"><text:span text:style-name="T4">not keen to lose billions of dollars of armaments at a time when they were threatened </text:span></text:p>
          </draw:text-box>
        </draw:frame>
        <draw:frame draw:style-name="gr1" draw:text-style-name="P2" draw:layer="layout" svg:width="3.583cm" svg:height="0.475cm" svg:x="2.2cm" svg:y="8.305cm">
          <draw:text-box>
            <text:p text:style-name="P1"><text:span text:style-name="T4">with military action.</text:span></text:p>
          </draw:text-box>
        </draw:frame>
        <draw:frame draw:style-name="gr1" draw:text-style-name="P2" draw:layer="layout" svg:width="16.516cm" svg:height="0.475cm" svg:x="2.2cm" svg:y="9.22cm">
          <draw:text-box>
            <text:p text:style-name="P1"><text:span text:style-name="T7">285. </text:span><text:span text:style-name="T4"><text:s/>Dr ElBaradei was reported to have told Mr Straw that he would press Iraq hard on </text:span></text:p>
          </draw:text-box>
        </draw:frame>
        <draw:frame draw:style-name="gr1" draw:text-style-name="P2" draw:layer="layout" svg:width="16.288cm" svg:height="0.475cm" svg:x="2.2cm" svg:y="9.784cm">
          <draw:text-box>
            <text:p text:style-name="P1"><text:span text:style-name="T4">possible uranium imports and interviews. He did not expect much movement from Iraq </text:span></text:p>
          </draw:text-box>
        </draw:frame>
        <draw:frame draw:style-name="gr1" draw:text-style-name="P2" draw:layer="layout" svg:width="16.068cm" svg:height="0.475cm" svg:x="2.2cm" svg:y="10.348cm">
          <draw:text-box>
            <text:p text:style-name="P1"><text:span text:style-name="T4">and tough messages from the international community could only help the inspectors.</text:span></text:p>
          </draw:text-box>
        </draw:frame>
        <draw:frame draw:style-name="gr1" draw:text-style-name="P2" draw:layer="layout" svg:width="16.317cm" svg:height="0.475cm" svg:x="2.2cm" svg:y="11.263cm">
          <draw:text-box>
            <text:p text:style-name="P1"><text:span text:style-name="T7">286. </text:span><text:span text:style-name="T4"><text:s/>Mr Straw encouraged Dr ElBaradei to focus on interviews. Dr ElBaradei reported </text:span></text:p>
          </draw:text-box>
        </draw:frame>
        <draw:frame draw:style-name="gr1" draw:text-style-name="P2" draw:layer="layout" svg:width="16.44cm" svg:height="0.475cm" svg:x="2.2cm" svg:y="11.827cm">
          <draw:text-box>
            <text:p text:style-name="P1"><text:span text:style-name="T4">that the scientists he had interviewed were clearly extremely nervous, but he saw great </text:span></text:p>
          </draw:text-box>
        </draw:frame>
        <draw:frame draw:style-name="gr1" draw:text-style-name="P2" draw:layer="layout" svg:width="8.867cm" svg:height="0.475cm" svg:x="2.2cm" svg:y="12.392cm">
          <draw:text-box>
            <text:p text:style-name="P1"><text:span text:style-name="T4">difficulties with conducting interviews overseas.</text:span></text:p>
          </draw:text-box>
        </draw:frame>
        <draw:frame draw:style-name="gr1" draw:text-style-name="P2" draw:layer="layout" svg:width="6.8cm" svg:height="0.475cm" svg:x="2.2cm" svg:y="13.306cm">
          <draw:text-box>
            <text:p text:style-name="P1"><text:span text:style-name="T7">287. </text:span><text:span text:style-name="T4"><text:s/>Dr ElBaradei told Mr Blair that:</text:span></text:p>
          </draw:text-box>
        </draw:frame>
        <draw:frame draw:style-name="gr1" draw:text-style-name="P2" draw:layer="layout" svg:width="15.319cm" svg:height="0.475cm" svg:x="2.95cm" svg:y="14.221cm">
          <draw:text-box>
            <text:p text:style-name="P1"><text:span text:style-name="T4">“</text:span><text:span text:style-name="T4">Not all members agreed with the US timing … Iraq was not co-operating. Unless </text:span></text:p>
          </draw:text-box>
        </draw:frame>
        <draw:frame draw:style-name="gr1" draw:text-style-name="P2" draw:layer="layout" svg:width="15.365cm" svg:height="0.475cm" svg:x="2.95cm" svg:y="14.785cm">
          <draw:text-box>
            <text:p text:style-name="P1"><text:span text:style-name="T4">there were clear signs of an Iraqi change of heart on co-operation, (both process, </text:span></text:p>
          </draw:text-box>
        </draw:frame>
        <draw:frame draw:style-name="gr1" draw:text-style-name="P2" draw:layer="layout" svg:width="15.754cm" svg:height="0.475cm" svg:x="2.95cm" svg:y="15.35cm">
          <draw:text-box>
            <text:p text:style-name="P1"><text:span text:style-name="T4">including interviews, and substance), UNSCR 1441 would have to be implemented. </text:span></text:p>
          </draw:text-box>
        </draw:frame>
        <draw:frame draw:style-name="gr1" draw:text-style-name="P2" draw:layer="layout" svg:width="15.581cm" svg:height="0.475cm" svg:x="2.95cm" svg:y="15.914cm">
          <draw:text-box>
            <text:p text:style-name="P1"><text:span text:style-name="T4">Not allowing interviews was a lack of full co-operation … dribbling out concessions </text:span></text:p>
          </draw:text-box>
        </draw:frame>
        <draw:frame draw:style-name="gr1" draw:text-style-name="P2" draw:layer="layout" svg:width="15.229cm" svg:height="0.475cm" svg:x="2.95cm" svg:y="16.478cm">
          <draw:text-box>
            <text:p text:style-name="P1"><text:span text:style-name="T4">was not full co-operation … His 14 February report would be a clear as possible.”</text:span></text:p>
          </draw:text-box>
        </draw:frame>
        <draw:frame draw:style-name="gr7" draw:text-style-name="P9" draw:layer="layout" svg:width="0.391cm" svg:height="0.276cm" svg:x="18.127cm" svg:y="16.497cm">
          <draw:text-box>
            <text:p text:style-name="P1"><text:span text:style-name="T13">114</text:span></text:p>
          </draw:text-box>
        </draw:frame>
        <draw:frame draw:style-name="gr1" draw:text-style-name="P2" draw:layer="layout" svg:width="15.462cm" svg:height="0.475cm" svg:x="2.2cm" svg:y="17.393cm">
          <draw:text-box>
            <text:p text:style-name="P1"><text:span text:style-name="T7">288. </text:span><text:span text:style-name="T4"><text:s/>In Dr ElBaradei’s view, CBW (chemical and biological weapons) was the key.</text:span></text:p>
          </draw:text-box>
        </draw:frame>
        <draw:frame draw:style-name="gr1" draw:text-style-name="P2" draw:layer="layout" svg:width="15.386cm" svg:height="0.475cm" svg:x="2.2cm" svg:y="18.307cm">
          <draw:text-box>
            <text:p text:style-name="P1"><text:span text:style-name="T7">289. </text:span><text:span text:style-name="T4"><text:s/>On nuclear issues, the inspectors continued to assess the aluminium tubes. </text:span></text:p>
          </draw:text-box>
        </draw:frame>
        <draw:frame draw:style-name="gr1" draw:text-style-name="P2" draw:layer="layout" svg:width="16.279cm" svg:height="0.475cm" svg:x="2.2cm" svg:y="18.872cm">
          <draw:text-box>
            <text:p text:style-name="P1"><text:span text:style-name="T4">Reports of the possible import of uranium were: “Much more disturbing … There could </text:span></text:p>
          </draw:text-box>
        </draw:frame>
        <draw:frame draw:style-name="gr1" draw:text-style-name="P2" draw:layer="layout" svg:width="7.398cm" svg:height="0.475cm" svg:x="2.2cm" svg:y="19.436cm">
          <draw:text-box>
            <text:p text:style-name="P1"><text:span text:style-name="T4">only be one reason for such an import.”</text:span></text:p>
          </draw:text-box>
        </draw:frame>
        <draw:frame draw:style-name="gr1" draw:text-style-name="P2" draw:layer="layout" svg:width="6.8cm" svg:height="0.475cm" svg:x="2.2cm" svg:y="20.351cm">
          <draw:text-box>
            <text:p text:style-name="P1"><text:span text:style-name="T7">290. </text:span><text:span text:style-name="T4"><text:s/>Dr ElBaradei told Mr Blair that:</text:span></text:p>
          </draw:text-box>
        </draw:frame>
        <draw:frame draw:style-name="gr1" draw:text-style-name="P2" draw:layer="layout" svg:width="14.815cm" svg:height="0.475cm" svg:x="2.95cm" svg:y="21.265cm">
          <draw:text-box>
            <text:p text:style-name="P1"><text:span text:style-name="T4">“</text:span><text:span text:style-name="T4">If satisfactory co-operation was not forthcoming, the next best outcome would </text:span></text:p>
          </draw:text-box>
        </draw:frame>
        <draw:frame draw:style-name="gr1" draw:text-style-name="P2" draw:layer="layout" svg:width="15.242cm" svg:height="0.475cm" svg:x="2.95cm" svg:y="21.83cm">
          <draw:text-box>
            <text:p text:style-name="P1"><text:span text:style-name="T4">be to force Saddam … out … [He] did not oppose more time for inspections. Any </text:span></text:p>
          </draw:text-box>
        </draw:frame>
        <draw:frame draw:style-name="gr1" draw:text-style-name="P2" draw:layer="layout" svg:width="14.992cm" svg:height="0.475cm" svg:x="2.95cm" svg:y="22.394cm">
          <draw:text-box>
            <text:p text:style-name="P1"><text:span text:style-name="T4">war would risk radicalising the region. It should be UN-controlled. As should th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2.622cm" svg:height="0.475cm" svg:x="2.95cm" svg:y="22.958cm">
          <draw:text-box>
            <text:p text:style-name="P1"><text:span text:style-name="T4">future Iraq …”</text:span></text:p>
          </draw:text-box>
        </draw:frame>
        <draw:frame draw:style-name="gr10" draw:text-style-name="P11" draw:layer="layout" svg:width="0.387cm" svg:height="0.23cm" svg:x="2.2cm" svg:y="25.526cm">
          <draw:text-box>
            <text:p text:style-name="P1"><text:span text:style-name="T14">113 </text:span></text:p>
          </draw:text-box>
        </draw:frame>
        <draw:frame draw:style-name="gr4" draw:text-style-name="P6" draw:layer="layout" svg:width="15.712cm" svg:height="0.395cm" svg:x="2.627cm" svg:y="25.511cm">
          <draw:text-box>
            <text:p text:style-name="P1"><text:span text:style-name="T11">Telegram 79 FCO London to UKMIS New York, 7 February 2003, ‘Iraq: Foreign Secretary’s Meetings </text:span></text:p>
          </draw:text-box>
        </draw:frame>
        <draw:frame draw:style-name="gr4" draw:text-style-name="P6" draw:layer="layout" svg:width="5.768cm" svg:height="0.395cm" svg:x="2.2cm" svg:y="25.934cm">
          <draw:text-box>
            <text:p text:style-name="P1"><text:span text:style-name="T11">with Blix and El-Baradei, 6 February’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4">114 </text:span></text:p>
          </draw:text-box>
        </draw:frame>
        <draw:frame draw:style-name="gr4" draw:text-style-name="P6" draw:layer="layout" svg:width="15.369cm" svg:height="0.395cm" svg:x="2.631cm" svg:y="26.357cm">
          <draw:text-box>
            <text:p text:style-name="P1"><text:span text:style-name="T11">Letter Rycroft to Owen, 6 February 2003, ‘Iraq: Prime Minister’s Meetings with Blix and El-Baradei, </text:span></text:p>
          </draw:text-box>
        </draw:frame>
        <draw:frame draw:style-name="gr4" draw:text-style-name="P6" draw:layer="layout" svg:width="1.877cm" svg:height="0.395cm" svg:x="2.2cm" svg:y="26.781cm">
          <draw:text-box>
            <text:p text:style-name="P1"><text:span text:style-name="T11">6 February’.</text:span></text:p>
          </draw:text-box>
        </draw:frame>
      </draw:page>
      <draw:page draw:name="page6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1" draw:text-style-name="P2" draw:layer="layout" svg:width="14.831cm" svg:height="0.475cm" svg:x="2.2cm" svg:y="2.525cm">
          <draw:text-box>
            <text:p text:style-name="P1"><text:span text:style-name="T7">291. </text:span><text:span text:style-name="T4"><text:s/>The No.10 record stated that Mr Blair had made clear to both Dr Blix and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4">Dr ElBaradei “the importance of putting Iraqis on the spot with some sharp questions, </text:span></text:p>
          </draw:text-box>
        </draw:frame>
        <draw:frame draw:style-name="gr1" draw:text-style-name="P2" draw:layer="layout" svg:width="15.64cm" svg:height="0.475cm" svg:x="2.2cm" svg:y="3.654cm">
          <draw:text-box>
            <text:p text:style-name="P1"><text:span text:style-name="T4">to show whether they were co-operating fully or not”. He had “also emphasised the </text:span></text:p>
          </draw:text-box>
        </draw:frame>
        <draw:frame draw:style-name="gr1" draw:text-style-name="P2" draw:layer="layout" svg:width="4.836cm" svg:height="0.475cm" svg:x="2.2cm" svg:y="4.218cm">
          <draw:text-box>
            <text:p text:style-name="P1"><text:span text:style-name="T4">importance of interviews”.</text:span></text:p>
          </draw:text-box>
        </draw:frame>
        <draw:frame draw:style-name="gr1" draw:text-style-name="P2" draw:layer="layout" svg:width="11.902cm" svg:height="0.475cm" svg:x="2.2cm" svg:y="5.133cm">
          <draw:text-box>
            <text:p text:style-name="P1"><text:span text:style-name="T7">292. </text:span><text:span text:style-name="T4"><text:s/>The wider issues discussed are addressed in Section 3.7.</text:span></text:p>
          </draw:text-box>
        </draw:frame>
        <draw:frame draw:style-name="gr6" draw:text-style-name="P8" draw:layer="layout" svg:width="8.638cm" svg:height="0.556cm" svg:x="2.2cm" svg:y="6.254cm">
          <draw:text-box>
            <text:p text:style-name="P1"><text:span text:style-name="T9">Mr Straw’s speech, 11 February 2003</text:span></text:p>
          </draw:text-box>
        </draw:frame>
        <draw:frame draw:style-name="gr1" draw:text-style-name="P2" draw:layer="layout" svg:width="16.491cm" svg:height="0.475cm" svg:x="2.2cm" svg:y="7.082cm">
          <draw:text-box>
            <text:p text:style-name="P1"><text:span text:style-name="T7">293. </text:span><text:span text:style-name="T15"><text:s/>Mr Straw set out a detailed case for confronting the challenge posed by Iraq </text:span></text:p>
          </draw:text-box>
        </draw:frame>
        <draw:frame draw:style-name="gr1" draw:text-style-name="P2" draw:layer="layout" svg:width="15.504cm" svg:height="0.475cm" svg:x="2.2cm" svg:y="7.647cm">
          <draw:text-box>
            <text:p text:style-name="P1"><text:span text:style-name="T15">in a speech to the International Institute for Strategic Studies on 11 February.</text:span></text:p>
          </draw:text-box>
        </draw:frame>
        <draw:frame draw:style-name="gr1" draw:text-style-name="P2" draw:layer="layout" svg:width="16.821cm" svg:height="0.475cm" svg:x="2.2cm" svg:y="8.561cm">
          <draw:text-box>
            <text:p text:style-name="P1"><text:span text:style-name="T7">294. </text:span><text:span text:style-name="T4"><text:s/>In a speech made at the International Institute for Strategic Studies on 11 February, </text:span></text:p>
          </draw:text-box>
        </draw:frame>
        <draw:frame draw:style-name="gr1" draw:text-style-name="P2" draw:layer="layout" svg:width="16.004cm" svg:height="0.475cm" svg:x="2.2cm" svg:y="9.126cm">
          <draw:text-box>
            <text:p text:style-name="P1"><text:span text:style-name="T4">Mr Straw set out “the disturbing outcome of a failure to act decisively to secure Iraq’s </text:span></text:p>
          </draw:text-box>
        </draw:frame>
        <draw:frame draw:style-name="gr1" draw:text-style-name="P2" draw:layer="layout" svg:width="16.165cm" svg:height="0.475cm" svg:x="2.2cm" svg:y="9.69cm">
          <draw:text-box>
            <text:p text:style-name="P1"><text:span text:style-name="T4">disarmament” and the need, “for the sake of the Iraqi people, long-term stability in the </text:span></text:p>
          </draw:text-box>
        </draw:frame>
        <draw:frame draw:style-name="gr1" draw:text-style-name="P2" draw:layer="layout" svg:width="16.114cm" svg:height="0.475cm" svg:x="2.2cm" svg:y="10.255cm">
          <draw:text-box>
            <text:p text:style-name="P1"><text:span text:style-name="T4">Middle East, the credibility of the UN and the cause of international law and collective </text:span></text:p>
          </draw:text-box>
        </draw:frame>
        <draw:frame draw:style-name="gr1" draw:text-style-name="P2" draw:layer="layout" svg:width="9.197cm" svg:height="0.475cm" svg:x="2.2cm" svg:y="10.819cm">
          <draw:text-box>
            <text:p text:style-name="P1"><text:span text:style-name="T4">security” to confront the challenge posed by Iraq.</text:span></text:p>
          </draw:text-box>
        </draw:frame>
        <draw:frame draw:style-name="gr7" draw:text-style-name="P9" draw:layer="layout" svg:width="0.391cm" svg:height="0.276cm" svg:x="11.354cm" svg:y="10.838cm">
          <draw:text-box>
            <text:p text:style-name="P1"><text:span text:style-name="T13">115</text:span></text:p>
          </draw:text-box>
        </draw:frame>
        <draw:frame draw:style-name="gr1" draw:text-style-name="P2" draw:layer="layout" svg:width="7.588cm" svg:height="0.475cm" svg:x="2.2cm" svg:y="11.733cm">
          <draw:text-box>
            <text:p text:style-name="P1"><text:span text:style-name="T7">295. </text:span><text:span text:style-name="T4"><text:s/>In relation to Iraq, Mr Straw stated:</text:span></text:p>
          </draw:text-box>
        </draw:frame>
        <draw:frame draw:style-name="gr1" draw:text-style-name="P2" draw:layer="layout" svg:width="15.479cm" svg:height="0.475cm" svg:x="2.95cm" svg:y="12.648cm">
          <draw:text-box>
            <text:p text:style-name="P1"><text:span text:style-name="T4">“</text:span><text:span text:style-name="T4">Weapons of mass destruction have been a central pillar of Saddam’s dictatorship </text:span></text:p>
          </draw:text-box>
        </draw:frame>
        <draw:frame draw:style-name="gr1" draw:text-style-name="P2" draw:layer="layout" svg:width="15.221cm" svg:height="0.475cm" svg:x="2.95cm" svg:y="13.212cm">
          <draw:text-box>
            <text:p text:style-name="P1"><text:span text:style-name="T4">since the 1980s. He has amassed poisons and viruses both to suppress his own </text:span></text:p>
          </draw:text-box>
        </draw:frame>
        <draw:frame draw:style-name="gr1" draw:text-style-name="P2" draw:layer="layout" svg:width="15.128cm" svg:height="0.475cm" svg:x="2.95cm" svg:y="13.777cm">
          <draw:text-box>
            <text:p text:style-name="P1"><text:span text:style-name="T4">people, and to threaten his neighbours. He has relentlessly pursued his ultimate </text:span></text:p>
          </draw:text-box>
        </draw:frame>
        <draw:frame draw:style-name="gr1" draw:text-style-name="P2" draw:layer="layout" svg:width="14.687cm" svg:height="0.475cm" svg:x="2.95cm" svg:y="14.341cm">
          <draw:text-box>
            <text:p text:style-name="P1"><text:span text:style-name="T4">ambition, the acquisition of a nuclear weapons capability, in flagrant disregard </text:span></text:p>
          </draw:text-box>
        </draw:frame>
        <draw:frame draw:style-name="gr1" draw:text-style-name="P2" draw:layer="layout" svg:width="13.892cm" svg:height="0.475cm" svg:x="2.95cm" svg:y="14.906cm">
          <draw:text-box>
            <text:p text:style-name="P1"><text:span text:style-name="T4">of SCRs and Iraq’s obligations as a non-nuclear weapons state under the </text:span></text:p>
          </draw:text-box>
        </draw:frame>
        <draw:frame draw:style-name="gr1" draw:text-style-name="P2" draw:layer="layout" svg:width="15.301cm" svg:height="0.475cm" svg:x="2.95cm" svg:y="15.47cm">
          <draw:text-box>
            <text:p text:style-name="P1"><text:span text:style-name="T4">Non-Proliferation Treaty. His pursuit of these weapons has lain at the heart of the </text:span></text:p>
          </draw:text-box>
        </draw:frame>
        <draw:frame draw:style-name="gr1" draw:text-style-name="P2" draw:layer="layout" svg:width="8.651cm" svg:height="0.475cm" svg:x="2.95cm" svg:y="16.035cm">
          <draw:text-box>
            <text:p text:style-name="P1"><text:span text:style-name="T4">UN’s stand-off with Iraq for the past 12 years.”</text:span></text:p>
          </draw:text-box>
        </draw:frame>
        <draw:frame draw:style-name="gr1" draw:text-style-name="P2" draw:layer="layout" svg:width="16.313cm" svg:height="0.475cm" svg:x="2.2cm" svg:y="16.949cm">
          <draw:text-box>
            <text:p text:style-name="P1"><text:span text:style-name="T7">296. </text:span><text:span text:style-name="T4"><text:s/>Mr Straw argued that the Iraqi threat to Europe and the US was not “overstated”. </text:span></text:p>
          </draw:text-box>
        </draw:frame>
        <draw:frame draw:style-name="gr1" draw:text-style-name="P2" draw:layer="layout" svg:width="15.153cm" svg:height="0.475cm" svg:x="2.2cm" svg:y="17.513cm">
          <draw:text-box>
            <text:p text:style-name="P1"><text:span text:style-name="T4">Resolution 1441 recognised the “singular menace” from Iraq’s weapons of mass </text:span></text:p>
          </draw:text-box>
        </draw:frame>
        <draw:frame draw:style-name="gr1" draw:text-style-name="P2" draw:layer="layout" svg:width="16.25cm" svg:height="0.475cm" svg:x="2.2cm" svg:y="18.078cm">
          <draw:text-box>
            <text:p text:style-name="P1"><text:span text:style-name="T4">destruction. UNSCOM had had some successes, including overseeing the destruction </text:span></text:p>
          </draw:text-box>
        </draw:frame>
        <draw:frame draw:style-name="gr1" draw:text-style-name="P2" draw:layer="layout" svg:width="15.352cm" svg:height="0.475cm" svg:x="2.2cm" svg:y="18.642cm">
          <draw:text-box>
            <text:p text:style-name="P1"><text:span text:style-name="T4">of “significant quantities” of weaponry, but when the inspectors left in 1998, it was </text:span></text:p>
          </draw:text-box>
        </draw:frame>
        <draw:frame draw:style-name="gr1" draw:text-style-name="P2" draw:layer="layout" svg:width="14.62cm" svg:height="0.475cm" svg:x="2.2cm" svg:y="19.207cm">
          <draw:text-box>
            <text:p text:style-name="P1"><text:span text:style-name="T4">“</text:span><text:span text:style-name="T4">clear that the regime continued to hold vast stocks of deadly weaponry”. The </text:span></text:p>
          </draw:text-box>
        </draw:frame>
        <draw:frame draw:style-name="gr1" draw:text-style-name="P2" draw:layer="layout" svg:width="15.695cm" svg:height="0.475cm" svg:x="2.2cm" svg:y="19.771cm">
          <draw:text-box>
            <text:p text:style-name="P1"><text:span text:style-name="T4">absence of inspectors since 1998 had “allowed Saddam to accelerate his weapons </text:span></text:p>
          </draw:text-box>
        </draw:frame>
        <draw:frame draw:style-name="gr1" draw:text-style-name="P2" draw:layer="layout" svg:width="15.75cm" svg:height="0.475cm" svg:x="2.2cm" svg:y="20.336cm">
          <draw:text-box>
            <text:p text:style-name="P1"><text:span text:style-name="T4">programmes”. The report published in autumn 2002 had “demonstrated determined </text:span></text:p>
          </draw:text-box>
        </draw:frame>
        <draw:frame draw:style-name="gr1" draw:text-style-name="P2" draw:layer="layout" svg:width="16.144cm" svg:height="0.475cm" svg:x="2.2cm" svg:y="20.9cm">
          <draw:text-box>
            <text:p text:style-name="P1"><text:span text:style-name="T4">efforts” to enhance Iraq’s nuclear, biological and chemical capabilities. Dr Blix’s report </text:span></text:p>
          </draw:text-box>
        </draw:frame>
        <draw:frame draw:style-name="gr1" draw:text-style-name="P2" draw:layer="layout" svg:width="14.963cm" svg:height="0.475cm" svg:x="2.2cm" svg:y="21.465cm">
          <draw:text-box>
            <text:p text:style-name="P1"><text:span text:style-name="T4">to the Security Council in January had “underlined these concerns”. Diplomacy, </text:span></text:p>
          </draw:text-box>
        </draw:frame>
        <draw:frame draw:style-name="gr1" draw:text-style-name="P2" draw:layer="layout" svg:width="16.139cm" svg:height="0.475cm" svg:x="2.2cm" svg:y="22.029cm">
          <draw:text-box>
            <text:p text:style-name="P1"><text:span text:style-name="T4">intelligence co-operation, reinforced export controls, and interdiction and disruption of </text:span></text:p>
          </draw:text-box>
        </draw:frame>
        <draw:frame draw:style-name="gr1" draw:text-style-name="P2" draw:layer="layout" svg:width="16.135cm" svg:height="0.475cm" svg:x="2.2cm" svg:y="22.593cm">
          <draw:text-box>
            <text:p text:style-name="P1"><text:span text:style-name="T4">supplies were options being used to “frustrate the ambitions” of other regimes. But “in </text:span></text:p>
          </draw:text-box>
        </draw:frame>
        <draw:frame draw:style-name="gr1" draw:text-style-name="P2" draw:layer="layout" svg:width="16.22cm" svg:height="0.475cm" svg:x="2.2cm" svg:y="23.158cm">
          <draw:text-box>
            <text:p text:style-name="P1"><text:span text:style-name="T4">respect of Iraq”, those options had been “exhausted … over 12 long years”. It was the </text:span></text:p>
          </draw:text-box>
        </draw:frame>
        <draw:frame draw:style-name="gr1" draw:text-style-name="P2" draw:layer="layout" svg:width="15.992cm" svg:height="0.475cm" svg:x="2.2cm" svg:y="23.722cm">
          <draw:text-box>
            <text:p text:style-name="P1"><text:span text:style-name="T4">“</text:span><text:span text:style-name="T4">deadly combination of capability and intent” which made Saddam Hussein “uniquely </text:span></text:p>
          </draw:text-box>
        </draw:frame>
        <draw:frame draw:style-name="gr1" draw:text-style-name="P2" draw:layer="layout" svg:width="15.424cm" svg:height="0.475cm" svg:x="2.2cm" svg:y="24.287cm">
          <draw:text-box>
            <text:p text:style-name="P1"><text:span text:style-name="T4">dangerous”. Rogue regimes which showed “total disregard for the rule of law, and </text:span></text:p>
          </draw:text-box>
        </draw:frame>
        <draw:frame draw:style-name="gr1" draw:text-style-name="P2" draw:layer="layout" svg:width="16.271cm" svg:height="0.475cm" svg:x="2.2cm" svg:y="24.851cm">
          <draw:text-box>
            <text:p text:style-name="P1"><text:span text:style-name="T4">share the terrorists’ hatred of our values” were the “most likely source of materials an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5.974cm" svg:height="0.475cm" svg:x="2.2cm" svg:y="25.416cm">
          <draw:text-box>
            <text:p text:style-name="P1"><text:span text:style-name="T4">know-how”. Given Saddam Hussein’s “longstanding support for terrorist causes”, the </text:span></text:p>
          </draw:text-box>
        </draw:frame>
        <draw:frame draw:style-name="gr10" draw:text-style-name="P11" draw:layer="layout" svg:width="0.387cm" svg:height="0.23cm" svg:x="2.2cm" svg:y="26.796cm">
          <draw:text-box>
            <text:p text:style-name="P1"><text:span text:style-name="T14">115 </text:span></text:p>
          </draw:text-box>
        </draw:frame>
        <draw:frame draw:style-name="gr4" draw:text-style-name="P6" draw:layer="layout" svg:width="12.016cm" svg:height="0.395cm" svg:x="2.627cm" svg:y="26.781cm">
          <draw:text-box>
            <text:p text:style-name="P1"><text:span text:style-name="T11">The National Archives, 11 February 2003, </text:span><text:span text:style-name="T19">Iraq: A challenge we must confront</text:span><text:span text:style-name="T11">.</text:span></text:p>
          </draw:text-box>
        </draw:frame>
      </draw:page>
      <draw:page draw:name="page6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1" draw:text-style-name="P2" draw:layer="layout" svg:width="16.462cm" svg:height="0.475cm" svg:x="2.2cm" svg:y="2.525cm">
          <draw:text-box>
            <text:p text:style-name="P1"><text:span text:style-name="T4">“</text:span><text:span text:style-name="T4">terrifying possibility that his poisons and diseases” would “find their way into the hands </text:span></text:p>
          </draw:text-box>
        </draw:frame>
        <draw:frame draw:style-name="gr1" draw:text-style-name="P2" draw:layer="layout" svg:width="10.539cm" svg:height="0.475cm" svg:x="2.2cm" svg:y="3.09cm">
          <draw:text-box>
            <text:p text:style-name="P1"><text:span text:style-name="T4">of Al Qaida and its sympathisers” could not be ruled out.</text:span></text:p>
          </draw:text-box>
        </draw:frame>
        <draw:frame draw:style-name="gr6" draw:text-style-name="P8" draw:layer="layout" svg:width="11.716cm" svg:height="0.556cm" svg:x="2.2cm" svg:y="4.211cm">
          <draw:text-box>
            <text:p text:style-name="P1"><text:span text:style-name="T9">The UK contribution to UNMOVIC’s investigations</text:span></text:p>
          </draw:text-box>
        </draw:frame>
        <draw:frame draw:style-name="gr1" draw:text-style-name="P2" draw:layer="layout" svg:width="16.774cm" svg:height="0.475cm" svg:x="2.2cm" svg:y="5.039cm">
          <draw:text-box>
            <text:p text:style-name="P1"><text:span text:style-name="T7">297. </text:span><text:span text:style-name="T15"><text:s/>Sir Richard Dearlove told No.10 that UK intelligence had been responsible for </text:span></text:p>
          </draw:text-box>
        </draw:frame>
        <draw:frame draw:style-name="gr1" draw:text-style-name="P2" draw:layer="layout" svg:width="4.951cm" svg:height="0.475cm" svg:x="2.2cm" svg:y="5.603cm">
          <draw:text-box>
            <text:p text:style-name="P1"><text:span text:style-name="T15">two of UNMOVIC’s finds.</text:span></text:p>
          </draw:text-box>
        </draw:frame>
        <draw:frame draw:style-name="gr1" draw:text-style-name="P2" draw:layer="layout" svg:width="16.469cm" svg:height="0.475cm" svg:x="2.2cm" svg:y="6.518cm">
          <draw:text-box>
            <text:p text:style-name="P1"><text:span text:style-name="T7">298. </text:span><text:span text:style-name="T4"><text:s/>UNMOVIC and the IAEA’s inspections were supported by information provided by </text:span></text:p>
          </draw:text-box>
        </draw:frame>
        <draw:frame draw:style-name="gr1" draw:text-style-name="P2" draw:layer="layout" svg:width="4.121cm" svg:height="0.475cm" svg:x="2.2cm" svg:y="7.082cm">
          <draw:text-box>
            <text:p text:style-name="P1"><text:span text:style-name="T4">both SIS and the DIS.</text:span></text:p>
          </draw:text-box>
        </draw:frame>
        <draw:frame draw:style-name="gr7" draw:text-style-name="P9" draw:layer="layout" svg:width="0.391cm" svg:height="0.276cm" svg:x="6.295cm" svg:y="7.101cm">
          <draw:text-box>
            <text:p text:style-name="P1"><text:span text:style-name="T13">116</text:span></text:p>
          </draw:text-box>
        </draw:frame>
        <draw:frame draw:style-name="gr1" draw:text-style-name="P2" draw:layer="layout" svg:width="16.783cm" svg:height="0.475cm" svg:x="2.2cm" svg:y="7.997cm">
          <draw:text-box>
            <text:p text:style-name="P1"><text:span text:style-name="T7">299. </text:span><text:span text:style-name="T4"><text:s/>The FCO advised No.10 in mid-January that UK intelligence had helped UNMOVIC </text:span></text:p>
          </draw:text-box>
        </draw:frame>
        <draw:frame draw:style-name="gr1" draw:text-style-name="P2" draw:layer="layout" svg:width="8.333cm" svg:height="0.475cm" svg:x="2.2cm" svg:y="8.561cm">
          <draw:text-box>
            <text:p text:style-name="P1"><text:span text:style-name="T4">to discover illegally imported rocket engines.</text:span></text:p>
          </draw:text-box>
        </draw:frame>
        <draw:frame draw:style-name="gr7" draw:text-style-name="P9" draw:layer="layout" svg:width="0.391cm" svg:height="0.276cm" svg:x="10.506cm" svg:y="8.58cm">
          <draw:text-box>
            <text:p text:style-name="P1"><text:span text:style-name="T13">117</text:span></text:p>
          </draw:text-box>
        </draw:frame>
        <draw:frame draw:style-name="gr1" draw:text-style-name="P2" draw:layer="layout" svg:width="16.33cm" svg:height="0.475cm" svg:x="2.2cm" svg:y="9.476cm">
          <draw:text-box>
            <text:p text:style-name="P1"><text:span text:style-name="T7">300. </text:span><text:span text:style-name="T4"><text:s/>The UK also had provided intelligence on the home of the Iraqi scientist who had </text:span></text:p>
          </draw:text-box>
        </draw:frame>
        <draw:frame draw:style-name="gr1" draw:text-style-name="P2" draw:layer="layout" svg:width="13.007cm" svg:height="0.475cm" svg:x="2.2cm" svg:y="10.04cm">
          <draw:text-box>
            <text:p text:style-name="P1"><text:span text:style-name="T4">concealed documents relating to Iraq’s pre-1991 nuclear programme.</text:span></text:p>
          </draw:text-box>
        </draw:frame>
        <draw:frame draw:style-name="gr7" draw:text-style-name="P9" draw:layer="layout" svg:width="0.391cm" svg:height="0.276cm" svg:x="15.158cm" svg:y="10.059cm">
          <draw:text-box>
            <text:p text:style-name="P1"><text:span text:style-name="T13">118</text:span></text:p>
          </draw:text-box>
        </draw:frame>
        <draw:frame draw:style-name="gr1" draw:text-style-name="P2" draw:layer="layout" svg:width="15.822cm" svg:height="0.475cm" svg:x="2.2cm" svg:y="10.955cm">
          <draw:text-box>
            <text:p text:style-name="P1"><text:span text:style-name="T7">301. </text:span><text:span text:style-name="T4"><text:s/>At Sir Richard Dearlove’s request, his Private Secretary sent an update on the </text:span></text:p>
          </draw:text-box>
        </draw:frame>
        <draw:frame draw:style-name="gr1" draw:text-style-name="P2" draw:layer="layout" svg:width="11.517cm" svg:height="0.475cm" svg:x="2.2cm" svg:y="11.519cm">
          <draw:text-box>
            <text:p text:style-name="P1"><text:span text:style-name="T4">progress of inspections to Sir David Manning on 12 February.</text:span></text:p>
          </draw:text-box>
        </draw:frame>
        <draw:frame draw:style-name="gr7" draw:text-style-name="P9" draw:layer="layout" svg:width="0.391cm" svg:height="0.276cm" svg:x="13.675cm" svg:y="11.538cm">
          <draw:text-box>
            <text:p text:style-name="P1"><text:span text:style-name="T13">119</text:span></text:p>
          </draw:text-box>
        </draw:frame>
        <draw:frame draw:style-name="gr1" draw:text-style-name="P2" draw:layer="layout" svg:width="14.907cm" svg:height="0.475cm" svg:x="2.2cm" svg:y="12.433cm">
          <draw:text-box>
            <text:p text:style-name="P1"><text:span text:style-name="T7">302. </text:span><text:span text:style-name="T4"><text:s/>Sir David was told that the strike rate in relation to the UK intelligence-led </text:span></text:p>
          </draw:text-box>
        </draw:frame>
        <draw:frame draw:style-name="gr1" draw:text-style-name="P2" draw:layer="layout" svg:width="15.991cm" svg:height="0.475cm" svg:x="2.2cm" svg:y="12.998cm">
          <draw:text-box>
            <text:p text:style-name="P1"><text:span text:style-name="T4">inspections was low, but it had been responsible for two out of three UNMOVIC finds </text:span></text:p>
          </draw:text-box>
        </draw:frame>
        <draw:frame draw:style-name="gr1" draw:text-style-name="P2" draw:layer="layout" svg:width="15.784cm" svg:height="0.475cm" svg:x="2.2cm" svg:y="13.562cm">
          <draw:text-box>
            <text:p text:style-name="P1"><text:span text:style-name="T4">to date, from more than 550 inspections. In addition, “even where there is no WMD, </text:span></text:p>
          </draw:text-box>
        </draw:frame>
        <draw:frame draw:style-name="gr1" draw:text-style-name="P2" draw:layer="layout" svg:width="15.322cm" svg:height="0.475cm" svg:x="2.2cm" svg:y="14.127cm">
          <draw:text-box>
            <text:p text:style-name="P1"><text:span text:style-name="T4">something else has often been concealed […] Our inspections have revealed the </text:span></text:p>
          </draw:text-box>
        </draw:frame>
        <draw:frame draw:style-name="gr1" draw:text-style-name="P2" draw:layer="layout" svg:width="2.267cm" svg:height="0.475cm" svg:x="2.2cm" svg:y="14.691cm">
          <draw:text-box>
            <text:p text:style-name="P1"><text:span text:style-name="T4">Iraqi game.”</text:span></text:p>
          </draw:text-box>
        </draw:frame>
        <draw:frame draw:style-name="gr1" draw:text-style-name="P2" draw:layer="layout" svg:width="16.478cm" svg:height="0.475cm" svg:x="2.2cm" svg:y="15.606cm">
          <draw:text-box>
            <text:p text:style-name="P1"><text:span text:style-name="T7">303. </text:span><text:span text:style-name="T4"><text:s/>Sir Richard’s update also stated that “we needed to keep going in the expectation </text:span></text:p>
          </draw:text-box>
        </draw:frame>
        <draw:frame draw:style-name="gr1" draw:text-style-name="P2" draw:layer="layout" svg:width="15.102cm" svg:height="0.475cm" svg:x="2.2cm" svg:y="16.17cm">
          <draw:text-box>
            <text:p text:style-name="P1"><text:span text:style-name="T4">that an intelligence-led inspection would lead to a find or a solid refusal of entry”.</text:span></text:p>
          </draw:text-box>
        </draw:frame>
        <draw:frame draw:style-name="gr1" draw:text-style-name="P2" draw:layer="layout" svg:width="16.745cm" svg:height="0.475cm" svg:x="2.2cm" svg:y="17.085cm">
          <draw:text-box>
            <text:p text:style-name="P1"><text:span text:style-name="T7">304. </text:span><text:span text:style-name="T4"><text:s/>Sir David sent the letter to Mr Powell with the comment: “More inspections ahead – </text:span></text:p>
          </draw:text-box>
        </draw:frame>
        <draw:frame draw:style-name="gr1" draw:text-style-name="P2" draw:layer="layout" svg:width="5.15cm" svg:height="0.475cm" svg:x="2.2cm" svg:y="17.649cm">
          <draw:text-box>
            <text:p text:style-name="P1"><text:span text:style-name="T4">but time getting very short.”</text:span></text:p>
          </draw:text-box>
        </draw:frame>
        <draw:frame draw:style-name="gr7" draw:text-style-name="P9" draw:layer="layout" svg:width="0.408cm" svg:height="0.276cm" svg:x="7.329cm" svg:y="17.668cm">
          <draw:text-box>
            <text:p text:style-name="P1"><text:span text:style-name="T13">120</text:span></text:p>
          </draw:text-box>
        </draw:frame>
        <draw:frame draw:style-name="gr1" draw:text-style-name="P2" draw:layer="layout" svg:width="16.046cm" svg:height="0.475cm" svg:x="2.2cm" svg:y="18.563cm">
          <draw:text-box>
            <text:p text:style-name="P1"><text:span text:style-name="T7">305. </text:span><text:span text:style-name="T4"><text:s/>In a note produced on 12 February, the DIS recorded that most of the site visits </text:span></text:p>
          </draw:text-box>
        </draw:frame>
        <draw:frame draw:style-name="gr1" draw:text-style-name="P2" draw:layer="layout" svg:width="15.78cm" svg:height="0.475cm" svg:x="2.2cm" svg:y="19.128cm">
          <draw:text-box>
            <text:p text:style-name="P1"><text:span text:style-name="T4">conducted by UNMOVIC and the IAEA during the first six weeks were “intended [to] </text:span></text:p>
          </draw:text-box>
        </draw:frame>
        <draw:frame draw:style-name="gr1" draw:text-style-name="P2" draw:layer="layout" svg:width="11.948cm" svg:height="0.475cm" svg:x="2.2cm" svg:y="19.692cm">
          <draw:text-box>
            <text:p text:style-name="P1"><text:span text:style-name="T4">familiarise inspectors with the sites, and inspection techniques”.</text:span></text:p>
          </draw:text-box>
        </draw:frame>
        <draw:frame draw:style-name="gr7" draw:text-style-name="P9" draw:layer="layout" svg:width="0.408cm" svg:height="0.276cm" svg:x="14.106cm" svg:y="19.711cm">
          <draw:text-box>
            <text:p text:style-name="P1"><text:span text:style-name="T13">121</text:span></text:p>
          </draw:text-box>
        </draw:frame>
        <draw:frame draw:style-name="gr1" draw:text-style-name="P2" draw:layer="layout" svg:width="16.478cm" svg:height="0.475cm" svg:x="2.2cm" svg:y="20.607cm">
          <draw:text-box>
            <text:p text:style-name="P1"><text:span text:style-name="T7">306. </text:span><text:span text:style-name="T4"><text:s/>From early January, “the inspections had become longer and more intrusive” and, </text:span></text:p>
          </draw:text-box>
        </draw:frame>
        <draw:line draw:style-name="gr8" draw:text-style-name="P10" draw:layer="layout" svg:x1="2.199cm" svg:y1="22.466cm" svg:x2="7.3cm" svg:y2="22.466cm">
          <text:p/>
        </draw:line>
        <draw:frame draw:style-name="gr1" draw:text-style-name="P2" draw:layer="layout" svg:width="16.732cm" svg:height="0.475cm" svg:x="2.2cm" svg:y="21.171cm">
          <draw:text-box>
            <text:p text:style-name="P1"><text:span text:style-name="T4">by the beginning of February, UNMOVIC had “visited or inspected all but one of the UK’s </text:span></text:p>
          </draw:text-box>
        </draw:frame>
        <draw:frame draw:style-name="gr10" draw:text-style-name="P11" draw:layer="layout" svg:width="0.387cm" svg:height="0.23cm" svg:x="2.2cm" svg:y="22.986cm">
          <draw:text-box>
            <text:p text:style-name="P1"><text:span text:style-name="T14">116 </text:span></text:p>
          </draw:text-box>
        </draw:frame>
        <draw:frame draw:style-name="gr4" draw:text-style-name="P6" draw:layer="layout" svg:width="14.201cm" svg:height="0.395cm" svg:x="2.631cm" svg:y="22.97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3.394cm">
          <draw:text-box>
            <text:p text:style-name="P1"><text:span text:style-name="T19">Assessments</text:span><text:span text:style-name="T11">, September 2003, Cm5972, paragraph 136.</text:span></text:p>
          </draw:text-box>
        </draw:frame>
        <draw:frame draw:style-name="gr10" draw:text-style-name="P11" draw:layer="layout" svg:width="0.387cm" svg:height="0.23cm" svg:x="2.2cm" svg:y="23.833cm">
          <draw:text-box>
            <text:p text:style-name="P1"><text:span text:style-name="T14">117 </text:span></text:p>
          </draw:text-box>
        </draw:frame>
        <draw:frame draw:style-name="gr4" draw:text-style-name="P6" draw:layer="layout" svg:width="14.925cm" svg:height="0.395cm" svg:x="2.631cm" svg:y="23.817cm">
          <draw:text-box>
            <text:p text:style-name="P1"><text:span text:style-name="T11">Letter Davies to Rycroft, 15 January 2003, ‘Prime Minister’s Meeting with Hans Blix, UNMOVIC’.</text:span></text:p>
          </draw:text-box>
        </draw:frame>
        <draw:frame draw:style-name="gr10" draw:text-style-name="P11" draw:layer="layout" svg:width="0.387cm" svg:height="0.23cm" svg:x="2.2cm" svg:y="24.256cm">
          <draw:text-box>
            <text:p text:style-name="P1"><text:span text:style-name="T14">118 </text:span></text:p>
          </draw:text-box>
        </draw:frame>
        <draw:frame draw:style-name="gr4" draw:text-style-name="P6" draw:layer="layout" svg:width="14.201cm" svg:height="0.395cm" svg:x="2.631cm" svg:y="24.24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4.664cm">
          <draw:text-box>
            <text:p text:style-name="P1"><text:span text:style-name="T19">Assessments</text:span><text:span text:style-name="T11">, September 2003, Cm5972, paragraph 136.</text:span></text:p>
          </draw:text-box>
        </draw:frame>
        <draw:frame draw:style-name="gr10" draw:text-style-name="P11" draw:layer="layout" svg:width="0.387cm" svg:height="0.23cm" svg:x="2.2cm" svg:y="25.103cm">
          <draw:text-box>
            <text:p text:style-name="P1"><text:span text:style-name="T14">119 </text:span></text:p>
          </draw:text-box>
        </draw:frame>
        <draw:frame draw:style-name="gr4" draw:text-style-name="P6" draw:layer="layout" svg:width="14.874cm" svg:height="0.395cm" svg:x="2.631cm" svg:y="25.087cm">
          <draw:text-box>
            <text:p text:style-name="P1"><text:span text:style-name="T11">Letter PS/C to Manning, 12 February 2003, ‘Update on Intelligence-Led UNMOVIC Inspections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20 </text:span></text:p>
          </draw:text-box>
        </draw:frame>
        <draw:frame draw:style-name="gr4" draw:text-style-name="P6" draw:layer="layout" svg:width="15.162cm" svg:height="0.395cm" svg:x="2.646cm" svg:y="25.511cm">
          <draw:text-box>
            <text:p text:style-name="P1"><text:span text:style-name="T11">Manuscript comment Manning to Powell [undated] on Letter PS/C to Manning, 12 February 2003, </text:span></text:p>
          </draw:text-box>
        </draw:frame>
        <draw:frame draw:style-name="gr4" draw:text-style-name="P6" draw:layer="layout" svg:width="8.071cm" svg:height="0.395cm" svg:x="2.2cm" svg:y="25.934cm">
          <draw:text-box>
            <text:p text:style-name="P1"><text:span text:style-name="T11">‘</text:span><text:span text:style-name="T11">Update on Intelligence-Led UNMOVIC Inspections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1 </text:span></text:p>
          </draw:text-box>
        </draw:frame>
        <draw:frame draw:style-name="gr4" draw:text-style-name="P6" draw:layer="layout" svg:width="15.822cm" svg:height="0.395cm" svg:x="2.646cm" svg:y="26.357cm">
          <draw:text-box>
            <text:p text:style-name="P1"><text:span text:style-name="T11">Note DIS Counter Proliferation Support Group,</text:span><text:span text:style-name="T19"> </text:span><text:span text:style-name="T11">12 February 2003, ‘The Effectiveness of UN Weapons </text:span></text:p>
          </draw:text-box>
        </draw:frame>
        <draw:frame draw:style-name="gr4" draw:text-style-name="P6" draw:layer="layout" svg:width="3.025cm" svg:height="0.395cm" svg:x="2.2cm" svg:y="26.781cm">
          <draw:text-box>
            <text:p text:style-name="P1"><text:span text:style-name="T11">Inspections in Iraq’.</text:span></text:p>
          </draw:text-box>
        </draw:frame>
      </draw:page>
      <draw:page draw:name="page6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4">recommended sites”, and continued to be receptive to UK advice on potential targets. </text:span></text:p>
          </draw:text-box>
        </draw:frame>
        <draw:frame draw:style-name="gr1" draw:text-style-name="P2" draw:layer="layout" svg:width="3.689cm" svg:height="0.475cm" svg:x="2.2cm" svg:y="3.09cm">
          <draw:text-box>
            <text:p text:style-name="P1"><text:span text:style-name="T4">Finds had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4.004cm">
          <draw:text-box>
            <text:p text:style-name="P1"><text:span text:style-name="T4">“</text:span><text:span text:style-name="T4">nuclear-related documents hidden at the home of […] an Iraqi scientist” on </text:span></text:p>
          </draw:text-box>
        </draw:frame>
        <draw:frame draw:style-name="gr1" draw:text-style-name="P2" draw:layer="layout" svg:width="13.718cm" svg:height="0.475cm" svg:x="3.7cm" svg:y="4.568cm">
          <draw:text-box>
            <text:p text:style-name="P1"><text:span text:style-name="T4">16 January, although “the general perception has been that these do not </text:span></text:p>
          </draw:text-box>
        </draw:frame>
        <draw:frame draw:style-name="gr1" draw:text-style-name="P2" draw:layer="layout" svg:width="5.15cm" svg:height="0.475cm" svg:x="3.7cm" svg:y="5.133cm">
          <draw:text-box>
            <text:p text:style-name="P1"><text:span text:style-name="T4">constitute a ‘smoking gun’”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3cm" svg:height="0.475cm" svg:x="3.7cm" svg:y="5.797cm">
          <draw:text-box>
            <text:p text:style-name="P1"><text:span text:style-name="T4">“</text:span><text:span text:style-name="T4">CW associated rocket warheads at Ukhaider Ammunition depot” the same </text:span></text:p>
          </draw:text-box>
        </draw:frame>
        <draw:frame draw:style-name="gr1" draw:text-style-name="P2" draw:layer="layout" svg:width="14.929cm" svg:height="0.475cm" svg:x="3.7cm" svg:y="6.362cm">
          <draw:text-box>
            <text:p text:style-name="P1"><text:span text:style-name="T4">day. The liquid in one warhead was “awaiting the delivery of chemical sampling </text:span></text:p>
          </draw:text-box>
        </draw:frame>
        <draw:frame draw:style-name="gr1" draw:text-style-name="P2" draw:layer="layout" svg:width="11.051cm" svg:height="0.475cm" svg:x="3.7cm" svg:y="6.926cm">
          <draw:text-box>
            <text:p text:style-name="P1"><text:span text:style-name="T4">equipment”. That had arrived but was “not yet operational”;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8cm" svg:height="0.475cm" svg:x="3.7cm" svg:y="7.591cm">
          <draw:text-box>
            <text:p text:style-name="P1"><text:span text:style-name="T4">a “small quantity of … CW precursor chemicals at a Laboratory”;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8cm" svg:height="0.475cm" svg:x="3.7cm" svg:y="8.255cm">
          <draw:text-box>
            <text:p text:style-name="P1"><text:span text:style-name="T4">“</text:span><text:span text:style-name="T4">aluminium nozzles for 80mm rockets that Iraq had recast, but not declared” </text:span></text:p>
          </draw:text-box>
        </draw:frame>
        <draw:frame draw:style-name="gr1" draw:text-style-name="P2" draw:layer="layout" svg:width="9.197cm" svg:height="0.475cm" svg:x="3.7cm" svg:y="8.82cm">
          <draw:text-box>
            <text:p text:style-name="P1"><text:span text:style-name="T4">were discovered by the IAEA on 31 January; and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9cm" svg:height="0.475cm" svg:x="3.7cm" svg:y="9.484cm">
          <draw:text-box>
            <text:p text:style-name="P1"><text:span text:style-name="T4">“</text:span><text:span text:style-name="T4">parts” from a “suspected … biological or chemical sub-munition” were found </text:span></text:p>
          </draw:text-box>
        </draw:frame>
        <draw:frame draw:style-name="gr1" draw:text-style-name="P2" draw:layer="layout" svg:width="7.546cm" svg:height="0.475cm" svg:x="3.7cm" svg:y="10.048cm">
          <draw:text-box>
            <text:p text:style-name="P1"><text:span text:style-name="T4">“</text:span><text:span text:style-name="T4">at the al-Numan factory” on 2 February.</text:span></text:p>
          </draw:text-box>
        </draw:frame>
        <draw:frame draw:style-name="gr1" draw:text-style-name="P2" draw:layer="layout" svg:width="15.597cm" svg:height="0.475cm" svg:x="2.2cm" svg:y="10.963cm">
          <draw:text-box>
            <text:p text:style-name="P1"><text:span text:style-name="T7">307. </text:span><text:span text:style-name="T4"><text:s/>The Iraqis realised that some inspections had “been mounted on the basis of </text:span></text:p>
          </draw:text-box>
        </draw:frame>
        <draw:frame draw:style-name="gr1" draw:text-style-name="P2" draw:layer="layout" svg:width="15.674cm" svg:height="0.475cm" svg:x="2.2cm" svg:y="11.527cm">
          <draw:text-box>
            <text:p text:style-name="P1"><text:span text:style-name="T4">intelligence”, and had “increased even further the measures being taken to prevent </text:span></text:p>
          </draw:text-box>
        </draw:frame>
        <draw:frame draw:style-name="gr1" draw:text-style-name="P2" draw:layer="layout" svg:width="15.246cm" svg:height="0.475cm" svg:x="2.2cm" svg:y="12.092cm">
          <draw:text-box>
            <text:p text:style-name="P1"><text:span text:style-name="T4">damaging material being uncovered by either UNMOVIC or IAEA”. That included </text:span></text:p>
          </draw:text-box>
        </draw:frame>
        <draw:frame draw:style-name="gr1" draw:text-style-name="P2" draw:layer="layout" svg:width="15.251cm" svg:height="0.475cm" svg:x="2.2cm" svg:y="12.656cm">
          <draw:text-box>
            <text:p text:style-name="P1"><text:span text:style-name="T4">“</text:span><text:span text:style-name="T4">ensuring that WMD material only remains at a particular location for an absolute </text:span></text:p>
          </draw:text-box>
        </draw:frame>
        <draw:frame draw:style-name="gr1" draw:text-style-name="P2" draw:layer="layout" svg:width="15.733cm" svg:height="0.475cm" svg:x="2.2cm" svg:y="13.221cm">
          <draw:text-box>
            <text:p text:style-name="P1"><text:span text:style-name="T4">maximum of 24 hours, and contingency plans to ensure that ‘crowds’ will always be </text:span></text:p>
          </draw:text-box>
        </draw:frame>
        <draw:frame draw:style-name="gr1" draw:text-style-name="P2" draw:layer="layout" svg:width="11.694cm" svg:height="0.475cm" svg:x="2.2cm" svg:y="13.785cm">
          <draw:text-box>
            <text:p text:style-name="P1"><text:span text:style-name="T4">available to disrupt an inspection that might prove successful”.</text:span></text:p>
          </draw:text-box>
        </draw:frame>
        <draw:frame draw:style-name="gr1" draw:text-style-name="P2" draw:layer="layout" svg:width="6.022cm" svg:height="0.475cm" svg:x="2.2cm" svg:y="14.7cm">
          <draw:text-box>
            <text:p text:style-name="P1"><text:span text:style-name="T7">308. </text:span><text:span text:style-name="T4"><text:s/>The DIS report concluded:</text:span></text:p>
          </draw:text-box>
        </draw:frame>
        <draw:frame draw:style-name="gr1" draw:text-style-name="P2" draw:layer="layout" svg:width="14.015cm" svg:height="0.475cm" svg:x="2.95cm" svg:y="15.614cm">
          <draw:text-box>
            <text:p text:style-name="P1"><text:span text:style-name="T4">“</text:span><text:span text:style-name="T4">UNMOVIC and the IAEA are capable of conducting thorough inspections; </text:span></text:p>
          </draw:text-box>
        </draw:frame>
        <draw:frame draw:style-name="gr1" draw:text-style-name="P2" draw:layer="layout" svg:width="14.573cm" svg:height="0.475cm" svg:x="2.95cm" svg:y="16.178cm">
          <draw:text-box>
            <text:p text:style-name="P1"><text:span text:style-name="T4">however, mistakes have resulted in at least two inspections failing to uncover </text:span></text:p>
          </draw:text-box>
        </draw:frame>
        <draw:frame draw:style-name="gr1" draw:text-style-name="P2" draw:layer="layout" svg:width="4.108cm" svg:height="0.475cm" svg:x="2.95cm" svg:y="16.743cm">
          <draw:text-box>
            <text:p text:style-name="P1"><text:span text:style-name="T4">concealed material …</text:span></text:p>
          </draw:text-box>
        </draw:frame>
        <draw:frame draw:style-name="gr1" draw:text-style-name="P2" draw:layer="layout" svg:width="14.281cm" svg:height="0.475cm" svg:x="2.95cm" svg:y="17.657cm">
          <draw:text-box>
            <text:p text:style-name="P1"><text:span text:style-name="T4">“</text:span><text:span text:style-name="T4">UNMOVIC and IAEA remain very receptive to UK intelligence. On balance, </text:span></text:p>
          </draw:text-box>
        </draw:frame>
        <draw:frame draw:style-name="gr1" draw:text-style-name="P2" draw:layer="layout" svg:width="14.963cm" svg:height="0.475cm" svg:x="2.95cm" svg:y="18.222cm">
          <draw:text-box>
            <text:p text:style-name="P1"><text:span text:style-name="T4">however, in the absence of Iraqi cooperation, we assess that the discovery of a </text:span></text:p>
          </draw:text-box>
        </draw:frame>
        <draw:frame draw:style-name="gr1" draw:text-style-name="P2" draw:layer="layout" svg:width="15.64cm" svg:height="0.475cm" svg:x="2.95cm" svg:y="18.786cm">
          <draw:text-box>
            <text:p text:style-name="P1"><text:span text:style-name="T4">‘</text:span><text:span text:style-name="T4">smoking gun’ will probably be the result of intelligence information, skill on the part </text:span></text:p>
          </draw:text-box>
        </draw:frame>
        <draw:frame draw:style-name="gr1" draw:text-style-name="P2" draw:layer="layout" svg:width="11.131cm" svg:height="0.475cm" svg:x="2.95cm" svg:y="19.351cm">
          <draw:text-box>
            <text:p text:style-name="P1"><text:span text:style-name="T4">of the inspectors, an Iraqi mistake, and an element of luck.”</text:span></text:p>
          </draw:text-box>
        </draw:frame>
        <draw:frame draw:style-name="gr1" draw:text-style-name="P2" draw:layer="layout" svg:width="5.268cm" svg:height="0.475cm" svg:x="2.2cm" svg:y="20.265cm">
          <draw:text-box>
            <text:p text:style-name="P1"><text:span text:style-name="T7">309. </text:span><text:span text:style-name="T4"><text:s/>The ISC reported that:</text:span></text:p>
          </draw:text-box>
        </draw:frame>
        <draw:frame draw:style-name="gr2" draw:text-style-name="P3" draw:layer="layout" svg:width="0.634cm" svg:height="0.712cm" svg:x="2.95cm" svg:y="21.0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33cm" svg:height="0.475cm" svg:x="3.7cm" svg:y="21.18cm">
          <draw:text-box>
            <text:p text:style-name="P1"><text:span text:style-name="T4">SIS provided UN inspectors with about 170 intelligence reports between </text:span></text:p>
          </draw:text-box>
        </draw:frame>
        <draw:frame draw:style-name="gr1" draw:text-style-name="P2" draw:layer="layout" svg:width="6.335cm" svg:height="0.475cm" svg:x="3.7cm" svg:y="21.744cm">
          <draw:text-box>
            <text:p text:style-name="P1"><text:span text:style-name="T4">December 2000 and March 2003;</text:span></text:p>
          </draw:text-box>
        </draw:frame>
        <draw:frame draw:style-name="gr2" draw:text-style-name="P3" draw:layer="layout" svg:width="0.634cm" svg:height="0.712cm" svg:x="2.95cm" svg:y="22.2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347cm" svg:height="0.475cm" svg:x="3.7cm" svg:y="22.408cm">
          <draw:text-box>
            <text:p text:style-name="P1"><text:span text:style-name="T4">the DIS also provided regular briefings;</text:span></text:p>
          </draw:text-box>
        </draw:frame>
        <draw:frame draw:style-name="gr2" draw:text-style-name="P3" draw:layer="layout" svg:width="0.634cm" svg:height="0.712cm" svg:x="2.95cm" svg:y="22.9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23.073cm">
          <draw:text-box>
            <text:p text:style-name="P1"><text:span text:style-name="T4">Mr Blair and Mr Straw confirmed that the UK passed all UK-owned intelligence </text:span></text:p>
          </draw:text-box>
        </draw:frame>
        <draw:frame draw:style-name="gr1" draw:text-style-name="P2" draw:layer="layout" svg:width="7.609cm" svg:height="0.475cm" svg:x="3.7cm" svg:y="23.637cm">
          <draw:text-box>
            <text:p text:style-name="P1"><text:span text:style-name="T4">that was relevant to UN inspections; and</text:span></text:p>
          </draw:text-box>
        </draw:frame>
        <draw:frame draw:style-name="gr2" draw:text-style-name="P3" draw:layer="layout" svg:width="0.634cm" svg:height="0.712cm" svg:x="2.95cm" svg:y="24.1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46cm" svg:height="0.475cm" svg:x="3.7cm" svg:y="24.302cm">
          <draw:text-box>
            <text:p text:style-name="P1"><text:span text:style-name="T4">the UK had provided intelligence packs on 19 sites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408cm" svg:height="0.276cm" svg:x="13.301cm" svg:y="24.321cm">
          <draw:text-box>
            <text:p text:style-name="P1"><text:span text:style-name="T13">122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2 </text:span></text:p>
          </draw:text-box>
        </draw:frame>
        <draw:frame draw:style-name="gr4" draw:text-style-name="P6" draw:layer="layout" svg:width="14.201cm" svg:height="0.395cm" svg:x="2.646cm" svg:y="26.357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6.781cm">
          <draw:text-box>
            <text:p text:style-name="P1"><text:span text:style-name="T19">Assessments</text:span><text:span text:style-name="T11">, September 2003, Cm5972, paragraph 136.</text:span></text:p>
          </draw:text-box>
        </draw:frame>
      </draw:page>
      <draw:page draw:name="page6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1" draw:text-style-name="P2" draw:layer="layout" svg:width="14.984cm" svg:height="0.475cm" svg:x="2.2cm" svg:y="2.525cm">
          <draw:text-box>
            <text:p text:style-name="P1"><text:span text:style-name="T7">310. </text:span><text:span text:style-name="T4"><text:s/>The Butler Review was told that the UK used about 30 separate pieces of </text:span></text:p>
          </draw:text-box>
        </draw:frame>
        <draw:frame draw:style-name="gr1" draw:text-style-name="P2" draw:layer="layout" svg:width="15.538cm" svg:height="0.475cm" svg:x="2.2cm" svg:y="3.09cm">
          <draw:text-box>
            <text:p text:style-name="P1"><text:span text:style-name="T4">intelligence from human sources and satellite imagery covering 19 sites to provide </text:span></text:p>
          </draw:text-box>
        </draw:frame>
        <draw:frame draw:style-name="gr1" draw:text-style-name="P2" draw:layer="layout" svg:width="5.243cm" svg:height="0.475cm" svg:x="2.2cm" svg:y="3.654cm">
          <draw:text-box>
            <text:p text:style-name="P1"><text:span text:style-name="T4">leads for the UN inspectors.</text:span></text:p>
          </draw:text-box>
        </draw:frame>
        <draw:frame draw:style-name="gr7" draw:text-style-name="P9" draw:layer="layout" svg:width="0.408cm" svg:height="0.276cm" svg:x="7.423cm" svg:y="3.673cm">
          <draw:text-box>
            <text:p text:style-name="P1"><text:span text:style-name="T13">123</text:span></text:p>
          </draw:text-box>
        </draw:frame>
        <draw:frame draw:style-name="gr1" draw:text-style-name="P2" draw:layer="layout" svg:width="9.091cm" svg:height="0.475cm" svg:x="7.835cm" svg:y="3.654cm">
          <draw:text-box>
            <text:p text:style-name="P1"><text:span text:style-name="T4"><text:s/></text:span><text:span text:style-name="T4">UNMOVIC visited seven of those sites, made a </text:span></text:p>
          </draw:text-box>
        </draw:frame>
        <draw:frame draw:style-name="gr1" draw:text-style-name="P2" draw:layer="layout" svg:width="15.462cm" svg:height="0.475cm" svg:x="2.2cm" svg:y="4.218cm">
          <draw:text-box>
            <text:p text:style-name="P1"><text:span text:style-name="T4">partial examination of one more and subjected one further site to an inspection by </text:span></text:p>
          </draw:text-box>
        </draw:frame>
        <draw:frame draw:style-name="gr1" draw:text-style-name="P2" draw:layer="layout" svg:width="4.798cm" svg:height="0.475cm" svg:x="2.2cm" svg:y="4.783cm">
          <draw:text-box>
            <text:p text:style-name="P1"><text:span text:style-name="T4">ground-penetrating radar.</text:span></text:p>
          </draw:text-box>
        </draw:frame>
        <draw:frame draw:style-name="gr6" draw:text-style-name="P8" draw:layer="layout" svg:width="7.897cm" svg:height="0.556cm" svg:x="2.2cm" svg:y="5.904cm">
          <draw:text-box>
            <text:p text:style-name="P1"><text:span text:style-name="T9">The perspective of the inspectors</text:span></text:p>
          </draw:text-box>
        </draw:frame>
        <draw:frame draw:style-name="gr1" draw:text-style-name="P2" draw:layer="layout" svg:width="15.276cm" svg:height="0.475cm" svg:x="2.2cm" svg:y="6.732cm">
          <draw:text-box>
            <text:p text:style-name="P1"><text:span text:style-name="T7">311. </text:span><text:span text:style-name="T15"><text:s/>Dr Blix reported to the Security Council on 14 February that UNMOVIC </text:span></text:p>
          </draw:text-box>
        </draw:frame>
        <draw:frame draw:style-name="gr1" draw:text-style-name="P2" draw:layer="layout" svg:width="15.483cm" svg:height="0.475cm" svg:x="2.2cm" svg:y="7.297cm">
          <draw:text-box>
            <text:p text:style-name="P1"><text:span text:style-name="T15">had not found any weapons of mass destruction and the items that were not </text:span></text:p>
          </draw:text-box>
        </draw:frame>
        <draw:frame draw:style-name="gr1" draw:text-style-name="P2" draw:layer="layout" svg:width="16.41cm" svg:height="0.475cm" svg:x="2.2cm" svg:y="7.861cm">
          <draw:text-box>
            <text:p text:style-name="P1"><text:span text:style-name="T15">accounted for might not exist, but Iraq needed to provide the evidence to answer </text:span></text:p>
          </draw:text-box>
        </draw:frame>
        <draw:frame draw:style-name="gr1" draw:text-style-name="P2" draw:layer="layout" svg:width="6.386cm" svg:height="0.475cm" svg:x="2.2cm" svg:y="8.426cm">
          <draw:text-box>
            <text:p text:style-name="P1"><text:span text:style-name="T15">the questions, not belittle them.</text:span></text:p>
          </draw:text-box>
        </draw:frame>
        <draw:frame draw:style-name="gr1" draw:text-style-name="P2" draw:layer="layout" svg:width="16.287cm" svg:height="0.475cm" svg:x="2.2cm" svg:y="9.34cm">
          <draw:text-box>
            <text:p text:style-name="P1"><text:span text:style-name="T7">312. </text:span><text:span text:style-name="T15"><text:s/>The Al Samoud 2 missile programme and engines converted for use on the </text:span></text:p>
          </draw:text-box>
        </draw:frame>
        <draw:frame draw:style-name="gr1" draw:text-style-name="P2" draw:layer="layout" svg:width="4.963cm" svg:height="0.475cm" svg:x="2.2cm" svg:y="9.905cm">
          <draw:text-box>
            <text:p text:style-name="P1"><text:span text:style-name="T15">missile were proscribed.</text:span></text:p>
          </draw:text-box>
        </draw:frame>
        <draw:frame draw:style-name="gr1" draw:text-style-name="P2" draw:layer="layout" svg:width="15.669cm" svg:height="0.475cm" svg:x="2.2cm" svg:y="10.819cm">
          <draw:text-box>
            <text:p text:style-name="P1"><text:span text:style-name="T7">313. </text:span><text:span text:style-name="T4"><text:s/>The third Ministerial-level meeting of the Security Council to discuss Iraq took </text:span></text:p>
          </draw:text-box>
        </draw:frame>
        <draw:frame draw:style-name="gr1" draw:text-style-name="P2" draw:layer="layout" svg:width="4.104cm" svg:height="0.475cm" svg:x="2.2cm" svg:y="11.383cm">
          <draw:text-box>
            <text:p text:style-name="P1"><text:span text:style-name="T4">place on 14 February.</text:span></text:p>
          </draw:text-box>
        </draw:frame>
        <draw:frame draw:style-name="gr7" draw:text-style-name="P9" draw:layer="layout" svg:width="0.408cm" svg:height="0.276cm" svg:x="6.287cm" svg:y="11.402cm">
          <draw:text-box>
            <text:p text:style-name="P1"><text:span text:style-name="T13">124</text:span></text:p>
          </draw:text-box>
        </draw:frame>
        <draw:frame draw:style-name="gr1" draw:text-style-name="P2" draw:layer="layout" svg:width="7.96cm" svg:height="0.475cm" svg:x="2.2cm" svg:y="12.298cm">
          <draw:text-box>
            <text:p text:style-name="P1"><text:span text:style-name="T7">314. </text:span><text:span text:style-name="T4"><text:s/>Dr Blix told the Security Council that:</text:span></text:p>
          </draw:text-box>
        </draw:frame>
        <draw:frame draw:style-name="gr2" draw:text-style-name="P3" draw:layer="layout" svg:width="0.634cm" svg:height="0.712cm" svg:x="2.95cm" svg:y="13.0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9cm" svg:height="0.475cm" svg:x="3.7cm" svg:y="13.212cm">
          <draw:text-box>
            <text:p text:style-name="P1"><text:span text:style-name="T4">UNMOVIC had begun the process of destroying approximately 50 litres of </text:span></text:p>
          </draw:text-box>
        </draw:frame>
        <draw:frame draw:style-name="gr1" draw:text-style-name="P2" draw:layer="layout" svg:width="5.624cm" svg:height="0.475cm" svg:x="3.7cm" svg:y="13.777cm">
          <draw:text-box>
            <text:p text:style-name="P1"><text:span text:style-name="T4">mustard gas declared by Iraq.</text:span></text:p>
          </draw:text-box>
        </draw:frame>
        <draw:frame draw:style-name="gr2" draw:text-style-name="P3" draw:layer="layout" svg:width="0.634cm" svg:height="0.712cm" svg:x="2.95cm" svg:y="14.2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8cm" svg:height="0.475cm" svg:x="3.7cm" svg:y="14.441cm">
          <draw:text-box>
            <text:p text:style-name="P1"><text:span text:style-name="T4">More than 200 chemical and more than 100 biological samples had been </text:span></text:p>
          </draw:text-box>
        </draw:frame>
        <draw:frame draw:style-name="gr1" draw:text-style-name="P2" draw:layer="layout" svg:width="13.942cm" svg:height="0.475cm" svg:x="3.7cm" svg:y="15.006cm">
          <draw:text-box>
            <text:p text:style-name="P1"><text:span text:style-name="T4">collected. Three-quarters of the samples had already been tested and the </text:span></text:p>
          </draw:text-box>
        </draw:frame>
        <draw:frame draw:style-name="gr1" draw:text-style-name="P2" draw:layer="layout" svg:width="8.867cm" svg:height="0.475cm" svg:x="3.7cm" svg:y="15.57cm">
          <draw:text-box>
            <text:p text:style-name="P1"><text:span text:style-name="T4">results were consistent with Iraq’s declarations.</text:span></text:p>
          </draw:text-box>
        </draw:frame>
        <draw:frame draw:style-name="gr1" draw:text-style-name="P2" draw:layer="layout" svg:width="15.911cm" svg:height="0.475cm" svg:x="2.2cm" svg:y="16.485cm">
          <draw:text-box>
            <text:p text:style-name="P1"><text:span text:style-name="T7">315. </text:span><text:span text:style-name="T4"><text:s/>Addressing how much, “if any”, was left of Iraq’s weapons of mass destruction, </text:span></text:p>
          </draw:text-box>
        </draw:frame>
        <draw:frame draw:style-name="gr1" draw:text-style-name="P2" draw:layer="layout" svg:width="16.199cm" svg:height="0.475cm" svg:x="2.2cm" svg:y="17.049cm">
          <draw:text-box>
            <text:p text:style-name="P1"><text:span text:style-name="T4">Dr Blix stated that UNMOVIC had not found any so far, “only a small number of empty </text:span></text:p>
          </draw:text-box>
        </draw:frame>
        <draw:frame draw:style-name="gr1" draw:text-style-name="P2" draw:layer="layout" svg:width="16.296cm" svg:height="0.475cm" svg:x="2.2cm" svg:y="17.613cm">
          <draw:text-box>
            <text:p text:style-name="P1"><text:span text:style-name="T4">chemical munitions, which should have been declared and destroyed”. UNMOVIC had </text:span></text:p>
          </draw:text-box>
        </draw:frame>
        <draw:frame draw:style-name="gr1" draw:text-style-name="P2" draw:layer="layout" svg:width="16.097cm" svg:height="0.475cm" svg:x="2.2cm" svg:y="18.178cm">
          <draw:text-box>
            <text:p text:style-name="P1"><text:span text:style-name="T4">destroyed the “laboratory quantity” of a “mustard gas precursor” that had been found. </text:span></text:p>
          </draw:text-box>
        </draw:frame>
        <draw:frame draw:style-name="gr1" draw:text-style-name="P2" draw:layer="layout" svg:width="13.147cm" svg:height="0.475cm" svg:x="2.2cm" svg:y="18.742cm">
          <draw:text-box>
            <text:p text:style-name="P1"><text:span text:style-name="T4">Many proscribed weapons and items had not been accounted for, but:</text:span></text:p>
          </draw:text-box>
        </draw:frame>
        <draw:frame draw:style-name="gr1" draw:text-style-name="P2" draw:layer="layout" svg:width="15.022cm" svg:height="0.475cm" svg:x="2.95cm" svg:y="19.657cm">
          <draw:text-box>
            <text:p text:style-name="P1"><text:span text:style-name="T4">“</text:span><text:span text:style-name="T4">One must not jump to the conclusion that they exist. However that possibility is </text:span></text:p>
          </draw:text-box>
        </draw:frame>
        <draw:frame draw:style-name="gr1" draw:text-style-name="P2" draw:layer="layout" svg:width="15.894cm" svg:height="0.475cm" svg:x="2.95cm" svg:y="20.221cm">
          <draw:text-box>
            <text:p text:style-name="P1"><text:span text:style-name="T4">also not excluded. If they exist they must be presented for destruction. If they do not </text:span></text:p>
          </draw:text-box>
        </draw:frame>
        <draw:frame draw:style-name="gr1" draw:text-style-name="P2" draw:layer="layout" svg:width="11.106cm" svg:height="0.475cm" svg:x="2.95cm" svg:y="20.786cm">
          <draw:text-box>
            <text:p text:style-name="P1"><text:span text:style-name="T4">exist, credible evidence to that effect should be presented.”</text:span></text:p>
          </draw:text-box>
        </draw:frame>
        <draw:frame draw:style-name="gr1" draw:text-style-name="P2" draw:layer="layout" svg:width="12.609cm" svg:height="0.475cm" svg:x="2.2cm" svg:y="21.7cm">
          <draw:text-box>
            <text:p text:style-name="P1"><text:span text:style-name="T7">316. </text:span><text:span text:style-name="T4"><text:s/>Addressing Iraq’s ballistic missile programmes, Dr Blix stated:</text:span></text:p>
          </draw:text-box>
        </draw:frame>
        <draw:frame draw:style-name="gr2" draw:text-style-name="P3" draw:layer="layout" svg:width="0.634cm" svg:height="0.712cm" svg:x="2.95cm" svg:y="22.4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22.615cm">
          <draw:text-box>
            <text:p text:style-name="P1"><text:span text:style-name="T4">Experts had “concluded unanimously” that the two variants of the Al Samoud 2 </text:span></text:p>
          </draw:text-box>
        </draw:frame>
        <draw:frame draw:style-name="gr1" draw:text-style-name="P2" draw:layer="layout" svg:width="14.37cm" svg:height="0.475cm" svg:x="3.7cm" svg:y="23.179cm">
          <draw:text-box>
            <text:p text:style-name="P1"><text:span text:style-name="T4">missile declared by Iraq were capable of exceeding the range of 150km and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4.959cm" svg:height="0.475cm" svg:x="3.7cm" svg:y="23.743cm">
          <draw:text-box>
            <text:p text:style-name="P1"><text:span text:style-name="T4">were therefore proscribed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23 </text:span></text:p>
          </draw:text-box>
        </draw:frame>
        <draw:frame draw:style-name="gr4" draw:text-style-name="P6" draw:layer="layout" svg:width="15.733cm" svg:height="0.395cm" svg:x="2.646cm" svg:y="25.934cm">
          <draw:text-box>
            <text:p text:style-name="P1"><text:span text:style-name="T19">Review of Intelligence on Weapons of Mass Destruction</text:span><text:span text:style-name="T11"> [“The Butler Report”], 14 July 2004, HC 898, </text:span></text:p>
          </draw:text-box>
        </draw:frame>
        <draw:frame draw:style-name="gr4" draw:text-style-name="P6" draw:layer="layout" svg:width="2.381cm" svg:height="0.395cm" svg:x="2.2cm" svg:y="26.357cm">
          <draw:text-box>
            <text:p text:style-name="P1"><text:span text:style-name="T11">paragraph 35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4 </text:span></text:p>
          </draw:text-box>
        </draw:frame>
        <draw:frame draw:style-name="gr4" draw:text-style-name="P6" draw:layer="layout" svg:width="11.902cm" svg:height="0.395cm" svg:x="2.646cm" svg:y="26.781cm">
          <draw:text-box>
            <text:p text:style-name="P1"><text:span text:style-name="T11">UN Security Council, ‘4707th Meeting Friday 14 February 2003’ (S/PV.4707).</text:span></text:p>
          </draw:text-box>
        </draw:frame>
      </draw:page>
      <draw:page draw:name="page6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2cm" svg:height="0.475cm" svg:x="3.7cm" svg:y="2.525cm">
          <draw:text-box>
            <text:p text:style-name="P1"><text:span text:style-name="T4">Any of the 380 SA-2 engines imported in contravention of resolution 687 and </text:span></text:p>
          </draw:text-box>
        </draw:frame>
        <draw:frame draw:style-name="gr1" draw:text-style-name="P2" draw:layer="layout" svg:width="13.642cm" svg:height="0.475cm" svg:x="3.7cm" svg:y="3.09cm">
          <draw:text-box>
            <text:p text:style-name="P1"><text:span text:style-name="T4">converted for use in the Al Samoud missile system were also proscribed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88cm" svg:height="0.475cm" svg:x="3.7cm" svg:y="3.754cm">
          <draw:text-box>
            <text:p text:style-name="P1"><text:span text:style-name="T4">The casting chambers for missile motors which had been destroyed by </text:span></text:p>
          </draw:text-box>
        </draw:frame>
        <draw:frame draw:style-name="gr1" draw:text-style-name="P2" draw:layer="layout" svg:width="9.417cm" svg:height="0.475cm" svg:x="3.7cm" svg:y="4.318cm">
          <draw:text-box>
            <text:p text:style-name="P1"><text:span text:style-name="T4">UNSCOM and reconstituted were also proscribed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4.983cm">
          <draw:text-box>
            <text:p text:style-name="P1"><text:span text:style-name="T4">Clarifications were needed before decisions could be made on the capabilities </text:span></text:p>
          </draw:text-box>
        </draw:frame>
        <draw:frame draw:style-name="gr1" draw:text-style-name="P2" draw:layer="layout" svg:width="11.373cm" svg:height="0.475cm" svg:x="3.7cm" svg:y="5.547cm">
          <draw:text-box>
            <text:p text:style-name="P1"><text:span text:style-name="T4">of the Al Fatah missile and the engine test stand at al-Rafah.</text:span></text:p>
          </draw:text-box>
        </draw:frame>
        <draw:frame draw:style-name="gr1" draw:text-style-name="P2" draw:layer="layout" svg:width="16.52cm" svg:height="0.475cm" svg:x="2.2cm" svg:y="6.462cm">
          <draw:text-box>
            <text:p text:style-name="P1"><text:span text:style-name="T7">317. </text:span><text:span text:style-name="T4"><text:s/>Addressing the role of intelligence, Dr Blix stated that in the closed society of Iraq, </text:span></text:p>
          </draw:text-box>
        </draw:frame>
        <draw:frame draw:style-name="gr1" draw:text-style-name="P2" draw:layer="layout" svg:width="15.974cm" svg:height="0.475cm" svg:x="2.2cm" svg:y="7.026cm">
          <draw:text-box>
            <text:p text:style-name="P1"><text:span text:style-name="T4">and given the history of inspections, “other sources of information, such as defectors </text:span></text:p>
          </draw:text-box>
        </draw:frame>
        <draw:frame draw:style-name="gr1" draw:text-style-name="P2" draw:layer="layout" svg:width="16.017cm" svg:height="0.475cm" svg:x="2.2cm" svg:y="7.591cm">
          <draw:text-box>
            <text:p text:style-name="P1"><text:span text:style-name="T4">and government intelligence agencies” were “required to aid the inspection process”. </text:span></text:p>
          </draw:text-box>
        </draw:frame>
        <draw:frame draw:style-name="gr1" draw:text-style-name="P2" draw:layer="layout" svg:width="14.476cm" svg:height="0.475cm" svg:x="2.2cm" svg:y="8.155cm">
          <draw:text-box>
            <text:p text:style-name="P1"><text:span text:style-name="T4">International organisations then needed to analyse such information critically.</text:span></text:p>
          </draw:text-box>
        </draw:frame>
        <draw:frame draw:style-name="gr1" draw:text-style-name="P2" draw:layer="layout" svg:width="16.762cm" svg:height="0.475cm" svg:x="2.2cm" svg:y="9.07cm">
          <draw:text-box>
            <text:p text:style-name="P1"><text:span text:style-name="T7">318. </text:span><text:span text:style-name="T4"><text:s/>Dr Blix added that intelligence had been useful for UNMOVIC, and in one case had </text:span></text:p>
          </draw:text-box>
        </draw:frame>
        <draw:frame draw:style-name="gr1" draw:text-style-name="P2" draw:layer="layout" svg:width="13.82cm" svg:height="0.475cm" svg:x="2.2cm" svg:y="9.634cm">
          <draw:text-box>
            <text:p text:style-name="P1"><text:span text:style-name="T4">led to the discovery of documents relating to laser enrichment of uranium:</text:span></text:p>
          </draw:text-box>
        </draw:frame>
        <draw:frame draw:style-name="gr1" draw:text-style-name="P2" draw:layer="layout" svg:width="14.383cm" svg:height="0.475cm" svg:x="2.95cm" svg:y="10.548cm">
          <draw:text-box>
            <text:p text:style-name="P1"><text:span text:style-name="T4">“</text:span><text:span text:style-name="T4">In other cases, intelligence has led to sites where no proscribed items were </text:span></text:p>
          </draw:text-box>
        </draw:frame>
        <draw:frame draw:style-name="gr1" draw:text-style-name="P2" draw:layer="layout" svg:width="14.417cm" svg:height="0.475cm" svg:x="2.95cm" svg:y="11.113cm">
          <draw:text-box>
            <text:p text:style-name="P1"><text:span text:style-name="T4">found. Even in such cases, however, inspection of these sites were useful in </text:span></text:p>
          </draw:text-box>
        </draw:frame>
        <draw:frame draw:style-name="gr1" draw:text-style-name="P2" draw:layer="layout" svg:width="14.374cm" svg:height="0.475cm" svg:x="2.95cm" svg:y="11.677cm">
          <draw:text-box>
            <text:p text:style-name="P1"><text:span text:style-name="T4">proving the absence of such items and in some cases the presence of other </text:span></text:p>
          </draw:text-box>
        </draw:frame>
        <draw:frame draw:style-name="gr1" draw:text-style-name="P2" draw:layer="layout" svg:width="15.403cm" svg:height="0.475cm" svg:x="2.95cm" svg:y="12.242cm">
          <draw:text-box>
            <text:p text:style-name="P1"><text:span text:style-name="T4">items – conventional munitions. It shows that conventional arms are being moved </text:span></text:p>
          </draw:text-box>
        </draw:frame>
        <draw:frame draw:style-name="gr1" draw:text-style-name="P2" draw:layer="layout" svg:width="14.869cm" svg:height="0.475cm" svg:x="2.95cm" svg:y="12.806cm">
          <draw:text-box>
            <text:p text:style-name="P1"><text:span text:style-name="T4">around the country and their presence is not necessarily related to weapons of </text:span></text:p>
          </draw:text-box>
        </draw:frame>
        <draw:frame draw:style-name="gr1" draw:text-style-name="P2" draw:layer="layout" svg:width="3.469cm" svg:height="0.475cm" svg:x="2.95cm" svg:y="13.371cm">
          <draw:text-box>
            <text:p text:style-name="P1"><text:span text:style-name="T4">mass destruction.”</text:span></text:p>
          </draw:text-box>
        </draw:frame>
        <draw:frame draw:style-name="gr1" draw:text-style-name="P2" draw:layer="layout" svg:width="16.105cm" svg:height="0.475cm" svg:x="2.2cm" svg:y="14.285cm">
          <draw:text-box>
            <text:p text:style-name="P1"><text:span text:style-name="T7">319. </text:span><text:span text:style-name="T4"><text:s/>Dr Blix also pointed out that the evidence that Iraq had prepared for inspections </text:span></text:p>
          </draw:text-box>
        </draw:frame>
        <draw:frame draw:style-name="gr1" draw:text-style-name="P2" draw:layer="layout" svg:width="15.433cm" svg:height="0.475cm" svg:x="2.2cm" svg:y="14.85cm">
          <draw:text-box>
            <text:p text:style-name="P1"><text:span text:style-name="T4">by cleaning up sites and removing evidence, presented to the Security Council by </text:span></text:p>
          </draw:text-box>
        </draw:frame>
        <draw:frame draw:style-name="gr1" draw:text-style-name="P2" draw:layer="layout" svg:width="12.931cm" svg:height="0.475cm" svg:x="2.2cm" svg:y="15.414cm">
          <draw:text-box>
            <text:p text:style-name="P1"><text:span text:style-name="T4">Secretary Powell on 5 February, could have a different interpretation.</text:span></text:p>
          </draw:text-box>
        </draw:frame>
        <draw:frame draw:style-name="gr1" draw:text-style-name="P2" draw:layer="layout" svg:width="15.373cm" svg:height="0.475cm" svg:x="2.2cm" svg:y="16.328cm">
          <draw:text-box>
            <text:p text:style-name="P1"><text:span text:style-name="T7">320. </text:span><text:span text:style-name="T15"><text:s/>Dr ElBaradei reported that the IAEA had found no evidence of ongoing </text:span></text:p>
          </draw:text-box>
        </draw:frame>
        <draw:frame draw:style-name="gr1" draw:text-style-name="P2" draw:layer="layout" svg:width="15.424cm" svg:height="0.475cm" svg:x="2.2cm" svg:y="16.893cm">
          <draw:text-box>
            <text:p text:style-name="P1"><text:span text:style-name="T15">prohibited nuclear or nuclear-related activities in Iraq, although a number of </text:span></text:p>
          </draw:text-box>
        </draw:frame>
        <draw:frame draw:style-name="gr1" draw:text-style-name="P2" draw:layer="layout" svg:width="7.415cm" svg:height="0.475cm" svg:x="2.2cm" svg:y="17.457cm">
          <draw:text-box>
            <text:p text:style-name="P1"><text:span text:style-name="T15">issues were still under investigation.</text:span></text:p>
          </draw:text-box>
        </draw:frame>
        <draw:frame draw:style-name="gr1" draw:text-style-name="P2" draw:layer="layout" svg:width="15.157cm" svg:height="0.475cm" svg:x="2.2cm" svg:y="18.372cm">
          <draw:text-box>
            <text:p text:style-name="P1"><text:span text:style-name="T7">321. </text:span><text:span text:style-name="T4"><text:s/>Dr ElBaradei reported that Iraq had provided documentation relating to the </text:span></text:p>
          </draw:text-box>
        </draw:frame>
        <draw:frame draw:style-name="gr1" draw:text-style-name="P2" draw:layer="layout" svg:width="15.805cm" svg:height="0.475cm" svg:x="2.2cm" svg:y="18.936cm">
          <draw:text-box>
            <text:p text:style-name="P1"><text:span text:style-name="T4">reported attempt to import uranium, the attempted procurement of aluminium tubes, </text:span></text:p>
          </draw:text-box>
        </draw:frame>
        <draw:frame draw:style-name="gr1" draw:text-style-name="P2" draw:layer="layout" svg:width="15.877cm" svg:height="0.475cm" svg:x="2.2cm" svg:y="19.501cm">
          <draw:text-box>
            <text:p text:style-name="P1"><text:span text:style-name="T4">the procurement of magnets and magnet production capability, and the use of HMX. </text:span></text:p>
          </draw:text-box>
        </draw:frame>
        <draw:frame draw:style-name="gr1" draw:text-style-name="P2" draw:layer="layout" svg:width="1.941cm" svg:height="0.475cm" svg:x="2.2cm" svg:y="20.065cm">
          <draw:text-box>
            <text:p text:style-name="P1"><text:span text:style-name="T4">The IAEA: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584cm" svg:height="0.475cm" svg:x="3.7cm" svg:y="20.98cm">
          <draw:text-box>
            <text:p text:style-name="P1"><text:span text:style-name="T4">was pursuing the acquisition of uranium;</text:span></text:p>
          </draw:text-box>
        </draw:frame>
        <draw:frame draw:style-name="gr2" draw:text-style-name="P3" draw:layer="layout" svg:width="0.634cm" svg:height="0.712cm" svg:x="2.95cm" svg:y="21.4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27cm" svg:height="0.475cm" svg:x="3.7cm" svg:y="21.644cm">
          <draw:text-box>
            <text:p text:style-name="P1"><text:span text:style-name="T4">examining issues in relation to aluminium tubes and magnets; and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1cm" svg:height="0.475cm" svg:x="3.7cm" svg:y="22.308cm">
          <draw:text-box>
            <text:p text:style-name="P1"><text:span text:style-name="T4">might be unable to reach a final conclusion on HMX: “While we have no </text:span></text:p>
          </draw:text-box>
        </draw:frame>
        <draw:frame draw:style-name="gr1" draw:text-style-name="P2" draw:layer="layout" svg:width="14.984cm" svg:height="0.475cm" svg:x="3.7cm" svg:y="22.873cm">
          <draw:text-box>
            <text:p text:style-name="P1"><text:span text:style-name="T4">indication that this material was used for any application other than declared by </text:span></text:p>
          </draw:text-box>
        </draw:frame>
        <draw:frame draw:style-name="gr1" draw:text-style-name="P2" draw:layer="layout" svg:width="13.138cm" svg:height="0.475cm" svg:x="3.7cm" svg:y="23.437cm">
          <draw:text-box>
            <text:p text:style-name="P1"><text:span text:style-name="T4">Iraq, we have no technical method of verifying … the declared use …”</text:span></text:p>
          </draw:text-box>
        </draw:frame>
        <draw:frame draw:style-name="gr1" draw:text-style-name="P2" draw:layer="layout" svg:width="16.389cm" svg:height="0.475cm" svg:x="2.2cm" svg:y="24.352cm">
          <draw:text-box>
            <text:p text:style-name="P1"><text:span text:style-name="T7">322. </text:span><text:span text:style-name="T4"><text:s/>In relation to “documents found on 16 January in the private residence of an Iraqi </text:span></text:p>
          </draw:text-box>
        </draw:frame>
        <draw:frame draw:style-name="gr1" draw:text-style-name="P2" draw:layer="layout" svg:width="15.839cm" svg:height="0.475cm" svg:x="2.2cm" svg:y="24.916cm">
          <draw:text-box>
            <text:p text:style-name="P1"><text:span text:style-name="T4">scientist”, the IAEA had “completed a more detailed review”. The documents related </text:span></text:p>
          </draw:text-box>
        </draw:frame>
        <draw:frame draw:style-name="gr1" draw:text-style-name="P2" draw:layer="layout" svg:width="15.424cm" svg:height="0.475cm" svg:x="2.2cm" svg:y="25.481cm">
          <draw:text-box>
            <text:p text:style-name="P1"><text:span text:style-name="T4">“</text:span><text:span text:style-name="T4">predominantly to lasers, including the use of laser technology to enrich uranium”. </text:span></text:p>
          </draw:text-box>
        </draw:frame>
        <draw:frame draw:style-name="gr1" draw:text-style-name="P2" draw:layer="layout" svg:width="15.636cm" svg:height="0.475cm" svg:x="2.2cm" svg:y="26.045cm">
          <draw:text-box>
            <text:p text:style-name="P1"><text:span text:style-name="T4">“</text:span><text:span text:style-name="T4">Nothing” in the documents altered “the conclusions previously drawn by the IAEA” </text:span></text:p>
          </draw:text-box>
        </draw:frame>
        <draw:frame draw:style-name="gr1" draw:text-style-name="P2" draw:layer="layout" svg:width="10.34cm" svg:height="0.475cm" svg:x="2.2cm" svg:y="26.61cm">
          <draw:text-box>
            <text:p text:style-name="P1"><text:span text:style-name="T4">about the extent of Iraq’s laser enrichment programme.</text:span></text:p>
          </draw:text-box>
        </draw:frame>
      </draw:page>
      <draw:page draw:name="page6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1" draw:text-style-name="P2" draw:layer="layout" svg:width="15.301cm" svg:height="0.475cm" svg:x="2.2cm" svg:y="2.525cm">
          <draw:text-box>
            <text:p text:style-name="P1"><text:span text:style-name="T7">323. </text:span><text:span text:style-name="T4"><text:s/>Iraq had also provided documentation about questions and concerns which </text:span></text:p>
          </draw:text-box>
        </draw:frame>
        <draw:frame draw:style-name="gr1" draw:text-style-name="P2" draw:layer="layout" svg:width="15.826cm" svg:height="0.475cm" svg:x="2.2cm" svg:y="3.09cm">
          <draw:text-box>
            <text:p text:style-name="P1"><text:span text:style-name="T4">had remained since 1998 about weapons and centrifuge design, but the documents </text:span></text:p>
          </draw:text-box>
        </draw:frame>
        <draw:frame draw:style-name="gr1" draw:text-style-name="P2" draw:layer="layout" svg:width="15.987cm" svg:height="0.475cm" svg:x="2.2cm" svg:y="3.654cm">
          <draw:text-box>
            <text:p text:style-name="P1"><text:span text:style-name="T4">contained “no new information”. Dr ElBaradei hoped that “the new Iraqi commissions </text:span></text:p>
          </draw:text-box>
        </draw:frame>
        <draw:frame draw:style-name="gr1" draw:text-style-name="P2" draw:layer="layout" svg:width="16.275cm" svg:height="0.475cm" svg:x="2.2cm" svg:y="4.218cm">
          <draw:text-box>
            <text:p text:style-name="P1"><text:span text:style-name="T4">… </text:span><text:span text:style-name="T4">will be able to discover documents and other evidence that could assist in clarifying </text:span></text:p>
          </draw:text-box>
        </draw:frame>
        <draw:frame draw:style-name="gr1" draw:text-style-name="P2" draw:layer="layout" svg:width="6.733cm" svg:height="0.475cm" svg:x="2.2cm" svg:y="4.783cm">
          <draw:text-box>
            <text:p text:style-name="P1"><text:span text:style-name="T4">remaining questions and concerns”.</text:span></text:p>
          </draw:text-box>
        </draw:frame>
        <draw:frame draw:style-name="gr1" draw:text-style-name="P2" draw:layer="layout" svg:width="14.442cm" svg:height="0.475cm" svg:x="2.2cm" svg:y="5.697cm">
          <draw:text-box>
            <text:p text:style-name="P1"><text:span text:style-name="T7">324. </text:span><text:span text:style-name="T4"><text:s/>Dr ElBaradei had “reported on numerous occasions” that the IAEA had:</text:span></text:p>
          </draw:text-box>
        </draw:frame>
        <draw:frame draw:style-name="gr1" draw:text-style-name="P2" draw:layer="layout" svg:width="14.76cm" svg:height="0.475cm" svg:x="2.95cm" svg:y="6.612cm">
          <draw:text-box>
            <text:p text:style-name="P1"><text:span text:style-name="T4">“… </text:span><text:span text:style-name="T4">by December 1998 … concluded that it had neutralised Iraq’s past nuclear </text:span></text:p>
          </draw:text-box>
        </draw:frame>
        <draw:frame draw:style-name="gr1" draw:text-style-name="P2" draw:layer="layout" svg:width="14.878cm" svg:height="0.475cm" svg:x="2.95cm" svg:y="7.176cm">
          <draw:text-box>
            <text:p text:style-name="P1"><text:span text:style-name="T4">programme and that therefore no unresolved disarmament issues remained … </text:span></text:p>
          </draw:text-box>
        </draw:frame>
        <draw:frame draw:style-name="gr1" draw:text-style-name="P2" draw:layer="layout" svg:width="15.83cm" svg:height="0.475cm" svg:x="2.95cm" svg:y="7.741cm">
          <draw:text-box>
            <text:p text:style-name="P1"><text:span text:style-name="T4">Hence, our focus since the resumption of inspections … has been verifying whether </text:span></text:p>
          </draw:text-box>
        </draw:frame>
        <draw:frame draw:style-name="gr1" draw:text-style-name="P2" draw:layer="layout" svg:width="11.191cm" svg:height="0.475cm" svg:x="2.95cm" svg:y="8.305cm">
          <draw:text-box>
            <text:p text:style-name="P1"><text:span text:style-name="T4">Iraq revived its nuclear programme in the intervening years.</text:span></text:p>
          </draw:text-box>
        </draw:frame>
        <draw:frame draw:style-name="gr1" draw:text-style-name="P2" draw:layer="layout" svg:width="16cm" svg:height="0.475cm" svg:x="2.95cm" svg:y="9.22cm">
          <draw:text-box>
            <text:p text:style-name="P1"><text:span text:style-name="T4">“</text:span><text:span text:style-name="T4">We have to date found no evidence of ongoing prohibited nuclear or nuclear-related </text:span></text:p>
          </draw:text-box>
        </draw:frame>
        <draw:frame draw:style-name="gr1" draw:text-style-name="P2" draw:layer="layout" svg:width="15.555cm" svg:height="0.475cm" svg:x="2.95cm" svg:y="9.784cm">
          <draw:text-box>
            <text:p text:style-name="P1"><text:span text:style-name="T4">activities in Iraq. However … a number of issues are still under investigation … we </text:span></text:p>
          </draw:text-box>
        </draw:frame>
        <draw:frame draw:style-name="gr1" draw:text-style-name="P2" draw:layer="layout" svg:width="15.344cm" svg:height="0.475cm" svg:x="2.95cm" svg:y="10.348cm">
          <draw:text-box>
            <text:p text:style-name="P1"><text:span text:style-name="T4">intend to make full use of the authority granted to us … to build as much capacity </text:span></text:p>
          </draw:text-box>
        </draw:frame>
        <draw:frame draw:style-name="gr1" draw:text-style-name="P2" draw:layer="layout" svg:width="7.741cm" svg:height="0.475cm" svg:x="2.95cm" svg:y="10.913cm">
          <draw:text-box>
            <text:p text:style-name="P1"><text:span text:style-name="T4">into the inspection process as necessary.</text:span></text:p>
          </draw:text-box>
        </draw:frame>
        <draw:frame draw:style-name="gr1" draw:text-style-name="P2" draw:layer="layout" svg:width="15.081cm" svg:height="0.475cm" svg:x="2.95cm" svg:y="11.827cm">
          <draw:text-box>
            <text:p text:style-name="P1"><text:span text:style-name="T4">“</text:span><text:span text:style-name="T4">In that context, I would underline the importance of information that States may </text:span></text:p>
          </draw:text-box>
        </draw:frame>
        <draw:frame draw:style-name="gr1" draw:text-style-name="P2" draw:layer="layout" svg:width="14.493cm" svg:height="0.475cm" svg:x="2.95cm" svg:y="12.392cm">
          <draw:text-box>
            <text:p text:style-name="P1"><text:span text:style-name="T4">be able to provide to help us in assessing the accuracy and completeness of </text:span></text:p>
          </draw:text-box>
        </draw:frame>
        <draw:frame draw:style-name="gr1" draw:text-style-name="P2" draw:layer="layout" svg:width="5.527cm" svg:height="0.475cm" svg:x="2.95cm" svg:y="12.956cm">
          <draw:text-box>
            <text:p text:style-name="P1"><text:span text:style-name="T4">information provided by Iraq.”</text:span></text:p>
          </draw:text-box>
        </draw:frame>
        <draw:frame draw:style-name="gr1" draw:text-style-name="P2" draw:layer="layout" svg:width="15.39cm" svg:height="0.475cm" svg:x="2.2cm" svg:y="13.871cm">
          <draw:text-box>
            <text:p text:style-name="P1"><text:span text:style-name="T7">325. </text:span><text:span text:style-name="T4"><text:s/>Mr Straw thanked Dr Blix and Dr ElBaradei for “their great efforts in the face </text:span></text:p>
          </draw:text-box>
        </draw:frame>
        <draw:frame draw:style-name="gr1" draw:text-style-name="P2" draw:layer="layout" svg:width="14.552cm" svg:height="0.475cm" svg:x="2.2cm" svg:y="14.435cm">
          <draw:text-box>
            <text:p text:style-name="P1"><text:span text:style-name="T4">of what I think is still very clear: Iraq’s failure, fully and actively to comply with </text:span></text:p>
          </draw:text-box>
        </draw:frame>
        <draw:frame draw:style-name="gr1" draw:text-style-name="P2" draw:layer="layout" svg:width="3.169cm" svg:height="0.475cm" svg:x="2.2cm" svg:y="15cm">
          <draw:text-box>
            <text:p text:style-name="P1"><text:span text:style-name="T4">resolution 1441”.</text:span></text:p>
          </draw:text-box>
        </draw:frame>
        <draw:frame draw:style-name="gr1" draw:text-style-name="P2" draw:layer="layout" svg:width="15.195cm" svg:height="0.475cm" svg:x="2.2cm" svg:y="15.914cm">
          <draw:text-box>
            <text:p text:style-name="P1"><text:span text:style-name="T7">326. </text:span><text:span text:style-name="T4"><text:s/>Mr Straw stated that the issue, which “could not be graver”, was “about the </text:span></text:p>
          </draw:text-box>
        </draw:frame>
        <draw:frame draw:style-name="gr1" draw:text-style-name="P2" draw:layer="layout" svg:width="16.118cm" svg:height="0.475cm" svg:x="2.2cm" svg:y="16.478cm">
          <draw:text-box>
            <text:p text:style-name="P1"><text:span text:style-name="T4">authority of the United Nations and about the responsibility of the Security Council for </text:span></text:p>
          </draw:text-box>
        </draw:frame>
        <draw:frame draw:style-name="gr1" draw:text-style-name="P2" draw:layer="layout" svg:width="15.877cm" svg:height="0.475cm" svg:x="2.2cm" svg:y="17.043cm">
          <draw:text-box>
            <text:p text:style-name="P1"><text:span text:style-name="T4">international peace and security”. All the members of the Council knew that Iraq had </text:span></text:p>
          </draw:text-box>
        </draw:frame>
        <draw:frame draw:style-name="gr1" draw:text-style-name="P2" draw:layer="layout" svg:width="15.598cm" svg:height="0.475cm" svg:x="2.2cm" svg:y="17.607cm">
          <draw:text-box>
            <text:p text:style-name="P1"><text:span text:style-name="T4">“</text:span><text:span text:style-name="T4">had these weapons [of mass destruction and long-range missiles]”; Iraq had been </text:span></text:p>
          </draw:text-box>
        </draw:frame>
        <draw:frame draw:style-name="gr1" draw:text-style-name="P2" draw:layer="layout" svg:width="16.313cm" svg:height="0.475cm" svg:x="2.2cm" svg:y="18.172cm">
          <draw:text-box>
            <text:p text:style-name="P1"><text:span text:style-name="T4">“</text:span><text:span text:style-name="T4">found guilty” in 1991. The issue was whether Iraq was “actively co-operating to get rid </text:span></text:p>
          </draw:text-box>
        </draw:frame>
        <draw:frame draw:style-name="gr1" draw:text-style-name="P2" draw:layer="layout" svg:width="1.678cm" svg:height="0.475cm" svg:x="2.2cm" svg:y="18.736cm">
          <draw:text-box>
            <text:p text:style-name="P1"><text:span text:style-name="T4">of them”.</text:span></text:p>
          </draw:text-box>
        </draw:frame>
        <draw:frame draw:style-name="gr1" draw:text-style-name="P2" draw:layer="layout" svg:width="15.987cm" svg:height="0.475cm" svg:x="2.2cm" svg:y="19.651cm">
          <draw:text-box>
            <text:p text:style-name="P1"><text:span text:style-name="T7">327. </text:span><text:span text:style-name="T4"><text:s/>Mr Straw stated that Iraq had lied, had concealed weapons and played games. </text:span></text:p>
          </draw:text-box>
        </draw:frame>
        <draw:frame draw:style-name="gr1" draw:text-style-name="P2" draw:layer="layout" svg:width="6.162cm" svg:height="0.475cm" svg:x="2.2cm" svg:y="20.215cm">
          <draw:text-box>
            <text:p text:style-name="P1"><text:span text:style-name="T4">As Dr Blix and Dr ElBaradei had:</text:span></text:p>
          </draw:text-box>
        </draw:frame>
        <draw:frame draw:style-name="gr1" draw:text-style-name="P2" draw:layer="layout" svg:width="15.831cm" svg:height="0.475cm" svg:x="2.95cm" svg:y="21.13cm">
          <draw:text-box>
            <text:p text:style-name="P1"><text:span text:style-name="T4">“… </text:span><text:span text:style-name="T4">spelled out in their report of 27 January, Iraq has failed to account for thousands </text:span></text:p>
          </draw:text-box>
        </draw:frame>
        <draw:frame draw:style-name="gr1" draw:text-style-name="P2" draw:layer="layout" svg:width="14.857cm" svg:height="0.475cm" svg:x="2.95cm" svg:y="21.694cm">
          <draw:text-box>
            <text:p text:style-name="P1"><text:span text:style-name="T4">of tons of chemical weapons and precursor chemicals, of shells and bombs for </text:span></text:p>
          </draw:text-box>
        </draw:frame>
        <draw:frame draw:style-name="gr1" draw:text-style-name="P2" draw:layer="layout" svg:width="15.335cm" svg:height="0.475cm" svg:x="2.95cm" svg:y="22.258cm">
          <draw:text-box>
            <text:p text:style-name="P1"><text:span text:style-name="T4">anthrax, for mustard gas, for VX nerve agent. They have failed to make a full and </text:span></text:p>
          </draw:text-box>
        </draw:frame>
        <draw:frame draw:style-name="gr1" draw:text-style-name="P2" draw:layer="layout" svg:width="14.92cm" svg:height="0.475cm" svg:x="2.95cm" svg:y="22.823cm">
          <draw:text-box>
            <text:p text:style-name="P1"><text:span text:style-name="T4">complete disclosure as required of them … They have failed to co-operate fully </text:span></text:p>
          </draw:text-box>
        </draw:frame>
        <draw:frame draw:style-name="gr1" draw:text-style-name="P2" draw:layer="layout" svg:width="15.03cm" svg:height="0.475cm" svg:x="2.95cm" svg:y="23.387cm">
          <draw:text-box>
            <text:p text:style-name="P1"><text:span text:style-name="T4">and actively on substance, as well as on process with the inspectors, and failed </text:span></text:p>
          </draw:text-box>
        </draw:frame>
        <draw:frame draw:style-name="gr1" draw:text-style-name="P2" draw:layer="layout" svg:width="10.492cm" svg:height="0.475cm" svg:x="2.95cm" svg:y="23.952cm">
          <draw:text-box>
            <text:p text:style-name="P1"><text:span text:style-name="T4">substantively to meet the obligations imposed on them.”</text:span></text:p>
          </draw:text-box>
        </draw:frame>
        <draw:frame draw:style-name="gr1" draw:text-style-name="P2" draw:layer="layout" svg:width="16.436cm" svg:height="0.475cm" svg:x="2.2cm" svg:y="24.866cm">
          <draw:text-box>
            <text:p text:style-name="P1"><text:span text:style-name="T7">328. </text:span><text:span text:style-name="T15"><text:s/>Iraq continued to state that it did not possess weapons of mass destruction.</text:span></text:p>
          </draw:text-box>
        </draw:frame>
        <draw:frame draw:style-name="gr1" draw:text-style-name="P2" draw:layer="layout" svg:width="16.651cm" svg:height="0.475cm" svg:x="2.2cm" svg:y="25.781cm">
          <draw:text-box>
            <text:p text:style-name="P1"><text:span text:style-name="T7">329. </text:span><text:span text:style-name="T4"><text:s/>Mr Aldouri stated that Iraq had agreed to act on resolution 1441 and had “provided </text:span></text:p>
          </draw:text-box>
        </draw:frame>
        <draw:frame draw:style-name="gr1" draw:text-style-name="P2" draw:layer="layout" svg:width="15.229cm" svg:height="0.475cm" svg:x="2.2cm" svg:y="26.345cm">
          <draw:text-box>
            <text:p text:style-name="P1"><text:span text:style-name="T4">everything that might fall within the concept of pro-active Iraqi co-operation”. The </text:span></text:p>
          </draw:text-box>
        </draw:frame>
      </draw:page>
      <draw:page draw:name="page6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16.351cm" svg:height="0.475cm" svg:x="2.2cm" svg:y="2.525cm">
          <draw:text-box>
            <text:p text:style-name="P1"><text:span text:style-name="T4">documents provided with the Iraqi declaration, of 7 December 2002, required “in-depth </text:span></text:p>
          </draw:text-box>
        </draw:frame>
        <draw:frame draw:style-name="gr1" draw:text-style-name="P2" draw:layer="layout" svg:width="15.39cm" svg:height="0.475cm" svg:x="2.2cm" svg:y="3.09cm">
          <draw:text-box>
            <text:p text:style-name="P1"><text:span text:style-name="T4">study” because they contained “updated relevant information responding to many </text:span></text:p>
          </draw:text-box>
        </draw:frame>
        <draw:frame draw:style-name="gr1" draw:text-style-name="P2" draw:layer="layout" svg:width="16.457cm" svg:height="0.475cm" svg:x="2.2cm" svg:y="3.654cm">
          <draw:text-box>
            <text:p text:style-name="P1"><text:span text:style-name="T4">questions”. Iraq had “the right to wonder whether the declaration had been studied with </text:span></text:p>
          </draw:text-box>
        </draw:frame>
        <draw:frame draw:style-name="gr1" draw:text-style-name="P2" draw:layer="layout" svg:width="16.69cm" svg:height="0.475cm" svg:x="2.2cm" svg:y="4.218cm">
          <draw:text-box>
            <text:p text:style-name="P1"><text:span text:style-name="T4">due diligence and thoroughness”. Iraq had “begun to co-operate pro-actively”, and many </text:span></text:p>
          </draw:text-box>
        </draw:frame>
        <draw:frame draw:style-name="gr1" draw:text-style-name="P2" draw:layer="layout" svg:width="15.538cm" svg:height="0.475cm" svg:x="2.2cm" svg:y="4.783cm">
          <draw:text-box>
            <text:p text:style-name="P1"><text:span text:style-name="T4">speakers had called for that but there was a question about what that would mean.</text:span></text:p>
          </draw:text-box>
        </draw:frame>
        <draw:frame draw:style-name="gr1" draw:text-style-name="P2" draw:layer="layout" svg:width="15.483cm" svg:height="0.475cm" svg:x="2.2cm" svg:y="5.697cm">
          <draw:text-box>
            <text:p text:style-name="P1"><text:span text:style-name="T7">330. </text:span><text:span text:style-name="T4"><text:s/>Mr Aldouri pointed out that there was an “Arabic proverb that an empty hand </text:span></text:p>
          </draw:text-box>
        </draw:frame>
        <draw:frame draw:style-name="gr1" draw:text-style-name="P2" draw:layer="layout" svg:width="16.228cm" svg:height="0.475cm" svg:x="2.2cm" svg:y="6.262cm">
          <draw:text-box>
            <text:p text:style-name="P1"><text:span text:style-name="T4">has nothing to give. You cannot give what you do not have. If we do not possess such </text:span></text:p>
          </draw:text-box>
        </draw:frame>
        <draw:frame draw:style-name="gr1" draw:text-style-name="P2" draw:layer="layout" svg:width="16.487cm" svg:height="0.475cm" svg:x="2.2cm" svg:y="6.826cm">
          <draw:text-box>
            <text:p text:style-name="P1"><text:span text:style-name="T4">weapons, how can we disarm ourselves? How can such weapons be dismantled if they </text:span></text:p>
          </draw:text-box>
        </draw:frame>
        <draw:frame draw:style-name="gr1" draw:text-style-name="P2" draw:layer="layout" svg:width="2.555cm" svg:height="0.475cm" svg:x="2.2cm" svg:y="7.391cm">
          <draw:text-box>
            <text:p text:style-name="P1"><text:span text:style-name="T4">do not exist?”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7">331. </text:span><text:span text:style-name="T4"><text:s/>Iraq agreed that the “best way to resolve these issues is through continuing pro-</text:span></text:p>
          </draw:text-box>
        </draw:frame>
        <draw:frame draw:style-name="gr1" draw:text-style-name="P2" draw:layer="layout" svg:width="13.862cm" svg:height="0.475cm" svg:x="2.2cm" svg:y="8.87cm">
          <draw:text-box>
            <text:p text:style-name="P1"><text:span text:style-name="T4">active co-operation with the inspectors”. Mr Aldouri stressed that Iraq had:</text:span></text:p>
          </draw:text-box>
        </draw:frame>
        <draw:frame draw:style-name="gr1" draw:text-style-name="P2" draw:layer="layout" svg:width="15.175cm" svg:height="0.475cm" svg:x="2.95cm" svg:y="9.784cm">
          <draw:text-box>
            <text:p text:style-name="P1"><text:span text:style-name="T4">“… </text:span><text:span text:style-name="T4">chosen the path of peace. We have opted for solutions that would satisfy the </text:span></text:p>
          </draw:text-box>
        </draw:frame>
        <draw:frame draw:style-name="gr1" draw:text-style-name="P2" draw:layer="layout" svg:width="15.517cm" svg:height="0.475cm" svg:x="2.95cm" svg:y="10.348cm">
          <draw:text-box>
            <text:p text:style-name="P1"><text:span text:style-name="T4">international community. We are prepared to provide all means to assist in making </text:span></text:p>
          </draw:text-box>
        </draw:frame>
        <draw:frame draw:style-name="gr1" draw:text-style-name="P2" draw:layer="layout" svg:width="4.417cm" svg:height="0.475cm" svg:x="2.95cm" svg:y="10.913cm">
          <draw:text-box>
            <text:p text:style-name="P1"><text:span text:style-name="T4">clear the true picture …</text:span></text:p>
          </draw:text-box>
        </draw:frame>
        <draw:frame draw:style-name="gr1" draw:text-style-name="P2" draw:layer="layout" svg:width="15.086cm" svg:height="0.475cm" svg:x="2.95cm" svg:y="11.827cm">
          <draw:text-box>
            <text:p text:style-name="P1"><text:span text:style-name="T4">“</text:span><text:span text:style-name="T4">We hope the Security Council will heed the desire of the vast majority of States </text:span></text:p>
          </draw:text-box>
        </draw:frame>
        <draw:frame draw:style-name="gr1" draw:text-style-name="P2" draw:layer="layout" svg:width="14.332cm" svg:height="0.475cm" svg:x="2.95cm" svg:y="12.392cm">
          <draw:text-box>
            <text:p text:style-name="P1"><text:span text:style-name="T4">Members of the United Nations and allow the inspectors to fulfil their role …”</text:span></text:p>
          </draw:text-box>
        </draw:frame>
        <draw:frame draw:style-name="gr1" draw:text-style-name="P2" draw:layer="layout" svg:width="15.894cm" svg:height="0.475cm" svg:x="2.2cm" svg:y="13.306cm">
          <draw:text-box>
            <text:p text:style-name="P1"><text:span text:style-name="T7">332. </text:span><text:span text:style-name="T15"><text:s/>In the subsequent private discussion of the Council, Mr Straw stated that </text:span></text:p>
          </draw:text-box>
        </draw:frame>
        <draw:frame draw:style-name="gr1" draw:text-style-name="P2" draw:layer="layout" svg:width="15.352cm" svg:height="0.475cm" svg:x="2.2cm" svg:y="13.871cm">
          <draw:text-box>
            <text:p text:style-name="P1"><text:span text:style-name="T15">there was “overwhelming evidence that Iraq had had WMD”; if there was no </text:span></text:p>
          </draw:text-box>
        </draw:frame>
        <draw:frame draw:style-name="gr1" draw:text-style-name="P2" draw:layer="layout" svg:width="15.195cm" svg:height="0.475cm" svg:x="2.2cm" svg:y="14.435cm">
          <draw:text-box>
            <text:p text:style-name="P1"><text:span text:style-name="T15">evidence it had been destroyed, we had to work on the basis that it existed.</text:span></text:p>
          </draw:text-box>
        </draw:frame>
        <draw:frame draw:style-name="gr1" draw:text-style-name="P2" draw:layer="layout" svg:width="16.753cm" svg:height="0.475cm" svg:x="2.2cm" svg:y="15.35cm">
          <draw:text-box>
            <text:p text:style-name="P1"><text:span text:style-name="T7">333. </text:span><text:span text:style-name="T4"><text:s/>Sir Jeremy Greenstock reported that in response to points raised during the private </text:span></text:p>
          </draw:text-box>
        </draw:frame>
        <draw:frame draw:style-name="gr1" draw:text-style-name="P2" draw:layer="layout" svg:width="16.393cm" svg:height="0.475cm" svg:x="2.2cm" svg:y="15.914cm">
          <draw:text-box>
            <text:p text:style-name="P1"><text:span text:style-name="T4">session of the Council, Mr Straw had stated that the reason the Council had said Iraq’s </text:span></text:p>
          </draw:text-box>
        </draw:frame>
        <draw:frame draw:style-name="gr1" draw:text-style-name="P2" draw:layer="layout" svg:width="16.089cm" svg:height="0.475cm" svg:x="2.2cm" svg:y="16.478cm">
          <draw:text-box>
            <text:p text:style-name="P1"><text:span text:style-name="T4">WMD posed a threat was because there was “overwhelming evidence that it had had </text:span></text:p>
          </draw:text-box>
        </draw:frame>
        <draw:frame draw:style-name="gr1" draw:text-style-name="P2" draw:layer="layout" svg:width="16.436cm" svg:height="0.475cm" svg:x="2.2cm" svg:y="17.043cm">
          <draw:text-box>
            <text:p text:style-name="P1"><text:span text:style-name="T4">the material. If we had no evidence it had been destroyed, we had to work on the basis </text:span></text:p>
          </draw:text-box>
        </draw:frame>
        <draw:frame draw:style-name="gr1" draw:text-style-name="P2" draw:layer="layout" svg:width="15.86cm" svg:height="0.475cm" svg:x="2.2cm" svg:y="17.607cm">
          <draw:text-box>
            <text:p text:style-name="P1"><text:span text:style-name="T4">that it existed and that there was a danger to the region and to our national security.”</text:span></text:p>
          </draw:text-box>
        </draw:frame>
        <draw:frame draw:style-name="gr7" draw:text-style-name="P9" draw:layer="layout" svg:width="0.408cm" svg:height="0.276cm" svg:x="17.983cm" svg:y="17.626cm">
          <draw:text-box>
            <text:p text:style-name="P1"><text:span text:style-name="T13">125</text:span></text:p>
          </draw:text-box>
        </draw:frame>
        <draw:frame draw:style-name="gr1" draw:text-style-name="P2" draw:layer="layout" svg:width="0.422cm" svg:height="0.475cm" svg:x="18.395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cm" svg:height="0.475cm" svg:x="2.2cm" svg:y="18.172cm">
          <draw:text-box>
            <text:p text:style-name="P1"><text:span text:style-name="T4">Oral cross-examination was the best way to get the truth. Interviewees were not saying </text:span></text:p>
          </draw:text-box>
        </draw:frame>
        <draw:frame draw:style-name="gr1" draw:text-style-name="P2" draw:layer="layout" svg:width="16.423cm" svg:height="0.475cm" svg:x="2.2cm" svg:y="18.736cm">
          <draw:text-box>
            <text:p text:style-name="P1"><text:span text:style-name="T4">anything and were insisting on tape recorders because they wanted to stay alive: “Until </text:span></text:p>
          </draw:text-box>
        </draw:frame>
        <draw:frame draw:style-name="gr1" draw:text-style-name="P2" draw:layer="layout" svg:width="16.139cm" svg:height="0.475cm" svg:x="2.2cm" svg:y="19.301cm">
          <draw:text-box>
            <text:p text:style-name="P1"><text:span text:style-name="T4">Iraq allowed interviews outside Iraq and in free conditions, we would be naive to think </text:span></text:p>
          </draw:text-box>
        </draw:frame>
        <draw:frame draw:style-name="gr1" draw:text-style-name="P2" draw:layer="layout" svg:width="5.412cm" svg:height="0.475cm" svg:x="2.2cm" svg:y="19.865cm">
          <draw:text-box>
            <text:p text:style-name="P1"><text:span text:style-name="T4">that they were co-operating.”</text:span></text:p>
          </draw:text-box>
        </draw:frame>
        <draw:frame draw:style-name="gr1" draw:text-style-name="P2" draw:layer="layout" svg:width="16.664cm" svg:height="0.475cm" svg:x="2.2cm" svg:y="20.78cm">
          <draw:text-box>
            <text:p text:style-name="P1"><text:span text:style-name="T7">334. </text:span><text:span text:style-name="T15"><text:s/>Dr Blix told Mr Blair on 20 February that the intelligence he had received was </text:span></text:p>
          </draw:text-box>
        </draw:frame>
        <draw:frame draw:style-name="gr1" draw:text-style-name="P2" draw:layer="layout" svg:width="13.621cm" svg:height="0.475cm" svg:x="2.2cm" svg:y="21.344cm">
          <draw:text-box>
            <text:p text:style-name="P1"><text:span text:style-name="T15">“</text:span><text:span text:style-name="T15">not all that compelling”; perhaps there was not much WMD in Iraq.</text:span></text:p>
          </draw:text-box>
        </draw:frame>
        <draw:frame draw:style-name="gr1" draw:text-style-name="P2" draw:layer="layout" svg:width="9.201cm" svg:height="0.475cm" svg:x="2.2cm" svg:y="22.258cm">
          <draw:text-box>
            <text:p text:style-name="P1"><text:span text:style-name="T7">335. </text:span><text:span text:style-name="T4"><text:s/>Mr Blair telephoned Dr Blix on 20 February.</text:span></text:p>
          </draw:text-box>
        </draw:frame>
        <draw:frame draw:style-name="gr7" draw:text-style-name="P9" draw:layer="layout" svg:width="0.408cm" svg:height="0.276cm" svg:x="11.345cm" svg:y="22.277cm">
          <draw:text-box>
            <text:p text:style-name="P1"><text:span text:style-name="T13">126</text:span></text:p>
          </draw:text-box>
        </draw:frame>
        <draw:frame draw:style-name="gr1" draw:text-style-name="P2" draw:layer="layout" svg:width="16.122cm" svg:height="0.475cm" svg:x="2.2cm" svg:y="23.173cm">
          <draw:text-box>
            <text:p text:style-name="P1"><text:span text:style-name="T7">336. </text:span><text:span text:style-name="T4"><text:s/>In the course of a discussion lasting 45 minutes about the possibility of devising </text:span></text:p>
          </draw:text-box>
        </draw:frame>
        <draw:frame draw:style-name="gr1" draw:text-style-name="P2" draw:layer="layout" svg:width="15.932cm" svg:height="0.475cm" svg:x="2.2cm" svg:y="23.737cm">
          <draw:text-box>
            <text:p text:style-name="P1"><text:span text:style-name="T4">an ultimatum for Iraq and tests for compliance (see Section 3.7), Dr Blix told Mr Blair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6.351cm" svg:height="0.475cm" svg:x="2.2cm" svg:y="24.302cm">
          <draw:text-box>
            <text:p text:style-name="P1"><text:span text:style-name="T4">that the intelligence he had received was “not all that compelling”. While he still tended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25 </text:span></text:p>
          </draw:text-box>
        </draw:frame>
        <draw:frame draw:style-name="gr4" draw:text-style-name="P6" draw:layer="layout" svg:width="14.4cm" svg:height="0.395cm" svg:x="2.642cm" svg:y="25.934cm">
          <draw:text-box>
            <text:p text:style-name="P1"><text:span text:style-name="T11">Telegram 266 UKMIS New York to FCO London, 15 February 2003, ‘Iraq: Blix and ElBaradei </text:span></text:p>
          </draw:text-box>
        </draw:frame>
        <draw:frame draw:style-name="gr4" draw:text-style-name="P6" draw:layer="layout" svg:width="4.955cm" svg:height="0.395cm" svg:x="2.2cm" svg:y="26.357cm">
          <draw:text-box>
            <text:p text:style-name="P1"><text:span text:style-name="T11">Presentations: Private Session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6 </text:span></text:p>
          </draw:text-box>
        </draw:frame>
        <draw:frame draw:style-name="gr4" draw:text-style-name="P6" draw:layer="layout" svg:width="13.887cm" svg:height="0.395cm" svg:x="2.646cm" svg:y="26.781cm">
          <draw:text-box>
            <text:p text:style-name="P1"><text:span text:style-name="T11">Letter Cannon to Owen, 20 February 2003, ‘Iraq: Prime Minister’s Conversation with Blix’.</text:span></text:p>
          </draw:text-box>
        </draw:frame>
      </draw:page>
      <draw:page draw:name="page6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1" draw:text-style-name="P2" draw:layer="layout" svg:width="16.618cm" svg:height="0.475cm" svg:x="2.2cm" svg:y="2.525cm">
          <draw:text-box>
            <text:p text:style-name="P1"><text:span text:style-name="T4">to think that Iraq was concealing some WMD, he needed evidence to put to the Security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Council. He was receiving “a flow of half promises” on Iraqi co-operation and needed </text:span></text:p>
          </draw:text-box>
        </draw:frame>
        <draw:frame draw:style-name="gr1" draw:text-style-name="P2" draw:layer="layout" svg:width="2.004cm" svg:height="0.475cm" svg:x="2.2cm" svg:y="3.654cm">
          <draw:text-box>
            <text:p text:style-name="P1"><text:span text:style-name="T4">more time.</text:span></text:p>
          </draw:text-box>
        </draw:frame>
        <draw:frame draw:style-name="gr1" draw:text-style-name="P2" draw:layer="layout" svg:width="16.359cm" svg:height="0.475cm" svg:x="2.2cm" svg:y="4.568cm">
          <draw:text-box>
            <text:p text:style-name="P1"><text:span text:style-name="T7">337. </text:span><text:span text:style-name="T4"><text:s/>Dr Blix also commented that “perhaps there was not much WMD in Iraq after all”; </text:span></text:p>
          </draw:text-box>
        </draw:frame>
        <draw:frame draw:style-name="gr1" draw:text-style-name="P2" draw:layer="layout" svg:width="16.44cm" svg:height="0.475cm" svg:x="2.2cm" svg:y="5.133cm">
          <draw:text-box>
            <text:p text:style-name="P1"><text:span text:style-name="T4">and that the French and Germans were “unsure” about mobile BW production facilities: </text:span></text:p>
          </draw:text-box>
        </draw:frame>
        <draw:frame draw:style-name="gr1" draw:text-style-name="P2" draw:layer="layout" svg:width="15.158cm" svg:height="0.475cm" svg:x="2.2cm" svg:y="5.697cm">
          <draw:text-box>
            <text:p text:style-name="P1"><text:span text:style-name="T4">“</text:span><text:span text:style-name="T4">It would be paradoxical and absurd if 250,000 men were to invade Iraq and find </text:span></text:p>
          </draw:text-box>
        </draw:frame>
        <draw:frame draw:style-name="gr1" draw:text-style-name="P2" draw:layer="layout" svg:width="1.932cm" svg:height="0.475cm" svg:x="2.2cm" svg:y="6.262cm">
          <draw:text-box>
            <text:p text:style-name="P1"><text:span text:style-name="T4">very little.”</text:span></text:p>
          </draw:text-box>
        </draw:frame>
        <draw:frame draw:style-name="gr1" draw:text-style-name="P2" draw:layer="layout" svg:width="16.541cm" svg:height="0.475cm" svg:x="2.2cm" svg:y="7.176cm">
          <draw:text-box>
            <text:p text:style-name="P1"><text:span text:style-name="T7">338. </text:span><text:span text:style-name="T4"><text:s/>Mr Blair responded that “our intelligence was clear that Saddam had reconstituted </text:span></text:p>
          </draw:text-box>
        </draw:frame>
        <draw:frame draw:style-name="gr1" draw:text-style-name="P2" draw:layer="layout" svg:width="4.261cm" svg:height="0.475cm" svg:x="2.2cm" svg:y="7.741cm">
          <draw:text-box>
            <text:p text:style-name="P1"><text:span text:style-name="T4">his WMD programme”.</text:span></text:p>
          </draw:text-box>
        </draw:frame>
        <draw:frame draw:style-name="gr1" draw:text-style-name="P2" draw:layer="layout" svg:width="15.39cm" svg:height="0.475cm" svg:x="2.2cm" svg:y="8.655cm">
          <draw:text-box>
            <text:p text:style-name="P1"><text:span text:style-name="T7">339. </text:span><text:span text:style-name="T4"><text:s/>The record stated that Dr Blix had “concluded that he accepted the need for </text:span></text:p>
          </draw:text-box>
        </draw:frame>
        <draw:frame draw:style-name="gr1" draw:text-style-name="P2" draw:layer="layout" svg:width="5.471cm" svg:height="0.475cm" svg:x="2.2cm" svg:y="9.22cm">
          <draw:text-box>
            <text:p text:style-name="P1"><text:span text:style-name="T4">time-lines and bench-marks”.</text:span></text:p>
          </draw:text-box>
        </draw:frame>
        <draw:frame draw:style-name="gr1" draw:text-style-name="P2" draw:layer="layout" svg:width="13.311cm" svg:height="0.475cm" svg:x="2.2cm" svg:y="10.134cm">
          <draw:text-box>
            <text:p text:style-name="P1"><text:span text:style-name="T7">340. </text:span><text:span text:style-name="T4"><text:s/>In his account of the conversation, Dr Blix wrote that he had said:</text:span></text:p>
          </draw:text-box>
        </draw:frame>
        <draw:frame draw:style-name="gr1" draw:text-style-name="P2" draw:layer="layout" svg:width="16.034cm" svg:height="0.475cm" svg:x="2.95cm" svg:y="11.048cm">
          <draw:text-box>
            <text:p text:style-name="P1"><text:span text:style-name="T4">“</text:span><text:span text:style-name="T4">Only at three sites to which we had gone on the basis of intelligence had there been </text:span></text:p>
          </draw:text-box>
        </draw:frame>
        <draw:frame draw:style-name="gr1" draw:text-style-name="P2" draw:layer="layout" svg:width="2.978cm" svg:height="0.475cm" svg:x="2.95cm" svg:y="11.613cm">
          <draw:text-box>
            <text:p text:style-name="P1"><text:span text:style-name="T4">any result at all.</text:span></text:p>
          </draw:text-box>
        </draw:frame>
        <draw:frame draw:style-name="gr1" draw:text-style-name="P2" draw:layer="layout" svg:width="15.683cm" svg:height="0.475cm" svg:x="2.95cm" svg:y="12.527cm">
          <draw:text-box>
            <text:p text:style-name="P1"><text:span text:style-name="T4">“</text:span><text:span text:style-name="T4">Personally, I tended to think that Iraq still concealed weapons of mass destruction, </text:span></text:p>
          </draw:text-box>
        </draw:frame>
        <draw:frame draw:style-name="gr1" draw:text-style-name="P2" draw:layer="layout" svg:width="14.26cm" svg:height="0.475cm" svg:x="2.95cm" svg:y="13.092cm">
          <draw:text-box>
            <text:p text:style-name="P1"><text:span text:style-name="T4">but I needed evidence. Perhaps there were not many such weapons in Iraq </text:span></text:p>
          </draw:text-box>
        </draw:frame>
        <draw:frame draw:style-name="gr1" draw:text-style-name="P2" draw:layer="layout" svg:width="1.653cm" svg:height="0.475cm" svg:x="2.95cm" svg:y="13.656cm">
          <draw:text-box>
            <text:p text:style-name="P1"><text:span text:style-name="T4">after all.”</text:span></text:p>
          </draw:text-box>
        </draw:frame>
        <draw:frame draw:style-name="gr7" draw:text-style-name="P9" draw:layer="layout" svg:width="0.408cm" svg:height="0.276cm" svg:x="4.597cm" svg:y="13.675cm">
          <draw:text-box>
            <text:p text:style-name="P1"><text:span text:style-name="T13">127</text:span></text:p>
          </draw:text-box>
        </draw:frame>
        <draw:frame draw:style-name="gr6" draw:text-style-name="P8" draw:layer="layout" svg:width="8.981cm" svg:height="0.556cm" svg:x="2.2cm" svg:y="14.777cm">
          <draw:text-box>
            <text:p text:style-name="P1"><text:span text:style-name="T9">SIS advice of 17 and 20 February 2003</text:span></text:p>
          </draw:text-box>
        </draw:frame>
        <draw:frame draw:style-name="gr1" draw:text-style-name="P2" draw:layer="layout" svg:width="16.618cm" svg:height="0.475cm" svg:x="2.2cm" svg:y="15.606cm">
          <draw:text-box>
            <text:p text:style-name="P1"><text:span text:style-name="T7">341. </text:span><text:span text:style-name="T15"><text:s/>Sir Richard Dearlove counselled on 17 February that there was no guarantee </text:span></text:p>
          </draw:text-box>
        </draw:frame>
        <draw:frame draw:style-name="gr1" draw:text-style-name="P2" draw:layer="layout" svg:width="14.268cm" svg:height="0.475cm" svg:x="2.2cm" svg:y="16.17cm">
          <draw:text-box>
            <text:p text:style-name="P1"><text:span text:style-name="T15">that inspections would produce conclusive physical evidence of WMD.</text:span></text:p>
          </draw:text-box>
        </draw:frame>
        <draw:frame draw:style-name="gr1" draw:text-style-name="P2" draw:layer="layout" svg:width="15.64cm" svg:height="0.475cm" svg:x="2.2cm" svg:y="17.085cm">
          <draw:text-box>
            <text:p text:style-name="P1"><text:span text:style-name="T7">342. </text:span><text:span text:style-name="T4"><text:s/>In a minute to Sir David Manning on 17 February, responding to a request for </text:span></text:p>
          </draw:text-box>
        </draw:frame>
        <draw:frame draw:style-name="gr1" draw:text-style-name="P2" draw:layer="layout" svg:width="16.068cm" svg:height="0.475cm" svg:x="2.2cm" svg:y="17.649cm">
          <draw:text-box>
            <text:p text:style-name="P1"><text:span text:style-name="T4">views on way ahead on Iraq (see Section 3.7), Sir Richard Dearlove stated that there </text:span></text:p>
          </draw:text-box>
        </draw:frame>
        <draw:frame draw:style-name="gr1" draw:text-style-name="P2" draw:layer="layout" svg:width="15.691cm" svg:height="0.475cm" svg:x="2.2cm" svg:y="18.213cm">
          <draw:text-box>
            <text:p text:style-name="P1"><text:span text:style-name="T4">was ample evidence, including from Dr Blix, that Iraq was not, and had no intention </text:span></text:p>
          </draw:text-box>
        </draw:frame>
        <draw:frame draw:style-name="gr1" draw:text-style-name="P2" draw:layer="layout" svg:width="6.187cm" svg:height="0.475cm" svg:x="2.2cm" svg:y="18.778cm">
          <draw:text-box>
            <text:p text:style-name="P1"><text:span text:style-name="T4">of, complying with its obligations.</text:span></text:p>
          </draw:text-box>
        </draw:frame>
        <draw:frame draw:style-name="gr7" draw:text-style-name="P9" draw:layer="layout" svg:width="0.408cm" svg:height="0.276cm" svg:x="8.365cm" svg:y="18.797cm">
          <draw:text-box>
            <text:p text:style-name="P1"><text:span text:style-name="T13">128</text:span></text:p>
          </draw:text-box>
        </draw:frame>
        <draw:frame draw:style-name="gr1" draw:text-style-name="P2" draw:layer="layout" svg:width="8.224cm" svg:height="0.475cm" svg:x="8.777cm" svg:y="18.778cm">
          <draw:text-box>
            <text:p text:style-name="P1"><text:span text:style-name="T4"><text:s/></text:span><text:span text:style-name="T4">Given the resources Saddam Hussein had </text:span></text:p>
          </draw:text-box>
        </draw:frame>
        <draw:frame draw:style-name="gr1" draw:text-style-name="P2" draw:layer="layout" svg:width="15.39cm" svg:height="0.475cm" svg:x="2.2cm" svg:y="19.342cm">
          <draw:text-box>
            <text:p text:style-name="P1"><text:span text:style-name="T4">available to thwart inspections, and the scale of the task of uncovering something </text:span></text:p>
          </draw:text-box>
        </draw:frame>
        <draw:frame draw:style-name="gr1" draw:text-style-name="P2" draw:layer="layout" svg:width="16.423cm" svg:height="0.475cm" svg:x="2.2cm" svg:y="19.907cm">
          <draw:text-box>
            <text:p text:style-name="P1"><text:span text:style-name="T4">“</text:span><text:span text:style-name="T4">truly damning”, there was no guarantee that the inspections would produce conclusive </text:span></text:p>
          </draw:text-box>
        </draw:frame>
        <draw:frame draw:style-name="gr1" draw:text-style-name="P2" draw:layer="layout" svg:width="3.473cm" svg:height="0.475cm" svg:x="2.2cm" svg:y="20.471cm">
          <draw:text-box>
            <text:p text:style-name="P1"><text:span text:style-name="T4">physical evidence.</text:span></text:p>
          </draw:text-box>
        </draw:frame>
        <draw:frame draw:style-name="gr1" draw:text-style-name="P2" draw:layer="layout" svg:width="14.531cm" svg:height="0.475cm" svg:x="2.2cm" svg:y="21.386cm">
          <draw:text-box>
            <text:p text:style-name="P1"><text:span text:style-name="T7">343. </text:span><text:span text:style-name="T4"><text:s/>Sir Richard Dearlove’s Private Secretary advised Sir David Manning on </text:span></text:p>
          </draw:text-box>
        </draw:frame>
        <draw:frame draw:style-name="gr1" draw:text-style-name="P2" draw:layer="layout" svg:width="12.495cm" svg:height="0.475cm" svg:x="2.2cm" svg:y="21.95cm">
          <draw:text-box>
            <text:p text:style-name="P1"><text:span text:style-name="T4">20 February that the “chances of a successful inspection are slim”.</text:span></text:p>
          </draw:text-box>
        </draw:frame>
        <draw:frame draw:style-name="gr7" draw:text-style-name="P9" draw:layer="layout" svg:width="0.408cm" svg:height="0.276cm" svg:x="14.647cm" svg:y="21.969cm">
          <draw:text-box>
            <text:p text:style-name="P1"><text:span text:style-name="T13">129</text:span></text:p>
          </draw:text-box>
        </draw:frame>
        <draw:frame draw:style-name="gr1" draw:text-style-name="P2" draw:layer="layout" svg:width="2.678cm" svg:height="0.475cm" svg:x="15.059cm" svg:y="21.95cm">
          <draw:text-box>
            <text:p text:style-name="P1"><text:span text:style-name="T4"><text:s/></text:span><text:span text:style-name="T4">SIS had sent </text:span></text:p>
          </draw:text-box>
        </draw:frame>
        <draw:frame draw:style-name="gr1" draw:text-style-name="P2" draw:layer="layout" svg:width="15.941cm" svg:height="0.475cm" svg:x="2.2cm" svg:y="22.515cm">
          <draw:text-box>
            <text:p text:style-name="P1"><text:span text:style-name="T4">messages to its best placed sources “emphasising the utmost importance of a major </text:span></text:p>
          </draw:text-box>
        </draw:frame>
        <draw:frame draw:style-name="gr1" draw:text-style-name="P2" draw:layer="layout" svg:width="16.525cm" svg:height="0.475cm" svg:x="2.2cm" svg:y="23.079cm">
          <draw:text-box>
            <text:p text:style-name="P1"><text:span text:style-name="T4">find in the next two weeks, and asking them to do everything possible to try and identify </text:span></text:p>
          </draw:text-box>
        </draw:frame>
        <draw:frame draw:style-name="gr1" draw:text-style-name="P2" draw:layer="layout" svg:width="16.368cm" svg:height="0.475cm" svg:x="2.2cm" svg:y="23.643cm">
          <draw:text-box>
            <text:p text:style-name="P1"><text:span text:style-name="T4">where materials or papers are being hidden”. The chances of a potential defector wer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452cm" svg:height="0.475cm" svg:x="2.2cm" svg:y="24.208cm">
          <draw:text-box>
            <text:p text:style-name="P1"><text:span text:style-name="T4">“</text:span><text:span text:style-name="T4">not encouraging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27 </text:span></text:p>
          </draw:text-box>
        </draw:frame>
        <draw:frame draw:style-name="gr4" draw:text-style-name="P6" draw:layer="layout" svg:width="12.834cm" svg:height="0.395cm" svg:x="2.646cm" svg:y="25.511cm">
          <draw:text-box>
            <text:p text:style-name="P1"><text:span text:style-name="T11">Blix H. </text:span><text:span text:style-name="T19">The Search for Weapons of Mass Destruction: Disarming Iraq. </text:span><text:span text:style-name="T11">Bloomsbury </text:span></text:p>
          </draw:text-box>
        </draw:frame>
        <draw:frame draw:style-name="gr4" draw:text-style-name="P6" draw:layer="layout" svg:width="3.27cm" svg:height="0.395cm" svg:x="2.2cm" svg:y="25.934cm">
          <draw:text-box>
            <text:p text:style-name="P1"><text:span text:style-name="T11">Publishing Plc, 200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28 </text:span></text:p>
          </draw:text-box>
        </draw:frame>
        <draw:frame draw:style-name="gr4" draw:text-style-name="P6" draw:layer="layout" svg:width="11.212cm" svg:height="0.395cm" svg:x="2.646cm" svg:y="26.357cm">
          <draw:text-box>
            <text:p text:style-name="P1"><text:span text:style-name="T11">Letter Dearlove to Manning, 17 February 2003, ‘Iraq: The Way Forward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29 </text:span></text:p>
          </draw:text-box>
        </draw:frame>
        <draw:frame draw:style-name="gr4" draw:text-style-name="P6" draw:layer="layout" svg:width="13.498cm" svg:height="0.395cm" svg:x="2.646cm" svg:y="26.781cm">
          <draw:text-box>
            <text:p text:style-name="P1"><text:span text:style-name="T11">Letter PS/C to Manning, 20 February 2003, ‘Iraq: UNMOVIC Inspection and Defectors’.</text:span></text:p>
          </draw:text-box>
        </draw:frame>
      </draw:page>
      <draw:page draw:name="page6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5.724cm" svg:height="0.475cm" svg:x="2.2cm" svg:y="2.525cm">
          <draw:text-box>
            <text:p text:style-name="P1"><text:span text:style-name="T7">344. </text:span><text:span text:style-name="T15"><text:s/>SIS did not inform No.10 or others that the source who had provided the </text:span></text:p>
          </draw:text-box>
        </draw:frame>
        <draw:frame draw:style-name="gr1" draw:text-style-name="P2" draw:layer="layout" svg:width="16.533cm" svg:height="0.475cm" svg:x="2.2cm" svg:y="3.09cm">
          <draw:text-box>
            <text:p text:style-name="P1"><text:span text:style-name="T15">reporting issued on 11 and 23 September 2002, about production of chemical and </text:span></text:p>
          </draw:text-box>
        </draw:frame>
        <draw:frame draw:style-name="gr1" draw:text-style-name="P2" draw:layer="layout" svg:width="7.88cm" svg:height="0.475cm" svg:x="2.2cm" svg:y="3.654cm">
          <draw:text-box>
            <text:p text:style-name="P1"><text:span text:style-name="T15">biological agent, had been lying to SIS.</text:span></text:p>
          </draw:text-box>
        </draw:frame>
        <draw:frame draw:style-name="gr1" draw:text-style-name="P2" draw:layer="layout" svg:width="15.513cm" svg:height="0.475cm" svg:x="2.2cm" svg:y="4.568cm">
          <draw:text-box>
            <text:p text:style-name="P1"><text:span text:style-name="T7">345. </text:span><text:span text:style-name="T4"><text:s/>On 2 February 2003, there was further reporting that the sub-source had not </text:span></text:p>
          </draw:text-box>
        </draw:frame>
        <draw:frame draw:style-name="gr1" draw:text-style-name="P2" draw:layer="layout" svg:width="4.231cm" svg:height="0.475cm" svg:x="2.2cm" svg:y="5.133cm">
          <draw:text-box>
            <text:p text:style-name="P1"><text:span text:style-name="T4">produced the material.</text:span></text:p>
          </draw:text-box>
        </draw:frame>
        <draw:frame draw:style-name="gr7" draw:text-style-name="P9" draw:layer="layout" svg:width="0.408cm" svg:height="0.276cm" svg:x="6.412cm" svg:y="5.152cm">
          <draw:text-box>
            <text:p text:style-name="P1"><text:span text:style-name="T13">130</text:span></text:p>
          </draw:text-box>
        </draw:frame>
        <draw:frame draw:style-name="gr1" draw:text-style-name="P2" draw:layer="layout" svg:width="16.541cm" svg:height="0.475cm" svg:x="2.2cm" svg:y="6.047cm">
          <draw:text-box>
            <text:p text:style-name="P1"><text:span text:style-name="T7">346. </text:span><text:span text:style-name="T4"><text:s/>By 18 February, the source was being described as having been revealed to have </text:span></text:p>
          </draw:text-box>
        </draw:frame>
        <draw:frame draw:style-name="gr1" draw:text-style-name="P2" draw:layer="layout" svg:width="7.33cm" svg:height="0.475cm" svg:x="2.2cm" svg:y="6.612cm">
          <draw:text-box>
            <text:p text:style-name="P1"><text:span text:style-name="T4">been lying to SIS over a period of time.</text:span></text:p>
          </draw:text-box>
        </draw:frame>
        <draw:frame draw:style-name="gr7" draw:text-style-name="P9" draw:layer="layout" svg:width="0.408cm" svg:height="0.276cm" svg:x="9.495cm" svg:y="6.631cm">
          <draw:text-box>
            <text:p text:style-name="P1"><text:span text:style-name="T13">131</text:span></text:p>
          </draw:text-box>
        </draw:frame>
        <draw:frame draw:style-name="gr1" draw:text-style-name="P2" draw:layer="layout" svg:width="15.961cm" svg:height="0.475cm" svg:x="2.2cm" svg:y="7.526cm">
          <draw:text-box>
            <text:p text:style-name="P1"><text:span text:style-name="T7">347. </text:span><text:span text:style-name="T4"><text:s/>By 3 March, SIS had concluded that there was no further material and that SIS </text:span></text:p>
          </draw:text-box>
        </draw:frame>
        <draw:frame draw:style-name="gr1" draw:text-style-name="P2" draw:layer="layout" svg:width="10.323cm" svg:height="0.475cm" svg:x="2.2cm" svg:y="8.091cm">
          <draw:text-box>
            <text:p text:style-name="P1"><text:span text:style-name="T4">would seek to make direct contact with the sub-source.</text:span></text:p>
          </draw:text-box>
        </draw:frame>
        <draw:frame draw:style-name="gr7" draw:text-style-name="P9" draw:layer="layout" svg:width="0.408cm" svg:height="0.276cm" svg:x="12.483cm" svg:y="8.109cm">
          <draw:text-box>
            <text:p text:style-name="P1"><text:span text:style-name="T13">132</text:span></text:p>
          </draw:text-box>
        </draw:frame>
        <draw:frame draw:style-name="gr1" draw:text-style-name="P2" draw:layer="layout" svg:width="15.712cm" svg:height="0.475cm" svg:x="2.2cm" svg:y="9.005cm">
          <draw:text-box>
            <text:p text:style-name="P1"><text:span text:style-name="T7">348. </text:span><text:span text:style-name="T4"><text:s/>The reissue of the reports in April 2003 and the subsequent withdrawal of this </text:span></text:p>
          </draw:text-box>
        </draw:frame>
        <draw:frame draw:style-name="gr1" draw:text-style-name="P2" draw:layer="layout" svg:width="12.308cm" svg:height="0.475cm" svg:x="2.2cm" svg:y="9.57cm">
          <draw:text-box>
            <text:p text:style-name="P1"><text:span text:style-name="T4">stream of reporting in July 2003 is addressed later in this Section.</text:span></text:p>
          </draw:text-box>
        </draw:frame>
        <draw:frame draw:style-name="gr6" draw:text-style-name="P8" draw:layer="layout" svg:width="12.622cm" svg:height="0.556cm" svg:x="2.2cm" svg:y="10.691cm">
          <draw:text-box>
            <text:p text:style-name="P1"><text:span text:style-name="T9">Briefings for Cabinet Members and Committee Chairs</text:span></text:p>
          </draw:text-box>
        </draw:frame>
        <draw:frame draw:style-name="gr1" draw:text-style-name="P2" draw:layer="layout" svg:width="15.674cm" svg:height="0.475cm" svg:x="2.2cm" svg:y="11.519cm">
          <draw:text-box>
            <text:p text:style-name="P1"><text:span text:style-name="T7">349. </text:span><text:span text:style-name="T15"><text:s/>At Mr Blair’s request, members of Cabinet were briefed by Mr Scarlett in </text:span></text:p>
          </draw:text-box>
        </draw:frame>
        <draw:frame draw:style-name="gr1" draw:text-style-name="P2" draw:layer="layout" svg:width="3.003cm" svg:height="0.475cm" svg:x="2.2cm" svg:y="12.083cm">
          <draw:text-box>
            <text:p text:style-name="P1"><text:span text:style-name="T15">February 2003.</text:span></text:p>
          </draw:text-box>
        </draw:frame>
        <draw:frame draw:style-name="gr1" draw:text-style-name="P2" draw:layer="layout" svg:width="16.643cm" svg:height="0.475cm" svg:x="2.2cm" svg:y="12.998cm">
          <draw:text-box>
            <text:p text:style-name="P1"><text:span text:style-name="T7">350. </text:span><text:span text:style-name="T15"><text:s/>Mr Scarlett also briefed the Chairmen of the House of Commons Committees </text:span></text:p>
          </draw:text-box>
        </draw:frame>
        <draw:frame draw:style-name="gr1" draw:text-style-name="P2" draw:layer="layout" svg:width="15.449cm" svg:height="0.475cm" svg:x="2.2cm" svg:y="13.562cm">
          <draw:text-box>
            <text:p text:style-name="P1"><text:span text:style-name="T15">on Foreign Affairs and Defence and the Intelligence and Security Committee.</text:span></text:p>
          </draw:text-box>
        </draw:frame>
        <draw:frame draw:style-name="gr1" draw:text-style-name="P2" draw:layer="layout" svg:width="14.886cm" svg:height="0.475cm" svg:x="2.2cm" svg:y="14.477cm">
          <draw:text-box>
            <text:p text:style-name="P1"><text:span text:style-name="T7">351. </text:span><text:span text:style-name="T4"><text:s/>Following Cabinet on 6 February, Mr Blair asked Mr Scarlett “to provide a </text:span></text:p>
          </draw:text-box>
        </draw:frame>
        <draw:frame draw:style-name="gr1" draw:text-style-name="P2" draw:layer="layout" svg:width="15.001cm" svg:height="0.475cm" svg:x="2.2cm" svg:y="15.041cm">
          <draw:text-box>
            <text:p text:style-name="P1"><text:span text:style-name="T4">confidential and intelligence based briefing on Iraq for small groups of Ministers </text:span></text:p>
          </draw:text-box>
        </draw:frame>
        <draw:frame draw:style-name="gr1" draw:text-style-name="P2" draw:layer="layout" svg:width="14.459cm" svg:height="0.475cm" svg:x="2.2cm" svg:y="15.606cm">
          <draw:text-box>
            <text:p text:style-name="P1"><text:span text:style-name="T4">attending Cabinet”. The briefing would “take as its starting point Part 1 of the </text:span></text:p>
          </draw:text-box>
        </draw:frame>
        <draw:frame draw:style-name="gr1" draw:text-style-name="P2" draw:layer="layout" svg:width="11.28cm" svg:height="0.475cm" svg:x="2.2cm" svg:y="16.17cm">
          <draw:text-box>
            <text:p text:style-name="P1"><text:span text:style-name="T4">Government’s dossier published last September” and cover:</text:span></text:p>
          </draw:text-box>
        </draw:frame>
        <draw:frame draw:style-name="gr2" draw:text-style-name="P3" draw:layer="layout" svg:width="0.634cm" svg:height="0.712cm" svg:x="2.95cm" svg:y="16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8cm" svg:height="0.475cm" svg:x="3.7cm" svg:y="17.085cm">
          <draw:text-box>
            <text:p text:style-name="P1"><text:span text:style-name="T4">the “latest assessment of Iraq’s holding of weapons of mass destruction”;</text:span></text:p>
          </draw:text-box>
        </draw:frame>
        <draw:frame draw:style-name="gr2" draw:text-style-name="P3" draw:layer="layout" svg:width="0.634cm" svg:height="0.712cm" svg:x="2.95cm" svg:y="17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25cm" svg:height="0.475cm" svg:x="3.7cm" svg:y="17.749cm">
          <draw:text-box>
            <text:p text:style-name="P1"><text:span text:style-name="T4">the Iraqi response to resolution 1441;</text:span></text:p>
          </draw:text-box>
        </draw:frame>
        <draw:frame draw:style-name="gr2" draw:text-style-name="P3" draw:layer="layout" svg:width="0.634cm" svg:height="0.712cm" svg:x="2.95cm" svg:y="18.2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18.413cm">
          <draw:text-box>
            <text:p text:style-name="P1"><text:span text:style-name="T4">“</text:span><text:span text:style-name="T4">recent developments in Iraq and our current assessment of the cohesion of </text:span></text:p>
          </draw:text-box>
        </draw:frame>
        <draw:frame draw:style-name="gr1" draw:text-style-name="P2" draw:layer="layout" svg:width="3.097cm" svg:height="0.475cm" svg:x="3.7cm" svg:y="18.978cm">
          <draw:text-box>
            <text:p text:style-name="P1"><text:span text:style-name="T4">the regime”; and</text:span></text:p>
          </draw:text-box>
        </draw:frame>
        <draw:frame draw:style-name="gr2" draw:text-style-name="P3" draw:layer="layout" svg:width="0.634cm" svg:height="0.712cm" svg:x="2.95cm" svg:y="19.4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749cm" svg:height="0.475cm" svg:x="3.7cm" svg:y="19.642cm">
          <draw:text-box>
            <text:p text:style-name="P1"><text:span text:style-name="T4">“</text:span><text:span text:style-name="T4">Iraq and terrorism”.</text:span></text:p>
          </draw:text-box>
        </draw:frame>
        <draw:frame draw:style-name="gr7" draw:text-style-name="P9" draw:layer="layout" svg:width="0.408cm" svg:height="0.276cm" svg:x="7.44cm" svg:y="19.661cm">
          <draw:text-box>
            <text:p text:style-name="P1"><text:span text:style-name="T13">133</text:span></text:p>
          </draw:text-box>
        </draw:frame>
        <draw:frame draw:style-name="gr1" draw:text-style-name="P2" draw:layer="layout" svg:width="11.682cm" svg:height="0.475cm" svg:x="2.2cm" svg:y="20.557cm">
          <draw:text-box>
            <text:p text:style-name="P1"><text:span text:style-name="T7">352. </text:span><text:span text:style-name="T4"><text:s/>Four “briefing sessions” were offered the following week.</text:span></text:p>
          </draw:text-box>
        </draw:frame>
        <draw:frame draw:style-name="gr1" draw:text-style-name="P2" draw:layer="layout" svg:width="15.585cm" svg:height="0.475cm" svg:x="2.2cm" svg:y="21.471cm">
          <draw:text-box>
            <text:p text:style-name="P1"><text:span text:style-name="T7">353. </text:span><text:span text:style-name="T4"><text:s/>Mr Scarlett briefed the ISC on 5 February, following up a previous briefing on </text:span></text:p>
          </draw:text-box>
        </draw:frame>
        <draw:frame draw:style-name="gr1" draw:text-style-name="P2" draw:layer="layout" svg:width="2.191cm" svg:height="0.475cm" svg:x="2.2cm" svg:y="22.036cm">
          <draw:text-box>
            <text:p text:style-name="P1"><text:span text:style-name="T4">22 January.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7" draw:text-style-name="P9" draw:layer="layout" svg:width="0.408cm" svg:height="0.276cm" svg:x="4.381cm" svg:y="22.054cm">
          <draw:text-box>
            <text:p text:style-name="P1"><text:span text:style-name="T13">134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30 </text:span></text:p>
          </draw:text-box>
        </draw:frame>
        <draw:frame draw:style-name="gr4" draw:text-style-name="P6" draw:layer="layout" svg:width="4.532cm" svg:height="0.395cm" svg:x="2.646cm" svg:y="24.664cm">
          <draw:text-box>
            <text:p text:style-name="P1"><text:span text:style-name="T11">SIS record, 2 February 2003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31 </text:span></text:p>
          </draw:text-box>
        </draw:frame>
        <draw:frame draw:style-name="gr4" draw:text-style-name="P6" draw:layer="layout" svg:width="4.726cm" svg:height="0.395cm" svg:x="2.646cm" svg:y="25.087cm">
          <draw:text-box>
            <text:p text:style-name="P1"><text:span text:style-name="T11">SIS record, 18 February 200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32 </text:span></text:p>
          </draw:text-box>
        </draw:frame>
        <draw:frame draw:style-name="gr4" draw:text-style-name="P6" draw:layer="layout" svg:width="4.1cm" svg:height="0.395cm" svg:x="2.646cm" svg:y="25.511cm">
          <draw:text-box>
            <text:p text:style-name="P1"><text:span text:style-name="T11">SIS record, 3 March 200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33 </text:span></text:p>
          </draw:text-box>
        </draw:frame>
        <draw:frame draw:style-name="gr4" draw:text-style-name="P6" draw:layer="layout" svg:width="12.643cm" svg:height="0.395cm" svg:x="2.646cm" svg:y="25.934cm">
          <draw:text-box>
            <text:p text:style-name="P1"><text:span text:style-name="T11">Minute PS/Chairman JIC to Prout, 7 February 2003, ‘Intelligence Briefing on Iraq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4 </text:span></text:p>
          </draw:text-box>
        </draw:frame>
        <draw:frame draw:style-name="gr4" draw:text-style-name="P6" draw:layer="layout" svg:width="14.768cm" svg:height="0.395cm" svg:x="2.646cm" svg:y="26.357cm">
          <draw:text-box>
            <text:p text:style-name="P1"><text:span text:style-name="T11">Minute Scarlett to Heads of Intelligence Agencies, 10 February 2003, ‘Intelligence and Security </text:span></text:p>
          </draw:text-box>
        </draw:frame>
        <draw:frame draw:style-name="gr4" draw:text-style-name="P6" draw:layer="layout" svg:width="3.952cm" svg:height="0.395cm" svg:x="2.2cm" svg:y="26.781cm">
          <draw:text-box>
            <text:p text:style-name="P1"><text:span text:style-name="T11">Committee: Iraq Briefing’.</text:span></text:p>
          </draw:text-box>
        </draw:frame>
      </draw:page>
      <draw:page draw:name="page7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1" draw:text-style-name="P2" draw:layer="layout" svg:width="16.529cm" svg:height="0.475cm" svg:x="2.2cm" svg:y="2.525cm">
          <draw:text-box>
            <text:p text:style-name="P1"><text:span text:style-name="T7">354. </text:span><text:span text:style-name="T4"><text:s/>Mr Scarlett also provided briefings for Mr Donald Anderson and Mr Bruce George, </text:span></text:p>
          </draw:text-box>
        </draw:frame>
        <draw:frame draw:style-name="gr1" draw:text-style-name="P2" draw:layer="layout" svg:width="15.458cm" svg:height="0.475cm" svg:x="2.2cm" svg:y="3.09cm">
          <draw:text-box>
            <text:p text:style-name="P1"><text:span text:style-name="T4">respectively the Chairmen of the House of Commons Foreign Affairs and Defence </text:span></text:p>
          </draw:text-box>
        </draw:frame>
        <draw:frame draw:style-name="gr1" draw:text-style-name="P2" draw:layer="layout" svg:width="2.381cm" svg:height="0.475cm" svg:x="2.2cm" svg:y="3.654cm">
          <draw:text-box>
            <text:p text:style-name="P1"><text:span text:style-name="T4">Committees.</text:span></text:p>
          </draw:text-box>
        </draw:frame>
        <draw:frame draw:style-name="gr7" draw:text-style-name="P9" draw:layer="layout" svg:width="0.408cm" svg:height="0.276cm" svg:x="4.576cm" svg:y="3.673cm">
          <draw:text-box>
            <text:p text:style-name="P1"><text:span text:style-name="T13">135</text:span></text:p>
          </draw:text-box>
        </draw:frame>
        <draw:frame draw:style-name="gr1" draw:text-style-name="P2" draw:layer="layout" svg:width="13.304cm" svg:height="0.475cm" svg:x="4.988cm" svg:y="3.654cm">
          <draw:text-box>
            <text:p text:style-name="P1"><text:span text:style-name="T4"><text:s/></text:span><text:span text:style-name="T4">Mr Scarlett reported that Mr Anderson had found the imagery used by </text:span></text:p>
          </draw:text-box>
        </draw:frame>
        <draw:frame draw:style-name="gr1" draw:text-style-name="P2" draw:layer="layout" svg:width="7.897cm" svg:height="0.475cm" svg:x="2.2cm" svg:y="4.218cm">
          <draw:text-box>
            <text:p text:style-name="P1"><text:span text:style-name="T4">Secretary Powell “especially ‘compelling’”.</text:span></text:p>
          </draw:text-box>
        </draw:frame>
        <draw:frame draw:style-name="gr1" draw:text-style-name="P2" draw:layer="layout" svg:width="15.813cm" svg:height="0.475cm" svg:x="2.2cm" svg:y="5.133cm">
          <draw:text-box>
            <text:p text:style-name="P1"><text:span text:style-name="T7">355. </text:span><text:span text:style-name="T4"><text:s/>The report of the briefing on 6 February for Mr George stated that the text had </text:span></text:p>
          </draw:text-box>
        </draw:frame>
        <draw:frame draw:style-name="gr1" draw:text-style-name="P2" draw:layer="layout" svg:width="8.181cm" svg:height="0.475cm" svg:x="2.2cm" svg:y="5.697cm">
          <draw:text-box>
            <text:p text:style-name="P1"><text:span text:style-name="T4">been agreed with the intelligence Agencies.</text:span></text:p>
          </draw:text-box>
        </draw:frame>
        <draw:frame draw:style-name="gr7" draw:text-style-name="P9" draw:layer="layout" svg:width="0.408cm" svg:height="0.276cm" svg:x="10.343cm" svg:y="5.716cm">
          <draw:text-box>
            <text:p text:style-name="P1"><text:span text:style-name="T13">136</text:span></text:p>
          </draw:text-box>
        </draw:frame>
        <draw:frame draw:style-name="gr1" draw:text-style-name="P2" draw:layer="layout" svg:width="7.44cm" svg:height="0.475cm" svg:x="10.755cm" svg:y="5.697cm">
          <draw:text-box>
            <text:p text:style-name="P1"><text:span text:style-name="T4"><text:s/></text:span><text:span text:style-name="T4">Mr George had shown most interest in </text:span></text:p>
          </draw:text-box>
        </draw:frame>
        <draw:frame draw:style-name="gr1" draw:text-style-name="P2" draw:layer="layout" svg:width="16.736cm" svg:height="0.475cm" svg:x="2.2cm" svg:y="6.262cm">
          <draw:text-box>
            <text:p text:style-name="P1"><text:span text:style-name="T4">Iraq’s policy of concealment and had also asked about its links with Al Qaida. Mr Scarlett </text:span></text:p>
          </draw:text-box>
        </draw:frame>
        <draw:frame draw:style-name="gr1" draw:text-style-name="P2" draw:layer="layout" svg:width="15.945cm" svg:height="0.475cm" svg:x="2.2cm" svg:y="6.826cm">
          <draw:text-box>
            <text:p text:style-name="P1"><text:span text:style-name="T4">also reported that Mr George was: “… clear that the evidence on WMD holdings and </text:span></text:p>
          </draw:text-box>
        </draw:frame>
        <draw:frame draw:style-name="gr1" draw:text-style-name="P2" draw:layer="layout" svg:width="13.371cm" svg:height="0.475cm" svg:x="2.2cm" svg:y="7.391cm">
          <draw:text-box>
            <text:p text:style-name="P1"><text:span text:style-name="T4">concealment was ‘sufficiently compelling’ to justify ‘military operations’.”</text:span></text:p>
          </draw:text-box>
        </draw:frame>
        <draw:frame draw:style-name="gr1" draw:text-style-name="P2" draw:layer="layout" svg:width="16.3cm" svg:height="0.475cm" svg:x="2.2cm" svg:y="8.305cm">
          <draw:text-box>
            <text:p text:style-name="P1"><text:span text:style-name="T7">356. </text:span><text:span text:style-name="T4"><text:s/>The brief prepared for the Cabinet members drew on the document produced for </text:span></text:p>
          </draw:text-box>
        </draw:frame>
        <draw:frame draw:style-name="gr1" draw:text-style-name="P2" draw:layer="layout" svg:width="9.044cm" svg:height="0.475cm" svg:x="2.2cm" svg:y="8.87cm">
          <draw:text-box>
            <text:p text:style-name="P1"><text:span text:style-name="T4">briefing the Chairmen of the Select Committees.</text:span></text:p>
          </draw:text-box>
        </draw:frame>
        <draw:frame draw:style-name="gr7" draw:text-style-name="P9" draw:layer="layout" svg:width="0.408cm" svg:height="0.276cm" svg:x="11.212cm" svg:y="8.888cm">
          <draw:text-box>
            <text:p text:style-name="P1"><text:span text:style-name="T13">137</text:span></text:p>
          </draw:text-box>
        </draw:frame>
        <draw:frame draw:style-name="gr1" draw:text-style-name="P2" draw:layer="layout" svg:width="14.992cm" svg:height="0.475cm" svg:x="2.2cm" svg:y="9.784cm">
          <draw:text-box>
            <text:p text:style-name="P1"><text:span text:style-name="T7">357. </text:span><text:span text:style-name="T4"><text:s/>The brief for Cabinet members provided substantial additional material on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68cm" svg:height="0.475cm" svg:x="3.7cm" svg:y="10.698cm">
          <draw:text-box>
            <text:p text:style-name="P1"><text:span text:style-name="T4">Iraq’s programmes before the 1990-1991 Gulf Conflict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11.363cm">
          <draw:text-box>
            <text:p text:style-name="P1"><text:span text:style-name="T4">the current assessment of Iraq’s capabilities – including its missile capabilities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72cm" svg:height="0.475cm" svg:x="3.7cm" svg:y="12.027cm">
          <draw:text-box>
            <text:p text:style-name="P1"><text:span text:style-name="T4">difficulties with securing interviews;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46cm" svg:height="0.475cm" svg:x="3.7cm" svg:y="12.692cm">
          <draw:text-box>
            <text:p text:style-name="P1"><text:span text:style-name="T4">scenarios for CBW use;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93cm" svg:height="0.475cm" svg:x="3.7cm" svg:y="13.356cm">
          <draw:text-box>
            <text:p text:style-name="P1"><text:span text:style-name="T4">the risk of terrorism in the event of military action against Iraq.</text:span></text:p>
          </draw:text-box>
        </draw:frame>
        <draw:frame draw:style-name="gr1" draw:text-style-name="P2" draw:layer="layout" svg:width="16.05cm" svg:height="0.475cm" svg:x="2.2cm" svg:y="14.271cm">
          <draw:text-box>
            <text:p text:style-name="P1"><text:span text:style-name="T7">358. </text:span><text:span text:style-name="T4"><text:s/>Drawing on the detailed information published in the 24 September dossier, the </text:span></text:p>
          </draw:text-box>
        </draw:frame>
        <draw:frame draw:style-name="gr1" draw:text-style-name="P2" draw:layer="layout" svg:width="10.645cm" svg:height="0.475cm" svg:x="2.2cm" svg:y="14.835cm">
          <draw:text-box>
            <text:p text:style-name="P1"><text:span text:style-name="T4">brief stated that before the 1990-1991 Gulf Conflict, Iraq:</text:span></text:p>
          </draw:text-box>
        </draw:frame>
        <draw:frame draw:style-name="gr2" draw:text-style-name="P3" draw:layer="layout" svg:width="0.634cm" svg:height="0.712cm" svg:x="2.95cm" svg:y="15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23cm" svg:height="0.475cm" svg:x="3.7cm" svg:y="15.75cm">
          <draw:text-box>
            <text:p text:style-name="P1"><text:span text:style-name="T4">had “declared to the UN the production of:</text:span></text:p>
          </draw:text-box>
        </draw:frame>
        <draw:frame draw:style-name="gr11" draw:text-style-name="P12" draw:layer="layout" svg:width="0.317cm" svg:height="0.374cm" svg:x="4.383cm" svg:y="16.467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16.467cm">
          <draw:text-box>
            <text:p text:style-name="P1"><text:span text:style-name="T16">{</text:span></text:p>
          </draw:text-box>
        </draw:frame>
        <draw:frame draw:style-name="gr1" draw:text-style-name="P2" draw:layer="layout" svg:width="14.205cm" svg:height="0.475cm" svg:x="4.73cm" svg:y="16.414cm">
          <draw:text-box>
            <text:p text:style-name="P1"><text:span text:style-name="T4">2,850 tonnes of mustard gas, 210 tonnes of tabun, 795 tonnes of sarin and </text:span></text:p>
          </draw:text-box>
        </draw:frame>
        <draw:frame draw:style-name="gr1" draw:text-style-name="P2" draw:layer="layout" svg:width="6.102cm" svg:height="0.475cm" svg:x="4.73cm" svg:y="16.978cm">
          <draw:text-box>
            <text:p text:style-name="P1"><text:span text:style-name="T4">cyclosarin, and 3.9 tonnes of VX</text:span></text:p>
          </draw:text-box>
        </draw:frame>
        <draw:frame draw:style-name="gr11" draw:text-style-name="P12" draw:layer="layout" svg:width="0.317cm" svg:height="0.374cm" svg:x="4.383cm" svg:y="17.696cm">
          <draw:text-box>
            <text:p text:style-name="P1"><text:span text:style-name="T16">{</text:span></text:p>
          </draw:text-box>
        </draw:frame>
        <draw:frame draw:style-name="gr11" draw:text-style-name="P12" draw:layer="layout" svg:width="0.317cm" svg:height="0.374cm" svg:x="4.1cm" svg:y="17.696cm">
          <draw:text-box>
            <text:p text:style-name="P1"><text:span text:style-name="T16">{</text:span></text:p>
          </draw:text-box>
        </draw:frame>
        <draw:frame draw:style-name="gr1" draw:text-style-name="P2" draw:layer="layout" svg:width="12.528cm" svg:height="0.475cm" svg:x="4.73cm" svg:y="17.643cm">
          <draw:text-box>
            <text:p text:style-name="P1"><text:span text:style-name="T4">19,000 litres of botulinum toxin, 8,500 litres of anthrax, 2,200 litres </text:span></text:p>
          </draw:text-box>
        </draw:frame>
        <draw:frame draw:style-name="gr1" draw:text-style-name="P2" draw:layer="layout" svg:width="2.318cm" svg:height="0.475cm" svg:x="4.73cm" svg:y="18.207cm">
          <draw:text-box>
            <text:p text:style-name="P1"><text:span text:style-name="T4">of aflatoxin”;</text:span></text:p>
          </draw:text-box>
        </draw:frame>
        <draw:frame draw:style-name="gr2" draw:text-style-name="P3" draw:layer="layout" svg:width="0.634cm" svg:height="0.712cm" svg:x="2.95cm" svg:y="18.7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18.872cm">
          <draw:text-box>
            <text:p text:style-name="P1"><text:span text:style-name="T4">“</text:span><text:span text:style-name="T4">was aiming to produce a nuclear warhead with a yield of 20 kilotons”; and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cm" svg:height="0.475cm" svg:x="3.7cm" svg:y="19.536cm">
          <draw:text-box>
            <text:p text:style-name="P1"><text:span text:style-name="T4">“</text:span><text:span text:style-name="T4">had a well developed ballistic missile industry, producing missiles with ranges </text:span></text:p>
          </draw:text-box>
        </draw:frame>
        <draw:frame draw:style-name="gr1" draw:text-style-name="P2" draw:layer="layout" svg:width="2.601cm" svg:height="0.475cm" svg:x="3.7cm" svg:y="20.101cm">
          <draw:text-box>
            <text:p text:style-name="P1"><text:span text:style-name="T4">up to 650km”.</text:span></text:p>
          </draw:text-box>
        </draw:frame>
        <draw:frame draw:style-name="gr1" draw:text-style-name="P2" draw:layer="layout" svg:width="3.151cm" svg:height="0.475cm" svg:x="2.2cm" svg:y="21.015cm">
          <draw:text-box>
            <text:p text:style-name="P1"><text:span text:style-name="T7">359. </text:span><text:span text:style-name="T4"><text:s/>In addition:</text:span></text:p>
          </draw:text-box>
        </draw:frame>
        <draw:frame draw:style-name="gr2" draw:text-style-name="P3" draw:layer="layout" svg:width="0.634cm" svg:height="0.712cm" svg:x="2.95cm" svg:y="21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21.93cm">
          <draw:text-box>
            <text:p text:style-name="P1"><text:span text:style-name="T4">UNSCOM and the IAEA had “destroyed much of the pre-1991 programmes”.</text:span></text:p>
          </draw:text-box>
        </draw:frame>
        <draw:frame draw:style-name="gr2" draw:text-style-name="P3" draw:layer="layout" svg:width="0.634cm" svg:height="0.712cm" svg:x="2.95cm" svg:y="22.4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4cm" svg:height="0.475cm" svg:x="3.7cm" svg:y="22.594cm">
          <draw:text-box>
            <text:p text:style-name="P1"><text:span text:style-name="T4">There were intelligence indications that “planning to reconstitute some of its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5.459cm" svg:height="0.475cm" svg:x="3.7cm" svg:y="23.158cm">
          <draw:text-box>
            <text:p text:style-name="P1"><text:span text:style-name="T4">programmes began in 1995”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35 </text:span></text:p>
          </draw:text-box>
        </draw:frame>
        <draw:line draw:style-name="gr9" draw:text-style-name="P10" draw:layer="layout" svg:x1="2.645cm" svg:y1="25.867cm" svg:x2="18.248cm" svg:y2="25.867cm">
          <text:p/>
        </draw:line>
        <draw:line draw:style-name="gr9" draw:text-style-name="P10" draw:layer="layout" svg:x1="2.199cm" svg:y1="26.29cm" svg:x2="5.886cm" svg:y2="26.29cm">
          <text:p/>
        </draw:line>
        <draw:frame draw:style-name="gr4" draw:text-style-name="P6" draw:layer="layout" svg:width="8.553cm" svg:height="0.395cm" svg:x="2.646cm" svg:y="25.087cm">
          <draw:text-box>
            <text:p text:style-name="P1"><text:span text:style-name="T11">Minute Scarlett to Manning, 7 February 2003, [untitled]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36 </text:span></text:p>
          </draw:text-box>
        </draw:frame>
        <draw:frame draw:style-name="gr4" draw:text-style-name="P6" draw:layer="layout" svg:width="15.5cm" svg:height="0.395cm" svg:x="2.646cm" svg:y="25.511cm">
          <draw:text-box>
            <text:p text:style-name="P1"><text:span text:style-name="T6">Minute Scarlett to Manning, 6 February 2003, ‘Briefing of Bruce George MP, Chairman of the Select </text:span></text:p>
          </draw:text-box>
        </draw:frame>
        <draw:line draw:style-name="gr9" draw:text-style-name="P10" draw:layer="layout" svg:x1="2.645cm" svg:y1="26.714cm" svg:x2="17.046cm" svg:y2="26.714cm">
          <text:p/>
        </draw:line>
        <draw:line draw:style-name="gr9" draw:text-style-name="P10" draw:layer="layout" svg:x1="2.199cm" svg:y1="27.137cm" svg:x2="6.494cm" svg:y2="27.137cm">
          <text:p/>
        </draw:line>
        <draw:frame draw:style-name="gr4" draw:text-style-name="P6" draw:layer="layout" svg:width="3.761cm" svg:height="0.395cm" svg:x="2.2cm" svg:y="25.934cm">
          <draw:text-box>
            <text:p text:style-name="P1"><text:span text:style-name="T6">Committee on Defence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7 </text:span></text:p>
          </draw:text-box>
        </draw:frame>
        <draw:frame draw:style-name="gr4" draw:text-style-name="P6" draw:layer="layout" svg:width="14.387cm" svg:height="0.395cm" svg:x="2.646cm" svg:y="26.357cm">
          <draw:text-box>
            <text:p text:style-name="P1"><text:span text:style-name="T6">Minute Scarlett to Powell, 18 June 2003, ‘Iraq/FAC: Robin Cook’ attaching Paper, [undated], <text:s/></text:span></text:p>
          </draw:text-box>
        </draw:frame>
        <draw:frame draw:style-name="gr4" draw:text-style-name="P6" draw:layer="layout" svg:width="4.362cm" svg:height="0.395cm" svg:x="2.2cm" svg:y="26.781cm">
          <draw:text-box>
            <text:p text:style-name="P1"><text:span text:style-name="T6">‘</text:span><text:span text:style-name="T6">Iraq – Brief for the Cabinet’</text:span><text:span text:style-name="T11">.</text:span></text:p>
          </draw:text-box>
        </draw:frame>
      </draw:page>
      <draw:page draw:name="page7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15.834cm" svg:height="0.475cm" svg:x="2.2cm" svg:y="2.525cm">
          <draw:text-box>
            <text:p text:style-name="P1"><text:span text:style-name="T7">360. </text:span><text:span text:style-name="T4"><text:s/>The brief stated that the Government assessment published on 24 September </text:span></text:p>
          </draw:text-box>
        </draw:frame>
        <draw:frame draw:style-name="gr1" draw:text-style-name="P2" draw:layer="layout" svg:width="5.675cm" svg:height="0.475cm" svg:x="2.2cm" svg:y="3.09cm">
          <draw:text-box>
            <text:p text:style-name="P1"><text:span text:style-name="T4">(the dossier), judged that Iraq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4.004cm">
          <draw:text-box>
            <text:p text:style-name="P1"><text:span text:style-name="T4">Had “a usable chemical and biological capability, which included production in </text:span></text:p>
          </draw:text-box>
        </draw:frame>
        <draw:frame draw:style-name="gr1" draw:text-style-name="P2" draw:layer="layout" svg:width="13.468cm" svg:height="0.475cm" svg:x="3.7cm" svg:y="4.568cm">
          <draw:text-box>
            <text:p text:style-name="P1"><text:span text:style-name="T4">2002 of chemical and biological agents, and military plans to use them”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925cm" svg:height="0.475cm" svg:x="3.7cm" svg:y="5.233cm">
          <draw:text-box>
            <text:p text:style-name="P1"><text:span text:style-name="T4">Continued “to work on developing nuclear weapons”.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5.897cm">
          <draw:text-box>
            <text:p text:style-name="P1"><text:span text:style-name="T4">Possessed “up to 20 650km range” Al Hussein missiles”, and was “developing </text:span></text:p>
          </draw:text-box>
        </draw:frame>
        <draw:frame draw:style-name="gr1" draw:text-style-name="P2" draw:layer="layout" svg:width="14.599cm" svg:height="0.475cm" svg:x="3.7cm" svg:y="6.462cm">
          <draw:text-box>
            <text:p text:style-name="P1"><text:span text:style-name="T4">longer-range ballistic missiles, and is extending the ranges of Al Samoud and </text:span></text:p>
          </draw:text-box>
        </draw:frame>
        <draw:frame draw:style-name="gr1" draw:text-style-name="P2" draw:layer="layout" svg:width="11.153cm" svg:height="0.475cm" svg:x="3.7cm" svg:y="7.026cm">
          <draw:text-box>
            <text:p text:style-name="P1"><text:span text:style-name="T4">Ababil-100 systems beyond the permitted range of 150km”.</text:span></text:p>
          </draw:text-box>
        </draw:frame>
        <draw:frame draw:style-name="gr1" draw:text-style-name="P2" draw:layer="layout" svg:width="14.713cm" svg:height="0.475cm" svg:x="2.2cm" svg:y="7.941cm">
          <draw:text-box>
            <text:p text:style-name="P1"><text:span text:style-name="T7">361. </text:span><text:span text:style-name="T4"><text:s/>Addressing the current assessment of Iraq’s capabilities, the brief stated: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4cm" svg:height="0.475cm" svg:x="3.7cm" svg:y="8.855cm">
          <draw:text-box>
            <text:p text:style-name="P1"><text:span text:style-name="T4">There was “Very little significant new intelligence on [Iraq’s] WMD capabilities” </text:span></text:p>
          </draw:text-box>
        </draw:frame>
        <draw:frame draw:style-name="gr1" draw:text-style-name="P2" draw:layer="layout" svg:width="13.218cm" svg:height="0.475cm" svg:x="3.7cm" svg:y="9.42cm">
          <draw:text-box>
            <text:p text:style-name="P1"><text:span text:style-name="T4">since September 2002, “although continue to see planning for its use”.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6cm" svg:height="0.475cm" svg:x="3.7cm" svg:y="10.084cm">
          <draw:text-box>
            <text:p text:style-name="P1"><text:span text:style-name="T4">The focus on UN inspections “may have limited activity in some areas such as </text:span></text:p>
          </draw:text-box>
        </draw:frame>
        <draw:frame draw:style-name="gr1" draw:text-style-name="P2" draw:layer="layout" svg:width="4.104cm" svg:height="0.475cm" svg:x="3.7cm" svg:y="10.648cm">
          <draw:text-box>
            <text:p text:style-name="P1"><text:span text:style-name="T4">missile development”.</text:span></text:p>
          </draw:text-box>
        </draw:frame>
        <draw:frame draw:style-name="gr2" draw:text-style-name="P3" draw:layer="layout" svg:width="0.634cm" svg:height="0.712cm" svg:x="2.95cm" svg:y="11.1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8cm" svg:height="0.475cm" svg:x="3.7cm" svg:y="11.313cm">
          <draw:text-box>
            <text:p text:style-name="P1"><text:span text:style-name="T4">The “possibility of ongoing production” of CBW agents could not be ruled out </text:span></text:p>
          </draw:text-box>
        </draw:frame>
        <draw:frame draw:style-name="gr1" draw:text-style-name="P2" draw:layer="layout" svg:width="14.294cm" svg:height="0.475cm" svg:x="3.7cm" svg:y="11.877cm">
          <draw:text-box>
            <text:p text:style-name="P1"><text:span text:style-name="T4">because it was “easily concealed especially in the case of BW agents using </text:span></text:p>
          </draw:text-box>
        </draw:frame>
        <draw:frame draw:style-name="gr1" draw:text-style-name="P2" draw:layer="layout" svg:width="8.359cm" svg:height="0.475cm" svg:x="3.7cm" svg:y="12.442cm">
          <draw:text-box>
            <text:p text:style-name="P1"><text:span text:style-name="T4">transportable biological production facilities”.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13.106cm">
          <draw:text-box>
            <text:p text:style-name="P1"><text:span text:style-name="T4">Intelligence indicated that Iraq had “produced both chemical and biological </text:span></text:p>
          </draw:text-box>
        </draw:frame>
        <draw:frame draw:style-name="gr1" draw:text-style-name="P2" draw:layer="layout" svg:width="13.625cm" svg:height="0.475cm" svg:x="3.7cm" svg:y="13.671cm">
          <draw:text-box>
            <text:p text:style-name="P1"><text:span text:style-name="T4">agents since 1998 to add to stocks since the [1991] Gulf War. As late as </text:span></text:p>
          </draw:text-box>
        </draw:frame>
        <draw:frame draw:style-name="gr1" draw:text-style-name="P2" draw:layer="layout" svg:width="15.145cm" svg:height="0.475cm" svg:x="3.7cm" svg:y="14.235cm">
          <draw:text-box>
            <text:p text:style-name="P1"><text:span text:style-name="T4">September 2002 Iraq was carrying out illegitimate work on anthrax that could be </text:span></text:p>
          </draw:text-box>
        </draw:frame>
        <draw:frame draw:style-name="gr1" draw:text-style-name="P2" draw:layer="layout" svg:width="7.537cm" svg:height="0.475cm" svg:x="3.7cm" svg:y="14.8cm">
          <draw:text-box>
            <text:p text:style-name="P1"><text:span text:style-name="T4">used as part of a weapons programme.”</text:span></text:p>
          </draw:text-box>
        </draw:frame>
        <draw:frame draw:style-name="gr1" draw:text-style-name="P2" draw:layer="layout" svg:width="15.775cm" svg:height="0.475cm" svg:x="2.2cm" svg:y="15.714cm">
          <draw:text-box>
            <text:p text:style-name="P1"><text:span text:style-name="T7">362. </text:span><text:span text:style-name="T4"><text:s/>The brief recognised that not all the systems which were capable of delivering </text:span></text:p>
          </draw:text-box>
        </draw:frame>
        <draw:frame draw:style-name="gr1" draw:text-style-name="P2" draw:layer="layout" svg:width="16.029cm" svg:height="0.475cm" svg:x="2.2cm" svg:y="16.278cm">
          <draw:text-box>
            <text:p text:style-name="P1"><text:span text:style-name="T4">chemical and biological weapons would have such munitions or a CBW delivery role. </text:span></text:p>
          </draw:text-box>
        </draw:frame>
        <draw:frame draw:style-name="gr1" draw:text-style-name="P2" draw:layer="layout" svg:width="15.657cm" svg:height="0.475cm" svg:x="2.2cm" svg:y="16.843cm">
          <draw:text-box>
            <text:p text:style-name="P1"><text:span text:style-name="T4">Intelligence suggested that Iraq might “not be able to deliver CBW efficiently” using </text:span></text:p>
          </draw:text-box>
        </draw:frame>
        <draw:frame draw:style-name="gr1" draw:text-style-name="P2" draw:layer="layout" svg:width="6.775cm" svg:height="0.475cm" svg:x="2.2cm" svg:y="17.407cm">
          <draw:text-box>
            <text:p text:style-name="P1"><text:span text:style-name="T4">Al Samoud and Ababil-100 missiles.</text:span></text:p>
          </draw:text-box>
        </draw:frame>
        <draw:frame draw:style-name="gr1" draw:text-style-name="P2" draw:layer="layout" svg:width="16.254cm" svg:height="0.475cm" svg:x="2.2cm" svg:y="18.322cm">
          <draw:text-box>
            <text:p text:style-name="P1"><text:span text:style-name="T7">363. </text:span><text:span text:style-name="T4"><text:s/>Addressing Iraq’s declaration in response to resolution 1441, the brief rehearsed </text:span></text:p>
          </draw:text-box>
        </draw:frame>
        <draw:frame draw:style-name="gr1" draw:text-style-name="P2" draw:layer="layout" svg:width="16.135cm" svg:height="0.475cm" svg:x="2.2cm" svg:y="18.886cm">
          <draw:text-box>
            <text:p text:style-name="P1"><text:span text:style-name="T4">the outstanding issues identified by UNSCOM in 1999 and added references to Iraq’s:</text:span></text:p>
          </draw:text-box>
        </draw:frame>
        <draw:frame draw:style-name="gr2" draw:text-style-name="P3" draw:layer="layout" svg:width="0.634cm" svg:height="0.712cm" svg:x="2.95cm" svg:y="19.6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22cm" svg:height="0.475cm" svg:x="3.7cm" svg:y="19.801cm">
          <draw:text-box>
            <text:p text:style-name="P1"><text:span text:style-name="T4">understatement in the declaration of the quantity of Volga engines which had </text:span></text:p>
          </draw:text-box>
        </draw:frame>
        <draw:frame draw:style-name="gr1" draw:text-style-name="P2" draw:layer="layout" svg:width="2.864cm" svg:height="0.475cm" svg:x="3.7cm" svg:y="20.365cm">
          <draw:text-box>
            <text:p text:style-name="P1"><text:span text:style-name="T4">been procured;</text:span></text:p>
          </draw:text-box>
        </draw:frame>
        <draw:frame draw:style-name="gr2" draw:text-style-name="P3" draw:layer="layout" svg:width="0.634cm" svg:height="0.712cm" svg:x="2.95cm" svg:y="20.8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39cm" svg:height="0.475cm" svg:x="3.7cm" svg:y="21.03cm">
          <draw:text-box>
            <text:p text:style-name="P1"><text:span text:style-name="T4">lack of any reference to the engine test stand at al-Rafah; and</text:span></text:p>
          </draw:text-box>
        </draw:frame>
        <draw:frame draw:style-name="gr2" draw:text-style-name="P3" draw:layer="layout" svg:width="0.634cm" svg:height="0.712cm" svg:x="2.95cm" svg:y="21.5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5cm" svg:height="0.475cm" svg:x="3.7cm" svg:y="21.694cm">
          <draw:text-box>
            <text:p text:style-name="P1"><text:span text:style-name="T4">“</text:span><text:span text:style-name="T4">misrepresentation of the status and performance of the L-29 programme”.</text:span></text:p>
          </draw:text-box>
        </draw:frame>
        <draw:frame draw:style-name="gr1" draw:text-style-name="P2" draw:layer="layout" svg:width="15.166cm" svg:height="0.475cm" svg:x="2.2cm" svg:y="22.608cm">
          <draw:text-box>
            <text:p text:style-name="P1"><text:span text:style-name="T7">364. </text:span><text:span text:style-name="T4"><text:s/>Addressing Iraq’s concealment and deception activities, the briefing for the </text:span></text:p>
          </draw:text-box>
        </draw:frame>
        <draw:frame draw:style-name="gr1" draw:text-style-name="P2" draw:layer="layout" svg:width="15.03cm" svg:height="0.475cm" svg:x="2.2cm" svg:y="23.173cm">
          <draw:text-box>
            <text:p text:style-name="P1"><text:span text:style-name="T4">Cabinet stated that “Iraq was confident in its ability to prevent inspectors finding </text:span></text:p>
          </draw:text-box>
        </draw:frame>
        <draw:frame draw:style-name="gr1" draw:text-style-name="P2" draw:layer="layout" svg:width="3.66cm" svg:height="0.475cm" svg:x="2.2cm" svg:y="23.737cm">
          <draw:text-box>
            <text:p text:style-name="P1"><text:span text:style-name="T4">any ‘smoking gun’”.</text:span></text:p>
          </draw:text-box>
        </draw:frame>
        <draw:frame draw:style-name="gr1" draw:text-style-name="P2" draw:layer="layout" svg:width="16.182cm" svg:height="0.475cm" svg:x="2.2cm" svg:y="24.652cm">
          <draw:text-box>
            <text:p text:style-name="P1"><text:span text:style-name="T7">365. </text:span><text:span text:style-name="T4"><text:s/>The briefing for Mr Anderson and Mr George had stated that “Iraq was confident </text:span></text:p>
          </draw:text-box>
        </draw:frame>
        <draw:frame draw:style-name="gr1" draw:text-style-name="P2" draw:layer="layout" svg:width="9.569cm" svg:height="0.475cm" svg:x="2.2cm" svg:y="25.216cm">
          <draw:text-box>
            <text:p text:style-name="P1"><text:span text:style-name="T4">that inspections would not find” any “smoking gun”.</text:span></text:p>
          </draw:text-box>
        </draw:frame>
      </draw:page>
      <draw:page draw:name="page7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7">366. </text:span><text:span text:style-name="T4"><text:s/>The brief did not refer to the fact that although the inspectors had found material </text:span></text:p>
          </draw:text-box>
        </draw:frame>
        <draw:frame draw:style-name="gr1" draw:text-style-name="P2" draw:layer="layout" svg:width="15.86cm" svg:height="0.475cm" svg:x="2.2cm" svg:y="3.09cm">
          <draw:text-box>
            <text:p text:style-name="P1"><text:span text:style-name="T4">that had been procured illicitly, some of it related to permitted programmes including </text:span></text:p>
          </draw:text-box>
        </draw:frame>
        <draw:frame draw:style-name="gr1" draw:text-style-name="P2" draw:layer="layout" svg:width="7.127cm" svg:height="0.475cm" svg:x="2.2cm" svg:y="3.654cm">
          <draw:text-box>
            <text:p text:style-name="P1"><text:span text:style-name="T4">missiles with ranges less than 150km.</text:span></text:p>
          </draw:text-box>
        </draw:frame>
        <draw:frame draw:style-name="gr1" draw:text-style-name="P2" draw:layer="layout" svg:width="16.444cm" svg:height="0.475cm" svg:x="2.2cm" svg:y="4.568cm">
          <draw:text-box>
            <text:p text:style-name="P1"><text:span text:style-name="T7">367. </text:span><text:span text:style-name="T15"><text:s/>Mr Robin Cook, the Foreign Secretary from May 1997 to June 2001 and then </text:span></text:p>
          </draw:text-box>
        </draw:frame>
        <draw:frame draw:style-name="gr1" draw:text-style-name="P2" draw:layer="layout" svg:width="16cm" svg:height="0.475cm" svg:x="2.2cm" svg:y="5.133cm">
          <draw:text-box>
            <text:p text:style-name="P1"><text:span text:style-name="T15">Leader of the House of Commons, recorded that he had concluded Iraq did not </text:span></text:p>
          </draw:text-box>
        </draw:frame>
        <draw:frame draw:style-name="gr1" draw:text-style-name="P2" draw:layer="layout" svg:width="16.063cm" svg:height="0.475cm" svg:x="2.2cm" svg:y="5.697cm">
          <draw:text-box>
            <text:p text:style-name="P1"><text:span text:style-name="T15">have weapons of mass destruction in the sense of weapons that could be used </text:span></text:p>
          </draw:text-box>
        </draw:frame>
        <draw:frame draw:style-name="gr1" draw:text-style-name="P2" draw:layer="layout" svg:width="7.042cm" svg:height="0.475cm" svg:x="2.2cm" svg:y="6.262cm">
          <draw:text-box>
            <text:p text:style-name="P1"><text:span text:style-name="T15">against large-scale civilian targets.</text:span></text:p>
          </draw:text-box>
        </draw:frame>
        <draw:frame draw:style-name="gr1" draw:text-style-name="P2" draw:layer="layout" svg:width="15.856cm" svg:height="0.475cm" svg:x="2.2cm" svg:y="7.176cm">
          <draw:text-box>
            <text:p text:style-name="P1"><text:span text:style-name="T7">368. </text:span><text:span text:style-name="T4"><text:s/>Mr Scarlett reported that Mr Cook had asked a number of questions during his </text:span></text:p>
          </draw:text-box>
        </draw:frame>
        <draw:frame draw:style-name="gr1" draw:text-style-name="P2" draw:layer="layout" svg:width="6.394cm" svg:height="0.475cm" svg:x="2.2cm" svg:y="7.741cm">
          <draw:text-box>
            <text:p text:style-name="P1"><text:span text:style-name="T4">briefing on 20 February, including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cm" svg:height="0.475cm" svg:x="3.7cm" svg:y="8.655cm">
          <draw:text-box>
            <text:p text:style-name="P1"><text:span text:style-name="T4">The “threat posed by battlefield CBW as opposed to missiles capable of hitting </text:span></text:p>
          </draw:text-box>
        </draw:frame>
        <draw:frame draw:style-name="gr1" draw:text-style-name="P2" draw:layer="layout" svg:width="8.85cm" svg:height="0.475cm" svg:x="3.7cm" svg:y="9.22cm">
          <draw:text-box>
            <text:p text:style-name="P1"><text:span text:style-name="T4">civilian targets (e.g. cities) in foreign countries”.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483cm" svg:height="0.475cm" svg:x="3.7cm" svg:y="9.884cm">
          <draw:text-box>
            <text:p text:style-name="P1"><text:span text:style-name="T4">Iraq’s “weaponisation capabilities”.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218cm" svg:height="0.475cm" svg:x="3.7cm" svg:y="10.548cm">
          <draw:text-box>
            <text:p text:style-name="P1"><text:span text:style-name="T4">“</text:span><text:span text:style-name="T4">Had containment worked?”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04cm" svg:height="0.475cm" svg:x="3.7cm" svg:y="11.213cm">
          <draw:text-box>
            <text:p text:style-name="P1"><text:span text:style-name="T4">“</text:span><text:span text:style-name="T4">Had Iraq’s WMD programmes had developed since 1998?”</text:span></text:p>
          </draw:text-box>
        </draw:frame>
        <draw:frame draw:style-name="gr7" draw:text-style-name="P9" draw:layer="layout" svg:width="0.408cm" svg:height="0.276cm" svg:x="14.869cm" svg:y="11.232cm">
          <draw:text-box>
            <text:p text:style-name="P1"><text:span text:style-name="T13">138</text:span></text:p>
          </draw:text-box>
        </draw:frame>
        <draw:frame draw:style-name="gr1" draw:text-style-name="P2" draw:layer="layout" svg:width="6.792cm" svg:height="0.475cm" svg:x="2.2cm" svg:y="12.127cm">
          <draw:text-box>
            <text:p text:style-name="P1"><text:span text:style-name="T7">369. </text:span><text:span text:style-name="T4"><text:s/>Mr Scarlett added that he had:</text:span></text:p>
          </draw:text-box>
        </draw:frame>
        <draw:frame draw:style-name="gr1" draw:text-style-name="P2" draw:layer="layout" svg:width="15.077cm" svg:height="0.475cm" svg:x="2.95cm" svg:y="13.042cm">
          <draw:text-box>
            <text:p text:style-name="P1"><text:span text:style-name="T4">“… </text:span><text:span text:style-name="T4">made clear that Iraq had a range of battlefield systems capable of delivering </text:span></text:p>
          </draw:text-box>
        </draw:frame>
        <draw:frame draw:style-name="gr1" draw:text-style-name="P2" draw:layer="layout" svg:width="14.848cm" svg:height="0.475cm" svg:x="2.95cm" svg:y="13.606cm">
          <draw:text-box>
            <text:p text:style-name="P1"><text:span text:style-name="T4">CBW. We assessed that Saddam was ready to use them, including against his </text:span></text:p>
          </draw:text-box>
        </draw:frame>
        <draw:frame draw:style-name="gr1" draw:text-style-name="P2" draw:layer="layout" svg:width="14.865cm" svg:height="0.475cm" svg:x="2.95cm" svg:y="14.171cm">
          <draw:text-box>
            <text:p text:style-name="P1"><text:span text:style-name="T4">civilian population. Iraq might not have succeeded in developing CBW capable </text:span></text:p>
          </draw:text-box>
        </draw:frame>
        <draw:frame draw:style-name="gr1" draw:text-style-name="P2" draw:layer="layout" svg:width="15.318cm" svg:height="0.475cm" svg:x="2.95cm" svg:y="14.735cm">
          <draw:text-box>
            <text:p text:style-name="P1"><text:span text:style-name="T4">warheads for the 150km ‘permitted’ missiles. We assessed that Iraq could deliver </text:span></text:p>
          </draw:text-box>
        </draw:frame>
        <draw:frame draw:style-name="gr1" draw:text-style-name="P2" draw:layer="layout" svg:width="15.801cm" svg:height="0.475cm" svg:x="2.95cm" svg:y="15.3cm">
          <draw:text-box>
            <text:p text:style-name="P1"><text:span text:style-name="T4">CBW with the 650km missiles it retained; if only one of these hit home in favourable </text:span></text:p>
          </draw:text-box>
        </draw:frame>
        <draw:frame draw:style-name="gr1" draw:text-style-name="P2" draw:layer="layout" svg:width="15.843cm" svg:height="0.475cm" svg:x="2.95cm" svg:y="15.864cm">
          <draw:text-box>
            <text:p text:style-name="P1"><text:span text:style-name="T4">conditions on an Israeli city (I might also have mentioned Kuwait), civilian casualties </text:span></text:p>
          </draw:text-box>
        </draw:frame>
        <draw:frame draw:style-name="gr1" draw:text-style-name="P2" draw:layer="layout" svg:width="15.369cm" svg:height="0.475cm" svg:x="2.95cm" svg:y="16.428cm">
          <draw:text-box>
            <text:p text:style-name="P1"><text:span text:style-name="T4">would be large. I also made clear that Iraq’s programmes had not stood still since </text:span></text:p>
          </draw:text-box>
        </draw:frame>
        <draw:frame draw:style-name="gr1" draw:text-style-name="P2" draw:layer="layout" svg:width="15.725cm" svg:height="0.475cm" svg:x="2.95cm" svg:y="16.993cm">
          <draw:text-box>
            <text:p text:style-name="P1"><text:span text:style-name="T4">1998 and had developed in all areas except perhaps the nuclear, where I reminded </text:span></text:p>
          </draw:text-box>
        </draw:frame>
        <draw:frame draw:style-name="gr1" draw:text-style-name="P2" draw:layer="layout" svg:width="8.075cm" svg:height="0.475cm" svg:x="2.95cm" svg:y="17.557cm">
          <draw:text-box>
            <text:p text:style-name="P1"><text:span text:style-name="T4">him of what was in the public assessment.”</text:span></text:p>
          </draw:text-box>
        </draw:frame>
        <draw:frame draw:style-name="gr1" draw:text-style-name="P2" draw:layer="layout" svg:width="15.707cm" svg:height="0.475cm" svg:x="2.2cm" svg:y="18.472cm">
          <draw:text-box>
            <text:p text:style-name="P1"><text:span text:style-name="T7">370. </text:span><text:span text:style-name="T4"><text:s/>Mr Cook wrote that the briefing from Mr Scarlett had lasted an hour, and “was </text:span></text:p>
          </draw:text-box>
        </draw:frame>
        <draw:frame draw:style-name="gr1" draw:text-style-name="P2" draw:layer="layout" svg:width="16.029cm" svg:height="0.475cm" svg:x="2.2cm" svg:y="19.036cm">
          <draw:text-box>
            <text:p text:style-name="P1"><text:span text:style-name="T4">impressive in its integrity and shorn of the political slant with which No.10 encumbers </text:span></text:p>
          </draw:text-box>
        </draw:frame>
        <draw:frame draw:style-name="gr1" draw:text-style-name="P2" draw:layer="layout" svg:width="5.573cm" svg:height="0.475cm" svg:x="2.2cm" svg:y="19.601cm">
          <draw:text-box>
            <text:p text:style-name="P1"><text:span text:style-name="T4">any intelligence assessment”.</text:span></text:p>
          </draw:text-box>
        </draw:frame>
        <draw:frame draw:style-name="gr7" draw:text-style-name="P9" draw:layer="layout" svg:width="0.408cm" svg:height="0.276cm" svg:x="7.753cm" svg:y="19.619cm">
          <draw:text-box>
            <text:p text:style-name="P1"><text:span text:style-name="T13">139</text:span></text:p>
          </draw:text-box>
        </draw:frame>
        <draw:frame draw:style-name="gr1" draw:text-style-name="P2" draw:layer="layout" svg:width="10.188cm" svg:height="0.475cm" svg:x="8.165cm" svg:y="19.601cm">
          <draw:text-box>
            <text:p text:style-name="P1"><text:span text:style-name="T4"><text:s/></text:span><text:span text:style-name="T4">Mr Cook had concluded, “Saddam probably does not </text:span></text:p>
          </draw:text-box>
        </draw:frame>
        <draw:frame draw:style-name="gr1" draw:text-style-name="P2" draw:layer="layout" svg:width="16.461cm" svg:height="0.475cm" svg:x="2.2cm" svg:y="20.165cm">
          <draw:text-box>
            <text:p text:style-name="P1"><text:span text:style-name="T4">have weapons of mass destruction in the sense of weapons that could be used against </text:span></text:p>
          </draw:text-box>
        </draw:frame>
        <draw:frame draw:style-name="gr1" draw:text-style-name="P2" draw:layer="layout" svg:width="5.141cm" svg:height="0.475cm" svg:x="2.2cm" svg:y="20.73cm">
          <draw:text-box>
            <text:p text:style-name="P1"><text:span text:style-name="T4">large-scale civilian targets”.</text:span></text:p>
          </draw:text-box>
        </draw:frame>
        <draw:frame draw:style-name="gr1" draw:text-style-name="P2" draw:layer="layout" svg:width="15.881cm" svg:height="0.475cm" svg:x="2.2cm" svg:y="21.644cm">
          <draw:text-box>
            <text:p text:style-name="P1"><text:span text:style-name="T7">371. </text:span><text:span text:style-name="T4"><text:s/>Asked if Mr Cook had challenged the briefing, Sir John Scarlett told the Inquiry:</text:span></text:p>
          </draw:text-box>
        </draw:frame>
        <draw:frame draw:style-name="gr1" draw:text-style-name="P2" draw:layer="layout" svg:width="15.492cm" svg:height="0.475cm" svg:x="2.95cm" svg:y="22.558cm">
          <draw:text-box>
            <text:p text:style-name="P1"><text:span text:style-name="T4">“… </text:span><text:span text:style-name="T4">he questioned me very closely on the assessment … He asked for more detail </text:span></text:p>
          </draw:text-box>
        </draw:frame>
        <draw:frame draw:style-name="gr1" draw:text-style-name="P2" draw:layer="layout" svg:width="15.771cm" svg:height="0.475cm" svg:x="2.95cm" svg:y="23.123cm">
          <draw:text-box>
            <text:p text:style-name="P1"><text:span text:style-name="T4">than other Ministers did … he was an especially experienced Minister when it came </text:span></text:p>
          </draw:text-box>
        </draw:frame>
        <draw:frame draw:style-name="gr1" draw:text-style-name="P2" draw:layer="layout" svg:width="15.907cm" svg:height="0.475cm" svg:x="2.95cm" svg:y="23.687cm">
          <draw:text-box>
            <text:p text:style-name="P1"><text:span text:style-name="T4">to the use of intelligence. He didn’t dispute what I was saying … Where he … took a </text:span></text:p>
          </draw:text-box>
        </draw:frame>
        <draw:frame draw:style-name="gr1" draw:text-style-name="P2" draw:layer="layout" svg:width="8.613cm" svg:height="0.475cm" svg:x="2.95cm" svg:y="24.252cm">
          <draw:text-box>
            <text:p text:style-name="P1"><text:span text:style-name="T4">different view was on how he interpreted it …”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645cm" svg:y1="26.29cm" svg:x2="12.646cm" svg:y2="26.29cm">
          <text:p/>
        </draw:line>
        <draw:frame draw:style-name="gr7" draw:text-style-name="P9" draw:layer="layout" svg:width="0.408cm" svg:height="0.276cm" svg:x="11.531cm" svg:y="24.271cm">
          <draw:text-box>
            <text:p text:style-name="P1"><text:span text:style-name="T13">140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38 </text:span></text:p>
          </draw:text-box>
        </draw:frame>
        <draw:frame draw:style-name="gr4" draw:text-style-name="P6" draw:layer="layout" svg:width="10.026cm" svg:height="0.395cm" svg:x="2.646cm" svg:y="25.934cm">
          <draw:text-box>
            <text:p text:style-name="P1"><text:span text:style-name="T6">Minute Scarlett to Powell, 18 June 2003, ‘Iraq/FAC: Robin Cook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39 </text:span></text:p>
          </draw:text-box>
        </draw:frame>
        <draw:frame draw:style-name="gr4" draw:text-style-name="P6" draw:layer="layout" svg:width="10.158cm" svg:height="0.395cm" svg:x="2.646cm" svg:y="26.357cm">
          <draw:text-box>
            <text:p text:style-name="P1"><text:span text:style-name="T11">Cook R. </text:span><text:span text:style-name="T19">The Point of Departure</text:span><text:span text:style-name="T11">. Simon &amp; Schuster UK Ltd, 200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0 </text:span></text:p>
          </draw:text-box>
        </draw:frame>
        <draw:frame draw:style-name="gr4" draw:text-style-name="P6" draw:layer="layout" svg:width="6.631cm" svg:height="0.395cm" svg:x="2.646cm" svg:y="26.781cm">
          <draw:text-box>
            <text:p text:style-name="P1"><text:span text:style-name="T11">Private hearing, 5 May 2010, pages 83-84.</text:span></text:p>
          </draw:text-box>
        </draw:frame>
      </draw:page>
      <draw:page draw:name="page7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5.504cm" svg:height="0.475cm" svg:x="2.2cm" svg:y="2.525cm">
          <draw:text-box>
            <text:p text:style-name="P1"><text:span text:style-name="T7">372. </text:span><text:span text:style-name="T4"><text:s/>Sir John told the Inquiry that the briefing for Cabinet members was designed </text:span></text:p>
          </draw:text-box>
        </draw:frame>
        <draw:frame draw:style-name="gr1" draw:text-style-name="P2" draw:layer="layout" svg:width="1.632cm" svg:height="0.475cm" svg:x="2.2cm" svg:y="3.09cm">
          <draw:text-box>
            <text:p text:style-name="P1"><text:span text:style-name="T4">to cover:</text:span></text:p>
          </draw:text-box>
        </draw:frame>
        <draw:frame draw:style-name="gr1" draw:text-style-name="P2" draw:layer="layout" svg:width="15.556cm" svg:height="0.475cm" svg:x="2.95cm" svg:y="4.004cm">
          <draw:text-box>
            <text:p text:style-name="P1"><text:span text:style-name="T4">“… </text:span><text:span text:style-name="T4">the current assessment of CBW capabilities and delivery systems; the reaction </text:span></text:p>
          </draw:text-box>
        </draw:frame>
        <draw:frame draw:style-name="gr1" draw:text-style-name="P2" draw:layer="layout" svg:width="14.692cm" svg:height="0.475cm" svg:x="2.95cm" svg:y="4.568cm">
          <draw:text-box>
            <text:p text:style-name="P1"><text:span text:style-name="T4">on the regime’s part to the prospect of military action, and their behaviour and </text:span></text:p>
          </draw:text-box>
        </draw:frame>
        <draw:frame draw:style-name="gr1" draw:text-style-name="P2" draw:layer="layout" svg:width="15.394cm" svg:height="0.475cm" svg:x="2.95cm" svg:y="5.133cm">
          <draw:text-box>
            <text:p text:style-name="P1"><text:span text:style-name="T4">reaction to the presence of inspectors; the response to 1441 and the Assessment </text:span></text:p>
          </draw:text-box>
        </draw:frame>
        <draw:frame draw:style-name="gr1" draw:text-style-name="P2" draw:layer="layout" svg:width="15.551cm" svg:height="0.475cm" svg:x="2.95cm" svg:y="5.697cm">
          <draw:text-box>
            <text:p text:style-name="P1"><text:span text:style-name="T4">we made of the declaration in December; the activity on the concealment side; the </text:span></text:p>
          </draw:text-box>
        </draw:frame>
        <draw:frame draw:style-name="gr1" draw:text-style-name="P2" draw:layer="layout" svg:width="15.83cm" svg:height="0.475cm" svg:x="2.95cm" svg:y="6.262cm">
          <draw:text-box>
            <text:p text:style-name="P1"><text:span text:style-name="T4">problem with interviews of scientists and so on; Saddam’s military options, including </text:span></text:p>
          </draw:text-box>
        </draw:frame>
        <draw:frame draw:style-name="gr1" draw:text-style-name="P2" draw:layer="layout" svg:width="15.822cm" svg:height="0.475cm" svg:x="2.95cm" svg:y="6.826cm">
          <draw:text-box>
            <text:p text:style-name="P1"><text:span text:style-name="T4">for the use of CBW; the aspects relating to international terrorism; the impact on the </text:span></text:p>
          </draw:text-box>
        </draw:frame>
        <draw:frame draw:style-name="gr1" draw:text-style-name="P2" draw:layer="layout" svg:width="15.602cm" svg:height="0.475cm" svg:x="2.95cm" svg:y="7.391cm">
          <draw:text-box>
            <text:p text:style-name="P1"><text:span text:style-name="T4">terrorist threat internationally, but also there was mention of what the Assessments </text:span></text:p>
          </draw:text-box>
        </draw:frame>
        <draw:frame draw:style-name="gr1" draw:text-style-name="P2" draw:layer="layout" svg:width="12.994cm" svg:height="0.475cm" svg:x="2.95cm" svg:y="7.955cm">
          <draw:text-box>
            <text:p text:style-name="P1"><text:span text:style-name="T4">were saying about the presence of extremists inside Iraq at the time.”</text:span></text:p>
          </draw:text-box>
        </draw:frame>
        <draw:frame draw:style-name="gr7" draw:text-style-name="P9" draw:layer="layout" svg:width="0.408cm" svg:height="0.276cm" svg:x="15.892cm" svg:y="7.974cm">
          <draw:text-box>
            <text:p text:style-name="P1"><text:span text:style-name="T13">141</text:span></text:p>
          </draw:text-box>
        </draw:frame>
        <draw:frame draw:style-name="gr1" draw:text-style-name="P2" draw:layer="layout" svg:width="15.504cm" svg:height="0.475cm" svg:x="2.2cm" svg:y="8.87cm">
          <draw:text-box>
            <text:p text:style-name="P1"><text:span text:style-name="T7">373. </text:span><text:span text:style-name="T4"><text:s/>Asked if any of the briefing included material that was not included in current </text:span></text:p>
          </draw:text-box>
        </draw:frame>
        <draw:frame draw:style-name="gr1" draw:text-style-name="P2" draw:layer="layout" svg:width="6.559cm" svg:height="0.475cm" svg:x="2.2cm" svg:y="9.434cm">
          <draw:text-box>
            <text:p text:style-name="P1"><text:span text:style-name="T4">JIC Assessments, Sir John replied:</text:span></text:p>
          </draw:text-box>
        </draw:frame>
        <draw:frame draw:style-name="gr1" draw:text-style-name="P2" draw:layer="layout" svg:width="11.834cm" svg:height="0.475cm" svg:x="2.95cm" svg:y="10.348cm">
          <draw:text-box>
            <text:p text:style-name="P1"><text:span text:style-name="T4">“</text:span><text:span text:style-name="T4">No, I was sticking to the regular briefing that was being given.”</text:span></text:p>
          </draw:text-box>
        </draw:frame>
        <draw:frame draw:style-name="gr1" draw:text-style-name="P2" draw:layer="layout" svg:width="15.386cm" svg:height="0.475cm" svg:x="2.2cm" svg:y="11.263cm">
          <draw:text-box>
            <text:p text:style-name="P1"><text:span text:style-name="T7">374. </text:span><text:span text:style-name="T4"><text:s/>Lord Turnbull, Cabinet Secretary from September 2002 to September 2005, </text:span></text:p>
          </draw:text-box>
        </draw:frame>
        <draw:frame draw:style-name="gr1" draw:text-style-name="P2" draw:layer="layout" svg:width="15.128cm" svg:height="0.475cm" svg:x="2.2cm" svg:y="11.827cm">
          <draw:text-box>
            <text:p text:style-name="P1"><text:span text:style-name="T4">told the Inquiry that he thought the briefings for members of Cabinet in February </text:span></text:p>
          </draw:text-box>
        </draw:frame>
        <draw:frame draw:style-name="gr1" draw:text-style-name="P2" draw:layer="layout" svg:width="6.123cm" svg:height="0.475cm" svg:x="2.2cm" svg:y="12.392cm">
          <draw:text-box>
            <text:p text:style-name="P1"><text:span text:style-name="T4">had influenced their perspective.</text:span></text:p>
          </draw:text-box>
        </draw:frame>
        <draw:frame draw:style-name="gr7" draw:text-style-name="P9" draw:layer="layout" svg:width="0.408cm" svg:height="0.276cm" svg:x="8.295cm" svg:y="12.411cm">
          <draw:text-box>
            <text:p text:style-name="P1"><text:span text:style-name="T13">142</text:span></text:p>
          </draw:text-box>
        </draw:frame>
        <draw:frame draw:style-name="gr1" draw:text-style-name="P2" draw:layer="layout" svg:width="9.312cm" svg:height="0.475cm" svg:x="8.707cm" svg:y="12.392cm">
          <draw:text-box>
            <text:p text:style-name="P1"><text:span text:style-name="T4"><text:s/></text:span><text:span text:style-name="T4">He stated: “they were all very conditioned by the </text:span></text:p>
          </draw:text-box>
        </draw:frame>
        <draw:frame draw:style-name="gr1" draw:text-style-name="P2" draw:layer="layout" svg:width="4.845cm" svg:height="0.475cm" svg:x="2.2cm" svg:y="12.956cm">
          <draw:text-box>
            <text:p text:style-name="P1"><text:span text:style-name="T4">intelligence presentation”.</text:span></text:p>
          </draw:text-box>
        </draw:frame>
        <draw:frame draw:style-name="gr1" draw:text-style-name="P2" draw:layer="layout" svg:width="15.119cm" svg:height="0.475cm" svg:x="2.2cm" svg:y="13.871cm">
          <draw:text-box>
            <text:p text:style-name="P1"><text:span text:style-name="T7">375. </text:span><text:span text:style-name="T4"><text:s/>A full list of the Iraq briefings provided by Mr Scarlett to Cabinet and senior </text:span></text:p>
          </draw:text-box>
        </draw:frame>
        <draw:frame draw:style-name="gr1" draw:text-style-name="P2" draw:layer="layout" svg:width="11.932cm" svg:height="0.475cm" svg:x="2.2cm" svg:y="14.435cm">
          <draw:text-box>
            <text:p text:style-name="P1"><text:span text:style-name="T4">Parliamentarians was published by the ISC in September 2003.</text:span></text:p>
          </draw:text-box>
        </draw:frame>
        <draw:frame draw:style-name="gr7" draw:text-style-name="P9" draw:layer="layout" svg:width="0.408cm" svg:height="0.276cm" svg:x="14.084cm" svg:y="14.454cm">
          <draw:text-box>
            <text:p text:style-name="P1"><text:span text:style-name="T13">143</text:span></text:p>
          </draw:text-box>
        </draw:frame>
        <draw:frame draw:style-name="gr6" draw:text-style-name="P8" draw:layer="layout" svg:width="11.821cm" svg:height="0.556cm" svg:x="2.2cm" svg:y="15.556cm">
          <draw:text-box>
            <text:p text:style-name="P1"><text:span text:style-name="T9">Would Iraq use chemical and biological weapons?</text:span></text:p>
          </draw:text-box>
        </draw:frame>
        <draw:frame draw:style-name="gr1" draw:text-style-name="P2" draw:layer="layout" svg:width="16.309cm" svg:height="0.475cm" svg:x="2.2cm" svg:y="16.385cm">
          <draw:text-box>
            <text:p text:style-name="P1"><text:span text:style-name="T7">376. </text:span><text:span text:style-name="T15"><text:s/>The JIC judged on 19 February that southern Iraq was “the most likely area </text:span></text:p>
          </draw:text-box>
        </draw:frame>
        <draw:frame draw:style-name="gr1" draw:text-style-name="P2" draw:layer="layout" svg:width="16.135cm" svg:height="0.475cm" svg:x="2.2cm" svg:y="16.949cm">
          <draw:text-box>
            <text:p text:style-name="P1"><text:span text:style-name="T15">for the first use of CBW against both Coalition Forces and the local population”.</text:span></text:p>
          </draw:text-box>
        </draw:frame>
        <draw:frame draw:style-name="gr1" draw:text-style-name="P2" draw:layer="layout" svg:width="15.03cm" svg:height="0.475cm" svg:x="2.2cm" svg:y="17.863cm">
          <draw:text-box>
            <text:p text:style-name="P1"><text:span text:style-name="T7">377. </text:span><text:span text:style-name="T4"><text:s/>In its discussion of the draft JIC Assessment of 19 February 2003, the JIC </text:span></text:p>
          </draw:text-box>
        </draw:frame>
        <draw:frame draw:style-name="gr1" draw:text-style-name="P2" draw:layer="layout" svg:width="15.018cm" svg:height="0.475cm" svg:x="2.2cm" svg:y="18.428cm">
          <draw:text-box>
            <text:p text:style-name="P1"><text:span text:style-name="T4">concluded that Saddam Hussein was “likely to use CBW first in southern Iraq, if </text:span></text:p>
          </draw:text-box>
        </draw:frame>
        <draw:frame draw:style-name="gr1" draw:text-style-name="P2" draw:layer="layout" svg:width="2.102cm" svg:height="0.475cm" svg:x="2.2cm" svg:y="18.992cm">
          <draw:text-box>
            <text:p text:style-name="P1"><text:span text:style-name="T4">anywhere”.</text:span></text:p>
          </draw:text-box>
        </draw:frame>
        <draw:frame draw:style-name="gr7" draw:text-style-name="P9" draw:layer="layout" svg:width="0.408cm" svg:height="0.276cm" svg:x="4.294cm" svg:y="19.011cm">
          <draw:text-box>
            <text:p text:style-name="P1"><text:span text:style-name="T13">144</text:span></text:p>
          </draw:text-box>
        </draw:frame>
        <draw:frame draw:style-name="gr1" draw:text-style-name="P2" draw:layer="layout" svg:width="13.604cm" svg:height="0.475cm" svg:x="4.706cm" svg:y="18.992cm">
          <draw:text-box>
            <text:p text:style-name="P1"><text:span text:style-name="T4"><text:s/></text:span><text:span text:style-name="T4">The implications needed further discussion, in the final Assessment, “to </text:span></text:p>
          </draw:text-box>
        </draw:frame>
        <draw:frame draw:style-name="gr1" draw:text-style-name="P2" draw:layer="layout" svg:width="16.631cm" svg:height="0.475cm" svg:x="2.2cm" svg:y="19.557cm">
          <draw:text-box>
            <text:p text:style-name="P1"><text:span text:style-name="T4">bring out the scale of the potential humanitarian crisis”, which would, in the initial period, </text:span></text:p>
          </draw:text-box>
        </draw:frame>
        <draw:frame draw:style-name="gr1" draw:text-style-name="P2" draw:layer="layout" svg:width="7.686cm" svg:height="0.475cm" svg:x="2.2cm" svg:y="20.121cm">
          <draw:text-box>
            <text:p text:style-name="P1"><text:span text:style-name="T4">need to be dealt with by Coalition troops.</text:span></text:p>
          </draw:text-box>
        </draw:frame>
        <draw:frame draw:style-name="gr1" draw:text-style-name="P2" draw:layer="layout" svg:width="7.893cm" svg:height="0.475cm" svg:x="2.2cm" svg:y="21.036cm">
          <draw:text-box>
            <text:p text:style-name="P1"><text:span text:style-name="T7">378. </text:span><text:span text:style-name="T4"><text:s/>The relevant Key Judgement stated:</text:span></text:p>
          </draw:text-box>
        </draw:frame>
        <draw:frame draw:style-name="gr1" draw:text-style-name="P2" draw:layer="layout" svg:width="15.755cm" svg:height="0.475cm" svg:x="2.95cm" svg:y="21.95cm">
          <draw:text-box>
            <text:p text:style-name="P1"><text:span text:style-name="T4">“</text:span><text:span text:style-name="T4">Southern Iraq is the most likely area for the first use of CBW against both Coalition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6.17cm" svg:height="0.475cm" svg:x="2.95cm" svg:y="22.515cm">
          <draw:text-box>
            <text:p text:style-name="P1"><text:span text:style-name="T4">Forces and the local population.”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41 </text:span></text:p>
          </draw:text-box>
        </draw:frame>
        <draw:frame draw:style-name="gr4" draw:text-style-name="P6" draw:layer="layout" svg:width="6.631cm" svg:height="0.395cm" svg:x="2.646cm" svg:y="25.087cm">
          <draw:text-box>
            <text:p text:style-name="P1"><text:span text:style-name="T11">Private hearing, 5 May 2010, pages 81-82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42 </text:span></text:p>
          </draw:text-box>
        </draw:frame>
        <draw:frame draw:style-name="gr4" draw:text-style-name="P6" draw:layer="layout" svg:width="6.589cm" svg:height="0.395cm" svg:x="2.646cm" svg:y="25.511cm">
          <draw:text-box>
            <text:p text:style-name="P1"><text:span text:style-name="T11">Public hearing, 13 January 2010, page 6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43 </text:span></text:p>
          </draw:text-box>
        </draw:frame>
        <draw:frame draw:style-name="gr4" draw:text-style-name="P6" draw:layer="layout" svg:width="14.201cm" svg:height="0.395cm" svg:x="2.646cm" svg:y="25.934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6.357cm">
          <draw:text-box>
            <text:p text:style-name="P1"><text:span text:style-name="T19">Assessments</text:span><text:span text:style-name="T11">, September 2003, Cm5972, paragraph 14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4 </text:span></text:p>
          </draw:text-box>
        </draw:frame>
        <draw:frame draw:style-name="gr4" draw:text-style-name="P6" draw:layer="layout" svg:width="6.36cm" svg:height="0.395cm" svg:x="2.646cm" svg:y="26.781cm">
          <draw:text-box>
            <text:p text:style-name="P1"><text:span text:style-name="T11">Minutes, 19 February 2003, JIC meeting.</text:span></text:p>
          </draw:text-box>
        </draw:frame>
      </draw:page>
      <draw:page draw:name="page7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6.348cm" svg:height="0.475cm" svg:x="2.2cm" svg:y="2.525cm">
          <draw:text-box>
            <text:p text:style-name="P1"><text:span text:style-name="T7">379. </text:span><text:span text:style-name="T4"><text:s/>The JIC Assessment stated:</text:span></text:p>
          </draw:text-box>
        </draw:frame>
        <draw:frame draw:style-name="gr1" draw:text-style-name="P2" draw:layer="layout" svg:width="15.882cm" svg:height="0.475cm" svg:x="2.95cm" svg:y="3.44cm">
          <draw:text-box>
            <text:p text:style-name="P1"><text:span text:style-name="T4">“</text:span><text:span text:style-name="T4">The relative weakness of Iraqi forces in the South and the fact that those forces will </text:span></text:p>
          </draw:text-box>
        </draw:frame>
        <draw:frame draw:style-name="gr1" draw:text-style-name="P2" draw:layer="layout" svg:width="15.805cm" svg:height="0.475cm" svg:x="2.95cm" svg:y="4.004cm">
          <draw:text-box>
            <text:p text:style-name="P1"><text:span text:style-name="T4">face the brunt of a Coalition attack mean </text:span><text:span text:style-name="T15">southern Iraq is the most likely area for </text:span></text:p>
          </draw:text-box>
        </draw:frame>
        <draw:frame draw:style-name="gr1" draw:text-style-name="P2" draw:layer="layout" svg:width="15.381cm" svg:height="0.475cm" svg:x="2.95cm" svg:y="4.568cm">
          <draw:text-box>
            <text:p text:style-name="P1"><text:span text:style-name="T15">the first use of CBW against both Coalition Forces and the local population</text:span><text:span text:style-name="T4">.”</text:span></text:p>
          </draw:text-box>
        </draw:frame>
        <draw:frame draw:style-name="gr7" draw:text-style-name="P9" draw:layer="layout" svg:width="0.408cm" svg:height="0.276cm" svg:x="18.308cm" svg:y="4.587cm">
          <draw:text-box>
            <text:p text:style-name="P1"><text:span text:style-name="T13">145</text:span></text:p>
          </draw:text-box>
        </draw:frame>
        <draw:frame draw:style-name="gr1" draw:text-style-name="P2" draw:layer="layout" svg:width="14.607cm" svg:height="0.475cm" svg:x="2.2cm" svg:y="5.483cm">
          <draw:text-box>
            <text:p text:style-name="P1"><text:span text:style-name="T7">380. </text:span><text:span text:style-name="T4"><text:s/>The Assessment added that one report from August 2002 had indicated:</text:span></text:p>
          </draw:text-box>
        </draw:frame>
        <draw:frame draw:style-name="gr1" draw:text-style-name="P2" draw:layer="layout" svg:width="15.213cm" svg:height="0.475cm" svg:x="2.95cm" svg:y="6.397cm">
          <draw:text-box>
            <text:p text:style-name="P1"><text:span text:style-name="T4">“… </text:span><text:span text:style-name="T4">Iraqi plans to use CBW in southern Iraq to cause mass casualties among the </text:span></text:p>
          </draw:text-box>
        </draw:frame>
        <draw:frame draw:style-name="gr1" draw:text-style-name="P2" draw:layer="layout" svg:width="15.877cm" svg:height="0.475cm" svg:x="2.95cm" svg:y="6.962cm">
          <draw:text-box>
            <text:p text:style-name="P1"><text:span text:style-name="T4">Shia in the event of a US-led attack. The regime would seek to pin the blame for the </text:span></text:p>
          </draw:text-box>
        </draw:frame>
        <draw:frame draw:style-name="gr1" draw:text-style-name="P2" draw:layer="layout" svg:width="9.353cm" svg:height="0.475cm" svg:x="2.95cm" svg:y="7.526cm">
          <draw:text-box>
            <text:p text:style-name="P1"><text:span text:style-name="T4">resulting high-level of casualties on the Coalition.”</text:span></text:p>
          </draw:text-box>
        </draw:frame>
        <draw:frame draw:style-name="gr1" draw:text-style-name="P2" draw:layer="layout" svg:width="15.754cm" svg:height="0.475cm" svg:x="2.2cm" svg:y="8.441cm">
          <draw:text-box>
            <text:p text:style-name="P1"><text:span text:style-name="T7">381. </text:span><text:span text:style-name="T4"><text:s/>Responding to a series of questions from Mr Blair (see Section 6.2), the MOD </text:span></text:p>
          </draw:text-box>
        </draw:frame>
        <draw:frame draw:style-name="gr1" draw:text-style-name="P2" draw:layer="layout" svg:width="16.093cm" svg:height="0.475cm" svg:x="2.2cm" svg:y="9.005cm">
          <draw:text-box>
            <text:p text:style-name="P1"><text:span text:style-name="T4">advised on 24 February that Iraq retained “the capability (through a variety of means) </text:span></text:p>
          </draw:text-box>
        </draw:frame>
        <draw:frame draw:style-name="gr1" draw:text-style-name="P2" draw:layer="layout" svg:width="16.542cm" svg:height="0.475cm" svg:x="2.2cm" svg:y="9.57cm">
          <draw:text-box>
            <text:p text:style-name="P1"><text:span text:style-name="T4">pre-emptively to deliver CBW against Coalition Forces in Kuwait. The question is one of </text:span></text:p>
          </draw:text-box>
        </draw:frame>
        <draw:frame draw:style-name="gr1" draw:text-style-name="P2" draw:layer="layout" svg:width="1.302cm" svg:height="0.475cm" svg:x="2.2cm" svg:y="10.134cm">
          <draw:text-box>
            <text:p text:style-name="P1"><text:span text:style-name="T4">intent.”</text:span></text:p>
          </draw:text-box>
        </draw:frame>
        <draw:frame draw:style-name="gr7" draw:text-style-name="P9" draw:layer="layout" svg:width="0.408cm" svg:height="0.276cm" svg:x="3.494cm" svg:y="10.153cm">
          <draw:text-box>
            <text:p text:style-name="P1"><text:span text:style-name="T13">146</text:span></text:p>
          </draw:text-box>
        </draw:frame>
        <draw:frame draw:style-name="gr1" draw:text-style-name="P2" draw:layer="layout" svg:width="14.832cm" svg:height="0.475cm" svg:x="3.906cm" svg:y="10.134cm">
          <draw:text-box>
            <text:p text:style-name="P1"><text:span text:style-name="T4"><text:s/></text:span><text:span text:style-name="T4">There was “no intelligence” to indicate that the regime was “currently planning </text:span></text:p>
          </draw:text-box>
        </draw:frame>
        <draw:frame draw:style-name="gr1" draw:text-style-name="P2" draw:layer="layout" svg:width="16.516cm" svg:height="0.475cm" svg:x="2.2cm" svg:y="10.698cm">
          <draw:text-box>
            <text:p text:style-name="P1"><text:span text:style-name="T4">a pre-emptive strike”. In the MOD view that was “highly unlikely whilst Saddam believes </text:span></text:p>
          </draw:text-box>
        </draw:frame>
        <draw:frame draw:style-name="gr1" draw:text-style-name="P2" draw:layer="layout" svg:width="16.038cm" svg:height="0.475cm" svg:x="2.2cm" svg:y="11.263cm">
          <draw:text-box>
            <text:p text:style-name="P1"><text:span text:style-name="T4">war can be averted”. If he was convinced that war was “inevitable and imminent” that </text:span></text:p>
          </draw:text-box>
        </draw:frame>
        <draw:frame draw:style-name="gr1" draw:text-style-name="P2" draw:layer="layout" svg:width="16.114cm" svg:height="0.475cm" svg:x="2.2cm" svg:y="11.827cm">
          <draw:text-box>
            <text:p text:style-name="P1"><text:span text:style-name="T4">“</text:span><text:span text:style-name="T4">might make a pre-emptive move more attractive” but it was “more likely that Saddam </text:span></text:p>
          </draw:text-box>
        </draw:frame>
        <draw:frame draw:style-name="gr1" draw:text-style-name="P2" draw:layer="layout" svg:width="9.832cm" svg:height="0.475cm" svg:x="2.2cm" svg:y="12.392cm">
          <draw:text-box>
            <text:p text:style-name="P1"><text:span text:style-name="T4">would deploy CBW after the onset of the campaign”.</text:span></text:p>
          </draw:text-box>
        </draw:frame>
        <draw:frame draw:style-name="gr1" draw:text-style-name="P2" draw:layer="layout" svg:width="15.758cm" svg:height="0.475cm" svg:x="2.2cm" svg:y="13.306cm">
          <draw:text-box>
            <text:p text:style-name="P1"><text:span text:style-name="T7">382. </text:span><text:span text:style-name="T4"><text:s/>In its Assessment, ‘Iraq: Prospects in the North’, of how Iraq would respond in </text:span></text:p>
          </draw:text-box>
        </draw:frame>
        <draw:frame draw:style-name="gr1" draw:text-style-name="P2" draw:layer="layout" svg:width="13.726cm" svg:height="0.475cm" svg:x="2.2cm" svg:y="13.871cm">
          <draw:text-box>
            <text:p text:style-name="P1"><text:span text:style-name="T4">northern Iraq to a coalition attack, issued on 26 February, the JIC judged:</text:span></text:p>
          </draw:text-box>
        </draw:frame>
        <draw:frame draw:style-name="gr1" draw:text-style-name="P2" draw:layer="layout" svg:width="13.625cm" svg:height="0.475cm" svg:x="2.95cm" svg:y="14.785cm">
          <draw:text-box>
            <text:p text:style-name="P1"><text:span text:style-name="T4">“</text:span><text:span text:style-name="T4">The Iraqi regime would be willing to use CBW against the Coalition and </text:span></text:p>
          </draw:text-box>
        </draw:frame>
        <draw:frame draw:style-name="gr1" draw:text-style-name="P2" draw:layer="layout" svg:width="2.081cm" svg:height="0.475cm" svg:x="2.95cm" svg:y="15.35cm">
          <draw:text-box>
            <text:p text:style-name="P1"><text:span text:style-name="T4">the Kurds.”</text:span></text:p>
          </draw:text-box>
        </draw:frame>
        <draw:frame draw:style-name="gr7" draw:text-style-name="P9" draw:layer="layout" svg:width="0.408cm" svg:height="0.276cm" svg:x="5.021cm" svg:y="15.368cm">
          <draw:text-box>
            <text:p text:style-name="P1"><text:span text:style-name="T13">147</text:span></text:p>
          </draw:text-box>
        </draw:frame>
        <draw:frame draw:style-name="gr1" draw:text-style-name="P2" draw:layer="layout" svg:width="14.903cm" svg:height="0.475cm" svg:x="2.2cm" svg:y="16.264cm">
          <draw:text-box>
            <text:p text:style-name="P1"><text:span text:style-name="T7">383. </text:span><text:span text:style-name="T4"><text:s/>The Assessment made clear that that judgement was a continuation from </text:span></text:p>
          </draw:text-box>
        </draw:frame>
        <draw:frame draw:style-name="gr1" draw:text-style-name="P2" draw:layer="layout" svg:width="3.914cm" svg:height="0.475cm" svg:x="2.2cm" svg:y="16.828cm">
          <draw:text-box>
            <text:p text:style-name="P1"><text:span text:style-name="T4">earlier Assessments.</text:span></text:p>
          </draw:text-box>
        </draw:frame>
        <draw:frame draw:style-name="gr1" draw:text-style-name="P2" draw:layer="layout" svg:width="16.313cm" svg:height="0.475cm" svg:x="2.2cm" svg:y="17.743cm">
          <draw:text-box>
            <text:p text:style-name="P1"><text:span text:style-name="T7">384. </text:span><text:span text:style-name="T4"><text:s/>In its Note, ‘Saddam’s Plan for Baghdad’ issued on 13 March, the JIC stated that </text:span></text:p>
          </draw:text-box>
        </draw:frame>
        <draw:frame draw:style-name="gr1" draw:text-style-name="P2" draw:layer="layout" svg:width="16.135cm" svg:height="0.475cm" svg:x="2.2cm" svg:y="18.307cm">
          <draw:text-box>
            <text:p text:style-name="P1"><text:span text:style-name="T4">it had “previously judged that Saddam would be willing to use chemical and biological </text:span></text:p>
          </draw:text-box>
        </draw:frame>
        <draw:frame draw:style-name="gr1" draw:text-style-name="P2" draw:layer="layout" svg:width="11.597cm" svg:height="0.475cm" svg:x="2.2cm" svg:y="18.872cm">
          <draw:text-box>
            <text:p text:style-name="P1"><text:span text:style-name="T4">warfare (CBW) against the Coalition and the Iraqi population”.</text:span></text:p>
          </draw:text-box>
        </draw:frame>
        <draw:frame draw:style-name="gr7" draw:text-style-name="P9" draw:layer="layout" svg:width="0.408cm" svg:height="0.276cm" svg:x="13.754cm" svg:y="18.891cm">
          <draw:text-box>
            <text:p text:style-name="P1"><text:span text:style-name="T13">148</text:span></text:p>
          </draw:text-box>
        </draw:frame>
        <draw:frame draw:style-name="gr1" draw:text-style-name="P2" draw:layer="layout" svg:width="15.94cm" svg:height="0.475cm" svg:x="2.2cm" svg:y="19.786cm">
          <draw:text-box>
            <text:p text:style-name="P1"><text:span text:style-name="T7">385. </text:span><text:span text:style-name="T4"><text:s/>The JIC assessed that it was “likely that, even if it had not done so already, the </text:span></text:p>
          </draw:text-box>
        </draw:frame>
        <draw:frame draw:style-name="gr1" draw:text-style-name="P2" draw:layer="layout" svg:width="16.161cm" svg:height="0.475cm" svg:x="2.2cm" svg:y="20.351cm">
          <draw:text-box>
            <text:p text:style-name="P1"><text:span text:style-name="T4">regime would use CBW in the defence of Baghdad if it could”. That “would depend on </text:span></text:p>
          </draw:text-box>
        </draw:frame>
        <draw:frame draw:style-name="gr1" draw:text-style-name="P2" draw:layer="layout" svg:width="16.275cm" svg:height="0.475cm" svg:x="2.2cm" svg:y="20.915cm">
          <draw:text-box>
            <text:p text:style-name="P1"><text:span text:style-name="T4">the survival of leadership command and control, and of some delivery means, such as </text:span></text:p>
          </draw:text-box>
        </draw:frame>
        <draw:frame draw:style-name="gr1" draw:text-style-name="P2" draw:layer="layout" svg:width="16.419cm" svg:height="0.475cm" svg:x="2.2cm" svg:y="21.48cm">
          <draw:text-box>
            <text:p text:style-name="P1"><text:span text:style-name="T4">artillery”. Intelligence indicated that the Special Republican Guard and Special Security </text:span></text:p>
          </draw:text-box>
        </draw:frame>
        <draw:frame draw:style-name="gr1" draw:text-style-name="P2" draw:layer="layout" svg:width="15.661cm" svg:height="0.475cm" svg:x="2.2cm" svg:y="22.044cm">
          <draw:text-box>
            <text:p text:style-name="P1"><text:span text:style-name="T4">Organisation retained “control over CBW munitions” and that the regime had “been </text:span></text:p>
          </draw:text-box>
        </draw:frame>
        <draw:frame draw:style-name="gr1" draw:text-style-name="P2" draw:layer="layout" svg:width="16.58cm" svg:height="0.475cm" svg:x="2.2cm" svg:y="22.608cm">
          <draw:text-box>
            <text:p text:style-name="P1"><text:span text:style-name="T4">distributing protective CBW clothing and medical supplies for treating exposure to nerv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9" draw:text-style-name="P10" draw:layer="layout" svg:x1="2.645cm" svg:y1="25.867cm" svg:x2="13.43cm" svg:y2="25.867cm">
          <text:p/>
        </draw:line>
        <draw:frame draw:style-name="gr1" draw:text-style-name="P2" draw:layer="layout" svg:width="6.297cm" svg:height="0.475cm" svg:x="2.2cm" svg:y="23.173cm">
          <draw:text-box>
            <text:p text:style-name="P1"><text:span text:style-name="T4">agents to units around Baghdad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45 </text:span></text:p>
          </draw:text-box>
        </draw:frame>
        <draw:line draw:style-name="gr9" draw:text-style-name="P10" draw:layer="layout" svg:x1="2.645cm" svg:y1="26.29cm" svg:x2="15.436cm" svg:y2="26.29cm">
          <text:p/>
        </draw:line>
        <draw:frame draw:style-name="gr4" draw:text-style-name="P6" draw:layer="layout" svg:width="10.738cm" svg:height="0.395cm" svg:x="2.646cm" svg:y="25.511cm">
          <draw:text-box>
            <text:p text:style-name="P1"><text:span text:style-name="T6">JIC Assessment, 19 February 2003, ‘Southern Iraq: What’s In Store?’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46 </text:span></text:p>
          </draw:text-box>
        </draw:frame>
        <draw:line draw:style-name="gr9" draw:text-style-name="P10" draw:layer="layout" svg:x1="2.645cm" svg:y1="26.714cm" svg:x2="12.802cm" svg:y2="26.714cm">
          <text:p/>
        </draw:line>
        <draw:frame draw:style-name="gr4" draw:text-style-name="P6" draw:layer="layout" svg:width="12.816cm" svg:height="0.395cm" svg:x="2.646cm" svg:y="25.934cm">
          <draw:text-box>
            <text:p text:style-name="P1"><text:span text:style-name="T6">Letter Watkins to Rycroft, 24 February 2003, ‘Iraq: Political and Military Questions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47 </text:span></text:p>
          </draw:text-box>
        </draw:frame>
        <draw:line draw:style-name="gr9" draw:text-style-name="P10" draw:layer="layout" svg:x1="2.645cm" svg:y1="27.137cm" svg:x2="11.307cm" svg:y2="27.137cm">
          <text:p/>
        </draw:line>
        <draw:frame draw:style-name="gr4" draw:text-style-name="P6" draw:layer="layout" svg:width="10.208cm" svg:height="0.395cm" svg:x="2.646cm" svg:y="26.357cm">
          <draw:text-box>
            <text:p text:style-name="P1"><text:span text:style-name="T6">JIC Assessment, 26 February 2003, ‘Iraq: Prospects in the North’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48 </text:span></text:p>
          </draw:text-box>
        </draw:frame>
        <draw:frame draw:style-name="gr4" draw:text-style-name="P6" draw:layer="layout" svg:width="8.701cm" svg:height="0.395cm" svg:x="2.646cm" svg:y="26.781cm">
          <draw:text-box>
            <text:p text:style-name="P1"><text:span text:style-name="T6">Note JIC, 13 March 2003, ‘Saddam’s Plan for Baghdad’</text:span><text:span text:style-name="T11">.</text:span></text:p>
          </draw:text-box>
        </draw:frame>
      </draw:page>
      <draw:page draw:name="page7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6" draw:text-style-name="P8" draw:layer="layout" svg:width="7.406cm" svg:height="0.556cm" svg:x="2.2cm" svg:y="2.513cm">
          <draw:text-box>
            <text:p text:style-name="P1"><text:span text:style-name="T9">Presentation of the UK position</text:span></text:p>
          </draw:text-box>
        </draw:frame>
        <draw:frame draw:style-name="gr1" draw:text-style-name="P2" draw:layer="layout" svg:width="16.618cm" svg:height="0.475cm" svg:x="2.2cm" svg:y="3.341cm">
          <draw:text-box>
            <text:p text:style-name="P1"><text:span text:style-name="T7">386. </text:span><text:span text:style-name="T4"><text:s/>The UK’s intensive lobbying to secure support in the Security Council for a second </text:span></text:p>
          </draw:text-box>
        </draw:frame>
        <draw:frame draw:style-name="gr1" draw:text-style-name="P2" draw:layer="layout" svg:width="16.736cm" svg:height="0.475cm" svg:x="2.2cm" svg:y="3.905cm">
          <draw:text-box>
            <text:p text:style-name="P1"><text:span text:style-name="T4">resolution on Iraq is described in Sections 3.7 and 3.8. It included a series of visits to the </text:span></text:p>
          </draw:text-box>
        </draw:frame>
        <draw:frame draw:style-name="gr1" draw:text-style-name="P2" draw:layer="layout" svg:width="7.791cm" svg:height="0.475cm" svg:x="2.2cm" svg:y="4.47cm">
          <draw:text-box>
            <text:p text:style-name="P1"><text:span text:style-name="T4">capitals of many members of the Council.</text:span></text:p>
          </draw:text-box>
        </draw:frame>
        <draw:frame draw:style-name="gr1" draw:text-style-name="P2" draw:layer="layout" svg:width="15.53cm" svg:height="0.475cm" svg:x="2.2cm" svg:y="5.384cm">
          <draw:text-box>
            <text:p text:style-name="P1"><text:span text:style-name="T7">387. </text:span><text:span text:style-name="T4"><text:s/>Mr Miller informed Sir David Manning that a script was being prepared which </text:span></text:p>
          </draw:text-box>
        </draw:frame>
        <draw:frame draw:style-name="gr1" draw:text-style-name="P2" draw:layer="layout" svg:width="1.23cm" svg:height="0.475cm" svg:x="2.2cm" svg:y="5.949cm">
          <draw:text-box>
            <text:p text:style-name="P1"><text:span text:style-name="T4">would:</text:span></text:p>
          </draw:text-box>
        </draw:frame>
        <draw:frame draw:style-name="gr1" draw:text-style-name="P2" draw:layer="layout" svg:width="15.403cm" svg:height="0.475cm" svg:x="2.95cm" svg:y="6.863cm">
          <draw:text-box>
            <text:p text:style-name="P1"><text:span text:style-name="T4">“… </text:span><text:span text:style-name="T4">briefly summarise evidence and judgements on Saddam’s WMD; describe the </text:span></text:p>
          </draw:text-box>
        </draw:frame>
        <draw:frame draw:style-name="gr1" draw:text-style-name="P2" draw:layer="layout" svg:width="15.479cm" svg:height="0.475cm" svg:x="2.95cm" svg:y="7.428cm">
          <draw:text-box>
            <text:p text:style-name="P1"><text:span text:style-name="T4">effect of some of the agents; set out the Iraqi response to UNSCR 1441, including </text:span></text:p>
          </draw:text-box>
        </draw:frame>
        <draw:frame draw:style-name="gr1" draw:text-style-name="P2" draw:layer="layout" svg:width="15.593cm" svg:height="0.475cm" svg:x="2.95cm" svg:y="7.992cm">
          <draw:text-box>
            <text:p text:style-name="P1"><text:span text:style-name="T4">the flaws in the 7 December declaration; and cover what we know of concealment, </text:span></text:p>
          </draw:text-box>
        </draw:frame>
        <draw:frame draw:style-name="gr1" draw:text-style-name="P2" draw:layer="layout" svg:width="15.615cm" svg:height="0.475cm" svg:x="2.95cm" svg:y="8.556cm">
          <draw:text-box>
            <text:p text:style-name="P1"><text:span text:style-name="T4">intimidation of witnesses and other aspects of non-co-operation. It will also provide </text:span></text:p>
          </draw:text-box>
        </draw:frame>
        <draw:frame draw:style-name="gr1" draw:text-style-name="P2" draw:layer="layout" svg:width="14.861cm" svg:height="0.475cm" svg:x="2.95cm" svg:y="9.121cm">
          <draw:text-box>
            <text:p text:style-name="P1"><text:span text:style-name="T4">supporting material on Saddam’s regime and – briefly – on links with terrorism. </text:span></text:p>
          </draw:text-box>
        </draw:frame>
        <draw:frame draw:style-name="gr1" draw:text-style-name="P2" draw:layer="layout" svg:width="11.466cm" svg:height="0.475cm" svg:x="2.95cm" svg:y="9.685cm">
          <draw:text-box>
            <text:p text:style-name="P1"><text:span text:style-name="T4">We will update the pack as new material becomes available.”</text:span></text:p>
          </draw:text-box>
        </draw:frame>
        <draw:frame draw:style-name="gr7" draw:text-style-name="P9" draw:layer="layout" svg:width="0.408cm" svg:height="0.276cm" svg:x="14.378cm" svg:y="9.704cm">
          <draw:text-box>
            <text:p text:style-name="P1"><text:span text:style-name="T13">149</text:span></text:p>
          </draw:text-box>
        </draw:frame>
        <draw:frame draw:style-name="gr1" draw:text-style-name="P2" draw:layer="layout" svg:width="15.805cm" svg:height="0.475cm" svg:x="2.2cm" svg:y="10.6cm">
          <draw:text-box>
            <text:p text:style-name="P1"><text:span text:style-name="T7">388. </text:span><text:span text:style-name="T4"><text:s/>On 26 February, Mr Miller provided a brief for Sir Jeremy Greenstock to use in </text:span></text:p>
          </draw:text-box>
        </draw:frame>
        <draw:frame draw:style-name="gr1" draw:text-style-name="P2" draw:layer="layout" svg:width="15.665cm" svg:height="0.475cm" svg:x="2.2cm" svg:y="11.164cm">
          <draw:text-box>
            <text:p text:style-name="P1"><text:span text:style-name="T4">Security Council discussions, setting out the UK assessment of Iraq’s WMD and its </text:span></text:p>
          </draw:text-box>
        </draw:frame>
        <draw:frame draw:style-name="gr1" draw:text-style-name="P2" draw:layer="layout" svg:width="5.37cm" svg:height="0.475cm" svg:x="2.2cm" svg:y="11.729cm">
          <draw:text-box>
            <text:p text:style-name="P1"><text:span text:style-name="T4">response to resolution 1441.</text:span></text:p>
          </draw:text-box>
        </draw:frame>
        <draw:frame draw:style-name="gr7" draw:text-style-name="P9" draw:layer="layout" svg:width="0.408cm" svg:height="0.276cm" svg:x="7.542cm" svg:y="11.747cm">
          <draw:text-box>
            <text:p text:style-name="P1"><text:span text:style-name="T13">150</text:span></text:p>
          </draw:text-box>
        </draw:frame>
        <draw:frame draw:style-name="gr1" draw:text-style-name="P2" draw:layer="layout" svg:width="15.657cm" svg:height="0.475cm" svg:x="2.2cm" svg:y="12.643cm">
          <draw:text-box>
            <text:p text:style-name="P1"><text:span text:style-name="T7">389. </text:span><text:span text:style-name="T4"><text:s/>The brief provided a very short summary of the judgements in the September </text:span></text:p>
          </draw:text-box>
        </draw:frame>
        <draw:frame draw:style-name="gr1" draw:text-style-name="P2" draw:layer="layout" svg:width="15.576cm" svg:height="0.475cm" svg:x="2.2cm" svg:y="13.208cm">
          <draw:text-box>
            <text:p text:style-name="P1"><text:span text:style-name="T4">dossier, including that there had been recent production of chemical and biological </text:span></text:p>
          </draw:text-box>
        </draw:frame>
        <draw:frame draw:style-name="gr1" draw:text-style-name="P2" draw:layer="layout" svg:width="16.681cm" svg:height="0.475cm" svg:x="2.2cm" svg:y="13.772cm">
          <draw:text-box>
            <text:p text:style-name="P1"><text:span text:style-name="T4">agents; that judgements on concealment had been borne out by events; that the dossier </text:span></text:p>
          </draw:text-box>
        </draw:frame>
        <draw:frame draw:style-name="gr1" draw:text-style-name="P2" draw:layer="layout" svg:width="16.195cm" svg:height="0.475cm" svg:x="2.2cm" svg:y="14.336cm">
          <draw:text-box>
            <text:p text:style-name="P1"><text:span text:style-name="T4">had highlighted rocket motor casting chambers which UNMOVIC had now proscribed; </text:span></text:p>
          </draw:text-box>
        </draw:frame>
        <draw:frame draw:style-name="gr1" draw:text-style-name="P2" draw:layer="layout" svg:width="16.504cm" svg:height="0.475cm" svg:x="2.2cm" svg:y="14.901cm">
          <draw:text-box>
            <text:p text:style-name="P1"><text:span text:style-name="T4">and that UNMOVIC had agreed that the al-Rafah engine test stand had “a capability far </text:span></text:p>
          </draw:text-box>
        </draw:frame>
        <draw:frame draw:style-name="gr1" draw:text-style-name="P2" draw:layer="layout" svg:width="15.979cm" svg:height="0.475cm" svg:x="2.2cm" svg:y="15.465cm">
          <draw:text-box>
            <text:p text:style-name="P1"><text:span text:style-name="T4">in excess of what is needed for permitted missile systems”. The brief also stated that </text:span></text:p>
          </draw:text-box>
        </draw:frame>
        <draw:frame draw:style-name="gr1" draw:text-style-name="P2" draw:layer="layout" svg:width="8.105cm" svg:height="0.475cm" svg:x="2.2cm" svg:y="16.03cm">
          <draw:text-box>
            <text:p text:style-name="P1"><text:span text:style-name="T4">work on anthrax “carried on late into 2002”.</text:span></text:p>
          </draw:text-box>
        </draw:frame>
        <draw:frame draw:style-name="gr1" draw:text-style-name="P2" draw:layer="layout" svg:width="13.095cm" svg:height="0.475cm" svg:x="2.2cm" svg:y="16.944cm">
          <draw:text-box>
            <text:p text:style-name="P1"><text:span text:style-name="T7">390. </text:span><text:span text:style-name="T4"><text:s/>In relation to Iraq’s response to resolution 1441, the brief stated:</text:span></text:p>
          </draw:text-box>
        </draw:frame>
        <draw:frame draw:style-name="gr1" draw:text-style-name="P2" draw:layer="layout" svg:width="14.446cm" svg:height="0.475cm" svg:x="2.95cm" svg:y="17.859cm">
          <draw:text-box>
            <text:p text:style-name="P1"><text:span text:style-name="T4">“</text:span><text:span text:style-name="T4">Saddam’s behaviour since the middle of last year has been very instructive. </text:span></text:p>
          </draw:text-box>
        </draw:frame>
        <draw:frame draw:style-name="gr1" draw:text-style-name="P2" draw:layer="layout" svg:width="13.646cm" svg:height="0.475cm" svg:x="2.95cm" svg:y="18.423cm">
          <draw:text-box>
            <text:p text:style-name="P1"><text:span text:style-name="T4">We have been watching closely as the story unfolds. What follows is not </text:span></text:p>
          </draw:text-box>
        </draw:frame>
        <draw:frame draw:style-name="gr1" draw:text-style-name="P2" draw:layer="layout" svg:width="6.068cm" svg:height="0.475cm" svg:x="2.95cm" svg:y="18.988cm">
          <draw:text-box>
            <text:p text:style-name="P1"><text:span text:style-name="T4">supposition. It is what we know.”</text:span></text:p>
          </draw:text-box>
        </draw:frame>
        <draw:frame draw:style-name="gr1" draw:text-style-name="P2" draw:layer="layout" svg:width="8.718cm" svg:height="0.475cm" svg:x="2.2cm" svg:y="19.902cm">
          <draw:text-box>
            <text:p text:style-name="P1"><text:span text:style-name="T7">391. </text:span><text:span text:style-name="T4"><text:s/>The points made in the briefing included:</text:span></text:p>
          </draw:text-box>
        </draw:frame>
        <draw:frame draw:style-name="gr2" draw:text-style-name="P3" draw:layer="layout" svg:width="0.634cm" svg:height="0.712cm" svg:x="2.95cm" svg:y="20.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6cm" svg:height="0.475cm" svg:x="3.7cm" svg:y="20.816cm">
          <draw:text-box>
            <text:p text:style-name="P1"><text:span text:style-name="T4">In April 2002, Qusay Hussein had issued instructions for the concealment of </text:span></text:p>
          </draw:text-box>
        </draw:frame>
        <draw:frame draw:style-name="gr1" draw:text-style-name="P2" draw:layer="layout" svg:width="4.722cm" svg:height="0.475cm" svg:x="3.7cm" svg:y="21.381cm">
          <draw:text-box>
            <text:p text:style-name="P1"><text:span text:style-name="T4">chemical warfare agents.</text:span></text:p>
          </draw:text-box>
        </draw:frame>
        <draw:frame draw:style-name="gr2" draw:text-style-name="P3" draw:layer="layout" svg:width="0.634cm" svg:height="0.712cm" svg:x="2.95cm" svg:y="21.8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5cm" svg:height="0.475cm" svg:x="3.7cm" svg:y="22.045cm">
          <draw:text-box>
            <text:p text:style-name="P1"><text:span text:style-name="T4">In August 2002, “individual scientists and officials were made personally </text:span></text:p>
          </draw:text-box>
        </draw:frame>
        <draw:frame draw:style-name="gr1" draw:text-style-name="P2" draw:layer="layout" svg:width="14.146cm" svg:height="0.475cm" svg:x="3.7cm" svg:y="22.61cm">
          <draw:text-box>
            <text:p text:style-name="P1"><text:span text:style-name="T4">responsible for the items on which they were working, holding them in their </text:span></text:p>
          </draw:text-box>
        </draw:frame>
        <draw:frame draw:style-name="gr1" draw:text-style-name="P2" draw:layer="layout" svg:width="8.862cm" svg:height="0.475cm" svg:x="3.7cm" svg:y="23.174cm">
          <draw:text-box>
            <text:p text:style-name="P1"><text:span text:style-name="T4">homes and the homes of relatives and friends”.</text:span></text:p>
          </draw:text-box>
        </draw:frame>
        <draw:frame draw:style-name="gr2" draw:text-style-name="P3" draw:layer="layout" svg:width="0.634cm" svg:height="0.712cm" svg:x="2.95cm" svg:y="23.68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18cm" svg:height="0.475cm" svg:x="3.7cm" svg:y="23.839cm">
          <draw:text-box>
            <text:p text:style-name="P1"><text:span text:style-name="T4">By 20 November, all production work on banned weapons at Military </text:span></text:p>
          </draw:text-box>
        </draw:frame>
        <draw:frame draw:style-name="gr1" draw:text-style-name="P2" draw:layer="layout" svg:width="15.149cm" svg:height="0.475cm" svg:x="3.7cm" svg:y="24.403cm">
          <draw:text-box>
            <text:p text:style-name="P1"><text:span text:style-name="T4">Industrialisation Commission sites had been stopped and evidence of prohibited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5.649cm" svg:height="0.475cm" svg:x="3.7cm" svg:y="24.968cm">
          <draw:text-box>
            <text:p text:style-name="P1"><text:span text:style-name="T4">activity was being cleaned up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49 </text:span></text:p>
          </draw:text-box>
        </draw:frame>
        <draw:line draw:style-name="gr9" draw:text-style-name="P10" draw:layer="layout" svg:x1="2.645cm" svg:y1="27.137cm" svg:x2="12.631cm" svg:y2="27.137cm">
          <text:p/>
        </draw:line>
        <draw:frame draw:style-name="gr4" draw:text-style-name="P6" draw:layer="layout" svg:width="12.528cm" svg:height="0.395cm" svg:x="2.646cm" svg:y="26.357cm">
          <draw:text-box>
            <text:p text:style-name="P1"><text:span text:style-name="T11">Minute Miller to Manning, 21 February 2003, ‘Iraq: Briefing Foreign Governmen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0 </text:span></text:p>
          </draw:text-box>
        </draw:frame>
        <draw:frame draw:style-name="gr4" draw:text-style-name="P6" draw:layer="layout" svg:width="10.035cm" svg:height="0.395cm" svg:x="2.646cm" svg:y="26.781cm">
          <draw:text-box>
            <text:p text:style-name="P1"><text:span text:style-name="T6">Letter Miller to Greenstock, 26 February 2003, ‘Iraq: WMD Brief’</text:span><text:span text:style-name="T11">.</text:span></text:p>
          </draw:text-box>
        </draw:frame>
      </draw:page>
      <draw:page draw:name="page7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3.7cm" svg:y="2.525cm">
          <draw:text-box>
            <text:p text:style-name="P1"><text:span text:style-name="T4">Proscribed materials were concealed “at innocuous sites such as hospitals”.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3.19cm">
          <draw:text-box>
            <text:p text:style-name="P1"><text:span text:style-name="T4">“</text:span><text:span text:style-name="T4">Some materials, such as missiles, have been and remain on trucks that are </text:span></text:p>
          </draw:text-box>
        </draw:frame>
        <draw:frame draw:style-name="gr1" draw:text-style-name="P2" draw:layer="layout" svg:width="4.726cm" svg:height="0.475cm" svg:x="3.7cm" svg:y="3.754cm">
          <draw:text-box>
            <text:p text:style-name="P1"><text:span text:style-name="T4">continually on the move.”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1cm" svg:height="0.475cm" svg:x="3.7cm" svg:y="4.418cm">
          <draw:text-box>
            <text:p text:style-name="P1"><text:span text:style-name="T4">“</text:span><text:span text:style-name="T4">By the end of December Saddam was confident that this concealment strategy </text:span></text:p>
          </draw:text-box>
        </draw:frame>
        <draw:frame draw:style-name="gr1" draw:text-style-name="P2" draw:layer="layout" svg:width="14.565cm" svg:height="0.475cm" svg:x="3.7cm" svg:y="4.983cm">
          <draw:text-box>
            <text:p text:style-name="P1"><text:span text:style-name="T4">would work at least until the spring when military options might become more </text:span></text:p>
          </draw:text-box>
        </draw:frame>
        <draw:frame draw:style-name="gr1" draw:text-style-name="P2" draw:layer="layout" svg:width="6.509cm" svg:height="0.475cm" svg:x="3.7cm" svg:y="5.547cm">
          <draw:text-box>
            <text:p text:style-name="P1"><text:span text:style-name="T4">difficult – the aim was to buy time.”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42cm" svg:height="0.475cm" svg:x="3.7cm" svg:y="6.212cm">
          <draw:text-box>
            <text:p text:style-name="P1"><text:span text:style-name="T4">Following the discovery of nuclear-related documentation at a scientist’s </text:span></text:p>
          </draw:text-box>
        </draw:frame>
        <draw:frame draw:style-name="gr1" draw:text-style-name="P2" draw:layer="layout" svg:width="14.175cm" svg:height="0.475cm" svg:x="3.7cm" svg:y="6.776cm">
          <draw:text-box>
            <text:p text:style-name="P1"><text:span text:style-name="T4">home on 16 January 2003, orders were given to remove hidden items from </text:span></text:p>
          </draw:text-box>
        </draw:frame>
        <draw:frame draw:style-name="gr1" draw:text-style-name="P2" draw:layer="layout" svg:width="3.334cm" svg:height="0.475cm" svg:x="3.7cm" svg:y="7.341cm">
          <draw:text-box>
            <text:p text:style-name="P1"><text:span text:style-name="T4">scientists’ homes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3cm" svg:height="0.475cm" svg:x="3.7cm" svg:y="8.005cm">
          <draw:text-box>
            <text:p text:style-name="P1"><text:span text:style-name="T4">When inspectors arrived at a hospital at al-Kut in search of hidden weapons in </text:span></text:p>
          </draw:text-box>
        </draw:frame>
        <draw:frame draw:style-name="gr1" draw:text-style-name="P2" draw:layer="layout" svg:width="14.446cm" svg:height="0.475cm" svg:x="3.7cm" svg:y="8.57cm">
          <draw:text-box>
            <text:p text:style-name="P1"><text:span text:style-name="T4">January, they were “confronted by an orchestrated crowd, whose aim was to </text:span></text:p>
          </draw:text-box>
        </draw:frame>
        <draw:frame draw:style-name="gr1" draw:text-style-name="P2" draw:layer="layout" svg:width="6.881cm" svg:height="0.475cm" svg:x="3.7cm" svg:y="9.134cm">
          <draw:text-box>
            <text:p text:style-name="P1"><text:span text:style-name="T4">prevent a full inspection of the area”.</text:span></text:p>
          </draw:text-box>
        </draw:frame>
        <draw:frame draw:style-name="gr2" draw:text-style-name="P3" draw:layer="layout" svg:width="0.634cm" svg:height="0.712cm" svg:x="2.95cm" svg:y="9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852cm" svg:height="0.475cm" svg:x="3.7cm" svg:y="9.798cm">
          <draw:text-box>
            <text:p text:style-name="P1"><text:span text:style-name="T4">Many proscribed materials were “now being moved daily”.</text:span></text:p>
          </draw:text-box>
        </draw:frame>
        <draw:frame draw:style-name="gr2" draw:text-style-name="P3" draw:layer="layout" svg:width="0.634cm" svg:height="0.712cm" svg:x="2.95cm" svg:y="10.3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10.463cm">
          <draw:text-box>
            <text:p text:style-name="P1"><text:span text:style-name="T4">Iraq continued to ensure, mainly through a policy of intimidation and monitoring, </text:span></text:p>
          </draw:text-box>
        </draw:frame>
        <draw:frame draw:style-name="gr1" draw:text-style-name="P2" draw:layer="layout" svg:width="11.843cm" svg:height="0.475cm" svg:x="3.7cm" svg:y="11.027cm">
          <draw:text-box>
            <text:p text:style-name="P1"><text:span text:style-name="T4">that the inspectors were not able to interview who they wanted.</text:span></text:p>
          </draw:text-box>
        </draw:frame>
        <draw:frame draw:style-name="gr1" draw:text-style-name="P2" draw:layer="layout" svg:width="4.912cm" svg:height="0.475cm" svg:x="2.2cm" svg:y="11.942cm">
          <draw:text-box>
            <text:p text:style-name="P1"><text:span text:style-name="T7">392. </text:span><text:span text:style-name="T4"><text:s/>The brief concluded:</text:span></text:p>
          </draw:text-box>
        </draw:frame>
        <draw:frame draw:style-name="gr1" draw:text-style-name="P2" draw:layer="layout" svg:width="15.873cm" svg:height="0.475cm" svg:x="2.95cm" svg:y="12.856cm">
          <draw:text-box>
            <text:p text:style-name="P1"><text:span text:style-name="T4">“</text:span><text:span text:style-name="T4">Iraq will continue ostensible co-operation … and seek support in the UNSC to avert </text:span></text:p>
          </draw:text-box>
        </draw:frame>
        <draw:frame draw:style-name="gr1" draw:text-style-name="P2" draw:layer="layout" svg:width="10.746cm" svg:height="0.475cm" svg:x="2.95cm" svg:y="13.421cm">
          <draw:text-box>
            <text:p text:style-name="P1"><text:span text:style-name="T4">a war while continuing an active policy of concealment …</text:span></text:p>
          </draw:text-box>
        </draw:frame>
        <draw:frame draw:style-name="gr1" draw:text-style-name="P2" draw:layer="layout" svg:width="15.014cm" svg:height="0.475cm" svg:x="2.95cm" svg:y="14.335cm">
          <draw:text-box>
            <text:p text:style-name="P1"><text:span text:style-name="T4">“</text:span><text:span text:style-name="T4">And as part of that, and despite current protestations, we know that Saddam is </text:span></text:p>
          </draw:text-box>
        </draw:frame>
        <draw:frame draw:style-name="gr1" draw:text-style-name="P2" draw:layer="layout" svg:width="11.851cm" svg:height="0.475cm" svg:x="2.95cm" svg:y="14.9cm">
          <draw:text-box>
            <text:p text:style-name="P1"><text:span text:style-name="T4">likely to agree to the destruction of all Al Samoud 2 missiles …”</text:span></text:p>
          </draw:text-box>
        </draw:frame>
        <draw:frame draw:style-name="gr1" draw:text-style-name="P2" draw:layer="layout" svg:width="16.8cm" svg:height="0.475cm" svg:x="2.2cm" svg:y="15.814cm">
          <draw:text-box>
            <text:p text:style-name="P1"><text:span text:style-name="T7">393. </text:span><text:span text:style-name="T4"><text:s/>Sir Jeremy reported that he had used the points provided by the Assessments Staff </text:span></text:p>
          </draw:text-box>
        </draw:frame>
        <draw:frame draw:style-name="gr1" draw:text-style-name="P2" draw:layer="layout" svg:width="11.834cm" svg:height="0.475cm" svg:x="2.2cm" svg:y="16.378cm">
          <draw:text-box>
            <text:p text:style-name="P1"><text:span text:style-name="T4">during “informal consultations” on 27 February, including Iraq’s:</text:span></text:p>
          </draw:text-box>
        </draw:frame>
        <draw:frame draw:style-name="gr1" draw:text-style-name="P2" draw:layer="layout" svg:width="15.674cm" svg:height="0.475cm" svg:x="2.95cm" svg:y="17.293cm">
          <draw:text-box>
            <text:p text:style-name="P1"><text:span text:style-name="T4">“… </text:span><text:span text:style-name="T4">capacity to produce chemical and biological weapons; its delivery mechanisms; </text:span></text:p>
          </draw:text-box>
        </draw:frame>
        <draw:frame draw:style-name="gr1" draw:text-style-name="P2" draw:layer="layout" svg:width="14.768cm" svg:height="0.475cm" svg:x="2.95cm" svg:y="17.857cm">
          <draw:text-box>
            <text:p text:style-name="P1"><text:span text:style-name="T4">the efforts the regime had taken to conceal WMD; the fact that the regime had </text:span></text:p>
          </draw:text-box>
        </draw:frame>
        <draw:frame draw:style-name="gr1" draw:text-style-name="P2" draw:layer="layout" svg:width="15.712cm" svg:height="0.475cm" svg:x="2.95cm" svg:y="18.422cm">
          <draw:text-box>
            <text:p text:style-name="P1"><text:span text:style-name="T4">considered whether to declare some weapons but concluded it was too risky; plans </text:span></text:p>
          </draw:text-box>
        </draw:frame>
        <draw:frame draw:style-name="gr1" draw:text-style-name="P2" draw:layer="layout" svg:width="15.369cm" svg:height="0.475cm" svg:x="2.95cm" svg:y="18.986cm">
          <draw:text-box>
            <text:p text:style-name="P1"><text:span text:style-name="T4">to obstruct … [the inspectors] if they got too close; and the intimidation to prevent </text:span></text:p>
          </draw:text-box>
        </draw:frame>
        <draw:frame draw:style-name="gr1" draw:text-style-name="P2" draw:layer="layout" svg:width="15.174cm" svg:height="0.475cm" svg:x="2.95cm" svg:y="19.551cm">
          <draw:text-box>
            <text:p text:style-name="P1"><text:span text:style-name="T4">private interviews which Iraq saw as the weak link that could expose their WMD.”</text:span></text:p>
          </draw:text-box>
        </draw:frame>
        <draw:frame draw:style-name="gr7" draw:text-style-name="P9" draw:layer="layout" svg:width="0.408cm" svg:height="0.276cm" svg:x="18.079cm" svg:y="19.569cm">
          <draw:text-box>
            <text:p text:style-name="P1"><text:span text:style-name="T13">151</text:span></text:p>
          </draw:text-box>
        </draw:frame>
        <draw:frame draw:style-name="gr1" draw:text-style-name="P2" draw:layer="layout" svg:width="15.288cm" svg:height="0.475cm" svg:x="2.2cm" svg:y="20.465cm">
          <draw:text-box>
            <text:p text:style-name="P1"><text:span text:style-name="T7">394. </text:span><text:span text:style-name="T4"><text:s/>In addition, Sir Jeremy stated that “UNMOVIC had been tagging proscribed </text:span></text:p>
          </draw:text-box>
        </draw:frame>
        <draw:frame draw:style-name="gr1" draw:text-style-name="P2" draw:layer="layout" svg:width="9.083cm" svg:height="0.475cm" svg:x="2.2cm" svg:y="21.03cm">
          <draw:text-box>
            <text:p text:style-name="P1"><text:span text:style-name="T4">equipment that had been repaired by the Iraqis”.</text:span></text:p>
          </draw:text-box>
        </draw:frame>
        <draw:frame draw:style-name="gr1" draw:text-style-name="P2" draw:layer="layout" svg:width="16.821cm" svg:height="0.475cm" svg:x="2.2cm" svg:y="21.944cm">
          <draw:text-box>
            <text:p text:style-name="P1"><text:span text:style-name="T7">395. </text:span><text:span text:style-name="T15"><text:s/>In meetings with President Vicente Fox, the Mexican President, and President </text:span></text:p>
          </draw:text-box>
        </draw:frame>
        <draw:frame draw:style-name="gr1" draw:text-style-name="P2" draw:layer="layout" svg:width="15.737cm" svg:height="0.475cm" svg:x="2.2cm" svg:y="22.508cm">
          <draw:text-box>
            <text:p text:style-name="P1"><text:span text:style-name="T15">Ricardo Lagos, the Chilean President, Mr Scarlett emphasised his confidence </text:span></text:p>
          </draw:text-box>
        </draw:frame>
        <draw:frame draw:style-name="gr1" draw:text-style-name="P2" draw:layer="layout" svg:width="16.063cm" svg:height="0.475cm" svg:x="2.2cm" svg:y="23.073cm">
          <draw:text-box>
            <text:p text:style-name="P1"><text:span text:style-name="T15">in the strength, consistency and reliability of both the UK’s intelligence and th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9" draw:text-style-name="P10" draw:layer="layout" svg:x1="2.642cm" svg:y1="26.714cm" svg:x2="18.388cm" svg:y2="26.714cm">
          <text:p/>
        </draw:line>
        <draw:line draw:style-name="gr9" draw:text-style-name="P10" draw:layer="layout" svg:x1="2.199cm" svg:y1="27.137cm" svg:x2="4.219cm" svg:y2="27.137cm">
          <text:p/>
        </draw:line>
        <draw:frame draw:style-name="gr1" draw:text-style-name="P2" draw:layer="layout" svg:width="5.497cm" svg:height="0.475cm" svg:x="2.2cm" svg:y="23.637cm">
          <draw:text-box>
            <text:p text:style-name="P1"><text:span text:style-name="T15">judgements it had reached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1 </text:span></text:p>
          </draw:text-box>
        </draw:frame>
        <draw:frame draw:style-name="gr4" draw:text-style-name="P6" draw:layer="layout" svg:width="15.661cm" svg:height="0.395cm" svg:x="2.642cm" svg:y="26.357cm">
          <draw:text-box>
            <text:p text:style-name="P1"><text:span text:style-name="T6">Telegram 318 UKMIS New York to FCO London, 28 February 2003, ‘Iraq: 27 February Consultations </text:span></text:p>
          </draw:text-box>
        </draw:frame>
        <draw:frame draw:style-name="gr4" draw:text-style-name="P6" draw:layer="layout" svg:width="2.106cm" svg:height="0.395cm" svg:x="2.2cm" svg:y="26.781cm">
          <draw:text-box>
            <text:p text:style-name="P1"><text:span text:style-name="T6">and Missiles’</text:span><text:span text:style-name="T11">.</text:span></text:p>
          </draw:text-box>
        </draw:frame>
      </draw:page>
      <draw:page draw:name="page7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" draw:text-style-name="P2" draw:layer="layout" svg:width="15.945cm" svg:height="0.475cm" svg:x="2.2cm" svg:y="2.525cm">
          <draw:text-box>
            <text:p text:style-name="P1"><text:span text:style-name="T7">396. </text:span><text:span text:style-name="T4"><text:s/>Sir David Manning and Mr Scarlett went to Mexico and Chile on 1 and 2 March</text:span><text:span text:style-name="T15">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4">to explain the UK’s position to President Fox and President Lagos, and to seek their </text:span></text:p>
          </draw:text-box>
        </draw:frame>
        <draw:frame draw:style-name="gr1" draw:text-style-name="P2" draw:layer="layout" svg:width="10.336cm" svg:height="0.475cm" svg:x="2.2cm" svg:y="3.654cm">
          <draw:text-box>
            <text:p text:style-name="P1"><text:span text:style-name="T4">support for the UK’s proposals for the Security Council.</text:span></text:p>
          </draw:text-box>
        </draw:frame>
        <draw:frame draw:style-name="gr7" draw:text-style-name="P9" draw:layer="layout" svg:width="0.408cm" svg:height="0.276cm" svg:x="12.498cm" svg:y="3.673cm">
          <draw:text-box>
            <text:p text:style-name="P1"><text:span text:style-name="T13">152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7">397. </text:span><text:span text:style-name="T4"><text:s/>Mr Scarlett was reported to have told President Fox that the UK had developed:</text:span></text:p>
          </draw:text-box>
        </draw:frame>
        <draw:frame draw:style-name="gr1" draw:text-style-name="P2" draw:layer="layout" svg:width="15.789cm" svg:height="0.475cm" svg:x="2.95cm" svg:y="5.483cm">
          <draw:text-box>
            <text:p text:style-name="P1"><text:span text:style-name="T4">“… </text:span><text:span text:style-name="T4">a range of sources, some inside Iraq, that had proven reliability. We had built up </text:span></text:p>
          </draw:text-box>
        </draw:frame>
        <draw:frame draw:style-name="gr1" draw:text-style-name="P2" draw:layer="layout" svg:width="15.335cm" svg:height="0.475cm" svg:x="2.95cm" svg:y="6.047cm">
          <draw:text-box>
            <text:p text:style-name="P1"><text:span text:style-name="T4">a consistent picture in which we had confidence. Our allies, including Europeans, </text:span></text:p>
          </draw:text-box>
        </draw:frame>
        <draw:frame draw:style-name="gr1" draw:text-style-name="P2" draw:layer="layout" svg:width="9.493cm" svg:height="0.475cm" svg:x="2.95cm" svg:y="6.612cm">
          <draw:text-box>
            <text:p text:style-name="P1"><text:span text:style-name="T4">had no serious differences of substance with us …</text:span></text:p>
          </draw:text-box>
        </draw:frame>
        <draw:frame draw:style-name="gr1" draw:text-style-name="P2" draw:layer="layout" svg:width="14.844cm" svg:height="0.475cm" svg:x="2.95cm" svg:y="7.526cm">
          <draw:text-box>
            <text:p text:style-name="P1"><text:span text:style-name="T4">“</text:span><text:span text:style-name="T4">While we believed that UNSCOM had been able to disarticulate Iraq’s nuclear </text:span></text:p>
          </draw:text-box>
        </draw:frame>
        <draw:frame draw:style-name="gr1" draw:text-style-name="P2" draw:layer="layout" svg:width="14.493cm" svg:height="0.475cm" svg:x="2.95cm" svg:y="8.091cm">
          <draw:text-box>
            <text:p text:style-name="P1"><text:span text:style-name="T4">programme it had not been able to account for a wide range of chemical and </text:span></text:p>
          </draw:text-box>
        </draw:frame>
        <draw:frame draw:style-name="gr1" draw:text-style-name="P2" draw:layer="layout" svg:width="14.899cm" svg:height="0.475cm" svg:x="2.95cm" svg:y="8.655cm">
          <draw:text-box>
            <text:p text:style-name="P1"><text:span text:style-name="T4">biological materials – we were particularly worried about VX and anthrax. Even </text:span></text:p>
          </draw:text-box>
        </draw:frame>
        <draw:frame draw:style-name="gr1" draw:text-style-name="P2" draw:layer="layout" svg:width="15.657cm" svg:height="0.475cm" svg:x="2.95cm" svg:y="9.22cm">
          <draw:text-box>
            <text:p text:style-name="P1"><text:span text:style-name="T4">conservative estimates of material Iraq still held indicated the capacity to assemble </text:span></text:p>
          </draw:text-box>
        </draw:frame>
        <draw:frame draw:style-name="gr1" draw:text-style-name="P2" draw:layer="layout" svg:width="14.556cm" svg:height="0.475cm" svg:x="2.95cm" svg:y="9.784cm">
          <draw:text-box>
            <text:p text:style-name="P1"><text:span text:style-name="T4">thousands of WMD artillery shells. Since 1998 Iraq had continued to produce </text:span></text:p>
          </draw:text-box>
        </draw:frame>
        <draw:frame draw:style-name="gr1" draw:text-style-name="P2" draw:layer="layout" svg:width="15.183cm" svg:height="0.475cm" svg:x="2.95cm" svg:y="10.348cm">
          <draw:text-box>
            <text:p text:style-name="P1"><text:span text:style-name="T4">new agents, develop its missile capability and, with less success, reconstitute its </text:span></text:p>
          </draw:text-box>
        </draw:frame>
        <draw:frame draw:style-name="gr1" draw:text-style-name="P2" draw:layer="layout" svg:width="3.799cm" svg:height="0.475cm" svg:x="2.95cm" svg:y="10.913cm">
          <draw:text-box>
            <text:p text:style-name="P1"><text:span text:style-name="T4">nuclear programme.</text:span></text:p>
          </draw:text-box>
        </draw:frame>
        <draw:frame draw:style-name="gr1" draw:text-style-name="P2" draw:layer="layout" svg:width="15.31cm" svg:height="0.475cm" svg:x="2.95cm" svg:y="11.827cm">
          <draw:text-box>
            <text:p text:style-name="P1"><text:span text:style-name="T4">“</text:span><text:span text:style-name="T4">In 2002 a conscious decision was taken to deny possession of WMD to frustrate </text:span></text:p>
          </draw:text-box>
        </draw:frame>
        <draw:frame draw:style-name="gr1" draw:text-style-name="P2" draw:layer="layout" svg:width="15.284cm" svg:height="0.475cm" svg:x="2.95cm" svg:y="12.392cm">
          <draw:text-box>
            <text:p text:style-name="P1"><text:span text:style-name="T4">a renewed and strengthened inspection programme. We had watched a policy of </text:span></text:p>
          </draw:text-box>
        </draw:frame>
        <draw:frame draw:style-name="gr1" draw:text-style-name="P2" draw:layer="layout" svg:width="14.916cm" svg:height="0.475cm" svg:x="2.95cm" svg:y="12.956cm">
          <draw:text-box>
            <text:p text:style-name="P1"><text:span text:style-name="T4">concealment and intimidation develop. Evidence had been dispersed, factories </text:span></text:p>
          </draw:text-box>
        </draw:frame>
        <draw:frame draw:style-name="gr1" draw:text-style-name="P2" draw:layer="layout" svg:width="6.242cm" svg:height="0.475cm" svg:x="2.95cm" svg:y="13.521cm">
          <draw:text-box>
            <text:p text:style-name="P1"><text:span text:style-name="T4">cleaned up and scientists cowed.</text:span></text:p>
          </draw:text-box>
        </draw:frame>
        <draw:frame draw:style-name="gr1" draw:text-style-name="P2" draw:layer="layout" svg:width="14.32cm" svg:height="0.475cm" svg:x="2.95cm" svg:y="14.435cm">
          <draw:text-box>
            <text:p text:style-name="P1"><text:span text:style-name="T4">“… </text:span><text:span text:style-name="T4">Some UNMOVIC successes in January resulted in further efforts to hide </text:span></text:p>
          </draw:text-box>
        </draw:frame>
        <draw:frame draw:style-name="gr1" draw:text-style-name="P2" draw:layer="layout" svg:width="14.294cm" svg:height="0.475cm" svg:x="2.95cm" svg:y="15cm">
          <draw:text-box>
            <text:p text:style-name="P1"><text:span text:style-name="T4">evidence and deceive inspectors. Continued small successes forced Iraq to </text:span></text:p>
          </draw:text-box>
        </draw:frame>
        <draw:frame draw:style-name="gr1" draw:text-style-name="P2" draw:layer="layout" svg:width="15.107cm" svg:height="0.475cm" svg:x="2.95cm" svg:y="15.564cm">
          <draw:text-box>
            <text:p text:style-name="P1"><text:span text:style-name="T4">move to a policy of slow, small concessions to give the impression of movement </text:span></text:p>
          </draw:text-box>
        </draw:frame>
        <draw:frame draw:style-name="gr1" draw:text-style-name="P2" draw:layer="layout" svg:width="14.912cm" svg:height="0.475cm" svg:x="2.95cm" svg:y="16.128cm">
          <draw:text-box>
            <text:p text:style-name="P1"><text:span text:style-name="T4">(eg on missiles). For the UK, the litmus test would be interviews with scientists. </text:span></text:p>
          </draw:text-box>
        </draw:frame>
        <draw:frame draw:style-name="gr1" draw:text-style-name="P2" draw:layer="layout" svg:width="14.357cm" svg:height="0.475cm" svg:x="2.95cm" svg:y="16.693cm">
          <draw:text-box>
            <text:p text:style-name="P1"><text:span text:style-name="T4">Iraq realised their knowledge was their Achilles heel, hence the intimidation.”</text:span></text:p>
          </draw:text-box>
        </draw:frame>
        <draw:frame draw:style-name="gr1" draw:text-style-name="P2" draw:layer="layout" svg:width="15.602cm" svg:height="0.475cm" svg:x="2.2cm" svg:y="17.607cm">
          <draw:text-box>
            <text:p text:style-name="P1"><text:span text:style-name="T7">398. </text:span><text:span text:style-name="T4"><text:s/>In the subsequent meeting with President Lagos, Mr Scarlett was reported to </text:span></text:p>
          </draw:text-box>
        </draw:frame>
        <draw:frame draw:style-name="gr1" draw:text-style-name="P2" draw:layer="layout" svg:width="15.814cm" svg:height="0.475cm" svg:x="2.2cm" svg:y="18.172cm">
          <draw:text-box>
            <text:p text:style-name="P1"><text:span text:style-name="T4">have described the intelligence assessment and, in response to a specific question, </text:span></text:p>
          </draw:text-box>
        </draw:frame>
        <draw:frame draw:style-name="gr1" draw:text-style-name="P2" draw:layer="layout" svg:width="16.537cm" svg:height="0.475cm" svg:x="2.2cm" svg:y="18.736cm">
          <draw:text-box>
            <text:p text:style-name="P1"><text:span text:style-name="T4">informed President Lagos that “although there were some differences of detail e.g. over </text:span></text:p>
          </draw:text-box>
        </draw:frame>
        <draw:frame draw:style-name="gr1" draw:text-style-name="P2" draw:layer="layout" svg:width="16.296cm" svg:height="0.475cm" svg:x="2.2cm" svg:y="19.301cm">
          <draw:text-box>
            <text:p text:style-name="P1"><text:span text:style-name="T4">the degree to which Saddam could weaponise, the French assessment was similar” to </text:span></text:p>
          </draw:text-box>
        </draw:frame>
        <draw:frame draw:style-name="gr1" draw:text-style-name="P2" draw:layer="layout" svg:width="1.717cm" svg:height="0.475cm" svg:x="2.2cm" svg:y="19.865cm">
          <draw:text-box>
            <text:p text:style-name="P1"><text:span text:style-name="T4">the UK’s.</text:span></text:p>
          </draw:text-box>
        </draw:frame>
        <draw:frame draw:style-name="gr7" draw:text-style-name="P9" draw:layer="layout" svg:width="0.408cm" svg:height="0.276cm" svg:x="3.91cm" svg:y="19.884cm">
          <draw:text-box>
            <text:p text:style-name="P1"><text:span text:style-name="T13">153</text:span></text:p>
          </draw:text-box>
        </draw:frame>
        <draw:frame draw:style-name="gr3" draw:text-style-name="P4" draw:layer="layout" svg:width="5.814cm" svg:height="0.628cm" svg:x="2.2cm" svg:y="20.893cm">
          <draw:text-box>
            <text:p text:style-name="P1"><text:span text:style-name="T3">The position in March</text:span></text:p>
          </draw:text-box>
        </draw:frame>
        <draw:frame draw:style-name="gr6" draw:text-style-name="P8" draw:layer="layout" svg:width="11.203cm" svg:height="0.556cm" svg:x="2.2cm" svg:y="21.992cm">
          <draw:text-box>
            <text:p text:style-name="P1"><text:span text:style-name="T9">The IAEA position on Iraq’s nuclear programme</text:span></text:p>
          </draw:text-box>
        </draw:frame>
        <draw:frame draw:style-name="gr1" draw:text-style-name="P2" draw:layer="layout" svg:width="16.499cm" svg:height="0.475cm" svg:x="2.2cm" svg:y="22.82cm">
          <draw:text-box>
            <text:p text:style-name="P1"><text:span text:style-name="T7">399. </text:span><text:span text:style-name="T4"><text:s/>The FCO advised No.10 on 4 March that the UK Mission in Vienna had confirmed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9" draw:text-style-name="P10" draw:layer="layout" svg:x1="2.642cm" svg:y1="26.714cm" svg:x2="13.661cm" svg:y2="26.714cm">
          <text:p/>
        </draw:line>
        <draw:frame draw:style-name="gr1" draw:text-style-name="P2" draw:layer="layout" svg:width="15.581cm" svg:height="0.475cm" svg:x="2.2cm" svg:y="23.385cm">
          <draw:text-box>
            <text:p text:style-name="P1"><text:span text:style-name="T4">that the IAEA was on the verge of closing the file on nuclear issues in Iraq, despite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2 </text:span></text:p>
          </draw:text-box>
        </draw:frame>
        <draw:frame draw:style-name="gr4" draw:text-style-name="P6" draw:layer="layout" svg:width="11.046cm" svg:height="0.395cm" svg:x="2.642cm" svg:y="26.357cm">
          <draw:text-box>
            <text:p text:style-name="P1"><text:span text:style-name="T6">Telegram 1 Mexico City to Cabinet Office, 1 March 2003, ‘Iraq: Mexico’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3 </text:span></text:p>
          </draw:text-box>
        </draw:frame>
        <draw:frame draw:style-name="gr4" draw:text-style-name="P6" draw:layer="layout" svg:width="14.912cm" svg:height="0.395cm" svg:x="2.642cm" svg:y="26.781cm">
          <draw:text-box>
            <text:p text:style-name="P1"><text:span text:style-name="T11">Telegram 34 Santiago to FCO London, 2 March 2003, ‘Chile/Iraq: Visit by Manning and Scarlett’.</text:span></text:p>
          </draw:text-box>
        </draw:frame>
      </draw:page>
      <draw:page draw:name="page7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1.318cm" svg:height="0.475cm" svg:x="2.2cm" svg:y="2.525cm">
          <draw:text-box>
            <text:p text:style-name="P1"><text:span text:style-name="T4">information from the UK that had “still not been followed up”.</text:span></text:p>
          </draw:text-box>
        </draw:frame>
        <draw:frame draw:style-name="gr7" draw:text-style-name="P9" draw:layer="layout" svg:width="0.408cm" svg:height="0.276cm" svg:x="13.471cm" svg:y="2.544cm">
          <draw:text-box>
            <text:p text:style-name="P1"><text:span text:style-name="T13">154</text:span></text:p>
          </draw:text-box>
        </draw:frame>
        <draw:frame draw:style-name="gr1" draw:text-style-name="P2" draw:layer="layout" svg:width="4.968cm" svg:height="0.475cm" svg:x="13.883cm" svg:y="2.525cm">
          <draw:text-box>
            <text:p text:style-name="P1"><text:span text:style-name="T4"><text:s/></text:span><text:span text:style-name="T4">The IAEA had apparently </text:span></text:p>
          </draw:text-box>
        </draw:frame>
        <draw:frame draw:style-name="gr1" draw:text-style-name="P2" draw:layer="layout" svg:width="2.889cm" svg:height="0.475cm" svg:x="2.2cm" svg:y="3.09cm">
          <draw:text-box>
            <text:p text:style-name="P1"><text:span text:style-name="T4">concluded tha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4.004cm">
          <draw:text-box>
            <text:p text:style-name="P1"><text:span text:style-name="T4">There was “no significant evidence that Iraq had attempted to procure uranium </text:span></text:p>
          </draw:text-box>
        </draw:frame>
        <draw:frame draw:style-name="gr1" draw:text-style-name="P2" draw:layer="layout" svg:width="14.759cm" svg:height="0.475cm" svg:x="3.7cm" svg:y="4.568cm">
          <draw:text-box>
            <text:p text:style-name="P1"><text:span text:style-name="T4">from Niger”. The documents the IAEA had seen “that formed the basis of such </text:span></text:p>
          </draw:text-box>
        </draw:frame>
        <draw:frame draw:style-name="gr1" draw:text-style-name="P2" draw:layer="layout" svg:width="7.427cm" svg:height="0.475cm" svg:x="3.7cm" svg:y="5.133cm">
          <draw:text-box>
            <text:p text:style-name="P1"><text:span text:style-name="T4">an allegation appeared to be forgeries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2cm" svg:height="0.475cm" svg:x="3.7cm" svg:y="5.797cm">
          <draw:text-box>
            <text:p text:style-name="P1"><text:span text:style-name="T4">Aluminium tubes, “although imported illegally”, were not connected with a </text:span></text:p>
          </draw:text-box>
        </draw:frame>
        <draw:frame draw:style-name="gr1" draw:text-style-name="P2" draw:layer="layout" svg:width="14.107cm" svg:height="0.475cm" svg:x="3.7cm" svg:y="6.362cm">
          <draw:text-box>
            <text:p text:style-name="P1"><text:span text:style-name="T4">gas centrifuge programme. Iraq had “satisfactorily explained the use of the </text:span></text:p>
          </draw:text-box>
        </draw:frame>
        <draw:frame draw:style-name="gr1" draw:text-style-name="P2" draw:layer="layout" svg:width="14.404cm" svg:height="0.475cm" svg:x="3.7cm" svg:y="6.926cm">
          <draw:text-box>
            <text:p text:style-name="P1"><text:span text:style-name="T4">tubes, and the reasons for their various fine tolerances”. The Iraqis “were no </text:span></text:p>
          </draw:text-box>
        </draw:frame>
        <draw:frame draw:style-name="gr1" draw:text-style-name="P2" draw:layer="layout" svg:width="14.908cm" svg:height="0.475cm" svg:x="3.7cm" svg:y="7.491cm">
          <draw:text-box>
            <text:p text:style-name="P1"><text:span text:style-name="T4">longer (if ever) in a position to manufacture a gas centrifuge, especially without </text:span></text:p>
          </draw:text-box>
        </draw:frame>
        <draw:frame draw:style-name="gr1" draw:text-style-name="P2" draw:layer="layout" svg:width="3.685cm" svg:height="0.475cm" svg:x="3.7cm" svg:y="8.055cm">
          <draw:text-box>
            <text:p text:style-name="P1"><text:span text:style-name="T4">foreign assistance”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9cm" svg:height="0.475cm" svg:x="3.7cm" svg:y="8.72cm">
          <draw:text-box>
            <text:p text:style-name="P1"><text:span text:style-name="T4">There was “no evidence to link the magnets with a covert nuclear programme”; </text:span></text:p>
          </draw:text-box>
        </draw:frame>
        <draw:frame draw:style-name="gr1" draw:text-style-name="P2" draw:layer="layout" svg:width="12.059cm" svg:height="0.475cm" svg:x="3.7cm" svg:y="9.284cm">
          <draw:text-box>
            <text:p text:style-name="P1"><text:span text:style-name="T4">the IAEA had found the part in the guidance system of a missile.</text:span></text:p>
          </draw:text-box>
        </draw:frame>
        <draw:frame draw:style-name="gr2" draw:text-style-name="P3" draw:layer="layout" svg:width="0.634cm" svg:height="0.712cm" svg:x="2.95cm" svg:y="9.7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9.948cm">
          <draw:text-box>
            <text:p text:style-name="P1"><text:span text:style-name="T4">The IAEA had evidence that a significant amount of the “missing 32 tonnes of </text:span></text:p>
          </draw:text-box>
        </draw:frame>
        <draw:frame draw:style-name="gr1" draw:text-style-name="P2" draw:layer="layout" svg:width="14.908cm" svg:height="0.475cm" svg:x="3.7cm" svg:y="10.513cm">
          <draw:text-box>
            <text:p text:style-name="P1"><text:span text:style-name="T4">HMX (a high explosive used to help trigger nuclear fission)”, had been used for </text:span></text:p>
          </draw:text-box>
        </draw:frame>
        <draw:frame draw:style-name="gr1" draw:text-style-name="P2" draw:layer="layout" svg:width="9.392cm" svg:height="0.475cm" svg:x="3.7cm" svg:y="11.077cm">
          <draw:text-box>
            <text:p text:style-name="P1"><text:span text:style-name="T4">commercial purposes, “as the Iraqis had claimed”.</text:span></text:p>
          </draw:text-box>
        </draw:frame>
        <draw:frame draw:style-name="gr6" draw:text-style-name="P8" draw:layer="layout" svg:width="8.524cm" svg:height="0.556cm" svg:x="2.2cm" svg:y="12.198cm">
          <draw:text-box>
            <text:p text:style-name="P1"><text:span text:style-name="T9">UK assessments of Iraq’s intentions</text:span></text:p>
          </draw:text-box>
        </draw:frame>
        <draw:frame draw:style-name="gr1" draw:text-style-name="P2" draw:layer="layout" svg:width="16.33cm" svg:height="0.475cm" svg:x="2.2cm" svg:y="13.027cm">
          <draw:text-box>
            <text:p text:style-name="P1"><text:span text:style-name="T7">400. </text:span><text:span text:style-name="T15"><text:s/>In evidence to the FAC on 4 March, Mr Straw emphasised Iraq’s attempts to </text:span></text:p>
          </draw:text-box>
        </draw:frame>
        <draw:frame draw:style-name="gr1" draw:text-style-name="P2" draw:layer="layout" svg:width="10.323cm" svg:height="0.475cm" svg:x="2.2cm" svg:y="13.591cm">
          <draw:text-box>
            <text:p text:style-name="P1"><text:span text:style-name="T15">conceal its capabilities and deceive the inspectors.</text:span></text:p>
          </draw:text-box>
        </draw:frame>
        <draw:frame draw:style-name="gr1" draw:text-style-name="P2" draw:layer="layout" svg:width="13.443cm" svg:height="0.475cm" svg:x="2.2cm" svg:y="14.506cm">
          <draw:text-box>
            <text:p text:style-name="P1"><text:span text:style-name="T7">401. </text:span><text:span text:style-name="T4"><text:s/>Mr Straw gave evidence to the FAC on 4 March (see Section 3.7).</text:span></text:p>
          </draw:text-box>
        </draw:frame>
        <draw:frame draw:style-name="gr7" draw:text-style-name="P9" draw:layer="layout" svg:width="0.408cm" svg:height="0.276cm" svg:x="15.565cm" svg:y="14.524cm">
          <draw:text-box>
            <text:p text:style-name="P1"><text:span text:style-name="T13">155</text:span></text:p>
          </draw:text-box>
        </draw:frame>
        <draw:frame draw:style-name="gr1" draw:text-style-name="P2" draw:layer="layout" svg:width="15.817cm" svg:height="0.475cm" svg:x="2.2cm" svg:y="15.42cm">
          <draw:text-box>
            <text:p text:style-name="P1"><text:span text:style-name="T7">402. </text:span><text:span text:style-name="T4"><text:s/>In his opening statement, Mr Straw said that it was assessed that Iraq had the </text:span></text:p>
          </draw:text-box>
        </draw:frame>
        <draw:frame draw:style-name="gr1" draw:text-style-name="P2" draw:layer="layout" svg:width="12.909cm" svg:height="0.475cm" svg:x="2.2cm" svg:y="15.985cm">
          <draw:text-box>
            <text:p text:style-name="P1"><text:span text:style-name="T4">capability to produce a range of chemical and biological agents, and:</text:span></text:p>
          </draw:text-box>
        </draw:frame>
        <draw:frame draw:style-name="gr1" draw:text-style-name="P2" draw:layer="layout" svg:width="14.209cm" svg:height="0.475cm" svg:x="2.95cm" svg:y="16.899cm">
          <draw:text-box>
            <text:p text:style-name="P1"><text:span text:style-name="T4">“</text:span><text:span text:style-name="T4">The Iraqi regime has put up an elaborate screen of concealment based on </text:span></text:p>
          </draw:text-box>
        </draw:frame>
        <draw:frame draw:style-name="gr1" draw:text-style-name="P2" draw:layer="layout" svg:width="14.599cm" svg:height="0.475cm" svg:x="2.95cm" svg:y="17.463cm">
          <draw:text-box>
            <text:p text:style-name="P1"><text:span text:style-name="T4">intimidation and deception to cover this capability … [W]e know that sensitive </text:span></text:p>
          </draw:text-box>
        </draw:frame>
        <draw:frame draw:style-name="gr1" draw:text-style-name="P2" draw:layer="layout" svg:width="14.4cm" svg:height="0.475cm" svg:x="2.95cm" svg:y="18.028cm">
          <draw:text-box>
            <text:p text:style-name="P1"><text:span text:style-name="T4">materials and documents have been hidden in the homes of employees and </text:span></text:p>
          </draw:text-box>
        </draw:frame>
        <draw:frame draw:style-name="gr1" draw:text-style-name="P2" draw:layer="layout" svg:width="14.493cm" svg:height="0.475cm" svg:x="2.95cm" svg:y="18.592cm">
          <draw:text-box>
            <text:p text:style-name="P1"><text:span text:style-name="T4">hidden too in hospitals, farms and other sites. Intelligence also suggests that </text:span></text:p>
          </draw:text-box>
        </draw:frame>
        <draw:frame draw:style-name="gr1" draw:text-style-name="P2" draw:layer="layout" svg:width="15.78cm" svg:height="0.475cm" svg:x="2.95cm" svg:y="19.157cm">
          <draw:text-box>
            <text:p text:style-name="P1"><text:span text:style-name="T4">WMD-related items may have been buried and others were being kept on the move </text:span></text:p>
          </draw:text-box>
        </draw:frame>
        <draw:frame draw:style-name="gr1" draw:text-style-name="P2" draw:layer="layout" svg:width="15.369cm" svg:height="0.475cm" svg:x="2.95cm" svg:y="19.721cm">
          <draw:text-box>
            <text:p text:style-name="P1"><text:span text:style-name="T4">every 12 hours using trucks and trains. Throughout the period of inspection Iraq’s </text:span></text:p>
          </draw:text-box>
        </draw:frame>
        <draw:frame draw:style-name="gr1" draw:text-style-name="P2" draw:layer="layout" svg:width="15.403cm" svg:height="0.475cm" svg:x="2.95cm" svg:y="20.286cm">
          <draw:text-box>
            <text:p text:style-name="P1"><text:span text:style-name="T4">security and intelligence agencies have been monitoring UNMOVIC and the IAEA </text:span></text:p>
          </draw:text-box>
        </draw:frame>
        <draw:frame draw:style-name="gr1" draw:text-style-name="P2" draw:layer="layout" svg:width="15.208cm" svg:height="0.475cm" svg:x="2.95cm" svg:y="20.85cm">
          <draw:text-box>
            <text:p text:style-name="P1"><text:span text:style-name="T4">and plans are available to obstruct them if they come close to WMD itself … Iraq </text:span></text:p>
          </draw:text-box>
        </draw:frame>
        <draw:frame draw:style-name="gr1" draw:text-style-name="P2" draw:layer="layout" svg:width="14.95cm" svg:height="0.475cm" svg:x="2.95cm" svg:y="21.415cm">
          <draw:text-box>
            <text:p text:style-name="P1"><text:span text:style-name="T4">is particularly concerned about … interviews of scientists and others because if </text:span></text:p>
          </draw:text-box>
        </draw:frame>
        <draw:frame draw:style-name="gr1" draw:text-style-name="P2" draw:layer="layout" svg:width="15.627cm" svg:height="0.475cm" svg:x="2.95cm" svg:y="21.979cm">
          <draw:text-box>
            <text:p text:style-name="P1"><text:span text:style-name="T4">they were carried out as mandated by [resolution] 1441 they would unquestionably </text:span></text:p>
          </draw:text-box>
        </draw:frame>
        <draw:frame draw:style-name="gr1" draw:text-style-name="P2" draw:layer="layout" svg:width="15.441cm" svg:height="0.475cm" svg:x="2.95cm" svg:y="22.543cm">
          <draw:text-box>
            <text:p text:style-name="P1"><text:span text:style-name="T4">expose the regime’s deception and its stockpile of weapons … In early December </text:span></text:p>
          </draw:text-box>
        </draw:frame>
        <draw:frame draw:style-name="gr1" draw:text-style-name="P2" draw:layer="layout" svg:width="14.361cm" svg:height="0.475cm" svg:x="2.95cm" svg:y="23.108cm">
          <draw:text-box>
            <text:p text:style-name="P1"><text:span text:style-name="T4">we know that Saddam Hussein issued instructions that scientists were to be </text:span></text:p>
          </draw:text-box>
        </draw:frame>
        <draw:frame draw:style-name="gr1" draw:text-style-name="P2" draw:layer="layout" svg:width="14.836cm" svg:height="0.475cm" svg:x="2.95cm" svg:y="23.672cm">
          <draw:text-box>
            <text:p text:style-name="P1"><text:span text:style-name="T4">threatened with serious consequences for themselves and their families if they </text:span></text:p>
          </draw:text-box>
        </draw:frame>
        <draw:frame draw:style-name="gr1" draw:text-style-name="P2" draw:layer="layout" svg:width="15.318cm" svg:height="0.475cm" svg:x="2.95cm" svg:y="24.237cm">
          <draw:text-box>
            <text:p text:style-name="P1"><text:span text:style-name="T4">revealed any sensitive information to UNMOVIC. They were ordered not to agre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5.212cm" svg:height="0.475cm" svg:x="2.95cm" svg:y="24.801cm">
          <draw:text-box>
            <text:p text:style-name="P1"><text:span text:style-name="T4">to any interviews taking place outside Iraq … The potential witnesses have been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54 </text:span></text:p>
          </draw:text-box>
        </draw:frame>
        <draw:frame draw:style-name="gr4" draw:text-style-name="P6" draw:layer="layout" svg:width="13.934cm" svg:height="0.395cm" svg:x="2.646cm" svg:y="26.357cm">
          <draw:text-box>
            <text:p text:style-name="P1"><text:span text:style-name="T11">Letter Owen to Rycroft, 4 March 2003, ‘Iraq Weapons Inspections: IAEA Line on 7 March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5 </text:span></text:p>
          </draw:text-box>
        </draw:frame>
        <draw:frame draw:style-name="gr4" draw:text-style-name="P6" draw:layer="layout" svg:width="14.518cm" svg:height="0.395cm" svg:x="2.646cm" svg:y="26.781cm">
          <draw:text-box>
            <text:p text:style-name="P1"><text:span text:style-name="T11">Minutes, Foreign Affairs Committee (House of Commons), 4 March 2003, [Evidence Session].</text:span></text:p>
          </draw:text-box>
        </draw:frame>
      </draw:page>
      <draw:page draw:name="page7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" draw:text-style-name="P2" draw:layer="layout" svg:width="15.648cm" svg:height="0.475cm" svg:x="2.95cm" svg:y="2.525cm">
          <draw:text-box>
            <text:p text:style-name="P1"><text:span text:style-name="T4">coached in the answers they have to give. Some of them have been removed from </text:span></text:p>
          </draw:text-box>
        </draw:frame>
        <draw:frame draw:style-name="gr1" draw:text-style-name="P2" draw:layer="layout" svg:width="16.186cm" svg:height="0.475cm" svg:x="2.95cm" svg:y="3.09cm">
          <draw:text-box>
            <text:p text:style-name="P1"><text:span text:style-name="T4">their homes and places of work and detained to prevent them from being interviewed.”</text:span></text:p>
          </draw:text-box>
        </draw:frame>
        <draw:frame draw:style-name="gr1" draw:text-style-name="P2" draw:layer="layout" svg:width="16.194cm" svg:height="0.475cm" svg:x="2.2cm" svg:y="4.004cm">
          <draw:text-box>
            <text:p text:style-name="P1"><text:span text:style-name="T7">403. </text:span><text:span text:style-name="T15"><text:s/>An assessment of Iraq’s intentions on 6 March concluded that the strategy </text:span></text:p>
          </draw:text-box>
        </draw:frame>
        <draw:frame draw:style-name="gr1" draw:text-style-name="P2" draw:layer="layout" svg:width="13.743cm" svg:height="0.475cm" svg:x="2.2cm" svg:y="4.568cm">
          <draw:text-box>
            <text:p text:style-name="P1"><text:span text:style-name="T15">was to play for time, and that Iraq thought the strategy was working.</text:span></text:p>
          </draw:text-box>
        </draw:frame>
        <draw:frame draw:style-name="gr1" draw:text-style-name="P2" draw:layer="layout" svg:width="16.787cm" svg:height="0.475cm" svg:x="2.2cm" svg:y="5.483cm">
          <draw:text-box>
            <text:p text:style-name="P1"><text:span text:style-name="T7">404. </text:span><text:span text:style-name="T15"><text:s/>The Assessments Staff was “confident” that Saddam Hussein’s aim would be </text:span></text:p>
          </draw:text-box>
        </draw:frame>
        <draw:frame draw:style-name="gr1" draw:text-style-name="P2" draw:layer="layout" svg:width="9.375cm" svg:height="0.475cm" svg:x="2.2cm" svg:y="6.047cm">
          <draw:text-box>
            <text:p text:style-name="P1"><text:span text:style-name="T15">the eventual re-creation of his WMD capability.</text:span></text:p>
          </draw:text-box>
        </draw:frame>
        <draw:frame draw:style-name="gr1" draw:text-style-name="P2" draw:layer="layout" svg:width="14.861cm" svg:height="0.475cm" svg:x="2.2cm" svg:y="6.962cm">
          <draw:text-box>
            <text:p text:style-name="P1"><text:span text:style-name="T7">405. </text:span><text:span text:style-name="T4"><text:s/>Mr Miller provided an assessment of “Saddam’s possible next moves” for </text:span></text:p>
          </draw:text-box>
        </draw:frame>
        <draw:frame draw:style-name="gr1" draw:text-style-name="P2" draw:layer="layout" svg:width="5.831cm" svg:height="0.475cm" svg:x="2.2cm" svg:y="7.526cm">
          <draw:text-box>
            <text:p text:style-name="P1"><text:span text:style-name="T4">Sir David Manning on 6 March.</text:span></text:p>
          </draw:text-box>
        </draw:frame>
        <draw:frame draw:style-name="gr7" draw:text-style-name="P9" draw:layer="layout" svg:width="0.408cm" svg:height="0.276cm" svg:x="8.012cm" svg:y="7.545cm">
          <draw:text-box>
            <text:p text:style-name="P1"><text:span text:style-name="T13">156</text:span></text:p>
          </draw:text-box>
        </draw:frame>
        <draw:frame draw:style-name="gr1" draw:text-style-name="P2" draw:layer="layout" svg:width="9.938cm" svg:height="0.475cm" svg:x="8.424cm" svg:y="7.526cm">
          <draw:text-box>
            <text:p text:style-name="P1"><text:span text:style-name="T4"><text:s/></text:span><text:span text:style-name="T4">The document was also sent to officials in the FCO, </text:span></text:p>
          </draw:text-box>
        </draw:frame>
        <draw:frame draw:style-name="gr1" draw:text-style-name="P2" draw:layer="layout" svg:width="6.162cm" svg:height="0.475cm" svg:x="2.2cm" svg:y="8.091cm">
          <draw:text-box>
            <text:p text:style-name="P1"><text:span text:style-name="T4">the MOD and the Cabinet Office.</text:span></text:p>
          </draw:text-box>
        </draw:frame>
        <draw:frame draw:style-name="gr1" draw:text-style-name="P2" draw:layer="layout" svg:width="15.614cm" svg:height="0.475cm" svg:x="2.2cm" svg:y="9.005cm">
          <draw:text-box>
            <text:p text:style-name="P1"><text:span text:style-name="T7">406. </text:span><text:span text:style-name="T4"><text:s/>Mr Miller described Saddam Hussein’s strategy as “to play for time, gradually </text:span></text:p>
          </draw:text-box>
        </draw:frame>
        <draw:frame draw:style-name="gr1" draw:text-style-name="P2" draw:layer="layout" svg:width="15.53cm" svg:height="0.475cm" svg:x="2.2cm" svg:y="9.57cm">
          <draw:text-box>
            <text:p text:style-name="P1"><text:span text:style-name="T4">releasing limited information on Iraq’s terms or when there is no other option”. Iraq </text:span></text:p>
          </draw:text-box>
        </draw:frame>
        <draw:frame draw:style-name="gr1" draw:text-style-name="P2" draw:layer="layout" svg:width="16.199cm" svg:height="0.475cm" svg:x="2.2cm" svg:y="10.134cm">
          <draw:text-box>
            <text:p text:style-name="P1"><text:span text:style-name="T4">thought its strategy was working. Mr Miller stated: “Even if he [Saddam Hussein] does </text:span></text:p>
          </draw:text-box>
        </draw:frame>
        <draw:frame draw:style-name="gr1" draw:text-style-name="P2" draw:layer="layout" svg:width="15.433cm" svg:height="0.475cm" svg:x="2.2cm" svg:y="10.698cm">
          <draw:text-box>
            <text:p text:style-name="P1"><text:span text:style-name="T4">opt for a declaration of WMD, we are confident that his aim would be the eventual </text:span></text:p>
          </draw:text-box>
        </draw:frame>
        <draw:frame draw:style-name="gr1" draw:text-style-name="P2" draw:layer="layout" svg:width="5.137cm" svg:height="0.475cm" svg:x="2.2cm" svg:y="11.263cm">
          <draw:text-box>
            <text:p text:style-name="P1"><text:span text:style-name="T4">recreation of his capability.”</text:span></text:p>
          </draw:text-box>
        </draw:frame>
        <draw:frame draw:style-name="gr1" draw:text-style-name="P2" draw:layer="layout" svg:width="15.111cm" svg:height="0.475cm" svg:x="2.2cm" svg:y="12.177cm">
          <draw:text-box>
            <text:p text:style-name="P1"><text:span text:style-name="T7">407. </text:span><text:span text:style-name="T4"><text:s/>Mr Miller advised that the decision to destroy the Al Samoud 2 missile was </text:span></text:p>
          </draw:text-box>
        </draw:frame>
        <draw:frame draw:style-name="gr1" draw:text-style-name="P2" draw:layer="layout" svg:width="16.097cm" svg:height="0.475cm" svg:x="2.2cm" svg:y="12.742cm">
          <draw:text-box>
            <text:p text:style-name="P1"><text:span text:style-name="T4">“</text:span><text:span text:style-name="T4">indicative of Saddam’s strategy: a drawn out debate with UNMOVIC over legality; an </text:span></text:p>
          </draw:text-box>
        </draw:frame>
        <draw:frame draw:style-name="gr1" draw:text-style-name="P2" draw:layer="layout" svg:width="16.393cm" svg:height="0.475cm" svg:x="2.2cm" svg:y="13.306cm">
          <draw:text-box>
            <text:p text:style-name="P1"><text:span text:style-name="T4">offer to form a ‘technical committee’ to review the weapon; compliance; and an attempt </text:span></text:p>
          </draw:text-box>
        </draw:frame>
        <draw:frame draw:style-name="gr1" draw:text-style-name="P2" draw:layer="layout" svg:width="16.47cm" svg:height="0.475cm" svg:x="2.2cm" svg:y="13.871cm">
          <draw:text-box>
            <text:p text:style-name="P1"><text:span text:style-name="T4">to portray compliance as a major concession”. Mr Miller predicted that Iraq would “draw </text:span></text:p>
          </draw:text-box>
        </draw:frame>
        <draw:frame draw:style-name="gr1" draw:text-style-name="P2" draw:layer="layout" svg:width="15.708cm" svg:height="0.475cm" svg:x="2.2cm" svg:y="14.435cm">
          <draw:text-box>
            <text:p text:style-name="P1"><text:span text:style-name="T4">out the destruction process”, which might take “as long as two months to complete”.</text:span></text:p>
          </draw:text-box>
        </draw:frame>
        <draw:frame draw:style-name="gr1" draw:text-style-name="P2" draw:layer="layout" svg:width="4.862cm" svg:height="0.475cm" svg:x="2.2cm" svg:y="15.35cm">
          <draw:text-box>
            <text:p text:style-name="P1"><text:span text:style-name="T7">408. </text:span><text:span text:style-name="T4"><text:s/>Mr Miller concluded:</text:span></text:p>
          </draw:text-box>
        </draw:frame>
        <draw:frame draw:style-name="gr1" draw:text-style-name="P2" draw:layer="layout" svg:width="15.898cm" svg:height="0.475cm" svg:x="2.95cm" svg:y="16.264cm">
          <draw:text-box>
            <text:p text:style-name="P1"><text:span text:style-name="T4">“</text:span><text:span text:style-name="T4">In short, we have seen no indication that there will be a change in Iraq’s strategy … </text:span></text:p>
          </draw:text-box>
        </draw:frame>
        <draw:frame draw:style-name="gr1" draw:text-style-name="P2" draw:layer="layout" svg:width="15.631cm" svg:height="0.475cm" svg:x="2.95cm" svg:y="16.828cm">
          <draw:text-box>
            <text:p text:style-name="P1"><text:span text:style-name="T4">Iraq will continue to put the onus on the inspectors to set out what they want rather </text:span></text:p>
          </draw:text-box>
        </draw:frame>
        <draw:frame draw:style-name="gr1" draw:text-style-name="P2" draw:layer="layout" svg:width="15.107cm" svg:height="0.475cm" svg:x="2.95cm" svg:y="17.393cm">
          <draw:text-box>
            <text:p text:style-name="P1"><text:span text:style-name="T4">than pro-actively provide information … Saddam will be prepared to offer further </text:span></text:p>
          </draw:text-box>
        </draw:frame>
        <draw:frame draw:style-name="gr1" draw:text-style-name="P2" draw:layer="layout" svg:width="15.699cm" svg:height="0.475cm" svg:x="2.95cm" svg:y="17.957cm">
          <draw:text-box>
            <text:p text:style-name="P1"><text:span text:style-name="T4">concessions – or at least to say he is ready to. But based on current behaviour any </text:span></text:p>
          </draw:text-box>
        </draw:frame>
        <draw:frame draw:style-name="gr1" draw:text-style-name="P2" draw:layer="layout" svg:width="15.195cm" svg:height="0.475cm" svg:x="2.95cm" svg:y="18.522cm">
          <draw:text-box>
            <text:p text:style-name="P1"><text:span text:style-name="T4">information will be incomplete, will be difficult to interpret and will not represent a </text:span></text:p>
          </draw:text-box>
        </draw:frame>
        <draw:frame draw:style-name="gr1" draw:text-style-name="P2" draw:layer="layout" svg:width="14.98cm" svg:height="0.475cm" svg:x="2.95cm" svg:y="19.086cm">
          <draw:text-box>
            <text:p text:style-name="P1"><text:span text:style-name="T4">full declaration of Iraq’s capability. On overseas interviews and any proposal for </text:span></text:p>
          </draw:text-box>
        </draw:frame>
        <draw:frame draw:style-name="gr1" draw:text-style-name="P2" draw:layer="layout" svg:width="14.798cm" svg:height="0.475cm" svg:x="2.95cm" svg:y="19.651cm">
          <draw:text-box>
            <text:p text:style-name="P1"><text:span text:style-name="T4">a substantial UN military force, agreement is likely only in the face of imminent </text:span></text:p>
          </draw:text-box>
        </draw:frame>
        <draw:frame draw:style-name="gr1" draw:text-style-name="P2" draw:layer="layout" svg:width="2.851cm" svg:height="0.475cm" svg:x="2.95cm" svg:y="20.215cm">
          <draw:text-box>
            <text:p text:style-name="P1"><text:span text:style-name="T4">military action.”</text:span></text:p>
          </draw:text-box>
        </draw:frame>
        <draw:frame draw:style-name="gr6" draw:text-style-name="P8" draw:layer="layout" svg:width="7.305cm" svg:height="0.556cm" svg:x="2.2cm" svg:y="21.336cm">
          <draw:text-box>
            <text:p text:style-name="P1"><text:span text:style-name="T9">Security Council, 7 March 2003</text:span></text:p>
          </draw:text-box>
        </draw:frame>
        <draw:frame draw:style-name="gr1" draw:text-style-name="P2" draw:layer="layout" svg:width="16.626cm" svg:height="0.475cm" svg:x="2.2cm" svg:y="22.165cm">
          <draw:text-box>
            <text:p text:style-name="P1"><text:span text:style-name="T7">409. </text:span><text:span text:style-name="T15"><text:s/>In his report to the Security Council on 7 March, Dr Blix stated that there had </text:span></text:p>
          </draw:text-box>
        </draw:frame>
        <draw:frame draw:style-name="gr1" draw:text-style-name="P2" draw:layer="layout" svg:width="15.822cm" svg:height="0.475cm" svg:x="2.2cm" svg:y="22.729cm">
          <draw:text-box>
            <text:p text:style-name="P1"><text:span text:style-name="T15">been an acceleration of initiatives from Iraq since the end of January, but they </text:span></text:p>
          </draw:text-box>
        </draw:frame>
        <draw:frame draw:style-name="gr1" draw:text-style-name="P2" draw:layer="layout" svg:width="16.317cm" svg:height="0.475cm" svg:x="2.2cm" svg:y="23.293cm">
          <draw:text-box>
            <text:p text:style-name="P1"><text:span text:style-name="T15">could not be said to constitute immediate co-operation. Nor did they necessarily </text:span></text:p>
          </draw:text-box>
        </draw:frame>
        <draw:frame draw:style-name="gr1" draw:text-style-name="P2" draw:layer="layout" svg:width="13.303cm" svg:height="0.475cm" svg:x="2.2cm" svg:y="23.858cm">
          <draw:text-box>
            <text:p text:style-name="P1"><text:span text:style-name="T15">cover all areas of relevance; but they were nevertheless welcome.</text:span></text:p>
          </draw:text-box>
        </draw:frame>
        <draw:frame draw:style-name="gr1" draw:text-style-name="P2" draw:layer="layout" svg:width="16.313cm" svg:height="0.475cm" svg:x="2.2cm" svg:y="24.772cm">
          <draw:text-box>
            <text:p text:style-name="P1"><text:span text:style-name="T7">410. </text:span><text:span text:style-name="T4"><text:s/>Dr Blix and Dr ElBaradei’s presentations to the Security Council on 7 March, an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645cm" svg:y1="27.137cm" svg:x2="15.821cm" svg:y2="27.137cm">
          <text:p/>
        </draw:line>
        <draw:frame draw:style-name="gr1" draw:text-style-name="P2" draw:layer="layout" svg:width="12.224cm" svg:height="0.475cm" svg:x="2.2cm" svg:y="25.337cm">
          <draw:text-box>
            <text:p text:style-name="P1"><text:span text:style-name="T4">the subsequent discussion, are described in detail in Section 3.7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6" draw:layer="layout" svg:width="13.18cm" svg:height="0.395cm" svg:x="2.646cm" svg:y="26.781cm">
          <draw:text-box>
            <text:p text:style-name="P1"><text:span text:style-name="T6">Minute Miller to Manning, 6 March 2003, ‘Iraq: Potential Compliance with UNMOVIC’</text:span><text:span text:style-name="T11">.</text:span></text:p>
          </draw:text-box>
        </draw:frame>
      </draw:page>
      <draw:page draw:name="page8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1" draw:text-style-name="P2" draw:layer="layout" svg:width="15.581cm" svg:height="0.475cm" svg:x="2.2cm" svg:y="2.525cm">
          <draw:text-box>
            <text:p text:style-name="P1"><text:span text:style-name="T7">411. </text:span><text:span text:style-name="T4"><text:s/>Introducing UNMOVIC’s 12th quarterly report of activity to 28 February 2003, </text:span></text:p>
          </draw:text-box>
        </draw:frame>
        <draw:frame draw:style-name="gr1" draw:text-style-name="P2" draw:layer="layout" svg:width="15.839cm" svg:height="0.475cm" svg:x="2.2cm" svg:y="3.09cm">
          <draw:text-box>
            <text:p text:style-name="P1"><text:span text:style-name="T4">Dr Blix stated that, when the quarterly report had been finalised, there had still been </text:span></text:p>
          </draw:text-box>
        </draw:frame>
        <draw:frame draw:style-name="gr1" draw:text-style-name="P2" draw:layer="layout" svg:width="14.391cm" svg:height="0.475cm" svg:x="2.2cm" svg:y="3.654cm">
          <draw:text-box>
            <text:p text:style-name="P1"><text:span text:style-name="T4">“</text:span><text:span text:style-name="T4">relatively little tangible progress to note” and the report had been “cautious”.</text:span></text:p>
          </draw:text-box>
        </draw:frame>
        <draw:frame draw:style-name="gr7" draw:text-style-name="P9" draw:layer="layout" svg:width="0.408cm" svg:height="0.276cm" svg:x="16.531cm" svg:y="3.673cm">
          <draw:text-box>
            <text:p text:style-name="P1"><text:span text:style-name="T13">157</text:span></text:p>
          </draw:text-box>
        </draw:frame>
        <draw:frame draw:style-name="gr1" draw:text-style-name="P2" draw:layer="layout" svg:width="0.422cm" svg:height="0.475cm" svg:x="16.94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48cm" svg:height="0.475cm" svg:x="2.2cm" svg:y="4.218cm">
          <draw:text-box>
            <text:p text:style-name="P1"><text:span text:style-name="T4">By 7 March, there had been a number of relevant events on which he would bring the </text:span></text:p>
          </draw:text-box>
        </draw:frame>
        <draw:frame draw:style-name="gr1" draw:text-style-name="P2" draw:layer="layout" svg:width="3.431cm" svg:height="0.475cm" svg:x="2.2cm" svg:y="4.783cm">
          <draw:text-box>
            <text:p text:style-name="P1"><text:span text:style-name="T4">Council up to date</text:span></text:p>
          </draw:text-box>
        </draw:frame>
        <draw:frame draw:style-name="gr1" draw:text-style-name="P2" draw:layer="layout" svg:width="15.492cm" svg:height="0.475cm" svg:x="2.2cm" svg:y="5.697cm">
          <draw:text-box>
            <text:p text:style-name="P1"><text:span text:style-name="T7">412. </text:span><text:span text:style-name="T4"><text:s/>Dr Blix stated that inspections had begun on 27 November 2002, and “faced </text:span></text:p>
          </draw:text-box>
        </draw:frame>
        <draw:frame draw:style-name="gr1" draw:text-style-name="P2" draw:layer="layout" svg:width="16.351cm" svg:height="0.475cm" svg:x="2.2cm" svg:y="6.262cm">
          <draw:text-box>
            <text:p text:style-name="P1"><text:span text:style-name="T4">relatively few difficulties”. While there were “frictions”, “at this juncture”, UNMOVIC was </text:span></text:p>
          </draw:text-box>
        </draw:frame>
        <draw:frame draw:style-name="gr1" draw:text-style-name="P2" draw:layer="layout" svg:width="16.157cm" svg:height="0.475cm" svg:x="2.2cm" svg:y="6.826cm">
          <draw:text-box>
            <text:p text:style-name="P1"><text:span text:style-name="T4">“</text:span><text:span text:style-name="T4">able to perform professional no-notice inspections all over Iraq and to increase aerial </text:span></text:p>
          </draw:text-box>
        </draw:frame>
        <draw:frame draw:style-name="gr1" draw:text-style-name="P2" draw:layer="layout" svg:width="10.247cm" svg:height="0.475cm" svg:x="2.2cm" svg:y="7.391cm">
          <draw:text-box>
            <text:p text:style-name="P1"><text:span text:style-name="T4">surveillance” and its capabilities were being increased.</text:span></text:p>
          </draw:text-box>
        </draw:frame>
        <draw:frame draw:style-name="gr1" draw:text-style-name="P2" draw:layer="layout" svg:width="16.673cm" svg:height="0.475cm" svg:x="2.2cm" svg:y="8.305cm">
          <draw:text-box>
            <text:p text:style-name="P1"><text:span text:style-name="T7">413. </text:span><text:span text:style-name="T4"><text:s/>Iraq seemed “to have encouraged interviewees not to request the presence of Iraq </text:span></text:p>
          </draw:text-box>
        </draw:frame>
        <draw:frame draw:style-name="gr1" draw:text-style-name="P2" draw:layer="layout" svg:width="16.017cm" svg:height="0.475cm" svg:x="2.2cm" svg:y="8.87cm">
          <draw:text-box>
            <text:p text:style-name="P1"><text:span text:style-name="T4">officials … or the taping of interviews” but “conditions ensuring the absence of undue </text:span></text:p>
          </draw:text-box>
        </draw:frame>
        <draw:frame draw:style-name="gr1" draw:text-style-name="P2" draw:layer="layout" svg:width="16.173cm" svg:height="0.475cm" svg:x="2.2cm" svg:y="9.434cm">
          <draw:text-box>
            <text:p text:style-name="P1"><text:span text:style-name="T4">influence were difficult to attain inside Iraq. Interviews outside Iraq might provide such </text:span></text:p>
          </draw:text-box>
        </draw:frame>
        <draw:frame draw:style-name="gr1" draw:text-style-name="P2" draw:layer="layout" svg:width="16.389cm" svg:height="0.475cm" svg:x="2.2cm" svg:y="9.998cm">
          <draw:text-box>
            <text:p text:style-name="P1"><text:span text:style-name="T4">assurance. It is our intention to request such interviews shortly.” Thirty-eight individuals </text:span></text:p>
          </draw:text-box>
        </draw:frame>
        <draw:frame draw:style-name="gr1" draw:text-style-name="P2" draw:layer="layout" svg:width="16.127cm" svg:height="0.475cm" svg:x="2.2cm" svg:y="10.563cm">
          <draw:text-box>
            <text:p text:style-name="P1"><text:span text:style-name="T4">had been asked for interviews and 10 had accepted UNMOVIC’s terms, seven during </text:span></text:p>
          </draw:text-box>
        </draw:frame>
        <draw:frame draw:style-name="gr1" draw:text-style-name="P2" draw:layer="layout" svg:width="2.601cm" svg:height="0.475cm" svg:x="2.2cm" svg:y="11.127cm">
          <draw:text-box>
            <text:p text:style-name="P1"><text:span text:style-name="T4">the last week.</text:span></text:p>
          </draw:text-box>
        </draw:frame>
        <draw:frame draw:style-name="gr1" draw:text-style-name="P2" draw:layer="layout" svg:width="16.055cm" svg:height="0.475cm" svg:x="2.2cm" svg:y="12.042cm">
          <draw:text-box>
            <text:p text:style-name="P1"><text:span text:style-name="T7">414. </text:span><text:span text:style-name="T4"><text:s/>Iraq had denied the existence of mobile production units for biological weapons </text:span></text:p>
          </draw:text-box>
        </draw:frame>
        <draw:frame draw:style-name="gr1" draw:text-style-name="P2" draw:layer="layout" svg:width="16.694cm" svg:height="0.475cm" svg:x="2.2cm" svg:y="12.606cm">
          <draw:text-box>
            <text:p text:style-name="P1"><text:span text:style-name="T4">and that proscribed activities were being conducted underground. Inspections had taken </text:span></text:p>
          </draw:text-box>
        </draw:frame>
        <draw:frame draw:style-name="gr1" draw:text-style-name="P2" draw:layer="layout" svg:width="16.381cm" svg:height="0.475cm" svg:x="2.2cm" svg:y="13.171cm">
          <draw:text-box>
            <text:p text:style-name="P1"><text:span text:style-name="T4">place at declared and undeclared sites but no evidence of proscribed activities had “so </text:span></text:p>
          </draw:text-box>
        </draw:frame>
        <draw:frame draw:style-name="gr1" draw:text-style-name="P2" draw:layer="layout" svg:width="15.86cm" svg:height="0.475cm" svg:x="2.2cm" svg:y="13.735cm">
          <draw:text-box>
            <text:p text:style-name="P1"><text:span text:style-name="T4">far been found”. Iraq was “expected to assist in the development of credible ways to </text:span></text:p>
          </draw:text-box>
        </draw:frame>
        <draw:frame draw:style-name="gr1" draw:text-style-name="P2" draw:layer="layout" svg:width="9.383cm" svg:height="0.475cm" svg:x="2.2cm" svg:y="14.3cm">
          <draw:text-box>
            <text:p text:style-name="P1"><text:span text:style-name="T4">conduct random checks of ground transportation”.</text:span></text:p>
          </draw:text-box>
        </draw:frame>
        <draw:frame draw:style-name="gr1" draw:text-style-name="P2" draw:layer="layout" svg:width="15.508cm" svg:height="0.475cm" svg:x="2.2cm" svg:y="15.214cm">
          <draw:text-box>
            <text:p text:style-name="P1"><text:span text:style-name="T7">415. </text:span><text:span text:style-name="T4"><text:s/>Inspectors were examining Iraq’s programmes for RPVs and data was being </text:span></text:p>
          </draw:text-box>
        </draw:frame>
        <draw:frame draw:style-name="gr1" draw:text-style-name="P2" draw:layer="layout" svg:width="13.621cm" svg:height="0.475cm" svg:x="2.2cm" svg:y="15.778cm">
          <draw:text-box>
            <text:p text:style-name="P1"><text:span text:style-name="T4">collected to assess the range and other capabilities of the models found.</text:span></text:p>
          </draw:text-box>
        </draw:frame>
        <draw:frame draw:style-name="gr1" draw:text-style-name="P2" draw:layer="layout" svg:width="16.021cm" svg:height="0.475cm" svg:x="2.2cm" svg:y="16.693cm">
          <draw:text-box>
            <text:p text:style-name="P1"><text:span text:style-name="T7">416. </text:span><text:span text:style-name="T4"><text:s/>In relation to “reports of proscribed activity conducted underground”, which Iraq </text:span></text:p>
          </draw:text-box>
        </draw:frame>
        <draw:frame draw:style-name="gr1" draw:text-style-name="P2" draw:layer="layout" svg:width="15.564cm" svg:height="0.475cm" svg:x="2.2cm" svg:y="17.257cm">
          <draw:text-box>
            <text:p text:style-name="P1"><text:span text:style-name="T4">had denied, Dr Blix stated that “no facilities for chemical or biological production or </text:span></text:p>
          </draw:text-box>
        </draw:frame>
        <draw:frame draw:style-name="gr1" draw:text-style-name="P2" draw:layer="layout" svg:width="16.152cm" svg:height="0.475cm" svg:x="2.2cm" svg:y="17.822cm">
          <draw:text-box>
            <text:p text:style-name="P1"><text:span text:style-name="T4">storage have been found so far”. Iraq should provide information on any underground </text:span></text:p>
          </draw:text-box>
        </draw:frame>
        <draw:frame draw:style-name="gr1" draw:text-style-name="P2" draw:layer="layout" svg:width="16.635cm" svg:height="0.475cm" svg:x="2.2cm" svg:y="18.386cm">
          <draw:text-box>
            <text:p text:style-name="P1"><text:span text:style-name="T4">facilities that were suitable for the production or storage of weapons of mass destruction.</text:span></text:p>
          </draw:text-box>
        </draw:frame>
        <draw:frame draw:style-name="gr1" draw:text-style-name="P2" draw:layer="layout" svg:width="14.857cm" svg:height="0.475cm" svg:x="2.2cm" svg:y="19.301cm">
          <draw:text-box>
            <text:p text:style-name="P1"><text:span text:style-name="T7">417. </text:span><text:span text:style-name="T4"><text:s/>Dr Blix stressed the importance of Iraq’s acceptance of the destruction of </text:span></text:p>
          </draw:text-box>
        </draw:frame>
        <draw:frame draw:style-name="gr1" draw:text-style-name="P2" draw:layer="layout" svg:width="16.199cm" svg:height="0.475cm" svg:x="2.2cm" svg:y="19.865cm">
          <draw:text-box>
            <text:p text:style-name="P1"><text:span text:style-name="T4">Al Samoud 2 missiles and associated items, which constituted a “substantial measure </text:span></text:p>
          </draw:text-box>
        </draw:frame>
        <draw:frame draw:style-name="gr1" draw:text-style-name="P2" draw:layer="layout" svg:width="9.705cm" svg:height="0.475cm" svg:x="2.2cm" svg:y="20.43cm">
          <draw:text-box>
            <text:p text:style-name="P1"><text:span text:style-name="T4">of disarmament … the first since the middle 1990s”.</text:span></text:p>
          </draw:text-box>
        </draw:frame>
        <draw:frame draw:style-name="gr1" draw:text-style-name="P2" draw:layer="layout" svg:width="8.765cm" svg:height="0.475cm" svg:x="2.2cm" svg:y="21.344cm">
          <draw:text-box>
            <text:p text:style-name="P1"><text:span text:style-name="T7">418. </text:span><text:span text:style-name="T4"><text:s/>Other points covered by Dr Blix included:</text:span></text:p>
          </draw:text-box>
        </draw:frame>
        <draw:frame draw:style-name="gr2" draw:text-style-name="P3" draw:layer="layout" svg:width="0.634cm" svg:height="0.712cm" svg:x="2.95cm" svg:y="22.1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22cm" svg:height="0.475cm" svg:x="3.7cm" svg:y="22.258cm">
          <draw:text-box>
            <text:p text:style-name="P1"><text:span text:style-name="T4">UNMOVIC was reviewing the legality of the Al Fatah missile.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22.923cm">
          <draw:text-box>
            <text:p text:style-name="P1"><text:span text:style-name="T4">Papers on anthrax, VX and missiles had recently been provided. Many re-stated </text:span></text:p>
          </draw:text-box>
        </draw:frame>
        <draw:frame draw:style-name="gr1" draw:text-style-name="P2" draw:layer="layout" svg:width="15.03cm" svg:height="0.475cm" svg:x="3.7cm" svg:y="23.487cm">
          <draw:text-box>
            <text:p text:style-name="P1"><text:span text:style-name="T4">what Iraq had already declared, but some required further study and discussion.</text:span></text:p>
          </draw:text-box>
        </draw:frame>
        <draw:frame draw:style-name="gr2" draw:text-style-name="P3" draw:layer="layout" svg:width="0.634cm" svg:height="0.712cm" svg:x="2.95cm" svg:y="23.9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03cm" svg:height="0.475cm" svg:x="3.7cm" svg:y="24.152cm">
          <draw:text-box>
            <text:p text:style-name="P1"><text:span text:style-name="T4">There was “a significant Iraqi effort under way to clarify a major source of </text:span></text:p>
          </draw:text-box>
        </draw:frame>
        <draw:frame draw:style-name="gr1" draw:text-style-name="P2" draw:layer="layout" svg:width="14.916cm" svg:height="0.475cm" svg:x="3.7cm" svg:y="24.716cm">
          <draw:text-box>
            <text:p text:style-name="P1"><text:span text:style-name="T4">uncertainty” about the “quantities of biological and chemical weapons” that ha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4.315cm" svg:height="0.475cm" svg:x="3.7cm" svg:y="25.281cm">
          <draw:text-box>
            <text:p text:style-name="P1"><text:span text:style-name="T4">been “unilaterally destroyed in 1991”, by excavating a site that was formerly 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7 </text:span></text:p>
          </draw:text-box>
        </draw:frame>
        <draw:frame draw:style-name="gr4" draw:text-style-name="P6" draw:layer="layout" svg:width="11.275cm" svg:height="0.395cm" svg:x="2.646cm" svg:y="26.781cm">
          <draw:text-box>
            <text:p text:style-name="P1"><text:span text:style-name="T11">UN Security Council, ‘4714th Meeting Friday 7 March 2003’ (S/PV.4714).</text:span></text:p>
          </draw:text-box>
        </draw:frame>
      </draw:page>
      <draw:page draw:name="page8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1" draw:text-style-name="P2" draw:layer="layout" svg:width="15.018cm" svg:height="0.475cm" svg:x="3.7cm" svg:y="2.525cm">
          <draw:text-box>
            <text:p text:style-name="P1"><text:span text:style-name="T4">“</text:span><text:span text:style-name="T4">deemed too dangerous”. Eight intact bombs had been unearthed, two of which </text:span></text:p>
          </draw:text-box>
        </draw:frame>
        <draw:frame draw:style-name="gr1" draw:text-style-name="P2" draw:layer="layout" svg:width="14.349cm" svg:height="0.475cm" svg:x="3.7cm" svg:y="3.09cm">
          <draw:text-box>
            <text:p text:style-name="P1"><text:span text:style-name="T4">had a “liquid fill”. That “should be followed by a serious and credible effort to </text:span></text:p>
          </draw:text-box>
        </draw:frame>
        <draw:frame draw:style-name="gr1" draw:text-style-name="P2" draw:layer="layout" svg:width="10.657cm" svg:height="0.475cm" svg:x="3.7cm" svg:y="3.654cm">
          <draw:text-box>
            <text:p text:style-name="P1"><text:span text:style-name="T4">determine” how many R-400 bombs had been produced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52cm" svg:height="0.475cm" svg:x="3.7cm" svg:y="4.318cm">
          <draw:text-box>
            <text:p text:style-name="P1"><text:span text:style-name="T4">Iraq had informed UNMOVIC that there would be further legislation on </text:span></text:p>
          </draw:text-box>
        </draw:frame>
        <draw:frame draw:style-name="gr1" draw:text-style-name="P2" draw:layer="layout" svg:width="9.307cm" svg:height="0.475cm" svg:x="3.7cm" svg:y="4.883cm">
          <draw:text-box>
            <text:p text:style-name="P1"><text:span text:style-name="T4">prohibiting work on weapons of mass destruction.</text:span></text:p>
          </draw:text-box>
        </draw:frame>
        <draw:frame draw:style-name="gr1" draw:text-style-name="P2" draw:layer="layout" svg:width="16.254cm" svg:height="0.475cm" svg:x="2.2cm" svg:y="5.797cm">
          <draw:text-box>
            <text:p text:style-name="P1"><text:span text:style-name="T7">419. </text:span><text:span text:style-name="T15"><text:s/>Dr ElBaradei reported that there were no indications that Iraq had resumed </text:span></text:p>
          </draw:text-box>
        </draw:frame>
        <draw:frame draw:style-name="gr1" draw:text-style-name="P2" draw:layer="layout" svg:width="15.657cm" svg:height="0.475cm" svg:x="2.2cm" svg:y="6.362cm">
          <draw:text-box>
            <text:p text:style-name="P1"><text:span text:style-name="T15">nuclear activities since the inspectors left in December 1998 and the recently </text:span></text:p>
          </draw:text-box>
        </draw:frame>
        <draw:frame draw:style-name="gr1" draw:text-style-name="P2" draw:layer="layout" svg:width="16.66cm" svg:height="0.475cm" svg:x="2.2cm" svg:y="6.926cm">
          <draw:text-box>
            <text:p text:style-name="P1"><text:span text:style-name="T15">increased level of Iraqi co-operation should allow the IAEA to provide the Security </text:span></text:p>
          </draw:text-box>
        </draw:frame>
        <draw:frame draw:style-name="gr1" draw:text-style-name="P2" draw:layer="layout" svg:width="15.204cm" svg:height="0.475cm" svg:x="2.2cm" svg:y="7.491cm">
          <draw:text-box>
            <text:p text:style-name="P1"><text:span text:style-name="T15">Council with an assessment of Iraq’s nuclear capabilities in the near future.</text:span></text:p>
          </draw:text-box>
        </draw:frame>
        <draw:frame draw:style-name="gr1" draw:text-style-name="P2" draw:layer="layout" svg:width="15.081cm" svg:height="0.475cm" svg:x="2.2cm" svg:y="8.405cm">
          <draw:text-box>
            <text:p text:style-name="P1"><text:span text:style-name="T7">420. </text:span><text:span text:style-name="T4"><text:s/>Dr ElBaradei reported that the IAEA was focused on the “central question” </text:span></text:p>
          </draw:text-box>
        </draw:frame>
        <draw:frame draw:style-name="gr1" draw:text-style-name="P2" draw:layer="layout" svg:width="15.242cm" svg:height="0.475cm" svg:x="2.2cm" svg:y="8.97cm">
          <draw:text-box>
            <text:p text:style-name="P1"><text:span text:style-name="T4">of “whether Iraq has revived, or attempted to revive, its defunct nuclear weapons </text:span></text:p>
          </draw:text-box>
        </draw:frame>
        <draw:frame draw:style-name="gr1" draw:text-style-name="P2" draw:layer="layout" svg:width="6.868cm" svg:height="0.475cm" svg:x="2.2cm" svg:y="9.534cm">
          <draw:text-box>
            <text:p text:style-name="P1"><text:span text:style-name="T4">programme over the last four years”.</text:span></text:p>
          </draw:text-box>
        </draw:frame>
        <draw:frame draw:style-name="gr7" draw:text-style-name="P9" draw:layer="layout" svg:width="0.408cm" svg:height="0.276cm" svg:x="9.047cm" svg:y="9.553cm">
          <draw:text-box>
            <text:p text:style-name="P1"><text:span text:style-name="T13">158</text:span></text:p>
          </draw:text-box>
        </draw:frame>
        <draw:frame draw:style-name="gr1" draw:text-style-name="P2" draw:layer="layout" svg:width="4.659cm" svg:height="0.475cm" svg:x="9.458cm" svg:y="9.534cm">
          <draw:text-box>
            <text:p text:style-name="P1"><text:span text:style-name="T4"><text:s/></text:span><text:span text:style-name="T4">Dr ElBaradei noted that:</text:span></text:p>
          </draw:text-box>
        </draw:frame>
        <draw:frame draw:style-name="gr1" draw:text-style-name="P2" draw:layer="layout" svg:width="15.564cm" svg:height="0.475cm" svg:x="2.95cm" svg:y="10.448cm">
          <draw:text-box>
            <text:p text:style-name="P1"><text:span text:style-name="T4">“… </text:span><text:span text:style-name="T4">in the past three weeks, possibly as a result of ever-increasing pressure by the </text:span></text:p>
          </draw:text-box>
        </draw:frame>
        <draw:frame draw:style-name="gr1" draw:text-style-name="P2" draw:layer="layout" svg:width="15.504cm" svg:height="0.475cm" svg:x="2.95cm" svg:y="11.013cm">
          <draw:text-box>
            <text:p text:style-name="P1"><text:span text:style-name="T4">international community, Iraq has been forthcoming in its co-operation, particularly </text:span></text:p>
          </draw:text-box>
        </draw:frame>
        <draw:frame draw:style-name="gr1" draw:text-style-name="P2" draw:layer="layout" svg:width="15.263cm" svg:height="0.475cm" svg:x="2.95cm" svg:y="11.577cm">
          <draw:text-box>
            <text:p text:style-name="P1"><text:span text:style-name="T4">with regard to the conduct of private interviews and in making available evidence </text:span></text:p>
          </draw:text-box>
        </draw:frame>
        <draw:frame draw:style-name="gr1" draw:text-style-name="P2" draw:layer="layout" svg:width="12.41cm" svg:height="0.475cm" svg:x="2.95cm" svg:y="12.142cm">
          <draw:text-box>
            <text:p text:style-name="P1"><text:span text:style-name="T4">that could contribute to the resolution of matters of IAEA concern.”</text:span></text:p>
          </draw:text-box>
        </draw:frame>
        <draw:frame draw:style-name="gr1" draw:text-style-name="P2" draw:layer="layout" svg:width="15.593cm" svg:height="0.475cm" svg:x="2.2cm" svg:y="13.056cm">
          <draw:text-box>
            <text:p text:style-name="P1"><text:span text:style-name="T7">421. </text:span><text:span text:style-name="T4"><text:s/>That “should enable” the IAEA “in the very near future to provide the Security </text:span></text:p>
          </draw:text-box>
        </draw:frame>
        <draw:frame draw:style-name="gr1" draw:text-style-name="P2" draw:layer="layout" svg:width="14.378cm" svg:height="0.475cm" svg:x="2.2cm" svg:y="13.621cm">
          <draw:text-box>
            <text:p text:style-name="P1"><text:span text:style-name="T4">Council with an objective and thorough assessment of Iraq’s nuclear-related </text:span></text:p>
          </draw:text-box>
        </draw:frame>
        <draw:frame draw:style-name="gr1" draw:text-style-name="P2" draw:layer="layout" svg:width="2.36cm" svg:height="0.475cm" svg:x="2.2cm" svg:y="14.185cm">
          <draw:text-box>
            <text:p text:style-name="P1"><text:span text:style-name="T4">capabilities”.</text:span></text:p>
          </draw:text-box>
        </draw:frame>
        <draw:frame draw:style-name="gr1" draw:text-style-name="P2" draw:layer="layout" svg:width="16.503cm" svg:height="0.475cm" svg:x="2.2cm" svg:y="15.1cm">
          <draw:text-box>
            <text:p text:style-name="P1"><text:span text:style-name="T7">422. </text:span><text:span text:style-name="T4"><text:s/>Iraq’s industrial capacity had deteriorated sharply, including through the departure </text:span></text:p>
          </draw:text-box>
        </draw:frame>
        <draw:frame draw:style-name="gr1" draw:text-style-name="P2" draw:layer="layout" svg:width="16.216cm" svg:height="0.475cm" svg:x="2.2cm" svg:y="15.664cm">
          <draw:text-box>
            <text:p text:style-name="P1"><text:span text:style-name="T4">of foreign support present in the 1980s and large numbers of skilled Iraqi personnel in </text:span></text:p>
          </draw:text-box>
        </draw:frame>
        <draw:frame draw:style-name="gr1" draw:text-style-name="P2" draw:layer="layout" svg:width="4.214cm" svg:height="0.475cm" svg:x="2.2cm" svg:y="16.228cm">
          <draw:text-box>
            <text:p text:style-name="P1"><text:span text:style-name="T4">the preceding decade.</text:span></text:p>
          </draw:text-box>
        </draw:frame>
        <draw:frame draw:style-name="gr1" draw:text-style-name="P2" draw:layer="layout" svg:width="16.224cm" svg:height="0.475cm" svg:x="2.2cm" svg:y="17.143cm">
          <draw:text-box>
            <text:p text:style-name="P1"><text:span text:style-name="T7">423. </text:span><text:span text:style-name="T4"><text:s/>Interviews were continuing, including two “private interviews in the last 10 days”. </text:span></text:p>
          </draw:text-box>
        </draw:frame>
        <draw:frame draw:style-name="gr1" draw:text-style-name="P2" draw:layer="layout" svg:width="16.465cm" svg:height="0.475cm" svg:x="2.2cm" svg:y="17.707cm">
          <draw:text-box>
            <text:p text:style-name="P1"><text:span text:style-name="T4">Interviews outside Iraq might be the best way to ensure that interviews were “free”, and </text:span></text:p>
          </draw:text-box>
        </draw:frame>
        <draw:frame draw:style-name="gr1" draw:text-style-name="P2" draw:layer="layout" svg:width="10.204cm" svg:height="0.475cm" svg:x="2.2cm" svg:y="18.272cm">
          <draw:text-box>
            <text:p text:style-name="P1"><text:span text:style-name="T4">the IAEA intended to request such interviews “shortly”.</text:span></text:p>
          </draw:text-box>
        </draw:frame>
        <draw:frame draw:style-name="gr1" draw:text-style-name="P2" draw:layer="layout" svg:width="15.551cm" svg:height="0.475cm" svg:x="2.2cm" svg:y="19.186cm">
          <draw:text-box>
            <text:p text:style-name="P1"><text:span text:style-name="T7">424. </text:span><text:span text:style-name="T4"><text:s/>The primary technical focus of the IAEA in the field had been on the possible </text:span></text:p>
          </draw:text-box>
        </draw:frame>
        <draw:frame draw:style-name="gr1" draw:text-style-name="P2" draw:layer="layout" svg:width="15.128cm" svg:height="0.475cm" svg:x="2.2cm" svg:y="19.751cm">
          <draw:text-box>
            <text:p text:style-name="P1"><text:span text:style-name="T4">resumption of Iraq’s efforts to enrich uranium. In relation to the three key issues, </text:span></text:p>
          </draw:text-box>
        </draw:frame>
        <draw:frame draw:style-name="gr1" draw:text-style-name="P2" draw:layer="layout" svg:width="2.606cm" svg:height="0.475cm" svg:x="2.2cm" svg:y="20.315cm">
          <draw:text-box>
            <text:p text:style-name="P1"><text:span text:style-name="T4">the IAEA had: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21.23cm">
          <draw:text-box>
            <text:p text:style-name="P1"><text:span text:style-name="T4">Failed to uncover any evidence that Iraq’s attempts to purchase high strength </text:span></text:p>
          </draw:text-box>
        </draw:frame>
        <draw:frame draw:style-name="gr1" draw:text-style-name="P2" draw:layer="layout" svg:width="14.395cm" svg:height="0.475cm" svg:x="3.7cm" svg:y="21.794cm">
          <draw:text-box>
            <text:p text:style-name="P1"><text:span text:style-name="T4">aluminium tubes was for “any project other than … rockets”. The documents </text:span></text:p>
          </draw:text-box>
        </draw:frame>
        <draw:frame draw:style-name="gr1" draw:text-style-name="P2" draw:layer="layout" svg:width="14.963cm" svg:height="0.475cm" svg:x="3.7cm" svg:y="22.358cm">
          <draw:text-box>
            <text:p text:style-name="P1"><text:span text:style-name="T4">provided and interviews had allowed the IAEA “to develop a coherent picture of </text:span></text:p>
          </draw:text-box>
        </draw:frame>
        <draw:frame draw:style-name="gr1" draw:text-style-name="P2" draw:layer="layout" svg:width="8.092cm" svg:height="0.475cm" svg:x="3.7cm" svg:y="22.923cm">
          <draw:text-box>
            <text:p text:style-name="P1"><text:span text:style-name="T4">attempted purchases and intended usage”.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23cm" svg:height="0.475cm" svg:x="3.7cm" svg:y="23.587cm">
          <draw:text-box>
            <text:p text:style-name="P1"><text:span text:style-name="T4">Verified that none of the magnets Iraq had declared could be used directly </text:span></text:p>
          </draw:text-box>
        </draw:frame>
        <draw:frame draw:style-name="gr1" draw:text-style-name="P2" draw:layer="layout" svg:width="14.51cm" svg:height="0.475cm" svg:x="3.7cm" svg:y="24.152cm">
          <draw:text-box>
            <text:p text:style-name="P1"><text:span text:style-name="T4">for the magnetic bearings in centrifuges. It was likely that Iraq possessed the </text:span></text:p>
          </draw:text-box>
        </draw:frame>
        <draw:frame draw:style-name="gr1" draw:text-style-name="P2" draw:layer="layout" svg:width="15.128cm" svg:height="0.475cm" svg:x="3.7cm" svg:y="24.716cm">
          <draw:text-box>
            <text:p text:style-name="P1"><text:span text:style-name="T4">expertise to manufacture such magnets and the IAEA would continue to monitor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7.067cm" svg:height="0.475cm" svg:x="3.7cm" svg:y="25.281cm">
          <draw:text-box>
            <text:p text:style-name="P1"><text:span text:style-name="T4">and inspect equipment and material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58 </text:span></text:p>
          </draw:text-box>
        </draw:frame>
        <draw:frame draw:style-name="gr4" draw:text-style-name="P6" draw:layer="layout" svg:width="11.275cm" svg:height="0.395cm" svg:x="2.646cm" svg:y="26.781cm">
          <draw:text-box>
            <text:p text:style-name="P1"><text:span text:style-name="T11">UN Security Council, ‘4714th Meeting Friday 7 March 2003’ (S/PV.4714).</text:span></text:p>
          </draw:text-box>
        </draw:frame>
      </draw:page>
      <draw:page draw:name="page8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2.525cm">
          <draw:text-box>
            <text:p text:style-name="P1"><text:span text:style-name="T4">Stated that documents relating to the reports of possible acquisition of uranium </text:span></text:p>
          </draw:text-box>
        </draw:frame>
        <draw:frame draw:style-name="gr1" draw:text-style-name="P2" draw:layer="layout" svg:width="14.323cm" svg:height="0.475cm" svg:x="3.7cm" svg:y="3.09cm">
          <draw:text-box>
            <text:p text:style-name="P1"><text:span text:style-name="T4">from Niger were not authentic, but the IAEA would continue to follow up any </text:span></text:p>
          </draw:text-box>
        </draw:frame>
        <draw:frame draw:style-name="gr1" draw:text-style-name="P2" draw:layer="layout" svg:width="3.761cm" svg:height="0.475cm" svg:x="3.7cm" svg:y="3.654cm">
          <draw:text-box>
            <text:p text:style-name="P1"><text:span text:style-name="T4">additional evidence.</text:span></text:p>
          </draw:text-box>
        </draw:frame>
        <draw:frame draw:style-name="gr1" draw:text-style-name="P2" draw:layer="layout" svg:width="10.945cm" svg:height="0.475cm" svg:x="2.2cm" svg:y="4.568cm">
          <draw:text-box>
            <text:p text:style-name="P1"><text:span text:style-name="T7">425. </text:span><text:span text:style-name="T4"><text:s/>Dr ElBaradei concluded that there was no indication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3.7cm" svg:y="5.483cm">
          <draw:text-box>
            <text:p text:style-name="P1"><text:span text:style-name="T4">“</text:span><text:span text:style-name="T4">of resumed nuclear activities” in buildings identified as new or reconstructed </text:span></text:p>
          </draw:text-box>
        </draw:frame>
        <draw:frame draw:style-name="gr1" draw:text-style-name="P2" draw:layer="layout" svg:width="2.178cm" svg:height="0.475cm" svg:x="3.7cm" svg:y="6.047cm">
          <draw:text-box>
            <text:p text:style-name="P1"><text:span text:style-name="T4">since 1998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44cm" svg:height="0.475cm" svg:x="3.7cm" svg:y="6.712cm">
          <draw:text-box>
            <text:p text:style-name="P1"><text:span text:style-name="T4">“</text:span><text:span text:style-name="T4">of nuclear-related prohibited activities at any inspected sites”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74cm" svg:height="0.475cm" svg:x="3.7cm" svg:y="7.376cm">
          <draw:text-box>
            <text:p text:style-name="P1"><text:span text:style-name="T4">“</text:span><text:span text:style-name="T4">that Iraq has attempted to import uranium since 1990”;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9cm" svg:height="0.475cm" svg:x="3.7cm" svg:y="8.041cm">
          <draw:text-box>
            <text:p text:style-name="P1"><text:span text:style-name="T4">“</text:span><text:span text:style-name="T4">that Iraq has attempted to import aluminium tubes for use in centrifuge </text:span></text:p>
          </draw:text-box>
        </draw:frame>
        <draw:frame draw:style-name="gr1" draw:text-style-name="P2" draw:layer="layout" svg:width="2.855cm" svg:height="0.475cm" svg:x="3.7cm" svg:y="8.605cm">
          <draw:text-box>
            <text:p text:style-name="P1"><text:span text:style-name="T4">enrichment”; or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49cm" svg:height="0.475cm" svg:x="3.7cm" svg:y="9.27cm">
          <draw:text-box>
            <text:p text:style-name="P1"><text:span text:style-name="T4">“</text:span><text:span text:style-name="T4">to date that Iraq imported magnets to use in a centrifuge enrichment </text:span></text:p>
          </draw:text-box>
        </draw:frame>
        <draw:frame draw:style-name="gr1" draw:text-style-name="P2" draw:layer="layout" svg:width="2.428cm" svg:height="0.475cm" svg:x="3.7cm" svg:y="9.834cm">
          <draw:text-box>
            <text:p text:style-name="P1"><text:span text:style-name="T4">programme”.</text:span></text:p>
          </draw:text-box>
        </draw:frame>
        <draw:frame draw:style-name="gr1" draw:text-style-name="P2" draw:layer="layout" svg:width="16.148cm" svg:height="0.475cm" svg:x="2.2cm" svg:y="10.748cm">
          <draw:text-box>
            <text:p text:style-name="P1"><text:span text:style-name="T7">426. </text:span><text:span text:style-name="T4"><text:s/>Dr ElBaradei stated that Iraq’s procurement efforts, including those in relation to </text:span></text:p>
          </draw:text-box>
        </draw:frame>
        <draw:frame draw:style-name="gr1" draw:text-style-name="P2" draw:layer="layout" svg:width="16.245cm" svg:height="0.475cm" svg:x="2.2cm" svg:y="11.313cm">
          <draw:text-box>
            <text:p text:style-name="P1"><text:span text:style-name="T4">magnets and aluminium tubes, had been conducted “in contravention of the sanctions </text:span></text:p>
          </draw:text-box>
        </draw:frame>
        <draw:frame draw:style-name="gr1" draw:text-style-name="P2" draw:layer="layout" svg:width="16.123cm" svg:height="0.475cm" svg:x="2.2cm" svg:y="11.877cm">
          <draw:text-box>
            <text:p text:style-name="P1"><text:span text:style-name="T4">controls” imposed by the Security Council. The IAEA would continue to scrutinise and </text:span></text:p>
          </draw:text-box>
        </draw:frame>
        <draw:frame draw:style-name="gr1" draw:text-style-name="P2" draw:layer="layout" svg:width="15.416cm" svg:height="0.475cm" svg:x="2.2cm" svg:y="12.442cm">
          <draw:text-box>
            <text:p text:style-name="P1"><text:span text:style-name="T4">investigate those issues and hoped “to continue to receive from States actionable </text:span></text:p>
          </draw:text-box>
        </draw:frame>
        <draw:frame draw:style-name="gr1" draw:text-style-name="P2" draw:layer="layout" svg:width="6.97cm" svg:height="0.475cm" svg:x="2.2cm" svg:y="13.006cm">
          <draw:text-box>
            <text:p text:style-name="P1"><text:span text:style-name="T4">information relevant to our mandate”.</text:span></text:p>
          </draw:text-box>
        </draw:frame>
        <draw:frame draw:style-name="gr1" draw:text-style-name="P2" draw:layer="layout" svg:width="16.262cm" svg:height="0.475cm" svg:x="2.2cm" svg:y="13.921cm">
          <draw:text-box>
            <text:p text:style-name="P1"><text:span text:style-name="T7">427. </text:span><text:span text:style-name="T15"><text:s/>Mr Aldouri emphasised that Iraq had taken the strategic decision to disarm </text:span></text:p>
          </draw:text-box>
        </draw:frame>
        <draw:frame draw:style-name="gr1" draw:text-style-name="P2" draw:layer="layout" svg:width="1.564cm" svg:height="0.475cm" svg:x="2.2cm" svg:y="14.485cm">
          <draw:text-box>
            <text:p text:style-name="P1"><text:span text:style-name="T15">in 1991.</text:span></text:p>
          </draw:text-box>
        </draw:frame>
        <draw:frame draw:style-name="gr1" draw:text-style-name="P2" draw:layer="layout" svg:width="15.555cm" svg:height="0.475cm" svg:x="2.2cm" svg:y="15.4cm">
          <draw:text-box>
            <text:p text:style-name="P1"><text:span text:style-name="T7">428. </text:span><text:span text:style-name="T4"><text:s/>Mr Aldouri underlined Iraq’s “pledge to continue pro-active co-operation” with </text:span></text:p>
          </draw:text-box>
        </draw:frame>
        <draw:frame draw:style-name="gr1" draw:text-style-name="P2" draw:layer="layout" svg:width="16.686cm" svg:height="0.475cm" svg:x="2.2cm" svg:y="15.964cm">
          <draw:text-box>
            <text:p text:style-name="P1"><text:span text:style-name="T4">UNMOVIC and the IAEA. He also stated that Iraq had taken “the strategic decision to rid </text:span></text:p>
          </draw:text-box>
        </draw:frame>
        <draw:frame draw:style-name="gr1" draw:text-style-name="P2" draw:layer="layout" svg:width="10.827cm" svg:height="0.475cm" svg:x="2.2cm" svg:y="16.528cm">
          <draw:text-box>
            <text:p text:style-name="P1"><text:span text:style-name="T4">itself of weapons of mass destruction” in 1991. He added:</text:span></text:p>
          </draw:text-box>
        </draw:frame>
        <draw:frame draw:style-name="gr1" draw:text-style-name="P2" draw:layer="layout" svg:width="15.297cm" svg:height="0.475cm" svg:x="2.95cm" svg:y="17.443cm">
          <draw:text-box>
            <text:p text:style-name="P1"><text:span text:style-name="T4">“</text:span><text:span text:style-name="T4">All weapons that have been proscribed fall into one of two categories: they have </text:span></text:p>
          </draw:text-box>
        </draw:frame>
        <draw:frame draw:style-name="gr1" draw:text-style-name="P2" draw:layer="layout" svg:width="15.526cm" svg:height="0.475cm" svg:x="2.95cm" svg:y="18.007cm">
          <draw:text-box>
            <text:p text:style-name="P1"><text:span text:style-name="T4">been either declared or unilaterally destroyed by Iraq. All the declarations that Iraq </text:span></text:p>
          </draw:text-box>
        </draw:frame>
        <draw:frame draw:style-name="gr1" draw:text-style-name="P2" draw:layer="layout" svg:width="15.682cm" svg:height="0.475cm" svg:x="2.95cm" svg:y="18.572cm">
          <draw:text-box>
            <text:p text:style-name="P1"><text:span text:style-name="T4">has been repeatedly asked to present concerned the details and verification of that </text:span></text:p>
          </draw:text-box>
        </draw:frame>
        <draw:frame draw:style-name="gr1" draw:text-style-name="P2" draw:layer="layout" svg:width="15.902cm" svg:height="0.475cm" svg:x="2.95cm" svg:y="19.136cm">
          <draw:text-box>
            <text:p text:style-name="P1"><text:span text:style-name="T4">unilateral destruction and nothing … else. It is for the accusers to prove otherwise, if </text:span></text:p>
          </draw:text-box>
        </draw:frame>
        <draw:frame draw:style-name="gr1" draw:text-style-name="P2" draw:layer="layout" svg:width="5.366cm" svg:height="0.475cm" svg:x="2.95cm" svg:y="19.701cm">
          <draw:text-box>
            <text:p text:style-name="P1"><text:span text:style-name="T4">they possess any evidence.”</text:span></text:p>
          </draw:text-box>
        </draw:frame>
        <draw:frame draw:style-name="gr1" draw:text-style-name="P2" draw:layer="layout" svg:width="10.445cm" svg:height="0.475cm" svg:x="2.2cm" svg:y="20.615cm">
          <draw:text-box>
            <text:p text:style-name="P1"><text:span text:style-name="T7">429. </text:span><text:span text:style-name="T4"><text:s/>Mr Aldouri stated that Iraq had no VX programme.</text:span></text:p>
          </draw:text-box>
        </draw:frame>
        <draw:frame draw:style-name="gr1" draw:text-style-name="P2" draw:layer="layout" svg:width="16.448cm" svg:height="0.475cm" svg:x="2.2cm" svg:y="21.53cm">
          <draw:text-box>
            <text:p text:style-name="P1"><text:span text:style-name="T7">430. </text:span><text:span text:style-name="T4"><text:s/>Mr Aldouri stated that the issues of concern identified by the US and UK were “an </text:span></text:p>
          </draw:text-box>
        </draw:frame>
        <draw:frame draw:style-name="gr1" draw:text-style-name="P2" draw:layer="layout" svg:width="16.423cm" svg:height="0.475cm" svg:x="2.2cm" svg:y="22.094cm">
          <draw:text-box>
            <text:p text:style-name="P1"><text:span text:style-name="T4">attempt to confuse the issue” and mask their real agenda to take over Iraq’s oil and the </text:span></text:p>
          </draw:text-box>
        </draw:frame>
        <draw:frame draw:style-name="gr1" draw:text-style-name="P2" draw:layer="layout" svg:width="16.355cm" svg:height="0.475cm" svg:x="2.2cm" svg:y="22.658cm">
          <draw:text-box>
            <text:p text:style-name="P1"><text:span text:style-name="T4">political and economic domination of the region. Iraq continued to hope for justice from </text:span></text:p>
          </draw:text-box>
        </draw:frame>
        <draw:frame draw:style-name="gr1" draw:text-style-name="P2" draw:layer="layout" svg:width="16.749cm" svg:height="0.475cm" svg:x="2.2cm" svg:y="23.223cm">
          <draw:text-box>
            <text:p text:style-name="P1"><text:span text:style-name="T4">the Security Council and called on the Council to thwart aggression and prevent “a crime </text:span></text:p>
          </draw:text-box>
        </draw:frame>
        <draw:frame draw:style-name="gr1" draw:text-style-name="P2" draw:layer="layout" svg:width="16.017cm" svg:height="0.475cm" svg:x="2.2cm" svg:y="23.787cm">
          <draw:text-box>
            <text:p text:style-name="P1"><text:span text:style-name="T4">whose impact would far surpass that of any crime of the past century”. He concluded:</text:span></text:p>
          </draw:text-box>
        </draw:frame>
        <draw:frame draw:style-name="gr1" draw:text-style-name="P2" draw:layer="layout" svg:width="15.209cm" svg:height="0.475cm" svg:x="2.95cm" svg:y="24.702cm">
          <draw:text-box>
            <text:p text:style-name="P1"><text:span text:style-name="T4">“… </text:span><text:span text:style-name="T4">war against Iraq will wreak destruction, but it will not unearth any weapons of </text:span></text:p>
          </draw:text-box>
        </draw:frame>
        <draw:frame draw:style-name="gr1" draw:text-style-name="P2" draw:layer="layout" svg:width="15.877cm" svg:height="0.475cm" svg:x="2.95cm" svg:y="25.266cm">
          <draw:text-box>
            <text:p text:style-name="P1"><text:span text:style-name="T4">mass destruction, for one very simple reason: there are no such weapons, except in </text:span></text:p>
          </draw:text-box>
        </draw:frame>
        <draw:frame draw:style-name="gr1" draw:text-style-name="P2" draw:layer="layout" svg:width="5.196cm" svg:height="0.475cm" svg:x="2.95cm" svg:y="25.831cm">
          <draw:text-box>
            <text:p text:style-name="P1"><text:span text:style-name="T4">the imagination of some …”</text:span></text:p>
          </draw:text-box>
        </draw:frame>
      </draw:page>
      <draw:page draw:name="page8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7">431. </text:span><text:span text:style-name="T15"><text:s/>In subsequent informal consultations, Sir Jeremy Greenstock stated that the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15">UK was sure Iraq had WMD, but they could not be located because they had been </text:span></text:p>
          </draw:text-box>
        </draw:frame>
        <draw:frame draw:style-name="gr1" draw:text-style-name="P2" draw:layer="layout" svg:width="3.02cm" svg:height="0.475cm" svg:x="2.2cm" svg:y="3.654cm">
          <draw:text-box>
            <text:p text:style-name="P1"><text:span text:style-name="T15">hidden by Iraq.</text:span></text:p>
          </draw:text-box>
        </draw:frame>
        <draw:frame draw:style-name="gr1" draw:text-style-name="P2" draw:layer="layout" svg:width="16.004cm" svg:height="0.475cm" svg:x="2.2cm" svg:y="4.568cm">
          <draw:text-box>
            <text:p text:style-name="P1"><text:span text:style-name="T7">432. </text:span><text:span text:style-name="T4"><text:s/>The Council meeting was followed by “a long session of informal consultations”.</text:span></text:p>
          </draw:text-box>
        </draw:frame>
        <draw:frame draw:style-name="gr7" draw:text-style-name="P9" draw:layer="layout" svg:width="0.408cm" svg:height="0.276cm" svg:x="18.13cm" svg:y="4.587cm">
          <draw:text-box>
            <text:p text:style-name="P1"><text:span text:style-name="T13">159</text:span></text:p>
          </draw:text-box>
        </draw:frame>
        <draw:frame draw:style-name="gr1" draw:text-style-name="P2" draw:layer="layout" svg:width="11.047cm" svg:height="0.475cm" svg:x="2.2cm" svg:y="5.483cm">
          <draw:text-box>
            <text:p text:style-name="P1"><text:span text:style-name="T7">433. </text:span><text:span text:style-name="T4"><text:s/>The points made by Sir Jeremy Greenstock included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6.397cm">
          <draw:text-box>
            <text:p text:style-name="P1"><text:span text:style-name="T4">There was “no real evidence of non-compliance on the nuclear weapons file”.</text:span></text:p>
          </draw:text-box>
        </draw:frame>
        <draw:frame draw:style-name="gr2" draw:text-style-name="P3" draw:layer="layout" svg:width="0.634cm" svg:height="0.712cm" svg:x="2.95cm" svg:y="6.9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7.062cm">
          <draw:text-box>
            <text:p text:style-name="P1"><text:span text:style-name="T4">The “key question” was whether Iraq had WMD: “The UK was sure they did. </text:span></text:p>
          </draw:text-box>
        </draw:frame>
        <draw:frame draw:style-name="gr1" draw:text-style-name="P2" draw:layer="layout" svg:width="14.311cm" svg:height="0.475cm" svg:x="3.7cm" svg:y="7.626cm">
          <draw:text-box>
            <text:p text:style-name="P1"><text:span text:style-name="T4">But the WMD could not be located because Iraq had hidden them, and they </text:span></text:p>
          </draw:text-box>
        </draw:frame>
        <draw:frame draw:style-name="gr1" draw:text-style-name="P2" draw:layer="layout" svg:width="14.277cm" svg:height="0.475cm" svg:x="3.7cm" svg:y="8.191cm">
          <draw:text-box>
            <text:p text:style-name="P1"><text:span text:style-name="T4">would not be found without unconditional and immediate Iraqi co-operation.”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8.855cm">
          <draw:text-box>
            <text:p text:style-name="P1"><text:span text:style-name="T4">The US and the UK “had invested time and money in finding out the truth. </text:span></text:p>
          </draw:text-box>
        </draw:frame>
        <draw:frame draw:style-name="gr1" draw:text-style-name="P2" draw:layer="layout" svg:width="15.068cm" svg:height="0.475cm" svg:x="3.7cm" svg:y="9.42cm">
          <draw:text-box>
            <text:p text:style-name="P1"><text:span text:style-name="T4">So we knew that WMD were being moved every 12 hours; that mobile weapons </text:span></text:p>
          </draw:text-box>
        </draw:frame>
        <draw:frame draw:style-name="gr1" draw:text-style-name="P2" draw:layer="layout" svg:width="14.908cm" svg:height="0.475cm" svg:x="3.7cm" svg:y="9.984cm">
          <draw:text-box>
            <text:p text:style-name="P1"><text:span text:style-name="T4">facilities existed; and that documents and materials were being moved around.”</text:span></text:p>
          </draw:text-box>
        </draw:frame>
        <draw:frame draw:style-name="gr1" draw:text-style-name="P2" draw:layer="layout" svg:width="7.8cm" svg:height="0.475cm" svg:x="2.2cm" svg:y="10.898cm">
          <draw:text-box>
            <text:p text:style-name="P1"><text:span text:style-name="T7">434. </text:span><text:span text:style-name="T4"><text:s/>Dr Blix was reported to have stated:</text:span></text:p>
          </draw:text-box>
        </draw:frame>
        <draw:frame draw:style-name="gr2" draw:text-style-name="P3" draw:layer="layout" svg:width="0.634cm" svg:height="0.712cm" svg:x="2.95cm" svg:y="11.6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1cm" svg:height="0.475cm" svg:x="3.7cm" svg:y="11.813cm">
          <draw:text-box>
            <text:p text:style-name="P1"><text:span text:style-name="T4">Iraqi co-operation “sometimes seemed grudging”, but “only if UNMOVIC </text:span></text:p>
          </draw:text-box>
        </draw:frame>
        <draw:frame draw:style-name="gr1" draw:text-style-name="P2" draw:layer="layout" svg:width="14.73cm" svg:height="0.475cm" svg:x="3.7cm" svg:y="12.377cm">
          <draw:text-box>
            <text:p text:style-name="P1"><text:span text:style-name="T4">found that Iraq was concealing things could one say that there was a real lack </text:span></text:p>
          </draw:text-box>
        </draw:frame>
        <draw:frame draw:style-name="gr1" draw:text-style-name="P2" draw:layer="layout" svg:width="3.097cm" svg:height="0.475cm" svg:x="3.7cm" svg:y="12.942cm">
          <draw:text-box>
            <text:p text:style-name="P1"><text:span text:style-name="T4">of co-operation”.</text:span></text:p>
          </draw:text-box>
        </draw:frame>
        <draw:frame draw:style-name="gr2" draw:text-style-name="P3" draw:layer="layout" svg:width="0.634cm" svg:height="0.712cm" svg:x="2.95cm" svg:y="13.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07cm" svg:height="0.475cm" svg:x="3.7cm" svg:y="13.606cm">
          <draw:text-box>
            <text:p text:style-name="P1"><text:span text:style-name="T4">With the Al Samoud missiles and UAVs, Iraq was “trying to push to the </text:span></text:p>
          </draw:text-box>
        </draw:frame>
        <draw:frame draw:style-name="gr1" draw:text-style-name="P2" draw:layer="layout" svg:width="13.367cm" svg:height="0.475cm" svg:x="3.7cm" svg:y="14.171cm">
          <draw:text-box>
            <text:p text:style-name="P1"><text:span text:style-name="T4">boundaries of what was permissible”. On the former, Iraq had arguably </text:span></text:p>
          </draw:text-box>
        </draw:frame>
        <draw:frame draw:style-name="gr1" draw:text-style-name="P2" draw:layer="layout" svg:width="15.136cm" svg:height="0.475cm" svg:x="3.7cm" svg:y="14.735cm">
          <draw:text-box>
            <text:p text:style-name="P1"><text:span text:style-name="T4">“</text:span><text:span text:style-name="T4">trespassed over the border”; the resolution did not prohibit UAVs, but they were </text:span></text:p>
          </draw:text-box>
        </draw:frame>
        <draw:frame draw:style-name="gr1" draw:text-style-name="P2" draw:layer="layout" svg:width="13.447cm" svg:height="0.475cm" svg:x="3.7cm" svg:y="15.3cm">
          <draw:text-box>
            <text:p text:style-name="P1"><text:span text:style-name="T4">“</text:span><text:span text:style-name="T4">on the border of what was allowed”. UNMOVIC was “still investigating”.</text:span></text:p>
          </draw:text-box>
        </draw:frame>
        <draw:frame draw:style-name="gr2" draw:text-style-name="P3" draw:layer="layout" svg:width="0.634cm" svg:height="0.712cm" svg:x="2.95cm" svg:y="15.8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7cm" svg:height="0.475cm" svg:x="3.7cm" svg:y="15.964cm">
          <draw:text-box>
            <text:p text:style-name="P1"><text:span text:style-name="T4">Iraq “seemed to be trying to find ways of assisting UNMOVIC” on mobile </text:span></text:p>
          </draw:text-box>
        </draw:frame>
        <draw:frame draw:style-name="gr1" draw:text-style-name="P2" draw:layer="layout" svg:width="2.428cm" svg:height="0.475cm" svg:x="3.7cm" svg:y="16.528cm">
          <draw:text-box>
            <text:p text:style-name="P1"><text:span text:style-name="T4">BW facilities.</text:span></text:p>
          </draw:text-box>
        </draw:frame>
        <draw:frame draw:style-name="gr6" draw:text-style-name="P8" draw:layer="layout" svg:width="12.308cm" svg:height="0.556cm" svg:x="2.2cm" svg:y="17.65cm">
          <draw:text-box>
            <text:p text:style-name="P1"><text:span text:style-name="T9">Security Council open debate, 11 and 12 March 2003</text:span></text:p>
          </draw:text-box>
        </draw:frame>
        <draw:frame draw:style-name="gr1" draw:text-style-name="P2" draw:layer="layout" svg:width="14.903cm" svg:height="0.475cm" svg:x="2.2cm" svg:y="18.478cm">
          <draw:text-box>
            <text:p text:style-name="P1"><text:span text:style-name="T7">435. </text:span><text:span text:style-name="T15"><text:s/>Iraq continued to refute US and UK statements about its capabilities </text:span></text:p>
          </draw:text-box>
        </draw:frame>
        <draw:frame draw:style-name="gr1" draw:text-style-name="P2" draw:layer="layout" svg:width="2.144cm" svg:height="0.475cm" svg:x="2.2cm" svg:y="19.042cm">
          <draw:text-box>
            <text:p text:style-name="P1"><text:span text:style-name="T15">and intent.</text:span></text:p>
          </draw:text-box>
        </draw:frame>
        <draw:frame draw:style-name="gr1" draw:text-style-name="P2" draw:layer="layout" svg:width="16.499cm" svg:height="0.475cm" svg:x="2.2cm" svg:y="19.957cm">
          <draw:text-box>
            <text:p text:style-name="P1"><text:span text:style-name="T7">436. </text:span><text:span text:style-name="T4"><text:s/>Following a meeting with Dr Blix late on 9 March, Sir Jeremy Greenstock reported </text:span></text:p>
          </draw:text-box>
        </draw:frame>
        <draw:frame draw:style-name="gr1" draw:text-style-name="P2" draw:layer="layout" svg:width="15.411cm" svg:height="0.475cm" svg:x="2.2cm" svg:y="20.521cm">
          <draw:text-box>
            <text:p text:style-name="P1"><text:span text:style-name="T4">that Dr Blix had reminded him “that UNMOVIC still lacked clear evidence that Iraq </text:span></text:p>
          </draw:text-box>
        </draw:frame>
        <draw:frame draw:style-name="gr1" draw:text-style-name="P2" draw:layer="layout" svg:width="5.285cm" svg:height="0.475cm" svg:x="2.2cm" svg:y="21.086cm">
          <draw:text-box>
            <text:p text:style-name="P1"><text:span text:style-name="T4">possessed any WMD at all”.</text:span></text:p>
          </draw:text-box>
        </draw:frame>
        <draw:frame draw:style-name="gr7" draw:text-style-name="P9" draw:layer="layout" svg:width="0.408cm" svg:height="0.276cm" svg:x="7.47cm" svg:y="21.104cm">
          <draw:text-box>
            <text:p text:style-name="P1"><text:span text:style-name="T13">160</text:span></text:p>
          </draw:text-box>
        </draw:frame>
        <draw:frame draw:style-name="gr1" draw:text-style-name="P2" draw:layer="layout" svg:width="15.263cm" svg:height="0.475cm" svg:x="2.2cm" svg:y="22cm">
          <draw:text-box>
            <text:p text:style-name="P1"><text:span text:style-name="T7">437. </text:span><text:span text:style-name="T4"><text:s/>At the request of Malaysia representing the NAM, the Security Council held </text:span></text:p>
          </draw:text-box>
        </draw:frame>
        <draw:frame draw:style-name="gr1" draw:text-style-name="P2" draw:layer="layout" svg:width="15.039cm" svg:height="0.475cm" svg:x="2.2cm" svg:y="22.565cm">
          <draw:text-box>
            <text:p text:style-name="P1"><text:span text:style-name="T4">an open debate on the “situation between Iraq and Kuwait” on 11 and 12 March </text:span></text:p>
          </draw:text-box>
        </draw:frame>
        <draw:frame draw:style-name="gr1" draw:text-style-name="P2" draw:layer="layout" svg:width="3.334cm" svg:height="0.475cm" svg:x="2.2cm" svg:y="23.129cm">
          <draw:text-box>
            <text:p text:style-name="P1"><text:span text:style-name="T4">(see Section 3.8).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9" draw:text-style-name="P10" draw:layer="layout" svg:x1="2.642cm" svg:y1="25.867cm" svg:x2="15.878cm" svg:y2="25.867cm">
          <text:p/>
        </draw:line>
        <draw:line draw:style-name="gr9" draw:text-style-name="P10" draw:layer="layout" svg:x1="2.199cm" svg:y1="26.29cm" svg:x2="5.788cm" svg:y2="26.29cm">
          <text:p/>
        </draw:line>
        <draw:frame draw:style-name="gr7" draw:text-style-name="P9" draw:layer="layout" svg:width="0.408cm" svg:height="0.276cm" svg:x="5.518cm" svg:y="23.148cm">
          <draw:text-box>
            <text:p text:style-name="P1"><text:span text:style-name="T13">161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59 </text:span></text:p>
          </draw:text-box>
        </draw:frame>
        <draw:frame draw:style-name="gr4" draw:text-style-name="P6" draw:layer="layout" svg:width="13.159cm" svg:height="0.395cm" svg:x="2.642cm" svg:y="25.511cm">
          <draw:text-box>
            <text:p text:style-name="P1"><text:span text:style-name="T6">Telegram 388 UKMIS New York to FCO London, 8 March 2003, ‘Iraq: 7 March 2003: </text:span></text:p>
          </draw:text-box>
        </draw:frame>
        <draw:frame draw:style-name="gr4" draw:text-style-name="P6" draw:layer="layout" svg:width="3.663cm" svg:height="0.395cm" svg:x="2.2cm" svg:y="25.934cm">
          <draw:text-box>
            <text:p text:style-name="P1"><text:span text:style-name="T6">Informal Consultations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60 </text:span></text:p>
          </draw:text-box>
        </draw:frame>
        <draw:frame draw:style-name="gr4" draw:text-style-name="P6" draw:layer="layout" svg:width="14.129cm" svg:height="0.395cm" svg:x="2.642cm" svg:y="26.357cm">
          <draw:text-box>
            <text:p text:style-name="P1"><text:span text:style-name="T11">Telegram 391 UKMIS New York to FCO London, 10 March 2003, ‘Iraq: Second Resolution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1 </text:span></text:p>
          </draw:text-box>
        </draw:frame>
        <draw:frame draw:style-name="gr4" draw:text-style-name="P6" draw:layer="layout" svg:width="11.796cm" svg:height="0.395cm" svg:x="2.646cm" svg:y="26.781cm">
          <draw:text-box>
            <text:p text:style-name="P1"><text:span text:style-name="T11">UN Security Council, ‘4717th Meeting Tuesday 11 March 2003’ (S/PV.4717).</text:span></text:p>
          </draw:text-box>
        </draw:frame>
      </draw:page>
      <draw:page draw:name="page8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1" draw:text-style-name="P2" draw:layer="layout" svg:width="15.199cm" svg:height="0.475cm" svg:x="2.2cm" svg:y="2.525cm">
          <draw:text-box>
            <text:p text:style-name="P1"><text:span text:style-name="T7">438. </text:span><text:span text:style-name="T4"><text:s/>The points made by Mr Aldouri, who spoke at the beginning and end of the </text:span></text:p>
          </draw:text-box>
        </draw:frame>
        <draw:frame draw:style-name="gr1" draw:text-style-name="P2" draw:layer="layout" svg:width="3.245cm" svg:height="0.475cm" svg:x="2.2cm" svg:y="3.09cm">
          <draw:text-box>
            <text:p text:style-name="P1"><text:span text:style-name="T4">debate,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3.7cm" svg:y="4.004cm">
          <draw:text-box>
            <text:p text:style-name="P1"><text:span text:style-name="T4">The US and the UK had propagated “falsehoods and untrue allegations” </text:span></text:p>
          </draw:text-box>
        </draw:frame>
        <draw:frame draw:style-name="gr1" draw:text-style-name="P2" draw:layer="layout" svg:width="13.032cm" svg:height="0.475cm" svg:x="3.7cm" svg:y="4.568cm">
          <draw:text-box>
            <text:p text:style-name="P1"><text:span text:style-name="T4">about “Iraq’s compliance and implementation of the relevant Security </text:span></text:p>
          </draw:text-box>
        </draw:frame>
        <draw:frame draw:style-name="gr1" draw:text-style-name="P2" draw:layer="layout" svg:width="3.846cm" svg:height="0.475cm" svg:x="3.7cm" svg:y="5.133cm">
          <draw:text-box>
            <text:p text:style-name="P1"><text:span text:style-name="T4">Council resolutions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93cm" svg:height="0.475cm" svg:x="3.7cm" svg:y="5.797cm">
          <draw:text-box>
            <text:p text:style-name="P1"><text:span text:style-name="T4">Ninety-five percent of the disarmament tasks had been completed between 1991 </text:span></text:p>
          </draw:text-box>
        </draw:frame>
        <draw:frame draw:style-name="gr1" draw:text-style-name="P2" draw:layer="layout" svg:width="1.899cm" svg:height="0.475cm" svg:x="3.7cm" svg:y="6.362cm">
          <draw:text-box>
            <text:p text:style-name="P1"><text:span text:style-name="T4">and 1994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7.026cm">
          <draw:text-box>
            <text:p text:style-name="P1"><text:span text:style-name="T4">Iraq had recently unilaterally declared its missile programme and was destroying </text:span></text:p>
          </draw:text-box>
        </draw:frame>
        <draw:frame draw:style-name="gr1" draw:text-style-name="P2" draw:layer="layout" svg:width="13.832cm" svg:height="0.475cm" svg:x="3.7cm" svg:y="7.591cm">
          <draw:text-box>
            <text:p text:style-name="P1"><text:span text:style-name="T4">the Al Samoud 2 missiles which UNMOVIC had deemed to be proscribed.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2cm" svg:height="0.475cm" svg:x="3.7cm" svg:y="8.255cm">
          <draw:text-box>
            <text:p text:style-name="P1"><text:span text:style-name="T4">None of the “allegations” presented to the Council by Secretary Powell on </text:span></text:p>
          </draw:text-box>
        </draw:frame>
        <draw:frame draw:style-name="gr1" draw:text-style-name="P2" draw:layer="layout" svg:width="6.619cm" svg:height="0.475cm" svg:x="3.7cm" svg:y="8.82cm">
          <draw:text-box>
            <text:p text:style-name="P1"><text:span text:style-name="T4">5 February had “proved to be true”.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9.484cm">
          <draw:text-box>
            <text:p text:style-name="P1"><text:span text:style-name="T4">The most recent “intelligence report produced by the UK [the No.10 dossier]”, </text:span></text:p>
          </draw:text-box>
        </draw:frame>
        <draw:frame draw:style-name="gr1" draw:text-style-name="P2" draw:layer="layout" svg:width="8.151cm" svg:height="0.475cm" svg:x="3.7cm" svg:y="10.048cm">
          <draw:text-box>
            <text:p text:style-name="P1"><text:span text:style-name="T4">contained previously published information.</text:span></text:p>
          </draw:text-box>
        </draw:frame>
        <draw:frame draw:style-name="gr2" draw:text-style-name="P3" draw:layer="layout" svg:width="0.634cm" svg:height="0.712cm" svg:x="2.95cm" svg:y="10.5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9cm" svg:height="0.475cm" svg:x="3.7cm" svg:y="10.713cm">
          <draw:text-box>
            <text:p text:style-name="P1"><text:span text:style-name="T4">Recent allegations about RPVs were unfounded. They were small experimental </text:span></text:p>
          </draw:text-box>
        </draw:frame>
        <draw:frame draw:style-name="gr1" draw:text-style-name="P2" draw:layer="layout" svg:width="9.806cm" svg:height="0.475cm" svg:x="3.7cm" svg:y="11.277cm">
          <draw:text-box>
            <text:p text:style-name="P1"><text:span text:style-name="T4">aircraft which had been examined by the inspectors.</text:span></text:p>
          </draw:text-box>
        </draw:frame>
        <draw:frame draw:style-name="gr1" draw:text-style-name="P2" draw:layer="layout" svg:width="15.703cm" svg:height="0.475cm" svg:x="2.2cm" svg:y="12.192cm">
          <draw:text-box>
            <text:p text:style-name="P1"><text:span text:style-name="T7">439. </text:span><text:span text:style-name="T4"><text:s/>In both his opening and closing statements, Mr Aldouri repeated that Iraq had </text:span></text:p>
          </draw:text-box>
        </draw:frame>
        <draw:frame draw:style-name="gr1" draw:text-style-name="P2" draw:layer="layout" svg:width="13.701cm" svg:height="0.475cm" svg:x="2.2cm" svg:y="12.756cm">
          <draw:text-box>
            <text:p text:style-name="P1"><text:span text:style-name="T4">“</text:span><text:span text:style-name="T4">taken the strategic decision” to rid itself of weapons of mass destruction.</text:span></text:p>
          </draw:text-box>
        </draw:frame>
        <draw:frame draw:style-name="gr6" draw:text-style-name="P8" draw:layer="layout" svg:width="5.632cm" svg:height="0.556cm" svg:x="2.2cm" svg:y="13.877cm">
          <draw:text-box>
            <text:p text:style-name="P1"><text:span text:style-name="T9">No.10 advice to Mr Blair</text:span></text:p>
          </draw:text-box>
        </draw:frame>
        <draw:frame draw:style-name="gr1" draw:text-style-name="P2" draw:layer="layout" svg:width="15.61cm" svg:height="0.475cm" svg:x="2.2cm" svg:y="14.706cm">
          <draw:text-box>
            <text:p text:style-name="P1"><text:span text:style-name="T7">440. </text:span><text:span text:style-name="T15"><text:s/>In response to his requests, Mr Blair was given several notes on 15 and </text:span></text:p>
          </draw:text-box>
        </draw:frame>
        <draw:frame draw:style-name="gr1" draw:text-style-name="P2" draw:layer="layout" svg:width="15.013cm" svg:height="0.475cm" svg:x="2.2cm" svg:y="15.27cm">
          <draw:text-box>
            <text:p text:style-name="P1"><text:span text:style-name="T15">16 March about Iraq’s WMD and the activities of the inspectors since 1991.</text:span></text:p>
          </draw:text-box>
        </draw:frame>
        <draw:frame draw:style-name="gr1" draw:text-style-name="P2" draw:layer="layout" svg:width="15.944cm" svg:height="0.475cm" svg:x="2.2cm" svg:y="16.185cm">
          <draw:text-box>
            <text:p text:style-name="P1"><text:span text:style-name="T7">441. </text:span><text:span text:style-name="T15"><text:s/>They comprised a series of statements setting out past problems without </text:span></text:p>
          </draw:text-box>
        </draw:frame>
        <draw:frame draw:style-name="gr1" draw:text-style-name="P2" draw:layer="layout" svg:width="15.691cm" svg:height="0.475cm" svg:x="2.2cm" svg:y="16.749cm">
          <draw:text-box>
            <text:p text:style-name="P1"><text:span text:style-name="T15">any caveats about how they should be interpreted in relation to Iraq’s current </text:span></text:p>
          </draw:text-box>
        </draw:frame>
        <draw:frame draw:style-name="gr1" draw:text-style-name="P2" draw:layer="layout" svg:width="4.578cm" svg:height="0.475cm" svg:x="2.2cm" svg:y="17.313cm">
          <draw:text-box>
            <text:p text:style-name="P1"><text:span text:style-name="T15">capabilities and intent.</text:span></text:p>
          </draw:text-box>
        </draw:frame>
        <draw:frame draw:style-name="gr1" draw:text-style-name="P2" draw:layer="layout" svg:width="14.865cm" svg:height="0.475cm" svg:x="2.2cm" svg:y="18.228cm">
          <draw:text-box>
            <text:p text:style-name="P1"><text:span text:style-name="T7">442. </text:span><text:span text:style-name="T4"><text:s/>A note on the subjects covered by UNMOVIC’s “clusters” report listed the </text:span></text:p>
          </draw:text-box>
        </draw:frame>
        <draw:frame draw:style-name="gr1" draw:text-style-name="P2" draw:layer="layout" svg:width="16.461cm" svg:height="0.475cm" svg:x="2.2cm" svg:y="18.792cm">
          <draw:text-box>
            <text:p text:style-name="P1"><text:span text:style-name="T4">unresolved issues, commenting: </text:span><text:span text:style-name="T15">“There are therefore questions to which UNMOVIC </text:span></text:p>
          </draw:text-box>
        </draw:frame>
        <draw:frame draw:style-name="gr1" draw:text-style-name="P2" draw:layer="layout" svg:width="15.056cm" svg:height="0.475cm" svg:x="2.2cm" svg:y="19.357cm">
          <draw:text-box>
            <text:p text:style-name="P1"><text:span text:style-name="T15">has been unable to obtain answers in every one of the following 29 areas.”</text:span></text:p>
          </draw:text-box>
        </draw:frame>
        <draw:frame draw:style-name="gr7" draw:text-style-name="P9" draw:layer="layout" svg:width="0.408cm" svg:height="0.276cm" svg:x="17.208cm" svg:y="19.376cm">
          <draw:text-box>
            <text:p text:style-name="P1"><text:span text:style-name="T13">162</text:span></text:p>
          </draw:text-box>
        </draw:frame>
        <draw:frame draw:style-name="gr1" draw:text-style-name="P2" draw:layer="layout" svg:width="16.029cm" svg:height="0.475cm" svg:x="2.2cm" svg:y="20.271cm">
          <draw:text-box>
            <text:p text:style-name="P1"><text:span text:style-name="T7">443. </text:span><text:span text:style-name="T4"><text:s/>A note on the types of CBW produced by Iraq, drawing on open sources whose </text:span></text:p>
          </draw:text-box>
        </draw:frame>
        <draw:frame draw:style-name="gr1" draw:text-style-name="P2" draw:layer="layout" svg:width="8.748cm" svg:height="0.475cm" svg:x="2.2cm" svg:y="20.836cm">
          <draw:text-box>
            <text:p text:style-name="P1"><text:span text:style-name="T4">accuracy had been endorsed by Porton Down,</text:span></text:p>
          </draw:text-box>
        </draw:frame>
        <draw:frame draw:style-name="gr7" draw:text-style-name="P9" draw:layer="layout" svg:width="0.408cm" svg:height="0.276cm" svg:x="10.907cm" svg:y="20.854cm">
          <draw:text-box>
            <text:p text:style-name="P1"><text:span text:style-name="T13">163</text:span></text:p>
          </draw:text-box>
        </draw:frame>
        <draw:frame draw:style-name="gr1" draw:text-style-name="P2" draw:layer="layout" svg:width="7.182cm" svg:height="0.475cm" svg:x="11.319cm" svg:y="20.836cm">
          <draw:text-box>
            <text:p text:style-name="P1"><text:span text:style-name="T4"><text:s/></text:span><text:span text:style-name="T4">graphically described the toxicity and </text:span></text:p>
          </draw:text-box>
        </draw:frame>
        <draw:frame draw:style-name="gr1" draw:text-style-name="P2" draw:layer="layout" svg:width="16.076cm" svg:height="0.475cm" svg:x="2.2cm" svg:y="21.4cm">
          <draw:text-box>
            <text:p text:style-name="P1"><text:span text:style-name="T4">effects of various agents, together with a comment on Iraq’s capability taken from the </text:span></text:p>
          </draw:text-box>
        </draw:frame>
        <draw:frame draw:style-name="gr1" draw:text-style-name="P2" draw:layer="layout" svg:width="5.205cm" svg:height="0.475cm" svg:x="2.2cm" svg:y="21.965cm">
          <draw:text-box>
            <text:p text:style-name="P1"><text:span text:style-name="T4">UNMOVIC “clusters” report.</text:span></text:p>
          </draw:text-box>
        </draw:frame>
        <draw:frame draw:style-name="gr7" draw:text-style-name="P9" draw:layer="layout" svg:width="0.408cm" svg:height="0.276cm" svg:x="7.398cm" svg:y="21.983cm">
          <draw:text-box>
            <text:p text:style-name="P1"><text:span text:style-name="T13">164</text:span></text:p>
          </draw:text-box>
        </draw:frame>
        <draw:frame draw:style-name="gr1" draw:text-style-name="P2" draw:layer="layout" svg:width="16.351cm" svg:height="0.475cm" svg:x="2.2cm" svg:y="22.879cm">
          <draw:text-box>
            <text:p text:style-name="P1"><text:span text:style-name="T7">444. </text:span><text:span text:style-name="T4"><text:s/>A note on UNMOVIC activities between 1998 and 2002 advised Mr Blair that Iraq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645cm" svg:y1="26.29cm" svg:x2="14.821cm" svg:y2="26.29cm">
          <text:p/>
        </draw:line>
        <draw:frame draw:style-name="gr1" draw:text-style-name="P2" draw:layer="layout" svg:width="15.814cm" svg:height="0.475cm" svg:x="2.2cm" svg:y="23.443cm">
          <draw:text-box>
            <text:p text:style-name="P1"><text:span text:style-name="T4">maintained that “no proscribed activities took place in that period” and had made no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62 </text:span></text:p>
          </draw:text-box>
        </draw:frame>
        <draw:frame draw:style-name="gr4" draw:text-style-name="P6" draw:layer="layout" svg:width="12.198cm" svg:height="0.395cm" svg:x="2.646cm" svg:y="25.934cm">
          <draw:text-box>
            <text:p text:style-name="P1"><text:span text:style-name="T6">Minute Cannon to Prime Minister, 15 March 2003, ‘Iraq: Blix “Clusters” Report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63 </text:span></text:p>
          </draw:text-box>
        </draw:frame>
        <draw:line draw:style-name="gr9" draw:text-style-name="P10" draw:layer="layout" svg:x1="2.645cm" svg:y1="27.137cm" svg:x2="16.816cm" svg:y2="27.137cm">
          <text:p/>
        </draw:line>
        <draw:frame draw:style-name="gr4" draw:text-style-name="P6" draw:layer="layout" svg:width="11.017cm" svg:height="0.395cm" svg:x="2.642cm" svg:y="26.357cm">
          <draw:text-box>
            <text:p text:style-name="P1"><text:span text:style-name="T11">The headquarters for the Defence Science and Technology Laboratory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4 </text:span></text:p>
          </draw:text-box>
        </draw:frame>
        <draw:frame draw:style-name="gr4" draw:text-style-name="P6" draw:layer="layout" svg:width="14.162cm" svg:height="0.395cm" svg:x="2.646cm" svg:y="26.781cm">
          <draw:text-box>
            <text:p text:style-name="P1"><text:span text:style-name="T6">Minute Cannon to Prime Minister, 15 March 2003, ‘Iraq: Chemical and Biological Weapons’</text:span><text:span text:style-name="T11">.</text:span></text:p>
          </draw:text-box>
        </draw:frame>
      </draw:page>
      <draw:page draw:name="page8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4">declarations. In the absence of site inspections, UNMOVIC had “relied on intelligence </text:span></text:p>
          </draw:text-box>
        </draw:frame>
        <draw:frame draw:style-name="gr1" draw:text-style-name="P2" draw:layer="layout" svg:width="16.237cm" svg:height="0.475cm" svg:x="2.2cm" svg:y="3.09cm">
          <draw:text-box>
            <text:p text:style-name="P1"><text:span text:style-name="T4">material supplied by Member States”. Areas of activity reported to UNMOVIC inclu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364cm" svg:height="0.475cm" svg:x="3.7cm" svg:y="4.004cm">
          <draw:text-box>
            <text:p text:style-name="P1"><text:span text:style-name="T4">“</text:span><text:span text:style-name="T4">mobile BW agent production facilities”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35cm" svg:height="0.475cm" svg:x="3.7cm" svg:y="4.668cm">
          <draw:text-box>
            <text:p text:style-name="P1"><text:span text:style-name="T4">“</text:span><text:span text:style-name="T4">underground facilities for research and production of CBW”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5.333cm">
          <draw:text-box>
            <text:p text:style-name="P1"><text:span text:style-name="T4">“</text:span><text:span text:style-name="T4">development of Unmanned Aerial Vehicles (UAVs), including those fitted with </text:span></text:p>
          </draw:text-box>
        </draw:frame>
        <draw:frame draw:style-name="gr1" draw:text-style-name="P2" draw:layer="layout" svg:width="5.15cm" svg:height="0.475cm" svg:x="3.7cm" svg:y="5.897cm">
          <draw:text-box>
            <text:p text:style-name="P1"><text:span text:style-name="T4">sprays for BW agents”; and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31cm" svg:height="0.475cm" svg:x="3.7cm" svg:y="6.562cm">
          <draw:text-box>
            <text:p text:style-name="P1"><text:span text:style-name="T4">“</text:span><text:span text:style-name="T4">movements of proscribed materials and documents”.</text:span></text:p>
          </draw:text-box>
        </draw:frame>
        <draw:frame draw:style-name="gr1" draw:text-style-name="P2" draw:layer="layout" svg:width="16.038cm" svg:height="0.475cm" svg:x="2.2cm" svg:y="7.476cm">
          <draw:text-box>
            <text:p text:style-name="P1"><text:span text:style-name="T7">445. </text:span><text:span text:style-name="T4"><text:s/>UNMOVIC had “reported a ‘surge of activity’ in the missile technology field over </text:span></text:p>
          </draw:text-box>
        </draw:frame>
        <draw:frame draw:style-name="gr1" draw:text-style-name="P2" draw:layer="layout" svg:width="2.153cm" svg:height="0.475cm" svg:x="2.2cm" svg:y="8.041cm">
          <draw:text-box>
            <text:p text:style-name="P1"><text:span text:style-name="T4">the period”.</text:span></text:p>
          </draw:text-box>
        </draw:frame>
        <draw:frame draw:style-name="gr7" draw:text-style-name="P9" draw:layer="layout" svg:width="0.408cm" svg:height="0.276cm" svg:x="4.341cm" svg:y="8.059cm">
          <draw:text-box>
            <text:p text:style-name="P1"><text:span text:style-name="T13">165</text:span></text:p>
          </draw:text-box>
        </draw:frame>
        <draw:frame draw:style-name="gr1" draw:text-style-name="P2" draw:layer="layout" svg:width="16.16cm" svg:height="0.475cm" svg:x="2.2cm" svg:y="8.955cm">
          <draw:text-box>
            <text:p text:style-name="P1"><text:span text:style-name="T7">446. </text:span><text:span text:style-name="T4"><text:s/>A note setting out Iraqi tactics in dealing with UN weapons inspectors rehearsed </text:span></text:p>
          </draw:text-box>
        </draw:frame>
        <draw:frame draw:style-name="gr1" draw:text-style-name="P2" draw:layer="layout" svg:width="12.757cm" svg:height="0.475cm" svg:x="2.2cm" svg:y="9.52cm">
          <draw:text-box>
            <text:p text:style-name="P1"><text:span text:style-name="T4">problems encountered between 1991 and 1998 and concluded that:</text:span></text:p>
          </draw:text-box>
        </draw:frame>
        <draw:frame draw:style-name="gr1" draw:text-style-name="P2" draw:layer="layout" svg:width="10.107cm" svg:height="0.475cm" svg:x="2.95cm" svg:y="10.434cm">
          <draw:text-box>
            <text:p text:style-name="P1"><text:span text:style-name="T4">“</text:span><text:span text:style-name="T4">Iraq’s approach to the UN has therefore consisted of:</text:span></text:p>
          </draw:text-box>
        </draw:frame>
        <draw:frame draw:style-name="gr1" draw:text-style-name="P2" draw:layer="layout" svg:width="0.422cm" svg:height="0.475cm" svg:x="3.65cm" svg:y="11.348cm">
          <draw:text-box>
            <text:p text:style-name="P1"><text:span text:style-name="T4">– </text:span></text:p>
          </draw:text-box>
        </draw:frame>
        <draw:frame draw:style-name="gr1" draw:text-style-name="P2" draw:layer="layout" svg:width="7.732cm" svg:height="0.475cm" svg:x="4.4cm" svg:y="11.348cm">
          <draw:text-box>
            <text:p text:style-name="P1"><text:span text:style-name="T4">concealment and destruction of evidence</text:span></text:p>
          </draw:text-box>
        </draw:frame>
        <draw:frame draw:style-name="gr1" draw:text-style-name="P2" draw:layer="layout" svg:width="0.422cm" svg:height="0.475cm" svg:x="3.65cm" svg:y="12.063cm">
          <draw:text-box>
            <text:p text:style-name="P1"><text:span text:style-name="T4">– </text:span></text:p>
          </draw:text-box>
        </draw:frame>
        <draw:frame draw:style-name="gr1" draw:text-style-name="P2" draw:layer="layout" svg:width="12.774cm" svg:height="0.475cm" svg:x="4.4cm" svg:y="12.063cm">
          <draw:text-box>
            <text:p text:style-name="P1"><text:span text:style-name="T4">commitment to co-operate alternating with harassment of inspectors</text:span></text:p>
          </draw:text-box>
        </draw:frame>
        <draw:frame draw:style-name="gr1" draw:text-style-name="P2" draw:layer="layout" svg:width="0.422cm" svg:height="0.475cm" svg:x="3.65cm" svg:y="12.777cm">
          <draw:text-box>
            <text:p text:style-name="P1"><text:span text:style-name="T4">– </text:span></text:p>
          </draw:text-box>
        </draw:frame>
        <draw:frame draw:style-name="gr1" draw:text-style-name="P2" draw:layer="layout" svg:width="13.13cm" svg:height="0.475cm" svg:x="4.4cm" svg:y="12.777cm">
          <draw:text-box>
            <text:p text:style-name="P1"><text:span text:style-name="T4">as new facts become available to UNSCOM, Iraq changes its story to </text:span></text:p>
          </draw:text-box>
        </draw:frame>
        <draw:frame draw:style-name="gr1" draw:text-style-name="P2" draw:layer="layout" svg:width="13.997cm" svg:height="0.475cm" svg:x="4.4cm" svg:y="13.342cm">
          <draw:text-box>
            <text:p text:style-name="P1"><text:span text:style-name="T4">incorporate those facts. There is no genuine effort at openness or honesty.</text:span></text:p>
          </draw:text-box>
        </draw:frame>
        <draw:frame draw:style-name="gr1" draw:text-style-name="P2" draw:layer="layout" svg:width="15.45cm" svg:height="0.475cm" svg:x="2.95cm" svg:y="14.256cm">
          <draw:text-box>
            <text:p text:style-name="P1"><text:span text:style-name="T4">“</text:span><text:span text:style-name="T4">The Blix ‘clusters’ paper underlines the inspectors’ very limited information on the </text:span></text:p>
          </draw:text-box>
        </draw:frame>
        <draw:frame draw:style-name="gr1" draw:text-style-name="P2" draw:layer="layout" svg:width="15.377cm" svg:height="0.475cm" svg:x="2.95cm" svg:y="14.821cm">
          <draw:text-box>
            <text:p text:style-name="P1"><text:span text:style-name="T4">details of, for example, Iraq’s BW programme. This is after 12 years of operations </text:span></text:p>
          </draw:text-box>
        </draw:frame>
        <draw:frame draw:style-name="gr1" draw:text-style-name="P2" draw:layer="layout" svg:width="13.185cm" svg:height="0.475cm" svg:x="2.95cm" svg:y="15.385cm">
          <draw:text-box>
            <text:p text:style-name="P1"><text:span text:style-name="T4">and five purportedly full, final and complete declarations by the Iraqis.”</text:span></text:p>
          </draw:text-box>
        </draw:frame>
        <draw:frame draw:style-name="gr7" draw:text-style-name="P9" draw:layer="layout" svg:width="0.408cm" svg:height="0.276cm" svg:x="16.081cm" svg:y="15.404cm">
          <draw:text-box>
            <text:p text:style-name="P1"><text:span text:style-name="T13">166</text:span></text:p>
          </draw:text-box>
        </draw:frame>
        <draw:frame draw:style-name="gr6" draw:text-style-name="P8" draw:layer="layout" svg:width="11.33cm" svg:height="0.556cm" svg:x="2.2cm" svg:y="16.506cm">
          <draw:text-box>
            <text:p text:style-name="P1"><text:span text:style-name="T9">Mr Cook’s resignation statement, 17 March 2003</text:span></text:p>
          </draw:text-box>
        </draw:frame>
        <draw:frame draw:style-name="gr1" draw:text-style-name="P2" draw:layer="layout" svg:width="16.266cm" svg:height="0.475cm" svg:x="2.2cm" svg:y="17.335cm">
          <draw:text-box>
            <text:p text:style-name="P1"><text:span text:style-name="T7">447. </text:span><text:span text:style-name="T15"><text:s/>In his resignation statement of 17 March, Mr Cook set out his doubts about </text:span></text:p>
          </draw:text-box>
        </draw:frame>
        <draw:frame draw:style-name="gr1" draw:text-style-name="P2" draw:layer="layout" svg:width="14.958cm" svg:height="0.475cm" svg:x="2.2cm" svg:y="17.899cm">
          <draw:text-box>
            <text:p text:style-name="P1"><text:span text:style-name="T15">the degree to which Saddam Hussein posed a “clear and present danger”.</text:span></text:p>
          </draw:text-box>
        </draw:frame>
        <draw:frame draw:style-name="gr1" draw:text-style-name="P2" draw:layer="layout" svg:width="16.355cm" svg:height="0.475cm" svg:x="2.2cm" svg:y="18.813cm">
          <draw:text-box>
            <text:p text:style-name="P1"><text:span text:style-name="T7">448. </text:span><text:span text:style-name="T4"><text:s/>In his statement to the House of Commons on the evening</text:span><text:span text:style-name="T15"> </text:span><text:span text:style-name="T4">of 17 March, Mr Cook </text:span></text:p>
          </draw:text-box>
        </draw:frame>
        <draw:frame draw:style-name="gr1" draw:text-style-name="P2" draw:layer="layout" svg:width="15.932cm" svg:height="0.475cm" svg:x="2.2cm" svg:y="19.378cm">
          <draw:text-box>
            <text:p text:style-name="P1"><text:span text:style-name="T4">set out the reasons why he could not “support a war without international agreement </text:span></text:p>
          </draw:text-box>
        </draw:frame>
        <draw:frame draw:style-name="gr1" draw:text-style-name="P2" draw:layer="layout" svg:width="15.911cm" svg:height="0.475cm" svg:x="2.2cm" svg:y="19.942cm">
          <draw:text-box>
            <text:p text:style-name="P1"><text:span text:style-name="T4">or domestic support” and why, in order to vote against military action in the House of </text:span></text:p>
          </draw:text-box>
        </draw:frame>
        <draw:frame draw:style-name="gr1" draw:text-style-name="P2" draw:layer="layout" svg:width="16.055cm" svg:height="0.475cm" svg:x="2.2cm" svg:y="20.507cm">
          <draw:text-box>
            <text:p text:style-name="P1"><text:span text:style-name="T4">Commons the following day, he had resigned from the Government (see Section 3.8).</text:span></text:p>
          </draw:text-box>
        </draw:frame>
        <draw:frame draw:style-name="gr7" draw:text-style-name="P9" draw:layer="layout" svg:width="0.408cm" svg:height="0.276cm" svg:x="18.193cm" svg:y="20.526cm">
          <draw:text-box>
            <text:p text:style-name="P1"><text:span text:style-name="T13">167</text:span></text:p>
          </draw:text-box>
        </draw:frame>
        <draw:frame draw:style-name="gr1" draw:text-style-name="P2" draw:layer="layout" svg:width="4.752cm" svg:height="0.475cm" svg:x="2.2cm" svg:y="21.421cm">
          <draw:text-box>
            <text:p text:style-name="P1"><text:span text:style-name="T7">449. </text:span><text:span text:style-name="T4"><text:s/>Mr Cook continued:</text:span></text:p>
          </draw:text-box>
        </draw:frame>
        <draw:frame draw:style-name="gr1" draw:text-style-name="P2" draw:layer="layout" svg:width="15.17cm" svg:height="0.475cm" svg:x="2.95cm" svg:y="22.336cm">
          <draw:text-box>
            <text:p text:style-name="P1"><text:span text:style-name="T4">“</text:span><text:span text:style-name="T4">Nor is it fair to accuse those of us who want longer for inspections of not having </text:span></text:p>
          </draw:text-box>
        </draw:frame>
        <draw:frame draw:style-name="gr1" draw:text-style-name="P2" draw:layer="layout" svg:width="15.466cm" svg:height="0.475cm" svg:x="2.95cm" svg:y="22.9cm">
          <draw:text-box>
            <text:p text:style-name="P1"><text:span text:style-name="T4">an alternative strategy … Over the past decade that strategy [of containment] had </text:span></text:p>
          </draw:text-box>
        </draw:frame>
        <draw:frame draw:style-name="gr1" draw:text-style-name="P2" draw:layer="layout" svg:width="15.517cm" svg:height="0.475cm" svg:x="2.95cm" svg:y="23.465cm">
          <draw:text-box>
            <text:p text:style-name="P1"><text:span text:style-name="T4">destroyed more weapons than in the Gulf War, dismantled Iraq’s nuclear weapons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645cm" svg:y1="26.29cm" svg:x2="16.842cm" svg:y2="26.29cm">
          <text:p/>
        </draw:line>
        <draw:frame draw:style-name="gr1" draw:text-style-name="P2" draw:layer="layout" svg:width="15.026cm" svg:height="0.475cm" svg:x="2.95cm" svg:y="24.029cm">
          <draw:text-box>
            <text:p text:style-name="P1"><text:span text:style-name="T4">programme and halted Saddam’s medium and long range missile programmes.”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65 </text:span></text:p>
          </draw:text-box>
        </draw:frame>
        <draw:line draw:style-name="gr9" draw:text-style-name="P10" draw:layer="layout" svg:x1="2.645cm" svg:y1="26.714cm" svg:x2="17.566cm" svg:y2="26.714cm">
          <text:p/>
        </draw:line>
        <draw:frame draw:style-name="gr4" draw:text-style-name="P6" draw:layer="layout" svg:width="14.204cm" svg:height="0.395cm" svg:x="2.646cm" svg:y="25.934cm">
          <draw:text-box>
            <text:p text:style-name="P1"><text:span text:style-name="T6">Minute Cannon to Prime Minister, 15 March 2003, ‘Iraq: UNMOVIC Operations, 1998-2002’</text:span><text:span text:style-name="T11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66 </text:span></text:p>
          </draw:text-box>
        </draw:frame>
        <draw:frame draw:style-name="gr4" draw:text-style-name="P6" draw:layer="layout" svg:width="14.92cm" svg:height="0.395cm" svg:x="2.646cm" svg:y="26.357cm">
          <draw:text-box>
            <text:p text:style-name="P1"><text:span text:style-name="T6">Minute Cannon to Prime Minister, 16 March 2003, ‘Iraq: Iraqi Approach to UNSCOM/UNMOVIC’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7 </text:span></text:p>
          </draw:text-box>
        </draw:frame>
        <draw:frame draw:style-name="gr4" draw:text-style-name="P6" draw:layer="layout" svg:width="11.043cm" svg:height="0.395cm" svg:x="2.646cm" svg:y="26.781cm">
          <draw:text-box>
            <text:p text:style-name="P1"><text:span text:style-name="T11">House of Commons, </text:span><text:span text:style-name="T19">Official Report</text:span><text:span text:style-name="T11">, 17 March 2003, columns 726-728.</text:span></text:p>
          </draw:text-box>
        </draw:frame>
      </draw:page>
      <draw:page draw:name="page8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frame draw:style-name="gr1" draw:text-style-name="P2" draw:layer="layout" svg:width="16.596cm" svg:height="0.475cm" svg:x="2.2cm" svg:y="2.525cm">
          <draw:text-box>
            <text:p text:style-name="P1"><text:span text:style-name="T7">450. </text:span><text:span text:style-name="T4"><text:s/>Mr Cook stated that Iraq’s military strength was now less than half its size in 1991;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4">and, “Ironically”, it was “only because Iraq’s military forces” were “so weak that we can </text:span></text:p>
          </draw:text-box>
        </draw:frame>
        <draw:frame draw:style-name="gr1" draw:text-style-name="P2" draw:layer="layout" svg:width="13.43cm" svg:height="0.475cm" svg:x="2.2cm" svg:y="3.654cm">
          <draw:text-box>
            <text:p text:style-name="P1"><text:span text:style-name="T4">even contemplate its invasion”. He questioned the threat posed by Iraq:</text:span></text:p>
          </draw:text-box>
        </draw:frame>
        <draw:frame draw:style-name="gr1" draw:text-style-name="P2" draw:layer="layout" svg:width="15.217cm" svg:height="0.475cm" svg:x="2.95cm" svg:y="4.568cm">
          <draw:text-box>
            <text:p text:style-name="P1"><text:span text:style-name="T4">“</text:span><text:span text:style-name="T4">Iraq probably has no weapons of mass destruction in the commonly understood </text:span></text:p>
          </draw:text-box>
        </draw:frame>
        <draw:frame draw:style-name="gr1" draw:text-style-name="P2" draw:layer="layout" svg:width="15.128cm" svg:height="0.475cm" svg:x="2.95cm" svg:y="5.133cm">
          <draw:text-box>
            <text:p text:style-name="P1"><text:span text:style-name="T4">sense of the term – namely a credible device capable of being delivered against </text:span></text:p>
          </draw:text-box>
        </draw:frame>
        <draw:frame draw:style-name="gr1" draw:text-style-name="P2" draw:layer="layout" svg:width="15.284cm" svg:height="0.475cm" svg:x="2.95cm" svg:y="5.697cm">
          <draw:text-box>
            <text:p text:style-name="P1"><text:span text:style-name="T4">a strategic city target. It probably … has biological toxins and battlefield chemical </text:span></text:p>
          </draw:text-box>
        </draw:frame>
        <draw:frame draw:style-name="gr1" draw:text-style-name="P2" draw:layer="layout" svg:width="15.504cm" svg:height="0.475cm" svg:x="2.95cm" svg:y="6.262cm">
          <draw:text-box>
            <text:p text:style-name="P1"><text:span text:style-name="T4">munitions, but it has had them since the 1980s when US companies sold Saddam </text:span></text:p>
          </draw:text-box>
        </draw:frame>
        <draw:frame draw:style-name="gr1" draw:text-style-name="P2" draw:layer="layout" svg:width="15.53cm" svg:height="0.475cm" svg:x="2.95cm" svg:y="6.826cm">
          <draw:text-box>
            <text:p text:style-name="P1"><text:span text:style-name="T4">anthrax agents and the then British government approved chemical and munitions </text:span></text:p>
          </draw:text-box>
        </draw:frame>
        <draw:frame draw:style-name="gr1" draw:text-style-name="P2" draw:layer="layout" svg:width="15.064cm" svg:height="0.475cm" svg:x="2.95cm" svg:y="7.391cm">
          <draw:text-box>
            <text:p text:style-name="P1"><text:span text:style-name="T4">factories. Why is it now so urgent that we should take military action to disarm a </text:span></text:p>
          </draw:text-box>
        </draw:frame>
        <draw:frame draw:style-name="gr1" draw:text-style-name="P2" draw:layer="layout" svg:width="14.721cm" svg:height="0.475cm" svg:x="2.95cm" svg:y="7.955cm">
          <draw:text-box>
            <text:p text:style-name="P1"><text:span text:style-name="T4">military capacity that has been there for twenty years, and which we helped to </text:span></text:p>
          </draw:text-box>
        </draw:frame>
        <draw:frame draw:style-name="gr1" draw:text-style-name="P2" draw:layer="layout" svg:width="15.547cm" svg:height="0.475cm" svg:x="2.95cm" svg:y="8.52cm">
          <draw:text-box>
            <text:p text:style-name="P1"><text:span text:style-name="T4">create? Why is it necessary to resort to war this week, while Saddam’s ambition to </text:span></text:p>
          </draw:text-box>
        </draw:frame>
        <draw:frame draw:style-name="gr1" draw:text-style-name="P2" draw:layer="layout" svg:width="15.276cm" svg:height="0.475cm" svg:x="2.95cm" svg:y="9.084cm">
          <draw:text-box>
            <text:p text:style-name="P1"><text:span text:style-name="T4">complete his weapons programme is blocked by the presence of UN inspectors?”</text:span></text:p>
          </draw:text-box>
        </draw:frame>
        <draw:frame draw:style-name="gr1" draw:text-style-name="P2" draw:layer="layout" svg:width="15.441cm" svg:height="0.475cm" svg:x="2.2cm" svg:y="9.998cm">
          <draw:text-box>
            <text:p text:style-name="P1"><text:span text:style-name="T7">451. </text:span><text:span text:style-name="T4"><text:s/>The questions about Iraq’s capabilities asked by Mr Cook in response to the </text:span></text:p>
          </draw:text-box>
        </draw:frame>
        <draw:frame draw:style-name="gr1" draw:text-style-name="P2" draw:layer="layout" svg:width="14.747cm" svg:height="0.475cm" svg:x="2.2cm" svg:y="10.563cm">
          <draw:text-box>
            <text:p text:style-name="P1"><text:span text:style-name="T4">briefing he had been given by Mr Scarlett on 20 February are set out earlier in </text:span></text:p>
          </draw:text-box>
        </draw:frame>
        <draw:frame draw:style-name="gr1" draw:text-style-name="P2" draw:layer="layout" svg:width="2.318cm" svg:height="0.475cm" svg:x="2.2cm" svg:y="11.127cm">
          <draw:text-box>
            <text:p text:style-name="P1"><text:span text:style-name="T4">this Section.</text:span></text:p>
          </draw:text-box>
        </draw:frame>
        <draw:frame draw:style-name="gr6" draw:text-style-name="P8" draw:layer="layout" svg:width="8.312cm" svg:height="0.556cm" svg:x="2.2cm" svg:y="12.248cm">
          <draw:text-box>
            <text:p text:style-name="P1"><text:span text:style-name="T9">Mr Scarlett’s advice, 17 March 2003</text:span></text:p>
          </draw:text-box>
        </draw:frame>
        <draw:frame draw:style-name="gr1" draw:text-style-name="P2" draw:layer="layout" svg:width="14.687cm" svg:height="0.475cm" svg:x="2.2cm" svg:y="13.077cm">
          <draw:text-box>
            <text:p text:style-name="P1"><text:span text:style-name="T7">452. </text:span><text:span text:style-name="T15"><text:s/>On 17 March, Mr Scarlett addressed the different elements of Iraq’s </text:span></text:p>
          </draw:text-box>
        </draw:frame>
        <draw:frame draw:style-name="gr1" draw:text-style-name="P2" draw:layer="layout" svg:width="16.139cm" svg:height="0.475cm" svg:x="2.2cm" svg:y="13.641cm">
          <draw:text-box>
            <text:p text:style-name="P1"><text:span text:style-name="T15">capability, including Iraq’s actions since the departure of the inspectors in 1998 </text:span></text:p>
          </draw:text-box>
        </draw:frame>
        <draw:frame draw:style-name="gr1" draw:text-style-name="P2" draw:layer="layout" svg:width="16.266cm" svg:height="0.475cm" svg:x="2.2cm" svg:y="14.206cm">
          <draw:text-box>
            <text:p text:style-name="P1"><text:span text:style-name="T15">to pursue chemical and biological weapons programmes, and Iraq’s activities to </text:span></text:p>
          </draw:text-box>
        </draw:frame>
        <draw:frame draw:style-name="gr1" draw:text-style-name="P2" draw:layer="layout" svg:width="13.786cm" svg:height="0.475cm" svg:x="2.2cm" svg:y="14.77cm">
          <draw:text-box>
            <text:p text:style-name="P1"><text:span text:style-name="T15">pursue enhanced ballistic missiles and other means to deliver them.</text:span></text:p>
          </draw:text-box>
        </draw:frame>
        <draw:frame draw:style-name="gr1" draw:text-style-name="P2" draw:layer="layout" svg:width="16.287cm" svg:height="0.475cm" svg:x="2.2cm" svg:y="15.685cm">
          <draw:text-box>
            <text:p text:style-name="P1"><text:span text:style-name="T7">453. </text:span><text:span text:style-name="T15"><text:s/>In relation to Iraq’s chemical and biological weapons capability, Mr Scarlett </text:span></text:p>
          </draw:text-box>
        </draw:frame>
        <draw:frame draw:style-name="gr1" draw:text-style-name="P2" draw:layer="layout" svg:width="16.008cm" svg:height="0.475cm" svg:x="2.2cm" svg:y="16.249cm">
          <draw:text-box>
            <text:p text:style-name="P1"><text:span text:style-name="T15">concluded that the JIC view was clear: Iraq possessed chemical and biological </text:span></text:p>
          </draw:text-box>
        </draw:frame>
        <draw:frame draw:style-name="gr1" draw:text-style-name="P2" draw:layer="layout" svg:width="14.412cm" svg:height="0.475cm" svg:x="2.2cm" svg:y="16.813cm">
          <draw:text-box>
            <text:p text:style-name="P1"><text:span text:style-name="T15">weapons, the means to deliver them, and the capacity to produce them.</text:span></text:p>
          </draw:text-box>
        </draw:frame>
        <draw:frame draw:style-name="gr1" draw:text-style-name="P2" draw:layer="layout" svg:width="16.491cm" svg:height="0.475cm" svg:x="2.2cm" svg:y="17.728cm">
          <draw:text-box>
            <text:p text:style-name="P1"><text:span text:style-name="T7">454. </text:span><text:span text:style-name="T15"><text:s/>Mr Scarlett attributed the failure to find any significant evidence of chemical </text:span></text:p>
          </draw:text-box>
        </draw:frame>
        <draw:frame draw:style-name="gr1" draw:text-style-name="P2" draw:layer="layout" svg:width="15.331cm" svg:height="0.475cm" svg:x="2.2cm" svg:y="18.292cm">
          <draw:text-box>
            <text:p text:style-name="P1"><text:span text:style-name="T15">and biological weapons to Iraq’s ability to conceal its activities and deceive </text:span></text:p>
          </draw:text-box>
        </draw:frame>
        <draw:frame draw:style-name="gr1" draw:text-style-name="P2" draw:layer="layout" svg:width="3.02cm" svg:height="0.475cm" svg:x="2.2cm" svg:y="18.857cm">
          <draw:text-box>
            <text:p text:style-name="P1"><text:span text:style-name="T15">the inspectors.</text:span></text:p>
          </draw:text-box>
        </draw:frame>
        <draw:frame draw:style-name="gr1" draw:text-style-name="P2" draw:layer="layout" svg:width="15.28cm" svg:height="0.475cm" svg:x="2.2cm" svg:y="19.771cm">
          <draw:text-box>
            <text:p text:style-name="P1"><text:span text:style-name="T7">455. </text:span><text:span text:style-name="T4"><text:s/>On 17 March, in response to a request from Sir David Manning, Mr Scarlett </text:span></text:p>
          </draw:text-box>
        </draw:frame>
        <draw:frame draw:style-name="gr1" draw:text-style-name="P2" draw:layer="layout" svg:width="16.195cm" svg:height="0.475cm" svg:x="2.2cm" svg:y="20.336cm">
          <draw:text-box>
            <text:p text:style-name="P1"><text:span text:style-name="T4">provided advice on “the strength of evidence showing Saddam’s possession of WMD”.</text:span></text:p>
          </draw:text-box>
        </draw:frame>
        <draw:frame draw:style-name="gr7" draw:text-style-name="P9" draw:layer="layout" svg:width="0.408cm" svg:height="0.276cm" svg:x="18.334cm" svg:y="20.354cm">
          <draw:text-box>
            <text:p text:style-name="P1"><text:span text:style-name="T13">168</text:span></text:p>
          </draw:text-box>
        </draw:frame>
        <draw:frame draw:style-name="gr1" draw:text-style-name="P2" draw:layer="layout" svg:width="4.392cm" svg:height="0.475cm" svg:x="2.2cm" svg:y="21.25cm">
          <draw:text-box>
            <text:p text:style-name="P1"><text:span text:style-name="T7">456. </text:span><text:span text:style-name="T4"><text:s/>Mr Scarlett wrote:</text:span></text:p>
          </draw:text-box>
        </draw:frame>
        <draw:frame draw:style-name="gr1" draw:text-style-name="P2" draw:layer="layout" svg:width="14.095cm" svg:height="0.475cm" svg:x="2.95cm" svg:y="22.165cm">
          <draw:text-box>
            <text:p text:style-name="P1"><text:span text:style-name="T4">“</text:span><text:span text:style-name="T4">The starting point is our knowledge of Iraq’s past WMD programmes. This </text:span></text:p>
          </draw:text-box>
        </draw:frame>
        <draw:frame draw:style-name="gr1" draw:text-style-name="P2" draw:layer="layout" svg:width="15.814cm" svg:height="0.475cm" svg:x="2.95cm" svg:y="22.729cm">
          <draw:text-box>
            <text:p text:style-name="P1"><text:span text:style-name="T4">demonstrates not only large-scale possession of these weapons, and the readiness </text:span></text:p>
          </draw:text-box>
        </draw:frame>
        <draw:frame draw:style-name="gr1" draw:text-style-name="P2" draw:layer="layout" svg:width="15.602cm" svg:height="0.475cm" svg:x="2.95cm" svg:y="23.293cm">
          <draw:text-box>
            <text:p text:style-name="P1"><text:span text:style-name="T4">to use them, but also Saddam’s determination to retain WMD in the face of military </text:span></text:p>
          </draw:text-box>
        </draw:frame>
        <draw:frame draw:style-name="gr1" draw:text-style-name="P2" draw:layer="layout" svg:width="15.551cm" svg:height="0.475cm" svg:x="2.95cm" svg:y="23.858cm">
          <draw:text-box>
            <text:p text:style-name="P1"><text:span text:style-name="T4">defeat in 1991 and the subsequent UN inspections. You will recall that much of his </text:span></text:p>
          </draw:text-box>
        </draw:frame>
        <draw:frame draw:style-name="gr1" draw:text-style-name="P2" draw:layer="layout" svg:width="15.157cm" svg:height="0.475cm" svg:x="2.95cm" svg:y="24.422cm">
          <draw:text-box>
            <text:p text:style-name="P1"><text:span text:style-name="T4">BW programme came to light only in 1995, following Kamil’s [Saddam Hussein’s </text:span></text:p>
          </draw:text-box>
        </draw:frame>
        <draw:frame draw:style-name="gr1" draw:text-style-name="P2" draw:layer="layout" svg:width="16.042cm" svg:height="0.475cm" svg:x="2.95cm" svg:y="24.987cm">
          <draw:text-box>
            <text:p text:style-name="P1"><text:span text:style-name="T4">son-in-law] defection. And as UNSCOM demonstrated in 1999, there has never been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645cm" svg:y1="27.137cm" svg:x2="15.449cm" svg:y2="27.137cm">
          <text:p/>
        </draw:line>
        <draw:frame draw:style-name="gr1" draw:text-style-name="P2" draw:layer="layout" svg:width="12.943cm" svg:height="0.475cm" svg:x="2.95cm" svg:y="25.551cm">
          <draw:text-box>
            <text:p text:style-name="P1"><text:span text:style-name="T4">a full and convincing account of the destruction of Iraq’s capabilities.”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68 </text:span></text:p>
          </draw:text-box>
        </draw:frame>
        <draw:frame draw:style-name="gr4" draw:text-style-name="P6" draw:layer="layout" svg:width="12.727cm" svg:height="0.395cm" svg:x="2.646cm" svg:y="26.781cm">
          <draw:text-box>
            <text:p text:style-name="P1"><text:span text:style-name="T6">Minute Scarlett to Manning, 17 March 2003, ‘Iraqi WMD: Evidence of Possession’.</text:span></text:p>
          </draw:text-box>
        </draw:frame>
      </draw:page>
      <draw:page draw:name="page8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line draw:style-name="gr14" draw:text-style-name="P10" draw:layer="layout" svg:x1="3.7cm" svg:y1="7.954cm" svg:x2="5.111cm" svg:y2="7.954cm">
          <text:p/>
        </draw:line>
        <draw:line draw:style-name="gr14" draw:text-style-name="P10" draw:layer="layout" svg:x1="3.688cm" svg:y1="10.876cm" svg:x2="5.312cm" svg:y2="10.876cm">
          <text:p/>
        </draw:line>
        <draw:line draw:style-name="gr14" draw:text-style-name="P10" draw:layer="layout" svg:x1="3.688cm" svg:y1="14.363cm" svg:x2="5.334cm" svg:y2="14.3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1" draw:text-style-name="P2" draw:layer="layout" svg:width="6.292cm" svg:height="0.475cm" svg:x="2.2cm" svg:y="2.525cm">
          <draw:text-box>
            <text:p text:style-name="P1"><text:span text:style-name="T7">457. </text:span><text:span text:style-name="T4"><text:s/>Mr Scarlett pointed out that:</text:span></text:p>
          </draw:text-box>
        </draw:frame>
        <draw:frame draw:style-name="gr1" draw:text-style-name="P2" draw:layer="layout" svg:width="14.425cm" svg:height="0.475cm" svg:x="2.95cm" svg:y="3.44cm">
          <draw:text-box>
            <text:p text:style-name="P1"><text:span text:style-name="T4">“</text:span><text:span text:style-name="T4">Evidence of past possession is not, of course, enough. Indeed it could itself </text:span></text:p>
          </draw:text-box>
        </draw:frame>
        <draw:frame draw:style-name="gr1" draw:text-style-name="P2" draw:layer="layout" svg:width="14.615cm" svg:height="0.475cm" svg:x="2.95cm" svg:y="4.004cm">
          <draw:text-box>
            <text:p text:style-name="P1"><text:span text:style-name="T4">engender rumour and speculation in Iraq that might be fed back to us as fact. </text:span></text:p>
          </draw:text-box>
        </draw:frame>
        <draw:frame draw:style-name="gr1" draw:text-style-name="P2" draw:layer="layout" svg:width="14.319cm" svg:height="0.475cm" svg:x="2.95cm" svg:y="4.568cm">
          <draw:text-box>
            <text:p text:style-name="P1"><text:span text:style-name="T4">(Some opposition and defector material may be suspect on these grounds.)”</text:span></text:p>
          </draw:text-box>
        </draw:frame>
        <draw:frame draw:style-name="gr1" draw:text-style-name="P2" draw:layer="layout" svg:width="14.577cm" svg:height="0.475cm" svg:x="2.2cm" svg:y="5.483cm">
          <draw:text-box>
            <text:p text:style-name="P1"><text:span text:style-name="T7">458. </text:span><text:span text:style-name="T4"><text:s/>Referring to the Government’s assessment of Iraq’s WMD published on </text:span></text:p>
          </draw:text-box>
        </draw:frame>
        <draw:frame draw:style-name="gr1" draw:text-style-name="P2" draw:layer="layout" svg:width="14.814cm" svg:height="0.475cm" svg:x="2.2cm" svg:y="6.047cm">
          <draw:text-box>
            <text:p text:style-name="P1"><text:span text:style-name="T4">24 September 2002, Mr Scarlett wrote: “our judgement … draws on a range of </text:span></text:p>
          </draw:text-box>
        </draw:frame>
        <draw:frame draw:style-name="gr1" draw:text-style-name="P2" draw:layer="layout" svg:width="11.288cm" svg:height="0.475cm" svg:x="2.2cm" svg:y="6.612cm">
          <draw:text-box>
            <text:p text:style-name="P1"><text:span text:style-name="T4">well-sourced intelligence” falling under three main headings:</text:span></text:p>
          </draw:text-box>
        </draw:frame>
        <draw:frame draw:style-name="gr1" draw:text-style-name="P2" draw:layer="layout" svg:width="0.422cm" svg:height="0.475cm" svg:x="2.8cm" svg:y="7.52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32cm" svg:height="0.475cm" svg:x="3.7cm" svg:y="7.526cm">
          <draw:text-box>
            <text:p text:style-name="P1"><text:span text:style-name="T15">SIGINT</text:span><text:span text:style-name="T4"> [signals intelligence] has provided extensive material relating to </text:span></text:p>
          </draw:text-box>
        </draw:frame>
        <draw:frame draw:style-name="gr1" draw:text-style-name="P2" draw:layer="layout" svg:width="13.489cm" svg:height="0.475cm" svg:x="3.7cm" svg:y="8.091cm">
          <draw:text-box>
            <text:p text:style-name="P1"><text:span text:style-name="T4">procurement activities particularly in the missile and UAV field. Some of </text:span></text:p>
          </draw:text-box>
        </draw:frame>
        <draw:frame draw:style-name="gr1" draw:text-style-name="P2" draw:layer="layout" svg:width="13.693cm" svg:height="0.475cm" svg:x="3.7cm" svg:y="8.655cm">
          <draw:text-box>
            <text:p text:style-name="P1"><text:span text:style-name="T4">this has led to a number of interdictions of missile material. Procurement </text:span></text:p>
          </draw:text-box>
        </draw:frame>
        <draw:frame draw:style-name="gr1" draw:text-style-name="P2" draw:layer="layout" svg:width="14.552cm" svg:height="0.475cm" svg:x="3.7cm" svg:y="9.22cm">
          <draw:text-box>
            <text:p text:style-name="P1"><text:span text:style-name="T4">of dual-use items that could be related to CBW and nuclear programmes has </text:span></text:p>
          </draw:text-box>
        </draw:frame>
        <draw:frame draw:style-name="gr1" draw:text-style-name="P2" draw:layer="layout" svg:width="3.152cm" svg:height="0.475cm" svg:x="3.7cm" svg:y="9.784cm">
          <draw:text-box>
            <text:p text:style-name="P1"><text:span text:style-name="T4">also been noted.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3.7cm" svg:y="10.448cm">
          <draw:text-box>
            <text:p text:style-name="P1"><text:span text:style-name="T4"> </text:span></text:p>
          </draw:text-box>
        </draw:frame>
        <draw:frame draw:style-name="gr1" draw:text-style-name="P2" draw:layer="layout" svg:width="13.138cm" svg:height="0.475cm" svg:x="3.689cm" svg:y="10.448cm">
          <draw:text-box>
            <text:p text:style-name="P1"><text:span text:style-name="T15">Imagery </text:span><text:span text:style-name="T4">has also provided useful material in relation to the extensive </text:span></text:p>
          </draw:text-box>
        </draw:frame>
        <draw:frame draw:style-name="gr1" draw:text-style-name="P2" draw:layer="layout" svg:width="14.891cm" svg:height="0.475cm" svg:x="3.7cm" svg:y="11.013cm">
          <draw:text-box>
            <text:p text:style-name="P1"><text:span text:style-name="T4">reconstruction of the Iraq’s [sic] missile infrastructure, such as the identification </text:span></text:p>
          </draw:text-box>
        </draw:frame>
        <draw:frame draw:style-name="gr1" draw:text-style-name="P2" draw:layer="layout" svg:width="14.912cm" svg:height="0.475cm" svg:x="3.7cm" svg:y="11.577cm">
          <draw:text-box>
            <text:p text:style-name="P1"><text:span text:style-name="T4">of the al-Rafah Test Stand and the al-Mamoun solid fuel facility. Because many </text:span></text:p>
          </draw:text-box>
        </draw:frame>
        <draw:frame draw:style-name="gr1" draw:text-style-name="P2" draw:layer="layout" svg:width="15.145cm" svg:height="0.475cm" svg:x="3.7cm" svg:y="12.142cm">
          <draw:text-box>
            <text:p text:style-name="P1"><text:span text:style-name="T4">chemical and biological facilities are dual-use, it is difficult for imagery to provide </text:span></text:p>
          </draw:text-box>
        </draw:frame>
        <draw:frame draw:style-name="gr1" draw:text-style-name="P2" draw:layer="layout" svg:width="15.047cm" svg:height="0.475cm" svg:x="3.7cm" svg:y="12.706cm">
          <draw:text-box>
            <text:p text:style-name="P1"><text:span text:style-name="T4">proof of the existence of a CBW programme. For this reason we have not relied </text:span></text:p>
          </draw:text-box>
        </draw:frame>
        <draw:frame draw:style-name="gr1" draw:text-style-name="P2" draw:layer="layout" svg:width="12.753cm" svg:height="0.475cm" svg:x="3.7cm" svg:y="13.271cm">
          <draw:text-box>
            <text:p text:style-name="P1"><text:span text:style-name="T4">on imagery in supporting our case that Iraq has a CBW programme.</text:span></text:p>
          </draw:text-box>
        </draw:frame>
        <draw:frame draw:style-name="gr2" draw:text-style-name="P3" draw:layer="layout" svg:width="0.634cm" svg:height="0.712cm" svg:x="2.95cm" svg:y="13.7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3.7cm" svg:y="13.935cm">
          <draw:text-box>
            <text:p text:style-name="P1"><text:span text:style-name="T4"> </text:span></text:p>
          </draw:text-box>
        </draw:frame>
        <draw:frame draw:style-name="gr1" draw:text-style-name="P2" draw:layer="layout" svg:width="13.909cm" svg:height="0.475cm" svg:x="3.689cm" svg:y="13.935cm">
          <draw:text-box>
            <text:p text:style-name="P1"><text:span text:style-name="T15">HUMINT </text:span><text:span text:style-name="T4">[human intelligence]</text:span><text:span text:style-name="T15"> </text:span><text:span text:style-name="T4">has provided clear and consistent reporting </text:span></text:p>
          </draw:text-box>
        </draw:frame>
        <draw:frame draw:style-name="gr1" draw:text-style-name="P2" draw:layer="layout" svg:width="9.425cm" svg:height="0.475cm" svg:x="3.7cm" svg:y="14.5cm">
          <draw:text-box>
            <text:p text:style-name="P1"><text:span text:style-name="T4">relating to Iraq’s continuing WMD programmes …”</text:span></text:p>
          </draw:text-box>
        </draw:frame>
        <draw:frame draw:style-name="gr1" draw:text-style-name="P2" draw:layer="layout" svg:width="13.324cm" svg:height="0.475cm" svg:x="2.2cm" svg:y="15.414cm">
          <draw:text-box>
            <text:p text:style-name="P1"><text:span text:style-name="T7">459. </text:span><text:span text:style-name="T4"><text:s/>Mr Scarlett added that HUMINT came “from a variety of sources”:</text:span></text:p>
          </draw:text-box>
        </draw:frame>
        <draw:frame draw:style-name="gr1" draw:text-style-name="P2" draw:layer="layout" svg:width="0.422cm" svg:height="0.475cm" svg:x="2.8cm" svg:y="16.32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6.1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8cm" svg:height="0.475cm" svg:x="3.7cm" svg:y="16.328cm">
          <draw:text-box>
            <text:p text:style-name="P1"><text:span text:style-name="T4">SIS have a number of well placed and reliable sources […] [with high-level </text:span></text:p>
          </draw:text-box>
        </draw:frame>
        <draw:frame draw:style-name="gr1" draw:text-style-name="P2" draw:layer="layout" svg:width="14.438cm" svg:height="0.475cm" svg:x="3.7cm" svg:y="16.893cm">
          <draw:text-box>
            <text:p text:style-name="P1"><text:span text:style-name="T4">access in Iraq] and have been able to report on the regime’s WMD policy, its </text:span></text:p>
          </draw:text-box>
        </draw:frame>
        <draw:frame draw:style-name="gr1" draw:text-style-name="P2" draw:layer="layout" svg:width="14.908cm" svg:height="0.475cm" svg:x="3.7cm" svg:y="17.457cm">
          <draw:text-box>
            <text:p text:style-name="P1"><text:span text:style-name="T4">plans for use and its extensive concealment efforts. SIS also have a number of </text:span></text:p>
          </draw:text-box>
        </draw:frame>
        <draw:frame draw:style-name="gr1" draw:text-style-name="P2" draw:layer="layout" svg:width="9.629cm" svg:height="0.475cm" svg:x="3.7cm" svg:y="18.022cm">
          <draw:text-box>
            <text:p text:style-name="P1"><text:span text:style-name="T4">sources who report from closer to the programmes.</text:span></text:p>
          </draw:text-box>
        </draw:frame>
        <draw:frame draw:style-name="gr2" draw:text-style-name="P3" draw:layer="layout" svg:width="0.634cm" svg:height="0.712cm" svg:x="2.95cm" svg:y="18.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1cm" svg:height="0.475cm" svg:x="3.7cm" svg:y="18.686cm">
          <draw:text-box>
            <text:p text:style-name="P1"><text:span text:style-name="T4">Some of these have provided a consistent picture of Iraq’s missile programme </text:span></text:p>
          </draw:text-box>
        </draw:frame>
        <draw:frame draw:style-name="gr1" draw:text-style-name="P2" draw:layer="layout" svg:width="12.922cm" svg:height="0.475cm" svg:x="3.7cm" svg:y="19.251cm">
          <draw:text-box>
            <text:p text:style-name="P1"><text:span text:style-name="T4">(including extension of Al Samoud and the existence of Al Husseins).</text:span></text:p>
          </draw:text-box>
        </draw:frame>
        <draw:frame draw:style-name="gr2" draw:text-style-name="P3" draw:layer="layout" svg:width="0.634cm" svg:height="0.712cm" svg:x="2.95cm" svg:y="19.7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7cm" svg:height="0.475cm" svg:x="3.7cm" svg:y="19.915cm">
          <draw:text-box>
            <text:p text:style-name="P1"><text:span text:style-name="T4">Intelligence on CBW programmes has been less complete but indicates </text:span></text:p>
          </draw:text-box>
        </draw:frame>
        <draw:frame draw:style-name="gr1" draw:text-style-name="P2" draw:layer="layout" svg:width="12.249cm" svg:height="0.475cm" svg:x="3.7cm" svg:y="20.48cm">
          <draw:text-box>
            <text:p text:style-name="P1"><text:span text:style-name="T4">continued production of CBW agents after UNSCOM’s departure.</text:span></text:p>
          </draw:text-box>
        </draw:frame>
        <draw:frame draw:style-name="gr2" draw:text-style-name="P3" draw:layer="layout" svg:width="0.634cm" svg:height="0.712cm" svg:x="2.95cm" svg:y="20.9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4cm" svg:height="0.475cm" svg:x="3.7cm" svg:y="21.144cm">
          <draw:text-box>
            <text:p text:style-name="P1"><text:span text:style-name="T4">CIA and other foreign intelligence agencies (the mobile BW production </text:span></text:p>
          </draw:text-box>
        </draw:frame>
        <draw:frame draw:style-name="gr1" draw:text-style-name="P2" draw:layer="layout" svg:width="6.208cm" svg:height="0.475cm" svg:x="3.7cm" svg:y="21.708cm">
          <draw:text-box>
            <text:p text:style-name="P1"><text:span text:style-name="T4">laboratories originated from […]).</text:span></text:p>
          </draw:text-box>
        </draw:frame>
        <draw:frame draw:style-name="gr2" draw:text-style-name="P3" draw:layer="layout" svg:width="0.634cm" svg:height="0.712cm" svg:x="2.95cm" svg:y="22.2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8cm" svg:height="0.475cm" svg:x="3.7cm" svg:y="22.373cm">
          <draw:text-box>
            <text:p text:style-name="P1"><text:span text:style-name="T4">DIS … reporting, relating to Iraq’s long range missile programme.”</text:span></text:p>
          </draw:text-box>
        </draw:frame>
        <draw:frame draw:style-name="gr1" draw:text-style-name="P2" draw:layer="layout" svg:width="16.258cm" svg:height="0.475cm" svg:x="2.2cm" svg:y="23.287cm">
          <draw:text-box>
            <text:p text:style-name="P1"><text:span text:style-name="T7">460. </text:span><text:span text:style-name="T4"><text:s/>Mr Scarlett wrote that Sir David Manning was “familiar with the main conclusions </text:span></text:p>
          </draw:text-box>
        </draw:frame>
        <draw:frame draw:style-name="gr1" draw:text-style-name="P2" draw:layer="layout" svg:width="3.351cm" svg:height="0.475cm" svg:x="2.2cm" svg:y="23.852cm">
          <draw:text-box>
            <text:p text:style-name="P1"><text:span text:style-name="T4">from intelligence”.</text:span></text:p>
          </draw:text-box>
        </draw:frame>
        <draw:frame draw:style-name="gr1" draw:text-style-name="P2" draw:layer="layout" svg:width="12.338cm" svg:height="0.475cm" svg:x="2.2cm" svg:y="24.766cm">
          <draw:text-box>
            <text:p text:style-name="P1"><text:span text:style-name="T7">461. </text:span><text:span text:style-name="T4"><text:s/>Addressing Saddam Hussein’s behaviour, Mr Scarlett wrote:</text:span></text:p>
          </draw:text-box>
        </draw:frame>
        <draw:frame draw:style-name="gr1" draw:text-style-name="P2" draw:layer="layout" svg:width="14.899cm" svg:height="0.475cm" svg:x="2.95cm" svg:y="25.681cm">
          <draw:text-box>
            <text:p text:style-name="P1"><text:span text:style-name="T4">“</text:span><text:span text:style-name="T4">The picture from past possession and from intelligence is further reinforced by </text:span></text:p>
          </draw:text-box>
        </draw:frame>
        <draw:frame draw:style-name="gr1" draw:text-style-name="P2" draw:layer="layout" svg:width="14.383cm" svg:height="0.475cm" svg:x="2.95cm" svg:y="26.245cm">
          <draw:text-box>
            <text:p text:style-name="P1"><text:span text:style-name="T4">Saddam’s current behaviour. He has been given clear opportunities to avoid </text:span></text:p>
          </draw:text-box>
        </draw:frame>
      </draw:page>
      <draw:page draw:name="page8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1" draw:text-style-name="P2" draw:layer="layout" svg:width="14.395cm" svg:height="0.475cm" svg:x="2.95cm" svg:y="2.525cm">
          <draw:text-box>
            <text:p text:style-name="P1"><text:span text:style-name="T4">military action by demonstrating full and active co-operation with UNMOVIC. </text:span></text:p>
          </draw:text-box>
        </draw:frame>
        <draw:frame draw:style-name="gr1" draw:text-style-name="P2" draw:layer="layout" svg:width="15.729cm" svg:height="0.475cm" svg:x="2.95cm" svg:y="3.09cm">
          <draw:text-box>
            <text:p text:style-name="P1"><text:span text:style-name="T4">But he has repeatedly failed to take this route. Leaving aside the intelligence on his </text:span></text:p>
          </draw:text-box>
        </draw:frame>
        <draw:frame draw:style-name="gr1" draw:text-style-name="P2" draw:layer="layout" svg:width="15.166cm" svg:height="0.475cm" svg:x="2.95cm" svg:y="3.654cm">
          <draw:text-box>
            <text:p text:style-name="P1"><text:span text:style-name="T4">concealment tactics, his actions since the adoption of UNSCR 1441 are strongly </text:span></text:p>
          </draw:text-box>
        </draw:frame>
        <draw:frame draw:style-name="gr1" draw:text-style-name="P2" draw:layer="layout" svg:width="6.255cm" svg:height="0.475cm" svg:x="2.95cm" svg:y="4.218cm">
          <draw:text-box>
            <text:p text:style-name="P1"><text:span text:style-name="T4">indicative of deceit. They include:</text:span></text:p>
          </draw:text-box>
        </draw:frame>
        <draw:frame draw:style-name="gr2" draw:text-style-name="P3" draw:layer="layout" svg:width="0.634cm" svg:height="0.712cm" svg:x="3.65cm" svg:y="4.9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26cm" svg:height="0.475cm" svg:x="4.4cm" svg:y="5.133cm">
          <draw:text-box>
            <text:p text:style-name="P1"><text:span text:style-name="T4">failure to volunteer scientists for interview outside Iraq;</text:span></text:p>
          </draw:text-box>
        </draw:frame>
        <draw:frame draw:style-name="gr2" draw:text-style-name="P3" draw:layer="layout" svg:width="0.634cm" svg:height="0.712cm" svg:x="3.6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96cm" svg:height="0.475cm" svg:x="4.4cm" svg:y="5.797cm">
          <draw:text-box>
            <text:p text:style-name="P1"><text:span text:style-name="T4">illicit procurement, and subsequent concealment, of Volga engines;</text:span></text:p>
          </draw:text-box>
        </draw:frame>
        <draw:frame draw:style-name="gr2" draw:text-style-name="P3" draw:layer="layout" svg:width="0.634cm" svg:height="0.712cm" svg:x="3.6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7cm" svg:height="0.475cm" svg:x="4.4cm" svg:y="6.462cm">
          <draw:text-box>
            <text:p text:style-name="P1"><text:span text:style-name="T4">failure to declare reconstructed facilities (including the rocket motor casting </text:span></text:p>
          </draw:text-box>
        </draw:frame>
        <draw:frame draw:style-name="gr1" draw:text-style-name="P2" draw:layer="layout" svg:width="8.558cm" svg:height="0.475cm" svg:x="4.4cm" svg:y="7.026cm">
          <draw:text-box>
            <text:p text:style-name="P1"><text:span text:style-name="T4">chambers) previously disabled by UNSCOM”.</text:span></text:p>
          </draw:text-box>
        </draw:frame>
        <draw:frame draw:style-name="gr1" draw:text-style-name="P2" draw:layer="layout" svg:width="9.213cm" svg:height="0.475cm" svg:x="2.2cm" svg:y="7.941cm">
          <draw:text-box>
            <text:p text:style-name="P1"><text:span text:style-name="T7">462. </text:span><text:span text:style-name="T4"><text:s/>In relation to inspections, Mr Scarlett wrote:</text:span></text:p>
          </draw:text-box>
        </draw:frame>
        <draw:frame draw:style-name="gr1" draw:text-style-name="P2" draw:layer="layout" svg:width="14.963cm" svg:height="0.475cm" svg:x="2.95cm" svg:y="8.855cm">
          <draw:text-box>
            <text:p text:style-name="P1"><text:span text:style-name="T4">“</text:span><text:span text:style-name="T4">The failure of UNMOVIC to uncover significant chemical or biological weapons </text:span></text:p>
          </draw:text-box>
        </draw:frame>
        <draw:frame draw:style-name="gr1" draw:text-style-name="P2" draw:layer="layout" svg:width="15.179cm" svg:height="0.475cm" svg:x="2.95cm" svg:y="9.42cm">
          <draw:text-box>
            <text:p text:style-name="P1"><text:span text:style-name="T4">has been disappointing. But it is not wholly unexpected. On 16 October last year,</text:span></text:p>
          </draw:text-box>
        </draw:frame>
        <draw:frame draw:style-name="gr7" draw:text-style-name="P9" draw:layer="layout" svg:width="0.408cm" svg:height="0.276cm" svg:x="18.058cm" svg:y="9.438cm">
          <draw:text-box>
            <text:p text:style-name="P1"><text:span text:style-name="T13">169</text:span></text:p>
          </draw:text-box>
        </draw:frame>
        <draw:frame draw:style-name="gr1" draw:text-style-name="P2" draw:layer="layout" svg:width="0.422cm" svg:height="0.475cm" svg:x="18.47cm" svg:y="9.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95cm" svg:y="9.984cm">
          <draw:text-box>
            <text:p text:style-name="P1"><text:span text:style-name="T4">the JIC judged that there was a serious risk that Iraq could prevent inspectors from </text:span></text:p>
          </draw:text-box>
        </draw:frame>
        <draw:frame draw:style-name="gr1" draw:text-style-name="P2" draw:layer="layout" svg:width="15.615cm" svg:height="0.475cm" svg:x="2.95cm" svg:y="10.548cm">
          <draw:text-box>
            <text:p text:style-name="P1"><text:span text:style-name="T4">finding conclusive evidence of WMD before the spring, unless there was additional </text:span></text:p>
          </draw:text-box>
        </draw:frame>
        <draw:frame draw:style-name="gr1" draw:text-style-name="P2" draw:layer="layout" svg:width="15.86cm" svg:height="0.475cm" svg:x="2.95cm" svg:y="11.113cm">
          <draw:text-box>
            <text:p text:style-name="P1"><text:span text:style-name="T4">guidance to UNMOVIC. The JIC pointed in particular to the importance of interviews </text:span></text:p>
          </draw:text-box>
        </draw:frame>
        <draw:frame draw:style-name="gr1" draw:text-style-name="P2" draw:layer="layout" svg:width="12.727cm" svg:height="0.475cm" svg:x="2.95cm" svg:y="11.677cm">
          <draw:text-box>
            <text:p text:style-name="P1"><text:span text:style-name="T4">free of Iraqi intimidation: you know the limited progress in this area.”</text:span></text:p>
          </draw:text-box>
        </draw:frame>
        <draw:frame draw:style-name="gr1" draw:text-style-name="P2" draw:layer="layout" svg:width="5.293cm" svg:height="0.475cm" svg:x="2.2cm" svg:y="12.592cm">
          <draw:text-box>
            <text:p text:style-name="P1"><text:span text:style-name="T7">463. </text:span><text:span text:style-name="T4"><text:s/>Mr Scarlett concluded:</text:span></text:p>
          </draw:text-box>
        </draw:frame>
        <draw:frame draw:style-name="gr1" draw:text-style-name="P2" draw:layer="layout" svg:width="15.793cm" svg:height="0.475cm" svg:x="2.95cm" svg:y="13.506cm">
          <draw:text-box>
            <text:p text:style-name="P1"><text:span text:style-name="T4">“</text:span><text:span text:style-name="T4">The JIC view is clear. Iraq possesses chemical and biological weapons, the means </text:span></text:p>
          </draw:text-box>
        </draw:frame>
        <draw:frame draw:style-name="gr1" draw:text-style-name="P2" draw:layer="layout" svg:width="14.696cm" svg:height="0.475cm" svg:x="2.95cm" svg:y="14.071cm">
          <draw:text-box>
            <text:p text:style-name="P1"><text:span text:style-name="T4">to deliver them and the capacity to produce them. The scale of the holdings is </text:span></text:p>
          </draw:text-box>
        </draw:frame>
        <draw:frame draw:style-name="gr1" draw:text-style-name="P2" draw:layer="layout" svg:width="15.517cm" svg:height="0.475cm" svg:x="2.95cm" svg:y="14.635cm">
          <draw:text-box>
            <text:p text:style-name="P1"><text:span text:style-name="T4">hard to quantify: it is undoubtedly much less than in 1991. But the evidence points </text:span></text:p>
          </draw:text-box>
        </draw:frame>
        <draw:frame draw:style-name="gr1" draw:text-style-name="P2" draw:layer="layout" svg:width="15.483cm" svg:height="0.475cm" svg:x="2.95cm" svg:y="15.2cm">
          <draw:text-box>
            <text:p text:style-name="P1"><text:span text:style-name="T4">both to Saddam’s view that the capability is already militarily significant, and to his </text:span></text:p>
          </draw:text-box>
        </draw:frame>
        <draw:frame draw:style-name="gr1" draw:text-style-name="P2" draw:layer="layout" svg:width="11.555cm" svg:height="0.475cm" svg:x="2.95cm" svg:y="15.764cm">
          <draw:text-box>
            <text:p text:style-name="P1"><text:span text:style-name="T4">determination – left to his own devices – to build it up further.”</text:span></text:p>
          </draw:text-box>
        </draw:frame>
        <draw:frame draw:style-name="gr1" draw:text-style-name="P2" draw:layer="layout" svg:width="16.021cm" svg:height="0.475cm" svg:x="2.2cm" svg:y="16.678cm">
          <draw:text-box>
            <text:p text:style-name="P1"><text:span text:style-name="T7">464. </text:span><text:span text:style-name="T4"><text:s/>A reference in paragraph 4 of the minute to the conclusions being “summarised </text:span></text:p>
          </draw:text-box>
        </draw:frame>
        <draw:frame draw:style-name="gr1" draw:text-style-name="P2" draw:layer="layout" svg:width="15.17cm" svg:height="0.475cm" svg:x="2.2cm" svg:y="17.243cm">
          <draw:text-box>
            <text:p text:style-name="P1"><text:span text:style-name="T4">at Annex” was crossed out by Mr Scarlett on the signed version of the minute on </text:span></text:p>
          </draw:text-box>
        </draw:frame>
        <draw:frame draw:style-name="gr1" draw:text-style-name="P2" draw:layer="layout" svg:width="2.627cm" svg:height="0.475cm" svg:x="2.2cm" svg:y="17.807cm">
          <draw:text-box>
            <text:p text:style-name="P1"><text:span text:style-name="T4">the No.10 file.</text:span></text:p>
          </draw:text-box>
        </draw:frame>
        <draw:frame draw:style-name="gr1" draw:text-style-name="P2" draw:layer="layout" svg:width="15.119cm" svg:height="0.475cm" svg:x="2.2cm" svg:y="18.722cm">
          <draw:text-box>
            <text:p text:style-name="P1"><text:span text:style-name="T7">465. </text:span><text:span text:style-name="T4"><text:s/>Mr Scarlett sent a copy of the minute to Mr Powell in February 2004 with a </text:span></text:p>
          </draw:text-box>
        </draw:frame>
        <draw:frame draw:style-name="gr1" draw:text-style-name="P2" draw:layer="layout" svg:width="13.599cm" svg:height="0.475cm" svg:x="2.2cm" svg:y="19.286cm">
          <draw:text-box>
            <text:p text:style-name="P1"><text:span text:style-name="T4">manuscript note stating that he had “not yet traced a copy of the Annex”.</text:span></text:p>
          </draw:text-box>
        </draw:frame>
        <draw:frame draw:style-name="gr7" draw:text-style-name="P9" draw:layer="layout" svg:width="0.408cm" svg:height="0.276cm" svg:x="15.731cm" svg:y="19.305cm">
          <draw:text-box>
            <text:p text:style-name="P1"><text:span text:style-name="T13">170</text:span></text:p>
          </draw:text-box>
        </draw:frame>
        <draw:frame draw:style-name="gr1" draw:text-style-name="P2" draw:layer="layout" svg:width="16.393cm" svg:height="0.475cm" svg:x="2.2cm" svg:y="20.201cm">
          <draw:text-box>
            <text:p text:style-name="P1"><text:span text:style-name="T7">466. </text:span><text:span text:style-name="T4"><text:s/>The Government could not find any evidence of an Annex. The Inquiry concludes </text:span></text:p>
          </draw:text-box>
        </draw:frame>
        <draw:frame draw:style-name="gr1" draw:text-style-name="P2" draw:layer="layout" svg:width="15.89cm" svg:height="0.475cm" svg:x="2.2cm" svg:y="20.765cm">
          <draw:text-box>
            <text:p text:style-name="P1"><text:span text:style-name="T4">one was planned but not produced: hence the manuscript amendment removing th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0.433cm" svg:height="0.475cm" svg:x="2.2cm" svg:y="21.33cm">
          <draw:text-box>
            <text:p text:style-name="P1"><text:span text:style-name="T4">reference to the Annex in paragraph 4 of the document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69 </text:span></text:p>
          </draw:text-box>
        </draw:frame>
        <draw:line draw:style-name="gr9" draw:text-style-name="P10" draw:layer="layout" svg:x1="2.645cm" svg:y1="26.714cm" svg:x2="16.802cm" svg:y2="26.714cm">
          <text:p/>
        </draw:line>
        <draw:line draw:style-name="gr9" draw:text-style-name="P10" draw:layer="layout" svg:x1="2.199cm" svg:y1="27.137cm" svg:x2="10.611cm" svg:y2="27.137cm">
          <text:p/>
        </draw:line>
        <draw:frame draw:style-name="gr4" draw:text-style-name="P6" draw:layer="layout" svg:width="13.811cm" svg:height="0.395cm" svg:x="2.635cm" svg:y="25.934cm">
          <draw:text-box>
            <text:p text:style-name="P1"><text:span text:style-name="T11">A version of 11 October 2002 JIC Assessment, ‘Iraq: The Return of Weapons Inspectors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70 </text:span></text:p>
          </draw:text-box>
        </draw:frame>
        <draw:frame draw:style-name="gr4" draw:text-style-name="P6" draw:layer="layout" svg:width="14.074cm" svg:height="0.395cm" svg:x="2.646cm" svg:y="26.357cm">
          <draw:text-box>
            <text:p text:style-name="P1"><text:span text:style-name="T6">Manuscript comment Scarlett to Powell, 2 February [2004], on Minute Scarlett to Manning, </text:span></text:p>
          </draw:text-box>
        </draw:frame>
        <draw:frame draw:style-name="gr4" draw:text-style-name="P6" draw:layer="layout" svg:width="8.367cm" svg:height="0.395cm" svg:x="2.2cm" svg:y="26.781cm">
          <draw:text-box>
            <text:p text:style-name="P1"><text:span text:style-name="T6">17 March 2003, ‘Iraqi WMD: Evidence of Possession’.</text:span></text:p>
          </draw:text-box>
        </draw:frame>
      </draw:page>
      <draw:page draw:name="page8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1" draw:text-style-name="P2" draw:layer="layout" svg:width="7.812cm" svg:height="0.475cm" svg:x="2.2cm" svg:y="2.525cm">
          <draw:text-box>
            <text:p text:style-name="P1"><text:span text:style-name="T7">467. </text:span><text:span text:style-name="T4"><text:s/>Sir David Manning advised Mr Blair:</text:span></text:p>
          </draw:text-box>
        </draw:frame>
        <draw:frame draw:style-name="gr1" draw:text-style-name="P2" draw:layer="layout" svg:width="15.827cm" svg:height="0.475cm" svg:x="2.95cm" svg:y="3.44cm">
          <draw:text-box>
            <text:p text:style-name="P1"><text:span text:style-name="T4">“</text:span><text:span text:style-name="T4">I asked that you should have this Summary from the Chairman of JIC before action </text:span></text:p>
          </draw:text-box>
        </draw:frame>
        <draw:frame draw:style-name="gr1" draw:text-style-name="P2" draw:layer="layout" svg:width="15.708cm" svg:height="0.475cm" svg:x="2.95cm" svg:y="4.004cm">
          <draw:text-box>
            <text:p text:style-name="P1"><text:span text:style-name="T4">begins. Worth adding that all political intelligence also points to Saddam and senior </text:span></text:p>
          </draw:text-box>
        </draw:frame>
        <draw:frame draw:style-name="gr1" draw:text-style-name="P2" draw:layer="layout" svg:width="12.876cm" svg:height="0.475cm" svg:x="2.95cm" svg:y="4.568cm">
          <draw:text-box>
            <text:p text:style-name="P1"><text:span text:style-name="T4">officials aware of WMD programmes and determined to retain them.”</text:span></text:p>
          </draw:text-box>
        </draw:frame>
        <draw:frame draw:style-name="gr7" draw:text-style-name="P9" draw:layer="layout" svg:width="0.408cm" svg:height="0.276cm" svg:x="15.796cm" svg:y="4.587cm">
          <draw:text-box>
            <text:p text:style-name="P1"><text:span text:style-name="T13">171</text:span></text:p>
          </draw:text-box>
        </draw:frame>
        <draw:frame draw:style-name="gr1" draw:text-style-name="P2" draw:layer="layout" svg:width="5.594cm" svg:height="0.475cm" svg:x="2.2cm" svg:y="5.483cm">
          <draw:text-box>
            <text:p text:style-name="P1"><text:span text:style-name="T7">468. </text:span><text:span text:style-name="T4"><text:s/>Mr Blair replied: “Good.”</text:span></text:p>
          </draw:text-box>
        </draw:frame>
        <draw:frame draw:style-name="gr7" draw:text-style-name="P9" draw:layer="layout" svg:width="0.408cm" svg:height="0.276cm" svg:x="7.753cm" svg:y="5.502cm">
          <draw:text-box>
            <text:p text:style-name="P1"><text:span text:style-name="T13">172</text:span></text:p>
          </draw:text-box>
        </draw:frame>
        <draw:frame draw:style-name="gr1" draw:text-style-name="P2" draw:layer="layout" svg:width="16.097cm" svg:height="0.475cm" svg:x="2.2cm" svg:y="6.397cm">
          <draw:text-box>
            <text:p text:style-name="P1"><text:span text:style-name="T7">469. </text:span><text:span text:style-name="T15"><text:s/>The advice to No.10 was not formally considered and agreed by the JIC or </text:span></text:p>
          </draw:text-box>
        </draw:frame>
        <draw:frame draw:style-name="gr1" draw:text-style-name="P2" draw:layer="layout" svg:width="4.667cm" svg:height="0.475cm" svg:x="2.2cm" svg:y="6.962cm">
          <draw:text-box>
            <text:p text:style-name="P1"><text:span text:style-name="T15">sent to other Ministers.</text:span></text:p>
          </draw:text-box>
        </draw:frame>
        <draw:frame draw:style-name="gr1" draw:text-style-name="P2" draw:layer="layout" svg:width="15.462cm" svg:height="0.475cm" svg:x="2.2cm" svg:y="7.876cm">
          <draw:text-box>
            <text:p text:style-name="P1"><text:span text:style-name="T7">470. </text:span><text:span text:style-name="T4"><text:s/>A draft of the document held by the MOD, also dated 17 March 2003, shows </text:span></text:p>
          </draw:text-box>
        </draw:frame>
        <draw:frame draw:style-name="gr1" draw:text-style-name="P2" draw:layer="layout" svg:width="15.839cm" svg:height="0.475cm" svg:x="2.2cm" svg:y="8.441cm">
          <draw:text-box>
            <text:p text:style-name="P1"><text:span text:style-name="T4">Sir David Omand, Sir Richard Dearlove, Sir Francis Richards (Director, Government </text:span></text:p>
          </draw:text-box>
        </draw:frame>
        <draw:frame draw:style-name="gr1" draw:text-style-name="P2" draw:layer="layout" svg:width="16.343cm" svg:height="0.475cm" svg:x="2.2cm" svg:y="9.005cm">
          <draw:text-box>
            <text:p text:style-name="P1"><text:span text:style-name="T4">Communications Headquarters (GCHQ)) and senior officials in the MOD, the FCO and </text:span></text:p>
          </draw:text-box>
        </draw:frame>
        <draw:frame draw:style-name="gr1" draw:text-style-name="P2" draw:layer="layout" svg:width="7.034cm" svg:height="0.475cm" svg:x="2.2cm" svg:y="9.57cm">
          <draw:text-box>
            <text:p text:style-name="P1"><text:span text:style-name="T4">the Cabinet Office as copy recipients.</text:span></text:p>
          </draw:text-box>
        </draw:frame>
        <draw:frame draw:style-name="gr7" draw:text-style-name="P9" draw:layer="layout" svg:width="0.408cm" svg:height="0.276cm" svg:x="9.212cm" svg:y="9.588cm">
          <draw:text-box>
            <text:p text:style-name="P1"><text:span text:style-name="T13">173</text:span></text:p>
          </draw:text-box>
        </draw:frame>
        <draw:frame draw:style-name="gr1" draw:text-style-name="P2" draw:layer="layout" svg:width="15.462cm" svg:height="0.475cm" svg:x="2.2cm" svg:y="10.484cm">
          <draw:text-box>
            <text:p text:style-name="P1"><text:span text:style-name="T7">471. </text:span><text:span text:style-name="T4"><text:s/>Mr Hoon quoted from that draft when he told the Inquiry that Mr Scarlett had </text:span></text:p>
          </draw:text-box>
        </draw:frame>
        <draw:frame draw:style-name="gr1" draw:text-style-name="P2" draw:layer="layout" svg:width="14.747cm" svg:height="0.475cm" svg:x="2.2cm" svg:y="11.048cm">
          <draw:text-box>
            <text:p text:style-name="P1"><text:span text:style-name="T4">advised that Iraq had “the capacity to re-establish production” of chemical and </text:span></text:p>
          </draw:text-box>
        </draw:frame>
        <draw:frame draw:style-name="gr1" draw:text-style-name="P2" draw:layer="layout" svg:width="3.71cm" svg:height="0.475cm" svg:x="2.2cm" svg:y="11.613cm">
          <draw:text-box>
            <text:p text:style-name="P1"><text:span text:style-name="T4">biological weapons.</text:span></text:p>
          </draw:text-box>
        </draw:frame>
        <draw:frame draw:style-name="gr7" draw:text-style-name="P9" draw:layer="layout" svg:width="0.408cm" svg:height="0.276cm" svg:x="5.895cm" svg:y="11.632cm">
          <draw:text-box>
            <text:p text:style-name="P1"><text:span text:style-name="T13">174</text:span></text:p>
          </draw:text-box>
        </draw:frame>
        <draw:frame draw:style-name="gr1" draw:text-style-name="P2" draw:layer="layout" svg:width="16.774cm" svg:height="0.475cm" svg:x="2.2cm" svg:y="12.527cm">
          <draw:text-box>
            <text:p text:style-name="P1"><text:span text:style-name="T7">472. </text:span><text:span text:style-name="T4"><text:s/>A manuscript note written by Mr Scarlett in February 2004 stated that the note “was </text:span></text:p>
          </draw:text-box>
        </draw:frame>
        <draw:frame draw:style-name="gr1" draw:text-style-name="P2" draw:layer="layout" svg:width="11.694cm" svg:height="0.475cm" svg:x="2.2cm" svg:y="13.092cm">
          <draw:text-box>
            <text:p text:style-name="P1"><text:span text:style-name="T4">approved by the Agencies and DIS. It was not formally at JIC.”</text:span></text:p>
          </draw:text-box>
        </draw:frame>
        <draw:frame draw:style-name="gr7" draw:text-style-name="P9" draw:layer="layout" svg:width="0.408cm" svg:height="0.276cm" svg:x="13.847cm" svg:y="13.111cm">
          <draw:text-box>
            <text:p text:style-name="P1"><text:span text:style-name="T13">175</text:span></text:p>
          </draw:text-box>
        </draw:frame>
        <draw:frame draw:style-name="gr1" draw:text-style-name="P2" draw:layer="layout" svg:width="16.376cm" svg:height="0.475cm" svg:x="2.2cm" svg:y="14.006cm">
          <draw:text-box>
            <text:p text:style-name="P1"><text:span text:style-name="T7">473. </text:span><text:span text:style-name="T4"><text:s/>The Government has confirmed that there are no additional words on the copy of </text:span></text:p>
          </draw:text-box>
        </draw:frame>
        <draw:frame draw:style-name="gr1" draw:text-style-name="P2" draw:layer="layout" svg:width="5.323cm" svg:height="0.475cm" svg:x="2.2cm" svg:y="14.571cm">
          <draw:text-box>
            <text:p text:style-name="P1"><text:span text:style-name="T4">the minute on the No.10 file.</text:span></text:p>
          </draw:text-box>
        </draw:frame>
        <draw:frame draw:style-name="gr1" draw:text-style-name="P2" draw:layer="layout" svg:width="15.331cm" svg:height="0.475cm" svg:x="2.2cm" svg:y="15.485cm">
          <draw:text-box>
            <text:p text:style-name="P1"><text:span text:style-name="T7">474. </text:span><text:span text:style-name="T4"><text:s/>The Inquiry concludes that the advice was not formally approved by the JIC.</text:span></text:p>
          </draw:text-box>
        </draw:frame>
        <draw:frame draw:style-name="gr1" draw:text-style-name="P2" draw:layer="layout" svg:width="14.937cm" svg:height="0.475cm" svg:x="2.2cm" svg:y="16.4cm">
          <draw:text-box>
            <text:p text:style-name="P1"><text:span text:style-name="T7">475. </text:span><text:span text:style-name="T4"><text:s/>The Government was unable to find any evidence that the final version of </text:span></text:p>
          </draw:text-box>
        </draw:frame>
        <draw:frame draw:style-name="gr1" draw:text-style-name="P2" draw:layer="layout" svg:width="14.446cm" svg:height="0.475cm" svg:x="2.2cm" svg:y="16.964cm">
          <draw:text-box>
            <text:p text:style-name="P1"><text:span text:style-name="T4">Mr Scarlett’s minute to Sir David Manning was sent to anyone outside No.10.</text:span></text:p>
          </draw:text-box>
        </draw:frame>
        <draw:frame draw:style-name="gr7" draw:text-style-name="P9" draw:layer="layout" svg:width="0.408cm" svg:height="0.276cm" svg:x="16.593cm" svg:y="16.983cm">
          <draw:text-box>
            <text:p text:style-name="P1"><text:span text:style-name="T13">176</text:span></text:p>
          </draw:text-box>
        </draw:frame>
        <draw:frame draw:style-name="gr6" draw:text-style-name="P8" draw:layer="layout" svg:width="14.484cm" svg:height="0.556cm" svg:x="2.2cm" svg:y="18.085cm">
          <draw:text-box>
            <text:p text:style-name="P1"><text:span text:style-name="T9">JIC Note, 19 March 2003: ‘Saddam: The Beginning of the End’</text:span></text:p>
          </draw:text-box>
        </draw:frame>
        <draw:frame draw:style-name="gr1" draw:text-style-name="P2" draw:layer="layout" svg:width="15.957cm" svg:height="0.475cm" svg:x="2.2cm" svg:y="18.913cm">
          <draw:text-box>
            <text:p text:style-name="P1"><text:span text:style-name="T7">476. </text:span><text:span text:style-name="T15"><text:s/>The JIC continued to assess that Iraq had usable chemical and biological </text:span></text:p>
          </draw:text-box>
        </draw:frame>
        <draw:line draw:style-name="gr8" draw:text-style-name="P10" draw:layer="layout" svg:x1="2.199cm" svg:y1="22.466cm" svg:x2="7.3cm" svg:y2="22.466cm">
          <text:p/>
        </draw:line>
        <draw:line draw:style-name="gr9" draw:text-style-name="P10" draw:layer="layout" svg:x1="2.645cm" svg:y1="23.327cm" svg:x2="17.724cm" svg:y2="23.327cm">
          <text:p/>
        </draw:line>
        <draw:line draw:style-name="gr9" draw:text-style-name="P10" draw:layer="layout" svg:x1="2.199cm" svg:y1="23.75cm" svg:x2="10.611cm" svg:y2="23.75cm">
          <text:p/>
        </draw:line>
        <draw:frame draw:style-name="gr1" draw:text-style-name="P2" draw:layer="layout" svg:width="15.157cm" svg:height="0.475cm" svg:x="2.2cm" svg:y="19.478cm">
          <draw:text-box>
            <text:p text:style-name="P1"><text:span text:style-name="T15">weapons and might use them, although its ability to do so could be limited.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4">171 </text:span></text:p>
          </draw:text-box>
        </draw:frame>
        <draw:frame draw:style-name="gr4" draw:text-style-name="P6" draw:layer="layout" svg:width="14.98cm" svg:height="0.395cm" svg:x="2.646cm" svg:y="22.971cm">
          <draw:text-box>
            <text:p text:style-name="P1"><text:span text:style-name="T6">Manuscript comment Manning to Prime Minister, 18 March 2003, on Minute Scarlett to Manning, </text:span></text:p>
          </draw:text-box>
        </draw:frame>
        <draw:line draw:style-name="gr9" draw:text-style-name="P10" draw:layer="layout" svg:x1="2.645cm" svg:y1="24.174cm" svg:x2="18.799cm" svg:y2="24.174cm">
          <text:p/>
        </draw:line>
        <draw:line draw:style-name="gr9" draw:text-style-name="P10" draw:layer="layout" svg:x1="2.199cm" svg:y1="24.597cm" svg:x2="12.553cm" svg:y2="24.597cm">
          <text:p/>
        </draw:line>
        <draw:frame draw:style-name="gr4" draw:text-style-name="P6" draw:layer="layout" svg:width="8.367cm" svg:height="0.395cm" svg:x="2.2cm" svg:y="23.394cm">
          <draw:text-box>
            <text:p text:style-name="P1"><text:span text:style-name="T6">17 March 2003, ‘Iraqi WMD: Evidence of Possession’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4">172 </text:span></text:p>
          </draw:text-box>
        </draw:frame>
        <draw:frame draw:style-name="gr4" draw:text-style-name="P6" draw:layer="layout" svg:width="16.063cm" svg:height="0.395cm" svg:x="2.646cm" svg:y="23.817cm">
          <draw:text-box>
            <text:p text:style-name="P1"><text:span text:style-name="T6">Manuscript comment Blair, [undated], on Manning to Prime Minister, 18 March 2003, on Minute Scarlett </text:span></text:p>
          </draw:text-box>
        </draw:frame>
        <draw:frame draw:style-name="gr4" draw:text-style-name="P6" draw:layer="layout" svg:width="10.293cm" svg:height="0.395cm" svg:x="2.2cm" svg:y="24.241cm">
          <draw:text-box>
            <text:p text:style-name="P1"><text:span text:style-name="T6">to Manning, 17 March 2003, ‘Iraqi WMD: Evidence of Possession’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173 </text:span></text:p>
          </draw:text-box>
        </draw:frame>
        <draw:frame draw:style-name="gr4" draw:text-style-name="P6" draw:layer="layout" svg:width="15.339cm" svg:height="0.395cm" svg:x="2.646cm" svg:y="24.664cm">
          <draw:text-box>
            <text:p text:style-name="P1"><text:span text:style-name="T11">Minute [unsigned draft] Scarlett to Manning, 17 March 2003, ‘Iraqi WMD: Evidence of Possession’, </text:span></text:p>
          </draw:text-box>
        </draw:frame>
        <draw:frame draw:style-name="gr4" draw:text-style-name="P6" draw:layer="layout" svg:width="11.508cm" svg:height="0.395cm" svg:x="2.2cm" svg:y="25.087cm">
          <draw:text-box>
            <text:p text:style-name="P1"><text:span text:style-name="T11">found on MOD files, with amendments from the Defence Intelligence Staff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74 </text:span></text:p>
          </draw:text-box>
        </draw:frame>
        <draw:line draw:style-name="gr9" draw:text-style-name="P10" draw:layer="layout" svg:x1="2.645cm" svg:y1="26.29cm" svg:x2="16.802cm" svg:y2="26.29cm">
          <text:p/>
        </draw:line>
        <draw:line draw:style-name="gr9" draw:text-style-name="P10" draw:layer="layout" svg:x1="2.199cm" svg:y1="26.714cm" svg:x2="10.611cm" svg:y2="26.714cm">
          <text:p/>
        </draw:line>
        <draw:frame draw:style-name="gr4" draw:text-style-name="P6" draw:layer="layout" svg:width="6.784cm" svg:height="0.395cm" svg:x="2.646cm" svg:y="25.511cm">
          <draw:text-box>
            <text:p text:style-name="P1"><text:span text:style-name="T11">Public hearing, 19 January 2010, page 122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75 </text:span></text:p>
          </draw:text-box>
        </draw:frame>
        <draw:frame draw:style-name="gr4" draw:text-style-name="P6" draw:layer="layout" svg:width="14.074cm" svg:height="0.395cm" svg:x="2.646cm" svg:y="25.934cm">
          <draw:text-box>
            <text:p text:style-name="P1"><text:span text:style-name="T6">Manuscript comment Scarlett to Powell, 2 February [2004], on Minute Scarlett to Manning, </text:span></text:p>
          </draw:text-box>
        </draw:frame>
        <draw:frame draw:style-name="gr4" draw:text-style-name="P6" draw:layer="layout" svg:width="8.367cm" svg:height="0.395cm" svg:x="2.2cm" svg:y="26.357cm">
          <draw:text-box>
            <text:p text:style-name="P1"><text:span text:style-name="T6">17 March 2003, ‘Iraqi WMD: Evidence of Possession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6 </text:span></text:p>
          </draw:text-box>
        </draw:frame>
        <draw:frame draw:style-name="gr4" draw:text-style-name="P6" draw:layer="layout" svg:width="10.848cm" svg:height="0.395cm" svg:x="2.646cm" svg:y="26.781cm">
          <draw:text-box>
            <text:p text:style-name="P1"><text:span text:style-name="T11">Letter Cabinet Office to Iraq Inquiry, 19 March 2014, ‘Declassification’.</text:span></text:p>
          </draw:text-box>
        </draw:frame>
      </draw:page>
      <draw:page draw:name="page9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1" draw:text-style-name="P2" draw:layer="layout" svg:width="14.971cm" svg:height="0.475cm" svg:x="2.2cm" svg:y="2.525cm">
          <draw:text-box>
            <text:p text:style-name="P1"><text:span text:style-name="T7">477. </text:span><text:span text:style-name="T4"><text:s/>A JIC Note, ‘Saddam: The Beginning of the End’, which revisited previous </text:span></text:p>
          </draw:text-box>
        </draw:frame>
        <draw:frame draw:style-name="gr1" draw:text-style-name="P2" draw:layer="layout" svg:width="14.963cm" svg:height="0.475cm" svg:x="2.2cm" svg:y="3.09cm">
          <draw:text-box>
            <text:p text:style-name="P1"><text:span text:style-name="T4">JIC judgements in the light of recent events and intelligence, was issued by the </text:span></text:p>
          </draw:text-box>
        </draw:frame>
        <draw:frame draw:style-name="gr1" draw:text-style-name="P2" draw:layer="layout" svg:width="14.107cm" svg:height="0.475cm" svg:x="2.2cm" svg:y="3.654cm">
          <draw:text-box>
            <text:p text:style-name="P1"><text:span text:style-name="T4">Assessments Staff on 19 March after discussion by the JIC earlier that day.</text:span></text:p>
          </draw:text-box>
        </draw:frame>
        <draw:frame draw:style-name="gr7" draw:text-style-name="P9" draw:layer="layout" svg:width="0.408cm" svg:height="0.276cm" svg:x="16.255cm" svg:y="3.673cm">
          <draw:text-box>
            <text:p text:style-name="P1"><text:span text:style-name="T13">177</text:span></text:p>
          </draw:text-box>
        </draw:frame>
        <draw:frame draw:style-name="gr1" draw:text-style-name="P2" draw:layer="layout" svg:width="16.27cm" svg:height="0.475cm" svg:x="2.2cm" svg:y="4.568cm">
          <draw:text-box>
            <text:p text:style-name="P1"><text:span text:style-name="T7">478. </text:span><text:span text:style-name="T4"><text:s/>Addressing the use of chemical and biological weapons, the Note stated that the </text:span></text:p>
          </draw:text-box>
        </draw:frame>
        <draw:frame draw:style-name="gr1" draw:text-style-name="P2" draw:layer="layout" svg:width="2.153cm" svg:height="0.475cm" svg:x="2.2cm" svg:y="5.133cm">
          <draw:text-box>
            <text:p text:style-name="P1"><text:span text:style-name="T4">JIC judge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6.047cm">
          <draw:text-box>
            <text:p text:style-name="P1"><text:span text:style-name="T4">Iraq had “a usable CBW capability, deliverable using artillery, missiles and </text:span></text:p>
          </draw:text-box>
        </draw:frame>
        <draw:frame draw:style-name="gr1" draw:text-style-name="P2" draw:layer="layout" svg:width="6.729cm" svg:height="0.475cm" svg:x="3.7cm" svg:y="6.612cm">
          <draw:text-box>
            <text:p text:style-name="P1"><text:span text:style-name="T4">possibly unmanned aerial vehicles”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7.276cm">
          <draw:text-box>
            <text:p text:style-name="P1"><text:span text:style-name="T4">Iraq’s Al Hussein and shorter-range missiles, “mostly with a range of 150km or </text:span></text:p>
          </draw:text-box>
        </draw:frame>
        <draw:frame draw:style-name="gr1" draw:text-style-name="P2" draw:layer="layout" svg:width="14.387cm" svg:height="0.475cm" svg:x="3.7cm" svg:y="7.841cm">
          <draw:text-box>
            <text:p text:style-name="P1"><text:span text:style-name="T4">less … may be able to deliver CBW, although intelligence suggests that Iraq </text:span></text:p>
          </draw:text-box>
        </draw:frame>
        <draw:frame draw:style-name="gr1" draw:text-style-name="P2" draw:layer="layout" svg:width="13.32cm" svg:height="0.475cm" svg:x="3.7cm" svg:y="8.405cm">
          <draw:text-box>
            <text:p text:style-name="P1"><text:span text:style-name="T4">might lack warheads capable of the effective dispersal of such agents.”</text:span></text:p>
          </draw:text-box>
        </draw:frame>
        <draw:frame draw:style-name="gr1" draw:text-style-name="P2" draw:layer="layout" svg:width="6.276cm" svg:height="0.475cm" svg:x="2.2cm" svg:y="9.32cm">
          <draw:text-box>
            <text:p text:style-name="P1"><text:span text:style-name="T7">479. </text:span><text:span text:style-name="T4"><text:s/>In addition, the Note stated: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10.234cm">
          <draw:text-box>
            <text:p text:style-name="P1"><text:span text:style-name="T4">“</text:span><text:span text:style-name="T4">A report […] in mid-March indicated that Iraq’s chemical weapons remained </text:span></text:p>
          </draw:text-box>
        </draw:frame>
        <draw:frame draw:style-name="gr1" draw:text-style-name="P2" draw:layer="layout" svg:width="12.846cm" svg:height="0.475cm" svg:x="3.7cm" svg:y="10.798cm">
          <draw:text-box>
            <text:p text:style-name="P1"><text:span text:style-name="T4">disassembled and that Saddam had not yet ordered their assembly.”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11.463cm">
          <draw:text-box>
            <text:p text:style-name="P1"><text:span text:style-name="T4">The issue of gas masks and injections for CBW antidotes indicated “Iraqi plans </text:span></text:p>
          </draw:text-box>
        </draw:frame>
        <draw:frame draw:style-name="gr1" draw:text-style-name="P2" draw:layer="layout" svg:width="2.525cm" svg:height="0.475cm" svg:x="3.7cm" svg:y="12.027cm">
          <draw:text-box>
            <text:p text:style-name="P1"><text:span text:style-name="T4">to use CBW”.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51cm" svg:height="0.475cm" svg:x="3.7cm" svg:y="12.692cm">
          <draw:text-box>
            <text:p text:style-name="P1"><text:span text:style-name="T4">“</text:span><text:span text:style-name="T4">Intelligence on the timing of CBW use is inconsistent […].”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14cm" svg:height="0.475cm" svg:x="3.7cm" svg:y="13.356cm">
          <draw:text-box>
            <text:p text:style-name="P1"><text:span text:style-name="T4">Intelligence on the deployment of CBW was “sparse”.</text:span></text:p>
          </draw:text-box>
        </draw:frame>
        <draw:frame draw:style-name="gr2" draw:text-style-name="P3" draw:layer="layout" svg:width="0.634cm" svg:height="0.712cm" svg:x="2.95cm" svg:y="13.8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14.021cm">
          <draw:text-box>
            <text:p text:style-name="P1"><text:span text:style-name="T4">“</text:span><text:span text:style-name="T4">Uncorroborated reporting” suggested the “delivery of CW shells to Republican </text:span></text:p>
          </draw:text-box>
        </draw:frame>
        <draw:frame draw:style-name="gr1" draw:text-style-name="P2" draw:layer="layout" svg:width="6.458cm" svg:height="0.475cm" svg:x="3.7cm" svg:y="14.585cm">
          <draw:text-box>
            <text:p text:style-name="P1"><text:span text:style-name="T4">Guard units … south of Baghdad”.</text:span></text:p>
          </draw:text-box>
        </draw:frame>
        <draw:frame draw:style-name="gr2" draw:text-style-name="P3" draw:layer="layout" svg:width="0.634cm" svg:height="0.712cm" svg:x="2.95cm" svg:y="15.0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15.25cm">
          <draw:text-box>
            <text:p text:style-name="P1"><text:span text:style-name="T4">There was “no evidence” that ballistic missiles destroyed by Coalition air action </text:span></text:p>
          </draw:text-box>
        </draw:frame>
        <draw:frame draw:style-name="gr1" draw:text-style-name="P2" draw:layer="layout" svg:width="15.068cm" svg:height="0.475cm" svg:x="3.7cm" svg:y="15.814cm">
          <draw:text-box>
            <text:p text:style-name="P1"><text:span text:style-name="T4">in February “were equipped with CBW warheads”, but the JIC could not be sure </text:span></text:p>
          </draw:text-box>
        </draw:frame>
        <draw:frame draw:style-name="gr1" draw:text-style-name="P2" draw:layer="layout" svg:width="9.565cm" svg:height="0.475cm" svg:x="3.7cm" svg:y="16.378cm">
          <draw:text-box>
            <text:p text:style-name="P1"><text:span text:style-name="T4">that it “would receive indications prior to an attack”.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5cm" svg:height="0.475cm" svg:x="3.7cm" svg:y="17.043cm">
          <draw:text-box>
            <text:p text:style-name="P1"><text:span text:style-name="T4">Saddam Hussein retained “ultimate control of CBW use”, but there were </text:span></text:p>
          </draw:text-box>
        </draw:frame>
        <draw:frame draw:style-name="gr1" draw:text-style-name="P2" draw:layer="layout" svg:width="13.494cm" svg:height="0.475cm" svg:x="3.7cm" svg:y="17.607cm">
          <draw:text-box>
            <text:p text:style-name="P1"><text:span text:style-name="T4">suggestions that he had “contingency plans to devolve military decision </text:span></text:p>
          </draw:text-box>
        </draw:frame>
        <draw:frame draw:style-name="gr1" draw:text-style-name="P2" draw:layer="layout" svg:width="13.947cm" svg:height="0.475cm" svg:x="3.7cm" svg:y="18.172cm">
          <draw:text-box>
            <text:p text:style-name="P1"><text:span text:style-name="T4">making, including CBW, to regional commands, if communications are cut </text:span></text:p>
          </draw:text-box>
        </draw:frame>
        <draw:frame draw:style-name="gr1" draw:text-style-name="P2" draw:layer="layout" svg:width="2.838cm" svg:height="0.475cm" svg:x="3.7cm" svg:y="18.736cm">
          <draw:text-box>
            <text:p text:style-name="P1"><text:span text:style-name="T4">with Baghdad”.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1cm" svg:height="0.475cm" svg:x="3.7cm" svg:y="19.401cm">
          <draw:text-box>
            <text:p text:style-name="P1"><text:span text:style-name="T4">Saddam Hussein “might take this decision early, once the severity of the initial </text:span></text:p>
          </draw:text-box>
        </draw:frame>
        <draw:frame draw:style-name="gr1" draw:text-style-name="P2" draw:layer="layout" svg:width="14.747cm" svg:height="0.475cm" svg:x="3.7cm" svg:y="19.965cm">
          <draw:text-box>
            <text:p text:style-name="P1"><text:span text:style-name="T4">attack becomes clear or in the face of Kurdish or Shia uprisings”, although the </text:span></text:p>
          </draw:text-box>
        </draw:frame>
        <draw:frame draw:style-name="gr1" draw:text-style-name="P2" draw:layer="layout" svg:width="14.747cm" svg:height="0.475cm" svg:x="3.7cm" svg:y="20.53cm">
          <draw:text-box>
            <text:p text:style-name="P1"><text:span text:style-name="T4">possibility of Saddam Hussein offering concessions to remain in power “would </text:span></text:p>
          </draw:text-box>
        </draw:frame>
        <draw:frame draw:style-name="gr1" draw:text-style-name="P2" draw:layer="layout" svg:width="10.797cm" svg:height="0.475cm" svg:x="3.7cm" svg:y="21.094cm">
          <draw:text-box>
            <text:p text:style-name="P1"><text:span text:style-name="T4">argue against pre-emptive attacks and devolving control”.</text:span></text:p>
          </draw:text-box>
        </draw:frame>
        <draw:frame draw:style-name="gr2" draw:text-style-name="P3" draw:layer="layout" svg:width="0.634cm" svg:height="0.712cm" svg:x="2.95cm" svg:y="21.6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21.758cm">
          <draw:text-box>
            <text:p text:style-name="P1"><text:span text:style-name="T4">An “early strategic U-turn, once Saddam realises the intensity of the attack … </text:span></text:p>
          </draw:text-box>
        </draw:frame>
        <draw:frame draw:style-name="gr1" draw:text-style-name="P2" draw:layer="layout" svg:width="14.84cm" svg:height="0.475cm" svg:x="3.7cm" svg:y="22.323cm">
          <draw:text-box>
            <text:p text:style-name="P1"><text:span text:style-name="T4">and the risk of losing control of his CBW capability” could not be ruled out, and </text:span></text:p>
          </draw:text-box>
        </draw:frame>
        <draw:frame draw:style-name="gr1" draw:text-style-name="P2" draw:layer="layout" svg:width="7.694cm" svg:height="0.475cm" svg:x="3.7cm" svg:y="22.887cm">
          <draw:text-box>
            <text:p text:style-name="P1"><text:span text:style-name="T4">he might “then order early CBW attacks”.</text:span></text:p>
          </draw:text-box>
        </draw:frame>
        <draw:frame draw:style-name="gr2" draw:text-style-name="P3" draw:layer="layout" svg:width="0.634cm" svg:height="0.712cm" svg:x="2.95cm" svg:y="23.3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23.552cm">
          <draw:text-box>
            <text:p text:style-name="P1"><text:span text:style-name="T4">The JIC continued to judge that “in the face of death and the destruction of his </text:span></text:p>
          </draw:text-box>
        </draw:frame>
        <draw:frame draw:style-name="gr1" draw:text-style-name="P2" draw:layer="layout" svg:width="14.895cm" svg:height="0.475cm" svg:x="3.7cm" svg:y="24.116cm">
          <draw:text-box>
            <text:p text:style-name="P1"><text:span text:style-name="T4">regime”, Saddam Hussein would “try to wreak as much havoc as possible”, but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9" draw:text-style-name="P10" draw:layer="layout" svg:x1="2.645cm" svg:y1="27.137cm" svg:x2="12.405cm" svg:y2="27.137cm">
          <text:p/>
        </draw:line>
        <draw:frame draw:style-name="gr1" draw:text-style-name="P2" draw:layer="layout" svg:width="6.568cm" svg:height="0.475cm" svg:x="3.7cm" svg:y="24.681cm">
          <draw:text-box>
            <text:p text:style-name="P1"><text:span text:style-name="T4">his ability to do so could be limited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7 </text:span></text:p>
          </draw:text-box>
        </draw:frame>
        <draw:frame draw:style-name="gr4" draw:text-style-name="P6" draw:layer="layout" svg:width="9.789cm" svg:height="0.395cm" svg:x="2.646cm" svg:y="26.781cm">
          <draw:text-box>
            <text:p text:style-name="P1"><text:span text:style-name="T6">Note JIC, 19 March 2003, ‘Saddam: The Beginning of the End’</text:span><text:span text:style-name="T11">.</text:span></text:p>
          </draw:text-box>
        </draw:frame>
      </draw:page>
      <draw:page draw:name="page9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5cm" svg:height="0.475cm" svg:x="3.7cm" svg:y="2.525cm">
          <draw:text-box>
            <text:p text:style-name="P1"><text:span text:style-name="T4">There was a “further risk … that CBW could become available to extremist </text:span></text:p>
          </draw:text-box>
        </draw:frame>
        <draw:frame draw:style-name="gr1" draw:text-style-name="P2" draw:layer="layout" svg:width="14.865cm" svg:height="0.475cm" svg:x="3.7cm" svg:y="3.09cm">
          <draw:text-box>
            <text:p text:style-name="P1"><text:span text:style-name="T4">groups either as a last vindictive act by Saddam, or through the loss of control <text:s/></text:span></text:p>
          </draw:text-box>
        </draw:frame>
        <draw:frame draw:style-name="gr1" draw:text-style-name="P2" draw:layer="layout" svg:width="5.764cm" svg:height="0.475cm" svg:x="3.7cm" svg:y="3.654cm">
          <draw:text-box>
            <text:p text:style-name="P1"><text:span text:style-name="T4">in the final days of his regime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4.318cm">
          <draw:text-box>
            <text:p text:style-name="P1"><text:span text:style-name="T4">Two recent reports suggested that “some or all” of Iraq’s Al Hussein missiles </text:span></text:p>
          </draw:text-box>
        </draw:frame>
        <draw:frame draw:style-name="gr1" draw:text-style-name="P2" draw:layer="layout" svg:width="14.336cm" svg:height="0.475cm" svg:x="3.7cm" svg:y="4.883cm">
          <draw:text-box>
            <text:p text:style-name="P1"><text:span text:style-name="T4">“</text:span><text:span text:style-name="T4">were disassembled to hide them from inspectors. It would take Iraq at least </text:span></text:p>
          </draw:text-box>
        </draw:frame>
        <draw:frame draw:style-name="gr1" draw:text-style-name="P2" draw:layer="layout" svg:width="12.969cm" svg:height="0.475cm" svg:x="3.7cm" svg:y="5.447cm">
          <draw:text-box>
            <text:p text:style-name="P1"><text:span text:style-name="T4">several days to reassemble the missiles once they decided to do so.”</text:span></text:p>
          </draw:text-box>
        </draw:frame>
        <draw:frame draw:style-name="gr1" draw:text-style-name="P2" draw:layer="layout" svg:width="16.766cm" svg:height="0.475cm" svg:x="2.2cm" svg:y="6.362cm">
          <draw:text-box>
            <text:p text:style-name="P1"><text:span text:style-name="T7">480. </text:span><text:span text:style-name="T4"><text:s/>Sir John Scarlett told the Inquiry that an Intelligence Update produced on 10 March </text:span></text:p>
          </draw:text-box>
        </draw:frame>
        <draw:frame draw:style-name="gr1" draw:text-style-name="P2" draw:layer="layout" svg:width="8.083cm" svg:height="0.475cm" svg:x="2.2cm" svg:y="6.926cm">
          <draw:text-box>
            <text:p text:style-name="P1"><text:span text:style-name="T4">had referred to a report issued on 7 March:</text:span></text:p>
          </draw:text-box>
        </draw:frame>
        <draw:frame draw:style-name="gr1" draw:text-style-name="P2" draw:layer="layout" svg:width="15.424cm" svg:height="0.475cm" svg:x="2.95cm" svg:y="7.841cm">
          <draw:text-box>
            <text:p text:style-name="P1"><text:span text:style-name="T4">“… </text:span><text:span text:style-name="T4">essentially saying that Iraq had no missiles which could reach Israel and none </text:span></text:p>
          </draw:text-box>
        </draw:frame>
        <draw:frame draw:style-name="gr1" draw:text-style-name="P2" draw:layer="layout" svg:width="8.685cm" svg:height="0.475cm" svg:x="2.95cm" svg:y="8.405cm">
          <draw:text-box>
            <text:p text:style-name="P1"><text:span text:style-name="T4">which could carry germ or biological weapons.</text:span></text:p>
          </draw:text-box>
        </draw:frame>
        <draw:frame draw:style-name="gr1" draw:text-style-name="P2" draw:layer="layout" svg:width="15.915cm" svg:height="0.475cm" svg:x="2.95cm" svg:y="9.32cm">
          <draw:text-box>
            <text:p text:style-name="P1"><text:span text:style-name="T4">“</text:span><text:span text:style-name="T4">The leadership had ordered the dismantlement of the missiles known as Al Hussein </text:span></text:p>
          </draw:text-box>
        </draw:frame>
        <draw:frame draw:style-name="gr1" draw:text-style-name="P2" draw:layer="layout" svg:width="15.822cm" svg:height="0.475cm" svg:x="2.95cm" svg:y="9.884cm">
          <draw:text-box>
            <text:p text:style-name="P1"><text:span text:style-name="T4">… </text:span><text:span text:style-name="T4">to avoid discovery and they thought they could be quickly re-assembled. The JIC </text:span></text:p>
          </draw:text-box>
        </draw:frame>
        <draw:frame draw:style-name="gr1" draw:text-style-name="P2" draw:layer="layout" svg:width="14.916cm" svg:height="0.475cm" svg:x="2.95cm" svg:y="10.448cm">
          <draw:text-box>
            <text:p text:style-name="P1"><text:span text:style-name="T4">had over many months throughout this period reported the assessed existence </text:span></text:p>
          </draw:text-box>
        </draw:frame>
        <draw:frame draw:style-name="gr1" draw:text-style-name="P2" draw:layer="layout" svg:width="13.955cm" svg:height="0.475cm" svg:x="2.95cm" svg:y="11.013cm">
          <draw:text-box>
            <text:p text:style-name="P1"><text:span text:style-name="T4">of these missiles … But all along, it had been reported that they had been </text:span></text:p>
          </draw:text-box>
        </draw:frame>
        <draw:frame draw:style-name="gr1" draw:text-style-name="P2" draw:layer="layout" svg:width="5.603cm" svg:height="0.475cm" svg:x="2.95cm" svg:y="11.577cm">
          <draw:text-box>
            <text:p text:style-name="P1"><text:span text:style-name="T4">disassembled and concealed.</text:span></text:p>
          </draw:text-box>
        </draw:frame>
        <draw:frame draw:style-name="gr1" draw:text-style-name="P2" draw:layer="layout" svg:width="0.425cm" svg:height="0.475cm" svg:x="2.95cm" svg:y="12.492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987cm" svg:height="0.475cm" svg:x="2.95cm" svg:y="13.406cm">
          <draw:text-box>
            <text:p text:style-name="P1"><text:span text:style-name="T4">“</text:span><text:span text:style-name="T4">The Defence Intelligence Staff advised … that … it might be possible to reassemble </text:span></text:p>
          </draw:text-box>
        </draw:frame>
        <draw:frame draw:style-name="gr1" draw:text-style-name="P2" draw:layer="layout" svg:width="15.174cm" svg:height="0.475cm" svg:x="2.95cm" svg:y="13.971cm">
          <draw:text-box>
            <text:p text:style-name="P1"><text:span text:style-name="T4">[the missiles] in one or two days. But if it was very complex disassembly it would </text:span></text:p>
          </draw:text-box>
        </draw:frame>
        <draw:frame draw:style-name="gr1" draw:text-style-name="P2" draw:layer="layout" svg:width="1.869cm" svg:height="0.475cm" svg:x="2.95cm" svg:y="14.535cm">
          <draw:text-box>
            <text:p text:style-name="P1"><text:span text:style-name="T4">be longer.</text:span></text:p>
          </draw:text-box>
        </draw:frame>
        <draw:frame draw:style-name="gr1" draw:text-style-name="P2" draw:layer="layout" svg:width="15.856cm" svg:height="0.475cm" svg:x="2.95cm" svg:y="15.45cm">
          <draw:text-box>
            <text:p text:style-name="P1"><text:span text:style-name="T4">“</text:span><text:span text:style-name="T4">SIS advised that the reference to ‘germ and biological’ might also refer to chemical, </text:span></text:p>
          </draw:text-box>
        </draw:frame>
        <draw:frame draw:style-name="gr1" draw:text-style-name="P2" draw:layer="layout" svg:width="9.904cm" svg:height="0.475cm" svg:x="2.95cm" svg:y="16.014cm">
          <draw:text-box>
            <text:p text:style-name="P1"><text:span text:style-name="T4">just from the context, although that was speculative.”</text:span></text:p>
          </draw:text-box>
        </draw:frame>
        <draw:frame draw:style-name="gr7" draw:text-style-name="P9" draw:layer="layout" svg:width="0.408cm" svg:height="0.276cm" svg:x="12.809cm" svg:y="16.033cm">
          <draw:text-box>
            <text:p text:style-name="P1"><text:span text:style-name="T13">178</text:span></text:p>
          </draw:text-box>
        </draw:frame>
        <draw:frame draw:style-name="gr1" draw:text-style-name="P2" draw:layer="layout" svg:width="11.538cm" svg:height="0.475cm" svg:x="2.2cm" svg:y="16.928cm">
          <draw:text-box>
            <text:p text:style-name="P1"><text:span text:style-name="T7">481. </text:span><text:span text:style-name="T4"><text:s/>Sir John Scarlett also told the Inquiry that, on 17 March:</text:span></text:p>
          </draw:text-box>
        </draw:frame>
        <draw:frame draw:style-name="gr1" draw:text-style-name="P2" draw:layer="layout" svg:width="14.574cm" svg:height="0.475cm" svg:x="2.95cm" svg:y="17.843cm">
          <draw:text-box>
            <text:p text:style-name="P1"><text:span text:style-name="T4">“… </text:span><text:span text:style-name="T4">intelligence was received that chemical weapons had been disassembled </text:span></text:p>
          </draw:text-box>
        </draw:frame>
        <draw:frame draw:style-name="gr1" draw:text-style-name="P2" draw:layer="layout" svg:width="15.289cm" svg:height="0.475cm" svg:x="2.95cm" svg:y="18.407cm">
          <draw:text-box>
            <text:p text:style-name="P1"><text:span text:style-name="T4">and dispersed and would be difficult to reassemble. Saddam had not yet ordered </text:span></text:p>
          </draw:text-box>
        </draw:frame>
        <draw:frame draw:style-name="gr1" draw:text-style-name="P2" draw:layer="layout" svg:width="10.818cm" svg:height="0.475cm" svg:x="2.95cm" svg:y="18.972cm">
          <draw:text-box>
            <text:p text:style-name="P1"><text:span text:style-name="T4">reassembly nor, indeed, asked about chemical weapons.”</text:span></text:p>
          </draw:text-box>
        </draw:frame>
        <draw:frame draw:style-name="gr7" draw:text-style-name="P9" draw:layer="layout" svg:width="0.408cm" svg:height="0.276cm" svg:x="13.728cm" svg:y="18.991cm">
          <draw:text-box>
            <text:p text:style-name="P1"><text:span text:style-name="T13">179</text:span></text:p>
          </draw:text-box>
        </draw:frame>
        <draw:frame draw:style-name="gr1" draw:text-style-name="P2" draw:layer="layout" svg:width="7.808cm" svg:height="0.475cm" svg:x="2.2cm" svg:y="19.886cm">
          <draw:text-box>
            <text:p text:style-name="P1"><text:span text:style-name="T7">482. </text:span><text:span text:style-name="T4"><text:s/>Sir John added that the two reports:</text:span></text:p>
          </draw:text-box>
        </draw:frame>
        <draw:frame draw:style-name="gr1" draw:text-style-name="P2" draw:layer="layout" svg:width="14.438cm" svg:height="0.475cm" svg:x="2.95cm" svg:y="20.801cm">
          <draw:text-box>
            <text:p text:style-name="P1"><text:span text:style-name="T4">“… </text:span><text:span text:style-name="T4">were assessed in the context of the policy of dispersal and concealment. </text:span></text:p>
          </draw:text-box>
        </draw:frame>
        <draw:frame draw:style-name="gr1" draw:text-style-name="P2" draw:layer="layout" svg:width="15.792cm" svg:height="0.475cm" svg:x="2.95cm" svg:y="21.365cm">
          <draw:text-box>
            <text:p text:style-name="P1"><text:span text:style-name="T4">They were not understood to be an indication that chemical and biological weapons </text:span></text:p>
          </draw:text-box>
        </draw:frame>
        <draw:frame draw:style-name="gr1" draw:text-style-name="P2" draw:layer="layout" svg:width="15.132cm" svg:height="0.475cm" svg:x="2.95cm" svg:y="21.93cm">
          <draw:text-box>
            <text:p text:style-name="P1"><text:span text:style-name="T4">did not exist. Indeed they didn’t say that but … it was clear … that they might be </text:span></text:p>
          </draw:text-box>
        </draw:frame>
        <draw:frame draw:style-name="gr1" draw:text-style-name="P2" draw:layer="layout" svg:width="2.711cm" svg:height="0.475cm" svg:x="2.95cm" svg:y="22.494cm">
          <draw:text-box>
            <text:p text:style-name="P1"><text:span text:style-name="T4">difficult to find.</text:span></text:p>
          </draw:text-box>
        </draw:frame>
        <draw:frame draw:style-name="gr1" draw:text-style-name="P2" draw:layer="layout" svg:width="15.238cm" svg:height="0.475cm" svg:x="2.95cm" svg:y="23.408cm">
          <draw:text-box>
            <text:p text:style-name="P1"><text:span text:style-name="T4">“</text:span><text:span text:style-name="T4">Previous reporting and updates had already reported separately on the difficulty </text:span></text:p>
          </draw:text-box>
        </draw:frame>
        <draw:frame draw:style-name="gr1" draw:text-style-name="P2" draw:layer="layout" svg:width="15.974cm" svg:height="0.475cm" svg:x="2.95cm" svg:y="23.973cm">
          <draw:text-box>
            <text:p text:style-name="P1"><text:span text:style-name="T4">that Iraq was having or was reported to have in developing or redeveloping chemical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5.403cm" svg:height="0.475cm" svg:x="2.95cm" svg:y="24.537cm">
          <draw:text-box>
            <text:p text:style-name="P1"><text:span text:style-name="T4">warheads for ballistic missiles … An update at the end of December had noted …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78 </text:span></text:p>
          </draw:text-box>
        </draw:frame>
        <draw:frame draw:style-name="gr4" draw:text-style-name="P6" draw:layer="layout" svg:width="7.448cm" svg:height="0.395cm" svg:x="2.646cm" svg:y="26.357cm">
          <draw:text-box>
            <text:p text:style-name="P1"><text:span text:style-name="T11">Public hearing, 8 December 2009, pages 44-45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79 </text:span></text:p>
          </draw:text-box>
        </draw:frame>
        <draw:frame draw:style-name="gr4" draw:text-style-name="P6" draw:layer="layout" svg:width="7.448cm" svg:height="0.395cm" svg:x="2.646cm" svg:y="26.781cm">
          <draw:text-box>
            <text:p text:style-name="P1"><text:span text:style-name="T11">Public hearing, 8 December 2009, pages 45-46.</text:span></text:p>
          </draw:text-box>
        </draw:frame>
      </draw:page>
      <draw:page draw:name="page9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15.915cm" svg:height="0.475cm" svg:x="2.95cm" svg:y="2.525cm">
          <draw:text-box>
            <text:p text:style-name="P1"><text:span text:style-name="T4">that point, but also noted that the intelligence had said that chemical warheads were </text:span></text:p>
          </draw:text-box>
        </draw:frame>
        <draw:frame draw:style-name="gr1" draw:text-style-name="P2" draw:layer="layout" svg:width="10.611cm" svg:height="0.475cm" svg:x="2.95cm" svg:y="3.09cm">
          <draw:text-box>
            <text:p text:style-name="P1"><text:span text:style-name="T4">still available for short-range artillery, rockets and so on.”</text:span></text:p>
          </draw:text-box>
        </draw:frame>
        <draw:frame draw:style-name="gr1" draw:text-style-name="P2" draw:layer="layout" svg:width="15.479cm" svg:height="0.475cm" svg:x="2.2cm" svg:y="4.004cm">
          <draw:text-box>
            <text:p text:style-name="P1"><text:span text:style-name="T7">483. </text:span><text:span text:style-name="T4"><text:s/>Asked whether the JIC had revised its assessment in the light of the reports, </text:span></text:p>
          </draw:text-box>
        </draw:frame>
        <draw:frame draw:style-name="gr1" draw:text-style-name="P2" draw:layer="layout" svg:width="2.957cm" svg:height="0.475cm" svg:x="2.2cm" svg:y="4.568cm">
          <draw:text-box>
            <text:p text:style-name="P1"><text:span text:style-name="T4">Sir John stated:</text:span></text:p>
          </draw:text-box>
        </draw:frame>
        <draw:frame draw:style-name="gr1" draw:text-style-name="P2" draw:layer="layout" svg:width="14.531cm" svg:height="0.475cm" svg:x="2.95cm" svg:y="5.483cm">
          <draw:text-box>
            <text:p text:style-name="P1"><text:span text:style-name="T4">“… </text:span><text:span text:style-name="T4">the JIC looked again at the issue and recorded its view in the minute [JIC </text:span></text:p>
          </draw:text-box>
        </draw:frame>
        <draw:frame draw:style-name="gr1" draw:text-style-name="P2" draw:layer="layout" svg:width="15.42cm" svg:height="0.475cm" svg:x="2.95cm" svg:y="6.047cm">
          <draw:text-box>
            <text:p text:style-name="P1"><text:span text:style-name="T4">Note] of 19 March and judged then that Iraq had a usable chemical and biological </text:span></text:p>
          </draw:text-box>
        </draw:frame>
        <draw:frame draw:style-name="gr1" draw:text-style-name="P2" draw:layer="layout" svg:width="14.903cm" svg:height="0.475cm" svg:x="2.95cm" svg:y="6.612cm">
          <draw:text-box>
            <text:p text:style-name="P1"><text:span text:style-name="T4">warfare capability, deliverable by artillery shells and possibly by aerial vehicles. </text:span></text:p>
          </draw:text-box>
        </draw:frame>
        <draw:frame draw:style-name="gr1" draw:text-style-name="P2" draw:layer="layout" svg:width="14.776cm" svg:height="0.475cm" svg:x="2.95cm" svg:y="7.176cm">
          <draw:text-box>
            <text:p text:style-name="P1"><text:span text:style-name="T4">It also said that missiles might be available to deliver CBW, but Iraq might lack </text:span></text:p>
          </draw:text-box>
        </draw:frame>
        <draw:frame draw:style-name="gr1" draw:text-style-name="P2" draw:layer="layout" svg:width="5.289cm" svg:height="0.475cm" svg:x="2.95cm" svg:y="7.741cm">
          <draw:text-box>
            <text:p text:style-name="P1"><text:span text:style-name="T4">the necessary warheads …”</text:span></text:p>
          </draw:text-box>
        </draw:frame>
        <draw:frame draw:style-name="gr7" draw:text-style-name="P9" draw:layer="layout" svg:width="0.408cm" svg:height="0.276cm" svg:x="8.221cm" svg:y="7.759cm">
          <draw:text-box>
            <text:p text:style-name="P1"><text:span text:style-name="T13">180</text:span></text:p>
          </draw:text-box>
        </draw:frame>
        <draw:frame draw:style-name="gr1" draw:text-style-name="P2" draw:layer="layout" svg:width="15.326cm" svg:height="0.475cm" svg:x="2.2cm" svg:y="8.655cm">
          <draw:text-box>
            <text:p text:style-name="P1"><text:span text:style-name="T7">484. </text:span><text:span text:style-name="T4"><text:s/>Mr Blair told Cabinet on 20 March that Saddam Hussein would, in extremis, </text:span></text:p>
          </draw:text-box>
        </draw:frame>
        <draw:frame draw:style-name="gr1" draw:text-style-name="P2" draw:layer="layout" svg:width="16.588cm" svg:height="0.475cm" svg:x="2.2cm" svg:y="9.22cm">
          <draw:text-box>
            <text:p text:style-name="P1"><text:span text:style-name="T4">probably use chemical and biological weapons, and that it was believed that some were </text:span></text:p>
          </draw:text-box>
        </draw:frame>
        <draw:frame draw:style-name="gr1" draw:text-style-name="P2" draw:layer="layout" svg:width="4.938cm" svg:height="0.475cm" svg:x="2.2cm" svg:y="9.784cm">
          <draw:text-box>
            <text:p text:style-name="P1"><text:span text:style-name="T4">deployed with Iraqi forces.</text:span></text:p>
          </draw:text-box>
        </draw:frame>
        <draw:frame draw:style-name="gr7" draw:text-style-name="P9" draw:layer="layout" svg:width="0.408cm" svg:height="0.276cm" svg:x="7.118cm" svg:y="9.803cm">
          <draw:text-box>
            <text:p text:style-name="P1"><text:span text:style-name="T13">181</text:span></text:p>
          </draw:text-box>
        </draw:frame>
        <draw:frame draw:style-name="gr1" draw:text-style-name="P2" draw:layer="layout" svg:width="15.58cm" svg:height="0.475cm" svg:x="2.2cm" svg:y="10.698cm">
          <draw:text-box>
            <text:p text:style-name="P1"><text:span text:style-name="T7">485. </text:span><text:span text:style-name="T4"><text:s/>Mr Scarlett wrote to Mr Powell on 21 March stating that: “in the current crisis, </text:span></text:p>
          </draw:text-box>
        </draw:frame>
        <draw:frame draw:style-name="gr1" draw:text-style-name="P2" draw:layer="layout" svg:width="16.084cm" svg:height="0.475cm" svg:x="2.2cm" svg:y="11.263cm">
          <draw:text-box>
            <text:p text:style-name="P1"><text:span text:style-name="T4">numerous intelligence reports indicate that Saddam Hussein is prepared to use CBW </text:span></text:p>
          </draw:text-box>
        </draw:frame>
        <draw:frame draw:style-name="gr1" draw:text-style-name="P2" draw:layer="layout" svg:width="15.013cm" svg:height="0.475cm" svg:x="2.2cm" svg:y="11.827cm">
          <draw:text-box>
            <text:p text:style-name="P1"><text:span text:style-name="T4">to ensure the survival of the regime, despite the US again having warned of the </text:span></text:p>
          </draw:text-box>
        </draw:frame>
        <draw:frame draw:style-name="gr1" draw:text-style-name="P2" draw:layer="layout" svg:width="6.987cm" svg:height="0.475cm" svg:x="2.2cm" svg:y="12.392cm">
          <draw:text-box>
            <text:p text:style-name="P1"><text:span text:style-name="T4">implications this would have for Iraq.”</text:span></text:p>
          </draw:text-box>
        </draw:frame>
        <draw:frame draw:style-name="gr7" draw:text-style-name="P9" draw:layer="layout" svg:width="0.408cm" svg:height="0.276cm" svg:x="9.165cm" svg:y="12.411cm">
          <draw:text-box>
            <text:p text:style-name="P1"><text:span text:style-name="T13">182</text:span></text:p>
          </draw:text-box>
        </draw:frame>
        <draw:frame draw:style-name="gr6" draw:text-style-name="P8" draw:layer="layout" svg:width="7.58cm" svg:height="0.556cm" svg:x="2.2cm" svg:y="13.513cm">
          <draw:text-box>
            <text:p text:style-name="P1"><text:span text:style-name="T9">Security Council, 19 March 2003</text:span></text:p>
          </draw:text-box>
        </draw:frame>
        <draw:frame draw:style-name="gr1" draw:text-style-name="P2" draw:layer="layout" svg:width="15.69cm" svg:height="0.475cm" svg:x="2.2cm" svg:y="14.341cm">
          <draw:text-box>
            <text:p text:style-name="P1"><text:span text:style-name="T7">486. </text:span><text:span text:style-name="T15"><text:s/>In the Security Council discussion on 19 March, Iraq reiterated that it no </text:span></text:p>
          </draw:text-box>
        </draw:frame>
        <draw:frame draw:style-name="gr1" draw:text-style-name="P2" draw:layer="layout" svg:width="9.815cm" svg:height="0.475cm" svg:x="2.2cm" svg:y="14.906cm">
          <draw:text-box>
            <text:p text:style-name="P1"><text:span text:style-name="T15">longer possessed weapons of mass destruction.</text:span></text:p>
          </draw:text-box>
        </draw:frame>
        <draw:frame draw:style-name="gr1" draw:text-style-name="P2" draw:layer="layout" svg:width="13.968cm" svg:height="0.475cm" svg:x="2.2cm" svg:y="15.82cm">
          <draw:text-box>
            <text:p text:style-name="P1"><text:span text:style-name="T7">487. </text:span><text:span text:style-name="T4"><text:s/>The Security Council held an open debate on Iraq on 19 March (see </text:span></text:p>
          </draw:text-box>
        </draw:frame>
        <draw:frame draw:style-name="gr1" draw:text-style-name="P2" draw:layer="layout" svg:width="2.39cm" svg:height="0.475cm" svg:x="2.2cm" svg:y="16.385cm">
          <draw:text-box>
            <text:p text:style-name="P1"><text:span text:style-name="T4">Section 3.8).</text:span></text:p>
          </draw:text-box>
        </draw:frame>
        <draw:frame draw:style-name="gr7" draw:text-style-name="P9" draw:layer="layout" svg:width="0.408cm" svg:height="0.276cm" svg:x="4.577cm" svg:y="16.403cm">
          <draw:text-box>
            <text:p text:style-name="P1"><text:span text:style-name="T13">183</text:span></text:p>
          </draw:text-box>
        </draw:frame>
        <draw:frame draw:style-name="gr1" draw:text-style-name="P2" draw:layer="layout" svg:width="15.826cm" svg:height="0.475cm" svg:x="2.2cm" svg:y="17.299cm">
          <draw:text-box>
            <text:p text:style-name="P1"><text:span text:style-name="T7">488. </text:span><text:span text:style-name="T4"><text:s/>In his statement to the Council, Mr Aldouri expressed his “appreciation” for the </text:span></text:p>
          </draw:text-box>
        </draw:frame>
        <draw:frame draw:style-name="gr1" draw:text-style-name="P2" draw:layer="layout" svg:width="15.504cm" svg:height="0.475cm" svg:x="2.2cm" svg:y="17.863cm">
          <draw:text-box>
            <text:p text:style-name="P1"><text:span text:style-name="T4">efforts made by Council members to find a peaceful solution to the “current crisis”, </text:span></text:p>
          </draw:text-box>
        </draw:frame>
        <draw:frame draw:style-name="gr1" draw:text-style-name="P2" draw:layer="layout" svg:width="16.436cm" svg:height="0.475cm" svg:x="2.2cm" svg:y="18.428cm">
          <draw:text-box>
            <text:p text:style-name="P1"><text:span text:style-name="T4">which had been “created by the United States, the United Kingdom and Spain, with the </text:span></text:p>
          </draw:text-box>
        </draw:frame>
        <draw:frame draw:style-name="gr1" draw:text-style-name="P2" draw:layer="layout" svg:width="16.698cm" svg:height="0.475cm" svg:x="2.2cm" svg:y="18.992cm">
          <draw:text-box>
            <text:p text:style-name="P1"><text:span text:style-name="T4">intention of launching a hostile war against Iraq and occupying it under the pretext of the </text:span></text:p>
          </draw:text-box>
        </draw:frame>
        <draw:frame draw:style-name="gr1" draw:text-style-name="P2" draw:layer="layout" svg:width="9.404cm" svg:height="0.475cm" svg:x="2.2cm" svg:y="19.557cm">
          <draw:text-box>
            <text:p text:style-name="P1"><text:span text:style-name="T4">presence in Iraq of weapons of mass destruction”.</text:span></text:p>
          </draw:text-box>
        </draw:frame>
        <draw:frame draw:style-name="gr1" draw:text-style-name="P2" draw:layer="layout" svg:width="4.371cm" svg:height="0.475cm" svg:x="2.2cm" svg:y="20.471cm">
          <draw:text-box>
            <text:p text:style-name="P1"><text:span text:style-name="T7">489. </text:span><text:span text:style-name="T4"><text:s/>Mr Aldouri stated:</text:span></text:p>
          </draw:text-box>
        </draw:frame>
        <draw:frame draw:style-name="gr1" draw:text-style-name="P2" draw:layer="layout" svg:width="15.763cm" svg:height="0.475cm" svg:x="2.95cm" svg:y="21.386cm">
          <draw:text-box>
            <text:p text:style-name="P1"><text:span text:style-name="T4">“</text:span><text:span text:style-name="T4">For the record, and for the sake of historical accuracy, as well as to reassure every </text:span></text:p>
          </draw:text-box>
        </draw:frame>
        <draw:frame draw:style-name="gr1" draw:text-style-name="P2" draw:layer="layout" svg:width="15.924cm" svg:height="0.475cm" svg:x="2.95cm" svg:y="21.95cm">
          <draw:text-box>
            <text:p text:style-name="P1"><text:span text:style-name="T4">State that has recently made active efforts to maintain peace and to prevent war, we </text:span></text:p>
          </draw:text-box>
        </draw:frame>
        <draw:frame draw:style-name="gr1" draw:text-style-name="P2" draw:layer="layout" svg:width="15.572cm" svg:height="0.475cm" svg:x="2.95cm" svg:y="22.515cm">
          <draw:text-box>
            <text:p text:style-name="P1"><text:span text:style-name="T4">would like to reiterate that Iraq no longer possesses weapons of mass destruction. </text:span></text:p>
          </draw:text-box>
        </draw:frame>
        <draw:frame draw:style-name="gr1" draw:text-style-name="P2" draw:layer="layout" svg:width="14.929cm" svg:height="0.475cm" svg:x="2.95cm" svg:y="23.079cm">
          <draw:text-box>
            <text:p text:style-name="P1"><text:span text:style-name="T4">The presence of such weapons has been relegated to the past. Iraq decided in </text:span></text:p>
          </draw:text-box>
        </draw:frame>
        <draw:frame draw:style-name="gr1" draw:text-style-name="P2" draw:layer="layout" svg:width="14.51cm" svg:height="0.475cm" svg:x="2.95cm" svg:y="23.643cm">
          <draw:text-box>
            <text:p text:style-name="P1"><text:span text:style-name="T4">1991 to destroy the weapons it had produced. That action stemmed from th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864cm" svg:height="0.475cm" svg:x="2.95cm" svg:y="24.208cm">
          <draw:text-box>
            <text:p text:style-name="P1"><text:span text:style-name="T4">conviction underlying Iraq’s policy to rid itself of such weapons. Proof of this fact lies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80 </text:span></text:p>
          </draw:text-box>
        </draw:frame>
        <draw:frame draw:style-name="gr4" draw:text-style-name="P6" draw:layer="layout" svg:width="7.448cm" svg:height="0.395cm" svg:x="2.646cm" svg:y="25.511cm">
          <draw:text-box>
            <text:p text:style-name="P1"><text:span text:style-name="T11">Public hearing, 8 December 2009, pages 47-48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81 </text:span></text:p>
          </draw:text-box>
        </draw:frame>
        <draw:frame draw:style-name="gr4" draw:text-style-name="P6" draw:layer="layout" svg:width="5.852cm" svg:height="0.395cm" svg:x="2.646cm" svg:y="25.934cm">
          <draw:text-box>
            <text:p text:style-name="P1"><text:span text:style-name="T11">Cabinet Conclusions, 20 March 200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82 </text:span></text:p>
          </draw:text-box>
        </draw:frame>
        <draw:frame draw:style-name="gr4" draw:text-style-name="P6" draw:layer="layout" svg:width="11.551cm" svg:height="0.395cm" svg:x="2.646cm" svg:y="26.357cm">
          <draw:text-box>
            <text:p text:style-name="P1"><text:span text:style-name="T11">Minute Scarlett to Powell, 21 March 2003, ‘Iraq: Saddam Hussein in 1991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83 </text:span></text:p>
          </draw:text-box>
        </draw:frame>
        <draw:frame draw:style-name="gr4" draw:text-style-name="P6" draw:layer="layout" svg:width="12.321cm" svg:height="0.395cm" svg:x="2.646cm" svg:y="26.781cm">
          <draw:text-box>
            <text:p text:style-name="P1"><text:span text:style-name="T11">UN Security Council, ‘4721st Meeting Wednesday 19 March 2003’ (S/PV.4721).</text:span></text:p>
          </draw:text-box>
        </draw:frame>
      </draw:page>
      <draw:page draw:name="page9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15.42cm" svg:height="0.475cm" svg:x="2.95cm" svg:y="2.525cm">
          <draw:text-box>
            <text:p text:style-name="P1"><text:span text:style-name="T4">in the failure by the United States and Britain to prove any allegation that Iraq has </text:span></text:p>
          </draw:text-box>
        </draw:frame>
        <draw:frame draw:style-name="gr1" draw:text-style-name="P2" draw:layer="layout" svg:width="15.902cm" svg:height="0.475cm" svg:x="2.95cm" svg:y="3.09cm">
          <draw:text-box>
            <text:p text:style-name="P1"><text:span text:style-name="T4">possessed such weapons in recent years, and especially during the period following </text:span></text:p>
          </draw:text-box>
        </draw:frame>
        <draw:frame draw:style-name="gr1" draw:text-style-name="P2" draw:layer="layout" svg:width="7.453cm" svg:height="0.475cm" svg:x="2.95cm" svg:y="3.654cm">
          <draw:text-box>
            <text:p text:style-name="P1"><text:span text:style-name="T4">the adoption of resolution 1441 (2002).”</text:span></text:p>
          </draw:text-box>
        </draw:frame>
        <draw:frame draw:style-name="gr1" draw:text-style-name="P2" draw:layer="layout" svg:width="15.995cm" svg:height="0.475cm" svg:x="2.2cm" svg:y="4.568cm">
          <draw:text-box>
            <text:p text:style-name="P1"><text:span text:style-name="T7">490. </text:span><text:span text:style-name="T4"><text:s/>Mr Aldouri stated that the inspectors had “refuted all the misleading information </text:span></text:p>
          </draw:text-box>
        </draw:frame>
        <draw:frame draw:style-name="gr1" draw:text-style-name="P2" draw:layer="layout" svg:width="15.847cm" svg:height="0.475cm" svg:x="2.2cm" svg:y="5.133cm">
          <draw:text-box>
            <text:p text:style-name="P1"><text:span text:style-name="T4">that was presented” by the US and the UK; and that the inspectors had “proved that </text:span></text:p>
          </draw:text-box>
        </draw:frame>
        <draw:frame draw:style-name="gr1" draw:text-style-name="P2" draw:layer="layout" svg:width="15.873cm" svg:height="0.475cm" svg:x="2.2cm" svg:y="5.697cm">
          <draw:text-box>
            <text:p text:style-name="P1"><text:span text:style-name="T4">information to be false”, including the information that Secretary Powell had “worked </text:span></text:p>
          </draw:text-box>
        </draw:frame>
        <draw:frame draw:style-name="gr1" draw:text-style-name="P2" draw:layer="layout" svg:width="16.305cm" svg:height="0.475cm" svg:x="2.2cm" svg:y="6.262cm">
          <draw:text-box>
            <text:p text:style-name="P1"><text:span text:style-name="T4">so arduously to put before the Council as damning evidence”. The US and the UK had </text:span></text:p>
          </draw:text-box>
        </draw:frame>
        <draw:frame draw:style-name="gr1" draw:text-style-name="P2" draw:layer="layout" svg:width="8.274cm" svg:height="0.475cm" svg:x="2.2cm" svg:y="6.826cm">
          <draw:text-box>
            <text:p text:style-name="P1"><text:span text:style-name="T4">failed to “provide even a shred of evidence”.</text:span></text:p>
          </draw:text-box>
        </draw:frame>
        <draw:frame draw:style-name="gr1" draw:text-style-name="P2" draw:layer="layout" svg:width="15.674cm" svg:height="0.475cm" svg:x="2.2cm" svg:y="7.741cm">
          <draw:text-box>
            <text:p text:style-name="P1"><text:span text:style-name="T7">491. </text:span><text:span text:style-name="T4"><text:s/>Mr Aldouri concluded by reaffirming that Iraq would “continue to work with the </text:span></text:p>
          </draw:text-box>
        </draw:frame>
        <draw:frame draw:style-name="gr1" draw:text-style-name="P2" draw:layer="layout" svg:width="15.424cm" svg:height="0.475cm" svg:x="2.2cm" svg:y="8.305cm">
          <draw:text-box>
            <text:p text:style-name="P1"><text:span text:style-name="T4">Security Council to make the truth known” that Iraq was “free of weapons of mass </text:span></text:p>
          </draw:text-box>
        </draw:frame>
        <draw:frame draw:style-name="gr1" draw:text-style-name="P2" draw:layer="layout" svg:width="15.344cm" svg:height="0.475cm" svg:x="2.2cm" svg:y="8.87cm">
          <draw:text-box>
            <text:p text:style-name="P1"><text:span text:style-name="T4">destruction”. Iraq hoped that the Council would “continue to search for a peaceful </text:span></text:p>
          </draw:text-box>
        </draw:frame>
        <draw:frame draw:style-name="gr1" draw:text-style-name="P2" draw:layer="layout" svg:width="16.19cm" svg:height="0.475cm" svg:x="2.2cm" svg:y="9.434cm">
          <draw:text-box>
            <text:p text:style-name="P1"><text:span text:style-name="T4">solution to the crisis, ensure that the work of the inspectors continues and resume the </text:span></text:p>
          </draw:text-box>
        </draw:frame>
        <draw:frame draw:style-name="gr1" draw:text-style-name="P2" draw:layer="layout" svg:width="4.807cm" svg:height="0.475cm" svg:x="2.2cm" svg:y="9.998cm">
          <draw:text-box>
            <text:p text:style-name="P1"><text:span text:style-name="T4">Oil-for-Food programme”.</text:span></text:p>
          </draw:text-box>
        </draw:frame>
        <draw:frame draw:style-name="gr1" draw:text-style-name="P2" draw:layer="layout" svg:width="7.203cm" svg:height="0.475cm" svg:x="2.2cm" svg:y="10.913cm">
          <draw:text-box>
            <text:p text:style-name="P1"><text:span text:style-name="T7">492. </text:span><text:span text:style-name="T4"><text:s/>Sir Jeremy Greenstock reported:</text:span></text:p>
          </draw:text-box>
        </draw:frame>
        <draw:frame draw:style-name="gr1" draw:text-style-name="P2" draw:layer="layout" svg:width="12.508cm" svg:height="0.475cm" svg:x="2.95cm" svg:y="11.827cm">
          <draw:text-box>
            <text:p text:style-name="P1"><text:span text:style-name="T4">“</text:span><text:span text:style-name="T4">Even at the precipice of war, Aldouri maintains Iraq has no WMD.”</text:span></text:p>
          </draw:text-box>
        </draw:frame>
        <draw:frame draw:style-name="gr7" draw:text-style-name="P9" draw:layer="layout" svg:width="0.408cm" svg:height="0.276cm" svg:x="15.42cm" svg:y="11.846cm">
          <draw:text-box>
            <text:p text:style-name="P1"><text:span text:style-name="T13">184</text:span></text:p>
          </draw:text-box>
        </draw:frame>
        <draw:frame draw:style-name="gr3" draw:text-style-name="P4" draw:layer="layout" svg:width="6.932cm" svg:height="0.628cm" svg:x="2.2cm" svg:y="12.855cm">
          <draw:text-box>
            <text:p text:style-name="P1"><text:span text:style-name="T3">Withdrawal of intelligence</text:span></text:p>
          </draw:text-box>
        </draw:frame>
        <draw:frame draw:style-name="gr1" draw:text-style-name="P2" draw:layer="layout" svg:width="16.516cm" svg:height="0.475cm" svg:x="2.2cm" svg:y="13.747cm">
          <draw:text-box>
            <text:p text:style-name="P1"><text:span text:style-name="T7">493. </text:span><text:span text:style-name="T15"><text:s/>Three streams of pre-invasion intelligence reporting on Iraq were withdrawn </text:span></text:p>
          </draw:text-box>
        </draw:frame>
        <draw:frame draw:style-name="gr1" draw:text-style-name="P2" draw:layer="layout" svg:width="5.074cm" svg:height="0.475cm" svg:x="2.2cm" svg:y="14.312cm">
          <draw:text-box>
            <text:p text:style-name="P1"><text:span text:style-name="T15">by SIS after the invasion:</text:span></text:p>
          </draw:text-box>
        </draw:frame>
        <draw:frame draw:style-name="gr2" draw:text-style-name="P3" draw:layer="layout" svg:width="0.634cm" svg:height="0.712cm" svg:x="2.95cm" svg:y="15.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8cm" svg:height="0.475cm" svg:x="3.7cm" svg:y="15.226cm">
          <draw:text-box>
            <text:p text:style-name="P1"><text:span text:style-name="T15">the reports of 11 and 23 September 2002 were withdrawn on 29 July 2003;</text:span></text:p>
          </draw:text-box>
        </draw:frame>
        <draw:frame draw:style-name="gr2" draw:text-style-name="P3" draw:layer="layout" svg:width="0.634cm" svg:height="0.712cm" svg:x="2.95cm" svg:y="15.7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39cm" svg:height="0.475cm" svg:x="3.7cm" svg:y="15.891cm">
          <draw:text-box>
            <text:p text:style-name="P1"><text:span text:style-name="T15">all the reporting from the sourcing chain that had produced the “45 minutes </text:span></text:p>
          </draw:text-box>
        </draw:frame>
        <draw:frame draw:style-name="gr1" draw:text-style-name="P2" draw:layer="layout" svg:width="10.192cm" svg:height="0.475cm" svg:x="3.7cm" svg:y="16.455cm">
          <draw:text-box>
            <text:p text:style-name="P1"><text:span text:style-name="T15">report” was withdrawn on 28 September 2004; and</text:span></text:p>
          </draw:text-box>
        </draw:frame>
        <draw:frame draw:style-name="gr2" draw:text-style-name="P3" draw:layer="layout" svg:width="0.634cm" svg:height="0.712cm" svg:x="2.95cm" svg:y="16.9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5cm" svg:height="0.475cm" svg:x="3.7cm" svg:y="17.12cm">
          <draw:text-box>
            <text:p text:style-name="P1"><text:span text:style-name="T15">all the reporting from Curve Ball, the source who had provided material on </text:span></text:p>
          </draw:text-box>
        </draw:frame>
        <draw:frame draw:style-name="gr1" draw:text-style-name="P2" draw:layer="layout" svg:width="14.958cm" svg:height="0.475cm" svg:x="3.7cm" svg:y="17.684cm">
          <draw:text-box>
            <text:p text:style-name="P1"><text:span text:style-name="T15">the mobile production facilities for chemical and biological weapons, was </text:span></text:p>
          </draw:text-box>
        </draw:frame>
        <draw:frame draw:style-name="gr1" draw:text-style-name="P2" draw:layer="layout" svg:width="6.822cm" svg:height="0.475cm" svg:x="3.7cm" svg:y="18.248cm">
          <draw:text-box>
            <text:p text:style-name="P1"><text:span text:style-name="T15">withdrawn on 29 September 2004.</text:span></text:p>
          </draw:text-box>
        </draw:frame>
        <draw:frame draw:style-name="gr6" draw:text-style-name="P8" draw:layer="layout" svg:width="10.027cm" svg:height="0.556cm" svg:x="2.2cm" svg:y="19.37cm">
          <draw:text-box>
            <text:p text:style-name="P1"><text:span text:style-name="T9">SIS reporting of 11 and 23 September 2002</text:span></text:p>
          </draw:text-box>
        </draw:frame>
        <draw:frame draw:style-name="gr1" draw:text-style-name="P2" draw:layer="layout" svg:width="15.191cm" svg:height="0.475cm" svg:x="2.2cm" svg:y="20.198cm">
          <draw:text-box>
            <text:p text:style-name="P1"><text:span text:style-name="T7">494. </text:span><text:span text:style-name="T4"><text:s/>SIS issued two reports on Iraqi CBW, from a new source on trial, about the </text:span></text:p>
          </draw:text-box>
        </draw:frame>
        <draw:frame draw:style-name="gr1" draw:text-style-name="P2" draw:layer="layout" svg:width="12.198cm" svg:height="0.475cm" svg:x="2.2cm" svg:y="20.762cm">
          <draw:text-box>
            <text:p text:style-name="P1"><text:span text:style-name="T4">production of chemical and biological agents in September 2002.</text:span></text:p>
          </draw:text-box>
        </draw:frame>
        <draw:frame draw:style-name="gr1" draw:text-style-name="P2" draw:layer="layout" svg:width="9.396cm" svg:height="0.475cm" svg:x="2.2cm" svg:y="21.677cm">
          <draw:text-box>
            <text:p text:style-name="P1"><text:span text:style-name="T7">495. </text:span><text:span text:style-name="T4"><text:s/>The first report on 11 September stated that:</text:span></text:p>
          </draw:text-box>
        </draw:frame>
        <draw:frame draw:style-name="gr2" draw:text-style-name="P3" draw:layer="layout" svg:width="0.634cm" svg:height="0.712cm" svg:x="2.95cm" svg:y="22.4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93cm" svg:height="0.475cm" svg:x="3.7cm" svg:y="22.591cm">
          <draw:text-box>
            <text:p text:style-name="P1"><text:span text:style-name="T4">Iraq had accelerated the production of chemical and biological agents;</text:span></text:p>
          </draw:text-box>
        </draw:frame>
        <draw:frame draw:style-name="gr2" draw:text-style-name="P3" draw:layer="layout" svg:width="0.634cm" svg:height="0.712cm" svg:x="2.95cm" svg:y="23.0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67cm" svg:height="0.475cm" svg:x="3.7cm" svg:y="23.256cm">
          <draw:text-box>
            <text:p text:style-name="P1"><text:span text:style-name="T4">it had built further facilities throughout Iraq; and</text:span></text:p>
          </draw:text-box>
        </draw:frame>
        <draw:frame draw:style-name="gr2" draw:text-style-name="P3" draw:layer="layout" svg:width="0.634cm" svg:height="0.712cm" svg:x="2.95cm" svg:y="23.7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87cm" svg:height="0.475cm" svg:x="3.7cm" svg:y="23.92cm">
          <draw:text-box>
            <text:p text:style-name="P1"><text:span text:style-name="T4">Saddam Hussein was determined to maintain his CBW capability.</text:span></text:p>
          </draw:text-box>
        </draw:frame>
        <draw:frame draw:style-name="gr1" draw:text-style-name="P2" draw:layer="layout" svg:width="16.469cm" svg:height="0.475cm" svg:x="2.2cm" svg:y="24.835cm">
          <draw:text-box>
            <text:p text:style-name="P1"><text:span text:style-name="T7">496. </text:span><text:span text:style-name="T4"><text:s/>SIS also stated that it expected to receive substantial additional material on Iraq’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1.618cm" svg:height="0.475cm" svg:x="2.2cm" svg:y="25.399cm">
          <draw:text-box>
            <text:p text:style-name="P1"><text:span text:style-name="T4">biological and chemical programme through the same source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84 </text:span></text:p>
          </draw:text-box>
        </draw:frame>
        <draw:frame draw:style-name="gr4" draw:text-style-name="P6" draw:layer="layout" svg:width="14.836cm" svg:height="0.395cm" svg:x="2.642cm" svg:y="26.781cm">
          <draw:text-box>
            <text:p text:style-name="P1"><text:span text:style-name="T11">Telegram 492 UKMIS New York to FCO London, 20 March 2003, ‘Iraq: 19 March Open Debate’.</text:span></text:p>
          </draw:text-box>
        </draw:frame>
      </draw:page>
      <draw:page draw:name="page9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0</text:span></text:p>
          </draw:text-box>
        </draw:frame>
        <draw:frame draw:style-name="gr1" draw:text-style-name="P2" draw:layer="layout" svg:width="16.16cm" svg:height="0.475cm" svg:x="2.2cm" svg:y="2.525cm">
          <draw:text-box>
            <text:p text:style-name="P1"><text:span text:style-name="T7">497. </text:span><text:span text:style-name="T4"><text:s/>Reflecting concerns about source protection, the report was given a very limited </text:span></text:p>
          </draw:text-box>
        </draw:frame>
        <draw:frame draw:style-name="gr1" draw:text-style-name="P2" draw:layer="layout" svg:width="6.864cm" svg:height="0.475cm" svg:x="2.2cm" svg:y="3.09cm">
          <draw:text-box>
            <text:p text:style-name="P1"><text:span text:style-name="T4">distribution to named senior officials.</text:span></text:p>
          </draw:text-box>
        </draw:frame>
        <draw:frame draw:style-name="gr1" draw:text-style-name="P2" draw:layer="layout" svg:width="15.851cm" svg:height="0.475cm" svg:x="2.2cm" svg:y="4.004cm">
          <draw:text-box>
            <text:p text:style-name="P1"><text:span text:style-name="T7">498. </text:span><text:span text:style-name="T4"><text:s/>The report did not make clear that SIS was not itself in contact with the source </text:span></text:p>
          </draw:text-box>
        </draw:frame>
        <draw:frame draw:style-name="gr1" draw:text-style-name="P2" draw:layer="layout" svg:width="11.322cm" svg:height="0.475cm" svg:x="2.2cm" svg:y="4.568cm">
          <draw:text-box>
            <text:p text:style-name="P1"><text:span text:style-name="T4">whom it considered had direct access to Iraq’s programmes.</text:span></text:p>
          </draw:text-box>
        </draw:frame>
        <draw:frame draw:style-name="gr1" draw:text-style-name="P2" draw:layer="layout" svg:width="14.962cm" svg:height="0.475cm" svg:x="2.2cm" svg:y="5.483cm">
          <draw:text-box>
            <text:p text:style-name="P1"><text:span text:style-name="T7">499. </text:span><text:span text:style-name="T4"><text:s/>The detail of the reporting and Sir Richard Dearlove’s description of it in a </text:span></text:p>
          </draw:text-box>
        </draw:frame>
        <draw:frame draw:style-name="gr1" draw:text-style-name="P2" draw:layer="layout" svg:width="13.561cm" svg:height="0.475cm" svg:x="2.2cm" svg:y="6.047cm">
          <draw:text-box>
            <text:p text:style-name="P1"><text:span text:style-name="T4">telephone call to Mr Scarlett on 11 September are set out in Section 4.2.</text:span></text:p>
          </draw:text-box>
        </draw:frame>
        <draw:frame draw:style-name="gr1" draw:text-style-name="P2" draw:layer="layout" svg:width="14.666cm" svg:height="0.475cm" svg:x="2.2cm" svg:y="6.962cm">
          <draw:text-box>
            <text:p text:style-name="P1"><text:span text:style-name="T7">500. </text:span><text:span text:style-name="T4"><text:s/>Sir Richard Dearlove briefed Mr Blair on the reporting on 12 September, </text:span></text:p>
          </draw:text-box>
        </draw:frame>
        <draw:frame draw:style-name="gr1" draw:text-style-name="P2" draw:layer="layout" svg:width="2.559cm" svg:height="0.475cm" svg:x="2.2cm" svg:y="7.526cm">
          <draw:text-box>
            <text:p text:style-name="P1"><text:span text:style-name="T4">when he had:</text:span></text:p>
          </draw:text-box>
        </draw:frame>
        <draw:frame draw:style-name="gr1" draw:text-style-name="P2" draw:layer="layout" svg:width="14.112cm" svg:height="0.475cm" svg:x="2.95cm" svg:y="8.441cm">
          <draw:text-box>
            <text:p text:style-name="P1"><text:span text:style-name="T4">“… </text:span><text:span text:style-name="T4">underlined … the potential importance of the new source and what SIS </text:span></text:p>
          </draw:text-box>
        </draw:frame>
        <draw:frame draw:style-name="gr1" draw:text-style-name="P2" draw:layer="layout" svg:width="15.183cm" svg:height="0.475cm" svg:x="2.95cm" svg:y="9.005cm">
          <draw:text-box>
            <text:p text:style-name="P1"><text:span text:style-name="T4">understood his access to be; but also said that the case was developmental and </text:span></text:p>
          </draw:text-box>
        </draw:frame>
        <draw:frame draw:style-name="gr1" draw:text-style-name="P2" draw:layer="layout" svg:width="6.856cm" svg:height="0.475cm" svg:x="2.95cm" svg:y="9.57cm">
          <draw:text-box>
            <text:p text:style-name="P1"><text:span text:style-name="T4">that the source remained unproven.”</text:span></text:p>
          </draw:text-box>
        </draw:frame>
        <draw:frame draw:style-name="gr7" draw:text-style-name="P9" draw:layer="layout" svg:width="0.408cm" svg:height="0.276cm" svg:x="9.774cm" svg:y="9.588cm">
          <draw:text-box>
            <text:p text:style-name="P1"><text:span text:style-name="T13">185</text:span></text:p>
          </draw:text-box>
        </draw:frame>
        <draw:frame draw:style-name="gr1" draw:text-style-name="P2" draw:layer="layout" svg:width="15.75cm" svg:height="0.475cm" svg:x="2.2cm" svg:y="10.484cm">
          <draw:text-box>
            <text:p text:style-name="P1"><text:span text:style-name="T7">501. </text:span><text:span text:style-name="T4"><text:s/>SIS4 suggested that Mr Blair had already known about the intelligence before </text:span></text:p>
          </draw:text-box>
        </draw:frame>
        <draw:frame draw:style-name="gr1" draw:text-style-name="P2" draw:layer="layout" svg:width="16.233cm" svg:height="0.475cm" svg:x="2.2cm" svg:y="11.048cm">
          <draw:text-box>
            <text:p text:style-name="P1"><text:span text:style-name="T4">the meeting between Mr Blair and Sir Richard Dearlove on 12 September, and that he </text:span></text:p>
          </draw:text-box>
        </draw:frame>
        <draw:frame draw:style-name="gr1" draw:text-style-name="P2" draw:layer="layout" svg:width="5.019cm" svg:height="0.475cm" svg:x="2.2cm" svg:y="11.613cm">
          <draw:text-box>
            <text:p text:style-name="P1"><text:span text:style-name="T4">wanted to see the product.</text:span></text:p>
          </draw:text-box>
        </draw:frame>
        <draw:frame draw:style-name="gr7" draw:text-style-name="P9" draw:layer="layout" svg:width="0.408cm" svg:height="0.276cm" svg:x="7.189cm" svg:y="11.632cm">
          <draw:text-box>
            <text:p text:style-name="P1"><text:span text:style-name="T13">186</text:span></text:p>
          </draw:text-box>
        </draw:frame>
        <draw:frame draw:style-name="gr1" draw:text-style-name="P2" draw:layer="layout" svg:width="16.461cm" svg:height="0.475cm" svg:x="2.2cm" svg:y="12.527cm">
          <draw:text-box>
            <text:p text:style-name="P1"><text:span text:style-name="T7">502. </text:span><text:span text:style-name="T4"><text:s/>Sir Richard Dearlove told the Inquiry that “it would have been very rare” for him to </text:span></text:p>
          </draw:text-box>
        </draw:frame>
        <draw:frame draw:style-name="gr1" draw:text-style-name="P2" draw:layer="layout" svg:width="11.284cm" svg:height="0.475cm" svg:x="2.2cm" svg:y="13.092cm">
          <draw:text-box>
            <text:p text:style-name="P1"><text:span text:style-name="T4">have talked to Ministers or Mr Blair “about our source base”.</text:span></text:p>
          </draw:text-box>
        </draw:frame>
        <draw:frame draw:style-name="gr7" draw:text-style-name="P9" draw:layer="layout" svg:width="0.408cm" svg:height="0.276cm" svg:x="13.447cm" svg:y="13.111cm">
          <draw:text-box>
            <text:p text:style-name="P1"><text:span text:style-name="T13">187</text:span></text:p>
          </draw:text-box>
        </draw:frame>
        <draw:frame draw:style-name="gr1" draw:text-style-name="P2" draw:layer="layout" svg:width="16.702cm" svg:height="0.475cm" svg:x="2.2cm" svg:y="14.006cm">
          <draw:text-box>
            <text:p text:style-name="P1"><text:span text:style-name="T7">503. </text:span><text:span text:style-name="T4"><text:s/>Asked about Mr Blair’s reaction, Sir Richard told the Inquiry that Sir David Manning </text:span></text:p>
          </draw:text-box>
        </draw:frame>
        <draw:frame draw:style-name="gr1" draw:text-style-name="P2" draw:layer="layout" svg:width="15.691cm" svg:height="0.475cm" svg:x="2.2cm" svg:y="14.571cm">
          <draw:text-box>
            <text:p text:style-name="P1"><text:span text:style-name="T4">had asked him to give Mr Blair a briefing “which would give him [Mr Blair] more of a </text:span></text:p>
          </draw:text-box>
        </draw:frame>
        <draw:frame draw:style-name="gr1" draw:text-style-name="P2" draw:layer="layout" svg:width="10.094cm" svg:height="0.475cm" svg:x="2.2cm" svg:y="15.135cm">
          <draw:text-box>
            <text:p text:style-name="P1"><text:span text:style-name="T4">flavour for what was actually going on on the ground”.</text:span></text:p>
          </draw:text-box>
        </draw:frame>
        <draw:frame draw:style-name="gr7" draw:text-style-name="P9" draw:layer="layout" svg:width="0.408cm" svg:height="0.276cm" svg:x="12.248cm" svg:y="15.154cm">
          <draw:text-box>
            <text:p text:style-name="P1"><text:span text:style-name="T13">188</text:span></text:p>
          </draw:text-box>
        </draw:frame>
        <draw:frame draw:style-name="gr1" draw:text-style-name="P2" draw:layer="layout" svg:width="5.506cm" svg:height="0.475cm" svg:x="12.66cm" svg:y="15.135cm">
          <draw:text-box>
            <text:p text:style-name="P1"><text:span text:style-name="T4"><text:s/></text:span><text:span text:style-name="T4">Mr Blair “had an appetite for </text:span></text:p>
          </draw:text-box>
        </draw:frame>
        <draw:frame draw:style-name="gr1" draw:text-style-name="P2" draw:layer="layout" svg:width="16.783cm" svg:height="0.475cm" svg:x="2.2cm" svg:y="15.7cm">
          <draw:text-box>
            <text:p text:style-name="P1"><text:span text:style-name="T4">that sort of briefing which was a pretty rare event”, and had had a “fair amount of general </text:span></text:p>
          </draw:text-box>
        </draw:frame>
        <draw:frame draw:style-name="gr1" draw:text-style-name="P2" draw:layer="layout" svg:width="13.947cm" svg:height="0.475cm" svg:x="2.2cm" svg:y="16.264cm">
          <draw:text-box>
            <text:p text:style-name="P1"><text:span text:style-name="T4">discussion” with SIS9 “about the difficulties and problems we were facing”.</text:span></text:p>
          </draw:text-box>
        </draw:frame>
        <draw:frame draw:style-name="gr1" draw:text-style-name="P2" draw:layer="layout" svg:width="15.813cm" svg:height="0.475cm" svg:x="2.2cm" svg:y="17.178cm">
          <draw:text-box>
            <text:p text:style-name="P1"><text:span text:style-name="T7">504. </text:span><text:span text:style-name="T4"><text:s/>Asked whether he had been precipitate in going to Ministers with the report so </text:span></text:p>
          </draw:text-box>
        </draw:frame>
        <draw:frame draw:style-name="gr1" draw:text-style-name="P2" draw:layer="layout" svg:width="5.107cm" svg:height="0.475cm" svg:x="2.2cm" svg:y="17.743cm">
          <draw:text-box>
            <text:p text:style-name="P1"><text:span text:style-name="T4">quickly, Sir Richard replied:</text:span></text:p>
          </draw:text-box>
        </draw:frame>
        <draw:frame draw:style-name="gr1" draw:text-style-name="P2" draw:layer="layout" svg:width="15.666cm" svg:height="0.475cm" svg:x="2.95cm" svg:y="18.657cm">
          <draw:text-box>
            <text:p text:style-name="P1"><text:span text:style-name="T4">“</text:span><text:span text:style-name="T4">I think in the circumstances, I don’t agree … because if you issue a report like that </text:span></text:p>
          </draw:text-box>
        </draw:frame>
        <draw:frame draw:style-name="gr1" draw:text-style-name="P2" draw:layer="layout" svg:width="15.06cm" svg:height="0.475cm" svg:x="2.95cm" svg:y="19.222cm">
          <draw:text-box>
            <text:p text:style-name="P1"><text:span text:style-name="T4">in the middle of a crisis, you’re going to get a phone call from a Ministerial office </text:span></text:p>
          </draw:text-box>
        </draw:frame>
        <draw:frame draw:style-name="gr1" draw:text-style-name="P2" draw:layer="layout" svg:width="5.455cm" svg:height="0.475cm" svg:x="2.95cm" svg:y="19.786cm">
          <draw:text-box>
            <text:p text:style-name="P1"><text:span text:style-name="T4">within a short period of time.”</text:span></text:p>
          </draw:text-box>
        </draw:frame>
        <draw:frame draw:style-name="gr7" draw:text-style-name="P9" draw:layer="layout" svg:width="0.408cm" svg:height="0.276cm" svg:x="8.385cm" svg:y="19.805cm">
          <draw:text-box>
            <text:p text:style-name="P1"><text:span text:style-name="T13">189</text:span></text:p>
          </draw:text-box>
        </draw:frame>
        <draw:frame draw:style-name="gr1" draw:text-style-name="P2" draw:layer="layout" svg:width="16.342cm" svg:height="0.475cm" svg:x="2.2cm" svg:y="20.701cm">
          <draw:text-box>
            <text:p text:style-name="P1"><text:span text:style-name="T7">505. </text:span><text:span text:style-name="T4"><text:s/>Sir Richard also stated that in the circumstances it would have been “impossible” </text:span></text:p>
          </draw:text-box>
        </draw:frame>
        <draw:frame draw:style-name="gr1" draw:text-style-name="P2" draw:layer="layout" svg:width="14.984cm" svg:height="0.475cm" svg:x="2.2cm" svg:y="21.265cm">
          <draw:text-box>
            <text:p text:style-name="P1"><text:span text:style-name="T4">not to issue the report; SIS could not “sit on something as potentially important” </text:span></text:p>
          </draw:text-box>
        </draw:frame>
        <draw:frame draw:style-name="gr1" draw:text-style-name="P2" draw:layer="layout" svg:width="1.399cm" svg:height="0.475cm" svg:x="2.2cm" svg:y="21.83cm">
          <draw:text-box>
            <text:p text:style-name="P1"><text:span text:style-name="T4">as that.</text:span></text:p>
          </draw:text-box>
        </draw:frame>
        <draw:line draw:style-name="gr8" draw:text-style-name="P10" draw:layer="layout" svg:x1="2.199cm" svg:y1="23.736cm" svg:x2="7.3cm" svg:y2="23.736cm">
          <text:p/>
        </draw:line>
        <draw:frame draw:style-name="gr7" draw:text-style-name="P9" draw:layer="layout" svg:width="0.408cm" svg:height="0.276cm" svg:x="3.588cm" svg:y="21.848cm">
          <draw:text-box>
            <text:p text:style-name="P1"><text:span text:style-name="T13">190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4">185 </text:span></text:p>
          </draw:text-box>
        </draw:frame>
        <draw:frame draw:style-name="gr4" draw:text-style-name="P6" draw:layer="layout" svg:width="15.733cm" svg:height="0.395cm" svg:x="2.646cm" svg:y="24.24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4.664cm">
          <draw:text-box>
            <text:p text:style-name="P1"><text:span text:style-name="T11">paragraph 578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186 </text:span></text:p>
          </draw:text-box>
        </draw:frame>
        <draw:frame draw:style-name="gr4" draw:text-style-name="P6" draw:layer="layout" svg:width="5.048cm" svg:height="0.395cm" svg:x="2.646cm" svg:y="25.087cm">
          <draw:text-box>
            <text:p text:style-name="P1"><text:span text:style-name="T11">Private hearing, Part 1, page 5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87 </text:span></text:p>
          </draw:text-box>
        </draw:frame>
        <draw:frame draw:style-name="gr4" draw:text-style-name="P6" draw:layer="layout" svg:width="6.238cm" svg:height="0.395cm" svg:x="2.646cm" svg:y="25.511cm">
          <draw:text-box>
            <text:p text:style-name="P1"><text:span text:style-name="T11">Private hearing, 16 June 2010, page 5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88 </text:span></text:p>
          </draw:text-box>
        </draw:frame>
        <draw:frame draw:style-name="gr4" draw:text-style-name="P6" draw:layer="layout" svg:width="6.102cm" svg:height="0.395cm" svg:x="2.646cm" svg:y="25.934cm">
          <draw:text-box>
            <text:p text:style-name="P1"><text:span text:style-name="T11">Private hearing, 13 July 2010, page 33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89 </text:span></text:p>
          </draw:text-box>
        </draw:frame>
        <draw:frame draw:style-name="gr4" draw:text-style-name="P6" draw:layer="layout" svg:width="6.788cm" svg:height="0.395cm" svg:x="2.646cm" svg:y="26.357cm">
          <draw:text-box>
            <text:p text:style-name="P1"><text:span text:style-name="T11">Private hearing, 13 July 2010, pages 34-35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90 </text:span></text:p>
          </draw:text-box>
        </draw:frame>
        <draw:frame draw:style-name="gr4" draw:text-style-name="P6" draw:layer="layout" svg:width="6.102cm" svg:height="0.395cm" svg:x="2.646cm" svg:y="26.781cm">
          <draw:text-box>
            <text:p text:style-name="P1"><text:span text:style-name="T11">Private hearing, 13 July 2010, page 35.</text:span></text:p>
          </draw:text-box>
        </draw:frame>
      </draw:page>
      <draw:page draw:name="page9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1" draw:text-style-name="P2" draw:layer="layout" svg:width="15.779cm" svg:height="0.475cm" svg:x="2.2cm" svg:y="2.525cm">
          <draw:text-box>
            <text:p text:style-name="P1"><text:span text:style-name="T7">506. </text:span><text:span text:style-name="T4"><text:s/>The report of 11 September was used by Mr Scarlett and Mr Miller in reaching </text:span></text:p>
          </draw:text-box>
        </draw:frame>
        <draw:frame draw:style-name="gr1" draw:text-style-name="P2" draw:layer="layout" svg:width="15.136cm" svg:height="0.475cm" svg:x="2.2cm" svg:y="3.09cm">
          <draw:text-box>
            <text:p text:style-name="P1"><text:span text:style-name="T4">key judgements about Iraq’s chemical and biological weapons capabilities in the </text:span></text:p>
          </draw:text-box>
        </draw:frame>
        <draw:frame draw:style-name="gr1" draw:text-style-name="P2" draw:layer="layout" svg:width="9.239cm" svg:height="0.475cm" svg:x="2.2cm" svg:y="3.654cm">
          <draw:text-box>
            <text:p text:style-name="P1"><text:span text:style-name="T4">Government dossier published on 24 September.</text:span></text:p>
          </draw:text-box>
        </draw:frame>
        <draw:frame draw:style-name="gr1" draw:text-style-name="P2" draw:layer="layout" svg:width="14.327cm" svg:height="0.475cm" svg:x="2.2cm" svg:y="4.568cm">
          <draw:text-box>
            <text:p text:style-name="P1"><text:span text:style-name="T7">507. </text:span><text:span text:style-name="T4"><text:s/>Specifically it provided the assurance for the judgements that Iraq had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81cm" svg:height="0.475cm" svg:x="3.7cm" svg:y="5.483cm">
          <draw:text-box>
            <text:p text:style-name="P1"><text:span text:style-name="T4">“</text:span><text:span text:style-name="T4">continued to produce chemical and biological agents”;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28cm" svg:height="0.475cm" svg:x="3.7cm" svg:y="6.147cm">
          <draw:text-box>
            <text:p text:style-name="P1"><text:span text:style-name="T4">“</text:span><text:span text:style-name="T4">military plans for the use of chemical and biological weapons …”</text:span></text:p>
          </draw:text-box>
        </draw:frame>
        <draw:frame draw:style-name="gr1" draw:text-style-name="P2" draw:layer="layout" svg:width="16.495cm" svg:height="0.475cm" svg:x="2.2cm" svg:y="7.062cm">
          <draw:text-box>
            <text:p text:style-name="P1"><text:span text:style-name="T7">508. </text:span><text:span text:style-name="T4"><text:s/>The way in which the reporting was used in the preparation of the dossier and the </text:span></text:p>
          </draw:text-box>
        </draw:frame>
        <draw:frame draw:style-name="gr1" draw:text-style-name="P2" draw:layer="layout" svg:width="14.209cm" svg:height="0.475cm" svg:x="2.2cm" svg:y="7.626cm">
          <draw:text-box>
            <text:p text:style-name="P1"><text:span text:style-name="T4">decision not to show it to the experts in the DIS is addressed in Section 4.2.</text:span></text:p>
          </draw:text-box>
        </draw:frame>
        <draw:frame draw:style-name="gr1" draw:text-style-name="P2" draw:layer="layout" svg:width="15.699cm" svg:height="0.475cm" svg:x="2.2cm" svg:y="8.541cm">
          <draw:text-box>
            <text:p text:style-name="P1"><text:span text:style-name="T7">509. </text:span><text:span text:style-name="T4"><text:s/>The judgements in the dossier on Iraq’s production of chemical and biological </text:span></text:p>
          </draw:text-box>
        </draw:frame>
        <draw:frame draw:style-name="gr1" draw:text-style-name="P2" draw:layer="layout" svg:width="16.19cm" svg:height="0.475cm" svg:x="2.2cm" svg:y="9.105cm">
          <draw:text-box>
            <text:p text:style-name="P1"><text:span text:style-name="T4">weapons and the circumstances in which they could be used became the baseline for </text:span></text:p>
          </draw:text-box>
        </draw:frame>
        <draw:frame draw:style-name="gr1" draw:text-style-name="P2" draw:layer="layout" svg:width="15.416cm" svg:height="0.475cm" svg:x="2.2cm" svg:y="9.67cm">
          <draw:text-box>
            <text:p text:style-name="P1"><text:span text:style-name="T4">subsequent advice to Ministers and public statements on the threat posed by Iraq.</text:span></text:p>
          </draw:text-box>
        </draw:frame>
        <draw:frame draw:style-name="gr1" draw:text-style-name="P2" draw:layer="layout" svg:width="16.016cm" svg:height="0.475cm" svg:x="2.2cm" svg:y="10.584cm">
          <draw:text-box>
            <text:p text:style-name="P1"><text:span text:style-name="T7">510. </text:span><text:span text:style-name="T4"><text:s/>SIS issued a second report from the same sourcing chain as the 11 September </text:span></text:p>
          </draw:text-box>
        </draw:frame>
        <draw:frame draw:style-name="gr1" draw:text-style-name="P2" draw:layer="layout" svg:width="4.587cm" svg:height="0.475cm" svg:x="2.2cm" svg:y="11.148cm">
          <draw:text-box>
            <text:p text:style-name="P1"><text:span text:style-name="T4">report on 23 September.</text:span></text:p>
          </draw:text-box>
        </draw:frame>
        <draw:frame draw:style-name="gr7" draw:text-style-name="P9" draw:layer="layout" svg:width="0.408cm" svg:height="0.276cm" svg:x="6.766cm" svg:y="11.167cm">
          <draw:text-box>
            <text:p text:style-name="P1"><text:span text:style-name="T13">191</text:span></text:p>
          </draw:text-box>
        </draw:frame>
        <draw:frame draw:style-name="gr1" draw:text-style-name="P2" draw:layer="layout" svg:width="10.696cm" svg:height="0.475cm" svg:x="7.177cm" svg:y="11.148cm">
          <draw:text-box>
            <text:p text:style-name="P1"><text:span text:style-name="T4"><text:s/></text:span><text:span text:style-name="T4">That stated VX, sarin and soman had been produced at </text:span></text:p>
          </draw:text-box>
        </draw:frame>
        <draw:frame draw:style-name="gr1" draw:text-style-name="P2" draw:layer="layout" svg:width="16.516cm" svg:height="0.475cm" svg:x="2.2cm" svg:y="11.713cm">
          <draw:text-box>
            <text:p text:style-name="P1"><text:span text:style-name="T4">Al-Yarmuk, and were loaded into a variety of “containers”, including “linked hollow glass </text:span></text:p>
          </draw:text-box>
        </draw:frame>
        <draw:frame draw:style-name="gr1" draw:text-style-name="P2" draw:layer="layout" svg:width="16.131cm" svg:height="0.475cm" svg:x="2.2cm" svg:y="12.277cm">
          <draw:text-box>
            <text:p text:style-name="P1"><text:span text:style-name="T4">spheres”. The source commented that there had been “accelerated production of CW </text:span></text:p>
          </draw:text-box>
        </draw:frame>
        <draw:frame draw:style-name="gr1" draw:text-style-name="P2" draw:layer="layout" svg:width="8.177cm" svg:height="0.475cm" svg:x="2.2cm" svg:y="12.842cm">
          <draw:text-box>
            <text:p text:style-name="P1"><text:span text:style-name="T4">substances at Al-Yarmuk for several years”.</text:span></text:p>
          </draw:text-box>
        </draw:frame>
        <draw:frame draw:style-name="gr1" draw:text-style-name="P2" draw:layer="layout" svg:width="15.932cm" svg:height="0.475cm" svg:x="2.2cm" svg:y="13.756cm">
          <draw:text-box>
            <text:p text:style-name="P1"><text:span text:style-name="T7">511. </text:span><text:span text:style-name="T4"><text:s/>SIS described the report as expanding and clarifying the intelligence in the first </text:span></text:p>
          </draw:text-box>
        </draw:frame>
        <draw:frame draw:style-name="gr1" draw:text-style-name="P2" draw:layer="layout" svg:width="8.435cm" svg:height="0.475cm" svg:x="2.2cm" svg:y="14.321cm">
          <draw:text-box>
            <text:p text:style-name="P1"><text:span text:style-name="T4">report, and that it was “valuable intelligence”.</text:span></text:p>
          </draw:text-box>
        </draw:frame>
        <draw:frame draw:style-name="gr1" draw:text-style-name="P2" draw:layer="layout" svg:width="16.292cm" svg:height="0.475cm" svg:x="2.2cm" svg:y="15.235cm">
          <draw:text-box>
            <text:p text:style-name="P1"><text:span text:style-name="T7">512. </text:span><text:span text:style-name="T4"><text:s/>The report was sent to the same restricted group as the report on 11 September, </text:span></text:p>
          </draw:text-box>
        </draw:frame>
        <draw:frame draw:style-name="gr1" draw:text-style-name="P2" draw:layer="layout" svg:width="15.369cm" svg:height="0.475cm" svg:x="2.2cm" svg:y="15.8cm">
          <draw:text-box>
            <text:p text:style-name="P1"><text:span text:style-name="T4">with the addition of Mr Mark Bowman, Private Secretary to Mr Gordon Brown, the </text:span></text:p>
          </draw:text-box>
        </draw:frame>
        <draw:frame draw:style-name="gr1" draw:text-style-name="P2" draw:layer="layout" svg:width="5.459cm" svg:height="0.475cm" svg:x="2.2cm" svg:y="16.364cm">
          <draw:text-box>
            <text:p text:style-name="P1"><text:span text:style-name="T4">Chancellor of the Exchequer.</text:span></text:p>
          </draw:text-box>
        </draw:frame>
        <draw:frame draw:style-name="gr1" draw:text-style-name="P2" draw:layer="layout" svg:width="15.767cm" svg:height="0.475cm" svg:x="2.2cm" svg:y="17.278cm">
          <draw:text-box>
            <text:p text:style-name="P1"><text:span text:style-name="T7">513. </text:span><text:span text:style-name="T4"><text:s/>The Butler Report stated that SIS had hopes that this source would become a </text:span></text:p>
          </draw:text-box>
        </draw:frame>
        <draw:frame draw:style-name="gr1" draw:text-style-name="P2" draw:layer="layout" svg:width="2.313cm" svg:height="0.475cm" svg:x="2.2cm" svg:y="17.843cm">
          <draw:text-box>
            <text:p text:style-name="P1"><text:span text:style-name="T4">major asset.</text:span></text:p>
          </draw:text-box>
        </draw:frame>
        <draw:frame draw:style-name="gr7" draw:text-style-name="P9" draw:layer="layout" svg:width="0.408cm" svg:height="0.276cm" svg:x="4.506cm" svg:y="17.862cm">
          <draw:text-box>
            <text:p text:style-name="P1"><text:span text:style-name="T13">192</text:span></text:p>
          </draw:text-box>
        </draw:frame>
        <draw:frame draw:style-name="gr1" draw:text-style-name="P2" draw:layer="layout" svg:width="13.223cm" svg:height="0.475cm" svg:x="4.917cm" svg:y="17.843cm">
          <draw:text-box>
            <text:p text:style-name="P1"><text:span text:style-name="T4"><text:s/></text:span><text:span text:style-name="T4">In particular, the source had indicated to SIS that he would be able to </text:span></text:p>
          </draw:text-box>
        </draw:frame>
        <draw:frame draw:style-name="gr1" draw:text-style-name="P2" draw:layer="layout" svg:width="13.329cm" svg:height="0.475cm" svg:x="2.2cm" svg:y="18.407cm">
          <draw:text-box>
            <text:p text:style-name="P1"><text:span text:style-name="T4">provide substantial and critical additional intelligence in the near future.</text:span></text:p>
          </draw:text-box>
        </draw:frame>
        <draw:frame draw:style-name="gr1" draw:text-style-name="P2" draw:layer="layout" svg:width="16.309cm" svg:height="0.475cm" svg:x="2.2cm" svg:y="19.322cm">
          <draw:text-box>
            <text:p text:style-name="P1"><text:span text:style-name="T7">514. </text:span><text:span text:style-name="T4"><text:s/>By December 2002, as set out earlier in this Section, doubts had emerged within </text:span></text:p>
          </draw:text-box>
        </draw:frame>
        <draw:frame draw:style-name="gr1" draw:text-style-name="P2" draw:layer="layout" svg:width="8.511cm" svg:height="0.475cm" svg:x="2.2cm" svg:y="19.886cm">
          <draw:text-box>
            <text:p text:style-name="P1"><text:span text:style-name="T4">SIS about the reliability of the sourcing chain.</text:span></text:p>
          </draw:text-box>
        </draw:frame>
        <draw:frame draw:style-name="gr1" draw:text-style-name="P2" draw:layer="layout" svg:width="16.596cm" svg:height="0.475cm" svg:x="2.2cm" svg:y="20.801cm">
          <draw:text-box>
            <text:p text:style-name="P1"><text:span text:style-name="T7">515. </text:span><text:span text:style-name="T4"><text:s/>SIS did not inform No.10 or others that in mid-February 2003 the source had been </text:span></text:p>
          </draw:text-box>
        </draw:frame>
        <draw:frame draw:style-name="gr1" draw:text-style-name="P2" draw:layer="layout" svg:width="16.038cm" svg:height="0.475cm" svg:x="2.2cm" svg:y="21.365cm">
          <draw:text-box>
            <text:p text:style-name="P1"><text:span text:style-name="T4">revealed to have been lying to SIS over a period of time and that it had concluded by </text:span></text:p>
          </draw:text-box>
        </draw:frame>
        <draw:frame draw:style-name="gr1" draw:text-style-name="P2" draw:layer="layout" svg:width="16.182cm" svg:height="0.475cm" svg:x="2.2cm" svg:y="21.93cm">
          <draw:text-box>
            <text:p text:style-name="P1"><text:span text:style-name="T4">early March that there was no further material and that SIS would seek to make direct </text:span></text:p>
          </draw:text-box>
        </draw:frame>
        <draw:frame draw:style-name="gr1" draw:text-style-name="P2" draw:layer="layout" svg:width="5.294cm" svg:height="0.475cm" svg:x="2.2cm" svg:y="22.494cm">
          <draw:text-box>
            <text:p text:style-name="P1"><text:span text:style-name="T4">contact with the sub-source.</text:span></text:p>
          </draw:text-box>
        </draw:frame>
        <draw:frame draw:style-name="gr1" draw:text-style-name="P2" draw:layer="layout" svg:width="15.724cm" svg:height="0.475cm" svg:x="2.2cm" svg:y="23.408cm">
          <draw:text-box>
            <text:p text:style-name="P1"><text:span text:style-name="T7">516. </text:span><text:span text:style-name="T15"><text:s/>The reports of 11 and 23 September were reissued to a wider readership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2.059cm" svg:height="0.475cm" svg:x="2.2cm" svg:y="23.973cm">
          <draw:text-box>
            <text:p text:style-name="P1"><text:span text:style-name="T15">on 3 April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91 </text:span></text:p>
          </draw:text-box>
        </draw:frame>
        <draw:frame draw:style-name="gr4" draw:text-style-name="P6" draw:layer="layout" svg:width="12.097cm" svg:height="0.395cm" svg:x="2.646cm" svg:y="25.934cm">
          <draw:text-box>
            <text:p text:style-name="P1"><text:span text:style-name="T11">Report SIS, 23 September 2002, ‘Iraq Details of CW Production at Al Yarmuk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2 </text:span></text:p>
          </draw:text-box>
        </draw:frame>
        <draw:frame draw:style-name="gr4" draw:text-style-name="P6" draw:layer="layout" svg:width="15.733cm" svg:height="0.395cm" svg:x="2.64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781cm">
          <draw:text-box>
            <text:p text:style-name="P1"><text:span text:style-name="T11">paragraph 574.</text:span></text:p>
          </draw:text-box>
        </draw:frame>
      </draw:page>
      <draw:page draw:name="page9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1" draw:text-style-name="P2" draw:layer="layout" svg:width="16.516cm" svg:height="0.475cm" svg:x="2.2cm" svg:y="2.525cm">
          <draw:text-box>
            <text:p text:style-name="P1"><text:span text:style-name="T7">517. </text:span><text:span text:style-name="T4"><text:s/>A minute of 2 April recorded that a SIS Requirements officer had been telephoned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the previous night about the two reports produced in September 2002. Mr Scarlett had </text:span></text:p>
          </draw:text-box>
        </draw:frame>
        <draw:frame draw:style-name="gr1" draw:text-style-name="P2" draw:layer="layout" svg:width="16.715cm" svg:height="0.475cm" svg:x="2.2cm" svg:y="3.654cm">
          <draw:text-box>
            <text:p text:style-name="P1"><text:span text:style-name="T4">asked “about the reliability of the sourcing” and for a copy as he no longer had access to </text:span></text:p>
          </draw:text-box>
        </draw:frame>
        <draw:frame draw:style-name="gr1" draw:text-style-name="P2" draw:layer="layout" svg:width="3.545cm" svg:height="0.475cm" svg:x="2.2cm" svg:y="4.218cm">
          <draw:text-box>
            <text:p text:style-name="P1"><text:span text:style-name="T4">the original copies.</text:span></text:p>
          </draw:text-box>
        </draw:frame>
        <draw:frame draw:style-name="gr7" draw:text-style-name="P9" draw:layer="layout" svg:width="0.408cm" svg:height="0.276cm" svg:x="5.73cm" svg:y="4.237cm">
          <draw:text-box>
            <text:p text:style-name="P1"><text:span text:style-name="T13">193</text:span></text:p>
          </draw:text-box>
        </draw:frame>
        <draw:frame draw:style-name="gr1" draw:text-style-name="P2" draw:layer="layout" svg:width="14.941cm" svg:height="0.475cm" svg:x="2.2cm" svg:y="5.133cm">
          <draw:text-box>
            <text:p text:style-name="P1"><text:span text:style-name="T7">518. </text:span><text:span text:style-name="T4"><text:s/>The SIS Requirements officer had given “only the briefest details (that we </text:span></text:p>
          </draw:text-box>
        </draw:frame>
        <draw:frame draw:style-name="gr1" draw:text-style-name="P2" draw:layer="layout" svg:width="16.423cm" svg:height="0.475cm" svg:x="2.2cm" svg:y="5.697cm">
          <draw:text-box>
            <text:p text:style-name="P1"><text:span text:style-name="T4">obtained the material via another source, with whom we were no longer in contact, and </text:span></text:p>
          </draw:text-box>
        </draw:frame>
        <draw:frame draw:style-name="gr1" draw:text-style-name="P2" draw:layer="layout" svg:width="10.247cm" svg:height="0.475cm" svg:x="2.2cm" svg:y="6.262cm">
          <draw:text-box>
            <text:p text:style-name="P1"><text:span text:style-name="T4">that we were still trying to contact the original source)”.</text:span></text:p>
          </draw:text-box>
        </draw:frame>
        <draw:frame draw:style-name="gr1" draw:text-style-name="P2" draw:layer="layout" svg:width="8.794cm" svg:height="0.475cm" svg:x="2.2cm" svg:y="7.176cm">
          <draw:text-box>
            <text:p text:style-name="P1"><text:span text:style-name="T7">519. </text:span><text:span text:style-name="T4"><text:s/>The SIS Requirements officer also wrote:</text:span></text:p>
          </draw:text-box>
        </draw:frame>
        <draw:frame draw:style-name="gr1" draw:text-style-name="P2" draw:layer="layout" svg:width="15.399cm" svg:height="0.475cm" svg:x="2.95cm" svg:y="8.091cm">
          <draw:text-box>
            <text:p text:style-name="P1"><text:span text:style-name="T4">“</text:span><text:span text:style-name="T4">Despite the problems over the … sourcing chain, there could be some merit in at </text:span></text:p>
          </draw:text-box>
        </draw:frame>
        <draw:frame draw:style-name="gr1" draw:text-style-name="P2" draw:layer="layout" svg:width="16.025cm" svg:height="0.475cm" svg:x="2.95cm" svg:y="8.655cm">
          <draw:text-box>
            <text:p text:style-name="P1"><text:span text:style-name="T4">least widening the extremely limited readership of these two reports. We cannot (yet) </text:span></text:p>
          </draw:text-box>
        </draw:frame>
        <draw:frame draw:style-name="gr1" draw:text-style-name="P2" draw:layer="layout" svg:width="15.687cm" svg:height="0.475cm" svg:x="2.95cm" svg:y="9.22cm">
          <draw:text-box>
            <text:p text:style-name="P1"><text:span text:style-name="T4">discount their content and, topically … [the report of 11 September] provides useful </text:span></text:p>
          </draw:text-box>
        </draw:frame>
        <draw:frame draw:style-name="gr1" draw:text-style-name="P2" draw:layer="layout" svg:width="14.975cm" svg:height="0.475cm" svg:x="2.95cm" svg:y="9.784cm">
          <draw:text-box>
            <text:p text:style-name="P1"><text:span text:style-name="T4">support for … [another report]. The case is no longer as sensitive and we could </text:span></text:p>
          </draw:text-box>
        </draw:frame>
        <draw:frame draw:style-name="gr1" draw:text-style-name="P2" draw:layer="layout" svg:width="13.345cm" svg:height="0.475cm" svg:x="2.95cm" svg:y="10.348cm">
          <draw:text-box>
            <text:p text:style-name="P1"><text:span text:style-name="T4">usefully re-circulate the two reports, with some additional commentary.”</text:span></text:p>
          </draw:text-box>
        </draw:frame>
        <draw:frame draw:style-name="gr1" draw:text-style-name="P2" draw:layer="layout" svg:width="16.69cm" svg:height="0.475cm" svg:x="2.2cm" svg:y="11.263cm">
          <draw:text-box>
            <text:p text:style-name="P1"><text:span text:style-name="T7">520. </text:span><text:span text:style-name="T4"><text:s/>The SIS Requirements officer provided a draft letter for SIS4 to send to Mr Scarlett.</text:span></text:p>
          </draw:text-box>
        </draw:frame>
        <draw:frame draw:style-name="gr1" draw:text-style-name="P2" draw:layer="layout" svg:width="16.397cm" svg:height="0.475cm" svg:x="2.2cm" svg:y="12.177cm">
          <draw:text-box>
            <text:p text:style-name="P1"><text:span text:style-name="T7">521. </text:span><text:span text:style-name="T4"><text:s/>Another SIS Requirements officer commented that there had been “no public use </text:span></text:p>
          </draw:text-box>
        </draw:frame>
        <draw:frame draw:style-name="gr1" draw:text-style-name="P2" draw:layer="layout" svg:width="15.856cm" svg:height="0.475cm" svg:x="2.2cm" svg:y="12.742cm">
          <draw:text-box>
            <text:p text:style-name="P1"><text:span text:style-name="T4">of the material; what it was used for was to give assurance to the assessment in the </text:span></text:p>
          </draw:text-box>
        </draw:frame>
        <draw:frame draw:style-name="gr1" draw:text-style-name="P2" draw:layer="layout" svg:width="16.69cm" svg:height="0.475cm" svg:x="2.2cm" svg:y="13.306cm">
          <draw:text-box>
            <text:p text:style-name="P1"><text:span text:style-name="T4">‘</text:span><text:span text:style-name="T4">dossier’ that Iraq continued production of CW after 1998”. The DIS would “welcome” the </text:span></text:p>
          </draw:text-box>
        </draw:frame>
        <draw:frame draw:style-name="gr1" draw:text-style-name="P2" draw:layer="layout" svg:width="16.004cm" svg:height="0.475cm" svg:x="2.2cm" svg:y="13.871cm">
          <draw:text-box>
            <text:p text:style-name="P1"><text:span text:style-name="T4">downgrading of the restricted marking on the reports and it would “need to see these </text:span></text:p>
          </draw:text-box>
        </draw:frame>
        <draw:frame draw:style-name="gr1" draw:text-style-name="P2" draw:layer="layout" svg:width="12.736cm" svg:height="0.475cm" svg:x="2.2cm" svg:y="14.435cm">
          <draw:text-box>
            <text:p text:style-name="P1"><text:span text:style-name="T4">reports whenever a review of the Iraq WMD story is commissioned”.</text:span></text:p>
          </draw:text-box>
        </draw:frame>
        <draw:frame draw:style-name="gr7" draw:text-style-name="P9" draw:layer="layout" svg:width="0.408cm" svg:height="0.276cm" svg:x="14.904cm" svg:y="14.454cm">
          <draw:text-box>
            <text:p text:style-name="P1"><text:span text:style-name="T13">194</text:span></text:p>
          </draw:text-box>
        </draw:frame>
        <draw:frame draw:style-name="gr1" draw:text-style-name="P2" draw:layer="layout" svg:width="15.928cm" svg:height="0.475cm" svg:x="2.2cm" svg:y="15.35cm">
          <draw:text-box>
            <text:p text:style-name="P1"><text:span text:style-name="T7">522. </text:span><text:span text:style-name="T4"><text:s/>SIS4 wrote to Mr Scarlett on 3 April 2003 providing copies of the two reports of </text:span></text:p>
          </draw:text-box>
        </draw:frame>
        <draw:frame draw:style-name="gr1" draw:text-style-name="P2" draw:layer="layout" svg:width="5.247cm" svg:height="0.475cm" svg:x="2.2cm" svg:y="15.914cm">
          <draw:text-box>
            <text:p text:style-name="P1"><text:span text:style-name="T4">11 and 23 September 2002.</text:span></text:p>
          </draw:text-box>
        </draw:frame>
        <draw:frame draw:style-name="gr7" draw:text-style-name="P9" draw:layer="layout" svg:width="0.408cm" svg:height="0.276cm" svg:x="7.417cm" svg:y="15.933cm">
          <draw:text-box>
            <text:p text:style-name="P1"><text:span text:style-name="T13">195</text:span></text:p>
          </draw:text-box>
        </draw:frame>
        <draw:frame draw:style-name="gr1" draw:text-style-name="P2" draw:layer="layout" svg:width="16.563cm" svg:height="0.475cm" svg:x="2.2cm" svg:y="16.828cm">
          <draw:text-box>
            <text:p text:style-name="P1"><text:span text:style-name="T7">523. </text:span><text:span text:style-name="T4"><text:s/>The letter stated that the reports were “not drawn upon for either the dossier or for </text:span></text:p>
          </draw:text-box>
        </draw:frame>
        <draw:frame draw:style-name="gr1" draw:text-style-name="P2" draw:layer="layout" svg:width="16.237cm" svg:height="0.475cm" svg:x="2.2cm" svg:y="17.393cm">
          <draw:text-box>
            <text:p text:style-name="P1"><text:span text:style-name="T4">the Prime Minister’s subsequent statements. And of course it [the material] post-dated </text:span></text:p>
          </draw:text-box>
        </draw:frame>
        <draw:frame draw:style-name="gr1" draw:text-style-name="P2" draw:layer="layout" svg:width="15.776cm" svg:height="0.475cm" svg:x="2.2cm" svg:y="17.957cm">
          <draw:text-box>
            <text:p text:style-name="P1"><text:span text:style-name="T4">… </text:span><text:span text:style-name="T4">[the JIC Assessment of 9 September 2002, ‘Iraqi Use of Chemical and Biological </text:span></text:p>
          </draw:text-box>
        </draw:frame>
        <draw:frame draw:style-name="gr1" draw:text-style-name="P2" draw:layer="layout" svg:width="16.664cm" svg:height="0.475cm" svg:x="2.2cm" svg:y="18.522cm">
          <draw:text-box>
            <text:p text:style-name="P1"><text:span text:style-name="T4">Weapons – Possible Scenarios’].” SIS4 also wrote that Sir Richard Dearlove had briefed </text:span></text:p>
          </draw:text-box>
        </draw:frame>
        <draw:frame draw:style-name="gr1" draw:text-style-name="P2" draw:layer="layout" svg:width="1.577cm" svg:height="0.475cm" svg:x="2.2cm" svg:y="19.086cm">
          <draw:text-box>
            <text:p text:style-name="P1"><text:span text:style-name="T4">Mr Blair:</text:span></text:p>
          </draw:text-box>
        </draw:frame>
        <draw:frame draw:style-name="gr1" draw:text-style-name="P2" draw:layer="layout" svg:width="15.674cm" svg:height="0.475cm" svg:x="2.95cm" svg:y="20.001cm">
          <draw:text-box>
            <text:p text:style-name="P1"><text:span text:style-name="T4">“… </text:span><text:span text:style-name="T4">on the background to the case (and on what else we hoped it might deliver) but </text:span></text:p>
          </draw:text-box>
        </draw:frame>
        <draw:frame draw:style-name="gr1" draw:text-style-name="P2" draw:layer="layout" svg:width="15.915cm" svg:height="0.475cm" svg:x="2.95cm" svg:y="20.565cm">
          <draw:text-box>
            <text:p text:style-name="P1"><text:span text:style-name="T4">for speed the reports were issued to other readers without a full briefing. This was to </text:span></text:p>
          </draw:text-box>
        </draw:frame>
        <draw:frame draw:style-name="gr1" draw:text-style-name="P2" draw:layer="layout" svg:width="15.907cm" svg:height="0.475cm" svg:x="2.95cm" svg:y="21.13cm">
          <draw:text-box>
            <text:p text:style-name="P1"><text:span text:style-name="T4">have followed but, as there was no further reporting, we did not bother you with this.”</text:span></text:p>
          </draw:text-box>
        </draw:frame>
        <draw:frame draw:style-name="gr1" draw:text-style-name="P2" draw:layer="layout" svg:width="3.414cm" svg:height="0.475cm" svg:x="2.2cm" svg:y="22.044cm">
          <draw:text-box>
            <text:p text:style-name="P1"><text:span text:style-name="T7">524. </text:span><text:span text:style-name="T4"><text:s/>SIS4 added:</text:span></text:p>
          </draw:text-box>
        </draw:frame>
        <draw:frame draw:style-name="gr1" draw:text-style-name="P2" draw:layer="layout" svg:width="15.031cm" svg:height="0.475cm" svg:x="2.95cm" svg:y="22.958cm">
          <draw:text-box>
            <text:p text:style-name="P1"><text:span text:style-name="T4">“</text:span><text:span text:style-name="T4">You may therefore wish to know something of the background to the case. The </text:span></text:p>
          </draw:text-box>
        </draw:frame>
        <draw:frame draw:style-name="gr1" draw:text-style-name="P2" draw:layer="layout" svg:width="15.873cm" svg:height="0.475cm" svg:x="2.95cm" svg:y="23.523cm">
          <draw:text-box>
            <text:p text:style-name="P1"><text:span text:style-name="T4">material came from an Iraqi sub-source who was working within the CW programme </text:span></text:p>
          </draw:text-box>
        </draw:frame>
        <draw:frame draw:style-name="gr1" draw:text-style-name="P2" draw:layer="layout" svg:width="15.534cm" svg:height="0.475cm" svg:x="2.95cm" svg:y="24.087cm">
          <draw:text-box>
            <text:p text:style-name="P1"><text:span text:style-name="T4">[via SIS source]. We are still endeavouring to establish direct contact with him [th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356cm" svg:height="0.475cm" svg:x="2.95cm" svg:y="24.652cm">
          <draw:text-box>
            <text:p text:style-name="P1"><text:span text:style-name="T4">sub-source]; until we succeed in this we shall not be able to verify fully the details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193 </text:span></text:p>
          </draw:text-box>
        </draw:frame>
        <draw:frame draw:style-name="gr4" draw:text-style-name="P6" draw:layer="layout" svg:width="13.502cm" svg:height="0.395cm" svg:x="2.646cm" svg:y="25.934cm">
          <draw:text-box>
            <text:p text:style-name="P1"><text:span text:style-name="T11">Minute SIS Requirements officer, 2 April 2003, ‘JIC Chairman Enquiry: [Codeword] CX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4 </text:span></text:p>
          </draw:text-box>
        </draw:frame>
        <draw:frame draw:style-name="gr4" draw:text-style-name="P6" draw:layer="layout" svg:width="3.795cm" svg:height="0.395cm" svg:x="2.646cm" svg:y="26.357cm">
          <draw:text-box>
            <text:p text:style-name="P1"><text:span text:style-name="T11">SIS record, 2 April 200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95 </text:span></text:p>
          </draw:text-box>
        </draw:frame>
        <draw:frame draw:style-name="gr4" draw:text-style-name="P6" draw:layer="layout" svg:width="11.445cm" svg:height="0.395cm" svg:x="2.646cm" svg:y="26.781cm">
          <draw:text-box>
            <text:p text:style-name="P1"><text:span text:style-name="T11">Letter SIS4 to Scarlett, 3 April 2003, ‘Reporting on CW Production in Iraq’.</text:span></text:p>
          </draw:text-box>
        </draw:frame>
      </draw:page>
      <draw:page draw:name="page9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1" draw:text-style-name="P2" draw:layer="layout" svg:width="15.56cm" svg:height="0.475cm" svg:x="2.95cm" svg:y="2.525cm">
          <draw:text-box>
            <text:p text:style-name="P1"><text:span text:style-name="T4">given in the intelligence. But despite the later behaviour of our source, we have no </text:span></text:p>
          </draw:text-box>
        </draw:frame>
        <draw:frame draw:style-name="gr1" draw:text-style-name="P2" draw:layer="layout" svg:width="15.195cm" svg:height="0.475cm" svg:x="2.95cm" svg:y="3.09cm">
          <draw:text-box>
            <text:p text:style-name="P1"><text:span text:style-name="T4">reason yet to dismiss this material. There has been collateral for some of it [from </text:span></text:p>
          </draw:text-box>
        </draw:frame>
        <draw:frame draw:style-name="gr1" draw:text-style-name="P2" draw:layer="layout" svg:width="8.037cm" svg:height="0.475cm" svg:x="2.95cm" svg:y="3.654cm">
          <draw:text-box>
            <text:p text:style-name="P1"><text:span text:style-name="T4">other reporting issued on 30 March 2003].”</text:span></text:p>
          </draw:text-box>
        </draw:frame>
        <draw:frame draw:style-name="gr1" draw:text-style-name="P2" draw:layer="layout" svg:width="16.169cm" svg:height="0.475cm" svg:x="2.2cm" svg:y="4.568cm">
          <draw:text-box>
            <text:p text:style-name="P1"><text:span text:style-name="T7">525. </text:span><text:span text:style-name="T4"><text:s/>Because source protection was no longer as sensitive, the documents would be </text:span></text:p>
          </draw:text-box>
        </draw:frame>
        <draw:frame draw:style-name="gr1" draw:text-style-name="P2" draw:layer="layout" svg:width="11.593cm" svg:height="0.475cm" svg:x="2.2cm" svg:y="5.133cm">
          <draw:text-box>
            <text:p text:style-name="P1"><text:span text:style-name="T4">reissued “with additional comment and to a wider readership”.</text:span></text:p>
          </draw:text-box>
        </draw:frame>
        <draw:frame draw:style-name="gr1" draw:text-style-name="P2" draw:layer="layout" svg:width="15.398cm" svg:height="0.475cm" svg:x="2.2cm" svg:y="6.047cm">
          <draw:text-box>
            <text:p text:style-name="P1"><text:span text:style-name="T7">526. </text:span><text:span text:style-name="T4"><text:s/>A report was issued on 3 April 2003 which was described as “a lightly edited </text:span></text:p>
          </draw:text-box>
        </draw:frame>
        <draw:frame draw:style-name="gr1" draw:text-style-name="P2" draw:layer="layout" svg:width="14.328cm" svg:height="0.475cm" svg:x="2.2cm" svg:y="6.612cm">
          <draw:text-box>
            <text:p text:style-name="P1"><text:span text:style-name="T4">composite of two reports” previously issued in September 2002. The source </text:span></text:p>
          </draw:text-box>
        </draw:frame>
        <draw:frame draw:style-name="gr1" draw:text-style-name="P2" draw:layer="layout" svg:width="14.925cm" svg:height="0.475cm" svg:x="2.2cm" svg:y="7.176cm">
          <draw:text-box>
            <text:p text:style-name="P1"><text:span text:style-name="T4">was described as: “A new source (with whom contact has now ceased) quoting </text:span></text:p>
          </draw:text-box>
        </draw:frame>
        <draw:frame draw:style-name="gr1" draw:text-style-name="P2" draw:layer="layout" svg:width="3.308cm" svg:height="0.475cm" svg:x="2.2cm" svg:y="7.741cm">
          <draw:text-box>
            <text:p text:style-name="P1"><text:span text:style-name="T4">the [sub-source].”</text:span></text:p>
          </draw:text-box>
        </draw:frame>
        <draw:frame draw:style-name="gr7" draw:text-style-name="P9" draw:layer="layout" svg:width="0.408cm" svg:height="0.276cm" svg:x="5.494cm" svg:y="7.759cm">
          <draw:text-box>
            <text:p text:style-name="P1"><text:span text:style-name="T13">196</text:span></text:p>
          </draw:text-box>
        </draw:frame>
        <draw:frame draw:style-name="gr1" draw:text-style-name="P2" draw:layer="layout" svg:width="15.182cm" svg:height="0.475cm" svg:x="2.2cm" svg:y="8.655cm">
          <draw:text-box>
            <text:p text:style-name="P1"><text:span text:style-name="T7">527. </text:span><text:span text:style-name="T4"><text:s/>The 3 April report merged much of the reporting in the reports of 11 and 23 </text:span></text:p>
          </draw:text-box>
        </draw:frame>
        <draw:frame draw:style-name="gr1" draw:text-style-name="P2" draw:layer="layout" svg:width="15.873cm" svg:height="0.475cm" svg:x="2.2cm" svg:y="9.22cm">
          <draw:text-box>
            <text:p text:style-name="P1"><text:span text:style-name="T4">September 2002 and added new comments from SIS. The significant changes were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10.134cm">
          <draw:text-box>
            <text:p text:style-name="P1"><text:span text:style-name="T4">A statement that “capability outstripped personnel able to operate it” was moved </text:span></text:p>
          </draw:text-box>
        </draw:frame>
        <draw:frame draw:style-name="gr1" draw:text-style-name="P2" draw:layer="layout" svg:width="15.018cm" svg:height="0.475cm" svg:x="3.7cm" svg:y="10.698cm">
          <draw:text-box>
            <text:p text:style-name="P1"><text:span text:style-name="T4">to the Summary of the report. That gave it additional prominence in comparison </text:span></text:p>
          </draw:text-box>
        </draw:frame>
        <draw:frame draw:style-name="gr1" draw:text-style-name="P2" draw:layer="layout" svg:width="7.503cm" svg:height="0.475cm" svg:x="3.7cm" svg:y="11.263cm">
          <draw:text-box>
            <text:p text:style-name="P1"><text:span text:style-name="T4">with the original report of 11 September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11.927cm">
          <draw:text-box>
            <text:p text:style-name="P1"><text:span text:style-name="T4">SIS added a comment that this was consistent with a later report from March </text:span></text:p>
          </draw:text-box>
        </draw:frame>
        <draw:frame draw:style-name="gr1" draw:text-style-name="P2" draw:layer="layout" svg:width="15.221cm" svg:height="0.475cm" svg:x="3.7cm" svg:y="12.492cm">
          <draw:text-box>
            <text:p text:style-name="P1"><text:span text:style-name="T4">2003 about the problems caused by the dispersal of technical experts previously </text:span></text:p>
          </draw:text-box>
        </draw:frame>
        <draw:frame draw:style-name="gr1" draw:text-style-name="P2" draw:layer="layout" svg:width="6.212cm" svg:height="0.475cm" svg:x="3.7cm" svg:y="13.056cm">
          <draw:text-box>
            <text:p text:style-name="P1"><text:span text:style-name="T4">involved in the production of CW.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8cm" svg:height="0.475cm" svg:x="3.7cm" svg:y="13.721cm">
          <draw:text-box>
            <text:p text:style-name="P1"><text:span text:style-name="T4">Details of spherical glass containers filled with CW agents at the named </text:span></text:p>
          </draw:text-box>
        </draw:frame>
        <draw:frame draw:style-name="gr1" draw:text-style-name="P2" draw:layer="layout" svg:width="15.204cm" svg:height="0.475cm" svg:x="3.7cm" svg:y="14.285cm">
          <draw:text-box>
            <text:p text:style-name="P1"><text:span text:style-name="T4">establishment, which had constituted part of the main body of the second report, </text:span></text:p>
          </draw:text-box>
        </draw:frame>
        <draw:frame draw:style-name="gr1" draw:text-style-name="P2" draw:layer="layout" svg:width="11cm" svg:height="0.475cm" svg:x="3.7cm" svg:y="14.85cm">
          <draw:text-box>
            <text:p text:style-name="P1"><text:span text:style-name="T4">were identified as a “source comment” in the 3 April report.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3cm" svg:height="0.475cm" svg:x="3.7cm" svg:y="15.514cm">
          <draw:text-box>
            <text:p text:style-name="P1"><text:span text:style-name="T4">Additional details were provided substantiating the authenticity of the sub-</text:span></text:p>
          </draw:text-box>
        </draw:frame>
        <draw:frame draw:style-name="gr1" draw:text-style-name="P2" draw:layer="layout" svg:width="13.341cm" svg:height="0.475cm" svg:x="3.7cm" svg:y="16.078cm">
          <draw:text-box>
            <text:p text:style-name="P1"><text:span text:style-name="T4">source’s existence. His previous involvement in CW activities was also </text:span></text:p>
          </draw:text-box>
        </draw:frame>
        <draw:frame draw:style-name="gr1" draw:text-style-name="P2" draw:layer="layout" svg:width="2.411cm" svg:height="0.475cm" svg:x="3.7cm" svg:y="16.643cm">
          <draw:text-box>
            <text:p text:style-name="P1"><text:span text:style-name="T4">emphasised.</text:span></text:p>
          </draw:text-box>
        </draw:frame>
        <draw:frame draw:style-name="gr2" draw:text-style-name="P3" draw:layer="layout" svg:width="0.634cm" svg:height="0.712cm" svg:x="2.95cm" svg:y="17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17.307cm">
          <draw:text-box>
            <text:p text:style-name="P1"><text:span text:style-name="T4">SIS acknowledged that it would not be possible “to verify fully” the details in </text:span></text:p>
          </draw:text-box>
        </draw:frame>
        <draw:frame draw:style-name="gr1" draw:text-style-name="P2" draw:layer="layout" svg:width="14.23cm" svg:height="0.475cm" svg:x="3.7cm" svg:y="17.872cm">
          <draw:text-box>
            <text:p text:style-name="P1"><text:span text:style-name="T4">the report until it had succeeded in gaining direct access to the sub-source, </text:span></text:p>
          </draw:text-box>
        </draw:frame>
        <draw:frame draw:style-name="gr1" draw:text-style-name="P2" draw:layer="layout" svg:width="13.536cm" svg:height="0.475cm" svg:x="3.7cm" svg:y="18.436cm">
          <draw:text-box>
            <text:p text:style-name="P1"><text:span text:style-name="T4">but it had “no reason to dismiss the bulk of this material, for which there </text:span></text:p>
          </draw:text-box>
        </draw:frame>
        <draw:frame draw:style-name="gr1" draw:text-style-name="P2" draw:layer="layout" svg:width="3.829cm" svg:height="0.475cm" svg:x="3.7cm" svg:y="19.001cm">
          <draw:text-box>
            <text:p text:style-name="P1"><text:span text:style-name="T4">has been collateral”.</text:span></text:p>
          </draw:text-box>
        </draw:frame>
        <draw:frame draw:style-name="gr2" draw:text-style-name="P3" draw:layer="layout" svg:width="0.634cm" svg:height="0.712cm" svg:x="2.95cm" svg:y="19.5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19.665cm">
          <draw:text-box>
            <text:p text:style-name="P1"><text:span text:style-name="T4">However, it drew attention to the fact that the source’s description of the device </text:span></text:p>
          </draw:text-box>
        </draw:frame>
        <draw:frame draw:style-name="gr1" draw:text-style-name="P2" draw:layer="layout" svg:width="15.123cm" svg:height="0.475cm" svg:x="3.7cm" svg:y="20.23cm">
          <draw:text-box>
            <text:p text:style-name="P1"><text:span text:style-name="T4">and its spherical glass contents was “remarkably similar to the fictional chemical </text:span></text:p>
          </draw:text-box>
        </draw:frame>
        <draw:frame draw:style-name="gr1" draw:text-style-name="P2" draw:layer="layout" svg:width="14.146cm" svg:height="0.475cm" svg:x="3.7cm" svg:y="20.794cm">
          <draw:text-box>
            <text:p text:style-name="P1"><text:span text:style-name="T4">weapon portrayed in the film </text:span><text:span text:style-name="T12">The Rock</text:span><text:span text:style-name="T4">”. It acknowledged that the similarity </text:span></text:p>
          </draw:text-box>
        </draw:frame>
        <draw:frame draw:style-name="gr1" draw:text-style-name="P2" draw:layer="layout" svg:width="14.455cm" svg:height="0.475cm" svg:x="3.7cm" svg:y="21.358cm">
          <draw:text-box>
            <text:p text:style-name="P1"><text:span text:style-name="T4">had been pointed out by one recipient when the report of 23 September was </text:span></text:p>
          </draw:text-box>
        </draw:frame>
        <draw:frame draw:style-name="gr1" draw:text-style-name="P2" draw:layer="layout" svg:width="14.027cm" svg:height="0.475cm" svg:x="3.7cm" svg:y="21.923cm">
          <draw:text-box>
            <text:p text:style-name="P1"><text:span text:style-name="T4">circulated. That significantly changed the context in which the details were </text:span></text:p>
          </draw:text-box>
        </draw:frame>
        <draw:frame draw:style-name="gr1" draw:text-style-name="P2" draw:layer="layout" svg:width="8.748cm" svg:height="0.475cm" svg:x="3.7cm" svg:y="22.487cm">
          <draw:text-box>
            <text:p text:style-name="P1"><text:span text:style-name="T4">subsequently presented in the reissued report.</text:span></text:p>
          </draw:text-box>
        </draw:frame>
        <draw:frame draw:style-name="gr2" draw:text-style-name="P3" draw:layer="layout" svg:width="0.634cm" svg:height="0.712cm" svg:x="2.95cm" svg:y="22.9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4cm" svg:height="0.475cm" svg:x="3.7cm" svg:y="23.152cm">
          <draw:text-box>
            <text:p text:style-name="P1"><text:span text:style-name="T4">There is no evidence that that point was made to the original readers of th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8.337cm" svg:height="0.475cm" svg:x="3.7cm" svg:y="23.716cm">
          <draw:text-box>
            <text:p text:style-name="P1"><text:span text:style-name="T4">reports before they were reissued on 3 April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6 </text:span></text:p>
          </draw:text-box>
        </draw:frame>
        <draw:frame draw:style-name="gr4" draw:text-style-name="P6" draw:layer="layout" svg:width="14.742cm" svg:height="0.395cm" svg:x="2.646cm" svg:y="26.357cm">
          <draw:text-box>
            <text:p text:style-name="P1"><text:span text:style-name="T11">Report SIS, 3 April 2003, ‘WMD/Iraq: Production of Chemical and Biological substances in Iraq </text:span></text:p>
          </draw:text-box>
        </draw:frame>
        <draw:frame draw:style-name="gr4" draw:text-style-name="P6" draw:layer="layout" svg:width="1.323cm" svg:height="0.395cm" svg:x="2.2cm" svg:y="26.781cm">
          <draw:text-box>
            <text:p text:style-name="P1"><text:span text:style-name="T11">in 2002’.</text:span></text:p>
          </draw:text-box>
        </draw:frame>
      </draw:page>
      <draw:page draw:name="page9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2.525cm">
          <draw:text-box>
            <text:p text:style-name="P1"><text:span text:style-name="T4">SIS added a comment that the reporting of additional risks being taken to </text:span></text:p>
          </draw:text-box>
        </draw:frame>
        <draw:frame draw:style-name="gr1" draw:text-style-name="P2" draw:layer="layout" svg:width="13.752cm" svg:height="0.475cm" svg:x="3.7cm" svg:y="3.09cm">
          <draw:text-box>
            <text:p text:style-name="P1"><text:span text:style-name="T4">increase production was consistent with UNSCOM’s observation on Iraqi </text:span></text:p>
          </draw:text-box>
        </draw:frame>
        <draw:frame draw:style-name="gr1" draw:text-style-name="P2" draw:layer="layout" svg:width="8.892cm" svg:height="0.475cm" svg:x="3.7cm" svg:y="3.654cm">
          <draw:text-box>
            <text:p text:style-name="P1"><text:span text:style-name="T4">working practices and their disregard for safety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8cm" svg:height="0.475cm" svg:x="3.7cm" svg:y="4.318cm">
          <draw:text-box>
            <text:p text:style-name="P1"><text:span text:style-name="T4">SIS also added a comment that the reporting of an order to stop production and </text:span></text:p>
          </draw:text-box>
        </draw:frame>
        <draw:frame draw:style-name="gr1" draw:text-style-name="P2" draw:layer="layout" svg:width="15.098cm" svg:height="0.475cm" svg:x="3.7cm" svg:y="4.883cm">
          <draw:text-box>
            <text:p text:style-name="P1"><text:span text:style-name="T4">decontaminate equipment in August 2002 was “unsurprising” as it paralleled the </text:span></text:p>
          </draw:text-box>
        </draw:frame>
        <draw:frame draw:style-name="gr1" draw:text-style-name="P2" draw:layer="layout" svg:width="14.933cm" svg:height="0.475cm" svg:x="3.7cm" svg:y="5.447cm">
          <draw:text-box>
            <text:p text:style-name="P1"><text:span text:style-name="T4">then assumed arrival of UNMOVIC. It added that the current state of the facility </text:span></text:p>
          </draw:text-box>
        </draw:frame>
        <draw:frame draw:style-name="gr1" draw:text-style-name="P2" draw:layer="layout" svg:width="12.237cm" svg:height="0.475cm" svg:x="3.7cm" svg:y="6.012cm">
          <draw:text-box>
            <text:p text:style-name="P1"><text:span text:style-name="T4">“</text:span><text:span text:style-name="T4">and the material produced prior to August 2002” was “unknown”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93cm" svg:height="0.475cm" svg:x="3.7cm" svg:y="6.676cm">
          <draw:text-box>
            <text:p text:style-name="P1"><text:span text:style-name="T4">SIS had been unable to identify the “anthrax specialist” mentioned in the </text:span></text:p>
          </draw:text-box>
        </draw:frame>
        <draw:frame draw:style-name="gr1" draw:text-style-name="P2" draw:layer="layout" svg:width="2.716cm" svg:height="0.475cm" svg:x="3.7cm" svg:y="7.241cm">
          <draw:text-box>
            <text:p text:style-name="P1"><text:span text:style-name="T4">original report.</text:span></text:p>
          </draw:text-box>
        </draw:frame>
        <draw:frame draw:style-name="gr1" draw:text-style-name="P2" draw:layer="layout" svg:width="15.627cm" svg:height="0.475cm" svg:x="2.2cm" svg:y="8.155cm">
          <draw:text-box>
            <text:p text:style-name="P1"><text:span text:style-name="T7">528. </text:span><text:span text:style-name="T4"><text:s/>The summary of the intelligence produced for dissemination at “Secret” level, </text:span></text:p>
          </draw:text-box>
        </draw:frame>
        <draw:frame draw:style-name="gr1" draw:text-style-name="P2" draw:layer="layout" svg:width="16.025cm" svg:height="0.475cm" svg:x="2.2cm" svg:y="8.72cm">
          <draw:text-box>
            <text:p text:style-name="P1"><text:span text:style-name="T4">including to selected foreign partners, presented the information that the Iraqi regime </text:span></text:p>
          </draw:text-box>
        </draw:frame>
        <draw:frame draw:style-name="gr1" draw:text-style-name="P2" draw:layer="layout" svg:width="16.694cm" svg:height="0.475cm" svg:x="2.2cm" svg:y="9.284cm">
          <draw:text-box>
            <text:p text:style-name="P1"><text:span text:style-name="T4">had “demanded accelerated production of BCW substances” in 2002. In August 2002 an </text:span></text:p>
          </draw:text-box>
        </draw:frame>
        <draw:frame draw:style-name="gr1" draw:text-style-name="P2" draw:layer="layout" svg:width="16.398cm" svg:height="0.475cm" svg:x="2.2cm" svg:y="9.848cm">
          <draw:text-box>
            <text:p text:style-name="P1"><text:span text:style-name="T4">order had been sent to all factories involved in producing BCW instructing them to stop </text:span></text:p>
          </draw:text-box>
        </draw:frame>
        <draw:frame draw:style-name="gr1" draw:text-style-name="P2" draw:layer="layout" svg:width="6.242cm" svg:height="0.475cm" svg:x="2.2cm" svg:y="10.413cm">
          <draw:text-box>
            <text:p text:style-name="P1"><text:span text:style-name="T4">producing prohibited substances.</text:span></text:p>
          </draw:text-box>
        </draw:frame>
        <draw:frame draw:style-name="gr1" draw:text-style-name="P2" draw:layer="layout" svg:width="15.623cm" svg:height="0.475cm" svg:x="2.2cm" svg:y="11.327cm">
          <draw:text-box>
            <text:p text:style-name="P1"><text:span text:style-name="T7">529. </text:span><text:span text:style-name="T4"><text:s/>The reissued report was sent to officials in the FCO, the MOD – including the </text:span></text:p>
          </draw:text-box>
        </draw:frame>
        <draw:frame draw:style-name="gr1" draw:text-style-name="P2" draw:layer="layout" svg:width="16.317cm" svg:height="0.475cm" svg:x="2.2cm" svg:y="11.892cm">
          <draw:text-box>
            <text:p text:style-name="P1"><text:span text:style-name="T4">DIS, the Cabinet Office and GCHQ. It was not sent to the original, high-level recipients </text:span></text:p>
          </draw:text-box>
        </draw:frame>
        <draw:frame draw:style-name="gr1" draw:text-style-name="P2" draw:layer="layout" svg:width="4.824cm" svg:height="0.475cm" svg:x="2.2cm" svg:y="12.456cm">
          <draw:text-box>
            <text:p text:style-name="P1"><text:span text:style-name="T4">of the September reports.</text:span></text:p>
          </draw:text-box>
        </draw:frame>
        <draw:frame draw:style-name="gr1" draw:text-style-name="P2" draw:layer="layout" svg:width="15.208cm" svg:height="0.475cm" svg:x="2.2cm" svg:y="13.371cm">
          <draw:text-box>
            <text:p text:style-name="P1"><text:span text:style-name="T7">530. </text:span><text:span text:style-name="T15"><text:s/>After the conflict the sub-source told SIS that he had not provided the </text:span></text:p>
          </draw:text-box>
        </draw:frame>
        <draw:frame draw:style-name="gr1" draw:text-style-name="P2" draw:layer="layout" svg:width="5.277cm" svg:height="0.475cm" svg:x="2.2cm" svg:y="13.935cm">
          <draw:text-box>
            <text:p text:style-name="P1"><text:span text:style-name="T15">information in the reports.</text:span></text:p>
          </draw:text-box>
        </draw:frame>
        <draw:frame draw:style-name="gr1" draw:text-style-name="P2" draw:layer="layout" svg:width="11.593cm" svg:height="0.475cm" svg:x="2.2cm" svg:y="14.85cm">
          <draw:text-box>
            <text:p text:style-name="P1"><text:span text:style-name="T7">531. </text:span><text:span text:style-name="T15"><text:s/>SIS formally withdrew the reporting on 29 July 2003.</text:span></text:p>
          </draw:text-box>
        </draw:frame>
        <draw:frame draw:style-name="gr1" draw:text-style-name="P2" draw:layer="layout" svg:width="9.387cm" svg:height="0.475cm" svg:x="2.2cm" svg:y="15.764cm">
          <draw:text-box>
            <text:p text:style-name="P1"><text:span text:style-name="T7">532. </text:span><text:span text:style-name="T4"><text:s/>SIS finally met the sub-source in June 2003.</text:span></text:p>
          </draw:text-box>
        </draw:frame>
        <draw:frame draw:style-name="gr7" draw:text-style-name="P9" draw:layer="layout" svg:width="0.408cm" svg:height="0.276cm" svg:x="11.519cm" svg:y="15.783cm">
          <draw:text-box>
            <text:p text:style-name="P1"><text:span text:style-name="T13">197</text:span></text:p>
          </draw:text-box>
        </draw:frame>
        <draw:frame draw:style-name="gr1" draw:text-style-name="P2" draw:layer="layout" svg:width="5.95cm" svg:height="0.475cm" svg:x="11.93cm" svg:y="15.764cm">
          <draw:text-box>
            <text:p text:style-name="P1"><text:span text:style-name="T4"><text:s/></text:span><text:span text:style-name="T4">He had been involved in Iraq’s </text:span></text:p>
          </draw:text-box>
        </draw:frame>
        <draw:frame draw:style-name="gr1" draw:text-style-name="P2" draw:layer="layout" svg:width="16.457cm" svg:height="0.475cm" svg:x="2.2cm" svg:y="16.328cm">
          <draw:text-box>
            <text:p text:style-name="P1"><text:span text:style-name="T4">CW programme before 1991 and had also been involved in Iraq’s destruction activities. </text:span></text:p>
          </draw:text-box>
        </draw:frame>
        <draw:frame draw:style-name="gr1" draw:text-style-name="P2" draw:layer="layout" svg:width="16.173cm" svg:height="0.475cm" svg:x="2.2cm" svg:y="16.893cm">
          <draw:text-box>
            <text:p text:style-name="P1"><text:span text:style-name="T4">The sub-source denied that he had provided any of the material attributed to him. SIS </text:span></text:p>
          </draw:text-box>
        </draw:frame>
        <draw:frame draw:style-name="gr1" draw:text-style-name="P2" draw:layer="layout" svg:width="13.401cm" svg:height="0.475cm" svg:x="2.2cm" svg:y="17.457cm">
          <draw:text-box>
            <text:p text:style-name="P1"><text:span text:style-name="T4">concluded that its source was a fabricator who had lied from the outset.</text:span></text:p>
          </draw:text-box>
        </draw:frame>
        <draw:frame draw:style-name="gr1" draw:text-style-name="P2" draw:layer="layout" svg:width="15.144cm" svg:height="0.475cm" svg:x="2.2cm" svg:y="18.372cm">
          <draw:text-box>
            <text:p text:style-name="P1"><text:span text:style-name="T7">533. </text:span><text:span text:style-name="T4"><text:s/>On 3 July, a SIS Requirements officer wrote that it was “now necessary” to </text:span></text:p>
          </draw:text-box>
        </draw:frame>
        <draw:frame draw:style-name="gr1" draw:text-style-name="P2" draw:layer="layout" svg:width="12.186cm" svg:height="0.475cm" svg:x="2.2cm" svg:y="18.936cm">
          <draw:text-box>
            <text:p text:style-name="P1"><text:span text:style-name="T4">withdraw the reports issued on 11 and 23 September and 3 April.</text:span></text:p>
          </draw:text-box>
        </draw:frame>
        <draw:frame draw:style-name="gr7" draw:text-style-name="P9" draw:layer="layout" svg:width="0.408cm" svg:height="0.276cm" svg:x="14.335cm" svg:y="18.955cm">
          <draw:text-box>
            <text:p text:style-name="P1"><text:span text:style-name="T13">198</text:span></text:p>
          </draw:text-box>
        </draw:frame>
        <draw:frame draw:style-name="gr1" draw:text-style-name="P2" draw:layer="layout" svg:width="7.241cm" svg:height="0.475cm" svg:x="2.2cm" svg:y="19.851cm">
          <draw:text-box>
            <text:p text:style-name="P1"><text:span text:style-name="T7">534. </text:span><text:span text:style-name="T4"><text:s/>The Requirements officer added:</text:span></text:p>
          </draw:text-box>
        </draw:frame>
        <draw:frame draw:style-name="gr1" draw:text-style-name="P2" draw:layer="layout" svg:width="15.035cm" svg:height="0.475cm" svg:x="2.95cm" svg:y="20.765cm">
          <draw:text-box>
            <text:p text:style-name="P1"><text:span text:style-name="T4">“</text:span><text:span text:style-name="T4">Without denying that these reports are no longer valid, we need to ensure their </text:span></text:p>
          </draw:text-box>
        </draw:frame>
        <draw:frame draw:style-name="gr1" draw:text-style-name="P2" draw:layer="layout" svg:width="14.565cm" svg:height="0.475cm" svg:x="2.95cm" svg:y="21.33cm">
          <draw:text-box>
            <text:p text:style-name="P1"><text:span text:style-name="T4">withdrawal does not provide wide-spread scepticism about our CW reporting, </text:span></text:p>
          </draw:text-box>
        </draw:frame>
        <draw:frame draw:style-name="gr1" draw:text-style-name="P2" draw:layer="layout" svg:width="9.777cm" svg:height="0.475cm" svg:x="2.95cm" svg:y="21.894cm">
          <draw:text-box>
            <text:p text:style-name="P1"><text:span text:style-name="T4">particularly in the absence of a convincing CW find.”</text:span></text:p>
          </draw:text-box>
        </draw:frame>
        <draw:frame draw:style-name="gr1" draw:text-style-name="P2" draw:layer="layout" svg:width="15.521cm" svg:height="0.475cm" svg:x="2.2cm" svg:y="22.808cm">
          <draw:text-box>
            <text:p text:style-name="P1"><text:span text:style-name="T7">535. </text:span><text:span text:style-name="T4"><text:s/>The relevant SIS team leader had “prepared the ground with Mr Scarlett and </text:span></text:p>
          </draw:text-box>
        </draw:frame>
        <draw:frame draw:style-name="gr1" draw:text-style-name="P2" draw:layer="layout" svg:width="16.686cm" svg:height="0.475cm" svg:x="2.2cm" svg:y="23.373cm">
          <draw:text-box>
            <text:p text:style-name="P1"><text:span text:style-name="T4">others for the likelihood that, now we have the opportunity to validate our CX, some may </text:span></text:p>
          </draw:text-box>
        </draw:frame>
        <draw:frame draw:style-name="gr1" draw:text-style-name="P2" draw:layer="layout" svg:width="16.631cm" svg:height="0.475cm" svg:x="2.2cm" svg:y="23.937cm">
          <draw:text-box>
            <text:p text:style-name="P1"><text:span text:style-name="T4">prove false. They were sanguine about this, at least in the abstract. But DIS in particular </text:span></text:p>
          </draw:text-box>
        </draw:frame>
        <draw:frame draw:style-name="gr1" draw:text-style-name="P2" draw:layer="layout" svg:width="16.605cm" svg:height="0.475cm" svg:x="2.2cm" svg:y="24.502cm">
          <draw:text-box>
            <text:p text:style-name="P1"><text:span text:style-name="T4">remain sceptical of our CW reporting and Assessments Staff continue to claim (wrongly)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1.242cm" svg:height="0.475cm" svg:x="2.2cm" svg:y="25.066cm">
          <draw:text-box>
            <text:p text:style-name="P1"><text:span text:style-name="T4">that they drew on the [11 September report] for the dossier.”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197 </text:span></text:p>
          </draw:text-box>
        </draw:frame>
        <draw:frame draw:style-name="gr4" draw:text-style-name="P6" draw:layer="layout" svg:width="4.079cm" svg:height="0.395cm" svg:x="2.646cm" svg:y="26.357cm">
          <draw:text-box>
            <text:p text:style-name="P1"><text:span text:style-name="T11">SIS record, 25 June 2003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198 </text:span></text:p>
          </draw:text-box>
        </draw:frame>
        <draw:frame draw:style-name="gr4" draw:text-style-name="P6" draw:layer="layout" svg:width="6.191cm" svg:height="0.395cm" svg:x="2.646cm" svg:y="26.781cm">
          <draw:text-box>
            <text:p text:style-name="P1"><text:span text:style-name="T11">Minute, 3 July 2003, ‘Withdrawal of CX’.</text:span></text:p>
          </draw:text-box>
        </draw:frame>
      </draw:page>
      <draw:page draw:name="page9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7">536. </text:span><text:span text:style-name="T4"><text:s/>The Requirements officer concluded that SIS should write to those to whom the </text:span></text:p>
          </draw:text-box>
        </draw:frame>
        <draw:frame draw:style-name="gr1" draw:text-style-name="P2" draw:layer="layout" svg:width="15.809cm" svg:height="0.475cm" svg:x="2.2cm" svg:y="3.09cm">
          <draw:text-box>
            <text:p text:style-name="P1"><text:span text:style-name="T4">reports had been issued and sought SIS3 and SIS4 approval for the text to be used.</text:span></text:p>
          </draw:text-box>
        </draw:frame>
        <draw:frame draw:style-name="gr1" draw:text-style-name="P2" draw:layer="layout" svg:width="9.171cm" svg:height="0.475cm" svg:x="2.2cm" svg:y="4.004cm">
          <draw:text-box>
            <text:p text:style-name="P1"><text:span text:style-name="T7">537. </text:span><text:span text:style-name="T4"><text:s/>The Requirements officer also commented:</text:span></text:p>
          </draw:text-box>
        </draw:frame>
        <draw:frame draw:style-name="gr1" draw:text-style-name="P2" draw:layer="layout" svg:width="15.17cm" svg:height="0.475cm" svg:x="2.95cm" svg:y="4.918cm">
          <draw:text-box>
            <text:p text:style-name="P1"><text:span text:style-name="T4">“… </text:span><text:span text:style-name="T4">there are still unanswered questions as to how this story could have been so </text:span></text:p>
          </draw:text-box>
        </draw:frame>
        <draw:frame draw:style-name="gr1" draw:text-style-name="P2" draw:layer="layout" svg:width="8.79cm" svg:height="0.475cm" svg:x="2.95cm" svg:y="5.483cm">
          <draw:text-box>
            <text:p text:style-name="P1"><text:span text:style-name="T4">wrong, but that is not an issue for CX readers.”</text:span></text:p>
          </draw:text-box>
        </draw:frame>
        <draw:frame draw:style-name="gr1" draw:text-style-name="P2" draw:layer="layout" svg:width="16.228cm" svg:height="0.475cm" svg:x="2.2cm" svg:y="6.397cm">
          <draw:text-box>
            <text:p text:style-name="P1"><text:span text:style-name="T7">538. </text:span><text:span text:style-name="T4"><text:s/>Sir Richard Dearlove informed the ISC in mid-July 2003 that the intelligence had </text:span></text:p>
          </draw:text-box>
        </draw:frame>
        <draw:frame draw:style-name="gr1" draw:text-style-name="P2" draw:layer="layout" svg:width="3.097cm" svg:height="0.475cm" svg:x="2.2cm" svg:y="6.962cm">
          <draw:text-box>
            <text:p text:style-name="P1"><text:span text:style-name="T4">been withdrawn.</text:span></text:p>
          </draw:text-box>
        </draw:frame>
        <draw:frame draw:style-name="gr7" draw:text-style-name="P9" draw:layer="layout" svg:width="0.408cm" svg:height="0.276cm" svg:x="5.283cm" svg:y="6.981cm">
          <draw:text-box>
            <text:p text:style-name="P1"><text:span text:style-name="T13">199</text:span></text:p>
          </draw:text-box>
        </draw:frame>
        <draw:frame draw:style-name="gr1" draw:text-style-name="P2" draw:layer="layout" svg:width="16.622cm" svg:height="0.475cm" svg:x="2.2cm" svg:y="7.876cm">
          <draw:text-box>
            <text:p text:style-name="P1"><text:span text:style-name="T7">539. </text:span><text:span text:style-name="T4"><text:s/>Internal SIS documents seen by the Inquiry show that the briefing produced for Sir </text:span></text:p>
          </draw:text-box>
        </draw:frame>
        <draw:frame draw:style-name="gr1" draw:text-style-name="P2" draw:layer="layout" svg:width="16.3cm" svg:height="0.475cm" svg:x="2.2cm" svg:y="8.441cm">
          <draw:text-box>
            <text:p text:style-name="P1"><text:span text:style-name="T4">Richard Dearlove’s appearance before the ISC stated that: “In the light of the post-war </text:span></text:p>
          </draw:text-box>
        </draw:frame>
        <draw:frame draw:style-name="gr1" draw:text-style-name="P2" draw:layer="layout" svg:width="15.712cm" svg:height="0.475cm" svg:x="2.2cm" svg:y="9.005cm">
          <draw:text-box>
            <text:p text:style-name="P1"><text:span text:style-name="T4">research … [the reporting of 11 and 23 September 2002] has now been withdrawn.”</text:span></text:p>
          </draw:text-box>
        </draw:frame>
        <draw:frame draw:style-name="gr7" draw:text-style-name="P9" draw:layer="layout" svg:width="0.408cm" svg:height="0.276cm" svg:x="17.841cm" svg:y="9.024cm">
          <draw:text-box>
            <text:p text:style-name="P1"><text:span text:style-name="T13">200</text:span></text:p>
          </draw:text-box>
        </draw:frame>
        <draw:frame draw:style-name="gr1" draw:text-style-name="P2" draw:layer="layout" svg:width="13.857cm" svg:height="0.475cm" svg:x="2.2cm" svg:y="9.92cm">
          <draw:text-box>
            <text:p text:style-name="P1"><text:span text:style-name="T7">540. </text:span><text:span text:style-name="T4"><text:s/>A memorandum withdrawing the reports of 3 April 2003 (and 11 and </text:span></text:p>
          </draw:text-box>
        </draw:frame>
        <draw:frame draw:style-name="gr1" draw:text-style-name="P2" draw:layer="layout" svg:width="9.341cm" svg:height="0.475cm" svg:x="2.2cm" svg:y="10.484cm">
          <draw:text-box>
            <text:p text:style-name="P1"><text:span text:style-name="T4">23 September 2002) was issued on 29 July 2003.</text:span></text:p>
          </draw:text-box>
        </draw:frame>
        <draw:frame draw:style-name="gr7" draw:text-style-name="P9" draw:layer="layout" svg:width="0.408cm" svg:height="0.276cm" svg:x="11.496cm" svg:y="10.503cm">
          <draw:text-box>
            <text:p text:style-name="P1"><text:span text:style-name="T13">201</text:span></text:p>
          </draw:text-box>
        </draw:frame>
        <draw:frame draw:style-name="gr1" draw:text-style-name="P2" draw:layer="layout" svg:width="6.814cm" svg:height="0.475cm" svg:x="11.908cm" svg:y="10.484cm">
          <draw:text-box>
            <text:p text:style-name="P1"><text:span text:style-name="T4"><text:s/></text:span><text:span text:style-name="T4">It said that SIS had interviewed the </text:span></text:p>
          </draw:text-box>
        </draw:frame>
        <draw:frame draw:style-name="gr1" draw:text-style-name="P2" draw:layer="layout" svg:width="16.148cm" svg:height="0.475cm" svg:x="2.2cm" svg:y="11.048cm">
          <draw:text-box>
            <text:p text:style-name="P1"><text:span text:style-name="T4">individual identified as the sub-source for the intelligence after the conflict, but he had </text:span></text:p>
          </draw:text-box>
        </draw:frame>
        <draw:frame draw:style-name="gr1" draw:text-style-name="P2" draw:layer="layout" svg:width="16.758cm" svg:height="0.475cm" svg:x="2.2cm" svg:y="11.613cm">
          <draw:text-box>
            <text:p text:style-name="P1"><text:span text:style-name="T4">denied being the source of the material passed to SIS. The memorandum stated that the </text:span></text:p>
          </draw:text-box>
        </draw:frame>
        <draw:frame draw:style-name="gr1" draw:text-style-name="P2" draw:layer="layout" svg:width="16.622cm" svg:height="0.475cm" svg:x="2.2cm" svg:y="12.177cm">
          <draw:text-box>
            <text:p text:style-name="P1"><text:span text:style-name="T4">reports were being withdrawn because the sourcing chain was discredited. That did “not </text:span></text:p>
          </draw:text-box>
        </draw:frame>
        <draw:frame draw:style-name="gr1" draw:text-style-name="P2" draw:layer="layout" svg:width="15.318cm" svg:height="0.475cm" svg:x="2.2cm" svg:y="12.742cm">
          <draw:text-box>
            <text:p text:style-name="P1"><text:span text:style-name="T4">necessarily invalidate their contents (some of which chimed with other reporting)”.</text:span></text:p>
          </draw:text-box>
        </draw:frame>
        <draw:frame draw:style-name="gr1" draw:text-style-name="P2" draw:layer="layout" svg:width="15.301cm" svg:height="0.475cm" svg:x="2.2cm" svg:y="13.656cm">
          <draw:text-box>
            <text:p text:style-name="P1"><text:span text:style-name="T7">541. </text:span><text:span text:style-name="T4"><text:s/>The memorandum was sent to most of the recipients of the original reports, </text:span></text:p>
          </draw:text-box>
        </draw:frame>
        <draw:frame draw:style-name="gr1" draw:text-style-name="P2" draw:layer="layout" svg:width="16.787cm" svg:height="0.475cm" svg:x="2.2cm" svg:y="14.221cm">
          <draw:text-box>
            <text:p text:style-name="P1"><text:span text:style-name="T4">including to the Private Offices of Mr Straw and Mr Hoon and to Mr Bowen in the Cabinet </text:span></text:p>
          </draw:text-box>
        </draw:frame>
        <draw:frame draw:style-name="gr1" draw:text-style-name="P2" draw:layer="layout" svg:width="12.516cm" svg:height="0.475cm" svg:x="2.2cm" svg:y="14.785cm">
          <draw:text-box>
            <text:p text:style-name="P1"><text:span text:style-name="T4">Office. But it was not sent to No.10 or to Mr Brown’s Private Office.</text:span></text:p>
          </draw:text-box>
        </draw:frame>
        <draw:frame draw:style-name="gr1" draw:text-style-name="P2" draw:layer="layout" svg:width="16.342cm" svg:height="0.475cm" svg:x="2.2cm" svg:y="15.7cm">
          <draw:text-box>
            <text:p text:style-name="P1"><text:span text:style-name="T7">542. </text:span><text:span text:style-name="T4"><text:s/>In the covering letter to SIS’s Annual Report for 2002-2003, Sir Richard Dearlove </text:span></text:p>
          </draw:text-box>
        </draw:frame>
        <draw:frame draw:style-name="gr1" draw:text-style-name="P2" draw:layer="layout" svg:width="1.158cm" svg:height="0.475cm" svg:x="2.2cm" svg:y="16.264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111cm" svg:height="0.475cm" svg:x="2.95cm" svg:y="17.178cm">
          <draw:text-box>
            <text:p text:style-name="P1"><text:span text:style-name="T4">“</text:span><text:span text:style-name="T4">Iraq of course has been the dominant issue. I am confident that the intelligence </text:span></text:p>
          </draw:text-box>
        </draw:frame>
        <draw:frame draw:style-name="gr1" draw:text-style-name="P2" draw:layer="layout" svg:width="12.414cm" svg:height="0.475cm" svg:x="2.95cm" svg:y="17.743cm">
          <draw:text-box>
            <text:p text:style-name="P1"><text:span text:style-name="T4">picture to which we contributed pre-conflict will be proved correct.”</text:span></text:p>
          </draw:text-box>
        </draw:frame>
        <draw:frame draw:style-name="gr7" draw:text-style-name="P9" draw:layer="layout" svg:width="0.408cm" svg:height="0.276cm" svg:x="15.326cm" svg:y="17.762cm">
          <draw:text-box>
            <text:p text:style-name="P1"><text:span text:style-name="T13">202</text:span></text:p>
          </draw:text-box>
        </draw:frame>
        <draw:frame draw:style-name="gr1" draw:text-style-name="P2" draw:layer="layout" svg:width="15.911cm" svg:height="0.475cm" svg:x="2.2cm" svg:y="18.657cm">
          <draw:text-box>
            <text:p text:style-name="P1"><text:span text:style-name="T7">543. </text:span><text:span text:style-name="T4"><text:s/>Sir Richard added that the search for Saddam Hussein’s WMD would continue </text:span></text:p>
          </draw:text-box>
        </draw:frame>
        <draw:frame draw:style-name="gr1" draw:text-style-name="P2" draw:layer="layout" svg:width="9.099cm" svg:height="0.475cm" svg:x="2.2cm" svg:y="19.222cm">
          <draw:text-box>
            <text:p text:style-name="P1"><text:span text:style-name="T4">into 2004, “and possibly beyond”. He also wrote:</text:span></text:p>
          </draw:text-box>
        </draw:frame>
        <draw:frame draw:style-name="gr1" draw:text-style-name="P2" draw:layer="layout" svg:width="14.252cm" svg:height="0.475cm" svg:x="2.95cm" svg:y="20.136cm">
          <draw:text-box>
            <text:p text:style-name="P1"><text:span text:style-name="T4">“</text:span><text:span text:style-name="T4">We risk damage to the credibility of the intelligence community if the public </text:span></text:p>
          </draw:text-box>
        </draw:frame>
        <draw:frame draw:style-name="gr1" draw:text-style-name="P2" draw:layer="layout" svg:width="15.67cm" svg:height="0.475cm" svg:x="2.95cm" svg:y="20.701cm">
          <draw:text-box>
            <text:p text:style-name="P1"><text:span text:style-name="T4">perception remains that our intelligence may have been wrong. If we can persuade </text:span></text:p>
          </draw:text-box>
        </draw:frame>
        <draw:frame draw:style-name="gr1" draw:text-style-name="P2" draw:layer="layout" svg:width="15.712cm" svg:height="0.475cm" svg:x="2.95cm" svg:y="21.265cm">
          <draw:text-box>
            <text:p text:style-name="P1"><text:span text:style-name="T4">Iraqi scientists involved in the programme to go public, then we may be able to turn </text:span></text:p>
          </draw:text-box>
        </draw:frame>
        <draw:frame draw:style-name="gr1" draw:text-style-name="P2" draw:layer="layout" svg:width="15.449cm" svg:height="0.475cm" svg:x="2.95cm" svg:y="21.83cm">
          <draw:text-box>
            <text:p text:style-name="P1"><text:span text:style-name="T4">the media debate more in our favour and reduce our dependence on the eventual </text:span></text:p>
          </draw:text-box>
        </draw:frame>
        <draw:frame draw:style-name="gr1" draw:text-style-name="P2" draw:layer="layout" svg:width="6.119cm" svg:height="0.475cm" svg:x="2.95cm" svg:y="22.394cm">
          <draw:text-box>
            <text:p text:style-name="P1"><text:span text:style-name="T4">outcome of the physical search.”</text:span></text:p>
          </draw:text-box>
        </draw:frame>
        <draw:frame draw:style-name="gr1" draw:text-style-name="P2" draw:layer="layout" svg:width="16.11cm" svg:height="0.475cm" svg:x="2.2cm" svg:y="23.308cm">
          <draw:text-box>
            <text:p text:style-name="P1"><text:span text:style-name="T7">544. </text:span><text:span text:style-name="T4"><text:s/>In the letter and the Annual Report itself, which was sent to Mr Brown, Mr Straw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6.203cm" svg:height="0.475cm" svg:x="2.2cm" svg:y="23.873cm">
          <draw:text-box>
            <text:p text:style-name="P1"><text:span text:style-name="T4">and Mr Hoon, Sir Andrew Turnbull, Sir David Omand, Mr Scarlett, Sir Michael Jay (the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199 </text:span></text:p>
          </draw:text-box>
        </draw:frame>
        <draw:frame draw:style-name="gr4" draw:text-style-name="P6" draw:layer="layout" svg:width="14.484cm" svg:height="0.395cm" svg:x="2.646cm" svg:y="25.511cm">
          <draw:text-box>
            <text:p text:style-name="P1"><text:span text:style-name="T11">Letter PS/C to Adams, 8 September 2003, ‘Additional ISC Request for Access to Intelligence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00 </text:span></text:p>
          </draw:text-box>
        </draw:frame>
        <draw:frame draw:style-name="gr4" draw:text-style-name="P6" draw:layer="layout" svg:width="8.871cm" svg:height="0.395cm" svg:x="2.646cm" svg:y="25.934cm">
          <draw:text-box>
            <text:p text:style-name="P1"><text:span text:style-name="T11">SIS record, July 2003, ‘Briefing for C appearance at ISC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1 </text:span></text:p>
          </draw:text-box>
        </draw:frame>
        <draw:frame draw:style-name="gr4" draw:text-style-name="P6" draw:layer="layout" svg:width="13.989cm" svg:height="0.395cm" svg:x="2.646cm" svg:y="26.357cm">
          <draw:text-box>
            <text:p text:style-name="P1"><text:span text:style-name="T11">Minute [SIS memorandum], 29 July 2003, [with telegram and memorandum of same date]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02 </text:span></text:p>
          </draw:text-box>
        </draw:frame>
        <draw:frame draw:style-name="gr4" draw:text-style-name="P6" draw:layer="layout" svg:width="12.38cm" svg:height="0.395cm" svg:x="2.646cm" svg:y="26.781cm">
          <draw:text-box>
            <text:p text:style-name="P1"><text:span text:style-name="T11">Letter Dearlove to Prime Minister, 30 July 2003, ‘SIS Annual Report 2002-2003’.</text:span></text:p>
          </draw:text-box>
        </draw:frame>
      </draw:page>
      <draw:page draw:name="page10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6.038cm" svg:height="0.475cm" svg:x="2.2cm" svg:y="2.525cm">
          <draw:text-box>
            <text:p text:style-name="P1"><text:span text:style-name="T4">FCO Permanent Under Secretary), Ms Eliza Manningham-Buller (Director General of </text:span></text:p>
          </draw:text-box>
        </draw:frame>
        <draw:frame draw:style-name="gr1" draw:text-style-name="P2" draw:layer="layout" svg:width="15.725cm" svg:height="0.475cm" svg:x="2.2cm" svg:y="3.09cm">
          <draw:text-box>
            <text:p text:style-name="P1"><text:span text:style-name="T4">the Security Service) and Dr David Pepper (Director, GCHQ), as well as to Mr Blair, </text:span></text:p>
          </draw:text-box>
        </draw:frame>
        <draw:frame draw:style-name="gr1" draw:text-style-name="P2" draw:layer="layout" svg:width="15.822cm" svg:height="0.475cm" svg:x="2.2cm" svg:y="3.654cm">
          <draw:text-box>
            <text:p text:style-name="P1"><text:span text:style-name="T4">there was no mention of any doubts about the reliability of any of the intelligence on </text:span></text:p>
          </draw:text-box>
        </draw:frame>
        <draw:frame draw:style-name="gr1" draw:text-style-name="P2" draw:layer="layout" svg:width="2.322cm" svg:height="0.475cm" svg:x="2.2cm" svg:y="4.218cm">
          <draw:text-box>
            <text:p text:style-name="P1"><text:span text:style-name="T4">Iraq’s WMD.</text:span></text:p>
          </draw:text-box>
        </draw:frame>
        <draw:frame draw:style-name="gr1" draw:text-style-name="P2" draw:layer="layout" svg:width="16.668cm" svg:height="0.475cm" svg:x="2.2cm" svg:y="5.133cm">
          <draw:text-box>
            <text:p text:style-name="P1"><text:span text:style-name="T7">545. </text:span><text:span text:style-name="T4"><text:s/>Following the evidence to the Hutton Inquiry of Dr Brian Jones (the branch head of </text:span></text:p>
          </draw:text-box>
        </draw:frame>
        <draw:frame draw:style-name="gr1" draw:text-style-name="P2" draw:layer="layout" svg:width="16.165cm" svg:height="0.475cm" svg:x="2.2cm" svg:y="5.697cm">
          <draw:text-box>
            <text:p text:style-name="P1"><text:span text:style-name="T4">the nuclear, biological and chemical section in the Scientific and Technical Directorate </text:span></text:p>
          </draw:text-box>
        </draw:frame>
        <draw:frame draw:style-name="gr1" draw:text-style-name="P2" draw:layer="layout" svg:width="16.525cm" svg:height="0.475cm" svg:x="2.2cm" svg:y="6.262cm">
          <draw:text-box>
            <text:p text:style-name="P1"><text:span text:style-name="T4">of the Defence Intelligence Staff, 1987 to January 2003), Sir Richard Dearlove’s Private </text:span></text:p>
          </draw:text-box>
        </draw:frame>
        <draw:frame draw:style-name="gr1" draw:text-style-name="P2" draw:layer="layout" svg:width="15.657cm" svg:height="0.475cm" svg:x="2.2cm" svg:y="6.826cm">
          <draw:text-box>
            <text:p text:style-name="P1"><text:span text:style-name="T4">Secretary asked for Mr Straw’s permission for Sir Richard to disclose the reports of </text:span></text:p>
          </draw:text-box>
        </draw:frame>
        <draw:frame draw:style-name="gr1" draw:text-style-name="P2" draw:layer="layout" svg:width="11.47cm" svg:height="0.475cm" svg:x="2.2cm" svg:y="7.391cm">
          <draw:text-box>
            <text:p text:style-name="P1"><text:span text:style-name="T4">11 and 23 September 2002 to the ISC on 8 September 2003.</text:span></text:p>
          </draw:text-box>
        </draw:frame>
        <draw:frame draw:style-name="gr7" draw:text-style-name="P9" draw:layer="layout" svg:width="0.408cm" svg:height="0.276cm" svg:x="13.607cm" svg:y="7.409cm">
          <draw:text-box>
            <text:p text:style-name="P1"><text:span text:style-name="T13">203</text:span></text:p>
          </draw:text-box>
        </draw:frame>
        <draw:frame draw:style-name="gr1" draw:text-style-name="P2" draw:layer="layout" svg:width="15.043cm" svg:height="0.475cm" svg:x="2.2cm" svg:y="8.305cm">
          <draw:text-box>
            <text:p text:style-name="P1"><text:span text:style-name="T7">546. </text:span><text:span text:style-name="T4"><text:s/>The letter stated that Sir Richard Dearlove had told the Committee, during </text:span></text:p>
          </draw:text-box>
        </draw:frame>
        <draw:frame draw:style-name="gr1" draw:text-style-name="P2" draw:layer="layout" svg:width="15.373cm" svg:height="0.475cm" svg:x="2.2cm" svg:y="8.87cm">
          <draw:text-box>
            <text:p text:style-name="P1"><text:span text:style-name="T4">a hearing on 17 July, that the “reporting came from a new source on trial and was </text:span></text:p>
          </draw:text-box>
        </draw:frame>
        <draw:frame draw:style-name="gr1" draw:text-style-name="P2" draw:layer="layout" svg:width="4.794cm" svg:height="0.475cm" svg:x="2.2cm" svg:y="9.434cm">
          <draw:text-box>
            <text:p text:style-name="P1"><text:span text:style-name="T4">subsequently withdrawn”.</text:span></text:p>
          </draw:text-box>
        </draw:frame>
        <draw:frame draw:style-name="gr1" draw:text-style-name="P2" draw:layer="layout" svg:width="10.272cm" svg:height="0.475cm" svg:x="2.2cm" svg:y="10.348cm">
          <draw:text-box>
            <text:p text:style-name="P1"><text:span text:style-name="T7">547. </text:span><text:span text:style-name="T4"><text:s/>Mr Straw approved the request the following day.</text:span></text:p>
          </draw:text-box>
        </draw:frame>
        <draw:frame draw:style-name="gr7" draw:text-style-name="P9" draw:layer="layout" svg:width="0.408cm" svg:height="0.276cm" svg:x="12.405cm" svg:y="10.367cm">
          <draw:text-box>
            <text:p text:style-name="P1"><text:span text:style-name="T13">204</text:span></text:p>
          </draw:text-box>
        </draw:frame>
        <draw:frame draw:style-name="gr1" draw:text-style-name="P2" draw:layer="layout" svg:width="11.508cm" svg:height="0.475cm" svg:x="2.2cm" svg:y="11.463cm">
          <draw:text-box>
            <text:p text:style-name="P1"><text:span text:style-name="T1">THE INTELLIGENCE AND SECURITY COMMITTEE’S VIEW</text:span></text:p>
          </draw:text-box>
        </draw:frame>
        <draw:frame draw:style-name="gr1" draw:text-style-name="P2" draw:layer="layout" svg:width="16.249cm" svg:height="0.475cm" svg:x="2.2cm" svg:y="12.227cm">
          <draw:text-box>
            <text:p text:style-name="P1"><text:span text:style-name="T7">548. </text:span><text:span text:style-name="T4"><text:s/>In its Report published in September 2003, the ISC stated that it had considered </text:span></text:p>
          </draw:text-box>
        </draw:frame>
        <draw:frame draw:style-name="gr1" draw:text-style-name="P2" draw:layer="layout" svg:width="15.462cm" svg:height="0.475cm" svg:x="2.2cm" svg:y="12.792cm">
          <draw:text-box>
            <text:p text:style-name="P1"><text:span text:style-name="T4">the concerns expressed by two individuals in the DIS about “the language used in </text:span></text:p>
          </draw:text-box>
        </draw:frame>
        <draw:frame draw:style-name="gr1" draw:text-style-name="P2" draw:layer="layout" svg:width="15.733cm" svg:height="0.475cm" svg:x="2.2cm" svg:y="13.356cm">
          <draw:text-box>
            <text:p text:style-name="P1"><text:span text:style-name="T4">the draft dossier, which was not in their view supported by the intelligence available </text:span></text:p>
          </draw:text-box>
        </draw:frame>
        <draw:frame draw:style-name="gr1" draw:text-style-name="P2" draw:layer="layout" svg:width="15.674cm" svg:height="0.475cm" svg:x="2.2cm" svg:y="13.921cm">
          <draw:text-box>
            <text:p text:style-name="P1"><text:span text:style-name="T4">to them on the current production of chemical and biological agents and weapons”. </text:span></text:p>
          </draw:text-box>
        </draw:frame>
        <draw:frame draw:style-name="gr1" draw:text-style-name="P2" draw:layer="layout" svg:width="3.524cm" svg:height="0.475cm" svg:x="2.2cm" svg:y="14.485cm">
          <draw:text-box>
            <text:p text:style-name="P1"><text:span text:style-name="T4">The Report stated:</text:span></text:p>
          </draw:text-box>
        </draw:frame>
        <draw:frame draw:style-name="gr1" draw:text-style-name="P2" draw:layer="layout" svg:width="14.76cm" svg:height="0.475cm" svg:x="2.95cm" svg:y="15.4cm">
          <draw:text-box>
            <text:p text:style-name="P1"><text:span text:style-name="T4">“</text:span><text:span text:style-name="T4">We were told that there was further intelligence of a nature so sensitive that it </text:span></text:p>
          </draw:text-box>
        </draw:frame>
        <draw:frame draw:style-name="gr1" draw:text-style-name="P2" draw:layer="layout" svg:width="15.09cm" svg:height="0.475cm" svg:x="2.95cm" svg:y="15.964cm">
          <draw:text-box>
            <text:p text:style-name="P1"><text:span text:style-name="T4">was only released on a very restricted basis. We have seen the intelligence and </text:span></text:p>
          </draw:text-box>
        </draw:frame>
        <draw:frame draw:style-name="gr1" draw:text-style-name="P2" draw:layer="layout" svg:width="15.72cm" svg:height="0.475cm" svg:x="2.95cm" svg:y="16.528cm">
          <draw:text-box>
            <text:p text:style-name="P1"><text:span text:style-name="T4">understand the basis on which the CDI [Chief of Defence Intelligence] and JIC took </text:span></text:p>
          </draw:text-box>
        </draw:frame>
        <draw:frame draw:style-name="gr1" draw:text-style-name="P2" draw:layer="layout" svg:width="3.427cm" svg:height="0.475cm" svg:x="2.95cm" svg:y="17.093cm">
          <draw:text-box>
            <text:p text:style-name="P1"><text:span text:style-name="T4">the view they did.”</text:span></text:p>
          </draw:text-box>
        </draw:frame>
        <draw:frame draw:style-name="gr7" draw:text-style-name="P9" draw:layer="layout" svg:width="0.408cm" svg:height="0.276cm" svg:x="6.362cm" svg:y="17.112cm">
          <draw:text-box>
            <text:p text:style-name="P1"><text:span text:style-name="T13">205</text:span></text:p>
          </draw:text-box>
        </draw:frame>
        <draw:frame draw:style-name="gr1" draw:text-style-name="P2" draw:layer="layout" svg:width="14.277cm" svg:height="0.475cm" svg:x="2.2cm" svg:y="18.007cm">
          <draw:text-box>
            <text:p text:style-name="P1"><text:span text:style-name="T7">549. </text:span><text:span text:style-name="T4"><text:s/>The ISC Report did not state that the intelligence had been withdrawn.</text:span></text:p>
          </draw:text-box>
        </draw:frame>
        <draw:frame draw:style-name="gr1" draw:text-style-name="P2" draw:layer="layout" svg:width="4.43cm" svg:height="0.475cm" svg:x="2.2cm" svg:y="19.122cm">
          <draw:text-box>
            <text:p text:style-name="P1"><text:span text:style-name="T1">THE BUTLER REVIEW</text:span></text:p>
          </draw:text-box>
        </draw:frame>
        <draw:frame draw:style-name="gr1" draw:text-style-name="P2" draw:layer="layout" svg:width="16.385cm" svg:height="0.475cm" svg:x="2.2cm" svg:y="19.886cm">
          <draw:text-box>
            <text:p text:style-name="P1"><text:span text:style-name="T7">550. </text:span><text:span text:style-name="T15"><text:s/>The Butler Report noted that the reporting had been withdrawn in July 2003.</text:span></text:p>
          </draw:text-box>
        </draw:frame>
        <draw:frame draw:style-name="gr1" draw:text-style-name="P2" draw:layer="layout" svg:width="16.313cm" svg:height="0.475cm" svg:x="2.2cm" svg:y="20.801cm">
          <draw:text-box>
            <text:p text:style-name="P1"><text:span text:style-name="T7">551. </text:span><text:span text:style-name="T4"><text:s/>The Butler Report, published on 14 July 2004, stated that SIS had withdrawn the </text:span></text:p>
          </draw:text-box>
        </draw:frame>
        <draw:frame draw:style-name="gr1" draw:text-style-name="P2" draw:layer="layout" svg:width="16.161cm" svg:height="0.475cm" svg:x="2.2cm" svg:y="21.365cm">
          <draw:text-box>
            <text:p text:style-name="P1"><text:span text:style-name="T4">two reports (of 11 and 23 September 2002) in July 2003, “because the sourcing chain </text:span></text:p>
          </draw:text-box>
        </draw:frame>
        <draw:frame draw:style-name="gr1" draw:text-style-name="P2" draw:layer="layout" svg:width="5.725cm" svg:height="0.475cm" svg:x="2.2cm" svg:y="21.93cm">
          <draw:text-box>
            <text:p text:style-name="P1"><text:span text:style-name="T4">had by then been discredited”.</text:span></text:p>
          </draw:text-box>
        </draw:frame>
        <draw:frame draw:style-name="gr7" draw:text-style-name="P9" draw:layer="layout" svg:width="0.408cm" svg:height="0.276cm" svg:x="7.895cm" svg:y="21.948cm">
          <draw:text-box>
            <text:p text:style-name="P1"><text:span text:style-name="T13">206</text:span></text:p>
          </draw:text-box>
        </draw:frame>
        <draw:frame draw:style-name="gr1" draw:text-style-name="P2" draw:layer="layout" svg:width="10.12cm" svg:height="0.475cm" svg:x="8.307cm" svg:y="21.93cm">
          <draw:text-box>
            <text:p text:style-name="P1"><text:span text:style-name="T4"><text:s/></text:span><text:span text:style-name="T4">SIS had interviewed the alleged sub-source after the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4.582cm" svg:height="0.475cm" svg:x="2.2cm" svg:y="22.494cm">
          <draw:text-box>
            <text:p text:style-name="P1"><text:span text:style-name="T4">conflict who had “denied ever having produced the information in the reports”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03 </text:span></text:p>
          </draw:text-box>
        </draw:frame>
        <draw:frame draw:style-name="gr4" draw:text-style-name="P6" draw:layer="layout" svg:width="14.484cm" svg:height="0.395cm" svg:x="2.646cm" svg:y="24.664cm">
          <draw:text-box>
            <text:p text:style-name="P1"><text:span text:style-name="T11">Letter PS/C to Adams, 8 September 2003, ‘Additional ISC Request for Access to Intelligence’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04 </text:span></text:p>
          </draw:text-box>
        </draw:frame>
        <draw:frame draw:style-name="gr4" draw:text-style-name="P6" draw:layer="layout" svg:width="7.326cm" svg:height="0.395cm" svg:x="2.646cm" svg:y="25.087cm">
          <draw:text-box>
            <text:p text:style-name="P1"><text:span text:style-name="T11">Letter Straw to C, 9 September 2003, [untitled]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05 </text:span></text:p>
          </draw:text-box>
        </draw:frame>
        <draw:frame draw:style-name="gr4" draw:text-style-name="P6" draw:layer="layout" svg:width="14.201cm" svg:height="0.395cm" svg:x="2.646cm" svg:y="25.51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977cm" svg:height="0.395cm" svg:x="2.2cm" svg:y="25.934cm">
          <draw:text-box>
            <text:p text:style-name="P1"><text:span text:style-name="T19">Assessments</text:span><text:span text:style-name="T11">, September 2003, Cm5972, paragraph 10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6 </text:span></text:p>
          </draw:text-box>
        </draw:frame>
        <draw:frame draw:style-name="gr4" draw:text-style-name="P6" draw:layer="layout" svg:width="15.733cm" svg:height="0.395cm" svg:x="2.64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781cm">
          <draw:text-box>
            <text:p text:style-name="P1"><text:span text:style-name="T11">paragraph 405.</text:span></text:p>
          </draw:text-box>
        </draw:frame>
      </draw:page>
      <draw:page draw:name="page10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1" draw:text-style-name="P2" draw:layer="layout" svg:width="16.77cm" svg:height="0.475cm" svg:x="2.2cm" svg:y="2.525cm">
          <draw:text-box>
            <text:p text:style-name="P1"><text:span text:style-name="T7">552. </text:span><text:span text:style-name="T4"><text:s/>The Butler Report noted that the two reports, “including one which was important in </text:span></text:p>
          </draw:text-box>
        </draw:frame>
        <draw:frame draw:style-name="gr1" draw:text-style-name="P2" draw:layer="layout" svg:width="16.343cm" svg:height="0.475cm" svg:x="2.2cm" svg:y="3.09cm">
          <draw:text-box>
            <text:p text:style-name="P1"><text:span text:style-name="T4">the closing stages of production of the Government’s September dossier, must now be </text:span></text:p>
          </draw:text-box>
        </draw:frame>
        <draw:frame draw:style-name="gr1" draw:text-style-name="P2" draw:layer="layout" svg:width="3.55cm" svg:height="0.475cm" svg:x="2.2cm" svg:y="3.654cm">
          <draw:text-box>
            <text:p text:style-name="P1"><text:span text:style-name="T4">treated as unsafe”.</text:span></text:p>
          </draw:text-box>
        </draw:frame>
        <draw:frame draw:style-name="gr1" draw:text-style-name="P2" draw:layer="layout" svg:width="15.983cm" svg:height="0.475cm" svg:x="2.2cm" svg:y="4.568cm">
          <draw:text-box>
            <text:p text:style-name="P1"><text:span text:style-name="T7">553. </text:span><text:span text:style-name="T4"><text:s/>The Butler Report’s comments on the decision not to show the reporting to DIS </text:span></text:p>
          </draw:text-box>
        </draw:frame>
        <draw:frame draw:style-name="gr1" draw:text-style-name="P2" draw:layer="layout" svg:width="6.737cm" svg:height="0.475cm" svg:x="2.2cm" svg:y="5.133cm">
          <draw:text-box>
            <text:p text:style-name="P1"><text:span text:style-name="T4">experts is addressed in Section 4.2.</text:span></text:p>
          </draw:text-box>
        </draw:frame>
        <draw:frame draw:style-name="gr1" draw:text-style-name="P2" draw:layer="layout" svg:width="15.238cm" svg:height="0.475cm" svg:x="2.2cm" svg:y="6.247cm">
          <draw:text-box>
            <text:p text:style-name="P1"><text:span text:style-name="T1">MINISTERIAL AWARENESS THAT THE REPORTING HAD BEEN WITHDRAWN</text:span></text:p>
          </draw:text-box>
        </draw:frame>
        <draw:frame draw:style-name="gr1" draw:text-style-name="P2" draw:layer="layout" svg:width="16.317cm" svg:height="0.475cm" svg:x="2.2cm" svg:y="7.012cm">
          <draw:text-box>
            <text:p text:style-name="P1"><text:span text:style-name="T7">554. </text:span><text:span text:style-name="T15"><text:s/>Mr Blair and Mr Hoon became aware that the reporting had been withdrawn </text:span></text:p>
          </draw:text-box>
        </draw:frame>
        <draw:frame draw:style-name="gr1" draw:text-style-name="P2" draw:layer="layout" svg:width="6.403cm" svg:height="0.475cm" svg:x="2.2cm" svg:y="7.576cm">
          <draw:text-box>
            <text:p text:style-name="P1"><text:span text:style-name="T15">as a result of the Butler Review.</text:span></text:p>
          </draw:text-box>
        </draw:frame>
        <draw:frame draw:style-name="gr1" draw:text-style-name="P2" draw:layer="layout" svg:width="15.944cm" svg:height="0.475cm" svg:x="2.2cm" svg:y="8.491cm">
          <draw:text-box>
            <text:p text:style-name="P1"><text:span text:style-name="T7">555. </text:span><text:span text:style-name="T4"><text:s/>In the No.10 press briefing on 16 July 2004, Mr Blair’s Official Spokesman was </text:span></text:p>
          </draw:text-box>
        </draw:frame>
        <draw:frame draw:style-name="gr1" draw:text-style-name="P2" draw:layer="layout" svg:width="16.554cm" svg:height="0.475cm" svg:x="2.2cm" svg:y="9.055cm">
          <draw:text-box>
            <text:p text:style-name="P1"><text:span text:style-name="T4">asked why Lord Hutton had not been informed that the intelligence had been withdrawn </text:span></text:p>
          </draw:text-box>
        </draw:frame>
        <draw:frame draw:style-name="gr1" draw:text-style-name="P2" draw:layer="layout" svg:width="12.85cm" svg:height="0.475cm" svg:x="2.2cm" svg:y="9.62cm">
          <draw:text-box>
            <text:p text:style-name="P1"><text:span text:style-name="T4">a month before Mr Scarlett had given evidence to the Hutton Inquiry.</text:span></text:p>
          </draw:text-box>
        </draw:frame>
        <draw:frame draw:style-name="gr7" draw:text-style-name="P9" draw:layer="layout" svg:width="0.408cm" svg:height="0.276cm" svg:x="14.993cm" svg:y="9.638cm">
          <draw:text-box>
            <text:p text:style-name="P1"><text:span text:style-name="T13">207</text:span></text:p>
          </draw:text-box>
        </draw:frame>
        <draw:frame draw:style-name="gr1" draw:text-style-name="P2" draw:layer="layout" svg:width="3.334cm" svg:height="0.475cm" svg:x="15.405cm" svg:y="9.62cm">
          <draw:text-box>
            <text:p text:style-name="P1"><text:span text:style-name="T4"><text:s/></text:span><text:span text:style-name="T4">The Spokesman </text:span></text:p>
          </draw:text-box>
        </draw:frame>
        <draw:frame draw:style-name="gr1" draw:text-style-name="P2" draw:layer="layout" svg:width="15.648cm" svg:height="0.475cm" svg:x="2.2cm" svg:y="10.184cm">
          <draw:text-box>
            <text:p text:style-name="P1"><text:span text:style-name="T4">replied that SIS validation of the intelligence was still “ongoing” and that at the time </text:span></text:p>
          </draw:text-box>
        </draw:frame>
        <draw:frame draw:style-name="gr1" draw:text-style-name="P2" draw:layer="layout" svg:width="12.677cm" svg:height="0.475cm" svg:x="2.2cm" svg:y="10.748cm">
          <draw:text-box>
            <text:p text:style-name="P1"><text:span text:style-name="T4">Mr Scarlett gave evidence, “this matter was still being investigated”.</text:span></text:p>
          </draw:text-box>
        </draw:frame>
        <draw:frame draw:style-name="gr1" draw:text-style-name="P2" draw:layer="layout" svg:width="15.166cm" svg:height="0.475cm" svg:x="2.2cm" svg:y="11.663cm">
          <draw:text-box>
            <text:p text:style-name="P1"><text:span text:style-name="T7">556. </text:span><text:span text:style-name="T4"><text:s/>Asked about Sir Richard Dearlove’s evidence to the Hutton Inquiry that the </text:span></text:p>
          </draw:text-box>
        </draw:frame>
        <draw:frame draw:style-name="gr1" draw:text-style-name="P2" draw:layer="layout" svg:width="15.428cm" svg:height="0.475cm" svg:x="2.2cm" svg:y="12.227cm">
          <draw:text-box>
            <text:p text:style-name="P1"><text:span text:style-name="T4">information in the dossier was “sound” and whether the SIS decision not to inform </text:span></text:p>
          </draw:text-box>
        </draw:frame>
        <draw:frame draw:style-name="gr1" draw:text-style-name="P2" draw:layer="layout" svg:width="16.512cm" svg:height="0.475cm" svg:x="2.2cm" svg:y="12.792cm">
          <draw:text-box>
            <text:p text:style-name="P1"><text:span text:style-name="T4">Lord Hutton that the intelligence had been withdrawn meant that Sir Richard’s evidence </text:span></text:p>
          </draw:text-box>
        </draw:frame>
        <draw:frame draw:style-name="gr1" draw:text-style-name="P2" draw:layer="layout" svg:width="16.436cm" svg:height="0.475cm" svg:x="2.2cm" svg:y="13.356cm">
          <draw:text-box>
            <text:p text:style-name="P1"><text:span text:style-name="T4">had been “wrong”, the Spokesman replied that “Lord Hutton had been investigating the </text:span></text:p>
          </draw:text-box>
        </draw:frame>
        <draw:frame draw:style-name="gr1" draw:text-style-name="P2" draw:layer="layout" svg:width="14.946cm" svg:height="0.475cm" svg:x="2.2cm" svg:y="13.921cm">
          <draw:text-box>
            <text:p text:style-name="P1"><text:span text:style-name="T4">controversy surrounding the 45-minute claim, not the wider intelligence picture”.</text:span></text:p>
          </draw:text-box>
        </draw:frame>
        <draw:frame draw:style-name="gr1" draw:text-style-name="P2" draw:layer="layout" svg:width="16.16cm" svg:height="0.475cm" svg:x="2.2cm" svg:y="14.835cm">
          <draw:text-box>
            <text:p text:style-name="P1"><text:span text:style-name="T7">557. </text:span><text:span text:style-name="T4"><text:s/>Asked when Mr Blair had “discovered” that the intelligence had been withdrawn, </text:span></text:p>
          </draw:text-box>
        </draw:frame>
        <draw:frame draw:style-name="gr1" draw:text-style-name="P2" draw:layer="layout" svg:width="16.381cm" svg:height="0.475cm" svg:x="2.2cm" svg:y="15.4cm">
          <draw:text-box>
            <text:p text:style-name="P1"><text:span text:style-name="T4">the Spokesman replied that Mr Blair “had not known at the time he had given evidence </text:span></text:p>
          </draw:text-box>
        </draw:frame>
        <draw:frame draw:style-name="gr1" draw:text-style-name="P2" draw:layer="layout" svg:width="16.44cm" svg:height="0.475cm" svg:x="2.2cm" svg:y="15.964cm">
          <draw:text-box>
            <text:p text:style-name="P1"><text:span text:style-name="T4">to Lord Hutton [on 28 August 2003]” that the intelligence had been withdrawn “because </text:span></text:p>
          </draw:text-box>
        </draw:frame>
        <draw:frame draw:style-name="gr1" draw:text-style-name="P2" draw:layer="layout" svg:width="14.615cm" svg:height="0.475cm" svg:x="2.2cm" svg:y="16.528cm">
          <draw:text-box>
            <text:p text:style-name="P1"><text:span text:style-name="T4">the process of validation had been ongoing”. Mr Blair had “found out” that the </text:span></text:p>
          </draw:text-box>
        </draw:frame>
        <draw:frame draw:style-name="gr1" draw:text-style-name="P2" draw:layer="layout" svg:width="12.334cm" svg:height="0.475cm" svg:x="2.2cm" svg:y="17.093cm">
          <draw:text-box>
            <text:p text:style-name="P1"><text:span text:style-name="T4">intelligence had been withdrawn “as a result of the Butler Inquiry”.</text:span></text:p>
          </draw:text-box>
        </draw:frame>
        <draw:frame draw:style-name="gr1" draw:text-style-name="P2" draw:layer="layout" svg:width="14.569cm" svg:height="0.475cm" svg:x="2.2cm" svg:y="18.007cm">
          <draw:text-box>
            <text:p text:style-name="P1"><text:span text:style-name="T7">558. </text:span><text:span text:style-name="T4"><text:s/>In Written Questions to Mr Blair, Mr Straw and Mr Hoon, Mr Adam Price </text:span></text:p>
          </draw:text-box>
        </draw:frame>
        <draw:frame draw:style-name="gr1" draw:text-style-name="P2" draw:layer="layout" svg:width="9.633cm" svg:height="0.475cm" svg:x="2.2cm" svg:y="18.572cm">
          <draw:text-box>
            <text:p text:style-name="P1"><text:span text:style-name="T4">(Plaid Cymru) asked each of them when they were:</text:span></text:p>
          </draw:text-box>
        </draw:frame>
        <draw:frame draw:style-name="gr1" draw:text-style-name="P2" draw:layer="layout" svg:width="14.286cm" svg:height="0.475cm" svg:x="2.95cm" svg:y="19.486cm">
          <draw:text-box>
            <text:p text:style-name="P1"><text:span text:style-name="T4">“… </text:span><text:span text:style-name="T4">informed that SIS had withdrawn reporting from the source who claimed </text:span></text:p>
          </draw:text-box>
        </draw:frame>
        <draw:frame draw:style-name="gr1" draw:text-style-name="P2" draw:layer="layout" svg:width="14.095cm" svg:height="0.475cm" svg:x="2.95cm" svg:y="20.051cm">
          <draw:text-box>
            <text:p text:style-name="P1"><text:span text:style-name="T4">that production of biological and chemical agents had been accelerated by </text:span></text:p>
          </draw:text-box>
        </draw:frame>
        <draw:frame draw:style-name="gr1" draw:text-style-name="P2" draw:layer="layout" svg:width="14.522cm" svg:height="0.475cm" svg:x="2.95cm" svg:y="20.615cm">
          <draw:text-box>
            <text:p text:style-name="P1"><text:span text:style-name="T4">the Iraqi regime, because the source of the reporting had subsequently been </text:span></text:p>
          </draw:text-box>
        </draw:frame>
        <draw:frame draw:style-name="gr1" draw:text-style-name="P2" draw:layer="layout" svg:width="3.757cm" svg:height="0.475cm" svg:x="2.95cm" svg:y="21.18cm">
          <draw:text-box>
            <text:p text:style-name="P1"><text:span text:style-name="T4">deemed unreliable.”</text:span></text:p>
          </draw:text-box>
        </draw:frame>
        <draw:frame draw:style-name="gr1" draw:text-style-name="P2" draw:layer="layout" svg:width="6.331cm" svg:height="0.475cm" svg:x="2.2cm" svg:y="22.094cm">
          <draw:text-box>
            <text:p text:style-name="P1"><text:span text:style-name="T7">559. </text:span><text:span text:style-name="T4"><text:s/>Mr Straw replied on 20 July:</text:span></text:p>
          </draw:text-box>
        </draw:frame>
        <draw:frame draw:style-name="gr1" draw:text-style-name="P2" draw:layer="layout" svg:width="15.361cm" svg:height="0.475cm" svg:x="2.95cm" svg:y="23.008cm">
          <draw:text-box>
            <text:p text:style-name="P1"><text:span text:style-name="T4">“</text:span><text:span text:style-name="T4">I became aware of the withdrawal of this reporting when I agreed, in response to </text:span></text:p>
          </draw:text-box>
        </draw:frame>
        <draw:frame draw:style-name="gr1" draw:text-style-name="P2" draw:layer="layout" svg:width="15.115cm" svg:height="0.475cm" svg:x="2.95cm" svg:y="23.573cm">
          <draw:text-box>
            <text:p text:style-name="P1"><text:span text:style-name="T4">a request from SIS on 8 September 2003, that the reports in question should be </text:span></text:p>
          </draw:text-box>
        </draw:frame>
        <draw:frame draw:style-name="gr1" draw:text-style-name="P2" draw:layer="layout" svg:width="10.132cm" svg:height="0.475cm" svg:x="2.95cm" svg:y="24.137cm">
          <draw:text-box>
            <text:p text:style-name="P1"><text:span text:style-name="T4">disclosed to the Intelligence and Security Committee.”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408cm" svg:height="0.276cm" svg:x="13.044cm" svg:y="24.156cm">
          <draw:text-box>
            <text:p text:style-name="P1"><text:span text:style-name="T13">208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07 </text:span></text:p>
          </draw:text-box>
        </draw:frame>
        <draw:frame draw:style-name="gr4" draw:text-style-name="P6" draw:layer="layout" svg:width="12.317cm" svg:height="0.395cm" svg:x="2.642cm" svg:y="26.357cm">
          <draw:text-box>
            <text:p text:style-name="P1"><text:span text:style-name="T11">The National Archives, 16 July 2004, </text:span><text:span text:style-name="T19">Press Briefing: 11AM Friday 16 July 200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08 </text:span></text:p>
          </draw:text-box>
        </draw:frame>
        <draw:frame draw:style-name="gr4" draw:text-style-name="P6" draw:layer="layout" svg:width="10.116cm" svg:height="0.395cm" svg:x="2.646cm" svg:y="26.781cm">
          <draw:text-box>
            <text:p text:style-name="P1"><text:span text:style-name="T11">House of Commons, </text:span><text:span text:style-name="T19">Official Report</text:span><text:span text:style-name="T11">, 20 July 2004, column 176W.</text:span></text:p>
          </draw:text-box>
        </draw:frame>
      </draw:page>
      <draw:page draw:name="page10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1" draw:text-style-name="P2" draw:layer="layout" svg:width="6.263cm" svg:height="0.475cm" svg:x="2.2cm" svg:y="2.525cm">
          <draw:text-box>
            <text:p text:style-name="P1"><text:span text:style-name="T7">560. </text:span><text:span text:style-name="T4"><text:s/>Mr Hoon replied on 21 July:</text:span></text:p>
          </draw:text-box>
        </draw:frame>
        <draw:frame draw:style-name="gr1" draw:text-style-name="P2" draw:layer="layout" svg:width="13.989cm" svg:height="0.475cm" svg:x="2.95cm" svg:y="3.44cm">
          <draw:text-box>
            <text:p text:style-name="P1"><text:span text:style-name="T4">“</text:span><text:span text:style-name="T4">I first became aware that SIS had withdrawn the reports as a result of the </text:span></text:p>
          </draw:text-box>
        </draw:frame>
        <draw:frame draw:style-name="gr1" draw:text-style-name="P2" draw:layer="layout" svg:width="2.851cm" svg:height="0.475cm" svg:x="2.95cm" svg:y="4.004cm">
          <draw:text-box>
            <text:p text:style-name="P1"><text:span text:style-name="T4">Butler Review.”</text:span></text:p>
          </draw:text-box>
        </draw:frame>
        <draw:frame draw:style-name="gr7" draw:text-style-name="P9" draw:layer="layout" svg:width="0.408cm" svg:height="0.276cm" svg:x="5.797cm" svg:y="4.023cm">
          <draw:text-box>
            <text:p text:style-name="P1"><text:span text:style-name="T13">209</text:span></text:p>
          </draw:text-box>
        </draw:frame>
        <draw:frame draw:style-name="gr1" draw:text-style-name="P2" draw:layer="layout" svg:width="6.094cm" svg:height="0.475cm" svg:x="2.2cm" svg:y="4.918cm">
          <draw:text-box>
            <text:p text:style-name="P1"><text:span text:style-name="T7">561. </text:span><text:span text:style-name="T4"><text:s/>Mr Blair replied on 21 July:</text:span></text:p>
          </draw:text-box>
        </draw:frame>
        <draw:frame draw:style-name="gr1" draw:text-style-name="P2" draw:layer="layout" svg:width="14.032cm" svg:height="0.475cm" svg:x="2.95cm" svg:y="5.833cm">
          <draw:text-box>
            <text:p text:style-name="P1"><text:span text:style-name="T4">“</text:span><text:span text:style-name="T4">As my Official Spokesman made clear on 16 July, it was as a result of the </text:span></text:p>
          </draw:text-box>
        </draw:frame>
        <draw:frame draw:style-name="gr1" draw:text-style-name="P2" draw:layer="layout" svg:width="2.851cm" svg:height="0.475cm" svg:x="2.95cm" svg:y="6.397cm">
          <draw:text-box>
            <text:p text:style-name="P1"><text:span text:style-name="T4">Butler Review.”</text:span></text:p>
          </draw:text-box>
        </draw:frame>
        <draw:frame draw:style-name="gr7" draw:text-style-name="P9" draw:layer="layout" svg:width="0.408cm" svg:height="0.276cm" svg:x="5.797cm" svg:y="6.416cm">
          <draw:text-box>
            <text:p text:style-name="P1"><text:span text:style-name="T13">210</text:span></text:p>
          </draw:text-box>
        </draw:frame>
        <draw:frame draw:style-name="gr1" draw:text-style-name="P2" draw:layer="layout" svg:width="15.623cm" svg:height="0.475cm" svg:x="2.2cm" svg:y="7.312cm">
          <draw:text-box>
            <text:p text:style-name="P1"><text:span text:style-name="T7">562. </text:span><text:span text:style-name="T4"><text:s/>In response to a further question from Mr Price, asking when he had become </text:span></text:p>
          </draw:text-box>
        </draw:frame>
        <draw:frame draw:style-name="gr1" draw:text-style-name="P2" draw:layer="layout" svg:width="15.797cm" svg:height="0.475cm" svg:x="2.2cm" svg:y="7.876cm">
          <draw:text-box>
            <text:p text:style-name="P1"><text:span text:style-name="T4">aware that “in July 2003” SIS “had withdrawn two reports from a new source on trial </text:span></text:p>
          </draw:text-box>
        </draw:frame>
        <draw:frame draw:style-name="gr1" draw:text-style-name="P2" draw:layer="layout" svg:width="16.025cm" svg:height="0.475cm" svg:x="2.2cm" svg:y="8.441cm">
          <draw:text-box>
            <text:p text:style-name="P1"><text:span text:style-name="T4">because the source had by then been discredited”, Mr Blair replied on 16 September:</text:span></text:p>
          </draw:text-box>
        </draw:frame>
        <draw:frame draw:style-name="gr1" draw:text-style-name="P2" draw:layer="layout" svg:width="15.196cm" svg:height="0.475cm" svg:x="2.95cm" svg:y="9.355cm">
          <draw:text-box>
            <text:p text:style-name="P1"><text:span text:style-name="T4">“</text:span><text:span text:style-name="T4">These matters have been examined during the course of the Butler Review and </text:span></text:p>
          </draw:text-box>
        </draw:frame>
        <draw:frame draw:style-name="gr1" draw:text-style-name="P2" draw:layer="layout" svg:width="15.771cm" svg:height="0.475cm" svg:x="2.95cm" svg:y="9.92cm">
          <draw:text-box>
            <text:p text:style-name="P1"><text:span text:style-name="T4">other inquiries, and covered during debates and statements on Iraq and in briefings </text:span></text:p>
          </draw:text-box>
        </draw:frame>
        <draw:frame draw:style-name="gr1" draw:text-style-name="P2" draw:layer="layout" svg:width="15.179cm" svg:height="0.475cm" svg:x="2.95cm" svg:y="10.484cm">
          <draw:text-box>
            <text:p text:style-name="P1"><text:span text:style-name="T4">by my Official Spokesman. All relevant information has been placed in the public </text:span></text:p>
          </draw:text-box>
        </draw:frame>
        <draw:frame draw:style-name="gr1" draw:text-style-name="P2" draw:layer="layout" svg:width="14.027cm" svg:height="0.475cm" svg:x="2.95cm" svg:y="11.048cm">
          <draw:text-box>
            <text:p text:style-name="P1"><text:span text:style-name="T4">domain insofar as that could be done without prejudicing national security.”</text:span></text:p>
          </draw:text-box>
        </draw:frame>
        <draw:frame draw:style-name="gr7" draw:text-style-name="P9" draw:layer="layout" svg:width="0.391cm" svg:height="0.276cm" svg:x="16.92cm" svg:y="11.067cm">
          <draw:text-box>
            <text:p text:style-name="P1"><text:span text:style-name="T13">211</text:span></text:p>
          </draw:text-box>
        </draw:frame>
        <draw:frame draw:style-name="gr1" draw:text-style-name="P2" draw:layer="layout" svg:width="14.78cm" svg:height="0.475cm" svg:x="2.2cm" svg:y="11.963cm">
          <draw:text-box>
            <text:p text:style-name="P1"><text:span text:style-name="T7">563. </text:span><text:span text:style-name="T4"><text:s/>Asked by Mr Bob Marshall-Andrews (Labour), in November 2004, for the </text:span></text:p>
          </draw:text-box>
        </draw:frame>
        <draw:frame draw:style-name="gr1" draw:text-style-name="P2" draw:layer="layout" svg:width="16.178cm" svg:height="0.475cm" svg:x="2.2cm" svg:y="12.527cm">
          <draw:text-box>
            <text:p text:style-name="P1"><text:span text:style-name="T4">precise date on which he was aware of the intelligence services’ withdrawal of “wholly </text:span></text:p>
          </draw:text-box>
        </draw:frame>
        <draw:frame draw:style-name="gr1" draw:text-style-name="P2" draw:layer="layout" svg:width="9.802cm" svg:height="0.475cm" svg:x="2.2cm" svg:y="13.092cm">
          <draw:text-box>
            <text:p text:style-name="P1"><text:span text:style-name="T4">discredited” reports, Mr Blair replied that he thought:</text:span></text:p>
          </draw:text-box>
        </draw:frame>
        <draw:frame draw:style-name="gr1" draw:text-style-name="P2" draw:layer="layout" svg:width="14.73cm" svg:height="0.475cm" svg:x="2.95cm" svg:y="14.006cm">
          <draw:text-box>
            <text:p text:style-name="P1"><text:span text:style-name="T4">“… </text:span><text:span text:style-name="T4">the doubts about the information … were drawn to our attention during the </text:span></text:p>
          </draw:text-box>
        </draw:frame>
        <draw:frame draw:style-name="gr1" draw:text-style-name="P2" draw:layer="layout" svg:width="15.174cm" svg:height="0.475cm" svg:x="2.95cm" svg:y="14.571cm">
          <draw:text-box>
            <text:p text:style-name="P1"><text:span text:style-name="T4">Butler Review. I can certainly look into the precise date on which that happened. </text:span></text:p>
          </draw:text-box>
        </draw:frame>
        <draw:frame draw:style-name="gr1" draw:text-style-name="P2" draw:layer="layout" svg:width="15.733cm" svg:height="0.475cm" svg:x="2.95cm" svg:y="15.135cm">
          <draw:text-box>
            <text:p text:style-name="P1"><text:span text:style-name="T4">It has to be said, however, and I hope that he understands this, that the information </text:span></text:p>
          </draw:text-box>
        </draw:frame>
        <draw:frame draw:style-name="gr1" draw:text-style-name="P2" draw:layer="layout" svg:width="14.26cm" svg:height="0.475cm" svg:x="2.95cm" svg:y="15.7cm">
          <draw:text-box>
            <text:p text:style-name="P1"><text:span text:style-name="T4">and intelligence that we received, we received in good faith and acted on in </text:span></text:p>
          </draw:text-box>
        </draw:frame>
        <draw:frame draw:style-name="gr1" draw:text-style-name="P2" draw:layer="layout" svg:width="2.131cm" svg:height="0.475cm" svg:x="2.95cm" svg:y="16.264cm">
          <draw:text-box>
            <text:p text:style-name="P1"><text:span text:style-name="T4">good faith.”</text:span></text:p>
          </draw:text-box>
        </draw:frame>
        <draw:frame draw:style-name="gr7" draw:text-style-name="P9" draw:layer="layout" svg:width="0.408cm" svg:height="0.276cm" svg:x="5.068cm" svg:y="16.283cm">
          <draw:text-box>
            <text:p text:style-name="P1"><text:span text:style-name="T13">212</text:span></text:p>
          </draw:text-box>
        </draw:frame>
        <draw:frame draw:style-name="gr1" draw:text-style-name="P2" draw:layer="layout" svg:width="15.889cm" svg:height="0.475cm" svg:x="2.2cm" svg:y="17.178cm">
          <draw:text-box>
            <text:p text:style-name="P1"><text:span text:style-name="T7">564. </text:span><text:span text:style-name="T4"><text:s/>Although the SIS minute of 29 July 2003 withdrawing the reporting was sent to </text:span></text:p>
          </draw:text-box>
        </draw:frame>
        <draw:frame draw:style-name="gr1" draw:text-style-name="P2" draw:layer="layout" svg:width="16.216cm" svg:height="0.475cm" svg:x="2.2cm" svg:y="17.743cm">
          <draw:text-box>
            <text:p text:style-name="P1"><text:span text:style-name="T4">the Private Offices of Mr Straw and Mr Hoon and to the Cabinet Office, it was not sent </text:span></text:p>
          </draw:text-box>
        </draw:frame>
        <draw:frame draw:style-name="gr1" draw:text-style-name="P2" draw:layer="layout" svg:width="1.729cm" svg:height="0.475cm" svg:x="2.2cm" svg:y="18.307cm">
          <draw:text-box>
            <text:p text:style-name="P1"><text:span text:style-name="T4">to No.10.</text:span></text:p>
          </draw:text-box>
        </draw:frame>
        <draw:frame draw:style-name="gr1" draw:text-style-name="P2" draw:layer="layout" svg:width="16.643cm" svg:height="0.475cm" svg:x="2.2cm" svg:y="19.222cm">
          <draw:text-box>
            <text:p text:style-name="P1"><text:span text:style-name="T7">565. </text:span><text:span text:style-name="T4"><text:s/>The withdrawal of the reporting was done in a very low key manner compared with </text:span></text:p>
          </draw:text-box>
        </draw:frame>
        <draw:frame draw:style-name="gr1" draw:text-style-name="P2" draw:layer="layout" svg:width="15.894cm" svg:height="0.475cm" svg:x="2.2cm" svg:y="19.786cm">
          <draw:text-box>
            <text:p text:style-name="P1"><text:span text:style-name="T4">the way in which the original reporting was issued. That and the timing of the minute </text:span></text:p>
          </draw:text-box>
        </draw:frame>
        <draw:frame draw:style-name="gr1" draw:text-style-name="P2" draw:layer="layout" svg:width="16.432cm" svg:height="0.475cm" svg:x="2.2cm" svg:y="20.351cm">
          <draw:text-box>
            <text:p text:style-name="P1"><text:span text:style-name="T4">may explain why it was not drawn to Mr Hoon’s attention. It is not clear why SIS did not </text:span></text:p>
          </draw:text-box>
        </draw:frame>
        <draw:frame draw:style-name="gr1" draw:text-style-name="P2" draw:layer="layout" svg:width="9.773cm" svg:height="0.475cm" svg:x="2.2cm" svg:y="20.915cm">
          <draw:text-box>
            <text:p text:style-name="P1"><text:span text:style-name="T4">inform No.10 or ask the Assessments Staff to do so.</text:span></text:p>
          </draw:text-box>
        </draw:frame>
        <draw:frame draw:style-name="gr1" draw:text-style-name="P2" draw:layer="layout" svg:width="15.754cm" svg:height="0.475cm" svg:x="2.2cm" svg:y="21.83cm">
          <draw:text-box>
            <text:p text:style-name="P1"><text:span text:style-name="T7">566. </text:span><text:span text:style-name="T15"><text:s/>Senior members of SIS offered the Inquiry differing views about how th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6.09cm" svg:height="0.475cm" svg:x="2.2cm" svg:y="22.394cm">
          <draw:text-box>
            <text:p text:style-name="P1"><text:span text:style-name="T15">reports had been used by SIS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09 </text:span></text:p>
          </draw:text-box>
        </draw:frame>
        <draw:frame draw:style-name="gr4" draw:text-style-name="P6" draw:layer="layout" svg:width="10.116cm" svg:height="0.395cm" svg:x="2.646cm" svg:y="25.511cm">
          <draw:text-box>
            <text:p text:style-name="P1"><text:span text:style-name="T11">House of Commons, </text:span><text:span text:style-name="T19">Official Report</text:span><text:span text:style-name="T11">, 21 July 2004, column 267W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10 </text:span></text:p>
          </draw:text-box>
        </draw:frame>
        <draw:frame draw:style-name="gr4" draw:text-style-name="P6" draw:layer="layout" svg:width="10.116cm" svg:height="0.395cm" svg:x="2.646cm" svg:y="25.934cm">
          <draw:text-box>
            <text:p text:style-name="P1"><text:span text:style-name="T11">House of Commons, </text:span><text:span text:style-name="T19">Official Report</text:span><text:span text:style-name="T11">, 21 July 2004, column 285W.</text:span></text:p>
          </draw:text-box>
        </draw:frame>
        <draw:frame draw:style-name="gr10" draw:text-style-name="P11" draw:layer="layout" svg:width="0.387cm" svg:height="0.23cm" svg:x="2.2cm" svg:y="26.373cm">
          <draw:text-box>
            <text:p text:style-name="P1"><text:span text:style-name="T14">211 </text:span></text:p>
          </draw:text-box>
        </draw:frame>
        <draw:frame draw:style-name="gr4" draw:text-style-name="P6" draw:layer="layout" svg:width="11.657cm" svg:height="0.395cm" svg:x="2.631cm" svg:y="26.357cm">
          <draw:text-box>
            <text:p text:style-name="P1"><text:span text:style-name="T11">House of Commons, </text:span><text:span text:style-name="T19">Official Report</text:span><text:span text:style-name="T11">, 16 September 2004, column 1774WS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12 </text:span></text:p>
          </draw:text-box>
        </draw:frame>
        <draw:frame draw:style-name="gr4" draw:text-style-name="P6" draw:layer="layout" svg:width="11.001cm" svg:height="0.395cm" svg:x="2.646cm" svg:y="26.781cm">
          <draw:text-box>
            <text:p text:style-name="P1"><text:span text:style-name="T11">House of Commons, </text:span><text:span text:style-name="T19">Official Report</text:span><text:span text:style-name="T11">, 17 November 2004, column 1344.</text:span></text:p>
          </draw:text-box>
        </draw:frame>
      </draw:page>
      <draw:page draw:name="page10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5.538cm" svg:height="0.475cm" svg:x="2.2cm" svg:y="2.525cm">
          <draw:text-box>
            <text:p text:style-name="P1"><text:span text:style-name="T7">567. </text:span><text:span text:style-name="T4"><text:s/>Asked about the confidence attached to the reports of 11 and 23 September, </text:span></text:p>
          </draw:text-box>
        </draw:frame>
        <draw:frame draw:style-name="gr1" draw:text-style-name="P2" draw:layer="layout" svg:width="14.683cm" svg:height="0.475cm" svg:x="2.2cm" svg:y="3.09cm">
          <draw:text-box>
            <text:p text:style-name="P1"><text:span text:style-name="T4">SIS1 told the Inquiry that he thought “it was based in part on wishful thinking”. </text:span></text:p>
          </draw:text-box>
        </draw:frame>
        <draw:frame draw:style-name="gr1" draw:text-style-name="P2" draw:layer="layout" svg:width="1.966cm" svg:height="0.475cm" svg:x="2.2cm" svg:y="3.654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5.183cm" svg:height="0.475cm" svg:x="2.95cm" svg:y="4.568cm">
          <draw:text-box>
            <text:p text:style-name="P1"><text:span text:style-name="T4">“</text:span><text:span text:style-name="T4">SIS was under quite extraordinary pressure to try and get a better view of Iraq’s </text:span></text:p>
          </draw:text-box>
        </draw:frame>
        <draw:frame draw:style-name="gr1" draw:text-style-name="P2" draw:layer="layout" svg:width="15.636cm" svg:height="0.475cm" svg:x="2.95cm" svg:y="5.133cm">
          <draw:text-box>
            <text:p text:style-name="P1"><text:span text:style-name="T4">WMD programme, and I think we marketed that intelligence – I think this is not [an] </text:span></text:p>
          </draw:text-box>
        </draw:frame>
        <draw:frame draw:style-name="gr1" draw:text-style-name="P2" draw:layer="layout" svg:width="9.066cm" svg:height="0.475cm" svg:x="2.95cm" svg:y="5.697cm">
          <draw:text-box>
            <text:p text:style-name="P1"><text:span text:style-name="T4">original comment – before it was fully validated.”</text:span></text:p>
          </draw:text-box>
        </draw:frame>
        <draw:frame draw:style-name="gr7" draw:text-style-name="P9" draw:layer="layout" svg:width="0.408cm" svg:height="0.276cm" svg:x="11.985cm" svg:y="5.716cm">
          <draw:text-box>
            <text:p text:style-name="P1"><text:span text:style-name="T13">213</text:span></text:p>
          </draw:text-box>
        </draw:frame>
        <draw:frame draw:style-name="gr1" draw:text-style-name="P2" draw:layer="layout" svg:width="16.177cm" svg:height="0.475cm" svg:x="2.2cm" svg:y="6.612cm">
          <draw:text-box>
            <text:p text:style-name="P1"><text:span text:style-name="T7">568. </text:span><text:span text:style-name="T4"><text:s/>Asked whether there were doubts in SIS’s collective consciousness even before </text:span></text:p>
          </draw:text-box>
        </draw:frame>
        <draw:frame draw:style-name="gr1" draw:text-style-name="P2" draw:layer="layout" svg:width="4.917cm" svg:height="0.475cm" svg:x="2.2cm" svg:y="7.176cm">
          <draw:text-box>
            <text:p text:style-name="P1"><text:span text:style-name="T4">March 2003, SIS1 replied:</text:span></text:p>
          </draw:text-box>
        </draw:frame>
        <draw:frame draw:style-name="gr1" draw:text-style-name="P2" draw:layer="layout" svg:width="15.386cm" svg:height="0.475cm" svg:x="2.95cm" svg:y="8.091cm">
          <draw:text-box>
            <text:p text:style-name="P1"><text:span text:style-name="T4">“</text:span><text:span text:style-name="T4">Well before that. Even while it was still going on. Here was a chap who promised </text:span></text:p>
          </draw:text-box>
        </draw:frame>
        <draw:frame draw:style-name="gr1" draw:text-style-name="P2" draw:layer="layout" svg:width="14.713cm" svg:height="0.475cm" svg:x="2.95cm" svg:y="8.655cm">
          <draw:text-box>
            <text:p text:style-name="P1"><text:span text:style-name="T4">the crock of gold at the end of the rainbow. Now, you have got to go for those, </text:span></text:p>
          </draw:text-box>
        </draw:frame>
        <draw:frame draw:style-name="gr1" draw:text-style-name="P2" draw:layer="layout" svg:width="11.648cm" svg:height="0.475cm" svg:x="2.95cm" svg:y="9.22cm">
          <draw:text-box>
            <text:p text:style-name="P1"><text:span text:style-name="T4">because sometimes that can be just what you are looking for.”</text:span></text:p>
          </draw:text-box>
        </draw:frame>
        <draw:frame draw:style-name="gr7" draw:text-style-name="P9" draw:layer="layout" svg:width="0.408cm" svg:height="0.276cm" svg:x="14.551cm" svg:y="9.238cm">
          <draw:text-box>
            <text:p text:style-name="P1"><text:span text:style-name="T13">214</text:span></text:p>
          </draw:text-box>
        </draw:frame>
        <draw:frame draw:style-name="gr1" draw:text-style-name="P2" draw:layer="layout" svg:width="16.651cm" svg:height="0.475cm" svg:x="2.2cm" svg:y="10.134cm">
          <draw:text-box>
            <text:p text:style-name="P1"><text:span text:style-name="T7">569. </text:span><text:span text:style-name="T4"><text:s/>Asked about the strain that had put on the validation process and the way in which </text:span></text:p>
          </draw:text-box>
        </draw:frame>
        <draw:frame draw:style-name="gr1" draw:text-style-name="P2" draw:layer="layout" svg:width="5.01cm" svg:height="0.475cm" svg:x="2.2cm" svg:y="10.698cm">
          <draw:text-box>
            <text:p text:style-name="P1"><text:span text:style-name="T4">it is reported, SIS1 replied:</text:span></text:p>
          </draw:text-box>
        </draw:frame>
        <draw:frame draw:style-name="gr1" draw:text-style-name="P2" draw:layer="layout" svg:width="14.535cm" svg:height="0.475cm" svg:x="2.95cm" svg:y="11.613cm">
          <draw:text-box>
            <text:p text:style-name="P1"><text:span text:style-name="T4">“</text:span><text:span text:style-name="T4">Well, there wasn’t much to validate. What he was promising had not arrived. </text:span></text:p>
          </draw:text-box>
        </draw:frame>
        <draw:frame draw:style-name="gr1" draw:text-style-name="P2" draw:layer="layout" svg:width="3.596cm" svg:height="0.475cm" svg:x="2.95cm" svg:y="12.177cm">
          <draw:text-box>
            <text:p text:style-name="P1"><text:span text:style-name="T4">That was the point.</text:span></text:p>
          </draw:text-box>
        </draw:frame>
        <draw:frame draw:style-name="gr1" draw:text-style-name="P2" draw:layer="layout" svg:width="0.425cm" svg:height="0.475cm" svg:x="2.95cm" svg:y="13.092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657cm" svg:height="0.475cm" svg:x="2.95cm" svg:y="14.006cm">
          <draw:text-box>
            <text:p text:style-name="P1"><text:span text:style-name="T4">“… </text:span><text:span text:style-name="T4">and I think that that created an expectation which could not be fulfilled, not only </text:span></text:p>
          </draw:text-box>
        </draw:frame>
        <draw:frame draw:style-name="gr1" draw:text-style-name="P2" draw:layer="layout" svg:width="8.63cm" svg:height="0.475cm" svg:x="2.95cm" svg:y="14.571cm">
          <draw:text-box>
            <text:p text:style-name="P1"><text:span text:style-name="T4">on the part of those who were briefed on it …”</text:span></text:p>
          </draw:text-box>
        </draw:frame>
        <draw:frame draw:style-name="gr7" draw:text-style-name="P9" draw:layer="layout" svg:width="0.408cm" svg:height="0.276cm" svg:x="11.539cm" svg:y="14.589cm">
          <draw:text-box>
            <text:p text:style-name="P1"><text:span text:style-name="T13">215</text:span></text:p>
          </draw:text-box>
        </draw:frame>
        <draw:frame draw:style-name="gr1" draw:text-style-name="P2" draw:layer="layout" svg:width="16.69cm" svg:height="0.475cm" svg:x="2.2cm" svg:y="15.485cm">
          <draw:text-box>
            <text:p text:style-name="P1"><text:span text:style-name="T7">570. </text:span><text:span text:style-name="T4"><text:s/>Asked whether the reporting was the reason for the belief that there was a growing </text:span></text:p>
          </draw:text-box>
        </draw:frame>
        <draw:frame draw:style-name="gr1" draw:text-style-name="P2" draw:layer="layout" svg:width="13.286cm" svg:height="0.475cm" svg:x="2.2cm" svg:y="16.05cm">
          <draw:text-box>
            <text:p text:style-name="P1"><text:span text:style-name="T4">threat, SIS1 replied: “No, because, again, there wasn’t much to go on.”</text:span></text:p>
          </draw:text-box>
        </draw:frame>
        <draw:frame draw:style-name="gr1" draw:text-style-name="P2" draw:layer="layout" svg:width="14.467cm" svg:height="0.475cm" svg:x="2.2cm" svg:y="16.964cm">
          <draw:text-box>
            <text:p text:style-name="P1"><text:span text:style-name="T7">571. </text:span><text:span text:style-name="T4"><text:s/>Asked if the reporting had influenced actual assessments, SIS1 replied:</text:span></text:p>
          </draw:text-box>
        </draw:frame>
        <draw:frame draw:style-name="gr1" draw:text-style-name="P2" draw:layer="layout" svg:width="14.823cm" svg:height="0.475cm" svg:x="2.95cm" svg:y="17.878cm">
          <draw:text-box>
            <text:p text:style-name="P1"><text:span text:style-name="T4">“</text:span><text:span text:style-name="T4">No, he didn’t influence assessments. He influenced expectation on the part of </text:span></text:p>
          </draw:text-box>
        </draw:frame>
        <draw:frame draw:style-name="gr1" draw:text-style-name="P2" draw:layer="layout" svg:width="12.075cm" svg:height="0.475cm" svg:x="2.95cm" svg:y="18.443cm">
          <draw:text-box>
            <text:p text:style-name="P1"><text:span text:style-name="T4">people who were concerned, are we going in the right direction.”</text:span></text:p>
          </draw:text-box>
        </draw:frame>
        <draw:frame draw:style-name="gr7" draw:text-style-name="P9" draw:layer="layout" svg:width="0.408cm" svg:height="0.276cm" svg:x="14.975cm" svg:y="18.462cm">
          <draw:text-box>
            <text:p text:style-name="P1"><text:span text:style-name="T13">216</text:span></text:p>
          </draw:text-box>
        </draw:frame>
        <draw:frame draw:style-name="gr1" draw:text-style-name="P2" draw:layer="layout" svg:width="16.076cm" svg:height="0.475cm" svg:x="2.2cm" svg:y="19.357cm">
          <draw:text-box>
            <text:p text:style-name="P1"><text:span text:style-name="T7">572. </text:span><text:span text:style-name="T4"><text:s/>Asked about Sir David Omand’s comment to the Inquiry that SIS over-promised </text:span></text:p>
          </draw:text-box>
        </draw:frame>
        <draw:frame draw:style-name="gr1" draw:text-style-name="P2" draw:layer="layout" svg:width="6.454cm" svg:height="0.475cm" svg:x="2.2cm" svg:y="19.922cm">
          <draw:text-box>
            <text:p text:style-name="P1"><text:span text:style-name="T4">and under-delivered, SIS1 replied:</text:span></text:p>
          </draw:text-box>
        </draw:frame>
        <draw:frame draw:style-name="gr1" draw:text-style-name="P2" draw:layer="layout" svg:width="15.729cm" svg:height="0.475cm" svg:x="2.95cm" svg:y="20.836cm">
          <draw:text-box>
            <text:p text:style-name="P1"><text:span text:style-name="T4">“</text:span><text:span text:style-name="T4">If he was referring to that [the information promised by the SIS source], I think he’s </text:span></text:p>
          </draw:text-box>
        </draw:frame>
        <draw:frame draw:style-name="gr1" draw:text-style-name="P2" draw:layer="layout" svg:width="15.996cm" svg:height="0.475cm" svg:x="2.95cm" svg:y="21.401cm">
          <draw:text-box>
            <text:p text:style-name="P1"><text:span text:style-name="T4">right. I would hate it to be the epitaph of the whole period. If that was the suggestion, </text:span></text:p>
          </draw:text-box>
        </draw:frame>
        <draw:frame draw:style-name="gr1" draw:text-style-name="P2" draw:layer="layout" svg:width="4.739cm" svg:height="0.475cm" svg:x="2.95cm" svg:y="21.965cm">
          <draw:text-box>
            <text:p text:style-name="P1"><text:span text:style-name="T4">that’s completely untrue.”</text:span></text:p>
          </draw:text-box>
        </draw:frame>
        <draw:frame draw:style-name="gr7" draw:text-style-name="P9" draw:layer="layout" svg:width="0.408cm" svg:height="0.276cm" svg:x="7.672cm" svg:y="21.984cm">
          <draw:text-box>
            <text:p text:style-name="P1"><text:span text:style-name="T13">217</text:span></text:p>
          </draw:text-box>
        </draw:frame>
        <draw:frame draw:style-name="gr1" draw:text-style-name="P2" draw:layer="layout" svg:width="15.716cm" svg:height="0.475cm" svg:x="2.2cm" svg:y="22.88cm">
          <draw:text-box>
            <text:p text:style-name="P1"><text:span text:style-name="T7">573. </text:span><text:span text:style-name="T4"><text:s/>Asked about the confidence which Sir Richard Dearlove had expressed in the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648cm" svg:height="0.475cm" svg:x="2.2cm" svg:y="23.444cm">
          <draw:text-box>
            <text:p text:style-name="P1"><text:span text:style-name="T4">intelligence, SIS4 told the Inquiry that, for SIS, the report had a story behind it. The 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13 </text:span></text:p>
          </draw:text-box>
        </draw:frame>
        <draw:frame draw:style-name="gr4" draw:text-style-name="P6" draw:layer="layout" svg:width="4.892cm" svg:height="0.395cm" svg:x="2.646cm" svg:y="25.087cm">
          <draw:text-box>
            <text:p text:style-name="P1"><text:span text:style-name="T11">Private hearing, 2010, page 1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14 </text:span></text:p>
          </draw:text-box>
        </draw:frame>
        <draw:frame draw:style-name="gr4" draw:text-style-name="P6" draw:layer="layout" svg:width="4.892cm" svg:height="0.395cm" svg:x="2.646cm" svg:y="25.511cm">
          <draw:text-box>
            <text:p text:style-name="P1"><text:span text:style-name="T11">Private hearing, 2010, page 18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15 </text:span></text:p>
          </draw:text-box>
        </draw:frame>
        <draw:frame draw:style-name="gr4" draw:text-style-name="P6" draw:layer="layout" svg:width="5.577cm" svg:height="0.395cm" svg:x="2.646cm" svg:y="25.934cm">
          <draw:text-box>
            <text:p text:style-name="P1"><text:span text:style-name="T11">Private hearing, 2010, pages 18-19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16 </text:span></text:p>
          </draw:text-box>
        </draw:frame>
        <draw:frame draw:style-name="gr4" draw:text-style-name="P6" draw:layer="layout" svg:width="4.892cm" svg:height="0.395cm" svg:x="2.646cm" svg:y="26.357cm">
          <draw:text-box>
            <text:p text:style-name="P1"><text:span text:style-name="T11">Private hearing, 2010, page 19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17 </text:span></text:p>
          </draw:text-box>
        </draw:frame>
        <draw:frame draw:style-name="gr4" draw:text-style-name="P6" draw:layer="layout" svg:width="5.577cm" svg:height="0.395cm" svg:x="2.646cm" svg:y="26.781cm">
          <draw:text-box>
            <text:p text:style-name="P1"><text:span text:style-name="T11">Private hearing, 2010, pages 19-20.</text:span></text:p>
          </draw:text-box>
        </draw:frame>
      </draw:page>
      <draw:page draw:name="page10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6.719cm" svg:height="0.475cm" svg:x="2.2cm" svg:y="2.525cm">
          <draw:text-box>
            <text:p text:style-name="P1"><text:span text:style-name="T4">technical experts in SIS “knew the Iraqi story intimately”. If they “said we know about this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chap, we know about the account of his past, if he’s possibly in touch with us and going </text:span></text:p>
          </draw:text-box>
        </draw:frame>
        <draw:frame draw:style-name="gr1" draw:text-style-name="P2" draw:layer="layout" svg:width="9.387cm" svg:height="0.475cm" svg:x="2.2cm" svg:y="3.654cm">
          <draw:text-box>
            <text:p text:style-name="P1"><text:span text:style-name="T4">to send us stuff, that’s a very major development”.</text:span></text:p>
          </draw:text-box>
        </draw:frame>
        <draw:frame draw:style-name="gr7" draw:text-style-name="P9" draw:layer="layout" svg:width="0.408cm" svg:height="0.276cm" svg:x="11.55cm" svg:y="3.673cm">
          <draw:text-box>
            <text:p text:style-name="P1"><text:span text:style-name="T13">218</text:span></text:p>
          </draw:text-box>
        </draw:frame>
        <draw:frame draw:style-name="gr1" draw:text-style-name="P2" draw:layer="layout" svg:width="14.145cm" svg:height="0.475cm" svg:x="2.2cm" svg:y="4.568cm">
          <draw:text-box>
            <text:p text:style-name="P1"><text:span text:style-name="T7">574. </text:span><text:span text:style-name="T4"><text:s/>SIS4 added that it was “potentially a very, very serious breakthrough”.</text:span></text:p>
          </draw:text-box>
        </draw:frame>
        <draw:frame draw:style-name="gr7" draw:text-style-name="P9" draw:layer="layout" svg:width="0.408cm" svg:height="0.276cm" svg:x="16.264cm" svg:y="4.587cm">
          <draw:text-box>
            <text:p text:style-name="P1"><text:span text:style-name="T13">219</text:span></text:p>
          </draw:text-box>
        </draw:frame>
        <draw:frame draw:style-name="gr1" draw:text-style-name="P2" draw:layer="layout" svg:width="15.005cm" svg:height="0.475cm" svg:x="2.2cm" svg:y="5.483cm">
          <draw:text-box>
            <text:p text:style-name="P1"><text:span text:style-name="T7">575. </text:span><text:span text:style-name="T4"><text:s/>SIS4 told the Inquiry that Sir Richard Dearlove had not, in his view, “acted </text:span></text:p>
          </draw:text-box>
        </draw:frame>
        <draw:frame draw:style-name="gr1" draw:text-style-name="P2" draw:layer="layout" svg:width="16.719cm" svg:height="0.475cm" svg:x="2.2cm" svg:y="6.047cm">
          <draw:text-box>
            <text:p text:style-name="P1"><text:span text:style-name="T4">unprofessionally” in briefing Mr Blair about the 11 September report. He had had “to take </text:span></text:p>
          </draw:text-box>
        </draw:frame>
        <draw:frame draw:style-name="gr1" draw:text-style-name="P2" draw:layer="layout" svg:width="12.401cm" svg:height="0.475cm" svg:x="2.2cm" svg:y="6.612cm">
          <draw:text-box>
            <text:p text:style-name="P1"><text:span text:style-name="T4">all these political decisions on his own shoulders” and those were:</text:span></text:p>
          </draw:text-box>
        </draw:frame>
        <draw:frame draw:style-name="gr1" draw:text-style-name="P2" draw:layer="layout" svg:width="4.363cm" svg:height="0.475cm" svg:x="2.95cm" svg:y="7.526cm">
          <draw:text-box>
            <text:p text:style-name="P1"><text:span text:style-name="T4">“</text:span><text:span text:style-name="T4">Heavy responsibilities.</text:span></text:p>
          </draw:text-box>
        </draw:frame>
        <draw:frame draw:style-name="gr1" draw:text-style-name="P2" draw:layer="layout" svg:width="15.56cm" svg:height="0.475cm" svg:x="2.95cm" svg:y="8.441cm">
          <draw:text-box>
            <text:p text:style-name="P1"><text:span text:style-name="T4">“</text:span><text:span text:style-name="T4">He judged that Blair needed to know, and he told him. I don’t think he did a wrong </text:span></text:p>
          </draw:text-box>
        </draw:frame>
        <draw:frame draw:style-name="gr1" draw:text-style-name="P2" draw:layer="layout" svg:width="15.932cm" svg:height="0.475cm" svg:x="2.95cm" svg:y="9.005cm">
          <draw:text-box>
            <text:p text:style-name="P1"><text:span text:style-name="T4">thing. The style may be questioned, but I don’t think he was wrong to do what he did.</text:span></text:p>
          </draw:text-box>
        </draw:frame>
        <draw:frame draw:style-name="gr1" draw:text-style-name="P2" draw:layer="layout" svg:width="0.544cm" svg:height="0.475cm" svg:x="2.95cm" svg:y="9.92cm">
          <draw:text-box>
            <text:p text:style-name="P1"><text:span text:style-name="T4">…</text:span><text:span text:style-name="T4">.</text:span></text:p>
          </draw:text-box>
        </draw:frame>
        <draw:frame draw:style-name="gr1" draw:text-style-name="P2" draw:layer="layout" svg:width="10.086cm" svg:height="0.475cm" svg:x="2.95cm" svg:y="10.834cm">
          <draw:text-box>
            <text:p text:style-name="P1"><text:span text:style-name="T4">“… </text:span><text:span text:style-name="T4">the analysis and motivation at the time … stands.”</text:span></text:p>
          </draw:text-box>
        </draw:frame>
        <draw:frame draw:style-name="gr7" draw:text-style-name="P9" draw:layer="layout" svg:width="0.408cm" svg:height="0.276cm" svg:x="12.997cm" svg:y="10.853cm">
          <draw:text-box>
            <text:p text:style-name="P1"><text:span text:style-name="T13">220</text:span></text:p>
          </draw:text-box>
        </draw:frame>
        <draw:frame draw:style-name="gr1" draw:text-style-name="P2" draw:layer="layout" svg:width="15.521cm" svg:height="0.475cm" svg:x="2.2cm" svg:y="11.748cm">
          <draw:text-box>
            <text:p text:style-name="P1"><text:span text:style-name="T7">576. </text:span><text:span text:style-name="T4"><text:s/>Asked why Mr Blair was under the impression when he gave evidence to the </text:span></text:p>
          </draw:text-box>
        </draw:frame>
        <draw:frame draw:style-name="gr1" draw:text-style-name="P2" draw:layer="layout" svg:width="16.025cm" svg:height="0.475cm" svg:x="2.2cm" svg:y="12.313cm">
          <draw:text-box>
            <text:p text:style-name="P1"><text:span text:style-name="T4">Hutton Inquiry that the process of validation was still continuing, SIS4 told the Inquiry:</text:span></text:p>
          </draw:text-box>
        </draw:frame>
        <draw:frame draw:style-name="gr1" draw:text-style-name="P2" draw:layer="layout" svg:width="15.42cm" svg:height="0.475cm" svg:x="2.95cm" svg:y="13.227cm">
          <draw:text-box>
            <text:p text:style-name="P1"><text:span text:style-name="T4">“</text:span><text:span text:style-name="T4">I think that was one of life’s ghastlinesses. I don’t think the withdrawal notice was </text:span></text:p>
          </draw:text-box>
        </draw:frame>
        <draw:frame draw:style-name="gr1" draw:text-style-name="P2" draw:layer="layout" svg:width="14.81cm" svg:height="0.475cm" svg:x="2.95cm" svg:y="13.792cm">
          <draw:text-box>
            <text:p text:style-name="P1"><text:span text:style-name="T4">sent to Number 10 because withdrawal notices are not major new intelligence. </text:span></text:p>
          </draw:text-box>
        </draw:frame>
        <draw:frame draw:style-name="gr1" draw:text-style-name="P2" draw:layer="layout" svg:width="15.17cm" svg:height="0.475cm" svg:x="2.95cm" svg:y="14.356cm">
          <draw:text-box>
            <text:p text:style-name="P1"><text:span text:style-name="T4">They are not the sort of thing ministers get up early to read. What they do affect, </text:span></text:p>
          </draw:text-box>
        </draw:frame>
        <draw:frame draw:style-name="gr1" draw:text-style-name="P2" draw:layer="layout" svg:width="7.525cm" svg:height="0.475cm" svg:x="2.95cm" svg:y="14.921cm">
          <draw:text-box>
            <text:p text:style-name="P1"><text:span text:style-name="T4">importantly, is the integrity of the record.</text:span></text:p>
          </draw:text-box>
        </draw:frame>
        <draw:frame draw:style-name="gr1" draw:text-style-name="P2" draw:layer="layout" svg:width="15.086cm" svg:height="0.475cm" svg:x="2.95cm" svg:y="15.835cm">
          <draw:text-box>
            <text:p text:style-name="P1"><text:span text:style-name="T4">“</text:span><text:span text:style-name="T4">I imagine that the requirements officer issuing the withdrawal report … thought, </text:span></text:p>
          </draw:text-box>
        </draw:frame>
        <draw:frame draw:style-name="gr1" draw:text-style-name="P2" draw:layer="layout" svg:width="15.775cm" svg:height="0.475cm" svg:x="2.95cm" svg:y="16.4cm">
          <draw:text-box>
            <text:p text:style-name="P1"><text:span text:style-name="T4">‘</text:span><text:span text:style-name="T4">They won’t be interested in this’. How wrong he was, and what a skid-up within just </text:span></text:p>
          </draw:text-box>
        </draw:frame>
        <draw:frame draw:style-name="gr1" draw:text-style-name="P2" draw:layer="layout" svg:width="15.043cm" svg:height="0.475cm" svg:x="2.95cm" svg:y="16.964cm">
          <draw:text-box>
            <text:p text:style-name="P1"><text:span text:style-name="T4">a few days, when the Prime Minister said at a public inquiry something that was </text:span></text:p>
          </draw:text-box>
        </draw:frame>
        <draw:frame draw:style-name="gr1" draw:text-style-name="P2" draw:layer="layout" svg:width="4.189cm" svg:height="0.475cm" svg:x="2.95cm" svg:y="17.528cm">
          <draw:text-box>
            <text:p text:style-name="P1"><text:span text:style-name="T4">probably not the case.</text:span></text:p>
          </draw:text-box>
        </draw:frame>
        <draw:frame draw:style-name="gr7" draw:text-style-name="P9" draw:layer="layout" svg:width="0.408cm" svg:height="0.276cm" svg:x="7.116cm" svg:y="17.547cm">
          <draw:text-box>
            <text:p text:style-name="P1"><text:span text:style-name="T13">221</text:span></text:p>
          </draw:text-box>
        </draw:frame>
        <draw:frame draw:style-name="gr1" draw:text-style-name="P2" draw:layer="layout" svg:width="4.519cm" svg:height="0.475cm" svg:x="7.527cm" svg:y="17.528cm">
          <draw:text-box>
            <text:p text:style-name="P1"><text:span text:style-name="T4"><text:s/></text:span><text:span text:style-name="T4">It’s very embarrassing.”</text:span></text:p>
          </draw:text-box>
        </draw:frame>
        <draw:frame draw:style-name="gr7" draw:text-style-name="P9" draw:layer="layout" svg:width="0.408cm" svg:height="0.276cm" svg:x="12.036cm" svg:y="17.547cm">
          <draw:text-box>
            <text:p text:style-name="P1"><text:span text:style-name="T13">222</text:span></text:p>
          </draw:text-box>
        </draw:frame>
        <draw:frame draw:style-name="gr1" draw:text-style-name="P2" draw:layer="layout" svg:width="15.403cm" svg:height="0.475cm" svg:x="2.2cm" svg:y="18.443cm">
          <draw:text-box>
            <text:p text:style-name="P1"><text:span text:style-name="T7">577. </text:span><text:span text:style-name="T4"><text:s/>Asked whether that was, “A cock-up rather than a conspiracy”, SIS4 replied: 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frame draw:style-name="gr1" draw:text-style-name="P2" draw:layer="layout" svg:width="1.742cm" svg:height="0.475cm" svg:x="2.2cm" svg:y="19.007cm">
          <draw:text-box>
            <text:p text:style-name="P1"><text:span text:style-name="T4">“</text:span><text:span text:style-name="T4">Always.”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4">218 </text:span></text:p>
          </draw:text-box>
        </draw:frame>
        <draw:frame draw:style-name="gr4" draw:text-style-name="P6" draw:layer="layout" svg:width="5.734cm" svg:height="0.395cm" svg:x="2.646cm" svg:y="23.817cm">
          <draw:text-box>
            <text:p text:style-name="P1"><text:span text:style-name="T11">Private hearing, Part 1, pages 56-57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4">219 </text:span></text:p>
          </draw:text-box>
        </draw:frame>
        <draw:frame draw:style-name="gr4" draw:text-style-name="P6" draw:layer="layout" svg:width="5.048cm" svg:height="0.395cm" svg:x="2.646cm" svg:y="24.241cm">
          <draw:text-box>
            <text:p text:style-name="P1"><text:span text:style-name="T11">Private hearing, Part 1, page 60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20 </text:span></text:p>
          </draw:text-box>
        </draw:frame>
        <draw:frame draw:style-name="gr4" draw:text-style-name="P6" draw:layer="layout" svg:width="5.048cm" svg:height="0.395cm" svg:x="2.646cm" svg:y="24.664cm">
          <draw:text-box>
            <text:p text:style-name="P1"><text:span text:style-name="T11">Private hearing, Part 1, page 62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21 </text:span></text:p>
          </draw:text-box>
        </draw:frame>
        <draw:frame draw:style-name="gr4" draw:text-style-name="P6" draw:layer="layout" svg:width="15.39cm" svg:height="0.395cm" svg:x="2.646cm" svg:y="25.087cm">
          <draw:text-box>
            <text:p text:style-name="P1"><text:span text:style-name="T11">Mr Blair did not make such a statement to the Hutton Inquiry. The statement that he had not known </text:span></text:p>
          </draw:text-box>
        </draw:frame>
        <draw:frame draw:style-name="gr4" draw:text-style-name="P6" draw:layer="layout" svg:width="16.58cm" svg:height="0.395cm" svg:x="2.2cm" svg:y="25.511cm">
          <draw:text-box>
            <text:p text:style-name="P1"><text:span text:style-name="T11">about the withdrawal of the reporting when he had given evidence to the Hutton Inquiry on 28 August 2003 </text:span></text:p>
          </draw:text-box>
        </draw:frame>
        <draw:frame draw:style-name="gr4" draw:text-style-name="P6" draw:layer="layout" svg:width="15.335cm" svg:height="0.395cm" svg:x="2.2cm" svg:y="25.934cm">
          <draw:text-box>
            <text:p text:style-name="P1"><text:span text:style-name="T11">was made by his Spokesman on 16 July 2004. The National Archives, </text:span><text:span text:style-name="T19">Press Briefing: 11am Friday </text:span></text:p>
          </draw:text-box>
        </draw:frame>
        <draw:frame draw:style-name="gr4" draw:text-style-name="P6" draw:layer="layout" svg:width="2.089cm" svg:height="0.395cm" svg:x="2.2cm" svg:y="26.357cm">
          <draw:text-box>
            <text:p text:style-name="P1"><text:span text:style-name="T19">16 July 200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2 </text:span></text:p>
          </draw:text-box>
        </draw:frame>
        <draw:frame draw:style-name="gr4" draw:text-style-name="P6" draw:layer="layout" svg:width="5.734cm" svg:height="0.395cm" svg:x="2.646cm" svg:y="26.781cm">
          <draw:text-box>
            <text:p text:style-name="P1"><text:span text:style-name="T11">Private hearing, Part 1, pages 67-68.</text:span></text:p>
          </draw:text-box>
        </draw:frame>
      </draw:page>
      <draw:page draw:name="page10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1" draw:text-style-name="P2" draw:layer="layout" svg:width="14.797cm" svg:height="0.475cm" svg:x="2.2cm" svg:y="2.525cm">
          <draw:text-box>
            <text:p text:style-name="P1"><text:span text:style-name="T7">578. </text:span><text:span text:style-name="T4"><text:s/>Asked what conclusions he had drawn when reviewing the case in 2004, </text:span></text:p>
          </draw:text-box>
        </draw:frame>
        <draw:frame draw:style-name="gr1" draw:text-style-name="P2" draw:layer="layout" svg:width="2.436cm" svg:height="0.475cm" svg:x="2.2cm" svg:y="3.09cm">
          <draw:text-box>
            <text:p text:style-name="P1"><text:span text:style-name="T4">SIS3 replied:</text:span></text:p>
          </draw:text-box>
        </draw:frame>
        <draw:frame draw:style-name="gr1" draw:text-style-name="P2" draw:layer="layout" svg:width="13.714cm" svg:height="0.475cm" svg:x="2.95cm" svg:y="4.004cm">
          <draw:text-box>
            <text:p text:style-name="P1"><text:span text:style-name="T4">“</text:span><text:span text:style-name="T4">Well, I think it illustrated, first of all, the dangers of a chain of sourcing …</text:span></text:p>
          </draw:text-box>
        </draw:frame>
        <draw:frame draw:style-name="gr1" draw:text-style-name="P2" draw:layer="layout" svg:width="14.446cm" svg:height="0.475cm" svg:x="2.95cm" svg:y="4.918cm">
          <draw:text-box>
            <text:p text:style-name="P1"><text:span text:style-name="T4">“</text:span><text:span text:style-name="T4">The second point is that when you have senior people who reach down into </text:span></text:p>
          </draw:text-box>
        </draw:frame>
        <draw:frame draw:style-name="gr1" draw:text-style-name="P2" draw:layer="layout" svg:width="14.882cm" svg:height="0.475cm" svg:x="2.95cm" svg:y="5.483cm">
          <draw:text-box>
            <text:p text:style-name="P1"><text:span text:style-name="T4">the machinery and try moving the cogs, if I may put it like that … you obviously </text:span></text:p>
          </draw:text-box>
        </draw:frame>
        <draw:frame draw:style-name="gr1" draw:text-style-name="P2" draw:layer="layout" svg:width="14.514cm" svg:height="0.475cm" svg:x="2.95cm" svg:y="6.047cm">
          <draw:text-box>
            <text:p text:style-name="P1"><text:span text:style-name="T4">disenfranchise the operational chain of command. You cut out expertise, and </text:span></text:p>
          </draw:text-box>
        </draw:frame>
        <draw:frame draw:style-name="gr1" draw:text-style-name="P2" draw:layer="layout" svg:width="15.974cm" svg:height="0.475cm" svg:x="2.95cm" svg:y="6.612cm">
          <draw:text-box>
            <text:p text:style-name="P1"><text:span text:style-name="T4">perhaps you also disable that element of challenge which is, I think, a very important </text:span></text:p>
          </draw:text-box>
        </draw:frame>
        <draw:frame draw:style-name="gr1" draw:text-style-name="P2" draw:layer="layout" svg:width="6.902cm" svg:height="0.475cm" svg:x="2.95cm" svg:y="7.176cm">
          <draw:text-box>
            <text:p text:style-name="P1"><text:span text:style-name="T4">part of operational life in the Service.</text:span></text:p>
          </draw:text-box>
        </draw:frame>
        <draw:frame draw:style-name="gr1" draw:text-style-name="P2" draw:layer="layout" svg:width="13.964cm" svg:height="0.475cm" svg:x="2.95cm" svg:y="8.091cm">
          <draw:text-box>
            <text:p text:style-name="P1"><text:span text:style-name="T4">“</text:span><text:span text:style-name="T4">The third point is there was a judgment … that we had overpromised and </text:span></text:p>
          </draw:text-box>
        </draw:frame>
        <draw:frame draw:style-name="gr1" draw:text-style-name="P2" draw:layer="layout" svg:width="15.394cm" svg:height="0.475cm" svg:x="2.95cm" svg:y="8.655cm">
          <draw:text-box>
            <text:p text:style-name="P1"><text:span text:style-name="T4">underdelivered. I absolutely agreed with that judgment. It’s precisely what we did.”</text:span></text:p>
          </draw:text-box>
        </draw:frame>
        <draw:frame draw:style-name="gr7" draw:text-style-name="P9" draw:layer="layout" svg:width="0.408cm" svg:height="0.276cm" svg:x="18.285cm" svg:y="8.674cm">
          <draw:text-box>
            <text:p text:style-name="P1"><text:span text:style-name="T13">223</text:span></text:p>
          </draw:text-box>
        </draw:frame>
        <draw:frame draw:style-name="gr1" draw:text-style-name="P2" draw:layer="layout" svg:width="16.656cm" svg:height="0.475cm" svg:x="2.2cm" svg:y="9.57cm">
          <draw:text-box>
            <text:p text:style-name="P1"><text:span text:style-name="T7">579. </text:span><text:span text:style-name="T4"><text:s/>Pressed to clarify to whom he was referring, SIS3 told the Inquiry he was reporting </text:span></text:p>
          </draw:text-box>
        </draw:frame>
        <draw:frame draw:style-name="gr1" draw:text-style-name="P2" draw:layer="layout" svg:width="16.36cm" svg:height="0.475cm" svg:x="2.2cm" svg:y="10.134cm">
          <draw:text-box>
            <text:p text:style-name="P1"><text:span text:style-name="T4">what people had said about Sir Richard Dearlove, and that it had been controversial at </text:span></text:p>
          </draw:text-box>
        </draw:frame>
        <draw:frame draw:style-name="gr1" draw:text-style-name="P2" draw:layer="layout" svg:width="16.241cm" svg:height="0.475cm" svg:x="2.2cm" svg:y="10.698cm">
          <draw:text-box>
            <text:p text:style-name="P1"><text:span text:style-name="T4">the time at an operational and working level where he thought “people were genuinely </text:span></text:p>
          </draw:text-box>
        </draw:frame>
        <draw:frame draw:style-name="gr1" draw:text-style-name="P2" draw:layer="layout" svg:width="4.828cm" svg:height="0.475cm" svg:x="2.2cm" svg:y="11.263cm">
          <draw:text-box>
            <text:p text:style-name="P1"><text:span text:style-name="T4">annoyed and concerned”.</text:span></text:p>
          </draw:text-box>
        </draw:frame>
        <draw:frame draw:style-name="gr7" draw:text-style-name="P9" draw:layer="layout" svg:width="0.408cm" svg:height="0.276cm" svg:x="7.001cm" svg:y="11.282cm">
          <draw:text-box>
            <text:p text:style-name="P1"><text:span text:style-name="T13">224</text:span></text:p>
          </draw:text-box>
        </draw:frame>
        <draw:frame draw:style-name="gr1" draw:text-style-name="P2" draw:layer="layout" svg:width="16.093cm" svg:height="0.475cm" svg:x="2.2cm" svg:y="12.177cm">
          <draw:text-box>
            <text:p text:style-name="P1"><text:span text:style-name="T7">580. </text:span><text:span text:style-name="T4"><text:s/>Asked whether there were political pressures not to be as careful as SIS should </text:span></text:p>
          </draw:text-box>
        </draw:frame>
        <draw:frame draw:style-name="gr1" draw:text-style-name="P2" draw:layer="layout" svg:width="11.758cm" svg:height="0.475cm" svg:x="2.2cm" svg:y="12.742cm">
          <draw:text-box>
            <text:p text:style-name="P1"><text:span text:style-name="T4">have been over an unvalidated, untested source, SIS3 replied:</text:span></text:p>
          </draw:text-box>
        </draw:frame>
        <draw:frame draw:style-name="gr1" draw:text-style-name="P2" draw:layer="layout" svg:width="14.764cm" svg:height="0.475cm" svg:x="2.95cm" svg:y="13.656cm">
          <draw:text-box>
            <text:p text:style-name="P1"><text:span text:style-name="T4">“</text:span><text:span text:style-name="T4">Well, it was obviously pressure – whether you describe it as political pressure </text:span></text:p>
          </draw:text-box>
        </draw:frame>
        <draw:frame draw:style-name="gr1" draw:text-style-name="P2" draw:layer="layout" svg:width="14.98cm" svg:height="0.475cm" svg:x="2.95cm" svg:y="14.221cm">
          <draw:text-box>
            <text:p text:style-name="P1"><text:span text:style-name="T4">or merely pressure from Assessments Staff – to have more material, in a sense </text:span></text:p>
          </draw:text-box>
        </draw:frame>
        <draw:frame draw:style-name="gr1" draw:text-style-name="P2" draw:layer="layout" svg:width="15.746cm" svg:height="0.475cm" svg:x="2.95cm" svg:y="14.785cm">
          <draw:text-box>
            <text:p text:style-name="P1"><text:span text:style-name="T4">responding to the tasking that we had received. Clearly when you are under a lot of </text:span></text:p>
          </draw:text-box>
        </draw:frame>
        <draw:frame draw:style-name="gr1" draw:text-style-name="P2" draw:layer="layout" svg:width="14.264cm" svg:height="0.475cm" svg:x="2.95cm" svg:y="15.35cm">
          <draw:text-box>
            <text:p text:style-name="P1"><text:span text:style-name="T4">pressure to produce intelligence, there is a risk that you will take short cuts.”</text:span></text:p>
          </draw:text-box>
        </draw:frame>
        <draw:frame draw:style-name="gr7" draw:text-style-name="P9" draw:layer="layout" svg:width="0.408cm" svg:height="0.276cm" svg:x="17.162cm" svg:y="15.368cm">
          <draw:text-box>
            <text:p text:style-name="P1"><text:span text:style-name="T13">225</text:span></text:p>
          </draw:text-box>
        </draw:frame>
        <draw:frame draw:style-name="gr1" draw:text-style-name="P2" draw:layer="layout" svg:width="16.397cm" svg:height="0.475cm" svg:x="2.2cm" svg:y="16.264cm">
          <draw:text-box>
            <text:p text:style-name="P1"><text:span text:style-name="T7">581. </text:span><text:span text:style-name="T15"><text:s/>The information in the report issued on 11 September was very striking and </text:span></text:p>
          </draw:text-box>
        </draw:frame>
        <draw:frame draw:style-name="gr1" draw:text-style-name="P2" draw:layer="layout" svg:width="16.055cm" svg:height="0.475cm" svg:x="2.2cm" svg:y="16.828cm">
          <draw:text-box>
            <text:p text:style-name="P1"><text:span text:style-name="T15">further information confirming the material as the source promised would have </text:span></text:p>
          </draw:text-box>
        </draw:frame>
        <draw:frame draw:style-name="gr1" draw:text-style-name="P2" draw:layer="layout" svg:width="16.504cm" svg:height="0.475cm" svg:x="2.2cm" svg:y="17.393cm">
          <draw:text-box>
            <text:p text:style-name="P1"><text:span text:style-name="T15">been of great importance in providing proof that Iraq had chemical and biological </text:span></text:p>
          </draw:text-box>
        </draw:frame>
        <draw:frame draw:style-name="gr1" draw:text-style-name="P2" draw:layer="layout" svg:width="2.69cm" svg:height="0.475cm" svg:x="2.2cm" svg:y="17.957cm">
          <draw:text-box>
            <text:p text:style-name="P1"><text:span text:style-name="T15">programmes.</text:span></text:p>
          </draw:text-box>
        </draw:frame>
        <draw:frame draw:style-name="gr1" draw:text-style-name="P2" draw:layer="layout" svg:width="16.584cm" svg:height="0.475cm" svg:x="2.2cm" svg:y="18.872cm">
          <draw:text-box>
            <text:p text:style-name="P1"><text:span text:style-name="T7">582. </text:span><text:span text:style-name="T15"><text:s/>The way the report of 11 September was used to support critical judgements </text:span></text:p>
          </draw:text-box>
        </draw:frame>
        <draw:frame draw:style-name="gr1" draw:text-style-name="P2" draw:layer="layout" svg:width="14.408cm" svg:height="0.475cm" svg:x="2.2cm" svg:y="19.436cm">
          <draw:text-box>
            <text:p text:style-name="P1"><text:span text:style-name="T15">in the dossier without being subject to evaluation and challenge by the </text:span></text:p>
          </draw:text-box>
        </draw:frame>
        <draw:frame draw:style-name="gr1" draw:text-style-name="P2" draw:layer="layout" svg:width="15.797cm" svg:height="0.475cm" svg:x="2.2cm" svg:y="20.001cm">
          <draw:text-box>
            <text:p text:style-name="P1"><text:span text:style-name="T15">appropriate technical experts or properly assessed by the JIC is addressed in </text:span></text:p>
          </draw:text-box>
        </draw:frame>
        <draw:frame draw:style-name="gr1" draw:text-style-name="P2" draw:layer="layout" svg:width="2.364cm" svg:height="0.475cm" svg:x="2.2cm" svg:y="20.565cm">
          <draw:text-box>
            <text:p text:style-name="P1"><text:span text:style-name="T15">Section 4.2.</text:span></text:p>
          </draw:text-box>
        </draw:frame>
        <draw:frame draw:style-name="gr1" draw:text-style-name="P2" draw:layer="layout" svg:width="16.33cm" svg:height="0.475cm" svg:x="2.2cm" svg:y="21.48cm">
          <draw:text-box>
            <text:p text:style-name="P1"><text:span text:style-name="T7">583. </text:span><text:span text:style-name="T15"><text:s/>The judgements were then carried forward into assessments, briefings and </text:span></text:p>
          </draw:text-box>
        </draw:frame>
        <draw:frame draw:style-name="gr1" draw:text-style-name="P2" draw:layer="layout" svg:width="15.797cm" svg:height="0.475cm" svg:x="2.2cm" svg:y="22.044cm">
          <draw:text-box>
            <text:p text:style-name="P1"><text:span text:style-name="T15">public statements without those involved in providing advice to Ministers and </text:span></text:p>
          </draw:text-box>
        </draw:frame>
        <draw:frame draw:style-name="gr1" draw:text-style-name="P2" draw:layer="layout" svg:width="16.084cm" svg:height="0.475cm" svg:x="2.2cm" svg:y="22.608cm">
          <draw:text-box>
            <text:p text:style-name="P1"><text:span text:style-name="T15">senior officials or the recipients of that advice being aware of the doubts which </text:span></text:p>
          </draw:text-box>
        </draw:frame>
        <draw:frame draw:style-name="gr1" draw:text-style-name="P2" draw:layer="layout" svg:width="16.576cm" svg:height="0.475cm" svg:x="2.2cm" svg:y="23.173cm">
          <draw:text-box>
            <text:p text:style-name="P1"><text:span text:style-name="T15">had emerged within SIS about the sourcing chain at any point before the decision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4.485cm" svg:height="0.475cm" svg:x="2.2cm" svg:y="23.737cm">
          <draw:text-box>
            <text:p text:style-name="P1"><text:span text:style-name="T15">to take military action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23 </text:span></text:p>
          </draw:text-box>
        </draw:frame>
        <draw:frame draw:style-name="gr4" draw:text-style-name="P6" draw:layer="layout" svg:width="4.892cm" svg:height="0.395cm" svg:x="2.646cm" svg:y="25.934cm">
          <draw:text-box>
            <text:p text:style-name="P1"><text:span text:style-name="T11">Private hearing, 2010, page 1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24 </text:span></text:p>
          </draw:text-box>
        </draw:frame>
        <draw:frame draw:style-name="gr4" draw:text-style-name="P6" draw:layer="layout" svg:width="4.892cm" svg:height="0.395cm" svg:x="2.646cm" svg:y="26.357cm">
          <draw:text-box>
            <text:p text:style-name="P1"><text:span text:style-name="T11">Private hearing, 2010, page 1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25 </text:span></text:p>
          </draw:text-box>
        </draw:frame>
        <draw:frame draw:style-name="gr4" draw:text-style-name="P6" draw:layer="layout" svg:width="4.892cm" svg:height="0.395cm" svg:x="2.646cm" svg:y="26.781cm">
          <draw:text-box>
            <text:p text:style-name="P1"><text:span text:style-name="T11">Private hearing, 2010, page 19.</text:span></text:p>
          </draw:text-box>
        </draw:frame>
      </draw:page>
      <draw:page draw:name="page10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16.444cm" svg:height="0.475cm" svg:x="2.2cm" svg:y="2.525cm">
          <draw:text-box>
            <text:p text:style-name="P1"><text:span text:style-name="T7">584. </text:span><text:span text:style-name="T15"><text:s/>Sir Richard should have alerted the Chairman of the JIC and made sure that </text:span></text:p>
          </draw:text-box>
        </draw:frame>
        <draw:frame draw:style-name="gr1" draw:text-style-name="P2" draw:layer="layout" svg:width="7.499cm" svg:height="0.475cm" svg:x="2.2cm" svg:y="3.09cm">
          <draw:text-box>
            <text:p text:style-name="P1"><text:span text:style-name="T15">Mr Blair and Mr Straw were informed.</text:span></text:p>
          </draw:text-box>
        </draw:frame>
        <draw:frame draw:style-name="gr1" draw:text-style-name="P2" draw:layer="layout" svg:width="15.932cm" svg:height="0.475cm" svg:x="2.2cm" svg:y="4.004cm">
          <draw:text-box>
            <text:p text:style-name="P1"><text:span text:style-name="T7">585. </text:span><text:span text:style-name="T15"><text:s/>Given the controversy about the failure to find WMD and questions about </text:span></text:p>
          </draw:text-box>
        </draw:frame>
        <draw:frame draw:style-name="gr1" draw:text-style-name="P2" draw:layer="layout" svg:width="14.84cm" svg:height="0.475cm" svg:x="2.2cm" svg:y="4.568cm">
          <draw:text-box>
            <text:p text:style-name="P1"><text:span text:style-name="T15">whether the intelligence had been presented accurately after the conflict, </text:span></text:p>
          </draw:text-box>
        </draw:frame>
        <draw:frame draw:style-name="gr1" draw:text-style-name="P2" draw:layer="layout" svg:width="15.221cm" svg:height="0.475cm" svg:x="2.2cm" svg:y="5.133cm">
          <draw:text-box>
            <text:p text:style-name="P1"><text:span text:style-name="T15">Sir Richard Dearlove should have ensured that Ministers were aware of the </text:span></text:p>
          </draw:text-box>
        </draw:frame>
        <draw:frame draw:style-name="gr1" draw:text-style-name="P2" draw:layer="layout" svg:width="15.344cm" svg:height="0.475cm" svg:x="2.2cm" svg:y="5.697cm">
          <draw:text-box>
            <text:p text:style-name="P1"><text:span text:style-name="T15">position when he informed the Intelligence and Security Committee that the </text:span></text:p>
          </draw:text-box>
        </draw:frame>
        <draw:frame draw:style-name="gr1" draw:text-style-name="P2" draw:layer="layout" svg:width="6.653cm" svg:height="0.475cm" svg:x="2.2cm" svg:y="6.262cm">
          <draw:text-box>
            <text:p text:style-name="P1"><text:span text:style-name="T15">intelligence had been withdrawn.</text:span></text:p>
          </draw:text-box>
        </draw:frame>
        <draw:frame draw:style-name="gr6" draw:text-style-name="P8" draw:layer="layout" svg:width="11.504cm" svg:height="0.556cm" svg:x="2.2cm" svg:y="7.383cm">
          <draw:text-box>
            <text:p text:style-name="P1"><text:span text:style-name="T9">Withdrawal of two other streams of SIS reporting</text:span></text:p>
          </draw:text-box>
        </draw:frame>
        <draw:frame draw:style-name="gr1" draw:text-style-name="P2" draw:layer="layout" svg:width="15.187cm" svg:height="0.475cm" svg:x="2.2cm" svg:y="8.211cm">
          <draw:text-box>
            <text:p text:style-name="P1"><text:span text:style-name="T7">586. </text:span><text:span text:style-name="T15"><text:s/>By the middle of 2004, serious doubts had emerged about two further </text:span></text:p>
          </draw:text-box>
        </draw:frame>
        <draw:frame draw:style-name="gr1" draw:text-style-name="P2" draw:layer="layout" svg:width="14.239cm" svg:height="0.475cm" svg:x="2.2cm" svg:y="8.776cm">
          <draw:text-box>
            <text:p text:style-name="P1"><text:span text:style-name="T15">streams of reporting which had informed pre-conflict assessments on:</text:span></text:p>
          </draw:text-box>
        </draw:frame>
        <draw:frame draw:style-name="gr2" draw:text-style-name="P3" draw:layer="layout" svg:width="0.634cm" svg:height="0.712cm" svg:x="2.95cm" svg:y="9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2cm" svg:height="0.475cm" svg:x="3.7cm" svg:y="9.69cm">
          <draw:text-box>
            <text:p text:style-name="P1"><text:span text:style-name="T15">the production and possession of stocks of chemical and </text:span></text:p>
          </draw:text-box>
        </draw:frame>
        <draw:frame draw:style-name="gr1" draw:text-style-name="P2" draw:layer="layout" svg:width="3.609cm" svg:height="0.475cm" svg:x="3.7cm" svg:y="10.255cm">
          <draw:text-box>
            <text:p text:style-name="P1"><text:span text:style-name="T15">biological agents;</text:span></text:p>
          </draw:text-box>
        </draw:frame>
        <draw:frame draw:style-name="gr2" draw:text-style-name="P3" draw:layer="layout" svg:width="0.634cm" svg:height="0.712cm" svg:x="2.95cm" svg:y="10.7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63cm" svg:height="0.475cm" svg:x="3.7cm" svg:y="10.919cm">
          <draw:text-box>
            <text:p text:style-name="P1"><text:span text:style-name="T15">the weaponisation and deployment of those agents;</text:span></text:p>
          </draw:text-box>
        </draw:frame>
        <draw:frame draw:style-name="gr2" draw:text-style-name="P3" draw:layer="layout" svg:width="0.634cm" svg:height="0.712cm" svg:x="2.95cm" svg:y="11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86cm" svg:height="0.475cm" svg:x="3.7cm" svg:y="11.583cm">
          <draw:text-box>
            <text:p text:style-name="P1"><text:span text:style-name="T15">Iraq’s intentions to use chemical and biological weapons; and</text:span></text:p>
          </draw:text-box>
        </draw:frame>
        <draw:frame draw:style-name="gr2" draw:text-style-name="P3" draw:layer="layout" svg:width="0.634cm" svg:height="0.712cm" svg:x="2.95cm" svg:y="12.0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31cm" svg:height="0.475cm" svg:x="3.7cm" svg:y="12.248cm">
          <draw:text-box>
            <text:p text:style-name="P1"><text:span text:style-name="T15">Iraq’s strategy of concealment and deception.</text:span></text:p>
          </draw:text-box>
        </draw:frame>
        <draw:frame draw:style-name="gr1" draw:text-style-name="P2" draw:layer="layout" svg:width="15.199cm" svg:height="0.475cm" svg:x="2.2cm" svg:y="13.162cm">
          <draw:text-box>
            <text:p text:style-name="P1"><text:span text:style-name="T7">587. </text:span><text:span text:style-name="T15"><text:s/>On 2 June 2004, SIS alerted the FCO and No.10 to concerns about the </text:span></text:p>
          </draw:text-box>
        </draw:frame>
        <draw:frame draw:style-name="gr1" draw:text-style-name="P2" draw:layer="layout" svg:width="16.474cm" svg:height="0.475cm" svg:x="2.2cm" svg:y="13.727cm">
          <draw:text-box>
            <text:p text:style-name="P1"><text:span text:style-name="T15">reporting from the chain responsible for the “45 minutes” report and a number of </text:span></text:p>
          </draw:text-box>
        </draw:frame>
        <draw:frame draw:style-name="gr1" draw:text-style-name="P2" draw:layer="layout" svg:width="16.669cm" svg:height="0.475cm" svg:x="2.2cm" svg:y="14.291cm">
          <draw:text-box>
            <text:p text:style-name="P1"><text:span text:style-name="T15">other reports including the one which had informed the 27 November 2002 Update.</text:span></text:p>
          </draw:text-box>
        </draw:frame>
        <draw:frame draw:style-name="gr1" draw:text-style-name="P2" draw:layer="layout" svg:width="15.919cm" svg:height="0.475cm" svg:x="2.2cm" svg:y="15.206cm">
          <draw:text-box>
            <text:p text:style-name="P1"><text:span text:style-name="T7">588. </text:span><text:span text:style-name="T4"><text:s/>The ISC Report published in September 2003 stated that Sir Richard Dearlove </text:span></text:p>
          </draw:text-box>
        </draw:frame>
        <draw:frame draw:style-name="gr1" draw:text-style-name="P2" draw:layer="layout" svg:width="15.648cm" svg:height="0.475cm" svg:x="2.2cm" svg:y="15.77cm">
          <draw:text-box>
            <text:p text:style-name="P1"><text:span text:style-name="T4">told the Committee that the sourcing for the SIS report of 30 August (the source for </text:span></text:p>
          </draw:text-box>
        </draw:frame>
        <draw:frame draw:style-name="gr1" draw:text-style-name="P2" draw:layer="layout" svg:width="15.433cm" svg:height="0.475cm" svg:x="2.2cm" svg:y="16.335cm">
          <draw:text-box>
            <text:p text:style-name="P1"><text:span text:style-name="T4">the reference in the September dossier to chemical and biological weapons being </text:span></text:p>
          </draw:text-box>
        </draw:frame>
        <draw:frame draw:style-name="gr1" draw:text-style-name="P2" draw:layer="layout" svg:width="12.99cm" svg:height="0.475cm" svg:x="2.2cm" svg:y="16.899cm">
          <draw:text-box>
            <text:p text:style-name="P1"><text:span text:style-name="T4">deployable within 45 minutes of an order to use them), was “reliable”:</text:span></text:p>
          </draw:text-box>
        </draw:frame>
        <draw:frame draw:style-name="gr1" draw:text-style-name="P2" draw:layer="layout" svg:width="14.781cm" svg:height="0.475cm" svg:x="2.95cm" svg:y="17.813cm">
          <draw:text-box>
            <text:p text:style-name="P1"><text:span text:style-name="T4">“</text:span><text:span text:style-name="T4">The senior military officer named and quoted in the report was in a position to </text:span></text:p>
          </draw:text-box>
        </draw:frame>
        <draw:frame draw:style-name="gr1" draw:text-style-name="P2" draw:layer="layout" svg:width="12.427cm" svg:height="0.475cm" svg:x="2.95cm" svg:y="18.378cm">
          <draw:text-box>
            <text:p text:style-name="P1"><text:span text:style-name="T4">comment on the deployment of chemical and biological weapons.”</text:span></text:p>
          </draw:text-box>
        </draw:frame>
        <draw:frame draw:style-name="gr7" draw:text-style-name="P9" draw:layer="layout" svg:width="0.408cm" svg:height="0.276cm" svg:x="15.328cm" svg:y="18.397cm">
          <draw:text-box>
            <text:p text:style-name="P1"><text:span text:style-name="T13">226</text:span></text:p>
          </draw:text-box>
        </draw:frame>
        <draw:frame draw:style-name="gr1" draw:text-style-name="P2" draw:layer="layout" svg:width="16.584cm" svg:height="0.475cm" svg:x="2.2cm" svg:y="19.292cm">
          <draw:text-box>
            <text:p text:style-name="P1"><text:span text:style-name="T7">589. </text:span><text:span text:style-name="T4"><text:s/>SIS informed the FCO on 2 June 2004 that it had information casting doubt on the </text:span></text:p>
          </draw:text-box>
        </draw:frame>
        <draw:frame draw:style-name="gr1" draw:text-style-name="P2" draw:layer="layout" svg:width="16.698cm" svg:height="0.475cm" svg:x="2.2cm" svg:y="19.857cm">
          <draw:text-box>
            <text:p text:style-name="P1"><text:span text:style-name="T4">reliability of information from a sourcing chain which had provided intelligence before the </text:span></text:p>
          </draw:text-box>
        </draw:frame>
        <draw:frame draw:style-name="gr1" draw:text-style-name="P2" draw:layer="layout" svg:width="14.425cm" svg:height="0.475cm" svg:x="2.2cm" svg:y="20.421cm">
          <draw:text-box>
            <text:p text:style-name="P1"><text:span text:style-name="T4">conflict on Iraq’s intentions and ability to use chemical or biological weapons.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7" draw:text-style-name="P9" draw:layer="layout" svg:width="0.408cm" svg:height="0.276cm" svg:x="16.57cm" svg:y="20.44cm">
          <draw:text-box>
            <text:p text:style-name="P1"><text:span text:style-name="T13">227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26 </text:span></text:p>
          </draw:text-box>
        </draw:frame>
        <draw:frame draw:style-name="gr4" draw:text-style-name="P6" draw:layer="layout" svg:width="14.201cm" svg:height="0.395cm" svg:x="2.646cm" svg:y="25.51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782cm" svg:height="0.395cm" svg:x="2.2cm" svg:y="25.934cm">
          <draw:text-box>
            <text:p text:style-name="P1"><text:span text:style-name="T19">Assessments</text:span><text:span text:style-name="T11">, September 2003, Cm5972, paragraph 5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27 </text:span></text:p>
          </draw:text-box>
        </draw:frame>
        <draw:frame draw:style-name="gr4" draw:text-style-name="P6" draw:layer="layout" svg:width="15.653cm" svg:height="0.395cm" svg:x="2.646cm" svg:y="26.357cm">
          <draw:text-box>
            <text:p text:style-name="P1"><text:span text:style-name="T11">Minute SIS to Kidd, 2 June 2004, ‘Butler Review: Sourcing of 45 Minute Report’ attaching SIS Paper, </text:span></text:p>
          </draw:text-box>
        </draw:frame>
        <draw:frame draw:style-name="gr4" draw:text-style-name="P6" draw:layer="layout" svg:width="8.38cm" svg:height="0.395cm" svg:x="2.2cm" svg:y="26.781cm">
          <draw:text-box>
            <text:p text:style-name="P1"><text:span text:style-name="T11">2 June 2004, ‘Speaking Note for C to Lord Butler […]’.</text:span></text:p>
          </draw:text-box>
        </draw:frame>
      </draw:page>
      <draw:page draw:name="page10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6.296cm" svg:height="0.475cm" svg:x="2.2cm" svg:y="2.525cm">
          <draw:text-box>
            <text:p text:style-name="P1"><text:span text:style-name="T7">590. </text:span><text:span text:style-name="T4"><text:s/>The draft speaking note for Sir Richard Dearlove explained that new information, </text:span></text:p>
          </draw:text-box>
        </draw:frame>
        <draw:frame draw:style-name="gr1" draw:text-style-name="P2" draw:layer="layout" svg:width="15.602cm" svg:height="0.475cm" svg:x="2.2cm" svg:y="3.09cm">
          <draw:text-box>
            <text:p text:style-name="P1"><text:span text:style-name="T4">obtained recently when SIS met the sub-source for the first time, cast doubt on the </text:span></text:p>
          </draw:text-box>
        </draw:frame>
        <draw:frame draw:style-name="gr1" draw:text-style-name="P2" draw:layer="layout" svg:width="15.272cm" svg:height="0.475cm" svg:x="2.2cm" svg:y="3.654cm">
          <draw:text-box>
            <text:p text:style-name="P1"><text:span text:style-name="T4">reliability of his intelligence, and that he had provided the report referred to in the </text:span></text:p>
          </draw:text-box>
        </draw:frame>
        <draw:frame draw:style-name="gr1" draw:text-style-name="P2" draw:layer="layout" svg:width="7.728cm" svg:height="0.475cm" svg:x="2.2cm" svg:y="4.218cm">
          <draw:text-box>
            <text:p text:style-name="P1"><text:span text:style-name="T4">9 September 2002 JIC Assessment, that:</text:span></text:p>
          </draw:text-box>
        </draw:frame>
        <draw:frame draw:style-name="gr1" draw:text-style-name="P2" draw:layer="layout" svg:width="14.976cm" svg:height="0.475cm" svg:x="2.95cm" svg:y="5.133cm">
          <draw:text-box>
            <text:p text:style-name="P1"><text:span text:style-name="T4">“</text:span><text:span text:style-name="T4">Intelligence also indicates that chemical and biological munitions could be with </text:span></text:p>
          </draw:text-box>
        </draw:frame>
        <draw:frame draw:style-name="gr1" draw:text-style-name="P2" draw:layer="layout" svg:width="10.289cm" svg:height="0.475cm" svg:x="2.95cm" svg:y="5.697cm">
          <draw:text-box>
            <text:p text:style-name="P1"><text:span text:style-name="T4">military units and ready for firing within 20-45 minutes.”</text:span></text:p>
          </draw:text-box>
        </draw:frame>
        <draw:frame draw:style-name="gr1" draw:text-style-name="P2" draw:layer="layout" svg:width="15.377cm" svg:height="0.475cm" svg:x="2.2cm" svg:y="6.612cm">
          <draw:text-box>
            <text:p text:style-name="P1"><text:span text:style-name="T7">591. </text:span><text:span text:style-name="T4"><text:s/>There were also doubts about other reporting from the sub-source. SIS was </text:span></text:p>
          </draw:text-box>
        </draw:frame>
        <draw:frame draw:style-name="gr1" draw:text-style-name="P2" draw:layer="layout" svg:width="15.674cm" svg:height="0.475cm" svg:x="2.2cm" svg:y="7.176cm">
          <draw:text-box>
            <text:p text:style-name="P1"><text:span text:style-name="T4">pursuing its validation of the reports, but intended to inform Lord Butler of the issue </text:span></text:p>
          </draw:text-box>
        </draw:frame>
        <draw:frame draw:style-name="gr1" draw:text-style-name="P2" draw:layer="layout" svg:width="15.712cm" svg:height="0.475cm" svg:x="2.2cm" svg:y="7.741cm">
          <draw:text-box>
            <text:p text:style-name="P1"><text:span text:style-name="T4">before Sir Richard Dearlove gave further evidence to the Butler Review on 10 June.</text:span></text:p>
          </draw:text-box>
        </draw:frame>
        <draw:frame draw:style-name="gr1" draw:text-style-name="P2" draw:layer="layout" svg:width="16.275cm" svg:height="0.475cm" svg:x="2.2cm" svg:y="8.655cm">
          <draw:text-box>
            <text:p text:style-name="P1"><text:span text:style-name="T7">592. </text:span><text:span text:style-name="T4"><text:s/>When Mr Straw saw the papers he asked for them to be sent to Mr Blair “without </text:span></text:p>
          </draw:text-box>
        </draw:frame>
        <draw:frame draw:style-name="gr1" draw:text-style-name="P2" draw:layer="layout" svg:width="16.758cm" svg:height="0.475cm" svg:x="2.2cm" svg:y="9.22cm">
          <draw:text-box>
            <text:p text:style-name="P1"><text:span text:style-name="T4">delay”, commenting that SIS’s description of the new information as a “snag” was “a very </text:span></text:p>
          </draw:text-box>
        </draw:frame>
        <draw:frame draw:style-name="gr1" draw:text-style-name="P2" draw:layer="layout" svg:width="16.211cm" svg:height="0.475cm" svg:x="2.2cm" svg:y="9.784cm">
          <draw:text-box>
            <text:p text:style-name="P1"><text:span text:style-name="T4">major understatement”, and that the information seemed “to drive a coach and horses </text:span></text:p>
          </draw:text-box>
        </draw:frame>
        <draw:frame draw:style-name="gr1" draw:text-style-name="P2" draw:layer="layout" svg:width="8.291cm" svg:height="0.475cm" svg:x="2.2cm" svg:y="10.348cm">
          <draw:text-box>
            <text:p text:style-name="P1"><text:span text:style-name="T4">through the veracity of the 45-minute claim”.</text:span></text:p>
          </draw:text-box>
        </draw:frame>
        <draw:frame draw:style-name="gr7" draw:text-style-name="P9" draw:layer="layout" svg:width="0.408cm" svg:height="0.276cm" svg:x="10.459cm" svg:y="10.367cm">
          <draw:text-box>
            <text:p text:style-name="P1"><text:span text:style-name="T13">228</text:span></text:p>
          </draw:text-box>
        </draw:frame>
        <draw:frame draw:style-name="gr1" draw:text-style-name="P2" draw:layer="layout" svg:width="9.205cm" svg:height="0.475cm" svg:x="2.2cm" svg:y="11.263cm">
          <draw:text-box>
            <text:p text:style-name="P1"><text:span text:style-name="T7">593. </text:span><text:span text:style-name="T4"><text:s/>Sir Michael Jay, commented on the papers:</text:span></text:p>
          </draw:text-box>
        </draw:frame>
        <draw:frame draw:style-name="gr1" draw:text-style-name="P2" draw:layer="layout" svg:width="15.276cm" svg:height="0.475cm" svg:x="2.95cm" svg:y="12.177cm">
          <draw:text-box>
            <text:p text:style-name="P1"><text:span text:style-name="T4">“</text:span><text:span text:style-name="T4">I am sure we must be open with Butler about this – and/wd have thought go into </text:span></text:p>
          </draw:text-box>
        </draw:frame>
        <draw:frame draw:style-name="gr1" draw:text-style-name="P2" draw:layer="layout" svg:width="10.259cm" svg:height="0.475cm" svg:x="2.95cm" svg:y="12.742cm">
          <draw:text-box>
            <text:p text:style-name="P1"><text:span text:style-name="T4">more details than proposed in [draft speaking note] …”</text:span></text:p>
          </draw:text-box>
        </draw:frame>
        <draw:frame draw:style-name="gr7" draw:text-style-name="P9" draw:layer="layout" svg:width="0.408cm" svg:height="0.276cm" svg:x="13.163cm" svg:y="12.761cm">
          <draw:text-box>
            <text:p text:style-name="P1"><text:span text:style-name="T13">229</text:span></text:p>
          </draw:text-box>
        </draw:frame>
        <draw:frame draw:style-name="gr1" draw:text-style-name="P2" draw:layer="layout" svg:width="16.579cm" svg:height="0.475cm" svg:x="2.2cm" svg:y="13.656cm">
          <draw:text-box>
            <text:p text:style-name="P1"><text:span text:style-name="T7">594. </text:span><text:span text:style-name="T4"><text:s/>An SIS internal minute records that Sir Nigel Sheinwald, who succeeded Sir David </text:span></text:p>
          </draw:text-box>
        </draw:frame>
        <draw:frame draw:style-name="gr1" draw:text-style-name="P2" draw:layer="layout" svg:width="15.615cm" svg:height="0.475cm" svg:x="2.2cm" svg:y="14.221cm">
          <draw:text-box>
            <text:p text:style-name="P1"><text:span text:style-name="T4">Manning as Mr Blair’s Foreign Policy Adviser and Head of OD Sec in August 2003, </text:span></text:p>
          </draw:text-box>
        </draw:frame>
        <draw:frame draw:style-name="gr1" draw:text-style-name="P2" draw:layer="layout" svg:width="9.21cm" svg:height="0.475cm" svg:x="2.2cm" svg:y="14.785cm">
          <draw:text-box>
            <text:p text:style-name="P1"><text:span text:style-name="T4">discussed developments with Mr Blair on 5 June.</text:span></text:p>
          </draw:text-box>
        </draw:frame>
        <draw:frame draw:style-name="gr7" draw:text-style-name="P9" draw:layer="layout" svg:width="0.408cm" svg:height="0.276cm" svg:x="11.377cm" svg:y="14.804cm">
          <draw:text-box>
            <text:p text:style-name="P1"><text:span text:style-name="T13">230</text:span></text:p>
          </draw:text-box>
        </draw:frame>
        <draw:frame draw:style-name="gr1" draw:text-style-name="P2" draw:layer="layout" svg:width="15.585cm" svg:height="0.475cm" svg:x="2.2cm" svg:y="15.7cm">
          <draw:text-box>
            <text:p text:style-name="P1"><text:span text:style-name="T7">595. </text:span><text:span text:style-name="T4"><text:s/>On 7 June, Sir Nigel wrote to Mr Straw’s Private Office reporting that Mr Blair </text:span></text:p>
          </draw:text-box>
        </draw:frame>
        <draw:frame draw:style-name="gr1" draw:text-style-name="P2" draw:layer="layout" svg:width="16.474cm" svg:height="0.475cm" svg:x="2.2cm" svg:y="16.264cm">
          <draw:text-box>
            <text:p text:style-name="P1"><text:span text:style-name="T4">regarded the information “as a very serious development”, and that he had “asked for a </text:span></text:p>
          </draw:text-box>
        </draw:frame>
        <draw:frame draw:style-name="gr1" draw:text-style-name="P2" draw:layer="layout" svg:width="5.217cm" svg:height="0.475cm" svg:x="2.2cm" svg:y="16.828cm">
          <draw:text-box>
            <text:p text:style-name="P1"><text:span text:style-name="T4">clear damage assessment”.</text:span></text:p>
          </draw:text-box>
        </draw:frame>
        <draw:frame draw:style-name="gr7" draw:text-style-name="P9" draw:layer="layout" svg:width="0.408cm" svg:height="0.276cm" svg:x="7.4cm" svg:y="16.847cm">
          <draw:text-box>
            <text:p text:style-name="P1"><text:span text:style-name="T13">231</text:span></text:p>
          </draw:text-box>
        </draw:frame>
        <draw:frame draw:style-name="gr1" draw:text-style-name="P2" draw:layer="layout" svg:width="5.624cm" svg:height="0.475cm" svg:x="2.2cm" svg:y="17.743cm">
          <draw:text-box>
            <text:p text:style-name="P1"><text:span text:style-name="T7">596. </text:span><text:span text:style-name="T4"><text:s/>Mr Blair had also asked:</text:span></text:p>
          </draw:text-box>
        </draw:frame>
        <draw:frame draw:style-name="gr2" draw:text-style-name="P3" draw:layer="layout" svg:width="0.634cm" svg:height="0.712cm" svg:x="2.95cm" svg:y="18.5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6cm" svg:height="0.475cm" svg:x="3.7cm" svg:y="18.657cm">
          <draw:text-box>
            <text:p text:style-name="P1"><text:span text:style-name="T4">how the overall intelligence picture would be affected;</text:span></text:p>
          </draw:text-box>
        </draw:frame>
        <draw:frame draw:style-name="gr2" draw:text-style-name="P3" draw:layer="layout" svg:width="0.634cm" svg:height="0.712cm" svg:x="2.95cm" svg:y="19.1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19.322cm">
          <draw:text-box>
            <text:p text:style-name="P1"><text:span text:style-name="T4">what was “the position regarding the other main sources on Iraqi WMD”; and</text:span></text:p>
          </draw:text-box>
        </draw:frame>
        <draw:frame draw:style-name="gr2" draw:text-style-name="P3" draw:layer="layout" svg:width="0.634cm" svg:height="0.712cm" svg:x="2.95cm" svg:y="19.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19.986cm">
          <draw:text-box>
            <text:p text:style-name="P1"><text:span text:style-name="T4">“</text:span><text:span text:style-name="T4">where do we stand in our assessment of the veracity of Curve Ball’s material </text:span></text:p>
          </draw:text-box>
        </draw:frame>
        <draw:frame draw:style-name="gr1" draw:text-style-name="P2" draw:layer="layout" svg:width="14.433cm" svg:height="0.475cm" svg:x="3.7cm" svg:y="20.551cm">
          <draw:text-box>
            <text:p text:style-name="P1"><text:span text:style-name="T4">[the source for the majority of the reporting on mobile production facilities for </text:span></text:p>
          </draw:text-box>
        </draw:frame>
        <draw:frame draw:style-name="gr1" draw:text-style-name="P2" draw:layer="layout" svg:width="3.545cm" svg:height="0.475cm" svg:x="3.7cm" svg:y="21.115cm">
          <draw:text-box>
            <text:p text:style-name="P1"><text:span text:style-name="T4">biological agents]”.</text:span></text:p>
          </draw:text-box>
        </draw:frame>
        <draw:frame draw:style-name="gr1" draw:text-style-name="P2" draw:layer="layout" svg:width="16.042cm" svg:height="0.475cm" svg:x="2.2cm" svg:y="22.03cm">
          <draw:text-box>
            <text:p text:style-name="P1"><text:span text:style-name="T7">597. </text:span><text:span text:style-name="T4"><text:s/>Mr Blair agreed that Sir Richard Dearlove should brief Lord Butler, and that that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627cm" svg:height="0.475cm" svg:x="2.2cm" svg:y="22.594cm">
          <draw:text-box>
            <text:p text:style-name="P1"><text:span text:style-name="T4">should take place before other witnesses gave evidence to Lord Butler (on 8 June)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28 </text:span></text:p>
          </draw:text-box>
        </draw:frame>
        <draw:frame draw:style-name="gr4" draw:text-style-name="P6" draw:layer="layout" svg:width="12.888cm" svg:height="0.395cm" svg:x="2.646cm" svg:y="25.087cm">
          <draw:text-box>
            <text:p text:style-name="P1"><text:span text:style-name="T11">Minute Adams to Kidd, 4 June 2004, ‘Butler Review: Sourcing of 45 Minute Report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29 </text:span></text:p>
          </draw:text-box>
        </draw:frame>
        <draw:frame draw:style-name="gr4" draw:text-style-name="P6" draw:layer="layout" svg:width="14.518cm" svg:height="0.395cm" svg:x="2.646cm" svg:y="25.511cm">
          <draw:text-box>
            <text:p text:style-name="P1"><text:span text:style-name="T11">Manuscript comment Jay on Minute Adams to Kidd, 4 June 2004, ‘Butler Review: Sourcing of </text:span></text:p>
          </draw:text-box>
        </draw:frame>
        <draw:frame draw:style-name="gr4" draw:text-style-name="P6" draw:layer="layout" svg:width="2.864cm" svg:height="0.395cm" svg:x="2.2cm" svg:y="25.934cm">
          <draw:text-box>
            <text:p text:style-name="P1"><text:span text:style-name="T11">45 Minute Report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0 </text:span></text:p>
          </draw:text-box>
        </draw:frame>
        <draw:frame draw:style-name="gr4" draw:text-style-name="P6" draw:layer="layout" svg:width="11.86cm" svg:height="0.395cm" svg:x="2.646cm" svg:y="26.357cm">
          <draw:text-box>
            <text:p text:style-name="P1"><text:span text:style-name="T11">Minute SIS, 7 June 2004, ‘Butler Review/SIS: Sourcing of 45 Minute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31 </text:span></text:p>
          </draw:text-box>
        </draw:frame>
        <draw:frame draw:style-name="gr4" draw:text-style-name="P6" draw:layer="layout" svg:width="13.803cm" svg:height="0.395cm" svg:x="2.646cm" svg:y="26.781cm">
          <draw:text-box>
            <text:p text:style-name="P1"><text:span text:style-name="T11">Minute Sheinwald to Adams, 7 June 2004, ‘Butler Review: Sourcing of 45 Minute Report’.</text:span></text:p>
          </draw:text-box>
        </draw:frame>
      </draw:page>
      <draw:page draw:name="page10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2.338cm" svg:height="0.475cm" svg:x="2.2cm" svg:y="2.525cm">
          <draw:text-box>
            <text:p text:style-name="P1"><text:span text:style-name="T7">598. </text:span><text:span text:style-name="T4"><text:s/>SIS did not gain direct access to Curve Ball until early 2004.</text:span></text:p>
          </draw:text-box>
        </draw:frame>
        <draw:frame draw:style-name="gr7" draw:text-style-name="P9" draw:layer="layout" svg:width="0.408cm" svg:height="0.276cm" svg:x="14.46cm" svg:y="2.544cm">
          <draw:text-box>
            <text:p text:style-name="P1"><text:span text:style-name="T13">232</text:span></text:p>
          </draw:text-box>
        </draw:frame>
        <draw:frame draw:style-name="gr1" draw:text-style-name="P2" draw:layer="layout" svg:width="16.359cm" svg:height="0.475cm" svg:x="2.2cm" svg:y="3.44cm">
          <draw:text-box>
            <text:p text:style-name="P1"><text:span text:style-name="T7">599. </text:span><text:span text:style-name="T4"><text:s/>The US Commission on WMD reported that the CIA had doubts about Curve Ball </text:span></text:p>
          </draw:text-box>
        </draw:frame>
        <draw:frame draw:style-name="gr1" draw:text-style-name="P2" draw:layer="layout" svg:width="3.681cm" svg:height="0.475cm" svg:x="2.2cm" svg:y="4.004cm">
          <draw:text-box>
            <text:p text:style-name="P1"><text:span text:style-name="T4">from summer 2003:</text:span></text:p>
          </draw:text-box>
        </draw:frame>
        <draw:frame draw:style-name="gr1" draw:text-style-name="P2" draw:layer="layout" svg:width="14.967cm" svg:height="0.475cm" svg:x="2.95cm" svg:y="4.918cm">
          <draw:text-box>
            <text:p text:style-name="P1"><text:span text:style-name="T4">“</text:span><text:span text:style-name="T4">Any remaining doubts, however, were removed when the CIA was finally given </text:span></text:p>
          </draw:text-box>
        </draw:frame>
        <draw:frame draw:style-name="gr1" draw:text-style-name="P2" draw:layer="layout" svg:width="15.119cm" svg:height="0.475cm" svg:x="2.95cm" svg:y="5.483cm">
          <draw:text-box>
            <text:p text:style-name="P1"><text:span text:style-name="T4">access to Curve Ball himself in March 2004. At that time, Curve Ball’s inability to </text:span></text:p>
          </draw:text-box>
        </draw:frame>
        <draw:frame draw:style-name="gr1" draw:text-style-name="P2" draw:layer="layout" svg:width="15.284cm" svg:height="0.475cm" svg:x="2.95cm" svg:y="6.047cm">
          <draw:text-box>
            <text:p text:style-name="P1"><text:span text:style-name="T4">explain discrepancies in his reporting, his description of facilities and events, and </text:span></text:p>
          </draw:text-box>
        </draw:frame>
        <draw:frame draw:style-name="gr1" draw:text-style-name="P2" draw:layer="layout" svg:width="15.31cm" svg:height="0.475cm" svg:x="2.95cm" svg:y="6.612cm">
          <draw:text-box>
            <text:p text:style-name="P1"><text:span text:style-name="T4">his general demeanor led to the conclusion that his information was unreliable … </text:span></text:p>
          </draw:text-box>
        </draw:frame>
        <draw:frame draw:style-name="gr1" draw:text-style-name="P2" draw:layer="layout" svg:width="15.123cm" svg:height="0.475cm" svg:x="2.95cm" svg:y="7.176cm">
          <draw:text-box>
            <text:p text:style-name="P1"><text:span text:style-name="T4">Having concluded that Curve Ball had fabricated his reporting, CIA and Defense </text:span></text:p>
          </draw:text-box>
        </draw:frame>
        <draw:frame draw:style-name="gr1" draw:text-style-name="P2" draw:layer="layout" svg:width="4.845cm" svg:height="0.475cm" svg:x="2.95cm" svg:y="7.741cm">
          <draw:text-box>
            <text:p text:style-name="P1"><text:span text:style-name="T4">HUMINT recalled all of it.”</text:span></text:p>
          </draw:text-box>
        </draw:frame>
        <draw:frame draw:style-name="gr7" draw:text-style-name="P9" draw:layer="layout" svg:width="0.408cm" svg:height="0.276cm" svg:x="7.788cm" svg:y="7.759cm">
          <draw:text-box>
            <text:p text:style-name="P1"><text:span text:style-name="T13">233</text:span></text:p>
          </draw:text-box>
        </draw:frame>
        <draw:frame draw:style-name="gr1" draw:text-style-name="P2" draw:layer="layout" svg:width="14.924cm" svg:height="0.475cm" svg:x="2.2cm" svg:y="8.655cm">
          <draw:text-box>
            <text:p text:style-name="P1"><text:span text:style-name="T7">600. </text:span><text:span text:style-name="T4"><text:s/>A senior SIS officer replied to the questions raised by Mr Blair on 10 June.</text:span></text:p>
          </draw:text-box>
        </draw:frame>
        <draw:frame draw:style-name="gr7" draw:text-style-name="P9" draw:layer="layout" svg:width="0.408cm" svg:height="0.276cm" svg:x="17.072cm" svg:y="8.674cm">
          <draw:text-box>
            <text:p text:style-name="P1"><text:span text:style-name="T13">234</text:span></text:p>
          </draw:text-box>
        </draw:frame>
        <draw:frame draw:style-name="gr1" draw:text-style-name="P2" draw:layer="layout" svg:width="0.422cm" svg:height="0.475cm" svg:x="17.484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6cm" svg:height="0.475cm" svg:x="2.2cm" svg:y="9.22cm">
          <draw:text-box>
            <text:p text:style-name="P1"><text:span text:style-name="T4">The senior SIS officer stated that, if intelligence from the sub-source were withdrawn, </text:span></text:p>
          </draw:text-box>
        </draw:frame>
        <draw:frame draw:style-name="gr1" draw:text-style-name="P2" draw:layer="layout" svg:width="1.962cm" svg:height="0.475cm" svg:x="2.2cm" svg:y="9.784cm">
          <draw:text-box>
            <text:p text:style-name="P1"><text:span text:style-name="T4">there was:</text:span></text:p>
          </draw:text-box>
        </draw:frame>
        <draw:frame draw:style-name="gr1" draw:text-style-name="P2" draw:layer="layout" svg:width="14.29cm" svg:height="0.475cm" svg:x="2.95cm" svg:y="10.698cm">
          <draw:text-box>
            <text:p text:style-name="P1"><text:span text:style-name="T4">“… </text:span><text:span text:style-name="T4">still a body of intelligence which consistently indicated that Saddam was </text:span></text:p>
          </draw:text-box>
        </draw:frame>
        <draw:frame draw:style-name="gr1" draw:text-style-name="P2" draw:layer="layout" svg:width="15.97cm" svg:height="0.475cm" svg:x="2.95cm" svg:y="11.263cm">
          <draw:text-box>
            <text:p text:style-name="P1"><text:span text:style-name="T4">considering using CBW; that he would be prepared to use it against advancing allied </text:span></text:p>
          </draw:text-box>
        </draw:frame>
        <draw:frame draw:style-name="gr1" draw:text-style-name="P2" draw:layer="layout" svg:width="15.64cm" svg:height="0.475cm" svg:x="2.95cm" svg:y="11.827cm">
          <draw:text-box>
            <text:p text:style-name="P1"><text:span text:style-name="T4">forces; and that he considered possession of CBW vital to the long term survival of </text:span></text:p>
          </draw:text-box>
        </draw:frame>
        <draw:frame draw:style-name="gr1" draw:text-style-name="P2" draw:layer="layout" svg:width="2.216cm" svg:height="0.475cm" svg:x="2.95cm" svg:y="12.392cm">
          <draw:text-box>
            <text:p text:style-name="P1"><text:span text:style-name="T4">his regime.”</text:span></text:p>
          </draw:text-box>
        </draw:frame>
        <draw:frame draw:style-name="gr1" draw:text-style-name="P2" draw:layer="layout" svg:width="8.684cm" svg:height="0.475cm" svg:x="2.2cm" svg:y="13.306cm">
          <draw:text-box>
            <text:p text:style-name="P1"><text:span text:style-name="T7">601. </text:span><text:span text:style-name="T4"><text:s/>The senior SIS officer also reported that: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86cm" svg:height="0.475cm" svg:x="3.7cm" svg:y="14.221cm">
          <draw:text-box>
            <text:p text:style-name="P1"><text:span text:style-name="T4">SIS had received a large amount of liaison reporting, “about deception of </text:span></text:p>
          </draw:text-box>
        </draw:frame>
        <draw:frame draw:style-name="gr1" draw:text-style-name="P2" draw:layer="layout" svg:width="14.603cm" svg:height="0.475cm" svg:x="3.7cm" svg:y="14.785cm">
          <draw:text-box>
            <text:p text:style-name="P1"><text:span text:style-name="T4">UNMOVIC and the concealment of CBW; and limited reporting on the military </text:span></text:p>
          </draw:text-box>
        </draw:frame>
        <draw:frame draw:style-name="gr1" draw:text-style-name="P2" draw:layer="layout" svg:width="4.036cm" svg:height="0.475cm" svg:x="3.7cm" svg:y="15.35cm">
          <draw:text-box>
            <text:p text:style-name="P1"><text:span text:style-name="T4">deployment of CBW”.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84cm" svg:height="0.475cm" svg:x="3.7cm" svg:y="16.014cm">
          <draw:text-box>
            <text:p text:style-name="P1"><text:span text:style-name="T4">SIS was validating other sources.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8cm" svg:height="0.475cm" svg:x="3.7cm" svg:y="16.678cm">
          <draw:text-box>
            <text:p text:style-name="P1"><text:span text:style-name="T4">The CIA had already formally withdrawn some reporting from Curve Ball but SIS </text:span></text:p>
          </draw:text-box>
        </draw:frame>
        <draw:frame draw:style-name="gr1" draw:text-style-name="P2" draw:layer="layout" svg:width="15.242cm" svg:height="0.475cm" svg:x="3.7cm" svg:y="17.243cm">
          <draw:text-box>
            <text:p text:style-name="P1"><text:span text:style-name="T4">continued to judge that it was “premature to conclude … that all intelligence from </text:span></text:p>
          </draw:text-box>
        </draw:frame>
        <draw:frame draw:style-name="gr1" draw:text-style-name="P2" draw:layer="layout" svg:width="6.051cm" svg:height="0.475cm" svg:x="3.7cm" svg:y="17.807cm">
          <draw:text-box>
            <text:p text:style-name="P1"><text:span text:style-name="T4">the source must be discounted”.</text:span></text:p>
          </draw:text-box>
        </draw:frame>
        <draw:frame draw:style-name="gr1" draw:text-style-name="P2" draw:layer="layout" svg:width="15.86cm" svg:height="0.475cm" svg:x="2.2cm" svg:y="18.722cm">
          <draw:text-box>
            <text:p text:style-name="P1"><text:span text:style-name="T7">602. </text:span><text:span text:style-name="T4"><text:s/>The senior SIS officer added that, as a result of its discussions with Curve Ball </text:span></text:p>
          </draw:text-box>
        </draw:frame>
        <draw:frame draw:style-name="gr1" draw:text-style-name="P2" draw:layer="layout" svg:width="15.068cm" svg:height="0.475cm" svg:x="2.2cm" svg:y="19.286cm">
          <draw:text-box>
            <text:p text:style-name="P1"><text:span text:style-name="T4">earlier in 2004, the “most likely function” of the trailers he had described was “to </text:span></text:p>
          </draw:text-box>
        </draw:frame>
        <draw:frame draw:style-name="gr1" draw:text-style-name="P2" draw:layer="layout" svg:width="15.911cm" svg:height="0.475cm" svg:x="2.2cm" svg:y="19.851cm">
          <draw:text-box>
            <text:p text:style-name="P1"><text:span text:style-name="T4">provide a breakout production capability and not the continual production of material </text:span></text:p>
          </draw:text-box>
        </draw:frame>
        <draw:frame draw:style-name="gr1" draw:text-style-name="P2" draw:layer="layout" svg:width="2.855cm" svg:height="0.475cm" svg:x="2.2cm" svg:y="20.415cm">
          <draw:text-box>
            <text:p text:style-name="P1"><text:span text:style-name="T4">for stockpiling”.</text:span></text:p>
          </draw:text-box>
        </draw:frame>
        <draw:frame draw:style-name="gr1" draw:text-style-name="P2" draw:layer="layout" svg:width="16.529cm" svg:height="0.475cm" svg:x="2.2cm" svg:y="21.33cm">
          <draw:text-box>
            <text:p text:style-name="P1"><text:span text:style-name="T7">603. </text:span><text:span text:style-name="T4"><text:s/>Separately, Mr Tim Dowse, who succeeded Mr Miller as Chief of the Assessments </text:span></text:p>
          </draw:text-box>
        </draw:frame>
        <draw:frame draw:style-name="gr1" draw:text-style-name="P2" draw:layer="layout" svg:width="15.42cm" svg:height="0.475cm" svg:x="2.2cm" svg:y="21.894cm">
          <draw:text-box>
            <text:p text:style-name="P1"><text:span text:style-name="T4">Staff in November 2003, sent Sir Nigel Sheinwald an assessment of the impact of </text:span></text:p>
          </draw:text-box>
        </draw:frame>
        <draw:frame draw:style-name="gr1" draw:text-style-name="P2" draw:layer="layout" svg:width="14.086cm" svg:height="0.475cm" svg:x="2.2cm" svg:y="22.458cm">
          <draw:text-box>
            <text:p text:style-name="P1"><text:span text:style-name="T4">concerns about the reliability of the sourcing chain for the 45 minute report.</text:span></text:p>
          </draw:text-box>
        </draw:frame>
        <draw:frame draw:style-name="gr7" draw:text-style-name="P9" draw:layer="layout" svg:width="0.408cm" svg:height="0.276cm" svg:x="16.225cm" svg:y="22.477cm">
          <draw:text-box>
            <text:p text:style-name="P1"><text:span text:style-name="T13">235</text:span></text:p>
          </draw:text-box>
        </draw:frame>
        <draw:frame draw:style-name="gr1" draw:text-style-name="P2" draw:layer="layout" svg:width="2.145cm" svg:height="0.475cm" svg:x="16.637cm" svg:y="22.458cm">
          <draw:text-box>
            <text:p text:style-name="P1"><text:span text:style-name="T4"><text:s/></text:span><text:span text:style-name="T4">Mr Dowse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6.474cm" svg:height="0.475cm" svg:x="2.2cm" svg:y="23.023cm">
          <draw:text-box>
            <text:p text:style-name="P1"><text:span text:style-name="T4">stated that there were doubts about the sourcing chain which SIS was still investigating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32 </text:span></text:p>
          </draw:text-box>
        </draw:frame>
        <draw:frame draw:style-name="gr4" draw:text-style-name="P6" draw:layer="layout" svg:width="13.659cm" svg:height="0.395cm" svg:x="2.646cm" svg:y="25.087cm">
          <draw:text-box>
            <text:p text:style-name="P1"><text:span text:style-name="T11">Letter [senior SIS officer] to Scarlett, 24 March 2004, ‘CIA Position on Iraqi TPS Source’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33 </text:span></text:p>
          </draw:text-box>
        </draw:frame>
        <draw:frame draw:style-name="gr4" draw:text-style-name="P6" draw:layer="layout" svg:width="15.365cm" svg:height="0.395cm" svg:x="2.642cm" svg:y="25.511cm">
          <draw:text-box>
            <text:p text:style-name="P1"><text:span text:style-name="T11">The Commission on the Intelligence Capabilities of the United States Regarding Weapons of Mass </text:span></text:p>
          </draw:text-box>
        </draw:frame>
        <draw:frame draw:style-name="gr4" draw:text-style-name="P6" draw:layer="layout" svg:width="13.926cm" svg:height="0.395cm" svg:x="2.2cm" svg:y="25.934cm">
          <draw:text-box>
            <text:p text:style-name="P1"><text:span text:style-name="T11">Destruction, </text:span><text:span text:style-name="T19">Report to the President of the United States</text:span><text:span text:style-name="T11">, 31 March 2005, pages 106-108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4 </text:span></text:p>
          </draw:text-box>
        </draw:frame>
        <draw:frame draw:style-name="gr4" draw:text-style-name="P6" draw:layer="layout" svg:width="15.636cm" svg:height="0.395cm" svg:x="2.646cm" svg:y="26.357cm">
          <draw:text-box>
            <text:p text:style-name="P1"><text:span text:style-name="T11">Letter [senior SIS officer] to Sheinwald, 10 June 2004, ‘Butler Review: Sourcing of 45 Minute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35 </text:span></text:p>
          </draw:text-box>
        </draw:frame>
        <draw:frame draw:style-name="gr4" draw:text-style-name="P6" draw:layer="layout" svg:width="11.838cm" svg:height="0.395cm" svg:x="2.646cm" svg:y="26.781cm">
          <draw:text-box>
            <text:p text:style-name="P1"><text:span text:style-name="T11">Minute Dowse to Sheinwald, 18 June 2004, ‘Intelligence on Iraqi WMD: […]’.</text:span></text:p>
          </draw:text-box>
        </draw:frame>
      </draw:page>
      <draw:page draw:name="page10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line draw:style-name="gr16" draw:text-style-name="P10" draw:layer="layout" svg:x1="12.011cm" svg:y1="9.083cm" svg:x2="15.354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15.703cm" svg:height="0.475cm" svg:x="2.2cm" svg:y="2.525cm">
          <draw:text-box>
            <text:p text:style-name="P1"><text:span text:style-name="T7">604. </text:span><text:span text:style-name="T4"><text:s/>The sub-source for the 45 minute report had provided five reports which were </text:span></text:p>
          </draw:text-box>
        </draw:frame>
        <draw:frame draw:style-name="gr1" draw:text-style-name="P2" draw:layer="layout" svg:width="16.36cm" svg:height="0.475cm" svg:x="2.2cm" svg:y="3.09cm">
          <draw:text-box>
            <text:p text:style-name="P1"><text:span text:style-name="T4">drawn on in the JIC Assessments of 21 August, 9 September, 11 October, 6 December </text:span></text:p>
          </draw:text-box>
        </draw:frame>
        <draw:frame draw:style-name="gr1" draw:text-style-name="P2" draw:layer="layout" svg:width="14.696cm" svg:height="0.475cm" svg:x="2.2cm" svg:y="3.654cm">
          <draw:text-box>
            <text:p text:style-name="P1"><text:span text:style-name="T4">2002 and 19 February 2003. In addition, he had provided the reporting for the </text:span></text:p>
          </draw:text-box>
        </draw:frame>
        <draw:frame draw:style-name="gr1" draw:text-style-name="P2" draw:layer="layout" svg:width="5.361cm" svg:height="0.475cm" svg:x="2.2cm" svg:y="4.218cm">
          <draw:text-box>
            <text:p text:style-name="P1"><text:span text:style-name="T4">JIC Update of 27 November.</text:span></text:p>
          </draw:text-box>
        </draw:frame>
        <draw:frame draw:style-name="gr1" draw:text-style-name="P2" draw:layer="layout" svg:width="16.457cm" svg:height="0.475cm" svg:x="2.2cm" svg:y="5.133cm">
          <draw:text-box>
            <text:p text:style-name="P1"><text:span text:style-name="T7">605. </text:span><text:span text:style-name="T4"><text:s/>Mr Dowse wrote that, while the intelligence was not “crucial to key judgements” in </text:span></text:p>
          </draw:text-box>
        </draw:frame>
        <draw:frame draw:style-name="gr1" draw:text-style-name="P2" draw:layer="layout" svg:width="5.361cm" svg:height="0.475cm" svg:x="2.2cm" svg:y="5.697cm">
          <draw:text-box>
            <text:p text:style-name="P1"><text:span text:style-name="T4">the JIC Assessments, it had:</text:span></text:p>
          </draw:text-box>
        </draw:frame>
        <draw:frame draw:style-name="gr1" draw:text-style-name="P2" draw:layer="layout" svg:width="14.701cm" svg:height="0.475cm" svg:x="2.95cm" svg:y="6.612cm">
          <draw:text-box>
            <text:p text:style-name="P1"><text:span text:style-name="T4">“… </text:span><text:span text:style-name="T4">increased our confidence in judgements that Saddam possessed and was </text:span></text:p>
          </draw:text-box>
        </draw:frame>
        <draw:frame draw:style-name="gr1" draw:text-style-name="P2" draw:layer="layout" svg:width="14.446cm" svg:height="0.475cm" svg:x="2.95cm" svg:y="7.176cm">
          <draw:text-box>
            <text:p text:style-name="P1"><text:span text:style-name="T4">prepared to use chemical and biological weapons – but these also rested on </text:span></text:p>
          </draw:text-box>
        </draw:frame>
        <draw:frame draw:style-name="gr1" draw:text-style-name="P2" draw:layer="layout" svg:width="3.473cm" svg:height="0.475cm" svg:x="2.95cm" svg:y="7.741cm">
          <draw:text-box>
            <text:p text:style-name="P1"><text:span text:style-name="T4">other intelligence.”</text:span></text:p>
          </draw:text-box>
        </draw:frame>
        <draw:frame draw:style-name="gr1" draw:text-style-name="P2" draw:layer="layout" svg:width="16.304cm" svg:height="0.475cm" svg:x="2.2cm" svg:y="8.655cm">
          <draw:text-box>
            <text:p text:style-name="P1"><text:span text:style-name="T7">606. </text:span><text:span text:style-name="T4"><text:s/>Reporting from the sub-source was crucial on “one detailed point”, the statement </text:span></text:p>
          </draw:text-box>
        </draw:frame>
        <draw:frame draw:style-name="gr1" draw:text-style-name="P2" draw:layer="layout" svg:width="16.635cm" svg:height="0.475cm" svg:x="2.2cm" svg:y="9.22cm">
          <draw:text-box>
            <text:p text:style-name="P1"><text:span text:style-name="T4">in the 9 September Assessment that Iraq could deploy chemical and biological weapons </text:span></text:p>
          </draw:text-box>
        </draw:frame>
        <draw:frame draw:style-name="gr1" draw:text-style-name="P2" draw:layer="layout" svg:width="3.401cm" svg:height="0.475cm" svg:x="2.2cm" svg:y="9.784cm">
          <draw:text-box>
            <text:p text:style-name="P1"><text:span text:style-name="T4">within 45 minutes.</text:span></text:p>
          </draw:text-box>
        </draw:frame>
        <draw:frame draw:style-name="gr1" draw:text-style-name="P2" draw:layer="layout" svg:width="4.396cm" svg:height="0.475cm" svg:x="2.2cm" svg:y="10.698cm">
          <draw:text-box>
            <text:p text:style-name="P1"><text:span text:style-name="T7">607. </text:span><text:span text:style-name="T4"><text:s/>Mr Dowse added:</text:span></text:p>
          </draw:text-box>
        </draw:frame>
        <draw:frame draw:style-name="gr1" draw:text-style-name="P2" draw:layer="layout" svg:width="15.437cm" svg:height="0.475cm" svg:x="2.95cm" svg:y="11.613cm">
          <draw:text-box>
            <text:p text:style-name="P1"><text:span text:style-name="T4">“</text:span><text:span text:style-name="T4">However, this would not have materially affected the key JIC judgements on Iraqi </text:span></text:p>
          </draw:text-box>
        </draw:frame>
        <draw:frame draw:style-name="gr1" draw:text-style-name="P2" draw:layer="layout" svg:width="15.001cm" svg:height="0.475cm" svg:x="2.95cm" svg:y="12.177cm">
          <draw:text-box>
            <text:p text:style-name="P1"><text:span text:style-name="T4">capabilities: it was seen simply as extra detail supporting the picture of the Iraqi </text:span></text:p>
          </draw:text-box>
        </draw:frame>
        <draw:frame draw:style-name="gr1" draw:text-style-name="P2" draw:layer="layout" svg:width="15.246cm" svg:height="0.475cm" svg:x="2.95cm" svg:y="12.742cm">
          <draw:text-box>
            <text:p text:style-name="P1"><text:span text:style-name="T4">command and control structure that we already had, based on other intelligence. </text:span></text:p>
          </draw:text-box>
        </draw:frame>
        <draw:frame draw:style-name="gr1" draw:text-style-name="P2" draw:layer="layout" svg:width="15.712cm" svg:height="0.475cm" svg:x="2.95cm" svg:y="13.306cm">
          <draw:text-box>
            <text:p text:style-name="P1"><text:span text:style-name="T4">The prominence this point has received in the media since the conflict was not how </text:span></text:p>
          </draw:text-box>
        </draw:frame>
        <draw:frame draw:style-name="gr1" draw:text-style-name="P2" draw:layer="layout" svg:width="6.521cm" svg:height="0.475cm" svg:x="2.95cm" svg:y="13.871cm">
          <draw:text-box>
            <text:p text:style-name="P1"><text:span text:style-name="T4">it was seen by the JIC at the time.”</text:span></text:p>
          </draw:text-box>
        </draw:frame>
        <draw:frame draw:style-name="gr1" draw:text-style-name="P2" draw:layer="layout" svg:width="14.569cm" svg:height="0.475cm" svg:x="2.2cm" svg:y="14.785cm">
          <draw:text-box>
            <text:p text:style-name="P1"><text:span text:style-name="T7">608. </text:span><text:span text:style-name="T4"><text:s/>An internal SIS minute of 8 June also identified that the sub-source had </text:span></text:p>
          </draw:text-box>
        </draw:frame>
        <draw:frame draw:style-name="gr1" draw:text-style-name="P2" draw:layer="layout" svg:width="16.258cm" svg:height="0.475cm" svg:x="2.2cm" svg:y="15.35cm">
          <draw:text-box>
            <text:p text:style-name="P1"><text:span text:style-name="T4">provided a report in late 2002 that Iraq had an indigenous UAV programme capable of </text:span></text:p>
          </draw:text-box>
        </draw:frame>
        <draw:frame draw:style-name="gr1" draw:text-style-name="P2" draw:layer="layout" svg:width="2.652cm" svg:height="0.475cm" svg:x="2.2cm" svg:y="15.914cm">
          <draw:text-box>
            <text:p text:style-name="P1"><text:span text:style-name="T4">CBW delivery.</text:span></text:p>
          </draw:text-box>
        </draw:frame>
        <draw:frame draw:style-name="gr7" draw:text-style-name="P9" draw:layer="layout" svg:width="0.408cm" svg:height="0.276cm" svg:x="4.85cm" svg:y="15.933cm">
          <draw:text-box>
            <text:p text:style-name="P1"><text:span text:style-name="T13">236</text:span></text:p>
          </draw:text-box>
        </draw:frame>
        <draw:frame draw:style-name="gr1" draw:text-style-name="P2" draw:layer="layout" svg:width="15.843cm" svg:height="0.475cm" svg:x="2.2cm" svg:y="16.828cm">
          <draw:text-box>
            <text:p text:style-name="P1"><text:span text:style-name="T7">609. </text:span><text:span text:style-name="T4"><text:s/>Mr Dowse wrote to Sir Nigel Sheinwald again on 7 July, reporting that SIS had </text:span></text:p>
          </draw:text-box>
        </draw:frame>
        <draw:frame draw:style-name="gr1" draw:text-style-name="P2" draw:layer="layout" svg:width="15.843cm" svg:height="0.475cm" svg:x="2.2cm" svg:y="17.393cm">
          <draw:text-box>
            <text:p text:style-name="P1"><text:span text:style-name="T4">provided a more detailed summary of its work to validate the pre-conflict sources on </text:span></text:p>
          </draw:text-box>
        </draw:frame>
        <draw:frame draw:style-name="gr1" draw:text-style-name="P2" draw:layer="layout" svg:width="6.369cm" svg:height="0.475cm" svg:x="2.2cm" svg:y="17.957cm">
          <draw:text-box>
            <text:p text:style-name="P1"><text:span text:style-name="T4">Iraqi WMD, which was continuing.</text:span></text:p>
          </draw:text-box>
        </draw:frame>
        <draw:frame draw:style-name="gr7" draw:text-style-name="P9" draw:layer="layout" svg:width="0.408cm" svg:height="0.276cm" svg:x="8.552cm" svg:y="17.976cm">
          <draw:text-box>
            <text:p text:style-name="P1"><text:span text:style-name="T13">237</text:span></text:p>
          </draw:text-box>
        </draw:frame>
        <draw:frame draw:style-name="gr1" draw:text-style-name="P2" draw:layer="layout" svg:width="5.149cm" svg:height="0.475cm" svg:x="2.2cm" svg:y="18.872cm">
          <draw:text-box>
            <text:p text:style-name="P1"><text:span text:style-name="T7">610. </text:span><text:span text:style-name="T4"><text:s/>Mr Dowse concluded:</text:span></text:p>
          </draw:text-box>
        </draw:frame>
        <draw:frame draw:style-name="gr1" draw:text-style-name="P2" draw:layer="layout" svg:width="15.187cm" svg:height="0.475cm" svg:x="2.95cm" svg:y="19.786cm">
          <draw:text-box>
            <text:p text:style-name="P1"><text:span text:style-name="T4">“… </text:span><text:span text:style-name="T4">we see no reason at present to revise JIC judgements on Iraqi WMD beyond </text:span></text:p>
          </draw:text-box>
        </draw:frame>
        <draw:frame draw:style-name="gr1" draw:text-style-name="P2" draw:layer="layout" svg:width="14.26cm" svg:height="0.475cm" svg:x="2.95cm" svg:y="20.351cm">
          <draw:text-box>
            <text:p text:style-name="P1"><text:span text:style-name="T4">the (objectively minor, but presentationally very awkward) point over the ‘45 </text:span></text:p>
          </draw:text-box>
        </draw:frame>
        <draw:frame draw:style-name="gr1" draw:text-style-name="P2" draw:layer="layout" svg:width="3.351cm" svg:height="0.475cm" svg:x="2.95cm" svg:y="20.915cm">
          <draw:text-box>
            <text:p text:style-name="P1"><text:span text:style-name="T4">minutes’ claim …”</text:span></text:p>
          </draw:text-box>
        </draw:frame>
        <draw:frame draw:style-name="gr1" draw:text-style-name="P2" draw:layer="layout" svg:width="15.348cm" svg:height="0.475cm" svg:x="2.2cm" svg:y="21.83cm">
          <draw:text-box>
            <text:p text:style-name="P1"><text:span text:style-name="T7">611. </text:span><text:span text:style-name="T15"><text:s/>The Butler Report published on 14 July stated that serious doubts had </text:span></text:p>
          </draw:text-box>
        </draw:frame>
        <draw:frame draw:style-name="gr1" draw:text-style-name="P2" draw:layer="layout" svg:width="12.833cm" svg:height="0.475cm" svg:x="2.2cm" svg:y="22.394cm">
          <draw:text-box>
            <text:p text:style-name="P1"><text:span text:style-name="T15">emerged about the reliability of intelligence from three sources.</text:span></text:p>
          </draw:text-box>
        </draw:frame>
        <draw:frame draw:style-name="gr1" draw:text-style-name="P2" draw:layer="layout" svg:width="8.79cm" svg:height="0.475cm" svg:x="2.2cm" svg:y="23.308cm">
          <draw:text-box>
            <text:p text:style-name="P1"><text:span text:style-name="T7">612. </text:span><text:span text:style-name="T4"><text:s/>The Butler Report recorded that SIS had:</text:span></text:p>
          </draw:text-box>
        </draw:frame>
        <draw:frame draw:style-name="gr1" draw:text-style-name="P2" draw:layer="layout" svg:width="15.039cm" svg:height="0.475cm" svg:x="2.95cm" svg:y="24.223cm">
          <draw:text-box>
            <text:p text:style-name="P1"><text:span text:style-name="T4">“… </text:span><text:span text:style-name="T4">provided a series of commentaries on the results of their post-war validation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552cm" svg:height="0.475cm" svg:x="2.95cm" svg:y="24.787cm">
          <draw:text-box>
            <text:p text:style-name="P1"><text:span text:style-name="T4">of the main sources of human intelligence … on Iraqi chemical and biological 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36 </text:span></text:p>
          </draw:text-box>
        </draw:frame>
        <draw:frame draw:style-name="gr4" draw:text-style-name="P6" draw:layer="layout" svg:width="11.86cm" svg:height="0.395cm" svg:x="2.646cm" svg:y="26.357cm">
          <draw:text-box>
            <text:p text:style-name="P1"><text:span text:style-name="T11">Minute SIS, 8 June 2004, ‘Butler Review/SIS: Sourcing of 45 Minute Report’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37 </text:span></text:p>
          </draw:text-box>
        </draw:frame>
        <draw:frame draw:style-name="gr4" draw:text-style-name="P6" draw:layer="layout" svg:width="12.283cm" svg:height="0.395cm" svg:x="2.646cm" svg:y="26.781cm">
          <draw:text-box>
            <text:p text:style-name="P1"><text:span text:style-name="T11">Minute Dowse to Sheinwald, 7 July 2004, ‘Validation of Sources on Iraqi WMD’.</text:span></text:p>
          </draw:text-box>
        </draw:frame>
      </draw:page>
      <draw:page draw:name="page11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1" draw:text-style-name="P2" draw:layer="layout" svg:width="15.737cm" svg:height="0.475cm" svg:x="2.95cm" svg:y="2.525cm">
          <draw:text-box>
            <text:p text:style-name="P1"><text:span text:style-name="T4">weapons, their use and their concealment … [D]oubts – and in some cases serious </text:span></text:p>
          </draw:text-box>
        </draw:frame>
        <draw:frame draw:style-name="gr1" draw:text-style-name="P2" draw:layer="layout" svg:width="15.974cm" svg:height="0.475cm" svg:x="2.95cm" svg:y="3.09cm">
          <draw:text-box>
            <text:p text:style-name="P1"><text:span text:style-name="T4">doubts – have emerged about the reliability of intelligence from three sources whose </text:span></text:p>
          </draw:text-box>
        </draw:frame>
        <draw:frame draw:style-name="gr1" draw:text-style-name="P2" draw:layer="layout" svg:width="15.513cm" svg:height="0.475cm" svg:x="2.95cm" svg:y="3.654cm">
          <draw:text-box>
            <text:p text:style-name="P1"><text:span text:style-name="T4">intelligence helped to underpin JIC Assessments and the Government’s dossier of </text:span></text:p>
          </draw:text-box>
        </draw:frame>
        <draw:frame draw:style-name="gr1" draw:text-style-name="P2" draw:layer="layout" svg:width="3.406cm" svg:height="0.475cm" svg:x="2.95cm" svg:y="4.218cm">
          <draw:text-box>
            <text:p text:style-name="P1"><text:span text:style-name="T4">September 2002.”</text:span></text:p>
          </draw:text-box>
        </draw:frame>
        <draw:frame draw:style-name="gr7" draw:text-style-name="P9" draw:layer="layout" svg:width="0.408cm" svg:height="0.276cm" svg:x="6.339cm" svg:y="4.237cm">
          <draw:text-box>
            <text:p text:style-name="P1"><text:span text:style-name="T13">238</text:span></text:p>
          </draw:text-box>
        </draw:frame>
        <draw:frame draw:style-name="gr1" draw:text-style-name="P2" draw:layer="layout" svg:width="16.77cm" svg:height="0.475cm" svg:x="2.2cm" svg:y="5.133cm">
          <draw:text-box>
            <text:p text:style-name="P1"><text:span text:style-name="T7">613. </text:span><text:span text:style-name="T4"><text:s/>The withdrawal of intelligence in July 2003 from the source of the reports issued on </text:span></text:p>
          </draw:text-box>
        </draw:frame>
        <draw:frame draw:style-name="gr1" draw:text-style-name="P2" draw:layer="layout" svg:width="11.644cm" svg:height="0.475cm" svg:x="2.2cm" svg:y="5.697cm">
          <draw:text-box>
            <text:p text:style-name="P1"><text:span text:style-name="T4">11 and 23 September 2002 is dealt with earlier in this Section.</text:span></text:p>
          </draw:text-box>
        </draw:frame>
        <draw:frame draw:style-name="gr1" draw:text-style-name="P2" draw:layer="layout" svg:width="15.648cm" svg:height="0.475cm" svg:x="2.2cm" svg:y="6.612cm">
          <draw:text-box>
            <text:p text:style-name="P1"><text:span text:style-name="T7">614. </text:span><text:span text:style-name="T4"><text:s/>The Butler Report stated that more than 80 percent of the human intelligence </text:span></text:p>
          </draw:text-box>
        </draw:frame>
        <draw:frame draw:style-name="gr1" draw:text-style-name="P2" draw:layer="layout" svg:width="15.708cm" svg:height="0.475cm" svg:x="2.2cm" svg:y="7.176cm">
          <draw:text-box>
            <text:p text:style-name="P1"><text:span text:style-name="T4">reports “which had had a material influence on JIC Assessments on Iraqi deception </text:span></text:p>
          </draw:text-box>
        </draw:frame>
        <draw:frame draw:style-name="gr1" draw:text-style-name="P2" draw:layer="layout" svg:width="16.089cm" svg:height="0.475cm" svg:x="2.2cm" svg:y="7.741cm">
          <draw:text-box>
            <text:p text:style-name="P1"><text:span text:style-name="T4">and concealment … came from two principal sources”; and that one of those sources </text:span></text:p>
          </draw:text-box>
        </draw:frame>
        <draw:frame draw:style-name="gr1" draw:text-style-name="P2" draw:layer="layout" svg:width="6.475cm" svg:height="0.475cm" svg:x="2.2cm" svg:y="8.305cm">
          <draw:text-box>
            <text:p text:style-name="P1"><text:span text:style-name="T4">produced two-thirds of the reports.</text:span></text:p>
          </draw:text-box>
        </draw:frame>
        <draw:frame draw:style-name="gr7" draw:text-style-name="P9" draw:layer="layout" svg:width="0.408cm" svg:height="0.276cm" svg:x="8.647cm" svg:y="8.324cm">
          <draw:text-box>
            <text:p text:style-name="P1"><text:span text:style-name="T13">239</text:span></text:p>
          </draw:text-box>
        </draw:frame>
        <draw:frame draw:style-name="gr1" draw:text-style-name="P2" draw:layer="layout" svg:width="8.511cm" svg:height="0.475cm" svg:x="9.059cm" svg:y="8.305cm">
          <draw:text-box>
            <text:p text:style-name="P1"><text:span text:style-name="T4"><text:s/></text:span><text:span text:style-name="T4">Because both sources were “believed at the </text:span></text:p>
          </draw:text-box>
        </draw:frame>
        <draw:frame draw:style-name="gr1" draw:text-style-name="P2" draw:layer="layout" svg:width="15.835cm" svg:height="0.475cm" svg:x="2.2cm" svg:y="8.87cm">
          <draw:text-box>
            <text:p text:style-name="P1"><text:span text:style-name="T4">time to be reporting reliably”, there would have been “a tendency for the intelligence </text:span></text:p>
          </draw:text-box>
        </draw:frame>
        <draw:frame draw:style-name="gr1" draw:text-style-name="P2" draw:layer="layout" svg:width="16cm" svg:height="0.475cm" svg:x="2.2cm" svg:y="9.434cm">
          <draw:text-box>
            <text:p text:style-name="P1"><text:span text:style-name="T4">community to assume that they were similarly reporting reliably on Iraqi concealment </text:span></text:p>
          </draw:text-box>
        </draw:frame>
        <draw:frame draw:style-name="gr1" draw:text-style-name="P2" draw:layer="layout" svg:width="2.936cm" svg:height="0.475cm" svg:x="2.2cm" svg:y="9.998cm">
          <draw:text-box>
            <text:p text:style-name="P1"><text:span text:style-name="T4">and deception”.</text:span></text:p>
          </draw:text-box>
        </draw:frame>
        <draw:frame draw:style-name="gr1" draw:text-style-name="P2" draw:layer="layout" svg:width="16.753cm" svg:height="0.475cm" svg:x="2.2cm" svg:y="10.913cm">
          <draw:text-box>
            <text:p text:style-name="P1"><text:span text:style-name="T7">615. </text:span><text:span text:style-name="T4"><text:s/>In a footnote, the Butler Report drew attention to the fact that, during SIS validation </text:span></text:p>
          </draw:text-box>
        </draw:frame>
        <draw:frame draw:style-name="gr1" draw:text-style-name="P2" draw:layer="layout" svg:width="16.779cm" svg:height="0.475cm" svg:x="2.2cm" svg:y="11.477cm">
          <draw:text-box>
            <text:p text:style-name="P1"><text:span text:style-name="T4">of its sources after the conflict, doubts had emerged about the reliability of reporting from </text:span></text:p>
          </draw:text-box>
        </draw:frame>
        <draw:frame draw:style-name="gr1" draw:text-style-name="P2" draw:layer="layout" svg:width="10.797cm" svg:height="0.475cm" svg:x="2.2cm" svg:y="12.042cm">
          <draw:text-box>
            <text:p text:style-name="P1"><text:span text:style-name="T4">the source providing the smaller proportion of the reports.</text:span></text:p>
          </draw:text-box>
        </draw:frame>
        <draw:frame draw:style-name="gr1" draw:text-style-name="P2" draw:layer="layout" svg:width="16.723cm" svg:height="0.475cm" svg:x="2.2cm" svg:y="12.956cm">
          <draw:text-box>
            <text:p text:style-name="P1"><text:span text:style-name="T7">616. </text:span><text:span text:style-name="T4"><text:s/>The Butler Report stated that two sources had produced “some two-thirds of all the </text:span></text:p>
          </draw:text-box>
        </draw:frame>
        <draw:frame draw:style-name="gr1" draw:text-style-name="P2" draw:layer="layout" svg:width="16.698cm" svg:height="0.475cm" svg:x="2.2cm" svg:y="13.521cm">
          <draw:text-box>
            <text:p text:style-name="P1"><text:span text:style-name="T4">intelligence reports” circulated in 2002. Those reports had “had a significant influence on </text:span></text:p>
          </draw:text-box>
        </draw:frame>
        <draw:frame draw:style-name="gr1" draw:text-style-name="P2" draw:layer="layout" svg:width="14.124cm" svg:height="0.475cm" svg:x="2.2cm" svg:y="14.085cm">
          <draw:text-box>
            <text:p text:style-name="P1"><text:span text:style-name="T4">intelligence assessments on Iraqi use of chemical and biological weapons”: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15cm">
          <draw:text-box>
            <text:p text:style-name="P1"><text:span text:style-name="T4">One of those sources “reported accurately and authoritatively on some key </text:span></text:p>
          </draw:text-box>
        </draw:frame>
        <draw:frame draw:style-name="gr1" draw:text-style-name="P2" draw:layer="layout" svg:width="14.793cm" svg:height="0.475cm" svg:x="3.7cm" svg:y="15.564cm">
          <draw:text-box>
            <text:p text:style-name="P1"><text:span text:style-name="T4">issues”, but on the “production and stocks of chemical and biological weapons </text:span></text:p>
          </draw:text-box>
        </draw:frame>
        <draw:frame draw:style-name="gr1" draw:text-style-name="P2" draw:layer="layout" svg:width="15.221cm" svg:height="0.475cm" svg:x="3.7cm" svg:y="16.128cm">
          <draw:text-box>
            <text:p text:style-name="P1"><text:span text:style-name="T4">and agents, he could only report what he learned from others in his circle of high </text:span></text:p>
          </draw:text-box>
        </draw:frame>
        <draw:frame draw:style-name="gr1" draw:text-style-name="P2" draw:layer="layout" svg:width="5.107cm" svg:height="0.475cm" svg:x="3.7cm" svg:y="16.693cm">
          <draw:text-box>
            <text:p text:style-name="P1"><text:span text:style-name="T4">level contacts in Baghdad”.</text:span></text:p>
          </draw:text-box>
        </draw:frame>
        <draw:frame draw:style-name="gr2" draw:text-style-name="P3" draw:layer="layout" svg:width="0.634cm" svg:height="0.712cm" svg:x="2.95cm" svg:y="17.2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7cm" svg:height="0.475cm" svg:x="3.7cm" svg:y="17.357cm">
          <draw:text-box>
            <text:p text:style-name="P1"><text:span text:style-name="T4">In 2002, SIS issued a number of reports from the second source “quoting a new </text:span></text:p>
          </draw:text-box>
        </draw:frame>
        <draw:frame draw:style-name="gr1" draw:text-style-name="P2" draw:layer="layout" svg:width="14.594cm" svg:height="0.475cm" svg:x="3.7cm" svg:y="17.922cm">
          <draw:text-box>
            <text:p text:style-name="P1"><text:span text:style-name="T4">sub-source on Iraqi chemical and biological programmes and intentions”. SIS </text:span></text:p>
          </draw:text-box>
        </draw:frame>
        <draw:frame draw:style-name="gr1" draw:text-style-name="P2" draw:layer="layout" svg:width="15.056cm" svg:height="0.475cm" svg:x="3.7cm" svg:y="18.486cm">
          <draw:text-box>
            <text:p text:style-name="P1"><text:span text:style-name="T4">considered the second source “to be an established and reliable source” whose </text:span></text:p>
          </draw:text-box>
        </draw:frame>
        <draw:frame draw:style-name="gr1" draw:text-style-name="P2" draw:layer="layout" svg:width="14.984cm" svg:height="0.475cm" svg:x="3.7cm" svg:y="19.051cm">
          <draw:text-box>
            <text:p text:style-name="P1"><text:span text:style-name="T4">“</text:span><text:span text:style-name="T4">intelligence on other subjects had previously been corroborated”. SIS had also </text:span></text:p>
          </draw:text-box>
        </draw:frame>
        <draw:frame draw:style-name="gr1" draw:text-style-name="P2" draw:layer="layout" svg:width="13.82cm" svg:height="0.475cm" svg:x="3.7cm" svg:y="19.615cm">
          <draw:text-box>
            <text:p text:style-name="P1"><text:span text:style-name="T4">included a caution about the sub-source’s links to Iraqi opposition groups.</text:span></text:p>
          </draw:text-box>
        </draw:frame>
        <draw:frame draw:style-name="gr7" draw:text-style-name="P9" draw:layer="layout" svg:width="0.408cm" svg:height="0.276cm" svg:x="17.459cm" svg:y="19.634cm">
          <draw:text-box>
            <text:p text:style-name="P1"><text:span text:style-name="T13">240</text:span></text:p>
          </draw:text-box>
        </draw:frame>
        <draw:frame draw:style-name="gr1" draw:text-style-name="P2" draw:layer="layout" svg:width="7.8cm" svg:height="0.475cm" svg:x="2.2cm" svg:y="20.53cm">
          <draw:text-box>
            <text:p text:style-name="P1"><text:span text:style-name="T7">617. </text:span><text:span text:style-name="T4"><text:s/>The Butler Report stated that it had:</text:span></text:p>
          </draw:text-box>
        </draw:frame>
        <draw:frame draw:style-name="gr1" draw:text-style-name="P2" draw:layer="layout" svg:width="15.01cm" svg:height="0.475cm" svg:x="2.95cm" svg:y="21.444cm">
          <draw:text-box>
            <text:p text:style-name="P1"><text:span text:style-name="T4">“… </text:span><text:span text:style-name="T4">been informed by SIS that the validity of the intelligence report on which the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5.538cm" svg:height="0.475cm" svg:x="2.95cm" svg:y="22.008cm">
          <draw:text-box>
            <text:p text:style-name="P1"><text:span text:style-name="T4">45-minute claim was based has come into question. Post-war source validation by 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38 </text:span></text:p>
          </draw:text-box>
        </draw:frame>
        <draw:frame draw:style-name="gr4" draw:text-style-name="P6" draw:layer="layout" svg:width="15.733cm" svg:height="0.395cm" svg:x="2.646cm" svg:y="24.66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087cm">
          <draw:text-box>
            <text:p text:style-name="P1"><text:span text:style-name="T11">paragraph 398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39 </text:span></text:p>
          </draw:text-box>
        </draw:frame>
        <draw:frame draw:style-name="gr4" draw:text-style-name="P6" draw:layer="layout" svg:width="15.733cm" svg:height="0.395cm" svg:x="2.646cm" svg:y="25.51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934cm">
          <draw:text-box>
            <text:p text:style-name="P1"><text:span text:style-name="T11">paragraph 355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40 </text:span></text:p>
          </draw:text-box>
        </draw:frame>
        <draw:frame draw:style-name="gr4" draw:text-style-name="P6" draw:layer="layout" svg:width="15.733cm" svg:height="0.395cm" svg:x="2.64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3.262cm" svg:height="0.395cm" svg:x="2.2cm" svg:y="26.781cm">
          <draw:text-box>
            <text:p text:style-name="P1"><text:span text:style-name="T11">paragraphs 401-403.</text:span></text:p>
          </draw:text-box>
        </draw:frame>
      </draw:page>
      <draw:page draw:name="page11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1" draw:text-style-name="P2" draw:layer="layout" svg:width="15.344cm" svg:height="0.475cm" svg:x="2.95cm" svg:y="2.525cm">
          <draw:text-box>
            <text:p text:style-name="P1"><text:span text:style-name="T4">SIS … has thrown doubt on the reliability of one of the links in the reporting chain </text:span></text:p>
          </draw:text-box>
        </draw:frame>
        <draw:frame draw:style-name="gr1" draw:text-style-name="P2" draw:layer="layout" svg:width="6.111cm" svg:height="0.475cm" svg:x="2.95cm" svg:y="3.09cm">
          <draw:text-box>
            <text:p text:style-name="P1"><text:span text:style-name="T4">affecting this intelligence report.”</text:span></text:p>
          </draw:text-box>
        </draw:frame>
        <draw:frame draw:style-name="gr7" draw:text-style-name="P9" draw:layer="layout" svg:width="0.408cm" svg:height="0.276cm" svg:x="9.037cm" svg:y="3.108cm">
          <draw:text-box>
            <text:p text:style-name="P1"><text:span text:style-name="T13">241</text:span></text:p>
          </draw:text-box>
        </draw:frame>
        <draw:frame draw:style-name="gr1" draw:text-style-name="P2" draw:layer="layout" svg:width="16.419cm" svg:height="0.475cm" svg:x="2.2cm" svg:y="4.004cm">
          <draw:text-box>
            <text:p text:style-name="P1"><text:span text:style-name="T7">618. </text:span><text:span text:style-name="T4"><text:s/>The third source about which doubts had arisen provided “the vast majority of the </text:span></text:p>
          </draw:text-box>
        </draw:frame>
        <draw:frame draw:style-name="gr1" draw:text-style-name="P2" draw:layer="layout" svg:width="15.911cm" svg:height="0.475cm" svg:x="2.2cm" svg:y="4.568cm">
          <draw:text-box>
            <text:p text:style-name="P1"><text:span text:style-name="T4">intelligence suggesting that Iraq had developed mobile facilities for the production of </text:span></text:p>
          </draw:text-box>
        </draw:frame>
        <draw:frame draw:style-name="gr1" draw:text-style-name="P2" draw:layer="layout" svg:width="3.215cm" svg:height="0.475cm" svg:x="2.2cm" svg:y="5.133cm">
          <draw:text-box>
            <text:p text:style-name="P1"><text:span text:style-name="T4">biological agent”.</text:span></text:p>
          </draw:text-box>
        </draw:frame>
        <draw:frame draw:style-name="gr7" draw:text-style-name="P9" draw:layer="layout" svg:width="0.408cm" svg:height="0.276cm" svg:x="5.401cm" svg:y="5.152cm">
          <draw:text-box>
            <text:p text:style-name="P1"><text:span text:style-name="T13">242</text:span></text:p>
          </draw:text-box>
        </draw:frame>
        <draw:frame draw:style-name="gr1" draw:text-style-name="P2" draw:layer="layout" svg:width="12.825cm" svg:height="0.475cm" svg:x="5.812cm" svg:y="5.133cm">
          <draw:text-box>
            <text:p text:style-name="P1"><text:span text:style-name="T4"><text:s/></text:span><text:span text:style-name="T4">Sir Richard Dearlove told the Butler Review in May 2004 that these </text:span></text:p>
          </draw:text-box>
        </draw:frame>
        <draw:frame draw:style-name="gr1" draw:text-style-name="P2" draw:layer="layout" svg:width="11.673cm" svg:height="0.475cm" svg:x="2.2cm" svg:y="5.697cm">
          <draw:text-box>
            <text:p text:style-name="P1"><text:span text:style-name="T4">reports had “been received through a liaison service” and SIS:</text:span></text:p>
          </draw:text-box>
        </draw:frame>
        <draw:frame draw:style-name="gr1" draw:text-style-name="P2" draw:layer="layout" svg:width="15.628cm" svg:height="0.475cm" svg:x="2.95cm" svg:y="6.612cm">
          <draw:text-box>
            <text:p text:style-name="P1"><text:span text:style-name="T4">“… </text:span><text:span text:style-name="T4">had been able to verify that he had worked in an area which would have meant </text:span></text:p>
          </draw:text-box>
        </draw:frame>
        <draw:frame draw:style-name="gr1" draw:text-style-name="P2" draw:layer="layout" svg:width="15.229cm" svg:height="0.475cm" svg:x="2.95cm" svg:y="7.176cm">
          <draw:text-box>
            <text:p text:style-name="P1"><text:span text:style-name="T4">that he would have had access to the sort of information he claimed to have. But </text:span></text:p>
          </draw:text-box>
        </draw:frame>
        <draw:frame draw:style-name="gr1" draw:text-style-name="P2" draw:layer="layout" svg:width="12.41cm" svg:height="0.475cm" svg:x="2.95cm" svg:y="7.741cm">
          <draw:text-box>
            <text:p text:style-name="P1"><text:span text:style-name="T4">they had not been able to question him directly until after the war.”</text:span></text:p>
          </draw:text-box>
        </draw:frame>
        <draw:frame draw:style-name="gr1" draw:text-style-name="P2" draw:layer="layout" svg:width="16.419cm" svg:height="0.475cm" svg:x="2.2cm" svg:y="8.655cm">
          <draw:text-box>
            <text:p text:style-name="P1"><text:span text:style-name="T7">619. </text:span><text:span text:style-name="T4"><text:s/>SIS told the Butler Review that, after their initial debrief of the source (Curve Ball)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3cm" svg:height="0.475cm" svg:x="3.7cm" svg:y="9.57cm">
          <draw:text-box>
            <text:p text:style-name="P1"><text:span text:style-name="T4">It had “become apparent that significant detail did not appear in the original </text:span></text:p>
          </draw:text-box>
        </draw:frame>
        <draw:frame draw:style-name="gr1" draw:text-style-name="P2" draw:layer="layout" svg:width="14.831cm" svg:height="0.475cm" svg:x="3.7cm" svg:y="10.134cm">
          <draw:text-box>
            <text:p text:style-name="P1"><text:span text:style-name="T4">liaison reports … But based on the information derived from the limited access </text:span></text:p>
          </draw:text-box>
        </draw:frame>
        <draw:frame draw:style-name="gr1" draw:text-style-name="P2" draw:layer="layout" svg:width="14.002cm" svg:height="0.475cm" svg:x="3.7cm" svg:y="10.698cm">
          <draw:text-box>
            <text:p text:style-name="P1"><text:span text:style-name="T4">to date we continue to judge that it is premature to conclude … that all the </text:span></text:p>
          </draw:text-box>
        </draw:frame>
        <draw:frame draw:style-name="gr1" draw:text-style-name="P2" draw:layer="layout" svg:width="9.26cm" svg:height="0.475cm" svg:x="3.7cm" svg:y="11.263cm">
          <draw:text-box>
            <text:p text:style-name="P1"><text:span text:style-name="T4">intelligence from the source must be discounted.”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5cm" svg:height="0.475cm" svg:x="3.7cm" svg:y="11.927cm">
          <draw:text-box>
            <text:p text:style-name="P1"><text:span text:style-name="T4">SIS had concluded that the trailers described by the source as part of the mobile </text:span></text:p>
          </draw:text-box>
        </draw:frame>
        <draw:frame draw:style-name="gr1" draw:text-style-name="P2" draw:layer="layout" svg:width="14.637cm" svg:height="0.475cm" svg:x="3.7cm" svg:y="12.492cm">
          <draw:text-box>
            <text:p text:style-name="P1"><text:span text:style-name="T4">facilities would have produced agent in the form of a slurry, which would have </text:span></text:p>
          </draw:text-box>
        </draw:frame>
        <draw:frame draw:style-name="gr1" draw:text-style-name="P2" draw:layer="layout" svg:width="14.505cm" svg:height="0.475cm" svg:x="3.7cm" svg:y="13.056cm">
          <draw:text-box>
            <text:p text:style-name="P1"><text:span text:style-name="T4">a limited life, and, therefore, that the “most likely function … was to provide a </text:span></text:p>
          </draw:text-box>
        </draw:frame>
        <draw:frame draw:style-name="gr1" draw:text-style-name="P2" draw:layer="layout" svg:width="14.188cm" svg:height="0.475cm" svg:x="3.7cm" svg:y="13.621cm">
          <draw:text-box>
            <text:p text:style-name="P1"><text:span text:style-name="T4">breakout production capability and not the continued production of material </text:span></text:p>
          </draw:text-box>
        </draw:frame>
        <draw:frame draw:style-name="gr1" draw:text-style-name="P2" draw:layer="layout" svg:width="2.855cm" svg:height="0.475cm" svg:x="3.7cm" svg:y="14.185cm">
          <draw:text-box>
            <text:p text:style-name="P1"><text:span text:style-name="T4">for stockpiling”.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32cm" svg:height="0.475cm" svg:x="3.7cm" svg:y="14.85cm">
          <draw:text-box>
            <text:p text:style-name="P1"><text:span text:style-name="T4">SIS was continuing to debrief the source.</text:span></text:p>
          </draw:text-box>
        </draw:frame>
        <draw:frame draw:style-name="gr7" draw:text-style-name="P9" draw:layer="layout" svg:width="0.408cm" svg:height="0.276cm" svg:x="11.395cm" svg:y="14.868cm">
          <draw:text-box>
            <text:p text:style-name="P1"><text:span text:style-name="T13">243</text:span></text:p>
          </draw:text-box>
        </draw:frame>
        <draw:frame draw:style-name="gr1" draw:text-style-name="P2" draw:layer="layout" svg:width="16.063cm" svg:height="0.475cm" svg:x="2.2cm" svg:y="15.764cm">
          <draw:text-box>
            <text:p text:style-name="P1"><text:span text:style-name="T7">620. </text:span><text:span text:style-name="T4"><text:s/>The Butler Report concluded that the reports received in 2000 from this source, </text:span></text:p>
          </draw:text-box>
        </draw:frame>
        <draw:frame draw:style-name="gr1" draw:text-style-name="P2" draw:layer="layout" svg:width="16.66cm" svg:height="0.475cm" svg:x="2.2cm" svg:y="16.328cm">
          <draw:text-box>
            <text:p text:style-name="P1"><text:span text:style-name="T4">suggesting that Iraq had recently produced biological agent were “seriously flawed”; and </text:span></text:p>
          </draw:text-box>
        </draw:frame>
        <draw:frame draw:style-name="gr1" draw:text-style-name="P2" draw:layer="layout" svg:width="16.753cm" svg:height="0.475cm" svg:x="2.2cm" svg:y="16.893cm">
          <draw:text-box>
            <text:p text:style-name="P1"><text:span text:style-name="T4">that the grounds for the JIC Assessments drawing on these reports (see Section 4.1) “no </text:span></text:p>
          </draw:text-box>
        </draw:frame>
        <draw:frame draw:style-name="gr1" draw:text-style-name="P2" draw:layer="layout" svg:width="2.432cm" svg:height="0.475cm" svg:x="2.2cm" svg:y="17.457cm">
          <draw:text-box>
            <text:p text:style-name="P1"><text:span text:style-name="T4">longer exist”.</text:span></text:p>
          </draw:text-box>
        </draw:frame>
        <draw:frame draw:style-name="gr7" draw:text-style-name="P9" draw:layer="layout" svg:width="0.408cm" svg:height="0.276cm" svg:x="4.623cm" svg:y="17.476cm">
          <draw:text-box>
            <text:p text:style-name="P1"><text:span text:style-name="T13">244</text:span></text:p>
          </draw:text-box>
        </draw:frame>
        <draw:frame draw:style-name="gr1" draw:text-style-name="P2" draw:layer="layout" svg:width="16.605cm" svg:height="0.475cm" svg:x="2.2cm" svg:y="18.372cm">
          <draw:text-box>
            <text:p text:style-name="P1"><text:span text:style-name="T7">621. </text:span><text:span text:style-name="T4"><text:s/>The Butler Report stated that the source (Curve Ball) was “a refugee”, and that his </text:span></text:p>
          </draw:text-box>
        </draw:frame>
        <draw:frame draw:style-name="gr1" draw:text-style-name="P2" draw:layer="layout" svg:width="3.693cm" svg:height="0.475cm" svg:x="2.2cm" svg:y="18.936cm">
          <draw:text-box>
            <text:p text:style-name="P1"><text:span text:style-name="T4">reporting had been:</text:span></text:p>
          </draw:text-box>
        </draw:frame>
        <draw:frame draw:style-name="gr1" draw:text-style-name="P2" draw:layer="layout" svg:width="15.526cm" svg:height="0.475cm" svg:x="2.95cm" svg:y="19.851cm">
          <draw:text-box>
            <text:p text:style-name="P1"><text:span text:style-name="T4">“… </text:span><text:span text:style-name="T4">treated with some caution by the JIC until it appeared to be confirmed by other </text:span></text:p>
          </draw:text-box>
        </draw:frame>
        <draw:frame draw:style-name="gr1" draw:text-style-name="P2" draw:layer="layout" svg:width="15.242cm" svg:height="0.475cm" svg:x="2.95cm" svg:y="20.415cm">
          <draw:text-box>
            <text:p text:style-name="P1"><text:span text:style-name="T4">human intelligence. The subsequent need to withdraw a key part of the reporting </text:span></text:p>
          </draw:text-box>
        </draw:frame>
        <draw:frame draw:style-name="gr1" draw:text-style-name="P2" draw:layer="layout" svg:width="15.026cm" svg:height="0.475cm" svg:x="2.95cm" svg:y="20.98cm">
          <draw:text-box>
            <text:p text:style-name="P1"><text:span text:style-name="T4">received through the liaison service arose as a result of misunderstandings, not </text:span></text:p>
          </draw:text-box>
        </draw:frame>
        <draw:frame draw:style-name="gr1" draw:text-style-name="P2" draw:layer="layout" svg:width="5.996cm" svg:height="0.475cm" svg:x="2.95cm" svg:y="21.544cm">
          <draw:text-box>
            <text:p text:style-name="P1"><text:span text:style-name="T4">because of the source’s status.”</text:span></text:p>
          </draw:text-box>
        </draw:frame>
        <draw:line draw:style-name="gr8" draw:text-style-name="P10" draw:layer="layout" svg:x1="2.199cm" svg:y1="22.466cm" svg:x2="7.3cm" svg:y2="22.466cm">
          <text:p/>
        </draw:line>
        <draw:frame draw:style-name="gr7" draw:text-style-name="P9" draw:layer="layout" svg:width="0.408cm" svg:height="0.276cm" svg:x="8.919cm" svg:y="21.563cm">
          <draw:text-box>
            <text:p text:style-name="P1"><text:span text:style-name="T13">245</text:span></text:p>
          </draw:text-box>
        </draw:frame>
        <draw:frame draw:style-name="gr10" draw:text-style-name="P11" draw:layer="layout" svg:width="0.404cm" svg:height="0.23cm" svg:x="2.2cm" svg:y="22.986cm">
          <draw:text-box>
            <text:p text:style-name="P1"><text:span text:style-name="T14">241 </text:span></text:p>
          </draw:text-box>
        </draw:frame>
        <draw:frame draw:style-name="gr4" draw:text-style-name="P6" draw:layer="layout" svg:width="15.733cm" svg:height="0.395cm" svg:x="2.646cm" svg:y="22.97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3.394cm">
          <draw:text-box>
            <text:p text:style-name="P1"><text:span text:style-name="T11">paragraph 512.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4">242 </text:span></text:p>
          </draw:text-box>
        </draw:frame>
        <draw:frame draw:style-name="gr4" draw:text-style-name="P6" draw:layer="layout" svg:width="15.733cm" svg:height="0.395cm" svg:x="2.646cm" svg:y="23.81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4.241cm">
          <draw:text-box>
            <text:p text:style-name="P1"><text:span text:style-name="T11">paragraph 406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43 </text:span></text:p>
          </draw:text-box>
        </draw:frame>
        <draw:frame draw:style-name="gr4" draw:text-style-name="P6" draw:layer="layout" svg:width="15.733cm" svg:height="0.395cm" svg:x="2.646cm" svg:y="24.66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3.262cm" svg:height="0.395cm" svg:x="2.2cm" svg:y="25.087cm">
          <draw:text-box>
            <text:p text:style-name="P1"><text:span text:style-name="T11">paragraphs 407-409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44 </text:span></text:p>
          </draw:text-box>
        </draw:frame>
        <draw:frame draw:style-name="gr4" draw:text-style-name="P6" draw:layer="layout" svg:width="15.733cm" svg:height="0.395cm" svg:x="2.646cm" svg:y="25.51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934cm">
          <draw:text-box>
            <text:p text:style-name="P1"><text:span text:style-name="T11">paragraph 409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45 </text:span></text:p>
          </draw:text-box>
        </draw:frame>
        <draw:frame draw:style-name="gr4" draw:text-style-name="P6" draw:layer="layout" svg:width="15.733cm" svg:height="0.395cm" svg:x="2.64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781cm">
          <draw:text-box>
            <text:p text:style-name="P1"><text:span text:style-name="T11">paragraph 438.</text:span></text:p>
          </draw:text-box>
        </draw:frame>
      </draw:page>
      <draw:page draw:name="page11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6" draw:text-style-name="P10" draw:layer="layout" svg:x1="16.596cm" svg:y1="19.778cm" svg:x2="17.185cm" svg:y2="19.77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1" draw:text-style-name="P2" draw:layer="layout" svg:width="6.707cm" svg:height="0.475cm" svg:x="2.2cm" svg:y="2.525cm">
          <draw:text-box>
            <text:p text:style-name="P1"><text:span text:style-name="T7">622. </text:span><text:span text:style-name="T4"><text:s/>The Butler Report also stated:</text:span></text:p>
          </draw:text-box>
        </draw:frame>
        <draw:frame draw:style-name="gr2" draw:text-style-name="P3" draw:layer="layout" svg:width="0.634cm" svg:height="0.712cm" svg:x="2.95cm" svg:y="3.2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74cm" svg:height="0.475cm" svg:x="3.7cm" svg:y="3.415cm">
          <draw:text-box>
            <text:p text:style-name="P1"><text:span text:style-name="T4">“</text:span><text:span text:style-name="T15">We consider that it was reasonable for the JIC to include in its </text:span></text:p>
          </draw:text-box>
        </draw:frame>
        <draw:frame draw:style-name="gr1" draw:text-style-name="P2" draw:layer="layout" svg:width="14.353cm" svg:height="0.475cm" svg:x="3.7cm" svg:y="3.979cm">
          <draw:text-box>
            <text:p text:style-name="P1"><text:span text:style-name="T15">Assessments of March and September 2002 a reference to intelligence </text:span></text:p>
          </draw:text-box>
        </draw:frame>
        <draw:frame draw:style-name="gr1" draw:text-style-name="P2" draw:layer="layout" svg:width="14.205cm" svg:height="0.475cm" svg:x="3.7cm" svg:y="4.543cm">
          <draw:text-box>
            <text:p text:style-name="P1"><text:span text:style-name="T15">reports on Iraq’s seeking mobile biological production facilities. But it </text:span></text:p>
          </draw:text-box>
        </draw:frame>
        <draw:frame draw:style-name="gr1" draw:text-style-name="P2" draw:layer="layout" svg:width="14.933cm" svg:height="0.475cm" svg:x="3.7cm" svg:y="5.108cm">
          <draw:text-box>
            <text:p text:style-name="P1"><text:span text:style-name="T15">has emerged that the intelligence from the source, if it had been correctly </text:span></text:p>
          </draw:text-box>
        </draw:frame>
        <draw:frame draw:style-name="gr1" draw:text-style-name="P2" draw:layer="layout" svg:width="14.874cm" svg:height="0.475cm" svg:x="3.7cm" svg:y="5.672cm">
          <draw:text-box>
            <text:p text:style-name="P1"><text:span text:style-name="T15">reported, would not have been consistent with a judgement that Iraq had, </text:span></text:p>
          </draw:text-box>
        </draw:frame>
        <draw:frame draw:style-name="gr1" draw:text-style-name="P2" draw:layer="layout" svg:width="14.455cm" svg:height="0.475cm" svg:x="3.7cm" svg:y="6.237cm">
          <draw:text-box>
            <text:p text:style-name="P1"><text:span text:style-name="T15">on the basis of recent production, stocks of biological agent. If SIS had </text:span></text:p>
          </draw:text-box>
        </draw:frame>
        <draw:frame draw:style-name="gr1" draw:text-style-name="P2" draw:layer="layout" svg:width="14.353cm" svg:height="0.475cm" svg:x="3.7cm" svg:y="6.801cm">
          <draw:text-box>
            <text:p text:style-name="P1"><text:span text:style-name="T15">had direct access to the source from 2000 onwards, and hence correct </text:span></text:p>
          </draw:text-box>
        </draw:frame>
        <draw:frame draw:style-name="gr1" draw:text-style-name="P2" draw:layer="layout" svg:width="14.184cm" svg:height="0.475cm" svg:x="3.7cm" svg:y="7.366cm">
          <draw:text-box>
            <text:p text:style-name="P1"><text:span text:style-name="T15">intelligence reporting, the main evidence for JIC judgements on Iraq’s </text:span></text:p>
          </draw:text-box>
        </draw:frame>
        <draw:frame draw:style-name="gr1" draw:text-style-name="P2" draw:layer="layout" svg:width="14.624cm" svg:height="0.475cm" svg:x="3.7cm" svg:y="7.93cm">
          <draw:text-box>
            <text:p text:style-name="P1"><text:span text:style-name="T15">stocks of recently produced biological agent, as opposed to a break out </text:span></text:p>
          </draw:text-box>
        </draw:frame>
        <draw:frame draw:style-name="gr1" draw:text-style-name="P2" draw:layer="layout" svg:width="6.834cm" svg:height="0.475cm" svg:x="3.7cm" svg:y="8.495cm">
          <draw:text-box>
            <text:p text:style-name="P1"><text:span text:style-name="T15">capacity, would not have existed</text:span><text:span text:style-name="T4">.”</text:span></text:p>
          </draw:text-box>
        </draw:frame>
        <draw:frame draw:style-name="gr7" draw:text-style-name="P9" draw:layer="layout" svg:width="0.408cm" svg:height="0.276cm" svg:x="10.514cm" svg:y="8.513cm">
          <draw:text-box>
            <text:p text:style-name="P1"><text:span text:style-name="T13">246</text:span></text:p>
          </draw:text-box>
        </draw:frame>
        <draw:frame draw:style-name="gr2" draw:text-style-name="P3" draw:layer="layout" svg:width="0.634cm" svg:height="0.712cm" svg:x="2.95cm" svg:y="9.0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9.159cm">
          <draw:text-box>
            <text:p text:style-name="P1"><text:span text:style-name="T4">All JIC Assessments about the production of biological warfare agents were </text:span></text:p>
          </draw:text-box>
        </draw:frame>
        <draw:frame draw:style-name="gr1" draw:text-style-name="P2" draw:layer="layout" svg:width="8.295cm" svg:height="0.475cm" svg:x="3.7cm" svg:y="9.723cm">
          <draw:text-box>
            <text:p text:style-name="P1"><text:span text:style-name="T4">based on intelligence about mobile facilities.</text:span></text:p>
          </draw:text-box>
        </draw:frame>
        <draw:frame draw:style-name="gr7" draw:text-style-name="P9" draw:layer="layout" svg:width="0.408cm" svg:height="0.276cm" svg:x="11.96cm" svg:y="9.742cm">
          <draw:text-box>
            <text:p text:style-name="P1"><text:span text:style-name="T13">247</text:span></text:p>
          </draw:text-box>
        </draw:frame>
        <draw:frame draw:style-name="gr1" draw:text-style-name="P2" draw:layer="layout" svg:width="15.805cm" svg:height="0.475cm" svg:x="2.2cm" svg:y="10.638cm">
          <draw:text-box>
            <text:p text:style-name="P1"><text:span text:style-name="T7">623. </text:span><text:span text:style-name="T4"><text:s/>The Butler Report stated that reports from two further sources continued to be </text:span></text:p>
          </draw:text-box>
        </draw:frame>
        <draw:frame draw:style-name="gr1" draw:text-style-name="P2" draw:layer="layout" svg:width="16.393cm" svg:height="0.475cm" svg:x="2.2cm" svg:y="11.202cm">
          <draw:text-box>
            <text:p text:style-name="P1"><text:span text:style-name="T4">regarded as reliable, although it was “notable that their reports were less worrying than </text:span></text:p>
          </draw:text-box>
        </draw:frame>
        <draw:frame draw:style-name="gr1" draw:text-style-name="P2" draw:layer="layout" svg:width="12.025cm" svg:height="0.475cm" svg:x="2.2cm" svg:y="11.767cm">
          <draw:text-box>
            <text:p text:style-name="P1"><text:span text:style-name="T4">the rest about Iraqi chemical and biological weapons capability”.</text:span></text:p>
          </draw:text-box>
        </draw:frame>
        <draw:frame draw:style-name="gr7" draw:text-style-name="P9" draw:layer="layout" svg:width="0.408cm" svg:height="0.276cm" svg:x="14.178cm" svg:y="11.786cm">
          <draw:text-box>
            <text:p text:style-name="P1"><text:span text:style-name="T13">248</text:span></text:p>
          </draw:text-box>
        </draw:frame>
        <draw:frame draw:style-name="gr1" draw:text-style-name="P2" draw:layer="layout" svg:width="15.25cm" svg:height="0.475cm" svg:x="2.2cm" svg:y="12.681cm">
          <draw:text-box>
            <text:p text:style-name="P1"><text:span text:style-name="T7">624. </text:span><text:span text:style-name="T4"><text:s/>The Butler Report also stated that it had subsequently emerged that one of </text:span></text:p>
          </draw:text-box>
        </draw:frame>
        <draw:frame draw:style-name="gr1" draw:text-style-name="P2" draw:layer="layout" svg:width="15.801cm" svg:height="0.475cm" svg:x="2.2cm" svg:y="13.246cm">
          <draw:text-box>
            <text:p text:style-name="P1"><text:span text:style-name="T4">the sources on which US assessments of Iraqi ownership of mobile biological agent </text:span></text:p>
          </draw:text-box>
        </draw:frame>
        <draw:frame draw:style-name="gr1" draw:text-style-name="P2" draw:layer="layout" svg:width="16.072cm" svg:height="0.475cm" svg:x="2.2cm" svg:y="13.81cm">
          <draw:text-box>
            <text:p text:style-name="P1"><text:span text:style-name="T4">production facilities, including Secretary Powell’s presentation to the Security Council </text:span></text:p>
          </draw:text-box>
        </draw:frame>
        <draw:frame draw:style-name="gr1" draw:text-style-name="P2" draw:layer="layout" svg:width="15.61cm" svg:height="0.475cm" svg:x="2.2cm" svg:y="14.375cm">
          <draw:text-box>
            <text:p text:style-name="P1"><text:span text:style-name="T4">on 5 February 2003, had been based, a defector associated with the Iraqi National </text:span></text:p>
          </draw:text-box>
        </draw:frame>
        <draw:frame draw:style-name="gr1" draw:text-style-name="P2" draw:layer="layout" svg:width="16.588cm" svg:height="0.475cm" svg:x="2.2cm" svg:y="14.939cm">
          <draw:text-box>
            <text:p text:style-name="P1"><text:span text:style-name="T4">Congress, had already been retracted before the US National Intelligence Estimate was </text:span></text:p>
          </draw:text-box>
        </draw:frame>
        <draw:frame draw:style-name="gr1" draw:text-style-name="P2" draw:layer="layout" svg:width="4.494cm" svg:height="0.475cm" svg:x="2.2cm" svg:y="15.503cm">
          <draw:text-box>
            <text:p text:style-name="P1"><text:span text:style-name="T4">issued in October 2002.</text:span></text:p>
          </draw:text-box>
        </draw:frame>
        <draw:frame draw:style-name="gr7" draw:text-style-name="P9" draw:layer="layout" svg:width="0.408cm" svg:height="0.276cm" svg:x="6.671cm" svg:y="15.522cm">
          <draw:text-box>
            <text:p text:style-name="P1"><text:span text:style-name="T13">249</text:span></text:p>
          </draw:text-box>
        </draw:frame>
        <draw:frame draw:style-name="gr1" draw:text-style-name="P2" draw:layer="layout" svg:width="7.635cm" svg:height="0.475cm" svg:x="7.083cm" svg:y="15.503cm">
          <draw:text-box>
            <text:p text:style-name="P1"><text:span text:style-name="T4"><text:s/></text:span><text:span text:style-name="T4">That report was not relied on by the UK.</text:span></text:p>
          </draw:text-box>
        </draw:frame>
        <draw:frame draw:style-name="gr1" draw:text-style-name="P2" draw:layer="layout" svg:width="15.707cm" svg:height="0.475cm" svg:x="2.2cm" svg:y="16.418cm">
          <draw:text-box>
            <text:p text:style-name="P1"><text:span text:style-name="T7">625. </text:span><text:span text:style-name="T4"><text:s/>On 30 January 2004, Mr Scarlett informed Sir Nigel Sheinwald of US concern </text:span></text:p>
          </draw:text-box>
        </draw:frame>
        <draw:frame draw:style-name="gr1" draw:text-style-name="P2" draw:layer="layout" svg:width="16.474cm" svg:height="0.475cm" svg:x="2.2cm" svg:y="16.982cm">
          <draw:text-box>
            <text:p text:style-name="P1"><text:span text:style-name="T4">about a “Notification to Congress that one piece of intelligence underpinning” Secretary </text:span></text:p>
          </draw:text-box>
        </draw:frame>
        <draw:frame draw:style-name="gr1" draw:text-style-name="P2" draw:layer="layout" svg:width="16.216cm" svg:height="0.475cm" svg:x="2.2cm" svg:y="17.547cm">
          <draw:text-box>
            <text:p text:style-name="P1"><text:span text:style-name="T4">Powell’s presentation to the UN on 5 February 2003 “came from an unreliable source”.</text:span></text:p>
          </draw:text-box>
        </draw:frame>
        <draw:frame draw:style-name="gr7" draw:text-style-name="P9" draw:layer="layout" svg:width="0.408cm" svg:height="0.276cm" svg:x="18.358cm" svg:y="17.566cm">
          <draw:text-box>
            <text:p text:style-name="P1"><text:span text:style-name="T13">250</text:span></text:p>
          </draw:text-box>
        </draw:frame>
        <draw:frame draw:style-name="gr1" draw:text-style-name="P2" draw:layer="layout" svg:width="5.573cm" svg:height="0.475cm" svg:x="2.2cm" svg:y="18.461cm">
          <draw:text-box>
            <text:p text:style-name="P1"><text:span text:style-name="T7">626. </text:span><text:span text:style-name="T4"><text:s/>Mr Scarlett commented:</text:span></text:p>
          </draw:text-box>
        </draw:frame>
        <draw:frame draw:style-name="gr1" draw:text-style-name="P2" draw:layer="layout" svg:width="14.413cm" svg:height="0.475cm" svg:x="2.95cm" svg:y="19.351cm">
          <draw:text-box>
            <text:p text:style-name="P1"><text:span text:style-name="T4">“</text:span><text:span text:style-name="T4">This discredited report was sent to SIS but not issued by them so it was not </text:span></text:p>
          </draw:text-box>
        </draw:frame>
        <draw:frame draw:style-name="gr1" draw:text-style-name="P2" draw:layer="layout" svg:width="15.458cm" svg:height="0.475cm" svg:x="2.95cm" svg:y="19.915cm">
          <draw:text-box>
            <text:p text:style-name="P1"><text:span text:style-name="T4">reflected in our classified assessments or in the dossier. There is one reference in </text:span></text:p>
          </draw:text-box>
        </draw:frame>
        <draw:frame draw:style-name="gr1" draw:text-style-name="P2" draw:layer="layout" svg:width="15.238cm" svg:height="0.475cm" svg:x="2.95cm" svg:y="20.48cm">
          <draw:text-box>
            <text:p text:style-name="P1"><text:span text:style-name="T4">the dossier (the Executive Summary) to mobile ‘laboratories’. This was a general </text:span></text:p>
          </draw:text-box>
        </draw:frame>
        <draw:frame draw:style-name="gr1" draw:text-style-name="P2" draw:layer="layout" svg:width="15.047cm" svg:height="0.475cm" svg:x="2.95cm" svg:y="21.044cm">
          <draw:text-box>
            <text:p text:style-name="P1"><text:span text:style-name="T4">term to cover mobile facilities and was not meant to be distinct from ‘production’ </text:span></text:p>
          </draw:text-box>
        </draw:frame>
        <draw:frame draw:style-name="gr1" draw:text-style-name="P2" draw:layer="layout" svg:width="15.818cm" svg:height="0.475cm" svg:x="2.95cm" svg:y="21.608cm">
          <draw:text-box>
            <text:p text:style-name="P1"><text:span text:style-name="T4">units. In terms of any press lines it will be sufficient to say that the discredited report </text:span></text:p>
          </draw:text-box>
        </draw:frame>
        <draw:line draw:style-name="gr8" draw:text-style-name="P10" draw:layer="layout" svg:x1="2.199cm" svg:y1="22.89cm" svg:x2="7.3cm" svg:y2="22.89cm">
          <text:p/>
        </draw:line>
        <draw:frame draw:style-name="gr1" draw:text-style-name="P2" draw:layer="layout" svg:width="4.443cm" svg:height="0.475cm" svg:x="2.95cm" svg:y="22.173cm">
          <draw:text-box>
            <text:p text:style-name="P1"><text:span text:style-name="T4">was not issued by SIS.”</text:span></text:p>
          </draw:text-box>
        </draw:frame>
        <draw:frame draw:style-name="gr10" draw:text-style-name="P11" draw:layer="layout" svg:width="0.404cm" svg:height="0.23cm" svg:x="2.2cm" svg:y="23.41cm">
          <draw:text-box>
            <text:p text:style-name="P1"><text:span text:style-name="T14">246 </text:span></text:p>
          </draw:text-box>
        </draw:frame>
        <draw:frame draw:style-name="gr4" draw:text-style-name="P6" draw:layer="layout" svg:width="15.733cm" svg:height="0.395cm" svg:x="2.646cm" svg:y="23.39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3.817cm">
          <draw:text-box>
            <text:p text:style-name="P1"><text:span text:style-name="T11">paragraph 530.</text:span></text:p>
          </draw:text-box>
        </draw:frame>
        <draw:frame draw:style-name="gr10" draw:text-style-name="P11" draw:layer="layout" svg:width="0.404cm" svg:height="0.23cm" svg:x="2.2cm" svg:y="24.256cm">
          <draw:text-box>
            <text:p text:style-name="P1"><text:span text:style-name="T14">247 </text:span></text:p>
          </draw:text-box>
        </draw:frame>
        <draw:frame draw:style-name="gr4" draw:text-style-name="P6" draw:layer="layout" svg:width="15.733cm" svg:height="0.395cm" svg:x="2.646cm" svg:y="24.24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4.664cm">
          <draw:text-box>
            <text:p text:style-name="P1"><text:span text:style-name="T11">paragraph 523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48 </text:span></text:p>
          </draw:text-box>
        </draw:frame>
        <draw:frame draw:style-name="gr4" draw:text-style-name="P6" draw:layer="layout" svg:width="15.733cm" svg:height="0.395cm" svg:x="2.646cm" svg:y="25.08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511cm">
          <draw:text-box>
            <text:p text:style-name="P1"><text:span text:style-name="T11">paragraph 410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49 </text:span></text:p>
          </draw:text-box>
        </draw:frame>
        <draw:frame draw:style-name="gr4" draw:text-style-name="P6" draw:layer="layout" svg:width="15.733cm" svg:height="0.395cm" svg:x="2.646cm" svg:y="25.93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357cm">
          <draw:text-box>
            <text:p text:style-name="P1"><text:span text:style-name="T11">paragraph 521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50 </text:span></text:p>
          </draw:text-box>
        </draw:frame>
        <draw:frame draw:style-name="gr4" draw:text-style-name="P6" draw:layer="layout" svg:width="12.131cm" svg:height="0.395cm" svg:x="2.646cm" svg:y="26.781cm">
          <draw:text-box>
            <text:p text:style-name="P1"><text:span text:style-name="T11">Minute Scarlett to Sheinwald, 30 January 2004, ‘Iraqi WMD: Update from CIA’.</text:span></text:p>
          </draw:text-box>
        </draw:frame>
      </draw:page>
      <draw:page draw:name="page11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5.889cm" svg:height="0.475cm" svg:x="2.2cm" svg:y="2.525cm">
          <draw:text-box>
            <text:p text:style-name="P1"><text:span text:style-name="T7">627. </text:span><text:span text:style-name="T15"><text:s/>Reporting from the sourcing chain which had produced the “45 minutes” </text:span></text:p>
          </draw:text-box>
        </draw:frame>
        <draw:frame draw:style-name="gr1" draw:text-style-name="P2" draw:layer="layout" svg:width="7.995cm" svg:height="0.475cm" svg:x="2.2cm" svg:y="3.09cm">
          <draw:text-box>
            <text:p text:style-name="P1"><text:span text:style-name="T15">report was withdrawn on 28 September.</text:span></text:p>
          </draw:text-box>
        </draw:frame>
        <draw:frame draw:style-name="gr1" draw:text-style-name="P2" draw:layer="layout" svg:width="16.334cm" svg:height="0.475cm" svg:x="2.2cm" svg:y="4.004cm">
          <draw:text-box>
            <text:p text:style-name="P1"><text:span text:style-name="T7">628. </text:span><text:span text:style-name="T4"><text:s/>On 28 September, a senior SIS officer wrote to Mr Straw’s Private Office formally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4">withdrawing all the reporting from the sourcing chain that had produced the 45 minute </text:span></text:p>
          </draw:text-box>
        </draw:frame>
        <draw:frame draw:style-name="gr1" draw:text-style-name="P2" draw:layer="layout" svg:width="1.23cm" svg:height="0.475cm" svg:x="2.2cm" svg:y="5.133cm">
          <draw:text-box>
            <text:p text:style-name="P1"><text:span text:style-name="T4">report.</text:span></text:p>
          </draw:text-box>
        </draw:frame>
        <draw:frame draw:style-name="gr7" draw:text-style-name="P9" draw:layer="layout" svg:width="0.408cm" svg:height="0.276cm" svg:x="3.423cm" svg:y="5.152cm">
          <draw:text-box>
            <text:p text:style-name="P1"><text:span text:style-name="T13">251</text:span></text:p>
          </draw:text-box>
        </draw:frame>
        <draw:frame draw:style-name="gr1" draw:text-style-name="P2" draw:layer="layout" svg:width="14.307cm" svg:height="0.475cm" svg:x="3.835cm" svg:y="5.133cm">
          <draw:text-box>
            <text:p text:style-name="P1"><text:span text:style-name="T4"><text:s/></text:span><text:span text:style-name="T4">There were concerns that the source had coached the sub-source; that the </text:span></text:p>
          </draw:text-box>
        </draw:frame>
        <draw:frame draw:style-name="gr1" draw:text-style-name="P2" draw:layer="layout" svg:width="15.318cm" svg:height="0.475cm" svg:x="2.2cm" svg:y="5.697cm">
          <draw:text-box>
            <text:p text:style-name="P1"><text:span text:style-name="T4">sub-source had fabricated reports; and that the source might not have accurately </text:span></text:p>
          </draw:text-box>
        </draw:frame>
        <draw:frame draw:style-name="gr1" draw:text-style-name="P2" draw:layer="layout" svg:width="8.528cm" svg:height="0.475cm" svg:x="2.2cm" svg:y="6.262cm">
          <draw:text-box>
            <text:p text:style-name="P1"><text:span text:style-name="T4">reported the information from the sub-source.</text:span></text:p>
          </draw:text-box>
        </draw:frame>
        <draw:frame draw:style-name="gr1" draw:text-style-name="P2" draw:layer="layout" svg:width="15.28cm" svg:height="0.475cm" svg:x="2.2cm" svg:y="7.176cm">
          <draw:text-box>
            <text:p text:style-name="P1"><text:span text:style-name="T7">629. </text:span><text:span text:style-name="T4"><text:s/>The SIS officer stated that the assessment of the impact of withdrawing the </text:span></text:p>
          </draw:text-box>
        </draw:frame>
        <draw:frame draw:style-name="gr1" draw:text-style-name="P2" draw:layer="layout" svg:width="10.251cm" svg:height="0.475cm" svg:x="2.2cm" svg:y="7.741cm">
          <draw:text-box>
            <text:p text:style-name="P1"><text:span text:style-name="T4">reporting provided by Mr Dowse on 18 June still stood.</text:span></text:p>
          </draw:text-box>
        </draw:frame>
        <draw:frame draw:style-name="gr1" draw:text-style-name="P2" draw:layer="layout" svg:width="16.287cm" svg:height="0.475cm" svg:x="2.2cm" svg:y="8.655cm">
          <draw:text-box>
            <text:p text:style-name="P1"><text:span text:style-name="T7">630. </text:span><text:span text:style-name="T4"><text:s/>At the JIC meeting on 29 September, Mr Ehrman noted that SIS had circulated a </text:span></text:p>
          </draw:text-box>
        </draw:frame>
        <draw:frame draw:style-name="gr1" draw:text-style-name="P2" draw:layer="layout" svg:width="11.61cm" svg:height="0.475cm" svg:x="2.2cm" svg:y="9.22cm">
          <draw:text-box>
            <text:p text:style-name="P1"><text:span text:style-name="T4">letter withdrawing one of the lines of reporting on Iraq’s WMD:</text:span></text:p>
          </draw:text-box>
        </draw:frame>
        <draw:frame draw:style-name="gr1" draw:text-style-name="P2" draw:layer="layout" svg:width="15.441cm" svg:height="0.475cm" svg:x="2.95cm" svg:y="10.134cm">
          <draw:text-box>
            <text:p text:style-name="P1"><text:span text:style-name="T4">“</text:span><text:span text:style-name="T4">It would be drawn to … [Mr Straw’s and Mr Blair’s] attention. After the work of the </text:span></text:p>
          </draw:text-box>
        </draw:frame>
        <draw:frame draw:style-name="gr1" draw:text-style-name="P2" draw:layer="layout" svg:width="15.416cm" svg:height="0.475cm" svg:x="2.95cm" svg:y="10.698cm">
          <draw:text-box>
            <text:p text:style-name="P1"><text:span text:style-name="T4">ISG was concluded, and SIS had completed validation of the sources, it would be </text:span></text:p>
          </draw:text-box>
        </draw:frame>
        <draw:frame draw:style-name="gr1" draw:text-style-name="P2" draw:layer="layout" svg:width="15.322cm" svg:height="0.475cm" svg:x="2.95cm" svg:y="11.263cm">
          <draw:text-box>
            <text:p text:style-name="P1"><text:span text:style-name="T4">necessary to review the JIC Assessments circulated in the run-up to the Iraq war. </text:span></text:p>
          </draw:text-box>
        </draw:frame>
        <draw:frame draw:style-name="gr1" draw:text-style-name="P2" draw:layer="layout" svg:width="10.607cm" svg:height="0.475cm" svg:x="2.95cm" svg:y="11.827cm">
          <draw:text-box>
            <text:p text:style-name="P1"><text:span text:style-name="T4">The results would be discussed at a future JIC meeting.”</text:span></text:p>
          </draw:text-box>
        </draw:frame>
        <draw:frame draw:style-name="gr7" draw:text-style-name="P9" draw:layer="layout" svg:width="0.408cm" svg:height="0.276cm" svg:x="13.515cm" svg:y="11.846cm">
          <draw:text-box>
            <text:p text:style-name="P1"><text:span text:style-name="T13">252</text:span></text:p>
          </draw:text-box>
        </draw:frame>
        <draw:frame draw:style-name="gr1" draw:text-style-name="P2" draw:layer="layout" svg:width="16.211cm" svg:height="0.475cm" svg:x="2.2cm" svg:y="12.742cm">
          <draw:text-box>
            <text:p text:style-name="P1"><text:span text:style-name="T7">631. </text:span><text:span text:style-name="T15"><text:s/>SIS formally withdrew the reporting from Curve Ball on 29 September 2004.</text:span></text:p>
          </draw:text-box>
        </draw:frame>
        <draw:frame draw:style-name="gr1" draw:text-style-name="P2" draw:layer="layout" svg:width="16.245cm" svg:height="0.475cm" svg:x="2.2cm" svg:y="13.656cm">
          <draw:text-box>
            <text:p text:style-name="P1"><text:span text:style-name="T7">632. </text:span><text:span text:style-name="T4"><text:s/>On 29 September, the same senior SIS officer wrote to Mr Straw’s Private Office </text:span></text:p>
          </draw:text-box>
        </draw:frame>
        <draw:frame draw:style-name="gr1" draw:text-style-name="P2" draw:layer="layout" svg:width="16.377cm" svg:height="0.475cm" svg:x="2.2cm" svg:y="14.221cm">
          <draw:text-box>
            <text:p text:style-name="P1"><text:span text:style-name="T4">stating that SIS had concluded that all the reporting from Curve Ball should formally be </text:span></text:p>
          </draw:text-box>
        </draw:frame>
        <draw:frame draw:style-name="gr1" draw:text-style-name="P2" draw:layer="layout" svg:width="2.03cm" svg:height="0.475cm" svg:x="2.2cm" svg:y="14.785cm">
          <draw:text-box>
            <text:p text:style-name="P1"><text:span text:style-name="T4">withdrawn.</text:span></text:p>
          </draw:text-box>
        </draw:frame>
        <draw:frame draw:style-name="gr7" draw:text-style-name="P9" draw:layer="layout" svg:width="0.408cm" svg:height="0.276cm" svg:x="4.223cm" svg:y="14.804cm">
          <draw:text-box>
            <text:p text:style-name="P1"><text:span text:style-name="T13">253</text:span></text:p>
          </draw:text-box>
        </draw:frame>
        <draw:frame draw:style-name="gr1" draw:text-style-name="P2" draw:layer="layout" svg:width="14.142cm" svg:height="0.475cm" svg:x="4.635cm" svg:y="14.785cm">
          <draw:text-box>
            <text:p text:style-name="P1"><text:span text:style-name="T4"><text:s/></text:span><text:span text:style-name="T4">SIS and the DIS had reached a common position on the technical aspects </text:span></text:p>
          </draw:text-box>
        </draw:frame>
        <draw:frame draw:style-name="gr1" draw:text-style-name="P2" draw:layer="layout" svg:width="15.661cm" svg:height="0.475cm" svg:x="2.2cm" svg:y="15.35cm">
          <draw:text-box>
            <text:p text:style-name="P1"><text:span text:style-name="T4">of the reporting in May 2004, which had been submitted to the Butler Review. They </text:span></text:p>
          </draw:text-box>
        </draw:frame>
        <draw:frame draw:style-name="gr1" draw:text-style-name="P2" draw:layer="layout" svg:width="16.499cm" svg:height="0.475cm" svg:x="2.2cm" svg:y="15.914cm">
          <draw:text-box>
            <text:p text:style-name="P1"><text:span text:style-name="T4">continued to assess that the transportable production system described in the reporting </text:span></text:p>
          </draw:text-box>
        </draw:frame>
        <draw:frame draw:style-name="gr1" draw:text-style-name="P2" draw:layer="layout" svg:width="6.822cm" svg:height="0.475cm" svg:x="2.2cm" svg:y="16.478cm">
          <draw:text-box>
            <text:p text:style-name="P1"><text:span text:style-name="T4">was compatible with BW production.</text:span></text:p>
          </draw:text-box>
        </draw:frame>
        <draw:frame draw:style-name="gr1" draw:text-style-name="P2" draw:layer="layout" svg:width="7.431cm" svg:height="0.475cm" svg:x="2.2cm" svg:y="17.393cm">
          <draw:text-box>
            <text:p text:style-name="P1"><text:span text:style-name="T7">633. </text:span><text:span text:style-name="T4"><text:s/>The senior SIS officer also stated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6cm" svg:height="0.475cm" svg:x="3.7cm" svg:y="18.307cm">
          <draw:text-box>
            <text:p text:style-name="P1"><text:span text:style-name="T4">It was now not clear whether Curve Ball had ever told the liaison service whose </text:span></text:p>
          </draw:text-box>
        </draw:frame>
        <draw:frame draw:style-name="gr1" draw:text-style-name="P2" draw:layer="layout" svg:width="12.465cm" svg:height="0.475cm" svg:x="3.7cm" svg:y="18.872cm">
          <draw:text-box>
            <text:p text:style-name="P1"><text:span text:style-name="T4">control he was under that he believed the system was BW-related.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19.536cm">
          <draw:text-box>
            <text:p text:style-name="P1"><text:span text:style-name="T4">Substantial UK and ISG efforts to collect significant collateral to conclude that </text:span></text:p>
          </draw:text-box>
        </draw:frame>
        <draw:frame draw:style-name="gr1" draw:text-style-name="P2" draw:layer="layout" svg:width="12.321cm" svg:height="0.475cm" svg:x="3.7cm" svg:y="20.101cm">
          <draw:text-box>
            <text:p text:style-name="P1"><text:span text:style-name="T4">the system was BW-related had produced little that was concrete.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1cm" svg:height="0.475cm" svg:x="3.7cm" svg:y="20.765cm">
          <draw:text-box>
            <text:p text:style-name="P1"><text:span text:style-name="T4">There were “irreconcilable inconsistencies” in Curve Ball’s claims for the </text:span></text:p>
          </draw:text-box>
        </draw:frame>
        <draw:frame draw:style-name="gr1" draw:text-style-name="P2" draw:layer="layout" svg:width="14.742cm" svg:height="0.475cm" svg:x="3.7cm" svg:y="21.33cm">
          <draw:text-box>
            <text:p text:style-name="P1"><text:span text:style-name="T4">production process which meant that, notwithstanding its scientific coherence, </text:span></text:p>
          </draw:text-box>
        </draw:frame>
        <draw:frame draw:style-name="gr1" draw:text-style-name="P2" draw:layer="layout" svg:width="12.609cm" svg:height="0.475cm" svg:x="3.7cm" svg:y="21.894cm">
          <draw:text-box>
            <text:p text:style-name="P1"><text:span text:style-name="T4">SIS “now have some doubts about the overall veracity” of the story.</text:span></text:p>
          </draw:text-box>
        </draw:frame>
        <draw:frame draw:style-name="gr2" draw:text-style-name="P3" draw:layer="layout" svg:width="0.634cm" svg:height="0.712cm" svg:x="2.95cm" svg:y="22.4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2cm" svg:height="0.475cm" svg:x="3.7cm" svg:y="22.558cm">
          <draw:text-box>
            <text:p text:style-name="P1"><text:span text:style-name="T4">Curve Ball had been a very difficult defector to handle and access to Curve Ball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4.519cm" svg:height="0.475cm" svg:x="3.7cm" svg:y="23.123cm">
          <draw:text-box>
            <text:p text:style-name="P1"><text:span text:style-name="T4">had proved challenging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1 </text:span></text:p>
          </draw:text-box>
        </draw:frame>
        <draw:frame draw:style-name="gr4" draw:text-style-name="P6" draw:layer="layout" svg:width="15.449cm" svg:height="0.395cm" svg:x="2.646cm" svg:y="25.511cm">
          <draw:text-box>
            <text:p text:style-name="P1"><text:span text:style-name="T11">Minute [senior SIS officer] to [Private Secretary/FCO], 28 September 2004, ‘Withdrawal of [name of </text:span></text:p>
          </draw:text-box>
        </draw:frame>
        <draw:frame draw:style-name="gr4" draw:text-style-name="P6" draw:layer="layout" svg:width="1.915cm" svg:height="0.395cm" svg:x="2.2cm" svg:y="25.934cm">
          <draw:text-box>
            <text:p text:style-name="P1"><text:span text:style-name="T11">source] CX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52 </text:span></text:p>
          </draw:text-box>
        </draw:frame>
        <draw:frame draw:style-name="gr4" draw:text-style-name="P6" draw:layer="layout" svg:width="6.665cm" svg:height="0.395cm" svg:x="2.646cm" svg:y="26.357cm">
          <draw:text-box>
            <text:p text:style-name="P1"><text:span text:style-name="T11">Minutes, 29 September 2004, JIC meeting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53 </text:span></text:p>
          </draw:text-box>
        </draw:frame>
        <draw:frame draw:style-name="gr4" draw:text-style-name="P6" draw:layer="layout" svg:width="16.012cm" svg:height="0.395cm" svg:x="2.646cm" svg:y="26.781cm">
          <draw:text-box>
            <text:p text:style-name="P1"><text:span text:style-name="T11">Letter SIS to Private Secretary [FCO], 29 September 2004, ‘CURVEBALL: Withdrawal of […] reporting’.</text:span></text:p>
          </draw:text-box>
        </draw:frame>
      </draw:page>
      <draw:page draw:name="page11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1.521cm" svg:height="0.475cm" svg:x="2.2cm" svg:y="2.525cm">
          <draw:text-box>
            <text:p text:style-name="P1"><text:span text:style-name="T7">634. </text:span><text:span text:style-name="T4"><text:s/>The senior SIS officer concluded that the reporting was:</text:span></text:p>
          </draw:text-box>
        </draw:frame>
        <draw:frame draw:style-name="gr1" draw:text-style-name="P2" draw:layer="layout" svg:width="15.234cm" svg:height="0.475cm" svg:x="2.95cm" svg:y="3.44cm">
          <draw:text-box>
            <text:p text:style-name="P1"><text:span text:style-name="T4">“… </text:span><text:span text:style-name="T4">issued against a background of possible future military action in Iraq in which </text:span></text:p>
          </draw:text-box>
        </draw:frame>
        <draw:frame draw:style-name="gr1" draw:text-style-name="P2" draw:layer="layout" svg:width="14.404cm" svg:height="0.475cm" svg:x="2.95cm" svg:y="4.004cm">
          <draw:text-box>
            <text:p text:style-name="P1"><text:span text:style-name="T4">British Forces might participate. In these circumstances, and given [a liaison </text:span></text:p>
          </draw:text-box>
        </draw:frame>
        <draw:frame draw:style-name="gr1" draw:text-style-name="P2" draw:layer="layout" svg:width="15.348cm" svg:height="0.475cm" svg:x="2.95cm" svg:y="4.568cm">
          <draw:text-box>
            <text:p text:style-name="P1"><text:span text:style-name="T4">service’s] assessment of his reliability, the technical credibility of his story and the </text:span></text:p>
          </draw:text-box>
        </draw:frame>
        <draw:frame draw:style-name="gr1" draw:text-style-name="P2" draw:layer="layout" svg:width="15.191cm" svg:height="0.475cm" svg:x="2.95cm" svg:y="5.133cm">
          <draw:text-box>
            <text:p text:style-name="P1"><text:span text:style-name="T4">previously expressed Iraqi interest in a mobile CW production capability, it would </text:span></text:p>
          </draw:text-box>
        </draw:frame>
        <draw:frame draw:style-name="gr1" draw:text-style-name="P2" draw:layer="layout" svg:width="8.05cm" svg:height="0.475cm" svg:x="2.95cm" svg:y="5.697cm">
          <draw:text-box>
            <text:p text:style-name="P1"><text:span text:style-name="T4">have been difficult not to treat seriously …”</text:span></text:p>
          </draw:text-box>
        </draw:frame>
        <draw:frame draw:style-name="gr1" draw:text-style-name="P2" draw:layer="layout" svg:width="15.619cm" svg:height="0.475cm" svg:x="2.2cm" svg:y="6.612cm">
          <draw:text-box>
            <text:p text:style-name="P1"><text:span text:style-name="T7">635. </text:span><text:span text:style-name="T4"><text:s/>Mr Ehrman wrote to the SIS senior officer on 1 October stating that, once the </text:span></text:p>
          </draw:text-box>
        </draw:frame>
        <draw:frame draw:style-name="gr1" draw:text-style-name="P2" draw:layer="layout" svg:width="16.029cm" svg:height="0.475cm" svg:x="2.2cm" svg:y="7.176cm">
          <draw:text-box>
            <text:p text:style-name="P1"><text:span text:style-name="T4">ISG had issued its report, he intended that the JIC “should conduct a comprehensive </text:span></text:p>
          </draw:text-box>
        </draw:frame>
        <draw:frame draw:style-name="gr1" draw:text-style-name="P2" draw:layer="layout" svg:width="5.738cm" svg:height="0.475cm" svg:x="2.2cm" svg:y="7.741cm">
          <draw:text-box>
            <text:p text:style-name="P1"><text:span text:style-name="T4">review of its past judgements”.</text:span></text:p>
          </draw:text-box>
        </draw:frame>
        <draw:frame draw:style-name="gr7" draw:text-style-name="P9" draw:layer="layout" svg:width="0.408cm" svg:height="0.276cm" svg:x="7.917cm" svg:y="7.759cm">
          <draw:text-box>
            <text:p text:style-name="P1"><text:span text:style-name="T13">254</text:span></text:p>
          </draw:text-box>
        </draw:frame>
        <draw:frame draw:style-name="gr1" draw:text-style-name="P2" draw:layer="layout" svg:width="10.611cm" svg:height="0.475cm" svg:x="8.329cm" svg:y="7.741cm">
          <draw:text-box>
            <text:p text:style-name="P1"><text:span text:style-name="T4"><text:s/></text:span><text:span text:style-name="T4">He also asked SIS to confirm that there were no further </text:span></text:p>
          </draw:text-box>
        </draw:frame>
        <draw:frame draw:style-name="gr1" draw:text-style-name="P2" draw:layer="layout" svg:width="5.819cm" svg:height="0.475cm" svg:x="2.2cm" svg:y="8.305cm">
          <draw:text-box>
            <text:p text:style-name="P1"><text:span text:style-name="T4">questions about other sources.</text:span></text:p>
          </draw:text-box>
        </draw:frame>
        <draw:frame draw:style-name="gr1" draw:text-style-name="P2" draw:layer="layout" svg:width="15.492cm" svg:height="0.475cm" svg:x="2.2cm" svg:y="9.22cm">
          <draw:text-box>
            <text:p text:style-name="P1"><text:span text:style-name="T7">636. </text:span><text:span text:style-name="T4"><text:s/>Sir Nigel Sheinwald confirmed that Mr Blair had seen the senior SIS officer’s </text:span></text:p>
          </draw:text-box>
        </draw:frame>
        <draw:frame draw:style-name="gr1" draw:text-style-name="P2" draw:layer="layout" svg:width="16.373cm" svg:height="0.475cm" svg:x="2.2cm" svg:y="9.784cm">
          <draw:text-box>
            <text:p text:style-name="P1"><text:span text:style-name="T4">“</text:span><text:span text:style-name="T4">submissions of 28 and 29 September” and was “content with the proposal to withdraw </text:span></text:p>
          </draw:text-box>
        </draw:frame>
        <draw:frame draw:style-name="gr1" draw:text-style-name="P2" draw:layer="layout" svg:width="5.201cm" svg:height="0.475cm" svg:x="2.2cm" svg:y="10.348cm">
          <draw:text-box>
            <text:p text:style-name="P1"><text:span text:style-name="T4">the intelligence concerned”.</text:span></text:p>
          </draw:text-box>
        </draw:frame>
        <draw:frame draw:style-name="gr7" draw:text-style-name="P9" draw:layer="layout" svg:width="0.408cm" svg:height="0.276cm" svg:x="7.377cm" svg:y="10.367cm">
          <draw:text-box>
            <text:p text:style-name="P1"><text:span text:style-name="T13">255</text:span></text:p>
          </draw:text-box>
        </draw:frame>
        <draw:frame draw:style-name="gr1" draw:text-style-name="P2" draw:layer="layout" svg:width="15.314cm" svg:height="0.475cm" svg:x="2.2cm" svg:y="11.263cm">
          <draw:text-box>
            <text:p text:style-name="P1"><text:span text:style-name="T7">637. </text:span><text:span text:style-name="T4"><text:s/>Following a conversation on 4 October, between Mr John Scarlett, who had </text:span></text:p>
          </draw:text-box>
        </draw:frame>
        <draw:frame draw:style-name="gr1" draw:text-style-name="P2" draw:layer="layout" svg:width="15.919cm" svg:height="0.475cm" svg:x="2.2cm" svg:y="11.827cm">
          <draw:text-box>
            <text:p text:style-name="P1"><text:span text:style-name="T4">succeeded Sir Richard Dearlove as Chief of SIS, and Mr Straw, Mr Scarlett’s Private </text:span></text:p>
          </draw:text-box>
        </draw:frame>
        <draw:frame draw:style-name="gr1" draw:text-style-name="P2" draw:layer="layout" svg:width="15.78cm" svg:height="0.475cm" svg:x="2.2cm" svg:y="12.392cm">
          <draw:text-box>
            <text:p text:style-name="P1"><text:span text:style-name="T4">Secretary wrote to Mr Straw’s Private Office about informing the ISC of the decision.</text:span></text:p>
          </draw:text-box>
        </draw:frame>
        <draw:frame draw:style-name="gr7" draw:text-style-name="P9" draw:layer="layout" svg:width="0.408cm" svg:height="0.276cm" svg:x="17.933cm" svg:y="12.411cm">
          <draw:text-box>
            <text:p text:style-name="P1"><text:span text:style-name="T13">256</text:span></text:p>
          </draw:text-box>
        </draw:frame>
        <draw:frame draw:style-name="gr1" draw:text-style-name="P2" draw:layer="layout" svg:width="0.422cm" svg:height="0.475cm" svg:x="18.345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6cm" svg:height="0.475cm" svg:x="2.2cm" svg:y="12.956cm">
          <draw:text-box>
            <text:p text:style-name="P1"><text:span text:style-name="T4">Mr Scarlett intended to write to the Chair of the ISC informing the Committee that the two </text:span></text:p>
          </draw:text-box>
        </draw:frame>
        <draw:frame draw:style-name="gr1" draw:text-style-name="P2" draw:layer="layout" svg:width="16.063cm" svg:height="0.475cm" svg:x="2.2cm" svg:y="13.521cm">
          <draw:text-box>
            <text:p text:style-name="P1"><text:span text:style-name="T4">streams of reporting had been withdrawn. If Mr Straw remained of the view that there </text:span></text:p>
          </draw:text-box>
        </draw:frame>
        <draw:frame draw:style-name="gr1" draw:text-style-name="P2" draw:layer="layout" svg:width="15.885cm" svg:height="0.475cm" svg:x="2.2cm" svg:y="14.085cm">
          <draw:text-box>
            <text:p text:style-name="P1"><text:span text:style-name="T4">was “an imperative to report the fact of the withdrawals now and in public”, a Written </text:span></text:p>
          </draw:text-box>
        </draw:frame>
        <draw:frame draw:style-name="gr1" draw:text-style-name="P2" draw:layer="layout" svg:width="15.386cm" svg:height="0.475cm" svg:x="2.2cm" svg:y="14.65cm">
          <draw:text-box>
            <text:p text:style-name="P1"><text:span text:style-name="T4">Ministerial Statement could then, with the ISC Chair’s agreement, refer to the SIS </text:span></text:p>
          </draw:text-box>
        </draw:frame>
        <draw:frame draw:style-name="gr1" draw:text-style-name="P2" draw:layer="layout" svg:width="16.046cm" svg:height="0.475cm" svg:x="2.2cm" svg:y="15.214cm">
          <draw:text-box>
            <text:p text:style-name="P1"><text:span text:style-name="T4">correspondence with the Committee in the context of Lord Butler’s recommendations </text:span></text:p>
          </draw:text-box>
        </draw:frame>
        <draw:frame draw:style-name="gr1" draw:text-style-name="P2" draw:layer="layout" svg:width="15.996cm" svg:height="0.475cm" svg:x="2.2cm" svg:y="15.778cm">
          <draw:text-box>
            <text:p text:style-name="P1"><text:span text:style-name="T4">and the exceptional Parliamentary and public interest in the “45 minutes intelligence” </text:span></text:p>
          </draw:text-box>
        </draw:frame>
        <draw:frame draw:style-name="gr1" draw:text-style-name="P2" draw:layer="layout" svg:width="2.288cm" svg:height="0.475cm" svg:x="2.2cm" svg:y="16.343cm">
          <draw:text-box>
            <text:p text:style-name="P1"><text:span text:style-name="T4">in particular.</text:span></text:p>
          </draw:text-box>
        </draw:frame>
        <draw:frame draw:style-name="gr1" draw:text-style-name="P2" draw:layer="layout" svg:width="14.162cm" svg:height="0.475cm" svg:x="2.2cm" svg:y="17.257cm">
          <draw:text-box>
            <text:p text:style-name="P1"><text:span text:style-name="T7">638. </text:span><text:span text:style-name="T4"><text:s/>A draft Written Ministerial Statement was also provided for Mr Straw’s </text:span></text:p>
          </draw:text-box>
        </draw:frame>
        <draw:frame draw:style-name="gr1" draw:text-style-name="P2" draw:layer="layout" svg:width="2.648cm" svg:height="0.475cm" svg:x="2.2cm" svg:y="17.822cm">
          <draw:text-box>
            <text:p text:style-name="P1"><text:span text:style-name="T4">consideration.</text:span></text:p>
          </draw:text-box>
        </draw:frame>
        <draw:frame draw:style-name="gr1" draw:text-style-name="P2" draw:layer="layout" svg:width="15.043cm" svg:height="0.475cm" svg:x="2.2cm" svg:y="18.736cm">
          <draw:text-box>
            <text:p text:style-name="P1"><text:span text:style-name="T7">639. </text:span><text:span text:style-name="T4"><text:s/>The withdrawal of intelligence was announced by Mr Straw on 12 October:</text:span></text:p>
          </draw:text-box>
        </draw:frame>
        <draw:frame draw:style-name="gr1" draw:text-style-name="P2" draw:layer="layout" svg:width="15.755cm" svg:height="0.475cm" svg:x="2.95cm" svg:y="19.651cm">
          <draw:text-box>
            <text:p text:style-name="P1"><text:span text:style-name="T4">“</text:span><text:span text:style-name="T4">The House will recall that the Butler committee concluded … that the validity of the </text:span></text:p>
          </draw:text-box>
        </draw:frame>
        <draw:frame draw:style-name="gr1" draw:text-style-name="P2" draw:layer="layout" svg:width="15.534cm" svg:height="0.475cm" svg:x="2.95cm" svg:y="20.215cm">
          <draw:text-box>
            <text:p text:style-name="P1"><text:span text:style-name="T4">line of reporting that included the 45-minute intelligence had come into question. It </text:span></text:p>
          </draw:text-box>
        </draw:frame>
        <draw:frame draw:style-name="gr1" draw:text-style-name="P2" draw:layer="layout" svg:width="15.496cm" svg:height="0.475cm" svg:x="2.95cm" svg:y="20.78cm">
          <draw:text-box>
            <text:p text:style-name="P1"><text:span text:style-name="T4">further concluded that reporting received from a liaison service on Iraqi production </text:span></text:p>
          </draw:text-box>
        </draw:frame>
        <draw:frame draw:style-name="gr1" draw:text-style-name="P2" draw:layer="layout" svg:width="14.958cm" svg:height="0.475cm" svg:x="2.95cm" svg:y="21.344cm">
          <draw:text-box>
            <text:p text:style-name="P1"><text:span text:style-name="T4">of biological agent was ‘seriously flawed’. The House will now wish to be aware </text:span></text:p>
          </draw:text-box>
        </draw:frame>
        <draw:frame draw:style-name="gr1" draw:text-style-name="P2" draw:layer="layout" svg:width="14.84cm" svg:height="0.475cm" svg:x="2.95cm" svg:y="21.908cm">
          <draw:text-box>
            <text:p text:style-name="P1"><text:span text:style-name="T4">that the Chief of the Secret Intelligence Service has written to … the Chairman </text:span></text:p>
          </draw:text-box>
        </draw:frame>
        <draw:frame draw:style-name="gr1" draw:text-style-name="P2" draw:layer="layout" svg:width="14.12cm" svg:height="0.475cm" svg:x="2.95cm" svg:y="22.473cm">
          <draw:text-box>
            <text:p text:style-name="P1"><text:span text:style-name="T4">of the Intelligence and Security Committee, formally withdrawing those two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262cm" svg:height="0.475cm" svg:x="2.95cm" svg:y="23.037cm">
          <draw:text-box>
            <text:p text:style-name="P1"><text:span text:style-name="T4">lines of reporting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4 </text:span></text:p>
          </draw:text-box>
        </draw:frame>
        <draw:frame draw:style-name="gr4" draw:text-style-name="P6" draw:layer="layout" svg:width="12.821cm" svg:height="0.395cm" svg:x="2.646cm" svg:y="25.511cm">
          <draw:text-box>
            <text:p text:style-name="P1"><text:span text:style-name="T11">Letter Ehrman to [Senior SIS Officer], 1 October 2004, ‘Withdrawal of [source] CX’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55 </text:span></text:p>
          </draw:text-box>
        </draw:frame>
        <draw:frame draw:style-name="gr4" draw:text-style-name="P6" draw:layer="layout" svg:width="13.553cm" svg:height="0.395cm" svg:x="2.646cm" svg:y="25.934cm">
          <draw:text-box>
            <text:p text:style-name="P1"><text:span text:style-name="T11">Letter Sheinwald to [Senior SIS Officer], 11 October 2004, ‘Withdrawal of [sources] CX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56 </text:span></text:p>
          </draw:text-box>
        </draw:frame>
        <draw:frame draw:style-name="gr4" draw:text-style-name="P6" draw:layer="layout" svg:width="15.881cm" svg:height="0.395cm" svg:x="2.646cm" svg:y="26.357cm">
          <draw:text-box>
            <text:p text:style-name="P1"><text:span text:style-name="T11">Letter PS/C to Adams, 7 October 2004, ‘Withdrawal of Iraq WMD Reporting’ attaching draft Letter C to </text:span></text:p>
          </draw:text-box>
        </draw:frame>
        <draw:frame draw:style-name="gr4" draw:text-style-name="P6" draw:layer="layout" svg:width="11.601cm" svg:height="0.395cm" svg:x="2.2cm" svg:y="26.781cm">
          <draw:text-box>
            <text:p text:style-name="P1"><text:span text:style-name="T11">Taylor, ‘Withdrawal of Iraq WMD Reporting’ and draft Ministerial Statement.</text:span></text:p>
          </draw:text-box>
        </draw:frame>
      </draw:page>
      <draw:page draw:name="page11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5.818cm" svg:height="0.475cm" svg:x="2.95cm" svg:y="2.525cm">
          <draw:text-box>
            <text:p text:style-name="P1"><text:span text:style-name="T4">“</text:span><text:span text:style-name="T4">But I do not accept, even with hindsight, that we were wrong to act as we did in the </text:span></text:p>
          </draw:text-box>
        </draw:frame>
        <draw:frame draw:style-name="gr1" draw:text-style-name="P2" draw:layer="layout" svg:width="15.979cm" svg:height="0.475cm" svg:x="2.95cm" svg:y="3.09cm">
          <draw:text-box>
            <text:p text:style-name="P1"><text:span text:style-name="T4">circumstances that we faced at the time. Even after reading all the evidence detailed </text:span></text:p>
          </draw:text-box>
        </draw:frame>
        <draw:frame draw:style-name="gr1" draw:text-style-name="P2" draw:layer="layout" svg:width="15.526cm" svg:height="0.475cm" svg:x="2.95cm" svg:y="3.654cm">
          <draw:text-box>
            <text:p text:style-name="P1"><text:span text:style-name="T4">by the Iraq Survey Group, it is still hard to believe that any regime could behave in </text:span></text:p>
          </draw:text-box>
        </draw:frame>
        <draw:frame draw:style-name="gr1" draw:text-style-name="P2" draw:layer="layout" svg:width="15.568cm" svg:height="0.475cm" svg:x="2.95cm" svg:y="4.218cm">
          <draw:text-box>
            <text:p text:style-name="P1"><text:span text:style-name="T4">so self-destructive a manner as to pretend that it had forbidden weaponry, when in </text:span></text:p>
          </draw:text-box>
        </draw:frame>
        <draw:frame draw:style-name="gr1" draw:text-style-name="P2" draw:layer="layout" svg:width="2.817cm" svg:height="0.475cm" svg:x="2.95cm" svg:y="4.783cm">
          <draw:text-box>
            <text:p text:style-name="P1"><text:span text:style-name="T4">fact it had not.”</text:span></text:p>
          </draw:text-box>
        </draw:frame>
        <draw:frame draw:style-name="gr7" draw:text-style-name="P9" draw:layer="layout" svg:width="0.408cm" svg:height="0.276cm" svg:x="5.75cm" svg:y="4.802cm">
          <draw:text-box>
            <text:p text:style-name="P1"><text:span text:style-name="T13">257</text:span></text:p>
          </draw:text-box>
        </draw:frame>
        <draw:frame draw:style-name="gr1" draw:text-style-name="P2" draw:layer="layout" svg:width="14.611cm" svg:height="0.475cm" svg:x="2.2cm" svg:y="5.897cm">
          <draw:text-box>
            <text:p text:style-name="P1"><text:span text:style-name="T1">JIC ASSESSMENT, 23 DECEMBER 2004: ‘IRAQI WMD – A REVIEW OF JIC </text:span></text:p>
          </draw:text-box>
        </draw:frame>
        <draw:frame draw:style-name="gr1" draw:text-style-name="P2" draw:layer="layout" svg:width="5.963cm" svg:height="0.475cm" svg:x="2.2cm" svg:y="6.462cm">
          <draw:text-box>
            <text:p text:style-name="P1"><text:span text:style-name="T1">JUDGEMENTS MADE IN 2002’</text:span></text:p>
          </draw:text-box>
        </draw:frame>
        <draw:frame draw:style-name="gr1" draw:text-style-name="P2" draw:layer="layout" svg:width="16.668cm" svg:height="0.475cm" svg:x="2.2cm" svg:y="7.226cm">
          <draw:text-box>
            <text:p text:style-name="P1"><text:span text:style-name="T7">640. </text:span><text:span text:style-name="T4"><text:s/>At the request of the JIC, its Assessments of Iraqi WMD programmes in 2002 were </text:span></text:p>
          </draw:text-box>
        </draw:frame>
        <draw:frame draw:style-name="gr1" draw:text-style-name="P2" draw:layer="layout" svg:width="5.408cm" svg:height="0.475cm" svg:x="2.2cm" svg:y="7.791cm">
          <draw:text-box>
            <text:p text:style-name="P1"><text:span text:style-name="T4">reviewed in December 2004.</text:span></text:p>
          </draw:text-box>
        </draw:frame>
        <draw:frame draw:style-name="gr7" draw:text-style-name="P9" draw:layer="layout" svg:width="0.408cm" svg:height="0.276cm" svg:x="7.589cm" svg:y="7.809cm">
          <draw:text-box>
            <text:p text:style-name="P1"><text:span text:style-name="T13">258</text:span></text:p>
          </draw:text-box>
        </draw:frame>
        <draw:frame draw:style-name="gr1" draw:text-style-name="P2" draw:layer="layout" svg:width="15.94cm" svg:height="0.475cm" svg:x="2.2cm" svg:y="8.705cm">
          <draw:text-box>
            <text:p text:style-name="P1"><text:span text:style-name="T7">641. </text:span><text:span text:style-name="T4"><text:s/>The minutes of the JIC discussion on 22 December of the draft paper on WMD </text:span></text:p>
          </draw:text-box>
        </draw:frame>
        <draw:frame draw:style-name="gr1" draw:text-style-name="P2" draw:layer="layout" svg:width="7.474cm" svg:height="0.475cm" svg:x="2.2cm" svg:y="9.27cm">
          <draw:text-box>
            <text:p text:style-name="P1"><text:span text:style-name="T4">recorded that the points made included:</text:span></text:p>
          </draw:text-box>
        </draw:frame>
        <draw:frame draw:style-name="gr2" draw:text-style-name="P3" draw:layer="layout" svg:width="0.634cm" svg:height="0.712cm" svg:x="2.95cm" svg:y="10.0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7cm" svg:height="0.475cm" svg:x="3.7cm" svg:y="10.184cm">
          <draw:text-box>
            <text:p text:style-name="P1"><text:span text:style-name="T4">The paper had been produced at the JIC’s request and “reviewed the 2002 JIC </text:span></text:p>
          </draw:text-box>
        </draw:frame>
        <draw:frame draw:style-name="gr1" draw:text-style-name="P2" draw:layer="layout" svg:width="15.162cm" svg:height="0.475cm" svg:x="3.7cm" svg:y="10.748cm">
          <draw:text-box>
            <text:p text:style-name="P1"><text:span text:style-name="T4">judgements of Iraqi WMD programmes, capabilities and intentions, in the light of </text:span></text:p>
          </draw:text-box>
        </draw:frame>
        <draw:frame draw:style-name="gr1" draw:text-style-name="P2" draw:layer="layout" svg:width="14.51cm" svg:height="0.475cm" svg:x="3.7cm" svg:y="11.313cm">
          <draw:text-box>
            <text:p text:style-name="P1"><text:span text:style-name="T4">subsequent investigations, particularly the findings of the Iraq Survey Group”.</text:span></text:p>
          </draw:text-box>
        </draw:frame>
        <draw:frame draw:style-name="gr2" draw:text-style-name="P3" draw:layer="layout" svg:width="0.634cm" svg:height="0.712cm" svg:x="2.95cm" svg:y="11.8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22cm" svg:height="0.475cm" svg:x="3.7cm" svg:y="11.977cm">
          <draw:text-box>
            <text:p text:style-name="P1"><text:span text:style-name="T4">The JIC’s 2002 judgements on ballistic missiles had been “partially </text:span></text:p>
          </draw:text-box>
        </draw:frame>
        <draw:frame draw:style-name="gr1" draw:text-style-name="P2" draw:layer="layout" svg:width="14.163cm" svg:height="0.475cm" svg:x="3.7cm" svg:y="12.542cm">
          <draw:text-box>
            <text:p text:style-name="P1"><text:span text:style-name="T4">substantiated”. Iraq “had developed missiles that exceeded the legal range </text:span></text:p>
          </draw:text-box>
        </draw:frame>
        <draw:frame draw:style-name="gr1" draw:text-style-name="P2" draw:layer="layout" svg:width="14.62cm" svg:height="0.475cm" svg:x="3.7cm" svg:y="13.106cm">
          <draw:text-box>
            <text:p text:style-name="P1"><text:span text:style-name="T4">of 150km, and had designs for missiles with ranges up to 1000km. The paper </text:span></text:p>
          </draw:text-box>
        </draw:frame>
        <draw:frame draw:style-name="gr1" draw:text-style-name="P2" draw:layer="layout" svg:width="14.442cm" svg:height="0.475cm" svg:x="3.7cm" svg:y="13.671cm">
          <draw:text-box>
            <text:p text:style-name="P1"><text:span text:style-name="T4">should not be so definitive in its conclusions. While our knowledge had been </text:span></text:p>
          </draw:text-box>
        </draw:frame>
        <draw:frame draw:style-name="gr1" draw:text-style-name="P2" draw:layer="layout" svg:width="15.052cm" svg:height="0.475cm" svg:x="3.7cm" svg:y="14.235cm">
          <draw:text-box>
            <text:p text:style-name="P1"><text:span text:style-name="T4">considerably enhanced, the ISG itself acknowledged that more information may </text:span></text:p>
          </draw:text-box>
        </draw:frame>
        <draw:frame draw:style-name="gr1" draw:text-style-name="P2" draw:layer="layout" svg:width="10.179cm" svg:height="0.475cm" svg:x="3.7cm" svg:y="14.8cm">
          <draw:text-box>
            <text:p text:style-name="P1"><text:span text:style-name="T4">yet come to light, and the picture was still incomplete”.</text:span></text:p>
          </draw:text-box>
        </draw:frame>
        <draw:frame draw:style-name="gr2" draw:text-style-name="P3" draw:layer="layout" svg:width="0.634cm" svg:height="0.712cm" svg:x="2.95cm" svg:y="15.3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15.464cm">
          <draw:text-box>
            <text:p text:style-name="P1"><text:span text:style-name="T4">The box on the intelligence base in the Assessment “should highlight the limited, </text:span></text:p>
          </draw:text-box>
        </draw:frame>
        <draw:frame draw:style-name="gr1" draw:text-style-name="P2" draw:layer="layout" svg:width="13.879cm" svg:height="0.475cm" svg:x="3.7cm" svg:y="16.028cm">
          <draw:text-box>
            <text:p text:style-name="P1"><text:span text:style-name="T4">fragmentary nature of the intelligence, and the fact that much of the CBW </text:span></text:p>
          </draw:text-box>
        </draw:frame>
        <draw:frame draw:style-name="gr1" draw:text-style-name="P2" draw:layer="layout" svg:width="14.996cm" svg:height="0.475cm" svg:x="3.7cm" svg:y="16.593cm">
          <draw:text-box>
            <text:p text:style-name="P1"><text:span text:style-name="T4">reporting had been withdrawn. But the paper should also point out that many of </text:span></text:p>
          </draw:text-box>
        </draw:frame>
        <draw:frame draw:style-name="gr1" draw:text-style-name="P2" draw:layer="layout" svg:width="14.7cm" svg:height="0.475cm" svg:x="3.7cm" svg:y="17.157cm">
          <draw:text-box>
            <text:p text:style-name="P1"><text:span text:style-name="T4">the JIC’s judgements were informed by UNSCOM reporting, and even without </text:span></text:p>
          </draw:text-box>
        </draw:frame>
        <draw:frame draw:style-name="gr1" draw:text-style-name="P2" draw:layer="layout" svg:width="15.077cm" svg:height="0.475cm" svg:x="3.7cm" svg:y="17.722cm">
          <draw:text-box>
            <text:p text:style-name="P1"><text:span text:style-name="T4">the withdrawn intelligence, would have remained reasonable judgements based </text:span></text:p>
          </draw:text-box>
        </draw:frame>
        <draw:frame draw:style-name="gr1" draw:text-style-name="P2" draw:layer="layout" svg:width="5.624cm" svg:height="0.475cm" svg:x="3.7cm" svg:y="18.286cm">
          <draw:text-box>
            <text:p text:style-name="P1"><text:span text:style-name="T4">on what we knew at the time”.</text:span></text:p>
          </draw:text-box>
        </draw:frame>
        <draw:frame draw:style-name="gr2" draw:text-style-name="P3" draw:layer="layout" svg:width="0.634cm" svg:height="0.712cm" svg:x="2.95cm" svg:y="18.7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4cm" svg:height="0.475cm" svg:x="3.7cm" svg:y="18.951cm">
          <draw:text-box>
            <text:p text:style-name="P1"><text:span text:style-name="T4">The JIC “would discuss lessons learned as part of following up the Butler </text:span></text:p>
          </draw:text-box>
        </draw:frame>
        <draw:frame draw:style-name="gr1" draw:text-style-name="P2" draw:layer="layout" svg:width="5.141cm" svg:height="0.475cm" svg:x="3.7cm" svg:y="19.515cm">
          <draw:text-box>
            <text:p text:style-name="P1"><text:span text:style-name="T4">Review recommendations”.</text:span></text:p>
          </draw:text-box>
        </draw:frame>
        <draw:frame draw:style-name="gr7" draw:text-style-name="P9" draw:layer="layout" svg:width="0.408cm" svg:height="0.276cm" svg:x="8.829cm" svg:y="19.534cm">
          <draw:text-box>
            <text:p text:style-name="P1"><text:span text:style-name="T13">259</text:span></text:p>
          </draw:text-box>
        </draw:frame>
        <draw:frame draw:style-name="gr1" draw:text-style-name="P2" draw:layer="layout" svg:width="16.148cm" svg:height="0.475cm" svg:x="2.2cm" svg:y="20.43cm">
          <draw:text-box>
            <text:p text:style-name="P1"><text:span text:style-name="T7">642. </text:span><text:span text:style-name="T4"><text:s/>The Assessment, issued on 23 December, made clear that it was not examining </text:span></text:p>
          </draw:text-box>
        </draw:frame>
        <draw:frame draw:style-name="gr1" draw:text-style-name="P2" draw:layer="layout" svg:width="15.64cm" svg:height="0.475cm" svg:x="2.2cm" svg:y="20.994cm">
          <draw:text-box>
            <text:p text:style-name="P1"><text:span text:style-name="T4">the process through which assessments and judgements were made or attempting </text:span></text:p>
          </draw:text-box>
        </draw:frame>
        <draw:frame draw:style-name="gr1" draw:text-style-name="P2" draw:layer="layout" svg:width="7.973cm" svg:height="0.475cm" svg:x="2.2cm" svg:y="21.558cm">
          <draw:text-box>
            <text:p text:style-name="P1"><text:span text:style-name="T4">to analyse the findings of the ISG in detail.</text:span></text:p>
          </draw:text-box>
        </draw:frame>
        <draw:frame draw:style-name="gr7" draw:text-style-name="P9" draw:layer="layout" svg:width="0.408cm" svg:height="0.276cm" svg:x="10.131cm" svg:y="21.577cm">
          <draw:text-box>
            <text:p text:style-name="P1"><text:span text:style-name="T13">260</text:span></text:p>
          </draw:text-box>
        </draw:frame>
        <draw:frame draw:style-name="gr1" draw:text-style-name="P2" draw:layer="layout" svg:width="7.352cm" svg:height="0.475cm" svg:x="10.542cm" svg:y="21.558cm">
          <draw:text-box>
            <text:p text:style-name="P1"><text:span text:style-name="T4"><text:s/></text:span><text:span text:style-name="T4">The ISG findings provided “a baseline </text:span></text:p>
          </draw:text-box>
        </draw:frame>
        <draw:frame draw:style-name="gr1" draw:text-style-name="P2" draw:layer="layout" svg:width="16.635cm" svg:height="0.475cm" svg:x="2.2cm" svg:y="22.123cm">
          <draw:text-box>
            <text:p text:style-name="P1"><text:span text:style-name="T4">against which to compare the pre-conflict JIC Assessments”. The ISG had “considerably </text:span></text:p>
          </draw:text-box>
        </draw:frame>
        <draw:frame draw:style-name="gr1" draw:text-style-name="P2" draw:layer="layout" svg:width="16.393cm" svg:height="0.475cm" svg:x="2.2cm" svg:y="22.687cm">
          <draw:text-box>
            <text:p text:style-name="P1"><text:span text:style-name="T4">enhanced” the UK’s knowledge, but it had “acknowledged” that its findings were “by no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1.407cm" svg:height="0.475cm" svg:x="2.2cm" svg:y="23.252cm">
          <draw:text-box>
            <text:p text:style-name="P1"><text:span text:style-name="T4">means definitive and new information may yet come to light”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57 </text:span></text:p>
          </draw:text-box>
        </draw:frame>
        <draw:frame draw:style-name="gr4" draw:text-style-name="P6" draw:layer="layout" svg:width="11.317cm" svg:height="0.395cm" svg:x="2.646cm" svg:y="25.511cm">
          <draw:text-box>
            <text:p text:style-name="P1"><text:span text:style-name="T11">House of Commons,</text:span><text:span text:style-name="T19"> Official Report</text:span><text:span text:style-name="T11">, 12 October 2004, columns 151-152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58 </text:span></text:p>
          </draw:text-box>
        </draw:frame>
        <draw:frame draw:style-name="gr4" draw:text-style-name="P6" draw:layer="layout" svg:width="13.765cm" svg:height="0.395cm" svg:x="2.646cm" svg:y="25.934cm">
          <draw:text-box>
            <text:p text:style-name="P1"><text:span text:style-name="T11">JIC Assessment, 23 December 2004, ‘Iraqi WMD: Review of Judgements made in 2002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59 </text:span></text:p>
          </draw:text-box>
        </draw:frame>
        <draw:frame draw:style-name="gr4" draw:text-style-name="P6" draw:layer="layout" svg:width="6.572cm" svg:height="0.395cm" svg:x="2.646cm" svg:y="26.357cm">
          <draw:text-box>
            <text:p text:style-name="P1"><text:span text:style-name="T11">Minutes, 22 December 2004, JIC meeting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60 </text:span></text:p>
          </draw:text-box>
        </draw:frame>
        <draw:frame draw:style-name="gr4" draw:text-style-name="P6" draw:layer="layout" svg:width="13.765cm" svg:height="0.395cm" svg:x="2.646cm" svg:y="26.781cm">
          <draw:text-box>
            <text:p text:style-name="P1"><text:span text:style-name="T11">JIC Assessment, 23 December 2004, ‘Iraqi WMD: Review of Judgements made in 2002’.</text:span></text:p>
          </draw:text-box>
        </draw:frame>
      </draw:page>
      <draw:page draw:name="page11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5.594cm" svg:height="0.475cm" svg:x="2.2cm" svg:y="2.525cm">
          <draw:text-box>
            <text:p text:style-name="P1"><text:span text:style-name="T7">643. </text:span><text:span text:style-name="T4"><text:s/>The Assessment stated:</text:span></text:p>
          </draw:text-box>
        </draw:frame>
        <draw:frame draw:style-name="gr1" draw:text-style-name="P2" draw:layer="layout" svg:width="15.314cm" svg:height="0.475cm" svg:x="2.95cm" svg:y="3.44cm">
          <draw:text-box>
            <text:p text:style-name="P1"><text:span text:style-name="T4">“</text:span><text:span text:style-name="T4">The ISG judged that Saddam wanted to recreate Iraq’s WMD capability, but only </text:span></text:p>
          </draw:text-box>
        </draw:frame>
        <draw:frame draw:style-name="gr1" draw:text-style-name="P2" draw:layer="layout" svg:width="14.556cm" svg:height="0.475cm" svg:x="2.95cm" svg:y="4.004cm">
          <draw:text-box>
            <text:p text:style-name="P1"><text:span text:style-name="T4">after sanctions were removed and the economy had stabilised. He aspired to </text:span></text:p>
          </draw:text-box>
        </draw:frame>
        <draw:frame draw:style-name="gr1" draw:text-style-name="P2" draw:layer="layout" svg:width="15.111cm" svg:height="0.475cm" svg:x="2.95cm" svg:y="4.568cm">
          <draw:text-box>
            <text:p text:style-name="P1"><text:span text:style-name="T4">develop a nuclear capability in an incremental fashion, and intended to focus on </text:span></text:p>
          </draw:text-box>
        </draw:frame>
        <draw:frame draw:style-name="gr1" draw:text-style-name="P2" draw:layer="layout" svg:width="15.2cm" svg:height="0.475cm" svg:x="2.95cm" svg:y="5.133cm">
          <draw:text-box>
            <text:p text:style-name="P1"><text:span text:style-name="T4">ballistic missile and tactical warfare capabilities. The ISG found that Iran was the </text:span></text:p>
          </draw:text-box>
        </draw:frame>
        <draw:frame draw:style-name="gr1" draw:text-style-name="P2" draw:layer="layout" svg:width="15.479cm" svg:height="0.475cm" svg:x="2.95cm" svg:y="5.697cm">
          <draw:text-box>
            <text:p text:style-name="P1"><text:span text:style-name="T4">prime motivator for this policy, with a secondary requirement to balance Israel and </text:span></text:p>
          </draw:text-box>
        </draw:frame>
        <draw:frame draw:style-name="gr1" draw:text-style-name="P2" draw:layer="layout" svg:width="6.284cm" svg:height="0.475cm" svg:x="2.95cm" svg:y="6.262cm">
          <draw:text-box>
            <text:p text:style-name="P1"><text:span text:style-name="T4">have influence in the Arab world.”</text:span></text:p>
          </draw:text-box>
        </draw:frame>
        <draw:frame draw:style-name="gr1" draw:text-style-name="P2" draw:layer="layout" svg:width="15.508cm" svg:height="0.475cm" svg:x="2.2cm" svg:y="7.176cm">
          <draw:text-box>
            <text:p text:style-name="P1"><text:span text:style-name="T7">644. </text:span><text:span text:style-name="T4"><text:s/>Against that background, and validation work on the intelligence on which its </text:span></text:p>
          </draw:text-box>
        </draw:frame>
        <draw:frame draw:style-name="gr1" draw:text-style-name="P2" draw:layer="layout" svg:width="16.482cm" svg:height="0.475cm" svg:x="2.2cm" svg:y="7.741cm">
          <draw:text-box>
            <text:p text:style-name="P1"><text:span text:style-name="T4">judgements had been based, the JIC reviewed its 2002 Assessments of Iraq’s activities:</text:span></text:p>
          </draw:text-box>
        </draw:frame>
        <draw:frame draw:style-name="gr1" draw:text-style-name="P2" draw:layer="layout" svg:width="14.811cm" svg:height="0.475cm" svg:x="2.95cm" svg:y="8.655cm">
          <draw:text-box>
            <text:p text:style-name="P1"><text:span text:style-name="T4">“</text:span><text:span text:style-name="T15">Iraq is pursuing a nuclear weapons programme. But it will not be able to </text:span></text:p>
          </draw:text-box>
        </draw:frame>
        <draw:frame draw:style-name="gr1" draw:text-style-name="P2" draw:layer="layout" svg:width="14.823cm" svg:height="0.475cm" svg:x="2.95cm" svg:y="9.22cm">
          <draw:text-box>
            <text:p text:style-name="P1"><text:span text:style-name="T15">indigenously produce a nuclear weapon while sanctions remain in place, </text:span></text:p>
          </draw:text-box>
        </draw:frame>
        <draw:frame draw:style-name="gr1" draw:text-style-name="P2" draw:layer="layout" svg:width="15.267cm" svg:height="0.475cm" svg:x="2.95cm" svg:y="9.784cm">
          <draw:text-box>
            <text:p text:style-name="P1"><text:span text:style-name="T15">unless suitable fissile material is purchased from abroad</text:span><text:span text:style-name="T4">” (CIG Assessment, </text:span></text:p>
          </draw:text-box>
        </draw:frame>
        <draw:frame draw:style-name="gr1" draw:text-style-name="P2" draw:layer="layout" svg:width="3.097cm" svg:height="0.475cm" svg:x="2.95cm" svg:y="10.348cm">
          <draw:text-box>
            <text:p text:style-name="P1"><text:span text:style-name="T4">15 March 2002).</text:span></text:p>
          </draw:text-box>
        </draw:frame>
        <draw:frame draw:style-name="gr2" draw:text-style-name="P3" draw:layer="layout" svg:width="0.634cm" svg:height="0.712cm" svg:x="3.65cm" svg:y="11.1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1cm" svg:height="0.475cm" svg:x="4.4cm" svg:y="11.263cm">
          <draw:text-box>
            <text:p text:style-name="P1"><text:span text:style-name="T4">The judgement “was wrong in that Iraq was not pursuing a nuclear weapons </text:span></text:p>
          </draw:text-box>
        </draw:frame>
        <draw:frame draw:style-name="gr1" draw:text-style-name="P2" draw:layer="layout" svg:width="13.096cm" svg:height="0.475cm" svg:x="4.4cm" svg:y="11.827cm">
          <draw:text-box>
            <text:p text:style-name="P1"><text:span text:style-name="T4">programme, but correct on Iraq’s nuclear ambitions and its inability to </text:span></text:p>
          </draw:text-box>
        </draw:frame>
        <draw:frame draw:style-name="gr1" draw:text-style-name="P2" draw:layer="layout" svg:width="8.392cm" svg:height="0.475cm" svg:x="4.4cm" svg:y="12.392cm">
          <draw:text-box>
            <text:p text:style-name="P1"><text:span text:style-name="T4">produce a nuclear weapon under sanctions”.</text:span></text:p>
          </draw:text-box>
        </draw:frame>
        <draw:frame draw:style-name="gr2" draw:text-style-name="P3" draw:layer="layout" svg:width="0.634cm" svg:height="0.712cm" svg:x="3.65cm" svg:y="12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52cm" svg:height="0.475cm" svg:x="4.4cm" svg:y="13.056cm">
          <draw:text-box>
            <text:p text:style-name="P1"><text:span text:style-name="T4">“</text:span><text:span text:style-name="T4">The ISG found no indigenous nuclear production capability or a </text:span></text:p>
          </draw:text-box>
        </draw:frame>
        <draw:frame draw:style-name="gr1" draw:text-style-name="P2" draw:layer="layout" svg:width="9.802cm" svg:height="0.475cm" svg:x="4.4cm" svg:y="13.621cm">
          <draw:text-box>
            <text:p text:style-name="P1"><text:span text:style-name="T4">reconstitution of effort to produce nuclear weapons.”</text:span></text:p>
          </draw:text-box>
        </draw:frame>
        <draw:frame draw:style-name="gr2" draw:text-style-name="P3" draw:layer="layout" svg:width="0.634cm" svg:height="0.712cm" svg:x="3.65cm" svg:y="14.1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72cm" svg:height="0.475cm" svg:x="4.4cm" svg:y="14.285cm">
          <draw:text-box>
            <text:p text:style-name="P1"><text:span text:style-name="T4">“</text:span><text:span text:style-name="T4">It did find evidence of efforts to preserve nuclear related intellectual </text:span></text:p>
          </draw:text-box>
        </draw:frame>
        <draw:frame draw:style-name="gr1" draw:text-style-name="P2" draw:layer="layout" svg:width="13.642cm" svg:height="0.475cm" svg:x="4.4cm" svg:y="14.85cm">
          <draw:text-box>
            <text:p text:style-name="P1"><text:span text:style-name="T4">capabilities post 1991, with the probable intention of restarting a nuclear </text:span></text:p>
          </draw:text-box>
        </draw:frame>
        <draw:frame draw:style-name="gr1" draw:text-style-name="P2" draw:layer="layout" svg:width="7.11cm" svg:height="0.475cm" svg:x="4.4cm" svg:y="15.414cm">
          <draw:text-box>
            <text:p text:style-name="P1"><text:span text:style-name="T4">programme once sanctions ended …”</text:span></text:p>
          </draw:text-box>
        </draw:frame>
        <draw:frame draw:style-name="gr2" draw:text-style-name="P3" draw:layer="layout" svg:width="0.634cm" svg:height="0.712cm" svg:x="3.65cm" svg:y="15.9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6cm" svg:height="0.475cm" svg:x="4.4cm" svg:y="16.078cm">
          <draw:text-box>
            <text:p text:style-name="P1"><text:span text:style-name="T4">“</text:span><text:span text:style-name="T4">Intelligence dated June 2002 identified Iraqi interest in seeking uranium ore </text:span></text:p>
          </draw:text-box>
        </draw:frame>
        <draw:frame draw:style-name="gr1" draw:text-style-name="P2" draw:layer="layout" svg:width="14.175cm" svg:height="0.475cm" svg:x="4.4cm" svg:y="16.643cm">
          <draw:text-box>
            <text:p text:style-name="P1"><text:span text:style-name="T4">from Niger. The ISG has contested this, but it has not been possible for the </text:span></text:p>
          </draw:text-box>
        </draw:frame>
        <draw:frame draw:style-name="gr1" draw:text-style-name="P2" draw:layer="layout" svg:width="12.393cm" svg:height="0.475cm" svg:x="4.4cm" svg:y="17.207cm">
          <draw:text-box>
            <text:p text:style-name="P1"><text:span text:style-name="T4">UK to share the relevant intelligence […] This intelligence stands.”</text:span></text:p>
          </draw:text-box>
        </draw:frame>
        <draw:frame draw:style-name="gr1" draw:text-style-name="P2" draw:layer="layout" svg:width="13.765cm" svg:height="0.475cm" svg:x="2.95cm" svg:y="18.122cm">
          <draw:text-box>
            <text:p text:style-name="P1"><text:span text:style-name="T4">“</text:span><text:span text:style-name="T15">Iraq retains up to 20 Al Hussein ballistic missiles</text:span><text:span text:style-name="T4">” (CIG Assessment, </text:span></text:p>
          </draw:text-box>
        </draw:frame>
        <draw:frame draw:style-name="gr1" draw:text-style-name="P2" draw:layer="layout" svg:width="3.097cm" svg:height="0.475cm" svg:x="2.95cm" svg:y="18.686cm">
          <draw:text-box>
            <text:p text:style-name="P1"><text:span text:style-name="T4">15 March 2002).</text:span></text:p>
          </draw:text-box>
        </draw:frame>
        <draw:frame draw:style-name="gr2" draw:text-style-name="P3" draw:layer="layout" svg:width="0.634cm" svg:height="0.712cm" svg:x="3.65cm" svg:y="19.4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94cm" svg:height="0.475cm" svg:x="4.4cm" svg:y="19.601cm">
          <draw:text-box>
            <text:p text:style-name="P1"><text:span text:style-name="T4">The judgement had “not been substantiated”.</text:span></text:p>
          </draw:text-box>
        </draw:frame>
        <draw:frame draw:style-name="gr2" draw:text-style-name="P3" draw:layer="layout" svg:width="0.634cm" svg:height="0.712cm" svg:x="3.65cm" svg:y="20.1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9cm" svg:height="0.475cm" svg:x="4.4cm" svg:y="20.265cm">
          <draw:text-box>
            <text:p text:style-name="P1"><text:span text:style-name="T4">“</text:span><text:span text:style-name="T4">The ISG judges that Iraq probably did not retain any SCUD-variant missiles </text:span></text:p>
          </draw:text-box>
        </draw:frame>
        <draw:frame draw:style-name="gr1" draw:text-style-name="P2" draw:layer="layout" svg:width="2.601cm" svg:height="0.475cm" svg:x="4.4cm" svg:y="20.83cm">
          <draw:text-box>
            <text:p text:style-name="P1"><text:span text:style-name="T4">after 1991 …”</text:span></text:p>
          </draw:text-box>
        </draw:frame>
        <draw:frame draw:style-name="gr1" draw:text-style-name="P2" draw:layer="layout" svg:width="15.886cm" svg:height="0.475cm" svg:x="2.95cm" svg:y="21.744cm">
          <draw:text-box>
            <text:p text:style-name="P1"><text:span text:style-name="T4">“</text:span><text:span text:style-name="T15">Iraq has begun development of medium range ballistic missiles over 1000km</text:span><text:span text:style-name="T4">” </text:span></text:p>
          </draw:text-box>
        </draw:frame>
        <draw:frame draw:style-name="gr1" draw:text-style-name="P2" draw:layer="layout" svg:width="6.631cm" svg:height="0.475cm" svg:x="2.95cm" svg:y="22.308cm">
          <draw:text-box>
            <text:p text:style-name="P1"><text:span text:style-name="T4">(CIG Assessment, 15 March 2002).</text:span></text:p>
          </draw:text-box>
        </draw:frame>
        <draw:frame draw:style-name="gr2" draw:text-style-name="P3" draw:layer="layout" svg:width="0.634cm" svg:height="0.712cm" svg:x="3.65cm" svg:y="23.0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4.4cm" svg:y="23.223cm">
          <draw:text-box>
            <text:p text:style-name="P1"><text:span text:style-name="T4">The judgement “had been partly substantiated: the ISG found that Iraq had </text:span></text:p>
          </draw:text-box>
        </draw:frame>
        <draw:frame draw:style-name="gr1" draw:text-style-name="P2" draw:layer="layout" svg:width="13.409cm" svg:height="0.475cm" svg:x="4.4cm" svg:y="23.787cm">
          <draw:text-box>
            <text:p text:style-name="P1"><text:span text:style-name="T4">authorised its scientists to develop missiles with ranges in excess of … </text:span></text:p>
          </draw:text-box>
        </draw:frame>
        <draw:frame draw:style-name="gr1" draw:text-style-name="P2" draw:layer="layout" svg:width="12.541cm" svg:height="0.475cm" svg:x="4.4cm" svg:y="24.352cm">
          <draw:text-box>
            <text:p text:style-name="P1"><text:span text:style-name="T4">150km … and had designs for missiles with ranges up to 1000km”.</text:span></text:p>
          </draw:text-box>
        </draw:frame>
        <draw:frame draw:style-name="gr1" draw:text-style-name="P2" draw:layer="layout" svg:width="14.396cm" svg:height="0.475cm" svg:x="2.95cm" svg:y="25.266cm">
          <draw:text-box>
            <text:p text:style-name="P1"><text:span text:style-name="T4">“</text:span><text:span text:style-name="T15">Iraq may retain some stocks of chemical agents … Iraq could produce </text:span></text:p>
          </draw:text-box>
        </draw:frame>
        <draw:frame draw:style-name="gr1" draw:text-style-name="P2" draw:layer="layout" svg:width="15.538cm" svg:height="0.475cm" svg:x="2.95cm" svg:y="25.831cm">
          <draw:text-box>
            <text:p text:style-name="P1"><text:span text:style-name="T15">significant quantities of mustard within weeks, significant quantities of sarin </text:span></text:p>
          </draw:text-box>
        </draw:frame>
      </draw:page>
      <draw:page draw:name="page117" draw:style-name="dp1" draw:master-page-name="master-page89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14.607cm" svg:height="0.475cm" svg:x="2.95cm" svg:y="2.525cm">
          <draw:text-box>
            <text:p text:style-name="P1"><text:span text:style-name="T15">and VX within months, and in the case of VX may already have done so</text:span><text:span text:style-name="T4">” </text:span></text:p>
          </draw:text-box>
        </draw:frame>
        <draw:frame draw:style-name="gr1" draw:text-style-name="P2" draw:layer="layout" svg:width="6.631cm" svg:height="0.475cm" svg:x="2.95cm" svg:y="3.09cm">
          <draw:text-box>
            <text:p text:style-name="P1"><text:span text:style-name="T4">(CIG Assessment, 15 March 2002).</text:span></text:p>
          </draw:text-box>
        </draw:frame>
        <draw:frame draw:style-name="gr2" draw:text-style-name="P3" draw:layer="layout" svg:width="0.634cm" svg:height="0.712cm" svg:x="3.6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77cm" svg:height="0.475cm" svg:x="4.4cm" svg:y="4.004cm">
          <draw:text-box>
            <text:p text:style-name="P1"><text:span text:style-name="T4">“</text:span><text:span text:style-name="T4">Although a capability to produce some agents probably existed, this </text:span></text:p>
          </draw:text-box>
        </draw:frame>
        <draw:frame draw:style-name="gr1" draw:text-style-name="P2" draw:layer="layout" svg:width="7.478cm" svg:height="0.475cm" svg:x="4.4cm" svg:y="4.568cm">
          <draw:text-box>
            <text:p text:style-name="P1"><text:span text:style-name="T4">judgement has not been substantiated.”</text:span></text:p>
          </draw:text-box>
        </draw:frame>
        <draw:frame draw:style-name="gr2" draw:text-style-name="P3" draw:layer="layout" svg:width="0.634cm" svg:height="0.712cm" svg:x="3.6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9cm" svg:height="0.475cm" svg:x="4.4cm" svg:y="5.233cm">
          <draw:text-box>
            <text:p text:style-name="P1"><text:span text:style-name="T4">“</text:span><text:span text:style-name="T4">The ISG judged that by 2003 Iraq probably had a capability to produce large </text:span></text:p>
          </draw:text-box>
        </draw:frame>
        <draw:frame draw:style-name="gr1" draw:text-style-name="P2" draw:layer="layout" svg:width="14.23cm" svg:height="0.475cm" svg:x="4.4cm" svg:y="5.797cm">
          <draw:text-box>
            <text:p text:style-name="P1"><text:span text:style-name="T4">quantities of mustard within three to six months. Saddam never abandoned </text:span></text:p>
          </draw:text-box>
        </draw:frame>
        <draw:frame draw:style-name="gr1" draw:text-style-name="P2" draw:layer="layout" svg:width="6.792cm" svg:height="0.475cm" svg:x="4.4cm" svg:y="6.362cm">
          <draw:text-box>
            <text:p text:style-name="P1"><text:span text:style-name="T4">his intention to resume a CW effort.”</text:span></text:p>
          </draw:text-box>
        </draw:frame>
        <draw:frame draw:style-name="gr2" draw:text-style-name="P3" draw:layer="layout" svg:width="0.634cm" svg:height="0.712cm" svg:x="3.6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68cm" svg:height="0.475cm" svg:x="4.4cm" svg:y="7.026cm">
          <draw:text-box>
            <text:p text:style-name="P1"><text:span text:style-name="T4">“… </text:span><text:span text:style-name="T4">[T]he Iraqi Intelligence Service (IIS) may have maintained covert </text:span></text:p>
          </draw:text-box>
        </draw:frame>
        <draw:frame draw:style-name="gr1" draw:text-style-name="P2" draw:layer="layout" svg:width="14.023cm" svg:height="0.475cm" svg:x="4.4cm" svg:y="7.591cm">
          <draw:text-box>
            <text:p text:style-name="P1"><text:span text:style-name="T4">laboratories … though this probably reflected requirements for small-scale </text:span></text:p>
          </draw:text-box>
        </draw:frame>
        <draw:frame draw:style-name="gr1" draw:text-style-name="P2" draw:layer="layout" svg:width="13.837cm" svg:height="0.475cm" svg:x="4.4cm" svg:y="8.155cm">
          <draw:text-box>
            <text:p text:style-name="P1"><text:span text:style-name="T4">operations by intelligence services and special forces, particularly for use </text:span></text:p>
          </draw:text-box>
        </draw:frame>
        <draw:frame draw:style-name="gr1" draw:text-style-name="P2" draw:layer="layout" svg:width="4.608cm" svg:height="0.475cm" svg:x="4.4cm" svg:y="8.72cm">
          <draw:text-box>
            <text:p text:style-name="P1"><text:span text:style-name="T4">against internal dissent.”</text:span></text:p>
          </draw:text-box>
        </draw:frame>
        <draw:frame draw:style-name="gr2" draw:text-style-name="P3" draw:layer="layout" svg:width="0.634cm" svg:height="0.712cm" svg:x="3.6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4.4cm" svg:y="9.634cm">
          <draw:text-box>
            <text:p text:style-name="P1"><text:span text:style-name="T4">“</text:span><text:span text:style-name="T4">The ISG judged that Iraq unilaterally destroyed its undeclared CW stockpile </text:span></text:p>
          </draw:text-box>
        </draw:frame>
        <draw:frame draw:style-name="gr1" draw:text-style-name="P2" draw:layer="layout" svg:width="14.302cm" svg:height="0.475cm" svg:x="4.4cm" svg:y="10.198cm">
          <draw:text-box>
            <text:p text:style-name="P1"><text:span text:style-name="T4">in 1991, although a small number of weapons either escaped destruction or </text:span></text:p>
          </draw:text-box>
        </draw:frame>
        <draw:frame draw:style-name="gr1" draw:text-style-name="P2" draw:layer="layout" svg:width="5.615cm" svg:height="0.475cm" svg:x="4.4cm" svg:y="10.763cm">
          <draw:text-box>
            <text:p text:style-name="P1"><text:span text:style-name="T4">suffered only partial damage.”</text:span></text:p>
          </draw:text-box>
        </draw:frame>
        <draw:frame draw:style-name="gr1" draw:text-style-name="P2" draw:layer="layout" svg:width="15.556cm" svg:height="0.475cm" svg:x="2.95cm" svg:y="11.677cm">
          <draw:text-box>
            <text:p text:style-name="P1"><text:span text:style-name="T15">“</text:span><text:span text:style-name="T15">Iraq currently has available, either from pre-Gulf war stocks, or more recent </text:span></text:p>
          </draw:text-box>
        </draw:frame>
        <draw:frame draw:style-name="gr1" draw:text-style-name="P2" draw:layer="layout" svg:width="15.957cm" svg:height="0.475cm" svg:x="2.95cm" svg:y="12.242cm">
          <draw:text-box>
            <text:p text:style-name="P1"><text:span text:style-name="T15">production, a number of biological agents … Iraq could produce more of these </text:span></text:p>
          </draw:text-box>
        </draw:frame>
        <draw:frame draw:style-name="gr1" draw:text-style-name="P2" draw:layer="layout" svg:width="12.859cm" svg:height="0.475cm" svg:x="2.95cm" svg:y="12.806cm">
          <draw:text-box>
            <text:p text:style-name="P1"><text:span text:style-name="T15">biological agents within days”</text:span><text:span text:style-name="T4"> (CIG Assessment, 15 March 2002).</text:span></text:p>
          </draw:text-box>
        </draw:frame>
        <draw:frame draw:style-name="gr2" draw:text-style-name="P3" draw:layer="layout" svg:width="0.634cm" svg:height="0.712cm" svg:x="3.65cm" svg:y="13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24cm" svg:height="0.475cm" svg:x="4.4cm" svg:y="13.721cm">
          <draw:text-box>
            <text:p text:style-name="P1"><text:span text:style-name="T4">“</text:span><text:span text:style-name="T4">The ISG found no direct evidence of a BW programme after 1996. It </text:span></text:p>
          </draw:text-box>
        </draw:frame>
        <draw:frame draw:style-name="gr1" draw:text-style-name="P2" draw:layer="layout" svg:width="13.189cm" svg:height="0.475cm" svg:x="4.4cm" svg:y="14.285cm">
          <draw:text-box>
            <text:p text:style-name="P1"><text:span text:style-name="T4">concluded, however, that Saddam probably intended to resume a BW </text:span></text:p>
          </draw:text-box>
        </draw:frame>
        <draw:frame draw:style-name="gr1" draw:text-style-name="P2" draw:layer="layout" svg:width="6.873cm" svg:height="0.475cm" svg:x="4.4cm" svg:y="14.85cm">
          <draw:text-box>
            <text:p text:style-name="P1"><text:span text:style-name="T4">programme if the opportunity arose.”</text:span></text:p>
          </draw:text-box>
        </draw:frame>
        <draw:frame draw:style-name="gr2" draw:text-style-name="P3" draw:layer="layout" svg:width="0.634cm" svg:height="0.712cm" svg:x="3.65cm" svg:y="15.3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cm" svg:height="0.475cm" svg:x="4.4cm" svg:y="15.514cm">
          <draw:text-box>
            <text:p text:style-name="P1"><text:span text:style-name="T4">“</text:span><text:span text:style-name="T4">The ISG found that Iraq had dual-use facilities which could have allowed </text:span></text:p>
          </draw:text-box>
        </draw:frame>
        <draw:frame draw:style-name="gr1" draw:text-style-name="P2" draw:layer="layout" svg:width="13.917cm" svg:height="0.475cm" svg:x="4.4cm" svg:y="16.078cm">
          <draw:text-box>
            <text:p text:style-name="P1"><text:span text:style-name="T4">BW production to resume, but not within the timeframe judged by the JIC, </text:span></text:p>
          </draw:text-box>
        </draw:frame>
        <draw:frame draw:style-name="gr1" draw:text-style-name="P2" draw:layer="layout" svg:width="11.22cm" svg:height="0.475cm" svg:x="4.4cm" svg:y="16.643cm">
          <draw:text-box>
            <text:p text:style-name="P1"><text:span text:style-name="T4">and found no evidence that production had been activated.”</text:span></text:p>
          </draw:text-box>
        </draw:frame>
        <draw:frame draw:style-name="gr2" draw:text-style-name="P3" draw:layer="layout" svg:width="0.634cm" svg:height="0.712cm" svg:x="3.65cm" svg:y="17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4.4cm" svg:y="17.307cm">
          <draw:text-box>
            <text:p text:style-name="P1"><text:span text:style-name="T4">The “judgements on Iraq’s ability to produce biological agent within days </text:span></text:p>
          </draw:text-box>
        </draw:frame>
        <draw:frame draw:style-name="gr1" draw:text-style-name="P2" draw:layer="layout" svg:width="14.074cm" svg:height="0.475cm" svg:x="4.4cm" svg:y="17.872cm">
          <draw:text-box>
            <text:p text:style-name="P1"><text:span text:style-name="T4">were based on reporting of a TPS [transportable production system] which </text:span></text:p>
          </draw:text-box>
        </draw:frame>
        <draw:frame draw:style-name="gr1" draw:text-style-name="P2" draw:layer="layout" svg:width="13.752cm" svg:height="0.475cm" svg:x="4.4cm" svg:y="18.436cm">
          <draw:text-box>
            <text:p text:style-name="P1"><text:span text:style-name="T4">has been subsequently withdrawn, and evidence (largely imagery) of the </text:span></text:p>
          </draw:text-box>
        </draw:frame>
        <draw:frame draw:style-name="gr1" draw:text-style-name="P2" draw:layer="layout" svg:width="14.505cm" svg:height="0.475cm" svg:x="4.4cm" svg:y="19.001cm">
          <draw:text-box>
            <text:p text:style-name="P1"><text:span text:style-name="T4">refurbishment of a facility involved in BW research and production before the </text:span></text:p>
          </draw:text-box>
        </draw:frame>
        <draw:frame draw:style-name="gr1" draw:text-style-name="P2" draw:layer="layout" svg:width="14.061cm" svg:height="0.475cm" svg:x="4.4cm" svg:y="19.565cm">
          <draw:text-box>
            <text:p text:style-name="P1"><text:span text:style-name="T4">first Gulf war. While acknowledging the possibility that a TPS capability did </text:span></text:p>
          </draw:text-box>
        </draw:frame>
        <draw:frame draw:style-name="gr1" draw:text-style-name="P2" draw:layer="layout" svg:width="10.492cm" svg:height="0.475cm" svg:x="4.4cm" svg:y="20.13cm">
          <draw:text-box>
            <text:p text:style-name="P1"><text:span text:style-name="T4">exist, the ISG uncovered no evidence of such systems.”</text:span></text:p>
          </draw:text-box>
        </draw:frame>
        <draw:frame draw:style-name="gr2" draw:text-style-name="P3" draw:layer="layout" svg:width="0.634cm" svg:height="0.712cm" svg:x="3.65cm" svg:y="20.6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5cm" svg:height="0.475cm" svg:x="4.4cm" svg:y="20.794cm">
          <draw:text-box>
            <text:p text:style-name="P1"><text:span text:style-name="T4">“… </text:span><text:span text:style-name="T4">the IIS may have had a series of small laboratories conducting small </text:span></text:p>
          </draw:text-box>
        </draw:frame>
        <draw:frame draw:style-name="gr1" draw:text-style-name="P2" draw:layer="layout" svg:width="13.388cm" svg:height="0.475cm" svg:x="4.4cm" svg:y="21.358cm">
          <draw:text-box>
            <text:p text:style-name="P1"><text:span text:style-name="T4">scale BW work … The ISG was not able to establish the full scope and </text:span></text:p>
          </draw:text-box>
        </draw:frame>
        <draw:frame draw:style-name="gr1" draw:text-style-name="P2" draw:layer="layout" svg:width="5.67cm" svg:height="0.475cm" svg:x="4.4cm" svg:y="21.923cm">
          <draw:text-box>
            <text:p text:style-name="P1"><text:span text:style-name="T4">nature of the laboratory work.”</text:span></text:p>
          </draw:text-box>
        </draw:frame>
        <draw:frame draw:style-name="gr1" draw:text-style-name="P2" draw:layer="layout" svg:width="14.739cm" svg:height="0.475cm" svg:x="2.95cm" svg:y="22.837cm">
          <draw:text-box>
            <text:p text:style-name="P1"><text:span text:style-name="T4">“</text:span><text:span text:style-name="T15">Recent intelligence indicates that production of chemical and biological </text:span></text:p>
          </draw:text-box>
        </draw:frame>
        <draw:frame draw:style-name="gr1" draw:text-style-name="P2" draw:layer="layout" svg:width="12.3cm" svg:height="0.475cm" svg:x="2.95cm" svg:y="23.402cm">
          <draw:text-box>
            <text:p text:style-name="P1"><text:span text:style-name="T15">weapons is taking place</text:span><text:span text:style-name="T4">” (JIC Assessment, 9 September 2002).</text:span></text:p>
          </draw:text-box>
        </draw:frame>
        <draw:frame draw:style-name="gr2" draw:text-style-name="P3" draw:layer="layout" svg:width="0.634cm" svg:height="0.712cm" svg:x="3.65cm" svg:y="24.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3cm" svg:height="0.475cm" svg:x="4.4cm" svg:y="24.316cm">
          <draw:text-box>
            <text:p text:style-name="P1"><text:span text:style-name="T4">“</text:span><text:span text:style-name="T4">The ISG found that, while there were no credible indications that Baghdad </text:span></text:p>
          </draw:text-box>
        </draw:frame>
        <draw:frame draw:style-name="gr1" draw:text-style-name="P2" draw:layer="layout" svg:width="13.583cm" svg:height="0.475cm" svg:x="4.4cm" svg:y="24.881cm">
          <draw:text-box>
            <text:p text:style-name="P1"><text:span text:style-name="T4">resumed production of chemical munitions post-1991, Iraq did conserve </text:span></text:p>
          </draw:text-box>
        </draw:frame>
        <draw:frame draw:style-name="gr1" draw:text-style-name="P2" draw:layer="layout" svg:width="13.117cm" svg:height="0.475cm" svg:x="4.4cm" svg:y="25.445cm">
          <draw:text-box>
            <text:p text:style-name="P1"><text:span text:style-name="T4">intellectual CW capability, and enhanced its chemical infrastructure in </text:span></text:p>
          </draw:text-box>
        </draw:frame>
        <draw:frame draw:style-name="gr1" draw:text-style-name="P2" draw:layer="layout" svg:width="2.953cm" svg:height="0.475cm" svg:x="4.4cm" svg:y="26.01cm">
          <draw:text-box>
            <text:p text:style-name="P1"><text:span text:style-name="T4">the mid-1990s.”</text:span></text:p>
          </draw:text-box>
        </draw:frame>
      </draw:page>
      <draw:page draw:name="page11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2" draw:text-style-name="P3" draw:layer="layout" svg:width="0.634cm" svg:height="0.712cm" svg:x="3.6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35cm" svg:height="0.475cm" svg:x="4.4cm" svg:y="2.525cm">
          <draw:text-box>
            <text:p text:style-name="P1"><text:span text:style-name="T4">The reporting on which the assessment was based had “not been </text:span></text:p>
          </draw:text-box>
        </draw:frame>
        <draw:frame draw:style-name="gr1" draw:text-style-name="P2" draw:layer="layout" svg:width="7.546cm" svg:height="0.475cm" svg:x="4.4cm" svg:y="3.09cm">
          <draw:text-box>
            <text:p text:style-name="P1"><text:span text:style-name="T4">subsequently substantiated by the ISG”.</text:span></text:p>
          </draw:text-box>
        </draw:frame>
        <draw:frame draw:style-name="gr1" draw:text-style-name="P2" draw:layer="layout" svg:width="15.615cm" svg:height="0.475cm" svg:x="2.95cm" svg:y="4.004cm">
          <draw:text-box>
            <text:p text:style-name="P1"><text:span text:style-name="T4">“</text:span><text:span text:style-name="T15">Intelligence [also] indicates that chemical and biological munitions could be 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15">with military units and ready for firing within 20-45 minutes</text:span><text:span text:style-name="T4">”</text:span><text:span text:style-name="T15"> </text:span><text:span text:style-name="T4">(JIC Assessment, </text:span></text:p>
          </draw:text-box>
        </draw:frame>
        <draw:frame draw:style-name="gr1" draw:text-style-name="P2" draw:layer="layout" svg:width="3.761cm" svg:height="0.475cm" svg:x="2.95cm" svg:y="5.133cm">
          <draw:text-box>
            <text:p text:style-name="P1"><text:span text:style-name="T4">9 September 2002).</text:span></text:p>
          </draw:text-box>
        </draw:frame>
        <draw:frame draw:style-name="gr2" draw:text-style-name="P3" draw:layer="layout" svg:width="0.634cm" svg:height="0.712cm" svg:x="3.6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72cm" svg:height="0.475cm" svg:x="4.4cm" svg:y="6.047cm">
          <draw:text-box>
            <text:p text:style-name="P1"><text:span text:style-name="T4">The reporting had been withdrawn.</text:span></text:p>
          </draw:text-box>
        </draw:frame>
        <draw:frame draw:style-name="gr1" draw:text-style-name="P2" draw:layer="layout" svg:width="14.286cm" svg:height="0.475cm" svg:x="2.95cm" svg:y="6.962cm">
          <draw:text-box>
            <text:p text:style-name="P1"><text:span text:style-name="T4">“</text:span><text:span text:style-name="T15">Iraq has a chemical and biological weapons capability and Saddam is </text:span></text:p>
          </draw:text-box>
        </draw:frame>
        <draw:frame draw:style-name="gr1" draw:text-style-name="P2" draw:layer="layout" svg:width="10.996cm" svg:height="0.475cm" svg:x="2.95cm" svg:y="7.526cm">
          <draw:text-box>
            <text:p text:style-name="P1"><text:span text:style-name="T15">prepared to use it</text:span><text:span text:style-name="T4">” (JIC Assessment, 9 September 2002).</text:span></text:p>
          </draw:text-box>
        </draw:frame>
        <draw:frame draw:style-name="gr1" draw:text-style-name="P2" draw:layer="layout" svg:width="15.784cm" svg:height="0.475cm" svg:x="2.95cm" svg:y="8.441cm">
          <draw:text-box>
            <text:p text:style-name="P1"><text:span text:style-name="T4">“</text:span><text:span text:style-name="T15">Saddam has already taken the decision that all resources, including CBW, be </text:span></text:p>
          </draw:text-box>
        </draw:frame>
        <draw:frame draw:style-name="gr1" draw:text-style-name="P2" draw:layer="layout" svg:width="15.56cm" svg:height="0.475cm" svg:x="2.95cm" svg:y="9.005cm">
          <draw:text-box>
            <text:p text:style-name="P1"><text:span text:style-name="T15">used to defend the regime from attack. One report states that Saddam would </text:span></text:p>
          </draw:text-box>
        </draw:frame>
        <draw:frame draw:style-name="gr1" draw:text-style-name="P2" draw:layer="layout" svg:width="15.699cm" svg:height="0.475cm" svg:x="2.95cm" svg:y="9.57cm">
          <draw:text-box>
            <text:p text:style-name="P1"><text:span text:style-name="T15">not use CBW during the initial phase of any military campaign, but would use </text:span></text:p>
          </draw:text-box>
        </draw:frame>
        <draw:frame draw:style-name="gr1" draw:text-style-name="P2" draw:layer="layout" svg:width="15.75cm" svg:height="0.475cm" svg:x="2.95cm" svg:y="10.134cm">
          <draw:text-box>
            <text:p text:style-name="P1"><text:span text:style-name="T15">CBW once a ground invasion of Iraq has begun</text:span><text:span text:style-name="T4">” (paragraph 4, JIC Assessment, </text:span></text:p>
          </draw:text-box>
        </draw:frame>
        <draw:frame draw:style-name="gr1" draw:text-style-name="P2" draw:layer="layout" svg:width="3.761cm" svg:height="0.475cm" svg:x="2.95cm" svg:y="10.698cm">
          <draw:text-box>
            <text:p text:style-name="P1"><text:span text:style-name="T4">9 September 2002).</text:span></text:p>
          </draw:text-box>
        </draw:frame>
        <draw:frame draw:style-name="gr1" draw:text-style-name="P2" draw:layer="layout" svg:width="14.861cm" svg:height="0.475cm" svg:x="2.95cm" svg:y="11.613cm">
          <draw:text-box>
            <text:p text:style-name="P1"><text:span text:style-name="T4">“</text:span><text:span text:style-name="T15">Intelligence indicates that Saddam has identified Bahrain, Jordan, Qatar, </text:span></text:p>
          </draw:text-box>
        </draw:frame>
        <draw:frame draw:style-name="gr1" draw:text-style-name="P2" draw:layer="layout" svg:width="15.585cm" svg:height="0.475cm" svg:x="2.95cm" svg:y="12.177cm">
          <draw:text-box>
            <text:p text:style-name="P1"><text:span text:style-name="T15">Israel and Kuwait as targets</text:span><text:span text:style-name="T4">” (paragraph 6, JIC Assessment, 9 September 2002).</text:span></text:p>
          </draw:text-box>
        </draw:frame>
        <draw:frame draw:style-name="gr2" draw:text-style-name="P3" draw:layer="layout" svg:width="0.634cm" svg:height="0.712cm" svg:x="3.65cm" svg:y="12.9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8cm" svg:height="0.475cm" svg:x="4.4cm" svg:y="13.092cm">
          <draw:text-box>
            <text:p text:style-name="P1"><text:span text:style-name="T4">The reporting specifically referred to in paragraph 4 had been withdrawn; </text:span></text:p>
          </draw:text-box>
        </draw:frame>
        <draw:frame draw:style-name="gr1" draw:text-style-name="P2" draw:layer="layout" svg:width="12.926cm" svg:height="0.475cm" svg:x="4.4cm" svg:y="13.656cm">
          <draw:text-box>
            <text:p text:style-name="P1"><text:span text:style-name="T4">as had the report on which paragraph 6 was based. “However, other </text:span></text:p>
          </draw:text-box>
        </draw:frame>
        <draw:frame draw:style-name="gr1" draw:text-style-name="P2" draw:layer="layout" svg:width="13.485cm" svg:height="0.475cm" svg:x="4.4cm" svg:y="14.221cm">
          <draw:text-box>
            <text:p text:style-name="P1"><text:span text:style-name="T4">intelligence on Iraqi CBW programmes and activities, and on Israel and </text:span></text:p>
          </draw:text-box>
        </draw:frame>
        <draw:frame draw:style-name="gr1" draw:text-style-name="P2" draw:layer="layout" svg:width="14.116cm" svg:height="0.475cm" svg:x="4.4cm" svg:y="14.785cm">
          <draw:text-box>
            <text:p text:style-name="P1"><text:span text:style-name="T4">Kuwait as possible targets, supported the Key Judgement and elements of </text:span></text:p>
          </draw:text-box>
        </draw:frame>
        <draw:frame draw:style-name="gr1" draw:text-style-name="P2" draw:layer="layout" svg:width="3.41cm" svg:height="0.475cm" svg:x="4.4cm" svg:y="15.35cm">
          <draw:text-box>
            <text:p text:style-name="P1"><text:span text:style-name="T4">the detail quoted.”</text:span></text:p>
          </draw:text-box>
        </draw:frame>
        <draw:frame draw:style-name="gr2" draw:text-style-name="P3" draw:layer="layout" svg:width="0.634cm" svg:height="0.712cm" svg:x="3.65cm" svg:y="15.8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4.4cm" svg:y="16.014cm">
          <draw:text-box>
            <text:p text:style-name="P1"><text:span text:style-name="T4">The ISG findings did “not support the JIC judgement that Saddam would use </text:span></text:p>
          </draw:text-box>
        </draw:frame>
        <draw:frame draw:style-name="gr1" draw:text-style-name="P2" draw:layer="layout" svg:width="5.683cm" svg:height="0.475cm" svg:x="4.4cm" svg:y="16.578cm">
          <draw:text-box>
            <text:p text:style-name="P1"><text:span text:style-name="T4">all resources, including CBW”.</text:span></text:p>
          </draw:text-box>
        </draw:frame>
        <draw:frame draw:style-name="gr1" draw:text-style-name="P2" draw:layer="layout" svg:width="14.044cm" svg:height="0.475cm" svg:x="2.95cm" svg:y="17.493cm">
          <draw:text-box>
            <text:p text:style-name="P1"><text:span text:style-name="T4">“</text:span><text:span text:style-name="T15">Saddam … might use CBW … against coalition forces, neighbouring </text:span></text:p>
          </draw:text-box>
        </draw:frame>
        <draw:frame draw:style-name="gr1" draw:text-style-name="P2" draw:layer="layout" svg:width="15.12cm" svg:height="0.475cm" svg:x="2.95cm" svg:y="18.057cm">
          <draw:text-box>
            <text:p text:style-name="P1"><text:span text:style-name="T15">states and his own people. Israel could be his first target</text:span><text:span text:style-name="T4">” (JIC Assessment, </text:span></text:p>
          </draw:text-box>
        </draw:frame>
        <draw:frame draw:style-name="gr1" draw:text-style-name="P2" draw:layer="layout" svg:width="3.638cm" svg:height="0.475cm" svg:x="2.95cm" svg:y="18.622cm">
          <draw:text-box>
            <text:p text:style-name="P1"><text:span text:style-name="T4">6 December 2002).</text:span></text:p>
          </draw:text-box>
        </draw:frame>
        <draw:frame draw:style-name="gr2" draw:text-style-name="P3" draw:layer="layout" svg:width="0.634cm" svg:height="0.712cm" svg:x="3.65cm" svg:y="19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52cm" svg:height="0.475cm" svg:x="4.4cm" svg:y="19.536cm">
          <draw:text-box>
            <text:p text:style-name="P1"><text:span text:style-name="T4">Based on Iraq’s actions pre-1991 and during the first Gulf Conflict, the </text:span></text:p>
          </draw:text-box>
        </draw:frame>
        <draw:frame draw:style-name="gr1" draw:text-style-name="P2" draw:layer="layout" svg:width="13.218cm" svg:height="0.475cm" svg:x="4.4cm" svg:y="20.101cm">
          <draw:text-box>
            <text:p text:style-name="P1"><text:span text:style-name="T4">judgement would have remained a reasonable one although reporting </text:span></text:p>
          </draw:text-box>
        </draw:frame>
        <draw:frame draw:style-name="gr1" draw:text-style-name="P2" draw:layer="layout" svg:width="14.137cm" svg:height="0.475cm" svg:x="4.4cm" svg:y="20.665cm">
          <draw:text-box>
            <text:p text:style-name="P1"><text:span text:style-name="T4">which had been used in compiling the Assessment had subsequently been </text:span></text:p>
          </draw:text-box>
        </draw:frame>
        <draw:frame draw:style-name="gr1" draw:text-style-name="P2" draw:layer="layout" svg:width="2.03cm" svg:height="0.475cm" svg:x="4.4cm" svg:y="21.23cm">
          <draw:text-box>
            <text:p text:style-name="P1"><text:span text:style-name="T4">withdrawn.</text:span></text:p>
          </draw:text-box>
        </draw:frame>
        <draw:frame draw:style-name="gr2" draw:text-style-name="P3" draw:layer="layout" svg:width="0.634cm" svg:height="0.712cm" svg:x="3.65cm" svg:y="21.7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4.4cm" svg:y="21.894cm">
          <draw:text-box>
            <text:p text:style-name="P1"><text:span text:style-name="T4">An Assessments Staff Intelligence Update on 27 November 2002 referred to </text:span></text:p>
          </draw:text-box>
        </draw:frame>
        <draw:frame draw:style-name="gr1" draw:text-style-name="P2" draw:layer="layout" svg:width="14.137cm" svg:height="0.475cm" svg:x="4.4cm" svg:y="22.458cm">
          <draw:text-box>
            <text:p text:style-name="P1"><text:span text:style-name="T4">recent intelligence that Saddam Hussein had reiterated his intention to use </text:span></text:p>
          </draw:text-box>
        </draw:frame>
        <draw:frame draw:style-name="gr1" draw:text-style-name="P2" draw:layer="layout" svg:width="13.917cm" svg:height="0.475cm" svg:x="4.4cm" svg:y="23.023cm">
          <draw:text-box>
            <text:p text:style-name="P1"><text:span text:style-name="T4">CBW to defend his regime “if allied forces approached Baghdad, if Basra, </text:span></text:p>
          </draw:text-box>
        </draw:frame>
        <draw:frame draw:style-name="gr1" draw:text-style-name="P2" draw:layer="layout" svg:width="14.391cm" svg:height="0.475cm" svg:x="4.4cm" svg:y="23.587cm">
          <draw:text-box>
            <text:p text:style-name="P1"><text:span text:style-name="T4">Kirkuk or Mosul fell to Allied control, or if Iraqi units rebelled”. He “would wait </text:span></text:p>
          </draw:text-box>
        </draw:frame>
        <draw:frame draw:style-name="gr1" draw:text-style-name="P2" draw:layer="layout" svg:width="14.497cm" svg:height="0.475cm" svg:x="4.4cm" svg:y="24.152cm">
          <draw:text-box>
            <text:p text:style-name="P1"><text:span text:style-name="T4">and see how neighbouring countries reacted to an allied attack, and whether </text:span></text:p>
          </draw:text-box>
        </draw:frame>
        <draw:frame draw:style-name="gr1" draw:text-style-name="P2" draw:layer="layout" svg:width="13.206cm" svg:height="0.475cm" svg:x="4.4cm" svg:y="24.716cm">
          <draw:text-box>
            <text:p text:style-name="P1"><text:span text:style-name="T4">they allowed their territory to be used by Allied forces, before deciding </text:span></text:p>
          </draw:text-box>
        </draw:frame>
        <draw:frame draw:style-name="gr1" draw:text-style-name="P2" draw:layer="layout" svg:width="13.29cm" svg:height="0.475cm" svg:x="4.4cm" svg:y="25.281cm">
          <draw:text-box>
            <text:p text:style-name="P1"><text:span text:style-name="T4">whether to use CBW against them”. His initial targets would be “Israel, </text:span></text:p>
          </draw:text-box>
        </draw:frame>
        <draw:frame draw:style-name="gr1" draw:text-style-name="P2" draw:layer="layout" svg:width="9.557cm" svg:height="0.475cm" svg:x="4.4cm" svg:y="25.845cm">
          <draw:text-box>
            <text:p text:style-name="P1"><text:span text:style-name="T4">Kuwait and Jordan”. That reporting was withdrawn.</text:span></text:p>
          </draw:text-box>
        </draw:frame>
      </draw:page>
      <draw:page draw:name="page11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5.594cm" svg:height="0.475cm" svg:x="2.2cm" svg:y="2.525cm">
          <draw:text-box>
            <text:p text:style-name="P1"><text:span text:style-name="T7">645. </text:span><text:span text:style-name="T4"><text:s/>The Assessment stated:</text:span></text:p>
          </draw:text-box>
        </draw:frame>
        <draw:frame draw:style-name="gr1" draw:text-style-name="P2" draw:layer="layout" svg:width="15.975cm" svg:height="0.475cm" svg:x="2.95cm" svg:y="3.44cm">
          <draw:text-box>
            <text:p text:style-name="P1"><text:span text:style-name="T4">“</text:span><text:span text:style-name="T4">The JIC’s judgements on Iraq’s production, retention and the availability of chemical </text:span></text:p>
          </draw:text-box>
        </draw:frame>
        <draw:frame draw:style-name="gr1" draw:text-style-name="P2" draw:layer="layout" svg:width="12.512cm" svg:height="0.475cm" svg:x="2.95cm" svg:y="4.004cm">
          <draw:text-box>
            <text:p text:style-name="P1"><text:span text:style-name="T4">and biological agents in 2002/3 cannot currently be substantiated.”</text:span></text:p>
          </draw:text-box>
        </draw:frame>
        <draw:frame draw:style-name="gr1" draw:text-style-name="P2" draw:layer="layout" svg:width="7.343cm" svg:height="0.475cm" svg:x="2.2cm" svg:y="5.118cm">
          <draw:text-box>
            <text:p text:style-name="P1"><text:span text:style-name="T1">JIC DISCUSSION, 9 FEBRUARY 2006</text:span></text:p>
          </draw:text-box>
        </draw:frame>
        <draw:frame draw:style-name="gr1" draw:text-style-name="P2" draw:layer="layout" svg:width="15.983cm" svg:height="0.475cm" svg:x="2.2cm" svg:y="5.883cm">
          <draw:text-box>
            <text:p text:style-name="P1"><text:span text:style-name="T7">646. </text:span><text:span text:style-name="T4"><text:s/>In an “open discussion” of the lessons learned on Iraq in the JIC on 9 February </text:span></text:p>
          </draw:text-box>
        </draw:frame>
        <draw:frame draw:style-name="gr1" draw:text-style-name="P2" draw:layer="layout" svg:width="11.606cm" svg:height="0.475cm" svg:x="2.2cm" svg:y="6.447cm">
          <draw:text-box>
            <text:p text:style-name="P1"><text:span text:style-name="T4">2006, the minutes record that the following points were made:</text:span></text:p>
          </draw:text-box>
        </draw:frame>
        <draw:frame draw:style-name="gr1" draw:text-style-name="P2" draw:layer="layout" svg:width="15.564cm" svg:height="0.475cm" svg:x="2.95cm" svg:y="7.362cm">
          <draw:text-box>
            <text:p text:style-name="P1"><text:span text:style-name="T4">“</text:span><text:span text:style-name="T4">i. the more important a subject became, the more rigorously checks and balances </text:span></text:p>
          </draw:text-box>
        </draw:frame>
        <draw:frame draw:style-name="gr1" draw:text-style-name="P2" draw:layer="layout" svg:width="6.864cm" svg:height="0.475cm" svg:x="2.95cm" svg:y="7.926cm">
          <draw:text-box>
            <text:p text:style-name="P1"><text:span text:style-name="T4">needed to be applied to JIC product;</text:span></text:p>
          </draw:text-box>
        </draw:frame>
        <draw:frame draw:style-name="gr1" draw:text-style-name="P2" draw:layer="layout" svg:width="14.336cm" svg:height="0.475cm" svg:x="2.95cm" svg:y="8.841cm">
          <draw:text-box>
            <text:p text:style-name="P1"><text:span text:style-name="T4">ii. peer review of work was vital for some, but not all Assessments. This was </text:span></text:p>
          </draw:text-box>
        </draw:frame>
        <draw:frame draw:style-name="gr1" draw:text-style-name="P2" draw:layer="layout" svg:width="15.5cm" svg:height="0.475cm" svg:x="2.95cm" svg:y="9.405cm">
          <draw:text-box>
            <text:p text:style-name="P1"><text:span text:style-name="T4">particularly so when, in fast changing situations, the JIC was subject to an upward </text:span></text:p>
          </draw:text-box>
        </draw:frame>
        <draw:frame draw:style-name="gr1" draw:text-style-name="P2" draw:layer="layout" svg:width="15.424cm" svg:height="0.475cm" svg:x="2.95cm" svg:y="9.97cm">
          <draw:text-box>
            <text:p text:style-name="P1"><text:span text:style-name="T4">pressure of increased intelligence flow and a downward pressure of demand from </text:span></text:p>
          </draw:text-box>
        </draw:frame>
        <draw:frame draw:style-name="gr1" draw:text-style-name="P2" draw:layer="layout" svg:width="3.664cm" svg:height="0.475cm" svg:x="2.95cm" svg:y="10.534cm">
          <draw:text-box>
            <text:p text:style-name="P1"><text:span text:style-name="T4">senior readers; and</text:span></text:p>
          </draw:text-box>
        </draw:frame>
        <draw:frame draw:style-name="gr1" draw:text-style-name="P2" draw:layer="layout" svg:width="15.983cm" svg:height="0.475cm" svg:x="2.95cm" svg:y="11.448cm">
          <draw:text-box>
            <text:p text:style-name="P1"><text:span text:style-name="T4">iii. it was vital that the knowledge base within the Assessments Staff was not allowed </text:span></text:p>
          </draw:text-box>
        </draw:frame>
        <draw:frame draw:style-name="gr1" draw:text-style-name="P2" draw:layer="layout" svg:width="8.189cm" svg:height="0.475cm" svg:x="2.95cm" svg:y="12.013cm">
          <draw:text-box>
            <text:p text:style-name="P1"><text:span text:style-name="T4">to atrophy in lower priority subject areas …”</text:span></text:p>
          </draw:text-box>
        </draw:frame>
        <draw:frame draw:style-name="gr7" draw:text-style-name="P9" draw:layer="layout" svg:width="0.408cm" svg:height="0.276cm" svg:x="11.114cm" svg:y="12.032cm">
          <draw:text-box>
            <text:p text:style-name="P1"><text:span text:style-name="T13">261</text:span></text:p>
          </draw:text-box>
        </draw:frame>
        <draw:frame draw:style-name="gr6" draw:text-style-name="P8" draw:layer="layout" svg:width="5.823cm" svg:height="0.556cm" svg:x="2.2cm" svg:y="13.134cm">
          <draw:text-box>
            <text:p text:style-name="P1"><text:span text:style-name="T9">Reliability of intelligence</text:span></text:p>
          </draw:text-box>
        </draw:frame>
        <draw:frame draw:style-name="gr1" draw:text-style-name="P2" draw:layer="layout" svg:width="15.161cm" svg:height="0.475cm" svg:x="2.2cm" svg:y="13.962cm">
          <draw:text-box>
            <text:p text:style-name="P1"><text:span text:style-name="T7">647. </text:span><text:span text:style-name="T15"><text:s/>Iraq was undoubtedly a difficult intelligence target and the UK had no </text:span></text:p>
          </draw:text-box>
        </draw:frame>
        <draw:frame draw:style-name="gr1" draw:text-style-name="P2" draw:layer="layout" svg:width="16.11cm" svg:height="0.475cm" svg:x="2.2cm" svg:y="14.527cm">
          <draw:text-box>
            <text:p text:style-name="P1"><text:span text:style-name="T15">sources of human intelligence with reliable first-hand knowledge of Iraq’s WMD </text:span></text:p>
          </draw:text-box>
        </draw:frame>
        <draw:frame draw:style-name="gr1" draw:text-style-name="P2" draw:layer="layout" svg:width="8.998cm" svg:height="0.475cm" svg:x="2.2cm" svg:y="15.091cm">
          <draw:text-box>
            <text:p text:style-name="P1"><text:span text:style-name="T15">capabilities or Saddam Hussein’s intentions.</text:span></text:p>
          </draw:text-box>
        </draw:frame>
        <draw:frame draw:style-name="gr1" draw:text-style-name="P2" draw:layer="layout" svg:width="16.279cm" svg:height="0.475cm" svg:x="2.2cm" svg:y="16.006cm">
          <draw:text-box>
            <text:p text:style-name="P1"><text:span text:style-name="T7">648. </text:span><text:span text:style-name="T4"><text:s/>The ISC stated that Iraq was a hard target but SIS “successfully ran a number of </text:span></text:p>
          </draw:text-box>
        </draw:frame>
        <draw:frame draw:style-name="gr1" draw:text-style-name="P2" draw:layer="layout" svg:width="16.647cm" svg:height="0.475cm" svg:x="2.2cm" svg:y="16.57cm">
          <draw:text-box>
            <text:p text:style-name="P1"><text:span text:style-name="T4">agents against Iraq and Saddam’s regime” who “provided intelligence over a wide range </text:span></text:p>
          </draw:text-box>
        </draw:frame>
        <draw:frame draw:style-name="gr1" draw:text-style-name="P2" draw:layer="layout" svg:width="16.597cm" svg:height="0.475cm" svg:x="2.2cm" svg:y="17.135cm">
          <draw:text-box>
            <text:p text:style-name="P1"><text:span text:style-name="T4">of topics, although the SIS acknowledged that coverage on some subjects was stronger </text:span></text:p>
          </draw:text-box>
        </draw:frame>
        <draw:frame draw:style-name="gr1" draw:text-style-name="P2" draw:layer="layout" svg:width="2.982cm" svg:height="0.475cm" svg:x="2.2cm" svg:y="17.699cm">
          <draw:text-box>
            <text:p text:style-name="P1"><text:span text:style-name="T4">than on others”.</text:span></text:p>
          </draw:text-box>
        </draw:frame>
        <draw:frame draw:style-name="gr7" draw:text-style-name="P9" draw:layer="layout" svg:width="0.408cm" svg:height="0.276cm" svg:x="5.165cm" svg:y="17.718cm">
          <draw:text-box>
            <text:p text:style-name="P1"><text:span text:style-name="T13">262</text:span></text:p>
          </draw:text-box>
        </draw:frame>
        <draw:frame draw:style-name="gr1" draw:text-style-name="P2" draw:layer="layout" svg:width="14.573cm" svg:height="0.475cm" svg:x="2.2cm" svg:y="18.613cm">
          <draw:text-box>
            <text:p text:style-name="P1"><text:span text:style-name="T7">649. </text:span><text:span text:style-name="T4"><text:s/>The ISC described the SIS process of issuing intelligence reports in the </text:span></text:p>
          </draw:text-box>
        </draw:frame>
        <draw:frame draw:style-name="gr1" draw:text-style-name="P2" draw:layer="layout" svg:width="2.948cm" svg:height="0.475cm" svg:x="2.2cm" svg:y="19.178cm">
          <draw:text-box>
            <text:p text:style-name="P1"><text:span text:style-name="T4">following terms:</text:span></text:p>
          </draw:text-box>
        </draw:frame>
        <draw:frame draw:style-name="gr1" draw:text-style-name="P2" draw:layer="layout" svg:width="14.874cm" svg:height="0.475cm" svg:x="2.95cm" svg:y="20.092cm">
          <draw:text-box>
            <text:p text:style-name="P1"><text:span text:style-name="T4">“</text:span><text:span text:style-name="T4">The SIS collects human intelligence (HUMINT) when agents, who can also be </text:span></text:p>
          </draw:text-box>
        </draw:frame>
        <draw:frame draw:style-name="gr1" draw:text-style-name="P2" draw:layer="layout" svg:width="14.687cm" svg:height="0.475cm" svg:x="2.95cm" svg:y="20.657cm">
          <draw:text-box>
            <text:p text:style-name="P1"><text:span text:style-name="T4">known as sources, report back to their case officer. Sources either operate on </text:span></text:p>
          </draw:text-box>
        </draw:frame>
        <draw:frame draw:style-name="gr1" draw:text-style-name="P2" draw:layer="layout" svg:width="15.339cm" svg:height="0.475cm" svg:x="2.95cm" svg:y="21.221cm">
          <draw:text-box>
            <text:p text:style-name="P1"><text:span text:style-name="T4">their own or quote a sub-source, who may be quoting another sub-source of their </text:span></text:p>
          </draw:text-box>
        </draw:frame>
        <draw:frame draw:style-name="gr1" draw:text-style-name="P2" draw:layer="layout" svg:width="15.331cm" svg:height="0.475cm" svg:x="2.95cm" svg:y="21.786cm">
          <draw:text-box>
            <text:p text:style-name="P1"><text:span text:style-name="T4">own. After a meeting or communication between agent and [SIS] case officer, the </text:span></text:p>
          </draw:text-box>
        </draw:frame>
        <draw:frame draw:style-name="gr1" draw:text-style-name="P2" draw:layer="layout" svg:width="15.771cm" svg:height="0.475cm" svg:x="2.95cm" svg:y="22.35cm">
          <draw:text-box>
            <text:p text:style-name="P1"><text:span text:style-name="T4">information is checked by the SIS who, after consulting experts as necessary, issue </text:span></text:p>
          </draw:text-box>
        </draw:frame>
        <draw:frame draw:style-name="gr1" draw:text-style-name="P2" draw:layer="layout" svg:width="15.166cm" svg:height="0.475cm" svg:x="2.95cm" svg:y="22.915cm">
          <draw:text-box>
            <text:p text:style-name="P1"><text:span text:style-name="T4">an intelligence report. This report contains the information provided by the agent </text:span></text:p>
          </draw:text-box>
        </draw:frame>
        <draw:frame draw:style-name="gr1" draw:text-style-name="P2" draw:layer="layout" svg:width="14.671cm" svg:height="0.475cm" svg:x="2.95cm" svg:y="23.479cm">
          <draw:text-box>
            <text:p text:style-name="P1"><text:span text:style-name="T4">(who by definition is the single source for the information) and an assessment </text:span></text:p>
          </draw:text-box>
        </draw:frame>
        <draw:frame draw:style-name="gr1" draw:text-style-name="P2" draw:layer="layout" svg:width="15.013cm" svg:height="0.475cm" svg:x="2.95cm" svg:y="24.043cm">
          <draw:text-box>
            <text:p text:style-name="P1"><text:span text:style-name="T4">of the reliability of the agent and any sub-sources, as appropriate, together with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25cm" svg:height="0.475cm" svg:x="2.95cm" svg:y="24.608cm">
          <draw:text-box>
            <text:p text:style-name="P1"><text:span text:style-name="T4">SIS comments. The SIS comments will refer the reader of the report to any other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61 </text:span></text:p>
          </draw:text-box>
        </draw:frame>
        <draw:frame draw:style-name="gr4" draw:text-style-name="P6" draw:layer="layout" svg:width="6.166cm" svg:height="0.395cm" svg:x="2.646cm" svg:y="25.934cm">
          <draw:text-box>
            <text:p text:style-name="P1"><text:span text:style-name="T11">Minutes, 9 February 2005, JIC meeting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62 </text:span></text:p>
          </draw:text-box>
        </draw:frame>
        <draw:frame draw:style-name="gr4" draw:text-style-name="P6" draw:layer="layout" svg:width="14.201cm" svg:height="0.395cm" svg:x="2.646cm" svg:y="26.357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782cm" svg:height="0.395cm" svg:x="2.2cm" svg:y="26.781cm">
          <draw:text-box>
            <text:p text:style-name="P1"><text:span text:style-name="T19">Assessments</text:span><text:span text:style-name="T11">, September 2003, Cm5972, paragraph 32.</text:span></text:p>
          </draw:text-box>
        </draw:frame>
      </draw:page>
      <draw:page draw:name="page12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4.95cm" svg:height="0.475cm" svg:x="2.95cm" svg:y="2.525cm">
          <draw:text-box>
            <text:p text:style-name="P1"><text:span text:style-name="T4">intelligence that either confirms or conflicts with the information provided by the </text:span></text:p>
          </draw:text-box>
        </draw:frame>
        <draw:frame draw:style-name="gr1" draw:text-style-name="P2" draw:layer="layout" svg:width="15.145cm" svg:height="0.475cm" svg:x="2.95cm" svg:y="3.09cm">
          <draw:text-box>
            <text:p text:style-name="P1"><text:span text:style-name="T4">agent and will put the report in context where required. This is to ensure that the </text:span></text:p>
          </draw:text-box>
        </draw:frame>
        <draw:frame draw:style-name="gr1" draw:text-style-name="P2" draw:layer="layout" svg:width="14.514cm" svg:height="0.475cm" svg:x="2.95cm" svg:y="3.654cm">
          <draw:text-box>
            <text:p text:style-name="P1"><text:span text:style-name="T4">reader is able to make the best judgement on the veracity of the intelligence.”</text:span></text:p>
          </draw:text-box>
        </draw:frame>
        <draw:frame draw:style-name="gr7" draw:text-style-name="P9" draw:layer="layout" svg:width="0.408cm" svg:height="0.276cm" svg:x="17.399cm" svg:y="3.673cm">
          <draw:text-box>
            <text:p text:style-name="P1"><text:span text:style-name="T13">263</text:span></text:p>
          </draw:text-box>
        </draw:frame>
        <draw:frame draw:style-name="gr1" draw:text-style-name="P2" draw:layer="layout" svg:width="14.992cm" svg:height="0.475cm" svg:x="2.2cm" svg:y="4.568cm">
          <draw:text-box>
            <text:p text:style-name="P1"><text:span text:style-name="T7">650. </text:span><text:span text:style-name="T4"><text:s/>Addressing comments “about the unreliability of ‘single-source reporting’”, </text:span></text:p>
          </draw:text-box>
        </draw:frame>
        <draw:frame draw:style-name="gr1" draw:text-style-name="P2" draw:layer="layout" svg:width="2.843cm" svg:height="0.475cm" svg:x="2.2cm" svg:y="5.133cm">
          <draw:text-box>
            <text:p text:style-name="P1"><text:span text:style-name="T4">the ISC added:</text:span></text:p>
          </draw:text-box>
        </draw:frame>
        <draw:frame draw:style-name="gr1" draw:text-style-name="P2" draw:layer="layout" svg:width="14.535cm" svg:height="0.475cm" svg:x="2.95cm" svg:y="6.047cm">
          <draw:text-box>
            <text:p text:style-name="P1"><text:span text:style-name="T4">“</text:span><text:span text:style-name="T4">Some … intelligence that agents produce cannot be verified or corroborated </text:span></text:p>
          </draw:text-box>
        </draw:frame>
        <draw:frame draw:style-name="gr1" draw:text-style-name="P2" draw:layer="layout" svg:width="14.611cm" svg:height="0.475cm" svg:x="2.95cm" svg:y="6.612cm">
          <draw:text-box>
            <text:p text:style-name="P1"><text:span text:style-name="T4">by intelligence from other sources. The professional judgement of the agent’s </text:span></text:p>
          </draw:text-box>
        </draw:frame>
        <draw:frame draw:style-name="gr1" draw:text-style-name="P2" draw:layer="layout" svg:width="15.005cm" svg:height="0.475cm" svg:x="2.95cm" svg:y="7.176cm">
          <draw:text-box>
            <text:p text:style-name="P1"><text:span text:style-name="T4">reliability is based on all that is known about the agent and their circumstances, </text:span></text:p>
          </draw:text-box>
        </draw:frame>
        <draw:frame draw:style-name="gr1" draw:text-style-name="P2" draw:layer="layout" svg:width="15.022cm" svg:height="0.475cm" svg:x="2.95cm" svg:y="7.741cm">
          <draw:text-box>
            <text:p text:style-name="P1"><text:span text:style-name="T4">including the reliability of information that can be verified. It is possible to recruit </text:span></text:p>
          </draw:text-box>
        </draw:frame>
        <draw:frame draw:style-name="gr1" draw:text-style-name="P2" draw:layer="layout" svg:width="15.119cm" svg:height="0.475cm" svg:x="2.95cm" svg:y="8.305cm">
          <draw:text-box>
            <text:p text:style-name="P1"><text:span text:style-name="T4">a reliable agent with exceptional access to high-grade intelligence. Examples … </text:span></text:p>
          </draw:text-box>
        </draw:frame>
        <draw:frame draw:style-name="gr1" draw:text-style-name="P2" draw:layer="layout" svg:width="14.946cm" svg:height="0.475cm" svg:x="2.95cm" svg:y="8.87cm">
          <draw:text-box>
            <text:p text:style-name="P1"><text:span text:style-name="T4">are amongst the most valuable agents that the UK has ever had. Each was the </text:span></text:p>
          </draw:text-box>
        </draw:frame>
        <draw:frame draw:style-name="gr1" draw:text-style-name="P2" draw:layer="layout" svg:width="15.568cm" svg:height="0.475cm" svg:x="2.95cm" svg:y="9.434cm">
          <draw:text-box>
            <text:p text:style-name="P1"><text:span text:style-name="T4">origin of ‘single-source’ reporting from SIS. For much of the reporting there was no </text:span></text:p>
          </draw:text-box>
        </draw:frame>
        <draw:frame draw:style-name="gr1" draw:text-style-name="P2" draw:layer="layout" svg:width="5.615cm" svg:height="0.475cm" svg:x="2.95cm" svg:y="9.998cm">
          <draw:text-box>
            <text:p text:style-name="P1"><text:span text:style-name="T4">collateral from other sources.”</text:span></text:p>
          </draw:text-box>
        </draw:frame>
        <draw:frame draw:style-name="gr7" draw:text-style-name="P9" draw:layer="layout" svg:width="0.408cm" svg:height="0.276cm" svg:x="8.549cm" svg:y="10.017cm">
          <draw:text-box>
            <text:p text:style-name="P1"><text:span text:style-name="T13">264</text:span></text:p>
          </draw:text-box>
        </draw:frame>
        <draw:frame draw:style-name="gr1" draw:text-style-name="P2" draw:layer="layout" svg:width="5.81cm" svg:height="0.475cm" svg:x="2.2cm" svg:y="10.913cm">
          <draw:text-box>
            <text:p text:style-name="P1"><text:span text:style-name="T7">651. </text:span><text:span text:style-name="T4"><text:s/>The Butler Report stated:</text:span></text:p>
          </draw:text-box>
        </draw:frame>
        <draw:frame draw:style-name="gr1" draw:text-style-name="P2" draw:layer="layout" svg:width="14.874cm" svg:height="0.475cm" svg:x="2.95cm" svg:y="11.827cm">
          <draw:text-box>
            <text:p text:style-name="P1"><text:span text:style-name="T15">“</text:span><text:span text:style-name="T15">Validation of human intelligence sources after the war has thrown doubt </text:span></text:p>
          </draw:text-box>
        </draw:frame>
        <draw:frame draw:style-name="gr1" draw:text-style-name="P2" draw:layer="layout" svg:width="15.504cm" svg:height="0.475cm" svg:x="2.95cm" svg:y="12.392cm">
          <draw:text-box>
            <text:p text:style-name="P1"><text:span text:style-name="T15">on a high proportion of those sources and of their reports, and hence on the </text:span></text:p>
          </draw:text-box>
        </draw:frame>
        <draw:frame draw:style-name="gr1" draw:text-style-name="P2" draw:layer="layout" svg:width="15.534cm" svg:height="0.475cm" svg:x="2.95cm" svg:y="12.956cm">
          <draw:text-box>
            <text:p text:style-name="P1"><text:span text:style-name="T15">quality of the intelligence assessments received by Ministers and officials in </text:span></text:p>
          </draw:text-box>
        </draw:frame>
        <draw:frame draw:style-name="gr1" draw:text-style-name="P2" draw:layer="layout" svg:width="15.936cm" svg:height="0.475cm" svg:x="2.95cm" svg:y="13.521cm">
          <draw:text-box>
            <text:p text:style-name="P1"><text:span text:style-name="T15">the period from summer 2002 to the outbreak of hostilities. Of the main human </text:span></text:p>
          </draw:text-box>
        </draw:frame>
        <draw:frame draw:style-name="gr1" draw:text-style-name="P2" draw:layer="layout" svg:width="7.698cm" svg:height="0.475cm" svg:x="2.95cm" svg:y="14.085cm">
          <draw:text-box>
            <text:p text:style-name="P1"><text:span text:style-name="T15">intelligence sources described above:</text:span></text:p>
          </draw:text-box>
        </draw:frame>
        <draw:frame draw:style-name="gr2" draw:text-style-name="P3" draw:layer="layout" svg:width="0.634cm" svg:height="0.712cm" svg:x="3.65cm" svg:y="14.8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4.4cm" svg:y="15cm">
          <draw:text-box>
            <text:p text:style-name="P1"><text:span text:style-name="T15">One SIS main source reported authoritatively on some issues, but on </text:span></text:p>
          </draw:text-box>
        </draw:frame>
        <draw:frame draw:style-name="gr1" draw:text-style-name="P2" draw:layer="layout" svg:width="11.847cm" svg:height="0.475cm" svg:x="4.4cm" svg:y="15.564cm">
          <draw:text-box>
            <text:p text:style-name="P1"><text:span text:style-name="T15">others was passing on what he had heard within his circle.</text:span></text:p>
          </draw:text-box>
        </draw:frame>
        <draw:frame draw:style-name="gr2" draw:text-style-name="P3" draw:layer="layout" svg:width="0.634cm" svg:height="0.712cm" svg:x="3.65cm" svg:y="16.0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655cm" svg:height="0.475cm" svg:x="4.4cm" svg:y="16.228cm">
          <draw:text-box>
            <text:p text:style-name="P1"><text:span text:style-name="T15">Reporting from a sub-source to a second SIS main source that was </text:span></text:p>
          </draw:text-box>
        </draw:frame>
        <draw:frame draw:style-name="gr1" draw:text-style-name="P2" draw:layer="layout" svg:width="13.591cm" svg:height="0.475cm" svg:x="4.4cm" svg:y="16.793cm">
          <draw:text-box>
            <text:p text:style-name="P1"><text:span text:style-name="T15">important to JIC assessments on Iraqi possession of chemical and </text:span></text:p>
          </draw:text-box>
        </draw:frame>
        <draw:frame draw:style-name="gr1" draw:text-style-name="P2" draw:layer="layout" svg:width="8.718cm" svg:height="0.475cm" svg:x="4.4cm" svg:y="17.357cm">
          <draw:text-box>
            <text:p text:style-name="P1"><text:span text:style-name="T15">biological weapons must be open to doubt.</text:span></text:p>
          </draw:text-box>
        </draw:frame>
        <draw:frame draw:style-name="gr2" draw:text-style-name="P3" draw:layer="layout" svg:width="0.634cm" svg:height="0.712cm" svg:x="3.65cm" svg:y="17.8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622cm" svg:height="0.475cm" svg:x="4.4cm" svg:y="18.022cm">
          <draw:text-box>
            <text:p text:style-name="P1"><text:span text:style-name="T15">Reports from a third SIS main source have been withdrawn as </text:span></text:p>
          </draw:text-box>
        </draw:frame>
        <draw:frame draw:style-name="gr1" draw:text-style-name="P2" draw:layer="layout" svg:width="2.127cm" svg:height="0.475cm" svg:x="4.4cm" svg:y="18.586cm">
          <draw:text-box>
            <text:p text:style-name="P1"><text:span text:style-name="T15">unreliable.</text:span></text:p>
          </draw:text-box>
        </draw:frame>
        <draw:frame draw:style-name="gr2" draw:text-style-name="P3" draw:layer="layout" svg:width="0.634cm" svg:height="0.712cm" svg:x="3.65cm" svg:y="19.09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18cm" svg:height="0.475cm" svg:x="4.4cm" svg:y="19.251cm">
          <draw:text-box>
            <text:p text:style-name="P1"><text:span text:style-name="T15">Reports from two further SIS main sources continue to be regarded </text:span></text:p>
          </draw:text-box>
        </draw:frame>
        <draw:frame draw:style-name="gr1" draw:text-style-name="P2" draw:layer="layout" svg:width="14.158cm" svg:height="0.475cm" svg:x="4.4cm" svg:y="19.815cm">
          <draw:text-box>
            <text:p text:style-name="P1"><text:span text:style-name="T15">as reliable, although it is notable that their reports were less worrying </text:span></text:p>
          </draw:text-box>
        </draw:frame>
        <draw:frame draw:style-name="gr1" draw:text-style-name="P2" draw:layer="layout" svg:width="14.23cm" svg:height="0.475cm" svg:x="4.4cm" svg:y="20.38cm">
          <draw:text-box>
            <text:p text:style-name="P1"><text:span text:style-name="T15">than the rest about Iraqi chemical and biological weapons capabilities.</text:span></text:p>
          </draw:text-box>
        </draw:frame>
        <draw:frame draw:style-name="gr2" draw:text-style-name="P3" draw:layer="layout" svg:width="0.634cm" svg:height="0.712cm" svg:x="3.65cm" svg:y="20.88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528cm" svg:height="0.475cm" svg:x="4.4cm" svg:y="21.044cm">
          <draw:text-box>
            <text:p text:style-name="P1"><text:span text:style-name="T15">Reports received from a liaison service on Iraqi production of </text:span></text:p>
          </draw:text-box>
        </draw:frame>
        <draw:frame draw:style-name="gr1" draw:text-style-name="P2" draw:layer="layout" svg:width="13.515cm" svg:height="0.475cm" svg:x="4.4cm" svg:y="21.608cm">
          <draw:text-box>
            <text:p text:style-name="P1"><text:span text:style-name="T15">biological agent were seriously flawed, so that the grounds for JIC </text:span></text:p>
          </draw:text-box>
        </draw:frame>
        <draw:frame draw:style-name="gr1" draw:text-style-name="P2" draw:layer="layout" svg:width="14.48cm" svg:height="0.475cm" svg:x="4.4cm" svg:y="22.173cm">
          <draw:text-box>
            <text:p text:style-name="P1"><text:span text:style-name="T15">assessments drawing on those reports that Iraq had recently-produced </text:span></text:p>
          </draw:text-box>
        </draw:frame>
        <draw:frame draw:style-name="gr1" draw:text-style-name="P2" draw:layer="layout" svg:width="8.68cm" svg:height="0.475cm" svg:x="4.4cm" svg:y="22.737cm">
          <draw:text-box>
            <text:p text:style-name="P1"><text:span text:style-name="T15">stocks of biological agent no longer exist.”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7" draw:text-style-name="P9" draw:layer="layout" svg:width="0.408cm" svg:height="0.276cm" svg:x="13.056cm" svg:y="22.756cm">
          <draw:text-box>
            <text:p text:style-name="P1"><text:span text:style-name="T13">265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63 </text:span></text:p>
          </draw:text-box>
        </draw:frame>
        <draw:frame draw:style-name="gr4" draw:text-style-name="P6" draw:layer="layout" svg:width="14.201cm" svg:height="0.395cm" svg:x="2.646cm" svg:y="24.664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782cm" svg:height="0.395cm" svg:x="2.2cm" svg:y="25.087cm">
          <draw:text-box>
            <text:p text:style-name="P1"><text:span text:style-name="T19">Assessments</text:span><text:span text:style-name="T11">, September 2003, Cm5972, paragraph 25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64 </text:span></text:p>
          </draw:text-box>
        </draw:frame>
        <draw:frame draw:style-name="gr4" draw:text-style-name="P6" draw:layer="layout" svg:width="14.201cm" svg:height="0.395cm" svg:x="2.646cm" svg:y="25.511cm">
          <draw:text-box>
            <text:p text:style-name="P1"><text:span text:style-name="T11">Intelligence and Security Committee, </text:span><text:span text:style-name="T19">Iraqi Weapons of Mass Destruction – Intelligence and </text:span></text:p>
          </draw:text-box>
        </draw:frame>
        <draw:frame draw:style-name="gr4" draw:text-style-name="P6" draw:layer="layout" svg:width="8.782cm" svg:height="0.395cm" svg:x="2.2cm" svg:y="25.934cm">
          <draw:text-box>
            <text:p text:style-name="P1"><text:span text:style-name="T19">Assessments</text:span><text:span text:style-name="T11">, September 2003, Cm5972, paragraph 26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65 </text:span></text:p>
          </draw:text-box>
        </draw:frame>
        <draw:frame draw:style-name="gr4" draw:text-style-name="P6" draw:layer="layout" svg:width="15.733cm" svg:height="0.395cm" svg:x="2.64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781cm">
          <draw:text-box>
            <text:p text:style-name="P1"><text:span text:style-name="T11">paragraph 436.</text:span></text:p>
          </draw:text-box>
        </draw:frame>
      </draw:page>
      <draw:page draw:name="page12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5.487cm" svg:height="0.475cm" svg:x="2.2cm" svg:y="2.525cm">
          <draw:text-box>
            <text:p text:style-name="P1"><text:span text:style-name="T7">652. </text:span><text:span text:style-name="T4"><text:s/>In its consideration of the reasons why “such a high proportion of the human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intelligence reports should have been withdrawn or subsequently be subject to doubt”, </text:span></text:p>
          </draw:text-box>
        </draw:frame>
        <draw:frame draw:style-name="gr1" draw:text-style-name="P2" draw:layer="layout" svg:width="6.441cm" svg:height="0.475cm" svg:x="2.2cm" svg:y="3.654cm">
          <draw:text-box>
            <text:p text:style-name="P1"><text:span text:style-name="T4">the Report’s conclusions included:</text:span></text:p>
          </draw:text-box>
        </draw:frame>
        <draw:frame draw:style-name="gr1" draw:text-style-name="P2" draw:layer="layout" svg:width="15.543cm" svg:height="0.475cm" svg:x="2.95cm" svg:y="4.568cm">
          <draw:text-box>
            <text:p text:style-name="P1"><text:span text:style-name="T4">“…</text:span><text:span text:style-name="T15"> </text:span><text:span text:style-name="T15">the length of the reporting chains</text:span><text:span text:style-name="T4">. Even when there were sources who were </text:span></text:p>
          </draw:text-box>
        </draw:frame>
        <draw:frame draw:style-name="gr1" draw:text-style-name="P2" draw:layer="layout" svg:width="15.64cm" svg:height="0.475cm" svg:x="2.95cm" svg:y="5.133cm">
          <draw:text-box>
            <text:p text:style-name="P1"><text:span text:style-name="T4">shown to be reliable in some areas of reporting … in other areas … where they did </text:span></text:p>
          </draw:text-box>
        </draw:frame>
        <draw:frame draw:style-name="gr1" draw:text-style-name="P2" draw:layer="layout" svg:width="15.454cm" svg:height="0.475cm" svg:x="2.95cm" svg:y="5.697cm">
          <draw:text-box>
            <text:p text:style-name="P1"><text:span text:style-name="T4">not have direct knowledge [they had] to draw on sub-sources or sub-sub-sources. </text:span></text:p>
          </draw:text-box>
        </draw:frame>
        <draw:frame draw:style-name="gr1" draw:text-style-name="P2" draw:layer="layout" svg:width="14.34cm" svg:height="0.475cm" svg:x="2.95cm" svg:y="6.262cm">
          <draw:text-box>
            <text:p text:style-name="P1"><text:span text:style-name="T4">This was the case with the first of the two dominant sources [in the previous </text:span></text:p>
          </draw:text-box>
        </draw:frame>
        <draw:frame draw:style-name="gr1" draw:text-style-name="P2" draw:layer="layout" svg:width="2.178cm" svg:height="0.475cm" svg:x="2.95cm" svg:y="6.826cm">
          <draw:text-box>
            <text:p text:style-name="P1"><text:span text:style-name="T4">paragraph].</text:span></text:p>
          </draw:text-box>
        </draw:frame>
        <draw:frame draw:style-name="gr1" draw:text-style-name="P2" draw:layer="layout" svg:width="14.773cm" svg:height="0.475cm" svg:x="2.95cm" svg:y="7.741cm">
          <draw:text-box>
            <text:p text:style-name="P1"><text:span text:style-name="T4">“…</text:span><text:span text:style-name="T15"> </text:span><text:span text:style-name="T15">agents who were known to be reliable were asked to report on issues </text:span></text:p>
          </draw:text-box>
        </draw:frame>
        <draw:frame draw:style-name="gr1" draw:text-style-name="P2" draw:layer="layout" svg:width="15.835cm" svg:height="0.475cm" svg:x="2.95cm" svg:y="8.305cm">
          <draw:text-box>
            <text:p text:style-name="P1"><text:span text:style-name="T15">going well beyond their usual territory</text:span><text:span text:style-name="T4">, leading to intelligence reports which were </text:span></text:p>
          </draw:text-box>
        </draw:frame>
        <draw:frame draw:style-name="gr1" draw:text-style-name="P2" draw:layer="layout" svg:width="14.823cm" svg:height="0.475cm" svg:x="2.95cm" svg:y="8.87cm">
          <draw:text-box>
            <text:p text:style-name="P1"><text:span text:style-name="T4">more speculative than they would have provided on their own specialisms. We </text:span></text:p>
          </draw:text-box>
        </draw:frame>
        <draw:frame draw:style-name="gr1" draw:text-style-name="P2" draw:layer="layout" svg:width="15.822cm" svg:height="0.475cm" svg:x="2.95cm" svg:y="9.434cm">
          <draw:text-box>
            <text:p text:style-name="P1"><text:span text:style-name="T4">believe this to have been the case with some aspects of the reporting of the second </text:span></text:p>
          </draw:text-box>
        </draw:frame>
        <draw:frame draw:style-name="gr1" draw:text-style-name="P2" draw:layer="layout" svg:width="5.438cm" svg:height="0.475cm" svg:x="2.95cm" svg:y="9.998cm">
          <draw:text-box>
            <text:p text:style-name="P1"><text:span text:style-name="T4">of the two dominant sources.</text:span></text:p>
          </draw:text-box>
        </draw:frame>
        <draw:frame draw:style-name="gr1" draw:text-style-name="P2" draw:layer="layout" svg:width="15.454cm" svg:height="0.475cm" svg:x="2.95cm" svg:y="10.913cm">
          <draw:text-box>
            <text:p text:style-name="P1"><text:span text:style-name="T4">“… </text:span><text:span text:style-name="T4">because of the scarcity of sources and the urgent requirement for intelligence, </text:span></text:p>
          </draw:text-box>
        </draw:frame>
        <draw:frame draw:style-name="gr1" draw:text-style-name="P2" draw:layer="layout" svg:width="15.492cm" svg:height="0.475cm" svg:x="2.95cm" svg:y="11.477cm">
          <draw:text-box>
            <text:p text:style-name="P1"><text:span text:style-name="T4">more credence was given to untried agents than would normally be the case. This </text:span></text:p>
          </draw:text-box>
        </draw:frame>
        <draw:frame draw:style-name="gr1" draw:text-style-name="P2" draw:layer="layout" svg:width="15.737cm" svg:height="0.475cm" svg:x="2.95cm" svg:y="12.042cm">
          <draw:text-box>
            <text:p text:style-name="P1"><text:span text:style-name="T4">was the case with the report received between the JIC assessment of 9 September </text:span></text:p>
          </draw:text-box>
        </draw:frame>
        <draw:frame draw:style-name="gr1" draw:text-style-name="P2" draw:layer="layout" svg:width="14.036cm" svg:height="0.475cm" svg:x="2.95cm" svg:y="12.606cm">
          <draw:text-box>
            <text:p text:style-name="P1"><text:span text:style-name="T4">2002 and the publication of the Government’s dossier in September 2002.”</text:span></text:p>
          </draw:text-box>
        </draw:frame>
        <draw:frame draw:style-name="gr7" draw:text-style-name="P9" draw:layer="layout" svg:width="0.408cm" svg:height="0.276cm" svg:x="16.921cm" svg:y="12.625cm">
          <draw:text-box>
            <text:p text:style-name="P1"><text:span text:style-name="T13">266</text:span></text:p>
          </draw:text-box>
        </draw:frame>
        <draw:frame draw:style-name="gr1" draw:text-style-name="P2" draw:layer="layout" svg:width="15.61cm" svg:height="0.475cm" svg:x="2.2cm" svg:y="13.521cm">
          <draw:text-box>
            <text:p text:style-name="P1"><text:span text:style-name="T7">653. </text:span><text:span text:style-name="T4"><text:s/>Asked about the difficulty of obtaining intelligence on Iraq’s weapons of mass </text:span></text:p>
          </draw:text-box>
        </draw:frame>
        <draw:frame draw:style-name="gr1" draw:text-style-name="P2" draw:layer="layout" svg:width="14.006cm" svg:height="0.475cm" svg:x="2.2cm" svg:y="14.085cm">
          <draw:text-box>
            <text:p text:style-name="P1"><text:span text:style-name="T4">destruction programmes and capabilities, Sir John Scarlett told the Inquiry:</text:span></text:p>
          </draw:text-box>
        </draw:frame>
        <draw:frame draw:style-name="gr1" draw:text-style-name="P2" draw:layer="layout" svg:width="14.54cm" svg:height="0.475cm" svg:x="2.95cm" svg:y="15cm">
          <draw:text-box>
            <text:p text:style-name="P1"><text:span text:style-name="T4">“… </text:span><text:span text:style-name="T4">when we are talking about the nuclear or chemical or biological or missile </text:span></text:p>
          </draw:text-box>
        </draw:frame>
        <draw:frame draw:style-name="gr1" draw:text-style-name="P2" draw:layer="layout" svg:width="15.636cm" svg:height="0.475cm" svg:x="2.95cm" svg:y="15.564cm">
          <draw:text-box>
            <text:p text:style-name="P1"><text:span text:style-name="T4">programmes, we are talking about the most secret parts of what is already a highly </text:span></text:p>
          </draw:text-box>
        </draw:frame>
        <draw:frame draw:style-name="gr1" draw:text-style-name="P2" draw:layer="layout" svg:width="15.674cm" svg:height="0.475cm" svg:x="2.95cm" svg:y="16.128cm">
          <draw:text-box>
            <text:p text:style-name="P1"><text:span text:style-name="T4">secretive state. We are talking about secret parts which are highly compartmented. </text:span></text:p>
          </draw:text-box>
        </draw:frame>
        <draw:frame draw:style-name="gr1" draw:text-style-name="P2" draw:layer="layout" svg:width="15.263cm" svg:height="0.475cm" svg:x="2.95cm" svg:y="16.693cm">
          <draw:text-box>
            <text:p text:style-name="P1"><text:span text:style-name="T4">So you might achieve access to somebody who knows a lot about a particular … </text:span></text:p>
          </draw:text-box>
        </draw:frame>
        <draw:frame draw:style-name="gr1" draw:text-style-name="P2" draw:layer="layout" svg:width="13.879cm" svg:height="0.475cm" svg:x="2.95cm" svg:y="17.257cm">
          <draw:text-box>
            <text:p text:style-name="P1"><text:span text:style-name="T4">programme, but by definition they are not going to have a broader picture.</text:span></text:p>
          </draw:text-box>
        </draw:frame>
        <draw:frame draw:style-name="gr1" draw:text-style-name="P2" draw:layer="layout" svg:width="13.858cm" svg:height="0.475cm" svg:x="2.95cm" svg:y="18.172cm">
          <draw:text-box>
            <text:p text:style-name="P1"><text:span text:style-name="T4">“</text:span><text:span text:style-name="T4">So you need a lot of such sources at a ground level to really get detailed </text:span></text:p>
          </draw:text-box>
        </draw:frame>
        <draw:frame draw:style-name="gr1" draw:text-style-name="P2" draw:layer="layout" svg:width="15.775cm" svg:height="0.475cm" svg:x="2.95cm" svg:y="18.736cm">
          <draw:text-box>
            <text:p text:style-name="P1"><text:span text:style-name="T4">information about the programme. And, of course, with WMD you have … dual-use, </text:span></text:p>
          </draw:text-box>
        </draw:frame>
        <draw:frame draw:style-name="gr1" draw:text-style-name="P2" draw:layer="layout" svg:width="16.004cm" svg:height="0.475cm" svg:x="2.95cm" svg:y="19.301cm">
          <draw:text-box>
            <text:p text:style-name="P1"><text:span text:style-name="T4">where it is very difficult to interpret any information or intelligence that you acquire as </text:span></text:p>
          </draw:text-box>
        </draw:frame>
        <draw:frame draw:style-name="gr1" draw:text-style-name="P2" draw:layer="layout" svg:width="8.735cm" svg:height="0.475cm" svg:x="2.95cm" svg:y="19.865cm">
          <draw:text-box>
            <text:p text:style-name="P1"><text:span text:style-name="T4">to whether it is relevant to the programmes …”</text:span></text:p>
          </draw:text-box>
        </draw:frame>
        <draw:frame draw:style-name="gr7" draw:text-style-name="P9" draw:layer="layout" svg:width="0.408cm" svg:height="0.276cm" svg:x="11.655cm" svg:y="19.884cm">
          <draw:text-box>
            <text:p text:style-name="P1"><text:span text:style-name="T13">267</text:span></text:p>
          </draw:text-box>
        </draw:frame>
        <draw:frame draw:style-name="gr1" draw:text-style-name="P2" draw:layer="layout" svg:width="14.209cm" svg:height="0.475cm" svg:x="2.2cm" svg:y="20.78cm">
          <draw:text-box>
            <text:p text:style-name="P1"><text:span text:style-name="T7">654. </text:span><text:span text:style-name="T4"><text:s/>Asked about intelligence on the thinking of the leadership and military </text:span></text:p>
          </draw:text-box>
        </draw:frame>
        <draw:frame draw:style-name="gr1" draw:text-style-name="P2" draw:layer="layout" svg:width="5.645cm" svg:height="0.475cm" svg:x="2.2cm" svg:y="21.344cm">
          <draw:text-box>
            <text:p text:style-name="P1"><text:span text:style-name="T4">commanders, Sir John stated:</text:span></text:p>
          </draw:text-box>
        </draw:frame>
        <draw:frame draw:style-name="gr1" draw:text-style-name="P2" draw:layer="layout" svg:width="15.839cm" svg:height="0.475cm" svg:x="2.95cm" svg:y="22.258cm">
          <draw:text-box>
            <text:p text:style-name="P1"><text:span text:style-name="T4">“</text:span><text:span text:style-name="T4">They were both very difficult … [W]e did have … some insight, we believed into the </text:span></text:p>
          </draw:text-box>
        </draw:frame>
        <draw:frame draw:style-name="gr1" draw:text-style-name="P2" draw:layer="layout" svg:width="15.513cm" svg:height="0.475cm" svg:x="2.95cm" svg:y="22.823cm">
          <draw:text-box>
            <text:p text:style-name="P1"><text:span text:style-name="T4">thinking of the leadership and the work done subsequently in Iraq after the conflict </text:span></text:p>
          </draw:text-box>
        </draw:frame>
        <draw:frame draw:style-name="gr1" draw:text-style-name="P2" draw:layer="layout" svg:width="15.246cm" svg:height="0.475cm" svg:x="2.95cm" svg:y="23.387cm">
          <draw:text-box>
            <text:p text:style-name="P1"><text:span text:style-name="T4">by the Iraq Survey Group would suggest that some of those insights were not far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.801cm" svg:height="0.475cm" svg:x="2.95cm" svg:y="23.952cm">
          <draw:text-box>
            <text:p text:style-name="P1"><text:span text:style-name="T4">off reality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66 </text:span></text:p>
          </draw:text-box>
        </draw:frame>
        <draw:frame draw:style-name="gr4" draw:text-style-name="P6" draw:layer="layout" svg:width="15.733cm" svg:height="0.395cm" svg:x="2.646cm" svg:y="25.93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3.262cm" svg:height="0.395cm" svg:x="2.2cm" svg:y="26.357cm">
          <draw:text-box>
            <text:p text:style-name="P1"><text:span text:style-name="T11">paragraphs 440-44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67 </text:span></text:p>
          </draw:text-box>
        </draw:frame>
        <draw:frame draw:style-name="gr4" draw:text-style-name="P6" draw:layer="layout" svg:width="6.763cm" svg:height="0.395cm" svg:x="2.646cm" svg:y="26.781cm">
          <draw:text-box>
            <text:p text:style-name="P1"><text:span text:style-name="T11">Public hearing, 8 December 2009, page 31.</text:span></text:p>
          </draw:text-box>
        </draw:frame>
      </draw:page>
      <draw:page draw:name="page12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1" draw:text-style-name="P2" draw:layer="layout" svg:width="14.425cm" svg:height="0.475cm" svg:x="2.95cm" svg:y="2.525cm">
          <draw:text-box>
            <text:p text:style-name="P1"><text:span text:style-name="T4">“</text:span><text:span text:style-name="T4">The problem was … that … this was a highly autocratic state, where almost </text:span></text:p>
          </draw:text-box>
        </draw:frame>
        <draw:frame draw:style-name="gr1" draw:text-style-name="P2" draw:layer="layout" svg:width="15.818cm" svg:height="0.475cm" svg:x="2.95cm" svg:y="3.09cm">
          <draw:text-box>
            <text:p text:style-name="P1"><text:span text:style-name="T4">everybody revolved around the person, the thinking the behaviour and whims of the </text:span></text:p>
          </draw:text-box>
        </draw:frame>
        <draw:frame draw:style-name="gr1" draw:text-style-name="P2" draw:layer="layout" svg:width="15.983cm" svg:height="0.475cm" svg:x="2.95cm" svg:y="3.654cm">
          <draw:text-box>
            <text:p text:style-name="P1"><text:span text:style-name="T4">leader. So it was what was going on in his mind which was critical, and that was very </text:span></text:p>
          </draw:text-box>
        </draw:frame>
        <draw:frame draw:style-name="gr1" draw:text-style-name="P2" draw:layer="layout" svg:width="15.674cm" svg:height="0.475cm" svg:x="2.95cm" svg:y="4.218cm">
          <draw:text-box>
            <text:p text:style-name="P1"><text:span text:style-name="T4">difficult to fathom. And by his [Saddam Hussein’s] nature such a society generates, </text:span></text:p>
          </draw:text-box>
        </draw:frame>
        <draw:frame draw:style-name="gr1" draw:text-style-name="P2" draw:layer="layout" svg:width="15.17cm" svg:height="0.475cm" svg:x="2.95cm" svg:y="4.783cm">
          <draw:text-box>
            <text:p text:style-name="P1"><text:span text:style-name="T4">deliberately or not, obfuscation and uncertainty. Nobody quite knows what about </text:span></text:p>
          </draw:text-box>
        </draw:frame>
        <draw:frame draw:style-name="gr1" draw:text-style-name="P2" draw:layer="layout" svg:width="10.441cm" svg:height="0.475cm" svg:x="2.95cm" svg:y="5.347cm">
          <draw:text-box>
            <text:p text:style-name="P1"><text:span text:style-name="T4">what. There is a great deal of uncertainty of knowledge.</text:span></text:p>
          </draw:text-box>
        </draw:frame>
        <draw:frame draw:style-name="gr1" draw:text-style-name="P2" draw:layer="layout" svg:width="15.949cm" svg:height="0.475cm" svg:x="2.95cm" svg:y="6.262cm">
          <draw:text-box>
            <text:p text:style-name="P1"><text:span text:style-name="T4">“</text:span><text:span text:style-name="T4">So an individual, maybe a very senior military or civilian commander who you would </text:span></text:p>
          </draw:text-box>
        </draw:frame>
        <draw:frame draw:style-name="gr1" draw:text-style-name="P2" draw:layer="layout" svg:width="15.543cm" svg:height="0.475cm" svg:x="2.95cm" svg:y="6.826cm">
          <draw:text-box>
            <text:p text:style-name="P1"><text:span text:style-name="T4">normally expect to have quite a confident view of a particular issue or capability … </text:span></text:p>
          </draw:text-box>
        </draw:frame>
        <draw:frame draw:style-name="gr1" draw:text-style-name="P2" draw:layer="layout" svg:width="15.5cm" svg:height="0.475cm" svg:x="2.95cm" svg:y="7.391cm">
          <draw:text-box>
            <text:p text:style-name="P1"><text:span text:style-name="T4">might not … might say … I don’t know about this, but … a friend who does … tells </text:span></text:p>
          </draw:text-box>
        </draw:frame>
        <draw:frame draw:style-name="gr1" draw:text-style-name="P2" draw:layer="layout" svg:width="12.329cm" svg:height="0.475cm" svg:x="2.95cm" svg:y="7.955cm">
          <draw:text-box>
            <text:p text:style-name="P1"><text:span text:style-name="T4">me … and you wouldn’t really know whether that was true or not.”</text:span></text:p>
          </draw:text-box>
        </draw:frame>
        <draw:frame draw:style-name="gr7" draw:text-style-name="P9" draw:layer="layout" svg:width="0.408cm" svg:height="0.276cm" svg:x="15.233cm" svg:y="7.974cm">
          <draw:text-box>
            <text:p text:style-name="P1"><text:span text:style-name="T13">268</text:span></text:p>
          </draw:text-box>
        </draw:frame>
        <draw:frame draw:style-name="gr1" draw:text-style-name="P2" draw:layer="layout" svg:width="8.278cm" svg:height="0.475cm" svg:x="2.2cm" svg:y="8.87cm">
          <draw:text-box>
            <text:p text:style-name="P1"><text:span text:style-name="T7">655. </text:span><text:span text:style-name="T4"><text:s/>Sir John subsequently told the Inquiry:</text:span></text:p>
          </draw:text-box>
        </draw:frame>
        <draw:frame draw:style-name="gr1" draw:text-style-name="P2" draw:layer="layout" svg:width="14.523cm" svg:height="0.475cm" svg:x="2.95cm" svg:y="9.784cm">
          <draw:text-box>
            <text:p text:style-name="P1"><text:span text:style-name="T4">“… </text:span><text:span text:style-name="T4">taken overall, I think as of mid-March 2003 … I think we said five lines [of </text:span></text:p>
          </draw:text-box>
        </draw:frame>
        <draw:frame draw:style-name="gr1" draw:text-style-name="P2" draw:layer="layout" svg:width="15.538cm" svg:height="0.475cm" svg:x="2.95cm" svg:y="10.348cm">
          <draw:text-box>
            <text:p text:style-name="P1"><text:span text:style-name="T4">HUMINT] by that stage … [T]hat was a general statement which we were given by </text:span></text:p>
          </draw:text-box>
        </draw:frame>
        <draw:frame draw:style-name="gr1" draw:text-style-name="P2" draw:layer="layout" svg:width="15.864cm" svg:height="0.475cm" svg:x="2.95cm" svg:y="10.913cm">
          <draw:text-box>
            <text:p text:style-name="P1"><text:span text:style-name="T4">the agency [SIS]. It wasn’t something that reflected research and real knowledge on </text:span></text:p>
          </draw:text-box>
        </draw:frame>
        <draw:frame draw:style-name="gr1" draw:text-style-name="P2" draw:layer="layout" svg:width="1.725cm" svg:height="0.475cm" svg:x="2.95cm" svg:y="11.477cm">
          <draw:text-box>
            <text:p text:style-name="P1"><text:span text:style-name="T4">our part.”</text:span></text:p>
          </draw:text-box>
        </draw:frame>
        <draw:frame draw:style-name="gr7" draw:text-style-name="P9" draw:layer="layout" svg:width="0.408cm" svg:height="0.276cm" svg:x="4.668cm" svg:y="11.496cm">
          <draw:text-box>
            <text:p text:style-name="P1"><text:span text:style-name="T13">269</text:span></text:p>
          </draw:text-box>
        </draw:frame>
        <draw:frame draw:style-name="gr1" draw:text-style-name="P2" draw:layer="layout" svg:width="5.018cm" svg:height="0.475cm" svg:x="2.2cm" svg:y="12.392cm">
          <draw:text-box>
            <text:p text:style-name="P1"><text:span text:style-name="T7">656. </text:span><text:span text:style-name="T4"><text:s/>SIS1 told the Inquiry:</text:span></text:p>
          </draw:text-box>
        </draw:frame>
        <draw:frame draw:style-name="gr1" draw:text-style-name="P2" draw:layer="layout" svg:width="15.056cm" svg:height="0.475cm" svg:x="2.95cm" svg:y="13.306cm">
          <draw:text-box>
            <text:p text:style-name="P1"><text:span text:style-name="T4">“</text:span><text:span text:style-name="T4">I think there was a sense in Iraq where the leader wished to convey to a fearful </text:span></text:p>
          </draw:text-box>
        </draw:frame>
        <draw:frame draw:style-name="gr1" draw:text-style-name="P2" draw:layer="layout" svg:width="15.543cm" svg:height="0.475cm" svg:x="2.95cm" svg:y="13.871cm">
          <draw:text-box>
            <text:p text:style-name="P1"><text:span text:style-name="T4">regime and the people that he was powerful, that he had things up his sleeve, and </text:span></text:p>
          </draw:text-box>
        </draw:frame>
        <draw:frame draw:style-name="gr1" draw:text-style-name="P2" draw:layer="layout" svg:width="15.284cm" svg:height="0.475cm" svg:x="2.95cm" svg:y="14.435cm">
          <draw:text-box>
            <text:p text:style-name="P1"><text:span text:style-name="T4">that those who were responsible for various programmes wanted to convince the </text:span></text:p>
          </draw:text-box>
        </draw:frame>
        <draw:frame draw:style-name="gr1" draw:text-style-name="P2" draw:layer="layout" svg:width="15.335cm" svg:height="0.475cm" svg:x="2.95cm" svg:y="15cm">
          <draw:text-box>
            <text:p text:style-name="P1"><text:span text:style-name="T4">leader that work was continuing and that there were capabilities. It was not a well </text:span></text:p>
          </draw:text-box>
        </draw:frame>
        <draw:frame draw:style-name="gr1" draw:text-style-name="P2" draw:layer="layout" svg:width="8.498cm" svg:height="0.475cm" svg:x="2.95cm" svg:y="15.564cm">
          <draw:text-box>
            <text:p text:style-name="P1"><text:span text:style-name="T4">organised place. It was extremely repressive.</text:span></text:p>
          </draw:text-box>
        </draw:frame>
        <draw:frame draw:style-name="gr1" draw:text-style-name="P2" draw:layer="layout" svg:width="0.425cm" svg:height="0.475cm" svg:x="2.95cm" svg:y="16.47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539cm" svg:height="0.475cm" svg:x="2.95cm" svg:y="17.393cm">
          <draw:text-box>
            <text:p text:style-name="P1"><text:span text:style-name="T4">“</text:span><text:span text:style-name="T4">And it was corrupt. So people told people up and down what they wanted to hear, </text:span></text:p>
          </draw:text-box>
        </draw:frame>
        <draw:frame draw:style-name="gr1" draw:text-style-name="P2" draw:layer="layout" svg:width="6.665cm" svg:height="0.475cm" svg:x="2.95cm" svg:y="17.957cm">
          <draw:text-box>
            <text:p text:style-name="P1"><text:span text:style-name="T4">and things which suited their ends.”</text:span></text:p>
          </draw:text-box>
        </draw:frame>
        <draw:frame draw:style-name="gr7" draw:text-style-name="P9" draw:layer="layout" svg:width="0.408cm" svg:height="0.276cm" svg:x="9.586cm" svg:y="17.976cm">
          <draw:text-box>
            <text:p text:style-name="P1"><text:span text:style-name="T13">270</text:span></text:p>
          </draw:text-box>
        </draw:frame>
        <draw:frame draw:style-name="gr1" draw:text-style-name="P2" draw:layer="layout" svg:width="15.449cm" svg:height="0.475cm" svg:x="2.2cm" svg:y="18.872cm">
          <draw:text-box>
            <text:p text:style-name="P1"><text:span text:style-name="T7">657. </text:span><text:span text:style-name="T4"><text:s/>The Inquiry asked SIS1 whether SIS sources and Iraqis in direct contact, for </text:span></text:p>
          </draw:text-box>
        </draw:frame>
        <draw:frame draw:style-name="gr1" draw:text-style-name="P2" draw:layer="layout" svg:width="15.818cm" svg:height="0.475cm" svg:x="2.2cm" svg:y="19.436cm">
          <draw:text-box>
            <text:p text:style-name="P1"><text:span text:style-name="T4">example, with the UN and Sir Jeremy Greenstock, who were saying, “we don’t have </text:span></text:p>
          </draw:text-box>
        </draw:frame>
        <draw:frame draw:style-name="gr1" draw:text-style-name="P2" draw:layer="layout" svg:width="15.818cm" svg:height="0.475cm" svg:x="2.2cm" svg:y="20.001cm">
          <draw:text-box>
            <text:p text:style-name="P1"><text:span text:style-name="T4">anything”, were telling the truth as they knew it then, or whether he thought some of </text:span></text:p>
          </draw:text-box>
        </draw:frame>
        <draw:frame draw:style-name="gr1" draw:text-style-name="P2" draw:layer="layout" svg:width="14.683cm" svg:height="0.475cm" svg:x="2.2cm" svg:y="20.565cm">
          <draw:text-box>
            <text:p text:style-name="P1"><text:span text:style-name="T4">them did suspect they had something but that was the party line. SIS1 replied:</text:span></text:p>
          </draw:text-box>
        </draw:frame>
        <draw:frame draw:style-name="gr1" draw:text-style-name="P2" draw:layer="layout" svg:width="15.937cm" svg:height="0.475cm" svg:x="2.95cm" svg:y="21.48cm">
          <draw:text-box>
            <text:p text:style-name="P1"><text:span text:style-name="T15">“</text:span><text:span text:style-name="T4">Many of them believed they had it, and in a way that was part of the picture that we </text:span></text:p>
          </draw:text-box>
        </draw:frame>
        <draw:frame draw:style-name="gr1" draw:text-style-name="P2" draw:layer="layout" svg:width="3.215cm" svg:height="0.475cm" svg:x="2.95cm" svg:y="22.044cm">
          <draw:text-box>
            <text:p text:style-name="P1"><text:span text:style-name="T4">were getting […].</text:span></text:p>
          </draw:text-box>
        </draw:frame>
        <draw:frame draw:style-name="gr7" draw:text-style-name="P9" draw:layer="layout" svg:width="0.408cm" svg:height="0.276cm" svg:x="6.15cm" svg:y="22.063cm">
          <draw:text-box>
            <text:p text:style-name="P1"><text:span text:style-name="T13">271</text:span></text:p>
          </draw:text-box>
        </draw:frame>
        <draw:frame draw:style-name="gr1" draw:text-style-name="P2" draw:layer="layout" svg:width="16.74cm" svg:height="0.475cm" svg:x="2.2cm" svg:y="22.958cm">
          <draw:text-box>
            <text:p text:style-name="P1"><text:span text:style-name="T7">658. </text:span><text:span text:style-name="T4"><text:s/>Asked whether he thought there were any lessons, SIS1 observed, “we based a lot </text:span></text:p>
          </draw:text-box>
        </draw:frame>
        <draw:frame draw:style-name="gr1" draw:text-style-name="P2" draw:layer="layout" svg:width="2.987cm" svg:height="0.475cm" svg:x="2.2cm" svg:y="23.523cm">
          <draw:text-box>
            <text:p text:style-name="P1"><text:span text:style-name="T4">on not enough”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408cm" svg:height="0.276cm" svg:x="5.166cm" svg:y="23.542cm">
          <draw:text-box>
            <text:p text:style-name="P1"><text:span text:style-name="T13">272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68 </text:span></text:p>
          </draw:text-box>
        </draw:frame>
        <draw:frame draw:style-name="gr4" draw:text-style-name="P6" draw:layer="layout" svg:width="7.448cm" svg:height="0.395cm" svg:x="2.646cm" svg:y="25.087cm">
          <draw:text-box>
            <text:p text:style-name="P1"><text:span text:style-name="T11">Public hearing, 8 December 2009, pages 32-3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69 </text:span></text:p>
          </draw:text-box>
        </draw:frame>
        <draw:frame draw:style-name="gr4" draw:text-style-name="P6" draw:layer="layout" svg:width="6.043cm" svg:height="0.395cm" svg:x="2.646cm" svg:y="25.511cm">
          <draw:text-box>
            <text:p text:style-name="P1"><text:span text:style-name="T11">Private hearing, 5 June 2010, page 31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70 </text:span></text:p>
          </draw:text-box>
        </draw:frame>
        <draw:frame draw:style-name="gr4" draw:text-style-name="P6" draw:layer="layout" svg:width="5.577cm" svg:height="0.395cm" svg:x="2.646cm" svg:y="25.934cm">
          <draw:text-box>
            <text:p text:style-name="P1"><text:span text:style-name="T11">Private hearing, 2010, pages 57-58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1 </text:span></text:p>
          </draw:text-box>
        </draw:frame>
        <draw:frame draw:style-name="gr4" draw:text-style-name="P6" draw:layer="layout" svg:width="4.892cm" svg:height="0.395cm" svg:x="2.646cm" svg:y="26.357cm">
          <draw:text-box>
            <text:p text:style-name="P1"><text:span text:style-name="T11">Private hearing, 2010, page 5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72 </text:span></text:p>
          </draw:text-box>
        </draw:frame>
        <draw:frame draw:style-name="gr4" draw:text-style-name="P6" draw:layer="layout" svg:width="4.892cm" svg:height="0.395cm" svg:x="2.646cm" svg:y="26.781cm">
          <draw:text-box>
            <text:p text:style-name="P1"><text:span text:style-name="T11">Private hearing, 2010, page 82.</text:span></text:p>
          </draw:text-box>
        </draw:frame>
      </draw:page>
      <draw:page draw:name="page12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6.283cm" svg:height="0.475cm" svg:x="2.2cm" svg:y="2.525cm">
          <draw:text-box>
            <text:p text:style-name="P1"><text:span text:style-name="T7">659. </text:span><text:span text:style-name="T4"><text:s/>In response to a question about the extent to which SIS had been obliged to rely </text:span></text:p>
          </draw:text-box>
        </draw:frame>
        <draw:frame draw:style-name="gr1" draw:text-style-name="P2" draw:layer="layout" svg:width="15.449cm" svg:height="0.475cm" svg:x="2.2cm" svg:y="3.09cm">
          <draw:text-box>
            <text:p text:style-name="P1"><text:span text:style-name="T4">on sources who were not WMD experts and the implications of that position, SIS4 </text:span></text:p>
          </draw:text-box>
        </draw:frame>
        <draw:frame draw:style-name="gr1" draw:text-style-name="P2" draw:layer="layout" svg:width="16.343cm" svg:height="0.475cm" svg:x="2.2cm" svg:y="3.654cm">
          <draw:text-box>
            <text:p text:style-name="P1"><text:span text:style-name="T4">confirmed SIS did not generally have agents with first-hand, inside knowledge of Iraq’s </text:span></text:p>
          </draw:text-box>
        </draw:frame>
        <draw:frame draw:style-name="gr1" draw:text-style-name="P2" draw:layer="layout" svg:width="11.313cm" svg:height="0.475cm" svg:x="2.2cm" svg:y="4.218cm">
          <draw:text-box>
            <text:p text:style-name="P1"><text:span text:style-name="T4">nuclear, chemical, biological or ballistic missile programmes.</text:span></text:p>
          </draw:text-box>
        </draw:frame>
        <draw:frame draw:style-name="gr7" draw:text-style-name="P9" draw:layer="layout" svg:width="0.408cm" svg:height="0.276cm" svg:x="13.493cm" svg:y="4.237cm">
          <draw:text-box>
            <text:p text:style-name="P1"><text:span text:style-name="T13">273</text:span></text:p>
          </draw:text-box>
        </draw:frame>
        <draw:frame draw:style-name="gr1" draw:text-style-name="P2" draw:layer="layout" svg:width="7.325cm" svg:height="0.475cm" svg:x="2.2cm" svg:y="5.133cm">
          <draw:text-box>
            <text:p text:style-name="P1"><text:span text:style-name="T7">660. </text:span><text:span text:style-name="T4"><text:s/>Sir David Omand told the Inquiry:</text:span></text:p>
          </draw:text-box>
        </draw:frame>
        <draw:frame draw:style-name="gr1" draw:text-style-name="P2" draw:layer="layout" svg:width="15.649cm" svg:height="0.475cm" svg:x="2.95cm" svg:y="6.047cm">
          <draw:text-box>
            <text:p text:style-name="P1"><text:span text:style-name="T4">“</text:span><text:span text:style-name="T4">I think there were certainly people in the intelligence community, and there are still </text:span></text:p>
          </draw:text-box>
        </draw:frame>
        <draw:frame draw:style-name="gr1" draw:text-style-name="P2" draw:layer="layout" svg:width="15.687cm" svg:height="0.475cm" svg:x="2.95cm" svg:y="6.612cm">
          <draw:text-box>
            <text:p text:style-name="P1"><text:span text:style-name="T4">some, who believe that something will turn up in Syria, and I am certainly not going </text:span></text:p>
          </draw:text-box>
        </draw:frame>
        <draw:frame draw:style-name="gr1" draw:text-style-name="P2" draw:layer="layout" svg:width="15.699cm" svg:height="0.475cm" svg:x="2.95cm" svg:y="7.176cm">
          <draw:text-box>
            <text:p text:style-name="P1"><text:span text:style-name="T4">to break my own rules and say categorically that won’t happen. We could all still be </text:span></text:p>
          </draw:text-box>
        </draw:frame>
        <draw:frame draw:style-name="gr1" draw:text-style-name="P2" draw:layer="layout" svg:width="15.581cm" svg:height="0.475cm" svg:x="2.95cm" svg:y="7.741cm">
          <draw:text-box>
            <text:p text:style-name="P1"><text:span text:style-name="T4">surprised. But there was a sense in which, because of past successes – very, very </text:span></text:p>
          </draw:text-box>
        </draw:frame>
        <draw:frame draw:style-name="gr1" draw:text-style-name="P2" draw:layer="layout" svg:width="15.238cm" svg:height="0.475cm" svg:x="2.95cm" svg:y="8.305cm">
          <draw:text-box>
            <text:p text:style-name="P1"><text:span text:style-name="T4">considerable successes supporting this Government, that SIS overpromised and </text:span></text:p>
          </draw:text-box>
        </draw:frame>
        <draw:frame draw:style-name="gr1" draw:text-style-name="P2" draw:layer="layout" svg:width="15.53cm" svg:height="0.475cm" svg:x="2.95cm" svg:y="8.87cm">
          <draw:text-box>
            <text:p text:style-name="P1"><text:span text:style-name="T4">underdelivered, and when that became clear that the intelligence was very hard to </text:span></text:p>
          </draw:text-box>
        </draw:frame>
        <draw:frame draw:style-name="gr1" draw:text-style-name="P2" draw:layer="layout" svg:width="13.502cm" svg:height="0.475cm" svg:x="2.95cm" svg:y="9.434cm">
          <draw:text-box>
            <text:p text:style-name="P1"><text:span text:style-name="T4">find … they really were having to bust a gut to generate the intelligence.</text:span></text:p>
          </draw:text-box>
        </draw:frame>
        <draw:frame draw:style-name="gr1" draw:text-style-name="P2" draw:layer="layout" svg:width="14.654cm" svg:height="0.475cm" svg:x="2.95cm" svg:y="10.348cm">
          <draw:text-box>
            <text:p text:style-name="P1"><text:span text:style-name="T4">“</text:span><text:span text:style-name="T4">I think the Butler Committee really uncovered that the trade craft at that point </text:span></text:p>
          </draw:text-box>
        </draw:frame>
        <draw:frame draw:style-name="gr1" draw:text-style-name="P2" draw:layer="layout" svg:width="15.885cm" svg:height="0.475cm" svg:x="2.95cm" svg:y="10.913cm">
          <draw:text-box>
            <text:p text:style-name="P1"><text:span text:style-name="T4">wasn’t as good as it should have been for validation … that’s one of the background </text:span></text:p>
          </draw:text-box>
        </draw:frame>
        <draw:frame draw:style-name="gr1" draw:text-style-name="P2" draw:layer="layout" svg:width="15.327cm" svg:height="0.475cm" svg:x="2.95cm" svg:y="11.477cm">
          <draw:text-box>
            <text:p text:style-name="P1"><text:span text:style-name="T4">reasons why people were very unwilling to actually conclude: no … we may have </text:span></text:p>
          </draw:text-box>
        </draw:frame>
        <draw:frame draw:style-name="gr1" draw:text-style-name="P2" draw:layer="layout" svg:width="6.792cm" svg:height="0.475cm" svg:x="2.95cm" svg:y="12.042cm">
          <draw:text-box>
            <text:p text:style-name="P1"><text:span text:style-name="T4">miscalculated, or misassessed this.”</text:span></text:p>
          </draw:text-box>
        </draw:frame>
        <draw:frame draw:style-name="gr7" draw:text-style-name="P9" draw:layer="layout" svg:width="0.408cm" svg:height="0.276cm" svg:x="9.726cm" svg:y="12.061cm">
          <draw:text-box>
            <text:p text:style-name="P1"><text:span text:style-name="T13">274</text:span></text:p>
          </draw:text-box>
        </draw:frame>
        <draw:frame draw:style-name="gr1" draw:text-style-name="P2" draw:layer="layout" svg:width="4.46cm" svg:height="0.475cm" svg:x="2.2cm" svg:y="13.156cm">
          <draw:text-box>
            <text:p text:style-name="P1"><text:span text:style-name="T1">A LESSON LEARNED?</text:span></text:p>
          </draw:text-box>
        </draw:frame>
        <draw:frame draw:style-name="gr1" draw:text-style-name="P2" draw:layer="layout" svg:width="14.336cm" svg:height="0.475cm" svg:x="2.2cm" svg:y="13.921cm">
          <draw:text-box>
            <text:p text:style-name="P1"><text:span text:style-name="T7">661. </text:span><text:span text:style-name="T4"><text:s/>As the current version of </text:span><text:span text:style-name="T12">National Intelligence Machinery </text:span><text:span text:style-name="T4">explains, JIC </text:span></text:p>
          </draw:text-box>
        </draw:frame>
        <draw:frame draw:style-name="gr1" draw:text-style-name="P2" draw:layer="layout" svg:width="15.551cm" svg:height="0.475cm" svg:x="2.2cm" svg:y="14.485cm">
          <draw:text-box>
            <text:p text:style-name="P1"><text:span text:style-name="T4">Assessments put intelligence in the context of wider knowledge available and past </text:span></text:p>
          </draw:text-box>
        </draw:frame>
        <draw:frame draw:style-name="gr1" draw:text-style-name="P2" draw:layer="layout" svg:width="6.428cm" svg:height="0.475cm" svg:x="2.2cm" svg:y="15.05cm">
          <draw:text-box>
            <text:p text:style-name="P1"><text:span text:style-name="T4">judgements and historic evidence.</text:span></text:p>
          </draw:text-box>
        </draw:frame>
        <draw:frame draw:style-name="gr7" draw:text-style-name="P9" draw:layer="layout" svg:width="0.408cm" svg:height="0.276cm" svg:x="8.601cm" svg:y="15.068cm">
          <draw:text-box>
            <text:p text:style-name="P1"><text:span text:style-name="T13">275</text:span></text:p>
          </draw:text-box>
        </draw:frame>
        <draw:frame draw:style-name="gr1" draw:text-style-name="P2" draw:layer="layout" svg:width="9.248cm" svg:height="0.475cm" svg:x="9.013cm" svg:y="15.05cm">
          <draw:text-box>
            <text:p text:style-name="P1"><text:span text:style-name="T4"><text:s/></text:span><text:span text:style-name="T4">They also need to try to understand, drawing on </text:span></text:p>
          </draw:text-box>
        </draw:frame>
        <draw:frame draw:style-name="gr1" draw:text-style-name="P2" draw:layer="layout" svg:width="15.598cm" svg:height="0.475cm" svg:x="2.2cm" svg:y="15.614cm">
          <draw:text-box>
            <text:p text:style-name="P1"><text:span text:style-name="T4">all sources at their disposal, the motivations and thinking of the intelligence targets </text:span></text:p>
          </draw:text-box>
        </draw:frame>
        <draw:frame draw:style-name="gr1" draw:text-style-name="P2" draw:layer="layout" svg:width="2.436cm" svg:height="0.475cm" svg:x="2.2cm" svg:y="16.178cm">
          <draw:text-box>
            <text:p text:style-name="P1"><text:span text:style-name="T4">and sources.</text:span></text:p>
          </draw:text-box>
        </draw:frame>
        <draw:frame draw:style-name="gr1" draw:text-style-name="P2" draw:layer="layout" svg:width="16.757cm" svg:height="0.475cm" svg:x="2.2cm" svg:y="17.093cm">
          <draw:text-box>
            <text:p text:style-name="P1"><text:span text:style-name="T7">662. </text:span><text:span text:style-name="T4"><text:s/>Reflecting the findings and recommendations of the Butler Review in relation to the </text:span></text:p>
          </draw:text-box>
        </draw:frame>
        <draw:frame draw:style-name="gr1" draw:text-style-name="P2" draw:layer="layout" svg:width="16.173cm" svg:height="0.475cm" svg:x="2.2cm" svg:y="17.657cm">
          <draw:text-box>
            <text:p text:style-name="P1"><text:span text:style-name="T4">nature of intelligence and the way in which it was used before the conflict in 2003, the </text:span></text:p>
          </draw:text-box>
        </draw:frame>
        <draw:frame draw:style-name="gr1" draw:text-style-name="P2" draw:layer="layout" svg:width="4.138cm" svg:height="0.475cm" svg:x="2.2cm" svg:y="18.222cm">
          <draw:text-box>
            <text:p text:style-name="P1"><text:span text:style-name="T4">document also states:</text:span></text:p>
          </draw:text-box>
        </draw:frame>
        <draw:frame draw:style-name="gr1" draw:text-style-name="P2" draw:layer="layout" svg:width="14.768cm" svg:height="0.475cm" svg:x="2.95cm" svg:y="19.136cm">
          <draw:text-box>
            <text:p text:style-name="P1"><text:span text:style-name="T4">“</text:span><text:span text:style-name="T4">Intelligence … may by its nature be fragmentary or incomplete. It needs to be </text:span></text:p>
          </draw:text-box>
        </draw:frame>
        <draw:frame draw:style-name="gr1" draw:text-style-name="P2" draw:layer="layout" svg:width="15.348cm" svg:height="0.475cm" svg:x="2.95cm" svg:y="19.701cm">
          <draw:text-box>
            <text:p text:style-name="P1"><text:span text:style-name="T4">analysed in order to identify significant facts, and then evaluated in respect of the </text:span></text:p>
          </draw:text-box>
        </draw:frame>
        <draw:frame draw:style-name="gr1" draw:text-style-name="P2" draw:layer="layout" svg:width="14.891cm" svg:height="0.475cm" svg:x="2.95cm" svg:y="20.265cm">
          <draw:text-box>
            <text:p text:style-name="P1"><text:span text:style-name="T4">reliability of the information in order to allow a judgement to be made about the </text:span></text:p>
          </draw:text-box>
        </draw:frame>
        <draw:frame draw:style-name="gr1" draw:text-style-name="P2" draw:layer="layout" svg:width="15.593cm" svg:height="0.475cm" svg:x="2.95cm" svg:y="20.83cm">
          <draw:text-box>
            <text:p text:style-name="P1"><text:span text:style-name="T4">weight to be given to it before circulation either as single source reports or collated </text:span></text:p>
          </draw:text-box>
        </draw:frame>
        <draw:frame draw:style-name="gr1" draw:text-style-name="P2" draw:layer="layout" svg:width="9.591cm" svg:height="0.475cm" svg:x="2.95cm" svg:y="21.394cm">
          <draw:text-box>
            <text:p text:style-name="P1"><text:span text:style-name="T4">and integrated with other material as assessments.</text:span></text:p>
          </draw:text-box>
        </draw:frame>
        <draw:frame draw:style-name="gr1" draw:text-style-name="P2" draw:layer="layout" svg:width="14.586cm" svg:height="0.475cm" svg:x="2.95cm" svg:y="22.308cm">
          <draw:text-box>
            <text:p text:style-name="P1"><text:span text:style-name="T4">“</text:span><text:span text:style-name="T4">SIS and GCHQ evaluate and circulate mainly single source intelligence. The </text:span></text:p>
          </draw:text-box>
        </draw:frame>
        <draw:frame draw:style-name="gr1" draw:text-style-name="P2" draw:layer="layout" svg:width="14.679cm" svg:height="0.475cm" svg:x="2.95cm" svg:y="22.873cm">
          <draw:text-box>
            <text:p text:style-name="P1"><text:span text:style-name="T4">Security Service also circulates single source intelligence although its primary </text:span></text:p>
          </draw:text-box>
        </draw:frame>
        <draw:frame draw:style-name="gr1" draw:text-style-name="P2" draw:layer="layout" svg:width="15.331cm" svg:height="0.475cm" svg:x="2.95cm" svg:y="23.437cm">
          <draw:text-box>
            <text:p text:style-name="P1"><text:span text:style-name="T4">product is assessed intelligence. Defence Intelligence produces mainly assessed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6.115cm" svg:height="0.475cm" svg:x="2.95cm" svg:y="24.002cm">
          <draw:text-box>
            <text:p text:style-name="P1"><text:span text:style-name="T4">reports on an all-source basis …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73 </text:span></text:p>
          </draw:text-box>
        </draw:frame>
        <draw:frame draw:style-name="gr4" draw:text-style-name="P6" draw:layer="layout" svg:width="5.048cm" svg:height="0.395cm" svg:x="2.646cm" svg:y="25.934cm">
          <draw:text-box>
            <text:p text:style-name="P1"><text:span text:style-name="T11">Private hearing, Part 1, page 68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4 </text:span></text:p>
          </draw:text-box>
        </draw:frame>
        <draw:frame draw:style-name="gr4" draw:text-style-name="P6" draw:layer="layout" svg:width="7.275cm" svg:height="0.395cm" svg:x="2.646cm" svg:y="26.357cm">
          <draw:text-box>
            <text:p text:style-name="P1"><text:span text:style-name="T11">Public hearing, 20 January 2010, pages 63-6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75 </text:span></text:p>
          </draw:text-box>
        </draw:frame>
        <draw:frame draw:style-name="gr4" draw:text-style-name="P6" draw:layer="layout" svg:width="12.016cm" svg:height="0.395cm" svg:x="2.646cm" svg:y="26.781cm">
          <draw:text-box>
            <text:p text:style-name="P1"><text:span text:style-name="T11">Cabinet Office, 19 November 2010, </text:span><text:span text:style-name="T19">National Intelligence Machinery</text:span><text:span text:style-name="T11">, page 24.</text:span></text:p>
          </draw:text-box>
        </draw:frame>
      </draw:page>
      <draw:page draw:name="page12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5.496cm" svg:height="0.475cm" svg:x="2.95cm" svg:y="2.525cm">
          <draw:text-box>
            <text:p text:style-name="P1"><text:span text:style-name="T4">“</text:span><text:span text:style-name="T4">Assessment should put intelligence into a sensible real-world context and identify </text:span></text:p>
          </draw:text-box>
        </draw:frame>
        <draw:frame draw:style-name="gr1" draw:text-style-name="P2" draw:layer="layout" svg:width="15.61cm" svg:height="0.475cm" svg:x="2.95cm" svg:y="3.09cm">
          <draw:text-box>
            <text:p text:style-name="P1"><text:span text:style-name="T4">elements that can inform policy-making. Evaluation, analysis and assessment thus </text:span></text:p>
          </draw:text-box>
        </draw:frame>
        <draw:frame draw:style-name="gr1" draw:text-style-name="P2" draw:layer="layout" svg:width="15.445cm" svg:height="0.475cm" svg:x="2.95cm" svg:y="3.654cm">
          <draw:text-box>
            <text:p text:style-name="P1"><text:span text:style-name="T4">transform the raw material of intelligence so that it can be assimilated in the same </text:span></text:p>
          </draw:text-box>
        </draw:frame>
        <draw:frame draw:style-name="gr1" draw:text-style-name="P2" draw:layer="layout" svg:width="15.462cm" svg:height="0.475cm" svg:x="2.95cm" svg:y="4.218cm">
          <draw:text-box>
            <text:p text:style-name="P1"><text:span text:style-name="T4">way as other information provided to decision-makers at all levels of Government.”</text:span></text:p>
          </draw:text-box>
        </draw:frame>
        <draw:frame draw:style-name="gr7" draw:text-style-name="P9" draw:layer="layout" svg:width="0.408cm" svg:height="0.276cm" svg:x="18.362cm" svg:y="4.237cm">
          <draw:text-box>
            <text:p text:style-name="P1"><text:span text:style-name="T13">276</text:span></text:p>
          </draw:text-box>
        </draw:frame>
        <draw:frame draw:style-name="gr1" draw:text-style-name="P2" draw:layer="layout" svg:width="8.849cm" svg:height="0.475cm" svg:x="2.2cm" svg:y="5.133cm">
          <draw:text-box>
            <text:p text:style-name="P1"><text:span text:style-name="T7">663. </text:span><text:span text:style-name="T4"><text:s/>The Cabinet Office document also states:</text:span></text:p>
          </draw:text-box>
        </draw:frame>
        <draw:frame draw:style-name="gr1" draw:text-style-name="P2" draw:layer="layout" svg:width="14.717cm" svg:height="0.475cm" svg:x="2.95cm" svg:y="6.047cm">
          <draw:text-box>
            <text:p text:style-name="P1"><text:span text:style-name="T4">“</text:span><text:span text:style-name="T4">Intelligence collected by the three [intelligence] Agencies is passed directly in </text:span></text:p>
          </draw:text-box>
        </draw:frame>
        <draw:frame draw:style-name="gr1" draw:text-style-name="P2" draw:layer="layout" svg:width="15.373cm" svg:height="0.475cm" svg:x="2.95cm" svg:y="6.612cm">
          <draw:text-box>
            <text:p text:style-name="P1"><text:span text:style-name="T4">the form of reports to customer departments in Government, where it informs and </text:span></text:p>
          </draw:text-box>
        </draw:frame>
        <draw:frame draw:style-name="gr1" draw:text-style-name="P2" draw:layer="layout" svg:width="15.208cm" svg:height="0.475cm" svg:x="2.95cm" svg:y="7.176cm">
          <draw:text-box>
            <text:p text:style-name="P1"><text:span text:style-name="T4">assists decision-making. It contributes with other sources of information to threat </text:span></text:p>
          </draw:text-box>
        </draw:frame>
        <draw:frame draw:style-name="gr1" draw:text-style-name="P2" draw:layer="layout" svg:width="14.853cm" svg:height="0.475cm" svg:x="2.95cm" svg:y="7.741cm">
          <draw:text-box>
            <text:p text:style-name="P1"><text:span text:style-name="T4">assessment work and other longer-term analysis and assessment. Intelligence </text:span></text:p>
          </draw:text-box>
        </draw:frame>
        <draw:frame draw:style-name="gr1" draw:text-style-name="P2" draw:layer="layout" svg:width="15.31cm" svg:height="0.475cm" svg:x="2.95cm" svg:y="8.305cm">
          <draw:text-box>
            <text:p text:style-name="P1"><text:span text:style-name="T4">reporting from the Agencies is also used to support field operations by the Armed </text:span></text:p>
          </draw:text-box>
        </draw:frame>
        <draw:frame draw:style-name="gr1" draw:text-style-name="P2" draw:layer="layout" svg:width="8.151cm" svg:height="0.475cm" svg:x="2.95cm" svg:y="8.87cm">
          <draw:text-box>
            <text:p text:style-name="P1"><text:span text:style-name="T4">Forces and the law enforcement agencies.”</text:span></text:p>
          </draw:text-box>
        </draw:frame>
        <draw:frame draw:style-name="gr1" draw:text-style-name="P2" draw:layer="layout" svg:width="15.755cm" svg:height="0.475cm" svg:x="2.95cm" svg:y="9.784cm">
          <draw:text-box>
            <text:p text:style-name="P1"><text:span text:style-name="T4">“</text:span><text:span text:style-name="T4">You can’t take good decisions unless you have good information and can separate </text:span></text:p>
          </draw:text-box>
        </draw:frame>
        <draw:frame draw:style-name="gr1" draw:text-style-name="P2" draw:layer="layout" svg:width="6.712cm" svg:height="0.475cm" svg:x="2.95cm" svg:y="10.348cm">
          <draw:text-box>
            <text:p text:style-name="P1"><text:span text:style-name="T4">facts from opinion and speculation.”</text:span></text:p>
          </draw:text-box>
        </draw:frame>
        <draw:frame draw:style-name="gr7" draw:text-style-name="P9" draw:layer="layout" svg:width="0.408cm" svg:height="0.276cm" svg:x="9.633cm" svg:y="10.367cm">
          <draw:text-box>
            <text:p text:style-name="P1"><text:span text:style-name="T13">277</text:span></text:p>
          </draw:text-box>
        </draw:frame>
        <draw:frame draw:style-name="gr3" draw:text-style-name="P4" draw:layer="layout" svg:width="3.376cm" svg:height="0.628cm" svg:x="2.2cm" svg:y="11.376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868cm" svg:height="0.475cm" svg:x="2.2cm" svg:y="12.268cm">
          <draw:text-box>
            <text:p text:style-name="P1"><text:span text:style-name="T7">664. </text:span><text:span text:style-name="T15"><text:s/>The core construct that Saddam Hussein’s regime retained chemical and </text:span></text:p>
          </draw:text-box>
        </draw:frame>
        <draw:frame draw:style-name="gr1" draw:text-style-name="P2" draw:layer="layout" svg:width="15.111cm" svg:height="0.475cm" svg:x="2.2cm" svg:y="12.833cm">
          <draw:text-box>
            <text:p text:style-name="P1"><text:span text:style-name="T15">biological warfare capabilities, was determined to preserve and if possible </text:span></text:p>
          </draw:text-box>
        </draw:frame>
        <draw:frame draw:style-name="gr1" draw:text-style-name="P2" draw:layer="layout" svg:width="16.601cm" svg:height="0.475cm" svg:x="2.2cm" svg:y="13.397cm">
          <draw:text-box>
            <text:p text:style-name="P1"><text:span text:style-name="T15">enhance its capabilities, including at some point in the future a nuclear capability, </text:span></text:p>
          </draw:text-box>
        </draw:frame>
        <draw:frame draw:style-name="gr1" draw:text-style-name="P2" draw:layer="layout" svg:width="16.038cm" svg:height="0.475cm" svg:x="2.2cm" svg:y="13.962cm">
          <draw:text-box>
            <text:p text:style-name="P1"><text:span text:style-name="T15">and was pursuing an active policy of deception and concealment, underpinned </text:span></text:p>
          </draw:text-box>
        </draw:frame>
        <draw:frame draw:style-name="gr1" draw:text-style-name="P2" draw:layer="layout" svg:width="16.449cm" svg:height="0.475cm" svg:x="2.2cm" svg:y="14.526cm">
          <draw:text-box>
            <text:p text:style-name="P1"><text:span text:style-name="T15">the UK Government position that Iraq was a threat that had to be dealt with and it </text:span></text:p>
          </draw:text-box>
        </draw:frame>
        <draw:frame draw:style-name="gr1" draw:text-style-name="P2" draw:layer="layout" svg:width="6.797cm" svg:height="0.475cm" svg:x="2.2cm" svg:y="15.091cm">
          <draw:text-box>
            <text:p text:style-name="P1"><text:span text:style-name="T15">needed to disarm or be disarmed.</text:span></text:p>
          </draw:text-box>
        </draw:frame>
        <draw:frame draw:style-name="gr1" draw:text-style-name="P2" draw:layer="layout" svg:width="15.525cm" svg:height="0.475cm" svg:x="2.2cm" svg:y="16.005cm">
          <draw:text-box>
            <text:p text:style-name="P1"><text:span text:style-name="T7">665. </text:span><text:span text:style-name="T15"><text:s/>That remained the case up to and beyond the decision to invade Iraq in </text:span></text:p>
          </draw:text-box>
        </draw:frame>
        <draw:frame draw:style-name="gr1" draw:text-style-name="P2" draw:layer="layout" svg:width="2.436cm" svg:height="0.475cm" svg:x="2.2cm" svg:y="16.57cm">
          <draw:text-box>
            <text:p text:style-name="P1"><text:span text:style-name="T15">March 2003.</text:span></text:p>
          </draw:text-box>
        </draw:frame>
        <draw:frame draw:style-name="gr1" draw:text-style-name="P2" draw:layer="layout" svg:width="16.415cm" svg:height="0.475cm" svg:x="2.2cm" svg:y="17.484cm">
          <draw:text-box>
            <text:p text:style-name="P1"><text:span text:style-name="T7">666. </text:span><text:span text:style-name="T4"><text:s/>As the</text:span><text:span text:style-name="T15"> </text:span><text:span text:style-name="T4">Report of the </text:span><text:span text:style-name="T12">Review of Intelligence on Weapons of Mass Destruction</text:span><text:span text:style-name="T4"> (the </text:span></text:p>
          </draw:text-box>
        </draw:frame>
        <draw:frame draw:style-name="gr1" draw:text-style-name="P2" draw:layer="layout" svg:width="4.041cm" svg:height="0.475cm" svg:x="2.2cm" svg:y="18.048cm">
          <draw:text-box>
            <text:p text:style-name="P1"><text:span text:style-name="T4">Butler Report) stated:</text:span></text:p>
          </draw:text-box>
        </draw:frame>
        <draw:frame draw:style-name="gr1" draw:text-style-name="P2" draw:layer="layout" svg:width="15.319cm" svg:height="0.475cm" svg:x="2.95cm" svg:y="18.963cm">
          <draw:text-box>
            <text:p text:style-name="P1"><text:span text:style-name="T4">“</text:span><text:span text:style-name="T15">Intelligence on Iraqi nuclear, biological, chemical and nuclear programmes </text:span></text:p>
          </draw:text-box>
        </draw:frame>
        <draw:frame draw:style-name="gr1" draw:text-style-name="P2" draw:layer="layout" svg:width="15.649cm" svg:height="0.475cm" svg:x="2.95cm" svg:y="19.527cm">
          <draw:text-box>
            <text:p text:style-name="P1"><text:span text:style-name="T15">was used in support of the execution</text:span><text:span text:style-name="T4"> of … [Government] policy on Iraq for three </text:span></text:p>
          </draw:text-box>
        </draw:frame>
        <draw:frame draw:style-name="gr1" draw:text-style-name="P2" draw:layer="layout" svg:width="2.906cm" svg:height="0.475cm" svg:x="2.95cm" svg:y="20.092cm">
          <draw:text-box>
            <text:p text:style-name="P1"><text:span text:style-name="T4">main purposes:</text:span></text:p>
          </draw:text-box>
        </draw:frame>
        <draw:frame draw:style-name="gr2" draw:text-style-name="P3" draw:layer="layout" svg:width="0.634cm" svg:height="0.712cm" svg:x="3.65cm" svg:y="20.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4.4cm" svg:y="21.006cm">
          <draw:text-box>
            <text:p text:style-name="P1"><text:span text:style-name="T4"> </text:span></text:p>
          </draw:text-box>
        </draw:frame>
        <draw:frame draw:style-name="gr1" draw:text-style-name="P2" draw:layer="layout" svg:width="14.399cm" svg:height="0.475cm" svg:x="4.389cm" svg:y="21.006cm">
          <draw:text-box>
            <text:p text:style-name="P1"><text:span text:style-name="T15">To inform planning for a military campaign</text:span><text:span text:style-name="T4"> if that should be necessary, in </text:span></text:p>
          </draw:text-box>
        </draw:frame>
        <draw:frame draw:style-name="gr1" draw:text-style-name="P2" draw:layer="layout" svg:width="14.438cm" svg:height="0.475cm" svg:x="4.4cm" svg:y="21.571cm">
          <draw:text-box>
            <text:p text:style-name="P1"><text:span text:style-name="T4">particular in relation to unconventional weapons, for providing the necessary </text:span></text:p>
          </draw:text-box>
        </draw:frame>
        <draw:frame draw:style-name="gr1" draw:text-style-name="P2" draw:layer="layout" svg:width="13.024cm" svg:height="0.475cm" svg:x="4.4cm" svg:y="22.135cm">
          <draw:text-box>
            <text:p text:style-name="P1"><text:span text:style-name="T4">safeguards for coalition troops, diplomatic personnel and others; and </text:span></text:p>
          </draw:text-box>
        </draw:frame>
        <draw:frame draw:style-name="gr1" draw:text-style-name="P2" draw:layer="layout" svg:width="2.39cm" svg:height="0.475cm" svg:x="4.4cm" svg:y="22.7cm">
          <draw:text-box>
            <text:p text:style-name="P1"><text:span text:style-name="T4">for targeting.</text:span></text:p>
          </draw:text-box>
        </draw:frame>
        <draw:frame draw:style-name="gr2" draw:text-style-name="P3" draw:layer="layout" svg:width="0.634cm" svg:height="0.712cm" svg:x="3.65cm" svg:y="23.2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03cm" svg:height="0.475cm" svg:x="4.4cm" svg:y="23.364cm">
          <draw:text-box>
            <text:p text:style-name="P1"><text:span text:style-name="T4">To inform domestic and international opinion of the UK’s assessment </text:span></text:p>
          </draw:text-box>
        </draw:frame>
        <draw:frame draw:style-name="gr1" draw:text-style-name="P2" draw:layer="layout" svg:width="12.288cm" svg:height="0.475cm" svg:x="4.4cm" svg:y="23.928cm">
          <draw:text-box>
            <text:p text:style-name="P1"><text:span text:style-name="T4">of Iraq’s holdings, programmes and intentions, </text:span><text:span text:style-name="T15">in support of th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2.135cm" svg:height="0.475cm" svg:x="4.4cm" svg:y="24.493cm">
          <draw:text-box>
            <text:p text:style-name="P1"><text:span text:style-name="T15">Government’s advocacy of its changing policy towards Iraq</text:span><text:span text:style-name="T4">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6 </text:span></text:p>
          </draw:text-box>
        </draw:frame>
        <draw:frame draw:style-name="gr4" draw:text-style-name="P6" draw:layer="layout" svg:width="12.016cm" svg:height="0.395cm" svg:x="2.646cm" svg:y="26.357cm">
          <draw:text-box>
            <text:p text:style-name="P1"><text:span text:style-name="T11">Cabinet Office, 19 November 2010, </text:span><text:span text:style-name="T19">National Intelligence Machinery</text:span><text:span text:style-name="T11">, page 36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77 </text:span></text:p>
          </draw:text-box>
        </draw:frame>
        <draw:frame draw:style-name="gr4" draw:text-style-name="P6" draw:layer="layout" svg:width="12.016cm" svg:height="0.395cm" svg:x="2.646cm" svg:y="26.781cm">
          <draw:text-box>
            <text:p text:style-name="P1"><text:span text:style-name="T11">Cabinet Office, 19 November 2010, </text:span><text:span text:style-name="T19">National Intelligence Machinery</text:span><text:span text:style-name="T11">, page 20.</text:span></text:p>
          </draw:text-box>
        </draw:frame>
      </draw:page>
      <draw:page draw:name="page12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2" draw:text-style-name="P3" draw:layer="layout" svg:width="0.634cm" svg:height="0.712cm" svg:x="3.6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0.422cm" svg:height="0.475cm" svg:x="4.4cm" svg:y="2.525cm">
          <draw:text-box>
            <text:p text:style-name="P1"><text:span text:style-name="T4"> </text:span></text:p>
          </draw:text-box>
        </draw:frame>
        <draw:frame draw:style-name="gr1" draw:text-style-name="P2" draw:layer="layout" svg:width="14.036cm" svg:height="0.475cm" svg:x="4.389cm" svg:y="2.525cm">
          <draw:text-box>
            <text:p text:style-name="P1"><text:span text:style-name="T15">To obtain and provide information to United Nations inspectors</text:span><text:span text:style-name="T4"> about </text:span></text:p>
          </draw:text-box>
        </draw:frame>
        <draw:frame draw:style-name="gr1" draw:text-style-name="P2" draw:layer="layout" svg:width="13.561cm" svg:height="0.475cm" svg:x="4.4cm" svg:y="3.09cm">
          <draw:text-box>
            <text:p text:style-name="P1"><text:span text:style-name="T4">the likely locations of weapons and programmes which contravened the </text:span></text:p>
          </draw:text-box>
        </draw:frame>
        <draw:frame draw:style-name="gr1" draw:text-style-name="P2" draw:layer="layout" svg:width="10.052cm" svg:height="0.475cm" svg:x="4.4cm" svg:y="3.654cm">
          <draw:text-box>
            <text:p text:style-name="P1"><text:span text:style-name="T4">terms of United Nations Security Council resolutions.”</text:span></text:p>
          </draw:text-box>
        </draw:frame>
        <draw:frame draw:style-name="gr7" draw:text-style-name="P9" draw:layer="layout" svg:width="0.408cm" svg:height="0.276cm" svg:x="14.423cm" svg:y="3.673cm">
          <draw:text-box>
            <text:p text:style-name="P1"><text:span text:style-name="T13">278</text:span></text:p>
          </draw:text-box>
        </draw:frame>
        <draw:frame draw:style-name="gr1" draw:text-style-name="P2" draw:layer="layout" svg:width="14.531cm" svg:height="0.475cm" svg:x="2.2cm" svg:y="4.568cm">
          <draw:text-box>
            <text:p text:style-name="P1"><text:span text:style-name="T7">667. </text:span><text:span text:style-name="T15"><text:s/>From October 2002 onwards, the JIC focused on two main themes:</text:span></text:p>
          </draw:text-box>
        </draw:frame>
        <draw:frame draw:style-name="gr2" draw:text-style-name="P3" draw:layer="layout" svg:width="0.634cm" svg:height="0.712cm" svg:x="3.6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6cm" svg:height="0.475cm" svg:x="4.4cm" svg:y="5.483cm">
          <draw:text-box>
            <text:p text:style-name="P1"><text:span text:style-name="T15">Iraq’s attitude to the return of the inspectors and, from 8 November, its </text:span></text:p>
          </draw:text-box>
        </draw:frame>
        <draw:frame draw:style-name="gr1" draw:text-style-name="P2" draw:layer="layout" svg:width="13.968cm" svg:height="0.475cm" svg:x="4.4cm" svg:y="6.047cm">
          <draw:text-box>
            <text:p text:style-name="P1"><text:span text:style-name="T15">compliance with the specific obligations imposed by resolution 1441.</text:span></text:p>
          </draw:text-box>
        </draw:frame>
        <draw:frame draw:style-name="gr2" draw:text-style-name="P3" draw:layer="layout" svg:width="0.634cm" svg:height="0.712cm" svg:x="3.6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78cm" svg:height="0.475cm" svg:x="4.4cm" svg:y="6.712cm">
          <draw:text-box>
            <text:p text:style-name="P1"><text:span text:style-name="T15">Iraq’s options, diplomatic and military, including the possible use </text:span></text:p>
          </draw:text-box>
        </draw:frame>
        <draw:frame draw:style-name="gr1" draw:text-style-name="P2" draw:layer="layout" svg:width="13.341cm" svg:height="0.475cm" svg:x="4.4cm" svg:y="7.276cm">
          <draw:text-box>
            <text:p text:style-name="P1"><text:span text:style-name="T15">of chemical and biological weapons and ballistic missiles against </text:span></text:p>
          </draw:text-box>
        </draw:frame>
        <draw:frame draw:style-name="gr1" draw:text-style-name="P2" draw:layer="layout" svg:width="14.552cm" svg:height="0.475cm" svg:x="4.4cm" svg:y="7.841cm">
          <draw:text-box>
            <text:p text:style-name="P1"><text:span text:style-name="T15">Coalition Forces or countries in the region in either pre-emptive attacks </text:span></text:p>
          </draw:text-box>
        </draw:frame>
        <draw:frame draw:style-name="gr1" draw:text-style-name="P2" draw:layer="layout" svg:width="6.894cm" svg:height="0.475cm" svg:x="4.4cm" svg:y="8.405cm">
          <draw:text-box>
            <text:p text:style-name="P1"><text:span text:style-name="T15">or in response to a military attack.</text:span></text:p>
          </draw:text-box>
        </draw:frame>
        <draw:frame draw:style-name="gr1" draw:text-style-name="P2" draw:layer="layout" svg:width="16.791cm" svg:height="0.475cm" svg:x="2.2cm" svg:y="9.32cm">
          <draw:text-box>
            <text:p text:style-name="P1"><text:span text:style-name="T7">668. </text:span><text:span text:style-name="T15"><text:s/>The way in which the assessments and intelligence on Iraq’s WMD were used </text:span></text:p>
          </draw:text-box>
        </draw:frame>
        <draw:frame draw:style-name="gr1" draw:text-style-name="P2" draw:layer="layout" svg:width="14.158cm" svg:height="0.475cm" svg:x="2.2cm" svg:y="9.884cm">
          <draw:text-box>
            <text:p text:style-name="P1"><text:span text:style-name="T15">in pursuit of the UK’s strategy towards Iraq is considered in Section 3.</text:span></text:p>
          </draw:text-box>
        </draw:frame>
        <draw:frame draw:style-name="gr1" draw:text-style-name="P2" draw:layer="layout" svg:width="15.415cm" svg:height="0.475cm" svg:x="2.2cm" svg:y="10.798cm">
          <draw:text-box>
            <text:p text:style-name="P1"><text:span text:style-name="T7">669. </text:span><text:span text:style-name="T15"><text:s/>In its Assessment of 18 December, the JIC made the judgements in the </text:span></text:p>
          </draw:text-box>
        </draw:frame>
        <draw:frame draw:style-name="gr1" draw:text-style-name="P2" draw:layer="layout" svg:width="11.927cm" svg:height="0.475cm" svg:x="2.2cm" svg:y="11.363cm">
          <draw:text-box>
            <text:p text:style-name="P1"><text:span text:style-name="T15">UK Government September dossier part of the test for Iraq.</text:span></text:p>
          </draw:text-box>
        </draw:frame>
        <draw:frame draw:style-name="gr1" draw:text-style-name="P2" draw:layer="layout" svg:width="15.843cm" svg:height="0.475cm" svg:x="2.2cm" svg:y="12.277cm">
          <draw:text-box>
            <text:p text:style-name="P1"><text:span text:style-name="T7">670. </text:span><text:span text:style-name="T15"><text:s/>The judgements about Iraq’s capabilities and intentions relied heavily on </text:span></text:p>
          </draw:text-box>
        </draw:frame>
        <draw:frame draw:style-name="gr1" draw:text-style-name="P2" draw:layer="layout" svg:width="16cm" svg:height="0.475cm" svg:x="2.2cm" svg:y="12.842cm">
          <draw:text-box>
            <text:p text:style-name="P1"><text:span text:style-name="T15">Iraq’s past behaviour being a reliable indicator of its current and future actions.</text:span></text:p>
          </draw:text-box>
        </draw:frame>
        <draw:frame draw:style-name="gr1" draw:text-style-name="P2" draw:layer="layout" svg:width="16.342cm" svg:height="0.475cm" svg:x="2.2cm" svg:y="13.756cm">
          <draw:text-box>
            <text:p text:style-name="P1"><text:span text:style-name="T7">671. </text:span><text:span text:style-name="T15"><text:s/>There was no consideration of whether, faced with the prospect of a US-led </text:span></text:p>
          </draw:text-box>
        </draw:frame>
        <draw:frame draw:style-name="gr1" draw:text-style-name="P2" draw:layer="layout" svg:width="11.534cm" svg:height="0.475cm" svg:x="2.2cm" svg:y="14.321cm">
          <draw:text-box>
            <text:p text:style-name="P1"><text:span text:style-name="T15">invasion, Saddam Hussein had taken a different position.</text:span></text:p>
          </draw:text-box>
        </draw:frame>
        <draw:frame draw:style-name="gr1" draw:text-style-name="P2" draw:layer="layout" svg:width="15.102cm" svg:height="0.475cm" svg:x="2.2cm" svg:y="15.235cm">
          <draw:text-box>
            <text:p text:style-name="P1"><text:span text:style-name="T7">672. </text:span><text:span text:style-name="T4"><text:s/>Mr Scarlett wrote on 30 January 2003 that Saddam Hussein had “followed </text:span></text:p>
          </draw:text-box>
        </draw:frame>
        <draw:frame draw:style-name="gr1" draw:text-style-name="P2" draw:layer="layout" svg:width="11.745cm" svg:height="0.475cm" svg:x="2.2cm" svg:y="15.8cm">
          <draw:text-box>
            <text:p text:style-name="P1"><text:span text:style-name="T4">essentially the same strategy and tactics as during the 1990s”.</text:span></text:p>
          </draw:text-box>
        </draw:frame>
        <draw:frame draw:style-name="gr7" draw:text-style-name="P9" draw:layer="layout" svg:width="0.408cm" svg:height="0.276cm" svg:x="13.895cm" svg:y="15.818cm">
          <draw:text-box>
            <text:p text:style-name="P1"><text:span text:style-name="T13">279</text:span></text:p>
          </draw:text-box>
        </draw:frame>
        <draw:frame draw:style-name="gr1" draw:text-style-name="P2" draw:layer="layout" svg:width="15.809cm" svg:height="0.475cm" svg:x="2.2cm" svg:y="16.714cm">
          <draw:text-box>
            <text:p text:style-name="P1"><text:span text:style-name="T7">673. </text:span><text:span text:style-name="T4"><text:s/>Mr Scarlett told No.10 on 17 March that the JIC was clear that Iraq possessed </text:span></text:p>
          </draw:text-box>
        </draw:frame>
        <draw:frame draw:style-name="gr1" draw:text-style-name="P2" draw:layer="layout" svg:width="15.267cm" svg:height="0.475cm" svg:x="2.2cm" svg:y="17.278cm">
          <draw:text-box>
            <text:p text:style-name="P1"><text:span text:style-name="T4">chemical and biological weapons, the means to deliver them, and the capacity to </text:span></text:p>
          </draw:text-box>
        </draw:frame>
        <draw:frame draw:style-name="gr1" draw:text-style-name="P2" draw:layer="layout" svg:width="2.72cm" svg:height="0.475cm" svg:x="2.2cm" svg:y="17.843cm">
          <draw:text-box>
            <text:p text:style-name="P1"><text:span text:style-name="T4">produce them.</text:span></text:p>
          </draw:text-box>
        </draw:frame>
        <draw:frame draw:style-name="gr7" draw:text-style-name="P9" draw:layer="layout" svg:width="0.408cm" svg:height="0.276cm" svg:x="4.906cm" svg:y="17.862cm">
          <draw:text-box>
            <text:p text:style-name="P1"><text:span text:style-name="T13">280</text:span></text:p>
          </draw:text-box>
        </draw:frame>
        <draw:frame draw:style-name="gr1" draw:text-style-name="P2" draw:layer="layout" svg:width="11.826cm" svg:height="0.475cm" svg:x="5.318cm" svg:y="17.843cm">
          <draw:text-box>
            <text:p text:style-name="P1"><text:span text:style-name="T4"><text:s/></text:span><text:span text:style-name="T4">He stated that the starting point for those judgements was the </text:span></text:p>
          </draw:text-box>
        </draw:frame>
        <draw:frame draw:style-name="gr1" draw:text-style-name="P2" draw:layer="layout" svg:width="14.315cm" svg:height="0.475cm" svg:x="2.2cm" svg:y="18.407cm">
          <draw:text-box>
            <text:p text:style-name="P1"><text:span text:style-name="T4">“</text:span><text:span text:style-name="T4">knowledge of Iraq’s past WMD programmes” which demonstrated “not only </text:span></text:p>
          </draw:text-box>
        </draw:frame>
        <draw:frame draw:style-name="gr1" draw:text-style-name="P2" draw:layer="layout" svg:width="14.683cm" svg:height="0.475cm" svg:x="2.2cm" svg:y="18.972cm">
          <draw:text-box>
            <text:p text:style-name="P1"><text:span text:style-name="T4">large-scale possession of these weapons, and the readiness to use them, but </text:span></text:p>
          </draw:text-box>
        </draw:frame>
        <draw:frame draw:style-name="gr1" draw:text-style-name="P2" draw:layer="layout" svg:width="8.558cm" svg:height="0.475cm" svg:x="2.2cm" svg:y="19.536cm">
          <draw:text-box>
            <text:p text:style-name="P1"><text:span text:style-name="T4">also Saddam’s determination to retain WMD”.</text:span></text:p>
          </draw:text-box>
        </draw:frame>
        <draw:frame draw:style-name="gr1" draw:text-style-name="P2" draw:layer="layout" svg:width="16.241cm" svg:height="0.475cm" svg:x="2.2cm" svg:y="20.451cm">
          <draw:text-box>
            <text:p text:style-name="P1"><text:span text:style-name="T7">674. </text:span><text:span text:style-name="T15"><text:s/>The absence of evidence of proscribed programmes and materials relating </text:span></text:p>
          </draw:text-box>
        </draw:frame>
        <draw:frame draw:style-name="gr1" draw:text-style-name="P2" draw:layer="layout" svg:width="15.572cm" svg:height="0.475cm" svg:x="2.2cm" svg:y="21.015cm">
          <draw:text-box>
            <text:p text:style-name="P1"><text:span text:style-name="T15">to the production or delivery of chemical, biological or nuclear weapons was </text:span></text:p>
          </draw:text-box>
        </draw:frame>
        <draw:frame draw:style-name="gr1" draw:text-style-name="P2" draw:layer="layout" svg:width="16.385cm" svg:height="0.475cm" svg:x="2.2cm" svg:y="21.58cm">
          <draw:text-box>
            <text:p text:style-name="P1"><text:span text:style-name="T15">attributed to Iraq’s ability to conceal its activities and deceive the inspectors an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534cm" svg:height="0.475cm" svg:x="2.2cm" svg:y="22.144cm">
          <draw:text-box>
            <text:p text:style-name="P1"><text:span text:style-name="T15">the difficulties which it had been anticipated the inspectors would encounter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78 </text:span></text:p>
          </draw:text-box>
        </draw:frame>
        <draw:frame draw:style-name="gr4" draw:text-style-name="P6" draw:layer="layout" svg:width="15.733cm" svg:height="0.395cm" svg:x="2.646cm" svg:y="25.51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line draw:style-name="gr9" draw:text-style-name="P10" draw:layer="layout" svg:x1="2.645cm" svg:y1="26.714cm" svg:x2="17.705cm" svg:y2="26.714cm">
          <text:p/>
        </draw:line>
        <draw:frame draw:style-name="gr4" draw:text-style-name="P6" draw:layer="layout" svg:width="2.381cm" svg:height="0.395cm" svg:x="2.2cm" svg:y="25.934cm">
          <draw:text-box>
            <text:p text:style-name="P1"><text:span text:style-name="T11">paragraph 431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79 </text:span></text:p>
          </draw:text-box>
        </draw:frame>
        <draw:line draw:style-name="gr9" draw:text-style-name="P10" draw:layer="layout" svg:x1="2.645cm" svg:y1="27.137cm" svg:x2="15.449cm" svg:y2="27.137cm">
          <text:p/>
        </draw:line>
        <draw:frame draw:style-name="gr4" draw:text-style-name="P6" draw:layer="layout" svg:width="15.077cm" svg:height="0.395cm" svg:x="2.646cm" svg:y="26.357cm">
          <draw:text-box>
            <text:p text:style-name="P1"><text:span text:style-name="T6">Minute Scarlett to Manning, 30 January 2003, ‘Iraq: JIC Assessment and Personal Observations’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0 </text:span></text:p>
          </draw:text-box>
        </draw:frame>
        <draw:frame draw:style-name="gr4" draw:text-style-name="P6" draw:layer="layout" svg:width="12.727cm" svg:height="0.395cm" svg:x="2.646cm" svg:y="26.781cm">
          <draw:text-box>
            <text:p text:style-name="P1"><text:span text:style-name="T6">Minute Scarlett to Manning, 17 March 2003, ‘Iraqi WMD: Evidence of Possession’.</text:span></text:p>
          </draw:text-box>
        </draw:frame>
      </draw:page>
      <draw:page draw:name="page126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7">675. </text:span><text:span text:style-name="T4"><text:s/>Many of Iraq’s perceived capabilities, such as relatively small, transportable </text:span></text:p>
          </draw:text-box>
        </draw:frame>
        <draw:frame draw:style-name="gr1" draw:text-style-name="P2" draw:layer="layout" svg:width="15.615cm" svg:height="0.475cm" svg:x="2.2cm" svg:y="3.09cm">
          <draw:text-box>
            <text:p text:style-name="P1"><text:span text:style-name="T4">or mobile facilities to produce chemical and biological agents or documentation left </text:span></text:p>
          </draw:text-box>
        </draw:frame>
        <draw:frame draw:style-name="gr1" draw:text-style-name="P2" draw:layer="layout" svg:width="15.957cm" svg:height="0.475cm" svg:x="2.2cm" svg:y="3.654cm">
          <draw:text-box>
            <text:p text:style-name="P1"><text:span text:style-name="T4">over from past programmes, were seen as likely to be difficult to find in a country the </text:span></text:p>
          </draw:text-box>
        </draw:frame>
        <draw:frame draw:style-name="gr1" draw:text-style-name="P2" draw:layer="layout" svg:width="2.199cm" svg:height="0.475cm" svg:x="2.2cm" svg:y="4.218cm">
          <draw:text-box>
            <text:p text:style-name="P1"><text:span text:style-name="T4">size of Iraq.</text:span></text:p>
          </draw:text-box>
        </draw:frame>
        <draw:frame draw:style-name="gr1" draw:text-style-name="P2" draw:layer="layout" svg:width="16.41cm" svg:height="0.475cm" svg:x="2.2cm" svg:y="5.133cm">
          <draw:text-box>
            <text:p text:style-name="P1"><text:span text:style-name="T7">676. </text:span><text:span text:style-name="T4"><text:s/>The JIC Assessment of 11 October 2002 stated that a good intelligence flow from </text:span></text:p>
          </draw:text-box>
        </draw:frame>
        <draw:frame draw:style-name="gr1" draw:text-style-name="P2" draw:layer="layout" svg:width="13.845cm" svg:height="0.475cm" svg:x="2.2cm" svg:y="5.697cm">
          <draw:text-box>
            <text:p text:style-name="P1"><text:span text:style-name="T4">inside Iraq, supporting tougher inspections, would be “central to success”.</text:span></text:p>
          </draw:text-box>
        </draw:frame>
        <draw:frame draw:style-name="gr7" draw:text-style-name="P9" draw:layer="layout" svg:width="0.408cm" svg:height="0.276cm" svg:x="15.989cm" svg:y="5.716cm">
          <draw:text-box>
            <text:p text:style-name="P1"><text:span text:style-name="T13">281</text:span></text:p>
          </draw:text-box>
        </draw:frame>
        <draw:frame draw:style-name="gr1" draw:text-style-name="P2" draw:layer="layout" svg:width="15.932cm" svg:height="0.475cm" svg:x="2.2cm" svg:y="6.612cm">
          <draw:text-box>
            <text:p text:style-name="P1"><text:span text:style-name="T7">677. </text:span><text:span text:style-name="T4"><text:s/>On 30 January 2003, Mr Scarlett wrote that it was odd that the Iraqi regime did </text:span></text:p>
          </draw:text-box>
        </draw:frame>
        <draw:frame draw:style-name="gr1" draw:text-style-name="P2" draw:layer="layout" svg:width="16.338cm" svg:height="0.475cm" svg:x="2.2cm" svg:y="7.176cm">
          <draw:text-box>
            <text:p text:style-name="P1"><text:span text:style-name="T4">not appear “to be worried about the obvious risk of leaks from the thousands of people </text:span></text:p>
          </draw:text-box>
        </draw:frame>
        <draw:frame draw:style-name="gr1" draw:text-style-name="P2" draw:layer="layout" svg:width="6.61cm" svg:height="0.475cm" svg:x="2.2cm" svg:y="7.741cm">
          <draw:text-box>
            <text:p text:style-name="P1"><text:span text:style-name="T4">aware of this concealment activity”.</text:span></text:p>
          </draw:text-box>
        </draw:frame>
        <draw:frame draw:style-name="gr7" draw:text-style-name="P9" draw:layer="layout" svg:width="0.408cm" svg:height="0.276cm" svg:x="8.788cm" svg:y="7.759cm">
          <draw:text-box>
            <text:p text:style-name="P1"><text:span text:style-name="T13">282</text:span></text:p>
          </draw:text-box>
        </draw:frame>
        <draw:frame draw:style-name="gr1" draw:text-style-name="P2" draw:layer="layout" svg:width="9.168cm" svg:height="0.475cm" svg:x="9.2cm" svg:y="7.741cm">
          <draw:text-box>
            <text:p text:style-name="P1"><text:span text:style-name="T4"><text:s/></text:span><text:span text:style-name="T4">Mr Scarlett attributed that success to the “brutal </text:span></text:p>
          </draw:text-box>
        </draw:frame>
        <draw:frame draw:style-name="gr1" draw:text-style-name="P2" draw:layer="layout" svg:width="4.604cm" svg:height="0.475cm" svg:x="2.2cm" svg:y="8.305cm">
          <draw:text-box>
            <text:p text:style-name="P1"><text:span text:style-name="T4">discipline” of the regime.</text:span></text:p>
          </draw:text-box>
        </draw:frame>
        <draw:frame draw:style-name="gr1" draw:text-style-name="P2" draw:layer="layout" svg:width="7.901cm" svg:height="0.475cm" svg:x="2.2cm" svg:y="9.22cm">
          <draw:text-box>
            <text:p text:style-name="P1"><text:span text:style-name="T7">678. </text:span><text:span text:style-name="T4"><text:s/>Mr Scarlett stated that he continued:</text:span></text:p>
          </draw:text-box>
        </draw:frame>
        <draw:frame draw:style-name="gr1" draw:text-style-name="P2" draw:layer="layout" svg:width="14.159cm" svg:height="0.475cm" svg:x="2.95cm" svg:y="10.134cm">
          <draw:text-box>
            <text:p text:style-name="P1"><text:span text:style-name="T4">“… </text:span><text:span text:style-name="T4">to be struck by the regime’s ability to conduct complex surveillance and </text:span></text:p>
          </draw:text-box>
        </draw:frame>
        <draw:frame draw:style-name="gr1" draw:text-style-name="P2" draw:layer="layout" svg:width="15.259cm" svg:height="0.475cm" svg:x="2.95cm" svg:y="10.698cm">
          <draw:text-box>
            <text:p text:style-name="P1"><text:span text:style-name="T4">deception operations without unforced errors or major slip ups. Co-ordinating the </text:span></text:p>
          </draw:text-box>
        </draw:frame>
        <draw:frame draw:style-name="gr1" draw:text-style-name="P2" draw:layer="layout" svg:width="15.979cm" svg:height="0.475cm" svg:x="2.95cm" svg:y="11.263cm">
          <draw:text-box>
            <text:p text:style-name="P1"><text:span text:style-name="T4">dispersal of materials and associated documentation around the country and fielding </text:span></text:p>
          </draw:text-box>
        </draw:frame>
        <draw:frame draw:style-name="gr1" draw:text-style-name="P2" draw:layer="layout" svg:width="15.907cm" svg:height="0.475cm" svg:x="2.95cm" svg:y="11.827cm">
          <draw:text-box>
            <text:p text:style-name="P1"><text:span text:style-name="T4">surprise UNMOVIC and IAEA visits to hundreds of sites in a few weeks is a complex </text:span></text:p>
          </draw:text-box>
        </draw:frame>
        <draw:frame draw:style-name="gr1" draw:text-style-name="P2" draw:layer="layout" svg:width="15.648cm" svg:height="0.475cm" svg:x="2.95cm" svg:y="12.392cm">
          <draw:text-box>
            <text:p text:style-name="P1"><text:span text:style-name="T4">undertaking and evidence of the regime’s continuing grip on the population at least </text:span></text:p>
          </draw:text-box>
        </draw:frame>
        <draw:frame draw:style-name="gr1" draw:text-style-name="P2" draw:layer="layout" svg:width="2.86cm" svg:height="0.475cm" svg:x="2.95cm" svg:y="12.956cm">
          <draw:text-box>
            <text:p text:style-name="P1"><text:span text:style-name="T4">of central Iraq.”</text:span></text:p>
          </draw:text-box>
        </draw:frame>
        <draw:frame draw:style-name="gr1" draw:text-style-name="P2" draw:layer="layout" svg:width="15.737cm" svg:height="0.475cm" svg:x="2.2cm" svg:y="13.871cm">
          <draw:text-box>
            <text:p text:style-name="P1"><text:span text:style-name="T7">679. </text:span><text:span text:style-name="T15"><text:s/>A key element of the Assessments was the reporting and intelligence on </text:span></text:p>
          </draw:text-box>
        </draw:frame>
        <draw:frame draw:style-name="gr1" draw:text-style-name="P2" draw:layer="layout" svg:width="16.406cm" svg:height="0.475cm" svg:x="2.2cm" svg:y="14.435cm">
          <draw:text-box>
            <text:p text:style-name="P1"><text:span text:style-name="T15">Iraq’s intentions to conceal its activities, deceive the inspectors and obstruct the </text:span></text:p>
          </draw:text-box>
        </draw:frame>
        <draw:frame draw:style-name="gr1" draw:text-style-name="P2" draw:layer="layout" svg:width="16.372cm" svg:height="0.475cm" svg:x="2.2cm" svg:y="15cm">
          <draw:text-box>
            <text:p text:style-name="P1"><text:span text:style-name="T15">conduct of inspections, particularly Iraq’s attitudes to preventing interviews with </text:span></text:p>
          </draw:text-box>
        </draw:frame>
        <draw:frame draw:style-name="gr1" draw:text-style-name="P2" draw:layer="layout" svg:width="16.774cm" svg:height="0.475cm" svg:x="2.2cm" svg:y="15.564cm">
          <draw:text-box>
            <text:p text:style-name="P1"><text:span text:style-name="T15">officials who were identified as associated with its proscribed programmes or who </text:span></text:p>
          </draw:text-box>
        </draw:frame>
        <draw:frame draw:style-name="gr1" draw:text-style-name="P2" draw:layer="layout" svg:width="15.746cm" svg:height="0.475cm" svg:x="2.2cm" svg:y="16.128cm">
          <draw:text-box>
            <text:p text:style-name="P1"><text:span text:style-name="T15">had been involved in Iraq’s unilateral destruction of its weapons and facilities.</text:span></text:p>
          </draw:text-box>
        </draw:frame>
        <draw:frame draw:style-name="gr1" draw:text-style-name="P2" draw:layer="layout" svg:width="14.831cm" svg:height="0.475cm" svg:x="2.2cm" svg:y="17.043cm">
          <draw:text-box>
            <text:p text:style-name="P1"><text:span text:style-name="T7">680. </text:span><text:span text:style-name="T15"><text:s/>The large number of intelligence reports about Iraq’s activities were </text:span></text:p>
          </draw:text-box>
        </draw:frame>
        <draw:frame draw:style-name="gr1" draw:text-style-name="P2" draw:layer="layout" svg:width="14.874cm" svg:height="0.475cm" svg:x="2.2cm" svg:y="17.607cm">
          <draw:text-box>
            <text:p text:style-name="P1"><text:span text:style-name="T15">interpreted from the perspective that Iraq’s objectives were to conceal its </text:span></text:p>
          </draw:text-box>
        </draw:frame>
        <draw:frame draw:style-name="gr1" draw:text-style-name="P2" draw:layer="layout" svg:width="2.69cm" svg:height="0.475cm" svg:x="2.2cm" svg:y="18.172cm">
          <draw:text-box>
            <text:p text:style-name="P1"><text:span text:style-name="T15">programmes.</text:span></text:p>
          </draw:text-box>
        </draw:frame>
        <draw:frame draw:style-name="gr1" draw:text-style-name="P2" draw:layer="layout" svg:width="16.732cm" svg:height="0.475cm" svg:x="2.2cm" svg:y="19.086cm">
          <draw:text-box>
            <text:p text:style-name="P1"><text:span text:style-name="T7">681. </text:span><text:span text:style-name="T4"><text:s/>For instance, reporting in late November 2002 that Saddam Hussein was confident </text:span></text:p>
          </draw:text-box>
        </draw:frame>
        <draw:frame draw:style-name="gr1" draw:text-style-name="P2" draw:layer="layout" svg:width="16.774cm" svg:height="0.475cm" svg:x="2.2cm" svg:y="19.651cm">
          <draw:text-box>
            <text:p text:style-name="P1"><text:span text:style-name="T4">that inspectors would not find anything was interpreted as confidence that Iraq’s policy of </text:span></text:p>
          </draw:text-box>
        </draw:frame>
        <draw:frame draw:style-name="gr1" draw:text-style-name="P2" draw:layer="layout" svg:width="14.256cm" svg:height="0.475cm" svg:x="2.2cm" svg:y="20.215cm">
          <draw:text-box>
            <text:p text:style-name="P1"><text:span text:style-name="T4">concealment would work, not as an indication that there was nothing to find.</text:span></text:p>
          </draw:text-box>
        </draw:frame>
        <draw:frame draw:style-name="gr1" draw:text-style-name="P2" draw:layer="layout" svg:width="15.331cm" svg:height="0.475cm" svg:x="2.2cm" svg:y="21.13cm">
          <draw:text-box>
            <text:p text:style-name="P1"><text:span text:style-name="T7">682. </text:span><text:span text:style-name="T4"><text:s/>In his minute to Sir David Manning of 17 March 2003, Mr Scarlett described </text:span></text:p>
          </draw:text-box>
        </draw:frame>
        <draw:frame draw:style-name="gr1" draw:text-style-name="P2" draw:layer="layout" svg:width="14.696cm" svg:height="0.475cm" svg:x="2.2cm" svg:y="21.694cm">
          <draw:text-box>
            <text:p text:style-name="P1"><text:span text:style-name="T4">UNMOVIC’s failure to uncover significant chemical and biological weapons as </text:span></text:p>
          </draw:text-box>
        </draw:frame>
        <draw:frame draw:style-name="gr1" draw:text-style-name="P2" draw:layer="layout" svg:width="8.342cm" svg:height="0.475cm" svg:x="2.2cm" svg:y="22.258cm">
          <draw:text-box>
            <text:p text:style-name="P1"><text:span text:style-name="T4">“</text:span><text:span text:style-name="T4">disappointing”, but “not wholly unexpected”.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9" draw:text-style-name="P10" draw:layer="layout" svg:x1="2.645cm" svg:y1="26.29cm" svg:x2="13.711cm" svg:y2="26.29cm">
          <text:p/>
        </draw:line>
        <draw:frame draw:style-name="gr7" draw:text-style-name="P9" draw:layer="layout" svg:width="0.408cm" svg:height="0.276cm" svg:x="10.507cm" svg:y="22.277cm">
          <draw:text-box>
            <text:p text:style-name="P1"><text:span text:style-name="T13">283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81 </text:span></text:p>
          </draw:text-box>
        </draw:frame>
        <draw:line draw:style-name="gr9" draw:text-style-name="P10" draw:layer="layout" svg:x1="2.645cm" svg:y1="26.714cm" svg:x2="17.705cm" svg:y2="26.714cm">
          <text:p/>
        </draw:line>
        <draw:frame draw:style-name="gr4" draw:text-style-name="P6" draw:layer="layout" svg:width="11.017cm" svg:height="0.395cm" svg:x="2.646cm" svg:y="25.934cm">
          <draw:text-box>
            <text:p text:style-name="P1"><text:span text:style-name="T6">JIC Assessment, 11 October 2002, ‘Iraq: The Return of UN Inspectors’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82 </text:span></text:p>
          </draw:text-box>
        </draw:frame>
        <draw:line draw:style-name="gr9" draw:text-style-name="P10" draw:layer="layout" svg:x1="2.645cm" svg:y1="27.137cm" svg:x2="15.449cm" svg:y2="27.137cm">
          <text:p/>
        </draw:line>
        <draw:frame draw:style-name="gr4" draw:text-style-name="P6" draw:layer="layout" svg:width="15.077cm" svg:height="0.395cm" svg:x="2.646cm" svg:y="26.357cm">
          <draw:text-box>
            <text:p text:style-name="P1"><text:span text:style-name="T6">Minute Scarlett to Manning, 30 January 2003, ‘Iraq: JIC Assessment and Personal Observations’</text:span><text:span text:style-name="T11">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3 </text:span></text:p>
          </draw:text-box>
        </draw:frame>
        <draw:frame draw:style-name="gr4" draw:text-style-name="P6" draw:layer="layout" svg:width="12.727cm" svg:height="0.395cm" svg:x="2.646cm" svg:y="26.781cm">
          <draw:text-box>
            <text:p text:style-name="P1"><text:span text:style-name="T6">Minute Scarlett to Manning, 17 March 2003, ‘Iraqi WMD: Evidence of Possession’.</text:span></text:p>
          </draw:text-box>
        </draw:frame>
      </draw:page>
      <draw:page draw:name="page127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5.047cm" svg:height="0.475cm" svg:x="2.2cm" svg:y="2.525cm">
          <draw:text-box>
            <text:p text:style-name="P1"><text:span text:style-name="T7">683. </text:span><text:span text:style-name="T4"><text:s/>Intelligence of 17 March 2003, that Saddam Hussein had not asked about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4">chemical weapons or ordered their reassembly, was viewed in the context of a policy </text:span></text:p>
          </draw:text-box>
        </draw:frame>
        <draw:frame draw:style-name="gr1" draw:text-style-name="P2" draw:layer="layout" svg:width="16.068cm" svg:height="0.475cm" svg:x="2.2cm" svg:y="3.654cm">
          <draw:text-box>
            <text:p text:style-name="P1"><text:span text:style-name="T4">of concealment and the absence of chemical warheads for missiles rather than as an </text:span></text:p>
          </draw:text-box>
        </draw:frame>
        <draw:frame draw:style-name="gr1" draw:text-style-name="P2" draw:layer="layout" svg:width="4.769cm" svg:height="0.475cm" svg:x="2.2cm" svg:y="4.218cm">
          <draw:text-box>
            <text:p text:style-name="P1"><text:span text:style-name="T4">absence of the capability.</text:span></text:p>
          </draw:text-box>
        </draw:frame>
        <draw:frame draw:style-name="gr1" draw:text-style-name="P2" draw:layer="layout" svg:width="16.436cm" svg:height="0.475cm" svg:x="2.2cm" svg:y="5.133cm">
          <draw:text-box>
            <text:p text:style-name="P1"><text:span text:style-name="T7">684. </text:span><text:span text:style-name="T15"><text:s/>Similarly, Iraq’s actions were consistently interpreted as indicative of deceit.</text:span></text:p>
          </draw:text-box>
        </draw:frame>
        <draw:frame draw:style-name="gr1" draw:text-style-name="P2" draw:layer="layout" svg:width="16.097cm" svg:height="0.475cm" svg:x="2.2cm" svg:y="6.047cm">
          <draw:text-box>
            <text:p text:style-name="P1"><text:span text:style-name="T7">685. </text:span><text:span text:style-name="T4"><text:s/>The ability to interview scientists and engineers involved in past programmes or </text:span></text:p>
          </draw:text-box>
        </draw:frame>
        <draw:frame draw:style-name="gr1" draw:text-style-name="P2" draw:layer="layout" svg:width="16.546cm" svg:height="0.475cm" svg:x="2.2cm" svg:y="6.612cm">
          <draw:text-box>
            <text:p text:style-name="P1"><text:span text:style-name="T4">involved in Iraq’s unilateral destruction of weapons and materials was increasingly seen </text:span></text:p>
          </draw:text-box>
        </draw:frame>
        <draw:frame draw:style-name="gr1" draw:text-style-name="P2" draw:layer="layout" svg:width="15.284cm" svg:height="0.475cm" svg:x="2.2cm" svg:y="7.176cm">
          <draw:text-box>
            <text:p text:style-name="P1"><text:span text:style-name="T4">as the key to identifying Iraq’s deception and the litmus test for Iraqi co-operation.</text:span></text:p>
          </draw:text-box>
        </draw:frame>
        <draw:frame draw:style-name="gr1" draw:text-style-name="P2" draw:layer="layout" svg:width="16.635cm" svg:height="0.475cm" svg:x="2.2cm" svg:y="8.091cm">
          <draw:text-box>
            <text:p text:style-name="P1"><text:span text:style-name="T7">686. </text:span><text:span text:style-name="T4"><text:s/>As Mr Straw told the FAC on 4 March 2003, interviews would “expose the regime’s </text:span></text:p>
          </draw:text-box>
        </draw:frame>
        <draw:frame draw:style-name="gr1" draw:text-style-name="P2" draw:layer="layout" svg:width="7.542cm" svg:height="0.475cm" svg:x="2.2cm" svg:y="8.655cm">
          <draw:text-box>
            <text:p text:style-name="P1"><text:span text:style-name="T4">deception and its stockpile of weapons”.</text:span></text:p>
          </draw:text-box>
        </draw:frame>
        <draw:frame draw:style-name="gr7" draw:text-style-name="P9" draw:layer="layout" svg:width="0.408cm" svg:height="0.276cm" svg:x="9.707cm" svg:y="8.674cm">
          <draw:text-box>
            <text:p text:style-name="P1"><text:span text:style-name="T13">284</text:span></text:p>
          </draw:text-box>
        </draw:frame>
        <draw:frame draw:style-name="gr1" draw:text-style-name="P2" draw:layer="layout" svg:width="16.194cm" svg:height="0.475cm" svg:x="2.2cm" svg:y="9.57cm">
          <draw:text-box>
            <text:p text:style-name="P1"><text:span text:style-name="T7">687. </text:span><text:span text:style-name="T4"><text:s/>The Government’s focus on this issue intensified in early 2003 with the failure to </text:span></text:p>
          </draw:text-box>
        </draw:frame>
        <draw:frame draw:style-name="gr1" draw:text-style-name="P2" draw:layer="layout" svg:width="12.681cm" svg:height="0.475cm" svg:x="2.2cm" svg:y="10.134cm">
          <draw:text-box>
            <text:p text:style-name="P1"><text:span text:style-name="T4">find evidence of Iraqi chemical, biological and nuclear programmes.</text:span></text:p>
          </draw:text-box>
        </draw:frame>
        <draw:frame draw:style-name="gr1" draw:text-style-name="P2" draw:layer="layout" svg:width="16.766cm" svg:height="0.475cm" svg:x="2.2cm" svg:y="11.036cm">
          <draw:text-box>
            <text:p text:style-name="P1"><text:span text:style-name="T7">688. </text:span><text:span text:style-name="T4"><text:s/>The decision to include provision for interviews inside and outside Iraq in resolution </text:span></text:p>
          </draw:text-box>
        </draw:frame>
        <draw:frame draw:style-name="gr1" draw:text-style-name="P2" draw:layer="layout" svg:width="16.343cm" svg:height="0.475cm" svg:x="2.2cm" svg:y="11.588cm">
          <draw:text-box>
            <text:p text:style-name="P1"><text:span text:style-name="T4">1441 (2002), and the subsequent discussion about the conduct of such interviews, are </text:span></text:p>
          </draw:text-box>
        </draw:frame>
        <draw:frame draw:style-name="gr1" draw:text-style-name="P2" draw:layer="layout" svg:width="16.326cm" svg:height="0.475cm" svg:x="2.2cm" svg:y="12.14cm">
          <draw:text-box>
            <text:p text:style-name="P1"><text:span text:style-name="T4">described in Sections 3.5 to 3.8. These Sections show the UK recognised that a policy </text:span></text:p>
          </draw:text-box>
        </draw:frame>
        <draw:frame draw:style-name="gr1" draw:text-style-name="P2" draw:layer="layout" svg:width="10.619cm" svg:height="0.475cm" svg:x="2.2cm" svg:y="12.692cm">
          <draw:text-box>
            <text:p text:style-name="P1"><text:span text:style-name="T4">of interviews outside Iraq would be difficult to implement.</text:span></text:p>
          </draw:text-box>
        </draw:frame>
        <draw:frame draw:style-name="gr1" draw:text-style-name="P2" draw:layer="layout" svg:width="15.631cm" svg:height="0.475cm" svg:x="2.2cm" svg:y="13.594cm">
          <draw:text-box>
            <text:p text:style-name="P1"><text:span text:style-name="T7">689. </text:span><text:span text:style-name="T4"><text:s/>Dr Blix had initially expressed reservations about interviewing Iraqi personnel </text:span></text:p>
          </draw:text-box>
        </draw:frame>
        <draw:frame draw:style-name="gr1" draw:text-style-name="P2" draw:layer="layout" svg:width="15.936cm" svg:height="0.475cm" svg:x="2.2cm" svg:y="14.147cm">
          <draw:text-box>
            <text:p text:style-name="P1"><text:span text:style-name="T4">outside Iraq but on 7 March he told the Security Council that he would be requesting </text:span></text:p>
          </draw:text-box>
        </draw:frame>
        <draw:frame draw:style-name="gr1" draw:text-style-name="P2" draw:layer="layout" svg:width="4.667cm" svg:height="0.475cm" svg:x="2.2cm" svg:y="14.699cm">
          <draw:text-box>
            <text:p text:style-name="P1"><text:span text:style-name="T4">such interviews “shortly”.</text:span></text:p>
          </draw:text-box>
        </draw:frame>
        <draw:frame draw:style-name="gr1" draw:text-style-name="P2" draw:layer="layout" svg:width="9.734cm" svg:height="0.475cm" svg:x="2.2cm" svg:y="15.601cm">
          <draw:text-box>
            <text:p text:style-name="P1"><text:span text:style-name="T7">690. </text:span><text:span text:style-name="T4"><text:s/>Mr Blair told the Inquiry that Saddam Hussein:</text:span></text:p>
          </draw:text-box>
        </draw:frame>
        <draw:frame draw:style-name="gr1" draw:text-style-name="P2" draw:layer="layout" svg:width="14.861cm" svg:height="0.475cm" svg:x="2.95cm" svg:y="16.503cm">
          <draw:text-box>
            <text:p text:style-name="P1"><text:span text:style-name="T4">“… </text:span><text:span text:style-name="T4">was deliberately concealing documentation, and … he was deliberately not </text:span></text:p>
          </draw:text-box>
        </draw:frame>
        <draw:frame draw:style-name="gr1" draw:text-style-name="P2" draw:layer="layout" svg:width="7.999cm" svg:height="0.475cm" svg:x="2.95cm" svg:y="17.055cm">
          <draw:text-box>
            <text:p text:style-name="P1"><text:span text:style-name="T4">allowing people to be interviewed properly.</text:span></text:p>
          </draw:text-box>
        </draw:frame>
        <draw:frame draw:style-name="gr1" draw:text-style-name="P2" draw:layer="layout" svg:width="15.581cm" svg:height="0.475cm" svg:x="2.95cm" svg:y="17.957cm">
          <draw:text-box>
            <text:p text:style-name="P1"><text:span text:style-name="T4">“</text:span><text:span text:style-name="T4">In December 2002 … we received information, and this information remains valid, </text:span></text:p>
          </draw:text-box>
        </draw:frame>
        <draw:frame draw:style-name="gr1" draw:text-style-name="P2" draw:layer="layout" svg:width="15.97cm" svg:height="0.475cm" svg:x="2.95cm" svg:y="18.509cm">
          <draw:text-box>
            <text:p text:style-name="P1"><text:span text:style-name="T4">that Saddam called together his key people and said that anybody who agreed to an </text:span></text:p>
          </draw:text-box>
        </draw:frame>
        <draw:frame draw:style-name="gr1" draw:text-style-name="P2" draw:layer="layout" svg:width="9.231cm" svg:height="0.475cm" svg:x="2.95cm" svg:y="19.061cm">
          <draw:text-box>
            <text:p text:style-name="P1"><text:span text:style-name="T4">interview outside of Iraq was to be treated a spy.”</text:span></text:p>
          </draw:text-box>
        </draw:frame>
        <draw:frame draw:style-name="gr7" draw:text-style-name="P9" draw:layer="layout" svg:width="0.408cm" svg:height="0.276cm" svg:x="12.143cm" svg:y="19.08cm">
          <draw:text-box>
            <text:p text:style-name="P1"><text:span text:style-name="T13">285</text:span></text:p>
          </draw:text-box>
        </draw:frame>
        <draw:frame draw:style-name="gr1" draw:text-style-name="P2" draw:layer="layout" svg:width="3.947cm" svg:height="0.475cm" svg:x="2.2cm" svg:y="19.963cm">
          <draw:text-box>
            <text:p text:style-name="P1"><text:span text:style-name="T7">691. </text:span><text:span text:style-name="T4"><text:s/>Mr Blair added:</text:span></text:p>
          </draw:text-box>
        </draw:frame>
        <draw:frame draw:style-name="gr1" draw:text-style-name="P2" draw:layer="layout" svg:width="15.255cm" svg:height="0.475cm" svg:x="2.95cm" svg:y="20.865cm">
          <draw:text-box>
            <text:p text:style-name="P1"><text:span text:style-name="T4">“… </text:span><text:span text:style-name="T4">the reason for that is very simple, and it emerges from the Iraq Survey Group </text:span></text:p>
          </draw:text-box>
        </draw:frame>
        <draw:frame draw:style-name="gr1" draw:text-style-name="P2" draw:layer="layout" svg:width="15.352cm" svg:height="0.475cm" svg:x="2.95cm" svg:y="21.418cm">
          <draw:text-box>
            <text:p text:style-name="P1"><text:span text:style-name="T4">report. He retained full intent to restart his programme, and, therefore, it was very </text:span></text:p>
          </draw:text-box>
        </draw:frame>
        <draw:frame draw:style-name="gr1" draw:text-style-name="P2" draw:layer="layout" svg:width="15.022cm" svg:height="0.475cm" svg:x="2.95cm" svg:y="21.97cm">
          <draw:text-box>
            <text:p text:style-name="P1"><text:span text:style-name="T4">important for him that interviews did not take place, because the interviews with </text:span></text:p>
          </draw:text-box>
        </draw:frame>
        <draw:frame draw:style-name="gr1" draw:text-style-name="P2" draw:layer="layout" svg:width="15.746cm" svg:height="0.475cm" svg:x="2.95cm" svg:y="22.522cm">
          <draw:text-box>
            <text:p text:style-name="P1"><text:span text:style-name="T4">senior regime members were precisely what would have indicated the concealment </text:span></text:p>
          </draw:text-box>
        </draw:frame>
        <draw:frame draw:style-name="gr1" draw:text-style-name="P2" draw:layer="layout" svg:width="2.843cm" svg:height="0.475cm" svg:x="2.95cm" svg:y="23.074cm">
          <draw:text-box>
            <text:p text:style-name="P1"><text:span text:style-name="T4">and the intent.”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7" draw:text-style-name="P9" draw:layer="layout" svg:width="0.408cm" svg:height="0.276cm" svg:x="5.774cm" svg:y="23.093cm">
          <draw:text-box>
            <text:p text:style-name="P1"><text:span text:style-name="T13">286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84 </text:span></text:p>
          </draw:text-box>
        </draw:frame>
        <draw:frame draw:style-name="gr4" draw:text-style-name="P6" draw:layer="layout" svg:width="14.518cm" svg:height="0.395cm" svg:x="2.646cm" svg:y="25.934cm">
          <draw:text-box>
            <text:p text:style-name="P1"><text:span text:style-name="T11">Minutes, Foreign Affairs Committee (House of Commons), 4 March 2003, [Evidence Session]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85 </text:span></text:p>
          </draw:text-box>
        </draw:frame>
        <draw:frame draw:style-name="gr4" draw:text-style-name="P6" draw:layer="layout" svg:width="6.784cm" svg:height="0.395cm" svg:x="2.646cm" svg:y="26.357cm">
          <draw:text-box>
            <text:p text:style-name="P1"><text:span text:style-name="T11">Public hearing, 29 January 2010, page 10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6 </text:span></text:p>
          </draw:text-box>
        </draw:frame>
        <draw:frame draw:style-name="gr4" draw:text-style-name="P6" draw:layer="layout" svg:width="7.664cm" svg:height="0.395cm" svg:x="2.646cm" svg:y="26.781cm">
          <draw:text-box>
            <text:p text:style-name="P1"><text:span text:style-name="T11">Public hearing, 29 January 2010, pages 104-105.</text:span></text:p>
          </draw:text-box>
        </draw:frame>
      </draw:page>
      <draw:page draw:name="page128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5.729cm" svg:height="0.475cm" svg:x="2.2cm" svg:y="2.525cm">
          <draw:text-box>
            <text:p text:style-name="P1"><text:span text:style-name="T7">692. </text:span><text:span text:style-name="T4"><text:s/>There were, of course, other reasons why an insecure regime, convinced that </text:span></text:p>
          </draw:text-box>
        </draw:frame>
        <draw:frame draw:style-name="gr1" draw:text-style-name="P2" draw:layer="layout" svg:width="16.432cm" svg:height="0.475cm" svg:x="2.2cm" svg:y="3.077cm">
          <draw:text-box>
            <text:p text:style-name="P1"><text:span text:style-name="T4">past inspections had been used for espionage and facing military attack, would want to </text:span></text:p>
          </draw:text-box>
        </draw:frame>
        <draw:frame draw:style-name="gr1" draw:text-style-name="P2" draw:layer="layout" svg:width="16.165cm" svg:height="0.475cm" svg:x="2.2cm" svg:y="3.629cm">
          <draw:text-box>
            <text:p text:style-name="P1"><text:span text:style-name="T4">limit the conversations key personnel were having with foreigners while military action </text:span></text:p>
          </draw:text-box>
        </draw:frame>
        <draw:frame draw:style-name="gr1" draw:text-style-name="P2" draw:layer="layout" svg:width="3.029cm" svg:height="0.475cm" svg:x="2.2cm" svg:y="4.181cm">
          <draw:text-box>
            <text:p text:style-name="P1"><text:span text:style-name="T4">was threatened.</text:span></text:p>
          </draw:text-box>
        </draw:frame>
        <draw:frame draw:style-name="gr1" draw:text-style-name="P2" draw:layer="layout" svg:width="15.775cm" svg:height="0.475cm" svg:x="2.2cm" svg:y="5.083cm">
          <draw:text-box>
            <text:p text:style-name="P1"><text:span text:style-name="T7">693. </text:span><text:span text:style-name="T4"><text:s/>Asked whether the intelligence on Saddam Hussein’s strategy for dealing with </text:span></text:p>
          </draw:text-box>
        </draw:frame>
        <draw:frame draw:style-name="gr1" draw:text-style-name="P2" draw:layer="layout" svg:width="15.289cm" svg:height="0.475cm" svg:x="2.2cm" svg:y="5.636cm">
          <draw:text-box>
            <text:p text:style-name="P1"><text:span text:style-name="T4">inspections reinforced the view that there really was something to hide, SIS1 told </text:span></text:p>
          </draw:text-box>
        </draw:frame>
        <draw:frame draw:style-name="gr1" draw:text-style-name="P2" draw:layer="layout" svg:width="2.106cm" svg:height="0.475cm" svg:x="2.2cm" svg:y="6.188cm">
          <draw:text-box>
            <text:p text:style-name="P1"><text:span text:style-name="T4">the Inquiry:</text:span></text:p>
          </draw:text-box>
        </draw:frame>
        <draw:frame draw:style-name="gr1" draw:text-style-name="P2" draw:layer="layout" svg:width="15.437cm" svg:height="0.475cm" svg:x="2.95cm" svg:y="7.09cm">
          <draw:text-box>
            <text:p text:style-name="P1"><text:span text:style-name="T4">“</text:span><text:span text:style-name="T4">I think they looked guilty as hell. In a way it’s a sort of spectacular miscalculation, </text:span></text:p>
          </draw:text-box>
        </draw:frame>
        <draw:frame draw:style-name="gr1" draw:text-style-name="P2" draw:layer="layout" svg:width="15.682cm" svg:height="0.475cm" svg:x="2.95cm" svg:y="7.642cm">
          <draw:text-box>
            <text:p text:style-name="P1"><text:span text:style-name="T4">and I think it’s partly because of their paranoia about being open to hostile scrutiny, </text:span></text:p>
          </draw:text-box>
        </draw:frame>
        <draw:frame draw:style-name="gr1" draw:text-style-name="P2" draw:layer="layout" svg:width="15.339cm" svg:height="0.475cm" svg:x="2.95cm" svg:y="8.194cm">
          <draw:text-box>
            <text:p text:style-name="P1"><text:span text:style-name="T4">and partly because they had stuff to hide, but not necessarily what the inspectors </text:span></text:p>
          </draw:text-box>
        </draw:frame>
        <draw:frame draw:style-name="gr1" draw:text-style-name="P2" draw:layer="layout" svg:width="15.864cm" svg:height="0.475cm" svg:x="2.95cm" svg:y="8.746cm">
          <draw:text-box>
            <text:p text:style-name="P1"><text:span text:style-name="T4">were looking for. From military secrets to, as I mentioned before, embargo breaking, </text:span></text:p>
          </draw:text-box>
        </draw:frame>
        <draw:frame draw:style-name="gr1" draw:text-style-name="P2" draw:layer="layout" svg:width="14.522cm" svg:height="0.475cm" svg:x="2.95cm" svg:y="9.298cm">
          <draw:text-box>
            <text:p text:style-name="P1"><text:span text:style-name="T4">but on things that would not have been prohibited as part of the programmes.</text:span></text:p>
          </draw:text-box>
        </draw:frame>
        <draw:frame draw:style-name="gr1" draw:text-style-name="P2" draw:layer="layout" svg:width="15.374cm" svg:height="0.475cm" svg:x="2.95cm" svg:y="10.2cm">
          <draw:text-box>
            <text:p text:style-name="P1"><text:span text:style-name="T4">“</text:span><text:span text:style-name="T4">So there was quite a lot of evidence of the unco-operative and mule-headed and </text:span></text:p>
          </draw:text-box>
        </draw:frame>
        <draw:frame draw:style-name="gr1" draw:text-style-name="P2" draw:layer="layout" svg:width="15.428cm" svg:height="0.475cm" svg:x="2.95cm" svg:y="10.752cm">
          <draw:text-box>
            <text:p text:style-name="P1"><text:span text:style-name="T4">crude efforts to make the inspectors’ life more difficult. Demonstrations, car crash, </text:span></text:p>
          </draw:text-box>
        </draw:frame>
        <draw:frame draw:style-name="gr1" draw:text-style-name="P2" draw:layer="layout" svg:width="9.459cm" svg:height="0.475cm" svg:x="2.95cm" svg:y="11.304cm">
          <draw:text-box>
            <text:p text:style-name="P1"><text:span text:style-name="T4">you know, traffic problems and heavy surveillance.</text:span></text:p>
          </draw:text-box>
        </draw:frame>
        <draw:frame draw:style-name="gr1" draw:text-style-name="P2" draw:layer="layout" svg:width="0.425cm" svg:height="0.475cm" svg:x="2.95cm" svg:y="12.219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32cm" svg:height="0.475cm" svg:x="2.95cm" svg:y="13.133cm">
          <draw:text-box>
            <text:p text:style-name="P1"><text:span text:style-name="T4">“</text:span><text:span text:style-name="T4">Yes, and it seemed to form part of a consistent picture, allowing for the fact that </text:span></text:p>
          </draw:text-box>
        </draw:frame>
        <draw:frame draw:style-name="gr1" draw:text-style-name="P2" draw:layer="layout" svg:width="14.531cm" svg:height="0.475cm" svg:x="2.95cm" svg:y="13.698cm">
          <draw:text-box>
            <text:p text:style-name="P1"><text:span text:style-name="T4">there was a certain assumption in the first place about what that picture was.”</text:span></text:p>
          </draw:text-box>
        </draw:frame>
        <draw:frame draw:style-name="gr7" draw:text-style-name="P9" draw:layer="layout" svg:width="0.408cm" svg:height="0.276cm" svg:x="17.421cm" svg:y="13.717cm">
          <draw:text-box>
            <text:p text:style-name="P1"><text:span text:style-name="T13">287</text:span></text:p>
          </draw:text-box>
        </draw:frame>
        <draw:frame draw:style-name="gr1" draw:text-style-name="P2" draw:layer="layout" svg:width="16.406cm" svg:height="0.475cm" svg:x="2.2cm" svg:y="14.612cm">
          <draw:text-box>
            <text:p text:style-name="P1"><text:span text:style-name="T7">694. </text:span><text:span text:style-name="T15"><text:s/>From early 2003, the Government drew heavily on the intelligence reporting </text:span></text:p>
          </draw:text-box>
        </draw:frame>
        <draw:frame draw:style-name="gr1" draw:text-style-name="P2" draw:layer="layout" svg:width="14.611cm" svg:height="0.475cm" svg:x="2.2cm" svg:y="15.177cm">
          <draw:text-box>
            <text:p text:style-name="P1"><text:span text:style-name="T15">of Iraq’s activities to deceive and obstruct the inspectors to illustrate its </text:span></text:p>
          </draw:text-box>
        </draw:frame>
        <draw:frame draw:style-name="gr1" draw:text-style-name="P2" draw:layer="layout" svg:width="16.279cm" svg:height="0.475cm" svg:x="2.2cm" svg:y="15.741cm">
          <draw:text-box>
            <text:p text:style-name="P1"><text:span text:style-name="T15">conclusion that Iraq had no intention of complying with the obligations imposed </text:span></text:p>
          </draw:text-box>
        </draw:frame>
        <draw:frame draw:style-name="gr1" draw:text-style-name="P2" draw:layer="layout" svg:width="3.732cm" svg:height="0.475cm" svg:x="2.2cm" svg:y="16.306cm">
          <draw:text-box>
            <text:p text:style-name="P1"><text:span text:style-name="T15">in resolution 1441.</text:span></text:p>
          </draw:text-box>
        </draw:frame>
        <draw:frame draw:style-name="gr1" draw:text-style-name="P2" draw:layer="layout" svg:width="14.086cm" svg:height="0.475cm" svg:x="2.2cm" svg:y="17.22cm">
          <draw:text-box>
            <text:p text:style-name="P1"><text:span text:style-name="T7">695. </text:span><text:span text:style-name="T15"><text:s/>The Government also emphasised the reliability of the reporting.</text:span></text:p>
          </draw:text-box>
        </draw:frame>
        <draw:frame draw:style-name="gr1" draw:text-style-name="P2" draw:layer="layout" svg:width="15.026cm" svg:height="0.475cm" svg:x="2.2cm" svg:y="18.134cm">
          <draw:text-box>
            <text:p text:style-name="P1"><text:span text:style-name="T7">696. </text:span><text:span text:style-name="T4"><text:s/>The briefing provided by SIS1 for Mr Blair to use in his interview on </text:span><text:span text:style-name="T12">BBC</text:span><text:span text:style-name="T4">’s</text:span><text:span text:style-name="T12"> </text:span></text:p>
          </draw:text-box>
        </draw:frame>
        <draw:frame draw:style-name="gr1" draw:text-style-name="P2" draw:layer="layout" svg:width="15.992cm" svg:height="0.475cm" svg:x="2.2cm" svg:y="18.699cm">
          <draw:text-box>
            <text:p text:style-name="P1"><text:span text:style-name="T12">Breakfast with Frost</text:span><text:span text:style-name="T4"> programme on 26 January was one instance. Much of the same </text:span></text:p>
          </draw:text-box>
        </draw:frame>
        <draw:frame draw:style-name="gr1" draw:text-style-name="P2" draw:layer="layout" svg:width="12.109cm" svg:height="0.475cm" svg:x="2.2cm" svg:y="19.263cm">
          <draw:text-box>
            <text:p text:style-name="P1"><text:span text:style-name="T4">material was used in the No.10 dossier published on 3 February.</text:span></text:p>
          </draw:text-box>
        </draw:frame>
        <draw:frame draw:style-name="gr1" draw:text-style-name="P2" draw:layer="layout" svg:width="15.204cm" svg:height="0.475cm" svg:x="2.2cm" svg:y="20.178cm">
          <draw:text-box>
            <text:p text:style-name="P1"><text:span text:style-name="T7">697. </text:span><text:span text:style-name="T4"><text:s/>Mr Straw set out similar arguments in his statement to the FAC on 4 March </text:span></text:p>
          </draw:text-box>
        </draw:frame>
        <draw:frame draw:style-name="gr1" draw:text-style-name="P2" draw:layer="layout" svg:width="15.479cm" svg:height="0.475cm" svg:x="2.2cm" svg:y="20.742cm">
          <draw:text-box>
            <text:p text:style-name="P1"><text:span text:style-name="T4">in which he referred to an “elaborate screen of concealment based on intimidation </text:span></text:p>
          </draw:text-box>
        </draw:frame>
        <draw:frame draw:style-name="gr1" draw:text-style-name="P2" draw:layer="layout" svg:width="2.936cm" svg:height="0.475cm" svg:x="2.2cm" svg:y="21.307cm">
          <draw:text-box>
            <text:p text:style-name="P1"><text:span text:style-name="T4">and deception”.</text:span></text:p>
          </draw:text-box>
        </draw:frame>
        <draw:frame draw:style-name="gr1" draw:text-style-name="P2" draw:layer="layout" svg:width="15.428cm" svg:height="0.475cm" svg:x="2.2cm" svg:y="22.221cm">
          <draw:text-box>
            <text:p text:style-name="P1"><text:span text:style-name="T7">698. </text:span><text:span text:style-name="T4"><text:s/>In conversations with key allies and public statements by both Ministers and </text:span></text:p>
          </draw:text-box>
        </draw:frame>
        <draw:frame draw:style-name="gr1" draw:text-style-name="P2" draw:layer="layout" svg:width="16.482cm" svg:height="0.475cm" svg:x="2.2cm" svg:y="22.786cm">
          <draw:text-box>
            <text:p text:style-name="P1"><text:span text:style-name="T4">senior officials, including Sir Jeremy Greenstock’s presentations to the Security Council </text:span></text:p>
          </draw:text-box>
        </draw:frame>
        <draw:frame draw:style-name="gr1" draw:text-style-name="P2" draw:layer="layout" svg:width="15.471cm" svg:height="0.475cm" svg:x="2.2cm" svg:y="23.35cm">
          <draw:text-box>
            <text:p text:style-name="P1"><text:span text:style-name="T4">in February and March 2003 and the visit by Sir David Manning and Mr Scarlett to </text:span></text:p>
          </draw:text-box>
        </draw:frame>
        <draw:frame draw:style-name="gr1" draw:text-style-name="P2" draw:layer="layout" svg:width="16.601cm" svg:height="0.475cm" svg:x="2.2cm" svg:y="23.914cm">
          <draw:text-box>
            <text:p text:style-name="P1"><text:span text:style-name="T4">Mexico and Chile which are described briefly in this Section, the UK emphasised that it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4.637cm" svg:height="0.475cm" svg:x="2.2cm" svg:y="24.479cm">
          <draw:text-box>
            <text:p text:style-name="P1"><text:span text:style-name="T4">intelligence on Iraq’s capabilities and intentions was reliable and well sourced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7 </text:span></text:p>
          </draw:text-box>
        </draw:frame>
        <draw:frame draw:style-name="gr4" draw:text-style-name="P6" draw:layer="layout" svg:width="4.892cm" svg:height="0.395cm" svg:x="2.646cm" svg:y="26.781cm">
          <draw:text-box>
            <text:p text:style-name="P1"><text:span text:style-name="T11">Private hearing, 2010, page 56.</text:span></text:p>
          </draw:text-box>
        </draw:frame>
      </draw:page>
      <draw:page draw:name="page129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5.81cm" svg:height="0.475cm" svg:x="2.2cm" svg:y="2.525cm">
          <draw:text-box>
            <text:p text:style-name="P1"><text:span text:style-name="T7">699. </text:span><text:span text:style-name="T4"><text:s/>The Butler Report stated:</text:span></text:p>
          </draw:text-box>
        </draw:frame>
        <draw:frame draw:style-name="gr1" draw:text-style-name="P2" draw:layer="layout" svg:width="15.027cm" svg:height="0.475cm" svg:x="2.95cm" svg:y="3.44cm">
          <draw:text-box>
            <text:p text:style-name="P1"><text:span text:style-name="T4">“… </text:span><text:span text:style-name="T4">there was throughout this period a substantial volume of intelligence reports </text:span></text:p>
          </draw:text-box>
        </draw:frame>
        <draw:frame draw:style-name="gr1" draw:text-style-name="P2" draw:layer="layout" svg:width="14.455cm" svg:height="0.475cm" svg:x="2.95cm" svg:y="4.004cm">
          <draw:text-box>
            <text:p text:style-name="P1"><text:span text:style-name="T4">on Iraqi deceptions and concealment activities, coupled with – as UNMOVIC </text:span></text:p>
          </draw:text-box>
        </draw:frame>
        <draw:frame draw:style-name="gr1" draw:text-style-name="P2" draw:layer="layout" svg:width="14.378cm" svg:height="0.475cm" svg:x="2.95cm" svg:y="4.568cm">
          <draw:text-box>
            <text:p text:style-name="P1"><text:span text:style-name="T4">reported – a lack of active co-operation with the inspectors. There were also </text:span></text:p>
          </draw:text-box>
        </draw:frame>
        <draw:frame draw:style-name="gr1" draw:text-style-name="P2" draw:layer="layout" svg:width="14.112cm" svg:height="0.475cm" svg:x="2.95cm" svg:y="5.133cm">
          <draw:text-box>
            <text:p text:style-name="P1"><text:span text:style-name="T4">the UNMOVIC discoveries … Even so, we are surprised that neither policy-</text:span></text:p>
          </draw:text-box>
        </draw:frame>
        <draw:frame draw:style-name="gr1" draw:text-style-name="P2" draw:layer="layout" svg:width="14.687cm" svg:height="0.475cm" svg:x="2.95cm" svg:y="5.697cm">
          <draw:text-box>
            <text:p text:style-name="P1"><text:span text:style-name="T4">makers nor the intelligence community … conducted a formal re-evaluation of </text:span></text:p>
          </draw:text-box>
        </draw:frame>
        <draw:frame draw:style-name="gr1" draw:text-style-name="P2" draw:layer="layout" svg:width="14.345cm" svg:height="0.475cm" svg:x="2.95cm" svg:y="6.262cm">
          <draw:text-box>
            <text:p text:style-name="P1"><text:span text:style-name="T4">the quality of the intelligence and hence of the assessments made on it. We </text:span></text:p>
          </draw:text-box>
        </draw:frame>
        <draw:frame draw:style-name="gr1" draw:text-style-name="P2" draw:layer="layout" svg:width="15.039cm" svg:height="0.475cm" svg:x="2.95cm" svg:y="6.826cm">
          <draw:text-box>
            <text:p text:style-name="P1"><text:span text:style-name="T4">have noted in departmental papers expressions of concern about the impact on </text:span></text:p>
          </draw:text-box>
        </draw:frame>
        <draw:frame draw:style-name="gr1" draw:text-style-name="P2" draw:layer="layout" svg:width="14.73cm" svg:height="0.475cm" svg:x="2.95cm" svg:y="7.391cm">
          <draw:text-box>
            <text:p text:style-name="P1"><text:span text:style-name="T4">public and international opinion of the lack of strong evidence of Iraqi violation </text:span></text:p>
          </draw:text-box>
        </draw:frame>
        <draw:frame draw:style-name="gr1" draw:text-style-name="P2" draw:layer="layout" svg:width="14.514cm" svg:height="0.475cm" svg:x="2.95cm" svg:y="7.955cm">
          <draw:text-box>
            <text:p text:style-name="P1"><text:span text:style-name="T4">of its disarmament obligations. But those involved seem to have operated on </text:span></text:p>
          </draw:text-box>
        </draw:frame>
        <draw:frame draw:style-name="gr1" draw:text-style-name="P2" draw:layer="layout" svg:width="14.662cm" svg:height="0.475cm" svg:x="2.95cm" svg:y="8.52cm">
          <draw:text-box>
            <text:p text:style-name="P1"><text:span text:style-name="T4">the presumption that the intelligence was right, and that it was because of the </text:span></text:p>
          </draw:text-box>
        </draw:frame>
        <draw:frame draw:style-name="gr1" draw:text-style-name="P2" draw:layer="layout" svg:width="15.801cm" svg:height="0.475cm" svg:x="2.95cm" svg:y="9.084cm">
          <draw:text-box>
            <text:p text:style-name="P1"><text:span text:style-name="T4">combination of Iraqi concealment and deception activities and perceived UNMOVIC </text:span></text:p>
          </draw:text-box>
        </draw:frame>
        <draw:frame draw:style-name="gr1" draw:text-style-name="P2" draw:layer="layout" svg:width="9.032cm" svg:height="0.475cm" svg:x="2.95cm" svg:y="9.648cm">
          <draw:text-box>
            <text:p text:style-name="P1"><text:span text:style-name="T4">weaknesses that such evidence was not found.”</text:span></text:p>
          </draw:text-box>
        </draw:frame>
        <draw:frame draw:style-name="gr7" draw:text-style-name="P9" draw:layer="layout" svg:width="0.408cm" svg:height="0.276cm" svg:x="11.939cm" svg:y="9.667cm">
          <draw:text-box>
            <text:p text:style-name="P1"><text:span text:style-name="T13">288</text:span></text:p>
          </draw:text-box>
        </draw:frame>
        <draw:frame draw:style-name="gr1" draw:text-style-name="P2" draw:layer="layout" svg:width="15.005cm" svg:height="0.475cm" svg:x="2.2cm" svg:y="10.563cm">
          <draw:text-box>
            <text:p text:style-name="P1"><text:span text:style-name="T7">700. </text:span><text:span text:style-name="T4"><text:s/>In his minute of 11 February issuing guidance on the use of intelligence in </text:span></text:p>
          </draw:text-box>
        </draw:frame>
        <draw:frame draw:style-name="gr1" draw:text-style-name="P2" draw:layer="layout" svg:width="15.411cm" svg:height="0.475cm" svg:x="2.2cm" svg:y="11.127cm">
          <draw:text-box>
            <text:p text:style-name="P1"><text:span text:style-name="T4">CIC products, Sir David Omand pointed out that “the reputation of the intelligence </text:span></text:p>
          </draw:text-box>
        </draw:frame>
        <draw:frame draw:style-name="gr1" draw:text-style-name="P2" draw:layer="layout" svg:width="16.753cm" svg:height="0.475cm" svg:x="2.2cm" svg:y="11.692cm">
          <draw:text-box>
            <text:p text:style-name="P1"><text:span text:style-name="T4">community” was “at risk” whenever intelligence material and judgements were “attributed </text:span></text:p>
          </draw:text-box>
        </draw:frame>
        <draw:frame draw:style-name="gr1" draw:text-style-name="P2" draw:layer="layout" svg:width="3.782cm" svg:height="0.475cm" svg:x="2.2cm" svg:y="12.256cm">
          <draw:text-box>
            <text:p text:style-name="P1"><text:span text:style-name="T4">to the Government”.</text:span></text:p>
          </draw:text-box>
        </draw:frame>
        <draw:frame draw:style-name="gr7" draw:text-style-name="P9" draw:layer="layout" svg:width="0.408cm" svg:height="0.276cm" svg:x="5.965cm" svg:y="12.275cm">
          <draw:text-box>
            <text:p text:style-name="P1"><text:span text:style-name="T13">289</text:span></text:p>
          </draw:text-box>
        </draw:frame>
        <draw:frame draw:style-name="gr1" draw:text-style-name="P2" draw:layer="layout" svg:width="16.105cm" svg:height="0.475cm" svg:x="2.2cm" svg:y="13.171cm">
          <draw:text-box>
            <text:p text:style-name="P1"><text:span text:style-name="T7">701. </text:span><text:span text:style-name="T4"><text:s/>The reputation of the Government was equally at risk whenever it used material </text:span></text:p>
          </draw:text-box>
        </draw:frame>
        <draw:frame draw:style-name="gr1" draw:text-style-name="P2" draw:layer="layout" svg:width="12.647cm" svg:height="0.475cm" svg:x="2.2cm" svg:y="13.735cm">
          <draw:text-box>
            <text:p text:style-name="P1"><text:span text:style-name="T4">from the intelligence community as evidence in support of its policy.</text:span></text:p>
          </draw:text-box>
        </draw:frame>
        <draw:frame draw:style-name="gr1" draw:text-style-name="P2" draw:layer="layout" svg:width="15.94cm" svg:height="0.475cm" svg:x="2.2cm" svg:y="14.65cm">
          <draw:text-box>
            <text:p text:style-name="P1"><text:span text:style-name="T7">702. </text:span><text:span text:style-name="T15"><text:s/>The JIC’s judgement from August 2002 until 19 March 2003 remained that </text:span></text:p>
          </draw:text-box>
        </draw:frame>
        <draw:frame draw:style-name="gr1" draw:text-style-name="P2" draw:layer="layout" svg:width="16.216cm" svg:height="0.475cm" svg:x="2.2cm" svg:y="15.214cm">
          <draw:text-box>
            <text:p text:style-name="P1"><text:span text:style-name="T15">Iraq might use chemical and biological weapons in response to a military attack.</text:span></text:p>
          </draw:text-box>
        </draw:frame>
        <draw:frame draw:style-name="gr1" draw:text-style-name="P2" draw:layer="layout" svg:width="16.194cm" svg:height="0.475cm" svg:x="2.2cm" svg:y="16.128cm">
          <draw:text-box>
            <text:p text:style-name="P1"><text:span text:style-name="T7">703. </text:span><text:span text:style-name="T4"><text:s/>Despite the lack of firm intelligence about Iraqi plans, the JIC continued to judge </text:span></text:p>
          </draw:text-box>
        </draw:frame>
        <draw:frame draw:style-name="gr1" draw:text-style-name="P2" draw:layer="layout" svg:width="16.647cm" svg:height="0.475cm" svg:x="2.2cm" svg:y="16.693cm">
          <draw:text-box>
            <text:p text:style-name="P1"><text:span text:style-name="T4">that Iraq might use chemical and biological weapons. The JIC did not, however, address </text:span></text:p>
          </draw:text-box>
        </draw:frame>
        <draw:frame draw:style-name="gr1" draw:text-style-name="P2" draw:layer="layout" svg:width="16.347cm" svg:height="0.475cm" svg:x="2.2cm" svg:y="17.257cm">
          <draw:text-box>
            <text:p text:style-name="P1"><text:span text:style-name="T4">the tension between that judgement and its judgement that Saddam Hussein’s primary </text:span></text:p>
          </draw:text-box>
        </draw:frame>
        <draw:frame draw:style-name="gr1" draw:text-style-name="P2" draw:layer="layout" svg:width="7.482cm" svg:height="0.475cm" svg:x="2.2cm" svg:y="17.822cm">
          <draw:text-box>
            <text:p text:style-name="P1"><text:span text:style-name="T4">objective was the survival of his regime.</text:span></text:p>
          </draw:text-box>
        </draw:frame>
        <draw:frame draw:style-name="gr1" draw:text-style-name="P2" draw:layer="layout" svg:width="16.601cm" svg:height="0.475cm" svg:x="2.2cm" svg:y="18.736cm">
          <draw:text-box>
            <text:p text:style-name="P1"><text:span text:style-name="T7">704. </text:span><text:span text:style-name="T4"><text:s/>In addition, although the quantity of chemical and biological weapons and material </text:span></text:p>
          </draw:text-box>
        </draw:frame>
        <draw:frame draw:style-name="gr1" draw:text-style-name="P2" draw:layer="layout" svg:width="16.262cm" svg:height="0.475cm" svg:x="2.2cm" svg:y="19.301cm">
          <draw:text-box>
            <text:p text:style-name="P1"><text:span text:style-name="T4">which was unaccounted for, or could have been produced, since 1998 was significant, </text:span></text:p>
          </draw:text-box>
        </draw:frame>
        <draw:frame draw:style-name="gr1" draw:text-style-name="P2" draw:layer="layout" svg:width="16.592cm" svg:height="0.475cm" svg:x="2.2cm" svg:y="19.865cm">
          <draw:text-box>
            <text:p text:style-name="P1"><text:span text:style-name="T4">it was much less than Iraq had possessed in 1991 and would have been of limited utility </text:span></text:p>
          </draw:text-box>
        </draw:frame>
        <draw:frame draw:style-name="gr1" draw:text-style-name="P2" draw:layer="layout" svg:width="16.055cm" svg:height="0.475cm" svg:x="2.2cm" svg:y="20.43cm">
          <draw:text-box>
            <text:p text:style-name="P1"><text:span text:style-name="T4">on the battlefield against the Coalition, as the evidence on military planning set out in </text:span></text:p>
          </draw:text-box>
        </draw:frame>
        <draw:frame draw:style-name="gr1" draw:text-style-name="P2" draw:layer="layout" svg:width="6.339cm" svg:height="0.475cm" svg:x="2.2cm" svg:y="20.994cm">
          <draw:text-box>
            <text:p text:style-name="P1"><text:span text:style-name="T4">Sections 6.1 to 6.3 demonstrates.</text:span></text:p>
          </draw:text-box>
        </draw:frame>
        <draw:frame draw:style-name="gr1" draw:text-style-name="P2" draw:layer="layout" svg:width="16.084cm" svg:height="0.475cm" svg:x="2.2cm" svg:y="21.908cm">
          <draw:text-box>
            <text:p text:style-name="P1"><text:span text:style-name="T7">705. </text:span><text:span text:style-name="T4"><text:s/>Iraq’s ability to use chemical or biological weapons to pose a threat to countries </text:span></text:p>
          </draw:text-box>
        </draw:frame>
        <draw:frame draw:style-name="gr1" draw:text-style-name="P2" draw:layer="layout" svg:width="15.729cm" svg:height="0.475cm" svg:x="2.2cm" svg:y="22.473cm">
          <draw:text-box>
            <text:p text:style-name="P1"><text:span text:style-name="T4">in the region would have depended on having an effective means of delivery, which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3.406cm" svg:height="0.475cm" svg:x="2.2cm" svg:y="23.037cm">
          <draw:text-box>
            <text:p text:style-name="P1"><text:span text:style-name="T4">was questionable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88 </text:span></text:p>
          </draw:text-box>
        </draw:frame>
        <draw:frame draw:style-name="gr4" draw:text-style-name="P6" draw:layer="layout" svg:width="15.733cm" svg:height="0.395cm" svg:x="2.646cm" svg:y="25.93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357cm">
          <draw:text-box>
            <text:p text:style-name="P1"><text:span text:style-name="T11">paragraph 36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89 </text:span></text:p>
          </draw:text-box>
        </draw:frame>
        <draw:frame draw:style-name="gr4" draw:text-style-name="P6" draw:layer="layout" svg:width="13.794cm" svg:height="0.395cm" svg:x="2.646cm" svg:y="26.781cm">
          <draw:text-box>
            <text:p text:style-name="P1"><text:span text:style-name="T11">Minute Omand to Campbell, 11 February 2003, ‘The Use of Intelligence in CIC Products’.</text:span></text:p>
          </draw:text-box>
        </draw:frame>
      </draw:page>
      <draw:page draw:name="page130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5.153cm" svg:height="0.475cm" svg:x="2.2cm" svg:y="2.525cm">
          <draw:text-box>
            <text:p text:style-name="P1"><text:span text:style-name="T7">706. </text:span><text:span text:style-name="T4"><text:s/>The JIC Assessment of 19 March 2003 recognised that Iraq’s ability to use </text:span></text:p>
          </draw:text-box>
        </draw:frame>
        <draw:frame draw:style-name="gr1" draw:text-style-name="P2" draw:layer="layout" svg:width="10.336cm" svg:height="0.475cm" svg:x="2.2cm" svg:y="3.09cm">
          <draw:text-box>
            <text:p text:style-name="P1"><text:span text:style-name="T4">chemical or biological weapons was likely to be limited.</text:span></text:p>
          </draw:text-box>
        </draw:frame>
        <draw:frame draw:style-name="gr1" draw:text-style-name="P2" draw:layer="layout" svg:width="16.482cm" svg:height="0.475cm" svg:x="2.2cm" svg:y="4.004cm">
          <draw:text-box>
            <text:p text:style-name="P1"><text:span text:style-name="T7">707. </text:span><text:span text:style-name="T15"><text:s/>Iraq’s statements that it had no weapons or programmes were dismissed as </text:span></text:p>
          </draw:text-box>
        </draw:frame>
        <draw:frame draw:style-name="gr1" draw:text-style-name="P2" draw:layer="layout" svg:width="7.927cm" svg:height="0.475cm" svg:x="2.2cm" svg:y="4.568cm">
          <draw:text-box>
            <text:p text:style-name="P1"><text:span text:style-name="T15">further evidence of a strategy of denial.</text:span></text:p>
          </draw:text-box>
        </draw:frame>
        <draw:frame draw:style-name="gr1" draw:text-style-name="P2" draw:layer="layout" svg:width="16.537cm" svg:height="0.475cm" svg:x="2.2cm" svg:y="5.483cm">
          <draw:text-box>
            <text:p text:style-name="P1"><text:span text:style-name="T7">708. </text:span><text:span text:style-name="T15"><text:s/>In addition, the extent to which the JIC’s judgements depended on inference </text:span></text:p>
          </draw:text-box>
        </draw:frame>
        <draw:frame draw:style-name="gr1" draw:text-style-name="P2" draw:layer="layout" svg:width="16.347cm" svg:height="0.475cm" svg:x="2.2cm" svg:y="6.047cm">
          <draw:text-box>
            <text:p text:style-name="P1"><text:span text:style-name="T15">and interpretation of Iraq’s previous attitudes and behaviour was not recognised.</text:span></text:p>
          </draw:text-box>
        </draw:frame>
        <draw:frame draw:style-name="gr1" draw:text-style-name="P2" draw:layer="layout" svg:width="16.592cm" svg:height="0.475cm" svg:x="2.2cm" svg:y="6.962cm">
          <draw:text-box>
            <text:p text:style-name="P1"><text:span text:style-name="T7">709. </text:span><text:span text:style-name="T15"><text:s/>At no stage was the hypothesis that Iraq might not have chemical, biological </text:span></text:p>
          </draw:text-box>
        </draw:frame>
        <draw:frame draw:style-name="gr1" draw:text-style-name="P2" draw:layer="layout" svg:width="16.254cm" svg:height="0.475cm" svg:x="2.2cm" svg:y="7.526cm">
          <draw:text-box>
            <text:p text:style-name="P1"><text:span text:style-name="T15">or nuclear weapons or programmes identified and examined by either the JIC or </text:span></text:p>
          </draw:text-box>
        </draw:frame>
        <draw:frame draw:style-name="gr1" draw:text-style-name="P2" draw:layer="layout" svg:width="4.447cm" svg:height="0.475cm" svg:x="2.2cm" svg:y="8.091cm">
          <draw:text-box>
            <text:p text:style-name="P1"><text:span text:style-name="T15">the policy community.</text:span></text:p>
          </draw:text-box>
        </draw:frame>
        <draw:frame draw:style-name="gr1" draw:text-style-name="P2" draw:layer="layout" svg:width="15.741cm" svg:height="0.475cm" svg:x="2.2cm" svg:y="9.005cm">
          <draw:text-box>
            <text:p text:style-name="P1"><text:span text:style-name="T7">710. </text:span><text:span text:style-name="T15"><text:s/>After its 9 September 2002 Assessment, the JIC was not asked to review </text:span></text:p>
          </draw:text-box>
        </draw:frame>
        <draw:frame draw:style-name="gr1" draw:text-style-name="P2" draw:layer="layout" svg:width="15.712cm" svg:height="0.475cm" svg:x="2.2cm" svg:y="9.57cm">
          <draw:text-box>
            <text:p text:style-name="P1"><text:span text:style-name="T15">its judgements on Iraq’s capabilities and programmes which underpinned UK </text:span></text:p>
          </draw:text-box>
        </draw:frame>
        <draw:frame draw:style-name="gr1" draw:text-style-name="P2" draw:layer="layout" svg:width="10.763cm" svg:height="0.475cm" svg:x="2.2cm" svg:y="10.134cm">
          <draw:text-box>
            <text:p text:style-name="P1"><text:span text:style-name="T15">thinking. Nor did the JIC itself suggest such a review.</text:span></text:p>
          </draw:text-box>
        </draw:frame>
        <draw:frame draw:style-name="gr1" draw:text-style-name="P2" draw:layer="layout" svg:width="15.936cm" svg:height="0.475cm" svg:x="2.2cm" svg:y="11.048cm">
          <draw:text-box>
            <text:p text:style-name="P1"><text:span text:style-name="T7">711. </text:span><text:span text:style-name="T15"><text:s/>As a result there was no formal reassessment of the JIC judgements, and </text:span></text:p>
          </draw:text-box>
        </draw:frame>
        <draw:frame draw:style-name="gr1" draw:text-style-name="P2" draw:layer="layout" svg:width="16.283cm" svg:height="0.475cm" svg:x="2.2cm" svg:y="11.613cm">
          <draw:text-box>
            <text:p text:style-name="P1"><text:span text:style-name="T15">the 9 September Assessment and the 24 September dossier provided part of the </text:span></text:p>
          </draw:text-box>
        </draw:frame>
        <draw:frame draw:style-name="gr1" draw:text-style-name="P2" draw:layer="layout" svg:width="16.432cm" svg:height="0.475cm" svg:x="2.2cm" svg:y="12.177cm">
          <draw:text-box>
            <text:p text:style-name="P1"><text:span text:style-name="T15">baseline for the UK Government’s view of Iraq’s capabilities and intentions on its </text:span></text:p>
          </draw:text-box>
        </draw:frame>
        <draw:frame draw:style-name="gr1" draw:text-style-name="P2" draw:layer="layout" svg:width="12.732cm" svg:height="0.475cm" svg:x="2.2cm" svg:y="12.742cm">
          <draw:text-box>
            <text:p text:style-name="P1"><text:span text:style-name="T15">chemical, biological, nuclear and ballistic missile programmes.</text:span></text:p>
          </draw:text-box>
        </draw:frame>
        <draw:frame draw:style-name="gr1" draw:text-style-name="P2" draw:layer="layout" svg:width="16.575cm" svg:height="0.475cm" svg:x="2.2cm" svg:y="13.656cm">
          <draw:text-box>
            <text:p text:style-name="P1"><text:span text:style-name="T7">712. </text:span><text:span text:style-name="T4"><text:s/>The inspections revealed in early 2003 that Iraq had undoubtedly been pursuing a </text:span></text:p>
          </draw:text-box>
        </draw:frame>
        <draw:frame draw:style-name="gr1" draw:text-style-name="P2" draw:layer="layout" svg:width="16.326cm" svg:height="0.475cm" svg:x="2.2cm" svg:y="14.221cm">
          <draw:text-box>
            <text:p text:style-name="P1"><text:span text:style-name="T4">range of proscribed activities which it was keen to conceal, including enhancements to </text:span></text:p>
          </draw:text-box>
        </draw:frame>
        <draw:frame draw:style-name="gr1" draw:text-style-name="P2" draw:layer="layout" svg:width="16.241cm" svg:height="0.475cm" svg:x="2.2cm" svg:y="14.785cm">
          <draw:text-box>
            <text:p text:style-name="P1"><text:span text:style-name="T4">its ballistic missile capabilities and procurement or attempted procurement of dual-use </text:span></text:p>
          </draw:text-box>
        </draw:frame>
        <draw:frame draw:style-name="gr1" draw:text-style-name="P2" draw:layer="layout" svg:width="15.89cm" svg:height="0.475cm" svg:x="2.2cm" svg:y="15.35cm">
          <draw:text-box>
            <text:p text:style-name="P1"><text:span text:style-name="T4">items that could have had a use in the production of chemical and biological agents. </text:span></text:p>
          </draw:text-box>
        </draw:frame>
        <draw:frame draw:style-name="gr1" draw:text-style-name="P2" draw:layer="layout" svg:width="10.255cm" svg:height="0.475cm" svg:x="2.2cm" svg:y="15.914cm">
          <draw:text-box>
            <text:p text:style-name="P1"><text:span text:style-name="T4">It also wanted to preserve its conventional capabilities.</text:span></text:p>
          </draw:text-box>
        </draw:frame>
        <draw:frame draw:style-name="gr1" draw:text-style-name="P2" draw:layer="layout" svg:width="15.898cm" svg:height="0.475cm" svg:x="2.2cm" svg:y="16.828cm">
          <draw:text-box>
            <text:p text:style-name="P1"><text:span text:style-name="T7">713. </text:span><text:span text:style-name="T4"><text:s/>But the inspectors were also reporting that they had not found any evidence of </text:span></text:p>
          </draw:text-box>
        </draw:frame>
        <draw:frame draw:style-name="gr1" draw:text-style-name="P2" draw:layer="layout" svg:width="12.863cm" svg:height="0.475cm" svg:x="2.2cm" svg:y="17.393cm">
          <draw:text-box>
            <text:p text:style-name="P1"><text:span text:style-name="T4">current chemical, biological or nuclear weapons programmes in Iraq.</text:span></text:p>
          </draw:text-box>
        </draw:frame>
        <draw:frame draw:style-name="gr1" draw:text-style-name="P2" draw:layer="layout" svg:width="15.712cm" svg:height="0.475cm" svg:x="2.2cm" svg:y="18.307cm">
          <draw:text-box>
            <text:p text:style-name="P1"><text:span text:style-name="T7">714. </text:span><text:span text:style-name="T4"><text:s/>Dr Blix reminded Mr Blair on 6 February that UNSCOM had said material was </text:span></text:p>
          </draw:text-box>
        </draw:frame>
        <draw:frame draw:style-name="gr1" draw:text-style-name="P2" draw:layer="layout" svg:width="16.525cm" svg:height="0.475cm" svg:x="2.2cm" svg:y="18.872cm">
          <draw:text-box>
            <text:p text:style-name="P1"><text:span text:style-name="T4">unaccounted for, not that it was present in Iraq. He made the same point in his report to </text:span></text:p>
          </draw:text-box>
        </draw:frame>
        <draw:frame draw:style-name="gr1" draw:text-style-name="P2" draw:layer="layout" svg:width="16.127cm" svg:height="0.475cm" svg:x="2.2cm" svg:y="19.436cm">
          <draw:text-box>
            <text:p text:style-name="P1"><text:span text:style-name="T4">the Security Council on 14 February, adding that if the material did not exist, “credible </text:span></text:p>
          </draw:text-box>
        </draw:frame>
        <draw:frame draw:style-name="gr1" draw:text-style-name="P2" draw:layer="layout" svg:width="6.83cm" svg:height="0.475cm" svg:x="2.2cm" svg:y="20.001cm">
          <draw:text-box>
            <text:p text:style-name="P1"><text:span text:style-name="T4">evidence to that effect” was needed.</text:span></text:p>
          </draw:text-box>
        </draw:frame>
        <draw:frame draw:style-name="gr1" draw:text-style-name="P2" draw:layer="layout" svg:width="15.885cm" svg:height="0.475cm" svg:x="2.2cm" svg:y="20.915cm">
          <draw:text-box>
            <text:p text:style-name="P1"><text:span text:style-name="T7">715. </text:span><text:span text:style-name="T4"><text:s/>The dismissal of Iraq’s persistent denials that it had retained weapons of mass </text:span></text:p>
          </draw:text-box>
        </draw:frame>
        <draw:frame draw:style-name="gr1" draw:text-style-name="P2" draw:layer="layout" svg:width="15.708cm" svg:height="0.475cm" svg:x="2.2cm" svg:y="21.48cm">
          <draw:text-box>
            <text:p text:style-name="P1"><text:span text:style-name="T4">destruction has to be considered in the context that past Iraqi statements had often </text:span></text:p>
          </draw:text-box>
        </draw:frame>
        <draw:frame draw:style-name="gr1" draw:text-style-name="P2" draw:layer="layout" svg:width="14.954cm" svg:height="0.475cm" svg:x="2.2cm" svg:y="22.044cm">
          <draw:text-box>
            <text:p text:style-name="P1"><text:span text:style-name="T4">been shown to be untrue. The evidence of other proscribed activities may have </text:span></text:p>
          </draw:text-box>
        </draw:frame>
        <draw:frame draw:style-name="gr1" draw:text-style-name="P2" draw:layer="layout" svg:width="16.131cm" svg:height="0.475cm" svg:x="2.2cm" svg:y="22.608cm">
          <draw:text-box>
            <text:p text:style-name="P1"><text:span text:style-name="T4">served to reinforce confidence in the intelligence and in UK assessments about Iraq’s </text:span></text:p>
          </draw:text-box>
        </draw:frame>
        <draw:frame draw:style-name="gr1" draw:text-style-name="P2" draw:layer="layout" svg:width="2.834cm" svg:height="0.475cm" svg:x="2.2cm" svg:y="23.173cm">
          <draw:text-box>
            <text:p text:style-name="P1"><text:span text:style-name="T4">other activities.</text:span></text:p>
          </draw:text-box>
        </draw:frame>
        <draw:frame draw:style-name="gr1" draw:text-style-name="P2" draw:layer="layout" svg:width="14.806cm" svg:height="0.475cm" svg:x="2.2cm" svg:y="24.087cm">
          <draw:text-box>
            <text:p text:style-name="P1"><text:span text:style-name="T7">716. </text:span><text:span text:style-name="T15"><text:s/>Given the weight which rested on the JIC’s judgements about</text:span><text:span text:style-name="T4"> </text:span><text:span text:style-name="T15">Iraq’s </text:span></text:p>
          </draw:text-box>
        </draw:frame>
        <draw:frame draw:style-name="gr1" draw:text-style-name="P2" draw:layer="layout" svg:width="15.881cm" svg:height="0.475cm" svg:x="2.2cm" svg:y="24.652cm">
          <draw:text-box>
            <text:p text:style-name="P1"><text:span text:style-name="T15">possession of WMD and its future intent for the decision in March that military </text:span></text:p>
          </draw:text-box>
        </draw:frame>
        <draw:frame draw:style-name="gr1" draw:text-style-name="P2" draw:layer="layout" svg:width="16.537cm" svg:height="0.475cm" svg:x="2.2cm" svg:y="25.216cm">
          <draw:text-box>
            <text:p text:style-name="P1"><text:span text:style-name="T15">action should, if necessary, be taken to disarm Iraq, a formal reassessment of the </text:span></text:p>
          </draw:text-box>
        </draw:frame>
        <draw:frame draw:style-name="gr1" draw:text-style-name="P2" draw:layer="layout" svg:width="8.646cm" svg:height="0.475cm" svg:x="2.2cm" svg:y="25.781cm">
          <draw:text-box>
            <text:p text:style-name="P1"><text:span text:style-name="T15">JIC’s judgements should have taken place.</text:span></text:p>
          </draw:text-box>
        </draw:frame>
      </draw:page>
      <draw:page draw:name="page131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7">717. </text:span><text:span text:style-name="T15"><text:s/>This might have been prompted by Dr Blix’s report to the Security Council </text:span></text:p>
          </draw:text-box>
        </draw:frame>
        <draw:frame draw:style-name="gr1" draw:text-style-name="P2" draw:layer="layout" svg:width="16.635cm" svg:height="0.475cm" svg:x="2.2cm" svg:y="3.09cm">
          <draw:text-box>
            <text:p text:style-name="P1"><text:span text:style-name="T15">on 14 February 2003, which demonstrated the developing divergence between the </text:span></text:p>
          </draw:text-box>
        </draw:frame>
        <draw:frame draw:style-name="gr1" draw:text-style-name="P2" draw:layer="layout" svg:width="16.33cm" svg:height="0.475cm" svg:x="2.2cm" svg:y="3.654cm">
          <draw:text-box>
            <text:p text:style-name="P1"><text:span text:style-name="T15">assessments presented by the US and the UK. Dr Blix’s report of 7 March, which </text:span></text:p>
          </draw:text-box>
        </draw:frame>
        <draw:frame draw:style-name="gr1" draw:text-style-name="P2" draw:layer="layout" svg:width="16.368cm" svg:height="0.475cm" svg:x="2.2cm" svg:y="4.218cm">
          <draw:text-box>
            <text:p text:style-name="P1"><text:span text:style-name="T15">challenged the view that Iraqi behaviour was preventing UNMOVIC from carrying </text:span></text:p>
          </draw:text-box>
        </draw:frame>
        <draw:frame draw:style-name="gr1" draw:text-style-name="P2" draw:layer="layout" svg:width="11.03cm" svg:height="0.475cm" svg:x="2.2cm" svg:y="4.783cm">
          <draw:text-box>
            <text:p text:style-name="P1"><text:span text:style-name="T15">out its tasks, should certainly have prompted a review.</text:span></text:p>
          </draw:text-box>
        </draw:frame>
        <draw:frame draw:style-name="gr1" draw:text-style-name="P2" draw:layer="layout" svg:width="16.22cm" svg:height="0.475cm" svg:x="2.2cm" svg:y="5.697cm">
          <draw:text-box>
            <text:p text:style-name="P1"><text:span text:style-name="T7">718. </text:span><text:span text:style-name="T4"><text:s/>Mr Scarlett and Sir David Manning discussed the JIC’s priorities and the need to </text:span></text:p>
          </draw:text-box>
        </draw:frame>
        <draw:frame draw:style-name="gr1" draw:text-style-name="P2" draw:layer="layout" svg:width="9.582cm" svg:height="0.475cm" svg:x="2.2cm" svg:y="6.262cm">
          <draw:text-box>
            <text:p text:style-name="P1"><text:span text:style-name="T4">retest the standing judgements on 3 January 2003.</text:span></text:p>
          </draw:text-box>
        </draw:frame>
        <draw:frame draw:style-name="gr7" draw:text-style-name="P9" draw:layer="layout" svg:width="0.408cm" svg:height="0.276cm" svg:x="11.731cm" svg:y="6.281cm">
          <draw:text-box>
            <text:p text:style-name="P1"><text:span text:style-name="T13">290</text:span></text:p>
          </draw:text-box>
        </draw:frame>
        <draw:frame draw:style-name="gr1" draw:text-style-name="P2" draw:layer="layout" svg:width="6.365cm" svg:height="0.475cm" svg:x="12.143cm" svg:y="6.262cm">
          <draw:text-box>
            <text:p text:style-name="P1"><text:span text:style-name="T4"><text:s/></text:span><text:span text:style-name="T4">They did not include Iraq’s WMD </text:span></text:p>
          </draw:text-box>
        </draw:frame>
        <draw:frame draw:style-name="gr1" draw:text-style-name="P2" draw:layer="layout" svg:width="8.261cm" svg:height="0.475cm" svg:x="2.2cm" svg:y="6.826cm">
          <draw:text-box>
            <text:p text:style-name="P1"><text:span text:style-name="T4">programmes and its intentions to use WMD.</text:span></text:p>
          </draw:text-box>
        </draw:frame>
        <draw:frame draw:style-name="gr1" draw:text-style-name="P2" draw:layer="layout" svg:width="16.287cm" svg:height="0.475cm" svg:x="2.2cm" svg:y="7.741cm">
          <draw:text-box>
            <text:p text:style-name="P1"><text:span text:style-name="T7">719. </text:span><text:span text:style-name="T4"><text:s/>Sir David Manning rightly sought advice on the strength of the evidence showing </text:span></text:p>
          </draw:text-box>
        </draw:frame>
        <draw:frame draw:style-name="gr1" draw:text-style-name="P2" draw:layer="layout" svg:width="16.114cm" svg:height="0.475cm" svg:x="2.2cm" svg:y="8.305cm">
          <draw:text-box>
            <text:p text:style-name="P1"><text:span text:style-name="T4">Saddam Hussein’s possession of WMD, to which Mr Scarlett responded on 17 March.</text:span></text:p>
          </draw:text-box>
        </draw:frame>
        <draw:frame draw:style-name="gr1" draw:text-style-name="P2" draw:layer="layout" svg:width="14.941cm" svg:height="0.475cm" svg:x="2.2cm" svg:y="9.22cm">
          <draw:text-box>
            <text:p text:style-name="P1"><text:span text:style-name="T7">720. </text:span><text:span text:style-name="T4"><text:s/>But as the Butler Report stated, after the JIC’s initial assessment of Iraq’s </text:span></text:p>
          </draw:text-box>
        </draw:frame>
        <draw:frame draw:style-name="gr1" draw:text-style-name="P2" draw:layer="layout" svg:width="5.459cm" svg:height="0.475cm" svg:x="2.2cm" svg:y="9.784cm">
          <draw:text-box>
            <text:p text:style-name="P1"><text:span text:style-name="T4">declaration on 18 December:</text:span></text:p>
          </draw:text-box>
        </draw:frame>
        <draw:frame draw:style-name="gr1" draw:text-style-name="P2" draw:layer="layout" svg:width="14.269cm" svg:height="0.475cm" svg:x="2.95cm" svg:y="10.698cm">
          <draw:text-box>
            <text:p text:style-name="P1"><text:span text:style-name="T4">“</text:span><text:span text:style-name="T4">Thereafter, despite its importance to the determination of whether Iraq was </text:span></text:p>
          </draw:text-box>
        </draw:frame>
        <draw:frame draw:style-name="gr1" draw:text-style-name="P2" draw:layer="layout" svg:width="14.357cm" svg:height="0.475cm" svg:x="2.95cm" svg:y="11.263cm">
          <draw:text-box>
            <text:p text:style-name="P1"><text:span text:style-name="T4">in further material breach of its disarmament obligations … the JIC made no </text:span></text:p>
          </draw:text-box>
        </draw:frame>
        <draw:frame draw:style-name="gr1" draw:text-style-name="P2" draw:layer="layout" svg:width="3.871cm" svg:height="0.475cm" svg:x="2.95cm" svg:y="11.827cm">
          <draw:text-box>
            <text:p text:style-name="P1"><text:span text:style-name="T4">further assessment.”</text:span></text:p>
          </draw:text-box>
        </draw:frame>
        <draw:frame draw:style-name="gr7" draw:text-style-name="P9" draw:layer="layout" svg:width="0.408cm" svg:height="0.276cm" svg:x="6.808cm" svg:y="11.846cm">
          <draw:text-box>
            <text:p text:style-name="P1"><text:span text:style-name="T13">291</text:span></text:p>
          </draw:text-box>
        </draw:frame>
        <draw:frame draw:style-name="gr1" draw:text-style-name="P2" draw:layer="layout" svg:width="5.835cm" svg:height="0.475cm" svg:x="2.2cm" svg:y="12.742cm">
          <draw:text-box>
            <text:p text:style-name="P1"><text:span text:style-name="T7">721. </text:span><text:span text:style-name="T4"><text:s/>The Butler Report added:</text:span></text:p>
          </draw:text-box>
        </draw:frame>
        <draw:frame draw:style-name="gr1" draw:text-style-name="P2" draw:layer="layout" svg:width="15.767cm" svg:height="0.475cm" svg:x="2.95cm" svg:y="13.656cm">
          <draw:text-box>
            <text:p text:style-name="P1"><text:span text:style-name="T4">“</text:span><text:span text:style-name="T4">The JIC’s attitude will have been shaped by intelligence received in late-November </text:span></text:p>
          </draw:text-box>
        </draw:frame>
        <draw:frame draw:style-name="gr1" draw:text-style-name="P2" draw:layer="layout" svg:width="15.86cm" svg:height="0.475cm" svg:x="2.95cm" svg:y="14.221cm">
          <draw:text-box>
            <text:p text:style-name="P1"><text:span text:style-name="T4">that Iraq’s declaration would omit references to its prohibited programmes and more </text:span></text:p>
          </draw:text-box>
        </draw:frame>
        <draw:frame draw:style-name="gr1" draw:text-style-name="P2" draw:layer="layout" svg:width="15.945cm" svg:height="0.475cm" svg:x="2.95cm" svg:y="14.785cm">
          <draw:text-box>
            <text:p text:style-name="P1"><text:span text:style-name="T4">generally would seek to overload the United Nations with information. Predictions on </text:span></text:p>
          </draw:text-box>
        </draw:frame>
        <draw:frame draw:style-name="gr1" draw:text-style-name="P2" draw:layer="layout" svg:width="15.966cm" svg:height="0.475cm" svg:x="2.95cm" svg:y="15.35cm">
          <draw:text-box>
            <text:p text:style-name="P1"><text:span text:style-name="T4">the extreme length and nature of the declaration were subsequently borne out. Even </text:span></text:p>
          </draw:text-box>
        </draw:frame>
        <draw:frame draw:style-name="gr1" draw:text-style-name="P2" draw:layer="layout" svg:width="12.503cm" svg:height="0.475cm" svg:x="2.95cm" svg:y="15.914cm">
          <draw:text-box>
            <text:p text:style-name="P1"><text:span text:style-name="T4">so, we find it odd that … the JIC produced no further assessment.”</text:span></text:p>
          </draw:text-box>
        </draw:frame>
        <draw:frame draw:style-name="gr7" draw:text-style-name="P9" draw:layer="layout" svg:width="0.408cm" svg:height="0.276cm" svg:x="15.398cm" svg:y="15.933cm">
          <draw:text-box>
            <text:p text:style-name="P1"><text:span text:style-name="T13">292</text:span></text:p>
          </draw:text-box>
        </draw:frame>
        <draw:frame draw:style-name="gr1" draw:text-style-name="P2" draw:layer="layout" svg:width="16.757cm" svg:height="0.475cm" svg:x="2.2cm" svg:y="16.828cm">
          <draw:text-box>
            <text:p text:style-name="P1"><text:span text:style-name="T7">722. </text:span><text:span text:style-name="T4"><text:s/>Mr Tim Dowse, Head of the FCO Non-Proliferation Department, from January 2001 </text:span></text:p>
          </draw:text-box>
        </draw:frame>
        <draw:frame draw:style-name="gr1" draw:text-style-name="P2" draw:layer="layout" svg:width="6.644cm" svg:height="0.475cm" svg:x="2.2cm" svg:y="17.393cm">
          <draw:text-box>
            <text:p text:style-name="P1"><text:span text:style-name="T4">to November 2003, told the Inquiry:</text:span></text:p>
          </draw:text-box>
        </draw:frame>
        <draw:frame draw:style-name="gr1" draw:text-style-name="P2" draw:layer="layout" svg:width="15.099cm" svg:height="0.475cm" svg:x="2.95cm" svg:y="18.307cm">
          <draw:text-box>
            <text:p text:style-name="P1"><text:span text:style-name="T4">“… </text:span><text:span text:style-name="T4">from the end of 2002 … almost up until the invasion, we were getting a fairly </text:span></text:p>
          </draw:text-box>
        </draw:frame>
        <draw:frame draw:style-name="gr1" draw:text-style-name="P2" draw:layer="layout" svg:width="14.929cm" svg:height="0.475cm" svg:x="2.95cm" svg:y="18.872cm">
          <draw:text-box>
            <text:p text:style-name="P1"><text:span text:style-name="T4">steady stream of quite sort of low level intelligence, operational reports, reports </text:span></text:p>
          </draw:text-box>
        </draw:frame>
        <draw:frame draw:style-name="gr1" draw:text-style-name="P2" draw:layer="layout" svg:width="15.572cm" svg:height="0.475cm" svg:x="2.95cm" svg:y="19.436cm">
          <draw:text-box>
            <text:p text:style-name="P1"><text:span text:style-name="T4">coming from military sources … about Iraqi concealment activities … which … had </text:span></text:p>
          </draw:text-box>
        </draw:frame>
        <draw:frame draw:style-name="gr1" draw:text-style-name="P2" draw:layer="layout" svg:width="15.458cm" svg:height="0.475cm" svg:x="2.95cm" svg:y="20.001cm">
          <draw:text-box>
            <text:p text:style-name="P1"><text:span text:style-name="T4">we subjected them to the JIC analytical process might have been regarded as not </text:span></text:p>
          </draw:text-box>
        </draw:frame>
        <draw:frame draw:style-name="gr1" draw:text-style-name="P2" draw:layer="layout" svg:width="15.602cm" svg:height="0.475cm" svg:x="2.95cm" svg:y="20.565cm">
          <draw:text-box>
            <text:p text:style-name="P1"><text:span text:style-name="T4">very strong. Collectively … every few days getting more of this rather confirmed us </text:span></text:p>
          </draw:text-box>
        </draw:frame>
        <draw:frame draw:style-name="gr1" draw:text-style-name="P2" draw:layer="layout" svg:width="15.543cm" svg:height="0.475cm" svg:x="2.95cm" svg:y="21.13cm">
          <draw:text-box>
            <text:p text:style-name="P1"><text:span text:style-name="T4">in our view that, if the inspections could be pursued with a little more vigour, a little </text:span></text:p>
          </draw:text-box>
        </draw:frame>
        <draw:frame draw:style-name="gr1" draw:text-style-name="P2" draw:layer="layout" svg:width="10.115cm" svg:height="0.475cm" svg:x="2.95cm" svg:y="21.694cm">
          <draw:text-box>
            <text:p text:style-name="P1"><text:span text:style-name="T4">more skill, that things were there and could be found.”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line draw:style-name="gr9" draw:text-style-name="P10" draw:layer="layout" svg:x1="2.645cm" svg:y1="25.02cm" svg:x2="13.41cm" svg:y2="25.02cm">
          <text:p/>
        </draw:line>
        <draw:frame draw:style-name="gr7" draw:text-style-name="P9" draw:layer="layout" svg:width="0.408cm" svg:height="0.276cm" svg:x="13.022cm" svg:y="21.713cm">
          <draw:text-box>
            <text:p text:style-name="P1"><text:span text:style-name="T13">293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290 </text:span></text:p>
          </draw:text-box>
        </draw:frame>
        <draw:frame draw:style-name="gr4" draw:text-style-name="P6" draw:layer="layout" svg:width="10.797cm" svg:height="0.395cm" svg:x="2.646cm" svg:y="24.664cm">
          <draw:text-box>
            <text:p text:style-name="P1"><text:span text:style-name="T6">Minute Scarlett to Miller, 3 January 2003, ‘Iraq: Questions for the JIC’</text:span><text:span text:style-name="T11">.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91 </text:span></text:p>
          </draw:text-box>
        </draw:frame>
        <draw:frame draw:style-name="gr4" draw:text-style-name="P6" draw:layer="layout" svg:width="15.733cm" svg:height="0.395cm" svg:x="2.646cm" svg:y="25.08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511cm">
          <draw:text-box>
            <text:p text:style-name="P1"><text:span text:style-name="T11">paragraph 363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92 </text:span></text:p>
          </draw:text-box>
        </draw:frame>
        <draw:frame draw:style-name="gr4" draw:text-style-name="P6" draw:layer="layout" svg:width="15.733cm" svg:height="0.395cm" svg:x="2.646cm" svg:y="25.934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6.357cm">
          <draw:text-box>
            <text:p text:style-name="P1"><text:span text:style-name="T11">paragraph 364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3 </text:span></text:p>
          </draw:text-box>
        </draw:frame>
        <draw:frame draw:style-name="gr4" draw:text-style-name="P6" draw:layer="layout" svg:width="7.643cm" svg:height="0.395cm" svg:x="2.646cm" svg:y="26.781cm">
          <draw:text-box>
            <text:p text:style-name="P1"><text:span text:style-name="T11">Public hearing, 25 November 2009, pages 94-95.</text:span></text:p>
          </draw:text-box>
        </draw:frame>
      </draw:page>
      <draw:page draw:name="page132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5.305cm" svg:height="0.475cm" svg:x="2.2cm" svg:y="2.525cm">
          <draw:text-box>
            <text:p text:style-name="P1"><text:span text:style-name="T7">723. </text:span><text:span text:style-name="T4"><text:s/>Asked whether there had been a challenge to the intelligence and if he was </text:span></text:p>
          </draw:text-box>
        </draw:frame>
        <draw:frame draw:style-name="gr1" draw:text-style-name="P2" draw:layer="layout" svg:width="16.254cm" svg:height="0.475cm" svg:x="2.2cm" svg:y="3.09cm">
          <draw:text-box>
            <text:p text:style-name="P1"><text:span text:style-name="T4">absolutely sure that there was not another way of explaining the material, Mr Blair told </text:span></text:p>
          </draw:text-box>
        </draw:frame>
        <draw:frame draw:style-name="gr1" draw:text-style-name="P2" draw:layer="layout" svg:width="2.106cm" svg:height="0.475cm" svg:x="2.2cm" svg:y="3.654cm">
          <draw:text-box>
            <text:p text:style-name="P1"><text:span text:style-name="T4">the Inquiry:</text:span></text:p>
          </draw:text-box>
        </draw:frame>
        <draw:frame draw:style-name="gr1" draw:text-style-name="P2" draw:layer="layout" svg:width="15.822cm" svg:height="0.475cm" svg:x="2.95cm" svg:y="4.568cm">
          <draw:text-box>
            <text:p text:style-name="P1"><text:span text:style-name="T4">“</text:span><text:span text:style-name="T4">When you are Prime Minister and the JIC is giving this information, you have got to </text:span></text:p>
          </draw:text-box>
        </draw:frame>
        <draw:frame draw:style-name="gr1" draw:text-style-name="P2" draw:layer="layout" svg:width="15.394cm" svg:height="0.475cm" svg:x="2.95cm" svg:y="5.133cm">
          <draw:text-box>
            <text:p text:style-name="P1"><text:span text:style-name="T4">rely on the people doing it, with experience and with commitment and integrity, as </text:span></text:p>
          </draw:text-box>
        </draw:frame>
        <draw:frame draw:style-name="gr1" draw:text-style-name="P2" draw:layer="layout" svg:width="15.678cm" svg:height="0.475cm" svg:x="2.95cm" svg:y="5.697cm">
          <draw:text-box>
            <text:p text:style-name="P1"><text:span text:style-name="T4">they do. Of course, now, with the benefit of hindsight, we look back on the situation </text:span></text:p>
          </draw:text-box>
        </draw:frame>
        <draw:frame draw:style-name="gr1" draw:text-style-name="P2" draw:layer="layout" svg:width="2.059cm" svg:height="0.475cm" svg:x="2.95cm" svg:y="6.262cm">
          <draw:text-box>
            <text:p text:style-name="P1"><text:span text:style-name="T4">differently.”</text:span></text:p>
          </draw:text-box>
        </draw:frame>
        <draw:frame draw:style-name="gr7" draw:text-style-name="P9" draw:layer="layout" svg:width="0.408cm" svg:height="0.276cm" svg:x="5.005cm" svg:y="6.281cm">
          <draw:text-box>
            <text:p text:style-name="P1"><text:span text:style-name="T13">294</text:span></text:p>
          </draw:text-box>
        </draw:frame>
        <draw:frame draw:style-name="gr1" draw:text-style-name="P2" draw:layer="layout" svg:width="16.131cm" svg:height="0.475cm" svg:x="2.2cm" svg:y="7.176cm">
          <draw:text-box>
            <text:p text:style-name="P1"><text:span text:style-name="T7">724. </text:span><text:span text:style-name="T4"><text:s/>Responding to a question about why there might have been an unwillingness to </text:span></text:p>
          </draw:text-box>
        </draw:frame>
        <draw:frame draw:style-name="gr1" draw:text-style-name="P2" draw:layer="layout" svg:width="15.504cm" svg:height="0.475cm" svg:x="2.2cm" svg:y="7.741cm">
          <draw:text-box>
            <text:p text:style-name="P1"><text:span text:style-name="T4">conclude the intelligence had been misassessed, Sir John Scarlett told the Inquiry:</text:span></text:p>
          </draw:text-box>
        </draw:frame>
        <draw:frame draw:style-name="gr1" draw:text-style-name="P2" draw:layer="layout" svg:width="15.259cm" svg:height="0.475cm" svg:x="2.95cm" svg:y="8.655cm">
          <draw:text-box>
            <text:p text:style-name="P1"><text:span text:style-name="T4">“</text:span><text:span text:style-name="T4">I think … the situation in January and February 2003, when UNMOVIC were not </text:span></text:p>
          </draw:text-box>
        </draw:frame>
        <draw:frame draw:style-name="gr1" draw:text-style-name="P2" draw:layer="layout" svg:width="14.662cm" svg:height="0.475cm" svg:x="2.95cm" svg:y="9.22cm">
          <draw:text-box>
            <text:p text:style-name="P1"><text:span text:style-name="T4">finding things, and so the reaction might have been: well, why is that? But the </text:span></text:p>
          </draw:text-box>
        </draw:frame>
        <draw:frame draw:style-name="gr1" draw:text-style-name="P2" draw:layer="layout" svg:width="15.703cm" svg:height="0.475cm" svg:x="2.95cm" svg:y="9.784cm">
          <draw:text-box>
            <text:p text:style-name="P1"><text:span text:style-name="T4">reaction was: well it’s there. This just goes to show that UNMOVIC aren’t much use </text:span></text:p>
          </draw:text-box>
        </draw:frame>
        <draw:frame draw:style-name="gr1" draw:text-style-name="P2" draw:layer="layout" svg:width="3.469cm" svg:height="0.475cm" svg:x="2.95cm" svg:y="10.348cm">
          <draw:text-box>
            <text:p text:style-name="P1"><text:span text:style-name="T4">and we will find it.”</text:span></text:p>
          </draw:text-box>
        </draw:frame>
        <draw:frame draw:style-name="gr7" draw:text-style-name="P9" draw:layer="layout" svg:width="0.408cm" svg:height="0.276cm" svg:x="6.409cm" svg:y="10.367cm">
          <draw:text-box>
            <text:p text:style-name="P1"><text:span text:style-name="T13">295</text:span></text:p>
          </draw:text-box>
        </draw:frame>
        <draw:frame draw:style-name="gr1" draw:text-style-name="P2" draw:layer="layout" svg:width="15.449cm" svg:height="0.475cm" svg:x="2.2cm" svg:y="11.263cm">
          <draw:text-box>
            <text:p text:style-name="P1"><text:span text:style-name="T7">725. </text:span><text:span text:style-name="T4"><text:s/>Mr Miller acknowledged that the 18 December 2002 Assessment of the Iraqi </text:span></text:p>
          </draw:text-box>
        </draw:frame>
        <draw:frame draw:style-name="gr1" draw:text-style-name="P2" draw:layer="layout" svg:width="16.288cm" svg:height="0.475cm" svg:x="2.2cm" svg:y="11.827cm">
          <draw:text-box>
            <text:p text:style-name="P1"><text:span text:style-name="T4">declaration was “rooted in the intelligence view about the extent of his possession and </text:span></text:p>
          </draw:text-box>
        </draw:frame>
        <draw:frame draw:style-name="gr1" draw:text-style-name="P2" draw:layer="layout" svg:width="4.485cm" svg:height="0.475cm" svg:x="2.2cm" svg:y="12.392cm">
          <draw:text-box>
            <text:p text:style-name="P1"><text:span text:style-name="T4">continuing programme”.</text:span></text:p>
          </draw:text-box>
        </draw:frame>
        <draw:frame draw:style-name="gr7" draw:text-style-name="P9" draw:layer="layout" svg:width="0.408cm" svg:height="0.276cm" svg:x="6.671cm" svg:y="12.411cm">
          <draw:text-box>
            <text:p text:style-name="P1"><text:span text:style-name="T13">296</text:span></text:p>
          </draw:text-box>
        </draw:frame>
        <draw:frame draw:style-name="gr1" draw:text-style-name="P2" draw:layer="layout" svg:width="10.963cm" svg:height="0.475cm" svg:x="7.082cm" svg:y="12.392cm">
          <draw:text-box>
            <text:p text:style-name="P1"><text:span text:style-name="T4"><text:s/></text:span><text:span text:style-name="T4">If the Assessments Staff had known then what they knew </text:span></text:p>
          </draw:text-box>
        </draw:frame>
        <draw:frame draw:style-name="gr1" draw:text-style-name="P2" draw:layer="layout" svg:width="15.898cm" svg:height="0.475cm" svg:x="2.2cm" svg:y="12.956cm">
          <draw:text-box>
            <text:p text:style-name="P1"><text:span text:style-name="T4">about the reliability of the intelligence reporting in July 2004, Mr Miller thought “there </text:span></text:p>
          </draw:text-box>
        </draw:frame>
        <draw:frame draw:style-name="gr1" draw:text-style-name="P2" draw:layer="layout" svg:width="16.351cm" svg:height="0.475cm" svg:x="2.2cm" svg:y="13.521cm">
          <draw:text-box>
            <text:p text:style-name="P1"><text:span text:style-name="T4">would still have been some serious reservations … but that they would have been less </text:span></text:p>
          </draw:text-box>
        </draw:frame>
        <draw:frame draw:style-name="gr1" draw:text-style-name="P2" draw:layer="layout" svg:width="7.52cm" svg:height="0.475cm" svg:x="2.2cm" svg:y="14.085cm">
          <draw:text-box>
            <text:p text:style-name="P1"><text:span text:style-name="T4">pronounced than they were at the time.”</text:span></text:p>
          </draw:text-box>
        </draw:frame>
        <draw:frame draw:style-name="gr1" draw:text-style-name="P2" draw:layer="layout" svg:width="14.967cm" svg:height="0.475cm" svg:x="2.2cm" svg:y="15cm">
          <draw:text-box>
            <text:p text:style-name="P1"><text:span text:style-name="T7">726. </text:span><text:span text:style-name="T4"><text:s/>Sir John Scarlett took a more cautious view, pointing out the nature of the </text:span></text:p>
          </draw:text-box>
        </draw:frame>
        <draw:frame draw:style-name="gr1" draw:text-style-name="P2" draw:layer="layout" svg:width="16.283cm" svg:height="0.475cm" svg:x="2.2cm" svg:y="15.564cm">
          <draw:text-box>
            <text:p text:style-name="P1"><text:span text:style-name="T4">requirements on Iraq and its failure to address in the declaration that it had unilaterally </text:span></text:p>
          </draw:text-box>
        </draw:frame>
        <draw:frame draw:style-name="gr1" draw:text-style-name="P2" draw:layer="layout" svg:width="16.389cm" svg:height="0.475cm" svg:x="2.2cm" svg:y="16.128cm">
          <draw:text-box>
            <text:p text:style-name="P1"><text:span text:style-name="T4">destroyed its agent stockpile in 1991 without telling anyone or that it had destroyed the </text:span></text:p>
          </draw:text-box>
        </draw:frame>
        <draw:frame draw:style-name="gr1" draw:text-style-name="P2" draw:layer="layout" svg:width="15.72cm" svg:height="0.475cm" svg:x="2.2cm" svg:y="16.693cm">
          <draw:text-box>
            <text:p text:style-name="P1"><text:span text:style-name="T4">Al Hussein missiles in 1992. They had also said nothing about the work on missiles:</text:span></text:p>
          </draw:text-box>
        </draw:frame>
        <draw:frame draw:style-name="gr1" draw:text-style-name="P2" draw:layer="layout" svg:width="15.175cm" svg:height="0.475cm" svg:x="2.95cm" svg:y="17.607cm">
          <draw:text-box>
            <text:p text:style-name="P1"><text:span text:style-name="T4">“</text:span><text:span text:style-name="T4">So there would have been a whole series of points where the declaration would </text:span></text:p>
          </draw:text-box>
        </draw:frame>
        <draw:frame draw:style-name="gr1" draw:text-style-name="P2" draw:layer="layout" svg:width="11.872cm" svg:height="0.475cm" svg:x="2.95cm" svg:y="18.172cm">
          <draw:text-box>
            <text:p text:style-name="P1"><text:span text:style-name="T4">have been found to be … not conforming with resolution 1441.”</text:span></text:p>
          </draw:text-box>
        </draw:frame>
        <draw:frame draw:style-name="gr7" draw:text-style-name="P9" draw:layer="layout" svg:width="0.408cm" svg:height="0.276cm" svg:x="14.764cm" svg:y="18.191cm">
          <draw:text-box>
            <text:p text:style-name="P1"><text:span text:style-name="T13">297</text:span></text:p>
          </draw:text-box>
        </draw:frame>
        <draw:frame draw:style-name="gr1" draw:text-style-name="P2" draw:layer="layout" svg:width="7.143cm" svg:height="0.475cm" svg:x="2.2cm" svg:y="19.086cm">
          <draw:text-box>
            <text:p text:style-name="P1"><text:span text:style-name="T7">727. </text:span><text:span text:style-name="T4"><text:s/>Sir John told the Inquiry that his:</text:span></text:p>
          </draw:text-box>
        </draw:frame>
        <draw:frame draw:style-name="gr1" draw:text-style-name="P2" draw:layer="layout" svg:width="15.137cm" svg:height="0.475cm" svg:x="2.95cm" svg:y="20.001cm">
          <draw:text-box>
            <text:p text:style-name="P1"><text:span text:style-name="T4">“… </text:span><text:span text:style-name="T4">own mindset … up until early March at least, was that intelligence was being </text:span></text:p>
          </draw:text-box>
        </draw:frame>
        <draw:frame draw:style-name="gr1" draw:text-style-name="P2" draw:layer="layout" svg:width="15.949cm" svg:height="0.475cm" svg:x="2.95cm" svg:y="20.565cm">
          <draw:text-box>
            <text:p text:style-name="P1"><text:span text:style-name="T4">borne out by what was being found by UNMOVIC. My state of mind wasn’t: oh gosh, </text:span></text:p>
          </draw:text-box>
        </draw:frame>
        <draw:frame draw:style-name="gr1" draw:text-style-name="P2" draw:layer="layout" svg:width="14.539cm" svg:height="0.475cm" svg:x="2.95cm" svg:y="21.13cm">
          <draw:text-box>
            <text:p text:style-name="P1"><text:span text:style-name="T4">UNMOVIC aren’t finding things, therefore there’s something big that is wrong.</text:span></text:p>
          </draw:text-box>
        </draw:frame>
        <draw:frame draw:style-name="gr1" draw:text-style-name="P2" draw:layer="layout" svg:width="15.695cm" svg:height="0.475cm" svg:x="2.95cm" svg:y="22.044cm">
          <draw:text-box>
            <text:p text:style-name="P1"><text:span text:style-name="T4">“</text:span><text:span text:style-name="T4">Now, if we had continued and had more time, and this hadn’t all come to an end in </text:span></text:p>
          </draw:text-box>
        </draw:frame>
        <draw:frame draw:style-name="gr1" draw:text-style-name="P2" draw:layer="layout" svg:width="10.827cm" svg:height="0.475cm" svg:x="2.95cm" svg:y="22.608cm">
          <draw:text-box>
            <text:p text:style-name="P1"><text:span text:style-name="T4">the middle of March, of course that would have changed.”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408cm" svg:height="0.276cm" svg:x="13.728cm" svg:y="22.627cm">
          <draw:text-box>
            <text:p text:style-name="P1"><text:span text:style-name="T13">298</text:span></text:p>
          </draw:text-box>
        </draw:frame>
        <draw:frame draw:style-name="gr10" draw:text-style-name="P11" draw:layer="layout" svg:width="0.404cm" svg:height="0.23cm" svg:x="2.2cm" svg:y="25.103cm">
          <draw:text-box>
            <text:p text:style-name="P1"><text:span text:style-name="T14">294 </text:span></text:p>
          </draw:text-box>
        </draw:frame>
        <draw:frame draw:style-name="gr4" draw:text-style-name="P6" draw:layer="layout" svg:width="6.551cm" svg:height="0.395cm" svg:x="2.646cm" svg:y="25.087cm">
          <draw:text-box>
            <text:p text:style-name="P1"><text:span text:style-name="T11">Public hearing, 2 February 2010, page 82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295 </text:span></text:p>
          </draw:text-box>
        </draw:frame>
        <draw:frame draw:style-name="gr4" draw:text-style-name="P6" draw:layer="layout" svg:width="5.946cm" svg:height="0.395cm" svg:x="2.646cm" svg:y="25.511cm">
          <draw:text-box>
            <text:p text:style-name="P1"><text:span text:style-name="T11">Private hearing, 5 May 2010, page 36.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96 </text:span></text:p>
          </draw:text-box>
        </draw:frame>
        <draw:frame draw:style-name="gr4" draw:text-style-name="P6" draw:layer="layout" svg:width="5.946cm" svg:height="0.395cm" svg:x="2.646cm" svg:y="25.934cm">
          <draw:text-box>
            <text:p text:style-name="P1"><text:span text:style-name="T11">Private hearing, 5 May 2010, page 3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297 </text:span></text:p>
          </draw:text-box>
        </draw:frame>
        <draw:frame draw:style-name="gr4" draw:text-style-name="P6" draw:layer="layout" svg:width="6.631cm" svg:height="0.395cm" svg:x="2.646cm" svg:y="26.357cm">
          <draw:text-box>
            <text:p text:style-name="P1"><text:span text:style-name="T11">Private hearing, 5 May 2010, pages 37-38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298 </text:span></text:p>
          </draw:text-box>
        </draw:frame>
        <draw:frame draw:style-name="gr4" draw:text-style-name="P6" draw:layer="layout" svg:width="5.946cm" svg:height="0.395cm" svg:x="2.646cm" svg:y="26.781cm">
          <draw:text-box>
            <text:p text:style-name="P1"><text:span text:style-name="T11">Private hearing, 5 May 2010, page 39.</text:span></text:p>
          </draw:text-box>
        </draw:frame>
      </draw:page>
      <draw:page draw:name="page133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4.108cm" svg:height="0.475cm" svg:x="2.2cm" svg:y="2.525cm">
          <draw:text-box>
            <text:p text:style-name="P1"><text:span text:style-name="T7">728. </text:span><text:span text:style-name="T4"><text:s/>Mr Miller added:</text:span></text:p>
          </draw:text-box>
        </draw:frame>
        <draw:frame draw:style-name="gr1" draw:text-style-name="P2" draw:layer="layout" svg:width="15.564cm" svg:height="0.475cm" svg:x="2.95cm" svg:y="3.44cm">
          <draw:text-box>
            <text:p text:style-name="P1"><text:span text:style-name="T4">“… </text:span><text:span text:style-name="T4">there was a flow of intelligence to the inspectors which in some cases … led to </text:span></text:p>
          </draw:text-box>
        </draw:frame>
        <draw:frame draw:style-name="gr1" draw:text-style-name="P2" draw:layer="layout" svg:width="15.627cm" svg:height="0.475cm" svg:x="2.95cm" svg:y="4.004cm">
          <draw:text-box>
            <text:p text:style-name="P1"><text:span text:style-name="T4">discoveries … and in cases where it didn’t, it simply wasn’t possible for us to reach </text:span></text:p>
          </draw:text-box>
        </draw:frame>
        <draw:frame draw:style-name="gr1" draw:text-style-name="P2" draw:layer="layout" svg:width="15.847cm" svg:height="0.475cm" svg:x="2.95cm" svg:y="4.568cm">
          <draw:text-box>
            <text:p text:style-name="P1"><text:span text:style-name="T4">a firm view on whether the deficiency was in the intelligence or in the ability to move </text:span></text:p>
          </draw:text-box>
        </draw:frame>
        <draw:frame draw:style-name="gr1" draw:text-style-name="P2" draw:layer="layout" svg:width="14.831cm" svg:height="0.475cm" svg:x="2.95cm" svg:y="5.133cm">
          <draw:text-box>
            <text:p text:style-name="P1"><text:span text:style-name="T4">fast enough in Iraq to have uncovered what was said to have been concealed.”</text:span></text:p>
          </draw:text-box>
        </draw:frame>
        <draw:frame draw:style-name="gr7" draw:text-style-name="P9" draw:layer="layout" svg:width="0.408cm" svg:height="0.276cm" svg:x="17.706cm" svg:y="5.152cm">
          <draw:text-box>
            <text:p text:style-name="P1"><text:span text:style-name="T13">299</text:span></text:p>
          </draw:text-box>
        </draw:frame>
        <draw:frame draw:style-name="gr1" draw:text-style-name="P2" draw:layer="layout" svg:width="15.746cm" svg:height="0.475cm" svg:x="2.2cm" svg:y="6.047cm">
          <draw:text-box>
            <text:p text:style-name="P1"><text:span text:style-name="T7">729. </text:span><text:span text:style-name="T4"><text:s/>The problems were not confined to the UK. The US Senate Select Committee </text:span></text:p>
          </draw:text-box>
        </draw:frame>
        <draw:frame draw:style-name="gr1" draw:text-style-name="P2" draw:layer="layout" svg:width="14.895cm" svg:height="0.475cm" svg:x="2.2cm" svg:y="6.612cm">
          <draw:text-box>
            <text:p text:style-name="P1"><text:span text:style-name="T4">on Intelligence report on the </text:span><text:span text:style-name="T12">U.S. Intelligence Community’s Prewar Intelligence </text:span></text:p>
          </draw:text-box>
        </draw:frame>
        <draw:frame draw:style-name="gr1" draw:text-style-name="P2" draw:layer="layout" svg:width="11.208cm" svg:height="0.475cm" svg:x="2.2cm" svg:y="7.176cm">
          <draw:text-box>
            <text:p text:style-name="P1"><text:span text:style-name="T12">Assessments on Iraq</text:span><text:span text:style-name="T4">, published on 9 July 2004, concluded:</text:span></text:p>
          </draw:text-box>
        </draw:frame>
        <draw:frame draw:style-name="gr1" draw:text-style-name="P2" draw:layer="layout" svg:width="15.2cm" svg:height="0.475cm" svg:x="2.95cm" svg:y="8.091cm">
          <draw:text-box>
            <text:p text:style-name="P1"><text:span text:style-name="T4">“</text:span><text:span text:style-name="T4">The intelligence community suffered from a collective presumption that Iraq had </text:span></text:p>
          </draw:text-box>
        </draw:frame>
        <draw:frame draw:style-name="gr1" draw:text-style-name="P2" draw:layer="layout" svg:width="15.754cm" svg:height="0.475cm" svg:x="2.95cm" svg:y="8.655cm">
          <draw:text-box>
            <text:p text:style-name="P1"><text:span text:style-name="T4">an active and growing WMD program. This “group think” led intelligence community </text:span></text:p>
          </draw:text-box>
        </draw:frame>
        <draw:frame draw:style-name="gr1" draw:text-style-name="P2" draw:layer="layout" svg:width="14.226cm" svg:height="0.475cm" svg:x="2.95cm" svg:y="9.22cm">
          <draw:text-box>
            <text:p text:style-name="P1"><text:span text:style-name="T4">analysts, collectors and managers to both interpret ambiguous evidence as </text:span></text:p>
          </draw:text-box>
        </draw:frame>
        <draw:frame draw:style-name="gr1" draw:text-style-name="P2" draw:layer="layout" svg:width="15.53cm" svg:height="0.475cm" svg:x="2.95cm" svg:y="9.784cm">
          <draw:text-box>
            <text:p text:style-name="P1"><text:span text:style-name="T4">conclusively indicative of a WMD program and to ignore or minimise evidence that </text:span></text:p>
          </draw:text-box>
        </draw:frame>
        <draw:frame draw:style-name="gr1" draw:text-style-name="P2" draw:layer="layout" svg:width="15.081cm" svg:height="0.475cm" svg:x="2.95cm" svg:y="10.348cm">
          <draw:text-box>
            <text:p text:style-name="P1"><text:span text:style-name="T4">Iraq did not have active and expanding weapons of mass destruction programs. </text:span></text:p>
          </draw:text-box>
        </draw:frame>
        <draw:frame draw:style-name="gr1" draw:text-style-name="P2" draw:layer="layout" svg:width="15.42cm" svg:height="0.475cm" svg:x="2.95cm" svg:y="10.913cm">
          <draw:text-box>
            <text:p text:style-name="P1"><text:span text:style-name="T4">This presumption was so strong that formal mechanisms established to challenge </text:span></text:p>
          </draw:text-box>
        </draw:frame>
        <draw:frame draw:style-name="gr1" draw:text-style-name="P2" draw:layer="layout" svg:width="8.486cm" svg:height="0.475cm" svg:x="2.95cm" svg:y="11.477cm">
          <draw:text-box>
            <text:p text:style-name="P1"><text:span text:style-name="T4">assumptions and group think were not used.”</text:span></text:p>
          </draw:text-box>
        </draw:frame>
        <draw:frame draw:style-name="gr7" draw:text-style-name="P9" draw:layer="layout" svg:width="0.408cm" svg:height="0.276cm" svg:x="11.398cm" svg:y="11.496cm">
          <draw:text-box>
            <text:p text:style-name="P1"><text:span text:style-name="T13">300</text:span></text:p>
          </draw:text-box>
        </draw:frame>
        <draw:frame draw:style-name="gr1" draw:text-style-name="P2" draw:layer="layout" svg:width="15.826cm" svg:height="0.475cm" svg:x="2.2cm" svg:y="12.392cm">
          <draw:text-box>
            <text:p text:style-name="P1"><text:span text:style-name="T7">730. </text:span><text:span text:style-name="T15"><text:s/>In the context of the lessons from the preparation of the September 2002 </text:span></text:p>
          </draw:text-box>
        </draw:frame>
        <draw:frame draw:style-name="gr1" draw:text-style-name="P2" draw:layer="layout" svg:width="14.903cm" svg:height="0.475cm" svg:x="2.2cm" svg:y="12.956cm">
          <draw:text-box>
            <text:p text:style-name="P1"><text:span text:style-name="T15">dossier, the Inquiry identified in Section 4.2 the benefits of separating the </text:span></text:p>
          </draw:text-box>
        </draw:frame>
        <draw:frame draw:style-name="gr1" draw:text-style-name="P2" draw:layer="layout" svg:width="16.741cm" svg:height="0.475cm" svg:x="2.2cm" svg:y="13.521cm">
          <draw:text-box>
            <text:p text:style-name="P1"><text:span text:style-name="T15">responsibility for assessment of intelligence from the responsibility for setting out </text:span></text:p>
          </draw:text-box>
        </draw:frame>
        <draw:frame draw:style-name="gr1" draw:text-style-name="P2" draw:layer="layout" svg:width="7.415cm" svg:height="0.475cm" svg:x="2.2cm" svg:y="14.085cm">
          <draw:text-box>
            <text:p text:style-name="P1"><text:span text:style-name="T15">the arguments in support of a policy.</text:span></text:p>
          </draw:text-box>
        </draw:frame>
        <draw:frame draw:style-name="gr1" draw:text-style-name="P2" draw:layer="layout" svg:width="15.009cm" svg:height="0.475cm" svg:x="2.2cm" svg:y="15cm">
          <draw:text-box>
            <text:p text:style-name="P1"><text:span text:style-name="T7">731. </text:span><text:span text:style-name="T15"><text:s/>The evidence in this Section reinforces that lesson. It shows that the </text:span></text:p>
          </draw:text-box>
        </draw:frame>
        <draw:frame draw:style-name="gr1" draw:text-style-name="P2" draw:layer="layout" svg:width="15.306cm" svg:height="0.475cm" svg:x="2.2cm" svg:y="15.564cm">
          <draw:text-box>
            <text:p text:style-name="P1"><text:span text:style-name="T15">intelligence and assessments made by the JIC about Iraq’s capabilities and </text:span></text:p>
          </draw:text-box>
        </draw:frame>
        <draw:frame draw:style-name="gr1" draw:text-style-name="P2" draw:layer="layout" svg:width="16.093cm" svg:height="0.475cm" svg:x="2.2cm" svg:y="16.128cm">
          <draw:text-box>
            <text:p text:style-name="P1"><text:span text:style-name="T15">intent continued to be used to prepare briefing material to support Government </text:span></text:p>
          </draw:text-box>
        </draw:frame>
        <draw:frame draw:style-name="gr1" draw:text-style-name="P2" draw:layer="layout" svg:width="14.98cm" svg:height="0.475cm" svg:x="2.2cm" svg:y="16.693cm">
          <draw:text-box>
            <text:p text:style-name="P1"><text:span text:style-name="T15">statements in a way which conveyed certainty without acknowledging the </text:span></text:p>
          </draw:text-box>
        </draw:frame>
        <draw:frame draw:style-name="gr1" draw:text-style-name="P2" draw:layer="layout" svg:width="5.967cm" svg:height="0.475cm" svg:x="2.2cm" svg:y="17.257cm">
          <draw:text-box>
            <text:p text:style-name="P1"><text:span text:style-name="T15">limitations of the intelligence.</text:span></text:p>
          </draw:text-box>
        </draw:frame>
        <draw:frame draw:style-name="gr1" draw:text-style-name="P2" draw:layer="layout" svg:width="15.733cm" svg:height="0.475cm" svg:x="2.2cm" svg:y="18.172cm">
          <draw:text-box>
            <text:p text:style-name="P1"><text:span text:style-name="T7">732. </text:span><text:span text:style-name="T4"><text:s/>In the context of its examination of the role of the JIC in the preparation of the </text:span></text:p>
          </draw:text-box>
        </draw:frame>
        <draw:frame draw:style-name="gr1" draw:text-style-name="P2" draw:layer="layout" svg:width="10.628cm" svg:height="0.475cm" svg:x="2.2cm" svg:y="18.736cm">
          <draw:text-box>
            <text:p text:style-name="P1"><text:span text:style-name="T4">September 2002 dossier, the Butler Review commented:</text:span></text:p>
          </draw:text-box>
        </draw:frame>
        <draw:frame draw:style-name="gr1" draw:text-style-name="P2" draw:layer="layout" svg:width="15.081cm" svg:height="0.475cm" svg:x="2.95cm" svg:y="19.651cm">
          <draw:text-box>
            <text:p text:style-name="P1"><text:span text:style-name="T4">“</text:span><text:span text:style-name="T4">The JIC, with commendable motives, took responsibility for the dossier in order </text:span></text:p>
          </draw:text-box>
        </draw:frame>
        <draw:frame draw:style-name="gr1" draw:text-style-name="P2" draw:layer="layout" svg:width="15.894cm" svg:height="0.475cm" svg:x="2.95cm" svg:y="20.215cm">
          <draw:text-box>
            <text:p text:style-name="P1"><text:span text:style-name="T4">that its content should properly reflect the judgements of the intelligence community. </text:span></text:p>
          </draw:text-box>
        </draw:frame>
        <draw:frame draw:style-name="gr1" draw:text-style-name="P2" draw:layer="layout" svg:width="15.526cm" svg:height="0.475cm" svg:x="2.95cm" svg:y="20.78cm">
          <draw:text-box>
            <text:p text:style-name="P1"><text:span text:style-name="T4">They did their utmost to ensure that this standard was met. But this will have put a </text:span></text:p>
          </draw:text-box>
        </draw:frame>
        <draw:frame draw:style-name="gr1" draw:text-style-name="P2" draw:layer="layout" svg:width="15.902cm" svg:height="0.475cm" svg:x="2.95cm" svg:y="21.344cm">
          <draw:text-box>
            <text:p text:style-name="P1"><text:span text:style-name="T4">strain on them in seeking to maintain their normal standards of neutral and objective </text:span></text:p>
          </draw:text-box>
        </draw:frame>
        <draw:frame draw:style-name="gr1" draw:text-style-name="P2" draw:layer="layout" svg:width="15.352cm" svg:height="0.475cm" svg:x="2.95cm" svg:y="21.908cm">
          <draw:text-box>
            <text:p text:style-name="P1"><text:span text:style-name="T4">assessment. Intelligence assessment is necessarily based heavily on judgement,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043cm" svg:height="0.475cm" svg:x="2.95cm" svg:y="22.473cm">
          <draw:text-box>
            <text:p text:style-name="P1"><text:span text:style-name="T4">relying on such material as intelligence has provided. It is not simply a matter of </text:span></text:p>
          </draw:text-box>
        </draw:frame>
        <draw:frame draw:style-name="gr10" draw:text-style-name="P11" draw:layer="layout" svg:width="0.404cm" svg:height="0.23cm" svg:x="2.2cm" svg:y="25.95cm">
          <draw:text-box>
            <text:p text:style-name="P1"><text:span text:style-name="T14">299 </text:span></text:p>
          </draw:text-box>
        </draw:frame>
        <draw:frame draw:style-name="gr4" draw:text-style-name="P6" draw:layer="layout" svg:width="5.946cm" svg:height="0.395cm" svg:x="2.646cm" svg:y="25.934cm">
          <draw:text-box>
            <text:p text:style-name="P1"><text:span text:style-name="T11">Private hearing, 5 May 2010, page 39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300 </text:span></text:p>
          </draw:text-box>
        </draw:frame>
        <draw:frame draw:style-name="gr4" draw:text-style-name="P6" draw:layer="layout" svg:width="15.717cm" svg:height="0.395cm" svg:x="2.646cm" svg:y="26.357cm">
          <draw:text-box>
            <text:p text:style-name="P1"><text:span text:style-name="T11">Select Committee on Intelligence, 9 July 2004, </text:span><text:span text:style-name="T19">Report of the Select Committee on Intelligence on the </text:span></text:p>
          </draw:text-box>
        </draw:frame>
        <draw:frame draw:style-name="gr4" draw:text-style-name="P6" draw:layer="layout" svg:width="11.186cm" svg:height="0.395cm" svg:x="2.2cm" svg:y="26.781cm">
          <draw:text-box>
            <text:p text:style-name="P1"><text:span text:style-name="T19">U.S. Intelligence Community’s Prewar Intelligence assessments on Iraq</text:span><text:span text:style-name="T11">.</text:span></text:p>
          </draw:text-box>
        </draw:frame>
      </draw:page>
      <draw:page draw:name="page134" draw:style-name="dp1" draw:master-page-name="master-page30">
        <draw:frame draw:style-name="gr4" draw:text-style-name="P6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4.954cm" svg:height="0.475cm" svg:x="2.95cm" svg:y="2.525cm">
          <draw:text-box>
            <text:p text:style-name="P1"><text:span text:style-name="T4">reporting this material but of presenting the judgements which flow from it to an </text:span></text:p>
          </draw:text-box>
        </draw:frame>
        <draw:frame draw:style-name="gr1" draw:text-style-name="P2" draw:layer="layout" svg:width="15.691cm" svg:height="0.475cm" svg:x="2.95cm" svg:y="3.09cm">
          <draw:text-box>
            <text:p text:style-name="P1"><text:span text:style-name="T4">experienced readership. Explaining those judgements to a wider public audience is </text:span></text:p>
          </draw:text-box>
        </draw:frame>
        <draw:frame draw:style-name="gr1" draw:text-style-name="P2" draw:layer="layout" svg:width="9.011cm" svg:height="0.475cm" svg:x="2.95cm" svg:y="3.654cm">
          <draw:text-box>
            <text:p text:style-name="P1"><text:span text:style-name="T4">a very different and difficult presentational task.”</text:span></text:p>
          </draw:text-box>
        </draw:frame>
        <draw:frame draw:style-name="gr7" draw:text-style-name="P9" draw:layer="layout" svg:width="0.408cm" svg:height="0.276cm" svg:x="11.931cm" svg:y="3.673cm">
          <draw:text-box>
            <text:p text:style-name="P1"><text:span text:style-name="T13">301</text:span></text:p>
          </draw:text-box>
        </draw:frame>
        <draw:frame draw:style-name="gr1" draw:text-style-name="P2" draw:layer="layout" svg:width="16.101cm" svg:height="0.475cm" svg:x="2.2cm" svg:y="4.568cm">
          <draw:text-box>
            <text:p text:style-name="P1"><text:span text:style-name="T7">733. </text:span><text:span text:style-name="T4"><text:s/>The Inquiry asked Sir David Omand whether the involvement of Mr Scarlett and </text:span></text:p>
          </draw:text-box>
        </draw:frame>
        <draw:frame draw:style-name="gr1" draw:text-style-name="P2" draw:layer="layout" svg:width="16.499cm" svg:height="0.475cm" svg:x="2.2cm" svg:y="5.133cm">
          <draw:text-box>
            <text:p text:style-name="P1"><text:span text:style-name="T4">Sir Richard Dearlove, as part of Mr Blair’s circle of close advisers, had risked breaching </text:span></text:p>
          </draw:text-box>
        </draw:frame>
        <draw:frame draw:style-name="gr1" draw:text-style-name="P2" draw:layer="layout" svg:width="15.331cm" svg:height="0.475cm" svg:x="2.2cm" svg:y="5.697cm">
          <draw:text-box>
            <text:p text:style-name="P1"><text:span text:style-name="T4">the distinction between provision of intelligence and the formulation of policy, and </text:span></text:p>
          </draw:text-box>
        </draw:frame>
        <draw:frame draw:style-name="gr1" draw:text-style-name="P2" draw:layer="layout" svg:width="13.841cm" svg:height="0.475cm" svg:x="2.2cm" svg:y="6.262cm">
          <draw:text-box>
            <text:p text:style-name="P1"><text:span text:style-name="T4">whether they had become too involved in the making and selling of policy.</text:span></text:p>
          </draw:text-box>
        </draw:frame>
        <draw:frame draw:style-name="gr1" draw:text-style-name="P2" draw:layer="layout" svg:width="15.834cm" svg:height="0.475cm" svg:x="2.2cm" svg:y="7.176cm">
          <draw:text-box>
            <text:p text:style-name="P1"><text:span text:style-name="T7">734. </text:span><text:span text:style-name="T4"><text:s/>Sir David Omand told the Inquiry that the “golden rule” for the Chairman of the </text:span></text:p>
          </draw:text-box>
        </draw:frame>
        <draw:frame draw:style-name="gr1" draw:text-style-name="P2" draw:layer="layout" svg:width="15.784cm" svg:height="0.475cm" svg:x="2.2cm" svg:y="7.741cm">
          <draw:text-box>
            <text:p text:style-name="P1"><text:span text:style-name="T4">Joint Intelligence Committee should be that: “he would deliver the views of the Joint </text:span></text:p>
          </draw:text-box>
        </draw:frame>
        <draw:frame draw:style-name="gr1" draw:text-style-name="P2" draw:layer="layout" svg:width="15.687cm" svg:height="0.475cm" svg:x="2.2cm" svg:y="8.305cm">
          <draw:text-box>
            <text:p text:style-name="P1"><text:span text:style-name="T4">Intelligence Committee, he would never venture a view on the policy even if asked”.</text:span></text:p>
          </draw:text-box>
        </draw:frame>
        <draw:frame draw:style-name="gr7" draw:text-style-name="P9" draw:layer="layout" svg:width="0.408cm" svg:height="0.276cm" svg:x="17.825cm" svg:y="8.324cm">
          <draw:text-box>
            <text:p text:style-name="P1"><text:span text:style-name="T13">302</text:span></text:p>
          </draw:text-box>
        </draw:frame>
        <draw:frame draw:style-name="gr1" draw:text-style-name="P2" draw:layer="layout" svg:width="16.143cm" svg:height="0.475cm" svg:x="2.2cm" svg:y="9.22cm">
          <draw:text-box>
            <text:p text:style-name="P1"><text:span text:style-name="T7">735. </text:span><text:span text:style-name="T4"><text:s/>Asked if it had been difficult to maintain the separation between intelligence and </text:span></text:p>
          </draw:text-box>
        </draw:frame>
        <draw:frame draw:style-name="gr1" draw:text-style-name="P2" draw:layer="layout" svg:width="5.916cm" svg:height="0.475cm" svg:x="2.2cm" svg:y="9.784cm">
          <draw:text-box>
            <text:p text:style-name="P1"><text:span text:style-name="T4">policy, Sir John Scarlett replied:</text:span></text:p>
          </draw:text-box>
        </draw:frame>
        <draw:frame draw:style-name="gr1" draw:text-style-name="P2" draw:layer="layout" svg:width="16.025cm" svg:height="0.475cm" svg:x="2.95cm" svg:y="10.698cm">
          <draw:text-box>
            <text:p text:style-name="P1"><text:span text:style-name="T4">“</text:span><text:span text:style-name="T4">I cannot recall worrying about this at the time in a deep way. Obviously I, we worried </text:span></text:p>
          </draw:text-box>
        </draw:frame>
        <draw:frame draw:style-name="gr1" draw:text-style-name="P2" draw:layer="layout" svg:width="14.899cm" svg:height="0.475cm" svg:x="2.95cm" svg:y="11.263cm">
          <draw:text-box>
            <text:p text:style-name="P1"><text:span text:style-name="T4">about it because we understood that it was necessary to ensure that the public </text:span></text:p>
          </draw:text-box>
        </draw:frame>
        <draw:frame draw:style-name="gr1" draw:text-style-name="P2" draw:layer="layout" svg:width="15.843cm" svg:height="0.475cm" svg:x="2.95cm" svg:y="11.827cm">
          <draw:text-box>
            <text:p text:style-name="P1"><text:span text:style-name="T4">assessment was consistent with what was being said in the classified assessments, </text:span></text:p>
          </draw:text-box>
        </draw:frame>
        <draw:frame draw:style-name="gr1" draw:text-style-name="P2" draw:layer="layout" svg:width="14.37cm" svg:height="0.475cm" svg:x="2.95cm" svg:y="12.392cm">
          <draw:text-box>
            <text:p text:style-name="P1"><text:span text:style-name="T4">and so that discipline was very strong within us, and in ways that have been </text:span></text:p>
          </draw:text-box>
        </draw:frame>
        <draw:frame draw:style-name="gr1" draw:text-style-name="P2" draw:layer="layout" svg:width="12.351cm" svg:height="0.475cm" svg:x="2.95cm" svg:y="12.956cm">
          <draw:text-box>
            <text:p text:style-name="P1"><text:span text:style-name="T4">discussed many times, we sought to protect ourselves against …”</text:span></text:p>
          </draw:text-box>
        </draw:frame>
        <draw:frame draw:style-name="gr7" draw:text-style-name="P9" draw:layer="layout" svg:width="0.408cm" svg:height="0.276cm" svg:x="15.256cm" svg:y="12.975cm">
          <draw:text-box>
            <text:p text:style-name="P1"><text:span text:style-name="T13">303</text:span></text:p>
          </draw:text-box>
        </draw:frame>
        <draw:frame draw:style-name="gr1" draw:text-style-name="P2" draw:layer="layout" svg:width="4.049cm" svg:height="0.475cm" svg:x="2.2cm" svg:y="13.871cm">
          <draw:text-box>
            <text:p text:style-name="P1"><text:span text:style-name="T7">736. </text:span><text:span text:style-name="T4"><text:s/>Sir John added:</text:span></text:p>
          </draw:text-box>
        </draw:frame>
        <draw:frame draw:style-name="gr1" draw:text-style-name="P2" draw:layer="layout" svg:width="14.37cm" svg:height="0.475cm" svg:x="2.95cm" svg:y="14.785cm">
          <draw:text-box>
            <text:p text:style-name="P1"><text:span text:style-name="T4">“</text:span><text:span text:style-name="T4">So I do not recall worrying about it in a deep way or in the sense that it was </text:span></text:p>
          </draw:text-box>
        </draw:frame>
        <draw:frame draw:style-name="gr1" draw:text-style-name="P2" draw:layer="layout" svg:width="15.521cm" svg:height="0.475cm" svg:x="2.95cm" svg:y="15.35cm">
          <draw:text-box>
            <text:p text:style-name="P1"><text:span text:style-name="T4">something which I or we couldn’t control. It was something to which we had to pay </text:span></text:p>
          </draw:text-box>
        </draw:frame>
        <draw:frame draw:style-name="gr1" draw:text-style-name="P2" draw:layer="layout" svg:width="15.534cm" svg:height="0.475cm" svg:x="2.95cm" svg:y="15.914cm">
          <draw:text-box>
            <text:p text:style-name="P1"><text:span text:style-name="T4">very close attention, both through the procedures and processes we followed, and </text:span></text:p>
          </draw:text-box>
        </draw:frame>
        <draw:frame draw:style-name="gr1" draw:text-style-name="P2" draw:layer="layout" svg:width="15.936cm" svg:height="0.475cm" svg:x="2.95cm" svg:y="16.478cm">
          <draw:text-box>
            <text:p text:style-name="P1"><text:span text:style-name="T4">by the way we reached our judgments. But I never felt that I was not in control of the </text:span></text:p>
          </draw:text-box>
        </draw:frame>
        <draw:frame draw:style-name="gr1" draw:text-style-name="P2" draw:layer="layout" svg:width="11.728cm" svg:height="0.475cm" svg:x="2.95cm" svg:y="17.043cm">
          <draw:text-box>
            <text:p text:style-name="P1"><text:span text:style-name="T4">process, and I have said that on quite a number of occasions.”</text:span></text:p>
          </draw:text-box>
        </draw:frame>
        <draw:frame draw:style-name="gr1" draw:text-style-name="P2" draw:layer="layout" svg:width="14.763cm" svg:height="0.475cm" svg:x="2.2cm" svg:y="17.957cm">
          <draw:text-box>
            <text:p text:style-name="P1"><text:span text:style-name="T7">737. </text:span><text:span text:style-name="T15"><text:s/>The independence and impartiality of the JIC remains of the utmost </text:span></text:p>
          </draw:text-box>
        </draw:frame>
        <draw:frame draw:style-name="gr1" draw:text-style-name="P2" draw:layer="layout" svg:width="2.407cm" svg:height="0.475cm" svg:x="2.2cm" svg:y="18.522cm">
          <draw:text-box>
            <text:p text:style-name="P1"><text:span text:style-name="T15">importance.</text:span></text:p>
          </draw:text-box>
        </draw:frame>
        <draw:frame draw:style-name="gr1" draw:text-style-name="P2" draw:layer="layout" svg:width="16.393cm" svg:height="0.475cm" svg:x="2.2cm" svg:y="19.436cm">
          <draw:text-box>
            <text:p text:style-name="P1"><text:span text:style-name="T7">738. </text:span><text:span text:style-name="T4"><text:s/>As the FAC report in July 2003 pointed out, the late Sir Percy Cradock, Chairman </text:span></text:p>
          </draw:text-box>
        </draw:frame>
        <draw:frame draw:style-name="gr1" draw:text-style-name="P2" draw:layer="layout" svg:width="12.033cm" svg:height="0.475cm" svg:x="2.2cm" svg:y="20.001cm">
          <draw:text-box>
            <text:p text:style-name="P1"><text:span text:style-name="T4">of the JIC from 1985 to 1992, wrote in his history of the JIC that:</text:span></text:p>
          </draw:text-box>
        </draw:frame>
        <draw:frame draw:style-name="gr1" draw:text-style-name="P2" draw:layer="layout" svg:width="14.252cm" svg:height="0.475cm" svg:x="2.95cm" svg:y="20.915cm">
          <draw:text-box>
            <text:p text:style-name="P1"><text:span text:style-name="T4">“</text:span><text:span text:style-name="T4">Ideally, intelligence and policy should be close but distinct. Too distinct and </text:span></text:p>
          </draw:text-box>
        </draw:frame>
        <draw:frame draw:style-name="gr1" draw:text-style-name="P2" draw:layer="layout" svg:width="15.17cm" svg:height="0.475cm" svg:x="2.95cm" svg:y="21.48cm">
          <draw:text-box>
            <text:p text:style-name="P1"><text:span text:style-name="T4">assessments become an in-growing, self-regarding activity, producing little or no </text:span></text:p>
          </draw:text-box>
        </draw:frame>
        <draw:frame draw:style-name="gr1" draw:text-style-name="P2" draw:layer="layout" svg:width="15.716cm" svg:height="0.475cm" svg:x="2.95cm" svg:y="22.044cm">
          <draw:text-box>
            <text:p text:style-name="P1"><text:span text:style-name="T4">work of interest to the decision-makers … Too close a link and policy begins to play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4.844cm" svg:height="0.475cm" svg:x="2.95cm" svg:y="22.608cm">
          <draw:text-box>
            <text:p text:style-name="P1"><text:span text:style-name="T4">back on estimates, producing the answers the policy makers would like … The 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301 </text:span></text:p>
          </draw:text-box>
        </draw:frame>
        <draw:frame draw:style-name="gr4" draw:text-style-name="P6" draw:layer="layout" svg:width="15.733cm" svg:height="0.395cm" svg:x="2.646cm" svg:y="25.511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6" draw:layer="layout" svg:width="2.381cm" svg:height="0.395cm" svg:x="2.2cm" svg:y="25.934cm">
          <draw:text-box>
            <text:p text:style-name="P1"><text:span text:style-name="T11">paragraph 32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302 </text:span></text:p>
          </draw:text-box>
        </draw:frame>
        <draw:frame draw:style-name="gr4" draw:text-style-name="P6" draw:layer="layout" svg:width="7.275cm" svg:height="0.395cm" svg:x="2.646cm" svg:y="26.357cm">
          <draw:text-box>
            <text:p text:style-name="P1"><text:span text:style-name="T11">Public hearing, 20 January 2010, pages 61-62.</text:span></text:p>
          </draw:text-box>
        </draw:frame>
        <draw:frame draw:style-name="gr10" draw:text-style-name="P11" draw:layer="layout" svg:width="0.404cm" svg:height="0.23cm" svg:x="2.2cm" svg:y="26.796cm">
          <draw:text-box>
            <text:p text:style-name="P1"><text:span text:style-name="T14">303 </text:span></text:p>
          </draw:text-box>
        </draw:frame>
        <draw:frame draw:style-name="gr4" draw:text-style-name="P6" draw:layer="layout" svg:width="5.946cm" svg:height="0.395cm" svg:x="2.646cm" svg:y="26.781cm">
          <draw:text-box>
            <text:p text:style-name="P1"><text:span text:style-name="T11">Private hearing, 5 May 2010, page 44.</text:span></text:p>
          </draw:text-box>
        </draw:frame>
      </draw:page>
      <draw:page draw:name="page135" draw:style-name="dp1" draw:master-page-name="master-page30">
        <draw:frame draw:style-name="gr4" draw:text-style-name="P6" draw:layer="layout" svg:width="9.37cm" svg:height="0.395cm" svg:x="9.434cm" svg:y="1.138cm">
          <draw:text-box>
            <text:p text:style-name="P1"><text:span text:style-name="T6">4.3 <text:s/>| <text:s/>Iraq WMD assessments, Octo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5.445cm" svg:height="0.475cm" svg:x="2.95cm" svg:y="2.525cm">
          <draw:text-box>
            <text:p text:style-name="P1"><text:span text:style-name="T4">analysts become courtiers, whereas their proper function is to report their findings </text:span></text:p>
          </draw:text-box>
        </draw:frame>
        <draw:frame draw:style-name="gr1" draw:text-style-name="P2" draw:layer="layout" svg:width="15.962cm" svg:height="0.475cm" svg:x="2.95cm" svg:y="3.09cm">
          <draw:text-box>
            <text:p text:style-name="P1"><text:span text:style-name="T4">… </text:span><text:span text:style-name="T4">without fear or favour. The best arrangement is intelligence and policy in separate </text:span></text:p>
          </draw:text-box>
        </draw:frame>
        <draw:frame draw:style-name="gr1" draw:text-style-name="P2" draw:layer="layout" svg:width="13.858cm" svg:height="0.475cm" svg:x="2.95cm" svg:y="3.654cm">
          <draw:text-box>
            <text:p text:style-name="P1"><text:span text:style-name="T4">but adjoining rooms, with communicating doors and thin partition walls …”</text:span></text:p>
          </draw:text-box>
        </draw:frame>
        <draw:frame draw:style-name="gr7" draw:text-style-name="P9" draw:layer="layout" svg:width="0.408cm" svg:height="0.276cm" svg:x="16.762cm" svg:y="3.673cm">
          <draw:text-box>
            <text:p text:style-name="P1"><text:span text:style-name="T13">304</text:span></text:p>
          </draw:text-box>
        </draw:frame>
        <draw:frame draw:style-name="gr1" draw:text-style-name="P2" draw:layer="layout" svg:width="6.851cm" svg:height="0.475cm" svg:x="2.2cm" svg:y="4.568cm">
          <draw:text-box>
            <text:p text:style-name="P1"><text:span text:style-name="T7">739. </text:span><text:span text:style-name="T4"><text:s/>Mr Straw told the FAC in 2003:</text:span></text:p>
          </draw:text-box>
        </draw:frame>
        <draw:frame draw:style-name="gr1" draw:text-style-name="P2" draw:layer="layout" svg:width="15.869cm" svg:height="0.475cm" svg:x="2.95cm" svg:y="5.483cm">
          <draw:text-box>
            <text:p text:style-name="P1"><text:span text:style-name="T4">“</text:span><text:span text:style-name="T4">The reason why we have a Joint Intelligence Committee which is separate from the </text:span></text:p>
          </draw:text-box>
        </draw:frame>
        <draw:frame draw:style-name="gr1" draw:text-style-name="P2" draw:layer="layout" svg:width="16cm" svg:height="0.475cm" svg:x="2.95cm" svg:y="6.047cm">
          <draw:text-box>
            <text:p text:style-name="P1"><text:span text:style-name="T4">intelligence agencies is precisely so that those who are obtaining the intelligence are </text:span></text:p>
          </draw:text-box>
        </draw:frame>
        <draw:frame draw:style-name="gr1" draw:text-style-name="P2" draw:layer="layout" svg:width="15.424cm" svg:height="0.475cm" svg:x="2.95cm" svg:y="6.612cm">
          <draw:text-box>
            <text:p text:style-name="P1"><text:span text:style-name="T4">not then directly making the assessment upon it. That is one of the very important </text:span></text:p>
          </draw:text-box>
        </draw:frame>
        <draw:frame draw:style-name="gr1" draw:text-style-name="P2" draw:layer="layout" svg:width="14.637cm" svg:height="0.475cm" svg:x="2.95cm" svg:y="7.176cm">
          <draw:text-box>
            <text:p text:style-name="P1"><text:span text:style-name="T4">strengths of our system compared with most other systems around the world.”</text:span></text:p>
          </draw:text-box>
        </draw:frame>
        <draw:frame draw:style-name="gr7" draw:text-style-name="P9" draw:layer="layout" svg:width="0.408cm" svg:height="0.276cm" svg:x="17.537cm" svg:y="7.195cm">
          <draw:text-box>
            <text:p text:style-name="P1"><text:span text:style-name="T13">305</text:span></text:p>
          </draw:text-box>
        </draw:frame>
        <draw:frame draw:style-name="gr1" draw:text-style-name="P2" draw:layer="layout" svg:width="8.075cm" svg:height="0.475cm" svg:x="2.2cm" svg:y="8.091cm">
          <draw:text-box>
            <text:p text:style-name="P1"><text:span text:style-name="T7">740. </text:span><text:span text:style-name="T4"><text:s/>The FAC endorsed those sentiments.</text:span></text:p>
          </draw:text-box>
        </draw:frame>
        <draw:frame draw:style-name="gr7" draw:text-style-name="P9" draw:layer="layout" svg:width="0.408cm" svg:height="0.276cm" svg:x="10.224cm" svg:y="8.109cm">
          <draw:text-box>
            <text:p text:style-name="P1"><text:span text:style-name="T13">306</text:span></text:p>
          </draw:text-box>
        </draw:frame>
        <draw:frame draw:style-name="gr1" draw:text-style-name="P2" draw:layer="layout" svg:width="7.047cm" svg:height="0.475cm" svg:x="10.636cm" svg:y="8.091cm">
          <draw:text-box>
            <text:p text:style-name="P1"><text:span text:style-name="T4"><text:s/></text:span><text:span text:style-name="T4">It stated that the JIC has a “vital role </text:span></text:p>
          </draw:text-box>
        </draw:frame>
        <draw:frame draw:style-name="gr1" draw:text-style-name="P2" draw:layer="layout" svg:width="14.853cm" svg:height="0.475cm" svg:x="2.2cm" svg:y="8.655cm">
          <draw:text-box>
            <text:p text:style-name="P1"><text:span text:style-name="T4">in safeguarding the independence and impartiality of intelligence”; and that the </text:span></text:p>
          </draw:text-box>
        </draw:frame>
        <draw:frame draw:style-name="gr1" draw:text-style-name="P2" draw:layer="layout" svg:width="14.853cm" svg:height="0.475cm" svg:x="2.2cm" svg:y="9.22cm">
          <draw:text-box>
            <text:p text:style-name="P1"><text:span text:style-name="T4">“</text:span><text:span text:style-name="T4">independence and impartiality of its own role” was “of the utmost importance”. </text:span></text:p>
          </draw:text-box>
        </draw:frame>
        <draw:frame draw:style-name="gr1" draw:text-style-name="P2" draw:layer="layout" svg:width="15.348cm" svg:height="0.475cm" svg:x="2.2cm" svg:y="9.784cm">
          <draw:text-box>
            <text:p text:style-name="P1"><text:span text:style-name="T4">It recommended that Ministers should “bear in mind at all times the importance of </text:span></text:p>
          </draw:text-box>
        </draw:frame>
        <draw:frame draw:style-name="gr1" draw:text-style-name="P2" draw:layer="layout" svg:width="9.777cm" svg:height="0.475cm" svg:x="2.2cm" svg:y="10.348cm">
          <draw:text-box>
            <text:p text:style-name="P1"><text:span text:style-name="T4">ensuring that the JIC is free of all political pressure”.</text:span></text:p>
          </draw:text-box>
        </draw:frame>
        <draw:frame draw:style-name="gr1" draw:text-style-name="P2" draw:layer="layout" svg:width="10.64cm" svg:height="0.475cm" svg:x="2.2cm" svg:y="11.263cm">
          <draw:text-box>
            <text:p text:style-name="P1"><text:span text:style-name="T7">741. </text:span><text:span text:style-name="T4"><text:s/>In its response to the FAC, the Government stated:</text:span></text:p>
          </draw:text-box>
        </draw:frame>
        <draw:frame draw:style-name="gr1" draw:text-style-name="P2" draw:layer="layout" svg:width="15.564cm" svg:height="0.475cm" svg:x="2.95cm" svg:y="12.177cm">
          <draw:text-box>
            <text:p text:style-name="P1"><text:span text:style-name="T4">“</text:span><text:span text:style-name="T4">We agree. The JIC plays a crucial role in providing the Government with objective </text:span></text:p>
          </draw:text-box>
        </draw:frame>
        <draw:frame draw:style-name="gr1" draw:text-style-name="P2" draw:layer="layout" svg:width="13.231cm" svg:height="0.475cm" svg:x="2.95cm" svg:y="12.742cm">
          <draw:text-box>
            <text:p text:style-name="P1"><text:span text:style-name="T4">Assessments on a range of issues of importance to national interests.”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frame draw:style-name="gr7" draw:text-style-name="P9" draw:layer="layout" svg:width="0.408cm" svg:height="0.276cm" svg:x="16.127cm" svg:y="12.761cm">
          <draw:text-box>
            <text:p text:style-name="P1"><text:span text:style-name="T13">307</text:span></text:p>
          </draw:text-box>
        </draw:frame>
        <draw:frame draw:style-name="gr10" draw:text-style-name="P11" draw:layer="layout" svg:width="0.404cm" svg:height="0.23cm" svg:x="2.2cm" svg:y="23.833cm">
          <draw:text-box>
            <text:p text:style-name="P1"><text:span text:style-name="T14">304 </text:span></text:p>
          </draw:text-box>
        </draw:frame>
        <draw:frame draw:style-name="gr4" draw:text-style-name="P6" draw:layer="layout" svg:width="14.603cm" svg:height="0.395cm" svg:x="2.646cm" svg:y="23.817cm">
          <draw:text-box>
            <text:p text:style-name="P1"><text:span text:style-name="T11">Cradock, Sir Percy. </text:span><text:span text:style-name="T19">Know your enemy – How the Joint Intelligence Committee saw the World</text:span><text:span text:style-name="T11">. </text:span></text:p>
          </draw:text-box>
        </draw:frame>
        <draw:frame draw:style-name="gr4" draw:text-style-name="P6" draw:layer="layout" svg:width="3.003cm" svg:height="0.395cm" svg:x="2.2cm" svg:y="24.241cm">
          <draw:text-box>
            <text:p text:style-name="P1"><text:span text:style-name="T11">John Murray, 2002.</text:span></text:p>
          </draw:text-box>
        </draw:frame>
        <draw:frame draw:style-name="gr10" draw:text-style-name="P11" draw:layer="layout" svg:width="0.404cm" svg:height="0.23cm" svg:x="2.2cm" svg:y="24.68cm">
          <draw:text-box>
            <text:p text:style-name="P1"><text:span text:style-name="T14">305 </text:span></text:p>
          </draw:text-box>
        </draw:frame>
        <draw:frame draw:style-name="gr4" draw:text-style-name="P6" draw:layer="layout" svg:width="15.916cm" svg:height="0.395cm" svg:x="2.646cm" svg:y="24.664cm">
          <draw:text-box>
            <text:p text:style-name="P1"><text:span text:style-name="T11">Ninth Report from the Foreign Affairs Committee, Session 2002-2003, 7 July 2003, </text:span><text:span text:style-name="T19">The Decision to go </text:span></text:p>
          </draw:text-box>
        </draw:frame>
        <draw:frame draw:style-name="gr4" draw:text-style-name="P6" draw:layer="layout" svg:width="6.369cm" svg:height="0.395cm" svg:x="2.2cm" svg:y="25.087cm">
          <draw:text-box>
            <text:p text:style-name="P1"><text:span text:style-name="T19">to War in Iraq</text:span><text:span text:style-name="T11">, HC 813-1, paragraph 153.</text:span></text:p>
          </draw:text-box>
        </draw:frame>
        <draw:frame draw:style-name="gr10" draw:text-style-name="P11" draw:layer="layout" svg:width="0.404cm" svg:height="0.23cm" svg:x="2.2cm" svg:y="25.526cm">
          <draw:text-box>
            <text:p text:style-name="P1"><text:span text:style-name="T14">306 </text:span></text:p>
          </draw:text-box>
        </draw:frame>
        <draw:frame draw:style-name="gr4" draw:text-style-name="P6" draw:layer="layout" svg:width="15.916cm" svg:height="0.395cm" svg:x="2.646cm" svg:y="25.511cm">
          <draw:text-box>
            <text:p text:style-name="P1"><text:span text:style-name="T11">Ninth Report from the Foreign Affairs Committee, Session 2002-2003, 7 July 2003, </text:span><text:span text:style-name="T19">The Decision to go </text:span></text:p>
          </draw:text-box>
        </draw:frame>
        <draw:frame draw:style-name="gr4" draw:text-style-name="P6" draw:layer="layout" svg:width="7.25cm" svg:height="0.395cm" svg:x="2.2cm" svg:y="25.934cm">
          <draw:text-box>
            <text:p text:style-name="P1"><text:span text:style-name="T19">to War in Iraq</text:span><text:span text:style-name="T11">, HC 813-1, paragraphs 156-157.</text:span></text:p>
          </draw:text-box>
        </draw:frame>
        <draw:frame draw:style-name="gr10" draw:text-style-name="P11" draw:layer="layout" svg:width="0.404cm" svg:height="0.23cm" svg:x="2.2cm" svg:y="26.373cm">
          <draw:text-box>
            <text:p text:style-name="P1"><text:span text:style-name="T14">307 </text:span></text:p>
          </draw:text-box>
        </draw:frame>
        <draw:frame draw:style-name="gr4" draw:text-style-name="P6" draw:layer="layout" svg:width="15.635cm" svg:height="0.395cm" svg:x="2.646cm" svg:y="26.357cm">
          <draw:text-box>
            <text:p text:style-name="P1"><text:span text:style-name="T11">Foreign Secretary, </text:span><text:span text:style-name="T19">The Decision to go to War in Iraq. Response of the Secretary of State for Foreign </text:span></text:p>
          </draw:text-box>
        </draw:frame>
        <draw:frame draw:style-name="gr4" draw:text-style-name="P6" draw:layer="layout" svg:width="10.784cm" svg:height="0.395cm" svg:x="2.2cm" svg:y="26.781cm">
          <draw:text-box>
            <text:p text:style-name="P1"><text:span text:style-name="T19">and Commonwealth Affairs,</text:span><text:span text:style-name="T11"> November 2003, Cm6062, paragraph 2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  <style:master-page style:name="master-page89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2"/>
    <meta:generator>LibreOffice/5.1.4.2$Linux_X86_64 LibreOffice_project/10m0$Build-2</meta:generator>
  </office:meta>
</office:document-meta>
</file>